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00.95pt"/>
    </style:style>
    <style:style style:name="co2" style:family="table-column">
      <style:table-column-properties fo:break-before="auto" style:column-width="110.61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195.36pt"/>
    </style:style>
    <style:style style:name="co5" style:family="table-column">
      <style:table-column-properties fo:break-before="auto" style:column-width="107.6pt"/>
    </style:style>
    <style:style style:name="co6" style:family="table-column">
      <style:table-column-properties fo:break-before="auto" style:column-width="97.09pt"/>
    </style:style>
    <style:style style:name="co7" style:family="table-column">
      <style:table-column-properties fo:break-before="auto" style:column-width="72.34pt"/>
    </style:style>
    <style:style style:name="co8" style:family="table-column">
      <style:table-column-properties fo:break-before="auto" style:column-width="66.36pt"/>
    </style:style>
    <style:style style:name="co9" style:family="table-column">
      <style:table-column-properties fo:break-before="auto" style:column-width="55.84pt"/>
    </style:style>
    <style:style style:name="co10" style:family="table-column">
      <style:table-column-properties fo:break-before="auto" style:column-width="58.8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Active_Balun_SN001_S1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! FILETYPE CSV</text:p>
          </table:table-cell>
          <table:table-cell/>
        </table:table-row>
        <table:table-row table:style-name="ro1">
          <table:table-cell office:value-type="string" calcext:value-type="string">
            <text:p>! VERSION 2.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! TIMESTAMP Tuesday</text:p>
          </table:table-cell>
          <table:table-cell office:value-type="string" calcext:value-type="string">
            <text:p><text:s/>07 July 2020 21:14:43</text:p>
          </table:table-cell>
        </table:table-row>
        <table:table-row table:style-name="ro1">
          <table:table-cell office:value-type="string" calcext:value-type="string">
            <text:p>! TIMEZONE </text:p>
          </table:table-cell>
          <table:table-cell/>
        </table:table-row>
        <table:table-row table:style-name="ro1">
          <table:table-cell office:value-type="string" calcext:value-type="string">
            <text:p>! NAME Keysight Technologies</text:p>
          </table:table-cell>
          <table:table-cell/>
        </table:table-row>
        <table:table-row table:style-name="ro1">
          <table:table-cell office:value-type="string" calcext:value-type="string">
            <text:p>! MODEL N9926A</text:p>
          </table:table-cell>
          <table:table-cell/>
        </table:table-row>
        <table:table-row table:style-name="ro1">
          <table:table-cell office:value-type="string" calcext:value-type="string">
            <text:p>! SERIAL MY57271140</text:p>
          </table:table-cell>
          <table:table-cell/>
        </table:table-row>
        <table:table-row table:style-name="ro1">
          <table:table-cell office:value-type="string" calcext:value-type="string">
            <text:p>! FIRMWARE_VERSION A.10.18</text:p>
          </table:table-cell>
          <table:table-cell/>
        </table:table-row>
        <table:table-row table:style-name="ro1">
          <table:table-cell office:value-type="string" calcext:value-type="string">
            <text:p>! VF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! Media</text:p>
          </table:table-cell>
          <table:table-cell office:value-type="string" calcext:value-type="string">
            <text:p><text:s/>Coax</text:p>
          </table:table-cell>
        </table:table-row>
        <table:table-row table:style-name="ro1">
          <table:table-cell office:value-type="string" calcext:value-type="string">
            <text:p>! IF_BW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! Output_Power_Mode</text:p>
          </table:table-cell>
          <table:table-cell office:value-type="string" calcext:value-type="string">
            <text:p><text:s/>MAN</text:p>
          </table:table-cell>
        </table:table-row>
        <table:table-row table:style-name="ro1">
          <table:table-cell office:value-type="string" calcext:value-type="string">
            <text:p>! Output_Power_Level</text:p>
          </table:table-cell>
          <table:table-cell office:value-type="float" office:value="-45" calcext:value-type="float">
            <text:p>-45</text:p>
          </table:table-cell>
        </table:table-row>
        <table:table-row table:style-name="ro1">
          <table:table-cell office:value-type="string" calcext:value-type="string">
            <text:p>! GPS_LATITUDE </text:p>
          </table:table-cell>
          <table:table-cell/>
        </table:table-row>
        <table:table-row table:style-name="ro1">
          <table:table-cell office:value-type="string" calcext:value-type="string">
            <text:p>! GPS_LONGITUDE </text:p>
          </table:table-cell>
          <table:table-cell/>
        </table:table-row>
        <table:table-row table:style-name="ro1">
          <table:table-cell office:value-type="string" calcext:value-type="string">
            <text:p>! GPS_TIMESTAMP 0001-01-01 00:00:00Z</text:p>
          </table:table-cell>
          <table:table-cell/>
        </table:table-row>
        <table:table-row table:style-name="ro1">
          <table:table-cell office:value-type="string" calcext:value-type="string">
            <text:p>! GPS_SECS_SINCE_LAST_READ 0</text:p>
          </table:table-cell>
          <table:table-cell/>
        </table:table-row>
        <table:table-row table:style-name="ro1">
          <table:table-cell office:value-type="string" calcext:value-type="string">
            <text:p>! CHECKSUM 0809277951</text:p>
          </table:table-cell>
          <table:table-cell/>
        </table:table-row>
        <table:table-row table:style-name="ro1">
          <table:table-cell office:value-type="string" calcext:value-type="string">
            <text:p>! CORRECTION1 ON U</text:p>
          </table:table-cell>
          <table:table-cell/>
        </table:table-row>
        <table:table-row table:style-name="ro1">
          <table:table-cell office:value-type="string" calcext:value-type="string">
            <text:p>! DATA Freq</text:p>
          </table:table-cell>
          <table:table-cell office:value-type="string" calcext:value-type="string">
            <text:p>S11</text:p>
          </table:table-cell>
        </table:table-row>
        <table:table-row table:style-name="ro1">
          <table:table-cell office:value-type="string" calcext:value-type="string">
            <text:p>! FREQ UNIT Hz</text:p>
          </table:table-cell>
          <table:table-cell/>
        </table:table-row>
        <table:table-row table:style-name="ro1">
          <table:table-cell office:value-type="string" calcext:value-type="string">
            <text:p>! DATA UNIT dB</text:p>
          </table:table-cell>
          <table:table-cell/>
        </table:table-row>
        <table:table-row table:style-name="ro1">
          <table:table-cell office:value-type="string" calcext:value-type="string">
            <text:p>BEGIN</text:p>
          </table:table-cell>
          <table:table-cell/>
        </table:table-row>
        <table:table-row table:style-name="ro1">
          <table:table-cell office:value-type="float" office:value="500000" calcext:value-type="float">
            <text:p>500000</text:p>
          </table:table-cell>
          <table:table-cell office:value-type="float" office:value="-2.9330150692825" calcext:value-type="float">
            <text:p>-2.9330150693</text:p>
          </table:table-cell>
        </table:table-row>
        <table:table-row table:style-name="ro1">
          <table:table-cell office:value-type="float" office:value="750000" calcext:value-type="float">
            <text:p>750000</text:p>
          </table:table-cell>
          <table:table-cell office:value-type="float" office:value="-3.38319170054894" calcext:value-type="float">
            <text:p>-3.3831917005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-3.25184028305821" calcext:value-type="float">
            <text:p>-3.2518402831</text:p>
          </table:table-cell>
        </table:table-row>
        <table:table-row table:style-name="ro1">
          <table:table-cell office:value-type="float" office:value="1250000" calcext:value-type="float">
            <text:p>1250000</text:p>
          </table:table-cell>
          <table:table-cell office:value-type="float" office:value="-3.32745987552182" calcext:value-type="float">
            <text:p>-3.3274598755</text:p>
          </table:table-cell>
        </table:table-row>
        <table:table-row table:style-name="ro1">
          <table:table-cell office:value-type="float" office:value="1500000" calcext:value-type="float">
            <text:p>1500000</text:p>
          </table:table-cell>
          <table:table-cell office:value-type="float" office:value="-4.46126250490218" calcext:value-type="float">
            <text:p>-4.4612625049</text:p>
          </table:table-cell>
        </table:table-row>
        <table:table-row table:style-name="ro1">
          <table:table-cell office:value-type="float" office:value="1750000" calcext:value-type="float">
            <text:p>1750000</text:p>
          </table:table-cell>
          <table:table-cell office:value-type="float" office:value="-4.00286180945925" calcext:value-type="float">
            <text:p>-4.0028618095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-4.32373247269767" calcext:value-type="float">
            <text:p>-4.3237324727</text:p>
          </table:table-cell>
        </table:table-row>
        <table:table-row table:style-name="ro1">
          <table:table-cell office:value-type="float" office:value="2250000" calcext:value-type="float">
            <text:p>2250000</text:p>
          </table:table-cell>
          <table:table-cell office:value-type="float" office:value="-4.58995699703769" calcext:value-type="float">
            <text:p>-4.589956997</text:p>
          </table:table-cell>
        </table:table-row>
        <table:table-row table:style-name="ro1">
          <table:table-cell office:value-type="float" office:value="2500000" calcext:value-type="float">
            <text:p>2500000</text:p>
          </table:table-cell>
          <table:table-cell office:value-type="float" office:value="-4.94220521442531" calcext:value-type="float">
            <text:p>-4.9422052144</text:p>
          </table:table-cell>
        </table:table-row>
        <table:table-row table:style-name="ro1">
          <table:table-cell office:value-type="float" office:value="2750000" calcext:value-type="float">
            <text:p>2750000</text:p>
          </table:table-cell>
          <table:table-cell office:value-type="float" office:value="-4.84939180926027" calcext:value-type="float">
            <text:p>-4.8493918093</text:p>
          </table:table-cell>
        </table:table-row>
        <table:table-row table:style-name="ro1">
          <table:table-cell office:value-type="float" office:value="3000000" calcext:value-type="float">
            <text:p>3000000</text:p>
          </table:table-cell>
          <table:table-cell office:value-type="float" office:value="-4.51937043242044" calcext:value-type="float">
            <text:p>-4.5193704324</text:p>
          </table:table-cell>
        </table:table-row>
        <table:table-row table:style-name="ro1">
          <table:table-cell office:value-type="float" office:value="3250000" calcext:value-type="float">
            <text:p>3250000</text:p>
          </table:table-cell>
          <table:table-cell office:value-type="float" office:value="-4.26333709648269" calcext:value-type="float">
            <text:p>-4.2633370965</text:p>
          </table:table-cell>
        </table:table-row>
        <table:table-row table:style-name="ro1">
          <table:table-cell office:value-type="float" office:value="3500000" calcext:value-type="float">
            <text:p>3500000</text:p>
          </table:table-cell>
          <table:table-cell office:value-type="float" office:value="-6.23016152112692" calcext:value-type="float">
            <text:p>-6.2301615211</text:p>
          </table:table-cell>
        </table:table-row>
        <table:table-row table:style-name="ro1">
          <table:table-cell office:value-type="float" office:value="3750000" calcext:value-type="float">
            <text:p>3750000</text:p>
          </table:table-cell>
          <table:table-cell office:value-type="float" office:value="-5.40235627502665" calcext:value-type="float">
            <text:p>-5.402356275</text:p>
          </table:table-cell>
        </table:table-row>
        <table:table-row table:style-name="ro1">
          <table:table-cell office:value-type="float" office:value="4000000" calcext:value-type="float">
            <text:p>4000000</text:p>
          </table:table-cell>
          <table:table-cell office:value-type="float" office:value="-6.1732297565827" calcext:value-type="float">
            <text:p>-6.1732297566</text:p>
          </table:table-cell>
        </table:table-row>
        <table:table-row table:style-name="ro1">
          <table:table-cell office:value-type="float" office:value="4250000" calcext:value-type="float">
            <text:p>4250000</text:p>
          </table:table-cell>
          <table:table-cell office:value-type="float" office:value="-7.05762668299578" calcext:value-type="float">
            <text:p>-7.057626683</text:p>
          </table:table-cell>
        </table:table-row>
        <table:table-row table:style-name="ro1">
          <table:table-cell office:value-type="float" office:value="4500000" calcext:value-type="float">
            <text:p>4500000</text:p>
          </table:table-cell>
          <table:table-cell office:value-type="float" office:value="-8.08284570807939" calcext:value-type="float">
            <text:p>-8.0828457081</text:p>
          </table:table-cell>
        </table:table-row>
        <table:table-row table:style-name="ro1">
          <table:table-cell office:value-type="float" office:value="4750000" calcext:value-type="float">
            <text:p>4750000</text:p>
          </table:table-cell>
          <table:table-cell office:value-type="float" office:value="-7.28370472240383" calcext:value-type="float">
            <text:p>-7.2837047224</text:p>
          </table:table-cell>
        </table:table-row>
        <table:table-row table:style-name="ro1">
          <table:table-cell office:value-type="float" office:value="5000000" calcext:value-type="float">
            <text:p>5000000</text:p>
          </table:table-cell>
          <table:table-cell office:value-type="float" office:value="-8.53998348248623" calcext:value-type="float">
            <text:p>-8.5399834825</text:p>
          </table:table-cell>
        </table:table-row>
        <table:table-row table:style-name="ro1">
          <table:table-cell office:value-type="float" office:value="5250000" calcext:value-type="float">
            <text:p>5250000</text:p>
          </table:table-cell>
          <table:table-cell office:value-type="float" office:value="-7.40786434405141" calcext:value-type="float">
            <text:p>-7.4078643441</text:p>
          </table:table-cell>
        </table:table-row>
        <table:table-row table:style-name="ro1">
          <table:table-cell office:value-type="float" office:value="5500000" calcext:value-type="float">
            <text:p>5500000</text:p>
          </table:table-cell>
          <table:table-cell office:value-type="float" office:value="-8.77278698402142" calcext:value-type="float">
            <text:p>-8.772786984</text:p>
          </table:table-cell>
        </table:table-row>
        <table:table-row table:style-name="ro1">
          <table:table-cell office:value-type="float" office:value="5750000" calcext:value-type="float">
            <text:p>5750000</text:p>
          </table:table-cell>
          <table:table-cell office:value-type="float" office:value="-8.97215921918154" calcext:value-type="float">
            <text:p>-8.9721592192</text:p>
          </table:table-cell>
        </table:table-row>
        <table:table-row table:style-name="ro1">
          <table:table-cell office:value-type="float" office:value="6000000" calcext:value-type="float">
            <text:p>6000000</text:p>
          </table:table-cell>
          <table:table-cell office:value-type="float" office:value="-11.7336454531524" calcext:value-type="float">
            <text:p>-11.7336454532</text:p>
          </table:table-cell>
        </table:table-row>
        <table:table-row table:style-name="ro1">
          <table:table-cell office:value-type="float" office:value="6250000" calcext:value-type="float">
            <text:p>6250000</text:p>
          </table:table-cell>
          <table:table-cell office:value-type="float" office:value="-8.94747008397189" calcext:value-type="float">
            <text:p>-8.947470084</text:p>
          </table:table-cell>
        </table:table-row>
        <table:table-row table:style-name="ro1">
          <table:table-cell office:value-type="float" office:value="6500000" calcext:value-type="float">
            <text:p>6500000</text:p>
          </table:table-cell>
          <table:table-cell office:value-type="float" office:value="-10.7624411664359" calcext:value-type="float">
            <text:p>-10.7624411664</text:p>
          </table:table-cell>
        </table:table-row>
        <table:table-row table:style-name="ro1">
          <table:table-cell office:value-type="float" office:value="6750000" calcext:value-type="float">
            <text:p>6750000</text:p>
          </table:table-cell>
          <table:table-cell office:value-type="float" office:value="-9.31505822558233" calcext:value-type="float">
            <text:p>-9.3150582256</text:p>
          </table:table-cell>
        </table:table-row>
        <table:table-row table:style-name="ro1">
          <table:table-cell office:value-type="float" office:value="7000000" calcext:value-type="float">
            <text:p>7000000</text:p>
          </table:table-cell>
          <table:table-cell office:value-type="float" office:value="-11.4311055370874" calcext:value-type="float">
            <text:p>-11.4311055371</text:p>
          </table:table-cell>
        </table:table-row>
        <table:table-row table:style-name="ro1">
          <table:table-cell office:value-type="float" office:value="7250000" calcext:value-type="float">
            <text:p>7250000</text:p>
          </table:table-cell>
          <table:table-cell office:value-type="float" office:value="-11.234679433558" calcext:value-type="float">
            <text:p>-11.2346794336</text:p>
          </table:table-cell>
        </table:table-row>
        <table:table-row table:style-name="ro1">
          <table:table-cell office:value-type="float" office:value="7500000" calcext:value-type="float">
            <text:p>7500000</text:p>
          </table:table-cell>
          <table:table-cell office:value-type="float" office:value="-14.333660307313" calcext:value-type="float">
            <text:p>-14.3336603073</text:p>
          </table:table-cell>
        </table:table-row>
        <table:table-row table:style-name="ro1">
          <table:table-cell office:value-type="float" office:value="7750000" calcext:value-type="float">
            <text:p>7750000</text:p>
          </table:table-cell>
          <table:table-cell office:value-type="float" office:value="-11.3026391281335" calcext:value-type="float">
            <text:p>-11.3026391281</text:p>
          </table:table-cell>
        </table:table-row>
        <table:table-row table:style-name="ro1">
          <table:table-cell office:value-type="float" office:value="8000000" calcext:value-type="float">
            <text:p>8000000</text:p>
          </table:table-cell>
          <table:table-cell office:value-type="float" office:value="-13.1853239224668" calcext:value-type="float">
            <text:p>-13.1853239225</text:p>
          </table:table-cell>
        </table:table-row>
        <table:table-row table:style-name="ro1">
          <table:table-cell office:value-type="float" office:value="8250000" calcext:value-type="float">
            <text:p>8250000</text:p>
          </table:table-cell>
          <table:table-cell office:value-type="float" office:value="-10.9203760650673" calcext:value-type="float">
            <text:p>-10.9203760651</text:p>
          </table:table-cell>
        </table:table-row>
        <table:table-row table:style-name="ro1">
          <table:table-cell office:value-type="float" office:value="8500000" calcext:value-type="float">
            <text:p>8500000</text:p>
          </table:table-cell>
          <table:table-cell office:value-type="float" office:value="-13.4775647493541" calcext:value-type="float">
            <text:p>-13.4775647494</text:p>
          </table:table-cell>
        </table:table-row>
        <table:table-row table:style-name="ro1">
          <table:table-cell office:value-type="float" office:value="8750000" calcext:value-type="float">
            <text:p>8750000</text:p>
          </table:table-cell>
          <table:table-cell office:value-type="float" office:value="-15.5277139026612" calcext:value-type="float">
            <text:p>-15.5277139027</text:p>
          </table:table-cell>
        </table:table-row>
        <table:table-row table:style-name="ro1">
          <table:table-cell office:value-type="float" office:value="9000000" calcext:value-type="float">
            <text:p>9000000</text:p>
          </table:table-cell>
          <table:table-cell office:value-type="float" office:value="-14.290635465102" calcext:value-type="float">
            <text:p>-14.2906354651</text:p>
          </table:table-cell>
        </table:table-row>
        <table:table-row table:style-name="ro1">
          <table:table-cell office:value-type="float" office:value="9250000" calcext:value-type="float">
            <text:p>9250000</text:p>
          </table:table-cell>
          <table:table-cell office:value-type="float" office:value="-17.1057895025041" calcext:value-type="float">
            <text:p>-17.1057895025</text:p>
          </table:table-cell>
        </table:table-row>
        <table:table-row table:style-name="ro1">
          <table:table-cell office:value-type="float" office:value="9500000" calcext:value-type="float">
            <text:p>9500000</text:p>
          </table:table-cell>
          <table:table-cell office:value-type="float" office:value="-14.2465109916078" calcext:value-type="float">
            <text:p>-14.2465109916</text:p>
          </table:table-cell>
        </table:table-row>
        <table:table-row table:style-name="ro1">
          <table:table-cell office:value-type="float" office:value="9750000" calcext:value-type="float">
            <text:p>9750000</text:p>
          </table:table-cell>
          <table:table-cell office:value-type="float" office:value="-12.7969195562469" calcext:value-type="float">
            <text:p>-12.7969195562</text:p>
          </table:table-cell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-14.9628581560052" calcext:value-type="float">
            <text:p>-14.962858156</text:p>
          </table:table-cell>
        </table:table-row>
        <table:table-row table:style-name="ro1">
          <table:table-cell office:value-type="float" office:value="10250000" calcext:value-type="float">
            <text:p>10250000</text:p>
          </table:table-cell>
          <table:table-cell office:value-type="float" office:value="-15.1150968170557" calcext:value-type="float">
            <text:p>-15.1150968171</text:p>
          </table:table-cell>
        </table:table-row>
        <table:table-row table:style-name="ro1">
          <table:table-cell office:value-type="float" office:value="10500000" calcext:value-type="float">
            <text:p>10500000</text:p>
          </table:table-cell>
          <table:table-cell office:value-type="float" office:value="-13.4125078307512" calcext:value-type="float">
            <text:p>-13.4125078308</text:p>
          </table:table-cell>
        </table:table-row>
        <table:table-row table:style-name="ro1">
          <table:table-cell office:value-type="float" office:value="10750000" calcext:value-type="float">
            <text:p>10750000</text:p>
          </table:table-cell>
          <table:table-cell office:value-type="float" office:value="-12.4252608477686" calcext:value-type="float">
            <text:p>-12.4252608478</text:p>
          </table:table-cell>
        </table:table-row>
        <table:table-row table:style-name="ro1">
          <table:table-cell office:value-type="float" office:value="11000000" calcext:value-type="float">
            <text:p>11000000</text:p>
          </table:table-cell>
          <table:table-cell office:value-type="float" office:value="-14.7635923424272" calcext:value-type="float">
            <text:p>-14.7635923424</text:p>
          </table:table-cell>
        </table:table-row>
        <table:table-row table:style-name="ro1">
          <table:table-cell office:value-type="float" office:value="11250000" calcext:value-type="float">
            <text:p>11250000</text:p>
          </table:table-cell>
          <table:table-cell office:value-type="float" office:value="-15.4851397311366" calcext:value-type="float">
            <text:p>-15.4851397311</text:p>
          </table:table-cell>
        </table:table-row>
        <table:table-row table:style-name="ro1">
          <table:table-cell office:value-type="float" office:value="11500000" calcext:value-type="float">
            <text:p>11500000</text:p>
          </table:table-cell>
          <table:table-cell office:value-type="float" office:value="-14.6414826288642" calcext:value-type="float">
            <text:p>-14.6414826289</text:p>
          </table:table-cell>
        </table:table-row>
        <table:table-row table:style-name="ro1">
          <table:table-cell office:value-type="float" office:value="11750000" calcext:value-type="float">
            <text:p>11750000</text:p>
          </table:table-cell>
          <table:table-cell office:value-type="float" office:value="-21.2165415484592" calcext:value-type="float">
            <text:p>-21.2165415485</text:p>
          </table:table-cell>
        </table:table-row>
        <table:table-row table:style-name="ro1">
          <table:table-cell office:value-type="float" office:value="12000000" calcext:value-type="float">
            <text:p>12000000</text:p>
          </table:table-cell>
          <table:table-cell office:value-type="float" office:value="-16.153076617393" calcext:value-type="float">
            <text:p>-16.1530766174</text:p>
          </table:table-cell>
        </table:table-row>
        <table:table-row table:style-name="ro1">
          <table:table-cell office:value-type="float" office:value="12250000" calcext:value-type="float">
            <text:p>12250000</text:p>
          </table:table-cell>
          <table:table-cell office:value-type="float" office:value="-14.7958228523641" calcext:value-type="float">
            <text:p>-14.7958228524</text:p>
          </table:table-cell>
        </table:table-row>
        <table:table-row table:style-name="ro1">
          <table:table-cell office:value-type="float" office:value="12500000" calcext:value-type="float">
            <text:p>12500000</text:p>
          </table:table-cell>
          <table:table-cell office:value-type="float" office:value="-16.5858398929057" calcext:value-type="float">
            <text:p>-16.5858398929</text:p>
          </table:table-cell>
        </table:table-row>
        <table:table-row table:style-name="ro1">
          <table:table-cell office:value-type="float" office:value="12750000" calcext:value-type="float">
            <text:p>12750000</text:p>
          </table:table-cell>
          <table:table-cell office:value-type="float" office:value="-12.9190785111166" calcext:value-type="float">
            <text:p>-12.9190785111</text:p>
          </table:table-cell>
        </table:table-row>
        <table:table-row table:style-name="ro1">
          <table:table-cell office:value-type="float" office:value="13000000" calcext:value-type="float">
            <text:p>13000000</text:p>
          </table:table-cell>
          <table:table-cell office:value-type="float" office:value="-17.2601037456211" calcext:value-type="float">
            <text:p>-17.2601037456</text:p>
          </table:table-cell>
        </table:table-row>
        <table:table-row table:style-name="ro1">
          <table:table-cell office:value-type="float" office:value="13250000" calcext:value-type="float">
            <text:p>13250000</text:p>
          </table:table-cell>
          <table:table-cell office:value-type="float" office:value="-14.7356970947396" calcext:value-type="float">
            <text:p>-14.7356970947</text:p>
          </table:table-cell>
        </table:table-row>
        <table:table-row table:style-name="ro1">
          <table:table-cell office:value-type="float" office:value="13500000" calcext:value-type="float">
            <text:p>13500000</text:p>
          </table:table-cell>
          <table:table-cell office:value-type="float" office:value="-15.7045924522717" calcext:value-type="float">
            <text:p>-15.7045924523</text:p>
          </table:table-cell>
        </table:table-row>
        <table:table-row table:style-name="ro1">
          <table:table-cell office:value-type="float" office:value="13750000" calcext:value-type="float">
            <text:p>13750000</text:p>
          </table:table-cell>
          <table:table-cell office:value-type="float" office:value="-14.8554222685482" calcext:value-type="float">
            <text:p>-14.8554222685</text:p>
          </table:table-cell>
        </table:table-row>
        <table:table-row table:style-name="ro1">
          <table:table-cell office:value-type="float" office:value="14000000" calcext:value-type="float">
            <text:p>14000000</text:p>
          </table:table-cell>
          <table:table-cell office:value-type="float" office:value="-18.3212503682406" calcext:value-type="float">
            <text:p>-18.3212503682</text:p>
          </table:table-cell>
        </table:table-row>
        <table:table-row table:style-name="ro1">
          <table:table-cell office:value-type="float" office:value="14250000" calcext:value-type="float">
            <text:p>14250000</text:p>
          </table:table-cell>
          <table:table-cell office:value-type="float" office:value="-18.2133838628136" calcext:value-type="float">
            <text:p>-18.2133838628</text:p>
          </table:table-cell>
        </table:table-row>
        <table:table-row table:style-name="ro1">
          <table:table-cell office:value-type="float" office:value="14500000" calcext:value-type="float">
            <text:p>14500000</text:p>
          </table:table-cell>
          <table:table-cell office:value-type="float" office:value="-15.650416367254" calcext:value-type="float">
            <text:p>-15.6504163673</text:p>
          </table:table-cell>
        </table:table-row>
        <table:table-row table:style-name="ro1">
          <table:table-cell office:value-type="float" office:value="14750000" calcext:value-type="float">
            <text:p>14750000</text:p>
          </table:table-cell>
          <table:table-cell office:value-type="float" office:value="-17.2305964788019" calcext:value-type="float">
            <text:p>-17.2305964788</text:p>
          </table:table-cell>
        </table:table-row>
        <table:table-row table:style-name="ro1">
          <table:table-cell office:value-type="float" office:value="15000000" calcext:value-type="float">
            <text:p>15000000</text:p>
          </table:table-cell>
          <table:table-cell office:value-type="float" office:value="-25.1984163818997" calcext:value-type="float">
            <text:p>-25.1984163819</text:p>
          </table:table-cell>
        </table:table-row>
        <table:table-row table:style-name="ro1">
          <table:table-cell office:value-type="float" office:value="15250000" calcext:value-type="float">
            <text:p>15250000</text:p>
          </table:table-cell>
          <table:table-cell office:value-type="float" office:value="-18.5979104592595" calcext:value-type="float">
            <text:p>-18.5979104593</text:p>
          </table:table-cell>
        </table:table-row>
        <table:table-row table:style-name="ro1">
          <table:table-cell office:value-type="float" office:value="15500000" calcext:value-type="float">
            <text:p>15500000</text:p>
          </table:table-cell>
          <table:table-cell office:value-type="float" office:value="-18.1476045950601" calcext:value-type="float">
            <text:p>-18.1476045951</text:p>
          </table:table-cell>
        </table:table-row>
        <table:table-row table:style-name="ro1">
          <table:table-cell office:value-type="float" office:value="15750000" calcext:value-type="float">
            <text:p>15750000</text:p>
          </table:table-cell>
          <table:table-cell office:value-type="float" office:value="-17.1506430608496" calcext:value-type="float">
            <text:p>-17.1506430608</text:p>
          </table:table-cell>
        </table:table-row>
        <table:table-row table:style-name="ro1">
          <table:table-cell office:value-type="float" office:value="16000000" calcext:value-type="float">
            <text:p>16000000</text:p>
          </table:table-cell>
          <table:table-cell office:value-type="float" office:value="-20.6122634740802" calcext:value-type="float">
            <text:p>-20.6122634741</text:p>
          </table:table-cell>
        </table:table-row>
        <table:table-row table:style-name="ro1">
          <table:table-cell office:value-type="float" office:value="16250000" calcext:value-type="float">
            <text:p>16250000</text:p>
          </table:table-cell>
          <table:table-cell office:value-type="float" office:value="-16.9984452967559" calcext:value-type="float">
            <text:p>-16.9984452968</text:p>
          </table:table-cell>
        </table:table-row>
        <table:table-row table:style-name="ro1">
          <table:table-cell office:value-type="float" office:value="16500000" calcext:value-type="float">
            <text:p>16500000</text:p>
          </table:table-cell>
          <table:table-cell office:value-type="float" office:value="-17.3859192534849" calcext:value-type="float">
            <text:p>-17.3859192535</text:p>
          </table:table-cell>
        </table:table-row>
        <table:table-row table:style-name="ro1">
          <table:table-cell office:value-type="float" office:value="16750000" calcext:value-type="float">
            <text:p>16750000</text:p>
          </table:table-cell>
          <table:table-cell office:value-type="float" office:value="-28.1141102832431" calcext:value-type="float">
            <text:p>-28.1141102832</text:p>
          </table:table-cell>
        </table:table-row>
        <table:table-row table:style-name="ro1">
          <table:table-cell office:value-type="float" office:value="17000000" calcext:value-type="float">
            <text:p>17000000</text:p>
          </table:table-cell>
          <table:table-cell office:value-type="float" office:value="-15.1721773842804" calcext:value-type="float">
            <text:p>-15.1721773843</text:p>
          </table:table-cell>
        </table:table-row>
        <table:table-row table:style-name="ro1">
          <table:table-cell office:value-type="float" office:value="17250000" calcext:value-type="float">
            <text:p>17250000</text:p>
          </table:table-cell>
          <table:table-cell office:value-type="float" office:value="-17.2979087279823" calcext:value-type="float">
            <text:p>-17.297908728</text:p>
          </table:table-cell>
        </table:table-row>
        <table:table-row table:style-name="ro1">
          <table:table-cell office:value-type="float" office:value="17500000" calcext:value-type="float">
            <text:p>17500000</text:p>
          </table:table-cell>
          <table:table-cell office:value-type="float" office:value="-18.4331865882309" calcext:value-type="float">
            <text:p>-18.4331865882</text:p>
          </table:table-cell>
        </table:table-row>
        <table:table-row table:style-name="ro1">
          <table:table-cell office:value-type="float" office:value="17750000" calcext:value-type="float">
            <text:p>17750000</text:p>
          </table:table-cell>
          <table:table-cell office:value-type="float" office:value="-16.9125665669869" calcext:value-type="float">
            <text:p>-16.912566567</text:p>
          </table:table-cell>
        </table:table-row>
        <table:table-row table:style-name="ro1">
          <table:table-cell office:value-type="float" office:value="18000000" calcext:value-type="float">
            <text:p>18000000</text:p>
          </table:table-cell>
          <table:table-cell office:value-type="float" office:value="-15.094511578743" calcext:value-type="float">
            <text:p>-15.0945115787</text:p>
          </table:table-cell>
        </table:table-row>
        <table:table-row table:style-name="ro1">
          <table:table-cell office:value-type="float" office:value="18250000" calcext:value-type="float">
            <text:p>18250000</text:p>
          </table:table-cell>
          <table:table-cell office:value-type="float" office:value="-22.3140466734464" calcext:value-type="float">
            <text:p>-22.3140466734</text:p>
          </table:table-cell>
        </table:table-row>
        <table:table-row table:style-name="ro1">
          <table:table-cell office:value-type="float" office:value="18500000" calcext:value-type="float">
            <text:p>18500000</text:p>
          </table:table-cell>
          <table:table-cell office:value-type="float" office:value="-17.9061668040915" calcext:value-type="float">
            <text:p>-17.9061668041</text:p>
          </table:table-cell>
        </table:table-row>
        <table:table-row table:style-name="ro1">
          <table:table-cell office:value-type="float" office:value="18750000" calcext:value-type="float">
            <text:p>18750000</text:p>
          </table:table-cell>
          <table:table-cell office:value-type="float" office:value="-21.7696609267357" calcext:value-type="float">
            <text:p>-21.7696609267</text:p>
          </table:table-cell>
        </table:table-row>
        <table:table-row table:style-name="ro1">
          <table:table-cell office:value-type="float" office:value="19000000" calcext:value-type="float">
            <text:p>19000000</text:p>
          </table:table-cell>
          <table:table-cell office:value-type="float" office:value="-23.6580767215264" calcext:value-type="float">
            <text:p>-23.6580767215</text:p>
          </table:table-cell>
        </table:table-row>
        <table:table-row table:style-name="ro1">
          <table:table-cell office:value-type="float" office:value="19250000" calcext:value-type="float">
            <text:p>19250000</text:p>
          </table:table-cell>
          <table:table-cell office:value-type="float" office:value="-21.9599050447524" calcext:value-type="float">
            <text:p>-21.9599050448</text:p>
          </table:table-cell>
        </table:table-row>
        <table:table-row table:style-name="ro1">
          <table:table-cell office:value-type="float" office:value="19500000" calcext:value-type="float">
            <text:p>19500000</text:p>
          </table:table-cell>
          <table:table-cell office:value-type="float" office:value="-16.5618083621715" calcext:value-type="float">
            <text:p>-16.5618083622</text:p>
          </table:table-cell>
        </table:table-row>
        <table:table-row table:style-name="ro1">
          <table:table-cell office:value-type="float" office:value="19750000" calcext:value-type="float">
            <text:p>19750000</text:p>
          </table:table-cell>
          <table:table-cell office:value-type="float" office:value="-20.1853689173452" calcext:value-type="float">
            <text:p>-20.1853689173</text:p>
          </table:table-cell>
        </table:table-row>
        <table:table-row table:style-name="ro1">
          <table:table-cell office:value-type="float" office:value="20000000" calcext:value-type="float">
            <text:p>20000000</text:p>
          </table:table-cell>
          <table:table-cell office:value-type="float" office:value="-21.7275213688731" calcext:value-type="float">
            <text:p>-21.7275213689</text:p>
          </table:table-cell>
        </table:table-row>
        <table:table-row table:style-name="ro1">
          <table:table-cell office:value-type="float" office:value="20250000" calcext:value-type="float">
            <text:p>20250000</text:p>
          </table:table-cell>
          <table:table-cell office:value-type="float" office:value="-19.3812762458891" calcext:value-type="float">
            <text:p>-19.3812762459</text:p>
          </table:table-cell>
        </table:table-row>
        <table:table-row table:style-name="ro1">
          <table:table-cell office:value-type="float" office:value="20500000" calcext:value-type="float">
            <text:p>20500000</text:p>
          </table:table-cell>
          <table:table-cell office:value-type="float" office:value="-15.7345392484451" calcext:value-type="float">
            <text:p>-15.7345392484</text:p>
          </table:table-cell>
        </table:table-row>
        <table:table-row table:style-name="ro1">
          <table:table-cell office:value-type="float" office:value="20750000" calcext:value-type="float">
            <text:p>20750000</text:p>
          </table:table-cell>
          <table:table-cell office:value-type="float" office:value="-21.1328310154129" calcext:value-type="float">
            <text:p>-21.1328310154</text:p>
          </table:table-cell>
        </table:table-row>
        <table:table-row table:style-name="ro1">
          <table:table-cell office:value-type="float" office:value="21000000" calcext:value-type="float">
            <text:p>21000000</text:p>
          </table:table-cell>
          <table:table-cell office:value-type="float" office:value="-25.4668281856845" calcext:value-type="float">
            <text:p>-25.4668281857</text:p>
          </table:table-cell>
        </table:table-row>
        <table:table-row table:style-name="ro1">
          <table:table-cell office:value-type="float" office:value="21250000" calcext:value-type="float">
            <text:p>21250000</text:p>
          </table:table-cell>
          <table:table-cell office:value-type="float" office:value="-24.0740008514099" calcext:value-type="float">
            <text:p>-24.0740008514</text:p>
          </table:table-cell>
        </table:table-row>
        <table:table-row table:style-name="ro1">
          <table:table-cell office:value-type="float" office:value="21500000" calcext:value-type="float">
            <text:p>21500000</text:p>
          </table:table-cell>
          <table:table-cell office:value-type="float" office:value="-22.502378165189" calcext:value-type="float">
            <text:p>-22.5023781652</text:p>
          </table:table-cell>
        </table:table-row>
        <table:table-row table:style-name="ro1">
          <table:table-cell office:value-type="float" office:value="21750000" calcext:value-type="float">
            <text:p>21750000</text:p>
          </table:table-cell>
          <table:table-cell office:value-type="float" office:value="-22.8994556147305" calcext:value-type="float">
            <text:p>-22.8994556147</text:p>
          </table:table-cell>
        </table:table-row>
        <table:table-row table:style-name="ro1">
          <table:table-cell office:value-type="float" office:value="22000000" calcext:value-type="float">
            <text:p>22000000</text:p>
          </table:table-cell>
          <table:table-cell office:value-type="float" office:value="-15.0609062697085" calcext:value-type="float">
            <text:p>-15.0609062697</text:p>
          </table:table-cell>
        </table:table-row>
        <table:table-row table:style-name="ro1">
          <table:table-cell office:value-type="float" office:value="22250000" calcext:value-type="float">
            <text:p>22250000</text:p>
          </table:table-cell>
          <table:table-cell office:value-type="float" office:value="-18.3617710088336" calcext:value-type="float">
            <text:p>-18.3617710088</text:p>
          </table:table-cell>
        </table:table-row>
        <table:table-row table:style-name="ro1">
          <table:table-cell office:value-type="float" office:value="22500000" calcext:value-type="float">
            <text:p>22500000</text:p>
          </table:table-cell>
          <table:table-cell office:value-type="float" office:value="-26.2194803196552" calcext:value-type="float">
            <text:p>-26.2194803197</text:p>
          </table:table-cell>
        </table:table-row>
        <table:table-row table:style-name="ro1">
          <table:table-cell office:value-type="float" office:value="22750000" calcext:value-type="float">
            <text:p>22750000</text:p>
          </table:table-cell>
          <table:table-cell office:value-type="float" office:value="-17.1449598319247" calcext:value-type="float">
            <text:p>-17.1449598319</text:p>
          </table:table-cell>
        </table:table-row>
        <table:table-row table:style-name="ro1">
          <table:table-cell office:value-type="float" office:value="23000000" calcext:value-type="float">
            <text:p>23000000</text:p>
          </table:table-cell>
          <table:table-cell office:value-type="float" office:value="-16.4954626309462" calcext:value-type="float">
            <text:p>-16.4954626309</text:p>
          </table:table-cell>
        </table:table-row>
        <table:table-row table:style-name="ro1">
          <table:table-cell office:value-type="float" office:value="23250000" calcext:value-type="float">
            <text:p>23250000</text:p>
          </table:table-cell>
          <table:table-cell office:value-type="float" office:value="-26.3819931837369" calcext:value-type="float">
            <text:p>-26.3819931837</text:p>
          </table:table-cell>
        </table:table-row>
        <table:table-row table:style-name="ro1">
          <table:table-cell office:value-type="float" office:value="23500000" calcext:value-type="float">
            <text:p>23500000</text:p>
          </table:table-cell>
          <table:table-cell office:value-type="float" office:value="-25.7278444036278" calcext:value-type="float">
            <text:p>-25.7278444036</text:p>
          </table:table-cell>
        </table:table-row>
        <table:table-row table:style-name="ro1">
          <table:table-cell office:value-type="float" office:value="23750000" calcext:value-type="float">
            <text:p>23750000</text:p>
          </table:table-cell>
          <table:table-cell office:value-type="float" office:value="-22.1216353627149" calcext:value-type="float">
            <text:p>-22.1216353627</text:p>
          </table:table-cell>
        </table:table-row>
        <table:table-row table:style-name="ro1">
          <table:table-cell office:value-type="float" office:value="24000000" calcext:value-type="float">
            <text:p>24000000</text:p>
          </table:table-cell>
          <table:table-cell office:value-type="float" office:value="-13.4410226520633" calcext:value-type="float">
            <text:p>-13.4410226521</text:p>
          </table:table-cell>
        </table:table-row>
        <table:table-row table:style-name="ro1">
          <table:table-cell office:value-type="float" office:value="24250000" calcext:value-type="float">
            <text:p>24250000</text:p>
          </table:table-cell>
          <table:table-cell office:value-type="float" office:value="-15.3186735331503" calcext:value-type="float">
            <text:p>-15.3186735332</text:p>
          </table:table-cell>
        </table:table-row>
        <table:table-row table:style-name="ro1">
          <table:table-cell office:value-type="float" office:value="24500000" calcext:value-type="float">
            <text:p>24500000</text:p>
          </table:table-cell>
          <table:table-cell office:value-type="float" office:value="-18.3101052552566" calcext:value-type="float">
            <text:p>-18.3101052553</text:p>
          </table:table-cell>
        </table:table-row>
        <table:table-row table:style-name="ro1">
          <table:table-cell office:value-type="float" office:value="24750000" calcext:value-type="float">
            <text:p>24750000</text:p>
          </table:table-cell>
          <table:table-cell office:value-type="float" office:value="-23.2718155950413" calcext:value-type="float">
            <text:p>-23.271815595</text:p>
          </table:table-cell>
        </table:table-row>
        <table:table-row table:style-name="ro1">
          <table:table-cell office:value-type="float" office:value="25000000" calcext:value-type="float">
            <text:p>25000000</text:p>
          </table:table-cell>
          <table:table-cell office:value-type="float" office:value="-21.7127500942029" calcext:value-type="float">
            <text:p>-21.7127500942</text:p>
          </table:table-cell>
        </table:table-row>
        <table:table-row table:style-name="ro1">
          <table:table-cell office:value-type="float" office:value="25250000" calcext:value-type="float">
            <text:p>25250000</text:p>
          </table:table-cell>
          <table:table-cell office:value-type="float" office:value="-20.6374723921044" calcext:value-type="float">
            <text:p>-20.6374723921</text:p>
          </table:table-cell>
        </table:table-row>
        <table:table-row table:style-name="ro1">
          <table:table-cell office:value-type="float" office:value="25500000" calcext:value-type="float">
            <text:p>25500000</text:p>
          </table:table-cell>
          <table:table-cell office:value-type="float" office:value="-19.9694076135263" calcext:value-type="float">
            <text:p>-19.9694076135</text:p>
          </table:table-cell>
        </table:table-row>
        <table:table-row table:style-name="ro1">
          <table:table-cell office:value-type="float" office:value="25750000" calcext:value-type="float">
            <text:p>25750000</text:p>
          </table:table-cell>
          <table:table-cell office:value-type="float" office:value="-18.4927960234138" calcext:value-type="float">
            <text:p>-18.4927960234</text:p>
          </table:table-cell>
        </table:table-row>
        <table:table-row table:style-name="ro1">
          <table:table-cell office:value-type="float" office:value="26000000" calcext:value-type="float">
            <text:p>26000000</text:p>
          </table:table-cell>
          <table:table-cell office:value-type="float" office:value="-21.8667628018611" calcext:value-type="float">
            <text:p>-21.8667628019</text:p>
          </table:table-cell>
        </table:table-row>
        <table:table-row table:style-name="ro1">
          <table:table-cell office:value-type="float" office:value="26250000" calcext:value-type="float">
            <text:p>26250000</text:p>
          </table:table-cell>
          <table:table-cell office:value-type="float" office:value="-25.0636063466705" calcext:value-type="float">
            <text:p>-25.0636063467</text:p>
          </table:table-cell>
        </table:table-row>
        <table:table-row table:style-name="ro1">
          <table:table-cell office:value-type="float" office:value="26500000" calcext:value-type="float">
            <text:p>26500000</text:p>
          </table:table-cell>
          <table:table-cell office:value-type="float" office:value="-21.9881488417025" calcext:value-type="float">
            <text:p>-21.9881488417</text:p>
          </table:table-cell>
        </table:table-row>
        <table:table-row table:style-name="ro1">
          <table:table-cell office:value-type="float" office:value="26750000" calcext:value-type="float">
            <text:p>26750000</text:p>
          </table:table-cell>
          <table:table-cell office:value-type="float" office:value="-21.1920462128119" calcext:value-type="float">
            <text:p>-21.1920462128</text:p>
          </table:table-cell>
        </table:table-row>
        <table:table-row table:style-name="ro1">
          <table:table-cell office:value-type="float" office:value="27000000" calcext:value-type="float">
            <text:p>27000000</text:p>
          </table:table-cell>
          <table:table-cell office:value-type="float" office:value="-24.0750388946806" calcext:value-type="float">
            <text:p>-24.0750388947</text:p>
          </table:table-cell>
        </table:table-row>
        <table:table-row table:style-name="ro1">
          <table:table-cell office:value-type="float" office:value="27250000" calcext:value-type="float">
            <text:p>27250000</text:p>
          </table:table-cell>
          <table:table-cell office:value-type="float" office:value="-21.0113317776934" calcext:value-type="float">
            <text:p>-21.0113317777</text:p>
          </table:table-cell>
        </table:table-row>
        <table:table-row table:style-name="ro1">
          <table:table-cell office:value-type="float" office:value="27500000" calcext:value-type="float">
            <text:p>27500000</text:p>
          </table:table-cell>
          <table:table-cell office:value-type="float" office:value="-20.9503356630463" calcext:value-type="float">
            <text:p>-20.950335663</text:p>
          </table:table-cell>
        </table:table-row>
        <table:table-row table:style-name="ro1">
          <table:table-cell office:value-type="float" office:value="27750000" calcext:value-type="float">
            <text:p>27750000</text:p>
          </table:table-cell>
          <table:table-cell office:value-type="float" office:value="-21.261526069484" calcext:value-type="float">
            <text:p>-21.2615260695</text:p>
          </table:table-cell>
        </table:table-row>
        <table:table-row table:style-name="ro1">
          <table:table-cell office:value-type="float" office:value="28000000" calcext:value-type="float">
            <text:p>28000000</text:p>
          </table:table-cell>
          <table:table-cell office:value-type="float" office:value="-19.9307976464988" calcext:value-type="float">
            <text:p>-19.9307976465</text:p>
          </table:table-cell>
        </table:table-row>
        <table:table-row table:style-name="ro1">
          <table:table-cell office:value-type="float" office:value="28250000" calcext:value-type="float">
            <text:p>28250000</text:p>
          </table:table-cell>
          <table:table-cell office:value-type="float" office:value="-25.7471930132311" calcext:value-type="float">
            <text:p>-25.7471930132</text:p>
          </table:table-cell>
        </table:table-row>
        <table:table-row table:style-name="ro1">
          <table:table-cell office:value-type="float" office:value="28500000" calcext:value-type="float">
            <text:p>28500000</text:p>
          </table:table-cell>
          <table:table-cell office:value-type="float" office:value="-17.2088332034004" calcext:value-type="float">
            <text:p>-17.2088332034</text:p>
          </table:table-cell>
        </table:table-row>
        <table:table-row table:style-name="ro1">
          <table:table-cell office:value-type="float" office:value="28750000" calcext:value-type="float">
            <text:p>28750000</text:p>
          </table:table-cell>
          <table:table-cell office:value-type="float" office:value="-24.9370598629634" calcext:value-type="float">
            <text:p>-24.937059863</text:p>
          </table:table-cell>
        </table:table-row>
        <table:table-row table:style-name="ro1">
          <table:table-cell office:value-type="float" office:value="29000000" calcext:value-type="float">
            <text:p>29000000</text:p>
          </table:table-cell>
          <table:table-cell office:value-type="float" office:value="-14.9265826484296" calcext:value-type="float">
            <text:p>-14.9265826484</text:p>
          </table:table-cell>
        </table:table-row>
        <table:table-row table:style-name="ro1">
          <table:table-cell office:value-type="float" office:value="29250000" calcext:value-type="float">
            <text:p>29250000</text:p>
          </table:table-cell>
          <table:table-cell office:value-type="float" office:value="-20.3437373465188" calcext:value-type="float">
            <text:p>-20.3437373465</text:p>
          </table:table-cell>
        </table:table-row>
        <table:table-row table:style-name="ro1">
          <table:table-cell office:value-type="float" office:value="29500000" calcext:value-type="float">
            <text:p>29500000</text:p>
          </table:table-cell>
          <table:table-cell office:value-type="float" office:value="-18.366089636306" calcext:value-type="float">
            <text:p>-18.3660896363</text:p>
          </table:table-cell>
        </table:table-row>
        <table:table-row table:style-name="ro1">
          <table:table-cell office:value-type="float" office:value="29750000" calcext:value-type="float">
            <text:p>29750000</text:p>
          </table:table-cell>
          <table:table-cell office:value-type="float" office:value="-28.0221487221363" calcext:value-type="float">
            <text:p>-28.0221487221</text:p>
          </table:table-cell>
        </table:table-row>
        <table:table-row table:style-name="ro1">
          <table:table-cell office:value-type="float" office:value="30000000" calcext:value-type="float">
            <text:p>30000000</text:p>
          </table:table-cell>
          <table:table-cell office:value-type="float" office:value="-16.45884208952" calcext:value-type="float">
            <text:p>-16.4588420895</text:p>
          </table:table-cell>
        </table:table-row>
        <table:table-row table:style-name="ro1">
          <table:table-cell office:value-type="float" office:value="30250000" calcext:value-type="float">
            <text:p>30250000</text:p>
          </table:table-cell>
          <table:table-cell office:value-type="float" office:value="-21.8763046880284" calcext:value-type="float">
            <text:p>-21.876304688</text:p>
          </table:table-cell>
        </table:table-row>
        <table:table-row table:style-name="ro1">
          <table:table-cell office:value-type="float" office:value="30500000" calcext:value-type="float">
            <text:p>30500000</text:p>
          </table:table-cell>
          <table:table-cell office:value-type="float" office:value="-25.8446051891954" calcext:value-type="float">
            <text:p>-25.8446051892</text:p>
          </table:table-cell>
        </table:table-row>
        <table:table-row table:style-name="ro1">
          <table:table-cell office:value-type="float" office:value="30750000" calcext:value-type="float">
            <text:p>30750000</text:p>
          </table:table-cell>
          <table:table-cell office:value-type="float" office:value="-21.2254849045671" calcext:value-type="float">
            <text:p>-21.2254849046</text:p>
          </table:table-cell>
        </table:table-row>
        <table:table-row table:style-name="ro1">
          <table:table-cell office:value-type="float" office:value="31000000" calcext:value-type="float">
            <text:p>31000000</text:p>
          </table:table-cell>
          <table:table-cell office:value-type="float" office:value="-16.9387008225673" calcext:value-type="float">
            <text:p>-16.9387008226</text:p>
          </table:table-cell>
        </table:table-row>
        <table:table-row table:style-name="ro1">
          <table:table-cell office:value-type="float" office:value="31250000" calcext:value-type="float">
            <text:p>31250000</text:p>
          </table:table-cell>
          <table:table-cell office:value-type="float" office:value="-19.8750318057794" calcext:value-type="float">
            <text:p>-19.8750318058</text:p>
          </table:table-cell>
        </table:table-row>
        <table:table-row table:style-name="ro1">
          <table:table-cell office:value-type="float" office:value="31500000" calcext:value-type="float">
            <text:p>31500000</text:p>
          </table:table-cell>
          <table:table-cell office:value-type="float" office:value="-28.4247519570781" calcext:value-type="float">
            <text:p>-28.4247519571</text:p>
          </table:table-cell>
        </table:table-row>
        <table:table-row table:style-name="ro1">
          <table:table-cell office:value-type="float" office:value="31750000" calcext:value-type="float">
            <text:p>31750000</text:p>
          </table:table-cell>
          <table:table-cell office:value-type="float" office:value="-22.77540500058" calcext:value-type="float">
            <text:p>-22.7754050006</text:p>
          </table:table-cell>
        </table:table-row>
        <table:table-row table:style-name="ro1">
          <table:table-cell office:value-type="float" office:value="32000000" calcext:value-type="float">
            <text:p>32000000</text:p>
          </table:table-cell>
          <table:table-cell office:value-type="float" office:value="-21.5326692767916" calcext:value-type="float">
            <text:p>-21.5326692768</text:p>
          </table:table-cell>
        </table:table-row>
        <table:table-row table:style-name="ro1">
          <table:table-cell office:value-type="float" office:value="32250000" calcext:value-type="float">
            <text:p>32250000</text:p>
          </table:table-cell>
          <table:table-cell office:value-type="float" office:value="-26.0157563833438" calcext:value-type="float">
            <text:p>-26.0157563833</text:p>
          </table:table-cell>
        </table:table-row>
        <table:table-row table:style-name="ro1">
          <table:table-cell office:value-type="float" office:value="32500000" calcext:value-type="float">
            <text:p>32500000</text:p>
          </table:table-cell>
          <table:table-cell office:value-type="float" office:value="-24.6548490300191" calcext:value-type="float">
            <text:p>-24.65484903</text:p>
          </table:table-cell>
        </table:table-row>
        <table:table-row table:style-name="ro1">
          <table:table-cell office:value-type="float" office:value="32750000" calcext:value-type="float">
            <text:p>32750000</text:p>
          </table:table-cell>
          <table:table-cell office:value-type="float" office:value="-20.0326285309646" calcext:value-type="float">
            <text:p>-20.032628531</text:p>
          </table:table-cell>
        </table:table-row>
        <table:table-row table:style-name="ro1">
          <table:table-cell office:value-type="float" office:value="33000000" calcext:value-type="float">
            <text:p>33000000</text:p>
          </table:table-cell>
          <table:table-cell office:value-type="float" office:value="-24.1510585600699" calcext:value-type="float">
            <text:p>-24.1510585601</text:p>
          </table:table-cell>
        </table:table-row>
        <table:table-row table:style-name="ro1">
          <table:table-cell office:value-type="float" office:value="33250000" calcext:value-type="float">
            <text:p>33250000</text:p>
          </table:table-cell>
          <table:table-cell office:value-type="float" office:value="-22.3031436187845" calcext:value-type="float">
            <text:p>-22.3031436188</text:p>
          </table:table-cell>
        </table:table-row>
        <table:table-row table:style-name="ro1">
          <table:table-cell office:value-type="float" office:value="33500000" calcext:value-type="float">
            <text:p>33500000</text:p>
          </table:table-cell>
          <table:table-cell office:value-type="float" office:value="-19.9144150339083" calcext:value-type="float">
            <text:p>-19.9144150339</text:p>
          </table:table-cell>
        </table:table-row>
        <table:table-row table:style-name="ro1">
          <table:table-cell office:value-type="float" office:value="33750000" calcext:value-type="float">
            <text:p>33750000</text:p>
          </table:table-cell>
          <table:table-cell office:value-type="float" office:value="-26.4128088326714" calcext:value-type="float">
            <text:p>-26.4128088327</text:p>
          </table:table-cell>
        </table:table-row>
        <table:table-row table:style-name="ro1">
          <table:table-cell office:value-type="float" office:value="34000000" calcext:value-type="float">
            <text:p>34000000</text:p>
          </table:table-cell>
          <table:table-cell office:value-type="float" office:value="-23.3161169612474" calcext:value-type="float">
            <text:p>-23.3161169612</text:p>
          </table:table-cell>
        </table:table-row>
        <table:table-row table:style-name="ro1">
          <table:table-cell office:value-type="float" office:value="34250000" calcext:value-type="float">
            <text:p>34250000</text:p>
          </table:table-cell>
          <table:table-cell office:value-type="float" office:value="-24.6816554084975" calcext:value-type="float">
            <text:p>-24.6816554085</text:p>
          </table:table-cell>
        </table:table-row>
        <table:table-row table:style-name="ro1">
          <table:table-cell office:value-type="float" office:value="34500000" calcext:value-type="float">
            <text:p>34500000</text:p>
          </table:table-cell>
          <table:table-cell office:value-type="float" office:value="-20.5606486807114" calcext:value-type="float">
            <text:p>-20.5606486807</text:p>
          </table:table-cell>
        </table:table-row>
        <table:table-row table:style-name="ro1">
          <table:table-cell office:value-type="float" office:value="34750000" calcext:value-type="float">
            <text:p>34750000</text:p>
          </table:table-cell>
          <table:table-cell office:value-type="float" office:value="-28.5560304491122" calcext:value-type="float">
            <text:p>-28.5560304491</text:p>
          </table:table-cell>
        </table:table-row>
        <table:table-row table:style-name="ro1">
          <table:table-cell office:value-type="float" office:value="35000000" calcext:value-type="float">
            <text:p>35000000</text:p>
          </table:table-cell>
          <table:table-cell office:value-type="float" office:value="-24.7347291794637" calcext:value-type="float">
            <text:p>-24.7347291795</text:p>
          </table:table-cell>
        </table:table-row>
        <table:table-row table:style-name="ro1">
          <table:table-cell office:value-type="float" office:value="35250000" calcext:value-type="float">
            <text:p>35250000</text:p>
          </table:table-cell>
          <table:table-cell office:value-type="float" office:value="-22.2573424672226" calcext:value-type="float">
            <text:p>-22.2573424672</text:p>
          </table:table-cell>
        </table:table-row>
        <table:table-row table:style-name="ro1">
          <table:table-cell office:value-type="float" office:value="35500000" calcext:value-type="float">
            <text:p>35500000</text:p>
          </table:table-cell>
          <table:table-cell office:value-type="float" office:value="-23.3338953426659" calcext:value-type="float">
            <text:p>-23.3338953427</text:p>
          </table:table-cell>
        </table:table-row>
        <table:table-row table:style-name="ro1">
          <table:table-cell office:value-type="float" office:value="35750000" calcext:value-type="float">
            <text:p>35750000</text:p>
          </table:table-cell>
          <table:table-cell office:value-type="float" office:value="-28.7411328187258" calcext:value-type="float">
            <text:p>-28.7411328187</text:p>
          </table:table-cell>
        </table:table-row>
        <table:table-row table:style-name="ro1">
          <table:table-cell office:value-type="float" office:value="36000000" calcext:value-type="float">
            <text:p>36000000</text:p>
          </table:table-cell>
          <table:table-cell office:value-type="float" office:value="-24.8729690959461" calcext:value-type="float">
            <text:p>-24.8729690959</text:p>
          </table:table-cell>
        </table:table-row>
        <table:table-row table:style-name="ro1">
          <table:table-cell office:value-type="float" office:value="36250000" calcext:value-type="float">
            <text:p>36250000</text:p>
          </table:table-cell>
          <table:table-cell office:value-type="float" office:value="-22.3041468295722" calcext:value-type="float">
            <text:p>-22.3041468296</text:p>
          </table:table-cell>
        </table:table-row>
        <table:table-row table:style-name="ro1">
          <table:table-cell office:value-type="float" office:value="36500000" calcext:value-type="float">
            <text:p>36500000</text:p>
          </table:table-cell>
          <table:table-cell office:value-type="float" office:value="-26.3283121455174" calcext:value-type="float">
            <text:p>-26.3283121455</text:p>
          </table:table-cell>
        </table:table-row>
        <table:table-row table:style-name="ro1">
          <table:table-cell office:value-type="float" office:value="36750000" calcext:value-type="float">
            <text:p>36750000</text:p>
          </table:table-cell>
          <table:table-cell office:value-type="float" office:value="-20.6940033882887" calcext:value-type="float">
            <text:p>-20.6940033883</text:p>
          </table:table-cell>
        </table:table-row>
        <table:table-row table:style-name="ro1">
          <table:table-cell office:value-type="float" office:value="37000000" calcext:value-type="float">
            <text:p>37000000</text:p>
          </table:table-cell>
          <table:table-cell office:value-type="float" office:value="-24.1747629240546" calcext:value-type="float">
            <text:p>-24.1747629241</text:p>
          </table:table-cell>
        </table:table-row>
        <table:table-row table:style-name="ro1">
          <table:table-cell office:value-type="float" office:value="37250000" calcext:value-type="float">
            <text:p>37250000</text:p>
          </table:table-cell>
          <table:table-cell office:value-type="float" office:value="-27.4876887459721" calcext:value-type="float">
            <text:p>-27.487688746</text:p>
          </table:table-cell>
        </table:table-row>
        <table:table-row table:style-name="ro1">
          <table:table-cell office:value-type="float" office:value="37500000" calcext:value-type="float">
            <text:p>37500000</text:p>
          </table:table-cell>
          <table:table-cell office:value-type="float" office:value="-26.2052663817082" calcext:value-type="float">
            <text:p>-26.2052663817</text:p>
          </table:table-cell>
        </table:table-row>
        <table:table-row table:style-name="ro1">
          <table:table-cell office:value-type="float" office:value="37750000" calcext:value-type="float">
            <text:p>37750000</text:p>
          </table:table-cell>
          <table:table-cell office:value-type="float" office:value="-31.3103788526424" calcext:value-type="float">
            <text:p>-31.3103788526</text:p>
          </table:table-cell>
        </table:table-row>
        <table:table-row table:style-name="ro1">
          <table:table-cell office:value-type="float" office:value="38000000" calcext:value-type="float">
            <text:p>38000000</text:p>
          </table:table-cell>
          <table:table-cell office:value-type="float" office:value="-23.5988196638684" calcext:value-type="float">
            <text:p>-23.5988196639</text:p>
          </table:table-cell>
        </table:table-row>
        <table:table-row table:style-name="ro1">
          <table:table-cell office:value-type="float" office:value="38250000" calcext:value-type="float">
            <text:p>38250000</text:p>
          </table:table-cell>
          <table:table-cell office:value-type="float" office:value="-20.6787490422631" calcext:value-type="float">
            <text:p>-20.6787490423</text:p>
          </table:table-cell>
        </table:table-row>
        <table:table-row table:style-name="ro1">
          <table:table-cell office:value-type="float" office:value="38500000" calcext:value-type="float">
            <text:p>38500000</text:p>
          </table:table-cell>
          <table:table-cell office:value-type="float" office:value="-21.9668991564688" calcext:value-type="float">
            <text:p>-21.9668991565</text:p>
          </table:table-cell>
        </table:table-row>
        <table:table-row table:style-name="ro1">
          <table:table-cell office:value-type="float" office:value="38750000" calcext:value-type="float">
            <text:p>38750000</text:p>
          </table:table-cell>
          <table:table-cell office:value-type="float" office:value="-21.947294707773" calcext:value-type="float">
            <text:p>-21.9472947078</text:p>
          </table:table-cell>
        </table:table-row>
        <table:table-row table:style-name="ro1">
          <table:table-cell office:value-type="float" office:value="39000000" calcext:value-type="float">
            <text:p>39000000</text:p>
          </table:table-cell>
          <table:table-cell office:value-type="float" office:value="-21.4648508286646" calcext:value-type="float">
            <text:p>-21.4648508287</text:p>
          </table:table-cell>
        </table:table-row>
        <table:table-row table:style-name="ro1">
          <table:table-cell office:value-type="float" office:value="39250000" calcext:value-type="float">
            <text:p>39250000</text:p>
          </table:table-cell>
          <table:table-cell office:value-type="float" office:value="-20.0999507852147" calcext:value-type="float">
            <text:p>-20.0999507852</text:p>
          </table:table-cell>
        </table:table-row>
        <table:table-row table:style-name="ro1">
          <table:table-cell office:value-type="float" office:value="39500000" calcext:value-type="float">
            <text:p>39500000</text:p>
          </table:table-cell>
          <table:table-cell office:value-type="float" office:value="-32.65179823103" calcext:value-type="float">
            <text:p>-32.651798231</text:p>
          </table:table-cell>
        </table:table-row>
        <table:table-row table:style-name="ro1">
          <table:table-cell office:value-type="float" office:value="39750000" calcext:value-type="float">
            <text:p>39750000</text:p>
          </table:table-cell>
          <table:table-cell office:value-type="float" office:value="-26.7758534320332" calcext:value-type="float">
            <text:p>-26.775853432</text:p>
          </table:table-cell>
        </table:table-row>
        <table:table-row table:style-name="ro1">
          <table:table-cell office:value-type="float" office:value="40000000" calcext:value-type="float">
            <text:p>40000000</text:p>
          </table:table-cell>
          <table:table-cell office:value-type="float" office:value="-25.0293115402212" calcext:value-type="float">
            <text:p>-25.0293115402</text:p>
          </table:table-cell>
        </table:table-row>
        <table:table-row table:style-name="ro1">
          <table:table-cell office:value-type="float" office:value="40250000" calcext:value-type="float">
            <text:p>40250000</text:p>
          </table:table-cell>
          <table:table-cell office:value-type="float" office:value="-21.5938612309067" calcext:value-type="float">
            <text:p>-21.5938612309</text:p>
          </table:table-cell>
        </table:table-row>
        <table:table-row table:style-name="ro1">
          <table:table-cell office:value-type="float" office:value="40500000" calcext:value-type="float">
            <text:p>40500000</text:p>
          </table:table-cell>
          <table:table-cell office:value-type="float" office:value="-26.9407574419041" calcext:value-type="float">
            <text:p>-26.9407574419</text:p>
          </table:table-cell>
        </table:table-row>
        <table:table-row table:style-name="ro1">
          <table:table-cell office:value-type="float" office:value="40750000" calcext:value-type="float">
            <text:p>40750000</text:p>
          </table:table-cell>
          <table:table-cell office:value-type="float" office:value="-20.440995439481" calcext:value-type="float">
            <text:p>-20.4409954395</text:p>
          </table:table-cell>
        </table:table-row>
        <table:table-row table:style-name="ro1">
          <table:table-cell office:value-type="float" office:value="41000000" calcext:value-type="float">
            <text:p>41000000</text:p>
          </table:table-cell>
          <table:table-cell office:value-type="float" office:value="-28.5206821929115" calcext:value-type="float">
            <text:p>-28.5206821929</text:p>
          </table:table-cell>
        </table:table-row>
        <table:table-row table:style-name="ro1">
          <table:table-cell office:value-type="float" office:value="41250000" calcext:value-type="float">
            <text:p>41250000</text:p>
          </table:table-cell>
          <table:table-cell office:value-type="float" office:value="-19.9813052370762" calcext:value-type="float">
            <text:p>-19.9813052371</text:p>
          </table:table-cell>
        </table:table-row>
        <table:table-row table:style-name="ro1">
          <table:table-cell office:value-type="float" office:value="41500000" calcext:value-type="float">
            <text:p>41500000</text:p>
          </table:table-cell>
          <table:table-cell office:value-type="float" office:value="-23.9414834540567" calcext:value-type="float">
            <text:p>-23.9414834541</text:p>
          </table:table-cell>
        </table:table-row>
        <table:table-row table:style-name="ro1">
          <table:table-cell office:value-type="float" office:value="41750000" calcext:value-type="float">
            <text:p>41750000</text:p>
          </table:table-cell>
          <table:table-cell office:value-type="float" office:value="-23.9294995716662" calcext:value-type="float">
            <text:p>-23.9294995717</text:p>
          </table:table-cell>
        </table:table-row>
        <table:table-row table:style-name="ro1">
          <table:table-cell office:value-type="float" office:value="42000000" calcext:value-type="float">
            <text:p>42000000</text:p>
          </table:table-cell>
          <table:table-cell office:value-type="float" office:value="-17.3912005789139" calcext:value-type="float">
            <text:p>-17.3912005789</text:p>
          </table:table-cell>
        </table:table-row>
        <table:table-row table:style-name="ro1">
          <table:table-cell office:value-type="float" office:value="42250000" calcext:value-type="float">
            <text:p>42250000</text:p>
          </table:table-cell>
          <table:table-cell office:value-type="float" office:value="-16.0679144957868" calcext:value-type="float">
            <text:p>-16.0679144958</text:p>
          </table:table-cell>
        </table:table-row>
        <table:table-row table:style-name="ro1">
          <table:table-cell office:value-type="float" office:value="42500000" calcext:value-type="float">
            <text:p>42500000</text:p>
          </table:table-cell>
          <table:table-cell office:value-type="float" office:value="-24.4699868576604" calcext:value-type="float">
            <text:p>-24.4699868577</text:p>
          </table:table-cell>
        </table:table-row>
        <table:table-row table:style-name="ro1">
          <table:table-cell office:value-type="float" office:value="42750000" calcext:value-type="float">
            <text:p>42750000</text:p>
          </table:table-cell>
          <table:table-cell office:value-type="float" office:value="-15.6615102504186" calcext:value-type="float">
            <text:p>-15.6615102504</text:p>
          </table:table-cell>
        </table:table-row>
        <table:table-row table:style-name="ro1">
          <table:table-cell office:value-type="float" office:value="43000000" calcext:value-type="float">
            <text:p>43000000</text:p>
          </table:table-cell>
          <table:table-cell office:value-type="float" office:value="-17.6805064932061" calcext:value-type="float">
            <text:p>-17.6805064932</text:p>
          </table:table-cell>
        </table:table-row>
        <table:table-row table:style-name="ro1">
          <table:table-cell office:value-type="float" office:value="43250000" calcext:value-type="float">
            <text:p>43250000</text:p>
          </table:table-cell>
          <table:table-cell office:value-type="float" office:value="-17.7996084734576" calcext:value-type="float">
            <text:p>-17.7996084735</text:p>
          </table:table-cell>
        </table:table-row>
        <table:table-row table:style-name="ro1">
          <table:table-cell office:value-type="float" office:value="43500000" calcext:value-type="float">
            <text:p>43500000</text:p>
          </table:table-cell>
          <table:table-cell office:value-type="float" office:value="-16.5878078385154" calcext:value-type="float">
            <text:p>-16.5878078385</text:p>
          </table:table-cell>
        </table:table-row>
        <table:table-row table:style-name="ro1">
          <table:table-cell office:value-type="float" office:value="43750000" calcext:value-type="float">
            <text:p>43750000</text:p>
          </table:table-cell>
          <table:table-cell office:value-type="float" office:value="-16.0310671244673" calcext:value-type="float">
            <text:p>-16.0310671245</text:p>
          </table:table-cell>
        </table:table-row>
        <table:table-row table:style-name="ro1">
          <table:table-cell office:value-type="float" office:value="44000000" calcext:value-type="float">
            <text:p>44000000</text:p>
          </table:table-cell>
          <table:table-cell office:value-type="float" office:value="-14.1030428135808" calcext:value-type="float">
            <text:p>-14.1030428136</text:p>
          </table:table-cell>
        </table:table-row>
        <table:table-row table:style-name="ro1">
          <table:table-cell office:value-type="float" office:value="44250000" calcext:value-type="float">
            <text:p>44250000</text:p>
          </table:table-cell>
          <table:table-cell office:value-type="float" office:value="-14.4915150391289" calcext:value-type="float">
            <text:p>-14.4915150391</text:p>
          </table:table-cell>
        </table:table-row>
        <table:table-row table:style-name="ro1">
          <table:table-cell office:value-type="float" office:value="44500000" calcext:value-type="float">
            <text:p>44500000</text:p>
          </table:table-cell>
          <table:table-cell office:value-type="float" office:value="-17.1804637122102" calcext:value-type="float">
            <text:p>-17.1804637122</text:p>
          </table:table-cell>
        </table:table-row>
        <table:table-row table:style-name="ro1">
          <table:table-cell office:value-type="float" office:value="44750000" calcext:value-type="float">
            <text:p>44750000</text:p>
          </table:table-cell>
          <table:table-cell office:value-type="float" office:value="-14.3702853857228" calcext:value-type="float">
            <text:p>-14.3702853857</text:p>
          </table:table-cell>
        </table:table-row>
        <table:table-row table:style-name="ro1">
          <table:table-cell office:value-type="float" office:value="45000000" calcext:value-type="float">
            <text:p>45000000</text:p>
          </table:table-cell>
          <table:table-cell office:value-type="float" office:value="-13.6476158360588" calcext:value-type="float">
            <text:p>-13.6476158361</text:p>
          </table:table-cell>
        </table:table-row>
        <table:table-row table:style-name="ro1">
          <table:table-cell office:value-type="float" office:value="45250000" calcext:value-type="float">
            <text:p>45250000</text:p>
          </table:table-cell>
          <table:table-cell office:value-type="float" office:value="-15.3578518413213" calcext:value-type="float">
            <text:p>-15.3578518413</text:p>
          </table:table-cell>
        </table:table-row>
        <table:table-row table:style-name="ro1">
          <table:table-cell office:value-type="float" office:value="45500000" calcext:value-type="float">
            <text:p>45500000</text:p>
          </table:table-cell>
          <table:table-cell office:value-type="float" office:value="-14.9772607667512" calcext:value-type="float">
            <text:p>-14.9772607668</text:p>
          </table:table-cell>
        </table:table-row>
        <table:table-row table:style-name="ro1">
          <table:table-cell office:value-type="float" office:value="45750000" calcext:value-type="float">
            <text:p>45750000</text:p>
          </table:table-cell>
          <table:table-cell office:value-type="float" office:value="-12.7588071193334" calcext:value-type="float">
            <text:p>-12.7588071193</text:p>
          </table:table-cell>
        </table:table-row>
        <table:table-row table:style-name="ro1">
          <table:table-cell office:value-type="float" office:value="46000000" calcext:value-type="float">
            <text:p>46000000</text:p>
          </table:table-cell>
          <table:table-cell office:value-type="float" office:value="-13.5571942703836" calcext:value-type="float">
            <text:p>-13.5571942704</text:p>
          </table:table-cell>
        </table:table-row>
        <table:table-row table:style-name="ro1">
          <table:table-cell office:value-type="float" office:value="46250000" calcext:value-type="float">
            <text:p>46250000</text:p>
          </table:table-cell>
          <table:table-cell office:value-type="float" office:value="-10.8569921760275" calcext:value-type="float">
            <text:p>-10.856992176</text:p>
          </table:table-cell>
        </table:table-row>
        <table:table-row table:style-name="ro1">
          <table:table-cell office:value-type="float" office:value="46500000" calcext:value-type="float">
            <text:p>46500000</text:p>
          </table:table-cell>
          <table:table-cell office:value-type="float" office:value="-13.9559654089817" calcext:value-type="float">
            <text:p>-13.955965409</text:p>
          </table:table-cell>
        </table:table-row>
        <table:table-row table:style-name="ro1">
          <table:table-cell office:value-type="float" office:value="46750000" calcext:value-type="float">
            <text:p>46750000</text:p>
          </table:table-cell>
          <table:table-cell office:value-type="float" office:value="-11.1885193325754" calcext:value-type="float">
            <text:p>-11.1885193326</text:p>
          </table:table-cell>
        </table:table-row>
        <table:table-row table:style-name="ro1">
          <table:table-cell office:value-type="float" office:value="47000000" calcext:value-type="float">
            <text:p>47000000</text:p>
          </table:table-cell>
          <table:table-cell office:value-type="float" office:value="-11.0288698645033" calcext:value-type="float">
            <text:p>-11.0288698645</text:p>
          </table:table-cell>
        </table:table-row>
        <table:table-row table:style-name="ro1">
          <table:table-cell office:value-type="float" office:value="47250000" calcext:value-type="float">
            <text:p>47250000</text:p>
          </table:table-cell>
          <table:table-cell office:value-type="float" office:value="-12.1691100537952" calcext:value-type="float">
            <text:p>-12.1691100538</text:p>
          </table:table-cell>
        </table:table-row>
        <table:table-row table:style-name="ro1">
          <table:table-cell office:value-type="float" office:value="47500000" calcext:value-type="float">
            <text:p>47500000</text:p>
          </table:table-cell>
          <table:table-cell office:value-type="float" office:value="-10.5947375431067" calcext:value-type="float">
            <text:p>-10.5947375431</text:p>
          </table:table-cell>
        </table:table-row>
        <table:table-row table:style-name="ro1">
          <table:table-cell office:value-type="float" office:value="47750000" calcext:value-type="float">
            <text:p>47750000</text:p>
          </table:table-cell>
          <table:table-cell office:value-type="float" office:value="-10.2870491732436" calcext:value-type="float">
            <text:p>-10.2870491732</text:p>
          </table:table-cell>
        </table:table-row>
        <table:table-row table:style-name="ro1">
          <table:table-cell office:value-type="float" office:value="48000000" calcext:value-type="float">
            <text:p>48000000</text:p>
          </table:table-cell>
          <table:table-cell office:value-type="float" office:value="-11.7939355209792" calcext:value-type="float">
            <text:p>-11.793935521</text:p>
          </table:table-cell>
        </table:table-row>
        <table:table-row table:style-name="ro1">
          <table:table-cell office:value-type="float" office:value="48250000" calcext:value-type="float">
            <text:p>48250000</text:p>
          </table:table-cell>
          <table:table-cell office:value-type="float" office:value="-9.3958791171137" calcext:value-type="float">
            <text:p>-9.3958791171</text:p>
          </table:table-cell>
        </table:table-row>
        <table:table-row table:style-name="ro1">
          <table:table-cell office:value-type="float" office:value="48500000" calcext:value-type="float">
            <text:p>48500000</text:p>
          </table:table-cell>
          <table:table-cell office:value-type="float" office:value="-8.94033504280521" calcext:value-type="float">
            <text:p>-8.9403350428</text:p>
          </table:table-cell>
        </table:table-row>
        <table:table-row table:style-name="ro1">
          <table:table-cell office:value-type="float" office:value="48750000" calcext:value-type="float">
            <text:p>48750000</text:p>
          </table:table-cell>
          <table:table-cell office:value-type="float" office:value="-9.37301198156733" calcext:value-type="float">
            <text:p>-9.3730119816</text:p>
          </table:table-cell>
        </table:table-row>
        <table:table-row table:style-name="ro1">
          <table:table-cell office:value-type="float" office:value="49000000" calcext:value-type="float">
            <text:p>49000000</text:p>
          </table:table-cell>
          <table:table-cell office:value-type="float" office:value="-8.40365517835635" calcext:value-type="float">
            <text:p>-8.4036551784</text:p>
          </table:table-cell>
        </table:table-row>
        <table:table-row table:style-name="ro1">
          <table:table-cell office:value-type="float" office:value="49250000" calcext:value-type="float">
            <text:p>49250000</text:p>
          </table:table-cell>
          <table:table-cell office:value-type="float" office:value="-9.64728865615943" calcext:value-type="float">
            <text:p>-9.6472886562</text:p>
          </table:table-cell>
        </table:table-row>
        <table:table-row table:style-name="ro1">
          <table:table-cell office:value-type="float" office:value="49500000" calcext:value-type="float">
            <text:p>49500000</text:p>
          </table:table-cell>
          <table:table-cell office:value-type="float" office:value="-9.24025803579077" calcext:value-type="float">
            <text:p>-9.2402580358</text:p>
          </table:table-cell>
        </table:table-row>
        <table:table-row table:style-name="ro1">
          <table:table-cell office:value-type="float" office:value="49750000" calcext:value-type="float">
            <text:p>49750000</text:p>
          </table:table-cell>
          <table:table-cell office:value-type="float" office:value="-9.87607941664938" calcext:value-type="float">
            <text:p>-9.8760794166</text:p>
          </table:table-cell>
        </table:table-row>
        <table:table-row table:style-name="ro1">
          <table:table-cell office:value-type="float" office:value="50000000" calcext:value-type="float">
            <text:p>50000000</text:p>
          </table:table-cell>
          <table:table-cell office:value-type="float" office:value="-7.80654414581789" calcext:value-type="float">
            <text:p>-7.8065441458</text:p>
          </table:table-cell>
        </table:table-row>
        <table:table-row table:style-name="ro1">
          <table:table-cell office:value-type="float" office:value="50250000" calcext:value-type="float">
            <text:p>50250000</text:p>
          </table:table-cell>
          <table:table-cell office:value-type="float" office:value="-6.90718747475719" calcext:value-type="float">
            <text:p>-6.9071874748</text:p>
          </table:table-cell>
        </table:table-row>
        <table:table-row table:style-name="ro1">
          <table:table-cell office:value-type="float" office:value="50500000" calcext:value-type="float">
            <text:p>50500000</text:p>
          </table:table-cell>
          <table:table-cell office:value-type="float" office:value="-8.18892739677287" calcext:value-type="float">
            <text:p>-8.1889273968</text:p>
          </table:table-cell>
        </table:table-row>
        <table:table-row table:style-name="ro1">
          <table:table-cell office:value-type="float" office:value="50750000" calcext:value-type="float">
            <text:p>50750000</text:p>
          </table:table-cell>
          <table:table-cell office:value-type="float" office:value="-7.8834138269657" calcext:value-type="float">
            <text:p>-7.883413827</text:p>
          </table:table-cell>
        </table:table-row>
        <table:table-row table:style-name="ro1">
          <table:table-cell office:value-type="float" office:value="51000000" calcext:value-type="float">
            <text:p>51000000</text:p>
          </table:table-cell>
          <table:table-cell office:value-type="float" office:value="-6.98132371687255" calcext:value-type="float">
            <text:p>-6.9813237169</text:p>
          </table:table-cell>
        </table:table-row>
        <table:table-row table:style-name="ro1">
          <table:table-cell office:value-type="float" office:value="51250000" calcext:value-type="float">
            <text:p>51250000</text:p>
          </table:table-cell>
          <table:table-cell office:value-type="float" office:value="-7.54921497797909" calcext:value-type="float">
            <text:p>-7.549214978</text:p>
          </table:table-cell>
        </table:table-row>
        <table:table-row table:style-name="ro1">
          <table:table-cell office:value-type="float" office:value="51500000" calcext:value-type="float">
            <text:p>51500000</text:p>
          </table:table-cell>
          <table:table-cell office:value-type="float" office:value="-7.44326814241035" calcext:value-type="float">
            <text:p>-7.4432681424</text:p>
          </table:table-cell>
        </table:table-row>
        <table:table-row table:style-name="ro1">
          <table:table-cell office:value-type="float" office:value="51750000" calcext:value-type="float">
            <text:p>51750000</text:p>
          </table:table-cell>
          <table:table-cell office:value-type="float" office:value="-6.6546092475536" calcext:value-type="float">
            <text:p>-6.6546092476</text:p>
          </table:table-cell>
        </table:table-row>
        <table:table-row table:style-name="ro1">
          <table:table-cell office:value-type="float" office:value="52000000" calcext:value-type="float">
            <text:p>52000000</text:p>
          </table:table-cell>
          <table:table-cell office:value-type="float" office:value="-6.92940873476688" calcext:value-type="float">
            <text:p>-6.9294087348</text:p>
          </table:table-cell>
        </table:table-row>
        <table:table-row table:style-name="ro1">
          <table:table-cell office:value-type="float" office:value="52250000" calcext:value-type="float">
            <text:p>52250000</text:p>
          </table:table-cell>
          <table:table-cell office:value-type="float" office:value="-6.57404838100286" calcext:value-type="float">
            <text:p>-6.574048381</text:p>
          </table:table-cell>
        </table:table-row>
        <table:table-row table:style-name="ro1">
          <table:table-cell office:value-type="float" office:value="52500000" calcext:value-type="float">
            <text:p>52500000</text:p>
          </table:table-cell>
          <table:table-cell office:value-type="float" office:value="-6.203096507206" calcext:value-type="float">
            <text:p>-6.2030965072</text:p>
          </table:table-cell>
        </table:table-row>
        <table:table-row table:style-name="ro1">
          <table:table-cell office:value-type="float" office:value="52750000" calcext:value-type="float">
            <text:p>52750000</text:p>
          </table:table-cell>
          <table:table-cell office:value-type="float" office:value="-6.14520416799736" calcext:value-type="float">
            <text:p>-6.145204168</text:p>
          </table:table-cell>
        </table:table-row>
        <table:table-row table:style-name="ro1">
          <table:table-cell office:value-type="float" office:value="53000000" calcext:value-type="float">
            <text:p>53000000</text:p>
          </table:table-cell>
          <table:table-cell office:value-type="float" office:value="-6.33306383928394" calcext:value-type="float">
            <text:p>-6.3330638393</text:p>
          </table:table-cell>
        </table:table-row>
        <table:table-row table:style-name="ro1">
          <table:table-cell office:value-type="float" office:value="53250000" calcext:value-type="float">
            <text:p>53250000</text:p>
          </table:table-cell>
          <table:table-cell office:value-type="float" office:value="-5.26529130150325" calcext:value-type="float">
            <text:p>-5.2652913015</text:p>
          </table:table-cell>
        </table:table-row>
        <table:table-row table:style-name="ro1">
          <table:table-cell office:value-type="float" office:value="53500000" calcext:value-type="float">
            <text:p>53500000</text:p>
          </table:table-cell>
          <table:table-cell office:value-type="float" office:value="-5.76566528800702" calcext:value-type="float">
            <text:p>-5.765665288</text:p>
          </table:table-cell>
        </table:table-row>
        <table:table-row table:style-name="ro1">
          <table:table-cell office:value-type="float" office:value="53750000" calcext:value-type="float">
            <text:p>53750000</text:p>
          </table:table-cell>
          <table:table-cell office:value-type="float" office:value="-5.92920488916338" calcext:value-type="float">
            <text:p>-5.9292048892</text:p>
          </table:table-cell>
        </table:table-row>
        <table:table-row table:style-name="ro1">
          <table:table-cell office:value-type="float" office:value="54000000" calcext:value-type="float">
            <text:p>54000000</text:p>
          </table:table-cell>
          <table:table-cell office:value-type="float" office:value="-5.14291260559614" calcext:value-type="float">
            <text:p>-5.1429126056</text:p>
          </table:table-cell>
        </table:table-row>
        <table:table-row table:style-name="ro1">
          <table:table-cell office:value-type="float" office:value="54250000" calcext:value-type="float">
            <text:p>54250000</text:p>
          </table:table-cell>
          <table:table-cell office:value-type="float" office:value="-4.82659606414568" calcext:value-type="float">
            <text:p>-4.8265960641</text:p>
          </table:table-cell>
        </table:table-row>
        <table:table-row table:style-name="ro1">
          <table:table-cell office:value-type="float" office:value="54500000" calcext:value-type="float">
            <text:p>54500000</text:p>
          </table:table-cell>
          <table:table-cell office:value-type="float" office:value="-4.46465120687059" calcext:value-type="float">
            <text:p>-4.4646512069</text:p>
          </table:table-cell>
        </table:table-row>
        <table:table-row table:style-name="ro1">
          <table:table-cell office:value-type="float" office:value="54750000" calcext:value-type="float">
            <text:p>54750000</text:p>
          </table:table-cell>
          <table:table-cell office:value-type="float" office:value="-4.4842228020505" calcext:value-type="float">
            <text:p>-4.4842228021</text:p>
          </table:table-cell>
        </table:table-row>
        <table:table-row table:style-name="ro1">
          <table:table-cell office:value-type="float" office:value="55000000" calcext:value-type="float">
            <text:p>55000000</text:p>
          </table:table-cell>
          <table:table-cell office:value-type="float" office:value="-5.7574084397678" calcext:value-type="float">
            <text:p>-5.7574084398</text:p>
          </table:table-cell>
        </table:table-row>
        <table:table-row table:style-name="ro1">
          <table:table-cell office:value-type="float" office:value="55250000" calcext:value-type="float">
            <text:p>55250000</text:p>
          </table:table-cell>
          <table:table-cell office:value-type="float" office:value="-4.85535509782622" calcext:value-type="float">
            <text:p>-4.8553550978</text:p>
          </table:table-cell>
        </table:table-row>
        <table:table-row table:style-name="ro1">
          <table:table-cell office:value-type="float" office:value="55500000" calcext:value-type="float">
            <text:p>55500000</text:p>
          </table:table-cell>
          <table:table-cell office:value-type="float" office:value="-5.32837487951537" calcext:value-type="float">
            <text:p>-5.3283748795</text:p>
          </table:table-cell>
        </table:table-row>
        <table:table-row table:style-name="ro1">
          <table:table-cell office:value-type="float" office:value="55750000" calcext:value-type="float">
            <text:p>55750000</text:p>
          </table:table-cell>
          <table:table-cell office:value-type="float" office:value="-5.37728733832794" calcext:value-type="float">
            <text:p>-5.3772873383</text:p>
          </table:table-cell>
        </table:table-row>
        <table:table-row table:style-name="ro1">
          <table:table-cell office:value-type="float" office:value="56000000" calcext:value-type="float">
            <text:p>56000000</text:p>
          </table:table-cell>
          <table:table-cell office:value-type="float" office:value="-4.77824305861462" calcext:value-type="float">
            <text:p>-4.7782430586</text:p>
          </table:table-cell>
        </table:table-row>
        <table:table-row table:style-name="ro1">
          <table:table-cell office:value-type="float" office:value="56250000" calcext:value-type="float">
            <text:p>56250000</text:p>
          </table:table-cell>
          <table:table-cell office:value-type="float" office:value="-3.97148080248501" calcext:value-type="float">
            <text:p>-3.9714808025</text:p>
          </table:table-cell>
        </table:table-row>
        <table:table-row table:style-name="ro1">
          <table:table-cell office:value-type="float" office:value="56500000" calcext:value-type="float">
            <text:p>56500000</text:p>
          </table:table-cell>
          <table:table-cell office:value-type="float" office:value="-5.93866136769993" calcext:value-type="float">
            <text:p>-5.9386613677</text:p>
          </table:table-cell>
        </table:table-row>
        <table:table-row table:style-name="ro1">
          <table:table-cell office:value-type="float" office:value="56750000" calcext:value-type="float">
            <text:p>56750000</text:p>
          </table:table-cell>
          <table:table-cell office:value-type="float" office:value="-4.85495970441992" calcext:value-type="float">
            <text:p>-4.8549597044</text:p>
          </table:table-cell>
        </table:table-row>
        <table:table-row table:style-name="ro1">
          <table:table-cell office:value-type="float" office:value="57000000" calcext:value-type="float">
            <text:p>57000000</text:p>
          </table:table-cell>
          <table:table-cell office:value-type="float" office:value="-4.68578246870899" calcext:value-type="float">
            <text:p>-4.6857824687</text:p>
          </table:table-cell>
        </table:table-row>
        <table:table-row table:style-name="ro1">
          <table:table-cell office:value-type="float" office:value="57250000" calcext:value-type="float">
            <text:p>57250000</text:p>
          </table:table-cell>
          <table:table-cell office:value-type="float" office:value="-4.58305489885316" calcext:value-type="float">
            <text:p>-4.5830548989</text:p>
          </table:table-cell>
        </table:table-row>
        <table:table-row table:style-name="ro1">
          <table:table-cell office:value-type="float" office:value="57500000" calcext:value-type="float">
            <text:p>57500000</text:p>
          </table:table-cell>
          <table:table-cell office:value-type="float" office:value="-4.5632104502529" calcext:value-type="float">
            <text:p>-4.5632104503</text:p>
          </table:table-cell>
        </table:table-row>
        <table:table-row table:style-name="ro1">
          <table:table-cell office:value-type="float" office:value="57750000" calcext:value-type="float">
            <text:p>57750000</text:p>
          </table:table-cell>
          <table:table-cell office:value-type="float" office:value="-3.76297360616851" calcext:value-type="float">
            <text:p>-3.7629736062</text:p>
          </table:table-cell>
        </table:table-row>
        <table:table-row table:style-name="ro1">
          <table:table-cell office:value-type="float" office:value="58000000" calcext:value-type="float">
            <text:p>58000000</text:p>
          </table:table-cell>
          <table:table-cell office:value-type="float" office:value="-4.77612913575474" calcext:value-type="float">
            <text:p>-4.7761291358</text:p>
          </table:table-cell>
        </table:table-row>
        <table:table-row table:style-name="ro1">
          <table:table-cell office:value-type="float" office:value="58250000" calcext:value-type="float">
            <text:p>58250000</text:p>
          </table:table-cell>
          <table:table-cell office:value-type="float" office:value="-4.15180939151788" calcext:value-type="float">
            <text:p>-4.1518093915</text:p>
          </table:table-cell>
        </table:table-row>
        <table:table-row table:style-name="ro1">
          <table:table-cell office:value-type="float" office:value="58500000" calcext:value-type="float">
            <text:p>58500000</text:p>
          </table:table-cell>
          <table:table-cell office:value-type="float" office:value="-3.38871782436699" calcext:value-type="float">
            <text:p>-3.3887178244</text:p>
          </table:table-cell>
        </table:table-row>
        <table:table-row table:style-name="ro1">
          <table:table-cell office:value-type="float" office:value="58750000" calcext:value-type="float">
            <text:p>58750000</text:p>
          </table:table-cell>
          <table:table-cell office:value-type="float" office:value="-3.69618198511568" calcext:value-type="float">
            <text:p>-3.6961819851</text:p>
          </table:table-cell>
        </table:table-row>
        <table:table-row table:style-name="ro1">
          <table:table-cell office:value-type="float" office:value="59000000" calcext:value-type="float">
            <text:p>59000000</text:p>
          </table:table-cell>
          <table:table-cell office:value-type="float" office:value="-4.20303540805383" calcext:value-type="float">
            <text:p>-4.2030354081</text:p>
          </table:table-cell>
        </table:table-row>
        <table:table-row table:style-name="ro1">
          <table:table-cell office:value-type="float" office:value="59250000" calcext:value-type="float">
            <text:p>59250000</text:p>
          </table:table-cell>
          <table:table-cell office:value-type="float" office:value="-4.15972955623613" calcext:value-type="float">
            <text:p>-4.1597295562</text:p>
          </table:table-cell>
        </table:table-row>
        <table:table-row table:style-name="ro1">
          <table:table-cell office:value-type="float" office:value="59500000" calcext:value-type="float">
            <text:p>59500000</text:p>
          </table:table-cell>
          <table:table-cell office:value-type="float" office:value="-4.76805159026004" calcext:value-type="float">
            <text:p>-4.7680515903</text:p>
          </table:table-cell>
        </table:table-row>
        <table:table-row table:style-name="ro1">
          <table:table-cell office:value-type="float" office:value="59750000" calcext:value-type="float">
            <text:p>59750000</text:p>
          </table:table-cell>
          <table:table-cell office:value-type="float" office:value="-4.74040377761405" calcext:value-type="float">
            <text:p>-4.7404037776</text:p>
          </table:table-cell>
        </table:table-row>
        <table:table-row table:style-name="ro1">
          <table:table-cell office:value-type="float" office:value="60000000" calcext:value-type="float">
            <text:p>60000000</text:p>
          </table:table-cell>
          <table:table-cell office:value-type="float" office:value="-4.75813266636203" calcext:value-type="float">
            <text:p>-4.7581326664</text:p>
          </table:table-cell>
        </table:table-row>
        <table:table-row table:style-name="ro1">
          <table:table-cell office:value-type="float" office:value="60250000" calcext:value-type="float">
            <text:p>60250000</text:p>
          </table:table-cell>
          <table:table-cell office:value-type="float" office:value="-4.08442135116712" calcext:value-type="float">
            <text:p>-4.0844213512</text:p>
          </table:table-cell>
        </table:table-row>
        <table:table-row table:style-name="ro1">
          <table:table-cell office:value-type="float" office:value="60500000" calcext:value-type="float">
            <text:p>60500000</text:p>
          </table:table-cell>
          <table:table-cell office:value-type="float" office:value="-4.00746077544214" calcext:value-type="float">
            <text:p>-4.0074607754</text:p>
          </table:table-cell>
        </table:table-row>
        <table:table-row table:style-name="ro1">
          <table:table-cell office:value-type="float" office:value="60750000" calcext:value-type="float">
            <text:p>60750000</text:p>
          </table:table-cell>
          <table:table-cell office:value-type="float" office:value="-4.20762050070978" calcext:value-type="float">
            <text:p>-4.2076205007</text:p>
          </table:table-cell>
        </table:table-row>
        <table:table-row table:style-name="ro1">
          <table:table-cell office:value-type="float" office:value="61000000" calcext:value-type="float">
            <text:p>61000000</text:p>
          </table:table-cell>
          <table:table-cell office:value-type="float" office:value="-4.36520739944858" calcext:value-type="float">
            <text:p>-4.3652073994</text:p>
          </table:table-cell>
        </table:table-row>
        <table:table-row table:style-name="ro1">
          <table:table-cell office:value-type="float" office:value="61250000" calcext:value-type="float">
            <text:p>61250000</text:p>
          </table:table-cell>
          <table:table-cell office:value-type="float" office:value="-3.81845165498795" calcext:value-type="float">
            <text:p>-3.818451655</text:p>
          </table:table-cell>
        </table:table-row>
        <table:table-row table:style-name="ro1">
          <table:table-cell office:value-type="float" office:value="61500000" calcext:value-type="float">
            <text:p>61500000</text:p>
          </table:table-cell>
          <table:table-cell office:value-type="float" office:value="-3.9396289774742" calcext:value-type="float">
            <text:p>-3.9396289775</text:p>
          </table:table-cell>
        </table:table-row>
        <table:table-row table:style-name="ro1">
          <table:table-cell office:value-type="float" office:value="61750000" calcext:value-type="float">
            <text:p>61750000</text:p>
          </table:table-cell>
          <table:table-cell office:value-type="float" office:value="-3.38228090146091" calcext:value-type="float">
            <text:p>-3.3822809015</text:p>
          </table:table-cell>
        </table:table-row>
        <table:table-row table:style-name="ro1">
          <table:table-cell office:value-type="float" office:value="62000000" calcext:value-type="float">
            <text:p>62000000</text:p>
          </table:table-cell>
          <table:table-cell office:value-type="float" office:value="-4.23638442989556" calcext:value-type="float">
            <text:p>-4.2363844299</text:p>
          </table:table-cell>
        </table:table-row>
        <table:table-row table:style-name="ro1">
          <table:table-cell office:value-type="float" office:value="62250000" calcext:value-type="float">
            <text:p>62250000</text:p>
          </table:table-cell>
          <table:table-cell office:value-type="float" office:value="-4.01316884134257" calcext:value-type="float">
            <text:p>-4.0131688413</text:p>
          </table:table-cell>
        </table:table-row>
        <table:table-row table:style-name="ro1">
          <table:table-cell office:value-type="float" office:value="62500000" calcext:value-type="float">
            <text:p>62500000</text:p>
          </table:table-cell>
          <table:table-cell office:value-type="float" office:value="-3.74568787327345" calcext:value-type="float">
            <text:p>-3.7456878733</text:p>
          </table:table-cell>
        </table:table-row>
        <table:table-row table:style-name="ro1">
          <table:table-cell office:value-type="float" office:value="62750000" calcext:value-type="float">
            <text:p>62750000</text:p>
          </table:table-cell>
          <table:table-cell office:value-type="float" office:value="-4.10526856549528" calcext:value-type="float">
            <text:p>-4.1052685655</text:p>
          </table:table-cell>
        </table:table-row>
        <table:table-row table:style-name="ro1">
          <table:table-cell office:value-type="float" office:value="63000000" calcext:value-type="float">
            <text:p>63000000</text:p>
          </table:table-cell>
          <table:table-cell office:value-type="float" office:value="-4.34009733426104" calcext:value-type="float">
            <text:p>-4.3400973343</text:p>
          </table:table-cell>
        </table:table-row>
        <table:table-row table:style-name="ro1">
          <table:table-cell office:value-type="float" office:value="63250000" calcext:value-type="float">
            <text:p>63250000</text:p>
          </table:table-cell>
          <table:table-cell office:value-type="float" office:value="-3.9775367193028" calcext:value-type="float">
            <text:p>-3.9775367193</text:p>
          </table:table-cell>
        </table:table-row>
        <table:table-row table:style-name="ro1">
          <table:table-cell office:value-type="float" office:value="63500000" calcext:value-type="float">
            <text:p>63500000</text:p>
          </table:table-cell>
          <table:table-cell office:value-type="float" office:value="-3.53332685207284" calcext:value-type="float">
            <text:p>-3.5333268521</text:p>
          </table:table-cell>
        </table:table-row>
        <table:table-row table:style-name="ro1">
          <table:table-cell office:value-type="float" office:value="63750000" calcext:value-type="float">
            <text:p>63750000</text:p>
          </table:table-cell>
          <table:table-cell office:value-type="float" office:value="-4.20453245595558" calcext:value-type="float">
            <text:p>-4.204532456</text:p>
          </table:table-cell>
        </table:table-row>
        <table:table-row table:style-name="ro1">
          <table:table-cell office:value-type="float" office:value="64000000" calcext:value-type="float">
            <text:p>64000000</text:p>
          </table:table-cell>
          <table:table-cell office:value-type="float" office:value="-3.61140113491993" calcext:value-type="float">
            <text:p>-3.6114011349</text:p>
          </table:table-cell>
        </table:table-row>
        <table:table-row table:style-name="ro1">
          <table:table-cell office:value-type="float" office:value="64250000" calcext:value-type="float">
            <text:p>64250000</text:p>
          </table:table-cell>
          <table:table-cell office:value-type="float" office:value="-3.28529537111985" calcext:value-type="float">
            <text:p>-3.2852953711</text:p>
          </table:table-cell>
        </table:table-row>
        <table:table-row table:style-name="ro1">
          <table:table-cell office:value-type="float" office:value="64500000" calcext:value-type="float">
            <text:p>64500000</text:p>
          </table:table-cell>
          <table:table-cell office:value-type="float" office:value="-4.13092406698867" calcext:value-type="float">
            <text:p>-4.130924067</text:p>
          </table:table-cell>
        </table:table-row>
        <table:table-row table:style-name="ro1">
          <table:table-cell office:value-type="float" office:value="64750000" calcext:value-type="float">
            <text:p>64750000</text:p>
          </table:table-cell>
          <table:table-cell office:value-type="float" office:value="-4.19278052858218" calcext:value-type="float">
            <text:p>-4.1927805286</text:p>
          </table:table-cell>
        </table:table-row>
        <table:table-row table:style-name="ro1">
          <table:table-cell office:value-type="float" office:value="65000000" calcext:value-type="float">
            <text:p>65000000</text:p>
          </table:table-cell>
          <table:table-cell office:value-type="float" office:value="-3.80462949177837" calcext:value-type="float">
            <text:p>-3.8046294918</text:p>
          </table:table-cell>
        </table:table-row>
        <table:table-row table:style-name="ro1">
          <table:table-cell office:value-type="float" office:value="65250000" calcext:value-type="float">
            <text:p>65250000</text:p>
          </table:table-cell>
          <table:table-cell office:value-type="float" office:value="-4.18167096256763" calcext:value-type="float">
            <text:p>-4.1816709626</text:p>
          </table:table-cell>
        </table:table-row>
        <table:table-row table:style-name="ro1">
          <table:table-cell office:value-type="float" office:value="65500000" calcext:value-type="float">
            <text:p>65500000</text:p>
          </table:table-cell>
          <table:table-cell office:value-type="float" office:value="-4.16974396226906" calcext:value-type="float">
            <text:p>-4.1697439623</text:p>
          </table:table-cell>
        </table:table-row>
        <table:table-row table:style-name="ro1">
          <table:table-cell office:value-type="float" office:value="65750000" calcext:value-type="float">
            <text:p>65750000</text:p>
          </table:table-cell>
          <table:table-cell office:value-type="float" office:value="-3.73369293789139" calcext:value-type="float">
            <text:p>-3.7336929379</text:p>
          </table:table-cell>
        </table:table-row>
        <table:table-row table:style-name="ro1">
          <table:table-cell office:value-type="float" office:value="66000000" calcext:value-type="float">
            <text:p>66000000</text:p>
          </table:table-cell>
          <table:table-cell office:value-type="float" office:value="-4.09959534144659" calcext:value-type="float">
            <text:p>-4.0995953414</text:p>
          </table:table-cell>
        </table:table-row>
        <table:table-row table:style-name="ro1">
          <table:table-cell office:value-type="float" office:value="66250000" calcext:value-type="float">
            <text:p>66250000</text:p>
          </table:table-cell>
          <table:table-cell office:value-type="float" office:value="-3.84881470792079" calcext:value-type="float">
            <text:p>-3.8488147079</text:p>
          </table:table-cell>
        </table:table-row>
        <table:table-row table:style-name="ro1">
          <table:table-cell office:value-type="float" office:value="66500000" calcext:value-type="float">
            <text:p>66500000</text:p>
          </table:table-cell>
          <table:table-cell office:value-type="float" office:value="-4.43012997660946" calcext:value-type="float">
            <text:p>-4.4301299766</text:p>
          </table:table-cell>
        </table:table-row>
        <table:table-row table:style-name="ro1">
          <table:table-cell office:value-type="float" office:value="66750000" calcext:value-type="float">
            <text:p>66750000</text:p>
          </table:table-cell>
          <table:table-cell office:value-type="float" office:value="-4.04253168260273" calcext:value-type="float">
            <text:p>-4.0425316826</text:p>
          </table:table-cell>
        </table:table-row>
        <table:table-row table:style-name="ro1">
          <table:table-cell office:value-type="float" office:value="67000000" calcext:value-type="float">
            <text:p>67000000</text:p>
          </table:table-cell>
          <table:table-cell office:value-type="float" office:value="-4.31849796572722" calcext:value-type="float">
            <text:p>-4.3184979657</text:p>
          </table:table-cell>
        </table:table-row>
        <table:table-row table:style-name="ro1">
          <table:table-cell office:value-type="float" office:value="67250000" calcext:value-type="float">
            <text:p>67250000</text:p>
          </table:table-cell>
          <table:table-cell office:value-type="float" office:value="-4.59625573061422" calcext:value-type="float">
            <text:p>-4.5962557306</text:p>
          </table:table-cell>
        </table:table-row>
        <table:table-row table:style-name="ro1">
          <table:table-cell office:value-type="float" office:value="67500000" calcext:value-type="float">
            <text:p>67500000</text:p>
          </table:table-cell>
          <table:table-cell office:value-type="float" office:value="-3.94915703037296" calcext:value-type="float">
            <text:p>-3.9491570304</text:p>
          </table:table-cell>
        </table:table-row>
        <table:table-row table:style-name="ro1">
          <table:table-cell office:value-type="float" office:value="67750000" calcext:value-type="float">
            <text:p>67750000</text:p>
          </table:table-cell>
          <table:table-cell office:value-type="float" office:value="-4.43458447021175" calcext:value-type="float">
            <text:p>-4.4345844702</text:p>
          </table:table-cell>
        </table:table-row>
        <table:table-row table:style-name="ro1">
          <table:table-cell office:value-type="float" office:value="68000000" calcext:value-type="float">
            <text:p>68000000</text:p>
          </table:table-cell>
          <table:table-cell office:value-type="float" office:value="-4.03711108592257" calcext:value-type="float">
            <text:p>-4.0371110859</text:p>
          </table:table-cell>
        </table:table-row>
        <table:table-row table:style-name="ro1">
          <table:table-cell office:value-type="float" office:value="68250000" calcext:value-type="float">
            <text:p>68250000</text:p>
          </table:table-cell>
          <table:table-cell office:value-type="float" office:value="-4.67903194743426" calcext:value-type="float">
            <text:p>-4.6790319474</text:p>
          </table:table-cell>
        </table:table-row>
        <table:table-row table:style-name="ro1">
          <table:table-cell office:value-type="float" office:value="68500000" calcext:value-type="float">
            <text:p>68500000</text:p>
          </table:table-cell>
          <table:table-cell office:value-type="float" office:value="-4.17858458881437" calcext:value-type="float">
            <text:p>-4.1785845888</text:p>
          </table:table-cell>
        </table:table-row>
        <table:table-row table:style-name="ro1">
          <table:table-cell office:value-type="float" office:value="68750000" calcext:value-type="float">
            <text:p>68750000</text:p>
          </table:table-cell>
          <table:table-cell office:value-type="float" office:value="-4.58660989463592" calcext:value-type="float">
            <text:p>-4.5866098946</text:p>
          </table:table-cell>
        </table:table-row>
        <table:table-row table:style-name="ro1">
          <table:table-cell office:value-type="float" office:value="69000000" calcext:value-type="float">
            <text:p>69000000</text:p>
          </table:table-cell>
          <table:table-cell office:value-type="float" office:value="-4.12260822703855" calcext:value-type="float">
            <text:p>-4.122608227</text:p>
          </table:table-cell>
        </table:table-row>
        <table:table-row table:style-name="ro1">
          <table:table-cell office:value-type="float" office:value="69250000" calcext:value-type="float">
            <text:p>69250000</text:p>
          </table:table-cell>
          <table:table-cell office:value-type="float" office:value="-4.77796258903783" calcext:value-type="float">
            <text:p>-4.777962589</text:p>
          </table:table-cell>
        </table:table-row>
        <table:table-row table:style-name="ro1">
          <table:table-cell office:value-type="float" office:value="69500000" calcext:value-type="float">
            <text:p>69500000</text:p>
          </table:table-cell>
          <table:table-cell office:value-type="float" office:value="-4.57293650948379" calcext:value-type="float">
            <text:p>-4.5729365095</text:p>
          </table:table-cell>
        </table:table-row>
        <table:table-row table:style-name="ro1">
          <table:table-cell office:value-type="float" office:value="69750000" calcext:value-type="float">
            <text:p>69750000</text:p>
          </table:table-cell>
          <table:table-cell office:value-type="float" office:value="-4.55651327696672" calcext:value-type="float">
            <text:p>-4.556513277</text:p>
          </table:table-cell>
        </table:table-row>
        <table:table-row table:style-name="ro1">
          <table:table-cell office:value-type="float" office:value="70000000" calcext:value-type="float">
            <text:p>70000000</text:p>
          </table:table-cell>
          <table:table-cell office:value-type="float" office:value="-4.44190664161241" calcext:value-type="float">
            <text:p>-4.4419066416</text:p>
          </table:table-cell>
        </table:table-row>
        <table:table-row table:style-name="ro1">
          <table:table-cell office:value-type="float" office:value="70250000" calcext:value-type="float">
            <text:p>70250000</text:p>
          </table:table-cell>
          <table:table-cell office:value-type="float" office:value="-4.50550192670924" calcext:value-type="float">
            <text:p>-4.5055019267</text:p>
          </table:table-cell>
        </table:table-row>
        <table:table-row table:style-name="ro1">
          <table:table-cell office:value-type="float" office:value="70500000" calcext:value-type="float">
            <text:p>70500000</text:p>
          </table:table-cell>
          <table:table-cell office:value-type="float" office:value="-4.59878941411415" calcext:value-type="float">
            <text:p>-4.5987894141</text:p>
          </table:table-cell>
        </table:table-row>
        <table:table-row table:style-name="ro1">
          <table:table-cell office:value-type="float" office:value="70750000" calcext:value-type="float">
            <text:p>70750000</text:p>
          </table:table-cell>
          <table:table-cell office:value-type="float" office:value="-4.88393039902621" calcext:value-type="float">
            <text:p>-4.883930399</text:p>
          </table:table-cell>
        </table:table-row>
        <table:table-row table:style-name="ro1">
          <table:table-cell office:value-type="float" office:value="71000000" calcext:value-type="float">
            <text:p>71000000</text:p>
          </table:table-cell>
          <table:table-cell office:value-type="float" office:value="-5.55731489014918" calcext:value-type="float">
            <text:p>-5.5573148901</text:p>
          </table:table-cell>
        </table:table-row>
        <table:table-row table:style-name="ro1">
          <table:table-cell office:value-type="float" office:value="71250000" calcext:value-type="float">
            <text:p>71250000</text:p>
          </table:table-cell>
          <table:table-cell office:value-type="float" office:value="-4.88811233547359" calcext:value-type="float">
            <text:p>-4.8881123355</text:p>
          </table:table-cell>
        </table:table-row>
        <table:table-row table:style-name="ro1">
          <table:table-cell office:value-type="float" office:value="71500000" calcext:value-type="float">
            <text:p>71500000</text:p>
          </table:table-cell>
          <table:table-cell office:value-type="float" office:value="-5.67674347901103" calcext:value-type="float">
            <text:p>-5.676743479</text:p>
          </table:table-cell>
        </table:table-row>
        <table:table-row table:style-name="ro1">
          <table:table-cell office:value-type="float" office:value="71750000" calcext:value-type="float">
            <text:p>71750000</text:p>
          </table:table-cell>
          <table:table-cell office:value-type="float" office:value="-4.9956096791146" calcext:value-type="float">
            <text:p>-4.9956096791</text:p>
          </table:table-cell>
        </table:table-row>
        <table:table-row table:style-name="ro1">
          <table:table-cell office:value-type="float" office:value="72000000" calcext:value-type="float">
            <text:p>72000000</text:p>
          </table:table-cell>
          <table:table-cell office:value-type="float" office:value="-4.72493691421916" calcext:value-type="float">
            <text:p>-4.7249369142</text:p>
          </table:table-cell>
        </table:table-row>
        <table:table-row table:style-name="ro1">
          <table:table-cell office:value-type="float" office:value="72250000" calcext:value-type="float">
            <text:p>72250000</text:p>
          </table:table-cell>
          <table:table-cell office:value-type="float" office:value="-5.28102214924329" calcext:value-type="float">
            <text:p>-5.2810221492</text:p>
          </table:table-cell>
        </table:table-row>
        <table:table-row table:style-name="ro1">
          <table:table-cell office:value-type="float" office:value="72500000" calcext:value-type="float">
            <text:p>72500000</text:p>
          </table:table-cell>
          <table:table-cell office:value-type="float" office:value="-4.63569820682141" calcext:value-type="float">
            <text:p>-4.6356982068</text:p>
          </table:table-cell>
        </table:table-row>
        <table:table-row table:style-name="ro1">
          <table:table-cell office:value-type="float" office:value="72750000" calcext:value-type="float">
            <text:p>72750000</text:p>
          </table:table-cell>
          <table:table-cell office:value-type="float" office:value="-5.09745628018659" calcext:value-type="float">
            <text:p>-5.0974562802</text:p>
          </table:table-cell>
        </table:table-row>
        <table:table-row table:style-name="ro1">
          <table:table-cell office:value-type="float" office:value="73000000" calcext:value-type="float">
            <text:p>73000000</text:p>
          </table:table-cell>
          <table:table-cell office:value-type="float" office:value="-5.02927520865018" calcext:value-type="float">
            <text:p>-5.0292752087</text:p>
          </table:table-cell>
        </table:table-row>
        <table:table-row table:style-name="ro1">
          <table:table-cell office:value-type="float" office:value="73250000" calcext:value-type="float">
            <text:p>73250000</text:p>
          </table:table-cell>
          <table:table-cell office:value-type="float" office:value="-5.12701485487503" calcext:value-type="float">
            <text:p>-5.1270148549</text:p>
          </table:table-cell>
        </table:table-row>
        <table:table-row table:style-name="ro1">
          <table:table-cell office:value-type="float" office:value="73500000" calcext:value-type="float">
            <text:p>73500000</text:p>
          </table:table-cell>
          <table:table-cell office:value-type="float" office:value="-5.37571111577665" calcext:value-type="float">
            <text:p>-5.3757111158</text:p>
          </table:table-cell>
        </table:table-row>
        <table:table-row table:style-name="ro1">
          <table:table-cell office:value-type="float" office:value="73750000" calcext:value-type="float">
            <text:p>73750000</text:p>
          </table:table-cell>
          <table:table-cell office:value-type="float" office:value="-5.4564486710724" calcext:value-type="float">
            <text:p>-5.4564486711</text:p>
          </table:table-cell>
        </table:table-row>
        <table:table-row table:style-name="ro1">
          <table:table-cell office:value-type="float" office:value="74000000" calcext:value-type="float">
            <text:p>74000000</text:p>
          </table:table-cell>
          <table:table-cell office:value-type="float" office:value="-5.28515455802434" calcext:value-type="float">
            <text:p>-5.285154558</text:p>
          </table:table-cell>
        </table:table-row>
        <table:table-row table:style-name="ro1">
          <table:table-cell office:value-type="float" office:value="74250000" calcext:value-type="float">
            <text:p>74250000</text:p>
          </table:table-cell>
          <table:table-cell office:value-type="float" office:value="-4.98751090714598" calcext:value-type="float">
            <text:p>-4.9875109071</text:p>
          </table:table-cell>
        </table:table-row>
        <table:table-row table:style-name="ro1">
          <table:table-cell office:value-type="float" office:value="74500000" calcext:value-type="float">
            <text:p>74500000</text:p>
          </table:table-cell>
          <table:table-cell office:value-type="float" office:value="-5.53261338140069" calcext:value-type="float">
            <text:p>-5.5326133814</text:p>
          </table:table-cell>
        </table:table-row>
        <table:table-row table:style-name="ro1">
          <table:table-cell office:value-type="float" office:value="74750000" calcext:value-type="float">
            <text:p>74750000</text:p>
          </table:table-cell>
          <table:table-cell office:value-type="float" office:value="-5.48217389441811" calcext:value-type="float">
            <text:p>-5.4821738944</text:p>
          </table:table-cell>
        </table:table-row>
        <table:table-row table:style-name="ro1">
          <table:table-cell office:value-type="float" office:value="75000000" calcext:value-type="float">
            <text:p>75000000</text:p>
          </table:table-cell>
          <table:table-cell office:value-type="float" office:value="-6.10369369822981" calcext:value-type="float">
            <text:p>-6.1036936982</text:p>
          </table:table-cell>
        </table:table-row>
        <table:table-row table:style-name="ro1">
          <table:table-cell office:value-type="float" office:value="75250000" calcext:value-type="float">
            <text:p>75250000</text:p>
          </table:table-cell>
          <table:table-cell office:value-type="float" office:value="-5.63896299660567" calcext:value-type="float">
            <text:p>-5.6389629966</text:p>
          </table:table-cell>
        </table:table-row>
        <table:table-row table:style-name="ro1">
          <table:table-cell office:value-type="float" office:value="75500000" calcext:value-type="float">
            <text:p>75500000</text:p>
          </table:table-cell>
          <table:table-cell office:value-type="float" office:value="-5.32054302131754" calcext:value-type="float">
            <text:p>-5.3205430213</text:p>
          </table:table-cell>
        </table:table-row>
        <table:table-row table:style-name="ro1">
          <table:table-cell office:value-type="float" office:value="75750000" calcext:value-type="float">
            <text:p>75750000</text:p>
          </table:table-cell>
          <table:table-cell office:value-type="float" office:value="-6.19612745748122" calcext:value-type="float">
            <text:p>-6.1961274575</text:p>
          </table:table-cell>
        </table:table-row>
        <table:table-row table:style-name="ro1">
          <table:table-cell office:value-type="float" office:value="76000000" calcext:value-type="float">
            <text:p>76000000</text:p>
          </table:table-cell>
          <table:table-cell office:value-type="float" office:value="-5.43551482014548" calcext:value-type="float">
            <text:p>-5.4355148201</text:p>
          </table:table-cell>
        </table:table-row>
        <table:table-row table:style-name="ro1">
          <table:table-cell office:value-type="float" office:value="76250000" calcext:value-type="float">
            <text:p>76250000</text:p>
          </table:table-cell>
          <table:table-cell office:value-type="float" office:value="-5.67139394190454" calcext:value-type="float">
            <text:p>-5.6713939419</text:p>
          </table:table-cell>
        </table:table-row>
        <table:table-row table:style-name="ro1">
          <table:table-cell office:value-type="float" office:value="76500000" calcext:value-type="float">
            <text:p>76500000</text:p>
          </table:table-cell>
          <table:table-cell office:value-type="float" office:value="-5.30253075414876" calcext:value-type="float">
            <text:p>-5.3025307541</text:p>
          </table:table-cell>
        </table:table-row>
        <table:table-row table:style-name="ro1">
          <table:table-cell office:value-type="float" office:value="76750000" calcext:value-type="float">
            <text:p>76750000</text:p>
          </table:table-cell>
          <table:table-cell office:value-type="float" office:value="-5.91252637185686" calcext:value-type="float">
            <text:p>-5.9125263719</text:p>
          </table:table-cell>
        </table:table-row>
        <table:table-row table:style-name="ro1">
          <table:table-cell office:value-type="float" office:value="77000000" calcext:value-type="float">
            <text:p>77000000</text:p>
          </table:table-cell>
          <table:table-cell office:value-type="float" office:value="-6.13850597303359" calcext:value-type="float">
            <text:p>-6.138505973</text:p>
          </table:table-cell>
        </table:table-row>
        <table:table-row table:style-name="ro1">
          <table:table-cell office:value-type="float" office:value="77250000" calcext:value-type="float">
            <text:p>77250000</text:p>
          </table:table-cell>
          <table:table-cell office:value-type="float" office:value="-5.88411745929841" calcext:value-type="float">
            <text:p>-5.8841174593</text:p>
          </table:table-cell>
        </table:table-row>
        <table:table-row table:style-name="ro1">
          <table:table-cell office:value-type="float" office:value="77500000" calcext:value-type="float">
            <text:p>77500000</text:p>
          </table:table-cell>
          <table:table-cell office:value-type="float" office:value="-6.31734428102929" calcext:value-type="float">
            <text:p>-6.317344281</text:p>
          </table:table-cell>
        </table:table-row>
        <table:table-row table:style-name="ro1">
          <table:table-cell office:value-type="float" office:value="77750000" calcext:value-type="float">
            <text:p>77750000</text:p>
          </table:table-cell>
          <table:table-cell office:value-type="float" office:value="-6.13391862566736" calcext:value-type="float">
            <text:p>-6.1339186257</text:p>
          </table:table-cell>
        </table:table-row>
        <table:table-row table:style-name="ro1">
          <table:table-cell office:value-type="float" office:value="78000000" calcext:value-type="float">
            <text:p>78000000</text:p>
          </table:table-cell>
          <table:table-cell office:value-type="float" office:value="-6.08473282404356" calcext:value-type="float">
            <text:p>-6.084732824</text:p>
          </table:table-cell>
        </table:table-row>
        <table:table-row table:style-name="ro1">
          <table:table-cell office:value-type="float" office:value="78250000" calcext:value-type="float">
            <text:p>78250000</text:p>
          </table:table-cell>
          <table:table-cell office:value-type="float" office:value="-5.75693975560743" calcext:value-type="float">
            <text:p>-5.7569397556</text:p>
          </table:table-cell>
        </table:table-row>
        <table:table-row table:style-name="ro1">
          <table:table-cell office:value-type="float" office:value="78500000" calcext:value-type="float">
            <text:p>78500000</text:p>
          </table:table-cell>
          <table:table-cell office:value-type="float" office:value="-5.86685244735519" calcext:value-type="float">
            <text:p>-5.8668524474</text:p>
          </table:table-cell>
        </table:table-row>
        <table:table-row table:style-name="ro1">
          <table:table-cell office:value-type="float" office:value="78750000" calcext:value-type="float">
            <text:p>78750000</text:p>
          </table:table-cell>
          <table:table-cell office:value-type="float" office:value="-5.97861995835441" calcext:value-type="float">
            <text:p>-5.9786199584</text:p>
          </table:table-cell>
        </table:table-row>
        <table:table-row table:style-name="ro1">
          <table:table-cell office:value-type="float" office:value="79000000" calcext:value-type="float">
            <text:p>79000000</text:p>
          </table:table-cell>
          <table:table-cell office:value-type="float" office:value="-5.28023085557509" calcext:value-type="float">
            <text:p>-5.2802308556</text:p>
          </table:table-cell>
        </table:table-row>
        <table:table-row table:style-name="ro1">
          <table:table-cell office:value-type="float" office:value="79250000" calcext:value-type="float">
            <text:p>79250000</text:p>
          </table:table-cell>
          <table:table-cell office:value-type="float" office:value="-6.15825445031087" calcext:value-type="float">
            <text:p>-6.1582544503</text:p>
          </table:table-cell>
        </table:table-row>
        <table:table-row table:style-name="ro1">
          <table:table-cell office:value-type="float" office:value="79500000" calcext:value-type="float">
            <text:p>79500000</text:p>
          </table:table-cell>
          <table:table-cell office:value-type="float" office:value="-6.76103107372779" calcext:value-type="float">
            <text:p>-6.7610310737</text:p>
          </table:table-cell>
        </table:table-row>
        <table:table-row table:style-name="ro1">
          <table:table-cell office:value-type="float" office:value="79750000" calcext:value-type="float">
            <text:p>79750000</text:p>
          </table:table-cell>
          <table:table-cell office:value-type="float" office:value="-5.95964170485354" calcext:value-type="float">
            <text:p>-5.9596417049</text:p>
          </table:table-cell>
        </table:table-row>
        <table:table-row table:style-name="ro1">
          <table:table-cell office:value-type="float" office:value="80000000" calcext:value-type="float">
            <text:p>80000000</text:p>
          </table:table-cell>
          <table:table-cell office:value-type="float" office:value="-6.3664604447776" calcext:value-type="float">
            <text:p>-6.3664604448</text:p>
          </table:table-cell>
        </table:table-row>
        <table:table-row table:style-name="ro1">
          <table:table-cell office:value-type="float" office:value="80250000" calcext:value-type="float">
            <text:p>80250000</text:p>
          </table:table-cell>
          <table:table-cell office:value-type="float" office:value="-6.31692293478644" calcext:value-type="float">
            <text:p>-6.3169229348</text:p>
          </table:table-cell>
        </table:table-row>
        <table:table-row table:style-name="ro1">
          <table:table-cell office:value-type="float" office:value="80500000" calcext:value-type="float">
            <text:p>80500000</text:p>
          </table:table-cell>
          <table:table-cell office:value-type="float" office:value="-6.13272217889283" calcext:value-type="float">
            <text:p>-6.1327221789</text:p>
          </table:table-cell>
        </table:table-row>
        <table:table-row table:style-name="ro1">
          <table:table-cell office:value-type="float" office:value="80750000" calcext:value-type="float">
            <text:p>80750000</text:p>
          </table:table-cell>
          <table:table-cell office:value-type="float" office:value="-6.34441807141268" calcext:value-type="float">
            <text:p>-6.3444180714</text:p>
          </table:table-cell>
        </table:table-row>
        <table:table-row table:style-name="ro1">
          <table:table-cell office:value-type="float" office:value="81000000" calcext:value-type="float">
            <text:p>81000000</text:p>
          </table:table-cell>
          <table:table-cell office:value-type="float" office:value="-6.509518305275" calcext:value-type="float">
            <text:p>-6.5095183053</text:p>
          </table:table-cell>
        </table:table-row>
        <table:table-row table:style-name="ro1">
          <table:table-cell office:value-type="float" office:value="81250000" calcext:value-type="float">
            <text:p>81250000</text:p>
          </table:table-cell>
          <table:table-cell office:value-type="float" office:value="-6.8050585662084" calcext:value-type="float">
            <text:p>-6.8050585662</text:p>
          </table:table-cell>
        </table:table-row>
        <table:table-row table:style-name="ro1">
          <table:table-cell office:value-type="float" office:value="81500000" calcext:value-type="float">
            <text:p>81500000</text:p>
          </table:table-cell>
          <table:table-cell office:value-type="float" office:value="-6.40802174647407" calcext:value-type="float">
            <text:p>-6.4080217465</text:p>
          </table:table-cell>
        </table:table-row>
        <table:table-row table:style-name="ro1">
          <table:table-cell office:value-type="float" office:value="81750000" calcext:value-type="float">
            <text:p>81750000</text:p>
          </table:table-cell>
          <table:table-cell office:value-type="float" office:value="-6.65781783642003" calcext:value-type="float">
            <text:p>-6.6578178364</text:p>
          </table:table-cell>
        </table:table-row>
        <table:table-row table:style-name="ro1">
          <table:table-cell office:value-type="float" office:value="82000000" calcext:value-type="float">
            <text:p>82000000</text:p>
          </table:table-cell>
          <table:table-cell office:value-type="float" office:value="-7.40291902505549" calcext:value-type="float">
            <text:p>-7.4029190251</text:p>
          </table:table-cell>
        </table:table-row>
        <table:table-row table:style-name="ro1">
          <table:table-cell office:value-type="float" office:value="82250000" calcext:value-type="float">
            <text:p>82250000</text:p>
          </table:table-cell>
          <table:table-cell office:value-type="float" office:value="-6.82622391444381" calcext:value-type="float">
            <text:p>-6.8262239144</text:p>
          </table:table-cell>
        </table:table-row>
        <table:table-row table:style-name="ro1">
          <table:table-cell office:value-type="float" office:value="82500000" calcext:value-type="float">
            <text:p>82500000</text:p>
          </table:table-cell>
          <table:table-cell office:value-type="float" office:value="-6.91442995049328" calcext:value-type="float">
            <text:p>-6.9144299505</text:p>
          </table:table-cell>
        </table:table-row>
        <table:table-row table:style-name="ro1">
          <table:table-cell office:value-type="float" office:value="82750000" calcext:value-type="float">
            <text:p>82750000</text:p>
          </table:table-cell>
          <table:table-cell office:value-type="float" office:value="-6.64696326077068" calcext:value-type="float">
            <text:p>-6.6469632608</text:p>
          </table:table-cell>
        </table:table-row>
        <table:table-row table:style-name="ro1">
          <table:table-cell office:value-type="float" office:value="83000000" calcext:value-type="float">
            <text:p>83000000</text:p>
          </table:table-cell>
          <table:table-cell office:value-type="float" office:value="-6.3609196712505" calcext:value-type="float">
            <text:p>-6.3609196713</text:p>
          </table:table-cell>
        </table:table-row>
        <table:table-row table:style-name="ro1">
          <table:table-cell office:value-type="float" office:value="83250000" calcext:value-type="float">
            <text:p>83250000</text:p>
          </table:table-cell>
          <table:table-cell office:value-type="float" office:value="-6.91414701587887" calcext:value-type="float">
            <text:p>-6.9141470159</text:p>
          </table:table-cell>
        </table:table-row>
        <table:table-row table:style-name="ro1">
          <table:table-cell office:value-type="float" office:value="83500000" calcext:value-type="float">
            <text:p>83500000</text:p>
          </table:table-cell>
          <table:table-cell office:value-type="float" office:value="-6.83651262295014" calcext:value-type="float">
            <text:p>-6.836512623</text:p>
          </table:table-cell>
        </table:table-row>
        <table:table-row table:style-name="ro1">
          <table:table-cell office:value-type="float" office:value="83750000" calcext:value-type="float">
            <text:p>83750000</text:p>
          </table:table-cell>
          <table:table-cell office:value-type="float" office:value="-6.6458711216465" calcext:value-type="float">
            <text:p>-6.6458711216</text:p>
          </table:table-cell>
        </table:table-row>
        <table:table-row table:style-name="ro1">
          <table:table-cell office:value-type="float" office:value="84000000" calcext:value-type="float">
            <text:p>84000000</text:p>
          </table:table-cell>
          <table:table-cell office:value-type="float" office:value="-6.52012706058186" calcext:value-type="float">
            <text:p>-6.5201270606</text:p>
          </table:table-cell>
        </table:table-row>
        <table:table-row table:style-name="ro1">
          <table:table-cell office:value-type="float" office:value="84250000" calcext:value-type="float">
            <text:p>84250000</text:p>
          </table:table-cell>
          <table:table-cell office:value-type="float" office:value="-7.39101515439775" calcext:value-type="float">
            <text:p>-7.3910151544</text:p>
          </table:table-cell>
        </table:table-row>
        <table:table-row table:style-name="ro1">
          <table:table-cell office:value-type="float" office:value="84500000" calcext:value-type="float">
            <text:p>84500000</text:p>
          </table:table-cell>
          <table:table-cell office:value-type="float" office:value="-6.67055198118105" calcext:value-type="float">
            <text:p>-6.6705519812</text:p>
          </table:table-cell>
        </table:table-row>
        <table:table-row table:style-name="ro1">
          <table:table-cell office:value-type="float" office:value="84750000" calcext:value-type="float">
            <text:p>84750000</text:p>
          </table:table-cell>
          <table:table-cell office:value-type="float" office:value="-7.80423191489063" calcext:value-type="float">
            <text:p>-7.8042319149</text:p>
          </table:table-cell>
        </table:table-row>
        <table:table-row table:style-name="ro1">
          <table:table-cell office:value-type="float" office:value="85000000" calcext:value-type="float">
            <text:p>85000000</text:p>
          </table:table-cell>
          <table:table-cell office:value-type="float" office:value="-7.63796633944558" calcext:value-type="float">
            <text:p>-7.6379663394</text:p>
          </table:table-cell>
        </table:table-row>
        <table:table-row table:style-name="ro1">
          <table:table-cell office:value-type="float" office:value="85250000" calcext:value-type="float">
            <text:p>85250000</text:p>
          </table:table-cell>
          <table:table-cell office:value-type="float" office:value="-6.96888014810846" calcext:value-type="float">
            <text:p>-6.9688801481</text:p>
          </table:table-cell>
        </table:table-row>
        <table:table-row table:style-name="ro1">
          <table:table-cell office:value-type="float" office:value="85500000" calcext:value-type="float">
            <text:p>85500000</text:p>
          </table:table-cell>
          <table:table-cell office:value-type="float" office:value="-7.80352681687966" calcext:value-type="float">
            <text:p>-7.8035268169</text:p>
          </table:table-cell>
        </table:table-row>
        <table:table-row table:style-name="ro1">
          <table:table-cell office:value-type="float" office:value="85750000" calcext:value-type="float">
            <text:p>85750000</text:p>
          </table:table-cell>
          <table:table-cell office:value-type="float" office:value="-6.37786921335141" calcext:value-type="float">
            <text:p>-6.3778692134</text:p>
          </table:table-cell>
        </table:table-row>
        <table:table-row table:style-name="ro1">
          <table:table-cell office:value-type="float" office:value="86000000" calcext:value-type="float">
            <text:p>86000000</text:p>
          </table:table-cell>
          <table:table-cell office:value-type="float" office:value="-6.6172230918141" calcext:value-type="float">
            <text:p>-6.6172230918</text:p>
          </table:table-cell>
        </table:table-row>
        <table:table-row table:style-name="ro1">
          <table:table-cell office:value-type="float" office:value="86250000" calcext:value-type="float">
            <text:p>86250000</text:p>
          </table:table-cell>
          <table:table-cell office:value-type="float" office:value="-7.56814343701046" calcext:value-type="float">
            <text:p>-7.568143437</text:p>
          </table:table-cell>
        </table:table-row>
        <table:table-row table:style-name="ro1">
          <table:table-cell office:value-type="float" office:value="86500000" calcext:value-type="float">
            <text:p>86500000</text:p>
          </table:table-cell>
          <table:table-cell office:value-type="float" office:value="-6.9340133024505" calcext:value-type="float">
            <text:p>-6.9340133025</text:p>
          </table:table-cell>
        </table:table-row>
        <table:table-row table:style-name="ro1">
          <table:table-cell office:value-type="float" office:value="86750000" calcext:value-type="float">
            <text:p>86750000</text:p>
          </table:table-cell>
          <table:table-cell office:value-type="float" office:value="-6.74925280439055" calcext:value-type="float">
            <text:p>-6.7492528044</text:p>
          </table:table-cell>
        </table:table-row>
        <table:table-row table:style-name="ro1">
          <table:table-cell office:value-type="float" office:value="87000000" calcext:value-type="float">
            <text:p>87000000</text:p>
          </table:table-cell>
          <table:table-cell office:value-type="float" office:value="-6.60097555036888" calcext:value-type="float">
            <text:p>-6.6009755504</text:p>
          </table:table-cell>
        </table:table-row>
        <table:table-row table:style-name="ro1">
          <table:table-cell office:value-type="float" office:value="87250000" calcext:value-type="float">
            <text:p>87250000</text:p>
          </table:table-cell>
          <table:table-cell office:value-type="float" office:value="-7.27431785795985" calcext:value-type="float">
            <text:p>-7.274317858</text:p>
          </table:table-cell>
        </table:table-row>
        <table:table-row table:style-name="ro1">
          <table:table-cell office:value-type="float" office:value="87500000" calcext:value-type="float">
            <text:p>87500000</text:p>
          </table:table-cell>
          <table:table-cell office:value-type="float" office:value="-6.78543834369109" calcext:value-type="float">
            <text:p>-6.7854383437</text:p>
          </table:table-cell>
        </table:table-row>
        <table:table-row table:style-name="ro1">
          <table:table-cell office:value-type="float" office:value="87750000" calcext:value-type="float">
            <text:p>87750000</text:p>
          </table:table-cell>
          <table:table-cell office:value-type="float" office:value="-7.07732820061032" calcext:value-type="float">
            <text:p>-7.0773282006</text:p>
          </table:table-cell>
        </table:table-row>
        <table:table-row table:style-name="ro1">
          <table:table-cell office:value-type="float" office:value="88000000" calcext:value-type="float">
            <text:p>88000000</text:p>
          </table:table-cell>
          <table:table-cell office:value-type="float" office:value="-6.87903026875848" calcext:value-type="float">
            <text:p>-6.8790302688</text:p>
          </table:table-cell>
        </table:table-row>
        <table:table-row table:style-name="ro1">
          <table:table-cell office:value-type="float" office:value="88250000" calcext:value-type="float">
            <text:p>88250000</text:p>
          </table:table-cell>
          <table:table-cell office:value-type="float" office:value="-7.34456145838809" calcext:value-type="float">
            <text:p>-7.3445614584</text:p>
          </table:table-cell>
        </table:table-row>
        <table:table-row table:style-name="ro1">
          <table:table-cell office:value-type="float" office:value="88500000" calcext:value-type="float">
            <text:p>88500000</text:p>
          </table:table-cell>
          <table:table-cell office:value-type="float" office:value="-6.78676758159193" calcext:value-type="float">
            <text:p>-6.7867675816</text:p>
          </table:table-cell>
        </table:table-row>
        <table:table-row table:style-name="ro1">
          <table:table-cell office:value-type="float" office:value="88750000" calcext:value-type="float">
            <text:p>88750000</text:p>
          </table:table-cell>
          <table:table-cell office:value-type="float" office:value="-7.43600080799425" calcext:value-type="float">
            <text:p>-7.436000808</text:p>
          </table:table-cell>
        </table:table-row>
        <table:table-row table:style-name="ro1">
          <table:table-cell office:value-type="float" office:value="89000000" calcext:value-type="float">
            <text:p>89000000</text:p>
          </table:table-cell>
          <table:table-cell office:value-type="float" office:value="-6.90919741619605" calcext:value-type="float">
            <text:p>-6.9091974162</text:p>
          </table:table-cell>
        </table:table-row>
        <table:table-row table:style-name="ro1">
          <table:table-cell office:value-type="float" office:value="89250000" calcext:value-type="float">
            <text:p>89250000</text:p>
          </table:table-cell>
          <table:table-cell office:value-type="float" office:value="-7.10201765359829" calcext:value-type="float">
            <text:p>-7.1020176536</text:p>
          </table:table-cell>
        </table:table-row>
        <table:table-row table:style-name="ro1">
          <table:table-cell office:value-type="float" office:value="89500000" calcext:value-type="float">
            <text:p>89500000</text:p>
          </table:table-cell>
          <table:table-cell office:value-type="float" office:value="-6.50702281551148" calcext:value-type="float">
            <text:p>-6.5070228155</text:p>
          </table:table-cell>
        </table:table-row>
        <table:table-row table:style-name="ro1">
          <table:table-cell office:value-type="float" office:value="89750000" calcext:value-type="float">
            <text:p>89750000</text:p>
          </table:table-cell>
          <table:table-cell office:value-type="float" office:value="-6.28720029607251" calcext:value-type="float">
            <text:p>-6.2872002961</text:p>
          </table:table-cell>
        </table:table-row>
        <table:table-row table:style-name="ro1">
          <table:table-cell office:value-type="float" office:value="90000000" calcext:value-type="float">
            <text:p>90000000</text:p>
          </table:table-cell>
          <table:table-cell office:value-type="float" office:value="-6.89303106736345" calcext:value-type="float">
            <text:p>-6.8930310674</text:p>
          </table:table-cell>
        </table:table-row>
        <table:table-row table:style-name="ro1">
          <table:table-cell office:value-type="float" office:value="90250000" calcext:value-type="float">
            <text:p>90250000</text:p>
          </table:table-cell>
          <table:table-cell office:value-type="float" office:value="-6.99536002201742" calcext:value-type="float">
            <text:p>-6.995360022</text:p>
          </table:table-cell>
        </table:table-row>
        <table:table-row table:style-name="ro1">
          <table:table-cell office:value-type="float" office:value="90500000" calcext:value-type="float">
            <text:p>90500000</text:p>
          </table:table-cell>
          <table:table-cell office:value-type="float" office:value="-7.4957849608434" calcext:value-type="float">
            <text:p>-7.4957849608</text:p>
          </table:table-cell>
        </table:table-row>
        <table:table-row table:style-name="ro1">
          <table:table-cell office:value-type="float" office:value="90750000" calcext:value-type="float">
            <text:p>90750000</text:p>
          </table:table-cell>
          <table:table-cell office:value-type="float" office:value="-7.16743120343753" calcext:value-type="float">
            <text:p>-7.1674312034</text:p>
          </table:table-cell>
        </table:table-row>
        <table:table-row table:style-name="ro1">
          <table:table-cell office:value-type="float" office:value="91000000" calcext:value-type="float">
            <text:p>91000000</text:p>
          </table:table-cell>
          <table:table-cell office:value-type="float" office:value="-7.95460135836973" calcext:value-type="float">
            <text:p>-7.9546013584</text:p>
          </table:table-cell>
        </table:table-row>
        <table:table-row table:style-name="ro1">
          <table:table-cell office:value-type="float" office:value="91250000" calcext:value-type="float">
            <text:p>91250000</text:p>
          </table:table-cell>
          <table:table-cell office:value-type="float" office:value="-7.03985099664976" calcext:value-type="float">
            <text:p>-7.0398509966</text:p>
          </table:table-cell>
        </table:table-row>
        <table:table-row table:style-name="ro1">
          <table:table-cell office:value-type="float" office:value="91500000" calcext:value-type="float">
            <text:p>91500000</text:p>
          </table:table-cell>
          <table:table-cell office:value-type="float" office:value="-7.46891853995986" calcext:value-type="float">
            <text:p>-7.46891854</text:p>
          </table:table-cell>
        </table:table-row>
        <table:table-row table:style-name="ro1">
          <table:table-cell office:value-type="float" office:value="91750000" calcext:value-type="float">
            <text:p>91750000</text:p>
          </table:table-cell>
          <table:table-cell office:value-type="float" office:value="-7.38553545462886" calcext:value-type="float">
            <text:p>-7.3855354546</text:p>
          </table:table-cell>
        </table:table-row>
        <table:table-row table:style-name="ro1">
          <table:table-cell office:value-type="float" office:value="92000000" calcext:value-type="float">
            <text:p>92000000</text:p>
          </table:table-cell>
          <table:table-cell office:value-type="float" office:value="-6.94456565488374" calcext:value-type="float">
            <text:p>-6.9445656549</text:p>
          </table:table-cell>
        </table:table-row>
        <table:table-row table:style-name="ro1">
          <table:table-cell office:value-type="float" office:value="92250000" calcext:value-type="float">
            <text:p>92250000</text:p>
          </table:table-cell>
          <table:table-cell office:value-type="float" office:value="-6.54048395593065" calcext:value-type="float">
            <text:p>-6.5404839559</text:p>
          </table:table-cell>
        </table:table-row>
        <table:table-row table:style-name="ro1">
          <table:table-cell office:value-type="float" office:value="92500000" calcext:value-type="float">
            <text:p>92500000</text:p>
          </table:table-cell>
          <table:table-cell office:value-type="float" office:value="-6.82773848299923" calcext:value-type="float">
            <text:p>-6.827738483</text:p>
          </table:table-cell>
        </table:table-row>
        <table:table-row table:style-name="ro1">
          <table:table-cell office:value-type="float" office:value="92750000" calcext:value-type="float">
            <text:p>92750000</text:p>
          </table:table-cell>
          <table:table-cell office:value-type="float" office:value="-7.56467510978252" calcext:value-type="float">
            <text:p>-7.5646751098</text:p>
          </table:table-cell>
        </table:table-row>
        <table:table-row table:style-name="ro1">
          <table:table-cell office:value-type="float" office:value="93000000" calcext:value-type="float">
            <text:p>93000000</text:p>
          </table:table-cell>
          <table:table-cell office:value-type="float" office:value="-6.84594840839305" calcext:value-type="float">
            <text:p>-6.8459484084</text:p>
          </table:table-cell>
        </table:table-row>
        <table:table-row table:style-name="ro1">
          <table:table-cell office:value-type="float" office:value="93250000" calcext:value-type="float">
            <text:p>93250000</text:p>
          </table:table-cell>
          <table:table-cell office:value-type="float" office:value="-6.39796785329397" calcext:value-type="float">
            <text:p>-6.3979678533</text:p>
          </table:table-cell>
        </table:table-row>
        <table:table-row table:style-name="ro1">
          <table:table-cell office:value-type="float" office:value="93500000" calcext:value-type="float">
            <text:p>93500000</text:p>
          </table:table-cell>
          <table:table-cell office:value-type="float" office:value="-5.98422599873603" calcext:value-type="float">
            <text:p>-5.9842259987</text:p>
          </table:table-cell>
        </table:table-row>
        <table:table-row table:style-name="ro1">
          <table:table-cell office:value-type="float" office:value="93750000" calcext:value-type="float">
            <text:p>93750000</text:p>
          </table:table-cell>
          <table:table-cell office:value-type="float" office:value="-6.67119279283722" calcext:value-type="float">
            <text:p>-6.6711927928</text:p>
          </table:table-cell>
        </table:table-row>
        <table:table-row table:style-name="ro1">
          <table:table-cell office:value-type="float" office:value="94000000" calcext:value-type="float">
            <text:p>94000000</text:p>
          </table:table-cell>
          <table:table-cell office:value-type="float" office:value="-7.02604703248891" calcext:value-type="float">
            <text:p>-7.0260470325</text:p>
          </table:table-cell>
        </table:table-row>
        <table:table-row table:style-name="ro1">
          <table:table-cell office:value-type="float" office:value="94250000" calcext:value-type="float">
            <text:p>94250000</text:p>
          </table:table-cell>
          <table:table-cell office:value-type="float" office:value="-7.96610287701176" calcext:value-type="float">
            <text:p>-7.966102877</text:p>
          </table:table-cell>
        </table:table-row>
        <table:table-row table:style-name="ro1">
          <table:table-cell office:value-type="float" office:value="94500000" calcext:value-type="float">
            <text:p>94500000</text:p>
          </table:table-cell>
          <table:table-cell office:value-type="float" office:value="-6.92591332515246" calcext:value-type="float">
            <text:p>-6.9259133252</text:p>
          </table:table-cell>
        </table:table-row>
        <table:table-row table:style-name="ro1">
          <table:table-cell office:value-type="float" office:value="94750000" calcext:value-type="float">
            <text:p>94750000</text:p>
          </table:table-cell>
          <table:table-cell office:value-type="float" office:value="-8.18386627092218" calcext:value-type="float">
            <text:p>-8.1838662709</text:p>
          </table:table-cell>
        </table:table-row>
        <table:table-row table:style-name="ro1">
          <table:table-cell office:value-type="float" office:value="95000000" calcext:value-type="float">
            <text:p>95000000</text:p>
          </table:table-cell>
          <table:table-cell office:value-type="float" office:value="-6.70587590451982" calcext:value-type="float">
            <text:p>-6.7058759045</text:p>
          </table:table-cell>
        </table:table-row>
        <table:table-row table:style-name="ro1">
          <table:table-cell office:value-type="float" office:value="95250000" calcext:value-type="float">
            <text:p>95250000</text:p>
          </table:table-cell>
          <table:table-cell office:value-type="float" office:value="-8.38615402094496" calcext:value-type="float">
            <text:p>-8.3861540209</text:p>
          </table:table-cell>
        </table:table-row>
        <table:table-row table:style-name="ro1">
          <table:table-cell office:value-type="float" office:value="95500000" calcext:value-type="float">
            <text:p>95500000</text:p>
          </table:table-cell>
          <table:table-cell office:value-type="float" office:value="-7.276739205632" calcext:value-type="float">
            <text:p>-7.2767392056</text:p>
          </table:table-cell>
        </table:table-row>
        <table:table-row table:style-name="ro1">
          <table:table-cell office:value-type="float" office:value="95750000" calcext:value-type="float">
            <text:p>95750000</text:p>
          </table:table-cell>
          <table:table-cell office:value-type="float" office:value="-6.73618843669944" calcext:value-type="float">
            <text:p>-6.7361884367</text:p>
          </table:table-cell>
        </table:table-row>
        <table:table-row table:style-name="ro1">
          <table:table-cell office:value-type="float" office:value="96000000" calcext:value-type="float">
            <text:p>96000000</text:p>
          </table:table-cell>
          <table:table-cell office:value-type="float" office:value="-6.30047503437288" calcext:value-type="float">
            <text:p>-6.3004750344</text:p>
          </table:table-cell>
        </table:table-row>
        <table:table-row table:style-name="ro1">
          <table:table-cell office:value-type="float" office:value="96250000" calcext:value-type="float">
            <text:p>96250000</text:p>
          </table:table-cell>
          <table:table-cell office:value-type="float" office:value="-6.67034356098322" calcext:value-type="float">
            <text:p>-6.670343561</text:p>
          </table:table-cell>
        </table:table-row>
        <table:table-row table:style-name="ro1">
          <table:table-cell office:value-type="float" office:value="96500000" calcext:value-type="float">
            <text:p>96500000</text:p>
          </table:table-cell>
          <table:table-cell office:value-type="float" office:value="-6.85867344077244" calcext:value-type="float">
            <text:p>-6.8586734408</text:p>
          </table:table-cell>
        </table:table-row>
        <table:table-row table:style-name="ro1">
          <table:table-cell office:value-type="float" office:value="96750000" calcext:value-type="float">
            <text:p>96750000</text:p>
          </table:table-cell>
          <table:table-cell office:value-type="float" office:value="-6.06252214163238" calcext:value-type="float">
            <text:p>-6.0625221416</text:p>
          </table:table-cell>
        </table:table-row>
        <table:table-row table:style-name="ro1">
          <table:table-cell office:value-type="float" office:value="97000000" calcext:value-type="float">
            <text:p>97000000</text:p>
          </table:table-cell>
          <table:table-cell office:value-type="float" office:value="-6.64624066056813" calcext:value-type="float">
            <text:p>-6.6462406606</text:p>
          </table:table-cell>
        </table:table-row>
        <table:table-row table:style-name="ro1">
          <table:table-cell office:value-type="float" office:value="97250000" calcext:value-type="float">
            <text:p>97250000</text:p>
          </table:table-cell>
          <table:table-cell office:value-type="float" office:value="-7.46534153600606" calcext:value-type="float">
            <text:p>-7.465341536</text:p>
          </table:table-cell>
        </table:table-row>
        <table:table-row table:style-name="ro1">
          <table:table-cell office:value-type="float" office:value="97500000" calcext:value-type="float">
            <text:p>97500000</text:p>
          </table:table-cell>
          <table:table-cell office:value-type="float" office:value="-7.76566841292031" calcext:value-type="float">
            <text:p>-7.7656684129</text:p>
          </table:table-cell>
        </table:table-row>
        <table:table-row table:style-name="ro1">
          <table:table-cell office:value-type="float" office:value="97750000" calcext:value-type="float">
            <text:p>97750000</text:p>
          </table:table-cell>
          <table:table-cell office:value-type="float" office:value="-7.17276217611825" calcext:value-type="float">
            <text:p>-7.1727621761</text:p>
          </table:table-cell>
        </table:table-row>
        <table:table-row table:style-name="ro1">
          <table:table-cell office:value-type="float" office:value="98000000" calcext:value-type="float">
            <text:p>98000000</text:p>
          </table:table-cell>
          <table:table-cell office:value-type="float" office:value="-8.01695038277448" calcext:value-type="float">
            <text:p>-8.0169503828</text:p>
          </table:table-cell>
        </table:table-row>
        <table:table-row table:style-name="ro1">
          <table:table-cell office:value-type="float" office:value="98250000" calcext:value-type="float">
            <text:p>98250000</text:p>
          </table:table-cell>
          <table:table-cell office:value-type="float" office:value="-7.29471762115099" calcext:value-type="float">
            <text:p>-7.2947176212</text:p>
          </table:table-cell>
        </table:table-row>
        <table:table-row table:style-name="ro1">
          <table:table-cell office:value-type="float" office:value="98500000" calcext:value-type="float">
            <text:p>98500000</text:p>
          </table:table-cell>
          <table:table-cell office:value-type="float" office:value="-6.86788787556521" calcext:value-type="float">
            <text:p>-6.8678878756</text:p>
          </table:table-cell>
        </table:table-row>
        <table:table-row table:style-name="ro1">
          <table:table-cell office:value-type="float" office:value="98750000" calcext:value-type="float">
            <text:p>98750000</text:p>
          </table:table-cell>
          <table:table-cell office:value-type="float" office:value="-6.64758854182304" calcext:value-type="float">
            <text:p>-6.6475885418</text:p>
          </table:table-cell>
        </table:table-row>
        <table:table-row table:style-name="ro1">
          <table:table-cell office:value-type="float" office:value="99000000" calcext:value-type="float">
            <text:p>99000000</text:p>
          </table:table-cell>
          <table:table-cell office:value-type="float" office:value="-7.60902219406196" calcext:value-type="float">
            <text:p>-7.6090221941</text:p>
          </table:table-cell>
        </table:table-row>
        <table:table-row table:style-name="ro1">
          <table:table-cell office:value-type="float" office:value="99250000" calcext:value-type="float">
            <text:p>99250000</text:p>
          </table:table-cell>
          <table:table-cell office:value-type="float" office:value="-7.49893293156871" calcext:value-type="float">
            <text:p>-7.4989329316</text:p>
          </table:table-cell>
        </table:table-row>
        <table:table-row table:style-name="ro1">
          <table:table-cell office:value-type="float" office:value="99500000" calcext:value-type="float">
            <text:p>99500000</text:p>
          </table:table-cell>
          <table:table-cell office:value-type="float" office:value="-7.52833207659563" calcext:value-type="float">
            <text:p>-7.5283320766</text:p>
          </table:table-cell>
        </table:table-row>
        <table:table-row table:style-name="ro1">
          <table:table-cell office:value-type="float" office:value="99750000" calcext:value-type="float">
            <text:p>99750000</text:p>
          </table:table-cell>
          <table:table-cell office:value-type="float" office:value="-6.38006929808383" calcext:value-type="float">
            <text:p>-6.3800692981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-6.88674526921647" calcext:value-type="float">
            <text:p>-6.8867452692</text:p>
          </table:table-cell>
        </table:table-row>
        <table:table-row table:style-name="ro1">
          <table:table-cell office:value-type="float" office:value="100250000" calcext:value-type="float">
            <text:p>100250000</text:p>
          </table:table-cell>
          <table:table-cell office:value-type="float" office:value="-6.72494324953476" calcext:value-type="float">
            <text:p>-6.7249432495</text:p>
          </table:table-cell>
        </table:table-row>
        <table:table-row table:style-name="ro1">
          <table:table-cell office:value-type="float" office:value="100500000" calcext:value-type="float">
            <text:p>100500000</text:p>
          </table:table-cell>
          <table:table-cell office:value-type="float" office:value="-6.38931878442538" calcext:value-type="float">
            <text:p>-6.3893187844</text:p>
          </table:table-cell>
        </table:table-row>
        <table:table-row table:style-name="ro1">
          <table:table-cell office:value-type="float" office:value="100750000" calcext:value-type="float">
            <text:p>100750000</text:p>
          </table:table-cell>
          <table:table-cell office:value-type="float" office:value="-6.81621226003949" calcext:value-type="float">
            <text:p>-6.81621226</text:p>
          </table:table-cell>
        </table:table-row>
        <table:table-row table:style-name="ro1">
          <table:table-cell office:value-type="float" office:value="101000000" calcext:value-type="float">
            <text:p>101000000</text:p>
          </table:table-cell>
          <table:table-cell office:value-type="float" office:value="-6.88183869689931" calcext:value-type="float">
            <text:p>-6.8818386969</text:p>
          </table:table-cell>
        </table:table-row>
        <table:table-row table:style-name="ro1">
          <table:table-cell office:value-type="float" office:value="101250000" calcext:value-type="float">
            <text:p>101250000</text:p>
          </table:table-cell>
          <table:table-cell office:value-type="float" office:value="-7.35836527396522" calcext:value-type="float">
            <text:p>-7.358365274</text:p>
          </table:table-cell>
        </table:table-row>
        <table:table-row table:style-name="ro1">
          <table:table-cell office:value-type="float" office:value="101500000" calcext:value-type="float">
            <text:p>101500000</text:p>
          </table:table-cell>
          <table:table-cell office:value-type="float" office:value="-6.50038987020861" calcext:value-type="float">
            <text:p>-6.5003898702</text:p>
          </table:table-cell>
        </table:table-row>
        <table:table-row table:style-name="ro1">
          <table:table-cell office:value-type="float" office:value="101750000" calcext:value-type="float">
            <text:p>101750000</text:p>
          </table:table-cell>
          <table:table-cell office:value-type="float" office:value="-7.48999451235962" calcext:value-type="float">
            <text:p>-7.4899945124</text:p>
          </table:table-cell>
        </table:table-row>
        <table:table-row table:style-name="ro1">
          <table:table-cell office:value-type="float" office:value="102000000" calcext:value-type="float">
            <text:p>102000000</text:p>
          </table:table-cell>
          <table:table-cell office:value-type="float" office:value="-7.13392983001662" calcext:value-type="float">
            <text:p>-7.13392983</text:p>
          </table:table-cell>
        </table:table-row>
        <table:table-row table:style-name="ro1">
          <table:table-cell office:value-type="float" office:value="102250000" calcext:value-type="float">
            <text:p>102250000</text:p>
          </table:table-cell>
          <table:table-cell office:value-type="float" office:value="-6.85430491854996" calcext:value-type="float">
            <text:p>-6.8543049185</text:p>
          </table:table-cell>
        </table:table-row>
        <table:table-row table:style-name="ro1">
          <table:table-cell office:value-type="float" office:value="102500000" calcext:value-type="float">
            <text:p>102500000</text:p>
          </table:table-cell>
          <table:table-cell office:value-type="float" office:value="-7.53530488409796" calcext:value-type="float">
            <text:p>-7.5353048841</text:p>
          </table:table-cell>
        </table:table-row>
        <table:table-row table:style-name="ro1">
          <table:table-cell office:value-type="float" office:value="102750000" calcext:value-type="float">
            <text:p>102750000</text:p>
          </table:table-cell>
          <table:table-cell office:value-type="float" office:value="-6.3782093882616" calcext:value-type="float">
            <text:p>-6.3782093883</text:p>
          </table:table-cell>
        </table:table-row>
        <table:table-row table:style-name="ro1">
          <table:table-cell office:value-type="float" office:value="103000000" calcext:value-type="float">
            <text:p>103000000</text:p>
          </table:table-cell>
          <table:table-cell office:value-type="float" office:value="-7.07976878992281" calcext:value-type="float">
            <text:p>-7.0797687899</text:p>
          </table:table-cell>
        </table:table-row>
        <table:table-row table:style-name="ro1">
          <table:table-cell office:value-type="float" office:value="103250000" calcext:value-type="float">
            <text:p>103250000</text:p>
          </table:table-cell>
          <table:table-cell office:value-type="float" office:value="-7.68399903546327" calcext:value-type="float">
            <text:p>-7.6839990355</text:p>
          </table:table-cell>
        </table:table-row>
        <table:table-row table:style-name="ro1">
          <table:table-cell office:value-type="float" office:value="103500000" calcext:value-type="float">
            <text:p>103500000</text:p>
          </table:table-cell>
          <table:table-cell office:value-type="float" office:value="-6.59906650480363" calcext:value-type="float">
            <text:p>-6.5990665048</text:p>
          </table:table-cell>
        </table:table-row>
        <table:table-row table:style-name="ro1">
          <table:table-cell office:value-type="float" office:value="103750000" calcext:value-type="float">
            <text:p>103750000</text:p>
          </table:table-cell>
          <table:table-cell office:value-type="float" office:value="-6.57705139796911" calcext:value-type="float">
            <text:p>-6.577051398</text:p>
          </table:table-cell>
        </table:table-row>
        <table:table-row table:style-name="ro1">
          <table:table-cell office:value-type="float" office:value="104000000" calcext:value-type="float">
            <text:p>104000000</text:p>
          </table:table-cell>
          <table:table-cell office:value-type="float" office:value="-7.26808674727229" calcext:value-type="float">
            <text:p>-7.2680867473</text:p>
          </table:table-cell>
        </table:table-row>
        <table:table-row table:style-name="ro1">
          <table:table-cell office:value-type="float" office:value="104250000" calcext:value-type="float">
            <text:p>104250000</text:p>
          </table:table-cell>
          <table:table-cell office:value-type="float" office:value="-7.15232493019378" calcext:value-type="float">
            <text:p>-7.1523249302</text:p>
          </table:table-cell>
        </table:table-row>
        <table:table-row table:style-name="ro1">
          <table:table-cell office:value-type="float" office:value="104500000" calcext:value-type="float">
            <text:p>104500000</text:p>
          </table:table-cell>
          <table:table-cell office:value-type="float" office:value="-7.19104128770364" calcext:value-type="float">
            <text:p>-7.1910412877</text:p>
          </table:table-cell>
        </table:table-row>
        <table:table-row table:style-name="ro1">
          <table:table-cell office:value-type="float" office:value="104750000" calcext:value-type="float">
            <text:p>104750000</text:p>
          </table:table-cell>
          <table:table-cell office:value-type="float" office:value="-7.21005160197047" calcext:value-type="float">
            <text:p>-7.210051602</text:p>
          </table:table-cell>
        </table:table-row>
        <table:table-row table:style-name="ro1">
          <table:table-cell office:value-type="float" office:value="105000000" calcext:value-type="float">
            <text:p>105000000</text:p>
          </table:table-cell>
          <table:table-cell office:value-type="float" office:value="-7.28836262997685" calcext:value-type="float">
            <text:p>-7.28836263</text:p>
          </table:table-cell>
        </table:table-row>
        <table:table-row table:style-name="ro1">
          <table:table-cell office:value-type="float" office:value="105250000" calcext:value-type="float">
            <text:p>105250000</text:p>
          </table:table-cell>
          <table:table-cell office:value-type="float" office:value="-7.72993913772359" calcext:value-type="float">
            <text:p>-7.7299391377</text:p>
          </table:table-cell>
        </table:table-row>
        <table:table-row table:style-name="ro1">
          <table:table-cell office:value-type="float" office:value="105500000" calcext:value-type="float">
            <text:p>105500000</text:p>
          </table:table-cell>
          <table:table-cell office:value-type="float" office:value="-6.97222382741098" calcext:value-type="float">
            <text:p>-6.9722238274</text:p>
          </table:table-cell>
        </table:table-row>
        <table:table-row table:style-name="ro1">
          <table:table-cell office:value-type="float" office:value="105750000" calcext:value-type="float">
            <text:p>105750000</text:p>
          </table:table-cell>
          <table:table-cell office:value-type="float" office:value="-7.09837717554345" calcext:value-type="float">
            <text:p>-7.0983771755</text:p>
          </table:table-cell>
        </table:table-row>
        <table:table-row table:style-name="ro1">
          <table:table-cell office:value-type="float" office:value="106000000" calcext:value-type="float">
            <text:p>106000000</text:p>
          </table:table-cell>
          <table:table-cell office:value-type="float" office:value="-7.59786949237967" calcext:value-type="float">
            <text:p>-7.5978694924</text:p>
          </table:table-cell>
        </table:table-row>
        <table:table-row table:style-name="ro1">
          <table:table-cell office:value-type="float" office:value="106250000" calcext:value-type="float">
            <text:p>106250000</text:p>
          </table:table-cell>
          <table:table-cell office:value-type="float" office:value="-7.26246687869036" calcext:value-type="float">
            <text:p>-7.2624668787</text:p>
          </table:table-cell>
        </table:table-row>
        <table:table-row table:style-name="ro1">
          <table:table-cell office:value-type="float" office:value="106500000" calcext:value-type="float">
            <text:p>106500000</text:p>
          </table:table-cell>
          <table:table-cell office:value-type="float" office:value="-7.17601751436432" calcext:value-type="float">
            <text:p>-7.1760175144</text:p>
          </table:table-cell>
        </table:table-row>
        <table:table-row table:style-name="ro1">
          <table:table-cell office:value-type="float" office:value="106750000" calcext:value-type="float">
            <text:p>106750000</text:p>
          </table:table-cell>
          <table:table-cell office:value-type="float" office:value="-7.005980186517" calcext:value-type="float">
            <text:p>-7.0059801865</text:p>
          </table:table-cell>
        </table:table-row>
        <table:table-row table:style-name="ro1">
          <table:table-cell office:value-type="float" office:value="107000000" calcext:value-type="float">
            <text:p>107000000</text:p>
          </table:table-cell>
          <table:table-cell office:value-type="float" office:value="-7.61234571197143" calcext:value-type="float">
            <text:p>-7.612345712</text:p>
          </table:table-cell>
        </table:table-row>
        <table:table-row table:style-name="ro1">
          <table:table-cell office:value-type="float" office:value="107250000" calcext:value-type="float">
            <text:p>107250000</text:p>
          </table:table-cell>
          <table:table-cell office:value-type="float" office:value="-6.95728989863519" calcext:value-type="float">
            <text:p>-6.9572898986</text:p>
          </table:table-cell>
        </table:table-row>
        <table:table-row table:style-name="ro1">
          <table:table-cell office:value-type="float" office:value="107500000" calcext:value-type="float">
            <text:p>107500000</text:p>
          </table:table-cell>
          <table:table-cell office:value-type="float" office:value="-7.33873816563839" calcext:value-type="float">
            <text:p>-7.3387381656</text:p>
          </table:table-cell>
        </table:table-row>
        <table:table-row table:style-name="ro1">
          <table:table-cell office:value-type="float" office:value="107750000" calcext:value-type="float">
            <text:p>107750000</text:p>
          </table:table-cell>
          <table:table-cell office:value-type="float" office:value="-6.78201390710133" calcext:value-type="float">
            <text:p>-6.7820139071</text:p>
          </table:table-cell>
        </table:table-row>
        <table:table-row table:style-name="ro1">
          <table:table-cell office:value-type="float" office:value="108000000" calcext:value-type="float">
            <text:p>108000000</text:p>
          </table:table-cell>
          <table:table-cell office:value-type="float" office:value="-8.04357907865901" calcext:value-type="float">
            <text:p>-8.0435790787</text:p>
          </table:table-cell>
        </table:table-row>
        <table:table-row table:style-name="ro1">
          <table:table-cell office:value-type="float" office:value="108250000" calcext:value-type="float">
            <text:p>108250000</text:p>
          </table:table-cell>
          <table:table-cell office:value-type="float" office:value="-7.73382666679885" calcext:value-type="float">
            <text:p>-7.7338266668</text:p>
          </table:table-cell>
        </table:table-row>
        <table:table-row table:style-name="ro1">
          <table:table-cell office:value-type="float" office:value="108500000" calcext:value-type="float">
            <text:p>108500000</text:p>
          </table:table-cell>
          <table:table-cell office:value-type="float" office:value="-7.07091241363712" calcext:value-type="float">
            <text:p>-7.0709124136</text:p>
          </table:table-cell>
        </table:table-row>
        <table:table-row table:style-name="ro1">
          <table:table-cell office:value-type="float" office:value="108750000" calcext:value-type="float">
            <text:p>108750000</text:p>
          </table:table-cell>
          <table:table-cell office:value-type="float" office:value="-6.89122441765471" calcext:value-type="float">
            <text:p>-6.8912244177</text:p>
          </table:table-cell>
        </table:table-row>
        <table:table-row table:style-name="ro1">
          <table:table-cell office:value-type="float" office:value="109000000" calcext:value-type="float">
            <text:p>109000000</text:p>
          </table:table-cell>
          <table:table-cell office:value-type="float" office:value="-6.89729209872141" calcext:value-type="float">
            <text:p>-6.8972920987</text:p>
          </table:table-cell>
        </table:table-row>
        <table:table-row table:style-name="ro1">
          <table:table-cell office:value-type="float" office:value="109250000" calcext:value-type="float">
            <text:p>109250000</text:p>
          </table:table-cell>
          <table:table-cell office:value-type="float" office:value="-7.45709341379161" calcext:value-type="float">
            <text:p>-7.4570934138</text:p>
          </table:table-cell>
        </table:table-row>
        <table:table-row table:style-name="ro1">
          <table:table-cell office:value-type="float" office:value="109500000" calcext:value-type="float">
            <text:p>109500000</text:p>
          </table:table-cell>
          <table:table-cell office:value-type="float" office:value="-7.39450308001007" calcext:value-type="float">
            <text:p>-7.39450308</text:p>
          </table:table-cell>
        </table:table-row>
        <table:table-row table:style-name="ro1">
          <table:table-cell office:value-type="float" office:value="109750000" calcext:value-type="float">
            <text:p>109750000</text:p>
          </table:table-cell>
          <table:table-cell office:value-type="float" office:value="-7.46118380681724" calcext:value-type="float">
            <text:p>-7.4611838068</text:p>
          </table:table-cell>
        </table:table-row>
        <table:table-row table:style-name="ro1">
          <table:table-cell office:value-type="float" office:value="110000000" calcext:value-type="float">
            <text:p>110000000</text:p>
          </table:table-cell>
          <table:table-cell office:value-type="float" office:value="-6.91825083149403" calcext:value-type="float">
            <text:p>-6.9182508315</text:p>
          </table:table-cell>
        </table:table-row>
        <table:table-row table:style-name="ro1">
          <table:table-cell office:value-type="float" office:value="110250000" calcext:value-type="float">
            <text:p>110250000</text:p>
          </table:table-cell>
          <table:table-cell office:value-type="float" office:value="-7.16266819557705" calcext:value-type="float">
            <text:p>-7.1626681956</text:p>
          </table:table-cell>
        </table:table-row>
        <table:table-row table:style-name="ro1">
          <table:table-cell office:value-type="float" office:value="110500000" calcext:value-type="float">
            <text:p>110500000</text:p>
          </table:table-cell>
          <table:table-cell office:value-type="float" office:value="-7.41533009084159" calcext:value-type="float">
            <text:p>-7.4153300908</text:p>
          </table:table-cell>
        </table:table-row>
        <table:table-row table:style-name="ro1">
          <table:table-cell office:value-type="float" office:value="110750000" calcext:value-type="float">
            <text:p>110750000</text:p>
          </table:table-cell>
          <table:table-cell office:value-type="float" office:value="-7.52315426309318" calcext:value-type="float">
            <text:p>-7.5231542631</text:p>
          </table:table-cell>
        </table:table-row>
        <table:table-row table:style-name="ro1">
          <table:table-cell office:value-type="float" office:value="111000000" calcext:value-type="float">
            <text:p>111000000</text:p>
          </table:table-cell>
          <table:table-cell office:value-type="float" office:value="-7.12445730669564" calcext:value-type="float">
            <text:p>-7.1244573067</text:p>
          </table:table-cell>
        </table:table-row>
        <table:table-row table:style-name="ro1">
          <table:table-cell office:value-type="float" office:value="111250000" calcext:value-type="float">
            <text:p>111250000</text:p>
          </table:table-cell>
          <table:table-cell office:value-type="float" office:value="-7.10675056189626" calcext:value-type="float">
            <text:p>-7.1067505619</text:p>
          </table:table-cell>
        </table:table-row>
        <table:table-row table:style-name="ro1">
          <table:table-cell office:value-type="float" office:value="111500000" calcext:value-type="float">
            <text:p>111500000</text:p>
          </table:table-cell>
          <table:table-cell office:value-type="float" office:value="-7.02863403992149" calcext:value-type="float">
            <text:p>-7.0286340399</text:p>
          </table:table-cell>
        </table:table-row>
        <table:table-row table:style-name="ro1">
          <table:table-cell office:value-type="float" office:value="111750000" calcext:value-type="float">
            <text:p>111750000</text:p>
          </table:table-cell>
          <table:table-cell office:value-type="float" office:value="-7.08286629084061" calcext:value-type="float">
            <text:p>-7.0828662908</text:p>
          </table:table-cell>
        </table:table-row>
        <table:table-row table:style-name="ro1">
          <table:table-cell office:value-type="float" office:value="112000000" calcext:value-type="float">
            <text:p>112000000</text:p>
          </table:table-cell>
          <table:table-cell office:value-type="float" office:value="-6.32060368750481" calcext:value-type="float">
            <text:p>-6.3206036875</text:p>
          </table:table-cell>
        </table:table-row>
        <table:table-row table:style-name="ro1">
          <table:table-cell office:value-type="float" office:value="112250000" calcext:value-type="float">
            <text:p>112250000</text:p>
          </table:table-cell>
          <table:table-cell office:value-type="float" office:value="-7.32702084526314" calcext:value-type="float">
            <text:p>-7.3270208453</text:p>
          </table:table-cell>
        </table:table-row>
        <table:table-row table:style-name="ro1">
          <table:table-cell office:value-type="float" office:value="112500000" calcext:value-type="float">
            <text:p>112500000</text:p>
          </table:table-cell>
          <table:table-cell office:value-type="float" office:value="-6.84706798136479" calcext:value-type="float">
            <text:p>-6.8470679814</text:p>
          </table:table-cell>
        </table:table-row>
        <table:table-row table:style-name="ro1">
          <table:table-cell office:value-type="float" office:value="112750000" calcext:value-type="float">
            <text:p>112750000</text:p>
          </table:table-cell>
          <table:table-cell office:value-type="float" office:value="-6.52195499252969" calcext:value-type="float">
            <text:p>-6.5219549925</text:p>
          </table:table-cell>
        </table:table-row>
        <table:table-row table:style-name="ro1">
          <table:table-cell office:value-type="float" office:value="113000000" calcext:value-type="float">
            <text:p>113000000</text:p>
          </table:table-cell>
          <table:table-cell office:value-type="float" office:value="-7.78797205115391" calcext:value-type="float">
            <text:p>-7.7879720512</text:p>
          </table:table-cell>
        </table:table-row>
        <table:table-row table:style-name="ro1">
          <table:table-cell office:value-type="float" office:value="113250000" calcext:value-type="float">
            <text:p>113250000</text:p>
          </table:table-cell>
          <table:table-cell office:value-type="float" office:value="-6.73178653066688" calcext:value-type="float">
            <text:p>-6.7317865307</text:p>
          </table:table-cell>
        </table:table-row>
        <table:table-row table:style-name="ro1">
          <table:table-cell office:value-type="float" office:value="113500000" calcext:value-type="float">
            <text:p>113500000</text:p>
          </table:table-cell>
          <table:table-cell office:value-type="float" office:value="-7.9106263441257" calcext:value-type="float">
            <text:p>-7.9106263441</text:p>
          </table:table-cell>
        </table:table-row>
        <table:table-row table:style-name="ro1">
          <table:table-cell office:value-type="float" office:value="113750000" calcext:value-type="float">
            <text:p>113750000</text:p>
          </table:table-cell>
          <table:table-cell office:value-type="float" office:value="-7.59310451110227" calcext:value-type="float">
            <text:p>-7.5931045111</text:p>
          </table:table-cell>
        </table:table-row>
        <table:table-row table:style-name="ro1">
          <table:table-cell office:value-type="float" office:value="114000000" calcext:value-type="float">
            <text:p>114000000</text:p>
          </table:table-cell>
          <table:table-cell office:value-type="float" office:value="-8.36873025313361" calcext:value-type="float">
            <text:p>-8.3687302531</text:p>
          </table:table-cell>
        </table:table-row>
        <table:table-row table:style-name="ro1">
          <table:table-cell office:value-type="float" office:value="114250000" calcext:value-type="float">
            <text:p>114250000</text:p>
          </table:table-cell>
          <table:table-cell office:value-type="float" office:value="-7.37862441561354" calcext:value-type="float">
            <text:p>-7.3786244156</text:p>
          </table:table-cell>
        </table:table-row>
        <table:table-row table:style-name="ro1">
          <table:table-cell office:value-type="float" office:value="114500000" calcext:value-type="float">
            <text:p>114500000</text:p>
          </table:table-cell>
          <table:table-cell office:value-type="float" office:value="-7.70766901747196" calcext:value-type="float">
            <text:p>-7.7076690175</text:p>
          </table:table-cell>
        </table:table-row>
        <table:table-row table:style-name="ro1">
          <table:table-cell office:value-type="float" office:value="114750000" calcext:value-type="float">
            <text:p>114750000</text:p>
          </table:table-cell>
          <table:table-cell office:value-type="float" office:value="-7.03142430407389" calcext:value-type="float">
            <text:p>-7.0314243041</text:p>
          </table:table-cell>
        </table:table-row>
        <table:table-row table:style-name="ro1">
          <table:table-cell office:value-type="float" office:value="115000000" calcext:value-type="float">
            <text:p>115000000</text:p>
          </table:table-cell>
          <table:table-cell office:value-type="float" office:value="-7.70015380894497" calcext:value-type="float">
            <text:p>-7.7001538089</text:p>
          </table:table-cell>
        </table:table-row>
        <table:table-row table:style-name="ro1">
          <table:table-cell office:value-type="float" office:value="115250000" calcext:value-type="float">
            <text:p>115250000</text:p>
          </table:table-cell>
          <table:table-cell office:value-type="float" office:value="-7.72963313855196" calcext:value-type="float">
            <text:p>-7.7296331386</text:p>
          </table:table-cell>
        </table:table-row>
        <table:table-row table:style-name="ro1">
          <table:table-cell office:value-type="float" office:value="115500000" calcext:value-type="float">
            <text:p>115500000</text:p>
          </table:table-cell>
          <table:table-cell office:value-type="float" office:value="-7.3202514814923" calcext:value-type="float">
            <text:p>-7.3202514815</text:p>
          </table:table-cell>
        </table:table-row>
        <table:table-row table:style-name="ro1">
          <table:table-cell office:value-type="float" office:value="115750000" calcext:value-type="float">
            <text:p>115750000</text:p>
          </table:table-cell>
          <table:table-cell office:value-type="float" office:value="-7.15803378842035" calcext:value-type="float">
            <text:p>-7.1580337884</text:p>
          </table:table-cell>
        </table:table-row>
        <table:table-row table:style-name="ro1">
          <table:table-cell office:value-type="float" office:value="116000000" calcext:value-type="float">
            <text:p>116000000</text:p>
          </table:table-cell>
          <table:table-cell office:value-type="float" office:value="-7.55698615756511" calcext:value-type="float">
            <text:p>-7.5569861576</text:p>
          </table:table-cell>
        </table:table-row>
        <table:table-row table:style-name="ro1">
          <table:table-cell office:value-type="float" office:value="116250000" calcext:value-type="float">
            <text:p>116250000</text:p>
          </table:table-cell>
          <table:table-cell office:value-type="float" office:value="-7.31184401898875" calcext:value-type="float">
            <text:p>-7.311844019</text:p>
          </table:table-cell>
        </table:table-row>
        <table:table-row table:style-name="ro1">
          <table:table-cell office:value-type="float" office:value="116500000" calcext:value-type="float">
            <text:p>116500000</text:p>
          </table:table-cell>
          <table:table-cell office:value-type="float" office:value="-7.38117710829555" calcext:value-type="float">
            <text:p>-7.3811771083</text:p>
          </table:table-cell>
        </table:table-row>
        <table:table-row table:style-name="ro1">
          <table:table-cell office:value-type="float" office:value="116750000" calcext:value-type="float">
            <text:p>116750000</text:p>
          </table:table-cell>
          <table:table-cell office:value-type="float" office:value="-8.23281419293784" calcext:value-type="float">
            <text:p>-8.2328141929</text:p>
          </table:table-cell>
        </table:table-row>
        <table:table-row table:style-name="ro1">
          <table:table-cell office:value-type="float" office:value="117000000" calcext:value-type="float">
            <text:p>117000000</text:p>
          </table:table-cell>
          <table:table-cell office:value-type="float" office:value="-7.85715239379906" calcext:value-type="float">
            <text:p>-7.8571523938</text:p>
          </table:table-cell>
        </table:table-row>
        <table:table-row table:style-name="ro1">
          <table:table-cell office:value-type="float" office:value="117250000" calcext:value-type="float">
            <text:p>117250000</text:p>
          </table:table-cell>
          <table:table-cell office:value-type="float" office:value="-6.73636608173496" calcext:value-type="float">
            <text:p>-6.7363660817</text:p>
          </table:table-cell>
        </table:table-row>
        <table:table-row table:style-name="ro1">
          <table:table-cell office:value-type="float" office:value="117500000" calcext:value-type="float">
            <text:p>117500000</text:p>
          </table:table-cell>
          <table:table-cell office:value-type="float" office:value="-7.71402774593061" calcext:value-type="float">
            <text:p>-7.7140277459</text:p>
          </table:table-cell>
        </table:table-row>
        <table:table-row table:style-name="ro1">
          <table:table-cell office:value-type="float" office:value="117750000" calcext:value-type="float">
            <text:p>117750000</text:p>
          </table:table-cell>
          <table:table-cell office:value-type="float" office:value="-7.51905389619079" calcext:value-type="float">
            <text:p>-7.5190538962</text:p>
          </table:table-cell>
        </table:table-row>
        <table:table-row table:style-name="ro1">
          <table:table-cell office:value-type="float" office:value="118000000" calcext:value-type="float">
            <text:p>118000000</text:p>
          </table:table-cell>
          <table:table-cell office:value-type="float" office:value="-7.97639876764614" calcext:value-type="float">
            <text:p>-7.9763987676</text:p>
          </table:table-cell>
        </table:table-row>
        <table:table-row table:style-name="ro1">
          <table:table-cell office:value-type="float" office:value="118250000" calcext:value-type="float">
            <text:p>118250000</text:p>
          </table:table-cell>
          <table:table-cell office:value-type="float" office:value="-8.28787805160744" calcext:value-type="float">
            <text:p>-8.2878780516</text:p>
          </table:table-cell>
        </table:table-row>
        <table:table-row table:style-name="ro1">
          <table:table-cell office:value-type="float" office:value="118500000" calcext:value-type="float">
            <text:p>118500000</text:p>
          </table:table-cell>
          <table:table-cell office:value-type="float" office:value="-7.60400091735602" calcext:value-type="float">
            <text:p>-7.6040009174</text:p>
          </table:table-cell>
        </table:table-row>
        <table:table-row table:style-name="ro1">
          <table:table-cell office:value-type="float" office:value="118750000" calcext:value-type="float">
            <text:p>118750000</text:p>
          </table:table-cell>
          <table:table-cell office:value-type="float" office:value="-7.27710051106612" calcext:value-type="float">
            <text:p>-7.2771005111</text:p>
          </table:table-cell>
        </table:table-row>
        <table:table-row table:style-name="ro1">
          <table:table-cell office:value-type="float" office:value="119000000" calcext:value-type="float">
            <text:p>119000000</text:p>
          </table:table-cell>
          <table:table-cell office:value-type="float" office:value="-7.3139858660516" calcext:value-type="float">
            <text:p>-7.3139858661</text:p>
          </table:table-cell>
        </table:table-row>
        <table:table-row table:style-name="ro1">
          <table:table-cell office:value-type="float" office:value="119250000" calcext:value-type="float">
            <text:p>119250000</text:p>
          </table:table-cell>
          <table:table-cell office:value-type="float" office:value="-7.64107509593571" calcext:value-type="float">
            <text:p>-7.6410750959</text:p>
          </table:table-cell>
        </table:table-row>
        <table:table-row table:style-name="ro1">
          <table:table-cell office:value-type="float" office:value="119500000" calcext:value-type="float">
            <text:p>119500000</text:p>
          </table:table-cell>
          <table:table-cell office:value-type="float" office:value="-7.52026319409257" calcext:value-type="float">
            <text:p>-7.5202631941</text:p>
          </table:table-cell>
        </table:table-row>
        <table:table-row table:style-name="ro1">
          <table:table-cell office:value-type="float" office:value="119750000" calcext:value-type="float">
            <text:p>119750000</text:p>
          </table:table-cell>
          <table:table-cell office:value-type="float" office:value="-7.81433545666516" calcext:value-type="float">
            <text:p>-7.8143354567</text:p>
          </table:table-cell>
        </table:table-row>
        <table:table-row table:style-name="ro1">
          <table:table-cell office:value-type="float" office:value="120000000" calcext:value-type="float">
            <text:p>120000000</text:p>
          </table:table-cell>
          <table:table-cell office:value-type="float" office:value="-6.75566126243231" calcext:value-type="float">
            <text:p>-6.7556612624</text:p>
          </table:table-cell>
        </table:table-row>
        <table:table-row table:style-name="ro1">
          <table:table-cell office:value-type="float" office:value="120250000" calcext:value-type="float">
            <text:p>120250000</text:p>
          </table:table-cell>
          <table:table-cell office:value-type="float" office:value="-7.84409860336052" calcext:value-type="float">
            <text:p>-7.8440986034</text:p>
          </table:table-cell>
        </table:table-row>
        <table:table-row table:style-name="ro1">
          <table:table-cell office:value-type="float" office:value="120500000" calcext:value-type="float">
            <text:p>120500000</text:p>
          </table:table-cell>
          <table:table-cell office:value-type="float" office:value="-7.91405565229605" calcext:value-type="float">
            <text:p>-7.9140556523</text:p>
          </table:table-cell>
        </table:table-row>
        <table:table-row table:style-name="ro1">
          <table:table-cell office:value-type="float" office:value="120750000" calcext:value-type="float">
            <text:p>120750000</text:p>
          </table:table-cell>
          <table:table-cell office:value-type="float" office:value="-8.34800240911084" calcext:value-type="float">
            <text:p>-8.3480024091</text:p>
          </table:table-cell>
        </table:table-row>
        <table:table-row table:style-name="ro1">
          <table:table-cell office:value-type="float" office:value="121000000" calcext:value-type="float">
            <text:p>121000000</text:p>
          </table:table-cell>
          <table:table-cell office:value-type="float" office:value="-7.66157107882356" calcext:value-type="float">
            <text:p>-7.6615710788</text:p>
          </table:table-cell>
        </table:table-row>
        <table:table-row table:style-name="ro1">
          <table:table-cell office:value-type="float" office:value="121250000" calcext:value-type="float">
            <text:p>121250000</text:p>
          </table:table-cell>
          <table:table-cell office:value-type="float" office:value="-8.42759291304531" calcext:value-type="float">
            <text:p>-8.427592913</text:p>
          </table:table-cell>
        </table:table-row>
        <table:table-row table:style-name="ro1">
          <table:table-cell office:value-type="float" office:value="121500000" calcext:value-type="float">
            <text:p>121500000</text:p>
          </table:table-cell>
          <table:table-cell office:value-type="float" office:value="-8.11088954642213" calcext:value-type="float">
            <text:p>-8.1108895464</text:p>
          </table:table-cell>
        </table:table-row>
        <table:table-row table:style-name="ro1">
          <table:table-cell office:value-type="float" office:value="121750000" calcext:value-type="float">
            <text:p>121750000</text:p>
          </table:table-cell>
          <table:table-cell office:value-type="float" office:value="-7.16001954586358" calcext:value-type="float">
            <text:p>-7.1600195459</text:p>
          </table:table-cell>
        </table:table-row>
        <table:table-row table:style-name="ro1">
          <table:table-cell office:value-type="float" office:value="122000000" calcext:value-type="float">
            <text:p>122000000</text:p>
          </table:table-cell>
          <table:table-cell office:value-type="float" office:value="-8.24449280837161" calcext:value-type="float">
            <text:p>-8.2444928084</text:p>
          </table:table-cell>
        </table:table-row>
        <table:table-row table:style-name="ro1">
          <table:table-cell office:value-type="float" office:value="122250000" calcext:value-type="float">
            <text:p>122250000</text:p>
          </table:table-cell>
          <table:table-cell office:value-type="float" office:value="-8.32542242931778" calcext:value-type="float">
            <text:p>-8.3254224293</text:p>
          </table:table-cell>
        </table:table-row>
        <table:table-row table:style-name="ro1">
          <table:table-cell office:value-type="float" office:value="122500000" calcext:value-type="float">
            <text:p>122500000</text:p>
          </table:table-cell>
          <table:table-cell office:value-type="float" office:value="-6.84600591401485" calcext:value-type="float">
            <text:p>-6.846005914</text:p>
          </table:table-cell>
        </table:table-row>
        <table:table-row table:style-name="ro1">
          <table:table-cell office:value-type="float" office:value="122750000" calcext:value-type="float">
            <text:p>122750000</text:p>
          </table:table-cell>
          <table:table-cell office:value-type="float" office:value="-8.40691492450593" calcext:value-type="float">
            <text:p>-8.4069149245</text:p>
          </table:table-cell>
        </table:table-row>
        <table:table-row table:style-name="ro1">
          <table:table-cell office:value-type="float" office:value="123000000" calcext:value-type="float">
            <text:p>123000000</text:p>
          </table:table-cell>
          <table:table-cell office:value-type="float" office:value="-7.90933678622548" calcext:value-type="float">
            <text:p>-7.9093367862</text:p>
          </table:table-cell>
        </table:table-row>
        <table:table-row table:style-name="ro1">
          <table:table-cell office:value-type="float" office:value="123250000" calcext:value-type="float">
            <text:p>123250000</text:p>
          </table:table-cell>
          <table:table-cell office:value-type="float" office:value="-7.66302575863387" calcext:value-type="float">
            <text:p>-7.6630257586</text:p>
          </table:table-cell>
        </table:table-row>
        <table:table-row table:style-name="ro1">
          <table:table-cell office:value-type="float" office:value="123500000" calcext:value-type="float">
            <text:p>123500000</text:p>
          </table:table-cell>
          <table:table-cell office:value-type="float" office:value="-7.25352993595695" calcext:value-type="float">
            <text:p>-7.253529936</text:p>
          </table:table-cell>
        </table:table-row>
        <table:table-row table:style-name="ro1">
          <table:table-cell office:value-type="float" office:value="123750000" calcext:value-type="float">
            <text:p>123750000</text:p>
          </table:table-cell>
          <table:table-cell office:value-type="float" office:value="-7.95899939709661" calcext:value-type="float">
            <text:p>-7.9589993971</text:p>
          </table:table-cell>
        </table:table-row>
        <table:table-row table:style-name="ro1">
          <table:table-cell office:value-type="float" office:value="124000000" calcext:value-type="float">
            <text:p>124000000</text:p>
          </table:table-cell>
          <table:table-cell office:value-type="float" office:value="-7.43254584693848" calcext:value-type="float">
            <text:p>-7.4325458469</text:p>
          </table:table-cell>
        </table:table-row>
        <table:table-row table:style-name="ro1">
          <table:table-cell office:value-type="float" office:value="124250000" calcext:value-type="float">
            <text:p>124250000</text:p>
          </table:table-cell>
          <table:table-cell office:value-type="float" office:value="-7.80847592915491" calcext:value-type="float">
            <text:p>-7.8084759292</text:p>
          </table:table-cell>
        </table:table-row>
        <table:table-row table:style-name="ro1">
          <table:table-cell office:value-type="float" office:value="124500000" calcext:value-type="float">
            <text:p>124500000</text:p>
          </table:table-cell>
          <table:table-cell office:value-type="float" office:value="-7.66605149559242" calcext:value-type="float">
            <text:p>-7.6660514956</text:p>
          </table:table-cell>
        </table:table-row>
        <table:table-row table:style-name="ro1">
          <table:table-cell office:value-type="float" office:value="124750000" calcext:value-type="float">
            <text:p>124750000</text:p>
          </table:table-cell>
          <table:table-cell office:value-type="float" office:value="-6.97563478342116" calcext:value-type="float">
            <text:p>-6.9756347834</text:p>
          </table:table-cell>
        </table:table-row>
        <table:table-row table:style-name="ro1">
          <table:table-cell office:value-type="float" office:value="125000000" calcext:value-type="float">
            <text:p>125000000</text:p>
          </table:table-cell>
          <table:table-cell office:value-type="float" office:value="-7.43744800112105" calcext:value-type="float">
            <text:p>-7.4374480011</text:p>
          </table:table-cell>
        </table:table-row>
        <table:table-row table:style-name="ro1">
          <table:table-cell office:value-type="float" office:value="125250000" calcext:value-type="float">
            <text:p>125250000</text:p>
          </table:table-cell>
          <table:table-cell office:value-type="float" office:value="-7.95075730852505" calcext:value-type="float">
            <text:p>-7.9507573085</text:p>
          </table:table-cell>
        </table:table-row>
        <table:table-row table:style-name="ro1">
          <table:table-cell office:value-type="float" office:value="125500000" calcext:value-type="float">
            <text:p>125500000</text:p>
          </table:table-cell>
          <table:table-cell office:value-type="float" office:value="-7.39048766310803" calcext:value-type="float">
            <text:p>-7.3904876631</text:p>
          </table:table-cell>
        </table:table-row>
        <table:table-row table:style-name="ro1">
          <table:table-cell office:value-type="float" office:value="125750000" calcext:value-type="float">
            <text:p>125750000</text:p>
          </table:table-cell>
          <table:table-cell office:value-type="float" office:value="-7.50052531070339" calcext:value-type="float">
            <text:p>-7.5005253107</text:p>
          </table:table-cell>
        </table:table-row>
        <table:table-row table:style-name="ro1">
          <table:table-cell office:value-type="float" office:value="126000000" calcext:value-type="float">
            <text:p>126000000</text:p>
          </table:table-cell>
          <table:table-cell office:value-type="float" office:value="-8.48941104849975" calcext:value-type="float">
            <text:p>-8.4894110485</text:p>
          </table:table-cell>
        </table:table-row>
        <table:table-row table:style-name="ro1">
          <table:table-cell office:value-type="float" office:value="126250000" calcext:value-type="float">
            <text:p>126250000</text:p>
          </table:table-cell>
          <table:table-cell office:value-type="float" office:value="-7.77777866212466" calcext:value-type="float">
            <text:p>-7.7777786621</text:p>
          </table:table-cell>
        </table:table-row>
        <table:table-row table:style-name="ro1">
          <table:table-cell office:value-type="float" office:value="126500000" calcext:value-type="float">
            <text:p>126500000</text:p>
          </table:table-cell>
          <table:table-cell office:value-type="float" office:value="-7.085106398324" calcext:value-type="float">
            <text:p>-7.0851063983</text:p>
          </table:table-cell>
        </table:table-row>
        <table:table-row table:style-name="ro1">
          <table:table-cell office:value-type="float" office:value="126750000" calcext:value-type="float">
            <text:p>126750000</text:p>
          </table:table-cell>
          <table:table-cell office:value-type="float" office:value="-7.9998527756672" calcext:value-type="float">
            <text:p>-7.9998527757</text:p>
          </table:table-cell>
        </table:table-row>
        <table:table-row table:style-name="ro1">
          <table:table-cell office:value-type="float" office:value="127000000" calcext:value-type="float">
            <text:p>127000000</text:p>
          </table:table-cell>
          <table:table-cell office:value-type="float" office:value="-7.35761447903891" calcext:value-type="float">
            <text:p>-7.357614479</text:p>
          </table:table-cell>
        </table:table-row>
        <table:table-row table:style-name="ro1">
          <table:table-cell office:value-type="float" office:value="127250000" calcext:value-type="float">
            <text:p>127250000</text:p>
          </table:table-cell>
          <table:table-cell office:value-type="float" office:value="-8.36899770243744" calcext:value-type="float">
            <text:p>-8.3689977024</text:p>
          </table:table-cell>
        </table:table-row>
        <table:table-row table:style-name="ro1">
          <table:table-cell office:value-type="float" office:value="127500000" calcext:value-type="float">
            <text:p>127500000</text:p>
          </table:table-cell>
          <table:table-cell office:value-type="float" office:value="-7.60396823761922" calcext:value-type="float">
            <text:p>-7.6039682376</text:p>
          </table:table-cell>
        </table:table-row>
        <table:table-row table:style-name="ro1">
          <table:table-cell office:value-type="float" office:value="127750000" calcext:value-type="float">
            <text:p>127750000</text:p>
          </table:table-cell>
          <table:table-cell office:value-type="float" office:value="-7.06911035864003" calcext:value-type="float">
            <text:p>-7.0691103586</text:p>
          </table:table-cell>
        </table:table-row>
        <table:table-row table:style-name="ro1">
          <table:table-cell office:value-type="float" office:value="128000000" calcext:value-type="float">
            <text:p>128000000</text:p>
          </table:table-cell>
          <table:table-cell office:value-type="float" office:value="-7.56803774428144" calcext:value-type="float">
            <text:p>-7.5680377443</text:p>
          </table:table-cell>
        </table:table-row>
        <table:table-row table:style-name="ro1">
          <table:table-cell office:value-type="float" office:value="128250000" calcext:value-type="float">
            <text:p>128250000</text:p>
          </table:table-cell>
          <table:table-cell office:value-type="float" office:value="-6.97248785498434" calcext:value-type="float">
            <text:p>-6.972487855</text:p>
          </table:table-cell>
        </table:table-row>
        <table:table-row table:style-name="ro1">
          <table:table-cell office:value-type="float" office:value="128500000" calcext:value-type="float">
            <text:p>128500000</text:p>
          </table:table-cell>
          <table:table-cell office:value-type="float" office:value="-7.10832219964304" calcext:value-type="float">
            <text:p>-7.1083221996</text:p>
          </table:table-cell>
        </table:table-row>
        <table:table-row table:style-name="ro1">
          <table:table-cell office:value-type="float" office:value="128750000" calcext:value-type="float">
            <text:p>128750000</text:p>
          </table:table-cell>
          <table:table-cell office:value-type="float" office:value="-8.98934051793773" calcext:value-type="float">
            <text:p>-8.9893405179</text:p>
          </table:table-cell>
        </table:table-row>
        <table:table-row table:style-name="ro1">
          <table:table-cell office:value-type="float" office:value="129000000" calcext:value-type="float">
            <text:p>129000000</text:p>
          </table:table-cell>
          <table:table-cell office:value-type="float" office:value="-8.08026777894014" calcext:value-type="float">
            <text:p>-8.0802677789</text:p>
          </table:table-cell>
        </table:table-row>
        <table:table-row table:style-name="ro1">
          <table:table-cell office:value-type="float" office:value="129250000" calcext:value-type="float">
            <text:p>129250000</text:p>
          </table:table-cell>
          <table:table-cell office:value-type="float" office:value="-7.44417323691332" calcext:value-type="float">
            <text:p>-7.4441732369</text:p>
          </table:table-cell>
        </table:table-row>
        <table:table-row table:style-name="ro1">
          <table:table-cell office:value-type="float" office:value="129500000" calcext:value-type="float">
            <text:p>129500000</text:p>
          </table:table-cell>
          <table:table-cell office:value-type="float" office:value="-7.55377417082651" calcext:value-type="float">
            <text:p>-7.5537741708</text:p>
          </table:table-cell>
        </table:table-row>
        <table:table-row table:style-name="ro1">
          <table:table-cell office:value-type="float" office:value="129750000" calcext:value-type="float">
            <text:p>129750000</text:p>
          </table:table-cell>
          <table:table-cell office:value-type="float" office:value="-7.03490800013659" calcext:value-type="float">
            <text:p>-7.0349080001</text:p>
          </table:table-cell>
        </table:table-row>
        <table:table-row table:style-name="ro1">
          <table:table-cell office:value-type="float" office:value="130000000" calcext:value-type="float">
            <text:p>130000000</text:p>
          </table:table-cell>
          <table:table-cell office:value-type="float" office:value="-7.58618463853869" calcext:value-type="float">
            <text:p>-7.5861846385</text:p>
          </table:table-cell>
        </table:table-row>
        <table:table-row table:style-name="ro1">
          <table:table-cell office:value-type="float" office:value="130250000" calcext:value-type="float">
            <text:p>130250000</text:p>
          </table:table-cell>
          <table:table-cell office:value-type="float" office:value="-7.76014818487416" calcext:value-type="float">
            <text:p>-7.7601481849</text:p>
          </table:table-cell>
        </table:table-row>
        <table:table-row table:style-name="ro1">
          <table:table-cell office:value-type="float" office:value="130500000" calcext:value-type="float">
            <text:p>130500000</text:p>
          </table:table-cell>
          <table:table-cell office:value-type="float" office:value="-7.06967160538218" calcext:value-type="float">
            <text:p>-7.0696716054</text:p>
          </table:table-cell>
        </table:table-row>
        <table:table-row table:style-name="ro1">
          <table:table-cell office:value-type="float" office:value="130750000" calcext:value-type="float">
            <text:p>130750000</text:p>
          </table:table-cell>
          <table:table-cell office:value-type="float" office:value="-6.93732737788138" calcext:value-type="float">
            <text:p>-6.9373273779</text:p>
          </table:table-cell>
        </table:table-row>
        <table:table-row table:style-name="ro1">
          <table:table-cell office:value-type="float" office:value="131000000" calcext:value-type="float">
            <text:p>131000000</text:p>
          </table:table-cell>
          <table:table-cell office:value-type="float" office:value="-7.62786376900582" calcext:value-type="float">
            <text:p>-7.627863769</text:p>
          </table:table-cell>
        </table:table-row>
        <table:table-row table:style-name="ro1">
          <table:table-cell office:value-type="float" office:value="131250000" calcext:value-type="float">
            <text:p>131250000</text:p>
          </table:table-cell>
          <table:table-cell office:value-type="float" office:value="-7.59330699293593" calcext:value-type="float">
            <text:p>-7.5933069929</text:p>
          </table:table-cell>
        </table:table-row>
        <table:table-row table:style-name="ro1">
          <table:table-cell office:value-type="float" office:value="131500000" calcext:value-type="float">
            <text:p>131500000</text:p>
          </table:table-cell>
          <table:table-cell office:value-type="float" office:value="-7.97691404811893" calcext:value-type="float">
            <text:p>-7.9769140481</text:p>
          </table:table-cell>
        </table:table-row>
        <table:table-row table:style-name="ro1">
          <table:table-cell office:value-type="float" office:value="131750000" calcext:value-type="float">
            <text:p>131750000</text:p>
          </table:table-cell>
          <table:table-cell office:value-type="float" office:value="-7.04023582482493" calcext:value-type="float">
            <text:p>-7.0402358248</text:p>
          </table:table-cell>
        </table:table-row>
        <table:table-row table:style-name="ro1">
          <table:table-cell office:value-type="float" office:value="132000000" calcext:value-type="float">
            <text:p>132000000</text:p>
          </table:table-cell>
          <table:table-cell office:value-type="float" office:value="-8.11372946455909" calcext:value-type="float">
            <text:p>-8.1137294646</text:p>
          </table:table-cell>
        </table:table-row>
        <table:table-row table:style-name="ro1">
          <table:table-cell office:value-type="float" office:value="132250000" calcext:value-type="float">
            <text:p>132250000</text:p>
          </table:table-cell>
          <table:table-cell office:value-type="float" office:value="-7.98096840063819" calcext:value-type="float">
            <text:p>-7.9809684006</text:p>
          </table:table-cell>
        </table:table-row>
        <table:table-row table:style-name="ro1">
          <table:table-cell office:value-type="float" office:value="132500000" calcext:value-type="float">
            <text:p>132500000</text:p>
          </table:table-cell>
          <table:table-cell office:value-type="float" office:value="-7.36542268726975" calcext:value-type="float">
            <text:p>-7.3654226873</text:p>
          </table:table-cell>
        </table:table-row>
        <table:table-row table:style-name="ro1">
          <table:table-cell office:value-type="float" office:value="132750000" calcext:value-type="float">
            <text:p>132750000</text:p>
          </table:table-cell>
          <table:table-cell office:value-type="float" office:value="-7.37105851368643" calcext:value-type="float">
            <text:p>-7.3710585137</text:p>
          </table:table-cell>
        </table:table-row>
        <table:table-row table:style-name="ro1">
          <table:table-cell office:value-type="float" office:value="133000000" calcext:value-type="float">
            <text:p>133000000</text:p>
          </table:table-cell>
          <table:table-cell office:value-type="float" office:value="-8.0304087168428" calcext:value-type="float">
            <text:p>-8.0304087168</text:p>
          </table:table-cell>
        </table:table-row>
        <table:table-row table:style-name="ro1">
          <table:table-cell office:value-type="float" office:value="133250000" calcext:value-type="float">
            <text:p>133250000</text:p>
          </table:table-cell>
          <table:table-cell office:value-type="float" office:value="-7.65007026323511" calcext:value-type="float">
            <text:p>-7.6500702632</text:p>
          </table:table-cell>
        </table:table-row>
        <table:table-row table:style-name="ro1">
          <table:table-cell office:value-type="float" office:value="133500000" calcext:value-type="float">
            <text:p>133500000</text:p>
          </table:table-cell>
          <table:table-cell office:value-type="float" office:value="-6.73664257446537" calcext:value-type="float">
            <text:p>-6.7366425745</text:p>
          </table:table-cell>
        </table:table-row>
        <table:table-row table:style-name="ro1">
          <table:table-cell office:value-type="float" office:value="133750000" calcext:value-type="float">
            <text:p>133750000</text:p>
          </table:table-cell>
          <table:table-cell office:value-type="float" office:value="-7.82800419503786" calcext:value-type="float">
            <text:p>-7.828004195</text:p>
          </table:table-cell>
        </table:table-row>
        <table:table-row table:style-name="ro1">
          <table:table-cell office:value-type="float" office:value="134000000" calcext:value-type="float">
            <text:p>134000000</text:p>
          </table:table-cell>
          <table:table-cell office:value-type="float" office:value="-8.567735842121" calcext:value-type="float">
            <text:p>-8.5677358421</text:p>
          </table:table-cell>
        </table:table-row>
        <table:table-row table:style-name="ro1">
          <table:table-cell office:value-type="float" office:value="134250000" calcext:value-type="float">
            <text:p>134250000</text:p>
          </table:table-cell>
          <table:table-cell office:value-type="float" office:value="-6.60319176723692" calcext:value-type="float">
            <text:p>-6.6031917672</text:p>
          </table:table-cell>
        </table:table-row>
        <table:table-row table:style-name="ro1">
          <table:table-cell office:value-type="float" office:value="134500000" calcext:value-type="float">
            <text:p>134500000</text:p>
          </table:table-cell>
          <table:table-cell office:value-type="float" office:value="-6.81432813897512" calcext:value-type="float">
            <text:p>-6.814328139</text:p>
          </table:table-cell>
        </table:table-row>
        <table:table-row table:style-name="ro1">
          <table:table-cell office:value-type="float" office:value="134750000" calcext:value-type="float">
            <text:p>134750000</text:p>
          </table:table-cell>
          <table:table-cell office:value-type="float" office:value="-7.59121403870538" calcext:value-type="float">
            <text:p>-7.5912140387</text:p>
          </table:table-cell>
        </table:table-row>
        <table:table-row table:style-name="ro1">
          <table:table-cell office:value-type="float" office:value="135000000" calcext:value-type="float">
            <text:p>135000000</text:p>
          </table:table-cell>
          <table:table-cell office:value-type="float" office:value="-7.43905955381812" calcext:value-type="float">
            <text:p>-7.4390595538</text:p>
          </table:table-cell>
        </table:table-row>
        <table:table-row table:style-name="ro1">
          <table:table-cell office:value-type="float" office:value="135250000" calcext:value-type="float">
            <text:p>135250000</text:p>
          </table:table-cell>
          <table:table-cell office:value-type="float" office:value="-8.59259200853837" calcext:value-type="float">
            <text:p>-8.5925920085</text:p>
          </table:table-cell>
        </table:table-row>
        <table:table-row table:style-name="ro1">
          <table:table-cell office:value-type="float" office:value="135500000" calcext:value-type="float">
            <text:p>135500000</text:p>
          </table:table-cell>
          <table:table-cell office:value-type="float" office:value="-8.40921245064646" calcext:value-type="float">
            <text:p>-8.4092124506</text:p>
          </table:table-cell>
        </table:table-row>
        <table:table-row table:style-name="ro1">
          <table:table-cell office:value-type="float" office:value="135750000" calcext:value-type="float">
            <text:p>135750000</text:p>
          </table:table-cell>
          <table:table-cell office:value-type="float" office:value="-7.90570037912952" calcext:value-type="float">
            <text:p>-7.9057003791</text:p>
          </table:table-cell>
        </table:table-row>
        <table:table-row table:style-name="ro1">
          <table:table-cell office:value-type="float" office:value="136000000" calcext:value-type="float">
            <text:p>136000000</text:p>
          </table:table-cell>
          <table:table-cell office:value-type="float" office:value="-6.9672249355919" calcext:value-type="float">
            <text:p>-6.9672249356</text:p>
          </table:table-cell>
        </table:table-row>
        <table:table-row table:style-name="ro1">
          <table:table-cell office:value-type="float" office:value="136250000" calcext:value-type="float">
            <text:p>136250000</text:p>
          </table:table-cell>
          <table:table-cell office:value-type="float" office:value="-6.76262236296635" calcext:value-type="float">
            <text:p>-6.762622363</text:p>
          </table:table-cell>
        </table:table-row>
        <table:table-row table:style-name="ro1">
          <table:table-cell office:value-type="float" office:value="136500000" calcext:value-type="float">
            <text:p>136500000</text:p>
          </table:table-cell>
          <table:table-cell office:value-type="float" office:value="-7.08636233842305" calcext:value-type="float">
            <text:p>-7.0863623384</text:p>
          </table:table-cell>
        </table:table-row>
        <table:table-row table:style-name="ro1">
          <table:table-cell office:value-type="float" office:value="136750000" calcext:value-type="float">
            <text:p>136750000</text:p>
          </table:table-cell>
          <table:table-cell office:value-type="float" office:value="-7.32558745066288" calcext:value-type="float">
            <text:p>-7.3255874507</text:p>
          </table:table-cell>
        </table:table-row>
        <table:table-row table:style-name="ro1">
          <table:table-cell office:value-type="float" office:value="137000000" calcext:value-type="float">
            <text:p>137000000</text:p>
          </table:table-cell>
          <table:table-cell office:value-type="float" office:value="-7.35233982620031" calcext:value-type="float">
            <text:p>-7.3523398262</text:p>
          </table:table-cell>
        </table:table-row>
        <table:table-row table:style-name="ro1">
          <table:table-cell office:value-type="float" office:value="137250000" calcext:value-type="float">
            <text:p>137250000</text:p>
          </table:table-cell>
          <table:table-cell office:value-type="float" office:value="-6.86917024365891" calcext:value-type="float">
            <text:p>-6.8691702437</text:p>
          </table:table-cell>
        </table:table-row>
        <table:table-row table:style-name="ro1">
          <table:table-cell office:value-type="float" office:value="137500000" calcext:value-type="float">
            <text:p>137500000</text:p>
          </table:table-cell>
          <table:table-cell office:value-type="float" office:value="-6.95359605886865" calcext:value-type="float">
            <text:p>-6.9535960589</text:p>
          </table:table-cell>
        </table:table-row>
        <table:table-row table:style-name="ro1">
          <table:table-cell office:value-type="float" office:value="137750000" calcext:value-type="float">
            <text:p>137750000</text:p>
          </table:table-cell>
          <table:table-cell office:value-type="float" office:value="-7.164641300042" calcext:value-type="float">
            <text:p>-7.1646413</text:p>
          </table:table-cell>
        </table:table-row>
        <table:table-row table:style-name="ro1">
          <table:table-cell office:value-type="float" office:value="138000000" calcext:value-type="float">
            <text:p>138000000</text:p>
          </table:table-cell>
          <table:table-cell office:value-type="float" office:value="-7.40189627113251" calcext:value-type="float">
            <text:p>-7.4018962711</text:p>
          </table:table-cell>
        </table:table-row>
        <table:table-row table:style-name="ro1">
          <table:table-cell office:value-type="float" office:value="138250000" calcext:value-type="float">
            <text:p>138250000</text:p>
          </table:table-cell>
          <table:table-cell office:value-type="float" office:value="-7.12864071766858" calcext:value-type="float">
            <text:p>-7.1286407177</text:p>
          </table:table-cell>
        </table:table-row>
        <table:table-row table:style-name="ro1">
          <table:table-cell office:value-type="float" office:value="138500000" calcext:value-type="float">
            <text:p>138500000</text:p>
          </table:table-cell>
          <table:table-cell office:value-type="float" office:value="-7.27404185496167" calcext:value-type="float">
            <text:p>-7.274041855</text:p>
          </table:table-cell>
        </table:table-row>
        <table:table-row table:style-name="ro1">
          <table:table-cell office:value-type="float" office:value="138750000" calcext:value-type="float">
            <text:p>138750000</text:p>
          </table:table-cell>
          <table:table-cell office:value-type="float" office:value="-7.00559524059564" calcext:value-type="float">
            <text:p>-7.0055952406</text:p>
          </table:table-cell>
        </table:table-row>
        <table:table-row table:style-name="ro1">
          <table:table-cell office:value-type="float" office:value="139000000" calcext:value-type="float">
            <text:p>139000000</text:p>
          </table:table-cell>
          <table:table-cell office:value-type="float" office:value="-7.1978783171901" calcext:value-type="float">
            <text:p>-7.1978783172</text:p>
          </table:table-cell>
        </table:table-row>
        <table:table-row table:style-name="ro1">
          <table:table-cell office:value-type="float" office:value="139250000" calcext:value-type="float">
            <text:p>139250000</text:p>
          </table:table-cell>
          <table:table-cell office:value-type="float" office:value="-7.9376153295902" calcext:value-type="float">
            <text:p>-7.9376153296</text:p>
          </table:table-cell>
        </table:table-row>
        <table:table-row table:style-name="ro1">
          <table:table-cell office:value-type="float" office:value="139500000" calcext:value-type="float">
            <text:p>139500000</text:p>
          </table:table-cell>
          <table:table-cell office:value-type="float" office:value="-6.77414323820834" calcext:value-type="float">
            <text:p>-6.7741432382</text:p>
          </table:table-cell>
        </table:table-row>
        <table:table-row table:style-name="ro1">
          <table:table-cell office:value-type="float" office:value="139750000" calcext:value-type="float">
            <text:p>139750000</text:p>
          </table:table-cell>
          <table:table-cell office:value-type="float" office:value="-6.81678327355903" calcext:value-type="float">
            <text:p>-6.8167832736</text:p>
          </table:table-cell>
        </table:table-row>
        <table:table-row table:style-name="ro1">
          <table:table-cell office:value-type="float" office:value="140000000" calcext:value-type="float">
            <text:p>140000000</text:p>
          </table:table-cell>
          <table:table-cell office:value-type="float" office:value="-6.84423984374141" calcext:value-type="float">
            <text:p>-6.8442398437</text:p>
          </table:table-cell>
        </table:table-row>
        <table:table-row table:style-name="ro1">
          <table:table-cell office:value-type="float" office:value="140250000" calcext:value-type="float">
            <text:p>140250000</text:p>
          </table:table-cell>
          <table:table-cell office:value-type="float" office:value="-6.91516552590692" calcext:value-type="float">
            <text:p>-6.9151655259</text:p>
          </table:table-cell>
        </table:table-row>
        <table:table-row table:style-name="ro1">
          <table:table-cell office:value-type="float" office:value="140500000" calcext:value-type="float">
            <text:p>140500000</text:p>
          </table:table-cell>
          <table:table-cell office:value-type="float" office:value="-6.67784531509067" calcext:value-type="float">
            <text:p>-6.6778453151</text:p>
          </table:table-cell>
        </table:table-row>
        <table:table-row table:style-name="ro1">
          <table:table-cell office:value-type="float" office:value="140750000" calcext:value-type="float">
            <text:p>140750000</text:p>
          </table:table-cell>
          <table:table-cell office:value-type="float" office:value="-6.37121026859504" calcext:value-type="float">
            <text:p>-6.3712102686</text:p>
          </table:table-cell>
        </table:table-row>
        <table:table-row table:style-name="ro1">
          <table:table-cell office:value-type="float" office:value="141000000" calcext:value-type="float">
            <text:p>141000000</text:p>
          </table:table-cell>
          <table:table-cell office:value-type="float" office:value="-6.81450367228723" calcext:value-type="float">
            <text:p>-6.8145036723</text:p>
          </table:table-cell>
        </table:table-row>
        <table:table-row table:style-name="ro1">
          <table:table-cell office:value-type="float" office:value="141250000" calcext:value-type="float">
            <text:p>141250000</text:p>
          </table:table-cell>
          <table:table-cell office:value-type="float" office:value="-6.98279788232452" calcext:value-type="float">
            <text:p>-6.9827978823</text:p>
          </table:table-cell>
        </table:table-row>
        <table:table-row table:style-name="ro1">
          <table:table-cell office:value-type="float" office:value="141500000" calcext:value-type="float">
            <text:p>141500000</text:p>
          </table:table-cell>
          <table:table-cell office:value-type="float" office:value="-6.37161559085257" calcext:value-type="float">
            <text:p>-6.3716155909</text:p>
          </table:table-cell>
        </table:table-row>
        <table:table-row table:style-name="ro1">
          <table:table-cell office:value-type="float" office:value="141750000" calcext:value-type="float">
            <text:p>141750000</text:p>
          </table:table-cell>
          <table:table-cell office:value-type="float" office:value="-5.98367914041754" calcext:value-type="float">
            <text:p>-5.9836791404</text:p>
          </table:table-cell>
        </table:table-row>
        <table:table-row table:style-name="ro1">
          <table:table-cell office:value-type="float" office:value="142000000" calcext:value-type="float">
            <text:p>142000000</text:p>
          </table:table-cell>
          <table:table-cell office:value-type="float" office:value="-7.45527307969358" calcext:value-type="float">
            <text:p>-7.4552730797</text:p>
          </table:table-cell>
        </table:table-row>
        <table:table-row table:style-name="ro1">
          <table:table-cell office:value-type="float" office:value="142250000" calcext:value-type="float">
            <text:p>142250000</text:p>
          </table:table-cell>
          <table:table-cell office:value-type="float" office:value="-7.09150684877125" calcext:value-type="float">
            <text:p>-7.0915068488</text:p>
          </table:table-cell>
        </table:table-row>
        <table:table-row table:style-name="ro1">
          <table:table-cell office:value-type="float" office:value="142500000" calcext:value-type="float">
            <text:p>142500000</text:p>
          </table:table-cell>
          <table:table-cell office:value-type="float" office:value="-6.28273715623035" calcext:value-type="float">
            <text:p>-6.2827371562</text:p>
          </table:table-cell>
        </table:table-row>
        <table:table-row table:style-name="ro1">
          <table:table-cell office:value-type="float" office:value="142750000" calcext:value-type="float">
            <text:p>142750000</text:p>
          </table:table-cell>
          <table:table-cell office:value-type="float" office:value="-6.57502401347459" calcext:value-type="float">
            <text:p>-6.5750240135</text:p>
          </table:table-cell>
        </table:table-row>
        <table:table-row table:style-name="ro1">
          <table:table-cell office:value-type="float" office:value="143000000" calcext:value-type="float">
            <text:p>143000000</text:p>
          </table:table-cell>
          <table:table-cell office:value-type="float" office:value="-6.49285187901294" calcext:value-type="float">
            <text:p>-6.492851879</text:p>
          </table:table-cell>
        </table:table-row>
        <table:table-row table:style-name="ro1">
          <table:table-cell office:value-type="float" office:value="143250000" calcext:value-type="float">
            <text:p>143250000</text:p>
          </table:table-cell>
          <table:table-cell office:value-type="float" office:value="-5.8323798898814" calcext:value-type="float">
            <text:p>-5.8323798899</text:p>
          </table:table-cell>
        </table:table-row>
        <table:table-row table:style-name="ro1">
          <table:table-cell office:value-type="float" office:value="143500000" calcext:value-type="float">
            <text:p>143500000</text:p>
          </table:table-cell>
          <table:table-cell office:value-type="float" office:value="-6.43614080593609" calcext:value-type="float">
            <text:p>-6.4361408059</text:p>
          </table:table-cell>
        </table:table-row>
        <table:table-row table:style-name="ro1">
          <table:table-cell office:value-type="float" office:value="143750000" calcext:value-type="float">
            <text:p>143750000</text:p>
          </table:table-cell>
          <table:table-cell office:value-type="float" office:value="-6.03076641806417" calcext:value-type="float">
            <text:p>-6.0307664181</text:p>
          </table:table-cell>
        </table:table-row>
        <table:table-row table:style-name="ro1">
          <table:table-cell office:value-type="float" office:value="144000000" calcext:value-type="float">
            <text:p>144000000</text:p>
          </table:table-cell>
          <table:table-cell office:value-type="float" office:value="-6.82458700121632" calcext:value-type="float">
            <text:p>-6.8245870012</text:p>
          </table:table-cell>
        </table:table-row>
        <table:table-row table:style-name="ro1">
          <table:table-cell office:value-type="float" office:value="144250000" calcext:value-type="float">
            <text:p>144250000</text:p>
          </table:table-cell>
          <table:table-cell office:value-type="float" office:value="-6.01217162511816" calcext:value-type="float">
            <text:p>-6.0121716251</text:p>
          </table:table-cell>
        </table:table-row>
        <table:table-row table:style-name="ro1">
          <table:table-cell office:value-type="float" office:value="144500000" calcext:value-type="float">
            <text:p>144500000</text:p>
          </table:table-cell>
          <table:table-cell office:value-type="float" office:value="-6.34509322042701" calcext:value-type="float">
            <text:p>-6.3450932204</text:p>
          </table:table-cell>
        </table:table-row>
        <table:table-row table:style-name="ro1">
          <table:table-cell office:value-type="float" office:value="144750000" calcext:value-type="float">
            <text:p>144750000</text:p>
          </table:table-cell>
          <table:table-cell office:value-type="float" office:value="-7.06185512698975" calcext:value-type="float">
            <text:p>-7.061855127</text:p>
          </table:table-cell>
        </table:table-row>
        <table:table-row table:style-name="ro1">
          <table:table-cell office:value-type="float" office:value="145000000" calcext:value-type="float">
            <text:p>145000000</text:p>
          </table:table-cell>
          <table:table-cell office:value-type="float" office:value="-5.43319397974256" calcext:value-type="float">
            <text:p>-5.4331939797</text:p>
          </table:table-cell>
        </table:table-row>
        <table:table-row table:style-name="ro1">
          <table:table-cell office:value-type="float" office:value="145250000" calcext:value-type="float">
            <text:p>145250000</text:p>
          </table:table-cell>
          <table:table-cell office:value-type="float" office:value="-5.82718806147931" calcext:value-type="float">
            <text:p>-5.8271880615</text:p>
          </table:table-cell>
        </table:table-row>
        <table:table-row table:style-name="ro1">
          <table:table-cell office:value-type="float" office:value="145500000" calcext:value-type="float">
            <text:p>145500000</text:p>
          </table:table-cell>
          <table:table-cell office:value-type="float" office:value="-5.95521591863194" calcext:value-type="float">
            <text:p>-5.9552159186</text:p>
          </table:table-cell>
        </table:table-row>
        <table:table-row table:style-name="ro1">
          <table:table-cell office:value-type="float" office:value="145750000" calcext:value-type="float">
            <text:p>145750000</text:p>
          </table:table-cell>
          <table:table-cell office:value-type="float" office:value="-6.20400819670223" calcext:value-type="float">
            <text:p>-6.2040081967</text:p>
          </table:table-cell>
        </table:table-row>
        <table:table-row table:style-name="ro1">
          <table:table-cell office:value-type="float" office:value="146000000" calcext:value-type="float">
            <text:p>146000000</text:p>
          </table:table-cell>
          <table:table-cell office:value-type="float" office:value="-6.52870171628138" calcext:value-type="float">
            <text:p>-6.5287017163</text:p>
          </table:table-cell>
        </table:table-row>
        <table:table-row table:style-name="ro1">
          <table:table-cell office:value-type="float" office:value="146250000" calcext:value-type="float">
            <text:p>146250000</text:p>
          </table:table-cell>
          <table:table-cell office:value-type="float" office:value="-5.24648305557616" calcext:value-type="float">
            <text:p>-5.2464830556</text:p>
          </table:table-cell>
        </table:table-row>
        <table:table-row table:style-name="ro1">
          <table:table-cell office:value-type="float" office:value="146500000" calcext:value-type="float">
            <text:p>146500000</text:p>
          </table:table-cell>
          <table:table-cell office:value-type="float" office:value="-6.17423265839869" calcext:value-type="float">
            <text:p>-6.1742326584</text:p>
          </table:table-cell>
        </table:table-row>
        <table:table-row table:style-name="ro1">
          <table:table-cell office:value-type="float" office:value="146750000" calcext:value-type="float">
            <text:p>146750000</text:p>
          </table:table-cell>
          <table:table-cell office:value-type="float" office:value="-6.19819098648055" calcext:value-type="float">
            <text:p>-6.1981909865</text:p>
          </table:table-cell>
        </table:table-row>
        <table:table-row table:style-name="ro1">
          <table:table-cell office:value-type="float" office:value="147000000" calcext:value-type="float">
            <text:p>147000000</text:p>
          </table:table-cell>
          <table:table-cell office:value-type="float" office:value="-6.02072698248038" calcext:value-type="float">
            <text:p>-6.0207269825</text:p>
          </table:table-cell>
        </table:table-row>
        <table:table-row table:style-name="ro1">
          <table:table-cell office:value-type="float" office:value="147250000" calcext:value-type="float">
            <text:p>147250000</text:p>
          </table:table-cell>
          <table:table-cell office:value-type="float" office:value="-5.6538612972922" calcext:value-type="float">
            <text:p>-5.6538612973</text:p>
          </table:table-cell>
        </table:table-row>
        <table:table-row table:style-name="ro1">
          <table:table-cell office:value-type="float" office:value="147500000" calcext:value-type="float">
            <text:p>147500000</text:p>
          </table:table-cell>
          <table:table-cell office:value-type="float" office:value="-6.19134141547625" calcext:value-type="float">
            <text:p>-6.1913414155</text:p>
          </table:table-cell>
        </table:table-row>
        <table:table-row table:style-name="ro1">
          <table:table-cell office:value-type="float" office:value="147750000" calcext:value-type="float">
            <text:p>147750000</text:p>
          </table:table-cell>
          <table:table-cell office:value-type="float" office:value="-5.87152963698898" calcext:value-type="float">
            <text:p>-5.871529637</text:p>
          </table:table-cell>
        </table:table-row>
        <table:table-row table:style-name="ro1">
          <table:table-cell office:value-type="float" office:value="148000000" calcext:value-type="float">
            <text:p>148000000</text:p>
          </table:table-cell>
          <table:table-cell office:value-type="float" office:value="-6.06538556816388" calcext:value-type="float">
            <text:p>-6.0653855682</text:p>
          </table:table-cell>
        </table:table-row>
        <table:table-row table:style-name="ro1">
          <table:table-cell office:value-type="float" office:value="148250000" calcext:value-type="float">
            <text:p>148250000</text:p>
          </table:table-cell>
          <table:table-cell office:value-type="float" office:value="-5.26171265002199" calcext:value-type="float">
            <text:p>-5.26171265</text:p>
          </table:table-cell>
        </table:table-row>
        <table:table-row table:style-name="ro1">
          <table:table-cell office:value-type="float" office:value="148500000" calcext:value-type="float">
            <text:p>148500000</text:p>
          </table:table-cell>
          <table:table-cell office:value-type="float" office:value="-5.75468031670712" calcext:value-type="float">
            <text:p>-5.7546803167</text:p>
          </table:table-cell>
        </table:table-row>
        <table:table-row table:style-name="ro1">
          <table:table-cell office:value-type="float" office:value="148750000" calcext:value-type="float">
            <text:p>148750000</text:p>
          </table:table-cell>
          <table:table-cell office:value-type="float" office:value="-5.53167590351382" calcext:value-type="float">
            <text:p>-5.5316759035</text:p>
          </table:table-cell>
        </table:table-row>
        <table:table-row table:style-name="ro1">
          <table:table-cell office:value-type="float" office:value="149000000" calcext:value-type="float">
            <text:p>149000000</text:p>
          </table:table-cell>
          <table:table-cell office:value-type="float" office:value="-5.89156198613551" calcext:value-type="float">
            <text:p>-5.8915619861</text:p>
          </table:table-cell>
        </table:table-row>
        <table:table-row table:style-name="ro1">
          <table:table-cell office:value-type="float" office:value="149250000" calcext:value-type="float">
            <text:p>149250000</text:p>
          </table:table-cell>
          <table:table-cell office:value-type="float" office:value="-5.87545626063522" calcext:value-type="float">
            <text:p>-5.8754562606</text:p>
          </table:table-cell>
        </table:table-row>
        <table:table-row table:style-name="ro1">
          <table:table-cell office:value-type="float" office:value="149500000" calcext:value-type="float">
            <text:p>149500000</text:p>
          </table:table-cell>
          <table:table-cell office:value-type="float" office:value="-6.27274277150848" calcext:value-type="float">
            <text:p>-6.2727427715</text:p>
          </table:table-cell>
        </table:table-row>
        <table:table-row table:style-name="ro1">
          <table:table-cell office:value-type="float" office:value="149750000" calcext:value-type="float">
            <text:p>149750000</text:p>
          </table:table-cell>
          <table:table-cell office:value-type="float" office:value="-5.38286033108433" calcext:value-type="float">
            <text:p>-5.3828603311</text:p>
          </table:table-cell>
        </table:table-row>
        <table:table-row table:style-name="ro1">
          <table:table-cell office:value-type="float" office:value="150000000" calcext:value-type="float">
            <text:p>150000000</text:p>
          </table:table-cell>
          <table:table-cell office:value-type="float" office:value="-5.04486677907703" calcext:value-type="float">
            <text:p>-5.0448667791</text:p>
          </table:table-cell>
        </table:table-row>
        <table:table-row table:style-name="ro1">
          <table:table-cell office:value-type="float" office:value="150250000" calcext:value-type="float">
            <text:p>150250000</text:p>
          </table:table-cell>
          <table:table-cell office:value-type="float" office:value="-6.06661916570834" calcext:value-type="float">
            <text:p>-6.0666191657</text:p>
          </table:table-cell>
        </table:table-row>
        <table:table-row table:style-name="ro1">
          <table:table-cell office:value-type="float" office:value="150500000" calcext:value-type="float">
            <text:p>150500000</text:p>
          </table:table-cell>
          <table:table-cell office:value-type="float" office:value="-4.71447473991742" calcext:value-type="float">
            <text:p>-4.7144747399</text:p>
          </table:table-cell>
        </table:table-row>
        <table:table-row table:style-name="ro1">
          <table:table-cell office:value-type="string" calcext:value-type="string">
            <text:p>END</text:p>
          </table:table-cell>
          <table:table-cell/>
        </table:table-row>
      </table:table>
      <table:table table:name="Active_Balun_SN001_S12" table:style-name="ta1"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! FILETYPE CSV</text:p>
          </table:table-cell>
          <table:table-cell/>
        </table:table-row>
        <table:table-row table:style-name="ro1">
          <table:table-cell office:value-type="string" calcext:value-type="string">
            <text:p>! VERSION 2.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! TIMESTAMP Tuesday</text:p>
          </table:table-cell>
          <table:table-cell office:value-type="string" calcext:value-type="string">
            <text:p><text:s/>07 July 2020 21:17:01</text:p>
          </table:table-cell>
        </table:table-row>
        <table:table-row table:style-name="ro1">
          <table:table-cell office:value-type="string" calcext:value-type="string">
            <text:p>! TIMEZONE </text:p>
          </table:table-cell>
          <table:table-cell/>
        </table:table-row>
        <table:table-row table:style-name="ro1">
          <table:table-cell office:value-type="string" calcext:value-type="string">
            <text:p>! NAME Keysight Technologies</text:p>
          </table:table-cell>
          <table:table-cell/>
        </table:table-row>
        <table:table-row table:style-name="ro1">
          <table:table-cell office:value-type="string" calcext:value-type="string">
            <text:p>! MODEL N9926A</text:p>
          </table:table-cell>
          <table:table-cell/>
        </table:table-row>
        <table:table-row table:style-name="ro1">
          <table:table-cell office:value-type="string" calcext:value-type="string">
            <text:p>! SERIAL MY57271140</text:p>
          </table:table-cell>
          <table:table-cell/>
        </table:table-row>
        <table:table-row table:style-name="ro1">
          <table:table-cell office:value-type="string" calcext:value-type="string">
            <text:p>! FIRMWARE_VERSION A.10.18</text:p>
          </table:table-cell>
          <table:table-cell/>
        </table:table-row>
        <table:table-row table:style-name="ro1">
          <table:table-cell office:value-type="string" calcext:value-type="string">
            <text:p>! VF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! Media</text:p>
          </table:table-cell>
          <table:table-cell office:value-type="string" calcext:value-type="string">
            <text:p><text:s/>Coax</text:p>
          </table:table-cell>
        </table:table-row>
        <table:table-row table:style-name="ro1">
          <table:table-cell office:value-type="string" calcext:value-type="string">
            <text:p>! IF_BW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! Output_Power_Mode</text:p>
          </table:table-cell>
          <table:table-cell office:value-type="string" calcext:value-type="string">
            <text:p><text:s/>MAN</text:p>
          </table:table-cell>
        </table:table-row>
        <table:table-row table:style-name="ro1">
          <table:table-cell office:value-type="string" calcext:value-type="string">
            <text:p>! Output_Power_Level</text:p>
          </table:table-cell>
          <table:table-cell office:value-type="float" office:value="-45" calcext:value-type="float">
            <text:p>-45</text:p>
          </table:table-cell>
        </table:table-row>
        <table:table-row table:style-name="ro1">
          <table:table-cell office:value-type="string" calcext:value-type="string">
            <text:p>! GPS_LATITUDE </text:p>
          </table:table-cell>
          <table:table-cell/>
        </table:table-row>
        <table:table-row table:style-name="ro1">
          <table:table-cell office:value-type="string" calcext:value-type="string">
            <text:p>! GPS_LONGITUDE </text:p>
          </table:table-cell>
          <table:table-cell/>
        </table:table-row>
        <table:table-row table:style-name="ro1">
          <table:table-cell office:value-type="string" calcext:value-type="string">
            <text:p>! GPS_TIMESTAMP 0001-01-01 00:00:00Z</text:p>
          </table:table-cell>
          <table:table-cell/>
        </table:table-row>
        <table:table-row table:style-name="ro1">
          <table:table-cell office:value-type="string" calcext:value-type="string">
            <text:p>! GPS_SECS_SINCE_LAST_READ 0</text:p>
          </table:table-cell>
          <table:table-cell/>
        </table:table-row>
        <table:table-row table:style-name="ro1">
          <table:table-cell office:value-type="string" calcext:value-type="string">
            <text:p>! CHECKSUM 1101457028</text:p>
          </table:table-cell>
          <table:table-cell/>
        </table:table-row>
        <table:table-row table:style-name="ro1">
          <table:table-cell office:value-type="string" calcext:value-type="string">
            <text:p>! CORRECTION1 ON U</text:p>
          </table:table-cell>
          <table:table-cell/>
        </table:table-row>
        <table:table-row table:style-name="ro1">
          <table:table-cell office:value-type="string" calcext:value-type="string">
            <text:p>! DATA Freq</text:p>
          </table:table-cell>
          <table:table-cell office:value-type="string" calcext:value-type="string">
            <text:p>S12</text:p>
          </table:table-cell>
        </table:table-row>
        <table:table-row table:style-name="ro1">
          <table:table-cell office:value-type="string" calcext:value-type="string">
            <text:p>! FREQ UNIT Hz</text:p>
          </table:table-cell>
          <table:table-cell/>
        </table:table-row>
        <table:table-row table:style-name="ro1">
          <table:table-cell office:value-type="string" calcext:value-type="string">
            <text:p>! DATA UNIT dB</text:p>
          </table:table-cell>
          <table:table-cell/>
        </table:table-row>
        <table:table-row table:style-name="ro1">
          <table:table-cell office:value-type="string" calcext:value-type="string">
            <text:p>BEGIN</text:p>
          </table:table-cell>
          <table:table-cell/>
        </table:table-row>
        <table:table-row table:style-name="ro1">
          <table:table-cell office:value-type="float" office:value="500000" calcext:value-type="float">
            <text:p>500000</text:p>
          </table:table-cell>
          <table:table-cell office:value-type="float" office:value="-68.760465686133" calcext:value-type="float">
            <text:p>-68.7604656861</text:p>
          </table:table-cell>
        </table:table-row>
        <table:table-row table:style-name="ro1">
          <table:table-cell office:value-type="float" office:value="750000" calcext:value-type="float">
            <text:p>750000</text:p>
          </table:table-cell>
          <table:table-cell office:value-type="float" office:value="-50.5790881700834" calcext:value-type="float">
            <text:p>-50.5790881701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-59.3242847488728" calcext:value-type="float">
            <text:p>-59.3242847489</text:p>
          </table:table-cell>
        </table:table-row>
        <table:table-row table:style-name="ro1">
          <table:table-cell office:value-type="float" office:value="1250000" calcext:value-type="float">
            <text:p>1250000</text:p>
          </table:table-cell>
          <table:table-cell office:value-type="float" office:value="-57.1027304096963" calcext:value-type="float">
            <text:p>-57.1027304097</text:p>
          </table:table-cell>
        </table:table-row>
        <table:table-row table:style-name="ro1">
          <table:table-cell office:value-type="float" office:value="1500000" calcext:value-type="float">
            <text:p>1500000</text:p>
          </table:table-cell>
          <table:table-cell office:value-type="float" office:value="-51.4427584868693" calcext:value-type="float">
            <text:p>-51.4427584869</text:p>
          </table:table-cell>
        </table:table-row>
        <table:table-row table:style-name="ro1">
          <table:table-cell office:value-type="float" office:value="1750000" calcext:value-type="float">
            <text:p>1750000</text:p>
          </table:table-cell>
          <table:table-cell office:value-type="float" office:value="-56.2681008841404" calcext:value-type="float">
            <text:p>-56.2681008841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-56.2039186426656" calcext:value-type="float">
            <text:p>-56.2039186427</text:p>
          </table:table-cell>
        </table:table-row>
        <table:table-row table:style-name="ro1">
          <table:table-cell office:value-type="float" office:value="2250000" calcext:value-type="float">
            <text:p>2250000</text:p>
          </table:table-cell>
          <table:table-cell office:value-type="float" office:value="-48.8414843454988" calcext:value-type="float">
            <text:p>-48.8414843455</text:p>
          </table:table-cell>
        </table:table-row>
        <table:table-row table:style-name="ro1">
          <table:table-cell office:value-type="float" office:value="2500000" calcext:value-type="float">
            <text:p>2500000</text:p>
          </table:table-cell>
          <table:table-cell office:value-type="float" office:value="-50.6445299770901" calcext:value-type="float">
            <text:p>-50.6445299771</text:p>
          </table:table-cell>
        </table:table-row>
        <table:table-row table:style-name="ro1">
          <table:table-cell office:value-type="float" office:value="2750000" calcext:value-type="float">
            <text:p>2750000</text:p>
          </table:table-cell>
          <table:table-cell office:value-type="float" office:value="-60.3769998392255" calcext:value-type="float">
            <text:p>-60.3769998392</text:p>
          </table:table-cell>
        </table:table-row>
        <table:table-row table:style-name="ro1">
          <table:table-cell office:value-type="float" office:value="3000000" calcext:value-type="float">
            <text:p>3000000</text:p>
          </table:table-cell>
          <table:table-cell office:value-type="float" office:value="-51.6500760703211" calcext:value-type="float">
            <text:p>-51.6500760703</text:p>
          </table:table-cell>
        </table:table-row>
        <table:table-row table:style-name="ro1">
          <table:table-cell office:value-type="float" office:value="3250000" calcext:value-type="float">
            <text:p>3250000</text:p>
          </table:table-cell>
          <table:table-cell office:value-type="float" office:value="-49.5687517678779" calcext:value-type="float">
            <text:p>-49.5687517679</text:p>
          </table:table-cell>
        </table:table-row>
        <table:table-row table:style-name="ro1">
          <table:table-cell office:value-type="float" office:value="3500000" calcext:value-type="float">
            <text:p>3500000</text:p>
          </table:table-cell>
          <table:table-cell office:value-type="float" office:value="-46.215006971179" calcext:value-type="float">
            <text:p>-46.2150069712</text:p>
          </table:table-cell>
        </table:table-row>
        <table:table-row table:style-name="ro1">
          <table:table-cell office:value-type="float" office:value="3750000" calcext:value-type="float">
            <text:p>3750000</text:p>
          </table:table-cell>
          <table:table-cell office:value-type="float" office:value="-50.7585978070857" calcext:value-type="float">
            <text:p>-50.7585978071</text:p>
          </table:table-cell>
        </table:table-row>
        <table:table-row table:style-name="ro1">
          <table:table-cell office:value-type="float" office:value="4000000" calcext:value-type="float">
            <text:p>4000000</text:p>
          </table:table-cell>
          <table:table-cell office:value-type="float" office:value="-55.0662504004021" calcext:value-type="float">
            <text:p>-55.0662504004</text:p>
          </table:table-cell>
        </table:table-row>
        <table:table-row table:style-name="ro1">
          <table:table-cell office:value-type="float" office:value="4250000" calcext:value-type="float">
            <text:p>4250000</text:p>
          </table:table-cell>
          <table:table-cell office:value-type="float" office:value="-52.2316683587684" calcext:value-type="float">
            <text:p>-52.2316683588</text:p>
          </table:table-cell>
        </table:table-row>
        <table:table-row table:style-name="ro1">
          <table:table-cell office:value-type="float" office:value="4500000" calcext:value-type="float">
            <text:p>4500000</text:p>
          </table:table-cell>
          <table:table-cell office:value-type="float" office:value="-46.6831503401376" calcext:value-type="float">
            <text:p>-46.6831503401</text:p>
          </table:table-cell>
        </table:table-row>
        <table:table-row table:style-name="ro1">
          <table:table-cell office:value-type="float" office:value="4750000" calcext:value-type="float">
            <text:p>4750000</text:p>
          </table:table-cell>
          <table:table-cell office:value-type="float" office:value="-44.4665042418234" calcext:value-type="float">
            <text:p>-44.4665042418</text:p>
          </table:table-cell>
        </table:table-row>
        <table:table-row table:style-name="ro1">
          <table:table-cell office:value-type="float" office:value="5000000" calcext:value-type="float">
            <text:p>5000000</text:p>
          </table:table-cell>
          <table:table-cell office:value-type="float" office:value="-47.1740623594701" calcext:value-type="float">
            <text:p>-47.1740623595</text:p>
          </table:table-cell>
        </table:table-row>
        <table:table-row table:style-name="ro1">
          <table:table-cell office:value-type="float" office:value="5250000" calcext:value-type="float">
            <text:p>5250000</text:p>
          </table:table-cell>
          <table:table-cell office:value-type="float" office:value="-50.8323639202093" calcext:value-type="float">
            <text:p>-50.8323639202</text:p>
          </table:table-cell>
        </table:table-row>
        <table:table-row table:style-name="ro1">
          <table:table-cell office:value-type="float" office:value="5500000" calcext:value-type="float">
            <text:p>5500000</text:p>
          </table:table-cell>
          <table:table-cell office:value-type="float" office:value="-47.0060886824469" calcext:value-type="float">
            <text:p>-47.0060886824</text:p>
          </table:table-cell>
        </table:table-row>
        <table:table-row table:style-name="ro1">
          <table:table-cell office:value-type="float" office:value="5750000" calcext:value-type="float">
            <text:p>5750000</text:p>
          </table:table-cell>
          <table:table-cell office:value-type="float" office:value="-49.9567879209601" calcext:value-type="float">
            <text:p>-49.956787921</text:p>
          </table:table-cell>
        </table:table-row>
        <table:table-row table:style-name="ro1">
          <table:table-cell office:value-type="float" office:value="6000000" calcext:value-type="float">
            <text:p>6000000</text:p>
          </table:table-cell>
          <table:table-cell office:value-type="float" office:value="-50.8822175632401" calcext:value-type="float">
            <text:p>-50.8822175632</text:p>
          </table:table-cell>
        </table:table-row>
        <table:table-row table:style-name="ro1">
          <table:table-cell office:value-type="float" office:value="6250000" calcext:value-type="float">
            <text:p>6250000</text:p>
          </table:table-cell>
          <table:table-cell office:value-type="float" office:value="-45.4592335984524" calcext:value-type="float">
            <text:p>-45.4592335985</text:p>
          </table:table-cell>
        </table:table-row>
        <table:table-row table:style-name="ro1">
          <table:table-cell office:value-type="float" office:value="6500000" calcext:value-type="float">
            <text:p>6500000</text:p>
          </table:table-cell>
          <table:table-cell office:value-type="float" office:value="-50.4123807821822" calcext:value-type="float">
            <text:p>-50.4123807822</text:p>
          </table:table-cell>
        </table:table-row>
        <table:table-row table:style-name="ro1">
          <table:table-cell office:value-type="float" office:value="6750000" calcext:value-type="float">
            <text:p>6750000</text:p>
          </table:table-cell>
          <table:table-cell office:value-type="float" office:value="-46.1171394479579" calcext:value-type="float">
            <text:p>-46.117139448</text:p>
          </table:table-cell>
        </table:table-row>
        <table:table-row table:style-name="ro1">
          <table:table-cell office:value-type="float" office:value="7000000" calcext:value-type="float">
            <text:p>7000000</text:p>
          </table:table-cell>
          <table:table-cell office:value-type="float" office:value="-49.977223468762" calcext:value-type="float">
            <text:p>-49.9772234688</text:p>
          </table:table-cell>
        </table:table-row>
        <table:table-row table:style-name="ro1">
          <table:table-cell office:value-type="float" office:value="7250000" calcext:value-type="float">
            <text:p>7250000</text:p>
          </table:table-cell>
          <table:table-cell office:value-type="float" office:value="-55.8056876281933" calcext:value-type="float">
            <text:p>-55.8056876282</text:p>
          </table:table-cell>
        </table:table-row>
        <table:table-row table:style-name="ro1">
          <table:table-cell office:value-type="float" office:value="7500000" calcext:value-type="float">
            <text:p>7500000</text:p>
          </table:table-cell>
          <table:table-cell office:value-type="float" office:value="-50.1789537694735" calcext:value-type="float">
            <text:p>-50.1789537695</text:p>
          </table:table-cell>
        </table:table-row>
        <table:table-row table:style-name="ro1">
          <table:table-cell office:value-type="float" office:value="7750000" calcext:value-type="float">
            <text:p>7750000</text:p>
          </table:table-cell>
          <table:table-cell office:value-type="float" office:value="-48.725870465661" calcext:value-type="float">
            <text:p>-48.7258704657</text:p>
          </table:table-cell>
        </table:table-row>
        <table:table-row table:style-name="ro1">
          <table:table-cell office:value-type="float" office:value="8000000" calcext:value-type="float">
            <text:p>8000000</text:p>
          </table:table-cell>
          <table:table-cell office:value-type="float" office:value="-46.0813355383663" calcext:value-type="float">
            <text:p>-46.0813355384</text:p>
          </table:table-cell>
        </table:table-row>
        <table:table-row table:style-name="ro1">
          <table:table-cell office:value-type="float" office:value="8250000" calcext:value-type="float">
            <text:p>8250000</text:p>
          </table:table-cell>
          <table:table-cell office:value-type="float" office:value="-45.426642517582" calcext:value-type="float">
            <text:p>-45.4266425176</text:p>
          </table:table-cell>
        </table:table-row>
        <table:table-row table:style-name="ro1">
          <table:table-cell office:value-type="float" office:value="8500000" calcext:value-type="float">
            <text:p>8500000</text:p>
          </table:table-cell>
          <table:table-cell office:value-type="float" office:value="-49.1885312654916" calcext:value-type="float">
            <text:p>-49.1885312655</text:p>
          </table:table-cell>
        </table:table-row>
        <table:table-row table:style-name="ro1">
          <table:table-cell office:value-type="float" office:value="8750000" calcext:value-type="float">
            <text:p>8750000</text:p>
          </table:table-cell>
          <table:table-cell office:value-type="float" office:value="-50.0074744572576" calcext:value-type="float">
            <text:p>-50.0074744573</text:p>
          </table:table-cell>
        </table:table-row>
        <table:table-row table:style-name="ro1">
          <table:table-cell office:value-type="float" office:value="9000000" calcext:value-type="float">
            <text:p>9000000</text:p>
          </table:table-cell>
          <table:table-cell office:value-type="float" office:value="-43.965898366754" calcext:value-type="float">
            <text:p>-43.9658983668</text:p>
          </table:table-cell>
        </table:table-row>
        <table:table-row table:style-name="ro1">
          <table:table-cell office:value-type="float" office:value="9250000" calcext:value-type="float">
            <text:p>9250000</text:p>
          </table:table-cell>
          <table:table-cell office:value-type="float" office:value="-48.9946558168521" calcext:value-type="float">
            <text:p>-48.9946558169</text:p>
          </table:table-cell>
        </table:table-row>
        <table:table-row table:style-name="ro1">
          <table:table-cell office:value-type="float" office:value="9500000" calcext:value-type="float">
            <text:p>9500000</text:p>
          </table:table-cell>
          <table:table-cell office:value-type="float" office:value="-51.6649024438357" calcext:value-type="float">
            <text:p>-51.6649024438</text:p>
          </table:table-cell>
        </table:table-row>
        <table:table-row table:style-name="ro1">
          <table:table-cell office:value-type="float" office:value="9750000" calcext:value-type="float">
            <text:p>9750000</text:p>
          </table:table-cell>
          <table:table-cell office:value-type="float" office:value="-66.2151976261556" calcext:value-type="float">
            <text:p>-66.2151976262</text:p>
          </table:table-cell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-42.7491886474323" calcext:value-type="float">
            <text:p>-42.7491886474</text:p>
          </table:table-cell>
        </table:table-row>
        <table:table-row table:style-name="ro1">
          <table:table-cell office:value-type="float" office:value="10250000" calcext:value-type="float">
            <text:p>10250000</text:p>
          </table:table-cell>
          <table:table-cell office:value-type="float" office:value="-50.1621033131178" calcext:value-type="float">
            <text:p>-50.1621033131</text:p>
          </table:table-cell>
        </table:table-row>
        <table:table-row table:style-name="ro1">
          <table:table-cell office:value-type="float" office:value="10500000" calcext:value-type="float">
            <text:p>10500000</text:p>
          </table:table-cell>
          <table:table-cell office:value-type="float" office:value="-48.7086090092254" calcext:value-type="float">
            <text:p>-48.7086090092</text:p>
          </table:table-cell>
        </table:table-row>
        <table:table-row table:style-name="ro1">
          <table:table-cell office:value-type="float" office:value="10750000" calcext:value-type="float">
            <text:p>10750000</text:p>
          </table:table-cell>
          <table:table-cell office:value-type="float" office:value="-47.1430673507542" calcext:value-type="float">
            <text:p>-47.1430673508</text:p>
          </table:table-cell>
        </table:table-row>
        <table:table-row table:style-name="ro1">
          <table:table-cell office:value-type="float" office:value="11000000" calcext:value-type="float">
            <text:p>11000000</text:p>
          </table:table-cell>
          <table:table-cell office:value-type="float" office:value="-50.4790509334061" calcext:value-type="float">
            <text:p>-50.4790509334</text:p>
          </table:table-cell>
        </table:table-row>
        <table:table-row table:style-name="ro1">
          <table:table-cell office:value-type="float" office:value="11250000" calcext:value-type="float">
            <text:p>11250000</text:p>
          </table:table-cell>
          <table:table-cell office:value-type="float" office:value="-52.9159197463548" calcext:value-type="float">
            <text:p>-52.9159197464</text:p>
          </table:table-cell>
        </table:table-row>
        <table:table-row table:style-name="ro1">
          <table:table-cell office:value-type="float" office:value="11500000" calcext:value-type="float">
            <text:p>11500000</text:p>
          </table:table-cell>
          <table:table-cell office:value-type="float" office:value="-46.9204923060697" calcext:value-type="float">
            <text:p>-46.9204923061</text:p>
          </table:table-cell>
        </table:table-row>
        <table:table-row table:style-name="ro1">
          <table:table-cell office:value-type="float" office:value="11750000" calcext:value-type="float">
            <text:p>11750000</text:p>
          </table:table-cell>
          <table:table-cell office:value-type="float" office:value="-42.5999863898762" calcext:value-type="float">
            <text:p>-42.5999863899</text:p>
          </table:table-cell>
        </table:table-row>
        <table:table-row table:style-name="ro1">
          <table:table-cell office:value-type="float" office:value="12000000" calcext:value-type="float">
            <text:p>12000000</text:p>
          </table:table-cell>
          <table:table-cell office:value-type="float" office:value="-49.9087812853075" calcext:value-type="float">
            <text:p>-49.9087812853</text:p>
          </table:table-cell>
        </table:table-row>
        <table:table-row table:style-name="ro1">
          <table:table-cell office:value-type="float" office:value="12250000" calcext:value-type="float">
            <text:p>12250000</text:p>
          </table:table-cell>
          <table:table-cell office:value-type="float" office:value="-42.6919458164809" calcext:value-type="float">
            <text:p>-42.6919458165</text:p>
          </table:table-cell>
        </table:table-row>
        <table:table-row table:style-name="ro1">
          <table:table-cell office:value-type="float" office:value="12500000" calcext:value-type="float">
            <text:p>12500000</text:p>
          </table:table-cell>
          <table:table-cell office:value-type="float" office:value="-52.1389051368314" calcext:value-type="float">
            <text:p>-52.1389051368</text:p>
          </table:table-cell>
        </table:table-row>
        <table:table-row table:style-name="ro1">
          <table:table-cell office:value-type="float" office:value="12750000" calcext:value-type="float">
            <text:p>12750000</text:p>
          </table:table-cell>
          <table:table-cell office:value-type="float" office:value="-45.4924745964524" calcext:value-type="float">
            <text:p>-45.4924745965</text:p>
          </table:table-cell>
        </table:table-row>
        <table:table-row table:style-name="ro1">
          <table:table-cell office:value-type="float" office:value="13000000" calcext:value-type="float">
            <text:p>13000000</text:p>
          </table:table-cell>
          <table:table-cell office:value-type="float" office:value="-41.9094248630396" calcext:value-type="float">
            <text:p>-41.909424863</text:p>
          </table:table-cell>
        </table:table-row>
        <table:table-row table:style-name="ro1">
          <table:table-cell office:value-type="float" office:value="13250000" calcext:value-type="float">
            <text:p>13250000</text:p>
          </table:table-cell>
          <table:table-cell office:value-type="float" office:value="-44.9447785121449" calcext:value-type="float">
            <text:p>-44.9447785121</text:p>
          </table:table-cell>
        </table:table-row>
        <table:table-row table:style-name="ro1">
          <table:table-cell office:value-type="float" office:value="13500000" calcext:value-type="float">
            <text:p>13500000</text:p>
          </table:table-cell>
          <table:table-cell office:value-type="float" office:value="-47.3455133953281" calcext:value-type="float">
            <text:p>-47.3455133953</text:p>
          </table:table-cell>
        </table:table-row>
        <table:table-row table:style-name="ro1">
          <table:table-cell office:value-type="float" office:value="13750000" calcext:value-type="float">
            <text:p>13750000</text:p>
          </table:table-cell>
          <table:table-cell office:value-type="float" office:value="-46.8613029615997" calcext:value-type="float">
            <text:p>-46.8613029616</text:p>
          </table:table-cell>
        </table:table-row>
        <table:table-row table:style-name="ro1">
          <table:table-cell office:value-type="float" office:value="14000000" calcext:value-type="float">
            <text:p>14000000</text:p>
          </table:table-cell>
          <table:table-cell office:value-type="float" office:value="-46.0198927768035" calcext:value-type="float">
            <text:p>-46.0198927768</text:p>
          </table:table-cell>
        </table:table-row>
        <table:table-row table:style-name="ro1">
          <table:table-cell office:value-type="float" office:value="14250000" calcext:value-type="float">
            <text:p>14250000</text:p>
          </table:table-cell>
          <table:table-cell office:value-type="float" office:value="-48.4164524488035" calcext:value-type="float">
            <text:p>-48.4164524488</text:p>
          </table:table-cell>
        </table:table-row>
        <table:table-row table:style-name="ro1">
          <table:table-cell office:value-type="float" office:value="14500000" calcext:value-type="float">
            <text:p>14500000</text:p>
          </table:table-cell>
          <table:table-cell office:value-type="float" office:value="-46.9656825995264" calcext:value-type="float">
            <text:p>-46.9656825995</text:p>
          </table:table-cell>
        </table:table-row>
        <table:table-row table:style-name="ro1">
          <table:table-cell office:value-type="float" office:value="14750000" calcext:value-type="float">
            <text:p>14750000</text:p>
          </table:table-cell>
          <table:table-cell office:value-type="float" office:value="-53.7407043880222" calcext:value-type="float">
            <text:p>-53.740704388</text:p>
          </table:table-cell>
        </table:table-row>
        <table:table-row table:style-name="ro1">
          <table:table-cell office:value-type="float" office:value="15000000" calcext:value-type="float">
            <text:p>15000000</text:p>
          </table:table-cell>
          <table:table-cell office:value-type="float" office:value="-53.2377650398098" calcext:value-type="float">
            <text:p>-53.2377650398</text:p>
          </table:table-cell>
        </table:table-row>
        <table:table-row table:style-name="ro1">
          <table:table-cell office:value-type="float" office:value="15250000" calcext:value-type="float">
            <text:p>15250000</text:p>
          </table:table-cell>
          <table:table-cell office:value-type="float" office:value="-84.2504557559531" calcext:value-type="float">
            <text:p>-84.250455756</text:p>
          </table:table-cell>
        </table:table-row>
        <table:table-row table:style-name="ro1">
          <table:table-cell office:value-type="float" office:value="15500000" calcext:value-type="float">
            <text:p>15500000</text:p>
          </table:table-cell>
          <table:table-cell office:value-type="float" office:value="-53.8877535596064" calcext:value-type="float">
            <text:p>-53.8877535596</text:p>
          </table:table-cell>
        </table:table-row>
        <table:table-row table:style-name="ro1">
          <table:table-cell office:value-type="float" office:value="15750000" calcext:value-type="float">
            <text:p>15750000</text:p>
          </table:table-cell>
          <table:table-cell office:value-type="float" office:value="-42.3003278492999" calcext:value-type="float">
            <text:p>-42.3003278493</text:p>
          </table:table-cell>
        </table:table-row>
        <table:table-row table:style-name="ro1">
          <table:table-cell office:value-type="float" office:value="16000000" calcext:value-type="float">
            <text:p>16000000</text:p>
          </table:table-cell>
          <table:table-cell office:value-type="float" office:value="-51.3778133646518" calcext:value-type="float">
            <text:p>-51.3778133647</text:p>
          </table:table-cell>
        </table:table-row>
        <table:table-row table:style-name="ro1">
          <table:table-cell office:value-type="float" office:value="16250000" calcext:value-type="float">
            <text:p>16250000</text:p>
          </table:table-cell>
          <table:table-cell office:value-type="float" office:value="-45.9691205033693" calcext:value-type="float">
            <text:p>-45.9691205034</text:p>
          </table:table-cell>
        </table:table-row>
        <table:table-row table:style-name="ro1">
          <table:table-cell office:value-type="float" office:value="16500000" calcext:value-type="float">
            <text:p>16500000</text:p>
          </table:table-cell>
          <table:table-cell office:value-type="float" office:value="-45.7364150936874" calcext:value-type="float">
            <text:p>-45.7364150937</text:p>
          </table:table-cell>
        </table:table-row>
        <table:table-row table:style-name="ro1">
          <table:table-cell office:value-type="float" office:value="16750000" calcext:value-type="float">
            <text:p>16750000</text:p>
          </table:table-cell>
          <table:table-cell office:value-type="float" office:value="-50.7660032400357" calcext:value-type="float">
            <text:p>-50.76600324</text:p>
          </table:table-cell>
        </table:table-row>
        <table:table-row table:style-name="ro1">
          <table:table-cell office:value-type="float" office:value="17000000" calcext:value-type="float">
            <text:p>17000000</text:p>
          </table:table-cell>
          <table:table-cell office:value-type="float" office:value="-47.3336955572824" calcext:value-type="float">
            <text:p>-47.3336955573</text:p>
          </table:table-cell>
        </table:table-row>
        <table:table-row table:style-name="ro1">
          <table:table-cell office:value-type="float" office:value="17250000" calcext:value-type="float">
            <text:p>17250000</text:p>
          </table:table-cell>
          <table:table-cell office:value-type="float" office:value="-41.5404826382002" calcext:value-type="float">
            <text:p>-41.5404826382</text:p>
          </table:table-cell>
        </table:table-row>
        <table:table-row table:style-name="ro1">
          <table:table-cell office:value-type="float" office:value="17500000" calcext:value-type="float">
            <text:p>17500000</text:p>
          </table:table-cell>
          <table:table-cell office:value-type="float" office:value="-47.4599189699388" calcext:value-type="float">
            <text:p>-47.4599189699</text:p>
          </table:table-cell>
        </table:table-row>
        <table:table-row table:style-name="ro1">
          <table:table-cell office:value-type="float" office:value="17750000" calcext:value-type="float">
            <text:p>17750000</text:p>
          </table:table-cell>
          <table:table-cell office:value-type="float" office:value="-49.6113121347842" calcext:value-type="float">
            <text:p>-49.6113121348</text:p>
          </table:table-cell>
        </table:table-row>
        <table:table-row table:style-name="ro1">
          <table:table-cell office:value-type="float" office:value="18000000" calcext:value-type="float">
            <text:p>18000000</text:p>
          </table:table-cell>
          <table:table-cell office:value-type="float" office:value="-51.7009752188559" calcext:value-type="float">
            <text:p>-51.7009752189</text:p>
          </table:table-cell>
        </table:table-row>
        <table:table-row table:style-name="ro1">
          <table:table-cell office:value-type="float" office:value="18250000" calcext:value-type="float">
            <text:p>18250000</text:p>
          </table:table-cell>
          <table:table-cell office:value-type="float" office:value="-46.3067143617063" calcext:value-type="float">
            <text:p>-46.3067143617</text:p>
          </table:table-cell>
        </table:table-row>
        <table:table-row table:style-name="ro1">
          <table:table-cell office:value-type="float" office:value="18500000" calcext:value-type="float">
            <text:p>18500000</text:p>
          </table:table-cell>
          <table:table-cell office:value-type="float" office:value="-50.3022707095678" calcext:value-type="float">
            <text:p>-50.3022707096</text:p>
          </table:table-cell>
        </table:table-row>
        <table:table-row table:style-name="ro1">
          <table:table-cell office:value-type="float" office:value="18750000" calcext:value-type="float">
            <text:p>18750000</text:p>
          </table:table-cell>
          <table:table-cell office:value-type="float" office:value="-43.8303138276382" calcext:value-type="float">
            <text:p>-43.8303138276</text:p>
          </table:table-cell>
        </table:table-row>
        <table:table-row table:style-name="ro1">
          <table:table-cell office:value-type="float" office:value="19000000" calcext:value-type="float">
            <text:p>19000000</text:p>
          </table:table-cell>
          <table:table-cell office:value-type="float" office:value="-45.0656327686681" calcext:value-type="float">
            <text:p>-45.0656327687</text:p>
          </table:table-cell>
        </table:table-row>
        <table:table-row table:style-name="ro1">
          <table:table-cell office:value-type="float" office:value="19250000" calcext:value-type="float">
            <text:p>19250000</text:p>
          </table:table-cell>
          <table:table-cell office:value-type="float" office:value="-60.5730538727219" calcext:value-type="float">
            <text:p>-60.5730538727</text:p>
          </table:table-cell>
        </table:table-row>
        <table:table-row table:style-name="ro1">
          <table:table-cell office:value-type="float" office:value="19500000" calcext:value-type="float">
            <text:p>19500000</text:p>
          </table:table-cell>
          <table:table-cell office:value-type="float" office:value="-52.3622240003274" calcext:value-type="float">
            <text:p>-52.3622240003</text:p>
          </table:table-cell>
        </table:table-row>
        <table:table-row table:style-name="ro1">
          <table:table-cell office:value-type="float" office:value="19750000" calcext:value-type="float">
            <text:p>19750000</text:p>
          </table:table-cell>
          <table:table-cell office:value-type="float" office:value="-47.9250397133522" calcext:value-type="float">
            <text:p>-47.9250397134</text:p>
          </table:table-cell>
        </table:table-row>
        <table:table-row table:style-name="ro1">
          <table:table-cell office:value-type="float" office:value="20000000" calcext:value-type="float">
            <text:p>20000000</text:p>
          </table:table-cell>
          <table:table-cell office:value-type="float" office:value="-43.3672188327739" calcext:value-type="float">
            <text:p>-43.3672188328</text:p>
          </table:table-cell>
        </table:table-row>
        <table:table-row table:style-name="ro1">
          <table:table-cell office:value-type="float" office:value="20250000" calcext:value-type="float">
            <text:p>20250000</text:p>
          </table:table-cell>
          <table:table-cell office:value-type="float" office:value="-45.4554779137786" calcext:value-type="float">
            <text:p>-45.4554779138</text:p>
          </table:table-cell>
        </table:table-row>
        <table:table-row table:style-name="ro1">
          <table:table-cell office:value-type="float" office:value="20500000" calcext:value-type="float">
            <text:p>20500000</text:p>
          </table:table-cell>
          <table:table-cell office:value-type="float" office:value="-50.6733664327306" calcext:value-type="float">
            <text:p>-50.6733664327</text:p>
          </table:table-cell>
        </table:table-row>
        <table:table-row table:style-name="ro1">
          <table:table-cell office:value-type="float" office:value="20750000" calcext:value-type="float">
            <text:p>20750000</text:p>
          </table:table-cell>
          <table:table-cell office:value-type="float" office:value="-47.0770018198216" calcext:value-type="float">
            <text:p>-47.0770018198</text:p>
          </table:table-cell>
        </table:table-row>
        <table:table-row table:style-name="ro1">
          <table:table-cell office:value-type="float" office:value="21000000" calcext:value-type="float">
            <text:p>21000000</text:p>
          </table:table-cell>
          <table:table-cell office:value-type="float" office:value="-41.2862138963896" calcext:value-type="float">
            <text:p>-41.2862138964</text:p>
          </table:table-cell>
        </table:table-row>
        <table:table-row table:style-name="ro1">
          <table:table-cell office:value-type="float" office:value="21250000" calcext:value-type="float">
            <text:p>21250000</text:p>
          </table:table-cell>
          <table:table-cell office:value-type="float" office:value="-47.6098916521306" calcext:value-type="float">
            <text:p>-47.6098916521</text:p>
          </table:table-cell>
        </table:table-row>
        <table:table-row table:style-name="ro1">
          <table:table-cell office:value-type="float" office:value="21500000" calcext:value-type="float">
            <text:p>21500000</text:p>
          </table:table-cell>
          <table:table-cell office:value-type="float" office:value="-47.1457720890356" calcext:value-type="float">
            <text:p>-47.145772089</text:p>
          </table:table-cell>
        </table:table-row>
        <table:table-row table:style-name="ro1">
          <table:table-cell office:value-type="float" office:value="21750000" calcext:value-type="float">
            <text:p>21750000</text:p>
          </table:table-cell>
          <table:table-cell office:value-type="float" office:value="-57.3090887324414" calcext:value-type="float">
            <text:p>-57.3090887324</text:p>
          </table:table-cell>
        </table:table-row>
        <table:table-row table:style-name="ro1">
          <table:table-cell office:value-type="float" office:value="22000000" calcext:value-type="float">
            <text:p>22000000</text:p>
          </table:table-cell>
          <table:table-cell office:value-type="float" office:value="-42.6461703711927" calcext:value-type="float">
            <text:p>-42.6461703712</text:p>
          </table:table-cell>
        </table:table-row>
        <table:table-row table:style-name="ro1">
          <table:table-cell office:value-type="float" office:value="22250000" calcext:value-type="float">
            <text:p>22250000</text:p>
          </table:table-cell>
          <table:table-cell office:value-type="float" office:value="-46.7363927965805" calcext:value-type="float">
            <text:p>-46.7363927966</text:p>
          </table:table-cell>
        </table:table-row>
        <table:table-row table:style-name="ro1">
          <table:table-cell office:value-type="float" office:value="22500000" calcext:value-type="float">
            <text:p>22500000</text:p>
          </table:table-cell>
          <table:table-cell office:value-type="float" office:value="-41.2867754222279" calcext:value-type="float">
            <text:p>-41.2867754222</text:p>
          </table:table-cell>
        </table:table-row>
        <table:table-row table:style-name="ro1">
          <table:table-cell office:value-type="float" office:value="22750000" calcext:value-type="float">
            <text:p>22750000</text:p>
          </table:table-cell>
          <table:table-cell office:value-type="float" office:value="-51.4354203576875" calcext:value-type="float">
            <text:p>-51.4354203577</text:p>
          </table:table-cell>
        </table:table-row>
        <table:table-row table:style-name="ro1">
          <table:table-cell office:value-type="float" office:value="23000000" calcext:value-type="float">
            <text:p>23000000</text:p>
          </table:table-cell>
          <table:table-cell office:value-type="float" office:value="-48.9452404600156" calcext:value-type="float">
            <text:p>-48.94524046</text:p>
          </table:table-cell>
        </table:table-row>
        <table:table-row table:style-name="ro1">
          <table:table-cell office:value-type="float" office:value="23250000" calcext:value-type="float">
            <text:p>23250000</text:p>
          </table:table-cell>
          <table:table-cell office:value-type="float" office:value="-46.6796565116023" calcext:value-type="float">
            <text:p>-46.6796565116</text:p>
          </table:table-cell>
        </table:table-row>
        <table:table-row table:style-name="ro1">
          <table:table-cell office:value-type="float" office:value="23500000" calcext:value-type="float">
            <text:p>23500000</text:p>
          </table:table-cell>
          <table:table-cell office:value-type="float" office:value="-46.0251271926121" calcext:value-type="float">
            <text:p>-46.0251271926</text:p>
          </table:table-cell>
        </table:table-row>
        <table:table-row table:style-name="ro1">
          <table:table-cell office:value-type="float" office:value="23750000" calcext:value-type="float">
            <text:p>23750000</text:p>
          </table:table-cell>
          <table:table-cell office:value-type="float" office:value="-53.1880373281355" calcext:value-type="float">
            <text:p>-53.1880373281</text:p>
          </table:table-cell>
        </table:table-row>
        <table:table-row table:style-name="ro1">
          <table:table-cell office:value-type="float" office:value="24000000" calcext:value-type="float">
            <text:p>24000000</text:p>
          </table:table-cell>
          <table:table-cell office:value-type="float" office:value="-54.118010964828" calcext:value-type="float">
            <text:p>-54.1180109648</text:p>
          </table:table-cell>
        </table:table-row>
        <table:table-row table:style-name="ro1">
          <table:table-cell office:value-type="float" office:value="24250000" calcext:value-type="float">
            <text:p>24250000</text:p>
          </table:table-cell>
          <table:table-cell office:value-type="float" office:value="-47.8218289625781" calcext:value-type="float">
            <text:p>-47.8218289626</text:p>
          </table:table-cell>
        </table:table-row>
        <table:table-row table:style-name="ro1">
          <table:table-cell office:value-type="float" office:value="24500000" calcext:value-type="float">
            <text:p>24500000</text:p>
          </table:table-cell>
          <table:table-cell office:value-type="float" office:value="-41.1344958352833" calcext:value-type="float">
            <text:p>-41.1344958353</text:p>
          </table:table-cell>
        </table:table-row>
        <table:table-row table:style-name="ro1">
          <table:table-cell office:value-type="float" office:value="24750000" calcext:value-type="float">
            <text:p>24750000</text:p>
          </table:table-cell>
          <table:table-cell office:value-type="float" office:value="-48.9764901240857" calcext:value-type="float">
            <text:p>-48.9764901241</text:p>
          </table:table-cell>
        </table:table-row>
        <table:table-row table:style-name="ro1">
          <table:table-cell office:value-type="float" office:value="25000000" calcext:value-type="float">
            <text:p>25000000</text:p>
          </table:table-cell>
          <table:table-cell office:value-type="float" office:value="-45.6121238571742" calcext:value-type="float">
            <text:p>-45.6121238572</text:p>
          </table:table-cell>
        </table:table-row>
        <table:table-row table:style-name="ro1">
          <table:table-cell office:value-type="float" office:value="25250000" calcext:value-type="float">
            <text:p>25250000</text:p>
          </table:table-cell>
          <table:table-cell office:value-type="float" office:value="-44.1081971072801" calcext:value-type="float">
            <text:p>-44.1081971073</text:p>
          </table:table-cell>
        </table:table-row>
        <table:table-row table:style-name="ro1">
          <table:table-cell office:value-type="float" office:value="25500000" calcext:value-type="float">
            <text:p>25500000</text:p>
          </table:table-cell>
          <table:table-cell office:value-type="float" office:value="-46.270430501008" calcext:value-type="float">
            <text:p>-46.270430501</text:p>
          </table:table-cell>
        </table:table-row>
        <table:table-row table:style-name="ro1">
          <table:table-cell office:value-type="float" office:value="25750000" calcext:value-type="float">
            <text:p>25750000</text:p>
          </table:table-cell>
          <table:table-cell office:value-type="float" office:value="-46.155168466189" calcext:value-type="float">
            <text:p>-46.1551684662</text:p>
          </table:table-cell>
        </table:table-row>
        <table:table-row table:style-name="ro1">
          <table:table-cell office:value-type="float" office:value="26000000" calcext:value-type="float">
            <text:p>26000000</text:p>
          </table:table-cell>
          <table:table-cell office:value-type="float" office:value="-43.3064751267266" calcext:value-type="float">
            <text:p>-43.3064751267</text:p>
          </table:table-cell>
        </table:table-row>
        <table:table-row table:style-name="ro1">
          <table:table-cell office:value-type="float" office:value="26250000" calcext:value-type="float">
            <text:p>26250000</text:p>
          </table:table-cell>
          <table:table-cell office:value-type="float" office:value="-48.9066240050933" calcext:value-type="float">
            <text:p>-48.9066240051</text:p>
          </table:table-cell>
        </table:table-row>
        <table:table-row table:style-name="ro1">
          <table:table-cell office:value-type="float" office:value="26500000" calcext:value-type="float">
            <text:p>26500000</text:p>
          </table:table-cell>
          <table:table-cell office:value-type="float" office:value="-52.0556084038424" calcext:value-type="float">
            <text:p>-52.0556084038</text:p>
          </table:table-cell>
        </table:table-row>
        <table:table-row table:style-name="ro1">
          <table:table-cell office:value-type="float" office:value="26750000" calcext:value-type="float">
            <text:p>26750000</text:p>
          </table:table-cell>
          <table:table-cell office:value-type="float" office:value="-44.5763918538433" calcext:value-type="float">
            <text:p>-44.5763918538</text:p>
          </table:table-cell>
        </table:table-row>
        <table:table-row table:style-name="ro1">
          <table:table-cell office:value-type="float" office:value="27000000" calcext:value-type="float">
            <text:p>27000000</text:p>
          </table:table-cell>
          <table:table-cell office:value-type="float" office:value="-48.9429363208291" calcext:value-type="float">
            <text:p>-48.9429363208</text:p>
          </table:table-cell>
        </table:table-row>
        <table:table-row table:style-name="ro1">
          <table:table-cell office:value-type="float" office:value="27250000" calcext:value-type="float">
            <text:p>27250000</text:p>
          </table:table-cell>
          <table:table-cell office:value-type="float" office:value="-50.8508399622494" calcext:value-type="float">
            <text:p>-50.8508399622</text:p>
          </table:table-cell>
        </table:table-row>
        <table:table-row table:style-name="ro1">
          <table:table-cell office:value-type="float" office:value="27500000" calcext:value-type="float">
            <text:p>27500000</text:p>
          </table:table-cell>
          <table:table-cell office:value-type="float" office:value="-48.3082175401232" calcext:value-type="float">
            <text:p>-48.3082175401</text:p>
          </table:table-cell>
        </table:table-row>
        <table:table-row table:style-name="ro1">
          <table:table-cell office:value-type="float" office:value="27750000" calcext:value-type="float">
            <text:p>27750000</text:p>
          </table:table-cell>
          <table:table-cell office:value-type="float" office:value="-48.28540631991" calcext:value-type="float">
            <text:p>-48.2854063199</text:p>
          </table:table-cell>
        </table:table-row>
        <table:table-row table:style-name="ro1">
          <table:table-cell office:value-type="float" office:value="28000000" calcext:value-type="float">
            <text:p>28000000</text:p>
          </table:table-cell>
          <table:table-cell office:value-type="float" office:value="-44.7469483393772" calcext:value-type="float">
            <text:p>-44.7469483394</text:p>
          </table:table-cell>
        </table:table-row>
        <table:table-row table:style-name="ro1">
          <table:table-cell office:value-type="float" office:value="28250000" calcext:value-type="float">
            <text:p>28250000</text:p>
          </table:table-cell>
          <table:table-cell office:value-type="float" office:value="-46.0358293660761" calcext:value-type="float">
            <text:p>-46.0358293661</text:p>
          </table:table-cell>
        </table:table-row>
        <table:table-row table:style-name="ro1">
          <table:table-cell office:value-type="float" office:value="28500000" calcext:value-type="float">
            <text:p>28500000</text:p>
          </table:table-cell>
          <table:table-cell office:value-type="float" office:value="-59.2137992373659" calcext:value-type="float">
            <text:p>-59.2137992374</text:p>
          </table:table-cell>
        </table:table-row>
        <table:table-row table:style-name="ro1">
          <table:table-cell office:value-type="float" office:value="28750000" calcext:value-type="float">
            <text:p>28750000</text:p>
          </table:table-cell>
          <table:table-cell office:value-type="float" office:value="-45.376533257385" calcext:value-type="float">
            <text:p>-45.3765332574</text:p>
          </table:table-cell>
        </table:table-row>
        <table:table-row table:style-name="ro1">
          <table:table-cell office:value-type="float" office:value="29000000" calcext:value-type="float">
            <text:p>29000000</text:p>
          </table:table-cell>
          <table:table-cell office:value-type="float" office:value="-61.8910813515373" calcext:value-type="float">
            <text:p>-61.8910813515</text:p>
          </table:table-cell>
        </table:table-row>
        <table:table-row table:style-name="ro1">
          <table:table-cell office:value-type="float" office:value="29250000" calcext:value-type="float">
            <text:p>29250000</text:p>
          </table:table-cell>
          <table:table-cell office:value-type="float" office:value="-43.9316862681165" calcext:value-type="float">
            <text:p>-43.9316862681</text:p>
          </table:table-cell>
        </table:table-row>
        <table:table-row table:style-name="ro1">
          <table:table-cell office:value-type="float" office:value="29500000" calcext:value-type="float">
            <text:p>29500000</text:p>
          </table:table-cell>
          <table:table-cell office:value-type="float" office:value="-46.5627635868719" calcext:value-type="float">
            <text:p>-46.5627635869</text:p>
          </table:table-cell>
        </table:table-row>
        <table:table-row table:style-name="ro1">
          <table:table-cell office:value-type="float" office:value="29750000" calcext:value-type="float">
            <text:p>29750000</text:p>
          </table:table-cell>
          <table:table-cell office:value-type="float" office:value="-51.080600458115" calcext:value-type="float">
            <text:p>-51.0806004581</text:p>
          </table:table-cell>
        </table:table-row>
        <table:table-row table:style-name="ro1">
          <table:table-cell office:value-type="float" office:value="30000000" calcext:value-type="float">
            <text:p>30000000</text:p>
          </table:table-cell>
          <table:table-cell office:value-type="float" office:value="-50.9356303140237" calcext:value-type="float">
            <text:p>-50.935630314</text:p>
          </table:table-cell>
        </table:table-row>
        <table:table-row table:style-name="ro1">
          <table:table-cell office:value-type="float" office:value="30250000" calcext:value-type="float">
            <text:p>30250000</text:p>
          </table:table-cell>
          <table:table-cell office:value-type="float" office:value="-47.8927568706127" calcext:value-type="float">
            <text:p>-47.8927568706</text:p>
          </table:table-cell>
        </table:table-row>
        <table:table-row table:style-name="ro1">
          <table:table-cell office:value-type="float" office:value="30500000" calcext:value-type="float">
            <text:p>30500000</text:p>
          </table:table-cell>
          <table:table-cell office:value-type="float" office:value="-56.8334844123885" calcext:value-type="float">
            <text:p>-56.8334844124</text:p>
          </table:table-cell>
        </table:table-row>
        <table:table-row table:style-name="ro1">
          <table:table-cell office:value-type="float" office:value="30750000" calcext:value-type="float">
            <text:p>30750000</text:p>
          </table:table-cell>
          <table:table-cell office:value-type="float" office:value="-44.4953470698414" calcext:value-type="float">
            <text:p>-44.4953470698</text:p>
          </table:table-cell>
        </table:table-row>
        <table:table-row table:style-name="ro1">
          <table:table-cell office:value-type="float" office:value="31000000" calcext:value-type="float">
            <text:p>31000000</text:p>
          </table:table-cell>
          <table:table-cell office:value-type="float" office:value="-55.8727930326312" calcext:value-type="float">
            <text:p>-55.8727930326</text:p>
          </table:table-cell>
        </table:table-row>
        <table:table-row table:style-name="ro1">
          <table:table-cell office:value-type="float" office:value="31250000" calcext:value-type="float">
            <text:p>31250000</text:p>
          </table:table-cell>
          <table:table-cell office:value-type="float" office:value="-52.9737671644987" calcext:value-type="float">
            <text:p>-52.9737671645</text:p>
          </table:table-cell>
        </table:table-row>
        <table:table-row table:style-name="ro1">
          <table:table-cell office:value-type="float" office:value="31500000" calcext:value-type="float">
            <text:p>31500000</text:p>
          </table:table-cell>
          <table:table-cell office:value-type="float" office:value="-47.6900982037532" calcext:value-type="float">
            <text:p>-47.6900982038</text:p>
          </table:table-cell>
        </table:table-row>
        <table:table-row table:style-name="ro1">
          <table:table-cell office:value-type="float" office:value="31750000" calcext:value-type="float">
            <text:p>31750000</text:p>
          </table:table-cell>
          <table:table-cell office:value-type="float" office:value="-46.2052687803476" calcext:value-type="float">
            <text:p>-46.2052687803</text:p>
          </table:table-cell>
        </table:table-row>
        <table:table-row table:style-name="ro1">
          <table:table-cell office:value-type="float" office:value="32000000" calcext:value-type="float">
            <text:p>32000000</text:p>
          </table:table-cell>
          <table:table-cell office:value-type="float" office:value="-50.0061930319092" calcext:value-type="float">
            <text:p>-50.0061930319</text:p>
          </table:table-cell>
        </table:table-row>
        <table:table-row table:style-name="ro1">
          <table:table-cell office:value-type="float" office:value="32250000" calcext:value-type="float">
            <text:p>32250000</text:p>
          </table:table-cell>
          <table:table-cell office:value-type="float" office:value="-44.2777153385183" calcext:value-type="float">
            <text:p>-44.2777153385</text:p>
          </table:table-cell>
        </table:table-row>
        <table:table-row table:style-name="ro1">
          <table:table-cell office:value-type="float" office:value="32500000" calcext:value-type="float">
            <text:p>32500000</text:p>
          </table:table-cell>
          <table:table-cell office:value-type="float" office:value="-48.7720027364133" calcext:value-type="float">
            <text:p>-48.7720027364</text:p>
          </table:table-cell>
        </table:table-row>
        <table:table-row table:style-name="ro1">
          <table:table-cell office:value-type="float" office:value="32750000" calcext:value-type="float">
            <text:p>32750000</text:p>
          </table:table-cell>
          <table:table-cell office:value-type="float" office:value="-51.052359233121" calcext:value-type="float">
            <text:p>-51.0523592331</text:p>
          </table:table-cell>
        </table:table-row>
        <table:table-row table:style-name="ro1">
          <table:table-cell office:value-type="float" office:value="33000000" calcext:value-type="float">
            <text:p>33000000</text:p>
          </table:table-cell>
          <table:table-cell office:value-type="float" office:value="-43.5581060641275" calcext:value-type="float">
            <text:p>-43.5581060641</text:p>
          </table:table-cell>
        </table:table-row>
        <table:table-row table:style-name="ro1">
          <table:table-cell office:value-type="float" office:value="33250000" calcext:value-type="float">
            <text:p>33250000</text:p>
          </table:table-cell>
          <table:table-cell office:value-type="float" office:value="-48.2150494698564" calcext:value-type="float">
            <text:p>-48.2150494699</text:p>
          </table:table-cell>
        </table:table-row>
        <table:table-row table:style-name="ro1">
          <table:table-cell office:value-type="float" office:value="33500000" calcext:value-type="float">
            <text:p>33500000</text:p>
          </table:table-cell>
          <table:table-cell office:value-type="float" office:value="-43.5097421249454" calcext:value-type="float">
            <text:p>-43.5097421249</text:p>
          </table:table-cell>
        </table:table-row>
        <table:table-row table:style-name="ro1">
          <table:table-cell office:value-type="float" office:value="33750000" calcext:value-type="float">
            <text:p>33750000</text:p>
          </table:table-cell>
          <table:table-cell office:value-type="float" office:value="-49.8153065212551" calcext:value-type="float">
            <text:p>-49.8153065213</text:p>
          </table:table-cell>
        </table:table-row>
        <table:table-row table:style-name="ro1">
          <table:table-cell office:value-type="float" office:value="34000000" calcext:value-type="float">
            <text:p>34000000</text:p>
          </table:table-cell>
          <table:table-cell office:value-type="float" office:value="-43.6985992744491" calcext:value-type="float">
            <text:p>-43.6985992744</text:p>
          </table:table-cell>
        </table:table-row>
        <table:table-row table:style-name="ro1">
          <table:table-cell office:value-type="float" office:value="34250000" calcext:value-type="float">
            <text:p>34250000</text:p>
          </table:table-cell>
          <table:table-cell office:value-type="float" office:value="-42.3596884333606" calcext:value-type="float">
            <text:p>-42.3596884334</text:p>
          </table:table-cell>
        </table:table-row>
        <table:table-row table:style-name="ro1">
          <table:table-cell office:value-type="float" office:value="34500000" calcext:value-type="float">
            <text:p>34500000</text:p>
          </table:table-cell>
          <table:table-cell office:value-type="float" office:value="-51.2816723964134" calcext:value-type="float">
            <text:p>-51.2816723964</text:p>
          </table:table-cell>
        </table:table-row>
        <table:table-row table:style-name="ro1">
          <table:table-cell office:value-type="float" office:value="34750000" calcext:value-type="float">
            <text:p>34750000</text:p>
          </table:table-cell>
          <table:table-cell office:value-type="float" office:value="-45.076954203916" calcext:value-type="float">
            <text:p>-45.0769542039</text:p>
          </table:table-cell>
        </table:table-row>
        <table:table-row table:style-name="ro1">
          <table:table-cell office:value-type="float" office:value="35000000" calcext:value-type="float">
            <text:p>35000000</text:p>
          </table:table-cell>
          <table:table-cell office:value-type="float" office:value="-46.6367241422766" calcext:value-type="float">
            <text:p>-46.6367241423</text:p>
          </table:table-cell>
        </table:table-row>
        <table:table-row table:style-name="ro1">
          <table:table-cell office:value-type="float" office:value="35250000" calcext:value-type="float">
            <text:p>35250000</text:p>
          </table:table-cell>
          <table:table-cell office:value-type="float" office:value="-45.6887009233554" calcext:value-type="float">
            <text:p>-45.6887009234</text:p>
          </table:table-cell>
        </table:table-row>
        <table:table-row table:style-name="ro1">
          <table:table-cell office:value-type="float" office:value="35500000" calcext:value-type="float">
            <text:p>35500000</text:p>
          </table:table-cell>
          <table:table-cell office:value-type="float" office:value="-48.3657160339638" calcext:value-type="float">
            <text:p>-48.365716034</text:p>
          </table:table-cell>
        </table:table-row>
        <table:table-row table:style-name="ro1">
          <table:table-cell office:value-type="float" office:value="35750000" calcext:value-type="float">
            <text:p>35750000</text:p>
          </table:table-cell>
          <table:table-cell office:value-type="float" office:value="-42.4964552975476" calcext:value-type="float">
            <text:p>-42.4964552975</text:p>
          </table:table-cell>
        </table:table-row>
        <table:table-row table:style-name="ro1">
          <table:table-cell office:value-type="float" office:value="36000000" calcext:value-type="float">
            <text:p>36000000</text:p>
          </table:table-cell>
          <table:table-cell office:value-type="float" office:value="-46.4313311836256" calcext:value-type="float">
            <text:p>-46.4313311836</text:p>
          </table:table-cell>
        </table:table-row>
        <table:table-row table:style-name="ro1">
          <table:table-cell office:value-type="float" office:value="36250000" calcext:value-type="float">
            <text:p>36250000</text:p>
          </table:table-cell>
          <table:table-cell office:value-type="float" office:value="-46.4116443322257" calcext:value-type="float">
            <text:p>-46.4116443322</text:p>
          </table:table-cell>
        </table:table-row>
        <table:table-row table:style-name="ro1">
          <table:table-cell office:value-type="float" office:value="36500000" calcext:value-type="float">
            <text:p>36500000</text:p>
          </table:table-cell>
          <table:table-cell office:value-type="float" office:value="-48.3012725435973" calcext:value-type="float">
            <text:p>-48.3012725436</text:p>
          </table:table-cell>
        </table:table-row>
        <table:table-row table:style-name="ro1">
          <table:table-cell office:value-type="float" office:value="36750000" calcext:value-type="float">
            <text:p>36750000</text:p>
          </table:table-cell>
          <table:table-cell office:value-type="float" office:value="-44.8992302654093" calcext:value-type="float">
            <text:p>-44.8992302654</text:p>
          </table:table-cell>
        </table:table-row>
        <table:table-row table:style-name="ro1">
          <table:table-cell office:value-type="float" office:value="37000000" calcext:value-type="float">
            <text:p>37000000</text:p>
          </table:table-cell>
          <table:table-cell office:value-type="float" office:value="-48.5628843379699" calcext:value-type="float">
            <text:p>-48.562884338</text:p>
          </table:table-cell>
        </table:table-row>
        <table:table-row table:style-name="ro1">
          <table:table-cell office:value-type="float" office:value="37250000" calcext:value-type="float">
            <text:p>37250000</text:p>
          </table:table-cell>
          <table:table-cell office:value-type="float" office:value="-51.0151412225472" calcext:value-type="float">
            <text:p>-51.0151412225</text:p>
          </table:table-cell>
        </table:table-row>
        <table:table-row table:style-name="ro1">
          <table:table-cell office:value-type="float" office:value="37500000" calcext:value-type="float">
            <text:p>37500000</text:p>
          </table:table-cell>
          <table:table-cell office:value-type="float" office:value="-43.613270509959" calcext:value-type="float">
            <text:p>-43.61327051</text:p>
          </table:table-cell>
        </table:table-row>
        <table:table-row table:style-name="ro1">
          <table:table-cell office:value-type="float" office:value="37750000" calcext:value-type="float">
            <text:p>37750000</text:p>
          </table:table-cell>
          <table:table-cell office:value-type="float" office:value="-48.4895426547815" calcext:value-type="float">
            <text:p>-48.4895426548</text:p>
          </table:table-cell>
        </table:table-row>
        <table:table-row table:style-name="ro1">
          <table:table-cell office:value-type="float" office:value="38000000" calcext:value-type="float">
            <text:p>38000000</text:p>
          </table:table-cell>
          <table:table-cell office:value-type="float" office:value="-44.577317106457" calcext:value-type="float">
            <text:p>-44.5773171065</text:p>
          </table:table-cell>
        </table:table-row>
        <table:table-row table:style-name="ro1">
          <table:table-cell office:value-type="float" office:value="38250000" calcext:value-type="float">
            <text:p>38250000</text:p>
          </table:table-cell>
          <table:table-cell office:value-type="float" office:value="-50.2601620090782" calcext:value-type="float">
            <text:p>-50.2601620091</text:p>
          </table:table-cell>
        </table:table-row>
        <table:table-row table:style-name="ro1">
          <table:table-cell office:value-type="float" office:value="38500000" calcext:value-type="float">
            <text:p>38500000</text:p>
          </table:table-cell>
          <table:table-cell office:value-type="float" office:value="-46.5955353786042" calcext:value-type="float">
            <text:p>-46.5955353786</text:p>
          </table:table-cell>
        </table:table-row>
        <table:table-row table:style-name="ro1">
          <table:table-cell office:value-type="float" office:value="38750000" calcext:value-type="float">
            <text:p>38750000</text:p>
          </table:table-cell>
          <table:table-cell office:value-type="float" office:value="-46.1771022671009" calcext:value-type="float">
            <text:p>-46.1771022671</text:p>
          </table:table-cell>
        </table:table-row>
        <table:table-row table:style-name="ro1">
          <table:table-cell office:value-type="float" office:value="39000000" calcext:value-type="float">
            <text:p>39000000</text:p>
          </table:table-cell>
          <table:table-cell office:value-type="float" office:value="-46.0213900402896" calcext:value-type="float">
            <text:p>-46.0213900403</text:p>
          </table:table-cell>
        </table:table-row>
        <table:table-row table:style-name="ro1">
          <table:table-cell office:value-type="float" office:value="39250000" calcext:value-type="float">
            <text:p>39250000</text:p>
          </table:table-cell>
          <table:table-cell office:value-type="float" office:value="-55.1758619568582" calcext:value-type="float">
            <text:p>-55.1758619569</text:p>
          </table:table-cell>
        </table:table-row>
        <table:table-row table:style-name="ro1">
          <table:table-cell office:value-type="float" office:value="39500000" calcext:value-type="float">
            <text:p>39500000</text:p>
          </table:table-cell>
          <table:table-cell office:value-type="float" office:value="-50.9808436195372" calcext:value-type="float">
            <text:p>-50.9808436195</text:p>
          </table:table-cell>
        </table:table-row>
        <table:table-row table:style-name="ro1">
          <table:table-cell office:value-type="float" office:value="39750000" calcext:value-type="float">
            <text:p>39750000</text:p>
          </table:table-cell>
          <table:table-cell office:value-type="float" office:value="-54.2514442072231" calcext:value-type="float">
            <text:p>-54.2514442072</text:p>
          </table:table-cell>
        </table:table-row>
        <table:table-row table:style-name="ro1">
          <table:table-cell office:value-type="float" office:value="40000000" calcext:value-type="float">
            <text:p>40000000</text:p>
          </table:table-cell>
          <table:table-cell office:value-type="float" office:value="-45.8985263941718" calcext:value-type="float">
            <text:p>-45.8985263942</text:p>
          </table:table-cell>
        </table:table-row>
        <table:table-row table:style-name="ro1">
          <table:table-cell office:value-type="float" office:value="40250000" calcext:value-type="float">
            <text:p>40250000</text:p>
          </table:table-cell>
          <table:table-cell office:value-type="float" office:value="-52.5635857299335" calcext:value-type="float">
            <text:p>-52.5635857299</text:p>
          </table:table-cell>
        </table:table-row>
        <table:table-row table:style-name="ro1">
          <table:table-cell office:value-type="float" office:value="40500000" calcext:value-type="float">
            <text:p>40500000</text:p>
          </table:table-cell>
          <table:table-cell office:value-type="float" office:value="-49.3787167282061" calcext:value-type="float">
            <text:p>-49.3787167282</text:p>
          </table:table-cell>
        </table:table-row>
        <table:table-row table:style-name="ro1">
          <table:table-cell office:value-type="float" office:value="40750000" calcext:value-type="float">
            <text:p>40750000</text:p>
          </table:table-cell>
          <table:table-cell office:value-type="float" office:value="-46.5843448630659" calcext:value-type="float">
            <text:p>-46.5843448631</text:p>
          </table:table-cell>
        </table:table-row>
        <table:table-row table:style-name="ro1">
          <table:table-cell office:value-type="float" office:value="41000000" calcext:value-type="float">
            <text:p>41000000</text:p>
          </table:table-cell>
          <table:table-cell office:value-type="float" office:value="-49.1734046417793" calcext:value-type="float">
            <text:p>-49.1734046418</text:p>
          </table:table-cell>
        </table:table-row>
        <table:table-row table:style-name="ro1">
          <table:table-cell office:value-type="float" office:value="41250000" calcext:value-type="float">
            <text:p>41250000</text:p>
          </table:table-cell>
          <table:table-cell office:value-type="float" office:value="-51.2265799962427" calcext:value-type="float">
            <text:p>-51.2265799962</text:p>
          </table:table-cell>
        </table:table-row>
        <table:table-row table:style-name="ro1">
          <table:table-cell office:value-type="float" office:value="41500000" calcext:value-type="float">
            <text:p>41500000</text:p>
          </table:table-cell>
          <table:table-cell office:value-type="float" office:value="-44.8864016737021" calcext:value-type="float">
            <text:p>-44.8864016737</text:p>
          </table:table-cell>
        </table:table-row>
        <table:table-row table:style-name="ro1">
          <table:table-cell office:value-type="float" office:value="41750000" calcext:value-type="float">
            <text:p>41750000</text:p>
          </table:table-cell>
          <table:table-cell office:value-type="float" office:value="-49.7732792624447" calcext:value-type="float">
            <text:p>-49.7732792624</text:p>
          </table:table-cell>
        </table:table-row>
        <table:table-row table:style-name="ro1">
          <table:table-cell office:value-type="float" office:value="42000000" calcext:value-type="float">
            <text:p>42000000</text:p>
          </table:table-cell>
          <table:table-cell office:value-type="float" office:value="-45.6719967727922" calcext:value-type="float">
            <text:p>-45.6719967728</text:p>
          </table:table-cell>
        </table:table-row>
        <table:table-row table:style-name="ro1">
          <table:table-cell office:value-type="float" office:value="42250000" calcext:value-type="float">
            <text:p>42250000</text:p>
          </table:table-cell>
          <table:table-cell office:value-type="float" office:value="-56.9035583456583" calcext:value-type="float">
            <text:p>-56.9035583457</text:p>
          </table:table-cell>
        </table:table-row>
        <table:table-row table:style-name="ro1">
          <table:table-cell office:value-type="float" office:value="42500000" calcext:value-type="float">
            <text:p>42500000</text:p>
          </table:table-cell>
          <table:table-cell office:value-type="float" office:value="-58.2071680085861" calcext:value-type="float">
            <text:p>-58.2071680086</text:p>
          </table:table-cell>
        </table:table-row>
        <table:table-row table:style-name="ro1">
          <table:table-cell office:value-type="float" office:value="42750000" calcext:value-type="float">
            <text:p>42750000</text:p>
          </table:table-cell>
          <table:table-cell office:value-type="float" office:value="-47.6035961723473" calcext:value-type="float">
            <text:p>-47.6035961723</text:p>
          </table:table-cell>
        </table:table-row>
        <table:table-row table:style-name="ro1">
          <table:table-cell office:value-type="float" office:value="43000000" calcext:value-type="float">
            <text:p>43000000</text:p>
          </table:table-cell>
          <table:table-cell office:value-type="float" office:value="-45.1009825491434" calcext:value-type="float">
            <text:p>-45.1009825491</text:p>
          </table:table-cell>
        </table:table-row>
        <table:table-row table:style-name="ro1">
          <table:table-cell office:value-type="float" office:value="43250000" calcext:value-type="float">
            <text:p>43250000</text:p>
          </table:table-cell>
          <table:table-cell office:value-type="float" office:value="-49.9203665808819" calcext:value-type="float">
            <text:p>-49.9203665809</text:p>
          </table:table-cell>
        </table:table-row>
        <table:table-row table:style-name="ro1">
          <table:table-cell office:value-type="float" office:value="43500000" calcext:value-type="float">
            <text:p>43500000</text:p>
          </table:table-cell>
          <table:table-cell office:value-type="float" office:value="-55.5781849498803" calcext:value-type="float">
            <text:p>-55.5781849499</text:p>
          </table:table-cell>
        </table:table-row>
        <table:table-row table:style-name="ro1">
          <table:table-cell office:value-type="float" office:value="43750000" calcext:value-type="float">
            <text:p>43750000</text:p>
          </table:table-cell>
          <table:table-cell office:value-type="float" office:value="-48.8312654302714" calcext:value-type="float">
            <text:p>-48.8312654303</text:p>
          </table:table-cell>
        </table:table-row>
        <table:table-row table:style-name="ro1">
          <table:table-cell office:value-type="float" office:value="44000000" calcext:value-type="float">
            <text:p>44000000</text:p>
          </table:table-cell>
          <table:table-cell office:value-type="float" office:value="-47.0372197706073" calcext:value-type="float">
            <text:p>-47.0372197706</text:p>
          </table:table-cell>
        </table:table-row>
        <table:table-row table:style-name="ro1">
          <table:table-cell office:value-type="float" office:value="44250000" calcext:value-type="float">
            <text:p>44250000</text:p>
          </table:table-cell>
          <table:table-cell office:value-type="float" office:value="-51.2891607384746" calcext:value-type="float">
            <text:p>-51.2891607385</text:p>
          </table:table-cell>
        </table:table-row>
        <table:table-row table:style-name="ro1">
          <table:table-cell office:value-type="float" office:value="44500000" calcext:value-type="float">
            <text:p>44500000</text:p>
          </table:table-cell>
          <table:table-cell office:value-type="float" office:value="-42.541798280975" calcext:value-type="float">
            <text:p>-42.541798281</text:p>
          </table:table-cell>
        </table:table-row>
        <table:table-row table:style-name="ro1">
          <table:table-cell office:value-type="float" office:value="44750000" calcext:value-type="float">
            <text:p>44750000</text:p>
          </table:table-cell>
          <table:table-cell office:value-type="float" office:value="-47.3053062260749" calcext:value-type="float">
            <text:p>-47.3053062261</text:p>
          </table:table-cell>
        </table:table-row>
        <table:table-row table:style-name="ro1">
          <table:table-cell office:value-type="float" office:value="45000000" calcext:value-type="float">
            <text:p>45000000</text:p>
          </table:table-cell>
          <table:table-cell office:value-type="float" office:value="-47.3595113281456" calcext:value-type="float">
            <text:p>-47.3595113281</text:p>
          </table:table-cell>
        </table:table-row>
        <table:table-row table:style-name="ro1">
          <table:table-cell office:value-type="float" office:value="45250000" calcext:value-type="float">
            <text:p>45250000</text:p>
          </table:table-cell>
          <table:table-cell office:value-type="float" office:value="-52.5161751673243" calcext:value-type="float">
            <text:p>-52.5161751673</text:p>
          </table:table-cell>
        </table:table-row>
        <table:table-row table:style-name="ro1">
          <table:table-cell office:value-type="float" office:value="45500000" calcext:value-type="float">
            <text:p>45500000</text:p>
          </table:table-cell>
          <table:table-cell office:value-type="float" office:value="-46.6880673203451" calcext:value-type="float">
            <text:p>-46.6880673203</text:p>
          </table:table-cell>
        </table:table-row>
        <table:table-row table:style-name="ro1">
          <table:table-cell office:value-type="float" office:value="45750000" calcext:value-type="float">
            <text:p>45750000</text:p>
          </table:table-cell>
          <table:table-cell office:value-type="float" office:value="-46.0256708729823" calcext:value-type="float">
            <text:p>-46.025670873</text:p>
          </table:table-cell>
        </table:table-row>
        <table:table-row table:style-name="ro1">
          <table:table-cell office:value-type="float" office:value="46000000" calcext:value-type="float">
            <text:p>46000000</text:p>
          </table:table-cell>
          <table:table-cell office:value-type="float" office:value="-49.3762712077181" calcext:value-type="float">
            <text:p>-49.3762712077</text:p>
          </table:table-cell>
        </table:table-row>
        <table:table-row table:style-name="ro1">
          <table:table-cell office:value-type="float" office:value="46250000" calcext:value-type="float">
            <text:p>46250000</text:p>
          </table:table-cell>
          <table:table-cell office:value-type="float" office:value="-46.5182238482276" calcext:value-type="float">
            <text:p>-46.5182238482</text:p>
          </table:table-cell>
        </table:table-row>
        <table:table-row table:style-name="ro1">
          <table:table-cell office:value-type="float" office:value="46500000" calcext:value-type="float">
            <text:p>46500000</text:p>
          </table:table-cell>
          <table:table-cell office:value-type="float" office:value="-46.1079435695221" calcext:value-type="float">
            <text:p>-46.1079435695</text:p>
          </table:table-cell>
        </table:table-row>
        <table:table-row table:style-name="ro1">
          <table:table-cell office:value-type="float" office:value="46750000" calcext:value-type="float">
            <text:p>46750000</text:p>
          </table:table-cell>
          <table:table-cell office:value-type="float" office:value="-46.5765643295271" calcext:value-type="float">
            <text:p>-46.5765643295</text:p>
          </table:table-cell>
        </table:table-row>
        <table:table-row table:style-name="ro1">
          <table:table-cell office:value-type="float" office:value="47000000" calcext:value-type="float">
            <text:p>47000000</text:p>
          </table:table-cell>
          <table:table-cell office:value-type="float" office:value="-43.1784589463338" calcext:value-type="float">
            <text:p>-43.1784589463</text:p>
          </table:table-cell>
        </table:table-row>
        <table:table-row table:style-name="ro1">
          <table:table-cell office:value-type="float" office:value="47250000" calcext:value-type="float">
            <text:p>47250000</text:p>
          </table:table-cell>
          <table:table-cell office:value-type="float" office:value="-52.8912657464053" calcext:value-type="float">
            <text:p>-52.8912657464</text:p>
          </table:table-cell>
        </table:table-row>
        <table:table-row table:style-name="ro1">
          <table:table-cell office:value-type="float" office:value="47500000" calcext:value-type="float">
            <text:p>47500000</text:p>
          </table:table-cell>
          <table:table-cell office:value-type="float" office:value="-42.8869105723101" calcext:value-type="float">
            <text:p>-42.8869105723</text:p>
          </table:table-cell>
        </table:table-row>
        <table:table-row table:style-name="ro1">
          <table:table-cell office:value-type="float" office:value="47750000" calcext:value-type="float">
            <text:p>47750000</text:p>
          </table:table-cell>
          <table:table-cell office:value-type="float" office:value="-51.6188096604522" calcext:value-type="float">
            <text:p>-51.6188096605</text:p>
          </table:table-cell>
        </table:table-row>
        <table:table-row table:style-name="ro1">
          <table:table-cell office:value-type="float" office:value="48000000" calcext:value-type="float">
            <text:p>48000000</text:p>
          </table:table-cell>
          <table:table-cell office:value-type="float" office:value="-52.683244385621" calcext:value-type="float">
            <text:p>-52.6832443856</text:p>
          </table:table-cell>
        </table:table-row>
        <table:table-row table:style-name="ro1">
          <table:table-cell office:value-type="float" office:value="48250000" calcext:value-type="float">
            <text:p>48250000</text:p>
          </table:table-cell>
          <table:table-cell office:value-type="float" office:value="-50.6331418863138" calcext:value-type="float">
            <text:p>-50.6331418863</text:p>
          </table:table-cell>
        </table:table-row>
        <table:table-row table:style-name="ro1">
          <table:table-cell office:value-type="float" office:value="48500000" calcext:value-type="float">
            <text:p>48500000</text:p>
          </table:table-cell>
          <table:table-cell office:value-type="float" office:value="-46.8619390427107" calcext:value-type="float">
            <text:p>-46.8619390427</text:p>
          </table:table-cell>
        </table:table-row>
        <table:table-row table:style-name="ro1">
          <table:table-cell office:value-type="float" office:value="48750000" calcext:value-type="float">
            <text:p>48750000</text:p>
          </table:table-cell>
          <table:table-cell office:value-type="float" office:value="-47.3876564834614" calcext:value-type="float">
            <text:p>-47.3876564835</text:p>
          </table:table-cell>
        </table:table-row>
        <table:table-row table:style-name="ro1">
          <table:table-cell office:value-type="float" office:value="49000000" calcext:value-type="float">
            <text:p>49000000</text:p>
          </table:table-cell>
          <table:table-cell office:value-type="float" office:value="-50.4577850784177" calcext:value-type="float">
            <text:p>-50.4577850784</text:p>
          </table:table-cell>
        </table:table-row>
        <table:table-row table:style-name="ro1">
          <table:table-cell office:value-type="float" office:value="49250000" calcext:value-type="float">
            <text:p>49250000</text:p>
          </table:table-cell>
          <table:table-cell office:value-type="float" office:value="-50.3431122914021" calcext:value-type="float">
            <text:p>-50.3431122914</text:p>
          </table:table-cell>
        </table:table-row>
        <table:table-row table:style-name="ro1">
          <table:table-cell office:value-type="float" office:value="49500000" calcext:value-type="float">
            <text:p>49500000</text:p>
          </table:table-cell>
          <table:table-cell office:value-type="float" office:value="-52.7177125409893" calcext:value-type="float">
            <text:p>-52.717712541</text:p>
          </table:table-cell>
        </table:table-row>
        <table:table-row table:style-name="ro1">
          <table:table-cell office:value-type="float" office:value="49750000" calcext:value-type="float">
            <text:p>49750000</text:p>
          </table:table-cell>
          <table:table-cell office:value-type="float" office:value="-48.6598745092643" calcext:value-type="float">
            <text:p>-48.6598745093</text:p>
          </table:table-cell>
        </table:table-row>
        <table:table-row table:style-name="ro1">
          <table:table-cell office:value-type="float" office:value="50000000" calcext:value-type="float">
            <text:p>50000000</text:p>
          </table:table-cell>
          <table:table-cell office:value-type="float" office:value="-46.1368808650711" calcext:value-type="float">
            <text:p>-46.1368808651</text:p>
          </table:table-cell>
        </table:table-row>
        <table:table-row table:style-name="ro1">
          <table:table-cell office:value-type="float" office:value="50250000" calcext:value-type="float">
            <text:p>50250000</text:p>
          </table:table-cell>
          <table:table-cell office:value-type="float" office:value="-47.775035386388" calcext:value-type="float">
            <text:p>-47.7750353864</text:p>
          </table:table-cell>
        </table:table-row>
        <table:table-row table:style-name="ro1">
          <table:table-cell office:value-type="float" office:value="50500000" calcext:value-type="float">
            <text:p>50500000</text:p>
          </table:table-cell>
          <table:table-cell office:value-type="float" office:value="-51.6991489073865" calcext:value-type="float">
            <text:p>-51.6991489074</text:p>
          </table:table-cell>
        </table:table-row>
        <table:table-row table:style-name="ro1">
          <table:table-cell office:value-type="float" office:value="50750000" calcext:value-type="float">
            <text:p>50750000</text:p>
          </table:table-cell>
          <table:table-cell office:value-type="float" office:value="-46.9875150420234" calcext:value-type="float">
            <text:p>-46.987515042</text:p>
          </table:table-cell>
        </table:table-row>
        <table:table-row table:style-name="ro1">
          <table:table-cell office:value-type="float" office:value="51000000" calcext:value-type="float">
            <text:p>51000000</text:p>
          </table:table-cell>
          <table:table-cell office:value-type="float" office:value="-51.5156081968924" calcext:value-type="float">
            <text:p>-51.5156081969</text:p>
          </table:table-cell>
        </table:table-row>
        <table:table-row table:style-name="ro1">
          <table:table-cell office:value-type="float" office:value="51250000" calcext:value-type="float">
            <text:p>51250000</text:p>
          </table:table-cell>
          <table:table-cell office:value-type="float" office:value="-53.0886143229207" calcext:value-type="float">
            <text:p>-53.0886143229</text:p>
          </table:table-cell>
        </table:table-row>
        <table:table-row table:style-name="ro1">
          <table:table-cell office:value-type="float" office:value="51500000" calcext:value-type="float">
            <text:p>51500000</text:p>
          </table:table-cell>
          <table:table-cell office:value-type="float" office:value="-45.3598210610535" calcext:value-type="float">
            <text:p>-45.3598210611</text:p>
          </table:table-cell>
        </table:table-row>
        <table:table-row table:style-name="ro1">
          <table:table-cell office:value-type="float" office:value="51750000" calcext:value-type="float">
            <text:p>51750000</text:p>
          </table:table-cell>
          <table:table-cell office:value-type="float" office:value="-46.8652638456033" calcext:value-type="float">
            <text:p>-46.8652638456</text:p>
          </table:table-cell>
        </table:table-row>
        <table:table-row table:style-name="ro1">
          <table:table-cell office:value-type="float" office:value="52000000" calcext:value-type="float">
            <text:p>52000000</text:p>
          </table:table-cell>
          <table:table-cell office:value-type="float" office:value="-53.9010433383134" calcext:value-type="float">
            <text:p>-53.9010433383</text:p>
          </table:table-cell>
        </table:table-row>
        <table:table-row table:style-name="ro1">
          <table:table-cell office:value-type="float" office:value="52250000" calcext:value-type="float">
            <text:p>52250000</text:p>
          </table:table-cell>
          <table:table-cell office:value-type="float" office:value="-45.2029302685658" calcext:value-type="float">
            <text:p>-45.2029302686</text:p>
          </table:table-cell>
        </table:table-row>
        <table:table-row table:style-name="ro1">
          <table:table-cell office:value-type="float" office:value="52500000" calcext:value-type="float">
            <text:p>52500000</text:p>
          </table:table-cell>
          <table:table-cell office:value-type="float" office:value="-52.6145640000328" calcext:value-type="float">
            <text:p>-52.614564</text:p>
          </table:table-cell>
        </table:table-row>
        <table:table-row table:style-name="ro1">
          <table:table-cell office:value-type="float" office:value="52750000" calcext:value-type="float">
            <text:p>52750000</text:p>
          </table:table-cell>
          <table:table-cell office:value-type="float" office:value="-44.5265558681552" calcext:value-type="float">
            <text:p>-44.5265558682</text:p>
          </table:table-cell>
        </table:table-row>
        <table:table-row table:style-name="ro1">
          <table:table-cell office:value-type="float" office:value="53000000" calcext:value-type="float">
            <text:p>53000000</text:p>
          </table:table-cell>
          <table:table-cell office:value-type="float" office:value="-46.0216801294256" calcext:value-type="float">
            <text:p>-46.0216801294</text:p>
          </table:table-cell>
        </table:table-row>
        <table:table-row table:style-name="ro1">
          <table:table-cell office:value-type="float" office:value="53250000" calcext:value-type="float">
            <text:p>53250000</text:p>
          </table:table-cell>
          <table:table-cell office:value-type="float" office:value="-46.3622387495616" calcext:value-type="float">
            <text:p>-46.3622387496</text:p>
          </table:table-cell>
        </table:table-row>
        <table:table-row table:style-name="ro1">
          <table:table-cell office:value-type="float" office:value="53500000" calcext:value-type="float">
            <text:p>53500000</text:p>
          </table:table-cell>
          <table:table-cell office:value-type="float" office:value="-46.9135567554908" calcext:value-type="float">
            <text:p>-46.9135567555</text:p>
          </table:table-cell>
        </table:table-row>
        <table:table-row table:style-name="ro1">
          <table:table-cell office:value-type="float" office:value="53750000" calcext:value-type="float">
            <text:p>53750000</text:p>
          </table:table-cell>
          <table:table-cell office:value-type="float" office:value="-54.1050117731233" calcext:value-type="float">
            <text:p>-54.1050117731</text:p>
          </table:table-cell>
        </table:table-row>
        <table:table-row table:style-name="ro1">
          <table:table-cell office:value-type="float" office:value="54000000" calcext:value-type="float">
            <text:p>54000000</text:p>
          </table:table-cell>
          <table:table-cell office:value-type="float" office:value="-50.0740017918898" calcext:value-type="float">
            <text:p>-50.0740017919</text:p>
          </table:table-cell>
        </table:table-row>
        <table:table-row table:style-name="ro1">
          <table:table-cell office:value-type="float" office:value="54250000" calcext:value-type="float">
            <text:p>54250000</text:p>
          </table:table-cell>
          <table:table-cell office:value-type="float" office:value="-54.1250884812243" calcext:value-type="float">
            <text:p>-54.1250884812</text:p>
          </table:table-cell>
        </table:table-row>
        <table:table-row table:style-name="ro1">
          <table:table-cell office:value-type="float" office:value="54500000" calcext:value-type="float">
            <text:p>54500000</text:p>
          </table:table-cell>
          <table:table-cell office:value-type="float" office:value="-53.0705682279097" calcext:value-type="float">
            <text:p>-53.0705682279</text:p>
          </table:table-cell>
        </table:table-row>
        <table:table-row table:style-name="ro1">
          <table:table-cell office:value-type="float" office:value="54750000" calcext:value-type="float">
            <text:p>54750000</text:p>
          </table:table-cell>
          <table:table-cell office:value-type="float" office:value="-60.0374237948889" calcext:value-type="float">
            <text:p>-60.0374237949</text:p>
          </table:table-cell>
        </table:table-row>
        <table:table-row table:style-name="ro1">
          <table:table-cell office:value-type="float" office:value="55000000" calcext:value-type="float">
            <text:p>55000000</text:p>
          </table:table-cell>
          <table:table-cell office:value-type="float" office:value="-57.8474838397269" calcext:value-type="float">
            <text:p>-57.8474838397</text:p>
          </table:table-cell>
        </table:table-row>
        <table:table-row table:style-name="ro1">
          <table:table-cell office:value-type="float" office:value="55250000" calcext:value-type="float">
            <text:p>55250000</text:p>
          </table:table-cell>
          <table:table-cell office:value-type="float" office:value="-57.159422765771" calcext:value-type="float">
            <text:p>-57.1594227658</text:p>
          </table:table-cell>
        </table:table-row>
        <table:table-row table:style-name="ro1">
          <table:table-cell office:value-type="float" office:value="55500000" calcext:value-type="float">
            <text:p>55500000</text:p>
          </table:table-cell>
          <table:table-cell office:value-type="float" office:value="-49.6076609702526" calcext:value-type="float">
            <text:p>-49.6076609703</text:p>
          </table:table-cell>
        </table:table-row>
        <table:table-row table:style-name="ro1">
          <table:table-cell office:value-type="float" office:value="55750000" calcext:value-type="float">
            <text:p>55750000</text:p>
          </table:table-cell>
          <table:table-cell office:value-type="float" office:value="-59.9861551245309" calcext:value-type="float">
            <text:p>-59.9861551245</text:p>
          </table:table-cell>
        </table:table-row>
        <table:table-row table:style-name="ro1">
          <table:table-cell office:value-type="float" office:value="56000000" calcext:value-type="float">
            <text:p>56000000</text:p>
          </table:table-cell>
          <table:table-cell office:value-type="float" office:value="-53.0374297370645" calcext:value-type="float">
            <text:p>-53.0374297371</text:p>
          </table:table-cell>
        </table:table-row>
        <table:table-row table:style-name="ro1">
          <table:table-cell office:value-type="float" office:value="56250000" calcext:value-type="float">
            <text:p>56250000</text:p>
          </table:table-cell>
          <table:table-cell office:value-type="float" office:value="-47.0380390529551" calcext:value-type="float">
            <text:p>-47.038039053</text:p>
          </table:table-cell>
        </table:table-row>
        <table:table-row table:style-name="ro1">
          <table:table-cell office:value-type="float" office:value="56500000" calcext:value-type="float">
            <text:p>56500000</text:p>
          </table:table-cell>
          <table:table-cell office:value-type="float" office:value="-61.8276471731716" calcext:value-type="float">
            <text:p>-61.8276471732</text:p>
          </table:table-cell>
        </table:table-row>
        <table:table-row table:style-name="ro1">
          <table:table-cell office:value-type="float" office:value="56750000" calcext:value-type="float">
            <text:p>56750000</text:p>
          </table:table-cell>
          <table:table-cell office:value-type="float" office:value="-55.3321518871683" calcext:value-type="float">
            <text:p>-55.3321518872</text:p>
          </table:table-cell>
        </table:table-row>
        <table:table-row table:style-name="ro1">
          <table:table-cell office:value-type="float" office:value="57000000" calcext:value-type="float">
            <text:p>57000000</text:p>
          </table:table-cell>
          <table:table-cell office:value-type="float" office:value="-51.3269048348351" calcext:value-type="float">
            <text:p>-51.3269048348</text:p>
          </table:table-cell>
        </table:table-row>
        <table:table-row table:style-name="ro1">
          <table:table-cell office:value-type="float" office:value="57250000" calcext:value-type="float">
            <text:p>57250000</text:p>
          </table:table-cell>
          <table:table-cell office:value-type="float" office:value="-55.9157783016288" calcext:value-type="float">
            <text:p>-55.9157783016</text:p>
          </table:table-cell>
        </table:table-row>
        <table:table-row table:style-name="ro1">
          <table:table-cell office:value-type="float" office:value="57500000" calcext:value-type="float">
            <text:p>57500000</text:p>
          </table:table-cell>
          <table:table-cell office:value-type="float" office:value="-52.8893428513929" calcext:value-type="float">
            <text:p>-52.8893428514</text:p>
          </table:table-cell>
        </table:table-row>
        <table:table-row table:style-name="ro1">
          <table:table-cell office:value-type="float" office:value="57750000" calcext:value-type="float">
            <text:p>57750000</text:p>
          </table:table-cell>
          <table:table-cell office:value-type="float" office:value="-47.2884574349226" calcext:value-type="float">
            <text:p>-47.2884574349</text:p>
          </table:table-cell>
        </table:table-row>
        <table:table-row table:style-name="ro1">
          <table:table-cell office:value-type="float" office:value="58000000" calcext:value-type="float">
            <text:p>58000000</text:p>
          </table:table-cell>
          <table:table-cell office:value-type="float" office:value="-48.784426169983" calcext:value-type="float">
            <text:p>-48.78442617</text:p>
          </table:table-cell>
        </table:table-row>
        <table:table-row table:style-name="ro1">
          <table:table-cell office:value-type="float" office:value="58250000" calcext:value-type="float">
            <text:p>58250000</text:p>
          </table:table-cell>
          <table:table-cell office:value-type="float" office:value="-55.1516934213168" calcext:value-type="float">
            <text:p>-55.1516934213</text:p>
          </table:table-cell>
        </table:table-row>
        <table:table-row table:style-name="ro1">
          <table:table-cell office:value-type="float" office:value="58500000" calcext:value-type="float">
            <text:p>58500000</text:p>
          </table:table-cell>
          <table:table-cell office:value-type="float" office:value="-58.2527091229694" calcext:value-type="float">
            <text:p>-58.252709123</text:p>
          </table:table-cell>
        </table:table-row>
        <table:table-row table:style-name="ro1">
          <table:table-cell office:value-type="float" office:value="58750000" calcext:value-type="float">
            <text:p>58750000</text:p>
          </table:table-cell>
          <table:table-cell office:value-type="float" office:value="-58.8072785430261" calcext:value-type="float">
            <text:p>-58.807278543</text:p>
          </table:table-cell>
        </table:table-row>
        <table:table-row table:style-name="ro1">
          <table:table-cell office:value-type="float" office:value="59000000" calcext:value-type="float">
            <text:p>59000000</text:p>
          </table:table-cell>
          <table:table-cell office:value-type="float" office:value="-51.0862941057217" calcext:value-type="float">
            <text:p>-51.0862941057</text:p>
          </table:table-cell>
        </table:table-row>
        <table:table-row table:style-name="ro1">
          <table:table-cell office:value-type="float" office:value="59250000" calcext:value-type="float">
            <text:p>59250000</text:p>
          </table:table-cell>
          <table:table-cell office:value-type="float" office:value="-51.7290281965718" calcext:value-type="float">
            <text:p>-51.7290281966</text:p>
          </table:table-cell>
        </table:table-row>
        <table:table-row table:style-name="ro1">
          <table:table-cell office:value-type="float" office:value="59500000" calcext:value-type="float">
            <text:p>59500000</text:p>
          </table:table-cell>
          <table:table-cell office:value-type="float" office:value="-56.9910235326642" calcext:value-type="float">
            <text:p>-56.9910235327</text:p>
          </table:table-cell>
        </table:table-row>
        <table:table-row table:style-name="ro1">
          <table:table-cell office:value-type="float" office:value="59750000" calcext:value-type="float">
            <text:p>59750000</text:p>
          </table:table-cell>
          <table:table-cell office:value-type="float" office:value="-57.5641263649169" calcext:value-type="float">
            <text:p>-57.5641263649</text:p>
          </table:table-cell>
        </table:table-row>
        <table:table-row table:style-name="ro1">
          <table:table-cell office:value-type="float" office:value="60000000" calcext:value-type="float">
            <text:p>60000000</text:p>
          </table:table-cell>
          <table:table-cell office:value-type="float" office:value="-55.5317938152476" calcext:value-type="float">
            <text:p>-55.5317938152</text:p>
          </table:table-cell>
        </table:table-row>
        <table:table-row table:style-name="ro1">
          <table:table-cell office:value-type="float" office:value="60250000" calcext:value-type="float">
            <text:p>60250000</text:p>
          </table:table-cell>
          <table:table-cell office:value-type="float" office:value="-50.614349551545" calcext:value-type="float">
            <text:p>-50.6143495515</text:p>
          </table:table-cell>
        </table:table-row>
        <table:table-row table:style-name="ro1">
          <table:table-cell office:value-type="float" office:value="60500000" calcext:value-type="float">
            <text:p>60500000</text:p>
          </table:table-cell>
          <table:table-cell office:value-type="float" office:value="-51.0563372394343" calcext:value-type="float">
            <text:p>-51.0563372394</text:p>
          </table:table-cell>
        </table:table-row>
        <table:table-row table:style-name="ro1">
          <table:table-cell office:value-type="float" office:value="60750000" calcext:value-type="float">
            <text:p>60750000</text:p>
          </table:table-cell>
          <table:table-cell office:value-type="float" office:value="-59.5655319959498" calcext:value-type="float">
            <text:p>-59.5655319959</text:p>
          </table:table-cell>
        </table:table-row>
        <table:table-row table:style-name="ro1">
          <table:table-cell office:value-type="float" office:value="61000000" calcext:value-type="float">
            <text:p>61000000</text:p>
          </table:table-cell>
          <table:table-cell office:value-type="float" office:value="-55.1941346792383" calcext:value-type="float">
            <text:p>-55.1941346792</text:p>
          </table:table-cell>
        </table:table-row>
        <table:table-row table:style-name="ro1">
          <table:table-cell office:value-type="float" office:value="61250000" calcext:value-type="float">
            <text:p>61250000</text:p>
          </table:table-cell>
          <table:table-cell office:value-type="float" office:value="-56.334001268686" calcext:value-type="float">
            <text:p>-56.3340012687</text:p>
          </table:table-cell>
        </table:table-row>
        <table:table-row table:style-name="ro1">
          <table:table-cell office:value-type="float" office:value="61500000" calcext:value-type="float">
            <text:p>61500000</text:p>
          </table:table-cell>
          <table:table-cell office:value-type="float" office:value="-52.4181557430871" calcext:value-type="float">
            <text:p>-52.4181557431</text:p>
          </table:table-cell>
        </table:table-row>
        <table:table-row table:style-name="ro1">
          <table:table-cell office:value-type="float" office:value="61750000" calcext:value-type="float">
            <text:p>61750000</text:p>
          </table:table-cell>
          <table:table-cell office:value-type="float" office:value="-52.6751055987731" calcext:value-type="float">
            <text:p>-52.6751055988</text:p>
          </table:table-cell>
        </table:table-row>
        <table:table-row table:style-name="ro1">
          <table:table-cell office:value-type="float" office:value="62000000" calcext:value-type="float">
            <text:p>62000000</text:p>
          </table:table-cell>
          <table:table-cell office:value-type="float" office:value="-49.535574009222" calcext:value-type="float">
            <text:p>-49.5355740092</text:p>
          </table:table-cell>
        </table:table-row>
        <table:table-row table:style-name="ro1">
          <table:table-cell office:value-type="float" office:value="62250000" calcext:value-type="float">
            <text:p>62250000</text:p>
          </table:table-cell>
          <table:table-cell office:value-type="float" office:value="-52.3446464827606" calcext:value-type="float">
            <text:p>-52.3446464828</text:p>
          </table:table-cell>
        </table:table-row>
        <table:table-row table:style-name="ro1">
          <table:table-cell office:value-type="float" office:value="62500000" calcext:value-type="float">
            <text:p>62500000</text:p>
          </table:table-cell>
          <table:table-cell office:value-type="float" office:value="-54.8774527554758" calcext:value-type="float">
            <text:p>-54.8774527555</text:p>
          </table:table-cell>
        </table:table-row>
        <table:table-row table:style-name="ro1">
          <table:table-cell office:value-type="float" office:value="62750000" calcext:value-type="float">
            <text:p>62750000</text:p>
          </table:table-cell>
          <table:table-cell office:value-type="float" office:value="-52.2419800471436" calcext:value-type="float">
            <text:p>-52.2419800471</text:p>
          </table:table-cell>
        </table:table-row>
        <table:table-row table:style-name="ro1">
          <table:table-cell office:value-type="float" office:value="63000000" calcext:value-type="float">
            <text:p>63000000</text:p>
          </table:table-cell>
          <table:table-cell office:value-type="float" office:value="-51.565756803643" calcext:value-type="float">
            <text:p>-51.5657568036</text:p>
          </table:table-cell>
        </table:table-row>
        <table:table-row table:style-name="ro1">
          <table:table-cell office:value-type="float" office:value="63250000" calcext:value-type="float">
            <text:p>63250000</text:p>
          </table:table-cell>
          <table:table-cell office:value-type="float" office:value="-57.1742838042437" calcext:value-type="float">
            <text:p>-57.1742838042</text:p>
          </table:table-cell>
        </table:table-row>
        <table:table-row table:style-name="ro1">
          <table:table-cell office:value-type="float" office:value="63500000" calcext:value-type="float">
            <text:p>63500000</text:p>
          </table:table-cell>
          <table:table-cell office:value-type="float" office:value="-55.736715961591" calcext:value-type="float">
            <text:p>-55.7367159616</text:p>
          </table:table-cell>
        </table:table-row>
        <table:table-row table:style-name="ro1">
          <table:table-cell office:value-type="float" office:value="63750000" calcext:value-type="float">
            <text:p>63750000</text:p>
          </table:table-cell>
          <table:table-cell office:value-type="float" office:value="-48.9515160822848" calcext:value-type="float">
            <text:p>-48.9515160823</text:p>
          </table:table-cell>
        </table:table-row>
        <table:table-row table:style-name="ro1">
          <table:table-cell office:value-type="float" office:value="64000000" calcext:value-type="float">
            <text:p>64000000</text:p>
          </table:table-cell>
          <table:table-cell office:value-type="float" office:value="-49.4762464819686" calcext:value-type="float">
            <text:p>-49.476246482</text:p>
          </table:table-cell>
        </table:table-row>
        <table:table-row table:style-name="ro1">
          <table:table-cell office:value-type="float" office:value="64250000" calcext:value-type="float">
            <text:p>64250000</text:p>
          </table:table-cell>
          <table:table-cell office:value-type="float" office:value="-70.4952776048076" calcext:value-type="float">
            <text:p>-70.4952776048</text:p>
          </table:table-cell>
        </table:table-row>
        <table:table-row table:style-name="ro1">
          <table:table-cell office:value-type="float" office:value="64500000" calcext:value-type="float">
            <text:p>64500000</text:p>
          </table:table-cell>
          <table:table-cell office:value-type="float" office:value="-52.0345321231032" calcext:value-type="float">
            <text:p>-52.0345321231</text:p>
          </table:table-cell>
        </table:table-row>
        <table:table-row table:style-name="ro1">
          <table:table-cell office:value-type="float" office:value="64750000" calcext:value-type="float">
            <text:p>64750000</text:p>
          </table:table-cell>
          <table:table-cell office:value-type="float" office:value="-68.2965724070412" calcext:value-type="float">
            <text:p>-68.296572407</text:p>
          </table:table-cell>
        </table:table-row>
        <table:table-row table:style-name="ro1">
          <table:table-cell office:value-type="float" office:value="65000000" calcext:value-type="float">
            <text:p>65000000</text:p>
          </table:table-cell>
          <table:table-cell office:value-type="float" office:value="-52.2108282016693" calcext:value-type="float">
            <text:p>-52.2108282017</text:p>
          </table:table-cell>
        </table:table-row>
        <table:table-row table:style-name="ro1">
          <table:table-cell office:value-type="float" office:value="65250000" calcext:value-type="float">
            <text:p>65250000</text:p>
          </table:table-cell>
          <table:table-cell office:value-type="float" office:value="-46.3245053890942" calcext:value-type="float">
            <text:p>-46.3245053891</text:p>
          </table:table-cell>
        </table:table-row>
        <table:table-row table:style-name="ro1">
          <table:table-cell office:value-type="float" office:value="65500000" calcext:value-type="float">
            <text:p>65500000</text:p>
          </table:table-cell>
          <table:table-cell office:value-type="float" office:value="-49.866247691277" calcext:value-type="float">
            <text:p>-49.8662476913</text:p>
          </table:table-cell>
        </table:table-row>
        <table:table-row table:style-name="ro1">
          <table:table-cell office:value-type="float" office:value="65750000" calcext:value-type="float">
            <text:p>65750000</text:p>
          </table:table-cell>
          <table:table-cell office:value-type="float" office:value="-54.4555206602245" calcext:value-type="float">
            <text:p>-54.4555206602</text:p>
          </table:table-cell>
        </table:table-row>
        <table:table-row table:style-name="ro1">
          <table:table-cell office:value-type="float" office:value="66000000" calcext:value-type="float">
            <text:p>66000000</text:p>
          </table:table-cell>
          <table:table-cell office:value-type="float" office:value="-50.6138869876338" calcext:value-type="float">
            <text:p>-50.6138869876</text:p>
          </table:table-cell>
        </table:table-row>
        <table:table-row table:style-name="ro1">
          <table:table-cell office:value-type="float" office:value="66250000" calcext:value-type="float">
            <text:p>66250000</text:p>
          </table:table-cell>
          <table:table-cell office:value-type="float" office:value="-62.2676340538748" calcext:value-type="float">
            <text:p>-62.2676340539</text:p>
          </table:table-cell>
        </table:table-row>
        <table:table-row table:style-name="ro1">
          <table:table-cell office:value-type="float" office:value="66500000" calcext:value-type="float">
            <text:p>66500000</text:p>
          </table:table-cell>
          <table:table-cell office:value-type="float" office:value="-60.1893847680908" calcext:value-type="float">
            <text:p>-60.1893847681</text:p>
          </table:table-cell>
        </table:table-row>
        <table:table-row table:style-name="ro1">
          <table:table-cell office:value-type="float" office:value="66750000" calcext:value-type="float">
            <text:p>66750000</text:p>
          </table:table-cell>
          <table:table-cell office:value-type="float" office:value="-48.9309505796899" calcext:value-type="float">
            <text:p>-48.9309505797</text:p>
          </table:table-cell>
        </table:table-row>
        <table:table-row table:style-name="ro1">
          <table:table-cell office:value-type="float" office:value="67000000" calcext:value-type="float">
            <text:p>67000000</text:p>
          </table:table-cell>
          <table:table-cell office:value-type="float" office:value="-70.8676623377462" calcext:value-type="float">
            <text:p>-70.8676623377</text:p>
          </table:table-cell>
        </table:table-row>
        <table:table-row table:style-name="ro1">
          <table:table-cell office:value-type="float" office:value="67250000" calcext:value-type="float">
            <text:p>67250000</text:p>
          </table:table-cell>
          <table:table-cell office:value-type="float" office:value="-54.6294329990048" calcext:value-type="float">
            <text:p>-54.629432999</text:p>
          </table:table-cell>
        </table:table-row>
        <table:table-row table:style-name="ro1">
          <table:table-cell office:value-type="float" office:value="67500000" calcext:value-type="float">
            <text:p>67500000</text:p>
          </table:table-cell>
          <table:table-cell office:value-type="float" office:value="-47.5777435439407" calcext:value-type="float">
            <text:p>-47.5777435439</text:p>
          </table:table-cell>
        </table:table-row>
        <table:table-row table:style-name="ro1">
          <table:table-cell office:value-type="float" office:value="67750000" calcext:value-type="float">
            <text:p>67750000</text:p>
          </table:table-cell>
          <table:table-cell office:value-type="float" office:value="-51.7497143068308" calcext:value-type="float">
            <text:p>-51.7497143068</text:p>
          </table:table-cell>
        </table:table-row>
        <table:table-row table:style-name="ro1">
          <table:table-cell office:value-type="float" office:value="68000000" calcext:value-type="float">
            <text:p>68000000</text:p>
          </table:table-cell>
          <table:table-cell office:value-type="float" office:value="-63.1771342282182" calcext:value-type="float">
            <text:p>-63.1771342282</text:p>
          </table:table-cell>
        </table:table-row>
        <table:table-row table:style-name="ro1">
          <table:table-cell office:value-type="float" office:value="68250000" calcext:value-type="float">
            <text:p>68250000</text:p>
          </table:table-cell>
          <table:table-cell office:value-type="float" office:value="-53.7217431600422" calcext:value-type="float">
            <text:p>-53.72174316</text:p>
          </table:table-cell>
        </table:table-row>
        <table:table-row table:style-name="ro1">
          <table:table-cell office:value-type="float" office:value="68500000" calcext:value-type="float">
            <text:p>68500000</text:p>
          </table:table-cell>
          <table:table-cell office:value-type="float" office:value="-55.0697726203954" calcext:value-type="float">
            <text:p>-55.0697726204</text:p>
          </table:table-cell>
        </table:table-row>
        <table:table-row table:style-name="ro1">
          <table:table-cell office:value-type="float" office:value="68750000" calcext:value-type="float">
            <text:p>68750000</text:p>
          </table:table-cell>
          <table:table-cell office:value-type="float" office:value="-57.3635304423981" calcext:value-type="float">
            <text:p>-57.3635304424</text:p>
          </table:table-cell>
        </table:table-row>
        <table:table-row table:style-name="ro1">
          <table:table-cell office:value-type="float" office:value="69000000" calcext:value-type="float">
            <text:p>69000000</text:p>
          </table:table-cell>
          <table:table-cell office:value-type="float" office:value="-59.6234933723759" calcext:value-type="float">
            <text:p>-59.6234933724</text:p>
          </table:table-cell>
        </table:table-row>
        <table:table-row table:style-name="ro1">
          <table:table-cell office:value-type="float" office:value="69250000" calcext:value-type="float">
            <text:p>69250000</text:p>
          </table:table-cell>
          <table:table-cell office:value-type="float" office:value="-58.887368082843" calcext:value-type="float">
            <text:p>-58.8873680828</text:p>
          </table:table-cell>
        </table:table-row>
        <table:table-row table:style-name="ro1">
          <table:table-cell office:value-type="float" office:value="69500000" calcext:value-type="float">
            <text:p>69500000</text:p>
          </table:table-cell>
          <table:table-cell office:value-type="float" office:value="-50.1139954367742" calcext:value-type="float">
            <text:p>-50.1139954368</text:p>
          </table:table-cell>
        </table:table-row>
        <table:table-row table:style-name="ro1">
          <table:table-cell office:value-type="float" office:value="69750000" calcext:value-type="float">
            <text:p>69750000</text:p>
          </table:table-cell>
          <table:table-cell office:value-type="float" office:value="-55.7203664556069" calcext:value-type="float">
            <text:p>-55.7203664556</text:p>
          </table:table-cell>
        </table:table-row>
        <table:table-row table:style-name="ro1">
          <table:table-cell office:value-type="float" office:value="70000000" calcext:value-type="float">
            <text:p>70000000</text:p>
          </table:table-cell>
          <table:table-cell office:value-type="float" office:value="-52.2069497337607" calcext:value-type="float">
            <text:p>-52.2069497338</text:p>
          </table:table-cell>
        </table:table-row>
        <table:table-row table:style-name="ro1">
          <table:table-cell office:value-type="float" office:value="70250000" calcext:value-type="float">
            <text:p>70250000</text:p>
          </table:table-cell>
          <table:table-cell office:value-type="float" office:value="-52.708832156606" calcext:value-type="float">
            <text:p>-52.7088321566</text:p>
          </table:table-cell>
        </table:table-row>
        <table:table-row table:style-name="ro1">
          <table:table-cell office:value-type="float" office:value="70500000" calcext:value-type="float">
            <text:p>70500000</text:p>
          </table:table-cell>
          <table:table-cell office:value-type="float" office:value="-52.383354474418" calcext:value-type="float">
            <text:p>-52.3833544744</text:p>
          </table:table-cell>
        </table:table-row>
        <table:table-row table:style-name="ro1">
          <table:table-cell office:value-type="float" office:value="70750000" calcext:value-type="float">
            <text:p>70750000</text:p>
          </table:table-cell>
          <table:table-cell office:value-type="float" office:value="-53.7542926986046" calcext:value-type="float">
            <text:p>-53.7542926986</text:p>
          </table:table-cell>
        </table:table-row>
        <table:table-row table:style-name="ro1">
          <table:table-cell office:value-type="float" office:value="71000000" calcext:value-type="float">
            <text:p>71000000</text:p>
          </table:table-cell>
          <table:table-cell office:value-type="float" office:value="-49.8673249263396" calcext:value-type="float">
            <text:p>-49.8673249263</text:p>
          </table:table-cell>
        </table:table-row>
        <table:table-row table:style-name="ro1">
          <table:table-cell office:value-type="float" office:value="71250000" calcext:value-type="float">
            <text:p>71250000</text:p>
          </table:table-cell>
          <table:table-cell office:value-type="float" office:value="-58.9941144795692" calcext:value-type="float">
            <text:p>-58.9941144796</text:p>
          </table:table-cell>
        </table:table-row>
        <table:table-row table:style-name="ro1">
          <table:table-cell office:value-type="float" office:value="71500000" calcext:value-type="float">
            <text:p>71500000</text:p>
          </table:table-cell>
          <table:table-cell office:value-type="float" office:value="-50.4276801854962" calcext:value-type="float">
            <text:p>-50.4276801855</text:p>
          </table:table-cell>
        </table:table-row>
        <table:table-row table:style-name="ro1">
          <table:table-cell office:value-type="float" office:value="71750000" calcext:value-type="float">
            <text:p>71750000</text:p>
          </table:table-cell>
          <table:table-cell office:value-type="float" office:value="-54.7365523872936" calcext:value-type="float">
            <text:p>-54.7365523873</text:p>
          </table:table-cell>
        </table:table-row>
        <table:table-row table:style-name="ro1">
          <table:table-cell office:value-type="float" office:value="72000000" calcext:value-type="float">
            <text:p>72000000</text:p>
          </table:table-cell>
          <table:table-cell office:value-type="float" office:value="-57.7569802509351" calcext:value-type="float">
            <text:p>-57.7569802509</text:p>
          </table:table-cell>
        </table:table-row>
        <table:table-row table:style-name="ro1">
          <table:table-cell office:value-type="float" office:value="72250000" calcext:value-type="float">
            <text:p>72250000</text:p>
          </table:table-cell>
          <table:table-cell office:value-type="float" office:value="-47.4289570105901" calcext:value-type="float">
            <text:p>-47.4289570106</text:p>
          </table:table-cell>
        </table:table-row>
        <table:table-row table:style-name="ro1">
          <table:table-cell office:value-type="float" office:value="72500000" calcext:value-type="float">
            <text:p>72500000</text:p>
          </table:table-cell>
          <table:table-cell office:value-type="float" office:value="-54.5976586845514" calcext:value-type="float">
            <text:p>-54.5976586846</text:p>
          </table:table-cell>
        </table:table-row>
        <table:table-row table:style-name="ro1">
          <table:table-cell office:value-type="float" office:value="72750000" calcext:value-type="float">
            <text:p>72750000</text:p>
          </table:table-cell>
          <table:table-cell office:value-type="float" office:value="-45.3100186836555" calcext:value-type="float">
            <text:p>-45.3100186837</text:p>
          </table:table-cell>
        </table:table-row>
        <table:table-row table:style-name="ro1">
          <table:table-cell office:value-type="float" office:value="73000000" calcext:value-type="float">
            <text:p>73000000</text:p>
          </table:table-cell>
          <table:table-cell office:value-type="float" office:value="-51.5730001371946" calcext:value-type="float">
            <text:p>-51.5730001372</text:p>
          </table:table-cell>
        </table:table-row>
        <table:table-row table:style-name="ro1">
          <table:table-cell office:value-type="float" office:value="73250000" calcext:value-type="float">
            <text:p>73250000</text:p>
          </table:table-cell>
          <table:table-cell office:value-type="float" office:value="-61.2317284101561" calcext:value-type="float">
            <text:p>-61.2317284102</text:p>
          </table:table-cell>
        </table:table-row>
        <table:table-row table:style-name="ro1">
          <table:table-cell office:value-type="float" office:value="73500000" calcext:value-type="float">
            <text:p>73500000</text:p>
          </table:table-cell>
          <table:table-cell office:value-type="float" office:value="-55.4052899177881" calcext:value-type="float">
            <text:p>-55.4052899178</text:p>
          </table:table-cell>
        </table:table-row>
        <table:table-row table:style-name="ro1">
          <table:table-cell office:value-type="float" office:value="73750000" calcext:value-type="float">
            <text:p>73750000</text:p>
          </table:table-cell>
          <table:table-cell office:value-type="float" office:value="-55.3891822048381" calcext:value-type="float">
            <text:p>-55.3891822048</text:p>
          </table:table-cell>
        </table:table-row>
        <table:table-row table:style-name="ro1">
          <table:table-cell office:value-type="float" office:value="74000000" calcext:value-type="float">
            <text:p>74000000</text:p>
          </table:table-cell>
          <table:table-cell office:value-type="float" office:value="-46.6894750131323" calcext:value-type="float">
            <text:p>-46.6894750131</text:p>
          </table:table-cell>
        </table:table-row>
        <table:table-row table:style-name="ro1">
          <table:table-cell office:value-type="float" office:value="74250000" calcext:value-type="float">
            <text:p>74250000</text:p>
          </table:table-cell>
          <table:table-cell office:value-type="float" office:value="-48.5179656569864" calcext:value-type="float">
            <text:p>-48.517965657</text:p>
          </table:table-cell>
        </table:table-row>
        <table:table-row table:style-name="ro1">
          <table:table-cell office:value-type="float" office:value="74500000" calcext:value-type="float">
            <text:p>74500000</text:p>
          </table:table-cell>
          <table:table-cell office:value-type="float" office:value="-53.1330077507492" calcext:value-type="float">
            <text:p>-53.1330077507</text:p>
          </table:table-cell>
        </table:table-row>
        <table:table-row table:style-name="ro1">
          <table:table-cell office:value-type="float" office:value="74750000" calcext:value-type="float">
            <text:p>74750000</text:p>
          </table:table-cell>
          <table:table-cell office:value-type="float" office:value="-50.1848845354752" calcext:value-type="float">
            <text:p>-50.1848845355</text:p>
          </table:table-cell>
        </table:table-row>
        <table:table-row table:style-name="ro1">
          <table:table-cell office:value-type="float" office:value="75000000" calcext:value-type="float">
            <text:p>75000000</text:p>
          </table:table-cell>
          <table:table-cell office:value-type="float" office:value="-52.2503932722369" calcext:value-type="float">
            <text:p>-52.2503932722</text:p>
          </table:table-cell>
        </table:table-row>
        <table:table-row table:style-name="ro1">
          <table:table-cell office:value-type="float" office:value="75250000" calcext:value-type="float">
            <text:p>75250000</text:p>
          </table:table-cell>
          <table:table-cell office:value-type="float" office:value="-51.2779009533714" calcext:value-type="float">
            <text:p>-51.2779009534</text:p>
          </table:table-cell>
        </table:table-row>
        <table:table-row table:style-name="ro1">
          <table:table-cell office:value-type="float" office:value="75500000" calcext:value-type="float">
            <text:p>75500000</text:p>
          </table:table-cell>
          <table:table-cell office:value-type="float" office:value="-51.1911123218202" calcext:value-type="float">
            <text:p>-51.1911123218</text:p>
          </table:table-cell>
        </table:table-row>
        <table:table-row table:style-name="ro1">
          <table:table-cell office:value-type="float" office:value="75750000" calcext:value-type="float">
            <text:p>75750000</text:p>
          </table:table-cell>
          <table:table-cell office:value-type="float" office:value="-46.5188949916296" calcext:value-type="float">
            <text:p>-46.5188949916</text:p>
          </table:table-cell>
        </table:table-row>
        <table:table-row table:style-name="ro1">
          <table:table-cell office:value-type="float" office:value="76000000" calcext:value-type="float">
            <text:p>76000000</text:p>
          </table:table-cell>
          <table:table-cell office:value-type="float" office:value="-50.9447522405449" calcext:value-type="float">
            <text:p>-50.9447522405</text:p>
          </table:table-cell>
        </table:table-row>
        <table:table-row table:style-name="ro1">
          <table:table-cell office:value-type="float" office:value="76250000" calcext:value-type="float">
            <text:p>76250000</text:p>
          </table:table-cell>
          <table:table-cell office:value-type="float" office:value="-55.6086477900673" calcext:value-type="float">
            <text:p>-55.6086477901</text:p>
          </table:table-cell>
        </table:table-row>
        <table:table-row table:style-name="ro1">
          <table:table-cell office:value-type="float" office:value="76500000" calcext:value-type="float">
            <text:p>76500000</text:p>
          </table:table-cell>
          <table:table-cell office:value-type="float" office:value="-57.2942231991265" calcext:value-type="float">
            <text:p>-57.2942231991</text:p>
          </table:table-cell>
        </table:table-row>
        <table:table-row table:style-name="ro1">
          <table:table-cell office:value-type="float" office:value="76750000" calcext:value-type="float">
            <text:p>76750000</text:p>
          </table:table-cell>
          <table:table-cell office:value-type="float" office:value="-55.286555409574" calcext:value-type="float">
            <text:p>-55.2865554096</text:p>
          </table:table-cell>
        </table:table-row>
        <table:table-row table:style-name="ro1">
          <table:table-cell office:value-type="float" office:value="77000000" calcext:value-type="float">
            <text:p>77000000</text:p>
          </table:table-cell>
          <table:table-cell office:value-type="float" office:value="-55.7202139470099" calcext:value-type="float">
            <text:p>-55.720213947</text:p>
          </table:table-cell>
        </table:table-row>
        <table:table-row table:style-name="ro1">
          <table:table-cell office:value-type="float" office:value="77250000" calcext:value-type="float">
            <text:p>77250000</text:p>
          </table:table-cell>
          <table:table-cell office:value-type="float" office:value="-61.4631213441567" calcext:value-type="float">
            <text:p>-61.4631213442</text:p>
          </table:table-cell>
        </table:table-row>
        <table:table-row table:style-name="ro1">
          <table:table-cell office:value-type="float" office:value="77500000" calcext:value-type="float">
            <text:p>77500000</text:p>
          </table:table-cell>
          <table:table-cell office:value-type="float" office:value="-49.9764347764992" calcext:value-type="float">
            <text:p>-49.9764347765</text:p>
          </table:table-cell>
        </table:table-row>
        <table:table-row table:style-name="ro1">
          <table:table-cell office:value-type="float" office:value="77750000" calcext:value-type="float">
            <text:p>77750000</text:p>
          </table:table-cell>
          <table:table-cell office:value-type="float" office:value="-50.9834715006657" calcext:value-type="float">
            <text:p>-50.9834715007</text:p>
          </table:table-cell>
        </table:table-row>
        <table:table-row table:style-name="ro1">
          <table:table-cell office:value-type="float" office:value="78000000" calcext:value-type="float">
            <text:p>78000000</text:p>
          </table:table-cell>
          <table:table-cell office:value-type="float" office:value="-59.7958739901797" calcext:value-type="float">
            <text:p>-59.7958739902</text:p>
          </table:table-cell>
        </table:table-row>
        <table:table-row table:style-name="ro1">
          <table:table-cell office:value-type="float" office:value="78250000" calcext:value-type="float">
            <text:p>78250000</text:p>
          </table:table-cell>
          <table:table-cell office:value-type="float" office:value="-49.6762944349916" calcext:value-type="float">
            <text:p>-49.676294435</text:p>
          </table:table-cell>
        </table:table-row>
        <table:table-row table:style-name="ro1">
          <table:table-cell office:value-type="float" office:value="78500000" calcext:value-type="float">
            <text:p>78500000</text:p>
          </table:table-cell>
          <table:table-cell office:value-type="float" office:value="-47.8903853201639" calcext:value-type="float">
            <text:p>-47.8903853202</text:p>
          </table:table-cell>
        </table:table-row>
        <table:table-row table:style-name="ro1">
          <table:table-cell office:value-type="float" office:value="78750000" calcext:value-type="float">
            <text:p>78750000</text:p>
          </table:table-cell>
          <table:table-cell office:value-type="float" office:value="-50.040937841108" calcext:value-type="float">
            <text:p>-50.0409378411</text:p>
          </table:table-cell>
        </table:table-row>
        <table:table-row table:style-name="ro1">
          <table:table-cell office:value-type="float" office:value="79000000" calcext:value-type="float">
            <text:p>79000000</text:p>
          </table:table-cell>
          <table:table-cell office:value-type="float" office:value="-53.2068569192288" calcext:value-type="float">
            <text:p>-53.2068569192</text:p>
          </table:table-cell>
        </table:table-row>
        <table:table-row table:style-name="ro1">
          <table:table-cell office:value-type="float" office:value="79250000" calcext:value-type="float">
            <text:p>79250000</text:p>
          </table:table-cell>
          <table:table-cell office:value-type="float" office:value="-50.6867095476683" calcext:value-type="float">
            <text:p>-50.6867095477</text:p>
          </table:table-cell>
        </table:table-row>
        <table:table-row table:style-name="ro1">
          <table:table-cell office:value-type="float" office:value="79500000" calcext:value-type="float">
            <text:p>79500000</text:p>
          </table:table-cell>
          <table:table-cell office:value-type="float" office:value="-60.4418401099927" calcext:value-type="float">
            <text:p>-60.44184011</text:p>
          </table:table-cell>
        </table:table-row>
        <table:table-row table:style-name="ro1">
          <table:table-cell office:value-type="float" office:value="79750000" calcext:value-type="float">
            <text:p>79750000</text:p>
          </table:table-cell>
          <table:table-cell office:value-type="float" office:value="-51.6111784702022" calcext:value-type="float">
            <text:p>-51.6111784702</text:p>
          </table:table-cell>
        </table:table-row>
        <table:table-row table:style-name="ro1">
          <table:table-cell office:value-type="float" office:value="80000000" calcext:value-type="float">
            <text:p>80000000</text:p>
          </table:table-cell>
          <table:table-cell office:value-type="float" office:value="-70.1769522178029" calcext:value-type="float">
            <text:p>-70.1769522178</text:p>
          </table:table-cell>
        </table:table-row>
        <table:table-row table:style-name="ro1">
          <table:table-cell office:value-type="float" office:value="80250000" calcext:value-type="float">
            <text:p>80250000</text:p>
          </table:table-cell>
          <table:table-cell office:value-type="float" office:value="-55.4882694899672" calcext:value-type="float">
            <text:p>-55.48826949</text:p>
          </table:table-cell>
        </table:table-row>
        <table:table-row table:style-name="ro1">
          <table:table-cell office:value-type="float" office:value="80500000" calcext:value-type="float">
            <text:p>80500000</text:p>
          </table:table-cell>
          <table:table-cell office:value-type="float" office:value="-52.0017414488138" calcext:value-type="float">
            <text:p>-52.0017414488</text:p>
          </table:table-cell>
        </table:table-row>
        <table:table-row table:style-name="ro1">
          <table:table-cell office:value-type="float" office:value="80750000" calcext:value-type="float">
            <text:p>80750000</text:p>
          </table:table-cell>
          <table:table-cell office:value-type="float" office:value="-54.1531382064695" calcext:value-type="float">
            <text:p>-54.1531382065</text:p>
          </table:table-cell>
        </table:table-row>
        <table:table-row table:style-name="ro1">
          <table:table-cell office:value-type="float" office:value="81000000" calcext:value-type="float">
            <text:p>81000000</text:p>
          </table:table-cell>
          <table:table-cell office:value-type="float" office:value="-59.9914522286754" calcext:value-type="float">
            <text:p>-59.9914522287</text:p>
          </table:table-cell>
        </table:table-row>
        <table:table-row table:style-name="ro1">
          <table:table-cell office:value-type="float" office:value="81250000" calcext:value-type="float">
            <text:p>81250000</text:p>
          </table:table-cell>
          <table:table-cell office:value-type="float" office:value="-66.5423973435347" calcext:value-type="float">
            <text:p>-66.5423973435</text:p>
          </table:table-cell>
        </table:table-row>
        <table:table-row table:style-name="ro1">
          <table:table-cell office:value-type="float" office:value="81500000" calcext:value-type="float">
            <text:p>81500000</text:p>
          </table:table-cell>
          <table:table-cell office:value-type="float" office:value="-52.5528420134369" calcext:value-type="float">
            <text:p>-52.5528420134</text:p>
          </table:table-cell>
        </table:table-row>
        <table:table-row table:style-name="ro1">
          <table:table-cell office:value-type="float" office:value="81750000" calcext:value-type="float">
            <text:p>81750000</text:p>
          </table:table-cell>
          <table:table-cell office:value-type="float" office:value="-59.1543158002582" calcext:value-type="float">
            <text:p>-59.1543158003</text:p>
          </table:table-cell>
        </table:table-row>
        <table:table-row table:style-name="ro1">
          <table:table-cell office:value-type="float" office:value="82000000" calcext:value-type="float">
            <text:p>82000000</text:p>
          </table:table-cell>
          <table:table-cell office:value-type="float" office:value="-50.8452800796067" calcext:value-type="float">
            <text:p>-50.8452800796</text:p>
          </table:table-cell>
        </table:table-row>
        <table:table-row table:style-name="ro1">
          <table:table-cell office:value-type="float" office:value="82250000" calcext:value-type="float">
            <text:p>82250000</text:p>
          </table:table-cell>
          <table:table-cell office:value-type="float" office:value="-47.7100599355497" calcext:value-type="float">
            <text:p>-47.7100599355</text:p>
          </table:table-cell>
        </table:table-row>
        <table:table-row table:style-name="ro1">
          <table:table-cell office:value-type="float" office:value="82500000" calcext:value-type="float">
            <text:p>82500000</text:p>
          </table:table-cell>
          <table:table-cell office:value-type="float" office:value="-61.9462849545542" calcext:value-type="float">
            <text:p>-61.9462849546</text:p>
          </table:table-cell>
        </table:table-row>
        <table:table-row table:style-name="ro1">
          <table:table-cell office:value-type="float" office:value="82750000" calcext:value-type="float">
            <text:p>82750000</text:p>
          </table:table-cell>
          <table:table-cell office:value-type="float" office:value="-63.8527646929029" calcext:value-type="float">
            <text:p>-63.8527646929</text:p>
          </table:table-cell>
        </table:table-row>
        <table:table-row table:style-name="ro1">
          <table:table-cell office:value-type="float" office:value="83000000" calcext:value-type="float">
            <text:p>83000000</text:p>
          </table:table-cell>
          <table:table-cell office:value-type="float" office:value="-51.2111538522717" calcext:value-type="float">
            <text:p>-51.2111538523</text:p>
          </table:table-cell>
        </table:table-row>
        <table:table-row table:style-name="ro1">
          <table:table-cell office:value-type="float" office:value="83250000" calcext:value-type="float">
            <text:p>83250000</text:p>
          </table:table-cell>
          <table:table-cell office:value-type="float" office:value="-56.5173002411434" calcext:value-type="float">
            <text:p>-56.5173002411</text:p>
          </table:table-cell>
        </table:table-row>
        <table:table-row table:style-name="ro1">
          <table:table-cell office:value-type="float" office:value="83500000" calcext:value-type="float">
            <text:p>83500000</text:p>
          </table:table-cell>
          <table:table-cell office:value-type="float" office:value="-56.5579720607386" calcext:value-type="float">
            <text:p>-56.5579720607</text:p>
          </table:table-cell>
        </table:table-row>
        <table:table-row table:style-name="ro1">
          <table:table-cell office:value-type="float" office:value="83750000" calcext:value-type="float">
            <text:p>83750000</text:p>
          </table:table-cell>
          <table:table-cell office:value-type="float" office:value="-46.9673029498584" calcext:value-type="float">
            <text:p>-46.9673029499</text:p>
          </table:table-cell>
        </table:table-row>
        <table:table-row table:style-name="ro1">
          <table:table-cell office:value-type="float" office:value="84000000" calcext:value-type="float">
            <text:p>84000000</text:p>
          </table:table-cell>
          <table:table-cell office:value-type="float" office:value="-50.4009266961467" calcext:value-type="float">
            <text:p>-50.4009266961</text:p>
          </table:table-cell>
        </table:table-row>
        <table:table-row table:style-name="ro1">
          <table:table-cell office:value-type="float" office:value="84250000" calcext:value-type="float">
            <text:p>84250000</text:p>
          </table:table-cell>
          <table:table-cell office:value-type="float" office:value="-47.4675611815414" calcext:value-type="float">
            <text:p>-47.4675611815</text:p>
          </table:table-cell>
        </table:table-row>
        <table:table-row table:style-name="ro1">
          <table:table-cell office:value-type="float" office:value="84500000" calcext:value-type="float">
            <text:p>84500000</text:p>
          </table:table-cell>
          <table:table-cell office:value-type="float" office:value="-53.016605774128" calcext:value-type="float">
            <text:p>-53.0166057741</text:p>
          </table:table-cell>
        </table:table-row>
        <table:table-row table:style-name="ro1">
          <table:table-cell office:value-type="float" office:value="84750000" calcext:value-type="float">
            <text:p>84750000</text:p>
          </table:table-cell>
          <table:table-cell office:value-type="float" office:value="-56.938141678806" calcext:value-type="float">
            <text:p>-56.9381416788</text:p>
          </table:table-cell>
        </table:table-row>
        <table:table-row table:style-name="ro1">
          <table:table-cell office:value-type="float" office:value="85000000" calcext:value-type="float">
            <text:p>85000000</text:p>
          </table:table-cell>
          <table:table-cell office:value-type="float" office:value="-48.0635772874716" calcext:value-type="float">
            <text:p>-48.0635772875</text:p>
          </table:table-cell>
        </table:table-row>
        <table:table-row table:style-name="ro1">
          <table:table-cell office:value-type="float" office:value="85250000" calcext:value-type="float">
            <text:p>85250000</text:p>
          </table:table-cell>
          <table:table-cell office:value-type="float" office:value="-53.6885089490893" calcext:value-type="float">
            <text:p>-53.6885089491</text:p>
          </table:table-cell>
        </table:table-row>
        <table:table-row table:style-name="ro1">
          <table:table-cell office:value-type="float" office:value="85500000" calcext:value-type="float">
            <text:p>85500000</text:p>
          </table:table-cell>
          <table:table-cell office:value-type="float" office:value="-49.4249201328067" calcext:value-type="float">
            <text:p>-49.4249201328</text:p>
          </table:table-cell>
        </table:table-row>
        <table:table-row table:style-name="ro1">
          <table:table-cell office:value-type="float" office:value="85750000" calcext:value-type="float">
            <text:p>85750000</text:p>
          </table:table-cell>
          <table:table-cell office:value-type="float" office:value="-46.8046332161158" calcext:value-type="float">
            <text:p>-46.8046332161</text:p>
          </table:table-cell>
        </table:table-row>
        <table:table-row table:style-name="ro1">
          <table:table-cell office:value-type="float" office:value="86000000" calcext:value-type="float">
            <text:p>86000000</text:p>
          </table:table-cell>
          <table:table-cell office:value-type="float" office:value="-53.5082395637286" calcext:value-type="float">
            <text:p>-53.5082395637</text:p>
          </table:table-cell>
        </table:table-row>
        <table:table-row table:style-name="ro1">
          <table:table-cell office:value-type="float" office:value="86250000" calcext:value-type="float">
            <text:p>86250000</text:p>
          </table:table-cell>
          <table:table-cell office:value-type="float" office:value="-53.0112397881561" calcext:value-type="float">
            <text:p>-53.0112397882</text:p>
          </table:table-cell>
        </table:table-row>
        <table:table-row table:style-name="ro1">
          <table:table-cell office:value-type="float" office:value="86500000" calcext:value-type="float">
            <text:p>86500000</text:p>
          </table:table-cell>
          <table:table-cell office:value-type="float" office:value="-59.9006757299411" calcext:value-type="float">
            <text:p>-59.9006757299</text:p>
          </table:table-cell>
        </table:table-row>
        <table:table-row table:style-name="ro1">
          <table:table-cell office:value-type="float" office:value="86750000" calcext:value-type="float">
            <text:p>86750000</text:p>
          </table:table-cell>
          <table:table-cell office:value-type="float" office:value="-49.359185981176" calcext:value-type="float">
            <text:p>-49.3591859812</text:p>
          </table:table-cell>
        </table:table-row>
        <table:table-row table:style-name="ro1">
          <table:table-cell office:value-type="float" office:value="87000000" calcext:value-type="float">
            <text:p>87000000</text:p>
          </table:table-cell>
          <table:table-cell office:value-type="float" office:value="-48.4514636996849" calcext:value-type="float">
            <text:p>-48.4514636997</text:p>
          </table:table-cell>
        </table:table-row>
        <table:table-row table:style-name="ro1">
          <table:table-cell office:value-type="float" office:value="87250000" calcext:value-type="float">
            <text:p>87250000</text:p>
          </table:table-cell>
          <table:table-cell office:value-type="float" office:value="-53.2188971226115" calcext:value-type="float">
            <text:p>-53.2188971226</text:p>
          </table:table-cell>
        </table:table-row>
        <table:table-row table:style-name="ro1">
          <table:table-cell office:value-type="float" office:value="87500000" calcext:value-type="float">
            <text:p>87500000</text:p>
          </table:table-cell>
          <table:table-cell office:value-type="float" office:value="-57.3914837384429" calcext:value-type="float">
            <text:p>-57.3914837384</text:p>
          </table:table-cell>
        </table:table-row>
        <table:table-row table:style-name="ro1">
          <table:table-cell office:value-type="float" office:value="87750000" calcext:value-type="float">
            <text:p>87750000</text:p>
          </table:table-cell>
          <table:table-cell office:value-type="float" office:value="-57.6069391645461" calcext:value-type="float">
            <text:p>-57.6069391645</text:p>
          </table:table-cell>
        </table:table-row>
        <table:table-row table:style-name="ro1">
          <table:table-cell office:value-type="float" office:value="88000000" calcext:value-type="float">
            <text:p>88000000</text:p>
          </table:table-cell>
          <table:table-cell office:value-type="float" office:value="-51.1287517228042" calcext:value-type="float">
            <text:p>-51.1287517228</text:p>
          </table:table-cell>
        </table:table-row>
        <table:table-row table:style-name="ro1">
          <table:table-cell office:value-type="float" office:value="88250000" calcext:value-type="float">
            <text:p>88250000</text:p>
          </table:table-cell>
          <table:table-cell office:value-type="float" office:value="-53.4221143408683" calcext:value-type="float">
            <text:p>-53.4221143409</text:p>
          </table:table-cell>
        </table:table-row>
        <table:table-row table:style-name="ro1">
          <table:table-cell office:value-type="float" office:value="88500000" calcext:value-type="float">
            <text:p>88500000</text:p>
          </table:table-cell>
          <table:table-cell office:value-type="float" office:value="-49.3173031496655" calcext:value-type="float">
            <text:p>-49.3173031497</text:p>
          </table:table-cell>
        </table:table-row>
        <table:table-row table:style-name="ro1">
          <table:table-cell office:value-type="float" office:value="88750000" calcext:value-type="float">
            <text:p>88750000</text:p>
          </table:table-cell>
          <table:table-cell office:value-type="float" office:value="-49.8141569827414" calcext:value-type="float">
            <text:p>-49.8141569827</text:p>
          </table:table-cell>
        </table:table-row>
        <table:table-row table:style-name="ro1">
          <table:table-cell office:value-type="float" office:value="89000000" calcext:value-type="float">
            <text:p>89000000</text:p>
          </table:table-cell>
          <table:table-cell office:value-type="float" office:value="-50.0529839110142" calcext:value-type="float">
            <text:p>-50.052983911</text:p>
          </table:table-cell>
        </table:table-row>
        <table:table-row table:style-name="ro1">
          <table:table-cell office:value-type="float" office:value="89250000" calcext:value-type="float">
            <text:p>89250000</text:p>
          </table:table-cell>
          <table:table-cell office:value-type="float" office:value="-50.4907126353178" calcext:value-type="float">
            <text:p>-50.4907126353</text:p>
          </table:table-cell>
        </table:table-row>
        <table:table-row table:style-name="ro1">
          <table:table-cell office:value-type="float" office:value="89500000" calcext:value-type="float">
            <text:p>89500000</text:p>
          </table:table-cell>
          <table:table-cell office:value-type="float" office:value="-50.9344937289656" calcext:value-type="float">
            <text:p>-50.934493729</text:p>
          </table:table-cell>
        </table:table-row>
        <table:table-row table:style-name="ro1">
          <table:table-cell office:value-type="float" office:value="89750000" calcext:value-type="float">
            <text:p>89750000</text:p>
          </table:table-cell>
          <table:table-cell office:value-type="float" office:value="-49.2311342701069" calcext:value-type="float">
            <text:p>-49.2311342701</text:p>
          </table:table-cell>
        </table:table-row>
        <table:table-row table:style-name="ro1">
          <table:table-cell office:value-type="float" office:value="90000000" calcext:value-type="float">
            <text:p>90000000</text:p>
          </table:table-cell>
          <table:table-cell office:value-type="float" office:value="-54.1396700233803" calcext:value-type="float">
            <text:p>-54.1396700234</text:p>
          </table:table-cell>
        </table:table-row>
        <table:table-row table:style-name="ro1">
          <table:table-cell office:value-type="float" office:value="90250000" calcext:value-type="float">
            <text:p>90250000</text:p>
          </table:table-cell>
          <table:table-cell office:value-type="float" office:value="-61.1703519276323" calcext:value-type="float">
            <text:p>-61.1703519276</text:p>
          </table:table-cell>
        </table:table-row>
        <table:table-row table:style-name="ro1">
          <table:table-cell office:value-type="float" office:value="90500000" calcext:value-type="float">
            <text:p>90500000</text:p>
          </table:table-cell>
          <table:table-cell office:value-type="float" office:value="-54.1582178758183" calcext:value-type="float">
            <text:p>-54.1582178758</text:p>
          </table:table-cell>
        </table:table-row>
        <table:table-row table:style-name="ro1">
          <table:table-cell office:value-type="float" office:value="90750000" calcext:value-type="float">
            <text:p>90750000</text:p>
          </table:table-cell>
          <table:table-cell office:value-type="float" office:value="-60.2310041683527" calcext:value-type="float">
            <text:p>-60.2310041684</text:p>
          </table:table-cell>
        </table:table-row>
        <table:table-row table:style-name="ro1">
          <table:table-cell office:value-type="float" office:value="91000000" calcext:value-type="float">
            <text:p>91000000</text:p>
          </table:table-cell>
          <table:table-cell office:value-type="float" office:value="-63.3078888786775" calcext:value-type="float">
            <text:p>-63.3078888787</text:p>
          </table:table-cell>
        </table:table-row>
        <table:table-row table:style-name="ro1">
          <table:table-cell office:value-type="float" office:value="91250000" calcext:value-type="float">
            <text:p>91250000</text:p>
          </table:table-cell>
          <table:table-cell office:value-type="float" office:value="-50.9012038377771" calcext:value-type="float">
            <text:p>-50.9012038378</text:p>
          </table:table-cell>
        </table:table-row>
        <table:table-row table:style-name="ro1">
          <table:table-cell office:value-type="float" office:value="91500000" calcext:value-type="float">
            <text:p>91500000</text:p>
          </table:table-cell>
          <table:table-cell office:value-type="float" office:value="-53.0659771589117" calcext:value-type="float">
            <text:p>-53.0659771589</text:p>
          </table:table-cell>
        </table:table-row>
        <table:table-row table:style-name="ro1">
          <table:table-cell office:value-type="float" office:value="91750000" calcext:value-type="float">
            <text:p>91750000</text:p>
          </table:table-cell>
          <table:table-cell office:value-type="float" office:value="-49.8921921877189" calcext:value-type="float">
            <text:p>-49.8921921877</text:p>
          </table:table-cell>
        </table:table-row>
        <table:table-row table:style-name="ro1">
          <table:table-cell office:value-type="float" office:value="92000000" calcext:value-type="float">
            <text:p>92000000</text:p>
          </table:table-cell>
          <table:table-cell office:value-type="float" office:value="-43.738352156621" calcext:value-type="float">
            <text:p>-43.7383521566</text:p>
          </table:table-cell>
        </table:table-row>
        <table:table-row table:style-name="ro1">
          <table:table-cell office:value-type="float" office:value="92250000" calcext:value-type="float">
            <text:p>92250000</text:p>
          </table:table-cell>
          <table:table-cell office:value-type="float" office:value="-61.3414688828121" calcext:value-type="float">
            <text:p>-61.3414688828</text:p>
          </table:table-cell>
        </table:table-row>
        <table:table-row table:style-name="ro1">
          <table:table-cell office:value-type="float" office:value="92500000" calcext:value-type="float">
            <text:p>92500000</text:p>
          </table:table-cell>
          <table:table-cell office:value-type="float" office:value="-53.0672529484749" calcext:value-type="float">
            <text:p>-53.0672529485</text:p>
          </table:table-cell>
        </table:table-row>
        <table:table-row table:style-name="ro1">
          <table:table-cell office:value-type="float" office:value="92750000" calcext:value-type="float">
            <text:p>92750000</text:p>
          </table:table-cell>
          <table:table-cell office:value-type="float" office:value="-48.5279363755724" calcext:value-type="float">
            <text:p>-48.5279363756</text:p>
          </table:table-cell>
        </table:table-row>
        <table:table-row table:style-name="ro1">
          <table:table-cell office:value-type="float" office:value="93000000" calcext:value-type="float">
            <text:p>93000000</text:p>
          </table:table-cell>
          <table:table-cell office:value-type="float" office:value="-51.4171890863057" calcext:value-type="float">
            <text:p>-51.4171890863</text:p>
          </table:table-cell>
        </table:table-row>
        <table:table-row table:style-name="ro1">
          <table:table-cell office:value-type="float" office:value="93250000" calcext:value-type="float">
            <text:p>93250000</text:p>
          </table:table-cell>
          <table:table-cell office:value-type="float" office:value="-54.5448734298911" calcext:value-type="float">
            <text:p>-54.5448734299</text:p>
          </table:table-cell>
        </table:table-row>
        <table:table-row table:style-name="ro1">
          <table:table-cell office:value-type="float" office:value="93500000" calcext:value-type="float">
            <text:p>93500000</text:p>
          </table:table-cell>
          <table:table-cell office:value-type="float" office:value="-50.906230681517" calcext:value-type="float">
            <text:p>-50.9062306815</text:p>
          </table:table-cell>
        </table:table-row>
        <table:table-row table:style-name="ro1">
          <table:table-cell office:value-type="float" office:value="93750000" calcext:value-type="float">
            <text:p>93750000</text:p>
          </table:table-cell>
          <table:table-cell office:value-type="float" office:value="-61.3748257662541" calcext:value-type="float">
            <text:p>-61.3748257663</text:p>
          </table:table-cell>
        </table:table-row>
        <table:table-row table:style-name="ro1">
          <table:table-cell office:value-type="float" office:value="94000000" calcext:value-type="float">
            <text:p>94000000</text:p>
          </table:table-cell>
          <table:table-cell office:value-type="float" office:value="-51.7881663923746" calcext:value-type="float">
            <text:p>-51.7881663924</text:p>
          </table:table-cell>
        </table:table-row>
        <table:table-row table:style-name="ro1">
          <table:table-cell office:value-type="float" office:value="94250000" calcext:value-type="float">
            <text:p>94250000</text:p>
          </table:table-cell>
          <table:table-cell office:value-type="float" office:value="-70.3665501985326" calcext:value-type="float">
            <text:p>-70.3665501985</text:p>
          </table:table-cell>
        </table:table-row>
        <table:table-row table:style-name="ro1">
          <table:table-cell office:value-type="float" office:value="94500000" calcext:value-type="float">
            <text:p>94500000</text:p>
          </table:table-cell>
          <table:table-cell office:value-type="float" office:value="-60.0988762117845" calcext:value-type="float">
            <text:p>-60.0988762118</text:p>
          </table:table-cell>
        </table:table-row>
        <table:table-row table:style-name="ro1">
          <table:table-cell office:value-type="float" office:value="94750000" calcext:value-type="float">
            <text:p>94750000</text:p>
          </table:table-cell>
          <table:table-cell office:value-type="float" office:value="-50.0296555656252" calcext:value-type="float">
            <text:p>-50.0296555656</text:p>
          </table:table-cell>
        </table:table-row>
        <table:table-row table:style-name="ro1">
          <table:table-cell office:value-type="float" office:value="95000000" calcext:value-type="float">
            <text:p>95000000</text:p>
          </table:table-cell>
          <table:table-cell office:value-type="float" office:value="-53.0844643324657" calcext:value-type="float">
            <text:p>-53.0844643325</text:p>
          </table:table-cell>
        </table:table-row>
        <table:table-row table:style-name="ro1">
          <table:table-cell office:value-type="float" office:value="95250000" calcext:value-type="float">
            <text:p>95250000</text:p>
          </table:table-cell>
          <table:table-cell office:value-type="float" office:value="-53.7637609329482" calcext:value-type="float">
            <text:p>-53.7637609329</text:p>
          </table:table-cell>
        </table:table-row>
        <table:table-row table:style-name="ro1">
          <table:table-cell office:value-type="float" office:value="95500000" calcext:value-type="float">
            <text:p>95500000</text:p>
          </table:table-cell>
          <table:table-cell office:value-type="float" office:value="-52.2375707564262" calcext:value-type="float">
            <text:p>-52.2375707564</text:p>
          </table:table-cell>
        </table:table-row>
        <table:table-row table:style-name="ro1">
          <table:table-cell office:value-type="float" office:value="95750000" calcext:value-type="float">
            <text:p>95750000</text:p>
          </table:table-cell>
          <table:table-cell office:value-type="float" office:value="-62.2206897980179" calcext:value-type="float">
            <text:p>-62.220689798</text:p>
          </table:table-cell>
        </table:table-row>
        <table:table-row table:style-name="ro1">
          <table:table-cell office:value-type="float" office:value="96000000" calcext:value-type="float">
            <text:p>96000000</text:p>
          </table:table-cell>
          <table:table-cell office:value-type="float" office:value="-49.4231176332819" calcext:value-type="float">
            <text:p>-49.4231176333</text:p>
          </table:table-cell>
        </table:table-row>
        <table:table-row table:style-name="ro1">
          <table:table-cell office:value-type="float" office:value="96250000" calcext:value-type="float">
            <text:p>96250000</text:p>
          </table:table-cell>
          <table:table-cell office:value-type="float" office:value="-53.0387495581636" calcext:value-type="float">
            <text:p>-53.0387495582</text:p>
          </table:table-cell>
        </table:table-row>
        <table:table-row table:style-name="ro1">
          <table:table-cell office:value-type="float" office:value="96500000" calcext:value-type="float">
            <text:p>96500000</text:p>
          </table:table-cell>
          <table:table-cell office:value-type="float" office:value="-56.2540539866521" calcext:value-type="float">
            <text:p>-56.2540539867</text:p>
          </table:table-cell>
        </table:table-row>
        <table:table-row table:style-name="ro1">
          <table:table-cell office:value-type="float" office:value="96750000" calcext:value-type="float">
            <text:p>96750000</text:p>
          </table:table-cell>
          <table:table-cell office:value-type="float" office:value="-57.2160092118266" calcext:value-type="float">
            <text:p>-57.2160092118</text:p>
          </table:table-cell>
        </table:table-row>
        <table:table-row table:style-name="ro1">
          <table:table-cell office:value-type="float" office:value="97000000" calcext:value-type="float">
            <text:p>97000000</text:p>
          </table:table-cell>
          <table:table-cell office:value-type="float" office:value="-47.2089184785948" calcext:value-type="float">
            <text:p>-47.2089184786</text:p>
          </table:table-cell>
        </table:table-row>
        <table:table-row table:style-name="ro1">
          <table:table-cell office:value-type="float" office:value="97250000" calcext:value-type="float">
            <text:p>97250000</text:p>
          </table:table-cell>
          <table:table-cell office:value-type="float" office:value="-49.3118014667809" calcext:value-type="float">
            <text:p>-49.3118014668</text:p>
          </table:table-cell>
        </table:table-row>
        <table:table-row table:style-name="ro1">
          <table:table-cell office:value-type="float" office:value="97500000" calcext:value-type="float">
            <text:p>97500000</text:p>
          </table:table-cell>
          <table:table-cell office:value-type="float" office:value="-51.712560926927" calcext:value-type="float">
            <text:p>-51.7125609269</text:p>
          </table:table-cell>
        </table:table-row>
        <table:table-row table:style-name="ro1">
          <table:table-cell office:value-type="float" office:value="97750000" calcext:value-type="float">
            <text:p>97750000</text:p>
          </table:table-cell>
          <table:table-cell office:value-type="float" office:value="-55.5188049852223" calcext:value-type="float">
            <text:p>-55.5188049852</text:p>
          </table:table-cell>
        </table:table-row>
        <table:table-row table:style-name="ro1">
          <table:table-cell office:value-type="float" office:value="98000000" calcext:value-type="float">
            <text:p>98000000</text:p>
          </table:table-cell>
          <table:table-cell office:value-type="float" office:value="-50.4231790352605" calcext:value-type="float">
            <text:p>-50.4231790353</text:p>
          </table:table-cell>
        </table:table-row>
        <table:table-row table:style-name="ro1">
          <table:table-cell office:value-type="float" office:value="98250000" calcext:value-type="float">
            <text:p>98250000</text:p>
          </table:table-cell>
          <table:table-cell office:value-type="float" office:value="-49.9091894795196" calcext:value-type="float">
            <text:p>-49.9091894795</text:p>
          </table:table-cell>
        </table:table-row>
        <table:table-row table:style-name="ro1">
          <table:table-cell office:value-type="float" office:value="98500000" calcext:value-type="float">
            <text:p>98500000</text:p>
          </table:table-cell>
          <table:table-cell office:value-type="float" office:value="-48.9322660675936" calcext:value-type="float">
            <text:p>-48.9322660676</text:p>
          </table:table-cell>
        </table:table-row>
        <table:table-row table:style-name="ro1">
          <table:table-cell office:value-type="float" office:value="98750000" calcext:value-type="float">
            <text:p>98750000</text:p>
          </table:table-cell>
          <table:table-cell office:value-type="float" office:value="-51.3488213032004" calcext:value-type="float">
            <text:p>-51.3488213032</text:p>
          </table:table-cell>
        </table:table-row>
        <table:table-row table:style-name="ro1">
          <table:table-cell office:value-type="float" office:value="99000000" calcext:value-type="float">
            <text:p>99000000</text:p>
          </table:table-cell>
          <table:table-cell office:value-type="float" office:value="-59.0295108066751" calcext:value-type="float">
            <text:p>-59.0295108067</text:p>
          </table:table-cell>
        </table:table-row>
        <table:table-row table:style-name="ro1">
          <table:table-cell office:value-type="float" office:value="99250000" calcext:value-type="float">
            <text:p>99250000</text:p>
          </table:table-cell>
          <table:table-cell office:value-type="float" office:value="-52.19689738239" calcext:value-type="float">
            <text:p>-52.1968973824</text:p>
          </table:table-cell>
        </table:table-row>
        <table:table-row table:style-name="ro1">
          <table:table-cell office:value-type="float" office:value="99500000" calcext:value-type="float">
            <text:p>99500000</text:p>
          </table:table-cell>
          <table:table-cell office:value-type="float" office:value="-55.3059967863668" calcext:value-type="float">
            <text:p>-55.3059967864</text:p>
          </table:table-cell>
        </table:table-row>
        <table:table-row table:style-name="ro1">
          <table:table-cell office:value-type="float" office:value="99750000" calcext:value-type="float">
            <text:p>99750000</text:p>
          </table:table-cell>
          <table:table-cell office:value-type="float" office:value="-47.7128403447412" calcext:value-type="float">
            <text:p>-47.7128403447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-52.7142615536436" calcext:value-type="float">
            <text:p>-52.7142615536</text:p>
          </table:table-cell>
        </table:table-row>
        <table:table-row table:style-name="ro1">
          <table:table-cell office:value-type="float" office:value="100250000" calcext:value-type="float">
            <text:p>100250000</text:p>
          </table:table-cell>
          <table:table-cell office:value-type="float" office:value="-63.8267797317952" calcext:value-type="float">
            <text:p>-63.8267797318</text:p>
          </table:table-cell>
        </table:table-row>
        <table:table-row table:style-name="ro1">
          <table:table-cell office:value-type="float" office:value="100500000" calcext:value-type="float">
            <text:p>100500000</text:p>
          </table:table-cell>
          <table:table-cell office:value-type="float" office:value="-56.4421585449022" calcext:value-type="float">
            <text:p>-56.4421585449</text:p>
          </table:table-cell>
        </table:table-row>
        <table:table-row table:style-name="ro1">
          <table:table-cell office:value-type="float" office:value="100750000" calcext:value-type="float">
            <text:p>100750000</text:p>
          </table:table-cell>
          <table:table-cell office:value-type="float" office:value="-57.3529571877062" calcext:value-type="float">
            <text:p>-57.3529571877</text:p>
          </table:table-cell>
        </table:table-row>
        <table:table-row table:style-name="ro1">
          <table:table-cell office:value-type="float" office:value="101000000" calcext:value-type="float">
            <text:p>101000000</text:p>
          </table:table-cell>
          <table:table-cell office:value-type="float" office:value="-61.513892554522" calcext:value-type="float">
            <text:p>-61.5138925545</text:p>
          </table:table-cell>
        </table:table-row>
        <table:table-row table:style-name="ro1">
          <table:table-cell office:value-type="float" office:value="101250000" calcext:value-type="float">
            <text:p>101250000</text:p>
          </table:table-cell>
          <table:table-cell office:value-type="float" office:value="-50.1014023241507" calcext:value-type="float">
            <text:p>-50.1014023242</text:p>
          </table:table-cell>
        </table:table-row>
        <table:table-row table:style-name="ro1">
          <table:table-cell office:value-type="float" office:value="101500000" calcext:value-type="float">
            <text:p>101500000</text:p>
          </table:table-cell>
          <table:table-cell office:value-type="float" office:value="-54.679737992531" calcext:value-type="float">
            <text:p>-54.6797379925</text:p>
          </table:table-cell>
        </table:table-row>
        <table:table-row table:style-name="ro1">
          <table:table-cell office:value-type="float" office:value="101750000" calcext:value-type="float">
            <text:p>101750000</text:p>
          </table:table-cell>
          <table:table-cell office:value-type="float" office:value="-56.4496009370391" calcext:value-type="float">
            <text:p>-56.449600937</text:p>
          </table:table-cell>
        </table:table-row>
        <table:table-row table:style-name="ro1">
          <table:table-cell office:value-type="float" office:value="102000000" calcext:value-type="float">
            <text:p>102000000</text:p>
          </table:table-cell>
          <table:table-cell office:value-type="float" office:value="-52.3991917917835" calcext:value-type="float">
            <text:p>-52.3991917918</text:p>
          </table:table-cell>
        </table:table-row>
        <table:table-row table:style-name="ro1">
          <table:table-cell office:value-type="float" office:value="102250000" calcext:value-type="float">
            <text:p>102250000</text:p>
          </table:table-cell>
          <table:table-cell office:value-type="float" office:value="-54.1098058456096" calcext:value-type="float">
            <text:p>-54.1098058456</text:p>
          </table:table-cell>
        </table:table-row>
        <table:table-row table:style-name="ro1">
          <table:table-cell office:value-type="float" office:value="102500000" calcext:value-type="float">
            <text:p>102500000</text:p>
          </table:table-cell>
          <table:table-cell office:value-type="float" office:value="-53.0585907229474" calcext:value-type="float">
            <text:p>-53.0585907229</text:p>
          </table:table-cell>
        </table:table-row>
        <table:table-row table:style-name="ro1">
          <table:table-cell office:value-type="float" office:value="102750000" calcext:value-type="float">
            <text:p>102750000</text:p>
          </table:table-cell>
          <table:table-cell office:value-type="float" office:value="-49.3680237123907" calcext:value-type="float">
            <text:p>-49.3680237124</text:p>
          </table:table-cell>
        </table:table-row>
        <table:table-row table:style-name="ro1">
          <table:table-cell office:value-type="float" office:value="103000000" calcext:value-type="float">
            <text:p>103000000</text:p>
          </table:table-cell>
          <table:table-cell office:value-type="float" office:value="-55.3197187765457" calcext:value-type="float">
            <text:p>-55.3197187765</text:p>
          </table:table-cell>
        </table:table-row>
        <table:table-row table:style-name="ro1">
          <table:table-cell office:value-type="float" office:value="103250000" calcext:value-type="float">
            <text:p>103250000</text:p>
          </table:table-cell>
          <table:table-cell office:value-type="float" office:value="-56.0144307038299" calcext:value-type="float">
            <text:p>-56.0144307038</text:p>
          </table:table-cell>
        </table:table-row>
        <table:table-row table:style-name="ro1">
          <table:table-cell office:value-type="float" office:value="103500000" calcext:value-type="float">
            <text:p>103500000</text:p>
          </table:table-cell>
          <table:table-cell office:value-type="float" office:value="-54.7180396866085" calcext:value-type="float">
            <text:p>-54.7180396866</text:p>
          </table:table-cell>
        </table:table-row>
        <table:table-row table:style-name="ro1">
          <table:table-cell office:value-type="float" office:value="103750000" calcext:value-type="float">
            <text:p>103750000</text:p>
          </table:table-cell>
          <table:table-cell office:value-type="float" office:value="-50.5750552758048" calcext:value-type="float">
            <text:p>-50.5750552758</text:p>
          </table:table-cell>
        </table:table-row>
        <table:table-row table:style-name="ro1">
          <table:table-cell office:value-type="float" office:value="104000000" calcext:value-type="float">
            <text:p>104000000</text:p>
          </table:table-cell>
          <table:table-cell office:value-type="float" office:value="-58.1702006816265" calcext:value-type="float">
            <text:p>-58.1702006816</text:p>
          </table:table-cell>
        </table:table-row>
        <table:table-row table:style-name="ro1">
          <table:table-cell office:value-type="float" office:value="104250000" calcext:value-type="float">
            <text:p>104250000</text:p>
          </table:table-cell>
          <table:table-cell office:value-type="float" office:value="-51.7493716557638" calcext:value-type="float">
            <text:p>-51.7493716558</text:p>
          </table:table-cell>
        </table:table-row>
        <table:table-row table:style-name="ro1">
          <table:table-cell office:value-type="float" office:value="104500000" calcext:value-type="float">
            <text:p>104500000</text:p>
          </table:table-cell>
          <table:table-cell office:value-type="float" office:value="-52.5690767696463" calcext:value-type="float">
            <text:p>-52.5690767696</text:p>
          </table:table-cell>
        </table:table-row>
        <table:table-row table:style-name="ro1">
          <table:table-cell office:value-type="float" office:value="104750000" calcext:value-type="float">
            <text:p>104750000</text:p>
          </table:table-cell>
          <table:table-cell office:value-type="float" office:value="-64.0878759008347" calcext:value-type="float">
            <text:p>-64.0878759008</text:p>
          </table:table-cell>
        </table:table-row>
        <table:table-row table:style-name="ro1">
          <table:table-cell office:value-type="float" office:value="105000000" calcext:value-type="float">
            <text:p>105000000</text:p>
          </table:table-cell>
          <table:table-cell office:value-type="float" office:value="-51.7177751370596" calcext:value-type="float">
            <text:p>-51.7177751371</text:p>
          </table:table-cell>
        </table:table-row>
        <table:table-row table:style-name="ro1">
          <table:table-cell office:value-type="float" office:value="105250000" calcext:value-type="float">
            <text:p>105250000</text:p>
          </table:table-cell>
          <table:table-cell office:value-type="float" office:value="-51.7942688667139" calcext:value-type="float">
            <text:p>-51.7942688667</text:p>
          </table:table-cell>
        </table:table-row>
        <table:table-row table:style-name="ro1">
          <table:table-cell office:value-type="float" office:value="105500000" calcext:value-type="float">
            <text:p>105500000</text:p>
          </table:table-cell>
          <table:table-cell office:value-type="float" office:value="-63.0708783505402" calcext:value-type="float">
            <text:p>-63.0708783505</text:p>
          </table:table-cell>
        </table:table-row>
        <table:table-row table:style-name="ro1">
          <table:table-cell office:value-type="float" office:value="105750000" calcext:value-type="float">
            <text:p>105750000</text:p>
          </table:table-cell>
          <table:table-cell office:value-type="float" office:value="-56.3886592084011" calcext:value-type="float">
            <text:p>-56.3886592084</text:p>
          </table:table-cell>
        </table:table-row>
        <table:table-row table:style-name="ro1">
          <table:table-cell office:value-type="float" office:value="106000000" calcext:value-type="float">
            <text:p>106000000</text:p>
          </table:table-cell>
          <table:table-cell office:value-type="float" office:value="-59.626902555767" calcext:value-type="float">
            <text:p>-59.6269025558</text:p>
          </table:table-cell>
        </table:table-row>
        <table:table-row table:style-name="ro1">
          <table:table-cell office:value-type="float" office:value="106250000" calcext:value-type="float">
            <text:p>106250000</text:p>
          </table:table-cell>
          <table:table-cell office:value-type="float" office:value="-52.6791683627155" calcext:value-type="float">
            <text:p>-52.6791683627</text:p>
          </table:table-cell>
        </table:table-row>
        <table:table-row table:style-name="ro1">
          <table:table-cell office:value-type="float" office:value="106500000" calcext:value-type="float">
            <text:p>106500000</text:p>
          </table:table-cell>
          <table:table-cell office:value-type="float" office:value="-52.1867449540344" calcext:value-type="float">
            <text:p>-52.186744954</text:p>
          </table:table-cell>
        </table:table-row>
        <table:table-row table:style-name="ro1">
          <table:table-cell office:value-type="float" office:value="106750000" calcext:value-type="float">
            <text:p>106750000</text:p>
          </table:table-cell>
          <table:table-cell office:value-type="float" office:value="-52.4668432146294" calcext:value-type="float">
            <text:p>-52.4668432146</text:p>
          </table:table-cell>
        </table:table-row>
        <table:table-row table:style-name="ro1">
          <table:table-cell office:value-type="float" office:value="107000000" calcext:value-type="float">
            <text:p>107000000</text:p>
          </table:table-cell>
          <table:table-cell office:value-type="float" office:value="-58.0695607939088" calcext:value-type="float">
            <text:p>-58.0695607939</text:p>
          </table:table-cell>
        </table:table-row>
        <table:table-row table:style-name="ro1">
          <table:table-cell office:value-type="float" office:value="107250000" calcext:value-type="float">
            <text:p>107250000</text:p>
          </table:table-cell>
          <table:table-cell office:value-type="float" office:value="-51.4871578921631" calcext:value-type="float">
            <text:p>-51.4871578922</text:p>
          </table:table-cell>
        </table:table-row>
        <table:table-row table:style-name="ro1">
          <table:table-cell office:value-type="float" office:value="107500000" calcext:value-type="float">
            <text:p>107500000</text:p>
          </table:table-cell>
          <table:table-cell office:value-type="float" office:value="-55.9671112788587" calcext:value-type="float">
            <text:p>-55.9671112789</text:p>
          </table:table-cell>
        </table:table-row>
        <table:table-row table:style-name="ro1">
          <table:table-cell office:value-type="float" office:value="107750000" calcext:value-type="float">
            <text:p>107750000</text:p>
          </table:table-cell>
          <table:table-cell office:value-type="float" office:value="-62.1616071588781" calcext:value-type="float">
            <text:p>-62.1616071589</text:p>
          </table:table-cell>
        </table:table-row>
        <table:table-row table:style-name="ro1">
          <table:table-cell office:value-type="float" office:value="108000000" calcext:value-type="float">
            <text:p>108000000</text:p>
          </table:table-cell>
          <table:table-cell office:value-type="float" office:value="-50.0492213812756" calcext:value-type="float">
            <text:p>-50.0492213813</text:p>
          </table:table-cell>
        </table:table-row>
        <table:table-row table:style-name="ro1">
          <table:table-cell office:value-type="float" office:value="108250000" calcext:value-type="float">
            <text:p>108250000</text:p>
          </table:table-cell>
          <table:table-cell office:value-type="float" office:value="-49.3747085995952" calcext:value-type="float">
            <text:p>-49.3747085996</text:p>
          </table:table-cell>
        </table:table-row>
        <table:table-row table:style-name="ro1">
          <table:table-cell office:value-type="float" office:value="108500000" calcext:value-type="float">
            <text:p>108500000</text:p>
          </table:table-cell>
          <table:table-cell office:value-type="float" office:value="-66.7363639971278" calcext:value-type="float">
            <text:p>-66.7363639971</text:p>
          </table:table-cell>
        </table:table-row>
        <table:table-row table:style-name="ro1">
          <table:table-cell office:value-type="float" office:value="108750000" calcext:value-type="float">
            <text:p>108750000</text:p>
          </table:table-cell>
          <table:table-cell office:value-type="float" office:value="-48.3184962401707" calcext:value-type="float">
            <text:p>-48.3184962402</text:p>
          </table:table-cell>
        </table:table-row>
        <table:table-row table:style-name="ro1">
          <table:table-cell office:value-type="float" office:value="109000000" calcext:value-type="float">
            <text:p>109000000</text:p>
          </table:table-cell>
          <table:table-cell office:value-type="float" office:value="-50.5372123477665" calcext:value-type="float">
            <text:p>-50.5372123478</text:p>
          </table:table-cell>
        </table:table-row>
        <table:table-row table:style-name="ro1">
          <table:table-cell office:value-type="float" office:value="109250000" calcext:value-type="float">
            <text:p>109250000</text:p>
          </table:table-cell>
          <table:table-cell office:value-type="float" office:value="-56.7319605039844" calcext:value-type="float">
            <text:p>-56.731960504</text:p>
          </table:table-cell>
        </table:table-row>
        <table:table-row table:style-name="ro1">
          <table:table-cell office:value-type="float" office:value="109500000" calcext:value-type="float">
            <text:p>109500000</text:p>
          </table:table-cell>
          <table:table-cell office:value-type="float" office:value="-56.3725326429331" calcext:value-type="float">
            <text:p>-56.3725326429</text:p>
          </table:table-cell>
        </table:table-row>
        <table:table-row table:style-name="ro1">
          <table:table-cell office:value-type="float" office:value="109750000" calcext:value-type="float">
            <text:p>109750000</text:p>
          </table:table-cell>
          <table:table-cell office:value-type="float" office:value="-53.0613305653617" calcext:value-type="float">
            <text:p>-53.0613305654</text:p>
          </table:table-cell>
        </table:table-row>
        <table:table-row table:style-name="ro1">
          <table:table-cell office:value-type="float" office:value="110000000" calcext:value-type="float">
            <text:p>110000000</text:p>
          </table:table-cell>
          <table:table-cell office:value-type="float" office:value="-61.6651306184853" calcext:value-type="float">
            <text:p>-61.6651306185</text:p>
          </table:table-cell>
        </table:table-row>
        <table:table-row table:style-name="ro1">
          <table:table-cell office:value-type="float" office:value="110250000" calcext:value-type="float">
            <text:p>110250000</text:p>
          </table:table-cell>
          <table:table-cell office:value-type="float" office:value="-55.1266514223914" calcext:value-type="float">
            <text:p>-55.1266514224</text:p>
          </table:table-cell>
        </table:table-row>
        <table:table-row table:style-name="ro1">
          <table:table-cell office:value-type="float" office:value="110500000" calcext:value-type="float">
            <text:p>110500000</text:p>
          </table:table-cell>
          <table:table-cell office:value-type="float" office:value="-53.4002136486024" calcext:value-type="float">
            <text:p>-53.4002136486</text:p>
          </table:table-cell>
        </table:table-row>
        <table:table-row table:style-name="ro1">
          <table:table-cell office:value-type="float" office:value="110750000" calcext:value-type="float">
            <text:p>110750000</text:p>
          </table:table-cell>
          <table:table-cell office:value-type="float" office:value="-55.4321159953783" calcext:value-type="float">
            <text:p>-55.4321159954</text:p>
          </table:table-cell>
        </table:table-row>
        <table:table-row table:style-name="ro1">
          <table:table-cell office:value-type="float" office:value="111000000" calcext:value-type="float">
            <text:p>111000000</text:p>
          </table:table-cell>
          <table:table-cell office:value-type="float" office:value="-46.6106485322345" calcext:value-type="float">
            <text:p>-46.6106485322</text:p>
          </table:table-cell>
        </table:table-row>
        <table:table-row table:style-name="ro1">
          <table:table-cell office:value-type="float" office:value="111250000" calcext:value-type="float">
            <text:p>111250000</text:p>
          </table:table-cell>
          <table:table-cell office:value-type="float" office:value="-65.5989249046128" calcext:value-type="float">
            <text:p>-65.5989249046</text:p>
          </table:table-cell>
        </table:table-row>
        <table:table-row table:style-name="ro1">
          <table:table-cell office:value-type="float" office:value="111500000" calcext:value-type="float">
            <text:p>111500000</text:p>
          </table:table-cell>
          <table:table-cell office:value-type="float" office:value="-64.8098680930624" calcext:value-type="float">
            <text:p>-64.8098680931</text:p>
          </table:table-cell>
        </table:table-row>
        <table:table-row table:style-name="ro1">
          <table:table-cell office:value-type="float" office:value="111750000" calcext:value-type="float">
            <text:p>111750000</text:p>
          </table:table-cell>
          <table:table-cell office:value-type="float" office:value="-55.5988585612947" calcext:value-type="float">
            <text:p>-55.5988585613</text:p>
          </table:table-cell>
        </table:table-row>
        <table:table-row table:style-name="ro1">
          <table:table-cell office:value-type="float" office:value="112000000" calcext:value-type="float">
            <text:p>112000000</text:p>
          </table:table-cell>
          <table:table-cell office:value-type="float" office:value="-55.8046552606767" calcext:value-type="float">
            <text:p>-55.8046552607</text:p>
          </table:table-cell>
        </table:table-row>
        <table:table-row table:style-name="ro1">
          <table:table-cell office:value-type="float" office:value="112250000" calcext:value-type="float">
            <text:p>112250000</text:p>
          </table:table-cell>
          <table:table-cell office:value-type="float" office:value="-55.3259647931837" calcext:value-type="float">
            <text:p>-55.3259647932</text:p>
          </table:table-cell>
        </table:table-row>
        <table:table-row table:style-name="ro1">
          <table:table-cell office:value-type="float" office:value="112500000" calcext:value-type="float">
            <text:p>112500000</text:p>
          </table:table-cell>
          <table:table-cell office:value-type="float" office:value="-54.6024651645139" calcext:value-type="float">
            <text:p>-54.6024651645</text:p>
          </table:table-cell>
        </table:table-row>
        <table:table-row table:style-name="ro1">
          <table:table-cell office:value-type="float" office:value="112750000" calcext:value-type="float">
            <text:p>112750000</text:p>
          </table:table-cell>
          <table:table-cell office:value-type="float" office:value="-50.5475354829215" calcext:value-type="float">
            <text:p>-50.5475354829</text:p>
          </table:table-cell>
        </table:table-row>
        <table:table-row table:style-name="ro1">
          <table:table-cell office:value-type="float" office:value="113000000" calcext:value-type="float">
            <text:p>113000000</text:p>
          </table:table-cell>
          <table:table-cell office:value-type="float" office:value="-52.2103527348236" calcext:value-type="float">
            <text:p>-52.2103527348</text:p>
          </table:table-cell>
        </table:table-row>
        <table:table-row table:style-name="ro1">
          <table:table-cell office:value-type="float" office:value="113250000" calcext:value-type="float">
            <text:p>113250000</text:p>
          </table:table-cell>
          <table:table-cell office:value-type="float" office:value="-56.9528620967452" calcext:value-type="float">
            <text:p>-56.9528620967</text:p>
          </table:table-cell>
        </table:table-row>
        <table:table-row table:style-name="ro1">
          <table:table-cell office:value-type="float" office:value="113500000" calcext:value-type="float">
            <text:p>113500000</text:p>
          </table:table-cell>
          <table:table-cell office:value-type="float" office:value="-60.7194926661013" calcext:value-type="float">
            <text:p>-60.7194926661</text:p>
          </table:table-cell>
        </table:table-row>
        <table:table-row table:style-name="ro1">
          <table:table-cell office:value-type="float" office:value="113750000" calcext:value-type="float">
            <text:p>113750000</text:p>
          </table:table-cell>
          <table:table-cell office:value-type="float" office:value="-53.8558322941578" calcext:value-type="float">
            <text:p>-53.8558322942</text:p>
          </table:table-cell>
        </table:table-row>
        <table:table-row table:style-name="ro1">
          <table:table-cell office:value-type="float" office:value="114000000" calcext:value-type="float">
            <text:p>114000000</text:p>
          </table:table-cell>
          <table:table-cell office:value-type="float" office:value="-55.0646297453142" calcext:value-type="float">
            <text:p>-55.0646297453</text:p>
          </table:table-cell>
        </table:table-row>
        <table:table-row table:style-name="ro1">
          <table:table-cell office:value-type="float" office:value="114250000" calcext:value-type="float">
            <text:p>114250000</text:p>
          </table:table-cell>
          <table:table-cell office:value-type="float" office:value="-56.4471286981868" calcext:value-type="float">
            <text:p>-56.4471286982</text:p>
          </table:table-cell>
        </table:table-row>
        <table:table-row table:style-name="ro1">
          <table:table-cell office:value-type="float" office:value="114500000" calcext:value-type="float">
            <text:p>114500000</text:p>
          </table:table-cell>
          <table:table-cell office:value-type="float" office:value="-60.0789770401112" calcext:value-type="float">
            <text:p>-60.0789770401</text:p>
          </table:table-cell>
        </table:table-row>
        <table:table-row table:style-name="ro1">
          <table:table-cell office:value-type="float" office:value="114750000" calcext:value-type="float">
            <text:p>114750000</text:p>
          </table:table-cell>
          <table:table-cell office:value-type="float" office:value="-52.2528467883476" calcext:value-type="float">
            <text:p>-52.2528467883</text:p>
          </table:table-cell>
        </table:table-row>
        <table:table-row table:style-name="ro1">
          <table:table-cell office:value-type="float" office:value="115000000" calcext:value-type="float">
            <text:p>115000000</text:p>
          </table:table-cell>
          <table:table-cell office:value-type="float" office:value="-55.7162106006552" calcext:value-type="float">
            <text:p>-55.7162106007</text:p>
          </table:table-cell>
        </table:table-row>
        <table:table-row table:style-name="ro1">
          <table:table-cell office:value-type="float" office:value="115250000" calcext:value-type="float">
            <text:p>115250000</text:p>
          </table:table-cell>
          <table:table-cell office:value-type="float" office:value="-52.4064253667046" calcext:value-type="float">
            <text:p>-52.4064253667</text:p>
          </table:table-cell>
        </table:table-row>
        <table:table-row table:style-name="ro1">
          <table:table-cell office:value-type="float" office:value="115500000" calcext:value-type="float">
            <text:p>115500000</text:p>
          </table:table-cell>
          <table:table-cell office:value-type="float" office:value="-55.3806904799513" calcext:value-type="float">
            <text:p>-55.38069048</text:p>
          </table:table-cell>
        </table:table-row>
        <table:table-row table:style-name="ro1">
          <table:table-cell office:value-type="float" office:value="115750000" calcext:value-type="float">
            <text:p>115750000</text:p>
          </table:table-cell>
          <table:table-cell office:value-type="float" office:value="-61.0590798312476" calcext:value-type="float">
            <text:p>-61.0590798312</text:p>
          </table:table-cell>
        </table:table-row>
        <table:table-row table:style-name="ro1">
          <table:table-cell office:value-type="float" office:value="116000000" calcext:value-type="float">
            <text:p>116000000</text:p>
          </table:table-cell>
          <table:table-cell office:value-type="float" office:value="-50.2503952647444" calcext:value-type="float">
            <text:p>-50.2503952647</text:p>
          </table:table-cell>
        </table:table-row>
        <table:table-row table:style-name="ro1">
          <table:table-cell office:value-type="float" office:value="116250000" calcext:value-type="float">
            <text:p>116250000</text:p>
          </table:table-cell>
          <table:table-cell office:value-type="float" office:value="-60.7792890028925" calcext:value-type="float">
            <text:p>-60.7792890029</text:p>
          </table:table-cell>
        </table:table-row>
        <table:table-row table:style-name="ro1">
          <table:table-cell office:value-type="float" office:value="116500000" calcext:value-type="float">
            <text:p>116500000</text:p>
          </table:table-cell>
          <table:table-cell office:value-type="float" office:value="-58.2321620865382" calcext:value-type="float">
            <text:p>-58.2321620865</text:p>
          </table:table-cell>
        </table:table-row>
        <table:table-row table:style-name="ro1">
          <table:table-cell office:value-type="float" office:value="116750000" calcext:value-type="float">
            <text:p>116750000</text:p>
          </table:table-cell>
          <table:table-cell office:value-type="float" office:value="-53.2753398002865" calcext:value-type="float">
            <text:p>-53.2753398003</text:p>
          </table:table-cell>
        </table:table-row>
        <table:table-row table:style-name="ro1">
          <table:table-cell office:value-type="float" office:value="117000000" calcext:value-type="float">
            <text:p>117000000</text:p>
          </table:table-cell>
          <table:table-cell office:value-type="float" office:value="-50.3915886425524" calcext:value-type="float">
            <text:p>-50.3915886426</text:p>
          </table:table-cell>
        </table:table-row>
        <table:table-row table:style-name="ro1">
          <table:table-cell office:value-type="float" office:value="117250000" calcext:value-type="float">
            <text:p>117250000</text:p>
          </table:table-cell>
          <table:table-cell office:value-type="float" office:value="-53.2251546518486" calcext:value-type="float">
            <text:p>-53.2251546518</text:p>
          </table:table-cell>
        </table:table-row>
        <table:table-row table:style-name="ro1">
          <table:table-cell office:value-type="float" office:value="117500000" calcext:value-type="float">
            <text:p>117500000</text:p>
          </table:table-cell>
          <table:table-cell office:value-type="float" office:value="-47.9548927225404" calcext:value-type="float">
            <text:p>-47.9548927225</text:p>
          </table:table-cell>
        </table:table-row>
        <table:table-row table:style-name="ro1">
          <table:table-cell office:value-type="float" office:value="117750000" calcext:value-type="float">
            <text:p>117750000</text:p>
          </table:table-cell>
          <table:table-cell office:value-type="float" office:value="-53.1964583337683" calcext:value-type="float">
            <text:p>-53.1964583338</text:p>
          </table:table-cell>
        </table:table-row>
        <table:table-row table:style-name="ro1">
          <table:table-cell office:value-type="float" office:value="118000000" calcext:value-type="float">
            <text:p>118000000</text:p>
          </table:table-cell>
          <table:table-cell office:value-type="float" office:value="-58.5884686361356" calcext:value-type="float">
            <text:p>-58.5884686361</text:p>
          </table:table-cell>
        </table:table-row>
        <table:table-row table:style-name="ro1">
          <table:table-cell office:value-type="float" office:value="118250000" calcext:value-type="float">
            <text:p>118250000</text:p>
          </table:table-cell>
          <table:table-cell office:value-type="float" office:value="-54.2302077105153" calcext:value-type="float">
            <text:p>-54.2302077105</text:p>
          </table:table-cell>
        </table:table-row>
        <table:table-row table:style-name="ro1">
          <table:table-cell office:value-type="float" office:value="118500000" calcext:value-type="float">
            <text:p>118500000</text:p>
          </table:table-cell>
          <table:table-cell office:value-type="float" office:value="-61.2024057934132" calcext:value-type="float">
            <text:p>-61.2024057934</text:p>
          </table:table-cell>
        </table:table-row>
        <table:table-row table:style-name="ro1">
          <table:table-cell office:value-type="float" office:value="118750000" calcext:value-type="float">
            <text:p>118750000</text:p>
          </table:table-cell>
          <table:table-cell office:value-type="float" office:value="-51.2896307927648" calcext:value-type="float">
            <text:p>-51.2896307928</text:p>
          </table:table-cell>
        </table:table-row>
        <table:table-row table:style-name="ro1">
          <table:table-cell office:value-type="float" office:value="119000000" calcext:value-type="float">
            <text:p>119000000</text:p>
          </table:table-cell>
          <table:table-cell office:value-type="float" office:value="-59.3080779217102" calcext:value-type="float">
            <text:p>-59.3080779217</text:p>
          </table:table-cell>
        </table:table-row>
        <table:table-row table:style-name="ro1">
          <table:table-cell office:value-type="float" office:value="119250000" calcext:value-type="float">
            <text:p>119250000</text:p>
          </table:table-cell>
          <table:table-cell office:value-type="float" office:value="-47.0294277870167" calcext:value-type="float">
            <text:p>-47.029427787</text:p>
          </table:table-cell>
        </table:table-row>
        <table:table-row table:style-name="ro1">
          <table:table-cell office:value-type="float" office:value="119500000" calcext:value-type="float">
            <text:p>119500000</text:p>
          </table:table-cell>
          <table:table-cell office:value-type="float" office:value="-64.2794835767031" calcext:value-type="float">
            <text:p>-64.2794835767</text:p>
          </table:table-cell>
        </table:table-row>
        <table:table-row table:style-name="ro1">
          <table:table-cell office:value-type="float" office:value="119750000" calcext:value-type="float">
            <text:p>119750000</text:p>
          </table:table-cell>
          <table:table-cell office:value-type="float" office:value="-48.2899840625384" calcext:value-type="float">
            <text:p>-48.2899840625</text:p>
          </table:table-cell>
        </table:table-row>
        <table:table-row table:style-name="ro1">
          <table:table-cell office:value-type="float" office:value="120000000" calcext:value-type="float">
            <text:p>120000000</text:p>
          </table:table-cell>
          <table:table-cell office:value-type="float" office:value="-50.7241546258009" calcext:value-type="float">
            <text:p>-50.7241546258</text:p>
          </table:table-cell>
        </table:table-row>
        <table:table-row table:style-name="ro1">
          <table:table-cell office:value-type="float" office:value="120250000" calcext:value-type="float">
            <text:p>120250000</text:p>
          </table:table-cell>
          <table:table-cell office:value-type="float" office:value="-50.5658885054901" calcext:value-type="float">
            <text:p>-50.5658885055</text:p>
          </table:table-cell>
        </table:table-row>
        <table:table-row table:style-name="ro1">
          <table:table-cell office:value-type="float" office:value="120500000" calcext:value-type="float">
            <text:p>120500000</text:p>
          </table:table-cell>
          <table:table-cell office:value-type="float" office:value="-49.4611112084123" calcext:value-type="float">
            <text:p>-49.4611112084</text:p>
          </table:table-cell>
        </table:table-row>
        <table:table-row table:style-name="ro1">
          <table:table-cell office:value-type="float" office:value="120750000" calcext:value-type="float">
            <text:p>120750000</text:p>
          </table:table-cell>
          <table:table-cell office:value-type="float" office:value="-53.1624821648079" calcext:value-type="float">
            <text:p>-53.1624821648</text:p>
          </table:table-cell>
        </table:table-row>
        <table:table-row table:style-name="ro1">
          <table:table-cell office:value-type="float" office:value="121000000" calcext:value-type="float">
            <text:p>121000000</text:p>
          </table:table-cell>
          <table:table-cell office:value-type="float" office:value="-52.1237077309306" calcext:value-type="float">
            <text:p>-52.1237077309</text:p>
          </table:table-cell>
        </table:table-row>
        <table:table-row table:style-name="ro1">
          <table:table-cell office:value-type="float" office:value="121250000" calcext:value-type="float">
            <text:p>121250000</text:p>
          </table:table-cell>
          <table:table-cell office:value-type="float" office:value="-57.1164527042806" calcext:value-type="float">
            <text:p>-57.1164527043</text:p>
          </table:table-cell>
        </table:table-row>
        <table:table-row table:style-name="ro1">
          <table:table-cell office:value-type="float" office:value="121500000" calcext:value-type="float">
            <text:p>121500000</text:p>
          </table:table-cell>
          <table:table-cell office:value-type="float" office:value="-54.203778411371" calcext:value-type="float">
            <text:p>-54.2037784114</text:p>
          </table:table-cell>
        </table:table-row>
        <table:table-row table:style-name="ro1">
          <table:table-cell office:value-type="float" office:value="121750000" calcext:value-type="float">
            <text:p>121750000</text:p>
          </table:table-cell>
          <table:table-cell office:value-type="float" office:value="-52.8250871197713" calcext:value-type="float">
            <text:p>-52.8250871198</text:p>
          </table:table-cell>
        </table:table-row>
        <table:table-row table:style-name="ro1">
          <table:table-cell office:value-type="float" office:value="122000000" calcext:value-type="float">
            <text:p>122000000</text:p>
          </table:table-cell>
          <table:table-cell office:value-type="float" office:value="-55.4334117159838" calcext:value-type="float">
            <text:p>-55.433411716</text:p>
          </table:table-cell>
        </table:table-row>
        <table:table-row table:style-name="ro1">
          <table:table-cell office:value-type="float" office:value="122250000" calcext:value-type="float">
            <text:p>122250000</text:p>
          </table:table-cell>
          <table:table-cell office:value-type="float" office:value="-55.3160145008253" calcext:value-type="float">
            <text:p>-55.3160145008</text:p>
          </table:table-cell>
        </table:table-row>
        <table:table-row table:style-name="ro1">
          <table:table-cell office:value-type="float" office:value="122500000" calcext:value-type="float">
            <text:p>122500000</text:p>
          </table:table-cell>
          <table:table-cell office:value-type="float" office:value="-56.0675183493801" calcext:value-type="float">
            <text:p>-56.0675183494</text:p>
          </table:table-cell>
        </table:table-row>
        <table:table-row table:style-name="ro1">
          <table:table-cell office:value-type="float" office:value="122750000" calcext:value-type="float">
            <text:p>122750000</text:p>
          </table:table-cell>
          <table:table-cell office:value-type="float" office:value="-49.0029338057637" calcext:value-type="float">
            <text:p>-49.0029338058</text:p>
          </table:table-cell>
        </table:table-row>
        <table:table-row table:style-name="ro1">
          <table:table-cell office:value-type="float" office:value="123000000" calcext:value-type="float">
            <text:p>123000000</text:p>
          </table:table-cell>
          <table:table-cell office:value-type="float" office:value="-49.2652998645976" calcext:value-type="float">
            <text:p>-49.2652998646</text:p>
          </table:table-cell>
        </table:table-row>
        <table:table-row table:style-name="ro1">
          <table:table-cell office:value-type="float" office:value="123250000" calcext:value-type="float">
            <text:p>123250000</text:p>
          </table:table-cell>
          <table:table-cell office:value-type="float" office:value="-54.2980021910781" calcext:value-type="float">
            <text:p>-54.2980021911</text:p>
          </table:table-cell>
        </table:table-row>
        <table:table-row table:style-name="ro1">
          <table:table-cell office:value-type="float" office:value="123500000" calcext:value-type="float">
            <text:p>123500000</text:p>
          </table:table-cell>
          <table:table-cell office:value-type="float" office:value="-45.6803332015335" calcext:value-type="float">
            <text:p>-45.6803332015</text:p>
          </table:table-cell>
        </table:table-row>
        <table:table-row table:style-name="ro1">
          <table:table-cell office:value-type="float" office:value="123750000" calcext:value-type="float">
            <text:p>123750000</text:p>
          </table:table-cell>
          <table:table-cell office:value-type="float" office:value="-43.792593811626" calcext:value-type="float">
            <text:p>-43.7925938116</text:p>
          </table:table-cell>
        </table:table-row>
        <table:table-row table:style-name="ro1">
          <table:table-cell office:value-type="float" office:value="124000000" calcext:value-type="float">
            <text:p>124000000</text:p>
          </table:table-cell>
          <table:table-cell office:value-type="float" office:value="-48.3879864749182" calcext:value-type="float">
            <text:p>-48.3879864749</text:p>
          </table:table-cell>
        </table:table-row>
        <table:table-row table:style-name="ro1">
          <table:table-cell office:value-type="float" office:value="124250000" calcext:value-type="float">
            <text:p>124250000</text:p>
          </table:table-cell>
          <table:table-cell office:value-type="float" office:value="-46.3843151405855" calcext:value-type="float">
            <text:p>-46.3843151406</text:p>
          </table:table-cell>
        </table:table-row>
        <table:table-row table:style-name="ro1">
          <table:table-cell office:value-type="float" office:value="124500000" calcext:value-type="float">
            <text:p>124500000</text:p>
          </table:table-cell>
          <table:table-cell office:value-type="float" office:value="-52.2133263220187" calcext:value-type="float">
            <text:p>-52.213326322</text:p>
          </table:table-cell>
        </table:table-row>
        <table:table-row table:style-name="ro1">
          <table:table-cell office:value-type="float" office:value="124750000" calcext:value-type="float">
            <text:p>124750000</text:p>
          </table:table-cell>
          <table:table-cell office:value-type="float" office:value="-60.6982464740364" calcext:value-type="float">
            <text:p>-60.698246474</text:p>
          </table:table-cell>
        </table:table-row>
        <table:table-row table:style-name="ro1">
          <table:table-cell office:value-type="float" office:value="125000000" calcext:value-type="float">
            <text:p>125000000</text:p>
          </table:table-cell>
          <table:table-cell office:value-type="float" office:value="-52.1804914785941" calcext:value-type="float">
            <text:p>-52.1804914786</text:p>
          </table:table-cell>
        </table:table-row>
        <table:table-row table:style-name="ro1">
          <table:table-cell office:value-type="float" office:value="125250000" calcext:value-type="float">
            <text:p>125250000</text:p>
          </table:table-cell>
          <table:table-cell office:value-type="float" office:value="-62.5863603867373" calcext:value-type="float">
            <text:p>-62.5863603867</text:p>
          </table:table-cell>
        </table:table-row>
        <table:table-row table:style-name="ro1">
          <table:table-cell office:value-type="float" office:value="125500000" calcext:value-type="float">
            <text:p>125500000</text:p>
          </table:table-cell>
          <table:table-cell office:value-type="float" office:value="-46.1219709493126" calcext:value-type="float">
            <text:p>-46.1219709493</text:p>
          </table:table-cell>
        </table:table-row>
        <table:table-row table:style-name="ro1">
          <table:table-cell office:value-type="float" office:value="125750000" calcext:value-type="float">
            <text:p>125750000</text:p>
          </table:table-cell>
          <table:table-cell office:value-type="float" office:value="-47.528924048222" calcext:value-type="float">
            <text:p>-47.5289240482</text:p>
          </table:table-cell>
        </table:table-row>
        <table:table-row table:style-name="ro1">
          <table:table-cell office:value-type="float" office:value="126000000" calcext:value-type="float">
            <text:p>126000000</text:p>
          </table:table-cell>
          <table:table-cell office:value-type="float" office:value="-59.1403771146886" calcext:value-type="float">
            <text:p>-59.1403771147</text:p>
          </table:table-cell>
        </table:table-row>
        <table:table-row table:style-name="ro1">
          <table:table-cell office:value-type="float" office:value="126250000" calcext:value-type="float">
            <text:p>126250000</text:p>
          </table:table-cell>
          <table:table-cell office:value-type="float" office:value="-53.5384545955228" calcext:value-type="float">
            <text:p>-53.5384545955</text:p>
          </table:table-cell>
        </table:table-row>
        <table:table-row table:style-name="ro1">
          <table:table-cell office:value-type="float" office:value="126500000" calcext:value-type="float">
            <text:p>126500000</text:p>
          </table:table-cell>
          <table:table-cell office:value-type="float" office:value="-51.8866140311709" calcext:value-type="float">
            <text:p>-51.8866140312</text:p>
          </table:table-cell>
        </table:table-row>
        <table:table-row table:style-name="ro1">
          <table:table-cell office:value-type="float" office:value="126750000" calcext:value-type="float">
            <text:p>126750000</text:p>
          </table:table-cell>
          <table:table-cell office:value-type="float" office:value="-42.9887921824282" calcext:value-type="float">
            <text:p>-42.9887921824</text:p>
          </table:table-cell>
        </table:table-row>
        <table:table-row table:style-name="ro1">
          <table:table-cell office:value-type="float" office:value="127000000" calcext:value-type="float">
            <text:p>127000000</text:p>
          </table:table-cell>
          <table:table-cell office:value-type="float" office:value="-47.3385524839622" calcext:value-type="float">
            <text:p>-47.338552484</text:p>
          </table:table-cell>
        </table:table-row>
        <table:table-row table:style-name="ro1">
          <table:table-cell office:value-type="float" office:value="127250000" calcext:value-type="float">
            <text:p>127250000</text:p>
          </table:table-cell>
          <table:table-cell office:value-type="float" office:value="-52.3195870381004" calcext:value-type="float">
            <text:p>-52.3195870381</text:p>
          </table:table-cell>
        </table:table-row>
        <table:table-row table:style-name="ro1">
          <table:table-cell office:value-type="float" office:value="127500000" calcext:value-type="float">
            <text:p>127500000</text:p>
          </table:table-cell>
          <table:table-cell office:value-type="float" office:value="-50.519756042902" calcext:value-type="float">
            <text:p>-50.5197560429</text:p>
          </table:table-cell>
        </table:table-row>
        <table:table-row table:style-name="ro1">
          <table:table-cell office:value-type="float" office:value="127750000" calcext:value-type="float">
            <text:p>127750000</text:p>
          </table:table-cell>
          <table:table-cell office:value-type="float" office:value="-54.8925004104895" calcext:value-type="float">
            <text:p>-54.8925004105</text:p>
          </table:table-cell>
        </table:table-row>
        <table:table-row table:style-name="ro1">
          <table:table-cell office:value-type="float" office:value="128000000" calcext:value-type="float">
            <text:p>128000000</text:p>
          </table:table-cell>
          <table:table-cell office:value-type="float" office:value="-48.1904598158979" calcext:value-type="float">
            <text:p>-48.1904598159</text:p>
          </table:table-cell>
        </table:table-row>
        <table:table-row table:style-name="ro1">
          <table:table-cell office:value-type="float" office:value="128250000" calcext:value-type="float">
            <text:p>128250000</text:p>
          </table:table-cell>
          <table:table-cell office:value-type="float" office:value="-47.2762232836689" calcext:value-type="float">
            <text:p>-47.2762232837</text:p>
          </table:table-cell>
        </table:table-row>
        <table:table-row table:style-name="ro1">
          <table:table-cell office:value-type="float" office:value="128500000" calcext:value-type="float">
            <text:p>128500000</text:p>
          </table:table-cell>
          <table:table-cell office:value-type="float" office:value="-48.3103635570075" calcext:value-type="float">
            <text:p>-48.310363557</text:p>
          </table:table-cell>
        </table:table-row>
        <table:table-row table:style-name="ro1">
          <table:table-cell office:value-type="float" office:value="128750000" calcext:value-type="float">
            <text:p>128750000</text:p>
          </table:table-cell>
          <table:table-cell office:value-type="float" office:value="-57.1903106064485" calcext:value-type="float">
            <text:p>-57.1903106064</text:p>
          </table:table-cell>
        </table:table-row>
        <table:table-row table:style-name="ro1">
          <table:table-cell office:value-type="float" office:value="129000000" calcext:value-type="float">
            <text:p>129000000</text:p>
          </table:table-cell>
          <table:table-cell office:value-type="float" office:value="-53.4853087131905" calcext:value-type="float">
            <text:p>-53.4853087132</text:p>
          </table:table-cell>
        </table:table-row>
        <table:table-row table:style-name="ro1">
          <table:table-cell office:value-type="float" office:value="129250000" calcext:value-type="float">
            <text:p>129250000</text:p>
          </table:table-cell>
          <table:table-cell office:value-type="float" office:value="-49.5145702477973" calcext:value-type="float">
            <text:p>-49.5145702478</text:p>
          </table:table-cell>
        </table:table-row>
        <table:table-row table:style-name="ro1">
          <table:table-cell office:value-type="float" office:value="129500000" calcext:value-type="float">
            <text:p>129500000</text:p>
          </table:table-cell>
          <table:table-cell office:value-type="float" office:value="-51.7636619730527" calcext:value-type="float">
            <text:p>-51.7636619731</text:p>
          </table:table-cell>
        </table:table-row>
        <table:table-row table:style-name="ro1">
          <table:table-cell office:value-type="float" office:value="129750000" calcext:value-type="float">
            <text:p>129750000</text:p>
          </table:table-cell>
          <table:table-cell office:value-type="float" office:value="-53.7329832775123" calcext:value-type="float">
            <text:p>-53.7329832775</text:p>
          </table:table-cell>
        </table:table-row>
        <table:table-row table:style-name="ro1">
          <table:table-cell office:value-type="float" office:value="130000000" calcext:value-type="float">
            <text:p>130000000</text:p>
          </table:table-cell>
          <table:table-cell office:value-type="float" office:value="-56.3513805978937" calcext:value-type="float">
            <text:p>-56.3513805979</text:p>
          </table:table-cell>
        </table:table-row>
        <table:table-row table:style-name="ro1">
          <table:table-cell office:value-type="float" office:value="130250000" calcext:value-type="float">
            <text:p>130250000</text:p>
          </table:table-cell>
          <table:table-cell office:value-type="float" office:value="-48.8731159625885" calcext:value-type="float">
            <text:p>-48.8731159626</text:p>
          </table:table-cell>
        </table:table-row>
        <table:table-row table:style-name="ro1">
          <table:table-cell office:value-type="float" office:value="130500000" calcext:value-type="float">
            <text:p>130500000</text:p>
          </table:table-cell>
          <table:table-cell office:value-type="float" office:value="-61.1985961810329" calcext:value-type="float">
            <text:p>-61.198596181</text:p>
          </table:table-cell>
        </table:table-row>
        <table:table-row table:style-name="ro1">
          <table:table-cell office:value-type="float" office:value="130750000" calcext:value-type="float">
            <text:p>130750000</text:p>
          </table:table-cell>
          <table:table-cell office:value-type="float" office:value="-63.8577200293516" calcext:value-type="float">
            <text:p>-63.8577200294</text:p>
          </table:table-cell>
        </table:table-row>
        <table:table-row table:style-name="ro1">
          <table:table-cell office:value-type="float" office:value="131000000" calcext:value-type="float">
            <text:p>131000000</text:p>
          </table:table-cell>
          <table:table-cell office:value-type="float" office:value="-56.6222766062369" calcext:value-type="float">
            <text:p>-56.6222766062</text:p>
          </table:table-cell>
        </table:table-row>
        <table:table-row table:style-name="ro1">
          <table:table-cell office:value-type="float" office:value="131250000" calcext:value-type="float">
            <text:p>131250000</text:p>
          </table:table-cell>
          <table:table-cell office:value-type="float" office:value="-61.8522318753711" calcext:value-type="float">
            <text:p>-61.8522318754</text:p>
          </table:table-cell>
        </table:table-row>
        <table:table-row table:style-name="ro1">
          <table:table-cell office:value-type="float" office:value="131500000" calcext:value-type="float">
            <text:p>131500000</text:p>
          </table:table-cell>
          <table:table-cell office:value-type="float" office:value="-47.6452196926463" calcext:value-type="float">
            <text:p>-47.6452196926</text:p>
          </table:table-cell>
        </table:table-row>
        <table:table-row table:style-name="ro1">
          <table:table-cell office:value-type="float" office:value="131750000" calcext:value-type="float">
            <text:p>131750000</text:p>
          </table:table-cell>
          <table:table-cell office:value-type="float" office:value="-46.463155538486" calcext:value-type="float">
            <text:p>-46.4631555385</text:p>
          </table:table-cell>
        </table:table-row>
        <table:table-row table:style-name="ro1">
          <table:table-cell office:value-type="float" office:value="132000000" calcext:value-type="float">
            <text:p>132000000</text:p>
          </table:table-cell>
          <table:table-cell office:value-type="float" office:value="-49.2393876333523" calcext:value-type="float">
            <text:p>-49.2393876334</text:p>
          </table:table-cell>
        </table:table-row>
        <table:table-row table:style-name="ro1">
          <table:table-cell office:value-type="float" office:value="132250000" calcext:value-type="float">
            <text:p>132250000</text:p>
          </table:table-cell>
          <table:table-cell office:value-type="float" office:value="-53.8782360222546" calcext:value-type="float">
            <text:p>-53.8782360223</text:p>
          </table:table-cell>
        </table:table-row>
        <table:table-row table:style-name="ro1">
          <table:table-cell office:value-type="float" office:value="132500000" calcext:value-type="float">
            <text:p>132500000</text:p>
          </table:table-cell>
          <table:table-cell office:value-type="float" office:value="-58.1821326656697" calcext:value-type="float">
            <text:p>-58.1821326657</text:p>
          </table:table-cell>
        </table:table-row>
        <table:table-row table:style-name="ro1">
          <table:table-cell office:value-type="float" office:value="132750000" calcext:value-type="float">
            <text:p>132750000</text:p>
          </table:table-cell>
          <table:table-cell office:value-type="float" office:value="-49.0306717284912" calcext:value-type="float">
            <text:p>-49.0306717285</text:p>
          </table:table-cell>
        </table:table-row>
        <table:table-row table:style-name="ro1">
          <table:table-cell office:value-type="float" office:value="133000000" calcext:value-type="float">
            <text:p>133000000</text:p>
          </table:table-cell>
          <table:table-cell office:value-type="float" office:value="-68.7808489808349" calcext:value-type="float">
            <text:p>-68.7808489808</text:p>
          </table:table-cell>
        </table:table-row>
        <table:table-row table:style-name="ro1">
          <table:table-cell office:value-type="float" office:value="133250000" calcext:value-type="float">
            <text:p>133250000</text:p>
          </table:table-cell>
          <table:table-cell office:value-type="float" office:value="-53.2017047477052" calcext:value-type="float">
            <text:p>-53.2017047477</text:p>
          </table:table-cell>
        </table:table-row>
        <table:table-row table:style-name="ro1">
          <table:table-cell office:value-type="float" office:value="133500000" calcext:value-type="float">
            <text:p>133500000</text:p>
          </table:table-cell>
          <table:table-cell office:value-type="float" office:value="-55.0444981291245" calcext:value-type="float">
            <text:p>-55.0444981291</text:p>
          </table:table-cell>
        </table:table-row>
        <table:table-row table:style-name="ro1">
          <table:table-cell office:value-type="float" office:value="133750000" calcext:value-type="float">
            <text:p>133750000</text:p>
          </table:table-cell>
          <table:table-cell office:value-type="float" office:value="-51.6737266195518" calcext:value-type="float">
            <text:p>-51.6737266196</text:p>
          </table:table-cell>
        </table:table-row>
        <table:table-row table:style-name="ro1">
          <table:table-cell office:value-type="float" office:value="134000000" calcext:value-type="float">
            <text:p>134000000</text:p>
          </table:table-cell>
          <table:table-cell office:value-type="float" office:value="-52.2791398891695" calcext:value-type="float">
            <text:p>-52.2791398892</text:p>
          </table:table-cell>
        </table:table-row>
        <table:table-row table:style-name="ro1">
          <table:table-cell office:value-type="float" office:value="134250000" calcext:value-type="float">
            <text:p>134250000</text:p>
          </table:table-cell>
          <table:table-cell office:value-type="float" office:value="-47.6646844575892" calcext:value-type="float">
            <text:p>-47.6646844576</text:p>
          </table:table-cell>
        </table:table-row>
        <table:table-row table:style-name="ro1">
          <table:table-cell office:value-type="float" office:value="134500000" calcext:value-type="float">
            <text:p>134500000</text:p>
          </table:table-cell>
          <table:table-cell office:value-type="float" office:value="-48.0896234619848" calcext:value-type="float">
            <text:p>-48.089623462</text:p>
          </table:table-cell>
        </table:table-row>
        <table:table-row table:style-name="ro1">
          <table:table-cell office:value-type="float" office:value="134750000" calcext:value-type="float">
            <text:p>134750000</text:p>
          </table:table-cell>
          <table:table-cell office:value-type="float" office:value="-56.8134092437695" calcext:value-type="float">
            <text:p>-56.8134092438</text:p>
          </table:table-cell>
        </table:table-row>
        <table:table-row table:style-name="ro1">
          <table:table-cell office:value-type="float" office:value="135000000" calcext:value-type="float">
            <text:p>135000000</text:p>
          </table:table-cell>
          <table:table-cell office:value-type="float" office:value="-58.3538275515201" calcext:value-type="float">
            <text:p>-58.3538275515</text:p>
          </table:table-cell>
        </table:table-row>
        <table:table-row table:style-name="ro1">
          <table:table-cell office:value-type="float" office:value="135250000" calcext:value-type="float">
            <text:p>135250000</text:p>
          </table:table-cell>
          <table:table-cell office:value-type="float" office:value="-51.1228815734418" calcext:value-type="float">
            <text:p>-51.1228815734</text:p>
          </table:table-cell>
        </table:table-row>
        <table:table-row table:style-name="ro1">
          <table:table-cell office:value-type="float" office:value="135500000" calcext:value-type="float">
            <text:p>135500000</text:p>
          </table:table-cell>
          <table:table-cell office:value-type="float" office:value="-47.7807601215046" calcext:value-type="float">
            <text:p>-47.7807601215</text:p>
          </table:table-cell>
        </table:table-row>
        <table:table-row table:style-name="ro1">
          <table:table-cell office:value-type="float" office:value="135750000" calcext:value-type="float">
            <text:p>135750000</text:p>
          </table:table-cell>
          <table:table-cell office:value-type="float" office:value="-58.5354688120152" calcext:value-type="float">
            <text:p>-58.535468812</text:p>
          </table:table-cell>
        </table:table-row>
        <table:table-row table:style-name="ro1">
          <table:table-cell office:value-type="float" office:value="136000000" calcext:value-type="float">
            <text:p>136000000</text:p>
          </table:table-cell>
          <table:table-cell office:value-type="float" office:value="-50.0673016125426" calcext:value-type="float">
            <text:p>-50.0673016125</text:p>
          </table:table-cell>
        </table:table-row>
        <table:table-row table:style-name="ro1">
          <table:table-cell office:value-type="float" office:value="136250000" calcext:value-type="float">
            <text:p>136250000</text:p>
          </table:table-cell>
          <table:table-cell office:value-type="float" office:value="-55.4955593868565" calcext:value-type="float">
            <text:p>-55.4955593869</text:p>
          </table:table-cell>
        </table:table-row>
        <table:table-row table:style-name="ro1">
          <table:table-cell office:value-type="float" office:value="136500000" calcext:value-type="float">
            <text:p>136500000</text:p>
          </table:table-cell>
          <table:table-cell office:value-type="float" office:value="-57.9305773661623" calcext:value-type="float">
            <text:p>-57.9305773662</text:p>
          </table:table-cell>
        </table:table-row>
        <table:table-row table:style-name="ro1">
          <table:table-cell office:value-type="float" office:value="136750000" calcext:value-type="float">
            <text:p>136750000</text:p>
          </table:table-cell>
          <table:table-cell office:value-type="float" office:value="-51.6130412524504" calcext:value-type="float">
            <text:p>-51.6130412525</text:p>
          </table:table-cell>
        </table:table-row>
        <table:table-row table:style-name="ro1">
          <table:table-cell office:value-type="float" office:value="137000000" calcext:value-type="float">
            <text:p>137000000</text:p>
          </table:table-cell>
          <table:table-cell office:value-type="float" office:value="-46.8095683474675" calcext:value-type="float">
            <text:p>-46.8095683475</text:p>
          </table:table-cell>
        </table:table-row>
        <table:table-row table:style-name="ro1">
          <table:table-cell office:value-type="float" office:value="137250000" calcext:value-type="float">
            <text:p>137250000</text:p>
          </table:table-cell>
          <table:table-cell office:value-type="float" office:value="-51.4631184535864" calcext:value-type="float">
            <text:p>-51.4631184536</text:p>
          </table:table-cell>
        </table:table-row>
        <table:table-row table:style-name="ro1">
          <table:table-cell office:value-type="float" office:value="137500000" calcext:value-type="float">
            <text:p>137500000</text:p>
          </table:table-cell>
          <table:table-cell office:value-type="float" office:value="-50.9591186456061" calcext:value-type="float">
            <text:p>-50.9591186456</text:p>
          </table:table-cell>
        </table:table-row>
        <table:table-row table:style-name="ro1">
          <table:table-cell office:value-type="float" office:value="137750000" calcext:value-type="float">
            <text:p>137750000</text:p>
          </table:table-cell>
          <table:table-cell office:value-type="float" office:value="-53.2021770471396" calcext:value-type="float">
            <text:p>-53.2021770471</text:p>
          </table:table-cell>
        </table:table-row>
        <table:table-row table:style-name="ro1">
          <table:table-cell office:value-type="float" office:value="138000000" calcext:value-type="float">
            <text:p>138000000</text:p>
          </table:table-cell>
          <table:table-cell office:value-type="float" office:value="-50.6881128721821" calcext:value-type="float">
            <text:p>-50.6881128722</text:p>
          </table:table-cell>
        </table:table-row>
        <table:table-row table:style-name="ro1">
          <table:table-cell office:value-type="float" office:value="138250000" calcext:value-type="float">
            <text:p>138250000</text:p>
          </table:table-cell>
          <table:table-cell office:value-type="float" office:value="-54.4397669623241" calcext:value-type="float">
            <text:p>-54.4397669623</text:p>
          </table:table-cell>
        </table:table-row>
        <table:table-row table:style-name="ro1">
          <table:table-cell office:value-type="float" office:value="138500000" calcext:value-type="float">
            <text:p>138500000</text:p>
          </table:table-cell>
          <table:table-cell office:value-type="float" office:value="-52.6790410012941" calcext:value-type="float">
            <text:p>-52.6790410013</text:p>
          </table:table-cell>
        </table:table-row>
        <table:table-row table:style-name="ro1">
          <table:table-cell office:value-type="float" office:value="138750000" calcext:value-type="float">
            <text:p>138750000</text:p>
          </table:table-cell>
          <table:table-cell office:value-type="float" office:value="-44.8636629359639" calcext:value-type="float">
            <text:p>-44.863662936</text:p>
          </table:table-cell>
        </table:table-row>
        <table:table-row table:style-name="ro1">
          <table:table-cell office:value-type="float" office:value="139000000" calcext:value-type="float">
            <text:p>139000000</text:p>
          </table:table-cell>
          <table:table-cell office:value-type="float" office:value="-53.4377561557391" calcext:value-type="float">
            <text:p>-53.4377561557</text:p>
          </table:table-cell>
        </table:table-row>
        <table:table-row table:style-name="ro1">
          <table:table-cell office:value-type="float" office:value="139250000" calcext:value-type="float">
            <text:p>139250000</text:p>
          </table:table-cell>
          <table:table-cell office:value-type="float" office:value="-54.3314640986562" calcext:value-type="float">
            <text:p>-54.3314640987</text:p>
          </table:table-cell>
        </table:table-row>
        <table:table-row table:style-name="ro1">
          <table:table-cell office:value-type="float" office:value="139500000" calcext:value-type="float">
            <text:p>139500000</text:p>
          </table:table-cell>
          <table:table-cell office:value-type="float" office:value="-62.1269073616683" calcext:value-type="float">
            <text:p>-62.1269073617</text:p>
          </table:table-cell>
        </table:table-row>
        <table:table-row table:style-name="ro1">
          <table:table-cell office:value-type="float" office:value="139750000" calcext:value-type="float">
            <text:p>139750000</text:p>
          </table:table-cell>
          <table:table-cell office:value-type="float" office:value="-50.7889535190368" calcext:value-type="float">
            <text:p>-50.788953519</text:p>
          </table:table-cell>
        </table:table-row>
        <table:table-row table:style-name="ro1">
          <table:table-cell office:value-type="float" office:value="140000000" calcext:value-type="float">
            <text:p>140000000</text:p>
          </table:table-cell>
          <table:table-cell office:value-type="float" office:value="-52.7304526047113" calcext:value-type="float">
            <text:p>-52.7304526047</text:p>
          </table:table-cell>
        </table:table-row>
        <table:table-row table:style-name="ro1">
          <table:table-cell office:value-type="float" office:value="140250000" calcext:value-type="float">
            <text:p>140250000</text:p>
          </table:table-cell>
          <table:table-cell office:value-type="float" office:value="-56.6331346868383" calcext:value-type="float">
            <text:p>-56.6331346868</text:p>
          </table:table-cell>
        </table:table-row>
        <table:table-row table:style-name="ro1">
          <table:table-cell office:value-type="float" office:value="140500000" calcext:value-type="float">
            <text:p>140500000</text:p>
          </table:table-cell>
          <table:table-cell office:value-type="float" office:value="-43.9656887753305" calcext:value-type="float">
            <text:p>-43.9656887753</text:p>
          </table:table-cell>
        </table:table-row>
        <table:table-row table:style-name="ro1">
          <table:table-cell office:value-type="float" office:value="140750000" calcext:value-type="float">
            <text:p>140750000</text:p>
          </table:table-cell>
          <table:table-cell office:value-type="float" office:value="-56.6024058809192" calcext:value-type="float">
            <text:p>-56.6024058809</text:p>
          </table:table-cell>
        </table:table-row>
        <table:table-row table:style-name="ro1">
          <table:table-cell office:value-type="float" office:value="141000000" calcext:value-type="float">
            <text:p>141000000</text:p>
          </table:table-cell>
          <table:table-cell office:value-type="float" office:value="-51.3944325120024" calcext:value-type="float">
            <text:p>-51.394432512</text:p>
          </table:table-cell>
        </table:table-row>
        <table:table-row table:style-name="ro1">
          <table:table-cell office:value-type="float" office:value="141250000" calcext:value-type="float">
            <text:p>141250000</text:p>
          </table:table-cell>
          <table:table-cell office:value-type="float" office:value="-67.5793954582114" calcext:value-type="float">
            <text:p>-67.5793954582</text:p>
          </table:table-cell>
        </table:table-row>
        <table:table-row table:style-name="ro1">
          <table:table-cell office:value-type="float" office:value="141500000" calcext:value-type="float">
            <text:p>141500000</text:p>
          </table:table-cell>
          <table:table-cell office:value-type="float" office:value="-58.6753562973455" calcext:value-type="float">
            <text:p>-58.6753562973</text:p>
          </table:table-cell>
        </table:table-row>
        <table:table-row table:style-name="ro1">
          <table:table-cell office:value-type="float" office:value="141750000" calcext:value-type="float">
            <text:p>141750000</text:p>
          </table:table-cell>
          <table:table-cell office:value-type="float" office:value="-53.9716465128847" calcext:value-type="float">
            <text:p>-53.9716465129</text:p>
          </table:table-cell>
        </table:table-row>
        <table:table-row table:style-name="ro1">
          <table:table-cell office:value-type="float" office:value="142000000" calcext:value-type="float">
            <text:p>142000000</text:p>
          </table:table-cell>
          <table:table-cell office:value-type="float" office:value="-56.244754219214" calcext:value-type="float">
            <text:p>-56.2447542192</text:p>
          </table:table-cell>
        </table:table-row>
        <table:table-row table:style-name="ro1">
          <table:table-cell office:value-type="float" office:value="142250000" calcext:value-type="float">
            <text:p>142250000</text:p>
          </table:table-cell>
          <table:table-cell office:value-type="float" office:value="-59.8616168558716" calcext:value-type="float">
            <text:p>-59.8616168559</text:p>
          </table:table-cell>
        </table:table-row>
        <table:table-row table:style-name="ro1">
          <table:table-cell office:value-type="float" office:value="142500000" calcext:value-type="float">
            <text:p>142500000</text:p>
          </table:table-cell>
          <table:table-cell office:value-type="float" office:value="-49.5381682823021" calcext:value-type="float">
            <text:p>-49.5381682823</text:p>
          </table:table-cell>
        </table:table-row>
        <table:table-row table:style-name="ro1">
          <table:table-cell office:value-type="float" office:value="142750000" calcext:value-type="float">
            <text:p>142750000</text:p>
          </table:table-cell>
          <table:table-cell office:value-type="float" office:value="-50.5892194406692" calcext:value-type="float">
            <text:p>-50.5892194407</text:p>
          </table:table-cell>
        </table:table-row>
        <table:table-row table:style-name="ro1">
          <table:table-cell office:value-type="float" office:value="143000000" calcext:value-type="float">
            <text:p>143000000</text:p>
          </table:table-cell>
          <table:table-cell office:value-type="float" office:value="-46.3421619999338" calcext:value-type="float">
            <text:p>-46.3421619999</text:p>
          </table:table-cell>
        </table:table-row>
        <table:table-row table:style-name="ro1">
          <table:table-cell office:value-type="float" office:value="143250000" calcext:value-type="float">
            <text:p>143250000</text:p>
          </table:table-cell>
          <table:table-cell office:value-type="float" office:value="-49.158972014314" calcext:value-type="float">
            <text:p>-49.1589720143</text:p>
          </table:table-cell>
        </table:table-row>
        <table:table-row table:style-name="ro1">
          <table:table-cell office:value-type="float" office:value="143500000" calcext:value-type="float">
            <text:p>143500000</text:p>
          </table:table-cell>
          <table:table-cell office:value-type="float" office:value="-58.663269905468" calcext:value-type="float">
            <text:p>-58.6632699055</text:p>
          </table:table-cell>
        </table:table-row>
        <table:table-row table:style-name="ro1">
          <table:table-cell office:value-type="float" office:value="143750000" calcext:value-type="float">
            <text:p>143750000</text:p>
          </table:table-cell>
          <table:table-cell office:value-type="float" office:value="-62.7913888706862" calcext:value-type="float">
            <text:p>-62.7913888707</text:p>
          </table:table-cell>
        </table:table-row>
        <table:table-row table:style-name="ro1">
          <table:table-cell office:value-type="float" office:value="144000000" calcext:value-type="float">
            <text:p>144000000</text:p>
          </table:table-cell>
          <table:table-cell office:value-type="float" office:value="-66.750851208588" calcext:value-type="float">
            <text:p>-66.7508512086</text:p>
          </table:table-cell>
        </table:table-row>
        <table:table-row table:style-name="ro1">
          <table:table-cell office:value-type="float" office:value="144250000" calcext:value-type="float">
            <text:p>144250000</text:p>
          </table:table-cell>
          <table:table-cell office:value-type="float" office:value="-50.3231347286481" calcext:value-type="float">
            <text:p>-50.3231347286</text:p>
          </table:table-cell>
        </table:table-row>
        <table:table-row table:style-name="ro1">
          <table:table-cell office:value-type="float" office:value="144500000" calcext:value-type="float">
            <text:p>144500000</text:p>
          </table:table-cell>
          <table:table-cell office:value-type="float" office:value="-52.4143750202877" calcext:value-type="float">
            <text:p>-52.4143750203</text:p>
          </table:table-cell>
        </table:table-row>
        <table:table-row table:style-name="ro1">
          <table:table-cell office:value-type="float" office:value="144750000" calcext:value-type="float">
            <text:p>144750000</text:p>
          </table:table-cell>
          <table:table-cell office:value-type="float" office:value="-58.6343601615865" calcext:value-type="float">
            <text:p>-58.6343601616</text:p>
          </table:table-cell>
        </table:table-row>
        <table:table-row table:style-name="ro1">
          <table:table-cell office:value-type="float" office:value="145000000" calcext:value-type="float">
            <text:p>145000000</text:p>
          </table:table-cell>
          <table:table-cell office:value-type="float" office:value="-60.7059597142619" calcext:value-type="float">
            <text:p>-60.7059597143</text:p>
          </table:table-cell>
        </table:table-row>
        <table:table-row table:style-name="ro1">
          <table:table-cell office:value-type="float" office:value="145250000" calcext:value-type="float">
            <text:p>145250000</text:p>
          </table:table-cell>
          <table:table-cell office:value-type="float" office:value="-53.0450697028921" calcext:value-type="float">
            <text:p>-53.0450697029</text:p>
          </table:table-cell>
        </table:table-row>
        <table:table-row table:style-name="ro1">
          <table:table-cell office:value-type="float" office:value="145500000" calcext:value-type="float">
            <text:p>145500000</text:p>
          </table:table-cell>
          <table:table-cell office:value-type="float" office:value="-59.8835598742588" calcext:value-type="float">
            <text:p>-59.8835598743</text:p>
          </table:table-cell>
        </table:table-row>
        <table:table-row table:style-name="ro1">
          <table:table-cell office:value-type="float" office:value="145750000" calcext:value-type="float">
            <text:p>145750000</text:p>
          </table:table-cell>
          <table:table-cell office:value-type="float" office:value="-54.0896240237695" calcext:value-type="float">
            <text:p>-54.0896240238</text:p>
          </table:table-cell>
        </table:table-row>
        <table:table-row table:style-name="ro1">
          <table:table-cell office:value-type="float" office:value="146000000" calcext:value-type="float">
            <text:p>146000000</text:p>
          </table:table-cell>
          <table:table-cell office:value-type="float" office:value="-59.7782286532127" calcext:value-type="float">
            <text:p>-59.7782286532</text:p>
          </table:table-cell>
        </table:table-row>
        <table:table-row table:style-name="ro1">
          <table:table-cell office:value-type="float" office:value="146250000" calcext:value-type="float">
            <text:p>146250000</text:p>
          </table:table-cell>
          <table:table-cell office:value-type="float" office:value="-57.152597951936" calcext:value-type="float">
            <text:p>-57.1525979519</text:p>
          </table:table-cell>
        </table:table-row>
        <table:table-row table:style-name="ro1">
          <table:table-cell office:value-type="float" office:value="146500000" calcext:value-type="float">
            <text:p>146500000</text:p>
          </table:table-cell>
          <table:table-cell office:value-type="float" office:value="-57.0327514181023" calcext:value-type="float">
            <text:p>-57.0327514181</text:p>
          </table:table-cell>
        </table:table-row>
        <table:table-row table:style-name="ro1">
          <table:table-cell office:value-type="float" office:value="146750000" calcext:value-type="float">
            <text:p>146750000</text:p>
          </table:table-cell>
          <table:table-cell office:value-type="float" office:value="-54.2958820808247" calcext:value-type="float">
            <text:p>-54.2958820808</text:p>
          </table:table-cell>
        </table:table-row>
        <table:table-row table:style-name="ro1">
          <table:table-cell office:value-type="float" office:value="147000000" calcext:value-type="float">
            <text:p>147000000</text:p>
          </table:table-cell>
          <table:table-cell office:value-type="float" office:value="-52.9896972616153" calcext:value-type="float">
            <text:p>-52.9896972616</text:p>
          </table:table-cell>
        </table:table-row>
        <table:table-row table:style-name="ro1">
          <table:table-cell office:value-type="float" office:value="147250000" calcext:value-type="float">
            <text:p>147250000</text:p>
          </table:table-cell>
          <table:table-cell office:value-type="float" office:value="-60.1691243644202" calcext:value-type="float">
            <text:p>-60.1691243644</text:p>
          </table:table-cell>
        </table:table-row>
        <table:table-row table:style-name="ro1">
          <table:table-cell office:value-type="float" office:value="147500000" calcext:value-type="float">
            <text:p>147500000</text:p>
          </table:table-cell>
          <table:table-cell office:value-type="float" office:value="-53.1022412578188" calcext:value-type="float">
            <text:p>-53.1022412578</text:p>
          </table:table-cell>
        </table:table-row>
        <table:table-row table:style-name="ro1">
          <table:table-cell office:value-type="float" office:value="147750000" calcext:value-type="float">
            <text:p>147750000</text:p>
          </table:table-cell>
          <table:table-cell office:value-type="float" office:value="-55.9423494684573" calcext:value-type="float">
            <text:p>-55.9423494685</text:p>
          </table:table-cell>
        </table:table-row>
        <table:table-row table:style-name="ro1">
          <table:table-cell office:value-type="float" office:value="148000000" calcext:value-type="float">
            <text:p>148000000</text:p>
          </table:table-cell>
          <table:table-cell office:value-type="float" office:value="-53.926141133502" calcext:value-type="float">
            <text:p>-53.9261411335</text:p>
          </table:table-cell>
        </table:table-row>
        <table:table-row table:style-name="ro1">
          <table:table-cell office:value-type="float" office:value="148250000" calcext:value-type="float">
            <text:p>148250000</text:p>
          </table:table-cell>
          <table:table-cell office:value-type="float" office:value="-52.7304473167147" calcext:value-type="float">
            <text:p>-52.7304473167</text:p>
          </table:table-cell>
        </table:table-row>
        <table:table-row table:style-name="ro1">
          <table:table-cell office:value-type="float" office:value="148500000" calcext:value-type="float">
            <text:p>148500000</text:p>
          </table:table-cell>
          <table:table-cell office:value-type="float" office:value="-52.0732730516235" calcext:value-type="float">
            <text:p>-52.0732730516</text:p>
          </table:table-cell>
        </table:table-row>
        <table:table-row table:style-name="ro1">
          <table:table-cell office:value-type="float" office:value="148750000" calcext:value-type="float">
            <text:p>148750000</text:p>
          </table:table-cell>
          <table:table-cell office:value-type="float" office:value="-53.7064087285599" calcext:value-type="float">
            <text:p>-53.7064087286</text:p>
          </table:table-cell>
        </table:table-row>
        <table:table-row table:style-name="ro1">
          <table:table-cell office:value-type="float" office:value="149000000" calcext:value-type="float">
            <text:p>149000000</text:p>
          </table:table-cell>
          <table:table-cell office:value-type="float" office:value="-47.9471762203572" calcext:value-type="float">
            <text:p>-47.9471762204</text:p>
          </table:table-cell>
        </table:table-row>
        <table:table-row table:style-name="ro1">
          <table:table-cell office:value-type="float" office:value="149250000" calcext:value-type="float">
            <text:p>149250000</text:p>
          </table:table-cell>
          <table:table-cell office:value-type="float" office:value="-58.7443767390222" calcext:value-type="float">
            <text:p>-58.744376739</text:p>
          </table:table-cell>
        </table:table-row>
        <table:table-row table:style-name="ro1">
          <table:table-cell office:value-type="float" office:value="149500000" calcext:value-type="float">
            <text:p>149500000</text:p>
          </table:table-cell>
          <table:table-cell office:value-type="float" office:value="-56.1494947846139" calcext:value-type="float">
            <text:p>-56.1494947846</text:p>
          </table:table-cell>
        </table:table-row>
        <table:table-row table:style-name="ro1">
          <table:table-cell office:value-type="float" office:value="149750000" calcext:value-type="float">
            <text:p>149750000</text:p>
          </table:table-cell>
          <table:table-cell office:value-type="float" office:value="-58.2415346021835" calcext:value-type="float">
            <text:p>-58.2415346022</text:p>
          </table:table-cell>
        </table:table-row>
        <table:table-row table:style-name="ro1">
          <table:table-cell office:value-type="float" office:value="150000000" calcext:value-type="float">
            <text:p>150000000</text:p>
          </table:table-cell>
          <table:table-cell office:value-type="float" office:value="-61.1898161218969" calcext:value-type="float">
            <text:p>-61.1898161219</text:p>
          </table:table-cell>
        </table:table-row>
        <table:table-row table:style-name="ro1">
          <table:table-cell office:value-type="float" office:value="150250000" calcext:value-type="float">
            <text:p>150250000</text:p>
          </table:table-cell>
          <table:table-cell office:value-type="float" office:value="-58.6835399261359" calcext:value-type="float">
            <text:p>-58.6835399261</text:p>
          </table:table-cell>
        </table:table-row>
        <table:table-row table:style-name="ro1">
          <table:table-cell office:value-type="float" office:value="150500000" calcext:value-type="float">
            <text:p>150500000</text:p>
          </table:table-cell>
          <table:table-cell office:value-type="float" office:value="-57.9091969310984" calcext:value-type="float">
            <text:p>-57.9091969311</text:p>
          </table:table-cell>
        </table:table-row>
        <table:table-row table:style-name="ro1">
          <table:table-cell office:value-type="string" calcext:value-type="string">
            <text:p>END</text:p>
          </table:table-cell>
          <table:table-cell/>
        </table:table-row>
      </table:table>
      <table:table table:name="Active_Balun_SN001_S21" table:style-name="ta1"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! FILETYPE CSV</text:p>
          </table:table-cell>
          <table:table-cell/>
        </table:table-row>
        <table:table-row table:style-name="ro1">
          <table:table-cell office:value-type="string" calcext:value-type="string">
            <text:p>! VERSION 2.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! TIMESTAMP Tuesday</text:p>
          </table:table-cell>
          <table:table-cell office:value-type="string" calcext:value-type="string">
            <text:p><text:s/>07 July 2020 21:12:00</text:p>
          </table:table-cell>
        </table:table-row>
        <table:table-row table:style-name="ro1">
          <table:table-cell office:value-type="string" calcext:value-type="string">
            <text:p>! TIMEZONE </text:p>
          </table:table-cell>
          <table:table-cell/>
        </table:table-row>
        <table:table-row table:style-name="ro1">
          <table:table-cell office:value-type="string" calcext:value-type="string">
            <text:p>! NAME Keysight Technologies</text:p>
          </table:table-cell>
          <table:table-cell/>
        </table:table-row>
        <table:table-row table:style-name="ro1">
          <table:table-cell office:value-type="string" calcext:value-type="string">
            <text:p>! MODEL N9926A</text:p>
          </table:table-cell>
          <table:table-cell/>
        </table:table-row>
        <table:table-row table:style-name="ro1">
          <table:table-cell office:value-type="string" calcext:value-type="string">
            <text:p>! SERIAL MY57271140</text:p>
          </table:table-cell>
          <table:table-cell/>
        </table:table-row>
        <table:table-row table:style-name="ro1">
          <table:table-cell office:value-type="string" calcext:value-type="string">
            <text:p>! FIRMWARE_VERSION A.10.18</text:p>
          </table:table-cell>
          <table:table-cell/>
        </table:table-row>
        <table:table-row table:style-name="ro1">
          <table:table-cell office:value-type="string" calcext:value-type="string">
            <text:p>! VF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! Media</text:p>
          </table:table-cell>
          <table:table-cell office:value-type="string" calcext:value-type="string">
            <text:p><text:s/>Coax</text:p>
          </table:table-cell>
        </table:table-row>
        <table:table-row table:style-name="ro1">
          <table:table-cell office:value-type="string" calcext:value-type="string">
            <text:p>! IF_BW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! Output_Power_Mode</text:p>
          </table:table-cell>
          <table:table-cell office:value-type="string" calcext:value-type="string">
            <text:p><text:s/>MAN</text:p>
          </table:table-cell>
        </table:table-row>
        <table:table-row table:style-name="ro1">
          <table:table-cell office:value-type="string" calcext:value-type="string">
            <text:p>! Output_Power_Level</text:p>
          </table:table-cell>
          <table:table-cell office:value-type="float" office:value="-45" calcext:value-type="float">
            <text:p>-45</text:p>
          </table:table-cell>
        </table:table-row>
        <table:table-row table:style-name="ro1">
          <table:table-cell office:value-type="string" calcext:value-type="string">
            <text:p>! GPS_LATITUDE </text:p>
          </table:table-cell>
          <table:table-cell/>
        </table:table-row>
        <table:table-row table:style-name="ro1">
          <table:table-cell office:value-type="string" calcext:value-type="string">
            <text:p>! GPS_LONGITUDE </text:p>
          </table:table-cell>
          <table:table-cell/>
        </table:table-row>
        <table:table-row table:style-name="ro1">
          <table:table-cell office:value-type="string" calcext:value-type="string">
            <text:p>! GPS_TIMESTAMP 0001-01-01 00:00:00Z</text:p>
          </table:table-cell>
          <table:table-cell/>
        </table:table-row>
        <table:table-row table:style-name="ro1">
          <table:table-cell office:value-type="string" calcext:value-type="string">
            <text:p>! GPS_SECS_SINCE_LAST_READ 0</text:p>
          </table:table-cell>
          <table:table-cell/>
        </table:table-row>
        <table:table-row table:style-name="ro1">
          <table:table-cell office:value-type="string" calcext:value-type="string">
            <text:p>! CHECKSUM 1452042092</text:p>
          </table:table-cell>
          <table:table-cell/>
        </table:table-row>
        <table:table-row table:style-name="ro1">
          <table:table-cell office:value-type="string" calcext:value-type="string">
            <text:p>! CORRECTION1 ON U</text:p>
          </table:table-cell>
          <table:table-cell/>
        </table:table-row>
        <table:table-row table:style-name="ro1">
          <table:table-cell office:value-type="string" calcext:value-type="string">
            <text:p>! DATA Freq</text:p>
          </table:table-cell>
          <table:table-cell office:value-type="string" calcext:value-type="string">
            <text:p>S21</text:p>
          </table:table-cell>
        </table:table-row>
        <table:table-row table:style-name="ro1">
          <table:table-cell office:value-type="string" calcext:value-type="string">
            <text:p>! FREQ UNIT Hz</text:p>
          </table:table-cell>
          <table:table-cell/>
        </table:table-row>
        <table:table-row table:style-name="ro1">
          <table:table-cell office:value-type="string" calcext:value-type="string">
            <text:p>! DATA UNIT dB</text:p>
          </table:table-cell>
          <table:table-cell/>
        </table:table-row>
        <table:table-row table:style-name="ro1">
          <table:table-cell office:value-type="string" calcext:value-type="string">
            <text:p>BEGIN</text:p>
          </table:table-cell>
          <table:table-cell/>
        </table:table-row>
        <table:table-row table:style-name="ro1">
          <table:table-cell office:value-type="float" office:value="500000" calcext:value-type="float">
            <text:p>500000</text:p>
          </table:table-cell>
          <table:table-cell office:value-type="float" office:value="-25.8469107049505" calcext:value-type="float">
            <text:p>-25.846910705</text:p>
          </table:table-cell>
        </table:table-row>
        <table:table-row table:style-name="ro1">
          <table:table-cell office:value-type="float" office:value="750000" calcext:value-type="float">
            <text:p>750000</text:p>
          </table:table-cell>
          <table:table-cell office:value-type="float" office:value="5.90464780150031" calcext:value-type="float">
            <text:p>5.9046478015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17.1312842955761" calcext:value-type="float">
            <text:p>17.1312842956</text:p>
          </table:table-cell>
        </table:table-row>
        <table:table-row table:style-name="ro1">
          <table:table-cell office:value-type="float" office:value="1250000" calcext:value-type="float">
            <text:p>1250000</text:p>
          </table:table-cell>
          <table:table-cell office:value-type="float" office:value="23.3282315287011" calcext:value-type="float">
            <text:p>23.3282315287</text:p>
          </table:table-cell>
        </table:table-row>
        <table:table-row table:style-name="ro1">
          <table:table-cell office:value-type="float" office:value="1500000" calcext:value-type="float">
            <text:p>1500000</text:p>
          </table:table-cell>
          <table:table-cell office:value-type="float" office:value="28.019703260246" calcext:value-type="float">
            <text:p>28.0197032602</text:p>
          </table:table-cell>
        </table:table-row>
        <table:table-row table:style-name="ro1">
          <table:table-cell office:value-type="float" office:value="1750000" calcext:value-type="float">
            <text:p>1750000</text:p>
          </table:table-cell>
          <table:table-cell office:value-type="float" office:value="28.7961878074905" calcext:value-type="float">
            <text:p>28.7961878075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29.4567854160503" calcext:value-type="float">
            <text:p>29.4567854161</text:p>
          </table:table-cell>
        </table:table-row>
        <table:table-row table:style-name="ro1">
          <table:table-cell office:value-type="float" office:value="2250000" calcext:value-type="float">
            <text:p>2250000</text:p>
          </table:table-cell>
          <table:table-cell office:value-type="float" office:value="29.7672327794917" calcext:value-type="float">
            <text:p>29.7672327795</text:p>
          </table:table-cell>
        </table:table-row>
        <table:table-row table:style-name="ro1">
          <table:table-cell office:value-type="float" office:value="2500000" calcext:value-type="float">
            <text:p>2500000</text:p>
          </table:table-cell>
          <table:table-cell office:value-type="float" office:value="29.9796046872908" calcext:value-type="float">
            <text:p>29.9796046873</text:p>
          </table:table-cell>
        </table:table-row>
        <table:table-row table:style-name="ro1">
          <table:table-cell office:value-type="float" office:value="2750000" calcext:value-type="float">
            <text:p>2750000</text:p>
          </table:table-cell>
          <table:table-cell office:value-type="float" office:value="30.8331363273034" calcext:value-type="float">
            <text:p>30.8331363273</text:p>
          </table:table-cell>
        </table:table-row>
        <table:table-row table:style-name="ro1">
          <table:table-cell office:value-type="float" office:value="3000000" calcext:value-type="float">
            <text:p>3000000</text:p>
          </table:table-cell>
          <table:table-cell office:value-type="float" office:value="32.1694628253147" calcext:value-type="float">
            <text:p>32.1694628253</text:p>
          </table:table-cell>
        </table:table-row>
        <table:table-row table:style-name="ro1">
          <table:table-cell office:value-type="float" office:value="3250000" calcext:value-type="float">
            <text:p>3250000</text:p>
          </table:table-cell>
          <table:table-cell office:value-type="float" office:value="32.3372940173779" calcext:value-type="float">
            <text:p>32.3372940174</text:p>
          </table:table-cell>
        </table:table-row>
        <table:table-row table:style-name="ro1">
          <table:table-cell office:value-type="float" office:value="3500000" calcext:value-type="float">
            <text:p>3500000</text:p>
          </table:table-cell>
          <table:table-cell office:value-type="float" office:value="32.6112051099957" calcext:value-type="float">
            <text:p>32.61120511</text:p>
          </table:table-cell>
        </table:table-row>
        <table:table-row table:style-name="ro1">
          <table:table-cell office:value-type="float" office:value="3750000" calcext:value-type="float">
            <text:p>3750000</text:p>
          </table:table-cell>
          <table:table-cell office:value-type="float" office:value="32.8779877351077" calcext:value-type="float">
            <text:p>32.8779877351</text:p>
          </table:table-cell>
        </table:table-row>
        <table:table-row table:style-name="ro1">
          <table:table-cell office:value-type="float" office:value="4000000" calcext:value-type="float">
            <text:p>4000000</text:p>
          </table:table-cell>
          <table:table-cell office:value-type="float" office:value="33.8554999707235" calcext:value-type="float">
            <text:p>33.8554999707</text:p>
          </table:table-cell>
        </table:table-row>
        <table:table-row table:style-name="ro1">
          <table:table-cell office:value-type="float" office:value="4250000" calcext:value-type="float">
            <text:p>4250000</text:p>
          </table:table-cell>
          <table:table-cell office:value-type="float" office:value="33.714297544219" calcext:value-type="float">
            <text:p>33.7142975442</text:p>
          </table:table-cell>
        </table:table-row>
        <table:table-row table:style-name="ro1">
          <table:table-cell office:value-type="float" office:value="4500000" calcext:value-type="float">
            <text:p>4500000</text:p>
          </table:table-cell>
          <table:table-cell office:value-type="float" office:value="34.0042301722407" calcext:value-type="float">
            <text:p>34.0042301722</text:p>
          </table:table-cell>
        </table:table-row>
        <table:table-row table:style-name="ro1">
          <table:table-cell office:value-type="float" office:value="4750000" calcext:value-type="float">
            <text:p>4750000</text:p>
          </table:table-cell>
          <table:table-cell office:value-type="float" office:value="34.4836605039539" calcext:value-type="float">
            <text:p>34.483660504</text:p>
          </table:table-cell>
        </table:table-row>
        <table:table-row table:style-name="ro1">
          <table:table-cell office:value-type="float" office:value="5000000" calcext:value-type="float">
            <text:p>5000000</text:p>
          </table:table-cell>
          <table:table-cell office:value-type="float" office:value="34.5536741048006" calcext:value-type="float">
            <text:p>34.5536741048</text:p>
          </table:table-cell>
        </table:table-row>
        <table:table-row table:style-name="ro1">
          <table:table-cell office:value-type="float" office:value="5250000" calcext:value-type="float">
            <text:p>5250000</text:p>
          </table:table-cell>
          <table:table-cell office:value-type="float" office:value="34.5890578037119" calcext:value-type="float">
            <text:p>34.5890578037</text:p>
          </table:table-cell>
        </table:table-row>
        <table:table-row table:style-name="ro1">
          <table:table-cell office:value-type="float" office:value="5500000" calcext:value-type="float">
            <text:p>5500000</text:p>
          </table:table-cell>
          <table:table-cell office:value-type="float" office:value="34.485350685043" calcext:value-type="float">
            <text:p>34.485350685</text:p>
          </table:table-cell>
        </table:table-row>
        <table:table-row table:style-name="ro1">
          <table:table-cell office:value-type="float" office:value="5750000" calcext:value-type="float">
            <text:p>5750000</text:p>
          </table:table-cell>
          <table:table-cell office:value-type="float" office:value="35.3071170925264" calcext:value-type="float">
            <text:p>35.3071170925</text:p>
          </table:table-cell>
        </table:table-row>
        <table:table-row table:style-name="ro1">
          <table:table-cell office:value-type="float" office:value="6000000" calcext:value-type="float">
            <text:p>6000000</text:p>
          </table:table-cell>
          <table:table-cell office:value-type="float" office:value="35.515504397895" calcext:value-type="float">
            <text:p>35.5155043979</text:p>
          </table:table-cell>
        </table:table-row>
        <table:table-row table:style-name="ro1">
          <table:table-cell office:value-type="float" office:value="6250000" calcext:value-type="float">
            <text:p>6250000</text:p>
          </table:table-cell>
          <table:table-cell office:value-type="float" office:value="35.1268790339005" calcext:value-type="float">
            <text:p>35.1268790339</text:p>
          </table:table-cell>
        </table:table-row>
        <table:table-row table:style-name="ro1">
          <table:table-cell office:value-type="float" office:value="6500000" calcext:value-type="float">
            <text:p>6500000</text:p>
          </table:table-cell>
          <table:table-cell office:value-type="float" office:value="35.6693231258281" calcext:value-type="float">
            <text:p>35.6693231258</text:p>
          </table:table-cell>
        </table:table-row>
        <table:table-row table:style-name="ro1">
          <table:table-cell office:value-type="float" office:value="6750000" calcext:value-type="float">
            <text:p>6750000</text:p>
          </table:table-cell>
          <table:table-cell office:value-type="float" office:value="35.9939868720794" calcext:value-type="float">
            <text:p>35.9939868721</text:p>
          </table:table-cell>
        </table:table-row>
        <table:table-row table:style-name="ro1">
          <table:table-cell office:value-type="float" office:value="7000000" calcext:value-type="float">
            <text:p>7000000</text:p>
          </table:table-cell>
          <table:table-cell office:value-type="float" office:value="35.5067500350325" calcext:value-type="float">
            <text:p>35.506750035</text:p>
          </table:table-cell>
        </table:table-row>
        <table:table-row table:style-name="ro1">
          <table:table-cell office:value-type="float" office:value="7250000" calcext:value-type="float">
            <text:p>7250000</text:p>
          </table:table-cell>
          <table:table-cell office:value-type="float" office:value="35.4044046242928" calcext:value-type="float">
            <text:p>35.4044046243</text:p>
          </table:table-cell>
        </table:table-row>
        <table:table-row table:style-name="ro1">
          <table:table-cell office:value-type="float" office:value="7500000" calcext:value-type="float">
            <text:p>7500000</text:p>
          </table:table-cell>
          <table:table-cell office:value-type="float" office:value="35.794653576335" calcext:value-type="float">
            <text:p>35.7946535763</text:p>
          </table:table-cell>
        </table:table-row>
        <table:table-row table:style-name="ro1">
          <table:table-cell office:value-type="float" office:value="7750000" calcext:value-type="float">
            <text:p>7750000</text:p>
          </table:table-cell>
          <table:table-cell office:value-type="float" office:value="35.8057061945347" calcext:value-type="float">
            <text:p>35.8057061945</text:p>
          </table:table-cell>
        </table:table-row>
        <table:table-row table:style-name="ro1">
          <table:table-cell office:value-type="float" office:value="8000000" calcext:value-type="float">
            <text:p>8000000</text:p>
          </table:table-cell>
          <table:table-cell office:value-type="float" office:value="35.2011626023569" calcext:value-type="float">
            <text:p>35.2011626024</text:p>
          </table:table-cell>
        </table:table-row>
        <table:table-row table:style-name="ro1">
          <table:table-cell office:value-type="float" office:value="8250000" calcext:value-type="float">
            <text:p>8250000</text:p>
          </table:table-cell>
          <table:table-cell office:value-type="float" office:value="35.6803391430544" calcext:value-type="float">
            <text:p>35.6803391431</text:p>
          </table:table-cell>
        </table:table-row>
        <table:table-row table:style-name="ro1">
          <table:table-cell office:value-type="float" office:value="8500000" calcext:value-type="float">
            <text:p>8500000</text:p>
          </table:table-cell>
          <table:table-cell office:value-type="float" office:value="35.88572218445" calcext:value-type="float">
            <text:p>35.8857221845</text:p>
          </table:table-cell>
        </table:table-row>
        <table:table-row table:style-name="ro1">
          <table:table-cell office:value-type="float" office:value="8750000" calcext:value-type="float">
            <text:p>8750000</text:p>
          </table:table-cell>
          <table:table-cell office:value-type="float" office:value="35.7941442932872" calcext:value-type="float">
            <text:p>35.7941442933</text:p>
          </table:table-cell>
        </table:table-row>
        <table:table-row table:style-name="ro1">
          <table:table-cell office:value-type="float" office:value="9000000" calcext:value-type="float">
            <text:p>9000000</text:p>
          </table:table-cell>
          <table:table-cell office:value-type="float" office:value="35.8489797911366" calcext:value-type="float">
            <text:p>35.8489797911</text:p>
          </table:table-cell>
        </table:table-row>
        <table:table-row table:style-name="ro1">
          <table:table-cell office:value-type="float" office:value="9250000" calcext:value-type="float">
            <text:p>9250000</text:p>
          </table:table-cell>
          <table:table-cell office:value-type="float" office:value="36.0727504018292" calcext:value-type="float">
            <text:p>36.0727504018</text:p>
          </table:table-cell>
        </table:table-row>
        <table:table-row table:style-name="ro1">
          <table:table-cell office:value-type="float" office:value="9500000" calcext:value-type="float">
            <text:p>9500000</text:p>
          </table:table-cell>
          <table:table-cell office:value-type="float" office:value="35.7681702047105" calcext:value-type="float">
            <text:p>35.7681702047</text:p>
          </table:table-cell>
        </table:table-row>
        <table:table-row table:style-name="ro1">
          <table:table-cell office:value-type="float" office:value="9750000" calcext:value-type="float">
            <text:p>9750000</text:p>
          </table:table-cell>
          <table:table-cell office:value-type="float" office:value="35.9364465374702" calcext:value-type="float">
            <text:p>35.9364465375</text:p>
          </table:table-cell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36.0768030116187" calcext:value-type="float">
            <text:p>36.0768030116</text:p>
          </table:table-cell>
        </table:table-row>
        <table:table-row table:style-name="ro1">
          <table:table-cell office:value-type="float" office:value="10250000" calcext:value-type="float">
            <text:p>10250000</text:p>
          </table:table-cell>
          <table:table-cell office:value-type="float" office:value="36.0105196806438" calcext:value-type="float">
            <text:p>36.0105196806</text:p>
          </table:table-cell>
        </table:table-row>
        <table:table-row table:style-name="ro1">
          <table:table-cell office:value-type="float" office:value="10500000" calcext:value-type="float">
            <text:p>10500000</text:p>
          </table:table-cell>
          <table:table-cell office:value-type="float" office:value="35.8431523724724" calcext:value-type="float">
            <text:p>35.8431523725</text:p>
          </table:table-cell>
        </table:table-row>
        <table:table-row table:style-name="ro1">
          <table:table-cell office:value-type="float" office:value="10750000" calcext:value-type="float">
            <text:p>10750000</text:p>
          </table:table-cell>
          <table:table-cell office:value-type="float" office:value="36.1220720004071" calcext:value-type="float">
            <text:p>36.1220720004</text:p>
          </table:table-cell>
        </table:table-row>
        <table:table-row table:style-name="ro1">
          <table:table-cell office:value-type="float" office:value="11000000" calcext:value-type="float">
            <text:p>11000000</text:p>
          </table:table-cell>
          <table:table-cell office:value-type="float" office:value="36.1088560665846" calcext:value-type="float">
            <text:p>36.1088560666</text:p>
          </table:table-cell>
        </table:table-row>
        <table:table-row table:style-name="ro1">
          <table:table-cell office:value-type="float" office:value="11250000" calcext:value-type="float">
            <text:p>11250000</text:p>
          </table:table-cell>
          <table:table-cell office:value-type="float" office:value="35.6362891183733" calcext:value-type="float">
            <text:p>35.6362891184</text:p>
          </table:table-cell>
        </table:table-row>
        <table:table-row table:style-name="ro1">
          <table:table-cell office:value-type="float" office:value="11500000" calcext:value-type="float">
            <text:p>11500000</text:p>
          </table:table-cell>
          <table:table-cell office:value-type="float" office:value="36.116533694542" calcext:value-type="float">
            <text:p>36.1165336945</text:p>
          </table:table-cell>
        </table:table-row>
        <table:table-row table:style-name="ro1">
          <table:table-cell office:value-type="float" office:value="11750000" calcext:value-type="float">
            <text:p>11750000</text:p>
          </table:table-cell>
          <table:table-cell office:value-type="float" office:value="35.8106594459724" calcext:value-type="float">
            <text:p>35.810659446</text:p>
          </table:table-cell>
        </table:table-row>
        <table:table-row table:style-name="ro1">
          <table:table-cell office:value-type="float" office:value="12000000" calcext:value-type="float">
            <text:p>12000000</text:p>
          </table:table-cell>
          <table:table-cell office:value-type="float" office:value="36.160169831897" calcext:value-type="float">
            <text:p>36.1601698319</text:p>
          </table:table-cell>
        </table:table-row>
        <table:table-row table:style-name="ro1">
          <table:table-cell office:value-type="float" office:value="12250000" calcext:value-type="float">
            <text:p>12250000</text:p>
          </table:table-cell>
          <table:table-cell office:value-type="float" office:value="35.9274930248144" calcext:value-type="float">
            <text:p>35.9274930248</text:p>
          </table:table-cell>
        </table:table-row>
        <table:table-row table:style-name="ro1">
          <table:table-cell office:value-type="float" office:value="12500000" calcext:value-type="float">
            <text:p>12500000</text:p>
          </table:table-cell>
          <table:table-cell office:value-type="float" office:value="36.0021685392815" calcext:value-type="float">
            <text:p>36.0021685393</text:p>
          </table:table-cell>
        </table:table-row>
        <table:table-row table:style-name="ro1">
          <table:table-cell office:value-type="float" office:value="12750000" calcext:value-type="float">
            <text:p>12750000</text:p>
          </table:table-cell>
          <table:table-cell office:value-type="float" office:value="36.1842020877829" calcext:value-type="float">
            <text:p>36.1842020878</text:p>
          </table:table-cell>
        </table:table-row>
        <table:table-row table:style-name="ro1">
          <table:table-cell office:value-type="float" office:value="13000000" calcext:value-type="float">
            <text:p>13000000</text:p>
          </table:table-cell>
          <table:table-cell office:value-type="float" office:value="36.5562466570952" calcext:value-type="float">
            <text:p>36.5562466571</text:p>
          </table:table-cell>
        </table:table-row>
        <table:table-row table:style-name="ro1">
          <table:table-cell office:value-type="float" office:value="13250000" calcext:value-type="float">
            <text:p>13250000</text:p>
          </table:table-cell>
          <table:table-cell office:value-type="float" office:value="36.1442148315484" calcext:value-type="float">
            <text:p>36.1442148315</text:p>
          </table:table-cell>
        </table:table-row>
        <table:table-row table:style-name="ro1">
          <table:table-cell office:value-type="float" office:value="13500000" calcext:value-type="float">
            <text:p>13500000</text:p>
          </table:table-cell>
          <table:table-cell office:value-type="float" office:value="36.2445652687238" calcext:value-type="float">
            <text:p>36.2445652687</text:p>
          </table:table-cell>
        </table:table-row>
        <table:table-row table:style-name="ro1">
          <table:table-cell office:value-type="float" office:value="13750000" calcext:value-type="float">
            <text:p>13750000</text:p>
          </table:table-cell>
          <table:table-cell office:value-type="float" office:value="36.3259522539912" calcext:value-type="float">
            <text:p>36.325952254</text:p>
          </table:table-cell>
        </table:table-row>
        <table:table-row table:style-name="ro1">
          <table:table-cell office:value-type="float" office:value="14000000" calcext:value-type="float">
            <text:p>14000000</text:p>
          </table:table-cell>
          <table:table-cell office:value-type="float" office:value="36.12521684225" calcext:value-type="float">
            <text:p>36.1252168423</text:p>
          </table:table-cell>
        </table:table-row>
        <table:table-row table:style-name="ro1">
          <table:table-cell office:value-type="float" office:value="14250000" calcext:value-type="float">
            <text:p>14250000</text:p>
          </table:table-cell>
          <table:table-cell office:value-type="float" office:value="36.7080521778118" calcext:value-type="float">
            <text:p>36.7080521778</text:p>
          </table:table-cell>
        </table:table-row>
        <table:table-row table:style-name="ro1">
          <table:table-cell office:value-type="float" office:value="14500000" calcext:value-type="float">
            <text:p>14500000</text:p>
          </table:table-cell>
          <table:table-cell office:value-type="float" office:value="36.1314864740756" calcext:value-type="float">
            <text:p>36.1314864741</text:p>
          </table:table-cell>
        </table:table-row>
        <table:table-row table:style-name="ro1">
          <table:table-cell office:value-type="float" office:value="14750000" calcext:value-type="float">
            <text:p>14750000</text:p>
          </table:table-cell>
          <table:table-cell office:value-type="float" office:value="36.1946403023509" calcext:value-type="float">
            <text:p>36.1946403024</text:p>
          </table:table-cell>
        </table:table-row>
        <table:table-row table:style-name="ro1">
          <table:table-cell office:value-type="float" office:value="15000000" calcext:value-type="float">
            <text:p>15000000</text:p>
          </table:table-cell>
          <table:table-cell office:value-type="float" office:value="36.2672295478513" calcext:value-type="float">
            <text:p>36.2672295479</text:p>
          </table:table-cell>
        </table:table-row>
        <table:table-row table:style-name="ro1">
          <table:table-cell office:value-type="float" office:value="15250000" calcext:value-type="float">
            <text:p>15250000</text:p>
          </table:table-cell>
          <table:table-cell office:value-type="float" office:value="36.5000432908058" calcext:value-type="float">
            <text:p>36.5000432908</text:p>
          </table:table-cell>
        </table:table-row>
        <table:table-row table:style-name="ro1">
          <table:table-cell office:value-type="float" office:value="15500000" calcext:value-type="float">
            <text:p>15500000</text:p>
          </table:table-cell>
          <table:table-cell office:value-type="float" office:value="36.3341738795957" calcext:value-type="float">
            <text:p>36.3341738796</text:p>
          </table:table-cell>
        </table:table-row>
        <table:table-row table:style-name="ro1">
          <table:table-cell office:value-type="float" office:value="15750000" calcext:value-type="float">
            <text:p>15750000</text:p>
          </table:table-cell>
          <table:table-cell office:value-type="float" office:value="36.2778257647458" calcext:value-type="float">
            <text:p>36.2778257647</text:p>
          </table:table-cell>
        </table:table-row>
        <table:table-row table:style-name="ro1">
          <table:table-cell office:value-type="float" office:value="16000000" calcext:value-type="float">
            <text:p>16000000</text:p>
          </table:table-cell>
          <table:table-cell office:value-type="float" office:value="36.0212649317128" calcext:value-type="float">
            <text:p>36.0212649317</text:p>
          </table:table-cell>
        </table:table-row>
        <table:table-row table:style-name="ro1">
          <table:table-cell office:value-type="float" office:value="16250000" calcext:value-type="float">
            <text:p>16250000</text:p>
          </table:table-cell>
          <table:table-cell office:value-type="float" office:value="36.0511114176774" calcext:value-type="float">
            <text:p>36.0511114177</text:p>
          </table:table-cell>
        </table:table-row>
        <table:table-row table:style-name="ro1">
          <table:table-cell office:value-type="float" office:value="16500000" calcext:value-type="float">
            <text:p>16500000</text:p>
          </table:table-cell>
          <table:table-cell office:value-type="float" office:value="36.2792980054499" calcext:value-type="float">
            <text:p>36.2792980054</text:p>
          </table:table-cell>
        </table:table-row>
        <table:table-row table:style-name="ro1">
          <table:table-cell office:value-type="float" office:value="16750000" calcext:value-type="float">
            <text:p>16750000</text:p>
          </table:table-cell>
          <table:table-cell office:value-type="float" office:value="36.3634249613842" calcext:value-type="float">
            <text:p>36.3634249614</text:p>
          </table:table-cell>
        </table:table-row>
        <table:table-row table:style-name="ro1">
          <table:table-cell office:value-type="float" office:value="17000000" calcext:value-type="float">
            <text:p>17000000</text:p>
          </table:table-cell>
          <table:table-cell office:value-type="float" office:value="36.7190139411905" calcext:value-type="float">
            <text:p>36.7190139412</text:p>
          </table:table-cell>
        </table:table-row>
        <table:table-row table:style-name="ro1">
          <table:table-cell office:value-type="float" office:value="17250000" calcext:value-type="float">
            <text:p>17250000</text:p>
          </table:table-cell>
          <table:table-cell office:value-type="float" office:value="36.730014605485" calcext:value-type="float">
            <text:p>36.7300146055</text:p>
          </table:table-cell>
        </table:table-row>
        <table:table-row table:style-name="ro1">
          <table:table-cell office:value-type="float" office:value="17500000" calcext:value-type="float">
            <text:p>17500000</text:p>
          </table:table-cell>
          <table:table-cell office:value-type="float" office:value="36.2086408615102" calcext:value-type="float">
            <text:p>36.2086408615</text:p>
          </table:table-cell>
        </table:table-row>
        <table:table-row table:style-name="ro1">
          <table:table-cell office:value-type="float" office:value="17750000" calcext:value-type="float">
            <text:p>17750000</text:p>
          </table:table-cell>
          <table:table-cell office:value-type="float" office:value="36.2610129411065" calcext:value-type="float">
            <text:p>36.2610129411</text:p>
          </table:table-cell>
        </table:table-row>
        <table:table-row table:style-name="ro1">
          <table:table-cell office:value-type="float" office:value="18000000" calcext:value-type="float">
            <text:p>18000000</text:p>
          </table:table-cell>
          <table:table-cell office:value-type="float" office:value="36.2380933190715" calcext:value-type="float">
            <text:p>36.2380933191</text:p>
          </table:table-cell>
        </table:table-row>
        <table:table-row table:style-name="ro1">
          <table:table-cell office:value-type="float" office:value="18250000" calcext:value-type="float">
            <text:p>18250000</text:p>
          </table:table-cell>
          <table:table-cell office:value-type="float" office:value="35.8235072017735" calcext:value-type="float">
            <text:p>35.8235072018</text:p>
          </table:table-cell>
        </table:table-row>
        <table:table-row table:style-name="ro1">
          <table:table-cell office:value-type="float" office:value="18500000" calcext:value-type="float">
            <text:p>18500000</text:p>
          </table:table-cell>
          <table:table-cell office:value-type="float" office:value="36.5938574672316" calcext:value-type="float">
            <text:p>36.5938574672</text:p>
          </table:table-cell>
        </table:table-row>
        <table:table-row table:style-name="ro1">
          <table:table-cell office:value-type="float" office:value="18750000" calcext:value-type="float">
            <text:p>18750000</text:p>
          </table:table-cell>
          <table:table-cell office:value-type="float" office:value="36.3846584125281" calcext:value-type="float">
            <text:p>36.3846584125</text:p>
          </table:table-cell>
        </table:table-row>
        <table:table-row table:style-name="ro1">
          <table:table-cell office:value-type="float" office:value="19000000" calcext:value-type="float">
            <text:p>19000000</text:p>
          </table:table-cell>
          <table:table-cell office:value-type="float" office:value="35.9270945596955" calcext:value-type="float">
            <text:p>35.9270945597</text:p>
          </table:table-cell>
        </table:table-row>
        <table:table-row table:style-name="ro1">
          <table:table-cell office:value-type="float" office:value="19250000" calcext:value-type="float">
            <text:p>19250000</text:p>
          </table:table-cell>
          <table:table-cell office:value-type="float" office:value="36.4574618813448" calcext:value-type="float">
            <text:p>36.4574618813</text:p>
          </table:table-cell>
        </table:table-row>
        <table:table-row table:style-name="ro1">
          <table:table-cell office:value-type="float" office:value="19500000" calcext:value-type="float">
            <text:p>19500000</text:p>
          </table:table-cell>
          <table:table-cell office:value-type="float" office:value="36.0668753414245" calcext:value-type="float">
            <text:p>36.0668753414</text:p>
          </table:table-cell>
        </table:table-row>
        <table:table-row table:style-name="ro1">
          <table:table-cell office:value-type="float" office:value="19750000" calcext:value-type="float">
            <text:p>19750000</text:p>
          </table:table-cell>
          <table:table-cell office:value-type="float" office:value="36.1615664976736" calcext:value-type="float">
            <text:p>36.1615664977</text:p>
          </table:table-cell>
        </table:table-row>
        <table:table-row table:style-name="ro1">
          <table:table-cell office:value-type="float" office:value="20000000" calcext:value-type="float">
            <text:p>20000000</text:p>
          </table:table-cell>
          <table:table-cell office:value-type="float" office:value="36.3637877980716" calcext:value-type="float">
            <text:p>36.3637877981</text:p>
          </table:table-cell>
        </table:table-row>
        <table:table-row table:style-name="ro1">
          <table:table-cell office:value-type="float" office:value="20250000" calcext:value-type="float">
            <text:p>20250000</text:p>
          </table:table-cell>
          <table:table-cell office:value-type="float" office:value="35.9235890632252" calcext:value-type="float">
            <text:p>35.9235890632</text:p>
          </table:table-cell>
        </table:table-row>
        <table:table-row table:style-name="ro1">
          <table:table-cell office:value-type="float" office:value="20500000" calcext:value-type="float">
            <text:p>20500000</text:p>
          </table:table-cell>
          <table:table-cell office:value-type="float" office:value="36.0880387513677" calcext:value-type="float">
            <text:p>36.0880387514</text:p>
          </table:table-cell>
        </table:table-row>
        <table:table-row table:style-name="ro1">
          <table:table-cell office:value-type="float" office:value="20750000" calcext:value-type="float">
            <text:p>20750000</text:p>
          </table:table-cell>
          <table:table-cell office:value-type="float" office:value="36.2741558281682" calcext:value-type="float">
            <text:p>36.2741558282</text:p>
          </table:table-cell>
        </table:table-row>
        <table:table-row table:style-name="ro1">
          <table:table-cell office:value-type="float" office:value="21000000" calcext:value-type="float">
            <text:p>21000000</text:p>
          </table:table-cell>
          <table:table-cell office:value-type="float" office:value="36.5807989844625" calcext:value-type="float">
            <text:p>36.5807989845</text:p>
          </table:table-cell>
        </table:table-row>
        <table:table-row table:style-name="ro1">
          <table:table-cell office:value-type="float" office:value="21250000" calcext:value-type="float">
            <text:p>21250000</text:p>
          </table:table-cell>
          <table:table-cell office:value-type="float" office:value="36.6845700378879" calcext:value-type="float">
            <text:p>36.6845700379</text:p>
          </table:table-cell>
        </table:table-row>
        <table:table-row table:style-name="ro1">
          <table:table-cell office:value-type="float" office:value="21500000" calcext:value-type="float">
            <text:p>21500000</text:p>
          </table:table-cell>
          <table:table-cell office:value-type="float" office:value="36.5182267510622" calcext:value-type="float">
            <text:p>36.5182267511</text:p>
          </table:table-cell>
        </table:table-row>
        <table:table-row table:style-name="ro1">
          <table:table-cell office:value-type="float" office:value="21750000" calcext:value-type="float">
            <text:p>21750000</text:p>
          </table:table-cell>
          <table:table-cell office:value-type="float" office:value="36.4255756216289" calcext:value-type="float">
            <text:p>36.4255756216</text:p>
          </table:table-cell>
        </table:table-row>
        <table:table-row table:style-name="ro1">
          <table:table-cell office:value-type="float" office:value="22000000" calcext:value-type="float">
            <text:p>22000000</text:p>
          </table:table-cell>
          <table:table-cell office:value-type="float" office:value="36.4395279110223" calcext:value-type="float">
            <text:p>36.439527911</text:p>
          </table:table-cell>
        </table:table-row>
        <table:table-row table:style-name="ro1">
          <table:table-cell office:value-type="float" office:value="22250000" calcext:value-type="float">
            <text:p>22250000</text:p>
          </table:table-cell>
          <table:table-cell office:value-type="float" office:value="36.0132441395637" calcext:value-type="float">
            <text:p>36.0132441396</text:p>
          </table:table-cell>
        </table:table-row>
        <table:table-row table:style-name="ro1">
          <table:table-cell office:value-type="float" office:value="22500000" calcext:value-type="float">
            <text:p>22500000</text:p>
          </table:table-cell>
          <table:table-cell office:value-type="float" office:value="36.136548966719" calcext:value-type="float">
            <text:p>36.1365489667</text:p>
          </table:table-cell>
        </table:table-row>
        <table:table-row table:style-name="ro1">
          <table:table-cell office:value-type="float" office:value="22750000" calcext:value-type="float">
            <text:p>22750000</text:p>
          </table:table-cell>
          <table:table-cell office:value-type="float" office:value="36.5202518378486" calcext:value-type="float">
            <text:p>36.5202518378</text:p>
          </table:table-cell>
        </table:table-row>
        <table:table-row table:style-name="ro1">
          <table:table-cell office:value-type="float" office:value="23000000" calcext:value-type="float">
            <text:p>23000000</text:p>
          </table:table-cell>
          <table:table-cell office:value-type="float" office:value="36.5098822992277" calcext:value-type="float">
            <text:p>36.5098822992</text:p>
          </table:table-cell>
        </table:table-row>
        <table:table-row table:style-name="ro1">
          <table:table-cell office:value-type="float" office:value="23250000" calcext:value-type="float">
            <text:p>23250000</text:p>
          </table:table-cell>
          <table:table-cell office:value-type="float" office:value="36.4335931762868" calcext:value-type="float">
            <text:p>36.4335931763</text:p>
          </table:table-cell>
        </table:table-row>
        <table:table-row table:style-name="ro1">
          <table:table-cell office:value-type="float" office:value="23500000" calcext:value-type="float">
            <text:p>23500000</text:p>
          </table:table-cell>
          <table:table-cell office:value-type="float" office:value="36.275192312848" calcext:value-type="float">
            <text:p>36.2751923128</text:p>
          </table:table-cell>
        </table:table-row>
        <table:table-row table:style-name="ro1">
          <table:table-cell office:value-type="float" office:value="23750000" calcext:value-type="float">
            <text:p>23750000</text:p>
          </table:table-cell>
          <table:table-cell office:value-type="float" office:value="36.5611405050754" calcext:value-type="float">
            <text:p>36.5611405051</text:p>
          </table:table-cell>
        </table:table-row>
        <table:table-row table:style-name="ro1">
          <table:table-cell office:value-type="float" office:value="24000000" calcext:value-type="float">
            <text:p>24000000</text:p>
          </table:table-cell>
          <table:table-cell office:value-type="float" office:value="36.5725949183693" calcext:value-type="float">
            <text:p>36.5725949184</text:p>
          </table:table-cell>
        </table:table-row>
        <table:table-row table:style-name="ro1">
          <table:table-cell office:value-type="float" office:value="24250000" calcext:value-type="float">
            <text:p>24250000</text:p>
          </table:table-cell>
          <table:table-cell office:value-type="float" office:value="35.8289035716197" calcext:value-type="float">
            <text:p>35.8289035716</text:p>
          </table:table-cell>
        </table:table-row>
        <table:table-row table:style-name="ro1">
          <table:table-cell office:value-type="float" office:value="24500000" calcext:value-type="float">
            <text:p>24500000</text:p>
          </table:table-cell>
          <table:table-cell office:value-type="float" office:value="36.4795853628046" calcext:value-type="float">
            <text:p>36.4795853628</text:p>
          </table:table-cell>
        </table:table-row>
        <table:table-row table:style-name="ro1">
          <table:table-cell office:value-type="float" office:value="24750000" calcext:value-type="float">
            <text:p>24750000</text:p>
          </table:table-cell>
          <table:table-cell office:value-type="float" office:value="36.2288220059963" calcext:value-type="float">
            <text:p>36.228822006</text:p>
          </table:table-cell>
        </table:table-row>
        <table:table-row table:style-name="ro1">
          <table:table-cell office:value-type="float" office:value="25000000" calcext:value-type="float">
            <text:p>25000000</text:p>
          </table:table-cell>
          <table:table-cell office:value-type="float" office:value="36.046342822604" calcext:value-type="float">
            <text:p>36.0463428226</text:p>
          </table:table-cell>
        </table:table-row>
        <table:table-row table:style-name="ro1">
          <table:table-cell office:value-type="float" office:value="25250000" calcext:value-type="float">
            <text:p>25250000</text:p>
          </table:table-cell>
          <table:table-cell office:value-type="float" office:value="36.2174659732535" calcext:value-type="float">
            <text:p>36.2174659733</text:p>
          </table:table-cell>
        </table:table-row>
        <table:table-row table:style-name="ro1">
          <table:table-cell office:value-type="float" office:value="25500000" calcext:value-type="float">
            <text:p>25500000</text:p>
          </table:table-cell>
          <table:table-cell office:value-type="float" office:value="36.5051269798384" calcext:value-type="float">
            <text:p>36.5051269798</text:p>
          </table:table-cell>
        </table:table-row>
        <table:table-row table:style-name="ro1">
          <table:table-cell office:value-type="float" office:value="25750000" calcext:value-type="float">
            <text:p>25750000</text:p>
          </table:table-cell>
          <table:table-cell office:value-type="float" office:value="36.2060284754156" calcext:value-type="float">
            <text:p>36.2060284754</text:p>
          </table:table-cell>
        </table:table-row>
        <table:table-row table:style-name="ro1">
          <table:table-cell office:value-type="float" office:value="26000000" calcext:value-type="float">
            <text:p>26000000</text:p>
          </table:table-cell>
          <table:table-cell office:value-type="float" office:value="35.9456055971585" calcext:value-type="float">
            <text:p>35.9456055972</text:p>
          </table:table-cell>
        </table:table-row>
        <table:table-row table:style-name="ro1">
          <table:table-cell office:value-type="float" office:value="26250000" calcext:value-type="float">
            <text:p>26250000</text:p>
          </table:table-cell>
          <table:table-cell office:value-type="float" office:value="36.6446162962554" calcext:value-type="float">
            <text:p>36.6446162963</text:p>
          </table:table-cell>
        </table:table-row>
        <table:table-row table:style-name="ro1">
          <table:table-cell office:value-type="float" office:value="26500000" calcext:value-type="float">
            <text:p>26500000</text:p>
          </table:table-cell>
          <table:table-cell office:value-type="float" office:value="36.1834030411972" calcext:value-type="float">
            <text:p>36.1834030412</text:p>
          </table:table-cell>
        </table:table-row>
        <table:table-row table:style-name="ro1">
          <table:table-cell office:value-type="float" office:value="26750000" calcext:value-type="float">
            <text:p>26750000</text:p>
          </table:table-cell>
          <table:table-cell office:value-type="float" office:value="36.2917333205214" calcext:value-type="float">
            <text:p>36.2917333205</text:p>
          </table:table-cell>
        </table:table-row>
        <table:table-row table:style-name="ro1">
          <table:table-cell office:value-type="float" office:value="27000000" calcext:value-type="float">
            <text:p>27000000</text:p>
          </table:table-cell>
          <table:table-cell office:value-type="float" office:value="36.1196363213246" calcext:value-type="float">
            <text:p>36.1196363213</text:p>
          </table:table-cell>
        </table:table-row>
        <table:table-row table:style-name="ro1">
          <table:table-cell office:value-type="float" office:value="27250000" calcext:value-type="float">
            <text:p>27250000</text:p>
          </table:table-cell>
          <table:table-cell office:value-type="float" office:value="35.7615143621896" calcext:value-type="float">
            <text:p>35.7615143622</text:p>
          </table:table-cell>
        </table:table-row>
        <table:table-row table:style-name="ro1">
          <table:table-cell office:value-type="float" office:value="27500000" calcext:value-type="float">
            <text:p>27500000</text:p>
          </table:table-cell>
          <table:table-cell office:value-type="float" office:value="35.7826003715326" calcext:value-type="float">
            <text:p>35.7826003715</text:p>
          </table:table-cell>
        </table:table-row>
        <table:table-row table:style-name="ro1">
          <table:table-cell office:value-type="float" office:value="27750000" calcext:value-type="float">
            <text:p>27750000</text:p>
          </table:table-cell>
          <table:table-cell office:value-type="float" office:value="36.3008168165697" calcext:value-type="float">
            <text:p>36.3008168166</text:p>
          </table:table-cell>
        </table:table-row>
        <table:table-row table:style-name="ro1">
          <table:table-cell office:value-type="float" office:value="28000000" calcext:value-type="float">
            <text:p>28000000</text:p>
          </table:table-cell>
          <table:table-cell office:value-type="float" office:value="36.1404758992189" calcext:value-type="float">
            <text:p>36.1404758992</text:p>
          </table:table-cell>
        </table:table-row>
        <table:table-row table:style-name="ro1">
          <table:table-cell office:value-type="float" office:value="28250000" calcext:value-type="float">
            <text:p>28250000</text:p>
          </table:table-cell>
          <table:table-cell office:value-type="float" office:value="35.9644734885484" calcext:value-type="float">
            <text:p>35.9644734885</text:p>
          </table:table-cell>
        </table:table-row>
        <table:table-row table:style-name="ro1">
          <table:table-cell office:value-type="float" office:value="28500000" calcext:value-type="float">
            <text:p>28500000</text:p>
          </table:table-cell>
          <table:table-cell office:value-type="float" office:value="36.4103459045605" calcext:value-type="float">
            <text:p>36.4103459046</text:p>
          </table:table-cell>
        </table:table-row>
        <table:table-row table:style-name="ro1">
          <table:table-cell office:value-type="float" office:value="28750000" calcext:value-type="float">
            <text:p>28750000</text:p>
          </table:table-cell>
          <table:table-cell office:value-type="float" office:value="36.1963170884651" calcext:value-type="float">
            <text:p>36.1963170885</text:p>
          </table:table-cell>
        </table:table-row>
        <table:table-row table:style-name="ro1">
          <table:table-cell office:value-type="float" office:value="29000000" calcext:value-type="float">
            <text:p>29000000</text:p>
          </table:table-cell>
          <table:table-cell office:value-type="float" office:value="36.0719219529765" calcext:value-type="float">
            <text:p>36.071921953</text:p>
          </table:table-cell>
        </table:table-row>
        <table:table-row table:style-name="ro1">
          <table:table-cell office:value-type="float" office:value="29250000" calcext:value-type="float">
            <text:p>29250000</text:p>
          </table:table-cell>
          <table:table-cell office:value-type="float" office:value="36.0585821839837" calcext:value-type="float">
            <text:p>36.058582184</text:p>
          </table:table-cell>
        </table:table-row>
        <table:table-row table:style-name="ro1">
          <table:table-cell office:value-type="float" office:value="29500000" calcext:value-type="float">
            <text:p>29500000</text:p>
          </table:table-cell>
          <table:table-cell office:value-type="float" office:value="36.1749757514626" calcext:value-type="float">
            <text:p>36.1749757515</text:p>
          </table:table-cell>
        </table:table-row>
        <table:table-row table:style-name="ro1">
          <table:table-cell office:value-type="float" office:value="29750000" calcext:value-type="float">
            <text:p>29750000</text:p>
          </table:table-cell>
          <table:table-cell office:value-type="float" office:value="35.9684707421841" calcext:value-type="float">
            <text:p>35.9684707422</text:p>
          </table:table-cell>
        </table:table-row>
        <table:table-row table:style-name="ro1">
          <table:table-cell office:value-type="float" office:value="30000000" calcext:value-type="float">
            <text:p>30000000</text:p>
          </table:table-cell>
          <table:table-cell office:value-type="float" office:value="36.0251870632321" calcext:value-type="float">
            <text:p>36.0251870632</text:p>
          </table:table-cell>
        </table:table-row>
        <table:table-row table:style-name="ro1">
          <table:table-cell office:value-type="float" office:value="30250000" calcext:value-type="float">
            <text:p>30250000</text:p>
          </table:table-cell>
          <table:table-cell office:value-type="float" office:value="35.9984310766185" calcext:value-type="float">
            <text:p>35.9984310766</text:p>
          </table:table-cell>
        </table:table-row>
        <table:table-row table:style-name="ro1">
          <table:table-cell office:value-type="float" office:value="30500000" calcext:value-type="float">
            <text:p>30500000</text:p>
          </table:table-cell>
          <table:table-cell office:value-type="float" office:value="36.3992984232462" calcext:value-type="float">
            <text:p>36.3992984232</text:p>
          </table:table-cell>
        </table:table-row>
        <table:table-row table:style-name="ro1">
          <table:table-cell office:value-type="float" office:value="30750000" calcext:value-type="float">
            <text:p>30750000</text:p>
          </table:table-cell>
          <table:table-cell office:value-type="float" office:value="36.7186124460895" calcext:value-type="float">
            <text:p>36.7186124461</text:p>
          </table:table-cell>
        </table:table-row>
        <table:table-row table:style-name="ro1">
          <table:table-cell office:value-type="float" office:value="31000000" calcext:value-type="float">
            <text:p>31000000</text:p>
          </table:table-cell>
          <table:table-cell office:value-type="float" office:value="36.19857637875" calcext:value-type="float">
            <text:p>36.1985763788</text:p>
          </table:table-cell>
        </table:table-row>
        <table:table-row table:style-name="ro1">
          <table:table-cell office:value-type="float" office:value="31250000" calcext:value-type="float">
            <text:p>31250000</text:p>
          </table:table-cell>
          <table:table-cell office:value-type="float" office:value="36.132769987366" calcext:value-type="float">
            <text:p>36.1327699874</text:p>
          </table:table-cell>
        </table:table-row>
        <table:table-row table:style-name="ro1">
          <table:table-cell office:value-type="float" office:value="31500000" calcext:value-type="float">
            <text:p>31500000</text:p>
          </table:table-cell>
          <table:table-cell office:value-type="float" office:value="36.3436897388595" calcext:value-type="float">
            <text:p>36.3436897389</text:p>
          </table:table-cell>
        </table:table-row>
        <table:table-row table:style-name="ro1">
          <table:table-cell office:value-type="float" office:value="31750000" calcext:value-type="float">
            <text:p>31750000</text:p>
          </table:table-cell>
          <table:table-cell office:value-type="float" office:value="35.8503633018303" calcext:value-type="float">
            <text:p>35.8503633018</text:p>
          </table:table-cell>
        </table:table-row>
        <table:table-row table:style-name="ro1">
          <table:table-cell office:value-type="float" office:value="32000000" calcext:value-type="float">
            <text:p>32000000</text:p>
          </table:table-cell>
          <table:table-cell office:value-type="float" office:value="35.9749516553847" calcext:value-type="float">
            <text:p>35.9749516554</text:p>
          </table:table-cell>
        </table:table-row>
        <table:table-row table:style-name="ro1">
          <table:table-cell office:value-type="float" office:value="32250000" calcext:value-type="float">
            <text:p>32250000</text:p>
          </table:table-cell>
          <table:table-cell office:value-type="float" office:value="36.4263846401301" calcext:value-type="float">
            <text:p>36.4263846401</text:p>
          </table:table-cell>
        </table:table-row>
        <table:table-row table:style-name="ro1">
          <table:table-cell office:value-type="float" office:value="32500000" calcext:value-type="float">
            <text:p>32500000</text:p>
          </table:table-cell>
          <table:table-cell office:value-type="float" office:value="36.2138678631612" calcext:value-type="float">
            <text:p>36.2138678632</text:p>
          </table:table-cell>
        </table:table-row>
        <table:table-row table:style-name="ro1">
          <table:table-cell office:value-type="float" office:value="32750000" calcext:value-type="float">
            <text:p>32750000</text:p>
          </table:table-cell>
          <table:table-cell office:value-type="float" office:value="36.0674230854618" calcext:value-type="float">
            <text:p>36.0674230855</text:p>
          </table:table-cell>
        </table:table-row>
        <table:table-row table:style-name="ro1">
          <table:table-cell office:value-type="float" office:value="33000000" calcext:value-type="float">
            <text:p>33000000</text:p>
          </table:table-cell>
          <table:table-cell office:value-type="float" office:value="36.0441625753518" calcext:value-type="float">
            <text:p>36.0441625754</text:p>
          </table:table-cell>
        </table:table-row>
        <table:table-row table:style-name="ro1">
          <table:table-cell office:value-type="float" office:value="33250000" calcext:value-type="float">
            <text:p>33250000</text:p>
          </table:table-cell>
          <table:table-cell office:value-type="float" office:value="35.6898458190043" calcext:value-type="float">
            <text:p>35.689845819</text:p>
          </table:table-cell>
        </table:table-row>
        <table:table-row table:style-name="ro1">
          <table:table-cell office:value-type="float" office:value="33500000" calcext:value-type="float">
            <text:p>33500000</text:p>
          </table:table-cell>
          <table:table-cell office:value-type="float" office:value="36.1406532633561" calcext:value-type="float">
            <text:p>36.1406532634</text:p>
          </table:table-cell>
        </table:table-row>
        <table:table-row table:style-name="ro1">
          <table:table-cell office:value-type="float" office:value="33750000" calcext:value-type="float">
            <text:p>33750000</text:p>
          </table:table-cell>
          <table:table-cell office:value-type="float" office:value="35.7863300229103" calcext:value-type="float">
            <text:p>35.7863300229</text:p>
          </table:table-cell>
        </table:table-row>
        <table:table-row table:style-name="ro1">
          <table:table-cell office:value-type="float" office:value="34000000" calcext:value-type="float">
            <text:p>34000000</text:p>
          </table:table-cell>
          <table:table-cell office:value-type="float" office:value="36.0149560633079" calcext:value-type="float">
            <text:p>36.0149560633</text:p>
          </table:table-cell>
        </table:table-row>
        <table:table-row table:style-name="ro1">
          <table:table-cell office:value-type="float" office:value="34250000" calcext:value-type="float">
            <text:p>34250000</text:p>
          </table:table-cell>
          <table:table-cell office:value-type="float" office:value="36.1253681213933" calcext:value-type="float">
            <text:p>36.1253681214</text:p>
          </table:table-cell>
        </table:table-row>
        <table:table-row table:style-name="ro1">
          <table:table-cell office:value-type="float" office:value="34500000" calcext:value-type="float">
            <text:p>34500000</text:p>
          </table:table-cell>
          <table:table-cell office:value-type="float" office:value="36.0651976308656" calcext:value-type="float">
            <text:p>36.0651976309</text:p>
          </table:table-cell>
        </table:table-row>
        <table:table-row table:style-name="ro1">
          <table:table-cell office:value-type="float" office:value="34750000" calcext:value-type="float">
            <text:p>34750000</text:p>
          </table:table-cell>
          <table:table-cell office:value-type="float" office:value="36.072531431064" calcext:value-type="float">
            <text:p>36.0725314311</text:p>
          </table:table-cell>
        </table:table-row>
        <table:table-row table:style-name="ro1">
          <table:table-cell office:value-type="float" office:value="35000000" calcext:value-type="float">
            <text:p>35000000</text:p>
          </table:table-cell>
          <table:table-cell office:value-type="float" office:value="36.1743704097481" calcext:value-type="float">
            <text:p>36.1743704097</text:p>
          </table:table-cell>
        </table:table-row>
        <table:table-row table:style-name="ro1">
          <table:table-cell office:value-type="float" office:value="35250000" calcext:value-type="float">
            <text:p>35250000</text:p>
          </table:table-cell>
          <table:table-cell office:value-type="float" office:value="36.1470251670512" calcext:value-type="float">
            <text:p>36.1470251671</text:p>
          </table:table-cell>
        </table:table-row>
        <table:table-row table:style-name="ro1">
          <table:table-cell office:value-type="float" office:value="35500000" calcext:value-type="float">
            <text:p>35500000</text:p>
          </table:table-cell>
          <table:table-cell office:value-type="float" office:value="35.774538470745" calcext:value-type="float">
            <text:p>35.7745384707</text:p>
          </table:table-cell>
        </table:table-row>
        <table:table-row table:style-name="ro1">
          <table:table-cell office:value-type="float" office:value="35750000" calcext:value-type="float">
            <text:p>35750000</text:p>
          </table:table-cell>
          <table:table-cell office:value-type="float" office:value="35.5719389002645" calcext:value-type="float">
            <text:p>35.5719389003</text:p>
          </table:table-cell>
        </table:table-row>
        <table:table-row table:style-name="ro1">
          <table:table-cell office:value-type="float" office:value="36000000" calcext:value-type="float">
            <text:p>36000000</text:p>
          </table:table-cell>
          <table:table-cell office:value-type="float" office:value="35.6815911046347" calcext:value-type="float">
            <text:p>35.6815911046</text:p>
          </table:table-cell>
        </table:table-row>
        <table:table-row table:style-name="ro1">
          <table:table-cell office:value-type="float" office:value="36250000" calcext:value-type="float">
            <text:p>36250000</text:p>
          </table:table-cell>
          <table:table-cell office:value-type="float" office:value="36.1455313347865" calcext:value-type="float">
            <text:p>36.1455313348</text:p>
          </table:table-cell>
        </table:table-row>
        <table:table-row table:style-name="ro1">
          <table:table-cell office:value-type="float" office:value="36500000" calcext:value-type="float">
            <text:p>36500000</text:p>
          </table:table-cell>
          <table:table-cell office:value-type="float" office:value="35.6114813652571" calcext:value-type="float">
            <text:p>35.6114813653</text:p>
          </table:table-cell>
        </table:table-row>
        <table:table-row table:style-name="ro1">
          <table:table-cell office:value-type="float" office:value="36750000" calcext:value-type="float">
            <text:p>36750000</text:p>
          </table:table-cell>
          <table:table-cell office:value-type="float" office:value="35.7685721429134" calcext:value-type="float">
            <text:p>35.7685721429</text:p>
          </table:table-cell>
        </table:table-row>
        <table:table-row table:style-name="ro1">
          <table:table-cell office:value-type="float" office:value="37000000" calcext:value-type="float">
            <text:p>37000000</text:p>
          </table:table-cell>
          <table:table-cell office:value-type="float" office:value="35.9563674841782" calcext:value-type="float">
            <text:p>35.9563674842</text:p>
          </table:table-cell>
        </table:table-row>
        <table:table-row table:style-name="ro1">
          <table:table-cell office:value-type="float" office:value="37250000" calcext:value-type="float">
            <text:p>37250000</text:p>
          </table:table-cell>
          <table:table-cell office:value-type="float" office:value="36.0090995119093" calcext:value-type="float">
            <text:p>36.0090995119</text:p>
          </table:table-cell>
        </table:table-row>
        <table:table-row table:style-name="ro1">
          <table:table-cell office:value-type="float" office:value="37500000" calcext:value-type="float">
            <text:p>37500000</text:p>
          </table:table-cell>
          <table:table-cell office:value-type="float" office:value="35.6729617915125" calcext:value-type="float">
            <text:p>35.6729617915</text:p>
          </table:table-cell>
        </table:table-row>
        <table:table-row table:style-name="ro1">
          <table:table-cell office:value-type="float" office:value="37750000" calcext:value-type="float">
            <text:p>37750000</text:p>
          </table:table-cell>
          <table:table-cell office:value-type="float" office:value="36.1888926925251" calcext:value-type="float">
            <text:p>36.1888926925</text:p>
          </table:table-cell>
        </table:table-row>
        <table:table-row table:style-name="ro1">
          <table:table-cell office:value-type="float" office:value="38000000" calcext:value-type="float">
            <text:p>38000000</text:p>
          </table:table-cell>
          <table:table-cell office:value-type="float" office:value="35.2822811313049" calcext:value-type="float">
            <text:p>35.2822811313</text:p>
          </table:table-cell>
        </table:table-row>
        <table:table-row table:style-name="ro1">
          <table:table-cell office:value-type="float" office:value="38250000" calcext:value-type="float">
            <text:p>38250000</text:p>
          </table:table-cell>
          <table:table-cell office:value-type="float" office:value="35.5301643977774" calcext:value-type="float">
            <text:p>35.5301643978</text:p>
          </table:table-cell>
        </table:table-row>
        <table:table-row table:style-name="ro1">
          <table:table-cell office:value-type="float" office:value="38500000" calcext:value-type="float">
            <text:p>38500000</text:p>
          </table:table-cell>
          <table:table-cell office:value-type="float" office:value="35.9597024480703" calcext:value-type="float">
            <text:p>35.9597024481</text:p>
          </table:table-cell>
        </table:table-row>
        <table:table-row table:style-name="ro1">
          <table:table-cell office:value-type="float" office:value="38750000" calcext:value-type="float">
            <text:p>38750000</text:p>
          </table:table-cell>
          <table:table-cell office:value-type="float" office:value="35.5912595735904" calcext:value-type="float">
            <text:p>35.5912595736</text:p>
          </table:table-cell>
        </table:table-row>
        <table:table-row table:style-name="ro1">
          <table:table-cell office:value-type="float" office:value="39000000" calcext:value-type="float">
            <text:p>39000000</text:p>
          </table:table-cell>
          <table:table-cell office:value-type="float" office:value="35.4597045189941" calcext:value-type="float">
            <text:p>35.459704519</text:p>
          </table:table-cell>
        </table:table-row>
        <table:table-row table:style-name="ro1">
          <table:table-cell office:value-type="float" office:value="39250000" calcext:value-type="float">
            <text:p>39250000</text:p>
          </table:table-cell>
          <table:table-cell office:value-type="float" office:value="35.6942526405821" calcext:value-type="float">
            <text:p>35.6942526406</text:p>
          </table:table-cell>
        </table:table-row>
        <table:table-row table:style-name="ro1">
          <table:table-cell office:value-type="float" office:value="39500000" calcext:value-type="float">
            <text:p>39500000</text:p>
          </table:table-cell>
          <table:table-cell office:value-type="float" office:value="35.7573062262666" calcext:value-type="float">
            <text:p>35.7573062263</text:p>
          </table:table-cell>
        </table:table-row>
        <table:table-row table:style-name="ro1">
          <table:table-cell office:value-type="float" office:value="39750000" calcext:value-type="float">
            <text:p>39750000</text:p>
          </table:table-cell>
          <table:table-cell office:value-type="float" office:value="35.6111919587911" calcext:value-type="float">
            <text:p>35.6111919588</text:p>
          </table:table-cell>
        </table:table-row>
        <table:table-row table:style-name="ro1">
          <table:table-cell office:value-type="float" office:value="40000000" calcext:value-type="float">
            <text:p>40000000</text:p>
          </table:table-cell>
          <table:table-cell office:value-type="float" office:value="35.6682893475523" calcext:value-type="float">
            <text:p>35.6682893476</text:p>
          </table:table-cell>
        </table:table-row>
        <table:table-row table:style-name="ro1">
          <table:table-cell office:value-type="float" office:value="40250000" calcext:value-type="float">
            <text:p>40250000</text:p>
          </table:table-cell>
          <table:table-cell office:value-type="float" office:value="35.6102706178453" calcext:value-type="float">
            <text:p>35.6102706178</text:p>
          </table:table-cell>
        </table:table-row>
        <table:table-row table:style-name="ro1">
          <table:table-cell office:value-type="float" office:value="40500000" calcext:value-type="float">
            <text:p>40500000</text:p>
          </table:table-cell>
          <table:table-cell office:value-type="float" office:value="35.537509051943" calcext:value-type="float">
            <text:p>35.5375090519</text:p>
          </table:table-cell>
        </table:table-row>
        <table:table-row table:style-name="ro1">
          <table:table-cell office:value-type="float" office:value="40750000" calcext:value-type="float">
            <text:p>40750000</text:p>
          </table:table-cell>
          <table:table-cell office:value-type="float" office:value="35.5959279519618" calcext:value-type="float">
            <text:p>35.595927952</text:p>
          </table:table-cell>
        </table:table-row>
        <table:table-row table:style-name="ro1">
          <table:table-cell office:value-type="float" office:value="41000000" calcext:value-type="float">
            <text:p>41000000</text:p>
          </table:table-cell>
          <table:table-cell office:value-type="float" office:value="35.4914118470643" calcext:value-type="float">
            <text:p>35.4914118471</text:p>
          </table:table-cell>
        </table:table-row>
        <table:table-row table:style-name="ro1">
          <table:table-cell office:value-type="float" office:value="41250000" calcext:value-type="float">
            <text:p>41250000</text:p>
          </table:table-cell>
          <table:table-cell office:value-type="float" office:value="35.0871857012636" calcext:value-type="float">
            <text:p>35.0871857013</text:p>
          </table:table-cell>
        </table:table-row>
        <table:table-row table:style-name="ro1">
          <table:table-cell office:value-type="float" office:value="41500000" calcext:value-type="float">
            <text:p>41500000</text:p>
          </table:table-cell>
          <table:table-cell office:value-type="float" office:value="35.1337482730558" calcext:value-type="float">
            <text:p>35.1337482731</text:p>
          </table:table-cell>
        </table:table-row>
        <table:table-row table:style-name="ro1">
          <table:table-cell office:value-type="float" office:value="41750000" calcext:value-type="float">
            <text:p>41750000</text:p>
          </table:table-cell>
          <table:table-cell office:value-type="float" office:value="35.6092408201044" calcext:value-type="float">
            <text:p>35.6092408201</text:p>
          </table:table-cell>
        </table:table-row>
        <table:table-row table:style-name="ro1">
          <table:table-cell office:value-type="float" office:value="42000000" calcext:value-type="float">
            <text:p>42000000</text:p>
          </table:table-cell>
          <table:table-cell office:value-type="float" office:value="35.6046089680588" calcext:value-type="float">
            <text:p>35.6046089681</text:p>
          </table:table-cell>
        </table:table-row>
        <table:table-row table:style-name="ro1">
          <table:table-cell office:value-type="float" office:value="42250000" calcext:value-type="float">
            <text:p>42250000</text:p>
          </table:table-cell>
          <table:table-cell office:value-type="float" office:value="35.2152117392176" calcext:value-type="float">
            <text:p>35.2152117392</text:p>
          </table:table-cell>
        </table:table-row>
        <table:table-row table:style-name="ro1">
          <table:table-cell office:value-type="float" office:value="42500000" calcext:value-type="float">
            <text:p>42500000</text:p>
          </table:table-cell>
          <table:table-cell office:value-type="float" office:value="35.3330036473367" calcext:value-type="float">
            <text:p>35.3330036473</text:p>
          </table:table-cell>
        </table:table-row>
        <table:table-row table:style-name="ro1">
          <table:table-cell office:value-type="float" office:value="42750000" calcext:value-type="float">
            <text:p>42750000</text:p>
          </table:table-cell>
          <table:table-cell office:value-type="float" office:value="35.3899493780449" calcext:value-type="float">
            <text:p>35.389949378</text:p>
          </table:table-cell>
        </table:table-row>
        <table:table-row table:style-name="ro1">
          <table:table-cell office:value-type="float" office:value="43000000" calcext:value-type="float">
            <text:p>43000000</text:p>
          </table:table-cell>
          <table:table-cell office:value-type="float" office:value="35.0759906438227" calcext:value-type="float">
            <text:p>35.0759906438</text:p>
          </table:table-cell>
        </table:table-row>
        <table:table-row table:style-name="ro1">
          <table:table-cell office:value-type="float" office:value="43250000" calcext:value-type="float">
            <text:p>43250000</text:p>
          </table:table-cell>
          <table:table-cell office:value-type="float" office:value="35.6955682929928" calcext:value-type="float">
            <text:p>35.695568293</text:p>
          </table:table-cell>
        </table:table-row>
        <table:table-row table:style-name="ro1">
          <table:table-cell office:value-type="float" office:value="43500000" calcext:value-type="float">
            <text:p>43500000</text:p>
          </table:table-cell>
          <table:table-cell office:value-type="float" office:value="35.4532010905586" calcext:value-type="float">
            <text:p>35.4532010906</text:p>
          </table:table-cell>
        </table:table-row>
        <table:table-row table:style-name="ro1">
          <table:table-cell office:value-type="float" office:value="43750000" calcext:value-type="float">
            <text:p>43750000</text:p>
          </table:table-cell>
          <table:table-cell office:value-type="float" office:value="34.8074702166676" calcext:value-type="float">
            <text:p>34.8074702167</text:p>
          </table:table-cell>
        </table:table-row>
        <table:table-row table:style-name="ro1">
          <table:table-cell office:value-type="float" office:value="44000000" calcext:value-type="float">
            <text:p>44000000</text:p>
          </table:table-cell>
          <table:table-cell office:value-type="float" office:value="35.0470240996388" calcext:value-type="float">
            <text:p>35.0470240996</text:p>
          </table:table-cell>
        </table:table-row>
        <table:table-row table:style-name="ro1">
          <table:table-cell office:value-type="float" office:value="44250000" calcext:value-type="float">
            <text:p>44250000</text:p>
          </table:table-cell>
          <table:table-cell office:value-type="float" office:value="35.0049191018986" calcext:value-type="float">
            <text:p>35.0049191019</text:p>
          </table:table-cell>
        </table:table-row>
        <table:table-row table:style-name="ro1">
          <table:table-cell office:value-type="float" office:value="44500000" calcext:value-type="float">
            <text:p>44500000</text:p>
          </table:table-cell>
          <table:table-cell office:value-type="float" office:value="34.8460924959863" calcext:value-type="float">
            <text:p>34.846092496</text:p>
          </table:table-cell>
        </table:table-row>
        <table:table-row table:style-name="ro1">
          <table:table-cell office:value-type="float" office:value="44750000" calcext:value-type="float">
            <text:p>44750000</text:p>
          </table:table-cell>
          <table:table-cell office:value-type="float" office:value="34.7604699917339" calcext:value-type="float">
            <text:p>34.7604699917</text:p>
          </table:table-cell>
        </table:table-row>
        <table:table-row table:style-name="ro1">
          <table:table-cell office:value-type="float" office:value="45000000" calcext:value-type="float">
            <text:p>45000000</text:p>
          </table:table-cell>
          <table:table-cell office:value-type="float" office:value="34.8604959348088" calcext:value-type="float">
            <text:p>34.8604959348</text:p>
          </table:table-cell>
        </table:table-row>
        <table:table-row table:style-name="ro1">
          <table:table-cell office:value-type="float" office:value="45250000" calcext:value-type="float">
            <text:p>45250000</text:p>
          </table:table-cell>
          <table:table-cell office:value-type="float" office:value="34.835773656792" calcext:value-type="float">
            <text:p>34.8357736568</text:p>
          </table:table-cell>
        </table:table-row>
        <table:table-row table:style-name="ro1">
          <table:table-cell office:value-type="float" office:value="45500000" calcext:value-type="float">
            <text:p>45500000</text:p>
          </table:table-cell>
          <table:table-cell office:value-type="float" office:value="34.9717476419447" calcext:value-type="float">
            <text:p>34.9717476419</text:p>
          </table:table-cell>
        </table:table-row>
        <table:table-row table:style-name="ro1">
          <table:table-cell office:value-type="float" office:value="45750000" calcext:value-type="float">
            <text:p>45750000</text:p>
          </table:table-cell>
          <table:table-cell office:value-type="float" office:value="34.7366358413598" calcext:value-type="float">
            <text:p>34.7366358414</text:p>
          </table:table-cell>
        </table:table-row>
        <table:table-row table:style-name="ro1">
          <table:table-cell office:value-type="float" office:value="46000000" calcext:value-type="float">
            <text:p>46000000</text:p>
          </table:table-cell>
          <table:table-cell office:value-type="float" office:value="34.6066653495067" calcext:value-type="float">
            <text:p>34.6066653495</text:p>
          </table:table-cell>
        </table:table-row>
        <table:table-row table:style-name="ro1">
          <table:table-cell office:value-type="float" office:value="46250000" calcext:value-type="float">
            <text:p>46250000</text:p>
          </table:table-cell>
          <table:table-cell office:value-type="float" office:value="34.6922915393139" calcext:value-type="float">
            <text:p>34.6922915393</text:p>
          </table:table-cell>
        </table:table-row>
        <table:table-row table:style-name="ro1">
          <table:table-cell office:value-type="float" office:value="46500000" calcext:value-type="float">
            <text:p>46500000</text:p>
          </table:table-cell>
          <table:table-cell office:value-type="float" office:value="34.6546968300118" calcext:value-type="float">
            <text:p>34.65469683</text:p>
          </table:table-cell>
        </table:table-row>
        <table:table-row table:style-name="ro1">
          <table:table-cell office:value-type="float" office:value="46750000" calcext:value-type="float">
            <text:p>46750000</text:p>
          </table:table-cell>
          <table:table-cell office:value-type="float" office:value="34.1525045791112" calcext:value-type="float">
            <text:p>34.1525045791</text:p>
          </table:table-cell>
        </table:table-row>
        <table:table-row table:style-name="ro1">
          <table:table-cell office:value-type="float" office:value="47000000" calcext:value-type="float">
            <text:p>47000000</text:p>
          </table:table-cell>
          <table:table-cell office:value-type="float" office:value="34.3634076567768" calcext:value-type="float">
            <text:p>34.3634076568</text:p>
          </table:table-cell>
        </table:table-row>
        <table:table-row table:style-name="ro1">
          <table:table-cell office:value-type="float" office:value="47250000" calcext:value-type="float">
            <text:p>47250000</text:p>
          </table:table-cell>
          <table:table-cell office:value-type="float" office:value="33.8198268442265" calcext:value-type="float">
            <text:p>33.8198268442</text:p>
          </table:table-cell>
        </table:table-row>
        <table:table-row table:style-name="ro1">
          <table:table-cell office:value-type="float" office:value="47500000" calcext:value-type="float">
            <text:p>47500000</text:p>
          </table:table-cell>
          <table:table-cell office:value-type="float" office:value="33.9964653619764" calcext:value-type="float">
            <text:p>33.996465362</text:p>
          </table:table-cell>
        </table:table-row>
        <table:table-row table:style-name="ro1">
          <table:table-cell office:value-type="float" office:value="47750000" calcext:value-type="float">
            <text:p>47750000</text:p>
          </table:table-cell>
          <table:table-cell office:value-type="float" office:value="34.5353012469713" calcext:value-type="float">
            <text:p>34.535301247</text:p>
          </table:table-cell>
        </table:table-row>
        <table:table-row table:style-name="ro1">
          <table:table-cell office:value-type="float" office:value="48000000" calcext:value-type="float">
            <text:p>48000000</text:p>
          </table:table-cell>
          <table:table-cell office:value-type="float" office:value="33.5607853676366" calcext:value-type="float">
            <text:p>33.5607853676</text:p>
          </table:table-cell>
        </table:table-row>
        <table:table-row table:style-name="ro1">
          <table:table-cell office:value-type="float" office:value="48250000" calcext:value-type="float">
            <text:p>48250000</text:p>
          </table:table-cell>
          <table:table-cell office:value-type="float" office:value="33.5878011858347" calcext:value-type="float">
            <text:p>33.5878011858</text:p>
          </table:table-cell>
        </table:table-row>
        <table:table-row table:style-name="ro1">
          <table:table-cell office:value-type="float" office:value="48500000" calcext:value-type="float">
            <text:p>48500000</text:p>
          </table:table-cell>
          <table:table-cell office:value-type="float" office:value="33.5947177291524" calcext:value-type="float">
            <text:p>33.5947177292</text:p>
          </table:table-cell>
        </table:table-row>
        <table:table-row table:style-name="ro1">
          <table:table-cell office:value-type="float" office:value="48750000" calcext:value-type="float">
            <text:p>48750000</text:p>
          </table:table-cell>
          <table:table-cell office:value-type="float" office:value="33.6197521097301" calcext:value-type="float">
            <text:p>33.6197521097</text:p>
          </table:table-cell>
        </table:table-row>
        <table:table-row table:style-name="ro1">
          <table:table-cell office:value-type="float" office:value="49000000" calcext:value-type="float">
            <text:p>49000000</text:p>
          </table:table-cell>
          <table:table-cell office:value-type="float" office:value="33.3428610443344" calcext:value-type="float">
            <text:p>33.3428610443</text:p>
          </table:table-cell>
        </table:table-row>
        <table:table-row table:style-name="ro1">
          <table:table-cell office:value-type="float" office:value="49250000" calcext:value-type="float">
            <text:p>49250000</text:p>
          </table:table-cell>
          <table:table-cell office:value-type="float" office:value="33.6052939678082" calcext:value-type="float">
            <text:p>33.6052939678</text:p>
          </table:table-cell>
        </table:table-row>
        <table:table-row table:style-name="ro1">
          <table:table-cell office:value-type="float" office:value="49500000" calcext:value-type="float">
            <text:p>49500000</text:p>
          </table:table-cell>
          <table:table-cell office:value-type="float" office:value="33.2346959568894" calcext:value-type="float">
            <text:p>33.2346959569</text:p>
          </table:table-cell>
        </table:table-row>
        <table:table-row table:style-name="ro1">
          <table:table-cell office:value-type="float" office:value="49750000" calcext:value-type="float">
            <text:p>49750000</text:p>
          </table:table-cell>
          <table:table-cell office:value-type="float" office:value="33.0750571629922" calcext:value-type="float">
            <text:p>33.075057163</text:p>
          </table:table-cell>
        </table:table-row>
        <table:table-row table:style-name="ro1">
          <table:table-cell office:value-type="float" office:value="50000000" calcext:value-type="float">
            <text:p>50000000</text:p>
          </table:table-cell>
          <table:table-cell office:value-type="float" office:value="33.3133644105593" calcext:value-type="float">
            <text:p>33.3133644106</text:p>
          </table:table-cell>
        </table:table-row>
        <table:table-row table:style-name="ro1">
          <table:table-cell office:value-type="float" office:value="50250000" calcext:value-type="float">
            <text:p>50250000</text:p>
          </table:table-cell>
          <table:table-cell office:value-type="float" office:value="33.4566867143258" calcext:value-type="float">
            <text:p>33.4566867143</text:p>
          </table:table-cell>
        </table:table-row>
        <table:table-row table:style-name="ro1">
          <table:table-cell office:value-type="float" office:value="50500000" calcext:value-type="float">
            <text:p>50500000</text:p>
          </table:table-cell>
          <table:table-cell office:value-type="float" office:value="33.0430191732711" calcext:value-type="float">
            <text:p>33.0430191733</text:p>
          </table:table-cell>
        </table:table-row>
        <table:table-row table:style-name="ro1">
          <table:table-cell office:value-type="float" office:value="50750000" calcext:value-type="float">
            <text:p>50750000</text:p>
          </table:table-cell>
          <table:table-cell office:value-type="float" office:value="32.5519493463221" calcext:value-type="float">
            <text:p>32.5519493463</text:p>
          </table:table-cell>
        </table:table-row>
        <table:table-row table:style-name="ro1">
          <table:table-cell office:value-type="float" office:value="51000000" calcext:value-type="float">
            <text:p>51000000</text:p>
          </table:table-cell>
          <table:table-cell office:value-type="float" office:value="32.8257470107503" calcext:value-type="float">
            <text:p>32.8257470108</text:p>
          </table:table-cell>
        </table:table-row>
        <table:table-row table:style-name="ro1">
          <table:table-cell office:value-type="float" office:value="51250000" calcext:value-type="float">
            <text:p>51250000</text:p>
          </table:table-cell>
          <table:table-cell office:value-type="float" office:value="32.6546164370739" calcext:value-type="float">
            <text:p>32.6546164371</text:p>
          </table:table-cell>
        </table:table-row>
        <table:table-row table:style-name="ro1">
          <table:table-cell office:value-type="float" office:value="51500000" calcext:value-type="float">
            <text:p>51500000</text:p>
          </table:table-cell>
          <table:table-cell office:value-type="float" office:value="32.6938140574063" calcext:value-type="float">
            <text:p>32.6938140574</text:p>
          </table:table-cell>
        </table:table-row>
        <table:table-row table:style-name="ro1">
          <table:table-cell office:value-type="float" office:value="51750000" calcext:value-type="float">
            <text:p>51750000</text:p>
          </table:table-cell>
          <table:table-cell office:value-type="float" office:value="32.6689049128152" calcext:value-type="float">
            <text:p>32.6689049128</text:p>
          </table:table-cell>
        </table:table-row>
        <table:table-row table:style-name="ro1">
          <table:table-cell office:value-type="float" office:value="52000000" calcext:value-type="float">
            <text:p>52000000</text:p>
          </table:table-cell>
          <table:table-cell office:value-type="float" office:value="32.0129289546109" calcext:value-type="float">
            <text:p>32.0129289546</text:p>
          </table:table-cell>
        </table:table-row>
        <table:table-row table:style-name="ro1">
          <table:table-cell office:value-type="float" office:value="52250000" calcext:value-type="float">
            <text:p>52250000</text:p>
          </table:table-cell>
          <table:table-cell office:value-type="float" office:value="32.0063776734767" calcext:value-type="float">
            <text:p>32.0063776735</text:p>
          </table:table-cell>
        </table:table-row>
        <table:table-row table:style-name="ro1">
          <table:table-cell office:value-type="float" office:value="52500000" calcext:value-type="float">
            <text:p>52500000</text:p>
          </table:table-cell>
          <table:table-cell office:value-type="float" office:value="32.0693723544073" calcext:value-type="float">
            <text:p>32.0693723544</text:p>
          </table:table-cell>
        </table:table-row>
        <table:table-row table:style-name="ro1">
          <table:table-cell office:value-type="float" office:value="52750000" calcext:value-type="float">
            <text:p>52750000</text:p>
          </table:table-cell>
          <table:table-cell office:value-type="float" office:value="32.1816757029842" calcext:value-type="float">
            <text:p>32.181675703</text:p>
          </table:table-cell>
        </table:table-row>
        <table:table-row table:style-name="ro1">
          <table:table-cell office:value-type="float" office:value="53000000" calcext:value-type="float">
            <text:p>53000000</text:p>
          </table:table-cell>
          <table:table-cell office:value-type="float" office:value="31.3734416674567" calcext:value-type="float">
            <text:p>31.3734416675</text:p>
          </table:table-cell>
        </table:table-row>
        <table:table-row table:style-name="ro1">
          <table:table-cell office:value-type="float" office:value="53250000" calcext:value-type="float">
            <text:p>53250000</text:p>
          </table:table-cell>
          <table:table-cell office:value-type="float" office:value="31.5880109050672" calcext:value-type="float">
            <text:p>31.5880109051</text:p>
          </table:table-cell>
        </table:table-row>
        <table:table-row table:style-name="ro1">
          <table:table-cell office:value-type="float" office:value="53500000" calcext:value-type="float">
            <text:p>53500000</text:p>
          </table:table-cell>
          <table:table-cell office:value-type="float" office:value="31.6937341132788" calcext:value-type="float">
            <text:p>31.6937341133</text:p>
          </table:table-cell>
        </table:table-row>
        <table:table-row table:style-name="ro1">
          <table:table-cell office:value-type="float" office:value="53750000" calcext:value-type="float">
            <text:p>53750000</text:p>
          </table:table-cell>
          <table:table-cell office:value-type="float" office:value="31.759221565244" calcext:value-type="float">
            <text:p>31.7592215652</text:p>
          </table:table-cell>
        </table:table-row>
        <table:table-row table:style-name="ro1">
          <table:table-cell office:value-type="float" office:value="54000000" calcext:value-type="float">
            <text:p>54000000</text:p>
          </table:table-cell>
          <table:table-cell office:value-type="float" office:value="31.1932172895613" calcext:value-type="float">
            <text:p>31.1932172896</text:p>
          </table:table-cell>
        </table:table-row>
        <table:table-row table:style-name="ro1">
          <table:table-cell office:value-type="float" office:value="54250000" calcext:value-type="float">
            <text:p>54250000</text:p>
          </table:table-cell>
          <table:table-cell office:value-type="float" office:value="31.0825316489803" calcext:value-type="float">
            <text:p>31.082531649</text:p>
          </table:table-cell>
        </table:table-row>
        <table:table-row table:style-name="ro1">
          <table:table-cell office:value-type="float" office:value="54500000" calcext:value-type="float">
            <text:p>54500000</text:p>
          </table:table-cell>
          <table:table-cell office:value-type="float" office:value="31.1146603015854" calcext:value-type="float">
            <text:p>31.1146603016</text:p>
          </table:table-cell>
        </table:table-row>
        <table:table-row table:style-name="ro1">
          <table:table-cell office:value-type="float" office:value="54750000" calcext:value-type="float">
            <text:p>54750000</text:p>
          </table:table-cell>
          <table:table-cell office:value-type="float" office:value="31.0593488327318" calcext:value-type="float">
            <text:p>31.0593488327</text:p>
          </table:table-cell>
        </table:table-row>
        <table:table-row table:style-name="ro1">
          <table:table-cell office:value-type="float" office:value="55000000" calcext:value-type="float">
            <text:p>55000000</text:p>
          </table:table-cell>
          <table:table-cell office:value-type="float" office:value="30.4108837931138" calcext:value-type="float">
            <text:p>30.4108837931</text:p>
          </table:table-cell>
        </table:table-row>
        <table:table-row table:style-name="ro1">
          <table:table-cell office:value-type="float" office:value="55250000" calcext:value-type="float">
            <text:p>55250000</text:p>
          </table:table-cell>
          <table:table-cell office:value-type="float" office:value="30.3211404512642" calcext:value-type="float">
            <text:p>30.3211404513</text:p>
          </table:table-cell>
        </table:table-row>
        <table:table-row table:style-name="ro1">
          <table:table-cell office:value-type="float" office:value="55500000" calcext:value-type="float">
            <text:p>55500000</text:p>
          </table:table-cell>
          <table:table-cell office:value-type="float" office:value="30.5826742741989" calcext:value-type="float">
            <text:p>30.5826742742</text:p>
          </table:table-cell>
        </table:table-row>
        <table:table-row table:style-name="ro1">
          <table:table-cell office:value-type="float" office:value="55750000" calcext:value-type="float">
            <text:p>55750000</text:p>
          </table:table-cell>
          <table:table-cell office:value-type="float" office:value="30.0385995410022" calcext:value-type="float">
            <text:p>30.038599541</text:p>
          </table:table-cell>
        </table:table-row>
        <table:table-row table:style-name="ro1">
          <table:table-cell office:value-type="float" office:value="56000000" calcext:value-type="float">
            <text:p>56000000</text:p>
          </table:table-cell>
          <table:table-cell office:value-type="float" office:value="30.4094977668481" calcext:value-type="float">
            <text:p>30.4094977668</text:p>
          </table:table-cell>
        </table:table-row>
        <table:table-row table:style-name="ro1">
          <table:table-cell office:value-type="float" office:value="56250000" calcext:value-type="float">
            <text:p>56250000</text:p>
          </table:table-cell>
          <table:table-cell office:value-type="float" office:value="30.2762085909335" calcext:value-type="float">
            <text:p>30.2762085909</text:p>
          </table:table-cell>
        </table:table-row>
        <table:table-row table:style-name="ro1">
          <table:table-cell office:value-type="float" office:value="56500000" calcext:value-type="float">
            <text:p>56500000</text:p>
          </table:table-cell>
          <table:table-cell office:value-type="float" office:value="29.9076359831896" calcext:value-type="float">
            <text:p>29.9076359832</text:p>
          </table:table-cell>
        </table:table-row>
        <table:table-row table:style-name="ro1">
          <table:table-cell office:value-type="float" office:value="56750000" calcext:value-type="float">
            <text:p>56750000</text:p>
          </table:table-cell>
          <table:table-cell office:value-type="float" office:value="29.9468667417412" calcext:value-type="float">
            <text:p>29.9468667417</text:p>
          </table:table-cell>
        </table:table-row>
        <table:table-row table:style-name="ro1">
          <table:table-cell office:value-type="float" office:value="57000000" calcext:value-type="float">
            <text:p>57000000</text:p>
          </table:table-cell>
          <table:table-cell office:value-type="float" office:value="29.9018910548922" calcext:value-type="float">
            <text:p>29.9018910549</text:p>
          </table:table-cell>
        </table:table-row>
        <table:table-row table:style-name="ro1">
          <table:table-cell office:value-type="float" office:value="57250000" calcext:value-type="float">
            <text:p>57250000</text:p>
          </table:table-cell>
          <table:table-cell office:value-type="float" office:value="29.0667889053059" calcext:value-type="float">
            <text:p>29.0667889053</text:p>
          </table:table-cell>
        </table:table-row>
        <table:table-row table:style-name="ro1">
          <table:table-cell office:value-type="float" office:value="57500000" calcext:value-type="float">
            <text:p>57500000</text:p>
          </table:table-cell>
          <table:table-cell office:value-type="float" office:value="29.4414421164153" calcext:value-type="float">
            <text:p>29.4414421164</text:p>
          </table:table-cell>
        </table:table-row>
        <table:table-row table:style-name="ro1">
          <table:table-cell office:value-type="float" office:value="57750000" calcext:value-type="float">
            <text:p>57750000</text:p>
          </table:table-cell>
          <table:table-cell office:value-type="float" office:value="29.6584067608569" calcext:value-type="float">
            <text:p>29.6584067609</text:p>
          </table:table-cell>
        </table:table-row>
        <table:table-row table:style-name="ro1">
          <table:table-cell office:value-type="float" office:value="58000000" calcext:value-type="float">
            <text:p>58000000</text:p>
          </table:table-cell>
          <table:table-cell office:value-type="float" office:value="28.4965902768585" calcext:value-type="float">
            <text:p>28.4965902769</text:p>
          </table:table-cell>
        </table:table-row>
        <table:table-row table:style-name="ro1">
          <table:table-cell office:value-type="float" office:value="58250000" calcext:value-type="float">
            <text:p>58250000</text:p>
          </table:table-cell>
          <table:table-cell office:value-type="float" office:value="28.5375074139032" calcext:value-type="float">
            <text:p>28.5375074139</text:p>
          </table:table-cell>
        </table:table-row>
        <table:table-row table:style-name="ro1">
          <table:table-cell office:value-type="float" office:value="58500000" calcext:value-type="float">
            <text:p>58500000</text:p>
          </table:table-cell>
          <table:table-cell office:value-type="float" office:value="28.3306445657485" calcext:value-type="float">
            <text:p>28.3306445657</text:p>
          </table:table-cell>
        </table:table-row>
        <table:table-row table:style-name="ro1">
          <table:table-cell office:value-type="float" office:value="58750000" calcext:value-type="float">
            <text:p>58750000</text:p>
          </table:table-cell>
          <table:table-cell office:value-type="float" office:value="28.4163091997829" calcext:value-type="float">
            <text:p>28.4163091998</text:p>
          </table:table-cell>
        </table:table-row>
        <table:table-row table:style-name="ro1">
          <table:table-cell office:value-type="float" office:value="59000000" calcext:value-type="float">
            <text:p>59000000</text:p>
          </table:table-cell>
          <table:table-cell office:value-type="float" office:value="28.4189943757284" calcext:value-type="float">
            <text:p>28.4189943757</text:p>
          </table:table-cell>
        </table:table-row>
        <table:table-row table:style-name="ro1">
          <table:table-cell office:value-type="float" office:value="59250000" calcext:value-type="float">
            <text:p>59250000</text:p>
          </table:table-cell>
          <table:table-cell office:value-type="float" office:value="28.1749587499702" calcext:value-type="float">
            <text:p>28.17495875</text:p>
          </table:table-cell>
        </table:table-row>
        <table:table-row table:style-name="ro1">
          <table:table-cell office:value-type="float" office:value="59500000" calcext:value-type="float">
            <text:p>59500000</text:p>
          </table:table-cell>
          <table:table-cell office:value-type="float" office:value="27.9122245904247" calcext:value-type="float">
            <text:p>27.9122245904</text:p>
          </table:table-cell>
        </table:table-row>
        <table:table-row table:style-name="ro1">
          <table:table-cell office:value-type="float" office:value="59750000" calcext:value-type="float">
            <text:p>59750000</text:p>
          </table:table-cell>
          <table:table-cell office:value-type="float" office:value="27.7787518883076" calcext:value-type="float">
            <text:p>27.7787518883</text:p>
          </table:table-cell>
        </table:table-row>
        <table:table-row table:style-name="ro1">
          <table:table-cell office:value-type="float" office:value="60000000" calcext:value-type="float">
            <text:p>60000000</text:p>
          </table:table-cell>
          <table:table-cell office:value-type="float" office:value="27.7420707907814" calcext:value-type="float">
            <text:p>27.7420707908</text:p>
          </table:table-cell>
        </table:table-row>
        <table:table-row table:style-name="ro1">
          <table:table-cell office:value-type="float" office:value="60250000" calcext:value-type="float">
            <text:p>60250000</text:p>
          </table:table-cell>
          <table:table-cell office:value-type="float" office:value="27.7142290878098" calcext:value-type="float">
            <text:p>27.7142290878</text:p>
          </table:table-cell>
        </table:table-row>
        <table:table-row table:style-name="ro1">
          <table:table-cell office:value-type="float" office:value="60500000" calcext:value-type="float">
            <text:p>60500000</text:p>
          </table:table-cell>
          <table:table-cell office:value-type="float" office:value="27.372978137571" calcext:value-type="float">
            <text:p>27.3729781376</text:p>
          </table:table-cell>
        </table:table-row>
        <table:table-row table:style-name="ro1">
          <table:table-cell office:value-type="float" office:value="60750000" calcext:value-type="float">
            <text:p>60750000</text:p>
          </table:table-cell>
          <table:table-cell office:value-type="float" office:value="27.4122646713266" calcext:value-type="float">
            <text:p>27.4122646713</text:p>
          </table:table-cell>
        </table:table-row>
        <table:table-row table:style-name="ro1">
          <table:table-cell office:value-type="float" office:value="61000000" calcext:value-type="float">
            <text:p>61000000</text:p>
          </table:table-cell>
          <table:table-cell office:value-type="float" office:value="27.1420073818942" calcext:value-type="float">
            <text:p>27.1420073819</text:p>
          </table:table-cell>
        </table:table-row>
        <table:table-row table:style-name="ro1">
          <table:table-cell office:value-type="float" office:value="61250000" calcext:value-type="float">
            <text:p>61250000</text:p>
          </table:table-cell>
          <table:table-cell office:value-type="float" office:value="27.2225066946826" calcext:value-type="float">
            <text:p>27.2225066947</text:p>
          </table:table-cell>
        </table:table-row>
        <table:table-row table:style-name="ro1">
          <table:table-cell office:value-type="float" office:value="61500000" calcext:value-type="float">
            <text:p>61500000</text:p>
          </table:table-cell>
          <table:table-cell office:value-type="float" office:value="26.2004701317109" calcext:value-type="float">
            <text:p>26.2004701317</text:p>
          </table:table-cell>
        </table:table-row>
        <table:table-row table:style-name="ro1">
          <table:table-cell office:value-type="float" office:value="61750000" calcext:value-type="float">
            <text:p>61750000</text:p>
          </table:table-cell>
          <table:table-cell office:value-type="float" office:value="26.7977366893327" calcext:value-type="float">
            <text:p>26.7977366893</text:p>
          </table:table-cell>
        </table:table-row>
        <table:table-row table:style-name="ro1">
          <table:table-cell office:value-type="float" office:value="62000000" calcext:value-type="float">
            <text:p>62000000</text:p>
          </table:table-cell>
          <table:table-cell office:value-type="float" office:value="25.8886598534148" calcext:value-type="float">
            <text:p>25.8886598534</text:p>
          </table:table-cell>
        </table:table-row>
        <table:table-row table:style-name="ro1">
          <table:table-cell office:value-type="float" office:value="62250000" calcext:value-type="float">
            <text:p>62250000</text:p>
          </table:table-cell>
          <table:table-cell office:value-type="float" office:value="26.3780999177172" calcext:value-type="float">
            <text:p>26.3780999177</text:p>
          </table:table-cell>
        </table:table-row>
        <table:table-row table:style-name="ro1">
          <table:table-cell office:value-type="float" office:value="62500000" calcext:value-type="float">
            <text:p>62500000</text:p>
          </table:table-cell>
          <table:table-cell office:value-type="float" office:value="26.1068061913844" calcext:value-type="float">
            <text:p>26.1068061914</text:p>
          </table:table-cell>
        </table:table-row>
        <table:table-row table:style-name="ro1">
          <table:table-cell office:value-type="float" office:value="62750000" calcext:value-type="float">
            <text:p>62750000</text:p>
          </table:table-cell>
          <table:table-cell office:value-type="float" office:value="26.1758042831557" calcext:value-type="float">
            <text:p>26.1758042832</text:p>
          </table:table-cell>
        </table:table-row>
        <table:table-row table:style-name="ro1">
          <table:table-cell office:value-type="float" office:value="63000000" calcext:value-type="float">
            <text:p>63000000</text:p>
          </table:table-cell>
          <table:table-cell office:value-type="float" office:value="25.2149255680366" calcext:value-type="float">
            <text:p>25.214925568</text:p>
          </table:table-cell>
        </table:table-row>
        <table:table-row table:style-name="ro1">
          <table:table-cell office:value-type="float" office:value="63250000" calcext:value-type="float">
            <text:p>63250000</text:p>
          </table:table-cell>
          <table:table-cell office:value-type="float" office:value="25.5540744030354" calcext:value-type="float">
            <text:p>25.554074403</text:p>
          </table:table-cell>
        </table:table-row>
        <table:table-row table:style-name="ro1">
          <table:table-cell office:value-type="float" office:value="63500000" calcext:value-type="float">
            <text:p>63500000</text:p>
          </table:table-cell>
          <table:table-cell office:value-type="float" office:value="25.40442739785" calcext:value-type="float">
            <text:p>25.4044273979</text:p>
          </table:table-cell>
        </table:table-row>
        <table:table-row table:style-name="ro1">
          <table:table-cell office:value-type="float" office:value="63750000" calcext:value-type="float">
            <text:p>63750000</text:p>
          </table:table-cell>
          <table:table-cell office:value-type="float" office:value="25.5499002430318" calcext:value-type="float">
            <text:p>25.549900243</text:p>
          </table:table-cell>
        </table:table-row>
        <table:table-row table:style-name="ro1">
          <table:table-cell office:value-type="float" office:value="64000000" calcext:value-type="float">
            <text:p>64000000</text:p>
          </table:table-cell>
          <table:table-cell office:value-type="float" office:value="25.2976119664941" calcext:value-type="float">
            <text:p>25.2976119665</text:p>
          </table:table-cell>
        </table:table-row>
        <table:table-row table:style-name="ro1">
          <table:table-cell office:value-type="float" office:value="64250000" calcext:value-type="float">
            <text:p>64250000</text:p>
          </table:table-cell>
          <table:table-cell office:value-type="float" office:value="24.9731437539677" calcext:value-type="float">
            <text:p>24.973143754</text:p>
          </table:table-cell>
        </table:table-row>
        <table:table-row table:style-name="ro1">
          <table:table-cell office:value-type="float" office:value="64500000" calcext:value-type="float">
            <text:p>64500000</text:p>
          </table:table-cell>
          <table:table-cell office:value-type="float" office:value="24.9943080408652" calcext:value-type="float">
            <text:p>24.9943080409</text:p>
          </table:table-cell>
        </table:table-row>
        <table:table-row table:style-name="ro1">
          <table:table-cell office:value-type="float" office:value="64750000" calcext:value-type="float">
            <text:p>64750000</text:p>
          </table:table-cell>
          <table:table-cell office:value-type="float" office:value="24.6854620901819" calcext:value-type="float">
            <text:p>24.6854620902</text:p>
          </table:table-cell>
        </table:table-row>
        <table:table-row table:style-name="ro1">
          <table:table-cell office:value-type="float" office:value="65000000" calcext:value-type="float">
            <text:p>65000000</text:p>
          </table:table-cell>
          <table:table-cell office:value-type="float" office:value="24.4444298065303" calcext:value-type="float">
            <text:p>24.4444298065</text:p>
          </table:table-cell>
        </table:table-row>
        <table:table-row table:style-name="ro1">
          <table:table-cell office:value-type="float" office:value="65250000" calcext:value-type="float">
            <text:p>65250000</text:p>
          </table:table-cell>
          <table:table-cell office:value-type="float" office:value="24.6429781354516" calcext:value-type="float">
            <text:p>24.6429781355</text:p>
          </table:table-cell>
        </table:table-row>
        <table:table-row table:style-name="ro1">
          <table:table-cell office:value-type="float" office:value="65500000" calcext:value-type="float">
            <text:p>65500000</text:p>
          </table:table-cell>
          <table:table-cell office:value-type="float" office:value="24.1068643752573" calcext:value-type="float">
            <text:p>24.1068643753</text:p>
          </table:table-cell>
        </table:table-row>
        <table:table-row table:style-name="ro1">
          <table:table-cell office:value-type="float" office:value="65750000" calcext:value-type="float">
            <text:p>65750000</text:p>
          </table:table-cell>
          <table:table-cell office:value-type="float" office:value="24.2705576856402" calcext:value-type="float">
            <text:p>24.2705576856</text:p>
          </table:table-cell>
        </table:table-row>
        <table:table-row table:style-name="ro1">
          <table:table-cell office:value-type="float" office:value="66000000" calcext:value-type="float">
            <text:p>66000000</text:p>
          </table:table-cell>
          <table:table-cell office:value-type="float" office:value="23.6127402838407" calcext:value-type="float">
            <text:p>23.6127402838</text:p>
          </table:table-cell>
        </table:table-row>
        <table:table-row table:style-name="ro1">
          <table:table-cell office:value-type="float" office:value="66250000" calcext:value-type="float">
            <text:p>66250000</text:p>
          </table:table-cell>
          <table:table-cell office:value-type="float" office:value="23.894482188313" calcext:value-type="float">
            <text:p>23.8944821883</text:p>
          </table:table-cell>
        </table:table-row>
        <table:table-row table:style-name="ro1">
          <table:table-cell office:value-type="float" office:value="66500000" calcext:value-type="float">
            <text:p>66500000</text:p>
          </table:table-cell>
          <table:table-cell office:value-type="float" office:value="23.5429561856558" calcext:value-type="float">
            <text:p>23.5429561857</text:p>
          </table:table-cell>
        </table:table-row>
        <table:table-row table:style-name="ro1">
          <table:table-cell office:value-type="float" office:value="66750000" calcext:value-type="float">
            <text:p>66750000</text:p>
          </table:table-cell>
          <table:table-cell office:value-type="float" office:value="23.6952485873307" calcext:value-type="float">
            <text:p>23.6952485873</text:p>
          </table:table-cell>
        </table:table-row>
        <table:table-row table:style-name="ro1">
          <table:table-cell office:value-type="float" office:value="67000000" calcext:value-type="float">
            <text:p>67000000</text:p>
          </table:table-cell>
          <table:table-cell office:value-type="float" office:value="23.5661835650754" calcext:value-type="float">
            <text:p>23.5661835651</text:p>
          </table:table-cell>
        </table:table-row>
        <table:table-row table:style-name="ro1">
          <table:table-cell office:value-type="float" office:value="67250000" calcext:value-type="float">
            <text:p>67250000</text:p>
          </table:table-cell>
          <table:table-cell office:value-type="float" office:value="23.134754610011" calcext:value-type="float">
            <text:p>23.13475461</text:p>
          </table:table-cell>
        </table:table-row>
        <table:table-row table:style-name="ro1">
          <table:table-cell office:value-type="float" office:value="67500000" calcext:value-type="float">
            <text:p>67500000</text:p>
          </table:table-cell>
          <table:table-cell office:value-type="float" office:value="22.8488785643275" calcext:value-type="float">
            <text:p>22.8488785643</text:p>
          </table:table-cell>
        </table:table-row>
        <table:table-row table:style-name="ro1">
          <table:table-cell office:value-type="float" office:value="67750000" calcext:value-type="float">
            <text:p>67750000</text:p>
          </table:table-cell>
          <table:table-cell office:value-type="float" office:value="22.6662394526131" calcext:value-type="float">
            <text:p>22.6662394526</text:p>
          </table:table-cell>
        </table:table-row>
        <table:table-row table:style-name="ro1">
          <table:table-cell office:value-type="float" office:value="68000000" calcext:value-type="float">
            <text:p>68000000</text:p>
          </table:table-cell>
          <table:table-cell office:value-type="float" office:value="22.9641792764385" calcext:value-type="float">
            <text:p>22.9641792764</text:p>
          </table:table-cell>
        </table:table-row>
        <table:table-row table:style-name="ro1">
          <table:table-cell office:value-type="float" office:value="68250000" calcext:value-type="float">
            <text:p>68250000</text:p>
          </table:table-cell>
          <table:table-cell office:value-type="float" office:value="22.3291477989062" calcext:value-type="float">
            <text:p>22.3291477989</text:p>
          </table:table-cell>
        </table:table-row>
        <table:table-row table:style-name="ro1">
          <table:table-cell office:value-type="float" office:value="68500000" calcext:value-type="float">
            <text:p>68500000</text:p>
          </table:table-cell>
          <table:table-cell office:value-type="float" office:value="21.980365999336" calcext:value-type="float">
            <text:p>21.9803659993</text:p>
          </table:table-cell>
        </table:table-row>
        <table:table-row table:style-name="ro1">
          <table:table-cell office:value-type="float" office:value="68750000" calcext:value-type="float">
            <text:p>68750000</text:p>
          </table:table-cell>
          <table:table-cell office:value-type="float" office:value="21.6856800351237" calcext:value-type="float">
            <text:p>21.6856800351</text:p>
          </table:table-cell>
        </table:table-row>
        <table:table-row table:style-name="ro1">
          <table:table-cell office:value-type="float" office:value="69000000" calcext:value-type="float">
            <text:p>69000000</text:p>
          </table:table-cell>
          <table:table-cell office:value-type="float" office:value="22.3542653831875" calcext:value-type="float">
            <text:p>22.3542653832</text:p>
          </table:table-cell>
        </table:table-row>
        <table:table-row table:style-name="ro1">
          <table:table-cell office:value-type="float" office:value="69250000" calcext:value-type="float">
            <text:p>69250000</text:p>
          </table:table-cell>
          <table:table-cell office:value-type="float" office:value="21.6813894389907" calcext:value-type="float">
            <text:p>21.681389439</text:p>
          </table:table-cell>
        </table:table-row>
        <table:table-row table:style-name="ro1">
          <table:table-cell office:value-type="float" office:value="69500000" calcext:value-type="float">
            <text:p>69500000</text:p>
          </table:table-cell>
          <table:table-cell office:value-type="float" office:value="21.275739169783" calcext:value-type="float">
            <text:p>21.2757391698</text:p>
          </table:table-cell>
        </table:table-row>
        <table:table-row table:style-name="ro1">
          <table:table-cell office:value-type="float" office:value="69750000" calcext:value-type="float">
            <text:p>69750000</text:p>
          </table:table-cell>
          <table:table-cell office:value-type="float" office:value="21.5620296629246" calcext:value-type="float">
            <text:p>21.5620296629</text:p>
          </table:table-cell>
        </table:table-row>
        <table:table-row table:style-name="ro1">
          <table:table-cell office:value-type="float" office:value="70000000" calcext:value-type="float">
            <text:p>70000000</text:p>
          </table:table-cell>
          <table:table-cell office:value-type="float" office:value="20.8683880877096" calcext:value-type="float">
            <text:p>20.8683880877</text:p>
          </table:table-cell>
        </table:table-row>
        <table:table-row table:style-name="ro1">
          <table:table-cell office:value-type="float" office:value="70250000" calcext:value-type="float">
            <text:p>70250000</text:p>
          </table:table-cell>
          <table:table-cell office:value-type="float" office:value="21.4984100946559" calcext:value-type="float">
            <text:p>21.4984100947</text:p>
          </table:table-cell>
        </table:table-row>
        <table:table-row table:style-name="ro1">
          <table:table-cell office:value-type="float" office:value="70500000" calcext:value-type="float">
            <text:p>70500000</text:p>
          </table:table-cell>
          <table:table-cell office:value-type="float" office:value="21.3733444780872" calcext:value-type="float">
            <text:p>21.3733444781</text:p>
          </table:table-cell>
        </table:table-row>
        <table:table-row table:style-name="ro1">
          <table:table-cell office:value-type="float" office:value="70750000" calcext:value-type="float">
            <text:p>70750000</text:p>
          </table:table-cell>
          <table:table-cell office:value-type="float" office:value="21.4536794100155" calcext:value-type="float">
            <text:p>21.45367941</text:p>
          </table:table-cell>
        </table:table-row>
        <table:table-row table:style-name="ro1">
          <table:table-cell office:value-type="float" office:value="71000000" calcext:value-type="float">
            <text:p>71000000</text:p>
          </table:table-cell>
          <table:table-cell office:value-type="float" office:value="20.82853443246" calcext:value-type="float">
            <text:p>20.8285344325</text:p>
          </table:table-cell>
        </table:table-row>
        <table:table-row table:style-name="ro1">
          <table:table-cell office:value-type="float" office:value="71250000" calcext:value-type="float">
            <text:p>71250000</text:p>
          </table:table-cell>
          <table:table-cell office:value-type="float" office:value="21.036843623344" calcext:value-type="float">
            <text:p>21.0368436233</text:p>
          </table:table-cell>
        </table:table-row>
        <table:table-row table:style-name="ro1">
          <table:table-cell office:value-type="float" office:value="71500000" calcext:value-type="float">
            <text:p>71500000</text:p>
          </table:table-cell>
          <table:table-cell office:value-type="float" office:value="20.1024431922928" calcext:value-type="float">
            <text:p>20.1024431923</text:p>
          </table:table-cell>
        </table:table-row>
        <table:table-row table:style-name="ro1">
          <table:table-cell office:value-type="float" office:value="71750000" calcext:value-type="float">
            <text:p>71750000</text:p>
          </table:table-cell>
          <table:table-cell office:value-type="float" office:value="19.6489805711844" calcext:value-type="float">
            <text:p>19.6489805712</text:p>
          </table:table-cell>
        </table:table-row>
        <table:table-row table:style-name="ro1">
          <table:table-cell office:value-type="float" office:value="72000000" calcext:value-type="float">
            <text:p>72000000</text:p>
          </table:table-cell>
          <table:table-cell office:value-type="float" office:value="19.5500043895001" calcext:value-type="float">
            <text:p>19.5500043895</text:p>
          </table:table-cell>
        </table:table-row>
        <table:table-row table:style-name="ro1">
          <table:table-cell office:value-type="float" office:value="72250000" calcext:value-type="float">
            <text:p>72250000</text:p>
          </table:table-cell>
          <table:table-cell office:value-type="float" office:value="19.5665687400958" calcext:value-type="float">
            <text:p>19.5665687401</text:p>
          </table:table-cell>
        </table:table-row>
        <table:table-row table:style-name="ro1">
          <table:table-cell office:value-type="float" office:value="72500000" calcext:value-type="float">
            <text:p>72500000</text:p>
          </table:table-cell>
          <table:table-cell office:value-type="float" office:value="19.5876953493741" calcext:value-type="float">
            <text:p>19.5876953494</text:p>
          </table:table-cell>
        </table:table-row>
        <table:table-row table:style-name="ro1">
          <table:table-cell office:value-type="float" office:value="72750000" calcext:value-type="float">
            <text:p>72750000</text:p>
          </table:table-cell>
          <table:table-cell office:value-type="float" office:value="19.1673287386875" calcext:value-type="float">
            <text:p>19.1673287387</text:p>
          </table:table-cell>
        </table:table-row>
        <table:table-row table:style-name="ro1">
          <table:table-cell office:value-type="float" office:value="73000000" calcext:value-type="float">
            <text:p>73000000</text:p>
          </table:table-cell>
          <table:table-cell office:value-type="float" office:value="19.3118132854407" calcext:value-type="float">
            <text:p>19.3118132854</text:p>
          </table:table-cell>
        </table:table-row>
        <table:table-row table:style-name="ro1">
          <table:table-cell office:value-type="float" office:value="73250000" calcext:value-type="float">
            <text:p>73250000</text:p>
          </table:table-cell>
          <table:table-cell office:value-type="float" office:value="19.4930194035159" calcext:value-type="float">
            <text:p>19.4930194035</text:p>
          </table:table-cell>
        </table:table-row>
        <table:table-row table:style-name="ro1">
          <table:table-cell office:value-type="float" office:value="73500000" calcext:value-type="float">
            <text:p>73500000</text:p>
          </table:table-cell>
          <table:table-cell office:value-type="float" office:value="19.0416411155484" calcext:value-type="float">
            <text:p>19.0416411155</text:p>
          </table:table-cell>
        </table:table-row>
        <table:table-row table:style-name="ro1">
          <table:table-cell office:value-type="float" office:value="73750000" calcext:value-type="float">
            <text:p>73750000</text:p>
          </table:table-cell>
          <table:table-cell office:value-type="float" office:value="19.3404591007058" calcext:value-type="float">
            <text:p>19.3404591007</text:p>
          </table:table-cell>
        </table:table-row>
        <table:table-row table:style-name="ro1">
          <table:table-cell office:value-type="float" office:value="74000000" calcext:value-type="float">
            <text:p>74000000</text:p>
          </table:table-cell>
          <table:table-cell office:value-type="float" office:value="19.0533002301905" calcext:value-type="float">
            <text:p>19.0533002302</text:p>
          </table:table-cell>
        </table:table-row>
        <table:table-row table:style-name="ro1">
          <table:table-cell office:value-type="float" office:value="74250000" calcext:value-type="float">
            <text:p>74250000</text:p>
          </table:table-cell>
          <table:table-cell office:value-type="float" office:value="18.670492887325" calcext:value-type="float">
            <text:p>18.6704928873</text:p>
          </table:table-cell>
        </table:table-row>
        <table:table-row table:style-name="ro1">
          <table:table-cell office:value-type="float" office:value="74500000" calcext:value-type="float">
            <text:p>74500000</text:p>
          </table:table-cell>
          <table:table-cell office:value-type="float" office:value="18.229798730267" calcext:value-type="float">
            <text:p>18.2297987303</text:p>
          </table:table-cell>
        </table:table-row>
        <table:table-row table:style-name="ro1">
          <table:table-cell office:value-type="float" office:value="74750000" calcext:value-type="float">
            <text:p>74750000</text:p>
          </table:table-cell>
          <table:table-cell office:value-type="float" office:value="18.3265944587671" calcext:value-type="float">
            <text:p>18.3265944588</text:p>
          </table:table-cell>
        </table:table-row>
        <table:table-row table:style-name="ro1">
          <table:table-cell office:value-type="float" office:value="75000000" calcext:value-type="float">
            <text:p>75000000</text:p>
          </table:table-cell>
          <table:table-cell office:value-type="float" office:value="17.981915693457" calcext:value-type="float">
            <text:p>17.9819156935</text:p>
          </table:table-cell>
        </table:table-row>
        <table:table-row table:style-name="ro1">
          <table:table-cell office:value-type="float" office:value="75250000" calcext:value-type="float">
            <text:p>75250000</text:p>
          </table:table-cell>
          <table:table-cell office:value-type="float" office:value="17.6607014873477" calcext:value-type="float">
            <text:p>17.6607014873</text:p>
          </table:table-cell>
        </table:table-row>
        <table:table-row table:style-name="ro1">
          <table:table-cell office:value-type="float" office:value="75500000" calcext:value-type="float">
            <text:p>75500000</text:p>
          </table:table-cell>
          <table:table-cell office:value-type="float" office:value="17.5187254795477" calcext:value-type="float">
            <text:p>17.5187254795</text:p>
          </table:table-cell>
        </table:table-row>
        <table:table-row table:style-name="ro1">
          <table:table-cell office:value-type="float" office:value="75750000" calcext:value-type="float">
            <text:p>75750000</text:p>
          </table:table-cell>
          <table:table-cell office:value-type="float" office:value="17.9072865484939" calcext:value-type="float">
            <text:p>17.9072865485</text:p>
          </table:table-cell>
        </table:table-row>
        <table:table-row table:style-name="ro1">
          <table:table-cell office:value-type="float" office:value="76000000" calcext:value-type="float">
            <text:p>76000000</text:p>
          </table:table-cell>
          <table:table-cell office:value-type="float" office:value="17.4472736862565" calcext:value-type="float">
            <text:p>17.4472736863</text:p>
          </table:table-cell>
        </table:table-row>
        <table:table-row table:style-name="ro1">
          <table:table-cell office:value-type="float" office:value="76250000" calcext:value-type="float">
            <text:p>76250000</text:p>
          </table:table-cell>
          <table:table-cell office:value-type="float" office:value="17.3117452086026" calcext:value-type="float">
            <text:p>17.3117452086</text:p>
          </table:table-cell>
        </table:table-row>
        <table:table-row table:style-name="ro1">
          <table:table-cell office:value-type="float" office:value="76500000" calcext:value-type="float">
            <text:p>76500000</text:p>
          </table:table-cell>
          <table:table-cell office:value-type="float" office:value="17.7940212267025" calcext:value-type="float">
            <text:p>17.7940212267</text:p>
          </table:table-cell>
        </table:table-row>
        <table:table-row table:style-name="ro1">
          <table:table-cell office:value-type="float" office:value="76750000" calcext:value-type="float">
            <text:p>76750000</text:p>
          </table:table-cell>
          <table:table-cell office:value-type="float" office:value="17.5335429289766" calcext:value-type="float">
            <text:p>17.533542929</text:p>
          </table:table-cell>
        </table:table-row>
        <table:table-row table:style-name="ro1">
          <table:table-cell office:value-type="float" office:value="77000000" calcext:value-type="float">
            <text:p>77000000</text:p>
          </table:table-cell>
          <table:table-cell office:value-type="float" office:value="16.8989386132235" calcext:value-type="float">
            <text:p>16.8989386132</text:p>
          </table:table-cell>
        </table:table-row>
        <table:table-row table:style-name="ro1">
          <table:table-cell office:value-type="float" office:value="77250000" calcext:value-type="float">
            <text:p>77250000</text:p>
          </table:table-cell>
          <table:table-cell office:value-type="float" office:value="16.9307580737927" calcext:value-type="float">
            <text:p>16.9307580738</text:p>
          </table:table-cell>
        </table:table-row>
        <table:table-row table:style-name="ro1">
          <table:table-cell office:value-type="float" office:value="77500000" calcext:value-type="float">
            <text:p>77500000</text:p>
          </table:table-cell>
          <table:table-cell office:value-type="float" office:value="16.5741774821019" calcext:value-type="float">
            <text:p>16.5741774821</text:p>
          </table:table-cell>
        </table:table-row>
        <table:table-row table:style-name="ro1">
          <table:table-cell office:value-type="float" office:value="77750000" calcext:value-type="float">
            <text:p>77750000</text:p>
          </table:table-cell>
          <table:table-cell office:value-type="float" office:value="16.1605335695791" calcext:value-type="float">
            <text:p>16.1605335696</text:p>
          </table:table-cell>
        </table:table-row>
        <table:table-row table:style-name="ro1">
          <table:table-cell office:value-type="float" office:value="78000000" calcext:value-type="float">
            <text:p>78000000</text:p>
          </table:table-cell>
          <table:table-cell office:value-type="float" office:value="16.6209966184077" calcext:value-type="float">
            <text:p>16.6209966184</text:p>
          </table:table-cell>
        </table:table-row>
        <table:table-row table:style-name="ro1">
          <table:table-cell office:value-type="float" office:value="78250000" calcext:value-type="float">
            <text:p>78250000</text:p>
          </table:table-cell>
          <table:table-cell office:value-type="float" office:value="16.518887113932" calcext:value-type="float">
            <text:p>16.5188871139</text:p>
          </table:table-cell>
        </table:table-row>
        <table:table-row table:style-name="ro1">
          <table:table-cell office:value-type="float" office:value="78500000" calcext:value-type="float">
            <text:p>78500000</text:p>
          </table:table-cell>
          <table:table-cell office:value-type="float" office:value="16.0196998681774" calcext:value-type="float">
            <text:p>16.0196998682</text:p>
          </table:table-cell>
        </table:table-row>
        <table:table-row table:style-name="ro1">
          <table:table-cell office:value-type="float" office:value="78750000" calcext:value-type="float">
            <text:p>78750000</text:p>
          </table:table-cell>
          <table:table-cell office:value-type="float" office:value="15.7151845223201" calcext:value-type="float">
            <text:p>15.7151845223</text:p>
          </table:table-cell>
        </table:table-row>
        <table:table-row table:style-name="ro1">
          <table:table-cell office:value-type="float" office:value="79000000" calcext:value-type="float">
            <text:p>79000000</text:p>
          </table:table-cell>
          <table:table-cell office:value-type="float" office:value="16.3532512837706" calcext:value-type="float">
            <text:p>16.3532512838</text:p>
          </table:table-cell>
        </table:table-row>
        <table:table-row table:style-name="ro1">
          <table:table-cell office:value-type="float" office:value="79250000" calcext:value-type="float">
            <text:p>79250000</text:p>
          </table:table-cell>
          <table:table-cell office:value-type="float" office:value="15.8199352794647" calcext:value-type="float">
            <text:p>15.8199352795</text:p>
          </table:table-cell>
        </table:table-row>
        <table:table-row table:style-name="ro1">
          <table:table-cell office:value-type="float" office:value="79500000" calcext:value-type="float">
            <text:p>79500000</text:p>
          </table:table-cell>
          <table:table-cell office:value-type="float" office:value="15.3393291594105" calcext:value-type="float">
            <text:p>15.3393291594</text:p>
          </table:table-cell>
        </table:table-row>
        <table:table-row table:style-name="ro1">
          <table:table-cell office:value-type="float" office:value="79750000" calcext:value-type="float">
            <text:p>79750000</text:p>
          </table:table-cell>
          <table:table-cell office:value-type="float" office:value="15.6630185974021" calcext:value-type="float">
            <text:p>15.6630185974</text:p>
          </table:table-cell>
        </table:table-row>
        <table:table-row table:style-name="ro1">
          <table:table-cell office:value-type="float" office:value="80000000" calcext:value-type="float">
            <text:p>80000000</text:p>
          </table:table-cell>
          <table:table-cell office:value-type="float" office:value="15.664650724148" calcext:value-type="float">
            <text:p>15.6646507241</text:p>
          </table:table-cell>
        </table:table-row>
        <table:table-row table:style-name="ro1">
          <table:table-cell office:value-type="float" office:value="80250000" calcext:value-type="float">
            <text:p>80250000</text:p>
          </table:table-cell>
          <table:table-cell office:value-type="float" office:value="15.4109962845981" calcext:value-type="float">
            <text:p>15.4109962846</text:p>
          </table:table-cell>
        </table:table-row>
        <table:table-row table:style-name="ro1">
          <table:table-cell office:value-type="float" office:value="80500000" calcext:value-type="float">
            <text:p>80500000</text:p>
          </table:table-cell>
          <table:table-cell office:value-type="float" office:value="15.368151503043" calcext:value-type="float">
            <text:p>15.368151503</text:p>
          </table:table-cell>
        </table:table-row>
        <table:table-row table:style-name="ro1">
          <table:table-cell office:value-type="float" office:value="80750000" calcext:value-type="float">
            <text:p>80750000</text:p>
          </table:table-cell>
          <table:table-cell office:value-type="float" office:value="15.4484913439328" calcext:value-type="float">
            <text:p>15.4484913439</text:p>
          </table:table-cell>
        </table:table-row>
        <table:table-row table:style-name="ro1">
          <table:table-cell office:value-type="float" office:value="81000000" calcext:value-type="float">
            <text:p>81000000</text:p>
          </table:table-cell>
          <table:table-cell office:value-type="float" office:value="15.3857695665418" calcext:value-type="float">
            <text:p>15.3857695665</text:p>
          </table:table-cell>
        </table:table-row>
        <table:table-row table:style-name="ro1">
          <table:table-cell office:value-type="float" office:value="81250000" calcext:value-type="float">
            <text:p>81250000</text:p>
          </table:table-cell>
          <table:table-cell office:value-type="float" office:value="14.149359471451" calcext:value-type="float">
            <text:p>14.1493594715</text:p>
          </table:table-cell>
        </table:table-row>
        <table:table-row table:style-name="ro1">
          <table:table-cell office:value-type="float" office:value="81500000" calcext:value-type="float">
            <text:p>81500000</text:p>
          </table:table-cell>
          <table:table-cell office:value-type="float" office:value="14.4913558640469" calcext:value-type="float">
            <text:p>14.491355864</text:p>
          </table:table-cell>
        </table:table-row>
        <table:table-row table:style-name="ro1">
          <table:table-cell office:value-type="float" office:value="81750000" calcext:value-type="float">
            <text:p>81750000</text:p>
          </table:table-cell>
          <table:table-cell office:value-type="float" office:value="14.6028922035423" calcext:value-type="float">
            <text:p>14.6028922035</text:p>
          </table:table-cell>
        </table:table-row>
        <table:table-row table:style-name="ro1">
          <table:table-cell office:value-type="float" office:value="82000000" calcext:value-type="float">
            <text:p>82000000</text:p>
          </table:table-cell>
          <table:table-cell office:value-type="float" office:value="13.892457349228" calcext:value-type="float">
            <text:p>13.8924573492</text:p>
          </table:table-cell>
        </table:table-row>
        <table:table-row table:style-name="ro1">
          <table:table-cell office:value-type="float" office:value="82250000" calcext:value-type="float">
            <text:p>82250000</text:p>
          </table:table-cell>
          <table:table-cell office:value-type="float" office:value="14.1986756022601" calcext:value-type="float">
            <text:p>14.1986756023</text:p>
          </table:table-cell>
        </table:table-row>
        <table:table-row table:style-name="ro1">
          <table:table-cell office:value-type="float" office:value="82500000" calcext:value-type="float">
            <text:p>82500000</text:p>
          </table:table-cell>
          <table:table-cell office:value-type="float" office:value="13.8874021419488" calcext:value-type="float">
            <text:p>13.8874021419</text:p>
          </table:table-cell>
        </table:table-row>
        <table:table-row table:style-name="ro1">
          <table:table-cell office:value-type="float" office:value="82750000" calcext:value-type="float">
            <text:p>82750000</text:p>
          </table:table-cell>
          <table:table-cell office:value-type="float" office:value="13.9259554609215" calcext:value-type="float">
            <text:p>13.9259554609</text:p>
          </table:table-cell>
        </table:table-row>
        <table:table-row table:style-name="ro1">
          <table:table-cell office:value-type="float" office:value="83000000" calcext:value-type="float">
            <text:p>83000000</text:p>
          </table:table-cell>
          <table:table-cell office:value-type="float" office:value="14.1908814484299" calcext:value-type="float">
            <text:p>14.1908814484</text:p>
          </table:table-cell>
        </table:table-row>
        <table:table-row table:style-name="ro1">
          <table:table-cell office:value-type="float" office:value="83250000" calcext:value-type="float">
            <text:p>83250000</text:p>
          </table:table-cell>
          <table:table-cell office:value-type="float" office:value="13.7199764850697" calcext:value-type="float">
            <text:p>13.7199764851</text:p>
          </table:table-cell>
        </table:table-row>
        <table:table-row table:style-name="ro1">
          <table:table-cell office:value-type="float" office:value="83500000" calcext:value-type="float">
            <text:p>83500000</text:p>
          </table:table-cell>
          <table:table-cell office:value-type="float" office:value="13.5743861096443" calcext:value-type="float">
            <text:p>13.5743861096</text:p>
          </table:table-cell>
        </table:table-row>
        <table:table-row table:style-name="ro1">
          <table:table-cell office:value-type="float" office:value="83750000" calcext:value-type="float">
            <text:p>83750000</text:p>
          </table:table-cell>
          <table:table-cell office:value-type="float" office:value="13.9684254936004" calcext:value-type="float">
            <text:p>13.9684254936</text:p>
          </table:table-cell>
        </table:table-row>
        <table:table-row table:style-name="ro1">
          <table:table-cell office:value-type="float" office:value="84000000" calcext:value-type="float">
            <text:p>84000000</text:p>
          </table:table-cell>
          <table:table-cell office:value-type="float" office:value="13.2655995072403" calcext:value-type="float">
            <text:p>13.2655995072</text:p>
          </table:table-cell>
        </table:table-row>
        <table:table-row table:style-name="ro1">
          <table:table-cell office:value-type="float" office:value="84250000" calcext:value-type="float">
            <text:p>84250000</text:p>
          </table:table-cell>
          <table:table-cell office:value-type="float" office:value="12.7008318585559" calcext:value-type="float">
            <text:p>12.7008318586</text:p>
          </table:table-cell>
        </table:table-row>
        <table:table-row table:style-name="ro1">
          <table:table-cell office:value-type="float" office:value="84500000" calcext:value-type="float">
            <text:p>84500000</text:p>
          </table:table-cell>
          <table:table-cell office:value-type="float" office:value="12.7255701631709" calcext:value-type="float">
            <text:p>12.7255701632</text:p>
          </table:table-cell>
        </table:table-row>
        <table:table-row table:style-name="ro1">
          <table:table-cell office:value-type="float" office:value="84750000" calcext:value-type="float">
            <text:p>84750000</text:p>
          </table:table-cell>
          <table:table-cell office:value-type="float" office:value="12.5324837717168" calcext:value-type="float">
            <text:p>12.5324837717</text:p>
          </table:table-cell>
        </table:table-row>
        <table:table-row table:style-name="ro1">
          <table:table-cell office:value-type="float" office:value="85000000" calcext:value-type="float">
            <text:p>85000000</text:p>
          </table:table-cell>
          <table:table-cell office:value-type="float" office:value="11.9517681253963" calcext:value-type="float">
            <text:p>11.9517681254</text:p>
          </table:table-cell>
        </table:table-row>
        <table:table-row table:style-name="ro1">
          <table:table-cell office:value-type="float" office:value="85250000" calcext:value-type="float">
            <text:p>85250000</text:p>
          </table:table-cell>
          <table:table-cell office:value-type="float" office:value="12.5093270971561" calcext:value-type="float">
            <text:p>12.5093270972</text:p>
          </table:table-cell>
        </table:table-row>
        <table:table-row table:style-name="ro1">
          <table:table-cell office:value-type="float" office:value="85500000" calcext:value-type="float">
            <text:p>85500000</text:p>
          </table:table-cell>
          <table:table-cell office:value-type="float" office:value="12.0690385523632" calcext:value-type="float">
            <text:p>12.0690385524</text:p>
          </table:table-cell>
        </table:table-row>
        <table:table-row table:style-name="ro1">
          <table:table-cell office:value-type="float" office:value="85750000" calcext:value-type="float">
            <text:p>85750000</text:p>
          </table:table-cell>
          <table:table-cell office:value-type="float" office:value="12.4602111789175" calcext:value-type="float">
            <text:p>12.4602111789</text:p>
          </table:table-cell>
        </table:table-row>
        <table:table-row table:style-name="ro1">
          <table:table-cell office:value-type="float" office:value="86000000" calcext:value-type="float">
            <text:p>86000000</text:p>
          </table:table-cell>
          <table:table-cell office:value-type="float" office:value="11.8483403927291" calcext:value-type="float">
            <text:p>11.8483403927</text:p>
          </table:table-cell>
        </table:table-row>
        <table:table-row table:style-name="ro1">
          <table:table-cell office:value-type="float" office:value="86250000" calcext:value-type="float">
            <text:p>86250000</text:p>
          </table:table-cell>
          <table:table-cell office:value-type="float" office:value="12.1681929457822" calcext:value-type="float">
            <text:p>12.1681929458</text:p>
          </table:table-cell>
        </table:table-row>
        <table:table-row table:style-name="ro1">
          <table:table-cell office:value-type="float" office:value="86500000" calcext:value-type="float">
            <text:p>86500000</text:p>
          </table:table-cell>
          <table:table-cell office:value-type="float" office:value="11.7817200359225" calcext:value-type="float">
            <text:p>11.7817200359</text:p>
          </table:table-cell>
        </table:table-row>
        <table:table-row table:style-name="ro1">
          <table:table-cell office:value-type="float" office:value="86750000" calcext:value-type="float">
            <text:p>86750000</text:p>
          </table:table-cell>
          <table:table-cell office:value-type="float" office:value="11.9008279491293" calcext:value-type="float">
            <text:p>11.9008279491</text:p>
          </table:table-cell>
        </table:table-row>
        <table:table-row table:style-name="ro1">
          <table:table-cell office:value-type="float" office:value="87000000" calcext:value-type="float">
            <text:p>87000000</text:p>
          </table:table-cell>
          <table:table-cell office:value-type="float" office:value="11.7964391521757" calcext:value-type="float">
            <text:p>11.7964391522</text:p>
          </table:table-cell>
        </table:table-row>
        <table:table-row table:style-name="ro1">
          <table:table-cell office:value-type="float" office:value="87250000" calcext:value-type="float">
            <text:p>87250000</text:p>
          </table:table-cell>
          <table:table-cell office:value-type="float" office:value="11.3866712003712" calcext:value-type="float">
            <text:p>11.3866712004</text:p>
          </table:table-cell>
        </table:table-row>
        <table:table-row table:style-name="ro1">
          <table:table-cell office:value-type="float" office:value="87500000" calcext:value-type="float">
            <text:p>87500000</text:p>
          </table:table-cell>
          <table:table-cell office:value-type="float" office:value="11.5348401025291" calcext:value-type="float">
            <text:p>11.5348401025</text:p>
          </table:table-cell>
        </table:table-row>
        <table:table-row table:style-name="ro1">
          <table:table-cell office:value-type="float" office:value="87750000" calcext:value-type="float">
            <text:p>87750000</text:p>
          </table:table-cell>
          <table:table-cell office:value-type="float" office:value="11.1356008177395" calcext:value-type="float">
            <text:p>11.1356008177</text:p>
          </table:table-cell>
        </table:table-row>
        <table:table-row table:style-name="ro1">
          <table:table-cell office:value-type="float" office:value="88000000" calcext:value-type="float">
            <text:p>88000000</text:p>
          </table:table-cell>
          <table:table-cell office:value-type="float" office:value="10.9645179024122" calcext:value-type="float">
            <text:p>10.9645179024</text:p>
          </table:table-cell>
        </table:table-row>
        <table:table-row table:style-name="ro1">
          <table:table-cell office:value-type="float" office:value="88250000" calcext:value-type="float">
            <text:p>88250000</text:p>
          </table:table-cell>
          <table:table-cell office:value-type="float" office:value="10.8385166471506" calcext:value-type="float">
            <text:p>10.8385166472</text:p>
          </table:table-cell>
        </table:table-row>
        <table:table-row table:style-name="ro1">
          <table:table-cell office:value-type="float" office:value="88500000" calcext:value-type="float">
            <text:p>88500000</text:p>
          </table:table-cell>
          <table:table-cell office:value-type="float" office:value="10.9576719956358" calcext:value-type="float">
            <text:p>10.9576719956</text:p>
          </table:table-cell>
        </table:table-row>
        <table:table-row table:style-name="ro1">
          <table:table-cell office:value-type="float" office:value="88750000" calcext:value-type="float">
            <text:p>88750000</text:p>
          </table:table-cell>
          <table:table-cell office:value-type="float" office:value="10.292761296984" calcext:value-type="float">
            <text:p>10.292761297</text:p>
          </table:table-cell>
        </table:table-row>
        <table:table-row table:style-name="ro1">
          <table:table-cell office:value-type="float" office:value="89000000" calcext:value-type="float">
            <text:p>89000000</text:p>
          </table:table-cell>
          <table:table-cell office:value-type="float" office:value="10.2505854653489" calcext:value-type="float">
            <text:p>10.2505854653</text:p>
          </table:table-cell>
        </table:table-row>
        <table:table-row table:style-name="ro1">
          <table:table-cell office:value-type="float" office:value="89250000" calcext:value-type="float">
            <text:p>89250000</text:p>
          </table:table-cell>
          <table:table-cell office:value-type="float" office:value="10.4461172034432" calcext:value-type="float">
            <text:p>10.4461172034</text:p>
          </table:table-cell>
        </table:table-row>
        <table:table-row table:style-name="ro1">
          <table:table-cell office:value-type="float" office:value="89500000" calcext:value-type="float">
            <text:p>89500000</text:p>
          </table:table-cell>
          <table:table-cell office:value-type="float" office:value="10.4939690747904" calcext:value-type="float">
            <text:p>10.4939690748</text:p>
          </table:table-cell>
        </table:table-row>
        <table:table-row table:style-name="ro1">
          <table:table-cell office:value-type="float" office:value="89750000" calcext:value-type="float">
            <text:p>89750000</text:p>
          </table:table-cell>
          <table:table-cell office:value-type="float" office:value="10.3742186307338" calcext:value-type="float">
            <text:p>10.3742186307</text:p>
          </table:table-cell>
        </table:table-row>
        <table:table-row table:style-name="ro1">
          <table:table-cell office:value-type="float" office:value="90000000" calcext:value-type="float">
            <text:p>90000000</text:p>
          </table:table-cell>
          <table:table-cell office:value-type="float" office:value="10.2633925058879" calcext:value-type="float">
            <text:p>10.2633925059</text:p>
          </table:table-cell>
        </table:table-row>
        <table:table-row table:style-name="ro1">
          <table:table-cell office:value-type="float" office:value="90250000" calcext:value-type="float">
            <text:p>90250000</text:p>
          </table:table-cell>
          <table:table-cell office:value-type="float" office:value="9.76658055302807" calcext:value-type="float">
            <text:p>9.766580553</text:p>
          </table:table-cell>
        </table:table-row>
        <table:table-row table:style-name="ro1">
          <table:table-cell office:value-type="float" office:value="90500000" calcext:value-type="float">
            <text:p>90500000</text:p>
          </table:table-cell>
          <table:table-cell office:value-type="float" office:value="9.73145105692243" calcext:value-type="float">
            <text:p>9.7314510569</text:p>
          </table:table-cell>
        </table:table-row>
        <table:table-row table:style-name="ro1">
          <table:table-cell office:value-type="float" office:value="90750000" calcext:value-type="float">
            <text:p>90750000</text:p>
          </table:table-cell>
          <table:table-cell office:value-type="float" office:value="9.47961193496891" calcext:value-type="float">
            <text:p>9.479611935</text:p>
          </table:table-cell>
        </table:table-row>
        <table:table-row table:style-name="ro1">
          <table:table-cell office:value-type="float" office:value="91000000" calcext:value-type="float">
            <text:p>91000000</text:p>
          </table:table-cell>
          <table:table-cell office:value-type="float" office:value="9.6137838284321" calcext:value-type="float">
            <text:p>9.6137838284</text:p>
          </table:table-cell>
        </table:table-row>
        <table:table-row table:style-name="ro1">
          <table:table-cell office:value-type="float" office:value="91250000" calcext:value-type="float">
            <text:p>91250000</text:p>
          </table:table-cell>
          <table:table-cell office:value-type="float" office:value="8.98792372390899" calcext:value-type="float">
            <text:p>8.9879237239</text:p>
          </table:table-cell>
        </table:table-row>
        <table:table-row table:style-name="ro1">
          <table:table-cell office:value-type="float" office:value="91500000" calcext:value-type="float">
            <text:p>91500000</text:p>
          </table:table-cell>
          <table:table-cell office:value-type="float" office:value="9.54742051104801" calcext:value-type="float">
            <text:p>9.547420511</text:p>
          </table:table-cell>
        </table:table-row>
        <table:table-row table:style-name="ro1">
          <table:table-cell office:value-type="float" office:value="91750000" calcext:value-type="float">
            <text:p>91750000</text:p>
          </table:table-cell>
          <table:table-cell office:value-type="float" office:value="9.1940827793093" calcext:value-type="float">
            <text:p>9.1940827793</text:p>
          </table:table-cell>
        </table:table-row>
        <table:table-row table:style-name="ro1">
          <table:table-cell office:value-type="float" office:value="92000000" calcext:value-type="float">
            <text:p>92000000</text:p>
          </table:table-cell>
          <table:table-cell office:value-type="float" office:value="9.28347576429434" calcext:value-type="float">
            <text:p>9.2834757643</text:p>
          </table:table-cell>
        </table:table-row>
        <table:table-row table:style-name="ro1">
          <table:table-cell office:value-type="float" office:value="92250000" calcext:value-type="float">
            <text:p>92250000</text:p>
          </table:table-cell>
          <table:table-cell office:value-type="float" office:value="8.82404084164674" calcext:value-type="float">
            <text:p>8.8240408416</text:p>
          </table:table-cell>
        </table:table-row>
        <table:table-row table:style-name="ro1">
          <table:table-cell office:value-type="float" office:value="92500000" calcext:value-type="float">
            <text:p>92500000</text:p>
          </table:table-cell>
          <table:table-cell office:value-type="float" office:value="8.65890539023211" calcext:value-type="float">
            <text:p>8.6589053902</text:p>
          </table:table-cell>
        </table:table-row>
        <table:table-row table:style-name="ro1">
          <table:table-cell office:value-type="float" office:value="92750000" calcext:value-type="float">
            <text:p>92750000</text:p>
          </table:table-cell>
          <table:table-cell office:value-type="float" office:value="8.90541378097423" calcext:value-type="float">
            <text:p>8.905413781</text:p>
          </table:table-cell>
        </table:table-row>
        <table:table-row table:style-name="ro1">
          <table:table-cell office:value-type="float" office:value="93000000" calcext:value-type="float">
            <text:p>93000000</text:p>
          </table:table-cell>
          <table:table-cell office:value-type="float" office:value="8.50308189741519" calcext:value-type="float">
            <text:p>8.5030818974</text:p>
          </table:table-cell>
        </table:table-row>
        <table:table-row table:style-name="ro1">
          <table:table-cell office:value-type="float" office:value="93250000" calcext:value-type="float">
            <text:p>93250000</text:p>
          </table:table-cell>
          <table:table-cell office:value-type="float" office:value="8.59274242857971" calcext:value-type="float">
            <text:p>8.5927424286</text:p>
          </table:table-cell>
        </table:table-row>
        <table:table-row table:style-name="ro1">
          <table:table-cell office:value-type="float" office:value="93500000" calcext:value-type="float">
            <text:p>93500000</text:p>
          </table:table-cell>
          <table:table-cell office:value-type="float" office:value="8.21162442236386" calcext:value-type="float">
            <text:p>8.2116244224</text:p>
          </table:table-cell>
        </table:table-row>
        <table:table-row table:style-name="ro1">
          <table:table-cell office:value-type="float" office:value="93750000" calcext:value-type="float">
            <text:p>93750000</text:p>
          </table:table-cell>
          <table:table-cell office:value-type="float" office:value="8.22989557657536" calcext:value-type="float">
            <text:p>8.2298955766</text:p>
          </table:table-cell>
        </table:table-row>
        <table:table-row table:style-name="ro1">
          <table:table-cell office:value-type="float" office:value="94000000" calcext:value-type="float">
            <text:p>94000000</text:p>
          </table:table-cell>
          <table:table-cell office:value-type="float" office:value="7.98033331069366" calcext:value-type="float">
            <text:p>7.9803333107</text:p>
          </table:table-cell>
        </table:table-row>
        <table:table-row table:style-name="ro1">
          <table:table-cell office:value-type="float" office:value="94250000" calcext:value-type="float">
            <text:p>94250000</text:p>
          </table:table-cell>
          <table:table-cell office:value-type="float" office:value="7.34591454550061" calcext:value-type="float">
            <text:p>7.3459145455</text:p>
          </table:table-cell>
        </table:table-row>
        <table:table-row table:style-name="ro1">
          <table:table-cell office:value-type="float" office:value="94500000" calcext:value-type="float">
            <text:p>94500000</text:p>
          </table:table-cell>
          <table:table-cell office:value-type="float" office:value="7.97918160560828" calcext:value-type="float">
            <text:p>7.9791816056</text:p>
          </table:table-cell>
        </table:table-row>
        <table:table-row table:style-name="ro1">
          <table:table-cell office:value-type="float" office:value="94750000" calcext:value-type="float">
            <text:p>94750000</text:p>
          </table:table-cell>
          <table:table-cell office:value-type="float" office:value="7.6897342975994" calcext:value-type="float">
            <text:p>7.6897342976</text:p>
          </table:table-cell>
        </table:table-row>
        <table:table-row table:style-name="ro1">
          <table:table-cell office:value-type="float" office:value="95000000" calcext:value-type="float">
            <text:p>95000000</text:p>
          </table:table-cell>
          <table:table-cell office:value-type="float" office:value="7.24692756276941" calcext:value-type="float">
            <text:p>7.2469275628</text:p>
          </table:table-cell>
        </table:table-row>
        <table:table-row table:style-name="ro1">
          <table:table-cell office:value-type="float" office:value="95250000" calcext:value-type="float">
            <text:p>95250000</text:p>
          </table:table-cell>
          <table:table-cell office:value-type="float" office:value="7.07768985289283" calcext:value-type="float">
            <text:p>7.0776898529</text:p>
          </table:table-cell>
        </table:table-row>
        <table:table-row table:style-name="ro1">
          <table:table-cell office:value-type="float" office:value="95500000" calcext:value-type="float">
            <text:p>95500000</text:p>
          </table:table-cell>
          <table:table-cell office:value-type="float" office:value="7.60509101415942" calcext:value-type="float">
            <text:p>7.6050910142</text:p>
          </table:table-cell>
        </table:table-row>
        <table:table-row table:style-name="ro1">
          <table:table-cell office:value-type="float" office:value="95750000" calcext:value-type="float">
            <text:p>95750000</text:p>
          </table:table-cell>
          <table:table-cell office:value-type="float" office:value="6.80400002104775" calcext:value-type="float">
            <text:p>6.804000021</text:p>
          </table:table-cell>
        </table:table-row>
        <table:table-row table:style-name="ro1">
          <table:table-cell office:value-type="float" office:value="96000000" calcext:value-type="float">
            <text:p>96000000</text:p>
          </table:table-cell>
          <table:table-cell office:value-type="float" office:value="7.14302949576977" calcext:value-type="float">
            <text:p>7.1430294958</text:p>
          </table:table-cell>
        </table:table-row>
        <table:table-row table:style-name="ro1">
          <table:table-cell office:value-type="float" office:value="96250000" calcext:value-type="float">
            <text:p>96250000</text:p>
          </table:table-cell>
          <table:table-cell office:value-type="float" office:value="6.89894246479193" calcext:value-type="float">
            <text:p>6.8989424648</text:p>
          </table:table-cell>
        </table:table-row>
        <table:table-row table:style-name="ro1">
          <table:table-cell office:value-type="float" office:value="96500000" calcext:value-type="float">
            <text:p>96500000</text:p>
          </table:table-cell>
          <table:table-cell office:value-type="float" office:value="6.93400293539277" calcext:value-type="float">
            <text:p>6.9340029354</text:p>
          </table:table-cell>
        </table:table-row>
        <table:table-row table:style-name="ro1">
          <table:table-cell office:value-type="float" office:value="96750000" calcext:value-type="float">
            <text:p>96750000</text:p>
          </table:table-cell>
          <table:table-cell office:value-type="float" office:value="7.18754041864959" calcext:value-type="float">
            <text:p>7.1875404186</text:p>
          </table:table-cell>
        </table:table-row>
        <table:table-row table:style-name="ro1">
          <table:table-cell office:value-type="float" office:value="97000000" calcext:value-type="float">
            <text:p>97000000</text:p>
          </table:table-cell>
          <table:table-cell office:value-type="float" office:value="7.07138407512301" calcext:value-type="float">
            <text:p>7.0713840751</text:p>
          </table:table-cell>
        </table:table-row>
        <table:table-row table:style-name="ro1">
          <table:table-cell office:value-type="float" office:value="97250000" calcext:value-type="float">
            <text:p>97250000</text:p>
          </table:table-cell>
          <table:table-cell office:value-type="float" office:value="6.48059132073576" calcext:value-type="float">
            <text:p>6.4805913207</text:p>
          </table:table-cell>
        </table:table-row>
        <table:table-row table:style-name="ro1">
          <table:table-cell office:value-type="float" office:value="97500000" calcext:value-type="float">
            <text:p>97500000</text:p>
          </table:table-cell>
          <table:table-cell office:value-type="float" office:value="6.26540984629223" calcext:value-type="float">
            <text:p>6.2654098463</text:p>
          </table:table-cell>
        </table:table-row>
        <table:table-row table:style-name="ro1">
          <table:table-cell office:value-type="float" office:value="97750000" calcext:value-type="float">
            <text:p>97750000</text:p>
          </table:table-cell>
          <table:table-cell office:value-type="float" office:value="6.29266864423044" calcext:value-type="float">
            <text:p>6.2926686442</text:p>
          </table:table-cell>
        </table:table-row>
        <table:table-row table:style-name="ro1">
          <table:table-cell office:value-type="float" office:value="98000000" calcext:value-type="float">
            <text:p>98000000</text:p>
          </table:table-cell>
          <table:table-cell office:value-type="float" office:value="5.91719994869658" calcext:value-type="float">
            <text:p>5.9171999487</text:p>
          </table:table-cell>
        </table:table-row>
        <table:table-row table:style-name="ro1">
          <table:table-cell office:value-type="float" office:value="98250000" calcext:value-type="float">
            <text:p>98250000</text:p>
          </table:table-cell>
          <table:table-cell office:value-type="float" office:value="6.18515368225909" calcext:value-type="float">
            <text:p>6.1851536823</text:p>
          </table:table-cell>
        </table:table-row>
        <table:table-row table:style-name="ro1">
          <table:table-cell office:value-type="float" office:value="98500000" calcext:value-type="float">
            <text:p>98500000</text:p>
          </table:table-cell>
          <table:table-cell office:value-type="float" office:value="6.12926086715932" calcext:value-type="float">
            <text:p>6.1292608672</text:p>
          </table:table-cell>
        </table:table-row>
        <table:table-row table:style-name="ro1">
          <table:table-cell office:value-type="float" office:value="98750000" calcext:value-type="float">
            <text:p>98750000</text:p>
          </table:table-cell>
          <table:table-cell office:value-type="float" office:value="5.999480447926" calcext:value-type="float">
            <text:p>5.9994804479</text:p>
          </table:table-cell>
        </table:table-row>
        <table:table-row table:style-name="ro1">
          <table:table-cell office:value-type="float" office:value="99000000" calcext:value-type="float">
            <text:p>99000000</text:p>
          </table:table-cell>
          <table:table-cell office:value-type="float" office:value="5.72313081143091" calcext:value-type="float">
            <text:p>5.7231308114</text:p>
          </table:table-cell>
        </table:table-row>
        <table:table-row table:style-name="ro1">
          <table:table-cell office:value-type="float" office:value="99250000" calcext:value-type="float">
            <text:p>99250000</text:p>
          </table:table-cell>
          <table:table-cell office:value-type="float" office:value="5.44132303345453" calcext:value-type="float">
            <text:p>5.4413230335</text:p>
          </table:table-cell>
        </table:table-row>
        <table:table-row table:style-name="ro1">
          <table:table-cell office:value-type="float" office:value="99500000" calcext:value-type="float">
            <text:p>99500000</text:p>
          </table:table-cell>
          <table:table-cell office:value-type="float" office:value="5.51466697173574" calcext:value-type="float">
            <text:p>5.5146669717</text:p>
          </table:table-cell>
        </table:table-row>
        <table:table-row table:style-name="ro1">
          <table:table-cell office:value-type="float" office:value="99750000" calcext:value-type="float">
            <text:p>99750000</text:p>
          </table:table-cell>
          <table:table-cell office:value-type="float" office:value="5.39742315649262" calcext:value-type="float">
            <text:p>5.3974231565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5.17439265517881" calcext:value-type="float">
            <text:p>5.1743926552</text:p>
          </table:table-cell>
        </table:table-row>
        <table:table-row table:style-name="ro1">
          <table:table-cell office:value-type="float" office:value="100250000" calcext:value-type="float">
            <text:p>100250000</text:p>
          </table:table-cell>
          <table:table-cell office:value-type="float" office:value="5.00763764666929" calcext:value-type="float">
            <text:p>5.0076376467</text:p>
          </table:table-cell>
        </table:table-row>
        <table:table-row table:style-name="ro1">
          <table:table-cell office:value-type="float" office:value="100500000" calcext:value-type="float">
            <text:p>100500000</text:p>
          </table:table-cell>
          <table:table-cell office:value-type="float" office:value="4.91644509283893" calcext:value-type="float">
            <text:p>4.9164450928</text:p>
          </table:table-cell>
        </table:table-row>
        <table:table-row table:style-name="ro1">
          <table:table-cell office:value-type="float" office:value="100750000" calcext:value-type="float">
            <text:p>100750000</text:p>
          </table:table-cell>
          <table:table-cell office:value-type="float" office:value="4.90609941269676" calcext:value-type="float">
            <text:p>4.9060994127</text:p>
          </table:table-cell>
        </table:table-row>
        <table:table-row table:style-name="ro1">
          <table:table-cell office:value-type="float" office:value="101000000" calcext:value-type="float">
            <text:p>101000000</text:p>
          </table:table-cell>
          <table:table-cell office:value-type="float" office:value="4.26784933276281" calcext:value-type="float">
            <text:p>4.2678493328</text:p>
          </table:table-cell>
        </table:table-row>
        <table:table-row table:style-name="ro1">
          <table:table-cell office:value-type="float" office:value="101250000" calcext:value-type="float">
            <text:p>101250000</text:p>
          </table:table-cell>
          <table:table-cell office:value-type="float" office:value="4.97347637128853" calcext:value-type="float">
            <text:p>4.9734763713</text:p>
          </table:table-cell>
        </table:table-row>
        <table:table-row table:style-name="ro1">
          <table:table-cell office:value-type="float" office:value="101500000" calcext:value-type="float">
            <text:p>101500000</text:p>
          </table:table-cell>
          <table:table-cell office:value-type="float" office:value="4.80746741268383" calcext:value-type="float">
            <text:p>4.8074674127</text:p>
          </table:table-cell>
        </table:table-row>
        <table:table-row table:style-name="ro1">
          <table:table-cell office:value-type="float" office:value="101750000" calcext:value-type="float">
            <text:p>101750000</text:p>
          </table:table-cell>
          <table:table-cell office:value-type="float" office:value="4.14810171472153" calcext:value-type="float">
            <text:p>4.1481017147</text:p>
          </table:table-cell>
        </table:table-row>
        <table:table-row table:style-name="ro1">
          <table:table-cell office:value-type="float" office:value="102000000" calcext:value-type="float">
            <text:p>102000000</text:p>
          </table:table-cell>
          <table:table-cell office:value-type="float" office:value="4.45649468221159" calcext:value-type="float">
            <text:p>4.4564946822</text:p>
          </table:table-cell>
        </table:table-row>
        <table:table-row table:style-name="ro1">
          <table:table-cell office:value-type="float" office:value="102250000" calcext:value-type="float">
            <text:p>102250000</text:p>
          </table:table-cell>
          <table:table-cell office:value-type="float" office:value="4.45346533448304" calcext:value-type="float">
            <text:p>4.4534653345</text:p>
          </table:table-cell>
        </table:table-row>
        <table:table-row table:style-name="ro1">
          <table:table-cell office:value-type="float" office:value="102500000" calcext:value-type="float">
            <text:p>102500000</text:p>
          </table:table-cell>
          <table:table-cell office:value-type="float" office:value="3.89783770811383" calcext:value-type="float">
            <text:p>3.8978377081</text:p>
          </table:table-cell>
        </table:table-row>
        <table:table-row table:style-name="ro1">
          <table:table-cell office:value-type="float" office:value="102750000" calcext:value-type="float">
            <text:p>102750000</text:p>
          </table:table-cell>
          <table:table-cell office:value-type="float" office:value="4.18438847511157" calcext:value-type="float">
            <text:p>4.1843884751</text:p>
          </table:table-cell>
        </table:table-row>
        <table:table-row table:style-name="ro1">
          <table:table-cell office:value-type="float" office:value="103000000" calcext:value-type="float">
            <text:p>103000000</text:p>
          </table:table-cell>
          <table:table-cell office:value-type="float" office:value="3.83473205627071" calcext:value-type="float">
            <text:p>3.8347320563</text:p>
          </table:table-cell>
        </table:table-row>
        <table:table-row table:style-name="ro1">
          <table:table-cell office:value-type="float" office:value="103250000" calcext:value-type="float">
            <text:p>103250000</text:p>
          </table:table-cell>
          <table:table-cell office:value-type="float" office:value="3.88741302076882" calcext:value-type="float">
            <text:p>3.8874130208</text:p>
          </table:table-cell>
        </table:table-row>
        <table:table-row table:style-name="ro1">
          <table:table-cell office:value-type="float" office:value="103500000" calcext:value-type="float">
            <text:p>103500000</text:p>
          </table:table-cell>
          <table:table-cell office:value-type="float" office:value="3.72311504832663" calcext:value-type="float">
            <text:p>3.7231150483</text:p>
          </table:table-cell>
        </table:table-row>
        <table:table-row table:style-name="ro1">
          <table:table-cell office:value-type="float" office:value="103750000" calcext:value-type="float">
            <text:p>103750000</text:p>
          </table:table-cell>
          <table:table-cell office:value-type="float" office:value="3.55511962393046" calcext:value-type="float">
            <text:p>3.5551196239</text:p>
          </table:table-cell>
        </table:table-row>
        <table:table-row table:style-name="ro1">
          <table:table-cell office:value-type="float" office:value="104000000" calcext:value-type="float">
            <text:p>104000000</text:p>
          </table:table-cell>
          <table:table-cell office:value-type="float" office:value="3.61411922158623" calcext:value-type="float">
            <text:p>3.6141192216</text:p>
          </table:table-cell>
        </table:table-row>
        <table:table-row table:style-name="ro1">
          <table:table-cell office:value-type="float" office:value="104250000" calcext:value-type="float">
            <text:p>104250000</text:p>
          </table:table-cell>
          <table:table-cell office:value-type="float" office:value="3.27247088216675" calcext:value-type="float">
            <text:p>3.2724708822</text:p>
          </table:table-cell>
        </table:table-row>
        <table:table-row table:style-name="ro1">
          <table:table-cell office:value-type="float" office:value="104500000" calcext:value-type="float">
            <text:p>104500000</text:p>
          </table:table-cell>
          <table:table-cell office:value-type="float" office:value="3.20215562744174" calcext:value-type="float">
            <text:p>3.2021556274</text:p>
          </table:table-cell>
        </table:table-row>
        <table:table-row table:style-name="ro1">
          <table:table-cell office:value-type="float" office:value="104750000" calcext:value-type="float">
            <text:p>104750000</text:p>
          </table:table-cell>
          <table:table-cell office:value-type="float" office:value="3.36662357031801" calcext:value-type="float">
            <text:p>3.3666235703</text:p>
          </table:table-cell>
        </table:table-row>
        <table:table-row table:style-name="ro1">
          <table:table-cell office:value-type="float" office:value="105000000" calcext:value-type="float">
            <text:p>105000000</text:p>
          </table:table-cell>
          <table:table-cell office:value-type="float" office:value="3.28297735995999" calcext:value-type="float">
            <text:p>3.28297736</text:p>
          </table:table-cell>
        </table:table-row>
        <table:table-row table:style-name="ro1">
          <table:table-cell office:value-type="float" office:value="105250000" calcext:value-type="float">
            <text:p>105250000</text:p>
          </table:table-cell>
          <table:table-cell office:value-type="float" office:value="3.2803696764382" calcext:value-type="float">
            <text:p>3.2803696764</text:p>
          </table:table-cell>
        </table:table-row>
        <table:table-row table:style-name="ro1">
          <table:table-cell office:value-type="float" office:value="105500000" calcext:value-type="float">
            <text:p>105500000</text:p>
          </table:table-cell>
          <table:table-cell office:value-type="float" office:value="3.19289463964473" calcext:value-type="float">
            <text:p>3.1928946396</text:p>
          </table:table-cell>
        </table:table-row>
        <table:table-row table:style-name="ro1">
          <table:table-cell office:value-type="float" office:value="105750000" calcext:value-type="float">
            <text:p>105750000</text:p>
          </table:table-cell>
          <table:table-cell office:value-type="float" office:value="3.110930035087" calcext:value-type="float">
            <text:p>3.1109300351</text:p>
          </table:table-cell>
        </table:table-row>
        <table:table-row table:style-name="ro1">
          <table:table-cell office:value-type="float" office:value="106000000" calcext:value-type="float">
            <text:p>106000000</text:p>
          </table:table-cell>
          <table:table-cell office:value-type="float" office:value="2.7360923076288" calcext:value-type="float">
            <text:p>2.7360923076</text:p>
          </table:table-cell>
        </table:table-row>
        <table:table-row table:style-name="ro1">
          <table:table-cell office:value-type="float" office:value="106250000" calcext:value-type="float">
            <text:p>106250000</text:p>
          </table:table-cell>
          <table:table-cell office:value-type="float" office:value="2.64957009430226" calcext:value-type="float">
            <text:p>2.6495700943</text:p>
          </table:table-cell>
        </table:table-row>
        <table:table-row table:style-name="ro1">
          <table:table-cell office:value-type="float" office:value="106500000" calcext:value-type="float">
            <text:p>106500000</text:p>
          </table:table-cell>
          <table:table-cell office:value-type="float" office:value="3.01898227088523" calcext:value-type="float">
            <text:p>3.0189822709</text:p>
          </table:table-cell>
        </table:table-row>
        <table:table-row table:style-name="ro1">
          <table:table-cell office:value-type="float" office:value="106750000" calcext:value-type="float">
            <text:p>106750000</text:p>
          </table:table-cell>
          <table:table-cell office:value-type="float" office:value="2.35398222373656" calcext:value-type="float">
            <text:p>2.3539822237</text:p>
          </table:table-cell>
        </table:table-row>
        <table:table-row table:style-name="ro1">
          <table:table-cell office:value-type="float" office:value="107000000" calcext:value-type="float">
            <text:p>107000000</text:p>
          </table:table-cell>
          <table:table-cell office:value-type="float" office:value="2.3286731678909" calcext:value-type="float">
            <text:p>2.3286731679</text:p>
          </table:table-cell>
        </table:table-row>
        <table:table-row table:style-name="ro1">
          <table:table-cell office:value-type="float" office:value="107250000" calcext:value-type="float">
            <text:p>107250000</text:p>
          </table:table-cell>
          <table:table-cell office:value-type="float" office:value="2.28083298521039" calcext:value-type="float">
            <text:p>2.2808329852</text:p>
          </table:table-cell>
        </table:table-row>
        <table:table-row table:style-name="ro1">
          <table:table-cell office:value-type="float" office:value="107500000" calcext:value-type="float">
            <text:p>107500000</text:p>
          </table:table-cell>
          <table:table-cell office:value-type="float" office:value="2.33909685048638" calcext:value-type="float">
            <text:p>2.3390968505</text:p>
          </table:table-cell>
        </table:table-row>
        <table:table-row table:style-name="ro1">
          <table:table-cell office:value-type="float" office:value="107750000" calcext:value-type="float">
            <text:p>107750000</text:p>
          </table:table-cell>
          <table:table-cell office:value-type="float" office:value="2.02071064454966" calcext:value-type="float">
            <text:p>2.0207106445</text:p>
          </table:table-cell>
        </table:table-row>
        <table:table-row table:style-name="ro1">
          <table:table-cell office:value-type="float" office:value="108000000" calcext:value-type="float">
            <text:p>108000000</text:p>
          </table:table-cell>
          <table:table-cell office:value-type="float" office:value="2.08102962479465" calcext:value-type="float">
            <text:p>2.0810296248</text:p>
          </table:table-cell>
        </table:table-row>
        <table:table-row table:style-name="ro1">
          <table:table-cell office:value-type="float" office:value="108250000" calcext:value-type="float">
            <text:p>108250000</text:p>
          </table:table-cell>
          <table:table-cell office:value-type="float" office:value="1.74230315114633" calcext:value-type="float">
            <text:p>1.7423031511</text:p>
          </table:table-cell>
        </table:table-row>
        <table:table-row table:style-name="ro1">
          <table:table-cell office:value-type="float" office:value="108500000" calcext:value-type="float">
            <text:p>108500000</text:p>
          </table:table-cell>
          <table:table-cell office:value-type="float" office:value="1.68408380736972" calcext:value-type="float">
            <text:p>1.6840838074</text:p>
          </table:table-cell>
        </table:table-row>
        <table:table-row table:style-name="ro1">
          <table:table-cell office:value-type="float" office:value="108750000" calcext:value-type="float">
            <text:p>108750000</text:p>
          </table:table-cell>
          <table:table-cell office:value-type="float" office:value="1.6027191901016" calcext:value-type="float">
            <text:p>1.6027191901</text:p>
          </table:table-cell>
        </table:table-row>
        <table:table-row table:style-name="ro1">
          <table:table-cell office:value-type="float" office:value="109000000" calcext:value-type="float">
            <text:p>109000000</text:p>
          </table:table-cell>
          <table:table-cell office:value-type="float" office:value="1.17746316423413" calcext:value-type="float">
            <text:p>1.1774631642</text:p>
          </table:table-cell>
        </table:table-row>
        <table:table-row table:style-name="ro1">
          <table:table-cell office:value-type="float" office:value="109250000" calcext:value-type="float">
            <text:p>109250000</text:p>
          </table:table-cell>
          <table:table-cell office:value-type="float" office:value="1.46534392084123" calcext:value-type="float">
            <text:p>1.4653439208</text:p>
          </table:table-cell>
        </table:table-row>
        <table:table-row table:style-name="ro1">
          <table:table-cell office:value-type="float" office:value="109500000" calcext:value-type="float">
            <text:p>109500000</text:p>
          </table:table-cell>
          <table:table-cell office:value-type="float" office:value="1.47387365552184" calcext:value-type="float">
            <text:p>1.4738736555</text:p>
          </table:table-cell>
        </table:table-row>
        <table:table-row table:style-name="ro1">
          <table:table-cell office:value-type="float" office:value="109750000" calcext:value-type="float">
            <text:p>109750000</text:p>
          </table:table-cell>
          <table:table-cell office:value-type="float" office:value="1.15841070625839" calcext:value-type="float">
            <text:p>1.1584107063</text:p>
          </table:table-cell>
        </table:table-row>
        <table:table-row table:style-name="ro1">
          <table:table-cell office:value-type="float" office:value="110000000" calcext:value-type="float">
            <text:p>110000000</text:p>
          </table:table-cell>
          <table:table-cell office:value-type="float" office:value="1.21896674850473" calcext:value-type="float">
            <text:p>1.2189667485</text:p>
          </table:table-cell>
        </table:table-row>
        <table:table-row table:style-name="ro1">
          <table:table-cell office:value-type="float" office:value="110250000" calcext:value-type="float">
            <text:p>110250000</text:p>
          </table:table-cell>
          <table:table-cell office:value-type="float" office:value="1.13536031069222" calcext:value-type="float">
            <text:p>1.1353603107</text:p>
          </table:table-cell>
        </table:table-row>
        <table:table-row table:style-name="ro1">
          <table:table-cell office:value-type="float" office:value="110500000" calcext:value-type="float">
            <text:p>110500000</text:p>
          </table:table-cell>
          <table:table-cell office:value-type="float" office:value="0.888805068120046" calcext:value-type="float">
            <text:p>0.8888050681</text:p>
          </table:table-cell>
        </table:table-row>
        <table:table-row table:style-name="ro1">
          <table:table-cell office:value-type="float" office:value="110750000" calcext:value-type="float">
            <text:p>110750000</text:p>
          </table:table-cell>
          <table:table-cell office:value-type="float" office:value="0.919872527489596" calcext:value-type="float">
            <text:p>0.9198725275</text:p>
          </table:table-cell>
        </table:table-row>
        <table:table-row table:style-name="ro1">
          <table:table-cell office:value-type="float" office:value="111000000" calcext:value-type="float">
            <text:p>111000000</text:p>
          </table:table-cell>
          <table:table-cell office:value-type="float" office:value="0.555689735539342" calcext:value-type="float">
            <text:p>0.5556897355</text:p>
          </table:table-cell>
        </table:table-row>
        <table:table-row table:style-name="ro1">
          <table:table-cell office:value-type="float" office:value="111250000" calcext:value-type="float">
            <text:p>111250000</text:p>
          </table:table-cell>
          <table:table-cell office:value-type="float" office:value="0.542884352874489" calcext:value-type="float">
            <text:p>0.5428843529</text:p>
          </table:table-cell>
        </table:table-row>
        <table:table-row table:style-name="ro1">
          <table:table-cell office:value-type="float" office:value="111500000" calcext:value-type="float">
            <text:p>111500000</text:p>
          </table:table-cell>
          <table:table-cell office:value-type="float" office:value="0.386874447023981" calcext:value-type="float">
            <text:p>0.386874447</text:p>
          </table:table-cell>
        </table:table-row>
        <table:table-row table:style-name="ro1">
          <table:table-cell office:value-type="float" office:value="111750000" calcext:value-type="float">
            <text:p>111750000</text:p>
          </table:table-cell>
          <table:table-cell office:value-type="float" office:value="0.278193661008237" calcext:value-type="float">
            <text:p>0.278193661</text:p>
          </table:table-cell>
        </table:table-row>
        <table:table-row table:style-name="ro1">
          <table:table-cell office:value-type="float" office:value="112000000" calcext:value-type="float">
            <text:p>112000000</text:p>
          </table:table-cell>
          <table:table-cell office:value-type="float" office:value="-0.070477018938095" calcext:value-type="float">
            <text:p>-0.0704770189</text:p>
          </table:table-cell>
        </table:table-row>
        <table:table-row table:style-name="ro1">
          <table:table-cell office:value-type="float" office:value="112250000" calcext:value-type="float">
            <text:p>112250000</text:p>
          </table:table-cell>
          <table:table-cell office:value-type="float" office:value="0.33646565499948" calcext:value-type="float">
            <text:p>0.336465655</text:p>
          </table:table-cell>
        </table:table-row>
        <table:table-row table:style-name="ro1">
          <table:table-cell office:value-type="float" office:value="112500000" calcext:value-type="float">
            <text:p>112500000</text:p>
          </table:table-cell>
          <table:table-cell office:value-type="float" office:value="0.132937852683503" calcext:value-type="float">
            <text:p>0.1329378527</text:p>
          </table:table-cell>
        </table:table-row>
        <table:table-row table:style-name="ro1">
          <table:table-cell office:value-type="float" office:value="112750000" calcext:value-type="float">
            <text:p>112750000</text:p>
          </table:table-cell>
          <table:table-cell office:value-type="float" office:value="-0.0542922597716989" calcext:value-type="float">
            <text:p>-0.0542922598</text:p>
          </table:table-cell>
        </table:table-row>
        <table:table-row table:style-name="ro1">
          <table:table-cell office:value-type="float" office:value="113000000" calcext:value-type="float">
            <text:p>113000000</text:p>
          </table:table-cell>
          <table:table-cell office:value-type="float" office:value="-0.307295249458635" calcext:value-type="float">
            <text:p>-0.3072952495</text:p>
          </table:table-cell>
        </table:table-row>
        <table:table-row table:style-name="ro1">
          <table:table-cell office:value-type="float" office:value="113250000" calcext:value-type="float">
            <text:p>113250000</text:p>
          </table:table-cell>
          <table:table-cell office:value-type="float" office:value="-0.599603147400789" calcext:value-type="float">
            <text:p>-0.5996031474</text:p>
          </table:table-cell>
        </table:table-row>
        <table:table-row table:style-name="ro1">
          <table:table-cell office:value-type="float" office:value="113500000" calcext:value-type="float">
            <text:p>113500000</text:p>
          </table:table-cell>
          <table:table-cell office:value-type="float" office:value="-0.463947625628198" calcext:value-type="float">
            <text:p>-0.4639476256</text:p>
          </table:table-cell>
        </table:table-row>
        <table:table-row table:style-name="ro1">
          <table:table-cell office:value-type="float" office:value="113750000" calcext:value-type="float">
            <text:p>113750000</text:p>
          </table:table-cell>
          <table:table-cell office:value-type="float" office:value="-0.374549009102344" calcext:value-type="float">
            <text:p>-0.3745490091</text:p>
          </table:table-cell>
        </table:table-row>
        <table:table-row table:style-name="ro1">
          <table:table-cell office:value-type="float" office:value="114000000" calcext:value-type="float">
            <text:p>114000000</text:p>
          </table:table-cell>
          <table:table-cell office:value-type="float" office:value="-0.201822333042942" calcext:value-type="float">
            <text:p>-0.201822333</text:p>
          </table:table-cell>
        </table:table-row>
        <table:table-row table:style-name="ro1">
          <table:table-cell office:value-type="float" office:value="114250000" calcext:value-type="float">
            <text:p>114250000</text:p>
          </table:table-cell>
          <table:table-cell office:value-type="float" office:value="-0.350391779444392" calcext:value-type="float">
            <text:p>-0.3503917794</text:p>
          </table:table-cell>
        </table:table-row>
        <table:table-row table:style-name="ro1">
          <table:table-cell office:value-type="float" office:value="114500000" calcext:value-type="float">
            <text:p>114500000</text:p>
          </table:table-cell>
          <table:table-cell office:value-type="float" office:value="-1.14117525092898" calcext:value-type="float">
            <text:p>-1.1411752509</text:p>
          </table:table-cell>
        </table:table-row>
        <table:table-row table:style-name="ro1">
          <table:table-cell office:value-type="float" office:value="114750000" calcext:value-type="float">
            <text:p>114750000</text:p>
          </table:table-cell>
          <table:table-cell office:value-type="float" office:value="-1.27992131921998" calcext:value-type="float">
            <text:p>-1.2799213192</text:p>
          </table:table-cell>
        </table:table-row>
        <table:table-row table:style-name="ro1">
          <table:table-cell office:value-type="float" office:value="115000000" calcext:value-type="float">
            <text:p>115000000</text:p>
          </table:table-cell>
          <table:table-cell office:value-type="float" office:value="-0.99715408068308" calcext:value-type="float">
            <text:p>-0.9971540807</text:p>
          </table:table-cell>
        </table:table-row>
        <table:table-row table:style-name="ro1">
          <table:table-cell office:value-type="float" office:value="115250000" calcext:value-type="float">
            <text:p>115250000</text:p>
          </table:table-cell>
          <table:table-cell office:value-type="float" office:value="-1.07932856254827" calcext:value-type="float">
            <text:p>-1.0793285625</text:p>
          </table:table-cell>
        </table:table-row>
        <table:table-row table:style-name="ro1">
          <table:table-cell office:value-type="float" office:value="115500000" calcext:value-type="float">
            <text:p>115500000</text:p>
          </table:table-cell>
          <table:table-cell office:value-type="float" office:value="-1.10526947503526" calcext:value-type="float">
            <text:p>-1.105269475</text:p>
          </table:table-cell>
        </table:table-row>
        <table:table-row table:style-name="ro1">
          <table:table-cell office:value-type="float" office:value="115750000" calcext:value-type="float">
            <text:p>115750000</text:p>
          </table:table-cell>
          <table:table-cell office:value-type="float" office:value="-0.927092110030116" calcext:value-type="float">
            <text:p>-0.92709211</text:p>
          </table:table-cell>
        </table:table-row>
        <table:table-row table:style-name="ro1">
          <table:table-cell office:value-type="float" office:value="116000000" calcext:value-type="float">
            <text:p>116000000</text:p>
          </table:table-cell>
          <table:table-cell office:value-type="float" office:value="-1.23460108545198" calcext:value-type="float">
            <text:p>-1.2346010855</text:p>
          </table:table-cell>
        </table:table-row>
        <table:table-row table:style-name="ro1">
          <table:table-cell office:value-type="float" office:value="116250000" calcext:value-type="float">
            <text:p>116250000</text:p>
          </table:table-cell>
          <table:table-cell office:value-type="float" office:value="-1.84998768170522" calcext:value-type="float">
            <text:p>-1.8499876817</text:p>
          </table:table-cell>
        </table:table-row>
        <table:table-row table:style-name="ro1">
          <table:table-cell office:value-type="float" office:value="116500000" calcext:value-type="float">
            <text:p>116500000</text:p>
          </table:table-cell>
          <table:table-cell office:value-type="float" office:value="-1.65465859931742" calcext:value-type="float">
            <text:p>-1.6546585993</text:p>
          </table:table-cell>
        </table:table-row>
        <table:table-row table:style-name="ro1">
          <table:table-cell office:value-type="float" office:value="116750000" calcext:value-type="float">
            <text:p>116750000</text:p>
          </table:table-cell>
          <table:table-cell office:value-type="float" office:value="-1.56505670006402" calcext:value-type="float">
            <text:p>-1.5650567001</text:p>
          </table:table-cell>
        </table:table-row>
        <table:table-row table:style-name="ro1">
          <table:table-cell office:value-type="float" office:value="117000000" calcext:value-type="float">
            <text:p>117000000</text:p>
          </table:table-cell>
          <table:table-cell office:value-type="float" office:value="-1.81479100608188" calcext:value-type="float">
            <text:p>-1.8147910061</text:p>
          </table:table-cell>
        </table:table-row>
        <table:table-row table:style-name="ro1">
          <table:table-cell office:value-type="float" office:value="117250000" calcext:value-type="float">
            <text:p>117250000</text:p>
          </table:table-cell>
          <table:table-cell office:value-type="float" office:value="-2.14512806267842" calcext:value-type="float">
            <text:p>-2.1451280627</text:p>
          </table:table-cell>
        </table:table-row>
        <table:table-row table:style-name="ro1">
          <table:table-cell office:value-type="float" office:value="117500000" calcext:value-type="float">
            <text:p>117500000</text:p>
          </table:table-cell>
          <table:table-cell office:value-type="float" office:value="-1.51528878130552" calcext:value-type="float">
            <text:p>-1.5152887813</text:p>
          </table:table-cell>
        </table:table-row>
        <table:table-row table:style-name="ro1">
          <table:table-cell office:value-type="float" office:value="117750000" calcext:value-type="float">
            <text:p>117750000</text:p>
          </table:table-cell>
          <table:table-cell office:value-type="float" office:value="-2.15605940243694" calcext:value-type="float">
            <text:p>-2.1560594024</text:p>
          </table:table-cell>
        </table:table-row>
        <table:table-row table:style-name="ro1">
          <table:table-cell office:value-type="float" office:value="118000000" calcext:value-type="float">
            <text:p>118000000</text:p>
          </table:table-cell>
          <table:table-cell office:value-type="float" office:value="-2.27365675183547" calcext:value-type="float">
            <text:p>-2.2736567518</text:p>
          </table:table-cell>
        </table:table-row>
        <table:table-row table:style-name="ro1">
          <table:table-cell office:value-type="float" office:value="118250000" calcext:value-type="float">
            <text:p>118250000</text:p>
          </table:table-cell>
          <table:table-cell office:value-type="float" office:value="-2.21844274176349" calcext:value-type="float">
            <text:p>-2.2184427418</text:p>
          </table:table-cell>
        </table:table-row>
        <table:table-row table:style-name="ro1">
          <table:table-cell office:value-type="float" office:value="118500000" calcext:value-type="float">
            <text:p>118500000</text:p>
          </table:table-cell>
          <table:table-cell office:value-type="float" office:value="-2.33264887892671" calcext:value-type="float">
            <text:p>-2.3326488789</text:p>
          </table:table-cell>
        </table:table-row>
        <table:table-row table:style-name="ro1">
          <table:table-cell office:value-type="float" office:value="118750000" calcext:value-type="float">
            <text:p>118750000</text:p>
          </table:table-cell>
          <table:table-cell office:value-type="float" office:value="-2.56990481008819" calcext:value-type="float">
            <text:p>-2.5699048101</text:p>
          </table:table-cell>
        </table:table-row>
        <table:table-row table:style-name="ro1">
          <table:table-cell office:value-type="float" office:value="119000000" calcext:value-type="float">
            <text:p>119000000</text:p>
          </table:table-cell>
          <table:table-cell office:value-type="float" office:value="-2.67789656194984" calcext:value-type="float">
            <text:p>-2.6778965619</text:p>
          </table:table-cell>
        </table:table-row>
        <table:table-row table:style-name="ro1">
          <table:table-cell office:value-type="float" office:value="119250000" calcext:value-type="float">
            <text:p>119250000</text:p>
          </table:table-cell>
          <table:table-cell office:value-type="float" office:value="-2.67294686524841" calcext:value-type="float">
            <text:p>-2.6729468652</text:p>
          </table:table-cell>
        </table:table-row>
        <table:table-row table:style-name="ro1">
          <table:table-cell office:value-type="float" office:value="119500000" calcext:value-type="float">
            <text:p>119500000</text:p>
          </table:table-cell>
          <table:table-cell office:value-type="float" office:value="-2.62665212260149" calcext:value-type="float">
            <text:p>-2.6266521226</text:p>
          </table:table-cell>
        </table:table-row>
        <table:table-row table:style-name="ro1">
          <table:table-cell office:value-type="float" office:value="119750000" calcext:value-type="float">
            <text:p>119750000</text:p>
          </table:table-cell>
          <table:table-cell office:value-type="float" office:value="-2.78631896018342" calcext:value-type="float">
            <text:p>-2.7863189602</text:p>
          </table:table-cell>
        </table:table-row>
        <table:table-row table:style-name="ro1">
          <table:table-cell office:value-type="float" office:value="120000000" calcext:value-type="float">
            <text:p>120000000</text:p>
          </table:table-cell>
          <table:table-cell office:value-type="float" office:value="-3.6033011420772" calcext:value-type="float">
            <text:p>-3.6033011421</text:p>
          </table:table-cell>
        </table:table-row>
        <table:table-row table:style-name="ro1">
          <table:table-cell office:value-type="float" office:value="120250000" calcext:value-type="float">
            <text:p>120250000</text:p>
          </table:table-cell>
          <table:table-cell office:value-type="float" office:value="-3.08003692410775" calcext:value-type="float">
            <text:p>-3.0800369241</text:p>
          </table:table-cell>
        </table:table-row>
        <table:table-row table:style-name="ro1">
          <table:table-cell office:value-type="float" office:value="120500000" calcext:value-type="float">
            <text:p>120500000</text:p>
          </table:table-cell>
          <table:table-cell office:value-type="float" office:value="-2.6760854769121" calcext:value-type="float">
            <text:p>-2.6760854769</text:p>
          </table:table-cell>
        </table:table-row>
        <table:table-row table:style-name="ro1">
          <table:table-cell office:value-type="float" office:value="120750000" calcext:value-type="float">
            <text:p>120750000</text:p>
          </table:table-cell>
          <table:table-cell office:value-type="float" office:value="-2.95107772138599" calcext:value-type="float">
            <text:p>-2.9510777214</text:p>
          </table:table-cell>
        </table:table-row>
        <table:table-row table:style-name="ro1">
          <table:table-cell office:value-type="float" office:value="121000000" calcext:value-type="float">
            <text:p>121000000</text:p>
          </table:table-cell>
          <table:table-cell office:value-type="float" office:value="-3.49947517937571" calcext:value-type="float">
            <text:p>-3.4994751794</text:p>
          </table:table-cell>
        </table:table-row>
        <table:table-row table:style-name="ro1">
          <table:table-cell office:value-type="float" office:value="121250000" calcext:value-type="float">
            <text:p>121250000</text:p>
          </table:table-cell>
          <table:table-cell office:value-type="float" office:value="-3.60633496927172" calcext:value-type="float">
            <text:p>-3.6063349693</text:p>
          </table:table-cell>
        </table:table-row>
        <table:table-row table:style-name="ro1">
          <table:table-cell office:value-type="float" office:value="121500000" calcext:value-type="float">
            <text:p>121500000</text:p>
          </table:table-cell>
          <table:table-cell office:value-type="float" office:value="-3.48750965280555" calcext:value-type="float">
            <text:p>-3.4875096528</text:p>
          </table:table-cell>
        </table:table-row>
        <table:table-row table:style-name="ro1">
          <table:table-cell office:value-type="float" office:value="121750000" calcext:value-type="float">
            <text:p>121750000</text:p>
          </table:table-cell>
          <table:table-cell office:value-type="float" office:value="-3.18081919727965" calcext:value-type="float">
            <text:p>-3.1808191973</text:p>
          </table:table-cell>
        </table:table-row>
        <table:table-row table:style-name="ro1">
          <table:table-cell office:value-type="float" office:value="122000000" calcext:value-type="float">
            <text:p>122000000</text:p>
          </table:table-cell>
          <table:table-cell office:value-type="float" office:value="-3.8927668039418" calcext:value-type="float">
            <text:p>-3.8927668039</text:p>
          </table:table-cell>
        </table:table-row>
        <table:table-row table:style-name="ro1">
          <table:table-cell office:value-type="float" office:value="122250000" calcext:value-type="float">
            <text:p>122250000</text:p>
          </table:table-cell>
          <table:table-cell office:value-type="float" office:value="-4.11370090159097" calcext:value-type="float">
            <text:p>-4.1137009016</text:p>
          </table:table-cell>
        </table:table-row>
        <table:table-row table:style-name="ro1">
          <table:table-cell office:value-type="float" office:value="122500000" calcext:value-type="float">
            <text:p>122500000</text:p>
          </table:table-cell>
          <table:table-cell office:value-type="float" office:value="-3.8903822370981" calcext:value-type="float">
            <text:p>-3.8903822371</text:p>
          </table:table-cell>
        </table:table-row>
        <table:table-row table:style-name="ro1">
          <table:table-cell office:value-type="float" office:value="122750000" calcext:value-type="float">
            <text:p>122750000</text:p>
          </table:table-cell>
          <table:table-cell office:value-type="float" office:value="-3.51103619792401" calcext:value-type="float">
            <text:p>-3.5110361979</text:p>
          </table:table-cell>
        </table:table-row>
        <table:table-row table:style-name="ro1">
          <table:table-cell office:value-type="float" office:value="123000000" calcext:value-type="float">
            <text:p>123000000</text:p>
          </table:table-cell>
          <table:table-cell office:value-type="float" office:value="-4.26434529672507" calcext:value-type="float">
            <text:p>-4.2643452967</text:p>
          </table:table-cell>
        </table:table-row>
        <table:table-row table:style-name="ro1">
          <table:table-cell office:value-type="float" office:value="123250000" calcext:value-type="float">
            <text:p>123250000</text:p>
          </table:table-cell>
          <table:table-cell office:value-type="float" office:value="-4.40415515335869" calcext:value-type="float">
            <text:p>-4.4041551534</text:p>
          </table:table-cell>
        </table:table-row>
        <table:table-row table:style-name="ro1">
          <table:table-cell office:value-type="float" office:value="123500000" calcext:value-type="float">
            <text:p>123500000</text:p>
          </table:table-cell>
          <table:table-cell office:value-type="float" office:value="-4.39065702608011" calcext:value-type="float">
            <text:p>-4.3906570261</text:p>
          </table:table-cell>
        </table:table-row>
        <table:table-row table:style-name="ro1">
          <table:table-cell office:value-type="float" office:value="123750000" calcext:value-type="float">
            <text:p>123750000</text:p>
          </table:table-cell>
          <table:table-cell office:value-type="float" office:value="-4.25675923038475" calcext:value-type="float">
            <text:p>-4.2567592304</text:p>
          </table:table-cell>
        </table:table-row>
        <table:table-row table:style-name="ro1">
          <table:table-cell office:value-type="float" office:value="124000000" calcext:value-type="float">
            <text:p>124000000</text:p>
          </table:table-cell>
          <table:table-cell office:value-type="float" office:value="-4.05961464134768" calcext:value-type="float">
            <text:p>-4.0596146413</text:p>
          </table:table-cell>
        </table:table-row>
        <table:table-row table:style-name="ro1">
          <table:table-cell office:value-type="float" office:value="124250000" calcext:value-type="float">
            <text:p>124250000</text:p>
          </table:table-cell>
          <table:table-cell office:value-type="float" office:value="-4.77172873033456" calcext:value-type="float">
            <text:p>-4.7717287303</text:p>
          </table:table-cell>
        </table:table-row>
        <table:table-row table:style-name="ro1">
          <table:table-cell office:value-type="float" office:value="124500000" calcext:value-type="float">
            <text:p>124500000</text:p>
          </table:table-cell>
          <table:table-cell office:value-type="float" office:value="-5.12170564103355" calcext:value-type="float">
            <text:p>-5.121705641</text:p>
          </table:table-cell>
        </table:table-row>
        <table:table-row table:style-name="ro1">
          <table:table-cell office:value-type="float" office:value="124750000" calcext:value-type="float">
            <text:p>124750000</text:p>
          </table:table-cell>
          <table:table-cell office:value-type="float" office:value="-4.87312627851402" calcext:value-type="float">
            <text:p>-4.8731262785</text:p>
          </table:table-cell>
        </table:table-row>
        <table:table-row table:style-name="ro1">
          <table:table-cell office:value-type="float" office:value="125000000" calcext:value-type="float">
            <text:p>125000000</text:p>
          </table:table-cell>
          <table:table-cell office:value-type="float" office:value="-4.53743799391155" calcext:value-type="float">
            <text:p>-4.5374379939</text:p>
          </table:table-cell>
        </table:table-row>
        <table:table-row table:style-name="ro1">
          <table:table-cell office:value-type="float" office:value="125250000" calcext:value-type="float">
            <text:p>125250000</text:p>
          </table:table-cell>
          <table:table-cell office:value-type="float" office:value="-5.36079107048576" calcext:value-type="float">
            <text:p>-5.3607910705</text:p>
          </table:table-cell>
        </table:table-row>
        <table:table-row table:style-name="ro1">
          <table:table-cell office:value-type="float" office:value="125500000" calcext:value-type="float">
            <text:p>125500000</text:p>
          </table:table-cell>
          <table:table-cell office:value-type="float" office:value="-5.50426384348634" calcext:value-type="float">
            <text:p>-5.5042638435</text:p>
          </table:table-cell>
        </table:table-row>
        <table:table-row table:style-name="ro1">
          <table:table-cell office:value-type="float" office:value="125750000" calcext:value-type="float">
            <text:p>125750000</text:p>
          </table:table-cell>
          <table:table-cell office:value-type="float" office:value="-5.40126782003469" calcext:value-type="float">
            <text:p>-5.40126782</text:p>
          </table:table-cell>
        </table:table-row>
        <table:table-row table:style-name="ro1">
          <table:table-cell office:value-type="float" office:value="126000000" calcext:value-type="float">
            <text:p>126000000</text:p>
          </table:table-cell>
          <table:table-cell office:value-type="float" office:value="-5.19567537372338" calcext:value-type="float">
            <text:p>-5.1956753737</text:p>
          </table:table-cell>
        </table:table-row>
        <table:table-row table:style-name="ro1">
          <table:table-cell office:value-type="float" office:value="126250000" calcext:value-type="float">
            <text:p>126250000</text:p>
          </table:table-cell>
          <table:table-cell office:value-type="float" office:value="-5.73274731416062" calcext:value-type="float">
            <text:p>-5.7327473142</text:p>
          </table:table-cell>
        </table:table-row>
        <table:table-row table:style-name="ro1">
          <table:table-cell office:value-type="float" office:value="126500000" calcext:value-type="float">
            <text:p>126500000</text:p>
          </table:table-cell>
          <table:table-cell office:value-type="float" office:value="-5.52653061181415" calcext:value-type="float">
            <text:p>-5.5265306118</text:p>
          </table:table-cell>
        </table:table-row>
        <table:table-row table:style-name="ro1">
          <table:table-cell office:value-type="float" office:value="126750000" calcext:value-type="float">
            <text:p>126750000</text:p>
          </table:table-cell>
          <table:table-cell office:value-type="float" office:value="-6.04639584535275" calcext:value-type="float">
            <text:p>-6.0463958454</text:p>
          </table:table-cell>
        </table:table-row>
        <table:table-row table:style-name="ro1">
          <table:table-cell office:value-type="float" office:value="127000000" calcext:value-type="float">
            <text:p>127000000</text:p>
          </table:table-cell>
          <table:table-cell office:value-type="float" office:value="-6.11600008040317" calcext:value-type="float">
            <text:p>-6.1160000804</text:p>
          </table:table-cell>
        </table:table-row>
        <table:table-row table:style-name="ro1">
          <table:table-cell office:value-type="float" office:value="127250000" calcext:value-type="float">
            <text:p>127250000</text:p>
          </table:table-cell>
          <table:table-cell office:value-type="float" office:value="-6.38030602696303" calcext:value-type="float">
            <text:p>-6.380306027</text:p>
          </table:table-cell>
        </table:table-row>
        <table:table-row table:style-name="ro1">
          <table:table-cell office:value-type="float" office:value="127500000" calcext:value-type="float">
            <text:p>127500000</text:p>
          </table:table-cell>
          <table:table-cell office:value-type="float" office:value="-6.89348262644028" calcext:value-type="float">
            <text:p>-6.8934826264</text:p>
          </table:table-cell>
        </table:table-row>
        <table:table-row table:style-name="ro1">
          <table:table-cell office:value-type="float" office:value="127750000" calcext:value-type="float">
            <text:p>127750000</text:p>
          </table:table-cell>
          <table:table-cell office:value-type="float" office:value="-6.15018012129583" calcext:value-type="float">
            <text:p>-6.1501801213</text:p>
          </table:table-cell>
        </table:table-row>
        <table:table-row table:style-name="ro1">
          <table:table-cell office:value-type="float" office:value="128000000" calcext:value-type="float">
            <text:p>128000000</text:p>
          </table:table-cell>
          <table:table-cell office:value-type="float" office:value="-6.3143621587925" calcext:value-type="float">
            <text:p>-6.3143621588</text:p>
          </table:table-cell>
        </table:table-row>
        <table:table-row table:style-name="ro1">
          <table:table-cell office:value-type="float" office:value="128250000" calcext:value-type="float">
            <text:p>128250000</text:p>
          </table:table-cell>
          <table:table-cell office:value-type="float" office:value="-5.7652771435839" calcext:value-type="float">
            <text:p>-5.7652771436</text:p>
          </table:table-cell>
        </table:table-row>
        <table:table-row table:style-name="ro1">
          <table:table-cell office:value-type="float" office:value="128500000" calcext:value-type="float">
            <text:p>128500000</text:p>
          </table:table-cell>
          <table:table-cell office:value-type="float" office:value="-6.7217755184904" calcext:value-type="float">
            <text:p>-6.7217755185</text:p>
          </table:table-cell>
        </table:table-row>
        <table:table-row table:style-name="ro1">
          <table:table-cell office:value-type="float" office:value="128750000" calcext:value-type="float">
            <text:p>128750000</text:p>
          </table:table-cell>
          <table:table-cell office:value-type="float" office:value="-6.63666026672312" calcext:value-type="float">
            <text:p>-6.6366602667</text:p>
          </table:table-cell>
        </table:table-row>
        <table:table-row table:style-name="ro1">
          <table:table-cell office:value-type="float" office:value="129000000" calcext:value-type="float">
            <text:p>129000000</text:p>
          </table:table-cell>
          <table:table-cell office:value-type="float" office:value="-6.65724159300166" calcext:value-type="float">
            <text:p>-6.657241593</text:p>
          </table:table-cell>
        </table:table-row>
        <table:table-row table:style-name="ro1">
          <table:table-cell office:value-type="float" office:value="129250000" calcext:value-type="float">
            <text:p>129250000</text:p>
          </table:table-cell>
          <table:table-cell office:value-type="float" office:value="-7.23037854838231" calcext:value-type="float">
            <text:p>-7.2303785484</text:p>
          </table:table-cell>
        </table:table-row>
        <table:table-row table:style-name="ro1">
          <table:table-cell office:value-type="float" office:value="129500000" calcext:value-type="float">
            <text:p>129500000</text:p>
          </table:table-cell>
          <table:table-cell office:value-type="float" office:value="-6.73216065074053" calcext:value-type="float">
            <text:p>-6.7321606507</text:p>
          </table:table-cell>
        </table:table-row>
        <table:table-row table:style-name="ro1">
          <table:table-cell office:value-type="float" office:value="129750000" calcext:value-type="float">
            <text:p>129750000</text:p>
          </table:table-cell>
          <table:table-cell office:value-type="float" office:value="-7.37141815458232" calcext:value-type="float">
            <text:p>-7.3714181546</text:p>
          </table:table-cell>
        </table:table-row>
        <table:table-row table:style-name="ro1">
          <table:table-cell office:value-type="float" office:value="130000000" calcext:value-type="float">
            <text:p>130000000</text:p>
          </table:table-cell>
          <table:table-cell office:value-type="float" office:value="-6.808811894168" calcext:value-type="float">
            <text:p>-6.8088118942</text:p>
          </table:table-cell>
        </table:table-row>
        <table:table-row table:style-name="ro1">
          <table:table-cell office:value-type="float" office:value="130250000" calcext:value-type="float">
            <text:p>130250000</text:p>
          </table:table-cell>
          <table:table-cell office:value-type="float" office:value="-7.5517426070167" calcext:value-type="float">
            <text:p>-7.551742607</text:p>
          </table:table-cell>
        </table:table-row>
        <table:table-row table:style-name="ro1">
          <table:table-cell office:value-type="float" office:value="130500000" calcext:value-type="float">
            <text:p>130500000</text:p>
          </table:table-cell>
          <table:table-cell office:value-type="float" office:value="-6.61908075028399" calcext:value-type="float">
            <text:p>-6.6190807503</text:p>
          </table:table-cell>
        </table:table-row>
        <table:table-row table:style-name="ro1">
          <table:table-cell office:value-type="float" office:value="130750000" calcext:value-type="float">
            <text:p>130750000</text:p>
          </table:table-cell>
          <table:table-cell office:value-type="float" office:value="-7.75741138279892" calcext:value-type="float">
            <text:p>-7.7574113828</text:p>
          </table:table-cell>
        </table:table-row>
        <table:table-row table:style-name="ro1">
          <table:table-cell office:value-type="float" office:value="131000000" calcext:value-type="float">
            <text:p>131000000</text:p>
          </table:table-cell>
          <table:table-cell office:value-type="float" office:value="-7.37671714564762" calcext:value-type="float">
            <text:p>-7.3767171456</text:p>
          </table:table-cell>
        </table:table-row>
        <table:table-row table:style-name="ro1">
          <table:table-cell office:value-type="float" office:value="131250000" calcext:value-type="float">
            <text:p>131250000</text:p>
          </table:table-cell>
          <table:table-cell office:value-type="float" office:value="-7.32585634914876" calcext:value-type="float">
            <text:p>-7.3258563491</text:p>
          </table:table-cell>
        </table:table-row>
        <table:table-row table:style-name="ro1">
          <table:table-cell office:value-type="float" office:value="131500000" calcext:value-type="float">
            <text:p>131500000</text:p>
          </table:table-cell>
          <table:table-cell office:value-type="float" office:value="-8.5070795123606" calcext:value-type="float">
            <text:p>-8.5070795124</text:p>
          </table:table-cell>
        </table:table-row>
        <table:table-row table:style-name="ro1">
          <table:table-cell office:value-type="float" office:value="131750000" calcext:value-type="float">
            <text:p>131750000</text:p>
          </table:table-cell>
          <table:table-cell office:value-type="float" office:value="-8.14643927206651" calcext:value-type="float">
            <text:p>-8.1464392721</text:p>
          </table:table-cell>
        </table:table-row>
        <table:table-row table:style-name="ro1">
          <table:table-cell office:value-type="float" office:value="132000000" calcext:value-type="float">
            <text:p>132000000</text:p>
          </table:table-cell>
          <table:table-cell office:value-type="float" office:value="-8.0220202217437" calcext:value-type="float">
            <text:p>-8.0220202217</text:p>
          </table:table-cell>
        </table:table-row>
        <table:table-row table:style-name="ro1">
          <table:table-cell office:value-type="float" office:value="132250000" calcext:value-type="float">
            <text:p>132250000</text:p>
          </table:table-cell>
          <table:table-cell office:value-type="float" office:value="-8.54879522287883" calcext:value-type="float">
            <text:p>-8.5487952229</text:p>
          </table:table-cell>
        </table:table-row>
        <table:table-row table:style-name="ro1">
          <table:table-cell office:value-type="float" office:value="132500000" calcext:value-type="float">
            <text:p>132500000</text:p>
          </table:table-cell>
          <table:table-cell office:value-type="float" office:value="-8.83524043742469" calcext:value-type="float">
            <text:p>-8.8352404374</text:p>
          </table:table-cell>
        </table:table-row>
        <table:table-row table:style-name="ro1">
          <table:table-cell office:value-type="float" office:value="132750000" calcext:value-type="float">
            <text:p>132750000</text:p>
          </table:table-cell>
          <table:table-cell office:value-type="float" office:value="-8.24663838562306" calcext:value-type="float">
            <text:p>-8.2466383856</text:p>
          </table:table-cell>
        </table:table-row>
        <table:table-row table:style-name="ro1">
          <table:table-cell office:value-type="float" office:value="133000000" calcext:value-type="float">
            <text:p>133000000</text:p>
          </table:table-cell>
          <table:table-cell office:value-type="float" office:value="-8.96034455832024" calcext:value-type="float">
            <text:p>-8.9603445583</text:p>
          </table:table-cell>
        </table:table-row>
        <table:table-row table:style-name="ro1">
          <table:table-cell office:value-type="float" office:value="133250000" calcext:value-type="float">
            <text:p>133250000</text:p>
          </table:table-cell>
          <table:table-cell office:value-type="float" office:value="-8.50813145962546" calcext:value-type="float">
            <text:p>-8.5081314596</text:p>
          </table:table-cell>
        </table:table-row>
        <table:table-row table:style-name="ro1">
          <table:table-cell office:value-type="float" office:value="133500000" calcext:value-type="float">
            <text:p>133500000</text:p>
          </table:table-cell>
          <table:table-cell office:value-type="float" office:value="-8.88553080983662" calcext:value-type="float">
            <text:p>-8.8855308098</text:p>
          </table:table-cell>
        </table:table-row>
        <table:table-row table:style-name="ro1">
          <table:table-cell office:value-type="float" office:value="133750000" calcext:value-type="float">
            <text:p>133750000</text:p>
          </table:table-cell>
          <table:table-cell office:value-type="float" office:value="-9.10723287824745" calcext:value-type="float">
            <text:p>-9.1072328782</text:p>
          </table:table-cell>
        </table:table-row>
        <table:table-row table:style-name="ro1">
          <table:table-cell office:value-type="float" office:value="134000000" calcext:value-type="float">
            <text:p>134000000</text:p>
          </table:table-cell>
          <table:table-cell office:value-type="float" office:value="-9.16285317825233" calcext:value-type="float">
            <text:p>-9.1628531783</text:p>
          </table:table-cell>
        </table:table-row>
        <table:table-row table:style-name="ro1">
          <table:table-cell office:value-type="float" office:value="134250000" calcext:value-type="float">
            <text:p>134250000</text:p>
          </table:table-cell>
          <table:table-cell office:value-type="float" office:value="-8.99552597358747" calcext:value-type="float">
            <text:p>-8.9955259736</text:p>
          </table:table-cell>
        </table:table-row>
        <table:table-row table:style-name="ro1">
          <table:table-cell office:value-type="float" office:value="134500000" calcext:value-type="float">
            <text:p>134500000</text:p>
          </table:table-cell>
          <table:table-cell office:value-type="float" office:value="-9.111749100196" calcext:value-type="float">
            <text:p>-9.1117491002</text:p>
          </table:table-cell>
        </table:table-row>
        <table:table-row table:style-name="ro1">
          <table:table-cell office:value-type="float" office:value="134750000" calcext:value-type="float">
            <text:p>134750000</text:p>
          </table:table-cell>
          <table:table-cell office:value-type="float" office:value="-9.2951814489966" calcext:value-type="float">
            <text:p>-9.295181449</text:p>
          </table:table-cell>
        </table:table-row>
        <table:table-row table:style-name="ro1">
          <table:table-cell office:value-type="float" office:value="135000000" calcext:value-type="float">
            <text:p>135000000</text:p>
          </table:table-cell>
          <table:table-cell office:value-type="float" office:value="-9.81035265085215" calcext:value-type="float">
            <text:p>-9.8103526509</text:p>
          </table:table-cell>
        </table:table-row>
        <table:table-row table:style-name="ro1">
          <table:table-cell office:value-type="float" office:value="135250000" calcext:value-type="float">
            <text:p>135250000</text:p>
          </table:table-cell>
          <table:table-cell office:value-type="float" office:value="-10.0643432067147" calcext:value-type="float">
            <text:p>-10.0643432067</text:p>
          </table:table-cell>
        </table:table-row>
        <table:table-row table:style-name="ro1">
          <table:table-cell office:value-type="float" office:value="135500000" calcext:value-type="float">
            <text:p>135500000</text:p>
          </table:table-cell>
          <table:table-cell office:value-type="float" office:value="-9.77319613588621" calcext:value-type="float">
            <text:p>-9.7731961359</text:p>
          </table:table-cell>
        </table:table-row>
        <table:table-row table:style-name="ro1">
          <table:table-cell office:value-type="float" office:value="135750000" calcext:value-type="float">
            <text:p>135750000</text:p>
          </table:table-cell>
          <table:table-cell office:value-type="float" office:value="-9.5245980874728" calcext:value-type="float">
            <text:p>-9.5245980875</text:p>
          </table:table-cell>
        </table:table-row>
        <table:table-row table:style-name="ro1">
          <table:table-cell office:value-type="float" office:value="136000000" calcext:value-type="float">
            <text:p>136000000</text:p>
          </table:table-cell>
          <table:table-cell office:value-type="float" office:value="-10.1449214761867" calcext:value-type="float">
            <text:p>-10.1449214762</text:p>
          </table:table-cell>
        </table:table-row>
        <table:table-row table:style-name="ro1">
          <table:table-cell office:value-type="float" office:value="136250000" calcext:value-type="float">
            <text:p>136250000</text:p>
          </table:table-cell>
          <table:table-cell office:value-type="float" office:value="-10.0535798301957" calcext:value-type="float">
            <text:p>-10.0535798302</text:p>
          </table:table-cell>
        </table:table-row>
        <table:table-row table:style-name="ro1">
          <table:table-cell office:value-type="float" office:value="136500000" calcext:value-type="float">
            <text:p>136500000</text:p>
          </table:table-cell>
          <table:table-cell office:value-type="float" office:value="-10.4081151483655" calcext:value-type="float">
            <text:p>-10.4081151484</text:p>
          </table:table-cell>
        </table:table-row>
        <table:table-row table:style-name="ro1">
          <table:table-cell office:value-type="float" office:value="136750000" calcext:value-type="float">
            <text:p>136750000</text:p>
          </table:table-cell>
          <table:table-cell office:value-type="float" office:value="-10.0150267168691" calcext:value-type="float">
            <text:p>-10.0150267169</text:p>
          </table:table-cell>
        </table:table-row>
        <table:table-row table:style-name="ro1">
          <table:table-cell office:value-type="float" office:value="137000000" calcext:value-type="float">
            <text:p>137000000</text:p>
          </table:table-cell>
          <table:table-cell office:value-type="float" office:value="-10.7926047799647" calcext:value-type="float">
            <text:p>-10.79260478</text:p>
          </table:table-cell>
        </table:table-row>
        <table:table-row table:style-name="ro1">
          <table:table-cell office:value-type="float" office:value="137250000" calcext:value-type="float">
            <text:p>137250000</text:p>
          </table:table-cell>
          <table:table-cell office:value-type="float" office:value="-10.4016016188155" calcext:value-type="float">
            <text:p>-10.4016016188</text:p>
          </table:table-cell>
        </table:table-row>
        <table:table-row table:style-name="ro1">
          <table:table-cell office:value-type="float" office:value="137500000" calcext:value-type="float">
            <text:p>137500000</text:p>
          </table:table-cell>
          <table:table-cell office:value-type="float" office:value="-10.809082745923" calcext:value-type="float">
            <text:p>-10.8090827459</text:p>
          </table:table-cell>
        </table:table-row>
        <table:table-row table:style-name="ro1">
          <table:table-cell office:value-type="float" office:value="137750000" calcext:value-type="float">
            <text:p>137750000</text:p>
          </table:table-cell>
          <table:table-cell office:value-type="float" office:value="-10.5909693951844" calcext:value-type="float">
            <text:p>-10.5909693952</text:p>
          </table:table-cell>
        </table:table-row>
        <table:table-row table:style-name="ro1">
          <table:table-cell office:value-type="float" office:value="138000000" calcext:value-type="float">
            <text:p>138000000</text:p>
          </table:table-cell>
          <table:table-cell office:value-type="float" office:value="-11.3532311287659" calcext:value-type="float">
            <text:p>-11.3532311288</text:p>
          </table:table-cell>
        </table:table-row>
        <table:table-row table:style-name="ro1">
          <table:table-cell office:value-type="float" office:value="138250000" calcext:value-type="float">
            <text:p>138250000</text:p>
          </table:table-cell>
          <table:table-cell office:value-type="float" office:value="-11.3197495197534" calcext:value-type="float">
            <text:p>-11.3197495198</text:p>
          </table:table-cell>
        </table:table-row>
        <table:table-row table:style-name="ro1">
          <table:table-cell office:value-type="float" office:value="138500000" calcext:value-type="float">
            <text:p>138500000</text:p>
          </table:table-cell>
          <table:table-cell office:value-type="float" office:value="-10.9124221474701" calcext:value-type="float">
            <text:p>-10.9124221475</text:p>
          </table:table-cell>
        </table:table-row>
        <table:table-row table:style-name="ro1">
          <table:table-cell office:value-type="float" office:value="138750000" calcext:value-type="float">
            <text:p>138750000</text:p>
          </table:table-cell>
          <table:table-cell office:value-type="float" office:value="-11.3978967110806" calcext:value-type="float">
            <text:p>-11.3978967111</text:p>
          </table:table-cell>
        </table:table-row>
        <table:table-row table:style-name="ro1">
          <table:table-cell office:value-type="float" office:value="139000000" calcext:value-type="float">
            <text:p>139000000</text:p>
          </table:table-cell>
          <table:table-cell office:value-type="float" office:value="-11.3300478825174" calcext:value-type="float">
            <text:p>-11.3300478825</text:p>
          </table:table-cell>
        </table:table-row>
        <table:table-row table:style-name="ro1">
          <table:table-cell office:value-type="float" office:value="139250000" calcext:value-type="float">
            <text:p>139250000</text:p>
          </table:table-cell>
          <table:table-cell office:value-type="float" office:value="-11.8614265460116" calcext:value-type="float">
            <text:p>-11.861426546</text:p>
          </table:table-cell>
        </table:table-row>
        <table:table-row table:style-name="ro1">
          <table:table-cell office:value-type="float" office:value="139500000" calcext:value-type="float">
            <text:p>139500000</text:p>
          </table:table-cell>
          <table:table-cell office:value-type="float" office:value="-11.5542125832321" calcext:value-type="float">
            <text:p>-11.5542125832</text:p>
          </table:table-cell>
        </table:table-row>
        <table:table-row table:style-name="ro1">
          <table:table-cell office:value-type="float" office:value="139750000" calcext:value-type="float">
            <text:p>139750000</text:p>
          </table:table-cell>
          <table:table-cell office:value-type="float" office:value="-11.6698312120301" calcext:value-type="float">
            <text:p>-11.669831212</text:p>
          </table:table-cell>
        </table:table-row>
        <table:table-row table:style-name="ro1">
          <table:table-cell office:value-type="float" office:value="140000000" calcext:value-type="float">
            <text:p>140000000</text:p>
          </table:table-cell>
          <table:table-cell office:value-type="float" office:value="-12.0101965353311" calcext:value-type="float">
            <text:p>-12.0101965353</text:p>
          </table:table-cell>
        </table:table-row>
        <table:table-row table:style-name="ro1">
          <table:table-cell office:value-type="float" office:value="140250000" calcext:value-type="float">
            <text:p>140250000</text:p>
          </table:table-cell>
          <table:table-cell office:value-type="float" office:value="-11.7247649104214" calcext:value-type="float">
            <text:p>-11.7247649104</text:p>
          </table:table-cell>
        </table:table-row>
        <table:table-row table:style-name="ro1">
          <table:table-cell office:value-type="float" office:value="140500000" calcext:value-type="float">
            <text:p>140500000</text:p>
          </table:table-cell>
          <table:table-cell office:value-type="float" office:value="-12.7483162699662" calcext:value-type="float">
            <text:p>-12.74831627</text:p>
          </table:table-cell>
        </table:table-row>
        <table:table-row table:style-name="ro1">
          <table:table-cell office:value-type="float" office:value="140750000" calcext:value-type="float">
            <text:p>140750000</text:p>
          </table:table-cell>
          <table:table-cell office:value-type="float" office:value="-12.0811620124589" calcext:value-type="float">
            <text:p>-12.0811620125</text:p>
          </table:table-cell>
        </table:table-row>
        <table:table-row table:style-name="ro1">
          <table:table-cell office:value-type="float" office:value="141000000" calcext:value-type="float">
            <text:p>141000000</text:p>
          </table:table-cell>
          <table:table-cell office:value-type="float" office:value="-12.4192027027405" calcext:value-type="float">
            <text:p>-12.4192027027</text:p>
          </table:table-cell>
        </table:table-row>
        <table:table-row table:style-name="ro1">
          <table:table-cell office:value-type="float" office:value="141250000" calcext:value-type="float">
            <text:p>141250000</text:p>
          </table:table-cell>
          <table:table-cell office:value-type="float" office:value="-12.7468839272875" calcext:value-type="float">
            <text:p>-12.7468839273</text:p>
          </table:table-cell>
        </table:table-row>
        <table:table-row table:style-name="ro1">
          <table:table-cell office:value-type="float" office:value="141500000" calcext:value-type="float">
            <text:p>141500000</text:p>
          </table:table-cell>
          <table:table-cell office:value-type="float" office:value="-12.4763932270072" calcext:value-type="float">
            <text:p>-12.476393227</text:p>
          </table:table-cell>
        </table:table-row>
        <table:table-row table:style-name="ro1">
          <table:table-cell office:value-type="float" office:value="141750000" calcext:value-type="float">
            <text:p>141750000</text:p>
          </table:table-cell>
          <table:table-cell office:value-type="float" office:value="-12.4384181682902" calcext:value-type="float">
            <text:p>-12.4384181683</text:p>
          </table:table-cell>
        </table:table-row>
        <table:table-row table:style-name="ro1">
          <table:table-cell office:value-type="float" office:value="142000000" calcext:value-type="float">
            <text:p>142000000</text:p>
          </table:table-cell>
          <table:table-cell office:value-type="float" office:value="-13.6178525136144" calcext:value-type="float">
            <text:p>-13.6178525136</text:p>
          </table:table-cell>
        </table:table-row>
        <table:table-row table:style-name="ro1">
          <table:table-cell office:value-type="float" office:value="142250000" calcext:value-type="float">
            <text:p>142250000</text:p>
          </table:table-cell>
          <table:table-cell office:value-type="float" office:value="-12.51231985375" calcext:value-type="float">
            <text:p>-12.5123198538</text:p>
          </table:table-cell>
        </table:table-row>
        <table:table-row table:style-name="ro1">
          <table:table-cell office:value-type="float" office:value="142500000" calcext:value-type="float">
            <text:p>142500000</text:p>
          </table:table-cell>
          <table:table-cell office:value-type="float" office:value="-13.6310098787101" calcext:value-type="float">
            <text:p>-13.6310098787</text:p>
          </table:table-cell>
        </table:table-row>
        <table:table-row table:style-name="ro1">
          <table:table-cell office:value-type="float" office:value="142750000" calcext:value-type="float">
            <text:p>142750000</text:p>
          </table:table-cell>
          <table:table-cell office:value-type="float" office:value="-13.2671733865519" calcext:value-type="float">
            <text:p>-13.2671733866</text:p>
          </table:table-cell>
        </table:table-row>
        <table:table-row table:style-name="ro1">
          <table:table-cell office:value-type="float" office:value="143000000" calcext:value-type="float">
            <text:p>143000000</text:p>
          </table:table-cell>
          <table:table-cell office:value-type="float" office:value="-13.3241239718923" calcext:value-type="float">
            <text:p>-13.3241239719</text:p>
          </table:table-cell>
        </table:table-row>
        <table:table-row table:style-name="ro1">
          <table:table-cell office:value-type="float" office:value="143250000" calcext:value-type="float">
            <text:p>143250000</text:p>
          </table:table-cell>
          <table:table-cell office:value-type="float" office:value="-13.8610007831521" calcext:value-type="float">
            <text:p>-13.8610007832</text:p>
          </table:table-cell>
        </table:table-row>
        <table:table-row table:style-name="ro1">
          <table:table-cell office:value-type="float" office:value="143500000" calcext:value-type="float">
            <text:p>143500000</text:p>
          </table:table-cell>
          <table:table-cell office:value-type="float" office:value="-13.7287238819808" calcext:value-type="float">
            <text:p>-13.728723882</text:p>
          </table:table-cell>
        </table:table-row>
        <table:table-row table:style-name="ro1">
          <table:table-cell office:value-type="float" office:value="143750000" calcext:value-type="float">
            <text:p>143750000</text:p>
          </table:table-cell>
          <table:table-cell office:value-type="float" office:value="-13.5739736515418" calcext:value-type="float">
            <text:p>-13.5739736515</text:p>
          </table:table-cell>
        </table:table-row>
        <table:table-row table:style-name="ro1">
          <table:table-cell office:value-type="float" office:value="144000000" calcext:value-type="float">
            <text:p>144000000</text:p>
          </table:table-cell>
          <table:table-cell office:value-type="float" office:value="-13.6789914103135" calcext:value-type="float">
            <text:p>-13.6789914103</text:p>
          </table:table-cell>
        </table:table-row>
        <table:table-row table:style-name="ro1">
          <table:table-cell office:value-type="float" office:value="144250000" calcext:value-type="float">
            <text:p>144250000</text:p>
          </table:table-cell>
          <table:table-cell office:value-type="float" office:value="-14.4105754737733" calcext:value-type="float">
            <text:p>-14.4105754738</text:p>
          </table:table-cell>
        </table:table-row>
        <table:table-row table:style-name="ro1">
          <table:table-cell office:value-type="float" office:value="144500000" calcext:value-type="float">
            <text:p>144500000</text:p>
          </table:table-cell>
          <table:table-cell office:value-type="float" office:value="-14.0428739726505" calcext:value-type="float">
            <text:p>-14.0428739727</text:p>
          </table:table-cell>
        </table:table-row>
        <table:table-row table:style-name="ro1">
          <table:table-cell office:value-type="float" office:value="144750000" calcext:value-type="float">
            <text:p>144750000</text:p>
          </table:table-cell>
          <table:table-cell office:value-type="float" office:value="-14.3689364972444" calcext:value-type="float">
            <text:p>-14.3689364972</text:p>
          </table:table-cell>
        </table:table-row>
        <table:table-row table:style-name="ro1">
          <table:table-cell office:value-type="float" office:value="145000000" calcext:value-type="float">
            <text:p>145000000</text:p>
          </table:table-cell>
          <table:table-cell office:value-type="float" office:value="-13.843514013751" calcext:value-type="float">
            <text:p>-13.8435140138</text:p>
          </table:table-cell>
        </table:table-row>
        <table:table-row table:style-name="ro1">
          <table:table-cell office:value-type="float" office:value="145250000" calcext:value-type="float">
            <text:p>145250000</text:p>
          </table:table-cell>
          <table:table-cell office:value-type="float" office:value="-14.7255377322432" calcext:value-type="float">
            <text:p>-14.7255377322</text:p>
          </table:table-cell>
        </table:table-row>
        <table:table-row table:style-name="ro1">
          <table:table-cell office:value-type="float" office:value="145500000" calcext:value-type="float">
            <text:p>145500000</text:p>
          </table:table-cell>
          <table:table-cell office:value-type="float" office:value="-14.9014627419575" calcext:value-type="float">
            <text:p>-14.901462742</text:p>
          </table:table-cell>
        </table:table-row>
        <table:table-row table:style-name="ro1">
          <table:table-cell office:value-type="float" office:value="145750000" calcext:value-type="float">
            <text:p>145750000</text:p>
          </table:table-cell>
          <table:table-cell office:value-type="float" office:value="-15.0535314801015" calcext:value-type="float">
            <text:p>-15.0535314801</text:p>
          </table:table-cell>
        </table:table-row>
        <table:table-row table:style-name="ro1">
          <table:table-cell office:value-type="float" office:value="146000000" calcext:value-type="float">
            <text:p>146000000</text:p>
          </table:table-cell>
          <table:table-cell office:value-type="float" office:value="-15.3727478826423" calcext:value-type="float">
            <text:p>-15.3727478826</text:p>
          </table:table-cell>
        </table:table-row>
        <table:table-row table:style-name="ro1">
          <table:table-cell office:value-type="float" office:value="146250000" calcext:value-type="float">
            <text:p>146250000</text:p>
          </table:table-cell>
          <table:table-cell office:value-type="float" office:value="-15.4828687991109" calcext:value-type="float">
            <text:p>-15.4828687991</text:p>
          </table:table-cell>
        </table:table-row>
        <table:table-row table:style-name="ro1">
          <table:table-cell office:value-type="float" office:value="146500000" calcext:value-type="float">
            <text:p>146500000</text:p>
          </table:table-cell>
          <table:table-cell office:value-type="float" office:value="-15.8314715865247" calcext:value-type="float">
            <text:p>-15.8314715865</text:p>
          </table:table-cell>
        </table:table-row>
        <table:table-row table:style-name="ro1">
          <table:table-cell office:value-type="float" office:value="146750000" calcext:value-type="float">
            <text:p>146750000</text:p>
          </table:table-cell>
          <table:table-cell office:value-type="float" office:value="-15.8865773197766" calcext:value-type="float">
            <text:p>-15.8865773198</text:p>
          </table:table-cell>
        </table:table-row>
        <table:table-row table:style-name="ro1">
          <table:table-cell office:value-type="float" office:value="147000000" calcext:value-type="float">
            <text:p>147000000</text:p>
          </table:table-cell>
          <table:table-cell office:value-type="float" office:value="-15.9898971576695" calcext:value-type="float">
            <text:p>-15.9898971577</text:p>
          </table:table-cell>
        </table:table-row>
        <table:table-row table:style-name="ro1">
          <table:table-cell office:value-type="float" office:value="147250000" calcext:value-type="float">
            <text:p>147250000</text:p>
          </table:table-cell>
          <table:table-cell office:value-type="float" office:value="-16.1261639264991" calcext:value-type="float">
            <text:p>-16.1261639265</text:p>
          </table:table-cell>
        </table:table-row>
        <table:table-row table:style-name="ro1">
          <table:table-cell office:value-type="float" office:value="147500000" calcext:value-type="float">
            <text:p>147500000</text:p>
          </table:table-cell>
          <table:table-cell office:value-type="float" office:value="-16.4165504653305" calcext:value-type="float">
            <text:p>-16.4165504653</text:p>
          </table:table-cell>
        </table:table-row>
        <table:table-row table:style-name="ro1">
          <table:table-cell office:value-type="float" office:value="147750000" calcext:value-type="float">
            <text:p>147750000</text:p>
          </table:table-cell>
          <table:table-cell office:value-type="float" office:value="-16.0043585763682" calcext:value-type="float">
            <text:p>-16.0043585764</text:p>
          </table:table-cell>
        </table:table-row>
        <table:table-row table:style-name="ro1">
          <table:table-cell office:value-type="float" office:value="148000000" calcext:value-type="float">
            <text:p>148000000</text:p>
          </table:table-cell>
          <table:table-cell office:value-type="float" office:value="-16.8602602821827" calcext:value-type="float">
            <text:p>-16.8602602822</text:p>
          </table:table-cell>
        </table:table-row>
        <table:table-row table:style-name="ro1">
          <table:table-cell office:value-type="float" office:value="148250000" calcext:value-type="float">
            <text:p>148250000</text:p>
          </table:table-cell>
          <table:table-cell office:value-type="float" office:value="-16.9037255737274" calcext:value-type="float">
            <text:p>-16.9037255737</text:p>
          </table:table-cell>
        </table:table-row>
        <table:table-row table:style-name="ro1">
          <table:table-cell office:value-type="float" office:value="148500000" calcext:value-type="float">
            <text:p>148500000</text:p>
          </table:table-cell>
          <table:table-cell office:value-type="float" office:value="-17.1138255651403" calcext:value-type="float">
            <text:p>-17.1138255651</text:p>
          </table:table-cell>
        </table:table-row>
        <table:table-row table:style-name="ro1">
          <table:table-cell office:value-type="float" office:value="148750000" calcext:value-type="float">
            <text:p>148750000</text:p>
          </table:table-cell>
          <table:table-cell office:value-type="float" office:value="-17.1459069462608" calcext:value-type="float">
            <text:p>-17.1459069463</text:p>
          </table:table-cell>
        </table:table-row>
        <table:table-row table:style-name="ro1">
          <table:table-cell office:value-type="float" office:value="149000000" calcext:value-type="float">
            <text:p>149000000</text:p>
          </table:table-cell>
          <table:table-cell office:value-type="float" office:value="-17.5482968709352" calcext:value-type="float">
            <text:p>-17.5482968709</text:p>
          </table:table-cell>
        </table:table-row>
        <table:table-row table:style-name="ro1">
          <table:table-cell office:value-type="float" office:value="149250000" calcext:value-type="float">
            <text:p>149250000</text:p>
          </table:table-cell>
          <table:table-cell office:value-type="float" office:value="-17.5245066085527" calcext:value-type="float">
            <text:p>-17.5245066086</text:p>
          </table:table-cell>
        </table:table-row>
        <table:table-row table:style-name="ro1">
          <table:table-cell office:value-type="float" office:value="149500000" calcext:value-type="float">
            <text:p>149500000</text:p>
          </table:table-cell>
          <table:table-cell office:value-type="float" office:value="-17.7286863727485" calcext:value-type="float">
            <text:p>-17.7286863727</text:p>
          </table:table-cell>
        </table:table-row>
        <table:table-row table:style-name="ro1">
          <table:table-cell office:value-type="float" office:value="149750000" calcext:value-type="float">
            <text:p>149750000</text:p>
          </table:table-cell>
          <table:table-cell office:value-type="float" office:value="-17.5865617729148" calcext:value-type="float">
            <text:p>-17.5865617729</text:p>
          </table:table-cell>
        </table:table-row>
        <table:table-row table:style-name="ro1">
          <table:table-cell office:value-type="float" office:value="150000000" calcext:value-type="float">
            <text:p>150000000</text:p>
          </table:table-cell>
          <table:table-cell office:value-type="float" office:value="-17.9484246616298" calcext:value-type="float">
            <text:p>-17.9484246616</text:p>
          </table:table-cell>
        </table:table-row>
        <table:table-row table:style-name="ro1">
          <table:table-cell office:value-type="float" office:value="150250000" calcext:value-type="float">
            <text:p>150250000</text:p>
          </table:table-cell>
          <table:table-cell office:value-type="float" office:value="-18.5034588859512" calcext:value-type="float">
            <text:p>-18.503458886</text:p>
          </table:table-cell>
        </table:table-row>
        <table:table-row table:style-name="ro1">
          <table:table-cell office:value-type="float" office:value="150500000" calcext:value-type="float">
            <text:p>150500000</text:p>
          </table:table-cell>
          <table:table-cell office:value-type="float" office:value="-18.6393417895916" calcext:value-type="float">
            <text:p>-18.6393417896</text:p>
          </table:table-cell>
        </table:table-row>
        <table:table-row table:style-name="ro1">
          <table:table-cell office:value-type="string" calcext:value-type="string">
            <text:p>END</text:p>
          </table:table-cell>
          <table:table-cell/>
        </table:table-row>
      </table:table>
      <table:table table:name="Active_Balun_SN001_S22" table:style-name="ta1"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! FILETYPE CSV</text:p>
          </table:table-cell>
          <table:table-cell/>
        </table:table-row>
        <table:table-row table:style-name="ro1">
          <table:table-cell office:value-type="string" calcext:value-type="string">
            <text:p>! VERSION 2.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! TIMESTAMP Tuesday</text:p>
          </table:table-cell>
          <table:table-cell office:value-type="string" calcext:value-type="string">
            <text:p><text:s/>07 July 2020 21:15:54</text:p>
          </table:table-cell>
        </table:table-row>
        <table:table-row table:style-name="ro1">
          <table:table-cell office:value-type="string" calcext:value-type="string">
            <text:p>! TIMEZONE </text:p>
          </table:table-cell>
          <table:table-cell/>
        </table:table-row>
        <table:table-row table:style-name="ro1">
          <table:table-cell office:value-type="string" calcext:value-type="string">
            <text:p>! NAME Keysight Technologies</text:p>
          </table:table-cell>
          <table:table-cell/>
        </table:table-row>
        <table:table-row table:style-name="ro1">
          <table:table-cell office:value-type="string" calcext:value-type="string">
            <text:p>! MODEL N9926A</text:p>
          </table:table-cell>
          <table:table-cell/>
        </table:table-row>
        <table:table-row table:style-name="ro1">
          <table:table-cell office:value-type="string" calcext:value-type="string">
            <text:p>! SERIAL MY57271140</text:p>
          </table:table-cell>
          <table:table-cell/>
        </table:table-row>
        <table:table-row table:style-name="ro1">
          <table:table-cell office:value-type="string" calcext:value-type="string">
            <text:p>! FIRMWARE_VERSION A.10.18</text:p>
          </table:table-cell>
          <table:table-cell/>
        </table:table-row>
        <table:table-row table:style-name="ro1">
          <table:table-cell office:value-type="string" calcext:value-type="string">
            <text:p>! VF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! Media</text:p>
          </table:table-cell>
          <table:table-cell office:value-type="string" calcext:value-type="string">
            <text:p><text:s/>Coax</text:p>
          </table:table-cell>
        </table:table-row>
        <table:table-row table:style-name="ro1">
          <table:table-cell office:value-type="string" calcext:value-type="string">
            <text:p>! IF_BW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! Output_Power_Mode</text:p>
          </table:table-cell>
          <table:table-cell office:value-type="string" calcext:value-type="string">
            <text:p><text:s/>MAN</text:p>
          </table:table-cell>
        </table:table-row>
        <table:table-row table:style-name="ro1">
          <table:table-cell office:value-type="string" calcext:value-type="string">
            <text:p>! Output_Power_Level</text:p>
          </table:table-cell>
          <table:table-cell office:value-type="float" office:value="-45" calcext:value-type="float">
            <text:p>-45</text:p>
          </table:table-cell>
        </table:table-row>
        <table:table-row table:style-name="ro1">
          <table:table-cell office:value-type="string" calcext:value-type="string">
            <text:p>! GPS_LATITUDE </text:p>
          </table:table-cell>
          <table:table-cell/>
        </table:table-row>
        <table:table-row table:style-name="ro1">
          <table:table-cell office:value-type="string" calcext:value-type="string">
            <text:p>! GPS_LONGITUDE </text:p>
          </table:table-cell>
          <table:table-cell/>
        </table:table-row>
        <table:table-row table:style-name="ro1">
          <table:table-cell office:value-type="string" calcext:value-type="string">
            <text:p>! GPS_TIMESTAMP 0001-01-01 00:00:00Z</text:p>
          </table:table-cell>
          <table:table-cell/>
        </table:table-row>
        <table:table-row table:style-name="ro1">
          <table:table-cell office:value-type="string" calcext:value-type="string">
            <text:p>! GPS_SECS_SINCE_LAST_READ 0</text:p>
          </table:table-cell>
          <table:table-cell/>
        </table:table-row>
        <table:table-row table:style-name="ro1">
          <table:table-cell office:value-type="string" calcext:value-type="string">
            <text:p>! CHECKSUM 1631130858</text:p>
          </table:table-cell>
          <table:table-cell/>
        </table:table-row>
        <table:table-row table:style-name="ro1">
          <table:table-cell office:value-type="string" calcext:value-type="string">
            <text:p>! CORRECTION1 ON U</text:p>
          </table:table-cell>
          <table:table-cell/>
        </table:table-row>
        <table:table-row table:style-name="ro1">
          <table:table-cell office:value-type="string" calcext:value-type="string">
            <text:p>! DATA Freq</text:p>
          </table:table-cell>
          <table:table-cell office:value-type="string" calcext:value-type="string">
            <text:p>S22</text:p>
          </table:table-cell>
        </table:table-row>
        <table:table-row table:style-name="ro1">
          <table:table-cell office:value-type="string" calcext:value-type="string">
            <text:p>! FREQ UNIT Hz</text:p>
          </table:table-cell>
          <table:table-cell/>
        </table:table-row>
        <table:table-row table:style-name="ro1">
          <table:table-cell office:value-type="string" calcext:value-type="string">
            <text:p>! DATA UNIT dB</text:p>
          </table:table-cell>
          <table:table-cell/>
        </table:table-row>
        <table:table-row table:style-name="ro1">
          <table:table-cell office:value-type="string" calcext:value-type="string">
            <text:p>BEGIN</text:p>
          </table:table-cell>
          <table:table-cell/>
        </table:table-row>
        <table:table-row table:style-name="ro1">
          <table:table-cell office:value-type="float" office:value="500000" calcext:value-type="float">
            <text:p>500000</text:p>
          </table:table-cell>
          <table:table-cell office:value-type="float" office:value="-0.975392624548603" calcext:value-type="float">
            <text:p>-0.9753926245</text:p>
          </table:table-cell>
        </table:table-row>
        <table:table-row table:style-name="ro1">
          <table:table-cell office:value-type="float" office:value="750000" calcext:value-type="float">
            <text:p>750000</text:p>
          </table:table-cell>
          <table:table-cell office:value-type="float" office:value="-1.13286313962253" calcext:value-type="float">
            <text:p>-1.1328631396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-2.20950934037578" calcext:value-type="float">
            <text:p>-2.2095093404</text:p>
          </table:table-cell>
        </table:table-row>
        <table:table-row table:style-name="ro1">
          <table:table-cell office:value-type="float" office:value="1250000" calcext:value-type="float">
            <text:p>1250000</text:p>
          </table:table-cell>
          <table:table-cell office:value-type="float" office:value="-4.56565986252761" calcext:value-type="float">
            <text:p>-4.5656598625</text:p>
          </table:table-cell>
        </table:table-row>
        <table:table-row table:style-name="ro1">
          <table:table-cell office:value-type="float" office:value="1500000" calcext:value-type="float">
            <text:p>1500000</text:p>
          </table:table-cell>
          <table:table-cell office:value-type="float" office:value="-10.8220947093293" calcext:value-type="float">
            <text:p>-10.8220947093</text:p>
          </table:table-cell>
        </table:table-row>
        <table:table-row table:style-name="ro1">
          <table:table-cell office:value-type="float" office:value="1750000" calcext:value-type="float">
            <text:p>1750000</text:p>
          </table:table-cell>
          <table:table-cell office:value-type="float" office:value="-6.67482400177643" calcext:value-type="float">
            <text:p>-6.6748240018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-5.31415229049944" calcext:value-type="float">
            <text:p>-5.3141522905</text:p>
          </table:table-cell>
        </table:table-row>
        <table:table-row table:style-name="ro1">
          <table:table-cell office:value-type="float" office:value="2250000" calcext:value-type="float">
            <text:p>2250000</text:p>
          </table:table-cell>
          <table:table-cell office:value-type="float" office:value="-5.35466308057672" calcext:value-type="float">
            <text:p>-5.3546630806</text:p>
          </table:table-cell>
        </table:table-row>
        <table:table-row table:style-name="ro1">
          <table:table-cell office:value-type="float" office:value="2500000" calcext:value-type="float">
            <text:p>2500000</text:p>
          </table:table-cell>
          <table:table-cell office:value-type="float" office:value="-5.01384163094477" calcext:value-type="float">
            <text:p>-5.0138416309</text:p>
          </table:table-cell>
        </table:table-row>
        <table:table-row table:style-name="ro1">
          <table:table-cell office:value-type="float" office:value="2750000" calcext:value-type="float">
            <text:p>2750000</text:p>
          </table:table-cell>
          <table:table-cell office:value-type="float" office:value="-5.11679128032084" calcext:value-type="float">
            <text:p>-5.1167912803</text:p>
          </table:table-cell>
        </table:table-row>
        <table:table-row table:style-name="ro1">
          <table:table-cell office:value-type="float" office:value="3000000" calcext:value-type="float">
            <text:p>3000000</text:p>
          </table:table-cell>
          <table:table-cell office:value-type="float" office:value="-6.10253659901692" calcext:value-type="float">
            <text:p>-6.102536599</text:p>
          </table:table-cell>
        </table:table-row>
        <table:table-row table:style-name="ro1">
          <table:table-cell office:value-type="float" office:value="3250000" calcext:value-type="float">
            <text:p>3250000</text:p>
          </table:table-cell>
          <table:table-cell office:value-type="float" office:value="-6.76110561373246" calcext:value-type="float">
            <text:p>-6.7611056137</text:p>
          </table:table-cell>
        </table:table-row>
        <table:table-row table:style-name="ro1">
          <table:table-cell office:value-type="float" office:value="3500000" calcext:value-type="float">
            <text:p>3500000</text:p>
          </table:table-cell>
          <table:table-cell office:value-type="float" office:value="-8.04111667473771" calcext:value-type="float">
            <text:p>-8.0411166747</text:p>
          </table:table-cell>
        </table:table-row>
        <table:table-row table:style-name="ro1">
          <table:table-cell office:value-type="float" office:value="3750000" calcext:value-type="float">
            <text:p>3750000</text:p>
          </table:table-cell>
          <table:table-cell office:value-type="float" office:value="-8.89883265896841" calcext:value-type="float">
            <text:p>-8.898832659</text:p>
          </table:table-cell>
        </table:table-row>
        <table:table-row table:style-name="ro1">
          <table:table-cell office:value-type="float" office:value="4000000" calcext:value-type="float">
            <text:p>4000000</text:p>
          </table:table-cell>
          <table:table-cell office:value-type="float" office:value="-9.82098926388604" calcext:value-type="float">
            <text:p>-9.8209892639</text:p>
          </table:table-cell>
        </table:table-row>
        <table:table-row table:style-name="ro1">
          <table:table-cell office:value-type="float" office:value="4250000" calcext:value-type="float">
            <text:p>4250000</text:p>
          </table:table-cell>
          <table:table-cell office:value-type="float" office:value="-10.1736823884428" calcext:value-type="float">
            <text:p>-10.1736823884</text:p>
          </table:table-cell>
        </table:table-row>
        <table:table-row table:style-name="ro1">
          <table:table-cell office:value-type="float" office:value="4500000" calcext:value-type="float">
            <text:p>4500000</text:p>
          </table:table-cell>
          <table:table-cell office:value-type="float" office:value="-8.74454820590796" calcext:value-type="float">
            <text:p>-8.7445482059</text:p>
          </table:table-cell>
        </table:table-row>
        <table:table-row table:style-name="ro1">
          <table:table-cell office:value-type="float" office:value="4750000" calcext:value-type="float">
            <text:p>4750000</text:p>
          </table:table-cell>
          <table:table-cell office:value-type="float" office:value="-9.19365894031769" calcext:value-type="float">
            <text:p>-9.1936589403</text:p>
          </table:table-cell>
        </table:table-row>
        <table:table-row table:style-name="ro1">
          <table:table-cell office:value-type="float" office:value="5000000" calcext:value-type="float">
            <text:p>5000000</text:p>
          </table:table-cell>
          <table:table-cell office:value-type="float" office:value="-11.8975536016994" calcext:value-type="float">
            <text:p>-11.8975536017</text:p>
          </table:table-cell>
        </table:table-row>
        <table:table-row table:style-name="ro1">
          <table:table-cell office:value-type="float" office:value="5250000" calcext:value-type="float">
            <text:p>5250000</text:p>
          </table:table-cell>
          <table:table-cell office:value-type="float" office:value="-10.9949434838682" calcext:value-type="float">
            <text:p>-10.9949434839</text:p>
          </table:table-cell>
        </table:table-row>
        <table:table-row table:style-name="ro1">
          <table:table-cell office:value-type="float" office:value="5500000" calcext:value-type="float">
            <text:p>5500000</text:p>
          </table:table-cell>
          <table:table-cell office:value-type="float" office:value="-12.9492319684731" calcext:value-type="float">
            <text:p>-12.9492319685</text:p>
          </table:table-cell>
        </table:table-row>
        <table:table-row table:style-name="ro1">
          <table:table-cell office:value-type="float" office:value="5750000" calcext:value-type="float">
            <text:p>5750000</text:p>
          </table:table-cell>
          <table:table-cell office:value-type="float" office:value="-17.4605522034264" calcext:value-type="float">
            <text:p>-17.4605522034</text:p>
          </table:table-cell>
        </table:table-row>
        <table:table-row table:style-name="ro1">
          <table:table-cell office:value-type="float" office:value="6000000" calcext:value-type="float">
            <text:p>6000000</text:p>
          </table:table-cell>
          <table:table-cell office:value-type="float" office:value="-16.0851996648162" calcext:value-type="float">
            <text:p>-16.0851996648</text:p>
          </table:table-cell>
        </table:table-row>
        <table:table-row table:style-name="ro1">
          <table:table-cell office:value-type="float" office:value="6250000" calcext:value-type="float">
            <text:p>6250000</text:p>
          </table:table-cell>
          <table:table-cell office:value-type="float" office:value="-11.984597423142" calcext:value-type="float">
            <text:p>-11.9845974231</text:p>
          </table:table-cell>
        </table:table-row>
        <table:table-row table:style-name="ro1">
          <table:table-cell office:value-type="float" office:value="6500000" calcext:value-type="float">
            <text:p>6500000</text:p>
          </table:table-cell>
          <table:table-cell office:value-type="float" office:value="-11.9090196989922" calcext:value-type="float">
            <text:p>-11.909019699</text:p>
          </table:table-cell>
        </table:table-row>
        <table:table-row table:style-name="ro1">
          <table:table-cell office:value-type="float" office:value="6750000" calcext:value-type="float">
            <text:p>6750000</text:p>
          </table:table-cell>
          <table:table-cell office:value-type="float" office:value="-14.4243384762178" calcext:value-type="float">
            <text:p>-14.4243384762</text:p>
          </table:table-cell>
        </table:table-row>
        <table:table-row table:style-name="ro1">
          <table:table-cell office:value-type="float" office:value="7000000" calcext:value-type="float">
            <text:p>7000000</text:p>
          </table:table-cell>
          <table:table-cell office:value-type="float" office:value="-17.6165757979705" calcext:value-type="float">
            <text:p>-17.616575798</text:p>
          </table:table-cell>
        </table:table-row>
        <table:table-row table:style-name="ro1">
          <table:table-cell office:value-type="float" office:value="7250000" calcext:value-type="float">
            <text:p>7250000</text:p>
          </table:table-cell>
          <table:table-cell office:value-type="float" office:value="-18.1625929591735" calcext:value-type="float">
            <text:p>-18.1625929592</text:p>
          </table:table-cell>
        </table:table-row>
        <table:table-row table:style-name="ro1">
          <table:table-cell office:value-type="float" office:value="7500000" calcext:value-type="float">
            <text:p>7500000</text:p>
          </table:table-cell>
          <table:table-cell office:value-type="float" office:value="-18.4983943735867" calcext:value-type="float">
            <text:p>-18.4983943736</text:p>
          </table:table-cell>
        </table:table-row>
        <table:table-row table:style-name="ro1">
          <table:table-cell office:value-type="float" office:value="7750000" calcext:value-type="float">
            <text:p>7750000</text:p>
          </table:table-cell>
          <table:table-cell office:value-type="float" office:value="-16.0895902470883" calcext:value-type="float">
            <text:p>-16.0895902471</text:p>
          </table:table-cell>
        </table:table-row>
        <table:table-row table:style-name="ro1">
          <table:table-cell office:value-type="float" office:value="8000000" calcext:value-type="float">
            <text:p>8000000</text:p>
          </table:table-cell>
          <table:table-cell office:value-type="float" office:value="-26.0358473151023" calcext:value-type="float">
            <text:p>-26.0358473151</text:p>
          </table:table-cell>
        </table:table-row>
        <table:table-row table:style-name="ro1">
          <table:table-cell office:value-type="float" office:value="8250000" calcext:value-type="float">
            <text:p>8250000</text:p>
          </table:table-cell>
          <table:table-cell office:value-type="float" office:value="-25.199516010635" calcext:value-type="float">
            <text:p>-25.1995160106</text:p>
          </table:table-cell>
        </table:table-row>
        <table:table-row table:style-name="ro1">
          <table:table-cell office:value-type="float" office:value="8500000" calcext:value-type="float">
            <text:p>8500000</text:p>
          </table:table-cell>
          <table:table-cell office:value-type="float" office:value="-26.4871789167681" calcext:value-type="float">
            <text:p>-26.4871789168</text:p>
          </table:table-cell>
        </table:table-row>
        <table:table-row table:style-name="ro1">
          <table:table-cell office:value-type="float" office:value="8750000" calcext:value-type="float">
            <text:p>8750000</text:p>
          </table:table-cell>
          <table:table-cell office:value-type="float" office:value="-26.1906790633081" calcext:value-type="float">
            <text:p>-26.1906790633</text:p>
          </table:table-cell>
        </table:table-row>
        <table:table-row table:style-name="ro1">
          <table:table-cell office:value-type="float" office:value="9000000" calcext:value-type="float">
            <text:p>9000000</text:p>
          </table:table-cell>
          <table:table-cell office:value-type="float" office:value="-44.471652406332" calcext:value-type="float">
            <text:p>-44.4716524063</text:p>
          </table:table-cell>
        </table:table-row>
        <table:table-row table:style-name="ro1">
          <table:table-cell office:value-type="float" office:value="9250000" calcext:value-type="float">
            <text:p>9250000</text:p>
          </table:table-cell>
          <table:table-cell office:value-type="float" office:value="-18.6438431838091" calcext:value-type="float">
            <text:p>-18.6438431838</text:p>
          </table:table-cell>
        </table:table-row>
        <table:table-row table:style-name="ro1">
          <table:table-cell office:value-type="float" office:value="9500000" calcext:value-type="float">
            <text:p>9500000</text:p>
          </table:table-cell>
          <table:table-cell office:value-type="float" office:value="-20.1185360324201" calcext:value-type="float">
            <text:p>-20.1185360324</text:p>
          </table:table-cell>
        </table:table-row>
        <table:table-row table:style-name="ro1">
          <table:table-cell office:value-type="float" office:value="9750000" calcext:value-type="float">
            <text:p>9750000</text:p>
          </table:table-cell>
          <table:table-cell office:value-type="float" office:value="-24.9642771677361" calcext:value-type="float">
            <text:p>-24.9642771677</text:p>
          </table:table-cell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-23.0770599761125" calcext:value-type="float">
            <text:p>-23.0770599761</text:p>
          </table:table-cell>
        </table:table-row>
        <table:table-row table:style-name="ro1">
          <table:table-cell office:value-type="float" office:value="10250000" calcext:value-type="float">
            <text:p>10250000</text:p>
          </table:table-cell>
          <table:table-cell office:value-type="float" office:value="-21.4551993914561" calcext:value-type="float">
            <text:p>-21.4551993915</text:p>
          </table:table-cell>
        </table:table-row>
        <table:table-row table:style-name="ro1">
          <table:table-cell office:value-type="float" office:value="10500000" calcext:value-type="float">
            <text:p>10500000</text:p>
          </table:table-cell>
          <table:table-cell office:value-type="float" office:value="-26.9851155013773" calcext:value-type="float">
            <text:p>-26.9851155014</text:p>
          </table:table-cell>
        </table:table-row>
        <table:table-row table:style-name="ro1">
          <table:table-cell office:value-type="float" office:value="10750000" calcext:value-type="float">
            <text:p>10750000</text:p>
          </table:table-cell>
          <table:table-cell office:value-type="float" office:value="-31.3478475801969" calcext:value-type="float">
            <text:p>-31.3478475802</text:p>
          </table:table-cell>
        </table:table-row>
        <table:table-row table:style-name="ro1">
          <table:table-cell office:value-type="float" office:value="11000000" calcext:value-type="float">
            <text:p>11000000</text:p>
          </table:table-cell>
          <table:table-cell office:value-type="float" office:value="-28.4588718329975" calcext:value-type="float">
            <text:p>-28.458871833</text:p>
          </table:table-cell>
        </table:table-row>
        <table:table-row table:style-name="ro1">
          <table:table-cell office:value-type="float" office:value="11250000" calcext:value-type="float">
            <text:p>11250000</text:p>
          </table:table-cell>
          <table:table-cell office:value-type="float" office:value="-30.2312332055685" calcext:value-type="float">
            <text:p>-30.2312332056</text:p>
          </table:table-cell>
        </table:table-row>
        <table:table-row table:style-name="ro1">
          <table:table-cell office:value-type="float" office:value="11500000" calcext:value-type="float">
            <text:p>11500000</text:p>
          </table:table-cell>
          <table:table-cell office:value-type="float" office:value="-24.1529707400271" calcext:value-type="float">
            <text:p>-24.15297074</text:p>
          </table:table-cell>
        </table:table-row>
        <table:table-row table:style-name="ro1">
          <table:table-cell office:value-type="float" office:value="11750000" calcext:value-type="float">
            <text:p>11750000</text:p>
          </table:table-cell>
          <table:table-cell office:value-type="float" office:value="-25.8018878970328" calcext:value-type="float">
            <text:p>-25.801887897</text:p>
          </table:table-cell>
        </table:table-row>
        <table:table-row table:style-name="ro1">
          <table:table-cell office:value-type="float" office:value="12000000" calcext:value-type="float">
            <text:p>12000000</text:p>
          </table:table-cell>
          <table:table-cell office:value-type="float" office:value="-25.332277004356" calcext:value-type="float">
            <text:p>-25.3322770044</text:p>
          </table:table-cell>
        </table:table-row>
        <table:table-row table:style-name="ro1">
          <table:table-cell office:value-type="float" office:value="12250000" calcext:value-type="float">
            <text:p>12250000</text:p>
          </table:table-cell>
          <table:table-cell office:value-type="float" office:value="-24.00195621064" calcext:value-type="float">
            <text:p>-24.0019562106</text:p>
          </table:table-cell>
        </table:table-row>
        <table:table-row table:style-name="ro1">
          <table:table-cell office:value-type="float" office:value="12500000" calcext:value-type="float">
            <text:p>12500000</text:p>
          </table:table-cell>
          <table:table-cell office:value-type="float" office:value="-28.3482901173265" calcext:value-type="float">
            <text:p>-28.3482901173</text:p>
          </table:table-cell>
        </table:table-row>
        <table:table-row table:style-name="ro1">
          <table:table-cell office:value-type="float" office:value="12750000" calcext:value-type="float">
            <text:p>12750000</text:p>
          </table:table-cell>
          <table:table-cell office:value-type="float" office:value="-28.8936880939362" calcext:value-type="float">
            <text:p>-28.8936880939</text:p>
          </table:table-cell>
        </table:table-row>
        <table:table-row table:style-name="ro1">
          <table:table-cell office:value-type="float" office:value="13000000" calcext:value-type="float">
            <text:p>13000000</text:p>
          </table:table-cell>
          <table:table-cell office:value-type="float" office:value="-23.0249200668529" calcext:value-type="float">
            <text:p>-23.0249200669</text:p>
          </table:table-cell>
        </table:table-row>
        <table:table-row table:style-name="ro1">
          <table:table-cell office:value-type="float" office:value="13250000" calcext:value-type="float">
            <text:p>13250000</text:p>
          </table:table-cell>
          <table:table-cell office:value-type="float" office:value="-23.6865861892673" calcext:value-type="float">
            <text:p>-23.6865861893</text:p>
          </table:table-cell>
        </table:table-row>
        <table:table-row table:style-name="ro1">
          <table:table-cell office:value-type="float" office:value="13500000" calcext:value-type="float">
            <text:p>13500000</text:p>
          </table:table-cell>
          <table:table-cell office:value-type="float" office:value="-15.6779615620419" calcext:value-type="float">
            <text:p>-15.677961562</text:p>
          </table:table-cell>
        </table:table-row>
        <table:table-row table:style-name="ro1">
          <table:table-cell office:value-type="float" office:value="13750000" calcext:value-type="float">
            <text:p>13750000</text:p>
          </table:table-cell>
          <table:table-cell office:value-type="float" office:value="-27.0024576875066" calcext:value-type="float">
            <text:p>-27.0024576875</text:p>
          </table:table-cell>
        </table:table-row>
        <table:table-row table:style-name="ro1">
          <table:table-cell office:value-type="float" office:value="14000000" calcext:value-type="float">
            <text:p>14000000</text:p>
          </table:table-cell>
          <table:table-cell office:value-type="float" office:value="-21.802859477159" calcext:value-type="float">
            <text:p>-21.8028594772</text:p>
          </table:table-cell>
        </table:table-row>
        <table:table-row table:style-name="ro1">
          <table:table-cell office:value-type="float" office:value="14250000" calcext:value-type="float">
            <text:p>14250000</text:p>
          </table:table-cell>
          <table:table-cell office:value-type="float" office:value="-25.4722769721977" calcext:value-type="float">
            <text:p>-25.4722769722</text:p>
          </table:table-cell>
        </table:table-row>
        <table:table-row table:style-name="ro1">
          <table:table-cell office:value-type="float" office:value="14500000" calcext:value-type="float">
            <text:p>14500000</text:p>
          </table:table-cell>
          <table:table-cell office:value-type="float" office:value="-25.7986565934972" calcext:value-type="float">
            <text:p>-25.7986565935</text:p>
          </table:table-cell>
        </table:table-row>
        <table:table-row table:style-name="ro1">
          <table:table-cell office:value-type="float" office:value="14750000" calcext:value-type="float">
            <text:p>14750000</text:p>
          </table:table-cell>
          <table:table-cell office:value-type="float" office:value="-15.9858439937408" calcext:value-type="float">
            <text:p>-15.9858439937</text:p>
          </table:table-cell>
        </table:table-row>
        <table:table-row table:style-name="ro1">
          <table:table-cell office:value-type="float" office:value="15000000" calcext:value-type="float">
            <text:p>15000000</text:p>
          </table:table-cell>
          <table:table-cell office:value-type="float" office:value="-15.7667359773537" calcext:value-type="float">
            <text:p>-15.7667359774</text:p>
          </table:table-cell>
        </table:table-row>
        <table:table-row table:style-name="ro1">
          <table:table-cell office:value-type="float" office:value="15250000" calcext:value-type="float">
            <text:p>15250000</text:p>
          </table:table-cell>
          <table:table-cell office:value-type="float" office:value="-17.9845030757509" calcext:value-type="float">
            <text:p>-17.9845030758</text:p>
          </table:table-cell>
        </table:table-row>
        <table:table-row table:style-name="ro1">
          <table:table-cell office:value-type="float" office:value="15500000" calcext:value-type="float">
            <text:p>15500000</text:p>
          </table:table-cell>
          <table:table-cell office:value-type="float" office:value="-22.5392482834851" calcext:value-type="float">
            <text:p>-22.5392482835</text:p>
          </table:table-cell>
        </table:table-row>
        <table:table-row table:style-name="ro1">
          <table:table-cell office:value-type="float" office:value="15750000" calcext:value-type="float">
            <text:p>15750000</text:p>
          </table:table-cell>
          <table:table-cell office:value-type="float" office:value="-16.9883214846301" calcext:value-type="float">
            <text:p>-16.9883214846</text:p>
          </table:table-cell>
        </table:table-row>
        <table:table-row table:style-name="ro1">
          <table:table-cell office:value-type="float" office:value="16000000" calcext:value-type="float">
            <text:p>16000000</text:p>
          </table:table-cell>
          <table:table-cell office:value-type="float" office:value="-14.7493715951279" calcext:value-type="float">
            <text:p>-14.7493715951</text:p>
          </table:table-cell>
        </table:table-row>
        <table:table-row table:style-name="ro1">
          <table:table-cell office:value-type="float" office:value="16250000" calcext:value-type="float">
            <text:p>16250000</text:p>
          </table:table-cell>
          <table:table-cell office:value-type="float" office:value="-19.2600730115288" calcext:value-type="float">
            <text:p>-19.2600730115</text:p>
          </table:table-cell>
        </table:table-row>
        <table:table-row table:style-name="ro1">
          <table:table-cell office:value-type="float" office:value="16500000" calcext:value-type="float">
            <text:p>16500000</text:p>
          </table:table-cell>
          <table:table-cell office:value-type="float" office:value="-16.651218208667" calcext:value-type="float">
            <text:p>-16.6512182087</text:p>
          </table:table-cell>
        </table:table-row>
        <table:table-row table:style-name="ro1">
          <table:table-cell office:value-type="float" office:value="16750000" calcext:value-type="float">
            <text:p>16750000</text:p>
          </table:table-cell>
          <table:table-cell office:value-type="float" office:value="-14.2490378806536" calcext:value-type="float">
            <text:p>-14.2490378807</text:p>
          </table:table-cell>
        </table:table-row>
        <table:table-row table:style-name="ro1">
          <table:table-cell office:value-type="float" office:value="17000000" calcext:value-type="float">
            <text:p>17000000</text:p>
          </table:table-cell>
          <table:table-cell office:value-type="float" office:value="-14.6069800880237" calcext:value-type="float">
            <text:p>-14.606980088</text:p>
          </table:table-cell>
        </table:table-row>
        <table:table-row table:style-name="ro1">
          <table:table-cell office:value-type="float" office:value="17250000" calcext:value-type="float">
            <text:p>17250000</text:p>
          </table:table-cell>
          <table:table-cell office:value-type="float" office:value="-19.1819540673903" calcext:value-type="float">
            <text:p>-19.1819540674</text:p>
          </table:table-cell>
        </table:table-row>
        <table:table-row table:style-name="ro1">
          <table:table-cell office:value-type="float" office:value="17500000" calcext:value-type="float">
            <text:p>17500000</text:p>
          </table:table-cell>
          <table:table-cell office:value-type="float" office:value="-16.2721440133418" calcext:value-type="float">
            <text:p>-16.2721440133</text:p>
          </table:table-cell>
        </table:table-row>
        <table:table-row table:style-name="ro1">
          <table:table-cell office:value-type="float" office:value="17750000" calcext:value-type="float">
            <text:p>17750000</text:p>
          </table:table-cell>
          <table:table-cell office:value-type="float" office:value="-16.0698001930451" calcext:value-type="float">
            <text:p>-16.069800193</text:p>
          </table:table-cell>
        </table:table-row>
        <table:table-row table:style-name="ro1">
          <table:table-cell office:value-type="float" office:value="18000000" calcext:value-type="float">
            <text:p>18000000</text:p>
          </table:table-cell>
          <table:table-cell office:value-type="float" office:value="-15.6702707361992" calcext:value-type="float">
            <text:p>-15.6702707362</text:p>
          </table:table-cell>
        </table:table-row>
        <table:table-row table:style-name="ro1">
          <table:table-cell office:value-type="float" office:value="18250000" calcext:value-type="float">
            <text:p>18250000</text:p>
          </table:table-cell>
          <table:table-cell office:value-type="float" office:value="-19.4993738847039" calcext:value-type="float">
            <text:p>-19.4993738847</text:p>
          </table:table-cell>
        </table:table-row>
        <table:table-row table:style-name="ro1">
          <table:table-cell office:value-type="float" office:value="18500000" calcext:value-type="float">
            <text:p>18500000</text:p>
          </table:table-cell>
          <table:table-cell office:value-type="float" office:value="-20.038319198619" calcext:value-type="float">
            <text:p>-20.0383191986</text:p>
          </table:table-cell>
        </table:table-row>
        <table:table-row table:style-name="ro1">
          <table:table-cell office:value-type="float" office:value="18750000" calcext:value-type="float">
            <text:p>18750000</text:p>
          </table:table-cell>
          <table:table-cell office:value-type="float" office:value="-19.3661895400578" calcext:value-type="float">
            <text:p>-19.3661895401</text:p>
          </table:table-cell>
        </table:table-row>
        <table:table-row table:style-name="ro1">
          <table:table-cell office:value-type="float" office:value="19000000" calcext:value-type="float">
            <text:p>19000000</text:p>
          </table:table-cell>
          <table:table-cell office:value-type="float" office:value="-16.325840309903" calcext:value-type="float">
            <text:p>-16.3258403099</text:p>
          </table:table-cell>
        </table:table-row>
        <table:table-row table:style-name="ro1">
          <table:table-cell office:value-type="float" office:value="19250000" calcext:value-type="float">
            <text:p>19250000</text:p>
          </table:table-cell>
          <table:table-cell office:value-type="float" office:value="-17.0699686793511" calcext:value-type="float">
            <text:p>-17.0699686794</text:p>
          </table:table-cell>
        </table:table-row>
        <table:table-row table:style-name="ro1">
          <table:table-cell office:value-type="float" office:value="19500000" calcext:value-type="float">
            <text:p>19500000</text:p>
          </table:table-cell>
          <table:table-cell office:value-type="float" office:value="-16.5188384877026" calcext:value-type="float">
            <text:p>-16.5188384877</text:p>
          </table:table-cell>
        </table:table-row>
        <table:table-row table:style-name="ro1">
          <table:table-cell office:value-type="float" office:value="19750000" calcext:value-type="float">
            <text:p>19750000</text:p>
          </table:table-cell>
          <table:table-cell office:value-type="float" office:value="-19.937027360608" calcext:value-type="float">
            <text:p>-19.9370273606</text:p>
          </table:table-cell>
        </table:table-row>
        <table:table-row table:style-name="ro1">
          <table:table-cell office:value-type="float" office:value="20000000" calcext:value-type="float">
            <text:p>20000000</text:p>
          </table:table-cell>
          <table:table-cell office:value-type="float" office:value="-17.9320517829575" calcext:value-type="float">
            <text:p>-17.932051783</text:p>
          </table:table-cell>
        </table:table-row>
        <table:table-row table:style-name="ro1">
          <table:table-cell office:value-type="float" office:value="20250000" calcext:value-type="float">
            <text:p>20250000</text:p>
          </table:table-cell>
          <table:table-cell office:value-type="float" office:value="-17.639697860461" calcext:value-type="float">
            <text:p>-17.6396978605</text:p>
          </table:table-cell>
        </table:table-row>
        <table:table-row table:style-name="ro1">
          <table:table-cell office:value-type="float" office:value="20500000" calcext:value-type="float">
            <text:p>20500000</text:p>
          </table:table-cell>
          <table:table-cell office:value-type="float" office:value="-23.2491418504309" calcext:value-type="float">
            <text:p>-23.2491418504</text:p>
          </table:table-cell>
        </table:table-row>
        <table:table-row table:style-name="ro1">
          <table:table-cell office:value-type="float" office:value="20750000" calcext:value-type="float">
            <text:p>20750000</text:p>
          </table:table-cell>
          <table:table-cell office:value-type="float" office:value="-15.2764543700281" calcext:value-type="float">
            <text:p>-15.27645437</text:p>
          </table:table-cell>
        </table:table-row>
        <table:table-row table:style-name="ro1">
          <table:table-cell office:value-type="float" office:value="21000000" calcext:value-type="float">
            <text:p>21000000</text:p>
          </table:table-cell>
          <table:table-cell office:value-type="float" office:value="-19.5176375844265" calcext:value-type="float">
            <text:p>-19.5176375844</text:p>
          </table:table-cell>
        </table:table-row>
        <table:table-row table:style-name="ro1">
          <table:table-cell office:value-type="float" office:value="21250000" calcext:value-type="float">
            <text:p>21250000</text:p>
          </table:table-cell>
          <table:table-cell office:value-type="float" office:value="-15.4964124596815" calcext:value-type="float">
            <text:p>-15.4964124597</text:p>
          </table:table-cell>
        </table:table-row>
        <table:table-row table:style-name="ro1">
          <table:table-cell office:value-type="float" office:value="21500000" calcext:value-type="float">
            <text:p>21500000</text:p>
          </table:table-cell>
          <table:table-cell office:value-type="float" office:value="-15.1695100324017" calcext:value-type="float">
            <text:p>-15.1695100324</text:p>
          </table:table-cell>
        </table:table-row>
        <table:table-row table:style-name="ro1">
          <table:table-cell office:value-type="float" office:value="21750000" calcext:value-type="float">
            <text:p>21750000</text:p>
          </table:table-cell>
          <table:table-cell office:value-type="float" office:value="-13.6818968177911" calcext:value-type="float">
            <text:p>-13.6818968178</text:p>
          </table:table-cell>
        </table:table-row>
        <table:table-row table:style-name="ro1">
          <table:table-cell office:value-type="float" office:value="22000000" calcext:value-type="float">
            <text:p>22000000</text:p>
          </table:table-cell>
          <table:table-cell office:value-type="float" office:value="-16.6618620926448" calcext:value-type="float">
            <text:p>-16.6618620926</text:p>
          </table:table-cell>
        </table:table-row>
        <table:table-row table:style-name="ro1">
          <table:table-cell office:value-type="float" office:value="22250000" calcext:value-type="float">
            <text:p>22250000</text:p>
          </table:table-cell>
          <table:table-cell office:value-type="float" office:value="-14.666228988754" calcext:value-type="float">
            <text:p>-14.6662289888</text:p>
          </table:table-cell>
        </table:table-row>
        <table:table-row table:style-name="ro1">
          <table:table-cell office:value-type="float" office:value="22500000" calcext:value-type="float">
            <text:p>22500000</text:p>
          </table:table-cell>
          <table:table-cell office:value-type="float" office:value="-14.282397426351" calcext:value-type="float">
            <text:p>-14.2823974264</text:p>
          </table:table-cell>
        </table:table-row>
        <table:table-row table:style-name="ro1">
          <table:table-cell office:value-type="float" office:value="22750000" calcext:value-type="float">
            <text:p>22750000</text:p>
          </table:table-cell>
          <table:table-cell office:value-type="float" office:value="-21.9924943629661" calcext:value-type="float">
            <text:p>-21.992494363</text:p>
          </table:table-cell>
        </table:table-row>
        <table:table-row table:style-name="ro1">
          <table:table-cell office:value-type="float" office:value="23000000" calcext:value-type="float">
            <text:p>23000000</text:p>
          </table:table-cell>
          <table:table-cell office:value-type="float" office:value="-18.7377198899743" calcext:value-type="float">
            <text:p>-18.73771989</text:p>
          </table:table-cell>
        </table:table-row>
        <table:table-row table:style-name="ro1">
          <table:table-cell office:value-type="float" office:value="23250000" calcext:value-type="float">
            <text:p>23250000</text:p>
          </table:table-cell>
          <table:table-cell office:value-type="float" office:value="-15.3299139535614" calcext:value-type="float">
            <text:p>-15.3299139536</text:p>
          </table:table-cell>
        </table:table-row>
        <table:table-row table:style-name="ro1">
          <table:table-cell office:value-type="float" office:value="23500000" calcext:value-type="float">
            <text:p>23500000</text:p>
          </table:table-cell>
          <table:table-cell office:value-type="float" office:value="-16.7105308457996" calcext:value-type="float">
            <text:p>-16.7105308458</text:p>
          </table:table-cell>
        </table:table-row>
        <table:table-row table:style-name="ro1">
          <table:table-cell office:value-type="float" office:value="23750000" calcext:value-type="float">
            <text:p>23750000</text:p>
          </table:table-cell>
          <table:table-cell office:value-type="float" office:value="-22.7348372302556" calcext:value-type="float">
            <text:p>-22.7348372303</text:p>
          </table:table-cell>
        </table:table-row>
        <table:table-row table:style-name="ro1">
          <table:table-cell office:value-type="float" office:value="24000000" calcext:value-type="float">
            <text:p>24000000</text:p>
          </table:table-cell>
          <table:table-cell office:value-type="float" office:value="-17.3638957853474" calcext:value-type="float">
            <text:p>-17.3638957853</text:p>
          </table:table-cell>
        </table:table-row>
        <table:table-row table:style-name="ro1">
          <table:table-cell office:value-type="float" office:value="24250000" calcext:value-type="float">
            <text:p>24250000</text:p>
          </table:table-cell>
          <table:table-cell office:value-type="float" office:value="-17.1783438310341" calcext:value-type="float">
            <text:p>-17.178343831</text:p>
          </table:table-cell>
        </table:table-row>
        <table:table-row table:style-name="ro1">
          <table:table-cell office:value-type="float" office:value="24500000" calcext:value-type="float">
            <text:p>24500000</text:p>
          </table:table-cell>
          <table:table-cell office:value-type="float" office:value="-17.8091567594373" calcext:value-type="float">
            <text:p>-17.8091567594</text:p>
          </table:table-cell>
        </table:table-row>
        <table:table-row table:style-name="ro1">
          <table:table-cell office:value-type="float" office:value="24750000" calcext:value-type="float">
            <text:p>24750000</text:p>
          </table:table-cell>
          <table:table-cell office:value-type="float" office:value="-15.2139431058223" calcext:value-type="float">
            <text:p>-15.2139431058</text:p>
          </table:table-cell>
        </table:table-row>
        <table:table-row table:style-name="ro1">
          <table:table-cell office:value-type="float" office:value="25000000" calcext:value-type="float">
            <text:p>25000000</text:p>
          </table:table-cell>
          <table:table-cell office:value-type="float" office:value="-18.4238081614695" calcext:value-type="float">
            <text:p>-18.4238081615</text:p>
          </table:table-cell>
        </table:table-row>
        <table:table-row table:style-name="ro1">
          <table:table-cell office:value-type="float" office:value="25250000" calcext:value-type="float">
            <text:p>25250000</text:p>
          </table:table-cell>
          <table:table-cell office:value-type="float" office:value="-14.8127071516883" calcext:value-type="float">
            <text:p>-14.8127071517</text:p>
          </table:table-cell>
        </table:table-row>
        <table:table-row table:style-name="ro1">
          <table:table-cell office:value-type="float" office:value="25500000" calcext:value-type="float">
            <text:p>25500000</text:p>
          </table:table-cell>
          <table:table-cell office:value-type="float" office:value="-17.7240172822678" calcext:value-type="float">
            <text:p>-17.7240172823</text:p>
          </table:table-cell>
        </table:table-row>
        <table:table-row table:style-name="ro1">
          <table:table-cell office:value-type="float" office:value="25750000" calcext:value-type="float">
            <text:p>25750000</text:p>
          </table:table-cell>
          <table:table-cell office:value-type="float" office:value="-16.5405827130567" calcext:value-type="float">
            <text:p>-16.5405827131</text:p>
          </table:table-cell>
        </table:table-row>
        <table:table-row table:style-name="ro1">
          <table:table-cell office:value-type="float" office:value="26000000" calcext:value-type="float">
            <text:p>26000000</text:p>
          </table:table-cell>
          <table:table-cell office:value-type="float" office:value="-18.0744538396995" calcext:value-type="float">
            <text:p>-18.0744538397</text:p>
          </table:table-cell>
        </table:table-row>
        <table:table-row table:style-name="ro1">
          <table:table-cell office:value-type="float" office:value="26250000" calcext:value-type="float">
            <text:p>26250000</text:p>
          </table:table-cell>
          <table:table-cell office:value-type="float" office:value="-16.1315999218129" calcext:value-type="float">
            <text:p>-16.1315999218</text:p>
          </table:table-cell>
        </table:table-row>
        <table:table-row table:style-name="ro1">
          <table:table-cell office:value-type="float" office:value="26500000" calcext:value-type="float">
            <text:p>26500000</text:p>
          </table:table-cell>
          <table:table-cell office:value-type="float" office:value="-15.7442737002249" calcext:value-type="float">
            <text:p>-15.7442737002</text:p>
          </table:table-cell>
        </table:table-row>
        <table:table-row table:style-name="ro1">
          <table:table-cell office:value-type="float" office:value="26750000" calcext:value-type="float">
            <text:p>26750000</text:p>
          </table:table-cell>
          <table:table-cell office:value-type="float" office:value="-14.6695269193353" calcext:value-type="float">
            <text:p>-14.6695269193</text:p>
          </table:table-cell>
        </table:table-row>
        <table:table-row table:style-name="ro1">
          <table:table-cell office:value-type="float" office:value="27000000" calcext:value-type="float">
            <text:p>27000000</text:p>
          </table:table-cell>
          <table:table-cell office:value-type="float" office:value="-15.6995843733852" calcext:value-type="float">
            <text:p>-15.6995843734</text:p>
          </table:table-cell>
        </table:table-row>
        <table:table-row table:style-name="ro1">
          <table:table-cell office:value-type="float" office:value="27250000" calcext:value-type="float">
            <text:p>27250000</text:p>
          </table:table-cell>
          <table:table-cell office:value-type="float" office:value="-16.6519683056511" calcext:value-type="float">
            <text:p>-16.6519683057</text:p>
          </table:table-cell>
        </table:table-row>
        <table:table-row table:style-name="ro1">
          <table:table-cell office:value-type="float" office:value="27500000" calcext:value-type="float">
            <text:p>27500000</text:p>
          </table:table-cell>
          <table:table-cell office:value-type="float" office:value="-13.2539372288579" calcext:value-type="float">
            <text:p>-13.2539372289</text:p>
          </table:table-cell>
        </table:table-row>
        <table:table-row table:style-name="ro1">
          <table:table-cell office:value-type="float" office:value="27750000" calcext:value-type="float">
            <text:p>27750000</text:p>
          </table:table-cell>
          <table:table-cell office:value-type="float" office:value="-15.233695562525" calcext:value-type="float">
            <text:p>-15.2336955625</text:p>
          </table:table-cell>
        </table:table-row>
        <table:table-row table:style-name="ro1">
          <table:table-cell office:value-type="float" office:value="28000000" calcext:value-type="float">
            <text:p>28000000</text:p>
          </table:table-cell>
          <table:table-cell office:value-type="float" office:value="-16.6740185479386" calcext:value-type="float">
            <text:p>-16.6740185479</text:p>
          </table:table-cell>
        </table:table-row>
        <table:table-row table:style-name="ro1">
          <table:table-cell office:value-type="float" office:value="28250000" calcext:value-type="float">
            <text:p>28250000</text:p>
          </table:table-cell>
          <table:table-cell office:value-type="float" office:value="-13.4371086766824" calcext:value-type="float">
            <text:p>-13.4371086767</text:p>
          </table:table-cell>
        </table:table-row>
        <table:table-row table:style-name="ro1">
          <table:table-cell office:value-type="float" office:value="28500000" calcext:value-type="float">
            <text:p>28500000</text:p>
          </table:table-cell>
          <table:table-cell office:value-type="float" office:value="-13.2862624297942" calcext:value-type="float">
            <text:p>-13.2862624298</text:p>
          </table:table-cell>
        </table:table-row>
        <table:table-row table:style-name="ro1">
          <table:table-cell office:value-type="float" office:value="28750000" calcext:value-type="float">
            <text:p>28750000</text:p>
          </table:table-cell>
          <table:table-cell office:value-type="float" office:value="-18.5551824552737" calcext:value-type="float">
            <text:p>-18.5551824553</text:p>
          </table:table-cell>
        </table:table-row>
        <table:table-row table:style-name="ro1">
          <table:table-cell office:value-type="float" office:value="29000000" calcext:value-type="float">
            <text:p>29000000</text:p>
          </table:table-cell>
          <table:table-cell office:value-type="float" office:value="-13.3042527447507" calcext:value-type="float">
            <text:p>-13.3042527448</text:p>
          </table:table-cell>
        </table:table-row>
        <table:table-row table:style-name="ro1">
          <table:table-cell office:value-type="float" office:value="29250000" calcext:value-type="float">
            <text:p>29250000</text:p>
          </table:table-cell>
          <table:table-cell office:value-type="float" office:value="-24.1387055848535" calcext:value-type="float">
            <text:p>-24.1387055849</text:p>
          </table:table-cell>
        </table:table-row>
        <table:table-row table:style-name="ro1">
          <table:table-cell office:value-type="float" office:value="29500000" calcext:value-type="float">
            <text:p>29500000</text:p>
          </table:table-cell>
          <table:table-cell office:value-type="float" office:value="-18.315090329201" calcext:value-type="float">
            <text:p>-18.3150903292</text:p>
          </table:table-cell>
        </table:table-row>
        <table:table-row table:style-name="ro1">
          <table:table-cell office:value-type="float" office:value="29750000" calcext:value-type="float">
            <text:p>29750000</text:p>
          </table:table-cell>
          <table:table-cell office:value-type="float" office:value="-15.8478153089103" calcext:value-type="float">
            <text:p>-15.8478153089</text:p>
          </table:table-cell>
        </table:table-row>
        <table:table-row table:style-name="ro1">
          <table:table-cell office:value-type="float" office:value="30000000" calcext:value-type="float">
            <text:p>30000000</text:p>
          </table:table-cell>
          <table:table-cell office:value-type="float" office:value="-18.5087344993275" calcext:value-type="float">
            <text:p>-18.5087344993</text:p>
          </table:table-cell>
        </table:table-row>
        <table:table-row table:style-name="ro1">
          <table:table-cell office:value-type="float" office:value="30250000" calcext:value-type="float">
            <text:p>30250000</text:p>
          </table:table-cell>
          <table:table-cell office:value-type="float" office:value="-19.3161097180997" calcext:value-type="float">
            <text:p>-19.3161097181</text:p>
          </table:table-cell>
        </table:table-row>
        <table:table-row table:style-name="ro1">
          <table:table-cell office:value-type="float" office:value="30500000" calcext:value-type="float">
            <text:p>30500000</text:p>
          </table:table-cell>
          <table:table-cell office:value-type="float" office:value="-16.8871305289161" calcext:value-type="float">
            <text:p>-16.8871305289</text:p>
          </table:table-cell>
        </table:table-row>
        <table:table-row table:style-name="ro1">
          <table:table-cell office:value-type="float" office:value="30750000" calcext:value-type="float">
            <text:p>30750000</text:p>
          </table:table-cell>
          <table:table-cell office:value-type="float" office:value="-14.0346783182" calcext:value-type="float">
            <text:p>-14.0346783182</text:p>
          </table:table-cell>
        </table:table-row>
        <table:table-row table:style-name="ro1">
          <table:table-cell office:value-type="float" office:value="31000000" calcext:value-type="float">
            <text:p>31000000</text:p>
          </table:table-cell>
          <table:table-cell office:value-type="float" office:value="-17.6169545507272" calcext:value-type="float">
            <text:p>-17.6169545507</text:p>
          </table:table-cell>
        </table:table-row>
        <table:table-row table:style-name="ro1">
          <table:table-cell office:value-type="float" office:value="31250000" calcext:value-type="float">
            <text:p>31250000</text:p>
          </table:table-cell>
          <table:table-cell office:value-type="float" office:value="-19.2575604786147" calcext:value-type="float">
            <text:p>-19.2575604786</text:p>
          </table:table-cell>
        </table:table-row>
        <table:table-row table:style-name="ro1">
          <table:table-cell office:value-type="float" office:value="31500000" calcext:value-type="float">
            <text:p>31500000</text:p>
          </table:table-cell>
          <table:table-cell office:value-type="float" office:value="-16.3380392983234" calcext:value-type="float">
            <text:p>-16.3380392983</text:p>
          </table:table-cell>
        </table:table-row>
        <table:table-row table:style-name="ro1">
          <table:table-cell office:value-type="float" office:value="31750000" calcext:value-type="float">
            <text:p>31750000</text:p>
          </table:table-cell>
          <table:table-cell office:value-type="float" office:value="-16.496100014783" calcext:value-type="float">
            <text:p>-16.4961000148</text:p>
          </table:table-cell>
        </table:table-row>
        <table:table-row table:style-name="ro1">
          <table:table-cell office:value-type="float" office:value="32000000" calcext:value-type="float">
            <text:p>32000000</text:p>
          </table:table-cell>
          <table:table-cell office:value-type="float" office:value="-17.4503596981992" calcext:value-type="float">
            <text:p>-17.4503596982</text:p>
          </table:table-cell>
        </table:table-row>
        <table:table-row table:style-name="ro1">
          <table:table-cell office:value-type="float" office:value="32250000" calcext:value-type="float">
            <text:p>32250000</text:p>
          </table:table-cell>
          <table:table-cell office:value-type="float" office:value="-15.436975669114" calcext:value-type="float">
            <text:p>-15.4369756691</text:p>
          </table:table-cell>
        </table:table-row>
        <table:table-row table:style-name="ro1">
          <table:table-cell office:value-type="float" office:value="32500000" calcext:value-type="float">
            <text:p>32500000</text:p>
          </table:table-cell>
          <table:table-cell office:value-type="float" office:value="-15.3243056998258" calcext:value-type="float">
            <text:p>-15.3243056998</text:p>
          </table:table-cell>
        </table:table-row>
        <table:table-row table:style-name="ro1">
          <table:table-cell office:value-type="float" office:value="32750000" calcext:value-type="float">
            <text:p>32750000</text:p>
          </table:table-cell>
          <table:table-cell office:value-type="float" office:value="-14.9564041718235" calcext:value-type="float">
            <text:p>-14.9564041718</text:p>
          </table:table-cell>
        </table:table-row>
        <table:table-row table:style-name="ro1">
          <table:table-cell office:value-type="float" office:value="33000000" calcext:value-type="float">
            <text:p>33000000</text:p>
          </table:table-cell>
          <table:table-cell office:value-type="float" office:value="-17.1194340459881" calcext:value-type="float">
            <text:p>-17.119434046</text:p>
          </table:table-cell>
        </table:table-row>
        <table:table-row table:style-name="ro1">
          <table:table-cell office:value-type="float" office:value="33250000" calcext:value-type="float">
            <text:p>33250000</text:p>
          </table:table-cell>
          <table:table-cell office:value-type="float" office:value="-20.5816441625267" calcext:value-type="float">
            <text:p>-20.5816441625</text:p>
          </table:table-cell>
        </table:table-row>
        <table:table-row table:style-name="ro1">
          <table:table-cell office:value-type="float" office:value="33500000" calcext:value-type="float">
            <text:p>33500000</text:p>
          </table:table-cell>
          <table:table-cell office:value-type="float" office:value="-16.3212037181627" calcext:value-type="float">
            <text:p>-16.3212037182</text:p>
          </table:table-cell>
        </table:table-row>
        <table:table-row table:style-name="ro1">
          <table:table-cell office:value-type="float" office:value="33750000" calcext:value-type="float">
            <text:p>33750000</text:p>
          </table:table-cell>
          <table:table-cell office:value-type="float" office:value="-18.6228079903435" calcext:value-type="float">
            <text:p>-18.6228079903</text:p>
          </table:table-cell>
        </table:table-row>
        <table:table-row table:style-name="ro1">
          <table:table-cell office:value-type="float" office:value="34000000" calcext:value-type="float">
            <text:p>34000000</text:p>
          </table:table-cell>
          <table:table-cell office:value-type="float" office:value="-16.3466114462993" calcext:value-type="float">
            <text:p>-16.3466114463</text:p>
          </table:table-cell>
        </table:table-row>
        <table:table-row table:style-name="ro1">
          <table:table-cell office:value-type="float" office:value="34250000" calcext:value-type="float">
            <text:p>34250000</text:p>
          </table:table-cell>
          <table:table-cell office:value-type="float" office:value="-16.9548939998467" calcext:value-type="float">
            <text:p>-16.9548939998</text:p>
          </table:table-cell>
        </table:table-row>
        <table:table-row table:style-name="ro1">
          <table:table-cell office:value-type="float" office:value="34500000" calcext:value-type="float">
            <text:p>34500000</text:p>
          </table:table-cell>
          <table:table-cell office:value-type="float" office:value="-18.8275367554497" calcext:value-type="float">
            <text:p>-18.8275367554</text:p>
          </table:table-cell>
        </table:table-row>
        <table:table-row table:style-name="ro1">
          <table:table-cell office:value-type="float" office:value="34750000" calcext:value-type="float">
            <text:p>34750000</text:p>
          </table:table-cell>
          <table:table-cell office:value-type="float" office:value="-15.3836026335347" calcext:value-type="float">
            <text:p>-15.3836026335</text:p>
          </table:table-cell>
        </table:table-row>
        <table:table-row table:style-name="ro1">
          <table:table-cell office:value-type="float" office:value="35000000" calcext:value-type="float">
            <text:p>35000000</text:p>
          </table:table-cell>
          <table:table-cell office:value-type="float" office:value="-15.8464143354178" calcext:value-type="float">
            <text:p>-15.8464143354</text:p>
          </table:table-cell>
        </table:table-row>
        <table:table-row table:style-name="ro1">
          <table:table-cell office:value-type="float" office:value="35250000" calcext:value-type="float">
            <text:p>35250000</text:p>
          </table:table-cell>
          <table:table-cell office:value-type="float" office:value="-15.3921260637629" calcext:value-type="float">
            <text:p>-15.3921260638</text:p>
          </table:table-cell>
        </table:table-row>
        <table:table-row table:style-name="ro1">
          <table:table-cell office:value-type="float" office:value="35500000" calcext:value-type="float">
            <text:p>35500000</text:p>
          </table:table-cell>
          <table:table-cell office:value-type="float" office:value="-16.2778422219623" calcext:value-type="float">
            <text:p>-16.277842222</text:p>
          </table:table-cell>
        </table:table-row>
        <table:table-row table:style-name="ro1">
          <table:table-cell office:value-type="float" office:value="35750000" calcext:value-type="float">
            <text:p>35750000</text:p>
          </table:table-cell>
          <table:table-cell office:value-type="float" office:value="-14.3404575653037" calcext:value-type="float">
            <text:p>-14.3404575653</text:p>
          </table:table-cell>
        </table:table-row>
        <table:table-row table:style-name="ro1">
          <table:table-cell office:value-type="float" office:value="36000000" calcext:value-type="float">
            <text:p>36000000</text:p>
          </table:table-cell>
          <table:table-cell office:value-type="float" office:value="-15.8130453734102" calcext:value-type="float">
            <text:p>-15.8130453734</text:p>
          </table:table-cell>
        </table:table-row>
        <table:table-row table:style-name="ro1">
          <table:table-cell office:value-type="float" office:value="36250000" calcext:value-type="float">
            <text:p>36250000</text:p>
          </table:table-cell>
          <table:table-cell office:value-type="float" office:value="-14.4475624946127" calcext:value-type="float">
            <text:p>-14.4475624946</text:p>
          </table:table-cell>
        </table:table-row>
        <table:table-row table:style-name="ro1">
          <table:table-cell office:value-type="float" office:value="36500000" calcext:value-type="float">
            <text:p>36500000</text:p>
          </table:table-cell>
          <table:table-cell office:value-type="float" office:value="-19.7442512454985" calcext:value-type="float">
            <text:p>-19.7442512455</text:p>
          </table:table-cell>
        </table:table-row>
        <table:table-row table:style-name="ro1">
          <table:table-cell office:value-type="float" office:value="36750000" calcext:value-type="float">
            <text:p>36750000</text:p>
          </table:table-cell>
          <table:table-cell office:value-type="float" office:value="-16.6286196067424" calcext:value-type="float">
            <text:p>-16.6286196067</text:p>
          </table:table-cell>
        </table:table-row>
        <table:table-row table:style-name="ro1">
          <table:table-cell office:value-type="float" office:value="37000000" calcext:value-type="float">
            <text:p>37000000</text:p>
          </table:table-cell>
          <table:table-cell office:value-type="float" office:value="-13.9967043135697" calcext:value-type="float">
            <text:p>-13.9967043136</text:p>
          </table:table-cell>
        </table:table-row>
        <table:table-row table:style-name="ro1">
          <table:table-cell office:value-type="float" office:value="37250000" calcext:value-type="float">
            <text:p>37250000</text:p>
          </table:table-cell>
          <table:table-cell office:value-type="float" office:value="-18.8764996433317" calcext:value-type="float">
            <text:p>-18.8764996433</text:p>
          </table:table-cell>
        </table:table-row>
        <table:table-row table:style-name="ro1">
          <table:table-cell office:value-type="float" office:value="37500000" calcext:value-type="float">
            <text:p>37500000</text:p>
          </table:table-cell>
          <table:table-cell office:value-type="float" office:value="-16.0868811434122" calcext:value-type="float">
            <text:p>-16.0868811434</text:p>
          </table:table-cell>
        </table:table-row>
        <table:table-row table:style-name="ro1">
          <table:table-cell office:value-type="float" office:value="37750000" calcext:value-type="float">
            <text:p>37750000</text:p>
          </table:table-cell>
          <table:table-cell office:value-type="float" office:value="-16.1893507287574" calcext:value-type="float">
            <text:p>-16.1893507288</text:p>
          </table:table-cell>
        </table:table-row>
        <table:table-row table:style-name="ro1">
          <table:table-cell office:value-type="float" office:value="38000000" calcext:value-type="float">
            <text:p>38000000</text:p>
          </table:table-cell>
          <table:table-cell office:value-type="float" office:value="-11.8657256569484" calcext:value-type="float">
            <text:p>-11.8657256569</text:p>
          </table:table-cell>
        </table:table-row>
        <table:table-row table:style-name="ro1">
          <table:table-cell office:value-type="float" office:value="38250000" calcext:value-type="float">
            <text:p>38250000</text:p>
          </table:table-cell>
          <table:table-cell office:value-type="float" office:value="-15.9862083892667" calcext:value-type="float">
            <text:p>-15.9862083893</text:p>
          </table:table-cell>
        </table:table-row>
        <table:table-row table:style-name="ro1">
          <table:table-cell office:value-type="float" office:value="38500000" calcext:value-type="float">
            <text:p>38500000</text:p>
          </table:table-cell>
          <table:table-cell office:value-type="float" office:value="-13.8330749106162" calcext:value-type="float">
            <text:p>-13.8330749106</text:p>
          </table:table-cell>
        </table:table-row>
        <table:table-row table:style-name="ro1">
          <table:table-cell office:value-type="float" office:value="38750000" calcext:value-type="float">
            <text:p>38750000</text:p>
          </table:table-cell>
          <table:table-cell office:value-type="float" office:value="-18.4997388100521" calcext:value-type="float">
            <text:p>-18.4997388101</text:p>
          </table:table-cell>
        </table:table-row>
        <table:table-row table:style-name="ro1">
          <table:table-cell office:value-type="float" office:value="39000000" calcext:value-type="float">
            <text:p>39000000</text:p>
          </table:table-cell>
          <table:table-cell office:value-type="float" office:value="-13.6489732001538" calcext:value-type="float">
            <text:p>-13.6489732002</text:p>
          </table:table-cell>
        </table:table-row>
        <table:table-row table:style-name="ro1">
          <table:table-cell office:value-type="float" office:value="39250000" calcext:value-type="float">
            <text:p>39250000</text:p>
          </table:table-cell>
          <table:table-cell office:value-type="float" office:value="-15.8643290979957" calcext:value-type="float">
            <text:p>-15.864329098</text:p>
          </table:table-cell>
        </table:table-row>
        <table:table-row table:style-name="ro1">
          <table:table-cell office:value-type="float" office:value="39500000" calcext:value-type="float">
            <text:p>39500000</text:p>
          </table:table-cell>
          <table:table-cell office:value-type="float" office:value="-12.6074132975814" calcext:value-type="float">
            <text:p>-12.6074132976</text:p>
          </table:table-cell>
        </table:table-row>
        <table:table-row table:style-name="ro1">
          <table:table-cell office:value-type="float" office:value="39750000" calcext:value-type="float">
            <text:p>39750000</text:p>
          </table:table-cell>
          <table:table-cell office:value-type="float" office:value="-17.7714175620092" calcext:value-type="float">
            <text:p>-17.771417562</text:p>
          </table:table-cell>
        </table:table-row>
        <table:table-row table:style-name="ro1">
          <table:table-cell office:value-type="float" office:value="40000000" calcext:value-type="float">
            <text:p>40000000</text:p>
          </table:table-cell>
          <table:table-cell office:value-type="float" office:value="-13.6846858711024" calcext:value-type="float">
            <text:p>-13.6846858711</text:p>
          </table:table-cell>
        </table:table-row>
        <table:table-row table:style-name="ro1">
          <table:table-cell office:value-type="float" office:value="40250000" calcext:value-type="float">
            <text:p>40250000</text:p>
          </table:table-cell>
          <table:table-cell office:value-type="float" office:value="-14.9266366515896" calcext:value-type="float">
            <text:p>-14.9266366516</text:p>
          </table:table-cell>
        </table:table-row>
        <table:table-row table:style-name="ro1">
          <table:table-cell office:value-type="float" office:value="40500000" calcext:value-type="float">
            <text:p>40500000</text:p>
          </table:table-cell>
          <table:table-cell office:value-type="float" office:value="-12.9315718840723" calcext:value-type="float">
            <text:p>-12.9315718841</text:p>
          </table:table-cell>
        </table:table-row>
        <table:table-row table:style-name="ro1">
          <table:table-cell office:value-type="float" office:value="40750000" calcext:value-type="float">
            <text:p>40750000</text:p>
          </table:table-cell>
          <table:table-cell office:value-type="float" office:value="-22.7511179916686" calcext:value-type="float">
            <text:p>-22.7511179917</text:p>
          </table:table-cell>
        </table:table-row>
        <table:table-row table:style-name="ro1">
          <table:table-cell office:value-type="float" office:value="41000000" calcext:value-type="float">
            <text:p>41000000</text:p>
          </table:table-cell>
          <table:table-cell office:value-type="float" office:value="-19.7323344878518" calcext:value-type="float">
            <text:p>-19.7323344879</text:p>
          </table:table-cell>
        </table:table-row>
        <table:table-row table:style-name="ro1">
          <table:table-cell office:value-type="float" office:value="41250000" calcext:value-type="float">
            <text:p>41250000</text:p>
          </table:table-cell>
          <table:table-cell office:value-type="float" office:value="-14.0636241014198" calcext:value-type="float">
            <text:p>-14.0636241014</text:p>
          </table:table-cell>
        </table:table-row>
        <table:table-row table:style-name="ro1">
          <table:table-cell office:value-type="float" office:value="41500000" calcext:value-type="float">
            <text:p>41500000</text:p>
          </table:table-cell>
          <table:table-cell office:value-type="float" office:value="-15.5249163213819" calcext:value-type="float">
            <text:p>-15.5249163214</text:p>
          </table:table-cell>
        </table:table-row>
        <table:table-row table:style-name="ro1">
          <table:table-cell office:value-type="float" office:value="41750000" calcext:value-type="float">
            <text:p>41750000</text:p>
          </table:table-cell>
          <table:table-cell office:value-type="float" office:value="-14.7136972376383" calcext:value-type="float">
            <text:p>-14.7136972376</text:p>
          </table:table-cell>
        </table:table-row>
        <table:table-row table:style-name="ro1">
          <table:table-cell office:value-type="float" office:value="42000000" calcext:value-type="float">
            <text:p>42000000</text:p>
          </table:table-cell>
          <table:table-cell office:value-type="float" office:value="-14.8951371257543" calcext:value-type="float">
            <text:p>-14.8951371258</text:p>
          </table:table-cell>
        </table:table-row>
        <table:table-row table:style-name="ro1">
          <table:table-cell office:value-type="float" office:value="42250000" calcext:value-type="float">
            <text:p>42250000</text:p>
          </table:table-cell>
          <table:table-cell office:value-type="float" office:value="-15.3600501514177" calcext:value-type="float">
            <text:p>-15.3600501514</text:p>
          </table:table-cell>
        </table:table-row>
        <table:table-row table:style-name="ro1">
          <table:table-cell office:value-type="float" office:value="42500000" calcext:value-type="float">
            <text:p>42500000</text:p>
          </table:table-cell>
          <table:table-cell office:value-type="float" office:value="-20.3899620805971" calcext:value-type="float">
            <text:p>-20.3899620806</text:p>
          </table:table-cell>
        </table:table-row>
        <table:table-row table:style-name="ro1">
          <table:table-cell office:value-type="float" office:value="42750000" calcext:value-type="float">
            <text:p>42750000</text:p>
          </table:table-cell>
          <table:table-cell office:value-type="float" office:value="-18.8862418299741" calcext:value-type="float">
            <text:p>-18.88624183</text:p>
          </table:table-cell>
        </table:table-row>
        <table:table-row table:style-name="ro1">
          <table:table-cell office:value-type="float" office:value="43000000" calcext:value-type="float">
            <text:p>43000000</text:p>
          </table:table-cell>
          <table:table-cell office:value-type="float" office:value="-15.0903412870194" calcext:value-type="float">
            <text:p>-15.090341287</text:p>
          </table:table-cell>
        </table:table-row>
        <table:table-row table:style-name="ro1">
          <table:table-cell office:value-type="float" office:value="43250000" calcext:value-type="float">
            <text:p>43250000</text:p>
          </table:table-cell>
          <table:table-cell office:value-type="float" office:value="-16.6552535306981" calcext:value-type="float">
            <text:p>-16.6552535307</text:p>
          </table:table-cell>
        </table:table-row>
        <table:table-row table:style-name="ro1">
          <table:table-cell office:value-type="float" office:value="43500000" calcext:value-type="float">
            <text:p>43500000</text:p>
          </table:table-cell>
          <table:table-cell office:value-type="float" office:value="-14.8991819075067" calcext:value-type="float">
            <text:p>-14.8991819075</text:p>
          </table:table-cell>
        </table:table-row>
        <table:table-row table:style-name="ro1">
          <table:table-cell office:value-type="float" office:value="43750000" calcext:value-type="float">
            <text:p>43750000</text:p>
          </table:table-cell>
          <table:table-cell office:value-type="float" office:value="-16.6243525029077" calcext:value-type="float">
            <text:p>-16.6243525029</text:p>
          </table:table-cell>
        </table:table-row>
        <table:table-row table:style-name="ro1">
          <table:table-cell office:value-type="float" office:value="44000000" calcext:value-type="float">
            <text:p>44000000</text:p>
          </table:table-cell>
          <table:table-cell office:value-type="float" office:value="-17.3813687918846" calcext:value-type="float">
            <text:p>-17.3813687919</text:p>
          </table:table-cell>
        </table:table-row>
        <table:table-row table:style-name="ro1">
          <table:table-cell office:value-type="float" office:value="44250000" calcext:value-type="float">
            <text:p>44250000</text:p>
          </table:table-cell>
          <table:table-cell office:value-type="float" office:value="-14.9493518544308" calcext:value-type="float">
            <text:p>-14.9493518544</text:p>
          </table:table-cell>
        </table:table-row>
        <table:table-row table:style-name="ro1">
          <table:table-cell office:value-type="float" office:value="44500000" calcext:value-type="float">
            <text:p>44500000</text:p>
          </table:table-cell>
          <table:table-cell office:value-type="float" office:value="-19.4127647036151" calcext:value-type="float">
            <text:p>-19.4127647036</text:p>
          </table:table-cell>
        </table:table-row>
        <table:table-row table:style-name="ro1">
          <table:table-cell office:value-type="float" office:value="44750000" calcext:value-type="float">
            <text:p>44750000</text:p>
          </table:table-cell>
          <table:table-cell office:value-type="float" office:value="-16.985845209024" calcext:value-type="float">
            <text:p>-16.985845209</text:p>
          </table:table-cell>
        </table:table-row>
        <table:table-row table:style-name="ro1">
          <table:table-cell office:value-type="float" office:value="45000000" calcext:value-type="float">
            <text:p>45000000</text:p>
          </table:table-cell>
          <table:table-cell office:value-type="float" office:value="-14.4828357180568" calcext:value-type="float">
            <text:p>-14.4828357181</text:p>
          </table:table-cell>
        </table:table-row>
        <table:table-row table:style-name="ro1">
          <table:table-cell office:value-type="float" office:value="45250000" calcext:value-type="float">
            <text:p>45250000</text:p>
          </table:table-cell>
          <table:table-cell office:value-type="float" office:value="-18.751682375592" calcext:value-type="float">
            <text:p>-18.7516823756</text:p>
          </table:table-cell>
        </table:table-row>
        <table:table-row table:style-name="ro1">
          <table:table-cell office:value-type="float" office:value="45500000" calcext:value-type="float">
            <text:p>45500000</text:p>
          </table:table-cell>
          <table:table-cell office:value-type="float" office:value="-17.1815438821468" calcext:value-type="float">
            <text:p>-17.1815438821</text:p>
          </table:table-cell>
        </table:table-row>
        <table:table-row table:style-name="ro1">
          <table:table-cell office:value-type="float" office:value="45750000" calcext:value-type="float">
            <text:p>45750000</text:p>
          </table:table-cell>
          <table:table-cell office:value-type="float" office:value="-15.1428791086032" calcext:value-type="float">
            <text:p>-15.1428791086</text:p>
          </table:table-cell>
        </table:table-row>
        <table:table-row table:style-name="ro1">
          <table:table-cell office:value-type="float" office:value="46000000" calcext:value-type="float">
            <text:p>46000000</text:p>
          </table:table-cell>
          <table:table-cell office:value-type="float" office:value="-15.4666650131067" calcext:value-type="float">
            <text:p>-15.4666650131</text:p>
          </table:table-cell>
        </table:table-row>
        <table:table-row table:style-name="ro1">
          <table:table-cell office:value-type="float" office:value="46250000" calcext:value-type="float">
            <text:p>46250000</text:p>
          </table:table-cell>
          <table:table-cell office:value-type="float" office:value="-15.4204124180122" calcext:value-type="float">
            <text:p>-15.420412418</text:p>
          </table:table-cell>
        </table:table-row>
        <table:table-row table:style-name="ro1">
          <table:table-cell office:value-type="float" office:value="46500000" calcext:value-type="float">
            <text:p>46500000</text:p>
          </table:table-cell>
          <table:table-cell office:value-type="float" office:value="-15.8319803727863" calcext:value-type="float">
            <text:p>-15.8319803728</text:p>
          </table:table-cell>
        </table:table-row>
        <table:table-row table:style-name="ro1">
          <table:table-cell office:value-type="float" office:value="46750000" calcext:value-type="float">
            <text:p>46750000</text:p>
          </table:table-cell>
          <table:table-cell office:value-type="float" office:value="-15.4623349465696" calcext:value-type="float">
            <text:p>-15.4623349466</text:p>
          </table:table-cell>
        </table:table-row>
        <table:table-row table:style-name="ro1">
          <table:table-cell office:value-type="float" office:value="47000000" calcext:value-type="float">
            <text:p>47000000</text:p>
          </table:table-cell>
          <table:table-cell office:value-type="float" office:value="-12.8076219791207" calcext:value-type="float">
            <text:p>-12.8076219791</text:p>
          </table:table-cell>
        </table:table-row>
        <table:table-row table:style-name="ro1">
          <table:table-cell office:value-type="float" office:value="47250000" calcext:value-type="float">
            <text:p>47250000</text:p>
          </table:table-cell>
          <table:table-cell office:value-type="float" office:value="-17.2177077871457" calcext:value-type="float">
            <text:p>-17.2177077871</text:p>
          </table:table-cell>
        </table:table-row>
        <table:table-row table:style-name="ro1">
          <table:table-cell office:value-type="float" office:value="47500000" calcext:value-type="float">
            <text:p>47500000</text:p>
          </table:table-cell>
          <table:table-cell office:value-type="float" office:value="-13.9314398421874" calcext:value-type="float">
            <text:p>-13.9314398422</text:p>
          </table:table-cell>
        </table:table-row>
        <table:table-row table:style-name="ro1">
          <table:table-cell office:value-type="float" office:value="47750000" calcext:value-type="float">
            <text:p>47750000</text:p>
          </table:table-cell>
          <table:table-cell office:value-type="float" office:value="-15.0671608742929" calcext:value-type="float">
            <text:p>-15.0671608743</text:p>
          </table:table-cell>
        </table:table-row>
        <table:table-row table:style-name="ro1">
          <table:table-cell office:value-type="float" office:value="48000000" calcext:value-type="float">
            <text:p>48000000</text:p>
          </table:table-cell>
          <table:table-cell office:value-type="float" office:value="-12.332140238729" calcext:value-type="float">
            <text:p>-12.3321402387</text:p>
          </table:table-cell>
        </table:table-row>
        <table:table-row table:style-name="ro1">
          <table:table-cell office:value-type="float" office:value="48250000" calcext:value-type="float">
            <text:p>48250000</text:p>
          </table:table-cell>
          <table:table-cell office:value-type="float" office:value="-14.5991345234029" calcext:value-type="float">
            <text:p>-14.5991345234</text:p>
          </table:table-cell>
        </table:table-row>
        <table:table-row table:style-name="ro1">
          <table:table-cell office:value-type="float" office:value="48500000" calcext:value-type="float">
            <text:p>48500000</text:p>
          </table:table-cell>
          <table:table-cell office:value-type="float" office:value="-12.5154493943573" calcext:value-type="float">
            <text:p>-12.5154493944</text:p>
          </table:table-cell>
        </table:table-row>
        <table:table-row table:style-name="ro1">
          <table:table-cell office:value-type="float" office:value="48750000" calcext:value-type="float">
            <text:p>48750000</text:p>
          </table:table-cell>
          <table:table-cell office:value-type="float" office:value="-12.4168192365233" calcext:value-type="float">
            <text:p>-12.4168192365</text:p>
          </table:table-cell>
        </table:table-row>
        <table:table-row table:style-name="ro1">
          <table:table-cell office:value-type="float" office:value="49000000" calcext:value-type="float">
            <text:p>49000000</text:p>
          </table:table-cell>
          <table:table-cell office:value-type="float" office:value="-14.1240592307572" calcext:value-type="float">
            <text:p>-14.1240592308</text:p>
          </table:table-cell>
        </table:table-row>
        <table:table-row table:style-name="ro1">
          <table:table-cell office:value-type="float" office:value="49250000" calcext:value-type="float">
            <text:p>49250000</text:p>
          </table:table-cell>
          <table:table-cell office:value-type="float" office:value="-13.5035530664735" calcext:value-type="float">
            <text:p>-13.5035530665</text:p>
          </table:table-cell>
        </table:table-row>
        <table:table-row table:style-name="ro1">
          <table:table-cell office:value-type="float" office:value="49500000" calcext:value-type="float">
            <text:p>49500000</text:p>
          </table:table-cell>
          <table:table-cell office:value-type="float" office:value="-14.3925900018796" calcext:value-type="float">
            <text:p>-14.3925900019</text:p>
          </table:table-cell>
        </table:table-row>
        <table:table-row table:style-name="ro1">
          <table:table-cell office:value-type="float" office:value="49750000" calcext:value-type="float">
            <text:p>49750000</text:p>
          </table:table-cell>
          <table:table-cell office:value-type="float" office:value="-11.7096504667781" calcext:value-type="float">
            <text:p>-11.7096504668</text:p>
          </table:table-cell>
        </table:table-row>
        <table:table-row table:style-name="ro1">
          <table:table-cell office:value-type="float" office:value="50000000" calcext:value-type="float">
            <text:p>50000000</text:p>
          </table:table-cell>
          <table:table-cell office:value-type="float" office:value="-12.9703381483138" calcext:value-type="float">
            <text:p>-12.9703381483</text:p>
          </table:table-cell>
        </table:table-row>
        <table:table-row table:style-name="ro1">
          <table:table-cell office:value-type="float" office:value="50250000" calcext:value-type="float">
            <text:p>50250000</text:p>
          </table:table-cell>
          <table:table-cell office:value-type="float" office:value="-14.0525932483241" calcext:value-type="float">
            <text:p>-14.0525932483</text:p>
          </table:table-cell>
        </table:table-row>
        <table:table-row table:style-name="ro1">
          <table:table-cell office:value-type="float" office:value="50500000" calcext:value-type="float">
            <text:p>50500000</text:p>
          </table:table-cell>
          <table:table-cell office:value-type="float" office:value="-12.1803355579236" calcext:value-type="float">
            <text:p>-12.1803355579</text:p>
          </table:table-cell>
        </table:table-row>
        <table:table-row table:style-name="ro1">
          <table:table-cell office:value-type="float" office:value="50750000" calcext:value-type="float">
            <text:p>50750000</text:p>
          </table:table-cell>
          <table:table-cell office:value-type="float" office:value="-12.208277060389" calcext:value-type="float">
            <text:p>-12.2082770604</text:p>
          </table:table-cell>
        </table:table-row>
        <table:table-row table:style-name="ro1">
          <table:table-cell office:value-type="float" office:value="51000000" calcext:value-type="float">
            <text:p>51000000</text:p>
          </table:table-cell>
          <table:table-cell office:value-type="float" office:value="-12.5624137703856" calcext:value-type="float">
            <text:p>-12.5624137704</text:p>
          </table:table-cell>
        </table:table-row>
        <table:table-row table:style-name="ro1">
          <table:table-cell office:value-type="float" office:value="51250000" calcext:value-type="float">
            <text:p>51250000</text:p>
          </table:table-cell>
          <table:table-cell office:value-type="float" office:value="-13.267510019962" calcext:value-type="float">
            <text:p>-13.26751002</text:p>
          </table:table-cell>
        </table:table-row>
        <table:table-row table:style-name="ro1">
          <table:table-cell office:value-type="float" office:value="51500000" calcext:value-type="float">
            <text:p>51500000</text:p>
          </table:table-cell>
          <table:table-cell office:value-type="float" office:value="-10.7190741557922" calcext:value-type="float">
            <text:p>-10.7190741558</text:p>
          </table:table-cell>
        </table:table-row>
        <table:table-row table:style-name="ro1">
          <table:table-cell office:value-type="float" office:value="51750000" calcext:value-type="float">
            <text:p>51750000</text:p>
          </table:table-cell>
          <table:table-cell office:value-type="float" office:value="-13.1397677004815" calcext:value-type="float">
            <text:p>-13.1397677005</text:p>
          </table:table-cell>
        </table:table-row>
        <table:table-row table:style-name="ro1">
          <table:table-cell office:value-type="float" office:value="52000000" calcext:value-type="float">
            <text:p>52000000</text:p>
          </table:table-cell>
          <table:table-cell office:value-type="float" office:value="-11.6571423138207" calcext:value-type="float">
            <text:p>-11.6571423138</text:p>
          </table:table-cell>
        </table:table-row>
        <table:table-row table:style-name="ro1">
          <table:table-cell office:value-type="float" office:value="52250000" calcext:value-type="float">
            <text:p>52250000</text:p>
          </table:table-cell>
          <table:table-cell office:value-type="float" office:value="-11.8448115753761" calcext:value-type="float">
            <text:p>-11.8448115754</text:p>
          </table:table-cell>
        </table:table-row>
        <table:table-row table:style-name="ro1">
          <table:table-cell office:value-type="float" office:value="52500000" calcext:value-type="float">
            <text:p>52500000</text:p>
          </table:table-cell>
          <table:table-cell office:value-type="float" office:value="-11.081936705725" calcext:value-type="float">
            <text:p>-11.0819367057</text:p>
          </table:table-cell>
        </table:table-row>
        <table:table-row table:style-name="ro1">
          <table:table-cell office:value-type="float" office:value="52750000" calcext:value-type="float">
            <text:p>52750000</text:p>
          </table:table-cell>
          <table:table-cell office:value-type="float" office:value="-10.8740448740514" calcext:value-type="float">
            <text:p>-10.8740448741</text:p>
          </table:table-cell>
        </table:table-row>
        <table:table-row table:style-name="ro1">
          <table:table-cell office:value-type="float" office:value="53000000" calcext:value-type="float">
            <text:p>53000000</text:p>
          </table:table-cell>
          <table:table-cell office:value-type="float" office:value="-11.5654858760236" calcext:value-type="float">
            <text:p>-11.565485876</text:p>
          </table:table-cell>
        </table:table-row>
        <table:table-row table:style-name="ro1">
          <table:table-cell office:value-type="float" office:value="53250000" calcext:value-type="float">
            <text:p>53250000</text:p>
          </table:table-cell>
          <table:table-cell office:value-type="float" office:value="-11.6205010339996" calcext:value-type="float">
            <text:p>-11.620501034</text:p>
          </table:table-cell>
        </table:table-row>
        <table:table-row table:style-name="ro1">
          <table:table-cell office:value-type="float" office:value="53500000" calcext:value-type="float">
            <text:p>53500000</text:p>
          </table:table-cell>
          <table:table-cell office:value-type="float" office:value="-10.6667387858976" calcext:value-type="float">
            <text:p>-10.6667387859</text:p>
          </table:table-cell>
        </table:table-row>
        <table:table-row table:style-name="ro1">
          <table:table-cell office:value-type="float" office:value="53750000" calcext:value-type="float">
            <text:p>53750000</text:p>
          </table:table-cell>
          <table:table-cell office:value-type="float" office:value="-10.912631943213" calcext:value-type="float">
            <text:p>-10.9126319432</text:p>
          </table:table-cell>
        </table:table-row>
        <table:table-row table:style-name="ro1">
          <table:table-cell office:value-type="float" office:value="54000000" calcext:value-type="float">
            <text:p>54000000</text:p>
          </table:table-cell>
          <table:table-cell office:value-type="float" office:value="-10.6928397235878" calcext:value-type="float">
            <text:p>-10.6928397236</text:p>
          </table:table-cell>
        </table:table-row>
        <table:table-row table:style-name="ro1">
          <table:table-cell office:value-type="float" office:value="54250000" calcext:value-type="float">
            <text:p>54250000</text:p>
          </table:table-cell>
          <table:table-cell office:value-type="float" office:value="-10.0151772298902" calcext:value-type="float">
            <text:p>-10.0151772299</text:p>
          </table:table-cell>
        </table:table-row>
        <table:table-row table:style-name="ro1">
          <table:table-cell office:value-type="float" office:value="54500000" calcext:value-type="float">
            <text:p>54500000</text:p>
          </table:table-cell>
          <table:table-cell office:value-type="float" office:value="-11.5184639166304" calcext:value-type="float">
            <text:p>-11.5184639166</text:p>
          </table:table-cell>
        </table:table-row>
        <table:table-row table:style-name="ro1">
          <table:table-cell office:value-type="float" office:value="54750000" calcext:value-type="float">
            <text:p>54750000</text:p>
          </table:table-cell>
          <table:table-cell office:value-type="float" office:value="-10.9813829653164" calcext:value-type="float">
            <text:p>-10.9813829653</text:p>
          </table:table-cell>
        </table:table-row>
        <table:table-row table:style-name="ro1">
          <table:table-cell office:value-type="float" office:value="55000000" calcext:value-type="float">
            <text:p>55000000</text:p>
          </table:table-cell>
          <table:table-cell office:value-type="float" office:value="-11.7932507470339" calcext:value-type="float">
            <text:p>-11.793250747</text:p>
          </table:table-cell>
        </table:table-row>
        <table:table-row table:style-name="ro1">
          <table:table-cell office:value-type="float" office:value="55250000" calcext:value-type="float">
            <text:p>55250000</text:p>
          </table:table-cell>
          <table:table-cell office:value-type="float" office:value="-11.532394352148" calcext:value-type="float">
            <text:p>-11.5323943521</text:p>
          </table:table-cell>
        </table:table-row>
        <table:table-row table:style-name="ro1">
          <table:table-cell office:value-type="float" office:value="55500000" calcext:value-type="float">
            <text:p>55500000</text:p>
          </table:table-cell>
          <table:table-cell office:value-type="float" office:value="-10.9134742708176" calcext:value-type="float">
            <text:p>-10.9134742708</text:p>
          </table:table-cell>
        </table:table-row>
        <table:table-row table:style-name="ro1">
          <table:table-cell office:value-type="float" office:value="55750000" calcext:value-type="float">
            <text:p>55750000</text:p>
          </table:table-cell>
          <table:table-cell office:value-type="float" office:value="-9.58437517944818" calcext:value-type="float">
            <text:p>-9.5843751794</text:p>
          </table:table-cell>
        </table:table-row>
        <table:table-row table:style-name="ro1">
          <table:table-cell office:value-type="float" office:value="56000000" calcext:value-type="float">
            <text:p>56000000</text:p>
          </table:table-cell>
          <table:table-cell office:value-type="float" office:value="-11.6377893865307" calcext:value-type="float">
            <text:p>-11.6377893865</text:p>
          </table:table-cell>
        </table:table-row>
        <table:table-row table:style-name="ro1">
          <table:table-cell office:value-type="float" office:value="56250000" calcext:value-type="float">
            <text:p>56250000</text:p>
          </table:table-cell>
          <table:table-cell office:value-type="float" office:value="-9.09759707507083" calcext:value-type="float">
            <text:p>-9.0975970751</text:p>
          </table:table-cell>
        </table:table-row>
        <table:table-row table:style-name="ro1">
          <table:table-cell office:value-type="float" office:value="56500000" calcext:value-type="float">
            <text:p>56500000</text:p>
          </table:table-cell>
          <table:table-cell office:value-type="float" office:value="-10.7245397921942" calcext:value-type="float">
            <text:p>-10.7245397922</text:p>
          </table:table-cell>
        </table:table-row>
        <table:table-row table:style-name="ro1">
          <table:table-cell office:value-type="float" office:value="56750000" calcext:value-type="float">
            <text:p>56750000</text:p>
          </table:table-cell>
          <table:table-cell office:value-type="float" office:value="-8.63409942825171" calcext:value-type="float">
            <text:p>-8.6340994283</text:p>
          </table:table-cell>
        </table:table-row>
        <table:table-row table:style-name="ro1">
          <table:table-cell office:value-type="float" office:value="57000000" calcext:value-type="float">
            <text:p>57000000</text:p>
          </table:table-cell>
          <table:table-cell office:value-type="float" office:value="-10.5466664947809" calcext:value-type="float">
            <text:p>-10.5466664948</text:p>
          </table:table-cell>
        </table:table-row>
        <table:table-row table:style-name="ro1">
          <table:table-cell office:value-type="float" office:value="57250000" calcext:value-type="float">
            <text:p>57250000</text:p>
          </table:table-cell>
          <table:table-cell office:value-type="float" office:value="-9.75368986421676" calcext:value-type="float">
            <text:p>-9.7536898642</text:p>
          </table:table-cell>
        </table:table-row>
        <table:table-row table:style-name="ro1">
          <table:table-cell office:value-type="float" office:value="57500000" calcext:value-type="float">
            <text:p>57500000</text:p>
          </table:table-cell>
          <table:table-cell office:value-type="float" office:value="-8.73789434076537" calcext:value-type="float">
            <text:p>-8.7378943408</text:p>
          </table:table-cell>
        </table:table-row>
        <table:table-row table:style-name="ro1">
          <table:table-cell office:value-type="float" office:value="57750000" calcext:value-type="float">
            <text:p>57750000</text:p>
          </table:table-cell>
          <table:table-cell office:value-type="float" office:value="-8.6290557350086" calcext:value-type="float">
            <text:p>-8.629055735</text:p>
          </table:table-cell>
        </table:table-row>
        <table:table-row table:style-name="ro1">
          <table:table-cell office:value-type="float" office:value="58000000" calcext:value-type="float">
            <text:p>58000000</text:p>
          </table:table-cell>
          <table:table-cell office:value-type="float" office:value="-8.61689537775905" calcext:value-type="float">
            <text:p>-8.6168953778</text:p>
          </table:table-cell>
        </table:table-row>
        <table:table-row table:style-name="ro1">
          <table:table-cell office:value-type="float" office:value="58250000" calcext:value-type="float">
            <text:p>58250000</text:p>
          </table:table-cell>
          <table:table-cell office:value-type="float" office:value="-9.37904245925005" calcext:value-type="float">
            <text:p>-9.3790424593</text:p>
          </table:table-cell>
        </table:table-row>
        <table:table-row table:style-name="ro1">
          <table:table-cell office:value-type="float" office:value="58500000" calcext:value-type="float">
            <text:p>58500000</text:p>
          </table:table-cell>
          <table:table-cell office:value-type="float" office:value="-8.51108641180808" calcext:value-type="float">
            <text:p>-8.5110864118</text:p>
          </table:table-cell>
        </table:table-row>
        <table:table-row table:style-name="ro1">
          <table:table-cell office:value-type="float" office:value="58750000" calcext:value-type="float">
            <text:p>58750000</text:p>
          </table:table-cell>
          <table:table-cell office:value-type="float" office:value="-9.08019254531656" calcext:value-type="float">
            <text:p>-9.0801925453</text:p>
          </table:table-cell>
        </table:table-row>
        <table:table-row table:style-name="ro1">
          <table:table-cell office:value-type="float" office:value="59000000" calcext:value-type="float">
            <text:p>59000000</text:p>
          </table:table-cell>
          <table:table-cell office:value-type="float" office:value="-9.08681113984736" calcext:value-type="float">
            <text:p>-9.0868111398</text:p>
          </table:table-cell>
        </table:table-row>
        <table:table-row table:style-name="ro1">
          <table:table-cell office:value-type="float" office:value="59250000" calcext:value-type="float">
            <text:p>59250000</text:p>
          </table:table-cell>
          <table:table-cell office:value-type="float" office:value="-8.75171978927216" calcext:value-type="float">
            <text:p>-8.7517197893</text:p>
          </table:table-cell>
        </table:table-row>
        <table:table-row table:style-name="ro1">
          <table:table-cell office:value-type="float" office:value="59500000" calcext:value-type="float">
            <text:p>59500000</text:p>
          </table:table-cell>
          <table:table-cell office:value-type="float" office:value="-10.0717225498684" calcext:value-type="float">
            <text:p>-10.0717225499</text:p>
          </table:table-cell>
        </table:table-row>
        <table:table-row table:style-name="ro1">
          <table:table-cell office:value-type="float" office:value="59750000" calcext:value-type="float">
            <text:p>59750000</text:p>
          </table:table-cell>
          <table:table-cell office:value-type="float" office:value="-8.60222652452374" calcext:value-type="float">
            <text:p>-8.6022265245</text:p>
          </table:table-cell>
        </table:table-row>
        <table:table-row table:style-name="ro1">
          <table:table-cell office:value-type="float" office:value="60000000" calcext:value-type="float">
            <text:p>60000000</text:p>
          </table:table-cell>
          <table:table-cell office:value-type="float" office:value="-8.72790579433758" calcext:value-type="float">
            <text:p>-8.7279057943</text:p>
          </table:table-cell>
        </table:table-row>
        <table:table-row table:style-name="ro1">
          <table:table-cell office:value-type="float" office:value="60250000" calcext:value-type="float">
            <text:p>60250000</text:p>
          </table:table-cell>
          <table:table-cell office:value-type="float" office:value="-9.36719657767907" calcext:value-type="float">
            <text:p>-9.3671965777</text:p>
          </table:table-cell>
        </table:table-row>
        <table:table-row table:style-name="ro1">
          <table:table-cell office:value-type="float" office:value="60500000" calcext:value-type="float">
            <text:p>60500000</text:p>
          </table:table-cell>
          <table:table-cell office:value-type="float" office:value="-8.82336419771807" calcext:value-type="float">
            <text:p>-8.8233641977</text:p>
          </table:table-cell>
        </table:table-row>
        <table:table-row table:style-name="ro1">
          <table:table-cell office:value-type="float" office:value="60750000" calcext:value-type="float">
            <text:p>60750000</text:p>
          </table:table-cell>
          <table:table-cell office:value-type="float" office:value="-8.17293731182465" calcext:value-type="float">
            <text:p>-8.1729373118</text:p>
          </table:table-cell>
        </table:table-row>
        <table:table-row table:style-name="ro1">
          <table:table-cell office:value-type="float" office:value="61000000" calcext:value-type="float">
            <text:p>61000000</text:p>
          </table:table-cell>
          <table:table-cell office:value-type="float" office:value="-8.23420633778086" calcext:value-type="float">
            <text:p>-8.2342063378</text:p>
          </table:table-cell>
        </table:table-row>
        <table:table-row table:style-name="ro1">
          <table:table-cell office:value-type="float" office:value="61250000" calcext:value-type="float">
            <text:p>61250000</text:p>
          </table:table-cell>
          <table:table-cell office:value-type="float" office:value="-9.08631138566818" calcext:value-type="float">
            <text:p>-9.0863113857</text:p>
          </table:table-cell>
        </table:table-row>
        <table:table-row table:style-name="ro1">
          <table:table-cell office:value-type="float" office:value="61500000" calcext:value-type="float">
            <text:p>61500000</text:p>
          </table:table-cell>
          <table:table-cell office:value-type="float" office:value="-7.91124691213208" calcext:value-type="float">
            <text:p>-7.9112469121</text:p>
          </table:table-cell>
        </table:table-row>
        <table:table-row table:style-name="ro1">
          <table:table-cell office:value-type="float" office:value="61750000" calcext:value-type="float">
            <text:p>61750000</text:p>
          </table:table-cell>
          <table:table-cell office:value-type="float" office:value="-7.80107082805428" calcext:value-type="float">
            <text:p>-7.8010708281</text:p>
          </table:table-cell>
        </table:table-row>
        <table:table-row table:style-name="ro1">
          <table:table-cell office:value-type="float" office:value="62000000" calcext:value-type="float">
            <text:p>62000000</text:p>
          </table:table-cell>
          <table:table-cell office:value-type="float" office:value="-7.51473810228537" calcext:value-type="float">
            <text:p>-7.5147381023</text:p>
          </table:table-cell>
        </table:table-row>
        <table:table-row table:style-name="ro1">
          <table:table-cell office:value-type="float" office:value="62250000" calcext:value-type="float">
            <text:p>62250000</text:p>
          </table:table-cell>
          <table:table-cell office:value-type="float" office:value="-7.95252251001525" calcext:value-type="float">
            <text:p>-7.95252251</text:p>
          </table:table-cell>
        </table:table-row>
        <table:table-row table:style-name="ro1">
          <table:table-cell office:value-type="float" office:value="62500000" calcext:value-type="float">
            <text:p>62500000</text:p>
          </table:table-cell>
          <table:table-cell office:value-type="float" office:value="-6.90397609165664" calcext:value-type="float">
            <text:p>-6.9039760917</text:p>
          </table:table-cell>
        </table:table-row>
        <table:table-row table:style-name="ro1">
          <table:table-cell office:value-type="float" office:value="62750000" calcext:value-type="float">
            <text:p>62750000</text:p>
          </table:table-cell>
          <table:table-cell office:value-type="float" office:value="-7.9906202384965" calcext:value-type="float">
            <text:p>-7.9906202385</text:p>
          </table:table-cell>
        </table:table-row>
        <table:table-row table:style-name="ro1">
          <table:table-cell office:value-type="float" office:value="63000000" calcext:value-type="float">
            <text:p>63000000</text:p>
          </table:table-cell>
          <table:table-cell office:value-type="float" office:value="-7.94648514663128" calcext:value-type="float">
            <text:p>-7.9464851466</text:p>
          </table:table-cell>
        </table:table-row>
        <table:table-row table:style-name="ro1">
          <table:table-cell office:value-type="float" office:value="63250000" calcext:value-type="float">
            <text:p>63250000</text:p>
          </table:table-cell>
          <table:table-cell office:value-type="float" office:value="-7.4642907341759" calcext:value-type="float">
            <text:p>-7.4642907342</text:p>
          </table:table-cell>
        </table:table-row>
        <table:table-row table:style-name="ro1">
          <table:table-cell office:value-type="float" office:value="63500000" calcext:value-type="float">
            <text:p>63500000</text:p>
          </table:table-cell>
          <table:table-cell office:value-type="float" office:value="-7.97595496618555" calcext:value-type="float">
            <text:p>-7.9759549662</text:p>
          </table:table-cell>
        </table:table-row>
        <table:table-row table:style-name="ro1">
          <table:table-cell office:value-type="float" office:value="63750000" calcext:value-type="float">
            <text:p>63750000</text:p>
          </table:table-cell>
          <table:table-cell office:value-type="float" office:value="-7.55448085212161" calcext:value-type="float">
            <text:p>-7.5544808521</text:p>
          </table:table-cell>
        </table:table-row>
        <table:table-row table:style-name="ro1">
          <table:table-cell office:value-type="float" office:value="64000000" calcext:value-type="float">
            <text:p>64000000</text:p>
          </table:table-cell>
          <table:table-cell office:value-type="float" office:value="-7.80603012205631" calcext:value-type="float">
            <text:p>-7.8060301221</text:p>
          </table:table-cell>
        </table:table-row>
        <table:table-row table:style-name="ro1">
          <table:table-cell office:value-type="float" office:value="64250000" calcext:value-type="float">
            <text:p>64250000</text:p>
          </table:table-cell>
          <table:table-cell office:value-type="float" office:value="-7.8666313761691" calcext:value-type="float">
            <text:p>-7.8666313762</text:p>
          </table:table-cell>
        </table:table-row>
        <table:table-row table:style-name="ro1">
          <table:table-cell office:value-type="float" office:value="64500000" calcext:value-type="float">
            <text:p>64500000</text:p>
          </table:table-cell>
          <table:table-cell office:value-type="float" office:value="-7.53478597422478" calcext:value-type="float">
            <text:p>-7.5347859742</text:p>
          </table:table-cell>
        </table:table-row>
        <table:table-row table:style-name="ro1">
          <table:table-cell office:value-type="float" office:value="64750000" calcext:value-type="float">
            <text:p>64750000</text:p>
          </table:table-cell>
          <table:table-cell office:value-type="float" office:value="-6.20207918982057" calcext:value-type="float">
            <text:p>-6.2020791898</text:p>
          </table:table-cell>
        </table:table-row>
        <table:table-row table:style-name="ro1">
          <table:table-cell office:value-type="float" office:value="65000000" calcext:value-type="float">
            <text:p>65000000</text:p>
          </table:table-cell>
          <table:table-cell office:value-type="float" office:value="-7.46909181000951" calcext:value-type="float">
            <text:p>-7.46909181</text:p>
          </table:table-cell>
        </table:table-row>
        <table:table-row table:style-name="ro1">
          <table:table-cell office:value-type="float" office:value="65250000" calcext:value-type="float">
            <text:p>65250000</text:p>
          </table:table-cell>
          <table:table-cell office:value-type="float" office:value="-7.28709661371071" calcext:value-type="float">
            <text:p>-7.2870966137</text:p>
          </table:table-cell>
        </table:table-row>
        <table:table-row table:style-name="ro1">
          <table:table-cell office:value-type="float" office:value="65500000" calcext:value-type="float">
            <text:p>65500000</text:p>
          </table:table-cell>
          <table:table-cell office:value-type="float" office:value="-7.32692528638174" calcext:value-type="float">
            <text:p>-7.3269252864</text:p>
          </table:table-cell>
        </table:table-row>
        <table:table-row table:style-name="ro1">
          <table:table-cell office:value-type="float" office:value="65750000" calcext:value-type="float">
            <text:p>65750000</text:p>
          </table:table-cell>
          <table:table-cell office:value-type="float" office:value="-6.51890923245579" calcext:value-type="float">
            <text:p>-6.5189092325</text:p>
          </table:table-cell>
        </table:table-row>
        <table:table-row table:style-name="ro1">
          <table:table-cell office:value-type="float" office:value="66000000" calcext:value-type="float">
            <text:p>66000000</text:p>
          </table:table-cell>
          <table:table-cell office:value-type="float" office:value="-7.40617140684142" calcext:value-type="float">
            <text:p>-7.4061714068</text:p>
          </table:table-cell>
        </table:table-row>
        <table:table-row table:style-name="ro1">
          <table:table-cell office:value-type="float" office:value="66250000" calcext:value-type="float">
            <text:p>66250000</text:p>
          </table:table-cell>
          <table:table-cell office:value-type="float" office:value="-6.83206189693811" calcext:value-type="float">
            <text:p>-6.8320618969</text:p>
          </table:table-cell>
        </table:table-row>
        <table:table-row table:style-name="ro1">
          <table:table-cell office:value-type="float" office:value="66500000" calcext:value-type="float">
            <text:p>66500000</text:p>
          </table:table-cell>
          <table:table-cell office:value-type="float" office:value="-6.5185746302276" calcext:value-type="float">
            <text:p>-6.5185746302</text:p>
          </table:table-cell>
        </table:table-row>
        <table:table-row table:style-name="ro1">
          <table:table-cell office:value-type="float" office:value="66750000" calcext:value-type="float">
            <text:p>66750000</text:p>
          </table:table-cell>
          <table:table-cell office:value-type="float" office:value="-6.97484542529854" calcext:value-type="float">
            <text:p>-6.9748454253</text:p>
          </table:table-cell>
        </table:table-row>
        <table:table-row table:style-name="ro1">
          <table:table-cell office:value-type="float" office:value="67000000" calcext:value-type="float">
            <text:p>67000000</text:p>
          </table:table-cell>
          <table:table-cell office:value-type="float" office:value="-6.43371466422678" calcext:value-type="float">
            <text:p>-6.4337146642</text:p>
          </table:table-cell>
        </table:table-row>
        <table:table-row table:style-name="ro1">
          <table:table-cell office:value-type="float" office:value="67250000" calcext:value-type="float">
            <text:p>67250000</text:p>
          </table:table-cell>
          <table:table-cell office:value-type="float" office:value="-7.56399634255463" calcext:value-type="float">
            <text:p>-7.5639963426</text:p>
          </table:table-cell>
        </table:table-row>
        <table:table-row table:style-name="ro1">
          <table:table-cell office:value-type="float" office:value="67500000" calcext:value-type="float">
            <text:p>67500000</text:p>
          </table:table-cell>
          <table:table-cell office:value-type="float" office:value="-6.93301553225429" calcext:value-type="float">
            <text:p>-6.9330155323</text:p>
          </table:table-cell>
        </table:table-row>
        <table:table-row table:style-name="ro1">
          <table:table-cell office:value-type="float" office:value="67750000" calcext:value-type="float">
            <text:p>67750000</text:p>
          </table:table-cell>
          <table:table-cell office:value-type="float" office:value="-6.90300704342213" calcext:value-type="float">
            <text:p>-6.9030070434</text:p>
          </table:table-cell>
        </table:table-row>
        <table:table-row table:style-name="ro1">
          <table:table-cell office:value-type="float" office:value="68000000" calcext:value-type="float">
            <text:p>68000000</text:p>
          </table:table-cell>
          <table:table-cell office:value-type="float" office:value="-7.27264057872389" calcext:value-type="float">
            <text:p>-7.2726405787</text:p>
          </table:table-cell>
        </table:table-row>
        <table:table-row table:style-name="ro1">
          <table:table-cell office:value-type="float" office:value="68250000" calcext:value-type="float">
            <text:p>68250000</text:p>
          </table:table-cell>
          <table:table-cell office:value-type="float" office:value="-7.14634371527204" calcext:value-type="float">
            <text:p>-7.1463437153</text:p>
          </table:table-cell>
        </table:table-row>
        <table:table-row table:style-name="ro1">
          <table:table-cell office:value-type="float" office:value="68500000" calcext:value-type="float">
            <text:p>68500000</text:p>
          </table:table-cell>
          <table:table-cell office:value-type="float" office:value="-6.365047353527" calcext:value-type="float">
            <text:p>-6.3650473535</text:p>
          </table:table-cell>
        </table:table-row>
        <table:table-row table:style-name="ro1">
          <table:table-cell office:value-type="float" office:value="68750000" calcext:value-type="float">
            <text:p>68750000</text:p>
          </table:table-cell>
          <table:table-cell office:value-type="float" office:value="-7.14195810736673" calcext:value-type="float">
            <text:p>-7.1419581074</text:p>
          </table:table-cell>
        </table:table-row>
        <table:table-row table:style-name="ro1">
          <table:table-cell office:value-type="float" office:value="69000000" calcext:value-type="float">
            <text:p>69000000</text:p>
          </table:table-cell>
          <table:table-cell office:value-type="float" office:value="-6.3129319328522" calcext:value-type="float">
            <text:p>-6.3129319329</text:p>
          </table:table-cell>
        </table:table-row>
        <table:table-row table:style-name="ro1">
          <table:table-cell office:value-type="float" office:value="69250000" calcext:value-type="float">
            <text:p>69250000</text:p>
          </table:table-cell>
          <table:table-cell office:value-type="float" office:value="-7.10663918433671" calcext:value-type="float">
            <text:p>-7.1066391843</text:p>
          </table:table-cell>
        </table:table-row>
        <table:table-row table:style-name="ro1">
          <table:table-cell office:value-type="float" office:value="69500000" calcext:value-type="float">
            <text:p>69500000</text:p>
          </table:table-cell>
          <table:table-cell office:value-type="float" office:value="-6.34155923491048" calcext:value-type="float">
            <text:p>-6.3415592349</text:p>
          </table:table-cell>
        </table:table-row>
        <table:table-row table:style-name="ro1">
          <table:table-cell office:value-type="float" office:value="69750000" calcext:value-type="float">
            <text:p>69750000</text:p>
          </table:table-cell>
          <table:table-cell office:value-type="float" office:value="-6.24472570022629" calcext:value-type="float">
            <text:p>-6.2447257002</text:p>
          </table:table-cell>
        </table:table-row>
        <table:table-row table:style-name="ro1">
          <table:table-cell office:value-type="float" office:value="70000000" calcext:value-type="float">
            <text:p>70000000</text:p>
          </table:table-cell>
          <table:table-cell office:value-type="float" office:value="-6.13839532289326" calcext:value-type="float">
            <text:p>-6.1383953229</text:p>
          </table:table-cell>
        </table:table-row>
        <table:table-row table:style-name="ro1">
          <table:table-cell office:value-type="float" office:value="70250000" calcext:value-type="float">
            <text:p>70250000</text:p>
          </table:table-cell>
          <table:table-cell office:value-type="float" office:value="-7.18493480366497" calcext:value-type="float">
            <text:p>-7.1849348037</text:p>
          </table:table-cell>
        </table:table-row>
        <table:table-row table:style-name="ro1">
          <table:table-cell office:value-type="float" office:value="70500000" calcext:value-type="float">
            <text:p>70500000</text:p>
          </table:table-cell>
          <table:table-cell office:value-type="float" office:value="-6.2052835052772" calcext:value-type="float">
            <text:p>-6.2052835053</text:p>
          </table:table-cell>
        </table:table-row>
        <table:table-row table:style-name="ro1">
          <table:table-cell office:value-type="float" office:value="70750000" calcext:value-type="float">
            <text:p>70750000</text:p>
          </table:table-cell>
          <table:table-cell office:value-type="float" office:value="-6.03502255938199" calcext:value-type="float">
            <text:p>-6.0350225594</text:p>
          </table:table-cell>
        </table:table-row>
        <table:table-row table:style-name="ro1">
          <table:table-cell office:value-type="float" office:value="71000000" calcext:value-type="float">
            <text:p>71000000</text:p>
          </table:table-cell>
          <table:table-cell office:value-type="float" office:value="-6.62584168128694" calcext:value-type="float">
            <text:p>-6.6258416813</text:p>
          </table:table-cell>
        </table:table-row>
        <table:table-row table:style-name="ro1">
          <table:table-cell office:value-type="float" office:value="71250000" calcext:value-type="float">
            <text:p>71250000</text:p>
          </table:table-cell>
          <table:table-cell office:value-type="float" office:value="-6.44973882687922" calcext:value-type="float">
            <text:p>-6.4497388269</text:p>
          </table:table-cell>
        </table:table-row>
        <table:table-row table:style-name="ro1">
          <table:table-cell office:value-type="float" office:value="71500000" calcext:value-type="float">
            <text:p>71500000</text:p>
          </table:table-cell>
          <table:table-cell office:value-type="float" office:value="-6.13946682168076" calcext:value-type="float">
            <text:p>-6.1394668217</text:p>
          </table:table-cell>
        </table:table-row>
        <table:table-row table:style-name="ro1">
          <table:table-cell office:value-type="float" office:value="71750000" calcext:value-type="float">
            <text:p>71750000</text:p>
          </table:table-cell>
          <table:table-cell office:value-type="float" office:value="-6.30682557864476" calcext:value-type="float">
            <text:p>-6.3068255786</text:p>
          </table:table-cell>
        </table:table-row>
        <table:table-row table:style-name="ro1">
          <table:table-cell office:value-type="float" office:value="72000000" calcext:value-type="float">
            <text:p>72000000</text:p>
          </table:table-cell>
          <table:table-cell office:value-type="float" office:value="-6.49392722473533" calcext:value-type="float">
            <text:p>-6.4939272247</text:p>
          </table:table-cell>
        </table:table-row>
        <table:table-row table:style-name="ro1">
          <table:table-cell office:value-type="float" office:value="72250000" calcext:value-type="float">
            <text:p>72250000</text:p>
          </table:table-cell>
          <table:table-cell office:value-type="float" office:value="-6.60274007853392" calcext:value-type="float">
            <text:p>-6.6027400785</text:p>
          </table:table-cell>
        </table:table-row>
        <table:table-row table:style-name="ro1">
          <table:table-cell office:value-type="float" office:value="72500000" calcext:value-type="float">
            <text:p>72500000</text:p>
          </table:table-cell>
          <table:table-cell office:value-type="float" office:value="-6.32562407579566" calcext:value-type="float">
            <text:p>-6.3256240758</text:p>
          </table:table-cell>
        </table:table-row>
        <table:table-row table:style-name="ro1">
          <table:table-cell office:value-type="float" office:value="72750000" calcext:value-type="float">
            <text:p>72750000</text:p>
          </table:table-cell>
          <table:table-cell office:value-type="float" office:value="-6.04662508953783" calcext:value-type="float">
            <text:p>-6.0466250895</text:p>
          </table:table-cell>
        </table:table-row>
        <table:table-row table:style-name="ro1">
          <table:table-cell office:value-type="float" office:value="73000000" calcext:value-type="float">
            <text:p>73000000</text:p>
          </table:table-cell>
          <table:table-cell office:value-type="float" office:value="-6.39794460260855" calcext:value-type="float">
            <text:p>-6.3979446026</text:p>
          </table:table-cell>
        </table:table-row>
        <table:table-row table:style-name="ro1">
          <table:table-cell office:value-type="float" office:value="73250000" calcext:value-type="float">
            <text:p>73250000</text:p>
          </table:table-cell>
          <table:table-cell office:value-type="float" office:value="-5.88344585631713" calcext:value-type="float">
            <text:p>-5.8834458563</text:p>
          </table:table-cell>
        </table:table-row>
        <table:table-row table:style-name="ro1">
          <table:table-cell office:value-type="float" office:value="73500000" calcext:value-type="float">
            <text:p>73500000</text:p>
          </table:table-cell>
          <table:table-cell office:value-type="float" office:value="-7.07996260397302" calcext:value-type="float">
            <text:p>-7.079962604</text:p>
          </table:table-cell>
        </table:table-row>
        <table:table-row table:style-name="ro1">
          <table:table-cell office:value-type="float" office:value="73750000" calcext:value-type="float">
            <text:p>73750000</text:p>
          </table:table-cell>
          <table:table-cell office:value-type="float" office:value="-5.18560352106893" calcext:value-type="float">
            <text:p>-5.1856035211</text:p>
          </table:table-cell>
        </table:table-row>
        <table:table-row table:style-name="ro1">
          <table:table-cell office:value-type="float" office:value="74000000" calcext:value-type="float">
            <text:p>74000000</text:p>
          </table:table-cell>
          <table:table-cell office:value-type="float" office:value="-6.01349450414102" calcext:value-type="float">
            <text:p>-6.0134945041</text:p>
          </table:table-cell>
        </table:table-row>
        <table:table-row table:style-name="ro1">
          <table:table-cell office:value-type="float" office:value="74250000" calcext:value-type="float">
            <text:p>74250000</text:p>
          </table:table-cell>
          <table:table-cell office:value-type="float" office:value="-6.4052055742756" calcext:value-type="float">
            <text:p>-6.4052055743</text:p>
          </table:table-cell>
        </table:table-row>
        <table:table-row table:style-name="ro1">
          <table:table-cell office:value-type="float" office:value="74500000" calcext:value-type="float">
            <text:p>74500000</text:p>
          </table:table-cell>
          <table:table-cell office:value-type="float" office:value="-6.86134992524047" calcext:value-type="float">
            <text:p>-6.8613499252</text:p>
          </table:table-cell>
        </table:table-row>
        <table:table-row table:style-name="ro1">
          <table:table-cell office:value-type="float" office:value="74750000" calcext:value-type="float">
            <text:p>74750000</text:p>
          </table:table-cell>
          <table:table-cell office:value-type="float" office:value="-6.05159079058197" calcext:value-type="float">
            <text:p>-6.0515907906</text:p>
          </table:table-cell>
        </table:table-row>
        <table:table-row table:style-name="ro1">
          <table:table-cell office:value-type="float" office:value="75000000" calcext:value-type="float">
            <text:p>75000000</text:p>
          </table:table-cell>
          <table:table-cell office:value-type="float" office:value="-6.21549775208565" calcext:value-type="float">
            <text:p>-6.2154977521</text:p>
          </table:table-cell>
        </table:table-row>
        <table:table-row table:style-name="ro1">
          <table:table-cell office:value-type="float" office:value="75250000" calcext:value-type="float">
            <text:p>75250000</text:p>
          </table:table-cell>
          <table:table-cell office:value-type="float" office:value="-6.19771980319187" calcext:value-type="float">
            <text:p>-6.1977198032</text:p>
          </table:table-cell>
        </table:table-row>
        <table:table-row table:style-name="ro1">
          <table:table-cell office:value-type="float" office:value="75500000" calcext:value-type="float">
            <text:p>75500000</text:p>
          </table:table-cell>
          <table:table-cell office:value-type="float" office:value="-6.83590549376437" calcext:value-type="float">
            <text:p>-6.8359054938</text:p>
          </table:table-cell>
        </table:table-row>
        <table:table-row table:style-name="ro1">
          <table:table-cell office:value-type="float" office:value="75750000" calcext:value-type="float">
            <text:p>75750000</text:p>
          </table:table-cell>
          <table:table-cell office:value-type="float" office:value="-5.70953422316137" calcext:value-type="float">
            <text:p>-5.7095342232</text:p>
          </table:table-cell>
        </table:table-row>
        <table:table-row table:style-name="ro1">
          <table:table-cell office:value-type="float" office:value="76000000" calcext:value-type="float">
            <text:p>76000000</text:p>
          </table:table-cell>
          <table:table-cell office:value-type="float" office:value="-6.47890646536528" calcext:value-type="float">
            <text:p>-6.4789064654</text:p>
          </table:table-cell>
        </table:table-row>
        <table:table-row table:style-name="ro1">
          <table:table-cell office:value-type="float" office:value="76250000" calcext:value-type="float">
            <text:p>76250000</text:p>
          </table:table-cell>
          <table:table-cell office:value-type="float" office:value="-6.29832542854325" calcext:value-type="float">
            <text:p>-6.2983254285</text:p>
          </table:table-cell>
        </table:table-row>
        <table:table-row table:style-name="ro1">
          <table:table-cell office:value-type="float" office:value="76500000" calcext:value-type="float">
            <text:p>76500000</text:p>
          </table:table-cell>
          <table:table-cell office:value-type="float" office:value="-5.50903929152302" calcext:value-type="float">
            <text:p>-5.5090392915</text:p>
          </table:table-cell>
        </table:table-row>
        <table:table-row table:style-name="ro1">
          <table:table-cell office:value-type="float" office:value="76750000" calcext:value-type="float">
            <text:p>76750000</text:p>
          </table:table-cell>
          <table:table-cell office:value-type="float" office:value="-4.97886917099087" calcext:value-type="float">
            <text:p>-4.978869171</text:p>
          </table:table-cell>
        </table:table-row>
        <table:table-row table:style-name="ro1">
          <table:table-cell office:value-type="float" office:value="77000000" calcext:value-type="float">
            <text:p>77000000</text:p>
          </table:table-cell>
          <table:table-cell office:value-type="float" office:value="-6.55563490182948" calcext:value-type="float">
            <text:p>-6.5556349018</text:p>
          </table:table-cell>
        </table:table-row>
        <table:table-row table:style-name="ro1">
          <table:table-cell office:value-type="float" office:value="77250000" calcext:value-type="float">
            <text:p>77250000</text:p>
          </table:table-cell>
          <table:table-cell office:value-type="float" office:value="-5.75421060899494" calcext:value-type="float">
            <text:p>-5.754210609</text:p>
          </table:table-cell>
        </table:table-row>
        <table:table-row table:style-name="ro1">
          <table:table-cell office:value-type="float" office:value="77500000" calcext:value-type="float">
            <text:p>77500000</text:p>
          </table:table-cell>
          <table:table-cell office:value-type="float" office:value="-5.92290386040008" calcext:value-type="float">
            <text:p>-5.9229038604</text:p>
          </table:table-cell>
        </table:table-row>
        <table:table-row table:style-name="ro1">
          <table:table-cell office:value-type="float" office:value="77750000" calcext:value-type="float">
            <text:p>77750000</text:p>
          </table:table-cell>
          <table:table-cell office:value-type="float" office:value="-6.44502193171873" calcext:value-type="float">
            <text:p>-6.4450219317</text:p>
          </table:table-cell>
        </table:table-row>
        <table:table-row table:style-name="ro1">
          <table:table-cell office:value-type="float" office:value="78000000" calcext:value-type="float">
            <text:p>78000000</text:p>
          </table:table-cell>
          <table:table-cell office:value-type="float" office:value="-5.94325940300311" calcext:value-type="float">
            <text:p>-5.943259403</text:p>
          </table:table-cell>
        </table:table-row>
        <table:table-row table:style-name="ro1">
          <table:table-cell office:value-type="float" office:value="78250000" calcext:value-type="float">
            <text:p>78250000</text:p>
          </table:table-cell>
          <table:table-cell office:value-type="float" office:value="-5.73589662140326" calcext:value-type="float">
            <text:p>-5.7358966214</text:p>
          </table:table-cell>
        </table:table-row>
        <table:table-row table:style-name="ro1">
          <table:table-cell office:value-type="float" office:value="78500000" calcext:value-type="float">
            <text:p>78500000</text:p>
          </table:table-cell>
          <table:table-cell office:value-type="float" office:value="-6.15611604276298" calcext:value-type="float">
            <text:p>-6.1561160428</text:p>
          </table:table-cell>
        </table:table-row>
        <table:table-row table:style-name="ro1">
          <table:table-cell office:value-type="float" office:value="78750000" calcext:value-type="float">
            <text:p>78750000</text:p>
          </table:table-cell>
          <table:table-cell office:value-type="float" office:value="-6.21682258389695" calcext:value-type="float">
            <text:p>-6.2168225839</text:p>
          </table:table-cell>
        </table:table-row>
        <table:table-row table:style-name="ro1">
          <table:table-cell office:value-type="float" office:value="79000000" calcext:value-type="float">
            <text:p>79000000</text:p>
          </table:table-cell>
          <table:table-cell office:value-type="float" office:value="-6.16142544045177" calcext:value-type="float">
            <text:p>-6.1614254405</text:p>
          </table:table-cell>
        </table:table-row>
        <table:table-row table:style-name="ro1">
          <table:table-cell office:value-type="float" office:value="79250000" calcext:value-type="float">
            <text:p>79250000</text:p>
          </table:table-cell>
          <table:table-cell office:value-type="float" office:value="-5.68866766265093" calcext:value-type="float">
            <text:p>-5.6886676627</text:p>
          </table:table-cell>
        </table:table-row>
        <table:table-row table:style-name="ro1">
          <table:table-cell office:value-type="float" office:value="79500000" calcext:value-type="float">
            <text:p>79500000</text:p>
          </table:table-cell>
          <table:table-cell office:value-type="float" office:value="-6.207126167726" calcext:value-type="float">
            <text:p>-6.2071261677</text:p>
          </table:table-cell>
        </table:table-row>
        <table:table-row table:style-name="ro1">
          <table:table-cell office:value-type="float" office:value="79750000" calcext:value-type="float">
            <text:p>79750000</text:p>
          </table:table-cell>
          <table:table-cell office:value-type="float" office:value="-5.57628174369602" calcext:value-type="float">
            <text:p>-5.5762817437</text:p>
          </table:table-cell>
        </table:table-row>
        <table:table-row table:style-name="ro1">
          <table:table-cell office:value-type="float" office:value="80000000" calcext:value-type="float">
            <text:p>80000000</text:p>
          </table:table-cell>
          <table:table-cell office:value-type="float" office:value="-6.11049276645126" calcext:value-type="float">
            <text:p>-6.1104927665</text:p>
          </table:table-cell>
        </table:table-row>
        <table:table-row table:style-name="ro1">
          <table:table-cell office:value-type="float" office:value="80250000" calcext:value-type="float">
            <text:p>80250000</text:p>
          </table:table-cell>
          <table:table-cell office:value-type="float" office:value="-5.42310898939518" calcext:value-type="float">
            <text:p>-5.4231089894</text:p>
          </table:table-cell>
        </table:table-row>
        <table:table-row table:style-name="ro1">
          <table:table-cell office:value-type="float" office:value="80500000" calcext:value-type="float">
            <text:p>80500000</text:p>
          </table:table-cell>
          <table:table-cell office:value-type="float" office:value="-5.53214054615242" calcext:value-type="float">
            <text:p>-5.5321405462</text:p>
          </table:table-cell>
        </table:table-row>
        <table:table-row table:style-name="ro1">
          <table:table-cell office:value-type="float" office:value="80750000" calcext:value-type="float">
            <text:p>80750000</text:p>
          </table:table-cell>
          <table:table-cell office:value-type="float" office:value="-4.99010389447759" calcext:value-type="float">
            <text:p>-4.9901038945</text:p>
          </table:table-cell>
        </table:table-row>
        <table:table-row table:style-name="ro1">
          <table:table-cell office:value-type="float" office:value="81000000" calcext:value-type="float">
            <text:p>81000000</text:p>
          </table:table-cell>
          <table:table-cell office:value-type="float" office:value="-5.09640126882921" calcext:value-type="float">
            <text:p>-5.0964012688</text:p>
          </table:table-cell>
        </table:table-row>
        <table:table-row table:style-name="ro1">
          <table:table-cell office:value-type="float" office:value="81250000" calcext:value-type="float">
            <text:p>81250000</text:p>
          </table:table-cell>
          <table:table-cell office:value-type="float" office:value="-6.19980414056338" calcext:value-type="float">
            <text:p>-6.1998041406</text:p>
          </table:table-cell>
        </table:table-row>
        <table:table-row table:style-name="ro1">
          <table:table-cell office:value-type="float" office:value="81500000" calcext:value-type="float">
            <text:p>81500000</text:p>
          </table:table-cell>
          <table:table-cell office:value-type="float" office:value="-6.4633954962515" calcext:value-type="float">
            <text:p>-6.4633954963</text:p>
          </table:table-cell>
        </table:table-row>
        <table:table-row table:style-name="ro1">
          <table:table-cell office:value-type="float" office:value="81750000" calcext:value-type="float">
            <text:p>81750000</text:p>
          </table:table-cell>
          <table:table-cell office:value-type="float" office:value="-5.36228414936661" calcext:value-type="float">
            <text:p>-5.3622841494</text:p>
          </table:table-cell>
        </table:table-row>
        <table:table-row table:style-name="ro1">
          <table:table-cell office:value-type="float" office:value="82000000" calcext:value-type="float">
            <text:p>82000000</text:p>
          </table:table-cell>
          <table:table-cell office:value-type="float" office:value="-5.584215536016" calcext:value-type="float">
            <text:p>-5.584215536</text:p>
          </table:table-cell>
        </table:table-row>
        <table:table-row table:style-name="ro1">
          <table:table-cell office:value-type="float" office:value="82250000" calcext:value-type="float">
            <text:p>82250000</text:p>
          </table:table-cell>
          <table:table-cell office:value-type="float" office:value="-5.57871876799052" calcext:value-type="float">
            <text:p>-5.578718768</text:p>
          </table:table-cell>
        </table:table-row>
        <table:table-row table:style-name="ro1">
          <table:table-cell office:value-type="float" office:value="82500000" calcext:value-type="float">
            <text:p>82500000</text:p>
          </table:table-cell>
          <table:table-cell office:value-type="float" office:value="-5.57708067483001" calcext:value-type="float">
            <text:p>-5.5770806748</text:p>
          </table:table-cell>
        </table:table-row>
        <table:table-row table:style-name="ro1">
          <table:table-cell office:value-type="float" office:value="82750000" calcext:value-type="float">
            <text:p>82750000</text:p>
          </table:table-cell>
          <table:table-cell office:value-type="float" office:value="-5.22768081914271" calcext:value-type="float">
            <text:p>-5.2276808191</text:p>
          </table:table-cell>
        </table:table-row>
        <table:table-row table:style-name="ro1">
          <table:table-cell office:value-type="float" office:value="83000000" calcext:value-type="float">
            <text:p>83000000</text:p>
          </table:table-cell>
          <table:table-cell office:value-type="float" office:value="-5.15585985050351" calcext:value-type="float">
            <text:p>-5.1558598505</text:p>
          </table:table-cell>
        </table:table-row>
        <table:table-row table:style-name="ro1">
          <table:table-cell office:value-type="float" office:value="83250000" calcext:value-type="float">
            <text:p>83250000</text:p>
          </table:table-cell>
          <table:table-cell office:value-type="float" office:value="-5.56952678772718" calcext:value-type="float">
            <text:p>-5.5695267877</text:p>
          </table:table-cell>
        </table:table-row>
        <table:table-row table:style-name="ro1">
          <table:table-cell office:value-type="float" office:value="83500000" calcext:value-type="float">
            <text:p>83500000</text:p>
          </table:table-cell>
          <table:table-cell office:value-type="float" office:value="-5.314606659791" calcext:value-type="float">
            <text:p>-5.3146066598</text:p>
          </table:table-cell>
        </table:table-row>
        <table:table-row table:style-name="ro1">
          <table:table-cell office:value-type="float" office:value="83750000" calcext:value-type="float">
            <text:p>83750000</text:p>
          </table:table-cell>
          <table:table-cell office:value-type="float" office:value="-5.01379269951942" calcext:value-type="float">
            <text:p>-5.0137926995</text:p>
          </table:table-cell>
        </table:table-row>
        <table:table-row table:style-name="ro1">
          <table:table-cell office:value-type="float" office:value="84000000" calcext:value-type="float">
            <text:p>84000000</text:p>
          </table:table-cell>
          <table:table-cell office:value-type="float" office:value="-6.78396078590267" calcext:value-type="float">
            <text:p>-6.7839607859</text:p>
          </table:table-cell>
        </table:table-row>
        <table:table-row table:style-name="ro1">
          <table:table-cell office:value-type="float" office:value="84250000" calcext:value-type="float">
            <text:p>84250000</text:p>
          </table:table-cell>
          <table:table-cell office:value-type="float" office:value="-5.79033900528057" calcext:value-type="float">
            <text:p>-5.7903390053</text:p>
          </table:table-cell>
        </table:table-row>
        <table:table-row table:style-name="ro1">
          <table:table-cell office:value-type="float" office:value="84500000" calcext:value-type="float">
            <text:p>84500000</text:p>
          </table:table-cell>
          <table:table-cell office:value-type="float" office:value="-5.52484670904148" calcext:value-type="float">
            <text:p>-5.524846709</text:p>
          </table:table-cell>
        </table:table-row>
        <table:table-row table:style-name="ro1">
          <table:table-cell office:value-type="float" office:value="84750000" calcext:value-type="float">
            <text:p>84750000</text:p>
          </table:table-cell>
          <table:table-cell office:value-type="float" office:value="-5.94024710552805" calcext:value-type="float">
            <text:p>-5.9402471055</text:p>
          </table:table-cell>
        </table:table-row>
        <table:table-row table:style-name="ro1">
          <table:table-cell office:value-type="float" office:value="85000000" calcext:value-type="float">
            <text:p>85000000</text:p>
          </table:table-cell>
          <table:table-cell office:value-type="float" office:value="-6.22689015171126" calcext:value-type="float">
            <text:p>-6.2268901517</text:p>
          </table:table-cell>
        </table:table-row>
        <table:table-row table:style-name="ro1">
          <table:table-cell office:value-type="float" office:value="85250000" calcext:value-type="float">
            <text:p>85250000</text:p>
          </table:table-cell>
          <table:table-cell office:value-type="float" office:value="-6.05605650092169" calcext:value-type="float">
            <text:p>-6.0560565009</text:p>
          </table:table-cell>
        </table:table-row>
        <table:table-row table:style-name="ro1">
          <table:table-cell office:value-type="float" office:value="85500000" calcext:value-type="float">
            <text:p>85500000</text:p>
          </table:table-cell>
          <table:table-cell office:value-type="float" office:value="-6.7530071306391" calcext:value-type="float">
            <text:p>-6.7530071306</text:p>
          </table:table-cell>
        </table:table-row>
        <table:table-row table:style-name="ro1">
          <table:table-cell office:value-type="float" office:value="85750000" calcext:value-type="float">
            <text:p>85750000</text:p>
          </table:table-cell>
          <table:table-cell office:value-type="float" office:value="-4.70753410079908" calcext:value-type="float">
            <text:p>-4.7075341008</text:p>
          </table:table-cell>
        </table:table-row>
        <table:table-row table:style-name="ro1">
          <table:table-cell office:value-type="float" office:value="86000000" calcext:value-type="float">
            <text:p>86000000</text:p>
          </table:table-cell>
          <table:table-cell office:value-type="float" office:value="-6.51190643319562" calcext:value-type="float">
            <text:p>-6.5119064332</text:p>
          </table:table-cell>
        </table:table-row>
        <table:table-row table:style-name="ro1">
          <table:table-cell office:value-type="float" office:value="86250000" calcext:value-type="float">
            <text:p>86250000</text:p>
          </table:table-cell>
          <table:table-cell office:value-type="float" office:value="-5.62454509599323" calcext:value-type="float">
            <text:p>-5.624545096</text:p>
          </table:table-cell>
        </table:table-row>
        <table:table-row table:style-name="ro1">
          <table:table-cell office:value-type="float" office:value="86500000" calcext:value-type="float">
            <text:p>86500000</text:p>
          </table:table-cell>
          <table:table-cell office:value-type="float" office:value="-6.63047436249983" calcext:value-type="float">
            <text:p>-6.6304743625</text:p>
          </table:table-cell>
        </table:table-row>
        <table:table-row table:style-name="ro1">
          <table:table-cell office:value-type="float" office:value="86750000" calcext:value-type="float">
            <text:p>86750000</text:p>
          </table:table-cell>
          <table:table-cell office:value-type="float" office:value="-6.11103524073347" calcext:value-type="float">
            <text:p>-6.1110352407</text:p>
          </table:table-cell>
        </table:table-row>
        <table:table-row table:style-name="ro1">
          <table:table-cell office:value-type="float" office:value="87000000" calcext:value-type="float">
            <text:p>87000000</text:p>
          </table:table-cell>
          <table:table-cell office:value-type="float" office:value="-4.94113928748265" calcext:value-type="float">
            <text:p>-4.9411392875</text:p>
          </table:table-cell>
        </table:table-row>
        <table:table-row table:style-name="ro1">
          <table:table-cell office:value-type="float" office:value="87250000" calcext:value-type="float">
            <text:p>87250000</text:p>
          </table:table-cell>
          <table:table-cell office:value-type="float" office:value="-5.86824692476674" calcext:value-type="float">
            <text:p>-5.8682469248</text:p>
          </table:table-cell>
        </table:table-row>
        <table:table-row table:style-name="ro1">
          <table:table-cell office:value-type="float" office:value="87500000" calcext:value-type="float">
            <text:p>87500000</text:p>
          </table:table-cell>
          <table:table-cell office:value-type="float" office:value="-5.74361718636984" calcext:value-type="float">
            <text:p>-5.7436171864</text:p>
          </table:table-cell>
        </table:table-row>
        <table:table-row table:style-name="ro1">
          <table:table-cell office:value-type="float" office:value="87750000" calcext:value-type="float">
            <text:p>87750000</text:p>
          </table:table-cell>
          <table:table-cell office:value-type="float" office:value="-6.33564802245881" calcext:value-type="float">
            <text:p>-6.3356480225</text:p>
          </table:table-cell>
        </table:table-row>
        <table:table-row table:style-name="ro1">
          <table:table-cell office:value-type="float" office:value="88000000" calcext:value-type="float">
            <text:p>88000000</text:p>
          </table:table-cell>
          <table:table-cell office:value-type="float" office:value="-5.05980715198726" calcext:value-type="float">
            <text:p>-5.059807152</text:p>
          </table:table-cell>
        </table:table-row>
        <table:table-row table:style-name="ro1">
          <table:table-cell office:value-type="float" office:value="88250000" calcext:value-type="float">
            <text:p>88250000</text:p>
          </table:table-cell>
          <table:table-cell office:value-type="float" office:value="-6.26615720145138" calcext:value-type="float">
            <text:p>-6.2661572015</text:p>
          </table:table-cell>
        </table:table-row>
        <table:table-row table:style-name="ro1">
          <table:table-cell office:value-type="float" office:value="88500000" calcext:value-type="float">
            <text:p>88500000</text:p>
          </table:table-cell>
          <table:table-cell office:value-type="float" office:value="-5.56352962514904" calcext:value-type="float">
            <text:p>-5.5635296251</text:p>
          </table:table-cell>
        </table:table-row>
        <table:table-row table:style-name="ro1">
          <table:table-cell office:value-type="float" office:value="88750000" calcext:value-type="float">
            <text:p>88750000</text:p>
          </table:table-cell>
          <table:table-cell office:value-type="float" office:value="-5.77642884843148" calcext:value-type="float">
            <text:p>-5.7764288484</text:p>
          </table:table-cell>
        </table:table-row>
        <table:table-row table:style-name="ro1">
          <table:table-cell office:value-type="float" office:value="89000000" calcext:value-type="float">
            <text:p>89000000</text:p>
          </table:table-cell>
          <table:table-cell office:value-type="float" office:value="-6.01140555648752" calcext:value-type="float">
            <text:p>-6.0114055565</text:p>
          </table:table-cell>
        </table:table-row>
        <table:table-row table:style-name="ro1">
          <table:table-cell office:value-type="float" office:value="89250000" calcext:value-type="float">
            <text:p>89250000</text:p>
          </table:table-cell>
          <table:table-cell office:value-type="float" office:value="-5.66544019840513" calcext:value-type="float">
            <text:p>-5.6654401984</text:p>
          </table:table-cell>
        </table:table-row>
        <table:table-row table:style-name="ro1">
          <table:table-cell office:value-type="float" office:value="89500000" calcext:value-type="float">
            <text:p>89500000</text:p>
          </table:table-cell>
          <table:table-cell office:value-type="float" office:value="-5.38832194750419" calcext:value-type="float">
            <text:p>-5.3883219475</text:p>
          </table:table-cell>
        </table:table-row>
        <table:table-row table:style-name="ro1">
          <table:table-cell office:value-type="float" office:value="89750000" calcext:value-type="float">
            <text:p>89750000</text:p>
          </table:table-cell>
          <table:table-cell office:value-type="float" office:value="-5.81121934684468" calcext:value-type="float">
            <text:p>-5.8112193468</text:p>
          </table:table-cell>
        </table:table-row>
        <table:table-row table:style-name="ro1">
          <table:table-cell office:value-type="float" office:value="90000000" calcext:value-type="float">
            <text:p>90000000</text:p>
          </table:table-cell>
          <table:table-cell office:value-type="float" office:value="-5.37144252975939" calcext:value-type="float">
            <text:p>-5.3714425298</text:p>
          </table:table-cell>
        </table:table-row>
        <table:table-row table:style-name="ro1">
          <table:table-cell office:value-type="float" office:value="90250000" calcext:value-type="float">
            <text:p>90250000</text:p>
          </table:table-cell>
          <table:table-cell office:value-type="float" office:value="-6.0292455885011" calcext:value-type="float">
            <text:p>-6.0292455885</text:p>
          </table:table-cell>
        </table:table-row>
        <table:table-row table:style-name="ro1">
          <table:table-cell office:value-type="float" office:value="90500000" calcext:value-type="float">
            <text:p>90500000</text:p>
          </table:table-cell>
          <table:table-cell office:value-type="float" office:value="-6.22277383710497" calcext:value-type="float">
            <text:p>-6.2227738371</text:p>
          </table:table-cell>
        </table:table-row>
        <table:table-row table:style-name="ro1">
          <table:table-cell office:value-type="float" office:value="90750000" calcext:value-type="float">
            <text:p>90750000</text:p>
          </table:table-cell>
          <table:table-cell office:value-type="float" office:value="-5.8173307518111" calcext:value-type="float">
            <text:p>-5.8173307518</text:p>
          </table:table-cell>
        </table:table-row>
        <table:table-row table:style-name="ro1">
          <table:table-cell office:value-type="float" office:value="91000000" calcext:value-type="float">
            <text:p>91000000</text:p>
          </table:table-cell>
          <table:table-cell office:value-type="float" office:value="-5.78417375597493" calcext:value-type="float">
            <text:p>-5.784173756</text:p>
          </table:table-cell>
        </table:table-row>
        <table:table-row table:style-name="ro1">
          <table:table-cell office:value-type="float" office:value="91250000" calcext:value-type="float">
            <text:p>91250000</text:p>
          </table:table-cell>
          <table:table-cell office:value-type="float" office:value="-6.6886873196644" calcext:value-type="float">
            <text:p>-6.6886873197</text:p>
          </table:table-cell>
        </table:table-row>
        <table:table-row table:style-name="ro1">
          <table:table-cell office:value-type="float" office:value="91500000" calcext:value-type="float">
            <text:p>91500000</text:p>
          </table:table-cell>
          <table:table-cell office:value-type="float" office:value="-5.20343593923244" calcext:value-type="float">
            <text:p>-5.2034359392</text:p>
          </table:table-cell>
        </table:table-row>
        <table:table-row table:style-name="ro1">
          <table:table-cell office:value-type="float" office:value="91750000" calcext:value-type="float">
            <text:p>91750000</text:p>
          </table:table-cell>
          <table:table-cell office:value-type="float" office:value="-5.17152603102178" calcext:value-type="float">
            <text:p>-5.171526031</text:p>
          </table:table-cell>
        </table:table-row>
        <table:table-row table:style-name="ro1">
          <table:table-cell office:value-type="float" office:value="92000000" calcext:value-type="float">
            <text:p>92000000</text:p>
          </table:table-cell>
          <table:table-cell office:value-type="float" office:value="-5.4018719687023" calcext:value-type="float">
            <text:p>-5.4018719687</text:p>
          </table:table-cell>
        </table:table-row>
        <table:table-row table:style-name="ro1">
          <table:table-cell office:value-type="float" office:value="92250000" calcext:value-type="float">
            <text:p>92250000</text:p>
          </table:table-cell>
          <table:table-cell office:value-type="float" office:value="-6.3340195382177" calcext:value-type="float">
            <text:p>-6.3340195382</text:p>
          </table:table-cell>
        </table:table-row>
        <table:table-row table:style-name="ro1">
          <table:table-cell office:value-type="float" office:value="92500000" calcext:value-type="float">
            <text:p>92500000</text:p>
          </table:table-cell>
          <table:table-cell office:value-type="float" office:value="-6.50055418002497" calcext:value-type="float">
            <text:p>-6.50055418</text:p>
          </table:table-cell>
        </table:table-row>
        <table:table-row table:style-name="ro1">
          <table:table-cell office:value-type="float" office:value="92750000" calcext:value-type="float">
            <text:p>92750000</text:p>
          </table:table-cell>
          <table:table-cell office:value-type="float" office:value="-5.32603782526651" calcext:value-type="float">
            <text:p>-5.3260378253</text:p>
          </table:table-cell>
        </table:table-row>
        <table:table-row table:style-name="ro1">
          <table:table-cell office:value-type="float" office:value="93000000" calcext:value-type="float">
            <text:p>93000000</text:p>
          </table:table-cell>
          <table:table-cell office:value-type="float" office:value="-6.09700758657364" calcext:value-type="float">
            <text:p>-6.0970075866</text:p>
          </table:table-cell>
        </table:table-row>
        <table:table-row table:style-name="ro1">
          <table:table-cell office:value-type="float" office:value="93250000" calcext:value-type="float">
            <text:p>93250000</text:p>
          </table:table-cell>
          <table:table-cell office:value-type="float" office:value="-6.11074799185107" calcext:value-type="float">
            <text:p>-6.1107479919</text:p>
          </table:table-cell>
        </table:table-row>
        <table:table-row table:style-name="ro1">
          <table:table-cell office:value-type="float" office:value="93500000" calcext:value-type="float">
            <text:p>93500000</text:p>
          </table:table-cell>
          <table:table-cell office:value-type="float" office:value="-6.34823315909297" calcext:value-type="float">
            <text:p>-6.3482331591</text:p>
          </table:table-cell>
        </table:table-row>
        <table:table-row table:style-name="ro1">
          <table:table-cell office:value-type="float" office:value="93750000" calcext:value-type="float">
            <text:p>93750000</text:p>
          </table:table-cell>
          <table:table-cell office:value-type="float" office:value="-6.05326899516501" calcext:value-type="float">
            <text:p>-6.0532689952</text:p>
          </table:table-cell>
        </table:table-row>
        <table:table-row table:style-name="ro1">
          <table:table-cell office:value-type="float" office:value="94000000" calcext:value-type="float">
            <text:p>94000000</text:p>
          </table:table-cell>
          <table:table-cell office:value-type="float" office:value="-6.97416334787407" calcext:value-type="float">
            <text:p>-6.9741633479</text:p>
          </table:table-cell>
        </table:table-row>
        <table:table-row table:style-name="ro1">
          <table:table-cell office:value-type="float" office:value="94250000" calcext:value-type="float">
            <text:p>94250000</text:p>
          </table:table-cell>
          <table:table-cell office:value-type="float" office:value="-6.94477931430812" calcext:value-type="float">
            <text:p>-6.9447793143</text:p>
          </table:table-cell>
        </table:table-row>
        <table:table-row table:style-name="ro1">
          <table:table-cell office:value-type="float" office:value="94500000" calcext:value-type="float">
            <text:p>94500000</text:p>
          </table:table-cell>
          <table:table-cell office:value-type="float" office:value="-6.26519465713012" calcext:value-type="float">
            <text:p>-6.2651946571</text:p>
          </table:table-cell>
        </table:table-row>
        <table:table-row table:style-name="ro1">
          <table:table-cell office:value-type="float" office:value="94750000" calcext:value-type="float">
            <text:p>94750000</text:p>
          </table:table-cell>
          <table:table-cell office:value-type="float" office:value="-5.9256685406791" calcext:value-type="float">
            <text:p>-5.9256685407</text:p>
          </table:table-cell>
        </table:table-row>
        <table:table-row table:style-name="ro1">
          <table:table-cell office:value-type="float" office:value="95000000" calcext:value-type="float">
            <text:p>95000000</text:p>
          </table:table-cell>
          <table:table-cell office:value-type="float" office:value="-6.91952752312438" calcext:value-type="float">
            <text:p>-6.9195275231</text:p>
          </table:table-cell>
        </table:table-row>
        <table:table-row table:style-name="ro1">
          <table:table-cell office:value-type="float" office:value="95250000" calcext:value-type="float">
            <text:p>95250000</text:p>
          </table:table-cell>
          <table:table-cell office:value-type="float" office:value="-6.56591586670748" calcext:value-type="float">
            <text:p>-6.5659158667</text:p>
          </table:table-cell>
        </table:table-row>
        <table:table-row table:style-name="ro1">
          <table:table-cell office:value-type="float" office:value="95500000" calcext:value-type="float">
            <text:p>95500000</text:p>
          </table:table-cell>
          <table:table-cell office:value-type="float" office:value="-6.14009031535848" calcext:value-type="float">
            <text:p>-6.1400903154</text:p>
          </table:table-cell>
        </table:table-row>
        <table:table-row table:style-name="ro1">
          <table:table-cell office:value-type="float" office:value="95750000" calcext:value-type="float">
            <text:p>95750000</text:p>
          </table:table-cell>
          <table:table-cell office:value-type="float" office:value="-5.83437435975716" calcext:value-type="float">
            <text:p>-5.8343743598</text:p>
          </table:table-cell>
        </table:table-row>
        <table:table-row table:style-name="ro1">
          <table:table-cell office:value-type="float" office:value="96000000" calcext:value-type="float">
            <text:p>96000000</text:p>
          </table:table-cell>
          <table:table-cell office:value-type="float" office:value="-6.55893701912982" calcext:value-type="float">
            <text:p>-6.5589370191</text:p>
          </table:table-cell>
        </table:table-row>
        <table:table-row table:style-name="ro1">
          <table:table-cell office:value-type="float" office:value="96250000" calcext:value-type="float">
            <text:p>96250000</text:p>
          </table:table-cell>
          <table:table-cell office:value-type="float" office:value="-5.91388490763153" calcext:value-type="float">
            <text:p>-5.9138849076</text:p>
          </table:table-cell>
        </table:table-row>
        <table:table-row table:style-name="ro1">
          <table:table-cell office:value-type="float" office:value="96500000" calcext:value-type="float">
            <text:p>96500000</text:p>
          </table:table-cell>
          <table:table-cell office:value-type="float" office:value="-6.13252536730271" calcext:value-type="float">
            <text:p>-6.1325253673</text:p>
          </table:table-cell>
        </table:table-row>
        <table:table-row table:style-name="ro1">
          <table:table-cell office:value-type="float" office:value="96750000" calcext:value-type="float">
            <text:p>96750000</text:p>
          </table:table-cell>
          <table:table-cell office:value-type="float" office:value="-5.93521793730219" calcext:value-type="float">
            <text:p>-5.9352179373</text:p>
          </table:table-cell>
        </table:table-row>
        <table:table-row table:style-name="ro1">
          <table:table-cell office:value-type="float" office:value="97000000" calcext:value-type="float">
            <text:p>97000000</text:p>
          </table:table-cell>
          <table:table-cell office:value-type="float" office:value="-6.15307998354617" calcext:value-type="float">
            <text:p>-6.1530799835</text:p>
          </table:table-cell>
        </table:table-row>
        <table:table-row table:style-name="ro1">
          <table:table-cell office:value-type="float" office:value="97250000" calcext:value-type="float">
            <text:p>97250000</text:p>
          </table:table-cell>
          <table:table-cell office:value-type="float" office:value="-5.43067463388029" calcext:value-type="float">
            <text:p>-5.4306746339</text:p>
          </table:table-cell>
        </table:table-row>
        <table:table-row table:style-name="ro1">
          <table:table-cell office:value-type="float" office:value="97500000" calcext:value-type="float">
            <text:p>97500000</text:p>
          </table:table-cell>
          <table:table-cell office:value-type="float" office:value="-6.43263951812689" calcext:value-type="float">
            <text:p>-6.4326395181</text:p>
          </table:table-cell>
        </table:table-row>
        <table:table-row table:style-name="ro1">
          <table:table-cell office:value-type="float" office:value="97750000" calcext:value-type="float">
            <text:p>97750000</text:p>
          </table:table-cell>
          <table:table-cell office:value-type="float" office:value="-6.05998012824632" calcext:value-type="float">
            <text:p>-6.0599801282</text:p>
          </table:table-cell>
        </table:table-row>
        <table:table-row table:style-name="ro1">
          <table:table-cell office:value-type="float" office:value="98000000" calcext:value-type="float">
            <text:p>98000000</text:p>
          </table:table-cell>
          <table:table-cell office:value-type="float" office:value="-5.69674204771801" calcext:value-type="float">
            <text:p>-5.6967420477</text:p>
          </table:table-cell>
        </table:table-row>
        <table:table-row table:style-name="ro1">
          <table:table-cell office:value-type="float" office:value="98250000" calcext:value-type="float">
            <text:p>98250000</text:p>
          </table:table-cell>
          <table:table-cell office:value-type="float" office:value="-5.65435358857608" calcext:value-type="float">
            <text:p>-5.6543535886</text:p>
          </table:table-cell>
        </table:table-row>
        <table:table-row table:style-name="ro1">
          <table:table-cell office:value-type="float" office:value="98500000" calcext:value-type="float">
            <text:p>98500000</text:p>
          </table:table-cell>
          <table:table-cell office:value-type="float" office:value="-6.31062753642564" calcext:value-type="float">
            <text:p>-6.3106275364</text:p>
          </table:table-cell>
        </table:table-row>
        <table:table-row table:style-name="ro1">
          <table:table-cell office:value-type="float" office:value="98750000" calcext:value-type="float">
            <text:p>98750000</text:p>
          </table:table-cell>
          <table:table-cell office:value-type="float" office:value="-6.21592019476197" calcext:value-type="float">
            <text:p>-6.2159201948</text:p>
          </table:table-cell>
        </table:table-row>
        <table:table-row table:style-name="ro1">
          <table:table-cell office:value-type="float" office:value="99000000" calcext:value-type="float">
            <text:p>99000000</text:p>
          </table:table-cell>
          <table:table-cell office:value-type="float" office:value="-6.41823449847529" calcext:value-type="float">
            <text:p>-6.4182344985</text:p>
          </table:table-cell>
        </table:table-row>
        <table:table-row table:style-name="ro1">
          <table:table-cell office:value-type="float" office:value="99250000" calcext:value-type="float">
            <text:p>99250000</text:p>
          </table:table-cell>
          <table:table-cell office:value-type="float" office:value="-6.40379483166289" calcext:value-type="float">
            <text:p>-6.4037948317</text:p>
          </table:table-cell>
        </table:table-row>
        <table:table-row table:style-name="ro1">
          <table:table-cell office:value-type="float" office:value="99500000" calcext:value-type="float">
            <text:p>99500000</text:p>
          </table:table-cell>
          <table:table-cell office:value-type="float" office:value="-6.36251460021374" calcext:value-type="float">
            <text:p>-6.3625146002</text:p>
          </table:table-cell>
        </table:table-row>
        <table:table-row table:style-name="ro1">
          <table:table-cell office:value-type="float" office:value="99750000" calcext:value-type="float">
            <text:p>99750000</text:p>
          </table:table-cell>
          <table:table-cell office:value-type="float" office:value="-5.80351013408638" calcext:value-type="float">
            <text:p>-5.8035101341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-6.62844818025502" calcext:value-type="float">
            <text:p>-6.6284481803</text:p>
          </table:table-cell>
        </table:table-row>
        <table:table-row table:style-name="ro1">
          <table:table-cell office:value-type="float" office:value="100250000" calcext:value-type="float">
            <text:p>100250000</text:p>
          </table:table-cell>
          <table:table-cell office:value-type="float" office:value="-6.00170683340443" calcext:value-type="float">
            <text:p>-6.0017068334</text:p>
          </table:table-cell>
        </table:table-row>
        <table:table-row table:style-name="ro1">
          <table:table-cell office:value-type="float" office:value="100500000" calcext:value-type="float">
            <text:p>100500000</text:p>
          </table:table-cell>
          <table:table-cell office:value-type="float" office:value="-6.78687183710858" calcext:value-type="float">
            <text:p>-6.7868718371</text:p>
          </table:table-cell>
        </table:table-row>
        <table:table-row table:style-name="ro1">
          <table:table-cell office:value-type="float" office:value="100750000" calcext:value-type="float">
            <text:p>100750000</text:p>
          </table:table-cell>
          <table:table-cell office:value-type="float" office:value="-6.02111214805258" calcext:value-type="float">
            <text:p>-6.0211121481</text:p>
          </table:table-cell>
        </table:table-row>
        <table:table-row table:style-name="ro1">
          <table:table-cell office:value-type="float" office:value="101000000" calcext:value-type="float">
            <text:p>101000000</text:p>
          </table:table-cell>
          <table:table-cell office:value-type="float" office:value="-5.79657952496059" calcext:value-type="float">
            <text:p>-5.796579525</text:p>
          </table:table-cell>
        </table:table-row>
        <table:table-row table:style-name="ro1">
          <table:table-cell office:value-type="float" office:value="101250000" calcext:value-type="float">
            <text:p>101250000</text:p>
          </table:table-cell>
          <table:table-cell office:value-type="float" office:value="-6.48838070794006" calcext:value-type="float">
            <text:p>-6.4883807079</text:p>
          </table:table-cell>
        </table:table-row>
        <table:table-row table:style-name="ro1">
          <table:table-cell office:value-type="float" office:value="101500000" calcext:value-type="float">
            <text:p>101500000</text:p>
          </table:table-cell>
          <table:table-cell office:value-type="float" office:value="-5.8061231732561" calcext:value-type="float">
            <text:p>-5.8061231733</text:p>
          </table:table-cell>
        </table:table-row>
        <table:table-row table:style-name="ro1">
          <table:table-cell office:value-type="float" office:value="101750000" calcext:value-type="float">
            <text:p>101750000</text:p>
          </table:table-cell>
          <table:table-cell office:value-type="float" office:value="-6.88746701193306" calcext:value-type="float">
            <text:p>-6.8874670119</text:p>
          </table:table-cell>
        </table:table-row>
        <table:table-row table:style-name="ro1">
          <table:table-cell office:value-type="float" office:value="102000000" calcext:value-type="float">
            <text:p>102000000</text:p>
          </table:table-cell>
          <table:table-cell office:value-type="float" office:value="-6.81914568530371" calcext:value-type="float">
            <text:p>-6.8191456853</text:p>
          </table:table-cell>
        </table:table-row>
        <table:table-row table:style-name="ro1">
          <table:table-cell office:value-type="float" office:value="102250000" calcext:value-type="float">
            <text:p>102250000</text:p>
          </table:table-cell>
          <table:table-cell office:value-type="float" office:value="-6.55921202608836" calcext:value-type="float">
            <text:p>-6.5592120261</text:p>
          </table:table-cell>
        </table:table-row>
        <table:table-row table:style-name="ro1">
          <table:table-cell office:value-type="float" office:value="102500000" calcext:value-type="float">
            <text:p>102500000</text:p>
          </table:table-cell>
          <table:table-cell office:value-type="float" office:value="-6.86232354913718" calcext:value-type="float">
            <text:p>-6.8623235491</text:p>
          </table:table-cell>
        </table:table-row>
        <table:table-row table:style-name="ro1">
          <table:table-cell office:value-type="float" office:value="102750000" calcext:value-type="float">
            <text:p>102750000</text:p>
          </table:table-cell>
          <table:table-cell office:value-type="float" office:value="-6.76934841475495" calcext:value-type="float">
            <text:p>-6.7693484148</text:p>
          </table:table-cell>
        </table:table-row>
        <table:table-row table:style-name="ro1">
          <table:table-cell office:value-type="float" office:value="103000000" calcext:value-type="float">
            <text:p>103000000</text:p>
          </table:table-cell>
          <table:table-cell office:value-type="float" office:value="-5.93335445989767" calcext:value-type="float">
            <text:p>-5.9333544599</text:p>
          </table:table-cell>
        </table:table-row>
        <table:table-row table:style-name="ro1">
          <table:table-cell office:value-type="float" office:value="103250000" calcext:value-type="float">
            <text:p>103250000</text:p>
          </table:table-cell>
          <table:table-cell office:value-type="float" office:value="-6.78590042384109" calcext:value-type="float">
            <text:p>-6.7859004238</text:p>
          </table:table-cell>
        </table:table-row>
        <table:table-row table:style-name="ro1">
          <table:table-cell office:value-type="float" office:value="103500000" calcext:value-type="float">
            <text:p>103500000</text:p>
          </table:table-cell>
          <table:table-cell office:value-type="float" office:value="-5.98161137472713" calcext:value-type="float">
            <text:p>-5.9816113747</text:p>
          </table:table-cell>
        </table:table-row>
        <table:table-row table:style-name="ro1">
          <table:table-cell office:value-type="float" office:value="103750000" calcext:value-type="float">
            <text:p>103750000</text:p>
          </table:table-cell>
          <table:table-cell office:value-type="float" office:value="-5.44768727938" calcext:value-type="float">
            <text:p>-5.4476872794</text:p>
          </table:table-cell>
        </table:table-row>
        <table:table-row table:style-name="ro1">
          <table:table-cell office:value-type="float" office:value="104000000" calcext:value-type="float">
            <text:p>104000000</text:p>
          </table:table-cell>
          <table:table-cell office:value-type="float" office:value="-6.7389210101493" calcext:value-type="float">
            <text:p>-6.7389210101</text:p>
          </table:table-cell>
        </table:table-row>
        <table:table-row table:style-name="ro1">
          <table:table-cell office:value-type="float" office:value="104250000" calcext:value-type="float">
            <text:p>104250000</text:p>
          </table:table-cell>
          <table:table-cell office:value-type="float" office:value="-6.5992961107214" calcext:value-type="float">
            <text:p>-6.5992961107</text:p>
          </table:table-cell>
        </table:table-row>
        <table:table-row table:style-name="ro1">
          <table:table-cell office:value-type="float" office:value="104500000" calcext:value-type="float">
            <text:p>104500000</text:p>
          </table:table-cell>
          <table:table-cell office:value-type="float" office:value="-6.14119752244118" calcext:value-type="float">
            <text:p>-6.1411975224</text:p>
          </table:table-cell>
        </table:table-row>
        <table:table-row table:style-name="ro1">
          <table:table-cell office:value-type="float" office:value="104750000" calcext:value-type="float">
            <text:p>104750000</text:p>
          </table:table-cell>
          <table:table-cell office:value-type="float" office:value="-6.39041088018954" calcext:value-type="float">
            <text:p>-6.3904108802</text:p>
          </table:table-cell>
        </table:table-row>
        <table:table-row table:style-name="ro1">
          <table:table-cell office:value-type="float" office:value="105000000" calcext:value-type="float">
            <text:p>105000000</text:p>
          </table:table-cell>
          <table:table-cell office:value-type="float" office:value="-6.8375941695604" calcext:value-type="float">
            <text:p>-6.8375941696</text:p>
          </table:table-cell>
        </table:table-row>
        <table:table-row table:style-name="ro1">
          <table:table-cell office:value-type="float" office:value="105250000" calcext:value-type="float">
            <text:p>105250000</text:p>
          </table:table-cell>
          <table:table-cell office:value-type="float" office:value="-6.51767472724018" calcext:value-type="float">
            <text:p>-6.5176747272</text:p>
          </table:table-cell>
        </table:table-row>
        <table:table-row table:style-name="ro1">
          <table:table-cell office:value-type="float" office:value="105500000" calcext:value-type="float">
            <text:p>105500000</text:p>
          </table:table-cell>
          <table:table-cell office:value-type="float" office:value="-5.79057261374546" calcext:value-type="float">
            <text:p>-5.7905726137</text:p>
          </table:table-cell>
        </table:table-row>
        <table:table-row table:style-name="ro1">
          <table:table-cell office:value-type="float" office:value="105750000" calcext:value-type="float">
            <text:p>105750000</text:p>
          </table:table-cell>
          <table:table-cell office:value-type="float" office:value="-5.32036725444954" calcext:value-type="float">
            <text:p>-5.3203672544</text:p>
          </table:table-cell>
        </table:table-row>
        <table:table-row table:style-name="ro1">
          <table:table-cell office:value-type="float" office:value="106000000" calcext:value-type="float">
            <text:p>106000000</text:p>
          </table:table-cell>
          <table:table-cell office:value-type="float" office:value="-7.04053316311793" calcext:value-type="float">
            <text:p>-7.0405331631</text:p>
          </table:table-cell>
        </table:table-row>
        <table:table-row table:style-name="ro1">
          <table:table-cell office:value-type="float" office:value="106250000" calcext:value-type="float">
            <text:p>106250000</text:p>
          </table:table-cell>
          <table:table-cell office:value-type="float" office:value="-6.04048016090164" calcext:value-type="float">
            <text:p>-6.0404801609</text:p>
          </table:table-cell>
        </table:table-row>
        <table:table-row table:style-name="ro1">
          <table:table-cell office:value-type="float" office:value="106500000" calcext:value-type="float">
            <text:p>106500000</text:p>
          </table:table-cell>
          <table:table-cell office:value-type="float" office:value="-6.43350637532376" calcext:value-type="float">
            <text:p>-6.4335063753</text:p>
          </table:table-cell>
        </table:table-row>
        <table:table-row table:style-name="ro1">
          <table:table-cell office:value-type="float" office:value="106750000" calcext:value-type="float">
            <text:p>106750000</text:p>
          </table:table-cell>
          <table:table-cell office:value-type="float" office:value="-6.55287057587418" calcext:value-type="float">
            <text:p>-6.5528705759</text:p>
          </table:table-cell>
        </table:table-row>
        <table:table-row table:style-name="ro1">
          <table:table-cell office:value-type="float" office:value="107000000" calcext:value-type="float">
            <text:p>107000000</text:p>
          </table:table-cell>
          <table:table-cell office:value-type="float" office:value="-7.05972376164095" calcext:value-type="float">
            <text:p>-7.0597237616</text:p>
          </table:table-cell>
        </table:table-row>
        <table:table-row table:style-name="ro1">
          <table:table-cell office:value-type="float" office:value="107250000" calcext:value-type="float">
            <text:p>107250000</text:p>
          </table:table-cell>
          <table:table-cell office:value-type="float" office:value="-6.36707829337384" calcext:value-type="float">
            <text:p>-6.3670782934</text:p>
          </table:table-cell>
        </table:table-row>
        <table:table-row table:style-name="ro1">
          <table:table-cell office:value-type="float" office:value="107500000" calcext:value-type="float">
            <text:p>107500000</text:p>
          </table:table-cell>
          <table:table-cell office:value-type="float" office:value="-6.91109022205957" calcext:value-type="float">
            <text:p>-6.9110902221</text:p>
          </table:table-cell>
        </table:table-row>
        <table:table-row table:style-name="ro1">
          <table:table-cell office:value-type="float" office:value="107750000" calcext:value-type="float">
            <text:p>107750000</text:p>
          </table:table-cell>
          <table:table-cell office:value-type="float" office:value="-6.75809486207454" calcext:value-type="float">
            <text:p>-6.7580948621</text:p>
          </table:table-cell>
        </table:table-row>
        <table:table-row table:style-name="ro1">
          <table:table-cell office:value-type="float" office:value="108000000" calcext:value-type="float">
            <text:p>108000000</text:p>
          </table:table-cell>
          <table:table-cell office:value-type="float" office:value="-6.5150505088069" calcext:value-type="float">
            <text:p>-6.5150505088</text:p>
          </table:table-cell>
        </table:table-row>
        <table:table-row table:style-name="ro1">
          <table:table-cell office:value-type="float" office:value="108250000" calcext:value-type="float">
            <text:p>108250000</text:p>
          </table:table-cell>
          <table:table-cell office:value-type="float" office:value="-6.23717778638687" calcext:value-type="float">
            <text:p>-6.2371777864</text:p>
          </table:table-cell>
        </table:table-row>
        <table:table-row table:style-name="ro1">
          <table:table-cell office:value-type="float" office:value="108500000" calcext:value-type="float">
            <text:p>108500000</text:p>
          </table:table-cell>
          <table:table-cell office:value-type="float" office:value="-6.42758584620115" calcext:value-type="float">
            <text:p>-6.4275858462</text:p>
          </table:table-cell>
        </table:table-row>
        <table:table-row table:style-name="ro1">
          <table:table-cell office:value-type="float" office:value="108750000" calcext:value-type="float">
            <text:p>108750000</text:p>
          </table:table-cell>
          <table:table-cell office:value-type="float" office:value="-6.27659154288903" calcext:value-type="float">
            <text:p>-6.2765915429</text:p>
          </table:table-cell>
        </table:table-row>
        <table:table-row table:style-name="ro1">
          <table:table-cell office:value-type="float" office:value="109000000" calcext:value-type="float">
            <text:p>109000000</text:p>
          </table:table-cell>
          <table:table-cell office:value-type="float" office:value="-6.14161748964388" calcext:value-type="float">
            <text:p>-6.1416174896</text:p>
          </table:table-cell>
        </table:table-row>
        <table:table-row table:style-name="ro1">
          <table:table-cell office:value-type="float" office:value="109250000" calcext:value-type="float">
            <text:p>109250000</text:p>
          </table:table-cell>
          <table:table-cell office:value-type="float" office:value="-6.09362885368613" calcext:value-type="float">
            <text:p>-6.0936288537</text:p>
          </table:table-cell>
        </table:table-row>
        <table:table-row table:style-name="ro1">
          <table:table-cell office:value-type="float" office:value="109500000" calcext:value-type="float">
            <text:p>109500000</text:p>
          </table:table-cell>
          <table:table-cell office:value-type="float" office:value="-5.84890336789248" calcext:value-type="float">
            <text:p>-5.8489033679</text:p>
          </table:table-cell>
        </table:table-row>
        <table:table-row table:style-name="ro1">
          <table:table-cell office:value-type="float" office:value="109750000" calcext:value-type="float">
            <text:p>109750000</text:p>
          </table:table-cell>
          <table:table-cell office:value-type="float" office:value="-5.60371127605949" calcext:value-type="float">
            <text:p>-5.6037112761</text:p>
          </table:table-cell>
        </table:table-row>
        <table:table-row table:style-name="ro1">
          <table:table-cell office:value-type="float" office:value="110000000" calcext:value-type="float">
            <text:p>110000000</text:p>
          </table:table-cell>
          <table:table-cell office:value-type="float" office:value="-5.94874972830937" calcext:value-type="float">
            <text:p>-5.9487497283</text:p>
          </table:table-cell>
        </table:table-row>
        <table:table-row table:style-name="ro1">
          <table:table-cell office:value-type="float" office:value="110250000" calcext:value-type="float">
            <text:p>110250000</text:p>
          </table:table-cell>
          <table:table-cell office:value-type="float" office:value="-5.35341101847551" calcext:value-type="float">
            <text:p>-5.3534110185</text:p>
          </table:table-cell>
        </table:table-row>
        <table:table-row table:style-name="ro1">
          <table:table-cell office:value-type="float" office:value="110500000" calcext:value-type="float">
            <text:p>110500000</text:p>
          </table:table-cell>
          <table:table-cell office:value-type="float" office:value="-6.53110560361728" calcext:value-type="float">
            <text:p>-6.5311056036</text:p>
          </table:table-cell>
        </table:table-row>
        <table:table-row table:style-name="ro1">
          <table:table-cell office:value-type="float" office:value="110750000" calcext:value-type="float">
            <text:p>110750000</text:p>
          </table:table-cell>
          <table:table-cell office:value-type="float" office:value="-6.19739441572051" calcext:value-type="float">
            <text:p>-6.1973944157</text:p>
          </table:table-cell>
        </table:table-row>
        <table:table-row table:style-name="ro1">
          <table:table-cell office:value-type="float" office:value="111000000" calcext:value-type="float">
            <text:p>111000000</text:p>
          </table:table-cell>
          <table:table-cell office:value-type="float" office:value="-6.24666620431107" calcext:value-type="float">
            <text:p>-6.2466662043</text:p>
          </table:table-cell>
        </table:table-row>
        <table:table-row table:style-name="ro1">
          <table:table-cell office:value-type="float" office:value="111250000" calcext:value-type="float">
            <text:p>111250000</text:p>
          </table:table-cell>
          <table:table-cell office:value-type="float" office:value="-5.81222081119014" calcext:value-type="float">
            <text:p>-5.8122208112</text:p>
          </table:table-cell>
        </table:table-row>
        <table:table-row table:style-name="ro1">
          <table:table-cell office:value-type="float" office:value="111500000" calcext:value-type="float">
            <text:p>111500000</text:p>
          </table:table-cell>
          <table:table-cell office:value-type="float" office:value="-6.5953623981001" calcext:value-type="float">
            <text:p>-6.5953623981</text:p>
          </table:table-cell>
        </table:table-row>
        <table:table-row table:style-name="ro1">
          <table:table-cell office:value-type="float" office:value="111750000" calcext:value-type="float">
            <text:p>111750000</text:p>
          </table:table-cell>
          <table:table-cell office:value-type="float" office:value="-5.71675200686543" calcext:value-type="float">
            <text:p>-5.7167520069</text:p>
          </table:table-cell>
        </table:table-row>
        <table:table-row table:style-name="ro1">
          <table:table-cell office:value-type="float" office:value="112000000" calcext:value-type="float">
            <text:p>112000000</text:p>
          </table:table-cell>
          <table:table-cell office:value-type="float" office:value="-6.34520219189282" calcext:value-type="float">
            <text:p>-6.3452021919</text:p>
          </table:table-cell>
        </table:table-row>
        <table:table-row table:style-name="ro1">
          <table:table-cell office:value-type="float" office:value="112250000" calcext:value-type="float">
            <text:p>112250000</text:p>
          </table:table-cell>
          <table:table-cell office:value-type="float" office:value="-6.53654500042139" calcext:value-type="float">
            <text:p>-6.5365450004</text:p>
          </table:table-cell>
        </table:table-row>
        <table:table-row table:style-name="ro1">
          <table:table-cell office:value-type="float" office:value="112500000" calcext:value-type="float">
            <text:p>112500000</text:p>
          </table:table-cell>
          <table:table-cell office:value-type="float" office:value="-6.20253035215365" calcext:value-type="float">
            <text:p>-6.2025303522</text:p>
          </table:table-cell>
        </table:table-row>
        <table:table-row table:style-name="ro1">
          <table:table-cell office:value-type="float" office:value="112750000" calcext:value-type="float">
            <text:p>112750000</text:p>
          </table:table-cell>
          <table:table-cell office:value-type="float" office:value="-5.45950528730263" calcext:value-type="float">
            <text:p>-5.4595052873</text:p>
          </table:table-cell>
        </table:table-row>
        <table:table-row table:style-name="ro1">
          <table:table-cell office:value-type="float" office:value="113000000" calcext:value-type="float">
            <text:p>113000000</text:p>
          </table:table-cell>
          <table:table-cell office:value-type="float" office:value="-5.11440595350031" calcext:value-type="float">
            <text:p>-5.1144059535</text:p>
          </table:table-cell>
        </table:table-row>
        <table:table-row table:style-name="ro1">
          <table:table-cell office:value-type="float" office:value="113250000" calcext:value-type="float">
            <text:p>113250000</text:p>
          </table:table-cell>
          <table:table-cell office:value-type="float" office:value="-6.15256442751198" calcext:value-type="float">
            <text:p>-6.1525644275</text:p>
          </table:table-cell>
        </table:table-row>
        <table:table-row table:style-name="ro1">
          <table:table-cell office:value-type="float" office:value="113500000" calcext:value-type="float">
            <text:p>113500000</text:p>
          </table:table-cell>
          <table:table-cell office:value-type="float" office:value="-5.88682082711649" calcext:value-type="float">
            <text:p>-5.8868208271</text:p>
          </table:table-cell>
        </table:table-row>
        <table:table-row table:style-name="ro1">
          <table:table-cell office:value-type="float" office:value="113750000" calcext:value-type="float">
            <text:p>113750000</text:p>
          </table:table-cell>
          <table:table-cell office:value-type="float" office:value="-6.56682736592701" calcext:value-type="float">
            <text:p>-6.5668273659</text:p>
          </table:table-cell>
        </table:table-row>
        <table:table-row table:style-name="ro1">
          <table:table-cell office:value-type="float" office:value="114000000" calcext:value-type="float">
            <text:p>114000000</text:p>
          </table:table-cell>
          <table:table-cell office:value-type="float" office:value="-7.05318160191094" calcext:value-type="float">
            <text:p>-7.0531816019</text:p>
          </table:table-cell>
        </table:table-row>
        <table:table-row table:style-name="ro1">
          <table:table-cell office:value-type="float" office:value="114250000" calcext:value-type="float">
            <text:p>114250000</text:p>
          </table:table-cell>
          <table:table-cell office:value-type="float" office:value="-6.17411353666548" calcext:value-type="float">
            <text:p>-6.1741135367</text:p>
          </table:table-cell>
        </table:table-row>
        <table:table-row table:style-name="ro1">
          <table:table-cell office:value-type="float" office:value="114500000" calcext:value-type="float">
            <text:p>114500000</text:p>
          </table:table-cell>
          <table:table-cell office:value-type="float" office:value="-6.01496814695235" calcext:value-type="float">
            <text:p>-6.014968147</text:p>
          </table:table-cell>
        </table:table-row>
        <table:table-row table:style-name="ro1">
          <table:table-cell office:value-type="float" office:value="114750000" calcext:value-type="float">
            <text:p>114750000</text:p>
          </table:table-cell>
          <table:table-cell office:value-type="float" office:value="-6.11081846420935" calcext:value-type="float">
            <text:p>-6.1108184642</text:p>
          </table:table-cell>
        </table:table-row>
        <table:table-row table:style-name="ro1">
          <table:table-cell office:value-type="float" office:value="115000000" calcext:value-type="float">
            <text:p>115000000</text:p>
          </table:table-cell>
          <table:table-cell office:value-type="float" office:value="-5.78633219126877" calcext:value-type="float">
            <text:p>-5.7863321913</text:p>
          </table:table-cell>
        </table:table-row>
        <table:table-row table:style-name="ro1">
          <table:table-cell office:value-type="float" office:value="115250000" calcext:value-type="float">
            <text:p>115250000</text:p>
          </table:table-cell>
          <table:table-cell office:value-type="float" office:value="-5.85315665867223" calcext:value-type="float">
            <text:p>-5.8531566587</text:p>
          </table:table-cell>
        </table:table-row>
        <table:table-row table:style-name="ro1">
          <table:table-cell office:value-type="float" office:value="115500000" calcext:value-type="float">
            <text:p>115500000</text:p>
          </table:table-cell>
          <table:table-cell office:value-type="float" office:value="-5.2662377844721" calcext:value-type="float">
            <text:p>-5.2662377845</text:p>
          </table:table-cell>
        </table:table-row>
        <table:table-row table:style-name="ro1">
          <table:table-cell office:value-type="float" office:value="115750000" calcext:value-type="float">
            <text:p>115750000</text:p>
          </table:table-cell>
          <table:table-cell office:value-type="float" office:value="-6.06823298122914" calcext:value-type="float">
            <text:p>-6.0682329812</text:p>
          </table:table-cell>
        </table:table-row>
        <table:table-row table:style-name="ro1">
          <table:table-cell office:value-type="float" office:value="116000000" calcext:value-type="float">
            <text:p>116000000</text:p>
          </table:table-cell>
          <table:table-cell office:value-type="float" office:value="-6.20261989160904" calcext:value-type="float">
            <text:p>-6.2026198916</text:p>
          </table:table-cell>
        </table:table-row>
        <table:table-row table:style-name="ro1">
          <table:table-cell office:value-type="float" office:value="116250000" calcext:value-type="float">
            <text:p>116250000</text:p>
          </table:table-cell>
          <table:table-cell office:value-type="float" office:value="-6.68972182652006" calcext:value-type="float">
            <text:p>-6.6897218265</text:p>
          </table:table-cell>
        </table:table-row>
        <table:table-row table:style-name="ro1">
          <table:table-cell office:value-type="float" office:value="116500000" calcext:value-type="float">
            <text:p>116500000</text:p>
          </table:table-cell>
          <table:table-cell office:value-type="float" office:value="-5.94719605615944" calcext:value-type="float">
            <text:p>-5.9471960562</text:p>
          </table:table-cell>
        </table:table-row>
        <table:table-row table:style-name="ro1">
          <table:table-cell office:value-type="float" office:value="116750000" calcext:value-type="float">
            <text:p>116750000</text:p>
          </table:table-cell>
          <table:table-cell office:value-type="float" office:value="-6.55118713825497" calcext:value-type="float">
            <text:p>-6.5511871383</text:p>
          </table:table-cell>
        </table:table-row>
        <table:table-row table:style-name="ro1">
          <table:table-cell office:value-type="float" office:value="117000000" calcext:value-type="float">
            <text:p>117000000</text:p>
          </table:table-cell>
          <table:table-cell office:value-type="float" office:value="-6.61743471078879" calcext:value-type="float">
            <text:p>-6.6174347108</text:p>
          </table:table-cell>
        </table:table-row>
        <table:table-row table:style-name="ro1">
          <table:table-cell office:value-type="float" office:value="117250000" calcext:value-type="float">
            <text:p>117250000</text:p>
          </table:table-cell>
          <table:table-cell office:value-type="float" office:value="-6.10836563666698" calcext:value-type="float">
            <text:p>-6.1083656367</text:p>
          </table:table-cell>
        </table:table-row>
        <table:table-row table:style-name="ro1">
          <table:table-cell office:value-type="float" office:value="117500000" calcext:value-type="float">
            <text:p>117500000</text:p>
          </table:table-cell>
          <table:table-cell office:value-type="float" office:value="-5.69559428068233" calcext:value-type="float">
            <text:p>-5.6955942807</text:p>
          </table:table-cell>
        </table:table-row>
        <table:table-row table:style-name="ro1">
          <table:table-cell office:value-type="float" office:value="117750000" calcext:value-type="float">
            <text:p>117750000</text:p>
          </table:table-cell>
          <table:table-cell office:value-type="float" office:value="-5.88176635495836" calcext:value-type="float">
            <text:p>-5.881766355</text:p>
          </table:table-cell>
        </table:table-row>
        <table:table-row table:style-name="ro1">
          <table:table-cell office:value-type="float" office:value="118000000" calcext:value-type="float">
            <text:p>118000000</text:p>
          </table:table-cell>
          <table:table-cell office:value-type="float" office:value="-6.77462855985164" calcext:value-type="float">
            <text:p>-6.7746285599</text:p>
          </table:table-cell>
        </table:table-row>
        <table:table-row table:style-name="ro1">
          <table:table-cell office:value-type="float" office:value="118250000" calcext:value-type="float">
            <text:p>118250000</text:p>
          </table:table-cell>
          <table:table-cell office:value-type="float" office:value="-6.27961463973706" calcext:value-type="float">
            <text:p>-6.2796146397</text:p>
          </table:table-cell>
        </table:table-row>
        <table:table-row table:style-name="ro1">
          <table:table-cell office:value-type="float" office:value="118500000" calcext:value-type="float">
            <text:p>118500000</text:p>
          </table:table-cell>
          <table:table-cell office:value-type="float" office:value="-4.90526721844028" calcext:value-type="float">
            <text:p>-4.9052672184</text:p>
          </table:table-cell>
        </table:table-row>
        <table:table-row table:style-name="ro1">
          <table:table-cell office:value-type="float" office:value="118750000" calcext:value-type="float">
            <text:p>118750000</text:p>
          </table:table-cell>
          <table:table-cell office:value-type="float" office:value="-5.62535681954256" calcext:value-type="float">
            <text:p>-5.6253568195</text:p>
          </table:table-cell>
        </table:table-row>
        <table:table-row table:style-name="ro1">
          <table:table-cell office:value-type="float" office:value="119000000" calcext:value-type="float">
            <text:p>119000000</text:p>
          </table:table-cell>
          <table:table-cell office:value-type="float" office:value="-6.27730343985763" calcext:value-type="float">
            <text:p>-6.2773034399</text:p>
          </table:table-cell>
        </table:table-row>
        <table:table-row table:style-name="ro1">
          <table:table-cell office:value-type="float" office:value="119250000" calcext:value-type="float">
            <text:p>119250000</text:p>
          </table:table-cell>
          <table:table-cell office:value-type="float" office:value="-6.39144331677621" calcext:value-type="float">
            <text:p>-6.3914433168</text:p>
          </table:table-cell>
        </table:table-row>
        <table:table-row table:style-name="ro1">
          <table:table-cell office:value-type="float" office:value="119500000" calcext:value-type="float">
            <text:p>119500000</text:p>
          </table:table-cell>
          <table:table-cell office:value-type="float" office:value="-6.2539747153815" calcext:value-type="float">
            <text:p>-6.2539747154</text:p>
          </table:table-cell>
        </table:table-row>
        <table:table-row table:style-name="ro1">
          <table:table-cell office:value-type="float" office:value="119750000" calcext:value-type="float">
            <text:p>119750000</text:p>
          </table:table-cell>
          <table:table-cell office:value-type="float" office:value="-5.52802602136547" calcext:value-type="float">
            <text:p>-5.5280260214</text:p>
          </table:table-cell>
        </table:table-row>
        <table:table-row table:style-name="ro1">
          <table:table-cell office:value-type="float" office:value="120000000" calcext:value-type="float">
            <text:p>120000000</text:p>
          </table:table-cell>
          <table:table-cell office:value-type="float" office:value="-5.16537235931098" calcext:value-type="float">
            <text:p>-5.1653723593</text:p>
          </table:table-cell>
        </table:table-row>
        <table:table-row table:style-name="ro1">
          <table:table-cell office:value-type="float" office:value="120250000" calcext:value-type="float">
            <text:p>120250000</text:p>
          </table:table-cell>
          <table:table-cell office:value-type="float" office:value="-5.37139705452108" calcext:value-type="float">
            <text:p>-5.3713970545</text:p>
          </table:table-cell>
        </table:table-row>
        <table:table-row table:style-name="ro1">
          <table:table-cell office:value-type="float" office:value="120500000" calcext:value-type="float">
            <text:p>120500000</text:p>
          </table:table-cell>
          <table:table-cell office:value-type="float" office:value="-5.74723308398253" calcext:value-type="float">
            <text:p>-5.747233084</text:p>
          </table:table-cell>
        </table:table-row>
        <table:table-row table:style-name="ro1">
          <table:table-cell office:value-type="float" office:value="120750000" calcext:value-type="float">
            <text:p>120750000</text:p>
          </table:table-cell>
          <table:table-cell office:value-type="float" office:value="-5.22261480626296" calcext:value-type="float">
            <text:p>-5.2226148063</text:p>
          </table:table-cell>
        </table:table-row>
        <table:table-row table:style-name="ro1">
          <table:table-cell office:value-type="float" office:value="121000000" calcext:value-type="float">
            <text:p>121000000</text:p>
          </table:table-cell>
          <table:table-cell office:value-type="float" office:value="-5.86097351620952" calcext:value-type="float">
            <text:p>-5.8609735162</text:p>
          </table:table-cell>
        </table:table-row>
        <table:table-row table:style-name="ro1">
          <table:table-cell office:value-type="float" office:value="121250000" calcext:value-type="float">
            <text:p>121250000</text:p>
          </table:table-cell>
          <table:table-cell office:value-type="float" office:value="-5.64287187744689" calcext:value-type="float">
            <text:p>-5.6428718774</text:p>
          </table:table-cell>
        </table:table-row>
        <table:table-row table:style-name="ro1">
          <table:table-cell office:value-type="float" office:value="121500000" calcext:value-type="float">
            <text:p>121500000</text:p>
          </table:table-cell>
          <table:table-cell office:value-type="float" office:value="-5.4506091730728" calcext:value-type="float">
            <text:p>-5.4506091731</text:p>
          </table:table-cell>
        </table:table-row>
        <table:table-row table:style-name="ro1">
          <table:table-cell office:value-type="float" office:value="121750000" calcext:value-type="float">
            <text:p>121750000</text:p>
          </table:table-cell>
          <table:table-cell office:value-type="float" office:value="-5.72818283085478" calcext:value-type="float">
            <text:p>-5.7281828309</text:p>
          </table:table-cell>
        </table:table-row>
        <table:table-row table:style-name="ro1">
          <table:table-cell office:value-type="float" office:value="122000000" calcext:value-type="float">
            <text:p>122000000</text:p>
          </table:table-cell>
          <table:table-cell office:value-type="float" office:value="-5.28660966538355" calcext:value-type="float">
            <text:p>-5.2866096654</text:p>
          </table:table-cell>
        </table:table-row>
        <table:table-row table:style-name="ro1">
          <table:table-cell office:value-type="float" office:value="122250000" calcext:value-type="float">
            <text:p>122250000</text:p>
          </table:table-cell>
          <table:table-cell office:value-type="float" office:value="-6.23453103612625" calcext:value-type="float">
            <text:p>-6.2345310361</text:p>
          </table:table-cell>
        </table:table-row>
        <table:table-row table:style-name="ro1">
          <table:table-cell office:value-type="float" office:value="122500000" calcext:value-type="float">
            <text:p>122500000</text:p>
          </table:table-cell>
          <table:table-cell office:value-type="float" office:value="-6.19745557018601" calcext:value-type="float">
            <text:p>-6.1974555702</text:p>
          </table:table-cell>
        </table:table-row>
        <table:table-row table:style-name="ro1">
          <table:table-cell office:value-type="float" office:value="122750000" calcext:value-type="float">
            <text:p>122750000</text:p>
          </table:table-cell>
          <table:table-cell office:value-type="float" office:value="-5.46641271358314" calcext:value-type="float">
            <text:p>-5.4664127136</text:p>
          </table:table-cell>
        </table:table-row>
        <table:table-row table:style-name="ro1">
          <table:table-cell office:value-type="float" office:value="123000000" calcext:value-type="float">
            <text:p>123000000</text:p>
          </table:table-cell>
          <table:table-cell office:value-type="float" office:value="-5.82360774853974" calcext:value-type="float">
            <text:p>-5.8236077485</text:p>
          </table:table-cell>
        </table:table-row>
        <table:table-row table:style-name="ro1">
          <table:table-cell office:value-type="float" office:value="123250000" calcext:value-type="float">
            <text:p>123250000</text:p>
          </table:table-cell>
          <table:table-cell office:value-type="float" office:value="-5.8144620870586" calcext:value-type="float">
            <text:p>-5.8144620871</text:p>
          </table:table-cell>
        </table:table-row>
        <table:table-row table:style-name="ro1">
          <table:table-cell office:value-type="float" office:value="123500000" calcext:value-type="float">
            <text:p>123500000</text:p>
          </table:table-cell>
          <table:table-cell office:value-type="float" office:value="-5.14395475856303" calcext:value-type="float">
            <text:p>-5.1439547586</text:p>
          </table:table-cell>
        </table:table-row>
        <table:table-row table:style-name="ro1">
          <table:table-cell office:value-type="float" office:value="123750000" calcext:value-type="float">
            <text:p>123750000</text:p>
          </table:table-cell>
          <table:table-cell office:value-type="float" office:value="-5.21631376096942" calcext:value-type="float">
            <text:p>-5.216313761</text:p>
          </table:table-cell>
        </table:table-row>
        <table:table-row table:style-name="ro1">
          <table:table-cell office:value-type="float" office:value="124000000" calcext:value-type="float">
            <text:p>124000000</text:p>
          </table:table-cell>
          <table:table-cell office:value-type="float" office:value="-5.87693117501748" calcext:value-type="float">
            <text:p>-5.876931175</text:p>
          </table:table-cell>
        </table:table-row>
        <table:table-row table:style-name="ro1">
          <table:table-cell office:value-type="float" office:value="124250000" calcext:value-type="float">
            <text:p>124250000</text:p>
          </table:table-cell>
          <table:table-cell office:value-type="float" office:value="-5.39000843144222" calcext:value-type="float">
            <text:p>-5.3900084314</text:p>
          </table:table-cell>
        </table:table-row>
        <table:table-row table:style-name="ro1">
          <table:table-cell office:value-type="float" office:value="124500000" calcext:value-type="float">
            <text:p>124500000</text:p>
          </table:table-cell>
          <table:table-cell office:value-type="float" office:value="-5.68765962360573" calcext:value-type="float">
            <text:p>-5.6876596236</text:p>
          </table:table-cell>
        </table:table-row>
        <table:table-row table:style-name="ro1">
          <table:table-cell office:value-type="float" office:value="124750000" calcext:value-type="float">
            <text:p>124750000</text:p>
          </table:table-cell>
          <table:table-cell office:value-type="float" office:value="-5.37955228906484" calcext:value-type="float">
            <text:p>-5.3795522891</text:p>
          </table:table-cell>
        </table:table-row>
        <table:table-row table:style-name="ro1">
          <table:table-cell office:value-type="float" office:value="125000000" calcext:value-type="float">
            <text:p>125000000</text:p>
          </table:table-cell>
          <table:table-cell office:value-type="float" office:value="-5.17862457780533" calcext:value-type="float">
            <text:p>-5.1786245778</text:p>
          </table:table-cell>
        </table:table-row>
        <table:table-row table:style-name="ro1">
          <table:table-cell office:value-type="float" office:value="125250000" calcext:value-type="float">
            <text:p>125250000</text:p>
          </table:table-cell>
          <table:table-cell office:value-type="float" office:value="-5.35225977992588" calcext:value-type="float">
            <text:p>-5.3522597799</text:p>
          </table:table-cell>
        </table:table-row>
        <table:table-row table:style-name="ro1">
          <table:table-cell office:value-type="float" office:value="125500000" calcext:value-type="float">
            <text:p>125500000</text:p>
          </table:table-cell>
          <table:table-cell office:value-type="float" office:value="-5.94405690370106" calcext:value-type="float">
            <text:p>-5.9440569037</text:p>
          </table:table-cell>
        </table:table-row>
        <table:table-row table:style-name="ro1">
          <table:table-cell office:value-type="float" office:value="125750000" calcext:value-type="float">
            <text:p>125750000</text:p>
          </table:table-cell>
          <table:table-cell office:value-type="float" office:value="-5.18977754445904" calcext:value-type="float">
            <text:p>-5.1897775445</text:p>
          </table:table-cell>
        </table:table-row>
        <table:table-row table:style-name="ro1">
          <table:table-cell office:value-type="float" office:value="126000000" calcext:value-type="float">
            <text:p>126000000</text:p>
          </table:table-cell>
          <table:table-cell office:value-type="float" office:value="-5.10561606496677" calcext:value-type="float">
            <text:p>-5.105616065</text:p>
          </table:table-cell>
        </table:table-row>
        <table:table-row table:style-name="ro1">
          <table:table-cell office:value-type="float" office:value="126250000" calcext:value-type="float">
            <text:p>126250000</text:p>
          </table:table-cell>
          <table:table-cell office:value-type="float" office:value="-5.48626386742647" calcext:value-type="float">
            <text:p>-5.4862638674</text:p>
          </table:table-cell>
        </table:table-row>
        <table:table-row table:style-name="ro1">
          <table:table-cell office:value-type="float" office:value="126500000" calcext:value-type="float">
            <text:p>126500000</text:p>
          </table:table-cell>
          <table:table-cell office:value-type="float" office:value="-5.49837422514481" calcext:value-type="float">
            <text:p>-5.4983742251</text:p>
          </table:table-cell>
        </table:table-row>
        <table:table-row table:style-name="ro1">
          <table:table-cell office:value-type="float" office:value="126750000" calcext:value-type="float">
            <text:p>126750000</text:p>
          </table:table-cell>
          <table:table-cell office:value-type="float" office:value="-5.26164412781234" calcext:value-type="float">
            <text:p>-5.2616441278</text:p>
          </table:table-cell>
        </table:table-row>
        <table:table-row table:style-name="ro1">
          <table:table-cell office:value-type="float" office:value="127000000" calcext:value-type="float">
            <text:p>127000000</text:p>
          </table:table-cell>
          <table:table-cell office:value-type="float" office:value="-6.34047922096393" calcext:value-type="float">
            <text:p>-6.340479221</text:p>
          </table:table-cell>
        </table:table-row>
        <table:table-row table:style-name="ro1">
          <table:table-cell office:value-type="float" office:value="127250000" calcext:value-type="float">
            <text:p>127250000</text:p>
          </table:table-cell>
          <table:table-cell office:value-type="float" office:value="-6.20202997955534" calcext:value-type="float">
            <text:p>-6.2020299796</text:p>
          </table:table-cell>
        </table:table-row>
        <table:table-row table:style-name="ro1">
          <table:table-cell office:value-type="float" office:value="127500000" calcext:value-type="float">
            <text:p>127500000</text:p>
          </table:table-cell>
          <table:table-cell office:value-type="float" office:value="-5.45611190233804" calcext:value-type="float">
            <text:p>-5.4561119023</text:p>
          </table:table-cell>
        </table:table-row>
        <table:table-row table:style-name="ro1">
          <table:table-cell office:value-type="float" office:value="127750000" calcext:value-type="float">
            <text:p>127750000</text:p>
          </table:table-cell>
          <table:table-cell office:value-type="float" office:value="-5.2886692352617" calcext:value-type="float">
            <text:p>-5.2886692353</text:p>
          </table:table-cell>
        </table:table-row>
        <table:table-row table:style-name="ro1">
          <table:table-cell office:value-type="float" office:value="128000000" calcext:value-type="float">
            <text:p>128000000</text:p>
          </table:table-cell>
          <table:table-cell office:value-type="float" office:value="-5.4899497411986" calcext:value-type="float">
            <text:p>-5.4899497412</text:p>
          </table:table-cell>
        </table:table-row>
        <table:table-row table:style-name="ro1">
          <table:table-cell office:value-type="float" office:value="128250000" calcext:value-type="float">
            <text:p>128250000</text:p>
          </table:table-cell>
          <table:table-cell office:value-type="float" office:value="-5.49545106706187" calcext:value-type="float">
            <text:p>-5.4954510671</text:p>
          </table:table-cell>
        </table:table-row>
        <table:table-row table:style-name="ro1">
          <table:table-cell office:value-type="float" office:value="128500000" calcext:value-type="float">
            <text:p>128500000</text:p>
          </table:table-cell>
          <table:table-cell office:value-type="float" office:value="-5.60907948942461" calcext:value-type="float">
            <text:p>-5.6090794894</text:p>
          </table:table-cell>
        </table:table-row>
        <table:table-row table:style-name="ro1">
          <table:table-cell office:value-type="float" office:value="128750000" calcext:value-type="float">
            <text:p>128750000</text:p>
          </table:table-cell>
          <table:table-cell office:value-type="float" office:value="-5.33949235532879" calcext:value-type="float">
            <text:p>-5.3394923553</text:p>
          </table:table-cell>
        </table:table-row>
        <table:table-row table:style-name="ro1">
          <table:table-cell office:value-type="float" office:value="129000000" calcext:value-type="float">
            <text:p>129000000</text:p>
          </table:table-cell>
          <table:table-cell office:value-type="float" office:value="-6.21307094902294" calcext:value-type="float">
            <text:p>-6.213070949</text:p>
          </table:table-cell>
        </table:table-row>
        <table:table-row table:style-name="ro1">
          <table:table-cell office:value-type="float" office:value="129250000" calcext:value-type="float">
            <text:p>129250000</text:p>
          </table:table-cell>
          <table:table-cell office:value-type="float" office:value="-5.36178326805029" calcext:value-type="float">
            <text:p>-5.3617832681</text:p>
          </table:table-cell>
        </table:table-row>
        <table:table-row table:style-name="ro1">
          <table:table-cell office:value-type="float" office:value="129500000" calcext:value-type="float">
            <text:p>129500000</text:p>
          </table:table-cell>
          <table:table-cell office:value-type="float" office:value="-5.40186741142433" calcext:value-type="float">
            <text:p>-5.4018674114</text:p>
          </table:table-cell>
        </table:table-row>
        <table:table-row table:style-name="ro1">
          <table:table-cell office:value-type="float" office:value="129750000" calcext:value-type="float">
            <text:p>129750000</text:p>
          </table:table-cell>
          <table:table-cell office:value-type="float" office:value="-5.31989655984225" calcext:value-type="float">
            <text:p>-5.3198965598</text:p>
          </table:table-cell>
        </table:table-row>
        <table:table-row table:style-name="ro1">
          <table:table-cell office:value-type="float" office:value="130000000" calcext:value-type="float">
            <text:p>130000000</text:p>
          </table:table-cell>
          <table:table-cell office:value-type="float" office:value="-4.77679588225672" calcext:value-type="float">
            <text:p>-4.7767958823</text:p>
          </table:table-cell>
        </table:table-row>
        <table:table-row table:style-name="ro1">
          <table:table-cell office:value-type="float" office:value="130250000" calcext:value-type="float">
            <text:p>130250000</text:p>
          </table:table-cell>
          <table:table-cell office:value-type="float" office:value="-4.99074818451669" calcext:value-type="float">
            <text:p>-4.9907481845</text:p>
          </table:table-cell>
        </table:table-row>
        <table:table-row table:style-name="ro1">
          <table:table-cell office:value-type="float" office:value="130500000" calcext:value-type="float">
            <text:p>130500000</text:p>
          </table:table-cell>
          <table:table-cell office:value-type="float" office:value="-5.09225731828985" calcext:value-type="float">
            <text:p>-5.0922573183</text:p>
          </table:table-cell>
        </table:table-row>
        <table:table-row table:style-name="ro1">
          <table:table-cell office:value-type="float" office:value="130750000" calcext:value-type="float">
            <text:p>130750000</text:p>
          </table:table-cell>
          <table:table-cell office:value-type="float" office:value="-5.33724656265606" calcext:value-type="float">
            <text:p>-5.3372465627</text:p>
          </table:table-cell>
        </table:table-row>
        <table:table-row table:style-name="ro1">
          <table:table-cell office:value-type="float" office:value="131000000" calcext:value-type="float">
            <text:p>131000000</text:p>
          </table:table-cell>
          <table:table-cell office:value-type="float" office:value="-4.47988275885464" calcext:value-type="float">
            <text:p>-4.4798827589</text:p>
          </table:table-cell>
        </table:table-row>
        <table:table-row table:style-name="ro1">
          <table:table-cell office:value-type="float" office:value="131250000" calcext:value-type="float">
            <text:p>131250000</text:p>
          </table:table-cell>
          <table:table-cell office:value-type="float" office:value="-4.53406968183948" calcext:value-type="float">
            <text:p>-4.5340696818</text:p>
          </table:table-cell>
        </table:table-row>
        <table:table-row table:style-name="ro1">
          <table:table-cell office:value-type="float" office:value="131500000" calcext:value-type="float">
            <text:p>131500000</text:p>
          </table:table-cell>
          <table:table-cell office:value-type="float" office:value="-4.86982424179685" calcext:value-type="float">
            <text:p>-4.8698242418</text:p>
          </table:table-cell>
        </table:table-row>
        <table:table-row table:style-name="ro1">
          <table:table-cell office:value-type="float" office:value="131750000" calcext:value-type="float">
            <text:p>131750000</text:p>
          </table:table-cell>
          <table:table-cell office:value-type="float" office:value="-5.90505144166005" calcext:value-type="float">
            <text:p>-5.9050514417</text:p>
          </table:table-cell>
        </table:table-row>
        <table:table-row table:style-name="ro1">
          <table:table-cell office:value-type="float" office:value="132000000" calcext:value-type="float">
            <text:p>132000000</text:p>
          </table:table-cell>
          <table:table-cell office:value-type="float" office:value="-4.37510712770406" calcext:value-type="float">
            <text:p>-4.3751071277</text:p>
          </table:table-cell>
        </table:table-row>
        <table:table-row table:style-name="ro1">
          <table:table-cell office:value-type="float" office:value="132250000" calcext:value-type="float">
            <text:p>132250000</text:p>
          </table:table-cell>
          <table:table-cell office:value-type="float" office:value="-5.16330585470305" calcext:value-type="float">
            <text:p>-5.1633058547</text:p>
          </table:table-cell>
        </table:table-row>
        <table:table-row table:style-name="ro1">
          <table:table-cell office:value-type="float" office:value="132500000" calcext:value-type="float">
            <text:p>132500000</text:p>
          </table:table-cell>
          <table:table-cell office:value-type="float" office:value="-4.90744912345371" calcext:value-type="float">
            <text:p>-4.9074491235</text:p>
          </table:table-cell>
        </table:table-row>
        <table:table-row table:style-name="ro1">
          <table:table-cell office:value-type="float" office:value="132750000" calcext:value-type="float">
            <text:p>132750000</text:p>
          </table:table-cell>
          <table:table-cell office:value-type="float" office:value="-5.50787663389451" calcext:value-type="float">
            <text:p>-5.5078766339</text:p>
          </table:table-cell>
        </table:table-row>
        <table:table-row table:style-name="ro1">
          <table:table-cell office:value-type="float" office:value="133000000" calcext:value-type="float">
            <text:p>133000000</text:p>
          </table:table-cell>
          <table:table-cell office:value-type="float" office:value="-5.49315971383513" calcext:value-type="float">
            <text:p>-5.4931597138</text:p>
          </table:table-cell>
        </table:table-row>
        <table:table-row table:style-name="ro1">
          <table:table-cell office:value-type="float" office:value="133250000" calcext:value-type="float">
            <text:p>133250000</text:p>
          </table:table-cell>
          <table:table-cell office:value-type="float" office:value="-5.69341329061838" calcext:value-type="float">
            <text:p>-5.6934132906</text:p>
          </table:table-cell>
        </table:table-row>
        <table:table-row table:style-name="ro1">
          <table:table-cell office:value-type="float" office:value="133500000" calcext:value-type="float">
            <text:p>133500000</text:p>
          </table:table-cell>
          <table:table-cell office:value-type="float" office:value="-5.18969386398462" calcext:value-type="float">
            <text:p>-5.189693864</text:p>
          </table:table-cell>
        </table:table-row>
        <table:table-row table:style-name="ro1">
          <table:table-cell office:value-type="float" office:value="133750000" calcext:value-type="float">
            <text:p>133750000</text:p>
          </table:table-cell>
          <table:table-cell office:value-type="float" office:value="-5.06888861674462" calcext:value-type="float">
            <text:p>-5.0688886167</text:p>
          </table:table-cell>
        </table:table-row>
        <table:table-row table:style-name="ro1">
          <table:table-cell office:value-type="float" office:value="134000000" calcext:value-type="float">
            <text:p>134000000</text:p>
          </table:table-cell>
          <table:table-cell office:value-type="float" office:value="-5.56289265250547" calcext:value-type="float">
            <text:p>-5.5628926525</text:p>
          </table:table-cell>
        </table:table-row>
        <table:table-row table:style-name="ro1">
          <table:table-cell office:value-type="float" office:value="134250000" calcext:value-type="float">
            <text:p>134250000</text:p>
          </table:table-cell>
          <table:table-cell office:value-type="float" office:value="-4.51473845583829" calcext:value-type="float">
            <text:p>-4.5147384558</text:p>
          </table:table-cell>
        </table:table-row>
        <table:table-row table:style-name="ro1">
          <table:table-cell office:value-type="float" office:value="134500000" calcext:value-type="float">
            <text:p>134500000</text:p>
          </table:table-cell>
          <table:table-cell office:value-type="float" office:value="-4.54660168703388" calcext:value-type="float">
            <text:p>-4.546601687</text:p>
          </table:table-cell>
        </table:table-row>
        <table:table-row table:style-name="ro1">
          <table:table-cell office:value-type="float" office:value="134750000" calcext:value-type="float">
            <text:p>134750000</text:p>
          </table:table-cell>
          <table:table-cell office:value-type="float" office:value="-4.8898654749543" calcext:value-type="float">
            <text:p>-4.889865475</text:p>
          </table:table-cell>
        </table:table-row>
        <table:table-row table:style-name="ro1">
          <table:table-cell office:value-type="float" office:value="135000000" calcext:value-type="float">
            <text:p>135000000</text:p>
          </table:table-cell>
          <table:table-cell office:value-type="float" office:value="-5.10021417721097" calcext:value-type="float">
            <text:p>-5.1002141772</text:p>
          </table:table-cell>
        </table:table-row>
        <table:table-row table:style-name="ro1">
          <table:table-cell office:value-type="float" office:value="135250000" calcext:value-type="float">
            <text:p>135250000</text:p>
          </table:table-cell>
          <table:table-cell office:value-type="float" office:value="-4.92181245854914" calcext:value-type="float">
            <text:p>-4.9218124585</text:p>
          </table:table-cell>
        </table:table-row>
        <table:table-row table:style-name="ro1">
          <table:table-cell office:value-type="float" office:value="135500000" calcext:value-type="float">
            <text:p>135500000</text:p>
          </table:table-cell>
          <table:table-cell office:value-type="float" office:value="-4.9018583277687" calcext:value-type="float">
            <text:p>-4.9018583278</text:p>
          </table:table-cell>
        </table:table-row>
        <table:table-row table:style-name="ro1">
          <table:table-cell office:value-type="float" office:value="135750000" calcext:value-type="float">
            <text:p>135750000</text:p>
          </table:table-cell>
          <table:table-cell office:value-type="float" office:value="-5.60460226551468" calcext:value-type="float">
            <text:p>-5.6046022655</text:p>
          </table:table-cell>
        </table:table-row>
        <table:table-row table:style-name="ro1">
          <table:table-cell office:value-type="float" office:value="136000000" calcext:value-type="float">
            <text:p>136000000</text:p>
          </table:table-cell>
          <table:table-cell office:value-type="float" office:value="-5.35350964534015" calcext:value-type="float">
            <text:p>-5.3535096453</text:p>
          </table:table-cell>
        </table:table-row>
        <table:table-row table:style-name="ro1">
          <table:table-cell office:value-type="float" office:value="136250000" calcext:value-type="float">
            <text:p>136250000</text:p>
          </table:table-cell>
          <table:table-cell office:value-type="float" office:value="-4.88568274379543" calcext:value-type="float">
            <text:p>-4.8856827438</text:p>
          </table:table-cell>
        </table:table-row>
        <table:table-row table:style-name="ro1">
          <table:table-cell office:value-type="float" office:value="136500000" calcext:value-type="float">
            <text:p>136500000</text:p>
          </table:table-cell>
          <table:table-cell office:value-type="float" office:value="-4.79688009720003" calcext:value-type="float">
            <text:p>-4.7968800972</text:p>
          </table:table-cell>
        </table:table-row>
        <table:table-row table:style-name="ro1">
          <table:table-cell office:value-type="float" office:value="136750000" calcext:value-type="float">
            <text:p>136750000</text:p>
          </table:table-cell>
          <table:table-cell office:value-type="float" office:value="-5.26209859853594" calcext:value-type="float">
            <text:p>-5.2620985985</text:p>
          </table:table-cell>
        </table:table-row>
        <table:table-row table:style-name="ro1">
          <table:table-cell office:value-type="float" office:value="137000000" calcext:value-type="float">
            <text:p>137000000</text:p>
          </table:table-cell>
          <table:table-cell office:value-type="float" office:value="-5.15131119670884" calcext:value-type="float">
            <text:p>-5.1513111967</text:p>
          </table:table-cell>
        </table:table-row>
        <table:table-row table:style-name="ro1">
          <table:table-cell office:value-type="float" office:value="137250000" calcext:value-type="float">
            <text:p>137250000</text:p>
          </table:table-cell>
          <table:table-cell office:value-type="float" office:value="-5.03321527355649" calcext:value-type="float">
            <text:p>-5.0332152736</text:p>
          </table:table-cell>
        </table:table-row>
        <table:table-row table:style-name="ro1">
          <table:table-cell office:value-type="float" office:value="137500000" calcext:value-type="float">
            <text:p>137500000</text:p>
          </table:table-cell>
          <table:table-cell office:value-type="float" office:value="-4.92278599285911" calcext:value-type="float">
            <text:p>-4.9227859929</text:p>
          </table:table-cell>
        </table:table-row>
        <table:table-row table:style-name="ro1">
          <table:table-cell office:value-type="float" office:value="137750000" calcext:value-type="float">
            <text:p>137750000</text:p>
          </table:table-cell>
          <table:table-cell office:value-type="float" office:value="-4.70733265322276" calcext:value-type="float">
            <text:p>-4.7073326532</text:p>
          </table:table-cell>
        </table:table-row>
        <table:table-row table:style-name="ro1">
          <table:table-cell office:value-type="float" office:value="138000000" calcext:value-type="float">
            <text:p>138000000</text:p>
          </table:table-cell>
          <table:table-cell office:value-type="float" office:value="-5.0914644389812" calcext:value-type="float">
            <text:p>-5.091464439</text:p>
          </table:table-cell>
        </table:table-row>
        <table:table-row table:style-name="ro1">
          <table:table-cell office:value-type="float" office:value="138250000" calcext:value-type="float">
            <text:p>138250000</text:p>
          </table:table-cell>
          <table:table-cell office:value-type="float" office:value="-5.55106876701073" calcext:value-type="float">
            <text:p>-5.551068767</text:p>
          </table:table-cell>
        </table:table-row>
        <table:table-row table:style-name="ro1">
          <table:table-cell office:value-type="float" office:value="138500000" calcext:value-type="float">
            <text:p>138500000</text:p>
          </table:table-cell>
          <table:table-cell office:value-type="float" office:value="-4.70046501817686" calcext:value-type="float">
            <text:p>-4.7004650182</text:p>
          </table:table-cell>
        </table:table-row>
        <table:table-row table:style-name="ro1">
          <table:table-cell office:value-type="float" office:value="138750000" calcext:value-type="float">
            <text:p>138750000</text:p>
          </table:table-cell>
          <table:table-cell office:value-type="float" office:value="-4.99719240001094" calcext:value-type="float">
            <text:p>-4.9971924</text:p>
          </table:table-cell>
        </table:table-row>
        <table:table-row table:style-name="ro1">
          <table:table-cell office:value-type="float" office:value="139000000" calcext:value-type="float">
            <text:p>139000000</text:p>
          </table:table-cell>
          <table:table-cell office:value-type="float" office:value="-4.8999841709269" calcext:value-type="float">
            <text:p>-4.8999841709</text:p>
          </table:table-cell>
        </table:table-row>
        <table:table-row table:style-name="ro1">
          <table:table-cell office:value-type="float" office:value="139250000" calcext:value-type="float">
            <text:p>139250000</text:p>
          </table:table-cell>
          <table:table-cell office:value-type="float" office:value="-5.62801685514581" calcext:value-type="float">
            <text:p>-5.6280168551</text:p>
          </table:table-cell>
        </table:table-row>
        <table:table-row table:style-name="ro1">
          <table:table-cell office:value-type="float" office:value="139500000" calcext:value-type="float">
            <text:p>139500000</text:p>
          </table:table-cell>
          <table:table-cell office:value-type="float" office:value="-4.93545077888171" calcext:value-type="float">
            <text:p>-4.9354507789</text:p>
          </table:table-cell>
        </table:table-row>
        <table:table-row table:style-name="ro1">
          <table:table-cell office:value-type="float" office:value="139750000" calcext:value-type="float">
            <text:p>139750000</text:p>
          </table:table-cell>
          <table:table-cell office:value-type="float" office:value="-4.6419823589445" calcext:value-type="float">
            <text:p>-4.6419823589</text:p>
          </table:table-cell>
        </table:table-row>
        <table:table-row table:style-name="ro1">
          <table:table-cell office:value-type="float" office:value="140000000" calcext:value-type="float">
            <text:p>140000000</text:p>
          </table:table-cell>
          <table:table-cell office:value-type="float" office:value="-4.95422150011407" calcext:value-type="float">
            <text:p>-4.9542215001</text:p>
          </table:table-cell>
        </table:table-row>
        <table:table-row table:style-name="ro1">
          <table:table-cell office:value-type="float" office:value="140250000" calcext:value-type="float">
            <text:p>140250000</text:p>
          </table:table-cell>
          <table:table-cell office:value-type="float" office:value="-4.98958153043916" calcext:value-type="float">
            <text:p>-4.9895815304</text:p>
          </table:table-cell>
        </table:table-row>
        <table:table-row table:style-name="ro1">
          <table:table-cell office:value-type="float" office:value="140500000" calcext:value-type="float">
            <text:p>140500000</text:p>
          </table:table-cell>
          <table:table-cell office:value-type="float" office:value="-5.20450783750438" calcext:value-type="float">
            <text:p>-5.2045078375</text:p>
          </table:table-cell>
        </table:table-row>
        <table:table-row table:style-name="ro1">
          <table:table-cell office:value-type="float" office:value="140750000" calcext:value-type="float">
            <text:p>140750000</text:p>
          </table:table-cell>
          <table:table-cell office:value-type="float" office:value="-4.99483426835797" calcext:value-type="float">
            <text:p>-4.9948342684</text:p>
          </table:table-cell>
        </table:table-row>
        <table:table-row table:style-name="ro1">
          <table:table-cell office:value-type="float" office:value="141000000" calcext:value-type="float">
            <text:p>141000000</text:p>
          </table:table-cell>
          <table:table-cell office:value-type="float" office:value="-5.06230029760314" calcext:value-type="float">
            <text:p>-5.0623002976</text:p>
          </table:table-cell>
        </table:table-row>
        <table:table-row table:style-name="ro1">
          <table:table-cell office:value-type="float" office:value="141250000" calcext:value-type="float">
            <text:p>141250000</text:p>
          </table:table-cell>
          <table:table-cell office:value-type="float" office:value="-4.67613426818977" calcext:value-type="float">
            <text:p>-4.6761342682</text:p>
          </table:table-cell>
        </table:table-row>
        <table:table-row table:style-name="ro1">
          <table:table-cell office:value-type="float" office:value="141500000" calcext:value-type="float">
            <text:p>141500000</text:p>
          </table:table-cell>
          <table:table-cell office:value-type="float" office:value="-4.82607968650455" calcext:value-type="float">
            <text:p>-4.8260796865</text:p>
          </table:table-cell>
        </table:table-row>
        <table:table-row table:style-name="ro1">
          <table:table-cell office:value-type="float" office:value="141750000" calcext:value-type="float">
            <text:p>141750000</text:p>
          </table:table-cell>
          <table:table-cell office:value-type="float" office:value="-4.57740143247934" calcext:value-type="float">
            <text:p>-4.5774014325</text:p>
          </table:table-cell>
        </table:table-row>
        <table:table-row table:style-name="ro1">
          <table:table-cell office:value-type="float" office:value="142000000" calcext:value-type="float">
            <text:p>142000000</text:p>
          </table:table-cell>
          <table:table-cell office:value-type="float" office:value="-5.36054358438025" calcext:value-type="float">
            <text:p>-5.3605435844</text:p>
          </table:table-cell>
        </table:table-row>
        <table:table-row table:style-name="ro1">
          <table:table-cell office:value-type="float" office:value="142250000" calcext:value-type="float">
            <text:p>142250000</text:p>
          </table:table-cell>
          <table:table-cell office:value-type="float" office:value="-5.07215264385013" calcext:value-type="float">
            <text:p>-5.0721526439</text:p>
          </table:table-cell>
        </table:table-row>
        <table:table-row table:style-name="ro1">
          <table:table-cell office:value-type="float" office:value="142500000" calcext:value-type="float">
            <text:p>142500000</text:p>
          </table:table-cell>
          <table:table-cell office:value-type="float" office:value="-4.18003538452982" calcext:value-type="float">
            <text:p>-4.1800353845</text:p>
          </table:table-cell>
        </table:table-row>
        <table:table-row table:style-name="ro1">
          <table:table-cell office:value-type="float" office:value="142750000" calcext:value-type="float">
            <text:p>142750000</text:p>
          </table:table-cell>
          <table:table-cell office:value-type="float" office:value="-4.0851525428532" calcext:value-type="float">
            <text:p>-4.0851525429</text:p>
          </table:table-cell>
        </table:table-row>
        <table:table-row table:style-name="ro1">
          <table:table-cell office:value-type="float" office:value="143000000" calcext:value-type="float">
            <text:p>143000000</text:p>
          </table:table-cell>
          <table:table-cell office:value-type="float" office:value="-5.35761250436877" calcext:value-type="float">
            <text:p>-5.3576125044</text:p>
          </table:table-cell>
        </table:table-row>
        <table:table-row table:style-name="ro1">
          <table:table-cell office:value-type="float" office:value="143250000" calcext:value-type="float">
            <text:p>143250000</text:p>
          </table:table-cell>
          <table:table-cell office:value-type="float" office:value="-4.44115629704271" calcext:value-type="float">
            <text:p>-4.441156297</text:p>
          </table:table-cell>
        </table:table-row>
        <table:table-row table:style-name="ro1">
          <table:table-cell office:value-type="float" office:value="143500000" calcext:value-type="float">
            <text:p>143500000</text:p>
          </table:table-cell>
          <table:table-cell office:value-type="float" office:value="-4.92149036300117" calcext:value-type="float">
            <text:p>-4.921490363</text:p>
          </table:table-cell>
        </table:table-row>
        <table:table-row table:style-name="ro1">
          <table:table-cell office:value-type="float" office:value="143750000" calcext:value-type="float">
            <text:p>143750000</text:p>
          </table:table-cell>
          <table:table-cell office:value-type="float" office:value="-5.07681078097177" calcext:value-type="float">
            <text:p>-5.076810781</text:p>
          </table:table-cell>
        </table:table-row>
        <table:table-row table:style-name="ro1">
          <table:table-cell office:value-type="float" office:value="144000000" calcext:value-type="float">
            <text:p>144000000</text:p>
          </table:table-cell>
          <table:table-cell office:value-type="float" office:value="-5.13881031049516" calcext:value-type="float">
            <text:p>-5.1388103105</text:p>
          </table:table-cell>
        </table:table-row>
        <table:table-row table:style-name="ro1">
          <table:table-cell office:value-type="float" office:value="144250000" calcext:value-type="float">
            <text:p>144250000</text:p>
          </table:table-cell>
          <table:table-cell office:value-type="float" office:value="-5.441806305909" calcext:value-type="float">
            <text:p>-5.4418063059</text:p>
          </table:table-cell>
        </table:table-row>
        <table:table-row table:style-name="ro1">
          <table:table-cell office:value-type="float" office:value="144500000" calcext:value-type="float">
            <text:p>144500000</text:p>
          </table:table-cell>
          <table:table-cell office:value-type="float" office:value="-4.94603469177655" calcext:value-type="float">
            <text:p>-4.9460346918</text:p>
          </table:table-cell>
        </table:table-row>
        <table:table-row table:style-name="ro1">
          <table:table-cell office:value-type="float" office:value="144750000" calcext:value-type="float">
            <text:p>144750000</text:p>
          </table:table-cell>
          <table:table-cell office:value-type="float" office:value="-4.7572157879015" calcext:value-type="float">
            <text:p>-4.7572157879</text:p>
          </table:table-cell>
        </table:table-row>
        <table:table-row table:style-name="ro1">
          <table:table-cell office:value-type="float" office:value="145000000" calcext:value-type="float">
            <text:p>145000000</text:p>
          </table:table-cell>
          <table:table-cell office:value-type="float" office:value="-4.43178776668642" calcext:value-type="float">
            <text:p>-4.4317877667</text:p>
          </table:table-cell>
        </table:table-row>
        <table:table-row table:style-name="ro1">
          <table:table-cell office:value-type="float" office:value="145250000" calcext:value-type="float">
            <text:p>145250000</text:p>
          </table:table-cell>
          <table:table-cell office:value-type="float" office:value="-5.19082259092264" calcext:value-type="float">
            <text:p>-5.1908225909</text:p>
          </table:table-cell>
        </table:table-row>
        <table:table-row table:style-name="ro1">
          <table:table-cell office:value-type="float" office:value="145500000" calcext:value-type="float">
            <text:p>145500000</text:p>
          </table:table-cell>
          <table:table-cell office:value-type="float" office:value="-5.05306891095087" calcext:value-type="float">
            <text:p>-5.053068911</text:p>
          </table:table-cell>
        </table:table-row>
        <table:table-row table:style-name="ro1">
          <table:table-cell office:value-type="float" office:value="145750000" calcext:value-type="float">
            <text:p>145750000</text:p>
          </table:table-cell>
          <table:table-cell office:value-type="float" office:value="-5.00717951295337" calcext:value-type="float">
            <text:p>-5.007179513</text:p>
          </table:table-cell>
        </table:table-row>
        <table:table-row table:style-name="ro1">
          <table:table-cell office:value-type="float" office:value="146000000" calcext:value-type="float">
            <text:p>146000000</text:p>
          </table:table-cell>
          <table:table-cell office:value-type="float" office:value="-4.5688770438241" calcext:value-type="float">
            <text:p>-4.5688770438</text:p>
          </table:table-cell>
        </table:table-row>
        <table:table-row table:style-name="ro1">
          <table:table-cell office:value-type="float" office:value="146250000" calcext:value-type="float">
            <text:p>146250000</text:p>
          </table:table-cell>
          <table:table-cell office:value-type="float" office:value="-4.25056368648145" calcext:value-type="float">
            <text:p>-4.2505636865</text:p>
          </table:table-cell>
        </table:table-row>
        <table:table-row table:style-name="ro1">
          <table:table-cell office:value-type="float" office:value="146500000" calcext:value-type="float">
            <text:p>146500000</text:p>
          </table:table-cell>
          <table:table-cell office:value-type="float" office:value="-4.83121742038138" calcext:value-type="float">
            <text:p>-4.8312174204</text:p>
          </table:table-cell>
        </table:table-row>
        <table:table-row table:style-name="ro1">
          <table:table-cell office:value-type="float" office:value="146750000" calcext:value-type="float">
            <text:p>146750000</text:p>
          </table:table-cell>
          <table:table-cell office:value-type="float" office:value="-4.39283515758247" calcext:value-type="float">
            <text:p>-4.3928351576</text:p>
          </table:table-cell>
        </table:table-row>
        <table:table-row table:style-name="ro1">
          <table:table-cell office:value-type="float" office:value="147000000" calcext:value-type="float">
            <text:p>147000000</text:p>
          </table:table-cell>
          <table:table-cell office:value-type="float" office:value="-4.82354233216514" calcext:value-type="float">
            <text:p>-4.8235423322</text:p>
          </table:table-cell>
        </table:table-row>
        <table:table-row table:style-name="ro1">
          <table:table-cell office:value-type="float" office:value="147250000" calcext:value-type="float">
            <text:p>147250000</text:p>
          </table:table-cell>
          <table:table-cell office:value-type="float" office:value="-5.05262723691923" calcext:value-type="float">
            <text:p>-5.0526272369</text:p>
          </table:table-cell>
        </table:table-row>
        <table:table-row table:style-name="ro1">
          <table:table-cell office:value-type="float" office:value="147500000" calcext:value-type="float">
            <text:p>147500000</text:p>
          </table:table-cell>
          <table:table-cell office:value-type="float" office:value="-4.90181533411529" calcext:value-type="float">
            <text:p>-4.9018153341</text:p>
          </table:table-cell>
        </table:table-row>
        <table:table-row table:style-name="ro1">
          <table:table-cell office:value-type="float" office:value="147750000" calcext:value-type="float">
            <text:p>147750000</text:p>
          </table:table-cell>
          <table:table-cell office:value-type="float" office:value="-5.02478141443113" calcext:value-type="float">
            <text:p>-5.0247814144</text:p>
          </table:table-cell>
        </table:table-row>
        <table:table-row table:style-name="ro1">
          <table:table-cell office:value-type="float" office:value="148000000" calcext:value-type="float">
            <text:p>148000000</text:p>
          </table:table-cell>
          <table:table-cell office:value-type="float" office:value="-4.26238016399205" calcext:value-type="float">
            <text:p>-4.262380164</text:p>
          </table:table-cell>
        </table:table-row>
        <table:table-row table:style-name="ro1">
          <table:table-cell office:value-type="float" office:value="148250000" calcext:value-type="float">
            <text:p>148250000</text:p>
          </table:table-cell>
          <table:table-cell office:value-type="float" office:value="-4.77476435425644" calcext:value-type="float">
            <text:p>-4.7747643543</text:p>
          </table:table-cell>
        </table:table-row>
        <table:table-row table:style-name="ro1">
          <table:table-cell office:value-type="float" office:value="148500000" calcext:value-type="float">
            <text:p>148500000</text:p>
          </table:table-cell>
          <table:table-cell office:value-type="float" office:value="-4.92773224099812" calcext:value-type="float">
            <text:p>-4.927732241</text:p>
          </table:table-cell>
        </table:table-row>
        <table:table-row table:style-name="ro1">
          <table:table-cell office:value-type="float" office:value="148750000" calcext:value-type="float">
            <text:p>148750000</text:p>
          </table:table-cell>
          <table:table-cell office:value-type="float" office:value="-4.6641988333528" calcext:value-type="float">
            <text:p>-4.6641988334</text:p>
          </table:table-cell>
        </table:table-row>
        <table:table-row table:style-name="ro1">
          <table:table-cell office:value-type="float" office:value="149000000" calcext:value-type="float">
            <text:p>149000000</text:p>
          </table:table-cell>
          <table:table-cell office:value-type="float" office:value="-4.50327791228066" calcext:value-type="float">
            <text:p>-4.5032779123</text:p>
          </table:table-cell>
        </table:table-row>
        <table:table-row table:style-name="ro1">
          <table:table-cell office:value-type="float" office:value="149250000" calcext:value-type="float">
            <text:p>149250000</text:p>
          </table:table-cell>
          <table:table-cell office:value-type="float" office:value="-4.49399458467514" calcext:value-type="float">
            <text:p>-4.4939945847</text:p>
          </table:table-cell>
        </table:table-row>
        <table:table-row table:style-name="ro1">
          <table:table-cell office:value-type="float" office:value="149500000" calcext:value-type="float">
            <text:p>149500000</text:p>
          </table:table-cell>
          <table:table-cell office:value-type="float" office:value="-4.56206206221414" calcext:value-type="float">
            <text:p>-4.5620620622</text:p>
          </table:table-cell>
        </table:table-row>
        <table:table-row table:style-name="ro1">
          <table:table-cell office:value-type="float" office:value="149750000" calcext:value-type="float">
            <text:p>149750000</text:p>
          </table:table-cell>
          <table:table-cell office:value-type="float" office:value="-4.75547563227581" calcext:value-type="float">
            <text:p>-4.7554756323</text:p>
          </table:table-cell>
        </table:table-row>
        <table:table-row table:style-name="ro1">
          <table:table-cell office:value-type="float" office:value="150000000" calcext:value-type="float">
            <text:p>150000000</text:p>
          </table:table-cell>
          <table:table-cell office:value-type="float" office:value="-4.53706164589018" calcext:value-type="float">
            <text:p>-4.5370616459</text:p>
          </table:table-cell>
        </table:table-row>
        <table:table-row table:style-name="ro1">
          <table:table-cell office:value-type="float" office:value="150250000" calcext:value-type="float">
            <text:p>150250000</text:p>
          </table:table-cell>
          <table:table-cell office:value-type="float" office:value="-4.53416148230022" calcext:value-type="float">
            <text:p>-4.5341614823</text:p>
          </table:table-cell>
        </table:table-row>
        <table:table-row table:style-name="ro1">
          <table:table-cell office:value-type="float" office:value="150500000" calcext:value-type="float">
            <text:p>150500000</text:p>
          </table:table-cell>
          <table:table-cell office:value-type="float" office:value="-5.24051022509231" calcext:value-type="float">
            <text:p>-5.2405102251</text:p>
          </table:table-cell>
        </table:table-row>
        <table:table-row table:style-name="ro1">
          <table:table-cell office:value-type="string" calcext:value-type="string">
            <text:p>END</text:p>
          </table:table-cell>
          <table:table-cell/>
        </table:table-row>
      </table:table>
      <table:table table:name="Active_Balun_SN001_S11_VSWR" table:style-name="ta1"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! FILETYPE CSV</text:p>
          </table:table-cell>
          <table:table-cell/>
        </table:table-row>
        <table:table-row table:style-name="ro1">
          <table:table-cell office:value-type="string" calcext:value-type="string">
            <text:p>! VERSION 2.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! TIMESTAMP Tuesday</text:p>
          </table:table-cell>
          <table:table-cell office:value-type="string" calcext:value-type="string">
            <text:p><text:s/>07 July 2020 21:19:55</text:p>
          </table:table-cell>
        </table:table-row>
        <table:table-row table:style-name="ro1">
          <table:table-cell office:value-type="string" calcext:value-type="string">
            <text:p>! TIMEZONE </text:p>
          </table:table-cell>
          <table:table-cell/>
        </table:table-row>
        <table:table-row table:style-name="ro1">
          <table:table-cell office:value-type="string" calcext:value-type="string">
            <text:p>! NAME Keysight Technologies</text:p>
          </table:table-cell>
          <table:table-cell/>
        </table:table-row>
        <table:table-row table:style-name="ro1">
          <table:table-cell office:value-type="string" calcext:value-type="string">
            <text:p>! MODEL N9926A</text:p>
          </table:table-cell>
          <table:table-cell/>
        </table:table-row>
        <table:table-row table:style-name="ro1">
          <table:table-cell office:value-type="string" calcext:value-type="string">
            <text:p>! SERIAL MY57271140</text:p>
          </table:table-cell>
          <table:table-cell/>
        </table:table-row>
        <table:table-row table:style-name="ro1">
          <table:table-cell office:value-type="string" calcext:value-type="string">
            <text:p>! FIRMWARE_VERSION A.10.18</text:p>
          </table:table-cell>
          <table:table-cell/>
        </table:table-row>
        <table:table-row table:style-name="ro1">
          <table:table-cell office:value-type="string" calcext:value-type="string">
            <text:p>! VF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! Media</text:p>
          </table:table-cell>
          <table:table-cell office:value-type="string" calcext:value-type="string">
            <text:p><text:s/>Coax</text:p>
          </table:table-cell>
        </table:table-row>
        <table:table-row table:style-name="ro1">
          <table:table-cell office:value-type="string" calcext:value-type="string">
            <text:p>! IF_BW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! Output_Power_Mode</text:p>
          </table:table-cell>
          <table:table-cell office:value-type="string" calcext:value-type="string">
            <text:p><text:s/>MAN</text:p>
          </table:table-cell>
        </table:table-row>
        <table:table-row table:style-name="ro1">
          <table:table-cell office:value-type="string" calcext:value-type="string">
            <text:p>! Output_Power_Level</text:p>
          </table:table-cell>
          <table:table-cell office:value-type="float" office:value="-45" calcext:value-type="float">
            <text:p>-45</text:p>
          </table:table-cell>
        </table:table-row>
        <table:table-row table:style-name="ro1">
          <table:table-cell office:value-type="string" calcext:value-type="string">
            <text:p>! GPS_LATITUDE </text:p>
          </table:table-cell>
          <table:table-cell/>
        </table:table-row>
        <table:table-row table:style-name="ro1">
          <table:table-cell office:value-type="string" calcext:value-type="string">
            <text:p>! GPS_LONGITUDE </text:p>
          </table:table-cell>
          <table:table-cell/>
        </table:table-row>
        <table:table-row table:style-name="ro1">
          <table:table-cell office:value-type="string" calcext:value-type="string">
            <text:p>! GPS_TIMESTAMP 0001-01-01 00:00:00Z</text:p>
          </table:table-cell>
          <table:table-cell/>
        </table:table-row>
        <table:table-row table:style-name="ro1">
          <table:table-cell office:value-type="string" calcext:value-type="string">
            <text:p>! GPS_SECS_SINCE_LAST_READ 0</text:p>
          </table:table-cell>
          <table:table-cell/>
        </table:table-row>
        <table:table-row table:style-name="ro1">
          <table:table-cell office:value-type="string" calcext:value-type="string">
            <text:p>! CHECKSUM 0415232748</text:p>
          </table:table-cell>
          <table:table-cell/>
        </table:table-row>
        <table:table-row table:style-name="ro1">
          <table:table-cell office:value-type="string" calcext:value-type="string">
            <text:p>! CORRECTION1 ON U</text:p>
          </table:table-cell>
          <table:table-cell/>
        </table:table-row>
        <table:table-row table:style-name="ro1">
          <table:table-cell office:value-type="string" calcext:value-type="string">
            <text:p>! DATA Freq</text:p>
          </table:table-cell>
          <table:table-cell office:value-type="string" calcext:value-type="string">
            <text:p>S11</text:p>
          </table:table-cell>
        </table:table-row>
        <table:table-row table:style-name="ro1">
          <table:table-cell office:value-type="string" calcext:value-type="string">
            <text:p>! FREQ UNIT Hz</text:p>
          </table:table-cell>
          <table:table-cell/>
        </table:table-row>
        <table:table-row table:style-name="ro1">
          <table:table-cell office:value-type="string" calcext:value-type="string">
            <text:p>! DATA UNIT VSWR</text:p>
          </table:table-cell>
          <table:table-cell/>
        </table:table-row>
        <table:table-row table:style-name="ro1">
          <table:table-cell office:value-type="string" calcext:value-type="string">
            <text:p>BEGIN</text:p>
          </table:table-cell>
          <table:table-cell/>
        </table:table-row>
        <table:table-row table:style-name="ro1">
          <table:table-cell office:value-type="float" office:value="500000" calcext:value-type="float">
            <text:p>500000</text:p>
          </table:table-cell>
          <table:table-cell office:value-type="float" office:value="6.00165042525672" calcext:value-type="float">
            <text:p>6.0016504253</text:p>
          </table:table-cell>
        </table:table-row>
        <table:table-row table:style-name="ro1">
          <table:table-cell office:value-type="float" office:value="750000" calcext:value-type="float">
            <text:p>750000</text:p>
          </table:table-cell>
          <table:table-cell office:value-type="float" office:value="5.16918590667307" calcext:value-type="float">
            <text:p>5.1691859067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5.26010123652509" calcext:value-type="float">
            <text:p>5.2601012365</text:p>
          </table:table-cell>
        </table:table-row>
        <table:table-row table:style-name="ro1">
          <table:table-cell office:value-type="float" office:value="1250000" calcext:value-type="float">
            <text:p>1250000</text:p>
          </table:table-cell>
          <table:table-cell office:value-type="float" office:value="5.43773258913556" calcext:value-type="float">
            <text:p>5.4377325891</text:p>
          </table:table-cell>
        </table:table-row>
        <table:table-row table:style-name="ro1">
          <table:table-cell office:value-type="float" office:value="1500000" calcext:value-type="float">
            <text:p>1500000</text:p>
          </table:table-cell>
          <table:table-cell office:value-type="float" office:value="4.07322455381153" calcext:value-type="float">
            <text:p>4.0732245538</text:p>
          </table:table-cell>
        </table:table-row>
        <table:table-row table:style-name="ro1">
          <table:table-cell office:value-type="float" office:value="1750000" calcext:value-type="float">
            <text:p>1750000</text:p>
          </table:table-cell>
          <table:table-cell office:value-type="float" office:value="4.27706822724342" calcext:value-type="float">
            <text:p>4.2770682272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4.35440141789337" calcext:value-type="float">
            <text:p>4.3544014179</text:p>
          </table:table-cell>
        </table:table-row>
        <table:table-row table:style-name="ro1">
          <table:table-cell office:value-type="float" office:value="2250000" calcext:value-type="float">
            <text:p>2250000</text:p>
          </table:table-cell>
          <table:table-cell office:value-type="float" office:value="3.78159854976475" calcext:value-type="float">
            <text:p>3.7815985498</text:p>
          </table:table-cell>
        </table:table-row>
        <table:table-row table:style-name="ro1">
          <table:table-cell office:value-type="float" office:value="2500000" calcext:value-type="float">
            <text:p>2500000</text:p>
          </table:table-cell>
          <table:table-cell office:value-type="float" office:value="3.92854677758033" calcext:value-type="float">
            <text:p>3.9285467776</text:p>
          </table:table-cell>
        </table:table-row>
        <table:table-row table:style-name="ro1">
          <table:table-cell office:value-type="float" office:value="2750000" calcext:value-type="float">
            <text:p>2750000</text:p>
          </table:table-cell>
          <table:table-cell office:value-type="float" office:value="3.46641599976811" calcext:value-type="float">
            <text:p>3.4664159998</text:p>
          </table:table-cell>
        </table:table-row>
        <table:table-row table:style-name="ro1">
          <table:table-cell office:value-type="float" office:value="3000000" calcext:value-type="float">
            <text:p>3000000</text:p>
          </table:table-cell>
          <table:table-cell office:value-type="float" office:value="3.43871767490796" calcext:value-type="float">
            <text:p>3.4387176749</text:p>
          </table:table-cell>
        </table:table-row>
        <table:table-row table:style-name="ro1">
          <table:table-cell office:value-type="float" office:value="3250000" calcext:value-type="float">
            <text:p>3250000</text:p>
          </table:table-cell>
          <table:table-cell office:value-type="float" office:value="3.92619380095414" calcext:value-type="float">
            <text:p>3.926193801</text:p>
          </table:table-cell>
        </table:table-row>
        <table:table-row table:style-name="ro1">
          <table:table-cell office:value-type="float" office:value="3500000" calcext:value-type="float">
            <text:p>3500000</text:p>
          </table:table-cell>
          <table:table-cell office:value-type="float" office:value="3.0449756855417" calcext:value-type="float">
            <text:p>3.0449756855</text:p>
          </table:table-cell>
        </table:table-row>
        <table:table-row table:style-name="ro1">
          <table:table-cell office:value-type="float" office:value="3750000" calcext:value-type="float">
            <text:p>3750000</text:p>
          </table:table-cell>
          <table:table-cell office:value-type="float" office:value="3.07747033297147" calcext:value-type="float">
            <text:p>3.077470333</text:p>
          </table:table-cell>
        </table:table-row>
        <table:table-row table:style-name="ro1">
          <table:table-cell office:value-type="float" office:value="4000000" calcext:value-type="float">
            <text:p>4000000</text:p>
          </table:table-cell>
          <table:table-cell office:value-type="float" office:value="2.78429899739839" calcext:value-type="float">
            <text:p>2.7842989974</text:p>
          </table:table-cell>
        </table:table-row>
        <table:table-row table:style-name="ro1">
          <table:table-cell office:value-type="float" office:value="4250000" calcext:value-type="float">
            <text:p>4250000</text:p>
          </table:table-cell>
          <table:table-cell office:value-type="float" office:value="2.99211561280583" calcext:value-type="float">
            <text:p>2.9921156128</text:p>
          </table:table-cell>
        </table:table-row>
        <table:table-row table:style-name="ro1">
          <table:table-cell office:value-type="float" office:value="4500000" calcext:value-type="float">
            <text:p>4500000</text:p>
          </table:table-cell>
          <table:table-cell office:value-type="float" office:value="2.10686570673105" calcext:value-type="float">
            <text:p>2.1068657067</text:p>
          </table:table-cell>
        </table:table-row>
        <table:table-row table:style-name="ro1">
          <table:table-cell office:value-type="float" office:value="4750000" calcext:value-type="float">
            <text:p>4750000</text:p>
          </table:table-cell>
          <table:table-cell office:value-type="float" office:value="2.31449660128517" calcext:value-type="float">
            <text:p>2.3144966013</text:p>
          </table:table-cell>
        </table:table-row>
        <table:table-row table:style-name="ro1">
          <table:table-cell office:value-type="float" office:value="5000000" calcext:value-type="float">
            <text:p>5000000</text:p>
          </table:table-cell>
          <table:table-cell office:value-type="float" office:value="2.14500203367831" calcext:value-type="float">
            <text:p>2.1450020337</text:p>
          </table:table-cell>
        </table:table-row>
        <table:table-row table:style-name="ro1">
          <table:table-cell office:value-type="float" office:value="5250000" calcext:value-type="float">
            <text:p>5250000</text:p>
          </table:table-cell>
          <table:table-cell office:value-type="float" office:value="2.50406471355029" calcext:value-type="float">
            <text:p>2.5040647136</text:p>
          </table:table-cell>
        </table:table-row>
        <table:table-row table:style-name="ro1">
          <table:table-cell office:value-type="float" office:value="5500000" calcext:value-type="float">
            <text:p>5500000</text:p>
          </table:table-cell>
          <table:table-cell office:value-type="float" office:value="2.38220783585515" calcext:value-type="float">
            <text:p>2.3822078359</text:p>
          </table:table-cell>
        </table:table-row>
        <table:table-row table:style-name="ro1">
          <table:table-cell office:value-type="float" office:value="5750000" calcext:value-type="float">
            <text:p>5750000</text:p>
          </table:table-cell>
          <table:table-cell office:value-type="float" office:value="1.91038326117009" calcext:value-type="float">
            <text:p>1.9103832612</text:p>
          </table:table-cell>
        </table:table-row>
        <table:table-row table:style-name="ro1">
          <table:table-cell office:value-type="float" office:value="6000000" calcext:value-type="float">
            <text:p>6000000</text:p>
          </table:table-cell>
          <table:table-cell office:value-type="float" office:value="1.89323420069559" calcext:value-type="float">
            <text:p>1.8932342007</text:p>
          </table:table-cell>
        </table:table-row>
        <table:table-row table:style-name="ro1">
          <table:table-cell office:value-type="float" office:value="6250000" calcext:value-type="float">
            <text:p>6250000</text:p>
          </table:table-cell>
          <table:table-cell office:value-type="float" office:value="1.90745409229321" calcext:value-type="float">
            <text:p>1.9074540923</text:p>
          </table:table-cell>
        </table:table-row>
        <table:table-row table:style-name="ro1">
          <table:table-cell office:value-type="float" office:value="6500000" calcext:value-type="float">
            <text:p>6500000</text:p>
          </table:table-cell>
          <table:table-cell office:value-type="float" office:value="1.81339154600501" calcext:value-type="float">
            <text:p>1.813391546</text:p>
          </table:table-cell>
        </table:table-row>
        <table:table-row table:style-name="ro1">
          <table:table-cell office:value-type="float" office:value="6750000" calcext:value-type="float">
            <text:p>6750000</text:p>
          </table:table-cell>
          <table:table-cell office:value-type="float" office:value="1.84492352202483" calcext:value-type="float">
            <text:p>1.844923522</text:p>
          </table:table-cell>
        </table:table-row>
        <table:table-row table:style-name="ro1">
          <table:table-cell office:value-type="float" office:value="7000000" calcext:value-type="float">
            <text:p>7000000</text:p>
          </table:table-cell>
          <table:table-cell office:value-type="float" office:value="1.74650506843598" calcext:value-type="float">
            <text:p>1.7465050684</text:p>
          </table:table-cell>
        </table:table-row>
        <table:table-row table:style-name="ro1">
          <table:table-cell office:value-type="float" office:value="7250000" calcext:value-type="float">
            <text:p>7250000</text:p>
          </table:table-cell>
          <table:table-cell office:value-type="float" office:value="1.60630094636462" calcext:value-type="float">
            <text:p>1.6063009464</text:p>
          </table:table-cell>
        </table:table-row>
        <table:table-row table:style-name="ro1">
          <table:table-cell office:value-type="float" office:value="7500000" calcext:value-type="float">
            <text:p>7500000</text:p>
          </table:table-cell>
          <table:table-cell office:value-type="float" office:value="1.82640994506017" calcext:value-type="float">
            <text:p>1.8264099451</text:p>
          </table:table-cell>
        </table:table-row>
        <table:table-row table:style-name="ro1">
          <table:table-cell office:value-type="float" office:value="7750000" calcext:value-type="float">
            <text:p>7750000</text:p>
          </table:table-cell>
          <table:table-cell office:value-type="float" office:value="2.137848998852" calcext:value-type="float">
            <text:p>2.1378489989</text:p>
          </table:table-cell>
        </table:table-row>
        <table:table-row table:style-name="ro1">
          <table:table-cell office:value-type="float" office:value="8000000" calcext:value-type="float">
            <text:p>8000000</text:p>
          </table:table-cell>
          <table:table-cell office:value-type="float" office:value="1.67054722379595" calcext:value-type="float">
            <text:p>1.6705472238</text:p>
          </table:table-cell>
        </table:table-row>
        <table:table-row table:style-name="ro1">
          <table:table-cell office:value-type="float" office:value="8250000" calcext:value-type="float">
            <text:p>8250000</text:p>
          </table:table-cell>
          <table:table-cell office:value-type="float" office:value="1.80961688612722" calcext:value-type="float">
            <text:p>1.8096168861</text:p>
          </table:table-cell>
        </table:table-row>
        <table:table-row table:style-name="ro1">
          <table:table-cell office:value-type="float" office:value="8500000" calcext:value-type="float">
            <text:p>8500000</text:p>
          </table:table-cell>
          <table:table-cell office:value-type="float" office:value="1.62232530899016" calcext:value-type="float">
            <text:p>1.622325309</text:p>
          </table:table-cell>
        </table:table-row>
        <table:table-row table:style-name="ro1">
          <table:table-cell office:value-type="float" office:value="8750000" calcext:value-type="float">
            <text:p>8750000</text:p>
          </table:table-cell>
          <table:table-cell office:value-type="float" office:value="1.57311112886592" calcext:value-type="float">
            <text:p>1.5731111289</text:p>
          </table:table-cell>
        </table:table-row>
        <table:table-row table:style-name="ro1">
          <table:table-cell office:value-type="float" office:value="9000000" calcext:value-type="float">
            <text:p>9000000</text:p>
          </table:table-cell>
          <table:table-cell office:value-type="float" office:value="1.49448400912665" calcext:value-type="float">
            <text:p>1.4944840091</text:p>
          </table:table-cell>
        </table:table-row>
        <table:table-row table:style-name="ro1">
          <table:table-cell office:value-type="float" office:value="9250000" calcext:value-type="float">
            <text:p>9250000</text:p>
          </table:table-cell>
          <table:table-cell office:value-type="float" office:value="1.47665654935872" calcext:value-type="float">
            <text:p>1.4766565494</text:p>
          </table:table-cell>
        </table:table-row>
        <table:table-row table:style-name="ro1">
          <table:table-cell office:value-type="float" office:value="9500000" calcext:value-type="float">
            <text:p>9500000</text:p>
          </table:table-cell>
          <table:table-cell office:value-type="float" office:value="1.63123785928995" calcext:value-type="float">
            <text:p>1.6312378593</text:p>
          </table:table-cell>
        </table:table-row>
        <table:table-row table:style-name="ro1">
          <table:table-cell office:value-type="float" office:value="9750000" calcext:value-type="float">
            <text:p>9750000</text:p>
          </table:table-cell>
          <table:table-cell office:value-type="float" office:value="1.4949895804396" calcext:value-type="float">
            <text:p>1.4949895804</text:p>
          </table:table-cell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1.42216413887417" calcext:value-type="float">
            <text:p>1.4221641389</text:p>
          </table:table-cell>
        </table:table-row>
        <table:table-row table:style-name="ro1">
          <table:table-cell office:value-type="float" office:value="10250000" calcext:value-type="float">
            <text:p>10250000</text:p>
          </table:table-cell>
          <table:table-cell office:value-type="float" office:value="1.45515621290654" calcext:value-type="float">
            <text:p>1.4551562129</text:p>
          </table:table-cell>
        </table:table-row>
        <table:table-row table:style-name="ro1">
          <table:table-cell office:value-type="float" office:value="10500000" calcext:value-type="float">
            <text:p>10500000</text:p>
          </table:table-cell>
          <table:table-cell office:value-type="float" office:value="1.74573173906094" calcext:value-type="float">
            <text:p>1.7457317391</text:p>
          </table:table-cell>
        </table:table-row>
        <table:table-row table:style-name="ro1">
          <table:table-cell office:value-type="float" office:value="10750000" calcext:value-type="float">
            <text:p>10750000</text:p>
          </table:table-cell>
          <table:table-cell office:value-type="float" office:value="1.44411112733204" calcext:value-type="float">
            <text:p>1.4441111273</text:p>
          </table:table-cell>
        </table:table-row>
        <table:table-row table:style-name="ro1">
          <table:table-cell office:value-type="float" office:value="11000000" calcext:value-type="float">
            <text:p>11000000</text:p>
          </table:table-cell>
          <table:table-cell office:value-type="float" office:value="1.51891898538432" calcext:value-type="float">
            <text:p>1.5189189854</text:p>
          </table:table-cell>
        </table:table-row>
        <table:table-row table:style-name="ro1">
          <table:table-cell office:value-type="float" office:value="11250000" calcext:value-type="float">
            <text:p>11250000</text:p>
          </table:table-cell>
          <table:table-cell office:value-type="float" office:value="1.32075400473217" calcext:value-type="float">
            <text:p>1.3207540047</text:p>
          </table:table-cell>
        </table:table-row>
        <table:table-row table:style-name="ro1">
          <table:table-cell office:value-type="float" office:value="11500000" calcext:value-type="float">
            <text:p>11500000</text:p>
          </table:table-cell>
          <table:table-cell office:value-type="float" office:value="1.4541387375754" calcext:value-type="float">
            <text:p>1.4541387376</text:p>
          </table:table-cell>
        </table:table-row>
        <table:table-row table:style-name="ro1">
          <table:table-cell office:value-type="float" office:value="11750000" calcext:value-type="float">
            <text:p>11750000</text:p>
          </table:table-cell>
          <table:table-cell office:value-type="float" office:value="1.44626604147645" calcext:value-type="float">
            <text:p>1.4462660415</text:p>
          </table:table-cell>
        </table:table-row>
        <table:table-row table:style-name="ro1">
          <table:table-cell office:value-type="float" office:value="12000000" calcext:value-type="float">
            <text:p>12000000</text:p>
          </table:table-cell>
          <table:table-cell office:value-type="float" office:value="1.4427841698303" calcext:value-type="float">
            <text:p>1.4427841698</text:p>
          </table:table-cell>
        </table:table-row>
        <table:table-row table:style-name="ro1">
          <table:table-cell office:value-type="float" office:value="12250000" calcext:value-type="float">
            <text:p>12250000</text:p>
          </table:table-cell>
          <table:table-cell office:value-type="float" office:value="1.44505087738346" calcext:value-type="float">
            <text:p>1.4450508774</text:p>
          </table:table-cell>
        </table:table-row>
        <table:table-row table:style-name="ro1">
          <table:table-cell office:value-type="float" office:value="12500000" calcext:value-type="float">
            <text:p>12500000</text:p>
          </table:table-cell>
          <table:table-cell office:value-type="float" office:value="1.45179130222005" calcext:value-type="float">
            <text:p>1.4517913022</text:p>
          </table:table-cell>
        </table:table-row>
        <table:table-row table:style-name="ro1">
          <table:table-cell office:value-type="float" office:value="12750000" calcext:value-type="float">
            <text:p>12750000</text:p>
          </table:table-cell>
          <table:table-cell office:value-type="float" office:value="1.3392589838923" calcext:value-type="float">
            <text:p>1.3392589839</text:p>
          </table:table-cell>
        </table:table-row>
        <table:table-row table:style-name="ro1">
          <table:table-cell office:value-type="float" office:value="13000000" calcext:value-type="float">
            <text:p>13000000</text:p>
          </table:table-cell>
          <table:table-cell office:value-type="float" office:value="1.37898812241978" calcext:value-type="float">
            <text:p>1.3789881224</text:p>
          </table:table-cell>
        </table:table-row>
        <table:table-row table:style-name="ro1">
          <table:table-cell office:value-type="float" office:value="13250000" calcext:value-type="float">
            <text:p>13250000</text:p>
          </table:table-cell>
          <table:table-cell office:value-type="float" office:value="1.3355187652794" calcext:value-type="float">
            <text:p>1.3355187653</text:p>
          </table:table-cell>
        </table:table-row>
        <table:table-row table:style-name="ro1">
          <table:table-cell office:value-type="float" office:value="13500000" calcext:value-type="float">
            <text:p>13500000</text:p>
          </table:table-cell>
          <table:table-cell office:value-type="float" office:value="1.39939405711747" calcext:value-type="float">
            <text:p>1.3993940571</text:p>
          </table:table-cell>
        </table:table-row>
        <table:table-row table:style-name="ro1">
          <table:table-cell office:value-type="float" office:value="13750000" calcext:value-type="float">
            <text:p>13750000</text:p>
          </table:table-cell>
          <table:table-cell office:value-type="float" office:value="1.56691809364446" calcext:value-type="float">
            <text:p>1.5669180936</text:p>
          </table:table-cell>
        </table:table-row>
        <table:table-row table:style-name="ro1">
          <table:table-cell office:value-type="float" office:value="14000000" calcext:value-type="float">
            <text:p>14000000</text:p>
          </table:table-cell>
          <table:table-cell office:value-type="float" office:value="1.21983693544663" calcext:value-type="float">
            <text:p>1.2198369354</text:p>
          </table:table-cell>
        </table:table-row>
        <table:table-row table:style-name="ro1">
          <table:table-cell office:value-type="float" office:value="14250000" calcext:value-type="float">
            <text:p>14250000</text:p>
          </table:table-cell>
          <table:table-cell office:value-type="float" office:value="1.50302273938495" calcext:value-type="float">
            <text:p>1.5030227394</text:p>
          </table:table-cell>
        </table:table-row>
        <table:table-row table:style-name="ro1">
          <table:table-cell office:value-type="float" office:value="14500000" calcext:value-type="float">
            <text:p>14500000</text:p>
          </table:table-cell>
          <table:table-cell office:value-type="float" office:value="1.38344407387618" calcext:value-type="float">
            <text:p>1.3834440739</text:p>
          </table:table-cell>
        </table:table-row>
        <table:table-row table:style-name="ro1">
          <table:table-cell office:value-type="float" office:value="14750000" calcext:value-type="float">
            <text:p>14750000</text:p>
          </table:table-cell>
          <table:table-cell office:value-type="float" office:value="1.30602514055854" calcext:value-type="float">
            <text:p>1.3060251406</text:p>
          </table:table-cell>
        </table:table-row>
        <table:table-row table:style-name="ro1">
          <table:table-cell office:value-type="float" office:value="15000000" calcext:value-type="float">
            <text:p>15000000</text:p>
          </table:table-cell>
          <table:table-cell office:value-type="float" office:value="1.27365448229242" calcext:value-type="float">
            <text:p>1.2736544823</text:p>
          </table:table-cell>
        </table:table-row>
        <table:table-row table:style-name="ro1">
          <table:table-cell office:value-type="float" office:value="15250000" calcext:value-type="float">
            <text:p>15250000</text:p>
          </table:table-cell>
          <table:table-cell office:value-type="float" office:value="1.16267751854627" calcext:value-type="float">
            <text:p>1.1626775185</text:p>
          </table:table-cell>
        </table:table-row>
        <table:table-row table:style-name="ro1">
          <table:table-cell office:value-type="float" office:value="15500000" calcext:value-type="float">
            <text:p>15500000</text:p>
          </table:table-cell>
          <table:table-cell office:value-type="float" office:value="1.48676974395473" calcext:value-type="float">
            <text:p>1.486769744</text:p>
          </table:table-cell>
        </table:table-row>
        <table:table-row table:style-name="ro1">
          <table:table-cell office:value-type="float" office:value="15750000" calcext:value-type="float">
            <text:p>15750000</text:p>
          </table:table-cell>
          <table:table-cell office:value-type="float" office:value="1.37473544659308" calcext:value-type="float">
            <text:p>1.3747354466</text:p>
          </table:table-cell>
        </table:table-row>
        <table:table-row table:style-name="ro1">
          <table:table-cell office:value-type="float" office:value="16000000" calcext:value-type="float">
            <text:p>16000000</text:p>
          </table:table-cell>
          <table:table-cell office:value-type="float" office:value="1.14749047782469" calcext:value-type="float">
            <text:p>1.1474904778</text:p>
          </table:table-cell>
        </table:table-row>
        <table:table-row table:style-name="ro1">
          <table:table-cell office:value-type="float" office:value="16250000" calcext:value-type="float">
            <text:p>16250000</text:p>
          </table:table-cell>
          <table:table-cell office:value-type="float" office:value="1.48255730206944" calcext:value-type="float">
            <text:p>1.4825573021</text:p>
          </table:table-cell>
        </table:table-row>
        <table:table-row table:style-name="ro1">
          <table:table-cell office:value-type="float" office:value="16500000" calcext:value-type="float">
            <text:p>16500000</text:p>
          </table:table-cell>
          <table:table-cell office:value-type="float" office:value="1.15409021165459" calcext:value-type="float">
            <text:p>1.1540902117</text:p>
          </table:table-cell>
        </table:table-row>
        <table:table-row table:style-name="ro1">
          <table:table-cell office:value-type="float" office:value="16750000" calcext:value-type="float">
            <text:p>16750000</text:p>
          </table:table-cell>
          <table:table-cell office:value-type="float" office:value="1.07035112184693" calcext:value-type="float">
            <text:p>1.0703511218</text:p>
          </table:table-cell>
        </table:table-row>
        <table:table-row table:style-name="ro1">
          <table:table-cell office:value-type="float" office:value="17000000" calcext:value-type="float">
            <text:p>17000000</text:p>
          </table:table-cell>
          <table:table-cell office:value-type="float" office:value="1.30414053955424" calcext:value-type="float">
            <text:p>1.3041405396</text:p>
          </table:table-cell>
        </table:table-row>
        <table:table-row table:style-name="ro1">
          <table:table-cell office:value-type="float" office:value="17250000" calcext:value-type="float">
            <text:p>17250000</text:p>
          </table:table-cell>
          <table:table-cell office:value-type="float" office:value="1.24847344671108" calcext:value-type="float">
            <text:p>1.2484734467</text:p>
          </table:table-cell>
        </table:table-row>
        <table:table-row table:style-name="ro1">
          <table:table-cell office:value-type="float" office:value="17500000" calcext:value-type="float">
            <text:p>17500000</text:p>
          </table:table-cell>
          <table:table-cell office:value-type="float" office:value="1.28890776607469" calcext:value-type="float">
            <text:p>1.2889077661</text:p>
          </table:table-cell>
        </table:table-row>
        <table:table-row table:style-name="ro1">
          <table:table-cell office:value-type="float" office:value="17750000" calcext:value-type="float">
            <text:p>17750000</text:p>
          </table:table-cell>
          <table:table-cell office:value-type="float" office:value="1.51085603080003" calcext:value-type="float">
            <text:p>1.5108560308</text:p>
          </table:table-cell>
        </table:table-row>
        <table:table-row table:style-name="ro1">
          <table:table-cell office:value-type="float" office:value="18000000" calcext:value-type="float">
            <text:p>18000000</text:p>
          </table:table-cell>
          <table:table-cell office:value-type="float" office:value="1.41113178141001" calcext:value-type="float">
            <text:p>1.4111317814</text:p>
          </table:table-cell>
        </table:table-row>
        <table:table-row table:style-name="ro1">
          <table:table-cell office:value-type="float" office:value="18250000" calcext:value-type="float">
            <text:p>18250000</text:p>
          </table:table-cell>
          <table:table-cell office:value-type="float" office:value="1.10995912717733" calcext:value-type="float">
            <text:p>1.1099591272</text:p>
          </table:table-cell>
        </table:table-row>
        <table:table-row table:style-name="ro1">
          <table:table-cell office:value-type="float" office:value="18500000" calcext:value-type="float">
            <text:p>18500000</text:p>
          </table:table-cell>
          <table:table-cell office:value-type="float" office:value="1.38278613028461" calcext:value-type="float">
            <text:p>1.3827861303</text:p>
          </table:table-cell>
        </table:table-row>
        <table:table-row table:style-name="ro1">
          <table:table-cell office:value-type="float" office:value="18750000" calcext:value-type="float">
            <text:p>18750000</text:p>
          </table:table-cell>
          <table:table-cell office:value-type="float" office:value="1.24143221404823" calcext:value-type="float">
            <text:p>1.241432214</text:p>
          </table:table-cell>
        </table:table-row>
        <table:table-row table:style-name="ro1">
          <table:table-cell office:value-type="float" office:value="19000000" calcext:value-type="float">
            <text:p>19000000</text:p>
          </table:table-cell>
          <table:table-cell office:value-type="float" office:value="1.34400695791747" calcext:value-type="float">
            <text:p>1.3440069579</text:p>
          </table:table-cell>
        </table:table-row>
        <table:table-row table:style-name="ro1">
          <table:table-cell office:value-type="float" office:value="19250000" calcext:value-type="float">
            <text:p>19250000</text:p>
          </table:table-cell>
          <table:table-cell office:value-type="float" office:value="1.1942759359031" calcext:value-type="float">
            <text:p>1.1942759359</text:p>
          </table:table-cell>
        </table:table-row>
        <table:table-row table:style-name="ro1">
          <table:table-cell office:value-type="float" office:value="19500000" calcext:value-type="float">
            <text:p>19500000</text:p>
          </table:table-cell>
          <table:table-cell office:value-type="float" office:value="1.25827996041277" calcext:value-type="float">
            <text:p>1.2582799604</text:p>
          </table:table-cell>
        </table:table-row>
        <table:table-row table:style-name="ro1">
          <table:table-cell office:value-type="float" office:value="19750000" calcext:value-type="float">
            <text:p>19750000</text:p>
          </table:table-cell>
          <table:table-cell office:value-type="float" office:value="1.16785231757763" calcext:value-type="float">
            <text:p>1.1678523176</text:p>
          </table:table-cell>
        </table:table-row>
        <table:table-row table:style-name="ro1">
          <table:table-cell office:value-type="float" office:value="20000000" calcext:value-type="float">
            <text:p>20000000</text:p>
          </table:table-cell>
          <table:table-cell office:value-type="float" office:value="1.06940851379767" calcext:value-type="float">
            <text:p>1.0694085138</text:p>
          </table:table-cell>
        </table:table-row>
        <table:table-row table:style-name="ro1">
          <table:table-cell office:value-type="float" office:value="20250000" calcext:value-type="float">
            <text:p>20250000</text:p>
          </table:table-cell>
          <table:table-cell office:value-type="float" office:value="1.27139915921561" calcext:value-type="float">
            <text:p>1.2713991592</text:p>
          </table:table-cell>
        </table:table-row>
        <table:table-row table:style-name="ro1">
          <table:table-cell office:value-type="float" office:value="20500000" calcext:value-type="float">
            <text:p>20500000</text:p>
          </table:table-cell>
          <table:table-cell office:value-type="float" office:value="1.18389028084767" calcext:value-type="float">
            <text:p>1.1838902808</text:p>
          </table:table-cell>
        </table:table-row>
        <table:table-row table:style-name="ro1">
          <table:table-cell office:value-type="float" office:value="20750000" calcext:value-type="float">
            <text:p>20750000</text:p>
          </table:table-cell>
          <table:table-cell office:value-type="float" office:value="1.20108679940361" calcext:value-type="float">
            <text:p>1.2010867994</text:p>
          </table:table-cell>
        </table:table-row>
        <table:table-row table:style-name="ro1">
          <table:table-cell office:value-type="float" office:value="21000000" calcext:value-type="float">
            <text:p>21000000</text:p>
          </table:table-cell>
          <table:table-cell office:value-type="float" office:value="1.10637905281033" calcext:value-type="float">
            <text:p>1.1063790528</text:p>
          </table:table-cell>
        </table:table-row>
        <table:table-row table:style-name="ro1">
          <table:table-cell office:value-type="float" office:value="21250000" calcext:value-type="float">
            <text:p>21250000</text:p>
          </table:table-cell>
          <table:table-cell office:value-type="float" office:value="1.1655883814715" calcext:value-type="float">
            <text:p>1.1655883815</text:p>
          </table:table-cell>
        </table:table-row>
        <table:table-row table:style-name="ro1">
          <table:table-cell office:value-type="float" office:value="21500000" calcext:value-type="float">
            <text:p>21500000</text:p>
          </table:table-cell>
          <table:table-cell office:value-type="float" office:value="1.1654530710652" calcext:value-type="float">
            <text:p>1.1654530711</text:p>
          </table:table-cell>
        </table:table-row>
        <table:table-row table:style-name="ro1">
          <table:table-cell office:value-type="float" office:value="21750000" calcext:value-type="float">
            <text:p>21750000</text:p>
          </table:table-cell>
          <table:table-cell office:value-type="float" office:value="1.26426203380183" calcext:value-type="float">
            <text:p>1.2642620338</text:p>
          </table:table-cell>
        </table:table-row>
        <table:table-row table:style-name="ro1">
          <table:table-cell office:value-type="float" office:value="22000000" calcext:value-type="float">
            <text:p>22000000</text:p>
          </table:table-cell>
          <table:table-cell office:value-type="float" office:value="1.24427443052957" calcext:value-type="float">
            <text:p>1.2442744305</text:p>
          </table:table-cell>
        </table:table-row>
        <table:table-row table:style-name="ro1">
          <table:table-cell office:value-type="float" office:value="22250000" calcext:value-type="float">
            <text:p>22250000</text:p>
          </table:table-cell>
          <table:table-cell office:value-type="float" office:value="1.0786766436447" calcext:value-type="float">
            <text:p>1.0786766436</text:p>
          </table:table-cell>
        </table:table-row>
        <table:table-row table:style-name="ro1">
          <table:table-cell office:value-type="float" office:value="22500000" calcext:value-type="float">
            <text:p>22500000</text:p>
          </table:table-cell>
          <table:table-cell office:value-type="float" office:value="1.07938817838331" calcext:value-type="float">
            <text:p>1.0793881784</text:p>
          </table:table-cell>
        </table:table-row>
        <table:table-row table:style-name="ro1">
          <table:table-cell office:value-type="float" office:value="22750000" calcext:value-type="float">
            <text:p>22750000</text:p>
          </table:table-cell>
          <table:table-cell office:value-type="float" office:value="1.30421298972608" calcext:value-type="float">
            <text:p>1.3042129897</text:p>
          </table:table-cell>
        </table:table-row>
        <table:table-row table:style-name="ro1">
          <table:table-cell office:value-type="float" office:value="23000000" calcext:value-type="float">
            <text:p>23000000</text:p>
          </table:table-cell>
          <table:table-cell office:value-type="float" office:value="1.28743407466262" calcext:value-type="float">
            <text:p>1.2874340747</text:p>
          </table:table-cell>
        </table:table-row>
        <table:table-row table:style-name="ro1">
          <table:table-cell office:value-type="float" office:value="23250000" calcext:value-type="float">
            <text:p>23250000</text:p>
          </table:table-cell>
          <table:table-cell office:value-type="float" office:value="1.1115496521051" calcext:value-type="float">
            <text:p>1.1115496521</text:p>
          </table:table-cell>
        </table:table-row>
        <table:table-row table:style-name="ro1">
          <table:table-cell office:value-type="float" office:value="23500000" calcext:value-type="float">
            <text:p>23500000</text:p>
          </table:table-cell>
          <table:table-cell office:value-type="float" office:value="1.11109768193283" calcext:value-type="float">
            <text:p>1.1110976819</text:p>
          </table:table-cell>
        </table:table-row>
        <table:table-row table:style-name="ro1">
          <table:table-cell office:value-type="float" office:value="23750000" calcext:value-type="float">
            <text:p>23750000</text:p>
          </table:table-cell>
          <table:table-cell office:value-type="float" office:value="1.10027101280619" calcext:value-type="float">
            <text:p>1.1002710128</text:p>
          </table:table-cell>
        </table:table-row>
        <table:table-row table:style-name="ro1">
          <table:table-cell office:value-type="float" office:value="24000000" calcext:value-type="float">
            <text:p>24000000</text:p>
          </table:table-cell>
          <table:table-cell office:value-type="float" office:value="1.20105278338559" calcext:value-type="float">
            <text:p>1.2010527834</text:p>
          </table:table-cell>
        </table:table-row>
        <table:table-row table:style-name="ro1">
          <table:table-cell office:value-type="float" office:value="24250000" calcext:value-type="float">
            <text:p>24250000</text:p>
          </table:table-cell>
          <table:table-cell office:value-type="float" office:value="1.27796119790062" calcext:value-type="float">
            <text:p>1.2779611979</text:p>
          </table:table-cell>
        </table:table-row>
        <table:table-row table:style-name="ro1">
          <table:table-cell office:value-type="float" office:value="24500000" calcext:value-type="float">
            <text:p>24500000</text:p>
          </table:table-cell>
          <table:table-cell office:value-type="float" office:value="1.2539991368913" calcext:value-type="float">
            <text:p>1.2539991369</text:p>
          </table:table-cell>
        </table:table-row>
        <table:table-row table:style-name="ro1">
          <table:table-cell office:value-type="float" office:value="24750000" calcext:value-type="float">
            <text:p>24750000</text:p>
          </table:table-cell>
          <table:table-cell office:value-type="float" office:value="1.24112215901867" calcext:value-type="float">
            <text:p>1.241122159</text:p>
          </table:table-cell>
        </table:table-row>
        <table:table-row table:style-name="ro1">
          <table:table-cell office:value-type="float" office:value="25000000" calcext:value-type="float">
            <text:p>25000000</text:p>
          </table:table-cell>
          <table:table-cell office:value-type="float" office:value="1.21276652649059" calcext:value-type="float">
            <text:p>1.2127665265</text:p>
          </table:table-cell>
        </table:table-row>
        <table:table-row table:style-name="ro1">
          <table:table-cell office:value-type="float" office:value="25250000" calcext:value-type="float">
            <text:p>25250000</text:p>
          </table:table-cell>
          <table:table-cell office:value-type="float" office:value="1.29735200801418" calcext:value-type="float">
            <text:p>1.297352008</text:p>
          </table:table-cell>
        </table:table-row>
        <table:table-row table:style-name="ro1">
          <table:table-cell office:value-type="float" office:value="25500000" calcext:value-type="float">
            <text:p>25500000</text:p>
          </table:table-cell>
          <table:table-cell office:value-type="float" office:value="1.24585592167942" calcext:value-type="float">
            <text:p>1.2458559217</text:p>
          </table:table-cell>
        </table:table-row>
        <table:table-row table:style-name="ro1">
          <table:table-cell office:value-type="float" office:value="25750000" calcext:value-type="float">
            <text:p>25750000</text:p>
          </table:table-cell>
          <table:table-cell office:value-type="float" office:value="1.11770351534805" calcext:value-type="float">
            <text:p>1.1177035153</text:p>
          </table:table-cell>
        </table:table-row>
        <table:table-row table:style-name="ro1">
          <table:table-cell office:value-type="float" office:value="26000000" calcext:value-type="float">
            <text:p>26000000</text:p>
          </table:table-cell>
          <table:table-cell office:value-type="float" office:value="1.17725415956989" calcext:value-type="float">
            <text:p>1.1772541596</text:p>
          </table:table-cell>
        </table:table-row>
        <table:table-row table:style-name="ro1">
          <table:table-cell office:value-type="float" office:value="26250000" calcext:value-type="float">
            <text:p>26250000</text:p>
          </table:table-cell>
          <table:table-cell office:value-type="float" office:value="1.12437228898744" calcext:value-type="float">
            <text:p>1.124372289</text:p>
          </table:table-cell>
        </table:table-row>
        <table:table-row table:style-name="ro1">
          <table:table-cell office:value-type="float" office:value="26500000" calcext:value-type="float">
            <text:p>26500000</text:p>
          </table:table-cell>
          <table:table-cell office:value-type="float" office:value="1.19001591586714" calcext:value-type="float">
            <text:p>1.1900159159</text:p>
          </table:table-cell>
        </table:table-row>
        <table:table-row table:style-name="ro1">
          <table:table-cell office:value-type="float" office:value="26750000" calcext:value-type="float">
            <text:p>26750000</text:p>
          </table:table-cell>
          <table:table-cell office:value-type="float" office:value="1.09109246948056" calcext:value-type="float">
            <text:p>1.0910924695</text:p>
          </table:table-cell>
        </table:table-row>
        <table:table-row table:style-name="ro1">
          <table:table-cell office:value-type="float" office:value="27000000" calcext:value-type="float">
            <text:p>27000000</text:p>
          </table:table-cell>
          <table:table-cell office:value-type="float" office:value="1.07948825372268" calcext:value-type="float">
            <text:p>1.0794882537</text:p>
          </table:table-cell>
        </table:table-row>
        <table:table-row table:style-name="ro1">
          <table:table-cell office:value-type="float" office:value="27250000" calcext:value-type="float">
            <text:p>27250000</text:p>
          </table:table-cell>
          <table:table-cell office:value-type="float" office:value="1.26592608036794" calcext:value-type="float">
            <text:p>1.2659260804</text:p>
          </table:table-cell>
        </table:table-row>
        <table:table-row table:style-name="ro1">
          <table:table-cell office:value-type="float" office:value="27500000" calcext:value-type="float">
            <text:p>27500000</text:p>
          </table:table-cell>
          <table:table-cell office:value-type="float" office:value="1.20417207269308" calcext:value-type="float">
            <text:p>1.2041720727</text:p>
          </table:table-cell>
        </table:table-row>
        <table:table-row table:style-name="ro1">
          <table:table-cell office:value-type="float" office:value="27750000" calcext:value-type="float">
            <text:p>27750000</text:p>
          </table:table-cell>
          <table:table-cell office:value-type="float" office:value="1.23648277272311" calcext:value-type="float">
            <text:p>1.2364827727</text:p>
          </table:table-cell>
        </table:table-row>
        <table:table-row table:style-name="ro1">
          <table:table-cell office:value-type="float" office:value="28000000" calcext:value-type="float">
            <text:p>28000000</text:p>
          </table:table-cell>
          <table:table-cell office:value-type="float" office:value="1.33464717096211" calcext:value-type="float">
            <text:p>1.334647171</text:p>
          </table:table-cell>
        </table:table-row>
        <table:table-row table:style-name="ro1">
          <table:table-cell office:value-type="float" office:value="28250000" calcext:value-type="float">
            <text:p>28250000</text:p>
          </table:table-cell>
          <table:table-cell office:value-type="float" office:value="1.2100393811354" calcext:value-type="float">
            <text:p>1.2100393811</text:p>
          </table:table-cell>
        </table:table-row>
        <table:table-row table:style-name="ro1">
          <table:table-cell office:value-type="float" office:value="28500000" calcext:value-type="float">
            <text:p>28500000</text:p>
          </table:table-cell>
          <table:table-cell office:value-type="float" office:value="1.31538697185761" calcext:value-type="float">
            <text:p>1.3153869719</text:p>
          </table:table-cell>
        </table:table-row>
        <table:table-row table:style-name="ro1">
          <table:table-cell office:value-type="float" office:value="28750000" calcext:value-type="float">
            <text:p>28750000</text:p>
          </table:table-cell>
          <table:table-cell office:value-type="float" office:value="1.13456390914024" calcext:value-type="float">
            <text:p>1.1345639091</text:p>
          </table:table-cell>
        </table:table-row>
        <table:table-row table:style-name="ro1">
          <table:table-cell office:value-type="float" office:value="29000000" calcext:value-type="float">
            <text:p>29000000</text:p>
          </table:table-cell>
          <table:table-cell office:value-type="float" office:value="1.18266676794377" calcext:value-type="float">
            <text:p>1.1826667679</text:p>
          </table:table-cell>
        </table:table-row>
        <table:table-row table:style-name="ro1">
          <table:table-cell office:value-type="float" office:value="29250000" calcext:value-type="float">
            <text:p>29250000</text:p>
          </table:table-cell>
          <table:table-cell office:value-type="float" office:value="1.23540969949697" calcext:value-type="float">
            <text:p>1.2354096995</text:p>
          </table:table-cell>
        </table:table-row>
        <table:table-row table:style-name="ro1">
          <table:table-cell office:value-type="float" office:value="29500000" calcext:value-type="float">
            <text:p>29500000</text:p>
          </table:table-cell>
          <table:table-cell office:value-type="float" office:value="1.14470508794204" calcext:value-type="float">
            <text:p>1.1447050879</text:p>
          </table:table-cell>
        </table:table-row>
        <table:table-row table:style-name="ro1">
          <table:table-cell office:value-type="float" office:value="29750000" calcext:value-type="float">
            <text:p>29750000</text:p>
          </table:table-cell>
          <table:table-cell office:value-type="float" office:value="1.22824536769052" calcext:value-type="float">
            <text:p>1.2282453677</text:p>
          </table:table-cell>
        </table:table-row>
        <table:table-row table:style-name="ro1">
          <table:table-cell office:value-type="float" office:value="30000000" calcext:value-type="float">
            <text:p>30000000</text:p>
          </table:table-cell>
          <table:table-cell office:value-type="float" office:value="1.21970900486007" calcext:value-type="float">
            <text:p>1.2197090049</text:p>
          </table:table-cell>
        </table:table-row>
        <table:table-row table:style-name="ro1">
          <table:table-cell office:value-type="float" office:value="30250000" calcext:value-type="float">
            <text:p>30250000</text:p>
          </table:table-cell>
          <table:table-cell office:value-type="float" office:value="1.28231782553717" calcext:value-type="float">
            <text:p>1.2823178255</text:p>
          </table:table-cell>
        </table:table-row>
        <table:table-row table:style-name="ro1">
          <table:table-cell office:value-type="float" office:value="30500000" calcext:value-type="float">
            <text:p>30500000</text:p>
          </table:table-cell>
          <table:table-cell office:value-type="float" office:value="1.17506532427213" calcext:value-type="float">
            <text:p>1.1750653243</text:p>
          </table:table-cell>
        </table:table-row>
        <table:table-row table:style-name="ro1">
          <table:table-cell office:value-type="float" office:value="30750000" calcext:value-type="float">
            <text:p>30750000</text:p>
          </table:table-cell>
          <table:table-cell office:value-type="float" office:value="1.27305263935073" calcext:value-type="float">
            <text:p>1.2730526394</text:p>
          </table:table-cell>
        </table:table-row>
        <table:table-row table:style-name="ro1">
          <table:table-cell office:value-type="float" office:value="31000000" calcext:value-type="float">
            <text:p>31000000</text:p>
          </table:table-cell>
          <table:table-cell office:value-type="float" office:value="1.11502918650855" calcext:value-type="float">
            <text:p>1.1150291865</text:p>
          </table:table-cell>
        </table:table-row>
        <table:table-row table:style-name="ro1">
          <table:table-cell office:value-type="float" office:value="31250000" calcext:value-type="float">
            <text:p>31250000</text:p>
          </table:table-cell>
          <table:table-cell office:value-type="float" office:value="1.13623582423032" calcext:value-type="float">
            <text:p>1.1362358242</text:p>
          </table:table-cell>
        </table:table-row>
        <table:table-row table:style-name="ro1">
          <table:table-cell office:value-type="float" office:value="31500000" calcext:value-type="float">
            <text:p>31500000</text:p>
          </table:table-cell>
          <table:table-cell office:value-type="float" office:value="1.13183929291278" calcext:value-type="float">
            <text:p>1.1318392929</text:p>
          </table:table-cell>
        </table:table-row>
        <table:table-row table:style-name="ro1">
          <table:table-cell office:value-type="float" office:value="31750000" calcext:value-type="float">
            <text:p>31750000</text:p>
          </table:table-cell>
          <table:table-cell office:value-type="float" office:value="1.14784665482117" calcext:value-type="float">
            <text:p>1.1478466548</text:p>
          </table:table-cell>
        </table:table-row>
        <table:table-row table:style-name="ro1">
          <table:table-cell office:value-type="float" office:value="32000000" calcext:value-type="float">
            <text:p>32000000</text:p>
          </table:table-cell>
          <table:table-cell office:value-type="float" office:value="1.1148046154642" calcext:value-type="float">
            <text:p>1.1148046155</text:p>
          </table:table-cell>
        </table:table-row>
        <table:table-row table:style-name="ro1">
          <table:table-cell office:value-type="float" office:value="32250000" calcext:value-type="float">
            <text:p>32250000</text:p>
          </table:table-cell>
          <table:table-cell office:value-type="float" office:value="1.14497799242537" calcext:value-type="float">
            <text:p>1.1449779924</text:p>
          </table:table-cell>
        </table:table-row>
        <table:table-row table:style-name="ro1">
          <table:table-cell office:value-type="float" office:value="32500000" calcext:value-type="float">
            <text:p>32500000</text:p>
          </table:table-cell>
          <table:table-cell office:value-type="float" office:value="1.13348270620442" calcext:value-type="float">
            <text:p>1.1334827062</text:p>
          </table:table-cell>
        </table:table-row>
        <table:table-row table:style-name="ro1">
          <table:table-cell office:value-type="float" office:value="32750000" calcext:value-type="float">
            <text:p>32750000</text:p>
          </table:table-cell>
          <table:table-cell office:value-type="float" office:value="1.45338779743012" calcext:value-type="float">
            <text:p>1.4533877974</text:p>
          </table:table-cell>
        </table:table-row>
        <table:table-row table:style-name="ro1">
          <table:table-cell office:value-type="float" office:value="33000000" calcext:value-type="float">
            <text:p>33000000</text:p>
          </table:table-cell>
          <table:table-cell office:value-type="float" office:value="1.13411521610595" calcext:value-type="float">
            <text:p>1.1341152161</text:p>
          </table:table-cell>
        </table:table-row>
        <table:table-row table:style-name="ro1">
          <table:table-cell office:value-type="float" office:value="33250000" calcext:value-type="float">
            <text:p>33250000</text:p>
          </table:table-cell>
          <table:table-cell office:value-type="float" office:value="1.25292283065087" calcext:value-type="float">
            <text:p>1.2529228307</text:p>
          </table:table-cell>
        </table:table-row>
        <table:table-row table:style-name="ro1">
          <table:table-cell office:value-type="float" office:value="33500000" calcext:value-type="float">
            <text:p>33500000</text:p>
          </table:table-cell>
          <table:table-cell office:value-type="float" office:value="1.23309368201558" calcext:value-type="float">
            <text:p>1.233093682</text:p>
          </table:table-cell>
        </table:table-row>
        <table:table-row table:style-name="ro1">
          <table:table-cell office:value-type="float" office:value="33750000" calcext:value-type="float">
            <text:p>33750000</text:p>
          </table:table-cell>
          <table:table-cell office:value-type="float" office:value="1.11356919810191" calcext:value-type="float">
            <text:p>1.1135691981</text:p>
          </table:table-cell>
        </table:table-row>
        <table:table-row table:style-name="ro1">
          <table:table-cell office:value-type="float" office:value="34000000" calcext:value-type="float">
            <text:p>34000000</text:p>
          </table:table-cell>
          <table:table-cell office:value-type="float" office:value="1.12441435057393" calcext:value-type="float">
            <text:p>1.1244143506</text:p>
          </table:table-cell>
        </table:table-row>
        <table:table-row table:style-name="ro1">
          <table:table-cell office:value-type="float" office:value="34250000" calcext:value-type="float">
            <text:p>34250000</text:p>
          </table:table-cell>
          <table:table-cell office:value-type="float" office:value="1.01911994866633" calcext:value-type="float">
            <text:p>1.0191199487</text:p>
          </table:table-cell>
        </table:table-row>
        <table:table-row table:style-name="ro1">
          <table:table-cell office:value-type="float" office:value="34500000" calcext:value-type="float">
            <text:p>34500000</text:p>
          </table:table-cell>
          <table:table-cell office:value-type="float" office:value="1.2261337645703" calcext:value-type="float">
            <text:p>1.2261337646</text:p>
          </table:table-cell>
        </table:table-row>
        <table:table-row table:style-name="ro1">
          <table:table-cell office:value-type="float" office:value="34750000" calcext:value-type="float">
            <text:p>34750000</text:p>
          </table:table-cell>
          <table:table-cell office:value-type="float" office:value="1.14575331559896" calcext:value-type="float">
            <text:p>1.1457533156</text:p>
          </table:table-cell>
        </table:table-row>
        <table:table-row table:style-name="ro1">
          <table:table-cell office:value-type="float" office:value="35000000" calcext:value-type="float">
            <text:p>35000000</text:p>
          </table:table-cell>
          <table:table-cell office:value-type="float" office:value="1.10860135564122" calcext:value-type="float">
            <text:p>1.1086013556</text:p>
          </table:table-cell>
        </table:table-row>
        <table:table-row table:style-name="ro1">
          <table:table-cell office:value-type="float" office:value="35250000" calcext:value-type="float">
            <text:p>35250000</text:p>
          </table:table-cell>
          <table:table-cell office:value-type="float" office:value="1.31706521568436" calcext:value-type="float">
            <text:p>1.3170652157</text:p>
          </table:table-cell>
        </table:table-row>
        <table:table-row table:style-name="ro1">
          <table:table-cell office:value-type="float" office:value="35500000" calcext:value-type="float">
            <text:p>35500000</text:p>
          </table:table-cell>
          <table:table-cell office:value-type="float" office:value="1.04844215750673" calcext:value-type="float">
            <text:p>1.0484421575</text:p>
          </table:table-cell>
        </table:table-row>
        <table:table-row table:style-name="ro1">
          <table:table-cell office:value-type="float" office:value="35750000" calcext:value-type="float">
            <text:p>35750000</text:p>
          </table:table-cell>
          <table:table-cell office:value-type="float" office:value="1.16126095558096" calcext:value-type="float">
            <text:p>1.1612609556</text:p>
          </table:table-cell>
        </table:table-row>
        <table:table-row table:style-name="ro1">
          <table:table-cell office:value-type="float" office:value="36000000" calcext:value-type="float">
            <text:p>36000000</text:p>
          </table:table-cell>
          <table:table-cell office:value-type="float" office:value="1.1677959523995" calcext:value-type="float">
            <text:p>1.1677959524</text:p>
          </table:table-cell>
        </table:table-row>
        <table:table-row table:style-name="ro1">
          <table:table-cell office:value-type="float" office:value="36250000" calcext:value-type="float">
            <text:p>36250000</text:p>
          </table:table-cell>
          <table:table-cell office:value-type="float" office:value="1.09740367554893" calcext:value-type="float">
            <text:p>1.0974036755</text:p>
          </table:table-cell>
        </table:table-row>
        <table:table-row table:style-name="ro1">
          <table:table-cell office:value-type="float" office:value="36500000" calcext:value-type="float">
            <text:p>36500000</text:p>
          </table:table-cell>
          <table:table-cell office:value-type="float" office:value="1.035490620913" calcext:value-type="float">
            <text:p>1.0354906209</text:p>
          </table:table-cell>
        </table:table-row>
        <table:table-row table:style-name="ro1">
          <table:table-cell office:value-type="float" office:value="36750000" calcext:value-type="float">
            <text:p>36750000</text:p>
          </table:table-cell>
          <table:table-cell office:value-type="float" office:value="1.23844386100885" calcext:value-type="float">
            <text:p>1.238443861</text:p>
          </table:table-cell>
        </table:table-row>
        <table:table-row table:style-name="ro1">
          <table:table-cell office:value-type="float" office:value="37000000" calcext:value-type="float">
            <text:p>37000000</text:p>
          </table:table-cell>
          <table:table-cell office:value-type="float" office:value="1.04882285436822" calcext:value-type="float">
            <text:p>1.0488228544</text:p>
          </table:table-cell>
        </table:table-row>
        <table:table-row table:style-name="ro1">
          <table:table-cell office:value-type="float" office:value="37250000" calcext:value-type="float">
            <text:p>37250000</text:p>
          </table:table-cell>
          <table:table-cell office:value-type="float" office:value="1.09612026891693" calcext:value-type="float">
            <text:p>1.0961202689</text:p>
          </table:table-cell>
        </table:table-row>
        <table:table-row table:style-name="ro1">
          <table:table-cell office:value-type="float" office:value="37500000" calcext:value-type="float">
            <text:p>37500000</text:p>
          </table:table-cell>
          <table:table-cell office:value-type="float" office:value="1.09155793541186" calcext:value-type="float">
            <text:p>1.0915579354</text:p>
          </table:table-cell>
        </table:table-row>
        <table:table-row table:style-name="ro1">
          <table:table-cell office:value-type="float" office:value="37750000" calcext:value-type="float">
            <text:p>37750000</text:p>
          </table:table-cell>
          <table:table-cell office:value-type="float" office:value="1.08537587580163" calcext:value-type="float">
            <text:p>1.0853758758</text:p>
          </table:table-cell>
        </table:table-row>
        <table:table-row table:style-name="ro1">
          <table:table-cell office:value-type="float" office:value="38000000" calcext:value-type="float">
            <text:p>38000000</text:p>
          </table:table-cell>
          <table:table-cell office:value-type="float" office:value="1.21228987957226" calcext:value-type="float">
            <text:p>1.2122898796</text:p>
          </table:table-cell>
        </table:table-row>
        <table:table-row table:style-name="ro1">
          <table:table-cell office:value-type="float" office:value="38250000" calcext:value-type="float">
            <text:p>38250000</text:p>
          </table:table-cell>
          <table:table-cell office:value-type="float" office:value="1.33386680001141" calcext:value-type="float">
            <text:p>1.3338668</text:p>
          </table:table-cell>
        </table:table-row>
        <table:table-row table:style-name="ro1">
          <table:table-cell office:value-type="float" office:value="38500000" calcext:value-type="float">
            <text:p>38500000</text:p>
          </table:table-cell>
          <table:table-cell office:value-type="float" office:value="1.13641104169594" calcext:value-type="float">
            <text:p>1.1364110417</text:p>
          </table:table-cell>
        </table:table-row>
        <table:table-row table:style-name="ro1">
          <table:table-cell office:value-type="float" office:value="38750000" calcext:value-type="float">
            <text:p>38750000</text:p>
          </table:table-cell>
          <table:table-cell office:value-type="float" office:value="1.16470348018593" calcext:value-type="float">
            <text:p>1.1647034802</text:p>
          </table:table-cell>
        </table:table-row>
        <table:table-row table:style-name="ro1">
          <table:table-cell office:value-type="float" office:value="39000000" calcext:value-type="float">
            <text:p>39000000</text:p>
          </table:table-cell>
          <table:table-cell office:value-type="float" office:value="1.14383303353608" calcext:value-type="float">
            <text:p>1.1438330335</text:p>
          </table:table-cell>
        </table:table-row>
        <table:table-row table:style-name="ro1">
          <table:table-cell office:value-type="float" office:value="39250000" calcext:value-type="float">
            <text:p>39250000</text:p>
          </table:table-cell>
          <table:table-cell office:value-type="float" office:value="1.13625282909388" calcext:value-type="float">
            <text:p>1.1362528291</text:p>
          </table:table-cell>
        </table:table-row>
        <table:table-row table:style-name="ro1">
          <table:table-cell office:value-type="float" office:value="39500000" calcext:value-type="float">
            <text:p>39500000</text:p>
          </table:table-cell>
          <table:table-cell office:value-type="float" office:value="1.16780426256561" calcext:value-type="float">
            <text:p>1.1678042626</text:p>
          </table:table-cell>
        </table:table-row>
        <table:table-row table:style-name="ro1">
          <table:table-cell office:value-type="float" office:value="39750000" calcext:value-type="float">
            <text:p>39750000</text:p>
          </table:table-cell>
          <table:table-cell office:value-type="float" office:value="1.20608094712379" calcext:value-type="float">
            <text:p>1.2060809471</text:p>
          </table:table-cell>
        </table:table-row>
        <table:table-row table:style-name="ro1">
          <table:table-cell office:value-type="float" office:value="40000000" calcext:value-type="float">
            <text:p>40000000</text:p>
          </table:table-cell>
          <table:table-cell office:value-type="float" office:value="1.14781625947774" calcext:value-type="float">
            <text:p>1.1478162595</text:p>
          </table:table-cell>
        </table:table-row>
        <table:table-row table:style-name="ro1">
          <table:table-cell office:value-type="float" office:value="40250000" calcext:value-type="float">
            <text:p>40250000</text:p>
          </table:table-cell>
          <table:table-cell office:value-type="float" office:value="1.02952197993732" calcext:value-type="float">
            <text:p>1.0295219799</text:p>
          </table:table-cell>
        </table:table-row>
        <table:table-row table:style-name="ro1">
          <table:table-cell office:value-type="float" office:value="40500000" calcext:value-type="float">
            <text:p>40500000</text:p>
          </table:table-cell>
          <table:table-cell office:value-type="float" office:value="1.10375317708284" calcext:value-type="float">
            <text:p>1.1037531771</text:p>
          </table:table-cell>
        </table:table-row>
        <table:table-row table:style-name="ro1">
          <table:table-cell office:value-type="float" office:value="40750000" calcext:value-type="float">
            <text:p>40750000</text:p>
          </table:table-cell>
          <table:table-cell office:value-type="float" office:value="1.36478708385428" calcext:value-type="float">
            <text:p>1.3647870839</text:p>
          </table:table-cell>
        </table:table-row>
        <table:table-row table:style-name="ro1">
          <table:table-cell office:value-type="float" office:value="41000000" calcext:value-type="float">
            <text:p>41000000</text:p>
          </table:table-cell>
          <table:table-cell office:value-type="float" office:value="1.13127586660567" calcext:value-type="float">
            <text:p>1.1312758666</text:p>
          </table:table-cell>
        </table:table-row>
        <table:table-row table:style-name="ro1">
          <table:table-cell office:value-type="float" office:value="41250000" calcext:value-type="float">
            <text:p>41250000</text:p>
          </table:table-cell>
          <table:table-cell office:value-type="float" office:value="1.07278872483913" calcext:value-type="float">
            <text:p>1.0727887248</text:p>
          </table:table-cell>
        </table:table-row>
        <table:table-row table:style-name="ro1">
          <table:table-cell office:value-type="float" office:value="41500000" calcext:value-type="float">
            <text:p>41500000</text:p>
          </table:table-cell>
          <table:table-cell office:value-type="float" office:value="1.12391284468556" calcext:value-type="float">
            <text:p>1.1239128447</text:p>
          </table:table-cell>
        </table:table-row>
        <table:table-row table:style-name="ro1">
          <table:table-cell office:value-type="float" office:value="41750000" calcext:value-type="float">
            <text:p>41750000</text:p>
          </table:table-cell>
          <table:table-cell office:value-type="float" office:value="1.26535784726554" calcext:value-type="float">
            <text:p>1.2653578473</text:p>
          </table:table-cell>
        </table:table-row>
        <table:table-row table:style-name="ro1">
          <table:table-cell office:value-type="float" office:value="42000000" calcext:value-type="float">
            <text:p>42000000</text:p>
          </table:table-cell>
          <table:table-cell office:value-type="float" office:value="1.12802059440044" calcext:value-type="float">
            <text:p>1.1280205944</text:p>
          </table:table-cell>
        </table:table-row>
        <table:table-row table:style-name="ro1">
          <table:table-cell office:value-type="float" office:value="42250000" calcext:value-type="float">
            <text:p>42250000</text:p>
          </table:table-cell>
          <table:table-cell office:value-type="float" office:value="1.29071152497603" calcext:value-type="float">
            <text:p>1.290711525</text:p>
          </table:table-cell>
        </table:table-row>
        <table:table-row table:style-name="ro1">
          <table:table-cell office:value-type="float" office:value="42500000" calcext:value-type="float">
            <text:p>42500000</text:p>
          </table:table-cell>
          <table:table-cell office:value-type="float" office:value="1.37022672639615" calcext:value-type="float">
            <text:p>1.3702267264</text:p>
          </table:table-cell>
        </table:table-row>
        <table:table-row table:style-name="ro1">
          <table:table-cell office:value-type="float" office:value="42750000" calcext:value-type="float">
            <text:p>42750000</text:p>
          </table:table-cell>
          <table:table-cell office:value-type="float" office:value="1.384590898502" calcext:value-type="float">
            <text:p>1.3845908985</text:p>
          </table:table-cell>
        </table:table-row>
        <table:table-row table:style-name="ro1">
          <table:table-cell office:value-type="float" office:value="43000000" calcext:value-type="float">
            <text:p>43000000</text:p>
          </table:table-cell>
          <table:table-cell office:value-type="float" office:value="1.29547948500404" calcext:value-type="float">
            <text:p>1.295479485</text:p>
          </table:table-cell>
        </table:table-row>
        <table:table-row table:style-name="ro1">
          <table:table-cell office:value-type="float" office:value="43250000" calcext:value-type="float">
            <text:p>43250000</text:p>
          </table:table-cell>
          <table:table-cell office:value-type="float" office:value="1.20127421425567" calcext:value-type="float">
            <text:p>1.2012742143</text:p>
          </table:table-cell>
        </table:table-row>
        <table:table-row table:style-name="ro1">
          <table:table-cell office:value-type="float" office:value="43500000" calcext:value-type="float">
            <text:p>43500000</text:p>
          </table:table-cell>
          <table:table-cell office:value-type="float" office:value="1.44895525306664" calcext:value-type="float">
            <text:p>1.4489552531</text:p>
          </table:table-cell>
        </table:table-row>
        <table:table-row table:style-name="ro1">
          <table:table-cell office:value-type="float" office:value="43750000" calcext:value-type="float">
            <text:p>43750000</text:p>
          </table:table-cell>
          <table:table-cell office:value-type="float" office:value="1.31661759922896" calcext:value-type="float">
            <text:p>1.3166175992</text:p>
          </table:table-cell>
        </table:table-row>
        <table:table-row table:style-name="ro1">
          <table:table-cell office:value-type="float" office:value="44000000" calcext:value-type="float">
            <text:p>44000000</text:p>
          </table:table-cell>
          <table:table-cell office:value-type="float" office:value="1.5211852807033" calcext:value-type="float">
            <text:p>1.5211852807</text:p>
          </table:table-cell>
        </table:table-row>
        <table:table-row table:style-name="ro1">
          <table:table-cell office:value-type="float" office:value="44250000" calcext:value-type="float">
            <text:p>44250000</text:p>
          </table:table-cell>
          <table:table-cell office:value-type="float" office:value="1.5475141429996" calcext:value-type="float">
            <text:p>1.547514143</text:p>
          </table:table-cell>
        </table:table-row>
        <table:table-row table:style-name="ro1">
          <table:table-cell office:value-type="float" office:value="44500000" calcext:value-type="float">
            <text:p>44500000</text:p>
          </table:table-cell>
          <table:table-cell office:value-type="float" office:value="1.45693634828172" calcext:value-type="float">
            <text:p>1.4569363483</text:p>
          </table:table-cell>
        </table:table-row>
        <table:table-row table:style-name="ro1">
          <table:table-cell office:value-type="float" office:value="44750000" calcext:value-type="float">
            <text:p>44750000</text:p>
          </table:table-cell>
          <table:table-cell office:value-type="float" office:value="1.62536384961147" calcext:value-type="float">
            <text:p>1.6253638496</text:p>
          </table:table-cell>
        </table:table-row>
        <table:table-row table:style-name="ro1">
          <table:table-cell office:value-type="float" office:value="45000000" calcext:value-type="float">
            <text:p>45000000</text:p>
          </table:table-cell>
          <table:table-cell office:value-type="float" office:value="1.4728462341472" calcext:value-type="float">
            <text:p>1.4728462341</text:p>
          </table:table-cell>
        </table:table-row>
        <table:table-row table:style-name="ro1">
          <table:table-cell office:value-type="float" office:value="45250000" calcext:value-type="float">
            <text:p>45250000</text:p>
          </table:table-cell>
          <table:table-cell office:value-type="float" office:value="1.33372538521259" calcext:value-type="float">
            <text:p>1.3337253852</text:p>
          </table:table-cell>
        </table:table-row>
        <table:table-row table:style-name="ro1">
          <table:table-cell office:value-type="float" office:value="45500000" calcext:value-type="float">
            <text:p>45500000</text:p>
          </table:table-cell>
          <table:table-cell office:value-type="float" office:value="1.63999235231413" calcext:value-type="float">
            <text:p>1.6399923523</text:p>
          </table:table-cell>
        </table:table-row>
        <table:table-row table:style-name="ro1">
          <table:table-cell office:value-type="float" office:value="45750000" calcext:value-type="float">
            <text:p>45750000</text:p>
          </table:table-cell>
          <table:table-cell office:value-type="float" office:value="1.57607059833946" calcext:value-type="float">
            <text:p>1.5760705983</text:p>
          </table:table-cell>
        </table:table-row>
        <table:table-row table:style-name="ro1">
          <table:table-cell office:value-type="float" office:value="46000000" calcext:value-type="float">
            <text:p>46000000</text:p>
          </table:table-cell>
          <table:table-cell office:value-type="float" office:value="1.61598779915257" calcext:value-type="float">
            <text:p>1.6159877992</text:p>
          </table:table-cell>
        </table:table-row>
        <table:table-row table:style-name="ro1">
          <table:table-cell office:value-type="float" office:value="46250000" calcext:value-type="float">
            <text:p>46250000</text:p>
          </table:table-cell>
          <table:table-cell office:value-type="float" office:value="1.87788589358214" calcext:value-type="float">
            <text:p>1.8778858936</text:p>
          </table:table-cell>
        </table:table-row>
        <table:table-row table:style-name="ro1">
          <table:table-cell office:value-type="float" office:value="46500000" calcext:value-type="float">
            <text:p>46500000</text:p>
          </table:table-cell>
          <table:table-cell office:value-type="float" office:value="1.57010823018596" calcext:value-type="float">
            <text:p>1.5701082302</text:p>
          </table:table-cell>
        </table:table-row>
        <table:table-row table:style-name="ro1">
          <table:table-cell office:value-type="float" office:value="46750000" calcext:value-type="float">
            <text:p>46750000</text:p>
          </table:table-cell>
          <table:table-cell office:value-type="float" office:value="1.81133122063319" calcext:value-type="float">
            <text:p>1.8113312206</text:p>
          </table:table-cell>
        </table:table-row>
        <table:table-row table:style-name="ro1">
          <table:table-cell office:value-type="float" office:value="47000000" calcext:value-type="float">
            <text:p>47000000</text:p>
          </table:table-cell>
          <table:table-cell office:value-type="float" office:value="1.72155517290424" calcext:value-type="float">
            <text:p>1.7215551729</text:p>
          </table:table-cell>
        </table:table-row>
        <table:table-row table:style-name="ro1">
          <table:table-cell office:value-type="float" office:value="47250000" calcext:value-type="float">
            <text:p>47250000</text:p>
          </table:table-cell>
          <table:table-cell office:value-type="float" office:value="1.75919421043753" calcext:value-type="float">
            <text:p>1.7591942104</text:p>
          </table:table-cell>
        </table:table-row>
        <table:table-row table:style-name="ro1">
          <table:table-cell office:value-type="float" office:value="47500000" calcext:value-type="float">
            <text:p>47500000</text:p>
          </table:table-cell>
          <table:table-cell office:value-type="float" office:value="1.73628148933787" calcext:value-type="float">
            <text:p>1.7362814893</text:p>
          </table:table-cell>
        </table:table-row>
        <table:table-row table:style-name="ro1">
          <table:table-cell office:value-type="float" office:value="47750000" calcext:value-type="float">
            <text:p>47750000</text:p>
          </table:table-cell>
          <table:table-cell office:value-type="float" office:value="1.75597803394033" calcext:value-type="float">
            <text:p>1.7559780339</text:p>
          </table:table-cell>
        </table:table-row>
        <table:table-row table:style-name="ro1">
          <table:table-cell office:value-type="float" office:value="48000000" calcext:value-type="float">
            <text:p>48000000</text:p>
          </table:table-cell>
          <table:table-cell office:value-type="float" office:value="1.67041719127727" calcext:value-type="float">
            <text:p>1.6704171913</text:p>
          </table:table-cell>
        </table:table-row>
        <table:table-row table:style-name="ro1">
          <table:table-cell office:value-type="float" office:value="48250000" calcext:value-type="float">
            <text:p>48250000</text:p>
          </table:table-cell>
          <table:table-cell office:value-type="float" office:value="1.91868811423117" calcext:value-type="float">
            <text:p>1.9186881142</text:p>
          </table:table-cell>
        </table:table-row>
        <table:table-row table:style-name="ro1">
          <table:table-cell office:value-type="float" office:value="48500000" calcext:value-type="float">
            <text:p>48500000</text:p>
          </table:table-cell>
          <table:table-cell office:value-type="float" office:value="2.04327049169046" calcext:value-type="float">
            <text:p>2.0432704917</text:p>
          </table:table-cell>
        </table:table-row>
        <table:table-row table:style-name="ro1">
          <table:table-cell office:value-type="float" office:value="48750000" calcext:value-type="float">
            <text:p>48750000</text:p>
          </table:table-cell>
          <table:table-cell office:value-type="float" office:value="2.05096197680813" calcext:value-type="float">
            <text:p>2.0509619768</text:p>
          </table:table-cell>
        </table:table-row>
        <table:table-row table:style-name="ro1">
          <table:table-cell office:value-type="float" office:value="49000000" calcext:value-type="float">
            <text:p>49000000</text:p>
          </table:table-cell>
          <table:table-cell office:value-type="float" office:value="2.37358991389147" calcext:value-type="float">
            <text:p>2.3735899139</text:p>
          </table:table-cell>
        </table:table-row>
        <table:table-row table:style-name="ro1">
          <table:table-cell office:value-type="float" office:value="49250000" calcext:value-type="float">
            <text:p>49250000</text:p>
          </table:table-cell>
          <table:table-cell office:value-type="float" office:value="2.0604565142851" calcext:value-type="float">
            <text:p>2.0604565143</text:p>
          </table:table-cell>
        </table:table-row>
        <table:table-row table:style-name="ro1">
          <table:table-cell office:value-type="float" office:value="49500000" calcext:value-type="float">
            <text:p>49500000</text:p>
          </table:table-cell>
          <table:table-cell office:value-type="float" office:value="2.14153851649145" calcext:value-type="float">
            <text:p>2.1415385165</text:p>
          </table:table-cell>
        </table:table-row>
        <table:table-row table:style-name="ro1">
          <table:table-cell office:value-type="float" office:value="49750000" calcext:value-type="float">
            <text:p>49750000</text:p>
          </table:table-cell>
          <table:table-cell office:value-type="float" office:value="2.00727577688574" calcext:value-type="float">
            <text:p>2.0072757769</text:p>
          </table:table-cell>
        </table:table-row>
        <table:table-row table:style-name="ro1">
          <table:table-cell office:value-type="float" office:value="50000000" calcext:value-type="float">
            <text:p>50000000</text:p>
          </table:table-cell>
          <table:table-cell office:value-type="float" office:value="2.07452492580303" calcext:value-type="float">
            <text:p>2.0745249258</text:p>
          </table:table-cell>
        </table:table-row>
        <table:table-row table:style-name="ro1">
          <table:table-cell office:value-type="float" office:value="50250000" calcext:value-type="float">
            <text:p>50250000</text:p>
          </table:table-cell>
          <table:table-cell office:value-type="float" office:value="2.78622002552046" calcext:value-type="float">
            <text:p>2.7862200255</text:p>
          </table:table-cell>
        </table:table-row>
        <table:table-row table:style-name="ro1">
          <table:table-cell office:value-type="float" office:value="50500000" calcext:value-type="float">
            <text:p>50500000</text:p>
          </table:table-cell>
          <table:table-cell office:value-type="float" office:value="2.24154814723697" calcext:value-type="float">
            <text:p>2.2415481472</text:p>
          </table:table-cell>
        </table:table-row>
        <table:table-row table:style-name="ro1">
          <table:table-cell office:value-type="float" office:value="50750000" calcext:value-type="float">
            <text:p>50750000</text:p>
          </table:table-cell>
          <table:table-cell office:value-type="float" office:value="2.60941792057466" calcext:value-type="float">
            <text:p>2.6094179206</text:p>
          </table:table-cell>
        </table:table-row>
        <table:table-row table:style-name="ro1">
          <table:table-cell office:value-type="float" office:value="51000000" calcext:value-type="float">
            <text:p>51000000</text:p>
          </table:table-cell>
          <table:table-cell office:value-type="float" office:value="2.55654535334122" calcext:value-type="float">
            <text:p>2.5565453533</text:p>
          </table:table-cell>
        </table:table-row>
        <table:table-row table:style-name="ro1">
          <table:table-cell office:value-type="float" office:value="51250000" calcext:value-type="float">
            <text:p>51250000</text:p>
          </table:table-cell>
          <table:table-cell office:value-type="float" office:value="2.25260478884763" calcext:value-type="float">
            <text:p>2.2526047888</text:p>
          </table:table-cell>
        </table:table-row>
        <table:table-row table:style-name="ro1">
          <table:table-cell office:value-type="float" office:value="51500000" calcext:value-type="float">
            <text:p>51500000</text:p>
          </table:table-cell>
          <table:table-cell office:value-type="float" office:value="2.60483512436805" calcext:value-type="float">
            <text:p>2.6048351244</text:p>
          </table:table-cell>
        </table:table-row>
        <table:table-row table:style-name="ro1">
          <table:table-cell office:value-type="float" office:value="51750000" calcext:value-type="float">
            <text:p>51750000</text:p>
          </table:table-cell>
          <table:table-cell office:value-type="float" office:value="2.81256557374783" calcext:value-type="float">
            <text:p>2.8125655737</text:p>
          </table:table-cell>
        </table:table-row>
        <table:table-row table:style-name="ro1">
          <table:table-cell office:value-type="float" office:value="52000000" calcext:value-type="float">
            <text:p>52000000</text:p>
          </table:table-cell>
          <table:table-cell office:value-type="float" office:value="2.47343078394243" calcext:value-type="float">
            <text:p>2.4734307839</text:p>
          </table:table-cell>
        </table:table-row>
        <table:table-row table:style-name="ro1">
          <table:table-cell office:value-type="float" office:value="52250000" calcext:value-type="float">
            <text:p>52250000</text:p>
          </table:table-cell>
          <table:table-cell office:value-type="float" office:value="2.6311343030354" calcext:value-type="float">
            <text:p>2.631134303</text:p>
          </table:table-cell>
        </table:table-row>
        <table:table-row table:style-name="ro1">
          <table:table-cell office:value-type="float" office:value="52500000" calcext:value-type="float">
            <text:p>52500000</text:p>
          </table:table-cell>
          <table:table-cell office:value-type="float" office:value="2.71675782124008" calcext:value-type="float">
            <text:p>2.7167578212</text:p>
          </table:table-cell>
        </table:table-row>
        <table:table-row table:style-name="ro1">
          <table:table-cell office:value-type="float" office:value="52750000" calcext:value-type="float">
            <text:p>52750000</text:p>
          </table:table-cell>
          <table:table-cell office:value-type="float" office:value="2.92607556651933" calcext:value-type="float">
            <text:p>2.9260755665</text:p>
          </table:table-cell>
        </table:table-row>
        <table:table-row table:style-name="ro1">
          <table:table-cell office:value-type="float" office:value="53000000" calcext:value-type="float">
            <text:p>53000000</text:p>
          </table:table-cell>
          <table:table-cell office:value-type="float" office:value="2.9542224322541" calcext:value-type="float">
            <text:p>2.9542224323</text:p>
          </table:table-cell>
        </table:table-row>
        <table:table-row table:style-name="ro1">
          <table:table-cell office:value-type="float" office:value="53250000" calcext:value-type="float">
            <text:p>53250000</text:p>
          </table:table-cell>
          <table:table-cell office:value-type="float" office:value="3.20243626581966" calcext:value-type="float">
            <text:p>3.2024362658</text:p>
          </table:table-cell>
        </table:table-row>
        <table:table-row table:style-name="ro1">
          <table:table-cell office:value-type="float" office:value="53500000" calcext:value-type="float">
            <text:p>53500000</text:p>
          </table:table-cell>
          <table:table-cell office:value-type="float" office:value="3.38497104290001" calcext:value-type="float">
            <text:p>3.3849710429</text:p>
          </table:table-cell>
        </table:table-row>
        <table:table-row table:style-name="ro1">
          <table:table-cell office:value-type="float" office:value="53750000" calcext:value-type="float">
            <text:p>53750000</text:p>
          </table:table-cell>
          <table:table-cell office:value-type="float" office:value="2.97896173541824" calcext:value-type="float">
            <text:p>2.9789617354</text:p>
          </table:table-cell>
        </table:table-row>
        <table:table-row table:style-name="ro1">
          <table:table-cell office:value-type="float" office:value="54000000" calcext:value-type="float">
            <text:p>54000000</text:p>
          </table:table-cell>
          <table:table-cell office:value-type="float" office:value="3.59532677309816" calcext:value-type="float">
            <text:p>3.5953267731</text:p>
          </table:table-cell>
        </table:table-row>
        <table:table-row table:style-name="ro1">
          <table:table-cell office:value-type="float" office:value="54250000" calcext:value-type="float">
            <text:p>54250000</text:p>
          </table:table-cell>
          <table:table-cell office:value-type="float" office:value="4.06081951396571" calcext:value-type="float">
            <text:p>4.060819514</text:p>
          </table:table-cell>
        </table:table-row>
        <table:table-row table:style-name="ro1">
          <table:table-cell office:value-type="float" office:value="54500000" calcext:value-type="float">
            <text:p>54500000</text:p>
          </table:table-cell>
          <table:table-cell office:value-type="float" office:value="4.41687797090171" calcext:value-type="float">
            <text:p>4.4168779709</text:p>
          </table:table-cell>
        </table:table-row>
        <table:table-row table:style-name="ro1">
          <table:table-cell office:value-type="float" office:value="54750000" calcext:value-type="float">
            <text:p>54750000</text:p>
          </table:table-cell>
          <table:table-cell office:value-type="float" office:value="3.76789010435595" calcext:value-type="float">
            <text:p>3.7678901044</text:p>
          </table:table-cell>
        </table:table-row>
        <table:table-row table:style-name="ro1">
          <table:table-cell office:value-type="float" office:value="55000000" calcext:value-type="float">
            <text:p>55000000</text:p>
          </table:table-cell>
          <table:table-cell office:value-type="float" office:value="3.36875243580172" calcext:value-type="float">
            <text:p>3.3687524358</text:p>
          </table:table-cell>
        </table:table-row>
        <table:table-row table:style-name="ro1">
          <table:table-cell office:value-type="float" office:value="55250000" calcext:value-type="float">
            <text:p>55250000</text:p>
          </table:table-cell>
          <table:table-cell office:value-type="float" office:value="3.68091220568494" calcext:value-type="float">
            <text:p>3.6809122057</text:p>
          </table:table-cell>
        </table:table-row>
        <table:table-row table:style-name="ro1">
          <table:table-cell office:value-type="float" office:value="55500000" calcext:value-type="float">
            <text:p>55500000</text:p>
          </table:table-cell>
          <table:table-cell office:value-type="float" office:value="3.42015591181198" calcext:value-type="float">
            <text:p>3.4201559118</text:p>
          </table:table-cell>
        </table:table-row>
        <table:table-row table:style-name="ro1">
          <table:table-cell office:value-type="float" office:value="55750000" calcext:value-type="float">
            <text:p>55750000</text:p>
          </table:table-cell>
          <table:table-cell office:value-type="float" office:value="3.44230868441996" calcext:value-type="float">
            <text:p>3.4423086844</text:p>
          </table:table-cell>
        </table:table-row>
        <table:table-row table:style-name="ro1">
          <table:table-cell office:value-type="float" office:value="56000000" calcext:value-type="float">
            <text:p>56000000</text:p>
          </table:table-cell>
          <table:table-cell office:value-type="float" office:value="3.83937377523111" calcext:value-type="float">
            <text:p>3.8393737752</text:p>
          </table:table-cell>
        </table:table-row>
        <table:table-row table:style-name="ro1">
          <table:table-cell office:value-type="float" office:value="56250000" calcext:value-type="float">
            <text:p>56250000</text:p>
          </table:table-cell>
          <table:table-cell office:value-type="float" office:value="4.26727773964254" calcext:value-type="float">
            <text:p>4.2672777396</text:p>
          </table:table-cell>
        </table:table-row>
        <table:table-row table:style-name="ro1">
          <table:table-cell office:value-type="float" office:value="56500000" calcext:value-type="float">
            <text:p>56500000</text:p>
          </table:table-cell>
          <table:table-cell office:value-type="float" office:value="3.22681006528149" calcext:value-type="float">
            <text:p>3.2268100653</text:p>
          </table:table-cell>
        </table:table-row>
        <table:table-row table:style-name="ro1">
          <table:table-cell office:value-type="float" office:value="56750000" calcext:value-type="float">
            <text:p>56750000</text:p>
          </table:table-cell>
          <table:table-cell office:value-type="float" office:value="3.59330422403357" calcext:value-type="float">
            <text:p>3.593304224</text:p>
          </table:table-cell>
        </table:table-row>
        <table:table-row table:style-name="ro1">
          <table:table-cell office:value-type="float" office:value="57000000" calcext:value-type="float">
            <text:p>57000000</text:p>
          </table:table-cell>
          <table:table-cell office:value-type="float" office:value="3.93190464055844" calcext:value-type="float">
            <text:p>3.9319046406</text:p>
          </table:table-cell>
        </table:table-row>
        <table:table-row table:style-name="ro1">
          <table:table-cell office:value-type="float" office:value="57250000" calcext:value-type="float">
            <text:p>57250000</text:p>
          </table:table-cell>
          <table:table-cell office:value-type="float" office:value="4.0420805644729" calcext:value-type="float">
            <text:p>4.0420805645</text:p>
          </table:table-cell>
        </table:table-row>
        <table:table-row table:style-name="ro1">
          <table:table-cell office:value-type="float" office:value="57500000" calcext:value-type="float">
            <text:p>57500000</text:p>
          </table:table-cell>
          <table:table-cell office:value-type="float" office:value="4.01389276411122" calcext:value-type="float">
            <text:p>4.0138927641</text:p>
          </table:table-cell>
        </table:table-row>
        <table:table-row table:style-name="ro1">
          <table:table-cell office:value-type="float" office:value="57750000" calcext:value-type="float">
            <text:p>57750000</text:p>
          </table:table-cell>
          <table:table-cell office:value-type="float" office:value="4.70053652375663" calcext:value-type="float">
            <text:p>4.7005365238</text:p>
          </table:table-cell>
        </table:table-row>
        <table:table-row table:style-name="ro1">
          <table:table-cell office:value-type="float" office:value="58000000" calcext:value-type="float">
            <text:p>58000000</text:p>
          </table:table-cell>
          <table:table-cell office:value-type="float" office:value="3.98415689197359" calcext:value-type="float">
            <text:p>3.984156892</text:p>
          </table:table-cell>
        </table:table-row>
        <table:table-row table:style-name="ro1">
          <table:table-cell office:value-type="float" office:value="58250000" calcext:value-type="float">
            <text:p>58250000</text:p>
          </table:table-cell>
          <table:table-cell office:value-type="float" office:value="4.48342882904882" calcext:value-type="float">
            <text:p>4.483428829</text:p>
          </table:table-cell>
        </table:table-row>
        <table:table-row table:style-name="ro1">
          <table:table-cell office:value-type="float" office:value="58500000" calcext:value-type="float">
            <text:p>58500000</text:p>
          </table:table-cell>
          <table:table-cell office:value-type="float" office:value="5.58613850327736" calcext:value-type="float">
            <text:p>5.5861385033</text:p>
          </table:table-cell>
        </table:table-row>
        <table:table-row table:style-name="ro1">
          <table:table-cell office:value-type="float" office:value="58750000" calcext:value-type="float">
            <text:p>58750000</text:p>
          </table:table-cell>
          <table:table-cell office:value-type="float" office:value="4.82333953779993" calcext:value-type="float">
            <text:p>4.8233395378</text:p>
          </table:table-cell>
        </table:table-row>
        <table:table-row table:style-name="ro1">
          <table:table-cell office:value-type="float" office:value="59000000" calcext:value-type="float">
            <text:p>59000000</text:p>
          </table:table-cell>
          <table:table-cell office:value-type="float" office:value="4.1619626420001" calcext:value-type="float">
            <text:p>4.161962642</text:p>
          </table:table-cell>
        </table:table-row>
        <table:table-row table:style-name="ro1">
          <table:table-cell office:value-type="float" office:value="59250000" calcext:value-type="float">
            <text:p>59250000</text:p>
          </table:table-cell>
          <table:table-cell office:value-type="float" office:value="4.11917835824574" calcext:value-type="float">
            <text:p>4.1191783582</text:p>
          </table:table-cell>
        </table:table-row>
        <table:table-row table:style-name="ro1">
          <table:table-cell office:value-type="float" office:value="59500000" calcext:value-type="float">
            <text:p>59500000</text:p>
          </table:table-cell>
          <table:table-cell office:value-type="float" office:value="3.82479236585082" calcext:value-type="float">
            <text:p>3.8247923659</text:p>
          </table:table-cell>
        </table:table-row>
        <table:table-row table:style-name="ro1">
          <table:table-cell office:value-type="float" office:value="59750000" calcext:value-type="float">
            <text:p>59750000</text:p>
          </table:table-cell>
          <table:table-cell office:value-type="float" office:value="3.64035633178424" calcext:value-type="float">
            <text:p>3.6403563318</text:p>
          </table:table-cell>
        </table:table-row>
        <table:table-row table:style-name="ro1">
          <table:table-cell office:value-type="float" office:value="60000000" calcext:value-type="float">
            <text:p>60000000</text:p>
          </table:table-cell>
          <table:table-cell office:value-type="float" office:value="3.75355583078627" calcext:value-type="float">
            <text:p>3.7535558308</text:p>
          </table:table-cell>
        </table:table-row>
        <table:table-row table:style-name="ro1">
          <table:table-cell office:value-type="float" office:value="60250000" calcext:value-type="float">
            <text:p>60250000</text:p>
          </table:table-cell>
          <table:table-cell office:value-type="float" office:value="4.64840086278436" calcext:value-type="float">
            <text:p>4.6484008628</text:p>
          </table:table-cell>
        </table:table-row>
        <table:table-row table:style-name="ro1">
          <table:table-cell office:value-type="float" office:value="60500000" calcext:value-type="float">
            <text:p>60500000</text:p>
          </table:table-cell>
          <table:table-cell office:value-type="float" office:value="4.71221446560584" calcext:value-type="float">
            <text:p>4.7122144656</text:p>
          </table:table-cell>
        </table:table-row>
        <table:table-row table:style-name="ro1">
          <table:table-cell office:value-type="float" office:value="60750000" calcext:value-type="float">
            <text:p>60750000</text:p>
          </table:table-cell>
          <table:table-cell office:value-type="float" office:value="4.0041809351703" calcext:value-type="float">
            <text:p>4.0041809352</text:p>
          </table:table-cell>
        </table:table-row>
        <table:table-row table:style-name="ro1">
          <table:table-cell office:value-type="float" office:value="61000000" calcext:value-type="float">
            <text:p>61000000</text:p>
          </table:table-cell>
          <table:table-cell office:value-type="float" office:value="4.18132164116626" calcext:value-type="float">
            <text:p>4.1813216412</text:p>
          </table:table-cell>
        </table:table-row>
        <table:table-row table:style-name="ro1">
          <table:table-cell office:value-type="float" office:value="61250000" calcext:value-type="float">
            <text:p>61250000</text:p>
          </table:table-cell>
          <table:table-cell office:value-type="float" office:value="5.01189371223818" calcext:value-type="float">
            <text:p>5.0118937122</text:p>
          </table:table-cell>
        </table:table-row>
        <table:table-row table:style-name="ro1">
          <table:table-cell office:value-type="float" office:value="61500000" calcext:value-type="float">
            <text:p>61500000</text:p>
          </table:table-cell>
          <table:table-cell office:value-type="float" office:value="4.53704648679493" calcext:value-type="float">
            <text:p>4.5370464868</text:p>
          </table:table-cell>
        </table:table-row>
        <table:table-row table:style-name="ro1">
          <table:table-cell office:value-type="float" office:value="61750000" calcext:value-type="float">
            <text:p>61750000</text:p>
          </table:table-cell>
          <table:table-cell office:value-type="float" office:value="5.24487767303469" calcext:value-type="float">
            <text:p>5.244877673</text:p>
          </table:table-cell>
        </table:table-row>
        <table:table-row table:style-name="ro1">
          <table:table-cell office:value-type="float" office:value="62000000" calcext:value-type="float">
            <text:p>62000000</text:p>
          </table:table-cell>
          <table:table-cell office:value-type="float" office:value="4.23421074380989" calcext:value-type="float">
            <text:p>4.2342107438</text:p>
          </table:table-cell>
        </table:table-row>
        <table:table-row table:style-name="ro1">
          <table:table-cell office:value-type="float" office:value="62250000" calcext:value-type="float">
            <text:p>62250000</text:p>
          </table:table-cell>
          <table:table-cell office:value-type="float" office:value="4.45754369771457" calcext:value-type="float">
            <text:p>4.4575436977</text:p>
          </table:table-cell>
        </table:table-row>
        <table:table-row table:style-name="ro1">
          <table:table-cell office:value-type="float" office:value="62500000" calcext:value-type="float">
            <text:p>62500000</text:p>
          </table:table-cell>
          <table:table-cell office:value-type="float" office:value="4.82834075157989" calcext:value-type="float">
            <text:p>4.8283407516</text:p>
          </table:table-cell>
        </table:table-row>
        <table:table-row table:style-name="ro1">
          <table:table-cell office:value-type="float" office:value="62750000" calcext:value-type="float">
            <text:p>62750000</text:p>
          </table:table-cell>
          <table:table-cell office:value-type="float" office:value="4.27282041973189" calcext:value-type="float">
            <text:p>4.2728204197</text:p>
          </table:table-cell>
        </table:table-row>
        <table:table-row table:style-name="ro1">
          <table:table-cell office:value-type="float" office:value="63000000" calcext:value-type="float">
            <text:p>63000000</text:p>
          </table:table-cell>
          <table:table-cell office:value-type="float" office:value="3.87906526840631" calcext:value-type="float">
            <text:p>3.8790652684</text:p>
          </table:table-cell>
        </table:table-row>
        <table:table-row table:style-name="ro1">
          <table:table-cell office:value-type="float" office:value="63250000" calcext:value-type="float">
            <text:p>63250000</text:p>
          </table:table-cell>
          <table:table-cell office:value-type="float" office:value="4.49852095597818" calcext:value-type="float">
            <text:p>4.498520956</text:p>
          </table:table-cell>
        </table:table-row>
        <table:table-row table:style-name="ro1">
          <table:table-cell office:value-type="float" office:value="63500000" calcext:value-type="float">
            <text:p>63500000</text:p>
          </table:table-cell>
          <table:table-cell office:value-type="float" office:value="5.07070970087407" calcext:value-type="float">
            <text:p>5.0707097009</text:p>
          </table:table-cell>
        </table:table-row>
        <table:table-row table:style-name="ro1">
          <table:table-cell office:value-type="float" office:value="63750000" calcext:value-type="float">
            <text:p>63750000</text:p>
          </table:table-cell>
          <table:table-cell office:value-type="float" office:value="4.06267303283255" calcext:value-type="float">
            <text:p>4.0626730328</text:p>
          </table:table-cell>
        </table:table-row>
        <table:table-row table:style-name="ro1">
          <table:table-cell office:value-type="float" office:value="64000000" calcext:value-type="float">
            <text:p>64000000</text:p>
          </table:table-cell>
          <table:table-cell office:value-type="float" office:value="5.14637162261551" calcext:value-type="float">
            <text:p>5.1463716226</text:p>
          </table:table-cell>
        </table:table-row>
        <table:table-row table:style-name="ro1">
          <table:table-cell office:value-type="float" office:value="64250000" calcext:value-type="float">
            <text:p>64250000</text:p>
          </table:table-cell>
          <table:table-cell office:value-type="float" office:value="5.23620580492016" calcext:value-type="float">
            <text:p>5.2362058049</text:p>
          </table:table-cell>
        </table:table-row>
        <table:table-row table:style-name="ro1">
          <table:table-cell office:value-type="float" office:value="64500000" calcext:value-type="float">
            <text:p>64500000</text:p>
          </table:table-cell>
          <table:table-cell office:value-type="float" office:value="4.50701897916349" calcext:value-type="float">
            <text:p>4.5070189792</text:p>
          </table:table-cell>
        </table:table-row>
        <table:table-row table:style-name="ro1">
          <table:table-cell office:value-type="float" office:value="64750000" calcext:value-type="float">
            <text:p>64750000</text:p>
          </table:table-cell>
          <table:table-cell office:value-type="float" office:value="4.28497821090231" calcext:value-type="float">
            <text:p>4.2849782109</text:p>
          </table:table-cell>
        </table:table-row>
        <table:table-row table:style-name="ro1">
          <table:table-cell office:value-type="float" office:value="65000000" calcext:value-type="float">
            <text:p>65000000</text:p>
          </table:table-cell>
          <table:table-cell office:value-type="float" office:value="4.60676437397329" calcext:value-type="float">
            <text:p>4.606764374</text:p>
          </table:table-cell>
        </table:table-row>
        <table:table-row table:style-name="ro1">
          <table:table-cell office:value-type="float" office:value="65250000" calcext:value-type="float">
            <text:p>65250000</text:p>
          </table:table-cell>
          <table:table-cell office:value-type="float" office:value="4.13268039735419" calcext:value-type="float">
            <text:p>4.1326803974</text:p>
          </table:table-cell>
        </table:table-row>
        <table:table-row table:style-name="ro1">
          <table:table-cell office:value-type="float" office:value="65500000" calcext:value-type="float">
            <text:p>65500000</text:p>
          </table:table-cell>
          <table:table-cell office:value-type="float" office:value="4.21350124759964" calcext:value-type="float">
            <text:p>4.2135012476</text:p>
          </table:table-cell>
        </table:table-row>
        <table:table-row table:style-name="ro1">
          <table:table-cell office:value-type="float" office:value="65750000" calcext:value-type="float">
            <text:p>65750000</text:p>
          </table:table-cell>
          <table:table-cell office:value-type="float" office:value="4.79081773055715" calcext:value-type="float">
            <text:p>4.7908177306</text:p>
          </table:table-cell>
        </table:table-row>
        <table:table-row table:style-name="ro1">
          <table:table-cell office:value-type="float" office:value="66000000" calcext:value-type="float">
            <text:p>66000000</text:p>
          </table:table-cell>
          <table:table-cell office:value-type="float" office:value="4.20294864335963" calcext:value-type="float">
            <text:p>4.2029486434</text:p>
          </table:table-cell>
        </table:table-row>
        <table:table-row table:style-name="ro1">
          <table:table-cell office:value-type="float" office:value="66250000" calcext:value-type="float">
            <text:p>66250000</text:p>
          </table:table-cell>
          <table:table-cell office:value-type="float" office:value="4.57101008857896" calcext:value-type="float">
            <text:p>4.5710100886</text:p>
          </table:table-cell>
        </table:table-row>
        <table:table-row table:style-name="ro1">
          <table:table-cell office:value-type="float" office:value="66500000" calcext:value-type="float">
            <text:p>66500000</text:p>
          </table:table-cell>
          <table:table-cell office:value-type="float" office:value="4.10485067506852" calcext:value-type="float">
            <text:p>4.1048506751</text:p>
          </table:table-cell>
        </table:table-row>
        <table:table-row table:style-name="ro1">
          <table:table-cell office:value-type="float" office:value="66750000" calcext:value-type="float">
            <text:p>66750000</text:p>
          </table:table-cell>
          <table:table-cell office:value-type="float" office:value="4.2281056263407" calcext:value-type="float">
            <text:p>4.2281056263</text:p>
          </table:table-cell>
        </table:table-row>
        <table:table-row table:style-name="ro1">
          <table:table-cell office:value-type="float" office:value="67000000" calcext:value-type="float">
            <text:p>67000000</text:p>
          </table:table-cell>
          <table:table-cell office:value-type="float" office:value="4.1714556897335" calcext:value-type="float">
            <text:p>4.1714556897</text:p>
          </table:table-cell>
        </table:table-row>
        <table:table-row table:style-name="ro1">
          <table:table-cell office:value-type="float" office:value="67250000" calcext:value-type="float">
            <text:p>67250000</text:p>
          </table:table-cell>
          <table:table-cell office:value-type="float" office:value="3.92771651954069" calcext:value-type="float">
            <text:p>3.9277165195</text:p>
          </table:table-cell>
        </table:table-row>
        <table:table-row table:style-name="ro1">
          <table:table-cell office:value-type="float" office:value="67500000" calcext:value-type="float">
            <text:p>67500000</text:p>
          </table:table-cell>
          <table:table-cell office:value-type="float" office:value="4.56908103726301" calcext:value-type="float">
            <text:p>4.5690810373</text:p>
          </table:table-cell>
        </table:table-row>
        <table:table-row table:style-name="ro1">
          <table:table-cell office:value-type="float" office:value="67750000" calcext:value-type="float">
            <text:p>67750000</text:p>
          </table:table-cell>
          <table:table-cell office:value-type="float" office:value="4.20398018021067" calcext:value-type="float">
            <text:p>4.2039801802</text:p>
          </table:table-cell>
        </table:table-row>
        <table:table-row table:style-name="ro1">
          <table:table-cell office:value-type="float" office:value="68000000" calcext:value-type="float">
            <text:p>68000000</text:p>
          </table:table-cell>
          <table:table-cell office:value-type="float" office:value="4.24265568951674" calcext:value-type="float">
            <text:p>4.2426556895</text:p>
          </table:table-cell>
        </table:table-row>
        <table:table-row table:style-name="ro1">
          <table:table-cell office:value-type="float" office:value="68250000" calcext:value-type="float">
            <text:p>68250000</text:p>
          </table:table-cell>
          <table:table-cell office:value-type="float" office:value="3.76972396219285" calcext:value-type="float">
            <text:p>3.7697239622</text:p>
          </table:table-cell>
        </table:table-row>
        <table:table-row table:style-name="ro1">
          <table:table-cell office:value-type="float" office:value="68500000" calcext:value-type="float">
            <text:p>68500000</text:p>
          </table:table-cell>
          <table:table-cell office:value-type="float" office:value="4.03256563411549" calcext:value-type="float">
            <text:p>4.0325656341</text:p>
          </table:table-cell>
        </table:table-row>
        <table:table-row table:style-name="ro1">
          <table:table-cell office:value-type="float" office:value="68750000" calcext:value-type="float">
            <text:p>68750000</text:p>
          </table:table-cell>
          <table:table-cell office:value-type="float" office:value="3.74994372999658" calcext:value-type="float">
            <text:p>3.74994373</text:p>
          </table:table-cell>
        </table:table-row>
        <table:table-row table:style-name="ro1">
          <table:table-cell office:value-type="float" office:value="69000000" calcext:value-type="float">
            <text:p>69000000</text:p>
          </table:table-cell>
          <table:table-cell office:value-type="float" office:value="4.31658795261314" calcext:value-type="float">
            <text:p>4.3165879526</text:p>
          </table:table-cell>
        </table:table-row>
        <table:table-row table:style-name="ro1">
          <table:table-cell office:value-type="float" office:value="69250000" calcext:value-type="float">
            <text:p>69250000</text:p>
          </table:table-cell>
          <table:table-cell office:value-type="float" office:value="3.79135538315872" calcext:value-type="float">
            <text:p>3.7913553832</text:p>
          </table:table-cell>
        </table:table-row>
        <table:table-row table:style-name="ro1">
          <table:table-cell office:value-type="float" office:value="69500000" calcext:value-type="float">
            <text:p>69500000</text:p>
          </table:table-cell>
          <table:table-cell office:value-type="float" office:value="4.0923621698964" calcext:value-type="float">
            <text:p>4.0923621699</text:p>
          </table:table-cell>
        </table:table-row>
        <table:table-row table:style-name="ro1">
          <table:table-cell office:value-type="float" office:value="69750000" calcext:value-type="float">
            <text:p>69750000</text:p>
          </table:table-cell>
          <table:table-cell office:value-type="float" office:value="3.91593066479496" calcext:value-type="float">
            <text:p>3.9159306648</text:p>
          </table:table-cell>
        </table:table-row>
        <table:table-row table:style-name="ro1">
          <table:table-cell office:value-type="float" office:value="70000000" calcext:value-type="float">
            <text:p>70000000</text:p>
          </table:table-cell>
          <table:table-cell office:value-type="float" office:value="3.97206557824339" calcext:value-type="float">
            <text:p>3.9720655782</text:p>
          </table:table-cell>
        </table:table-row>
        <table:table-row table:style-name="ro1">
          <table:table-cell office:value-type="float" office:value="70250000" calcext:value-type="float">
            <text:p>70250000</text:p>
          </table:table-cell>
          <table:table-cell office:value-type="float" office:value="3.87016349383402" calcext:value-type="float">
            <text:p>3.8701634938</text:p>
          </table:table-cell>
        </table:table-row>
        <table:table-row table:style-name="ro1">
          <table:table-cell office:value-type="float" office:value="70500000" calcext:value-type="float">
            <text:p>70500000</text:p>
          </table:table-cell>
          <table:table-cell office:value-type="float" office:value="3.7645384117625" calcext:value-type="float">
            <text:p>3.7645384118</text:p>
          </table:table-cell>
        </table:table-row>
        <table:table-row table:style-name="ro1">
          <table:table-cell office:value-type="float" office:value="70750000" calcext:value-type="float">
            <text:p>70750000</text:p>
          </table:table-cell>
          <table:table-cell office:value-type="float" office:value="3.5426315381681" calcext:value-type="float">
            <text:p>3.5426315382</text:p>
          </table:table-cell>
        </table:table-row>
        <table:table-row table:style-name="ro1">
          <table:table-cell office:value-type="float" office:value="71000000" calcext:value-type="float">
            <text:p>71000000</text:p>
          </table:table-cell>
          <table:table-cell office:value-type="float" office:value="3.16558868080239" calcext:value-type="float">
            <text:p>3.1655886808</text:p>
          </table:table-cell>
        </table:table-row>
        <table:table-row table:style-name="ro1">
          <table:table-cell office:value-type="float" office:value="71250000" calcext:value-type="float">
            <text:p>71250000</text:p>
          </table:table-cell>
          <table:table-cell office:value-type="float" office:value="3.65604272449156" calcext:value-type="float">
            <text:p>3.6560427245</text:p>
          </table:table-cell>
        </table:table-row>
        <table:table-row table:style-name="ro1">
          <table:table-cell office:value-type="float" office:value="71500000" calcext:value-type="float">
            <text:p>71500000</text:p>
          </table:table-cell>
          <table:table-cell office:value-type="float" office:value="3.26396834507351" calcext:value-type="float">
            <text:p>3.2639683451</text:p>
          </table:table-cell>
        </table:table-row>
        <table:table-row table:style-name="ro1">
          <table:table-cell office:value-type="float" office:value="71750000" calcext:value-type="float">
            <text:p>71750000</text:p>
          </table:table-cell>
          <table:table-cell office:value-type="float" office:value="3.43019901392915" calcext:value-type="float">
            <text:p>3.4301990139</text:p>
          </table:table-cell>
        </table:table-row>
        <table:table-row table:style-name="ro1">
          <table:table-cell office:value-type="float" office:value="72000000" calcext:value-type="float">
            <text:p>72000000</text:p>
          </table:table-cell>
          <table:table-cell office:value-type="float" office:value="3.79831302685123" calcext:value-type="float">
            <text:p>3.7983130269</text:p>
          </table:table-cell>
        </table:table-row>
        <table:table-row table:style-name="ro1">
          <table:table-cell office:value-type="float" office:value="72250000" calcext:value-type="float">
            <text:p>72250000</text:p>
          </table:table-cell>
          <table:table-cell office:value-type="float" office:value="3.3905009848248" calcext:value-type="float">
            <text:p>3.3905009848</text:p>
          </table:table-cell>
        </table:table-row>
        <table:table-row table:style-name="ro1">
          <table:table-cell office:value-type="float" office:value="72500000" calcext:value-type="float">
            <text:p>72500000</text:p>
          </table:table-cell>
          <table:table-cell office:value-type="float" office:value="3.83044255152536" calcext:value-type="float">
            <text:p>3.8304425515</text:p>
          </table:table-cell>
        </table:table-row>
        <table:table-row table:style-name="ro1">
          <table:table-cell office:value-type="float" office:value="72750000" calcext:value-type="float">
            <text:p>72750000</text:p>
          </table:table-cell>
          <table:table-cell office:value-type="float" office:value="3.61314556791403" calcext:value-type="float">
            <text:p>3.6131455679</text:p>
          </table:table-cell>
        </table:table-row>
        <table:table-row table:style-name="ro1">
          <table:table-cell office:value-type="float" office:value="73000000" calcext:value-type="float">
            <text:p>73000000</text:p>
          </table:table-cell>
          <table:table-cell office:value-type="float" office:value="3.45661511670169" calcext:value-type="float">
            <text:p>3.4566151167</text:p>
          </table:table-cell>
        </table:table-row>
        <table:table-row table:style-name="ro1">
          <table:table-cell office:value-type="float" office:value="73250000" calcext:value-type="float">
            <text:p>73250000</text:p>
          </table:table-cell>
          <table:table-cell office:value-type="float" office:value="3.46439692638334" calcext:value-type="float">
            <text:p>3.4643969264</text:p>
          </table:table-cell>
        </table:table-row>
        <table:table-row table:style-name="ro1">
          <table:table-cell office:value-type="float" office:value="73500000" calcext:value-type="float">
            <text:p>73500000</text:p>
          </table:table-cell>
          <table:table-cell office:value-type="float" office:value="3.3076962590257" calcext:value-type="float">
            <text:p>3.307696259</text:p>
          </table:table-cell>
        </table:table-row>
        <table:table-row table:style-name="ro1">
          <table:table-cell office:value-type="float" office:value="73750000" calcext:value-type="float">
            <text:p>73750000</text:p>
          </table:table-cell>
          <table:table-cell office:value-type="float" office:value="3.32850904840915" calcext:value-type="float">
            <text:p>3.3285090484</text:p>
          </table:table-cell>
        </table:table-row>
        <table:table-row table:style-name="ro1">
          <table:table-cell office:value-type="float" office:value="74000000" calcext:value-type="float">
            <text:p>74000000</text:p>
          </table:table-cell>
          <table:table-cell office:value-type="float" office:value="3.40674493589098" calcext:value-type="float">
            <text:p>3.4067449359</text:p>
          </table:table-cell>
        </table:table-row>
        <table:table-row table:style-name="ro1">
          <table:table-cell office:value-type="float" office:value="74250000" calcext:value-type="float">
            <text:p>74250000</text:p>
          </table:table-cell>
          <table:table-cell office:value-type="float" office:value="3.43404494743169" calcext:value-type="float">
            <text:p>3.4340449474</text:p>
          </table:table-cell>
        </table:table-row>
        <table:table-row table:style-name="ro1">
          <table:table-cell office:value-type="float" office:value="74500000" calcext:value-type="float">
            <text:p>74500000</text:p>
          </table:table-cell>
          <table:table-cell office:value-type="float" office:value="3.19818380084409" calcext:value-type="float">
            <text:p>3.1981838008</text:p>
          </table:table-cell>
        </table:table-row>
        <table:table-row table:style-name="ro1">
          <table:table-cell office:value-type="float" office:value="74750000" calcext:value-type="float">
            <text:p>74750000</text:p>
          </table:table-cell>
          <table:table-cell office:value-type="float" office:value="3.17635234465446" calcext:value-type="float">
            <text:p>3.1763523447</text:p>
          </table:table-cell>
        </table:table-row>
        <table:table-row table:style-name="ro1">
          <table:table-cell office:value-type="float" office:value="75000000" calcext:value-type="float">
            <text:p>75000000</text:p>
          </table:table-cell>
          <table:table-cell office:value-type="float" office:value="3.02892026438426" calcext:value-type="float">
            <text:p>3.0289202644</text:p>
          </table:table-cell>
        </table:table-row>
        <table:table-row table:style-name="ro1">
          <table:table-cell office:value-type="float" office:value="75250000" calcext:value-type="float">
            <text:p>75250000</text:p>
          </table:table-cell>
          <table:table-cell office:value-type="float" office:value="3.21864667244587" calcext:value-type="float">
            <text:p>3.2186466724</text:p>
          </table:table-cell>
        </table:table-row>
        <table:table-row table:style-name="ro1">
          <table:table-cell office:value-type="float" office:value="75500000" calcext:value-type="float">
            <text:p>75500000</text:p>
          </table:table-cell>
          <table:table-cell office:value-type="float" office:value="3.30241023800755" calcext:value-type="float">
            <text:p>3.302410238</text:p>
          </table:table-cell>
        </table:table-row>
        <table:table-row table:style-name="ro1">
          <table:table-cell office:value-type="float" office:value="75750000" calcext:value-type="float">
            <text:p>75750000</text:p>
          </table:table-cell>
          <table:table-cell office:value-type="float" office:value="2.8697072516711" calcext:value-type="float">
            <text:p>2.8697072517</text:p>
          </table:table-cell>
        </table:table-row>
        <table:table-row table:style-name="ro1">
          <table:table-cell office:value-type="float" office:value="76000000" calcext:value-type="float">
            <text:p>76000000</text:p>
          </table:table-cell>
          <table:table-cell office:value-type="float" office:value="3.34870392101066" calcext:value-type="float">
            <text:p>3.348703921</text:p>
          </table:table-cell>
        </table:table-row>
        <table:table-row table:style-name="ro1">
          <table:table-cell office:value-type="float" office:value="76250000" calcext:value-type="float">
            <text:p>76250000</text:p>
          </table:table-cell>
          <table:table-cell office:value-type="float" office:value="3.16993802563794" calcext:value-type="float">
            <text:p>3.1699380256</text:p>
          </table:table-cell>
        </table:table-row>
        <table:table-row table:style-name="ro1">
          <table:table-cell office:value-type="float" office:value="76500000" calcext:value-type="float">
            <text:p>76500000</text:p>
          </table:table-cell>
          <table:table-cell office:value-type="float" office:value="3.39889306882669" calcext:value-type="float">
            <text:p>3.3988930688</text:p>
          </table:table-cell>
        </table:table-row>
        <table:table-row table:style-name="ro1">
          <table:table-cell office:value-type="float" office:value="76750000" calcext:value-type="float">
            <text:p>76750000</text:p>
          </table:table-cell>
          <table:table-cell office:value-type="float" office:value="3.03766125721522" calcext:value-type="float">
            <text:p>3.0376612572</text:p>
          </table:table-cell>
        </table:table-row>
        <table:table-row table:style-name="ro1">
          <table:table-cell office:value-type="float" office:value="77000000" calcext:value-type="float">
            <text:p>77000000</text:p>
          </table:table-cell>
          <table:table-cell office:value-type="float" office:value="2.92637236527833" calcext:value-type="float">
            <text:p>2.9263723653</text:p>
          </table:table-cell>
        </table:table-row>
        <table:table-row table:style-name="ro1">
          <table:table-cell office:value-type="float" office:value="77250000" calcext:value-type="float">
            <text:p>77250000</text:p>
          </table:table-cell>
          <table:table-cell office:value-type="float" office:value="3.12733847859231" calcext:value-type="float">
            <text:p>3.1273384786</text:p>
          </table:table-cell>
        </table:table-row>
        <table:table-row table:style-name="ro1">
          <table:table-cell office:value-type="float" office:value="77500000" calcext:value-type="float">
            <text:p>77500000</text:p>
          </table:table-cell>
          <table:table-cell office:value-type="float" office:value="2.84533215762563" calcext:value-type="float">
            <text:p>2.8453321576</text:p>
          </table:table-cell>
        </table:table-row>
        <table:table-row table:style-name="ro1">
          <table:table-cell office:value-type="float" office:value="77750000" calcext:value-type="float">
            <text:p>77750000</text:p>
          </table:table-cell>
          <table:table-cell office:value-type="float" office:value="2.93567267568578" calcext:value-type="float">
            <text:p>2.9356726757</text:p>
          </table:table-cell>
        </table:table-row>
        <table:table-row table:style-name="ro1">
          <table:table-cell office:value-type="float" office:value="78000000" calcext:value-type="float">
            <text:p>78000000</text:p>
          </table:table-cell>
          <table:table-cell office:value-type="float" office:value="2.95472347777606" calcext:value-type="float">
            <text:p>2.9547234778</text:p>
          </table:table-cell>
        </table:table-row>
        <table:table-row table:style-name="ro1">
          <table:table-cell office:value-type="float" office:value="78250000" calcext:value-type="float">
            <text:p>78250000</text:p>
          </table:table-cell>
          <table:table-cell office:value-type="float" office:value="3.04455986839043" calcext:value-type="float">
            <text:p>3.0445598684</text:p>
          </table:table-cell>
        </table:table-row>
        <table:table-row table:style-name="ro1">
          <table:table-cell office:value-type="float" office:value="78500000" calcext:value-type="float">
            <text:p>78500000</text:p>
          </table:table-cell>
          <table:table-cell office:value-type="float" office:value="3.08353097710652" calcext:value-type="float">
            <text:p>3.0835309771</text:p>
          </table:table-cell>
        </table:table-row>
        <table:table-row table:style-name="ro1">
          <table:table-cell office:value-type="float" office:value="78750000" calcext:value-type="float">
            <text:p>78750000</text:p>
          </table:table-cell>
          <table:table-cell office:value-type="float" office:value="3.06339020230229" calcext:value-type="float">
            <text:p>3.0633902023</text:p>
          </table:table-cell>
        </table:table-row>
        <table:table-row table:style-name="ro1">
          <table:table-cell office:value-type="float" office:value="79000000" calcext:value-type="float">
            <text:p>79000000</text:p>
          </table:table-cell>
          <table:table-cell office:value-type="float" office:value="3.4372306160439" calcext:value-type="float">
            <text:p>3.437230616</text:p>
          </table:table-cell>
        </table:table-row>
        <table:table-row table:style-name="ro1">
          <table:table-cell office:value-type="float" office:value="79250000" calcext:value-type="float">
            <text:p>79250000</text:p>
          </table:table-cell>
          <table:table-cell office:value-type="float" office:value="2.94761670154319" calcext:value-type="float">
            <text:p>2.9476167015</text:p>
          </table:table-cell>
        </table:table-row>
        <table:table-row table:style-name="ro1">
          <table:table-cell office:value-type="float" office:value="79500000" calcext:value-type="float">
            <text:p>79500000</text:p>
          </table:table-cell>
          <table:table-cell office:value-type="float" office:value="2.66436693339882" calcext:value-type="float">
            <text:p>2.6643669334</text:p>
          </table:table-cell>
        </table:table-row>
        <table:table-row table:style-name="ro1">
          <table:table-cell office:value-type="float" office:value="79750000" calcext:value-type="float">
            <text:p>79750000</text:p>
          </table:table-cell>
          <table:table-cell office:value-type="float" office:value="2.99915852964146" calcext:value-type="float">
            <text:p>2.9991585296</text:p>
          </table:table-cell>
        </table:table-row>
        <table:table-row table:style-name="ro1">
          <table:table-cell office:value-type="float" office:value="80000000" calcext:value-type="float">
            <text:p>80000000</text:p>
          </table:table-cell>
          <table:table-cell office:value-type="float" office:value="2.89640927322827" calcext:value-type="float">
            <text:p>2.8964092732</text:p>
          </table:table-cell>
        </table:table-row>
        <table:table-row table:style-name="ro1">
          <table:table-cell office:value-type="float" office:value="80250000" calcext:value-type="float">
            <text:p>80250000</text:p>
          </table:table-cell>
          <table:table-cell office:value-type="float" office:value="2.88255561292138" calcext:value-type="float">
            <text:p>2.8825556129</text:p>
          </table:table-cell>
        </table:table-row>
        <table:table-row table:style-name="ro1">
          <table:table-cell office:value-type="float" office:value="80500000" calcext:value-type="float">
            <text:p>80500000</text:p>
          </table:table-cell>
          <table:table-cell office:value-type="float" office:value="3.00717202088581" calcext:value-type="float">
            <text:p>3.0071720209</text:p>
          </table:table-cell>
        </table:table-row>
        <table:table-row table:style-name="ro1">
          <table:table-cell office:value-type="float" office:value="80750000" calcext:value-type="float">
            <text:p>80750000</text:p>
          </table:table-cell>
          <table:table-cell office:value-type="float" office:value="2.81386018693706" calcext:value-type="float">
            <text:p>2.8138601869</text:p>
          </table:table-cell>
        </table:table-row>
        <table:table-row table:style-name="ro1">
          <table:table-cell office:value-type="float" office:value="81000000" calcext:value-type="float">
            <text:p>81000000</text:p>
          </table:table-cell>
          <table:table-cell office:value-type="float" office:value="2.79866747278227" calcext:value-type="float">
            <text:p>2.7986674728</text:p>
          </table:table-cell>
        </table:table-row>
        <table:table-row table:style-name="ro1">
          <table:table-cell office:value-type="float" office:value="81250000" calcext:value-type="float">
            <text:p>81250000</text:p>
          </table:table-cell>
          <table:table-cell office:value-type="float" office:value="2.654228950249" calcext:value-type="float">
            <text:p>2.6542289502</text:p>
          </table:table-cell>
        </table:table-row>
        <table:table-row table:style-name="ro1">
          <table:table-cell office:value-type="float" office:value="81500000" calcext:value-type="float">
            <text:p>81500000</text:p>
          </table:table-cell>
          <table:table-cell office:value-type="float" office:value="2.86060805843299" calcext:value-type="float">
            <text:p>2.8606080584</text:p>
          </table:table-cell>
        </table:table-row>
        <table:table-row table:style-name="ro1">
          <table:table-cell office:value-type="float" office:value="81750000" calcext:value-type="float">
            <text:p>81750000</text:p>
          </table:table-cell>
          <table:table-cell office:value-type="float" office:value="2.77711790805339" calcext:value-type="float">
            <text:p>2.7771179081</text:p>
          </table:table-cell>
        </table:table-row>
        <table:table-row table:style-name="ro1">
          <table:table-cell office:value-type="float" office:value="82000000" calcext:value-type="float">
            <text:p>82000000</text:p>
          </table:table-cell>
          <table:table-cell office:value-type="float" office:value="2.47749091403864" calcext:value-type="float">
            <text:p>2.477490914</text:p>
          </table:table-cell>
        </table:table-row>
        <table:table-row table:style-name="ro1">
          <table:table-cell office:value-type="float" office:value="82250000" calcext:value-type="float">
            <text:p>82250000</text:p>
          </table:table-cell>
          <table:table-cell office:value-type="float" office:value="2.6572731084138" calcext:value-type="float">
            <text:p>2.6572731084</text:p>
          </table:table-cell>
        </table:table-row>
        <table:table-row table:style-name="ro1">
          <table:table-cell office:value-type="float" office:value="82500000" calcext:value-type="float">
            <text:p>82500000</text:p>
          </table:table-cell>
          <table:table-cell office:value-type="float" office:value="2.65738545911056" calcext:value-type="float">
            <text:p>2.6573854591</text:p>
          </table:table-cell>
        </table:table-row>
        <table:table-row table:style-name="ro1">
          <table:table-cell office:value-type="float" office:value="82750000" calcext:value-type="float">
            <text:p>82750000</text:p>
          </table:table-cell>
          <table:table-cell office:value-type="float" office:value="2.77209228477524" calcext:value-type="float">
            <text:p>2.7720922848</text:p>
          </table:table-cell>
        </table:table-row>
        <table:table-row table:style-name="ro1">
          <table:table-cell office:value-type="float" office:value="83000000" calcext:value-type="float">
            <text:p>83000000</text:p>
          </table:table-cell>
          <table:table-cell office:value-type="float" office:value="2.84659089996249" calcext:value-type="float">
            <text:p>2.8465909</text:p>
          </table:table-cell>
        </table:table-row>
        <table:table-row table:style-name="ro1">
          <table:table-cell office:value-type="float" office:value="83250000" calcext:value-type="float">
            <text:p>83250000</text:p>
          </table:table-cell>
          <table:table-cell office:value-type="float" office:value="2.65582543723129" calcext:value-type="float">
            <text:p>2.6558254372</text:p>
          </table:table-cell>
        </table:table-row>
        <table:table-row table:style-name="ro1">
          <table:table-cell office:value-type="float" office:value="83500000" calcext:value-type="float">
            <text:p>83500000</text:p>
          </table:table-cell>
          <table:table-cell office:value-type="float" office:value="2.67807898783557" calcext:value-type="float">
            <text:p>2.6780789878</text:p>
          </table:table-cell>
        </table:table-row>
        <table:table-row table:style-name="ro1">
          <table:table-cell office:value-type="float" office:value="83750000" calcext:value-type="float">
            <text:p>83750000</text:p>
          </table:table-cell>
          <table:table-cell office:value-type="float" office:value="2.7020717043543" calcext:value-type="float">
            <text:p>2.7020717044</text:p>
          </table:table-cell>
        </table:table-row>
        <table:table-row table:style-name="ro1">
          <table:table-cell office:value-type="float" office:value="84000000" calcext:value-type="float">
            <text:p>84000000</text:p>
          </table:table-cell>
          <table:table-cell office:value-type="float" office:value="2.78994742796624" calcext:value-type="float">
            <text:p>2.789947428</text:p>
          </table:table-cell>
        </table:table-row>
        <table:table-row table:style-name="ro1">
          <table:table-cell office:value-type="float" office:value="84250000" calcext:value-type="float">
            <text:p>84250000</text:p>
          </table:table-cell>
          <table:table-cell office:value-type="float" office:value="2.481296096913" calcext:value-type="float">
            <text:p>2.4812960969</text:p>
          </table:table-cell>
        </table:table-row>
        <table:table-row table:style-name="ro1">
          <table:table-cell office:value-type="float" office:value="84500000" calcext:value-type="float">
            <text:p>84500000</text:p>
          </table:table-cell>
          <table:table-cell office:value-type="float" office:value="2.73396698896811" calcext:value-type="float">
            <text:p>2.733966989</text:p>
          </table:table-cell>
        </table:table-row>
        <table:table-row table:style-name="ro1">
          <table:table-cell office:value-type="float" office:value="84750000" calcext:value-type="float">
            <text:p>84750000</text:p>
          </table:table-cell>
          <table:table-cell office:value-type="float" office:value="2.40649380775679" calcext:value-type="float">
            <text:p>2.4064938078</text:p>
          </table:table-cell>
        </table:table-row>
        <table:table-row table:style-name="ro1">
          <table:table-cell office:value-type="float" office:value="85000000" calcext:value-type="float">
            <text:p>85000000</text:p>
          </table:table-cell>
          <table:table-cell office:value-type="float" office:value="2.40151860751682" calcext:value-type="float">
            <text:p>2.4015186075</text:p>
          </table:table-cell>
        </table:table-row>
        <table:table-row table:style-name="ro1">
          <table:table-cell office:value-type="float" office:value="85250000" calcext:value-type="float">
            <text:p>85250000</text:p>
          </table:table-cell>
          <table:table-cell office:value-type="float" office:value="2.63816964221797" calcext:value-type="float">
            <text:p>2.6381696422</text:p>
          </table:table-cell>
        </table:table-row>
        <table:table-row table:style-name="ro1">
          <table:table-cell office:value-type="float" office:value="85500000" calcext:value-type="float">
            <text:p>85500000</text:p>
          </table:table-cell>
          <table:table-cell office:value-type="float" office:value="2.37034369732563" calcext:value-type="float">
            <text:p>2.3703436973</text:p>
          </table:table-cell>
        </table:table-row>
        <table:table-row table:style-name="ro1">
          <table:table-cell office:value-type="float" office:value="85750000" calcext:value-type="float">
            <text:p>85750000</text:p>
          </table:table-cell>
          <table:table-cell office:value-type="float" office:value="2.85908762305042" calcext:value-type="float">
            <text:p>2.8590876231</text:p>
          </table:table-cell>
        </table:table-row>
        <table:table-row table:style-name="ro1">
          <table:table-cell office:value-type="float" office:value="86000000" calcext:value-type="float">
            <text:p>86000000</text:p>
          </table:table-cell>
          <table:table-cell office:value-type="float" office:value="2.72862496638462" calcext:value-type="float">
            <text:p>2.7286249664</text:p>
          </table:table-cell>
        </table:table-row>
        <table:table-row table:style-name="ro1">
          <table:table-cell office:value-type="float" office:value="86250000" calcext:value-type="float">
            <text:p>86250000</text:p>
          </table:table-cell>
          <table:table-cell office:value-type="float" office:value="2.41441849675506" calcext:value-type="float">
            <text:p>2.4144184968</text:p>
          </table:table-cell>
        </table:table-row>
        <table:table-row table:style-name="ro1">
          <table:table-cell office:value-type="float" office:value="86500000" calcext:value-type="float">
            <text:p>86500000</text:p>
          </table:table-cell>
          <table:table-cell office:value-type="float" office:value="2.57487373489521" calcext:value-type="float">
            <text:p>2.5748737349</text:p>
          </table:table-cell>
        </table:table-row>
        <table:table-row table:style-name="ro1">
          <table:table-cell office:value-type="float" office:value="86750000" calcext:value-type="float">
            <text:p>86750000</text:p>
          </table:table-cell>
          <table:table-cell office:value-type="float" office:value="2.68294876715662" calcext:value-type="float">
            <text:p>2.6829487672</text:p>
          </table:table-cell>
        </table:table-row>
        <table:table-row table:style-name="ro1">
          <table:table-cell office:value-type="float" office:value="87000000" calcext:value-type="float">
            <text:p>87000000</text:p>
          </table:table-cell>
          <table:table-cell office:value-type="float" office:value="2.76021063744352" calcext:value-type="float">
            <text:p>2.7602106374</text:p>
          </table:table-cell>
        </table:table-row>
        <table:table-row table:style-name="ro1">
          <table:table-cell office:value-type="float" office:value="87250000" calcext:value-type="float">
            <text:p>87250000</text:p>
          </table:table-cell>
          <table:table-cell office:value-type="float" office:value="2.55522560226764" calcext:value-type="float">
            <text:p>2.5552256023</text:p>
          </table:table-cell>
        </table:table-row>
        <table:table-row table:style-name="ro1">
          <table:table-cell office:value-type="float" office:value="87500000" calcext:value-type="float">
            <text:p>87500000</text:p>
          </table:table-cell>
          <table:table-cell office:value-type="float" office:value="2.71061890449586" calcext:value-type="float">
            <text:p>2.7106189045</text:p>
          </table:table-cell>
        </table:table-row>
        <table:table-row table:style-name="ro1">
          <table:table-cell office:value-type="float" office:value="87750000" calcext:value-type="float">
            <text:p>87750000</text:p>
          </table:table-cell>
          <table:table-cell office:value-type="float" office:value="2.56070530146806" calcext:value-type="float">
            <text:p>2.5607053015</text:p>
          </table:table-cell>
        </table:table-row>
        <table:table-row table:style-name="ro1">
          <table:table-cell office:value-type="float" office:value="88000000" calcext:value-type="float">
            <text:p>88000000</text:p>
          </table:table-cell>
          <table:table-cell office:value-type="float" office:value="2.65923556948872" calcext:value-type="float">
            <text:p>2.6592355695</text:p>
          </table:table-cell>
        </table:table-row>
        <table:table-row table:style-name="ro1">
          <table:table-cell office:value-type="float" office:value="88250000" calcext:value-type="float">
            <text:p>88250000</text:p>
          </table:table-cell>
          <table:table-cell office:value-type="float" office:value="2.5227495438029" calcext:value-type="float">
            <text:p>2.5227495438</text:p>
          </table:table-cell>
        </table:table-row>
        <table:table-row table:style-name="ro1">
          <table:table-cell office:value-type="float" office:value="88500000" calcext:value-type="float">
            <text:p>88500000</text:p>
          </table:table-cell>
          <table:table-cell office:value-type="float" office:value="2.6530556383047" calcext:value-type="float">
            <text:p>2.6530556383</text:p>
          </table:table-cell>
        </table:table-row>
        <table:table-row table:style-name="ro1">
          <table:table-cell office:value-type="float" office:value="88750000" calcext:value-type="float">
            <text:p>88750000</text:p>
          </table:table-cell>
          <table:table-cell office:value-type="float" office:value="2.47766030237959" calcext:value-type="float">
            <text:p>2.4776603024</text:p>
          </table:table-cell>
        </table:table-row>
        <table:table-row table:style-name="ro1">
          <table:table-cell office:value-type="float" office:value="89000000" calcext:value-type="float">
            <text:p>89000000</text:p>
          </table:table-cell>
          <table:table-cell office:value-type="float" office:value="2.61577902256167" calcext:value-type="float">
            <text:p>2.6157790226</text:p>
          </table:table-cell>
        </table:table-row>
        <table:table-row table:style-name="ro1">
          <table:table-cell office:value-type="float" office:value="89250000" calcext:value-type="float">
            <text:p>89250000</text:p>
          </table:table-cell>
          <table:table-cell office:value-type="float" office:value="2.58222459192535" calcext:value-type="float">
            <text:p>2.5822245919</text:p>
          </table:table-cell>
        </table:table-row>
        <table:table-row table:style-name="ro1">
          <table:table-cell office:value-type="float" office:value="89500000" calcext:value-type="float">
            <text:p>89500000</text:p>
          </table:table-cell>
          <table:table-cell office:value-type="float" office:value="2.81947135803232" calcext:value-type="float">
            <text:p>2.819471358</text:p>
          </table:table-cell>
        </table:table-row>
        <table:table-row table:style-name="ro1">
          <table:table-cell office:value-type="float" office:value="89750000" calcext:value-type="float">
            <text:p>89750000</text:p>
          </table:table-cell>
          <table:table-cell office:value-type="float" office:value="2.84647145083408" calcext:value-type="float">
            <text:p>2.8464714508</text:p>
          </table:table-cell>
        </table:table-row>
        <table:table-row table:style-name="ro1">
          <table:table-cell office:value-type="float" office:value="90000000" calcext:value-type="float">
            <text:p>90000000</text:p>
          </table:table-cell>
          <table:table-cell office:value-type="float" office:value="2.63201829349792" calcext:value-type="float">
            <text:p>2.6320182935</text:p>
          </table:table-cell>
        </table:table-row>
        <table:table-row table:style-name="ro1">
          <table:table-cell office:value-type="float" office:value="90250000" calcext:value-type="float">
            <text:p>90250000</text:p>
          </table:table-cell>
          <table:table-cell office:value-type="float" office:value="2.61227874912354" calcext:value-type="float">
            <text:p>2.6122787491</text:p>
          </table:table-cell>
        </table:table-row>
        <table:table-row table:style-name="ro1">
          <table:table-cell office:value-type="float" office:value="90500000" calcext:value-type="float">
            <text:p>90500000</text:p>
          </table:table-cell>
          <table:table-cell office:value-type="float" office:value="2.45172559111483" calcext:value-type="float">
            <text:p>2.4517255911</text:p>
          </table:table-cell>
        </table:table-row>
        <table:table-row table:style-name="ro1">
          <table:table-cell office:value-type="float" office:value="90750000" calcext:value-type="float">
            <text:p>90750000</text:p>
          </table:table-cell>
          <table:table-cell office:value-type="float" office:value="2.5790332532437" calcext:value-type="float">
            <text:p>2.5790332532</text:p>
          </table:table-cell>
        </table:table-row>
        <table:table-row table:style-name="ro1">
          <table:table-cell office:value-type="float" office:value="91000000" calcext:value-type="float">
            <text:p>91000000</text:p>
          </table:table-cell>
          <table:table-cell office:value-type="float" office:value="2.33954974408295" calcext:value-type="float">
            <text:p>2.3395497441</text:p>
          </table:table-cell>
        </table:table-row>
        <table:table-row table:style-name="ro1">
          <table:table-cell office:value-type="float" office:value="91250000" calcext:value-type="float">
            <text:p>91250000</text:p>
          </table:table-cell>
          <table:table-cell office:value-type="float" office:value="2.56379256209405" calcext:value-type="float">
            <text:p>2.5637925621</text:p>
          </table:table-cell>
        </table:table-row>
        <table:table-row table:style-name="ro1">
          <table:table-cell office:value-type="float" office:value="91500000" calcext:value-type="float">
            <text:p>91500000</text:p>
          </table:table-cell>
          <table:table-cell office:value-type="float" office:value="2.46843696670721" calcext:value-type="float">
            <text:p>2.4684369667</text:p>
          </table:table-cell>
        </table:table-row>
        <table:table-row table:style-name="ro1">
          <table:table-cell office:value-type="float" office:value="91750000" calcext:value-type="float">
            <text:p>91750000</text:p>
          </table:table-cell>
          <table:table-cell office:value-type="float" office:value="2.47975509511568" calcext:value-type="float">
            <text:p>2.4797550951</text:p>
          </table:table-cell>
        </table:table-row>
        <table:table-row table:style-name="ro1">
          <table:table-cell office:value-type="float" office:value="92000000" calcext:value-type="float">
            <text:p>92000000</text:p>
          </table:table-cell>
          <table:table-cell office:value-type="float" office:value="2.61611605527417" calcext:value-type="float">
            <text:p>2.6161160553</text:p>
          </table:table-cell>
        </table:table-row>
        <table:table-row table:style-name="ro1">
          <table:table-cell office:value-type="float" office:value="92250000" calcext:value-type="float">
            <text:p>92250000</text:p>
          </table:table-cell>
          <table:table-cell office:value-type="float" office:value="2.78913507547327" calcext:value-type="float">
            <text:p>2.7891350755</text:p>
          </table:table-cell>
        </table:table-row>
        <table:table-row table:style-name="ro1">
          <table:table-cell office:value-type="float" office:value="92500000" calcext:value-type="float">
            <text:p>92500000</text:p>
          </table:table-cell>
          <table:table-cell office:value-type="float" office:value="2.6632933304574" calcext:value-type="float">
            <text:p>2.6632933305</text:p>
          </table:table-cell>
        </table:table-row>
        <table:table-row table:style-name="ro1">
          <table:table-cell office:value-type="float" office:value="92750000" calcext:value-type="float">
            <text:p>92750000</text:p>
          </table:table-cell>
          <table:table-cell office:value-type="float" office:value="2.45320043984373" calcext:value-type="float">
            <text:p>2.4532004398</text:p>
          </table:table-cell>
        </table:table-row>
        <table:table-row table:style-name="ro1">
          <table:table-cell office:value-type="float" office:value="93000000" calcext:value-type="float">
            <text:p>93000000</text:p>
          </table:table-cell>
          <table:table-cell office:value-type="float" office:value="2.64830141216296" calcext:value-type="float">
            <text:p>2.6483014122</text:p>
          </table:table-cell>
        </table:table-row>
        <table:table-row table:style-name="ro1">
          <table:table-cell office:value-type="float" office:value="93250000" calcext:value-type="float">
            <text:p>93250000</text:p>
          </table:table-cell>
          <table:table-cell office:value-type="float" office:value="2.85091856951841" calcext:value-type="float">
            <text:p>2.8509185695</text:p>
          </table:table-cell>
        </table:table-row>
        <table:table-row table:style-name="ro1">
          <table:table-cell office:value-type="float" office:value="93500000" calcext:value-type="float">
            <text:p>93500000</text:p>
          </table:table-cell>
          <table:table-cell office:value-type="float" office:value="3.00973105935356" calcext:value-type="float">
            <text:p>3.0097310594</text:p>
          </table:table-cell>
        </table:table-row>
        <table:table-row table:style-name="ro1">
          <table:table-cell office:value-type="float" office:value="93750000" calcext:value-type="float">
            <text:p>93750000</text:p>
          </table:table-cell>
          <table:table-cell office:value-type="float" office:value="2.73390214824314" calcext:value-type="float">
            <text:p>2.7339021482</text:p>
          </table:table-cell>
        </table:table-row>
        <table:table-row table:style-name="ro1">
          <table:table-cell office:value-type="float" office:value="94000000" calcext:value-type="float">
            <text:p>94000000</text:p>
          </table:table-cell>
          <table:table-cell office:value-type="float" office:value="2.61886376247336" calcext:value-type="float">
            <text:p>2.6188637625</text:p>
          </table:table-cell>
        </table:table-row>
        <table:table-row table:style-name="ro1">
          <table:table-cell office:value-type="float" office:value="94250000" calcext:value-type="float">
            <text:p>94250000</text:p>
          </table:table-cell>
          <table:table-cell office:value-type="float" office:value="2.34009244372767" calcext:value-type="float">
            <text:p>2.3400924437</text:p>
          </table:table-cell>
        </table:table-row>
        <table:table-row table:style-name="ro1">
          <table:table-cell office:value-type="float" office:value="94500000" calcext:value-type="float">
            <text:p>94500000</text:p>
          </table:table-cell>
          <table:table-cell office:value-type="float" office:value="2.63248575261438" calcext:value-type="float">
            <text:p>2.6324857526</text:p>
          </table:table-cell>
        </table:table-row>
        <table:table-row table:style-name="ro1">
          <table:table-cell office:value-type="float" office:value="94750000" calcext:value-type="float">
            <text:p>94750000</text:p>
          </table:table-cell>
          <table:table-cell office:value-type="float" office:value="2.27960514836798" calcext:value-type="float">
            <text:p>2.2796051484</text:p>
          </table:table-cell>
        </table:table-row>
        <table:table-row table:style-name="ro1">
          <table:table-cell office:value-type="float" office:value="95000000" calcext:value-type="float">
            <text:p>95000000</text:p>
          </table:table-cell>
          <table:table-cell office:value-type="float" office:value="2.69809919330633" calcext:value-type="float">
            <text:p>2.6980991933</text:p>
          </table:table-cell>
        </table:table-row>
        <table:table-row table:style-name="ro1">
          <table:table-cell office:value-type="float" office:value="95250000" calcext:value-type="float">
            <text:p>95250000</text:p>
          </table:table-cell>
          <table:table-cell office:value-type="float" office:value="2.22846167970219" calcext:value-type="float">
            <text:p>2.2284616797</text:p>
          </table:table-cell>
        </table:table-row>
        <table:table-row table:style-name="ro1">
          <table:table-cell office:value-type="float" office:value="95500000" calcext:value-type="float">
            <text:p>95500000</text:p>
          </table:table-cell>
          <table:table-cell office:value-type="float" office:value="2.51502084576359" calcext:value-type="float">
            <text:p>2.5150208458</text:p>
          </table:table-cell>
        </table:table-row>
        <table:table-row table:style-name="ro1">
          <table:table-cell office:value-type="float" office:value="95750000" calcext:value-type="float">
            <text:p>95750000</text:p>
          </table:table-cell>
          <table:table-cell office:value-type="float" office:value="2.73764285147084" calcext:value-type="float">
            <text:p>2.7376428515</text:p>
          </table:table-cell>
        </table:table-row>
        <table:table-row table:style-name="ro1">
          <table:table-cell office:value-type="float" office:value="96000000" calcext:value-type="float">
            <text:p>96000000</text:p>
          </table:table-cell>
          <table:table-cell office:value-type="float" office:value="2.8839736053292" calcext:value-type="float">
            <text:p>2.8839736053</text:p>
          </table:table-cell>
        </table:table-row>
        <table:table-row table:style-name="ro1">
          <table:table-cell office:value-type="float" office:value="96250000" calcext:value-type="float">
            <text:p>96250000</text:p>
          </table:table-cell>
          <table:table-cell office:value-type="float" office:value="2.69237898943007" calcext:value-type="float">
            <text:p>2.6923789894</text:p>
          </table:table-cell>
        </table:table-row>
        <table:table-row table:style-name="ro1">
          <table:table-cell office:value-type="float" office:value="96500000" calcext:value-type="float">
            <text:p>96500000</text:p>
          </table:table-cell>
          <table:table-cell office:value-type="float" office:value="2.65014065704163" calcext:value-type="float">
            <text:p>2.650140657</text:p>
          </table:table-cell>
        </table:table-row>
        <table:table-row table:style-name="ro1">
          <table:table-cell office:value-type="float" office:value="96750000" calcext:value-type="float">
            <text:p>96750000</text:p>
          </table:table-cell>
          <table:table-cell office:value-type="float" office:value="2.9959326126012" calcext:value-type="float">
            <text:p>2.9959326126</text:p>
          </table:table-cell>
        </table:table-row>
        <table:table-row table:style-name="ro1">
          <table:table-cell office:value-type="float" office:value="97000000" calcext:value-type="float">
            <text:p>97000000</text:p>
          </table:table-cell>
          <table:table-cell office:value-type="float" office:value="2.74203334480271" calcext:value-type="float">
            <text:p>2.7420333448</text:p>
          </table:table-cell>
        </table:table-row>
        <table:table-row table:style-name="ro1">
          <table:table-cell office:value-type="float" office:value="97250000" calcext:value-type="float">
            <text:p>97250000</text:p>
          </table:table-cell>
          <table:table-cell office:value-type="float" office:value="2.46356907075899" calcext:value-type="float">
            <text:p>2.4635690708</text:p>
          </table:table-cell>
        </table:table-row>
        <table:table-row table:style-name="ro1">
          <table:table-cell office:value-type="float" office:value="97500000" calcext:value-type="float">
            <text:p>97500000</text:p>
          </table:table-cell>
          <table:table-cell office:value-type="float" office:value="2.38133066051773" calcext:value-type="float">
            <text:p>2.3813306605</text:p>
          </table:table-cell>
        </table:table-row>
        <table:table-row table:style-name="ro1">
          <table:table-cell office:value-type="float" office:value="97750000" calcext:value-type="float">
            <text:p>97750000</text:p>
          </table:table-cell>
          <table:table-cell office:value-type="float" office:value="2.57275066133631" calcext:value-type="float">
            <text:p>2.5727506613</text:p>
          </table:table-cell>
        </table:table-row>
        <table:table-row table:style-name="ro1">
          <table:table-cell office:value-type="float" office:value="98000000" calcext:value-type="float">
            <text:p>98000000</text:p>
          </table:table-cell>
          <table:table-cell office:value-type="float" office:value="2.32117564144656" calcext:value-type="float">
            <text:p>2.3211756414</text:p>
          </table:table-cell>
        </table:table-row>
        <table:table-row table:style-name="ro1">
          <table:table-cell office:value-type="float" office:value="98250000" calcext:value-type="float">
            <text:p>98250000</text:p>
          </table:table-cell>
          <table:table-cell office:value-type="float" office:value="2.54471652044129" calcext:value-type="float">
            <text:p>2.5447165204</text:p>
          </table:table-cell>
        </table:table-row>
        <table:table-row table:style-name="ro1">
          <table:table-cell office:value-type="float" office:value="98500000" calcext:value-type="float">
            <text:p>98500000</text:p>
          </table:table-cell>
          <table:table-cell office:value-type="float" office:value="2.67455335125117" calcext:value-type="float">
            <text:p>2.6745533513</text:p>
          </table:table-cell>
        </table:table-row>
        <table:table-row table:style-name="ro1">
          <table:table-cell office:value-type="float" office:value="98750000" calcext:value-type="float">
            <text:p>98750000</text:p>
          </table:table-cell>
          <table:table-cell office:value-type="float" office:value="2.71815586374588" calcext:value-type="float">
            <text:p>2.7181558637</text:p>
          </table:table-cell>
        </table:table-row>
        <table:table-row table:style-name="ro1">
          <table:table-cell office:value-type="float" office:value="99000000" calcext:value-type="float">
            <text:p>99000000</text:p>
          </table:table-cell>
          <table:table-cell office:value-type="float" office:value="2.40596629829379" calcext:value-type="float">
            <text:p>2.4059662983</text:p>
          </table:table-cell>
        </table:table-row>
        <table:table-row table:style-name="ro1">
          <table:table-cell office:value-type="float" office:value="99250000" calcext:value-type="float">
            <text:p>99250000</text:p>
          </table:table-cell>
          <table:table-cell office:value-type="float" office:value="2.46666461477753" calcext:value-type="float">
            <text:p>2.4666646148</text:p>
          </table:table-cell>
        </table:table-row>
        <table:table-row table:style-name="ro1">
          <table:table-cell office:value-type="float" office:value="99500000" calcext:value-type="float">
            <text:p>99500000</text:p>
          </table:table-cell>
          <table:table-cell office:value-type="float" office:value="2.42328205155151" calcext:value-type="float">
            <text:p>2.4232820516</text:p>
          </table:table-cell>
        </table:table-row>
        <table:table-row table:style-name="ro1">
          <table:table-cell office:value-type="float" office:value="99750000" calcext:value-type="float">
            <text:p>99750000</text:p>
          </table:table-cell>
          <table:table-cell office:value-type="float" office:value="2.83911014786284" calcext:value-type="float">
            <text:p>2.8391101479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2.66931693962017" calcext:value-type="float">
            <text:p>2.6693169396</text:p>
          </table:table-cell>
        </table:table-row>
        <table:table-row table:style-name="ro1">
          <table:table-cell office:value-type="float" office:value="100250000" calcext:value-type="float">
            <text:p>100250000</text:p>
          </table:table-cell>
          <table:table-cell office:value-type="float" office:value="2.6903548260491" calcext:value-type="float">
            <text:p>2.690354826</text:p>
          </table:table-cell>
        </table:table-row>
        <table:table-row table:style-name="ro1">
          <table:table-cell office:value-type="float" office:value="100500000" calcext:value-type="float">
            <text:p>100500000</text:p>
          </table:table-cell>
          <table:table-cell office:value-type="float" office:value="2.84036812540942" calcext:value-type="float">
            <text:p>2.8403681254</text:p>
          </table:table-cell>
        </table:table-row>
        <table:table-row table:style-name="ro1">
          <table:table-cell office:value-type="float" office:value="100750000" calcext:value-type="float">
            <text:p>100750000</text:p>
          </table:table-cell>
          <table:table-cell office:value-type="float" office:value="2.65704384855978" calcext:value-type="float">
            <text:p>2.6570438486</text:p>
          </table:table-cell>
        </table:table-row>
        <table:table-row table:style-name="ro1">
          <table:table-cell office:value-type="float" office:value="101000000" calcext:value-type="float">
            <text:p>101000000</text:p>
          </table:table-cell>
          <table:table-cell office:value-type="float" office:value="2.65060121040031" calcext:value-type="float">
            <text:p>2.6506012104</text:p>
          </table:table-cell>
        </table:table-row>
        <table:table-row table:style-name="ro1">
          <table:table-cell office:value-type="float" office:value="101250000" calcext:value-type="float">
            <text:p>101250000</text:p>
          </table:table-cell>
          <table:table-cell office:value-type="float" office:value="2.50139317123505" calcext:value-type="float">
            <text:p>2.5013931712</text:p>
          </table:table-cell>
        </table:table-row>
        <table:table-row table:style-name="ro1">
          <table:table-cell office:value-type="float" office:value="101500000" calcext:value-type="float">
            <text:p>101500000</text:p>
          </table:table-cell>
          <table:table-cell office:value-type="float" office:value="2.79498938563632" calcext:value-type="float">
            <text:p>2.7949893856</text:p>
          </table:table-cell>
        </table:table-row>
        <table:table-row table:style-name="ro1">
          <table:table-cell office:value-type="float" office:value="101750000" calcext:value-type="float">
            <text:p>101750000</text:p>
          </table:table-cell>
          <table:table-cell office:value-type="float" office:value="2.45667763369547" calcext:value-type="float">
            <text:p>2.4566776337</text:p>
          </table:table-cell>
        </table:table-row>
        <table:table-row table:style-name="ro1">
          <table:table-cell office:value-type="float" office:value="102000000" calcext:value-type="float">
            <text:p>102000000</text:p>
          </table:table-cell>
          <table:table-cell office:value-type="float" office:value="2.57044440745402" calcext:value-type="float">
            <text:p>2.5704444075</text:p>
          </table:table-cell>
        </table:table-row>
        <table:table-row table:style-name="ro1">
          <table:table-cell office:value-type="float" office:value="102250000" calcext:value-type="float">
            <text:p>102250000</text:p>
          </table:table-cell>
          <table:table-cell office:value-type="float" office:value="2.65808590770723" calcext:value-type="float">
            <text:p>2.6580859077</text:p>
          </table:table-cell>
        </table:table-row>
        <table:table-row table:style-name="ro1">
          <table:table-cell office:value-type="float" office:value="102500000" calcext:value-type="float">
            <text:p>102500000</text:p>
          </table:table-cell>
          <table:table-cell office:value-type="float" office:value="2.45963360202037" calcext:value-type="float">
            <text:p>2.459633602</text:p>
          </table:table-cell>
        </table:table-row>
        <table:table-row table:style-name="ro1">
          <table:table-cell office:value-type="float" office:value="102750000" calcext:value-type="float">
            <text:p>102750000</text:p>
          </table:table-cell>
          <table:table-cell office:value-type="float" office:value="2.85661526120274" calcext:value-type="float">
            <text:p>2.8566152612</text:p>
          </table:table-cell>
        </table:table-row>
        <table:table-row table:style-name="ro1">
          <table:table-cell office:value-type="float" office:value="103000000" calcext:value-type="float">
            <text:p>103000000</text:p>
          </table:table-cell>
          <table:table-cell office:value-type="float" office:value="2.55490130615093" calcext:value-type="float">
            <text:p>2.5549013062</text:p>
          </table:table-cell>
        </table:table-row>
        <table:table-row table:style-name="ro1">
          <table:table-cell office:value-type="float" office:value="103250000" calcext:value-type="float">
            <text:p>103250000</text:p>
          </table:table-cell>
          <table:table-cell office:value-type="float" office:value="2.41824910606036" calcext:value-type="float">
            <text:p>2.4182491061</text:p>
          </table:table-cell>
        </table:table-row>
        <table:table-row table:style-name="ro1">
          <table:table-cell office:value-type="float" office:value="103500000" calcext:value-type="float">
            <text:p>103500000</text:p>
          </table:table-cell>
          <table:table-cell office:value-type="float" office:value="2.75451783195344" calcext:value-type="float">
            <text:p>2.754517832</text:p>
          </table:table-cell>
        </table:table-row>
        <table:table-row table:style-name="ro1">
          <table:table-cell office:value-type="float" office:value="103750000" calcext:value-type="float">
            <text:p>103750000</text:p>
          </table:table-cell>
          <table:table-cell office:value-type="float" office:value="2.76285665249944" calcext:value-type="float">
            <text:p>2.7628566525</text:p>
          </table:table-cell>
        </table:table-row>
        <table:table-row table:style-name="ro1">
          <table:table-cell office:value-type="float" office:value="104000000" calcext:value-type="float">
            <text:p>104000000</text:p>
          </table:table-cell>
          <table:table-cell office:value-type="float" office:value="2.5414425238767" calcext:value-type="float">
            <text:p>2.5414425239</text:p>
          </table:table-cell>
        </table:table-row>
        <table:table-row table:style-name="ro1">
          <table:table-cell office:value-type="float" office:value="104250000" calcext:value-type="float">
            <text:p>104250000</text:p>
          </table:table-cell>
          <table:table-cell office:value-type="float" office:value="2.57144127635515" calcext:value-type="float">
            <text:p>2.5714412764</text:p>
          </table:table-cell>
        </table:table-row>
        <table:table-row table:style-name="ro1">
          <table:table-cell office:value-type="float" office:value="104500000" calcext:value-type="float">
            <text:p>104500000</text:p>
          </table:table-cell>
          <table:table-cell office:value-type="float" office:value="2.58154190217811" calcext:value-type="float">
            <text:p>2.5815419022</text:p>
          </table:table-cell>
        </table:table-row>
        <table:table-row table:style-name="ro1">
          <table:table-cell office:value-type="float" office:value="104750000" calcext:value-type="float">
            <text:p>104750000</text:p>
          </table:table-cell>
          <table:table-cell office:value-type="float" office:value="2.52492617204344" calcext:value-type="float">
            <text:p>2.524926172</text:p>
          </table:table-cell>
        </table:table-row>
        <table:table-row table:style-name="ro1">
          <table:table-cell office:value-type="float" office:value="105000000" calcext:value-type="float">
            <text:p>105000000</text:p>
          </table:table-cell>
          <table:table-cell office:value-type="float" office:value="2.53755629991854" calcext:value-type="float">
            <text:p>2.5375562999</text:p>
          </table:table-cell>
        </table:table-row>
        <table:table-row table:style-name="ro1">
          <table:table-cell office:value-type="float" office:value="105250000" calcext:value-type="float">
            <text:p>105250000</text:p>
          </table:table-cell>
          <table:table-cell office:value-type="float" office:value="2.40501434684128" calcext:value-type="float">
            <text:p>2.4050143468</text:p>
          </table:table-cell>
        </table:table-row>
        <table:table-row table:style-name="ro1">
          <table:table-cell office:value-type="float" office:value="105500000" calcext:value-type="float">
            <text:p>105500000</text:p>
          </table:table-cell>
          <table:table-cell office:value-type="float" office:value="2.64694372208678" calcext:value-type="float">
            <text:p>2.6469437221</text:p>
          </table:table-cell>
        </table:table-row>
        <table:table-row table:style-name="ro1">
          <table:table-cell office:value-type="float" office:value="105750000" calcext:value-type="float">
            <text:p>105750000</text:p>
          </table:table-cell>
          <table:table-cell office:value-type="float" office:value="2.57953949734602" calcext:value-type="float">
            <text:p>2.5795394973</text:p>
          </table:table-cell>
        </table:table-row>
        <table:table-row table:style-name="ro1">
          <table:table-cell office:value-type="float" office:value="106000000" calcext:value-type="float">
            <text:p>106000000</text:p>
          </table:table-cell>
          <table:table-cell office:value-type="float" office:value="2.39309600972569" calcext:value-type="float">
            <text:p>2.3930960097</text:p>
          </table:table-cell>
        </table:table-row>
        <table:table-row table:style-name="ro1">
          <table:table-cell office:value-type="float" office:value="106250000" calcext:value-type="float">
            <text:p>106250000</text:p>
          </table:table-cell>
          <table:table-cell office:value-type="float" office:value="2.52908349784215" calcext:value-type="float">
            <text:p>2.5290834978</text:p>
          </table:table-cell>
        </table:table-row>
        <table:table-row table:style-name="ro1">
          <table:table-cell office:value-type="float" office:value="106500000" calcext:value-type="float">
            <text:p>106500000</text:p>
          </table:table-cell>
          <table:table-cell office:value-type="float" office:value="2.58095095933679" calcext:value-type="float">
            <text:p>2.5809509593</text:p>
          </table:table-cell>
        </table:table-row>
        <table:table-row table:style-name="ro1">
          <table:table-cell office:value-type="float" office:value="106750000" calcext:value-type="float">
            <text:p>106750000</text:p>
          </table:table-cell>
          <table:table-cell office:value-type="float" office:value="2.59789263704363" calcext:value-type="float">
            <text:p>2.597892637</text:p>
          </table:table-cell>
        </table:table-row>
        <table:table-row table:style-name="ro1">
          <table:table-cell office:value-type="float" office:value="107000000" calcext:value-type="float">
            <text:p>107000000</text:p>
          </table:table-cell>
          <table:table-cell office:value-type="float" office:value="2.44791113756724" calcext:value-type="float">
            <text:p>2.4479111376</text:p>
          </table:table-cell>
        </table:table-row>
        <table:table-row table:style-name="ro1">
          <table:table-cell office:value-type="float" office:value="107250000" calcext:value-type="float">
            <text:p>107250000</text:p>
          </table:table-cell>
          <table:table-cell office:value-type="float" office:value="2.60384263247229" calcext:value-type="float">
            <text:p>2.6038426325</text:p>
          </table:table-cell>
        </table:table-row>
        <table:table-row table:style-name="ro1">
          <table:table-cell office:value-type="float" office:value="107500000" calcext:value-type="float">
            <text:p>107500000</text:p>
          </table:table-cell>
          <table:table-cell office:value-type="float" office:value="2.49637799130266" calcext:value-type="float">
            <text:p>2.4963779913</text:p>
          </table:table-cell>
        </table:table-row>
        <table:table-row table:style-name="ro1">
          <table:table-cell office:value-type="float" office:value="107750000" calcext:value-type="float">
            <text:p>107750000</text:p>
          </table:table-cell>
          <table:table-cell office:value-type="float" office:value="2.68081775666755" calcext:value-type="float">
            <text:p>2.6808177567</text:p>
          </table:table-cell>
        </table:table-row>
        <table:table-row table:style-name="ro1">
          <table:table-cell office:value-type="float" office:value="108000000" calcext:value-type="float">
            <text:p>108000000</text:p>
          </table:table-cell>
          <table:table-cell office:value-type="float" office:value="2.32516542699681" calcext:value-type="float">
            <text:p>2.325165427</text:p>
          </table:table-cell>
        </table:table-row>
        <table:table-row table:style-name="ro1">
          <table:table-cell office:value-type="float" office:value="108250000" calcext:value-type="float">
            <text:p>108250000</text:p>
          </table:table-cell>
          <table:table-cell office:value-type="float" office:value="2.38532993373483" calcext:value-type="float">
            <text:p>2.3853299337</text:p>
          </table:table-cell>
        </table:table-row>
        <table:table-row table:style-name="ro1">
          <table:table-cell office:value-type="float" office:value="108500000" calcext:value-type="float">
            <text:p>108500000</text:p>
          </table:table-cell>
          <table:table-cell office:value-type="float" office:value="2.58552188531942" calcext:value-type="float">
            <text:p>2.5855218853</text:p>
          </table:table-cell>
        </table:table-row>
        <table:table-row table:style-name="ro1">
          <table:table-cell office:value-type="float" office:value="108750000" calcext:value-type="float">
            <text:p>108750000</text:p>
          </table:table-cell>
          <table:table-cell office:value-type="float" office:value="2.67121507787703" calcext:value-type="float">
            <text:p>2.6712150779</text:p>
          </table:table-cell>
        </table:table-row>
        <table:table-row table:style-name="ro1">
          <table:table-cell office:value-type="float" office:value="109000000" calcext:value-type="float">
            <text:p>109000000</text:p>
          </table:table-cell>
          <table:table-cell office:value-type="float" office:value="2.65067757555239" calcext:value-type="float">
            <text:p>2.6506775756</text:p>
          </table:table-cell>
        </table:table-row>
        <table:table-row table:style-name="ro1">
          <table:table-cell office:value-type="float" office:value="109250000" calcext:value-type="float">
            <text:p>109250000</text:p>
          </table:table-cell>
          <table:table-cell office:value-type="float" office:value="2.46345440384459" calcext:value-type="float">
            <text:p>2.4634544038</text:p>
          </table:table-cell>
        </table:table-row>
        <table:table-row table:style-name="ro1">
          <table:table-cell office:value-type="float" office:value="109500000" calcext:value-type="float">
            <text:p>109500000</text:p>
          </table:table-cell>
          <table:table-cell office:value-type="float" office:value="2.49233914849052" calcext:value-type="float">
            <text:p>2.4923391485</text:p>
          </table:table-cell>
        </table:table-row>
        <table:table-row table:style-name="ro1">
          <table:table-cell office:value-type="float" office:value="109750000" calcext:value-type="float">
            <text:p>109750000</text:p>
          </table:table-cell>
          <table:table-cell office:value-type="float" office:value="2.44865448096852" calcext:value-type="float">
            <text:p>2.448654481</text:p>
          </table:table-cell>
        </table:table-row>
        <table:table-row table:style-name="ro1">
          <table:table-cell office:value-type="float" office:value="110000000" calcext:value-type="float">
            <text:p>110000000</text:p>
          </table:table-cell>
          <table:table-cell office:value-type="float" office:value="2.63593883496186" calcext:value-type="float">
            <text:p>2.635938835</text:p>
          </table:table-cell>
        </table:table-row>
        <table:table-row table:style-name="ro1">
          <table:table-cell office:value-type="float" office:value="110250000" calcext:value-type="float">
            <text:p>110250000</text:p>
          </table:table-cell>
          <table:table-cell office:value-type="float" office:value="2.5597158863038" calcext:value-type="float">
            <text:p>2.5597158863</text:p>
          </table:table-cell>
        </table:table-row>
        <table:table-row table:style-name="ro1">
          <table:table-cell office:value-type="float" office:value="110500000" calcext:value-type="float">
            <text:p>110500000</text:p>
          </table:table-cell>
          <table:table-cell office:value-type="float" office:value="2.48484349634046" calcext:value-type="float">
            <text:p>2.4848434963</text:p>
          </table:table-cell>
        </table:table-row>
        <table:table-row table:style-name="ro1">
          <table:table-cell office:value-type="float" office:value="110750000" calcext:value-type="float">
            <text:p>110750000</text:p>
          </table:table-cell>
          <table:table-cell office:value-type="float" office:value="2.45422428264482" calcext:value-type="float">
            <text:p>2.4542242826</text:p>
          </table:table-cell>
        </table:table-row>
        <table:table-row table:style-name="ro1">
          <table:table-cell office:value-type="float" office:value="111000000" calcext:value-type="float">
            <text:p>111000000</text:p>
          </table:table-cell>
          <table:table-cell office:value-type="float" office:value="2.59638105944419" calcext:value-type="float">
            <text:p>2.5963810594</text:p>
          </table:table-cell>
        </table:table-row>
        <table:table-row table:style-name="ro1">
          <table:table-cell office:value-type="float" office:value="111250000" calcext:value-type="float">
            <text:p>111250000</text:p>
          </table:table-cell>
          <table:table-cell office:value-type="float" office:value="2.57871485351807" calcext:value-type="float">
            <text:p>2.5787148535</text:p>
          </table:table-cell>
        </table:table-row>
        <table:table-row table:style-name="ro1">
          <table:table-cell office:value-type="float" office:value="111500000" calcext:value-type="float">
            <text:p>111500000</text:p>
          </table:table-cell>
          <table:table-cell office:value-type="float" office:value="2.62395927119528" calcext:value-type="float">
            <text:p>2.6239592712</text:p>
          </table:table-cell>
        </table:table-row>
        <table:table-row table:style-name="ro1">
          <table:table-cell office:value-type="float" office:value="111750000" calcext:value-type="float">
            <text:p>111750000</text:p>
          </table:table-cell>
          <table:table-cell office:value-type="float" office:value="2.5760212007543" calcext:value-type="float">
            <text:p>2.5760212008</text:p>
          </table:table-cell>
        </table:table-row>
        <table:table-row table:style-name="ro1">
          <table:table-cell office:value-type="float" office:value="112000000" calcext:value-type="float">
            <text:p>112000000</text:p>
          </table:table-cell>
          <table:table-cell office:value-type="float" office:value="2.88635326155098" calcext:value-type="float">
            <text:p>2.8863532616</text:p>
          </table:table-cell>
        </table:table-row>
        <table:table-row table:style-name="ro1">
          <table:table-cell office:value-type="float" office:value="112250000" calcext:value-type="float">
            <text:p>112250000</text:p>
          </table:table-cell>
          <table:table-cell office:value-type="float" office:value="2.49361332736495" calcext:value-type="float">
            <text:p>2.4936133274</text:p>
          </table:table-cell>
        </table:table-row>
        <table:table-row table:style-name="ro1">
          <table:table-cell office:value-type="float" office:value="112500000" calcext:value-type="float">
            <text:p>112500000</text:p>
          </table:table-cell>
          <table:table-cell office:value-type="float" office:value="2.67600104505779" calcext:value-type="float">
            <text:p>2.6760010451</text:p>
          </table:table-cell>
        </table:table-row>
        <table:table-row table:style-name="ro1">
          <table:table-cell office:value-type="float" office:value="112750000" calcext:value-type="float">
            <text:p>112750000</text:p>
          </table:table-cell>
          <table:table-cell office:value-type="float" office:value="2.77082495628083" calcext:value-type="float">
            <text:p>2.7708249563</text:p>
          </table:table-cell>
        </table:table-row>
        <table:table-row table:style-name="ro1">
          <table:table-cell office:value-type="float" office:value="113000000" calcext:value-type="float">
            <text:p>113000000</text:p>
          </table:table-cell>
          <table:table-cell office:value-type="float" office:value="2.39636356479489" calcext:value-type="float">
            <text:p>2.3963635648</text:p>
          </table:table-cell>
        </table:table-row>
        <table:table-row table:style-name="ro1">
          <table:table-cell office:value-type="float" office:value="113250000" calcext:value-type="float">
            <text:p>113250000</text:p>
          </table:table-cell>
          <table:table-cell office:value-type="float" office:value="2.72080010095806" calcext:value-type="float">
            <text:p>2.720800101</text:p>
          </table:table-cell>
        </table:table-row>
        <table:table-row table:style-name="ro1">
          <table:table-cell office:value-type="float" office:value="113500000" calcext:value-type="float">
            <text:p>113500000</text:p>
          </table:table-cell>
          <table:table-cell office:value-type="float" office:value="2.34794300065799" calcext:value-type="float">
            <text:p>2.3479430007</text:p>
          </table:table-cell>
        </table:table-row>
        <table:table-row table:style-name="ro1">
          <table:table-cell office:value-type="float" office:value="113750000" calcext:value-type="float">
            <text:p>113750000</text:p>
          </table:table-cell>
          <table:table-cell office:value-type="float" office:value="2.44598427434312" calcext:value-type="float">
            <text:p>2.4459842743</text:p>
          </table:table-cell>
        </table:table-row>
        <table:table-row table:style-name="ro1">
          <table:table-cell office:value-type="float" office:value="114000000" calcext:value-type="float">
            <text:p>114000000</text:p>
          </table:table-cell>
          <table:table-cell office:value-type="float" office:value="2.22521140098233" calcext:value-type="float">
            <text:p>2.225211401</text:p>
          </table:table-cell>
        </table:table-row>
        <table:table-row table:style-name="ro1">
          <table:table-cell office:value-type="float" office:value="114250000" calcext:value-type="float">
            <text:p>114250000</text:p>
          </table:table-cell>
          <table:table-cell office:value-type="float" office:value="2.47864315823126" calcext:value-type="float">
            <text:p>2.4786431582</text:p>
          </table:table-cell>
        </table:table-row>
        <table:table-row table:style-name="ro1">
          <table:table-cell office:value-type="float" office:value="114500000" calcext:value-type="float">
            <text:p>114500000</text:p>
          </table:table-cell>
          <table:table-cell office:value-type="float" office:value="2.38598212306711" calcext:value-type="float">
            <text:p>2.3859821231</text:p>
          </table:table-cell>
        </table:table-row>
        <table:table-row table:style-name="ro1">
          <table:table-cell office:value-type="float" office:value="114750000" calcext:value-type="float">
            <text:p>114750000</text:p>
          </table:table-cell>
          <table:table-cell office:value-type="float" office:value="2.61946759059906" calcext:value-type="float">
            <text:p>2.6194675906</text:p>
          </table:table-cell>
        </table:table-row>
        <table:table-row table:style-name="ro1">
          <table:table-cell office:value-type="float" office:value="115000000" calcext:value-type="float">
            <text:p>115000000</text:p>
          </table:table-cell>
          <table:table-cell office:value-type="float" office:value="2.37844857219856" calcext:value-type="float">
            <text:p>2.3784485722</text:p>
          </table:table-cell>
        </table:table-row>
        <table:table-row table:style-name="ro1">
          <table:table-cell office:value-type="float" office:value="115250000" calcext:value-type="float">
            <text:p>115250000</text:p>
          </table:table-cell>
          <table:table-cell office:value-type="float" office:value="2.41375718483147" calcext:value-type="float">
            <text:p>2.4137571848</text:p>
          </table:table-cell>
        </table:table-row>
        <table:table-row table:style-name="ro1">
          <table:table-cell office:value-type="float" office:value="115500000" calcext:value-type="float">
            <text:p>115500000</text:p>
          </table:table-cell>
          <table:table-cell office:value-type="float" office:value="2.50446643186036" calcext:value-type="float">
            <text:p>2.5044664319</text:p>
          </table:table-cell>
        </table:table-row>
        <table:table-row table:style-name="ro1">
          <table:table-cell office:value-type="float" office:value="115750000" calcext:value-type="float">
            <text:p>115750000</text:p>
          </table:table-cell>
          <table:table-cell office:value-type="float" office:value="2.51312756290807" calcext:value-type="float">
            <text:p>2.5131275629</text:p>
          </table:table-cell>
        </table:table-row>
        <table:table-row table:style-name="ro1">
          <table:table-cell office:value-type="float" office:value="116000000" calcext:value-type="float">
            <text:p>116000000</text:p>
          </table:table-cell>
          <table:table-cell office:value-type="float" office:value="2.4377211664644" calcext:value-type="float">
            <text:p>2.4377211665</text:p>
          </table:table-cell>
        </table:table-row>
        <table:table-row table:style-name="ro1">
          <table:table-cell office:value-type="float" office:value="116250000" calcext:value-type="float">
            <text:p>116250000</text:p>
          </table:table-cell>
          <table:table-cell office:value-type="float" office:value="2.50156476794971" calcext:value-type="float">
            <text:p>2.5015647679</text:p>
          </table:table-cell>
        </table:table-row>
        <table:table-row table:style-name="ro1">
          <table:table-cell office:value-type="float" office:value="116500000" calcext:value-type="float">
            <text:p>116500000</text:p>
          </table:table-cell>
          <table:table-cell office:value-type="float" office:value="2.46893146886004" calcext:value-type="float">
            <text:p>2.4689314689</text:p>
          </table:table-cell>
        </table:table-row>
        <table:table-row table:style-name="ro1">
          <table:table-cell office:value-type="float" office:value="116750000" calcext:value-type="float">
            <text:p>116750000</text:p>
          </table:table-cell>
          <table:table-cell office:value-type="float" office:value="2.26556187725416" calcext:value-type="float">
            <text:p>2.2655618773</text:p>
          </table:table-cell>
        </table:table-row>
        <table:table-row table:style-name="ro1">
          <table:table-cell office:value-type="float" office:value="117000000" calcext:value-type="float">
            <text:p>117000000</text:p>
          </table:table-cell>
          <table:table-cell office:value-type="float" office:value="2.36237422853979" calcext:value-type="float">
            <text:p>2.3623742285</text:p>
          </table:table-cell>
        </table:table-row>
        <table:table-row table:style-name="ro1">
          <table:table-cell office:value-type="float" office:value="117250000" calcext:value-type="float">
            <text:p>117250000</text:p>
          </table:table-cell>
          <table:table-cell office:value-type="float" office:value="2.65952067299271" calcext:value-type="float">
            <text:p>2.659520673</text:p>
          </table:table-cell>
        </table:table-row>
        <table:table-row table:style-name="ro1">
          <table:table-cell office:value-type="float" office:value="117500000" calcext:value-type="float">
            <text:p>117500000</text:p>
          </table:table-cell>
          <table:table-cell office:value-type="float" office:value="2.42321905532662" calcext:value-type="float">
            <text:p>2.4232190553</text:p>
          </table:table-cell>
        </table:table-row>
        <table:table-row table:style-name="ro1">
          <table:table-cell office:value-type="float" office:value="117750000" calcext:value-type="float">
            <text:p>117750000</text:p>
          </table:table-cell>
          <table:table-cell office:value-type="float" office:value="2.45599745938713" calcext:value-type="float">
            <text:p>2.4559974594</text:p>
          </table:table-cell>
        </table:table-row>
        <table:table-row table:style-name="ro1">
          <table:table-cell office:value-type="float" office:value="118000000" calcext:value-type="float">
            <text:p>118000000</text:p>
          </table:table-cell>
          <table:table-cell office:value-type="float" office:value="2.29620246822022" calcext:value-type="float">
            <text:p>2.2962024682</text:p>
          </table:table-cell>
        </table:table-row>
        <table:table-row table:style-name="ro1">
          <table:table-cell office:value-type="float" office:value="118250000" calcext:value-type="float">
            <text:p>118250000</text:p>
          </table:table-cell>
          <table:table-cell office:value-type="float" office:value="2.26043248811777" calcext:value-type="float">
            <text:p>2.2604324881</text:p>
          </table:table-cell>
        </table:table-row>
        <table:table-row table:style-name="ro1">
          <table:table-cell office:value-type="float" office:value="118500000" calcext:value-type="float">
            <text:p>118500000</text:p>
          </table:table-cell>
          <table:table-cell office:value-type="float" office:value="2.42291983071766" calcext:value-type="float">
            <text:p>2.4229198307</text:p>
          </table:table-cell>
        </table:table-row>
        <table:table-row table:style-name="ro1">
          <table:table-cell office:value-type="float" office:value="118750000" calcext:value-type="float">
            <text:p>118750000</text:p>
          </table:table-cell>
          <table:table-cell office:value-type="float" office:value="2.53126936329948" calcext:value-type="float">
            <text:p>2.5312693633</text:p>
          </table:table-cell>
        </table:table-row>
        <table:table-row table:style-name="ro1">
          <table:table-cell office:value-type="float" office:value="119000000" calcext:value-type="float">
            <text:p>119000000</text:p>
          </table:table-cell>
          <table:table-cell office:value-type="float" office:value="2.50900673668477" calcext:value-type="float">
            <text:p>2.5090067367</text:p>
          </table:table-cell>
        </table:table-row>
        <table:table-row table:style-name="ro1">
          <table:table-cell office:value-type="float" office:value="119250000" calcext:value-type="float">
            <text:p>119250000</text:p>
          </table:table-cell>
          <table:table-cell office:value-type="float" office:value="2.41451783092373" calcext:value-type="float">
            <text:p>2.4145178309</text:p>
          </table:table-cell>
        </table:table-row>
        <table:table-row table:style-name="ro1">
          <table:table-cell office:value-type="float" office:value="119500000" calcext:value-type="float">
            <text:p>119500000</text:p>
          </table:table-cell>
          <table:table-cell office:value-type="float" office:value="2.45913934902232" calcext:value-type="float">
            <text:p>2.459139349</text:p>
          </table:table-cell>
        </table:table-row>
        <table:table-row table:style-name="ro1">
          <table:table-cell office:value-type="float" office:value="119750000" calcext:value-type="float">
            <text:p>119750000</text:p>
          </table:table-cell>
          <table:table-cell office:value-type="float" office:value="2.36379948828294" calcext:value-type="float">
            <text:p>2.3637994883</text:p>
          </table:table-cell>
        </table:table-row>
        <table:table-row table:style-name="ro1">
          <table:table-cell office:value-type="float" office:value="120000000" calcext:value-type="float">
            <text:p>120000000</text:p>
          </table:table-cell>
          <table:table-cell office:value-type="float" office:value="2.70132870912157" calcext:value-type="float">
            <text:p>2.7013287091</text:p>
          </table:table-cell>
        </table:table-row>
        <table:table-row table:style-name="ro1">
          <table:table-cell office:value-type="float" office:value="120250000" calcext:value-type="float">
            <text:p>120250000</text:p>
          </table:table-cell>
          <table:table-cell office:value-type="float" office:value="2.35730354797953" calcext:value-type="float">
            <text:p>2.357303548</text:p>
          </table:table-cell>
        </table:table-row>
        <table:table-row table:style-name="ro1">
          <table:table-cell office:value-type="float" office:value="120500000" calcext:value-type="float">
            <text:p>120500000</text:p>
          </table:table-cell>
          <table:table-cell office:value-type="float" office:value="2.34463447494287" calcext:value-type="float">
            <text:p>2.3446344749</text:p>
          </table:table-cell>
        </table:table-row>
        <table:table-row table:style-name="ro1">
          <table:table-cell office:value-type="float" office:value="120750000" calcext:value-type="float">
            <text:p>120750000</text:p>
          </table:table-cell>
          <table:table-cell office:value-type="float" office:value="2.23666106516984" calcext:value-type="float">
            <text:p>2.2366610652</text:p>
          </table:table-cell>
        </table:table-row>
        <table:table-row table:style-name="ro1">
          <table:table-cell office:value-type="float" office:value="121000000" calcext:value-type="float">
            <text:p>121000000</text:p>
          </table:table-cell>
          <table:table-cell office:value-type="float" office:value="2.40183179345351" calcext:value-type="float">
            <text:p>2.4018317935</text:p>
          </table:table-cell>
        </table:table-row>
        <table:table-row table:style-name="ro1">
          <table:table-cell office:value-type="float" office:value="121250000" calcext:value-type="float">
            <text:p>121250000</text:p>
          </table:table-cell>
          <table:table-cell office:value-type="float" office:value="2.22038950541886" calcext:value-type="float">
            <text:p>2.2203895054</text:p>
          </table:table-cell>
        </table:table-row>
        <table:table-row table:style-name="ro1">
          <table:table-cell office:value-type="float" office:value="121500000" calcext:value-type="float">
            <text:p>121500000</text:p>
          </table:table-cell>
          <table:table-cell office:value-type="float" office:value="2.30360103213671" calcext:value-type="float">
            <text:p>2.3036010321</text:p>
          </table:table-cell>
        </table:table-row>
        <table:table-row table:style-name="ro1">
          <table:table-cell office:value-type="float" office:value="121750000" calcext:value-type="float">
            <text:p>121750000</text:p>
          </table:table-cell>
          <table:table-cell office:value-type="float" office:value="2.5531952130097" calcext:value-type="float">
            <text:p>2.553195213</text:p>
          </table:table-cell>
        </table:table-row>
        <table:table-row table:style-name="ro1">
          <table:table-cell office:value-type="float" office:value="122000000" calcext:value-type="float">
            <text:p>122000000</text:p>
          </table:table-cell>
          <table:table-cell office:value-type="float" office:value="2.27540367913769" calcext:value-type="float">
            <text:p>2.2754036791</text:p>
          </table:table-cell>
        </table:table-row>
        <table:table-row table:style-name="ro1">
          <table:table-cell office:value-type="float" office:value="122250000" calcext:value-type="float">
            <text:p>122250000</text:p>
          </table:table-cell>
          <table:table-cell office:value-type="float" office:value="2.25427438111526" calcext:value-type="float">
            <text:p>2.2542743811</text:p>
          </table:table-cell>
        </table:table-row>
        <table:table-row table:style-name="ro1">
          <table:table-cell office:value-type="float" office:value="122500000" calcext:value-type="float">
            <text:p>122500000</text:p>
          </table:table-cell>
          <table:table-cell office:value-type="float" office:value="2.68457213332541" calcext:value-type="float">
            <text:p>2.6845721333</text:p>
          </table:table-cell>
        </table:table-row>
        <table:table-row table:style-name="ro1">
          <table:table-cell office:value-type="float" office:value="122750000" calcext:value-type="float">
            <text:p>122750000</text:p>
          </table:table-cell>
          <table:table-cell office:value-type="float" office:value="2.23929457697901" calcext:value-type="float">
            <text:p>2.239294577</text:p>
          </table:table-cell>
        </table:table-row>
        <table:table-row table:style-name="ro1">
          <table:table-cell office:value-type="float" office:value="123000000" calcext:value-type="float">
            <text:p>123000000</text:p>
          </table:table-cell>
          <table:table-cell office:value-type="float" office:value="2.33894629913859" calcext:value-type="float">
            <text:p>2.3389462991</text:p>
          </table:table-cell>
        </table:table-row>
        <table:table-row table:style-name="ro1">
          <table:table-cell office:value-type="float" office:value="123250000" calcext:value-type="float">
            <text:p>123250000</text:p>
          </table:table-cell>
          <table:table-cell office:value-type="float" office:value="2.41635863360803" calcext:value-type="float">
            <text:p>2.4163586336</text:p>
          </table:table-cell>
        </table:table-row>
        <table:table-row table:style-name="ro1">
          <table:table-cell office:value-type="float" office:value="123500000" calcext:value-type="float">
            <text:p>123500000</text:p>
          </table:table-cell>
          <table:table-cell office:value-type="float" office:value="2.53181381684198" calcext:value-type="float">
            <text:p>2.5318138168</text:p>
          </table:table-cell>
        </table:table-row>
        <table:table-row table:style-name="ro1">
          <table:table-cell office:value-type="float" office:value="123750000" calcext:value-type="float">
            <text:p>123750000</text:p>
          </table:table-cell>
          <table:table-cell office:value-type="float" office:value="2.33259061114097" calcext:value-type="float">
            <text:p>2.3325906111</text:p>
          </table:table-cell>
        </table:table-row>
        <table:table-row table:style-name="ro1">
          <table:table-cell office:value-type="float" office:value="124000000" calcext:value-type="float">
            <text:p>124000000</text:p>
          </table:table-cell>
          <table:table-cell office:value-type="float" office:value="2.49070577941128" calcext:value-type="float">
            <text:p>2.4907057794</text:p>
          </table:table-cell>
        </table:table-row>
        <table:table-row table:style-name="ro1">
          <table:table-cell office:value-type="float" office:value="124250000" calcext:value-type="float">
            <text:p>124250000</text:p>
          </table:table-cell>
          <table:table-cell office:value-type="float" office:value="2.37405074293725" calcext:value-type="float">
            <text:p>2.3740507429</text:p>
          </table:table-cell>
        </table:table-row>
        <table:table-row table:style-name="ro1">
          <table:table-cell office:value-type="float" office:value="124500000" calcext:value-type="float">
            <text:p>124500000</text:p>
          </table:table-cell>
          <table:table-cell office:value-type="float" office:value="2.421776950578" calcext:value-type="float">
            <text:p>2.4217769506</text:p>
          </table:table-cell>
        </table:table-row>
        <table:table-row table:style-name="ro1">
          <table:table-cell office:value-type="float" office:value="124750000" calcext:value-type="float">
            <text:p>124750000</text:p>
          </table:table-cell>
          <table:table-cell office:value-type="float" office:value="2.63364396603431" calcext:value-type="float">
            <text:p>2.633643966</text:p>
          </table:table-cell>
        </table:table-row>
        <table:table-row table:style-name="ro1">
          <table:table-cell office:value-type="float" office:value="125000000" calcext:value-type="float">
            <text:p>125000000</text:p>
          </table:table-cell>
          <table:table-cell office:value-type="float" office:value="2.458940944715" calcext:value-type="float">
            <text:p>2.4589409447</text:p>
          </table:table-cell>
        </table:table-row>
        <table:table-row table:style-name="ro1">
          <table:table-cell office:value-type="float" office:value="125250000" calcext:value-type="float">
            <text:p>125250000</text:p>
          </table:table-cell>
          <table:table-cell office:value-type="float" office:value="2.32735137852789" calcext:value-type="float">
            <text:p>2.3273513785</text:p>
          </table:table-cell>
        </table:table-row>
        <table:table-row table:style-name="ro1">
          <table:table-cell office:value-type="float" office:value="125500000" calcext:value-type="float">
            <text:p>125500000</text:p>
          </table:table-cell>
          <table:table-cell office:value-type="float" office:value="2.50627363385372" calcext:value-type="float">
            <text:p>2.5062736339</text:p>
          </table:table-cell>
        </table:table-row>
        <table:table-row table:style-name="ro1">
          <table:table-cell office:value-type="float" office:value="125750000" calcext:value-type="float">
            <text:p>125750000</text:p>
          </table:table-cell>
          <table:table-cell office:value-type="float" office:value="2.47823761943293" calcext:value-type="float">
            <text:p>2.4782376194</text:p>
          </table:table-cell>
        </table:table-row>
        <table:table-row table:style-name="ro1">
          <table:table-cell office:value-type="float" office:value="126000000" calcext:value-type="float">
            <text:p>126000000</text:p>
          </table:table-cell>
          <table:table-cell office:value-type="float" office:value="2.23052613469084" calcext:value-type="float">
            <text:p>2.2305261347</text:p>
          </table:table-cell>
        </table:table-row>
        <table:table-row table:style-name="ro1">
          <table:table-cell office:value-type="float" office:value="126250000" calcext:value-type="float">
            <text:p>126250000</text:p>
          </table:table-cell>
          <table:table-cell office:value-type="float" office:value="2.3778509440151" calcext:value-type="float">
            <text:p>2.377850944</text:p>
          </table:table-cell>
        </table:table-row>
        <table:table-row table:style-name="ro1">
          <table:table-cell office:value-type="float" office:value="126500000" calcext:value-type="float">
            <text:p>126500000</text:p>
          </table:table-cell>
          <table:table-cell office:value-type="float" office:value="2.58847484951282" calcext:value-type="float">
            <text:p>2.5884748495</text:p>
          </table:table-cell>
        </table:table-row>
        <table:table-row table:style-name="ro1">
          <table:table-cell office:value-type="float" office:value="126750000" calcext:value-type="float">
            <text:p>126750000</text:p>
          </table:table-cell>
          <table:table-cell office:value-type="float" office:value="2.31504421088384" calcext:value-type="float">
            <text:p>2.3150442109</text:p>
          </table:table-cell>
        </table:table-row>
        <table:table-row table:style-name="ro1">
          <table:table-cell office:value-type="float" office:value="127000000" calcext:value-type="float">
            <text:p>127000000</text:p>
          </table:table-cell>
          <table:table-cell office:value-type="float" office:value="2.51458181834643" calcext:value-type="float">
            <text:p>2.5145818183</text:p>
          </table:table-cell>
        </table:table-row>
        <table:table-row table:style-name="ro1">
          <table:table-cell office:value-type="float" office:value="127250000" calcext:value-type="float">
            <text:p>127250000</text:p>
          </table:table-cell>
          <table:table-cell office:value-type="float" office:value="2.21437003126581" calcext:value-type="float">
            <text:p>2.2143700313</text:p>
          </table:table-cell>
        </table:table-row>
        <table:table-row table:style-name="ro1">
          <table:table-cell office:value-type="float" office:value="127500000" calcext:value-type="float">
            <text:p>127500000</text:p>
          </table:table-cell>
          <table:table-cell office:value-type="float" office:value="2.45806783639755" calcext:value-type="float">
            <text:p>2.4580678364</text:p>
          </table:table-cell>
        </table:table-row>
        <table:table-row table:style-name="ro1">
          <table:table-cell office:value-type="float" office:value="127750000" calcext:value-type="float">
            <text:p>127750000</text:p>
          </table:table-cell>
          <table:table-cell office:value-type="float" office:value="2.56771329291311" calcext:value-type="float">
            <text:p>2.5677132929</text:p>
          </table:table-cell>
        </table:table-row>
        <table:table-row table:style-name="ro1">
          <table:table-cell office:value-type="float" office:value="128000000" calcext:value-type="float">
            <text:p>128000000</text:p>
          </table:table-cell>
          <table:table-cell office:value-type="float" office:value="2.43930638028258" calcext:value-type="float">
            <text:p>2.4393063803</text:p>
          </table:table-cell>
        </table:table-row>
        <table:table-row table:style-name="ro1">
          <table:table-cell office:value-type="float" office:value="128250000" calcext:value-type="float">
            <text:p>128250000</text:p>
          </table:table-cell>
          <table:table-cell office:value-type="float" office:value="2.63226459842015" calcext:value-type="float">
            <text:p>2.6322645984</text:p>
          </table:table-cell>
        </table:table-row>
        <table:table-row table:style-name="ro1">
          <table:table-cell office:value-type="float" office:value="128500000" calcext:value-type="float">
            <text:p>128500000</text:p>
          </table:table-cell>
          <table:table-cell office:value-type="float" office:value="2.56099536890912" calcext:value-type="float">
            <text:p>2.5609953689</text:p>
          </table:table-cell>
        </table:table-row>
        <table:table-row table:style-name="ro1">
          <table:table-cell office:value-type="float" office:value="128750000" calcext:value-type="float">
            <text:p>128750000</text:p>
          </table:table-cell>
          <table:table-cell office:value-type="float" office:value="2.12113158377423" calcext:value-type="float">
            <text:p>2.1211315838</text:p>
          </table:table-cell>
        </table:table-row>
        <table:table-row table:style-name="ro1">
          <table:table-cell office:value-type="float" office:value="129000000" calcext:value-type="float">
            <text:p>129000000</text:p>
          </table:table-cell>
          <table:table-cell office:value-type="float" office:value="2.32739937392884" calcext:value-type="float">
            <text:p>2.3273993739</text:p>
          </table:table-cell>
        </table:table-row>
        <table:table-row table:style-name="ro1">
          <table:table-cell office:value-type="float" office:value="129250000" calcext:value-type="float">
            <text:p>129250000</text:p>
          </table:table-cell>
          <table:table-cell office:value-type="float" office:value="2.51072459934514" calcext:value-type="float">
            <text:p>2.5107245993</text:p>
          </table:table-cell>
        </table:table-row>
        <table:table-row table:style-name="ro1">
          <table:table-cell office:value-type="float" office:value="129500000" calcext:value-type="float">
            <text:p>129500000</text:p>
          </table:table-cell>
          <table:table-cell office:value-type="float" office:value="2.42955591108991" calcext:value-type="float">
            <text:p>2.4295559111</text:p>
          </table:table-cell>
        </table:table-row>
        <table:table-row table:style-name="ro1">
          <table:table-cell office:value-type="float" office:value="129750000" calcext:value-type="float">
            <text:p>129750000</text:p>
          </table:table-cell>
          <table:table-cell office:value-type="float" office:value="2.6464616596938" calcext:value-type="float">
            <text:p>2.6464616597</text:p>
          </table:table-cell>
        </table:table-row>
        <table:table-row table:style-name="ro1">
          <table:table-cell office:value-type="float" office:value="130000000" calcext:value-type="float">
            <text:p>130000000</text:p>
          </table:table-cell>
          <table:table-cell office:value-type="float" office:value="2.42372913845309" calcext:value-type="float">
            <text:p>2.4237291385</text:p>
          </table:table-cell>
        </table:table-row>
        <table:table-row table:style-name="ro1">
          <table:table-cell office:value-type="float" office:value="130250000" calcext:value-type="float">
            <text:p>130250000</text:p>
          </table:table-cell>
          <table:table-cell office:value-type="float" office:value="2.36302001128655" calcext:value-type="float">
            <text:p>2.3630200113</text:p>
          </table:table-cell>
        </table:table-row>
        <table:table-row table:style-name="ro1">
          <table:table-cell office:value-type="float" office:value="130500000" calcext:value-type="float">
            <text:p>130500000</text:p>
          </table:table-cell>
          <table:table-cell office:value-type="float" office:value="2.61664893868297" calcext:value-type="float">
            <text:p>2.6166489387</text:p>
          </table:table-cell>
        </table:table-row>
        <table:table-row table:style-name="ro1">
          <table:table-cell office:value-type="float" office:value="130750000" calcext:value-type="float">
            <text:p>130750000</text:p>
          </table:table-cell>
          <table:table-cell office:value-type="float" office:value="2.63618563818398" calcext:value-type="float">
            <text:p>2.6361856382</text:p>
          </table:table-cell>
        </table:table-row>
        <table:table-row table:style-name="ro1">
          <table:table-cell office:value-type="float" office:value="131000000" calcext:value-type="float">
            <text:p>131000000</text:p>
          </table:table-cell>
          <table:table-cell office:value-type="float" office:value="2.43338893418527" calcext:value-type="float">
            <text:p>2.4333889342</text:p>
          </table:table-cell>
        </table:table-row>
        <table:table-row table:style-name="ro1">
          <table:table-cell office:value-type="float" office:value="131250000" calcext:value-type="float">
            <text:p>131250000</text:p>
          </table:table-cell>
          <table:table-cell office:value-type="float" office:value="2.41414605781659" calcext:value-type="float">
            <text:p>2.4141460578</text:p>
          </table:table-cell>
        </table:table-row>
        <table:table-row table:style-name="ro1">
          <table:table-cell office:value-type="float" office:value="131500000" calcext:value-type="float">
            <text:p>131500000</text:p>
          </table:table-cell>
          <table:table-cell office:value-type="float" office:value="2.32496177052232" calcext:value-type="float">
            <text:p>2.3249617705</text:p>
          </table:table-cell>
        </table:table-row>
        <table:table-row table:style-name="ro1">
          <table:table-cell office:value-type="float" office:value="131750000" calcext:value-type="float">
            <text:p>131750000</text:p>
          </table:table-cell>
          <table:table-cell office:value-type="float" office:value="2.61286622063526" calcext:value-type="float">
            <text:p>2.6128662206</text:p>
          </table:table-cell>
        </table:table-row>
        <table:table-row table:style-name="ro1">
          <table:table-cell office:value-type="float" office:value="132000000" calcext:value-type="float">
            <text:p>132000000</text:p>
          </table:table-cell>
          <table:table-cell office:value-type="float" office:value="2.2729837547722" calcext:value-type="float">
            <text:p>2.2729837548</text:p>
          </table:table-cell>
        </table:table-row>
        <table:table-row table:style-name="ro1">
          <table:table-cell office:value-type="float" office:value="132250000" calcext:value-type="float">
            <text:p>132250000</text:p>
          </table:table-cell>
          <table:table-cell office:value-type="float" office:value="2.30320291887755" calcext:value-type="float">
            <text:p>2.3032029189</text:p>
          </table:table-cell>
        </table:table-row>
        <table:table-row table:style-name="ro1">
          <table:table-cell office:value-type="float" office:value="132500000" calcext:value-type="float">
            <text:p>132500000</text:p>
          </table:table-cell>
          <table:table-cell office:value-type="float" office:value="2.55047266194794" calcext:value-type="float">
            <text:p>2.5504726619</text:p>
          </table:table-cell>
        </table:table-row>
        <table:table-row table:style-name="ro1">
          <table:table-cell office:value-type="float" office:value="132750000" calcext:value-type="float">
            <text:p>132750000</text:p>
          </table:table-cell>
          <table:table-cell office:value-type="float" office:value="2.50648623939468" calcext:value-type="float">
            <text:p>2.5064862394</text:p>
          </table:table-cell>
        </table:table-row>
        <table:table-row table:style-name="ro1">
          <table:table-cell office:value-type="float" office:value="133000000" calcext:value-type="float">
            <text:p>133000000</text:p>
          </table:table-cell>
          <table:table-cell office:value-type="float" office:value="2.34388880984344" calcext:value-type="float">
            <text:p>2.3438888098</text:p>
          </table:table-cell>
        </table:table-row>
        <table:table-row table:style-name="ro1">
          <table:table-cell office:value-type="float" office:value="133250000" calcext:value-type="float">
            <text:p>133250000</text:p>
          </table:table-cell>
          <table:table-cell office:value-type="float" office:value="2.38634510641271" calcext:value-type="float">
            <text:p>2.3863451064</text:p>
          </table:table-cell>
        </table:table-row>
        <table:table-row table:style-name="ro1">
          <table:table-cell office:value-type="float" office:value="133500000" calcext:value-type="float">
            <text:p>133500000</text:p>
          </table:table-cell>
          <table:table-cell office:value-type="float" office:value="2.70608537913199" calcext:value-type="float">
            <text:p>2.7060853791</text:p>
          </table:table-cell>
        </table:table-row>
        <table:table-row table:style-name="ro1">
          <table:table-cell office:value-type="float" office:value="133750000" calcext:value-type="float">
            <text:p>133750000</text:p>
          </table:table-cell>
          <table:table-cell office:value-type="float" office:value="2.35889986411648" calcext:value-type="float">
            <text:p>2.3588998641</text:p>
          </table:table-cell>
        </table:table-row>
        <table:table-row table:style-name="ro1">
          <table:table-cell office:value-type="float" office:value="134000000" calcext:value-type="float">
            <text:p>134000000</text:p>
          </table:table-cell>
          <table:table-cell office:value-type="float" office:value="2.18322632752841" calcext:value-type="float">
            <text:p>2.1832263275</text:p>
          </table:table-cell>
        </table:table-row>
        <table:table-row table:style-name="ro1">
          <table:table-cell office:value-type="float" office:value="134250000" calcext:value-type="float">
            <text:p>134250000</text:p>
          </table:table-cell>
          <table:table-cell office:value-type="float" office:value="2.79161034926975" calcext:value-type="float">
            <text:p>2.7916103493</text:p>
          </table:table-cell>
        </table:table-row>
        <table:table-row table:style-name="ro1">
          <table:table-cell office:value-type="float" office:value="134500000" calcext:value-type="float">
            <text:p>134500000</text:p>
          </table:table-cell>
          <table:table-cell office:value-type="float" office:value="2.66088897989256" calcext:value-type="float">
            <text:p>2.6608889799</text:p>
          </table:table-cell>
        </table:table-row>
        <table:table-row table:style-name="ro1">
          <table:table-cell office:value-type="float" office:value="134750000" calcext:value-type="float">
            <text:p>134750000</text:p>
          </table:table-cell>
          <table:table-cell office:value-type="float" office:value="2.45923479320348" calcext:value-type="float">
            <text:p>2.4592347932</text:p>
          </table:table-cell>
        </table:table-row>
        <table:table-row table:style-name="ro1">
          <table:table-cell office:value-type="float" office:value="135000000" calcext:value-type="float">
            <text:p>135000000</text:p>
          </table:table-cell>
          <table:table-cell office:value-type="float" office:value="2.46089444020527" calcext:value-type="float">
            <text:p>2.4608944402</text:p>
          </table:table-cell>
        </table:table-row>
        <table:table-row table:style-name="ro1">
          <table:table-cell office:value-type="float" office:value="135250000" calcext:value-type="float">
            <text:p>135250000</text:p>
          </table:table-cell>
          <table:table-cell office:value-type="float" office:value="2.19034230244238" calcext:value-type="float">
            <text:p>2.1903423024</text:p>
          </table:table-cell>
        </table:table-row>
        <table:table-row table:style-name="ro1">
          <table:table-cell office:value-type="float" office:value="135500000" calcext:value-type="float">
            <text:p>135500000</text:p>
          </table:table-cell>
          <table:table-cell office:value-type="float" office:value="2.21196497622154" calcext:value-type="float">
            <text:p>2.2119649762</text:p>
          </table:table-cell>
        </table:table-row>
        <table:table-row table:style-name="ro1">
          <table:table-cell office:value-type="float" office:value="135750000" calcext:value-type="float">
            <text:p>135750000</text:p>
          </table:table-cell>
          <table:table-cell office:value-type="float" office:value="2.38489736341802" calcext:value-type="float">
            <text:p>2.3848973634</text:p>
          </table:table-cell>
        </table:table-row>
        <table:table-row table:style-name="ro1">
          <table:table-cell office:value-type="float" office:value="136000000" calcext:value-type="float">
            <text:p>136000000</text:p>
          </table:table-cell>
          <table:table-cell office:value-type="float" office:value="2.62310474464596" calcext:value-type="float">
            <text:p>2.6231047446</text:p>
          </table:table-cell>
        </table:table-row>
        <table:table-row table:style-name="ro1">
          <table:table-cell office:value-type="float" office:value="136250000" calcext:value-type="float">
            <text:p>136250000</text:p>
          </table:table-cell>
          <table:table-cell office:value-type="float" office:value="2.6943549733364" calcext:value-type="float">
            <text:p>2.6943549733</text:p>
          </table:table-cell>
        </table:table-row>
        <table:table-row table:style-name="ro1">
          <table:table-cell office:value-type="float" office:value="136500000" calcext:value-type="float">
            <text:p>136500000</text:p>
          </table:table-cell>
          <table:table-cell office:value-type="float" office:value="2.59306103085791" calcext:value-type="float">
            <text:p>2.5930610309</text:p>
          </table:table-cell>
        </table:table-row>
        <table:table-row table:style-name="ro1">
          <table:table-cell office:value-type="float" office:value="136750000" calcext:value-type="float">
            <text:p>136750000</text:p>
          </table:table-cell>
          <table:table-cell office:value-type="float" office:value="2.50220059451546" calcext:value-type="float">
            <text:p>2.5022005945</text:p>
          </table:table-cell>
        </table:table-row>
        <table:table-row table:style-name="ro1">
          <table:table-cell office:value-type="float" office:value="137000000" calcext:value-type="float">
            <text:p>137000000</text:p>
          </table:table-cell>
          <table:table-cell office:value-type="float" office:value="2.51341732589074" calcext:value-type="float">
            <text:p>2.5134173259</text:p>
          </table:table-cell>
        </table:table-row>
        <table:table-row table:style-name="ro1">
          <table:table-cell office:value-type="float" office:value="137250000" calcext:value-type="float">
            <text:p>137250000</text:p>
          </table:table-cell>
          <table:table-cell office:value-type="float" office:value="2.64162884487777" calcext:value-type="float">
            <text:p>2.6416288449</text:p>
          </table:table-cell>
        </table:table-row>
        <table:table-row table:style-name="ro1">
          <table:table-cell office:value-type="float" office:value="137500000" calcext:value-type="float">
            <text:p>137500000</text:p>
          </table:table-cell>
          <table:table-cell office:value-type="float" office:value="2.65756290928773" calcext:value-type="float">
            <text:p>2.6575629093</text:p>
          </table:table-cell>
        </table:table-row>
        <table:table-row table:style-name="ro1">
          <table:table-cell office:value-type="float" office:value="137750000" calcext:value-type="float">
            <text:p>137750000</text:p>
          </table:table-cell>
          <table:table-cell office:value-type="float" office:value="2.54802857470917" calcext:value-type="float">
            <text:p>2.5480285747</text:p>
          </table:table-cell>
        </table:table-row>
        <table:table-row table:style-name="ro1">
          <table:table-cell office:value-type="float" office:value="138000000" calcext:value-type="float">
            <text:p>138000000</text:p>
          </table:table-cell>
          <table:table-cell office:value-type="float" office:value="2.48472382155295" calcext:value-type="float">
            <text:p>2.4847238216</text:p>
          </table:table-cell>
        </table:table-row>
        <table:table-row table:style-name="ro1">
          <table:table-cell office:value-type="float" office:value="138250000" calcext:value-type="float">
            <text:p>138250000</text:p>
          </table:table-cell>
          <table:table-cell office:value-type="float" office:value="2.58155418028274" calcext:value-type="float">
            <text:p>2.5815541803</text:p>
          </table:table-cell>
        </table:table-row>
        <table:table-row table:style-name="ro1">
          <table:table-cell office:value-type="float" office:value="138500000" calcext:value-type="float">
            <text:p>138500000</text:p>
          </table:table-cell>
          <table:table-cell office:value-type="float" office:value="2.51906845134847" calcext:value-type="float">
            <text:p>2.5190684513</text:p>
          </table:table-cell>
        </table:table-row>
        <table:table-row table:style-name="ro1">
          <table:table-cell office:value-type="float" office:value="138750000" calcext:value-type="float">
            <text:p>138750000</text:p>
          </table:table-cell>
          <table:table-cell office:value-type="float" office:value="2.62663982677533" calcext:value-type="float">
            <text:p>2.6266398268</text:p>
          </table:table-cell>
        </table:table-row>
        <table:table-row table:style-name="ro1">
          <table:table-cell office:value-type="float" office:value="139000000" calcext:value-type="float">
            <text:p>139000000</text:p>
          </table:table-cell>
          <table:table-cell office:value-type="float" office:value="2.49767563534157" calcext:value-type="float">
            <text:p>2.4976756353</text:p>
          </table:table-cell>
        </table:table-row>
        <table:table-row table:style-name="ro1">
          <table:table-cell office:value-type="float" office:value="139250000" calcext:value-type="float">
            <text:p>139250000</text:p>
          </table:table-cell>
          <table:table-cell office:value-type="float" office:value="2.34869060718138" calcext:value-type="float">
            <text:p>2.3486906072</text:p>
          </table:table-cell>
        </table:table-row>
        <table:table-row table:style-name="ro1">
          <table:table-cell office:value-type="float" office:value="139500000" calcext:value-type="float">
            <text:p>139500000</text:p>
          </table:table-cell>
          <table:table-cell office:value-type="float" office:value="2.68042100092728" calcext:value-type="float">
            <text:p>2.6804210009</text:p>
          </table:table-cell>
        </table:table-row>
        <table:table-row table:style-name="ro1">
          <table:table-cell office:value-type="float" office:value="139750000" calcext:value-type="float">
            <text:p>139750000</text:p>
          </table:table-cell>
          <table:table-cell office:value-type="float" office:value="2.67957095439266" calcext:value-type="float">
            <text:p>2.6795709544</text:p>
          </table:table-cell>
        </table:table-row>
        <table:table-row table:style-name="ro1">
          <table:table-cell office:value-type="float" office:value="140000000" calcext:value-type="float">
            <text:p>140000000</text:p>
          </table:table-cell>
          <table:table-cell office:value-type="float" office:value="2.65110165045665" calcext:value-type="float">
            <text:p>2.6511016505</text:p>
          </table:table-cell>
        </table:table-row>
        <table:table-row table:style-name="ro1">
          <table:table-cell office:value-type="float" office:value="140250000" calcext:value-type="float">
            <text:p>140250000</text:p>
          </table:table-cell>
          <table:table-cell office:value-type="float" office:value="2.61700176080319" calcext:value-type="float">
            <text:p>2.6170017608</text:p>
          </table:table-cell>
        </table:table-row>
        <table:table-row table:style-name="ro1">
          <table:table-cell office:value-type="float" office:value="140500000" calcext:value-type="float">
            <text:p>140500000</text:p>
          </table:table-cell>
          <table:table-cell office:value-type="float" office:value="2.72458850032742" calcext:value-type="float">
            <text:p>2.7245885003</text:p>
          </table:table-cell>
        </table:table-row>
        <table:table-row table:style-name="ro1">
          <table:table-cell office:value-type="float" office:value="140750000" calcext:value-type="float">
            <text:p>140750000</text:p>
          </table:table-cell>
          <table:table-cell office:value-type="float" office:value="2.86986515683142" calcext:value-type="float">
            <text:p>2.8698651568</text:p>
          </table:table-cell>
        </table:table-row>
        <table:table-row table:style-name="ro1">
          <table:table-cell office:value-type="float" office:value="141000000" calcext:value-type="float">
            <text:p>141000000</text:p>
          </table:table-cell>
          <table:table-cell office:value-type="float" office:value="2.67110448392308" calcext:value-type="float">
            <text:p>2.6711044839</text:p>
          </table:table-cell>
        </table:table-row>
        <table:table-row table:style-name="ro1">
          <table:table-cell office:value-type="float" office:value="141250000" calcext:value-type="float">
            <text:p>141250000</text:p>
          </table:table-cell>
          <table:table-cell office:value-type="float" office:value="2.62724430230965" calcext:value-type="float">
            <text:p>2.6272443023</text:p>
          </table:table-cell>
        </table:table-row>
        <table:table-row table:style-name="ro1">
          <table:table-cell office:value-type="float" office:value="141500000" calcext:value-type="float">
            <text:p>141500000</text:p>
          </table:table-cell>
          <table:table-cell office:value-type="float" office:value="2.83389293094538" calcext:value-type="float">
            <text:p>2.8338929309</text:p>
          </table:table-cell>
        </table:table-row>
        <table:table-row table:style-name="ro1">
          <table:table-cell office:value-type="float" office:value="141750000" calcext:value-type="float">
            <text:p>141750000</text:p>
          </table:table-cell>
          <table:table-cell office:value-type="float" office:value="3.00368540783716" calcext:value-type="float">
            <text:p>3.0036854078</text:p>
          </table:table-cell>
        </table:table-row>
        <table:table-row table:style-name="ro1">
          <table:table-cell office:value-type="float" office:value="142000000" calcext:value-type="float">
            <text:p>142000000</text:p>
          </table:table-cell>
          <table:table-cell office:value-type="float" office:value="2.48766308706975" calcext:value-type="float">
            <text:p>2.4876630871</text:p>
          </table:table-cell>
        </table:table-row>
        <table:table-row table:style-name="ro1">
          <table:table-cell office:value-type="float" office:value="142250000" calcext:value-type="float">
            <text:p>142250000</text:p>
          </table:table-cell>
          <table:table-cell office:value-type="float" office:value="2.57102639274202" calcext:value-type="float">
            <text:p>2.5710263927</text:p>
          </table:table-cell>
        </table:table-row>
        <table:table-row table:style-name="ro1">
          <table:table-cell office:value-type="float" office:value="142500000" calcext:value-type="float">
            <text:p>142500000</text:p>
          </table:table-cell>
          <table:table-cell office:value-type="float" office:value="2.85606630039734" calcext:value-type="float">
            <text:p>2.8560663004</text:p>
          </table:table-cell>
        </table:table-row>
        <table:table-row table:style-name="ro1">
          <table:table-cell office:value-type="float" office:value="142750000" calcext:value-type="float">
            <text:p>142750000</text:p>
          </table:table-cell>
          <table:table-cell office:value-type="float" office:value="2.76025848798047" calcext:value-type="float">
            <text:p>2.760258488</text:p>
          </table:table-cell>
        </table:table-row>
        <table:table-row table:style-name="ro1">
          <table:table-cell office:value-type="float" office:value="143000000" calcext:value-type="float">
            <text:p>143000000</text:p>
          </table:table-cell>
          <table:table-cell office:value-type="float" office:value="2.81387365726304" calcext:value-type="float">
            <text:p>2.8138736573</text:p>
          </table:table-cell>
        </table:table-row>
        <table:table-row table:style-name="ro1">
          <table:table-cell office:value-type="float" office:value="143250000" calcext:value-type="float">
            <text:p>143250000</text:p>
          </table:table-cell>
          <table:table-cell office:value-type="float" office:value="3.05692431972093" calcext:value-type="float">
            <text:p>3.0569243197</text:p>
          </table:table-cell>
        </table:table-row>
        <table:table-row table:style-name="ro1">
          <table:table-cell office:value-type="float" office:value="143500000" calcext:value-type="float">
            <text:p>143500000</text:p>
          </table:table-cell>
          <table:table-cell office:value-type="float" office:value="2.80450909875292" calcext:value-type="float">
            <text:p>2.8045090988</text:p>
          </table:table-cell>
        </table:table-row>
        <table:table-row table:style-name="ro1">
          <table:table-cell office:value-type="float" office:value="143750000" calcext:value-type="float">
            <text:p>143750000</text:p>
          </table:table-cell>
          <table:table-cell office:value-type="float" office:value="3.00581127534846" calcext:value-type="float">
            <text:p>3.0058112753</text:p>
          </table:table-cell>
        </table:table-row>
        <table:table-row table:style-name="ro1">
          <table:table-cell office:value-type="float" office:value="144000000" calcext:value-type="float">
            <text:p>144000000</text:p>
          </table:table-cell>
          <table:table-cell office:value-type="float" office:value="2.69212971432767" calcext:value-type="float">
            <text:p>2.6921297143</text:p>
          </table:table-cell>
        </table:table-row>
        <table:table-row table:style-name="ro1">
          <table:table-cell office:value-type="float" office:value="144250000" calcext:value-type="float">
            <text:p>144250000</text:p>
          </table:table-cell>
          <table:table-cell office:value-type="float" office:value="3.00742064853816" calcext:value-type="float">
            <text:p>3.0074206485</text:p>
          </table:table-cell>
        </table:table-row>
        <table:table-row table:style-name="ro1">
          <table:table-cell office:value-type="float" office:value="144500000" calcext:value-type="float">
            <text:p>144500000</text:p>
          </table:table-cell>
          <table:table-cell office:value-type="float" office:value="2.85303775098887" calcext:value-type="float">
            <text:p>2.853037751</text:p>
          </table:table-cell>
        </table:table-row>
        <table:table-row table:style-name="ro1">
          <table:table-cell office:value-type="float" office:value="144750000" calcext:value-type="float">
            <text:p>144750000</text:p>
          </table:table-cell>
          <table:table-cell office:value-type="float" office:value="2.59147569193111" calcext:value-type="float">
            <text:p>2.5914756919</text:p>
          </table:table-cell>
        </table:table-row>
        <table:table-row table:style-name="ro1">
          <table:table-cell office:value-type="float" office:value="145000000" calcext:value-type="float">
            <text:p>145000000</text:p>
          </table:table-cell>
          <table:table-cell office:value-type="float" office:value="3.30626072744908" calcext:value-type="float">
            <text:p>3.3062607274</text:p>
          </table:table-cell>
        </table:table-row>
        <table:table-row table:style-name="ro1">
          <table:table-cell office:value-type="float" office:value="145250000" calcext:value-type="float">
            <text:p>145250000</text:p>
          </table:table-cell>
          <table:table-cell office:value-type="float" office:value="3.09710383410679" calcext:value-type="float">
            <text:p>3.0971038341</text:p>
          </table:table-cell>
        </table:table-row>
        <table:table-row table:style-name="ro1">
          <table:table-cell office:value-type="float" office:value="145500000" calcext:value-type="float">
            <text:p>145500000</text:p>
          </table:table-cell>
          <table:table-cell office:value-type="float" office:value="3.05317518090327" calcext:value-type="float">
            <text:p>3.0531751809</text:p>
          </table:table-cell>
        </table:table-row>
        <table:table-row table:style-name="ro1">
          <table:table-cell office:value-type="float" office:value="145750000" calcext:value-type="float">
            <text:p>145750000</text:p>
          </table:table-cell>
          <table:table-cell office:value-type="float" office:value="2.9020539562002" calcext:value-type="float">
            <text:p>2.9020539562</text:p>
          </table:table-cell>
        </table:table-row>
        <table:table-row table:style-name="ro1">
          <table:table-cell office:value-type="float" office:value="146000000" calcext:value-type="float">
            <text:p>146000000</text:p>
          </table:table-cell>
          <table:table-cell office:value-type="float" office:value="2.7788191663325" calcext:value-type="float">
            <text:p>2.7788191663</text:p>
          </table:table-cell>
        </table:table-row>
        <table:table-row table:style-name="ro1">
          <table:table-cell office:value-type="float" office:value="146250000" calcext:value-type="float">
            <text:p>146250000</text:p>
          </table:table-cell>
          <table:table-cell office:value-type="float" office:value="3.432112289829" calcext:value-type="float">
            <text:p>3.4321122898</text:p>
          </table:table-cell>
        </table:table-row>
        <table:table-row table:style-name="ro1">
          <table:table-cell office:value-type="float" office:value="146500000" calcext:value-type="float">
            <text:p>146500000</text:p>
          </table:table-cell>
          <table:table-cell office:value-type="float" office:value="2.93071135257993" calcext:value-type="float">
            <text:p>2.9307113526</text:p>
          </table:table-cell>
        </table:table-row>
        <table:table-row table:style-name="ro1">
          <table:table-cell office:value-type="float" office:value="146750000" calcext:value-type="float">
            <text:p>146750000</text:p>
          </table:table-cell>
          <table:table-cell office:value-type="float" office:value="2.94581570142131" calcext:value-type="float">
            <text:p>2.9458157014</text:p>
          </table:table-cell>
        </table:table-row>
        <table:table-row table:style-name="ro1">
          <table:table-cell office:value-type="float" office:value="147000000" calcext:value-type="float">
            <text:p>147000000</text:p>
          </table:table-cell>
          <table:table-cell office:value-type="float" office:value="3.01205968971626" calcext:value-type="float">
            <text:p>3.0120596897</text:p>
          </table:table-cell>
        </table:table-row>
        <table:table-row table:style-name="ro1">
          <table:table-cell office:value-type="float" office:value="147250000" calcext:value-type="float">
            <text:p>147250000</text:p>
          </table:table-cell>
          <table:table-cell office:value-type="float" office:value="3.21406961580848" calcext:value-type="float">
            <text:p>3.2140696158</text:p>
          </table:table-cell>
        </table:table-row>
        <table:table-row table:style-name="ro1">
          <table:table-cell office:value-type="float" office:value="147500000" calcext:value-type="float">
            <text:p>147500000</text:p>
          </table:table-cell>
          <table:table-cell office:value-type="float" office:value="2.96435085555418" calcext:value-type="float">
            <text:p>2.9643508556</text:p>
          </table:table-cell>
        </table:table-row>
        <table:table-row table:style-name="ro1">
          <table:table-cell office:value-type="float" office:value="147750000" calcext:value-type="float">
            <text:p>147750000</text:p>
          </table:table-cell>
          <table:table-cell office:value-type="float" office:value="3.08327364614566" calcext:value-type="float">
            <text:p>3.0832736461</text:p>
          </table:table-cell>
        </table:table-row>
        <table:table-row table:style-name="ro1">
          <table:table-cell office:value-type="float" office:value="148000000" calcext:value-type="float">
            <text:p>148000000</text:p>
          </table:table-cell>
          <table:table-cell office:value-type="float" office:value="2.96554965010458" calcext:value-type="float">
            <text:p>2.9655496501</text:p>
          </table:table-cell>
        </table:table-row>
        <table:table-row table:style-name="ro1">
          <table:table-cell office:value-type="float" office:value="148250000" calcext:value-type="float">
            <text:p>148250000</text:p>
          </table:table-cell>
          <table:table-cell office:value-type="float" office:value="3.4382744482357" calcext:value-type="float">
            <text:p>3.4382744482</text:p>
          </table:table-cell>
        </table:table-row>
        <table:table-row table:style-name="ro1">
          <table:table-cell office:value-type="float" office:value="148500000" calcext:value-type="float">
            <text:p>148500000</text:p>
          </table:table-cell>
          <table:table-cell office:value-type="float" office:value="3.12729838921955" calcext:value-type="float">
            <text:p>3.1272983892</text:p>
          </table:table-cell>
        </table:table-row>
        <table:table-row table:style-name="ro1">
          <table:table-cell office:value-type="float" office:value="148750000" calcext:value-type="float">
            <text:p>148750000</text:p>
          </table:table-cell>
          <table:table-cell office:value-type="float" office:value="3.24459299767346" calcext:value-type="float">
            <text:p>3.2445929977</text:p>
          </table:table-cell>
        </table:table-row>
        <table:table-row table:style-name="ro1">
          <table:table-cell office:value-type="float" office:value="149000000" calcext:value-type="float">
            <text:p>149000000</text:p>
          </table:table-cell>
          <table:table-cell office:value-type="float" office:value="3.05316119703406" calcext:value-type="float">
            <text:p>3.053161197</text:p>
          </table:table-cell>
        </table:table-row>
        <table:table-row table:style-name="ro1">
          <table:table-cell office:value-type="float" office:value="149250000" calcext:value-type="float">
            <text:p>149250000</text:p>
          </table:table-cell>
          <table:table-cell office:value-type="float" office:value="3.0531679744795" calcext:value-type="float">
            <text:p>3.0531679745</text:p>
          </table:table-cell>
        </table:table-row>
        <table:table-row table:style-name="ro1">
          <table:table-cell office:value-type="float" office:value="149500000" calcext:value-type="float">
            <text:p>149500000</text:p>
          </table:table-cell>
          <table:table-cell office:value-type="float" office:value="2.90111428456425" calcext:value-type="float">
            <text:p>2.9011142846</text:p>
          </table:table-cell>
        </table:table-row>
        <table:table-row table:style-name="ro1">
          <table:table-cell office:value-type="float" office:value="149750000" calcext:value-type="float">
            <text:p>149750000</text:p>
          </table:table-cell>
          <table:table-cell office:value-type="float" office:value="3.32438645274758" calcext:value-type="float">
            <text:p>3.3243864527</text:p>
          </table:table-cell>
        </table:table-row>
        <table:table-row table:style-name="ro1">
          <table:table-cell office:value-type="float" office:value="150000000" calcext:value-type="float">
            <text:p>150000000</text:p>
          </table:table-cell>
          <table:table-cell office:value-type="float" office:value="3.51733242881772" calcext:value-type="float">
            <text:p>3.5173324288</text:p>
          </table:table-cell>
        </table:table-row>
        <table:table-row table:style-name="ro1">
          <table:table-cell office:value-type="float" office:value="150250000" calcext:value-type="float">
            <text:p>150250000</text:p>
          </table:table-cell>
          <table:table-cell office:value-type="float" office:value="3.00810685738858" calcext:value-type="float">
            <text:p>3.0081068574</text:p>
          </table:table-cell>
        </table:table-row>
        <table:table-row table:style-name="ro1">
          <table:table-cell office:value-type="float" office:value="150500000" calcext:value-type="float">
            <text:p>150500000</text:p>
          </table:table-cell>
          <table:table-cell office:value-type="float" office:value="3.77136119798726" calcext:value-type="float">
            <text:p>3.771361198</text:p>
          </table:table-cell>
        </table:table-row>
        <table:table-row table:style-name="ro1">
          <table:table-cell office:value-type="string" calcext:value-type="string">
            <text:p>END</text:p>
          </table:table-cell>
          <table:table-cell/>
        </table:table-row>
      </table:table>
      <table:table table:name="Active_Balun_SN001_S22_VSWR" table:style-name="ta1"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! FILETYPE CSV</text:p>
          </table:table-cell>
          <table:table-cell/>
        </table:table-row>
        <table:table-row table:style-name="ro1">
          <table:table-cell office:value-type="string" calcext:value-type="string">
            <text:p>! VERSION 2.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! TIMESTAMP Tuesday</text:p>
          </table:table-cell>
          <table:table-cell office:value-type="string" calcext:value-type="string">
            <text:p><text:s/>07 July 2020 21:18:51</text:p>
          </table:table-cell>
        </table:table-row>
        <table:table-row table:style-name="ro1">
          <table:table-cell office:value-type="string" calcext:value-type="string">
            <text:p>! TIMEZONE </text:p>
          </table:table-cell>
          <table:table-cell/>
        </table:table-row>
        <table:table-row table:style-name="ro1">
          <table:table-cell office:value-type="string" calcext:value-type="string">
            <text:p>! NAME Keysight Technologies</text:p>
          </table:table-cell>
          <table:table-cell/>
        </table:table-row>
        <table:table-row table:style-name="ro1">
          <table:table-cell office:value-type="string" calcext:value-type="string">
            <text:p>! MODEL N9926A</text:p>
          </table:table-cell>
          <table:table-cell/>
        </table:table-row>
        <table:table-row table:style-name="ro1">
          <table:table-cell office:value-type="string" calcext:value-type="string">
            <text:p>! SERIAL MY57271140</text:p>
          </table:table-cell>
          <table:table-cell/>
        </table:table-row>
        <table:table-row table:style-name="ro1">
          <table:table-cell office:value-type="string" calcext:value-type="string">
            <text:p>! FIRMWARE_VERSION A.10.18</text:p>
          </table:table-cell>
          <table:table-cell/>
        </table:table-row>
        <table:table-row table:style-name="ro1">
          <table:table-cell office:value-type="string" calcext:value-type="string">
            <text:p>! VF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! Media</text:p>
          </table:table-cell>
          <table:table-cell office:value-type="string" calcext:value-type="string">
            <text:p><text:s/>Coax</text:p>
          </table:table-cell>
        </table:table-row>
        <table:table-row table:style-name="ro1">
          <table:table-cell office:value-type="string" calcext:value-type="string">
            <text:p>! IF_BW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! Output_Power_Mode</text:p>
          </table:table-cell>
          <table:table-cell office:value-type="string" calcext:value-type="string">
            <text:p><text:s/>MAN</text:p>
          </table:table-cell>
        </table:table-row>
        <table:table-row table:style-name="ro1">
          <table:table-cell office:value-type="string" calcext:value-type="string">
            <text:p>! Output_Power_Level</text:p>
          </table:table-cell>
          <table:table-cell office:value-type="float" office:value="-45" calcext:value-type="float">
            <text:p>-45</text:p>
          </table:table-cell>
        </table:table-row>
        <table:table-row table:style-name="ro1">
          <table:table-cell office:value-type="string" calcext:value-type="string">
            <text:p>! GPS_LATITUDE </text:p>
          </table:table-cell>
          <table:table-cell/>
        </table:table-row>
        <table:table-row table:style-name="ro1">
          <table:table-cell office:value-type="string" calcext:value-type="string">
            <text:p>! GPS_LONGITUDE </text:p>
          </table:table-cell>
          <table:table-cell/>
        </table:table-row>
        <table:table-row table:style-name="ro1">
          <table:table-cell office:value-type="string" calcext:value-type="string">
            <text:p>! GPS_TIMESTAMP 0001-01-01 00:00:00Z</text:p>
          </table:table-cell>
          <table:table-cell/>
        </table:table-row>
        <table:table-row table:style-name="ro1">
          <table:table-cell office:value-type="string" calcext:value-type="string">
            <text:p>! GPS_SECS_SINCE_LAST_READ 0</text:p>
          </table:table-cell>
          <table:table-cell/>
        </table:table-row>
        <table:table-row table:style-name="ro1">
          <table:table-cell office:value-type="string" calcext:value-type="string">
            <text:p>! CHECKSUM 1634670475</text:p>
          </table:table-cell>
          <table:table-cell/>
        </table:table-row>
        <table:table-row table:style-name="ro1">
          <table:table-cell office:value-type="string" calcext:value-type="string">
            <text:p>! CORRECTION1 ON U</text:p>
          </table:table-cell>
          <table:table-cell/>
        </table:table-row>
        <table:table-row table:style-name="ro1">
          <table:table-cell office:value-type="string" calcext:value-type="string">
            <text:p>! DATA Freq</text:p>
          </table:table-cell>
          <table:table-cell office:value-type="string" calcext:value-type="string">
            <text:p>S22</text:p>
          </table:table-cell>
        </table:table-row>
        <table:table-row table:style-name="ro1">
          <table:table-cell office:value-type="string" calcext:value-type="string">
            <text:p>! FREQ UNIT Hz</text:p>
          </table:table-cell>
          <table:table-cell/>
        </table:table-row>
        <table:table-row table:style-name="ro1">
          <table:table-cell office:value-type="string" calcext:value-type="string">
            <text:p>! DATA UNIT VSWR</text:p>
          </table:table-cell>
          <table:table-cell/>
        </table:table-row>
        <table:table-row table:style-name="ro1">
          <table:table-cell office:value-type="string" calcext:value-type="string">
            <text:p>BEGIN</text:p>
          </table:table-cell>
          <table:table-cell/>
        </table:table-row>
        <table:table-row table:style-name="ro1">
          <table:table-cell office:value-type="float" office:value="500000" calcext:value-type="float">
            <text:p>500000</text:p>
          </table:table-cell>
          <table:table-cell office:value-type="float" office:value="17.2675409876481" calcext:value-type="float">
            <text:p>17.2675409876</text:p>
          </table:table-cell>
        </table:table-row>
        <table:table-row table:style-name="ro1">
          <table:table-cell office:value-type="float" office:value="750000" calcext:value-type="float">
            <text:p>750000</text:p>
          </table:table-cell>
          <table:table-cell office:value-type="float" office:value="15.3062812757029" calcext:value-type="float">
            <text:p>15.3062812757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7.72406227046652" calcext:value-type="float">
            <text:p>7.7240622705</text:p>
          </table:table-cell>
        </table:table-row>
        <table:table-row table:style-name="ro1">
          <table:table-cell office:value-type="float" office:value="1250000" calcext:value-type="float">
            <text:p>1250000</text:p>
          </table:table-cell>
          <table:table-cell office:value-type="float" office:value="3.80327241288234" calcext:value-type="float">
            <text:p>3.8032724129</text:p>
          </table:table-cell>
        </table:table-row>
        <table:table-row table:style-name="ro1">
          <table:table-cell office:value-type="float" office:value="1500000" calcext:value-type="float">
            <text:p>1500000</text:p>
          </table:table-cell>
          <table:table-cell office:value-type="float" office:value="1.82509320996547" calcext:value-type="float">
            <text:p>1.82509321</text:p>
          </table:table-cell>
        </table:table-row>
        <table:table-row table:style-name="ro1">
          <table:table-cell office:value-type="float" office:value="1750000" calcext:value-type="float">
            <text:p>1750000</text:p>
          </table:table-cell>
          <table:table-cell office:value-type="float" office:value="2.87906560474356" calcext:value-type="float">
            <text:p>2.8790656047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3.42178013304788" calcext:value-type="float">
            <text:p>3.421780133</text:p>
          </table:table-cell>
        </table:table-row>
        <table:table-row table:style-name="ro1">
          <table:table-cell office:value-type="float" office:value="2250000" calcext:value-type="float">
            <text:p>2250000</text:p>
          </table:table-cell>
          <table:table-cell office:value-type="float" office:value="3.17217889322554" calcext:value-type="float">
            <text:p>3.1721788932</text:p>
          </table:table-cell>
        </table:table-row>
        <table:table-row table:style-name="ro1">
          <table:table-cell office:value-type="float" office:value="2500000" calcext:value-type="float">
            <text:p>2500000</text:p>
          </table:table-cell>
          <table:table-cell office:value-type="float" office:value="3.60499838830867" calcext:value-type="float">
            <text:p>3.6049983883</text:p>
          </table:table-cell>
        </table:table-row>
        <table:table-row table:style-name="ro1">
          <table:table-cell office:value-type="float" office:value="2750000" calcext:value-type="float">
            <text:p>2750000</text:p>
          </table:table-cell>
          <table:table-cell office:value-type="float" office:value="3.39302312449564" calcext:value-type="float">
            <text:p>3.3930231245</text:p>
          </table:table-cell>
        </table:table-row>
        <table:table-row table:style-name="ro1">
          <table:table-cell office:value-type="float" office:value="3000000" calcext:value-type="float">
            <text:p>3000000</text:p>
          </table:table-cell>
          <table:table-cell office:value-type="float" office:value="3.32069389451462" calcext:value-type="float">
            <text:p>3.3206938945</text:p>
          </table:table-cell>
        </table:table-row>
        <table:table-row table:style-name="ro1">
          <table:table-cell office:value-type="float" office:value="3250000" calcext:value-type="float">
            <text:p>3250000</text:p>
          </table:table-cell>
          <table:table-cell office:value-type="float" office:value="2.92807486152867" calcext:value-type="float">
            <text:p>2.9280748615</text:p>
          </table:table-cell>
        </table:table-row>
        <table:table-row table:style-name="ro1">
          <table:table-cell office:value-type="float" office:value="3500000" calcext:value-type="float">
            <text:p>3500000</text:p>
          </table:table-cell>
          <table:table-cell office:value-type="float" office:value="2.17197066043994" calcext:value-type="float">
            <text:p>2.1719706604</text:p>
          </table:table-cell>
        </table:table-row>
        <table:table-row table:style-name="ro1">
          <table:table-cell office:value-type="float" office:value="3750000" calcext:value-type="float">
            <text:p>3750000</text:p>
          </table:table-cell>
          <table:table-cell office:value-type="float" office:value="2.15324878459248" calcext:value-type="float">
            <text:p>2.1532487846</text:p>
          </table:table-cell>
        </table:table-row>
        <table:table-row table:style-name="ro1">
          <table:table-cell office:value-type="float" office:value="4000000" calcext:value-type="float">
            <text:p>4000000</text:p>
          </table:table-cell>
          <table:table-cell office:value-type="float" office:value="2.06651129458631" calcext:value-type="float">
            <text:p>2.0665112946</text:p>
          </table:table-cell>
        </table:table-row>
        <table:table-row table:style-name="ro1">
          <table:table-cell office:value-type="float" office:value="4250000" calcext:value-type="float">
            <text:p>4250000</text:p>
          </table:table-cell>
          <table:table-cell office:value-type="float" office:value="1.92778074754155" calcext:value-type="float">
            <text:p>1.9277807475</text:p>
          </table:table-cell>
        </table:table-row>
        <table:table-row table:style-name="ro1">
          <table:table-cell office:value-type="float" office:value="4500000" calcext:value-type="float">
            <text:p>4500000</text:p>
          </table:table-cell>
          <table:table-cell office:value-type="float" office:value="2.22656354642523" calcext:value-type="float">
            <text:p>2.2265635464</text:p>
          </table:table-cell>
        </table:table-row>
        <table:table-row table:style-name="ro1">
          <table:table-cell office:value-type="float" office:value="4750000" calcext:value-type="float">
            <text:p>4750000</text:p>
          </table:table-cell>
          <table:table-cell office:value-type="float" office:value="1.95252704340438" calcext:value-type="float">
            <text:p>1.9525270434</text:p>
          </table:table-cell>
        </table:table-row>
        <table:table-row table:style-name="ro1">
          <table:table-cell office:value-type="float" office:value="5000000" calcext:value-type="float">
            <text:p>5000000</text:p>
          </table:table-cell>
          <table:table-cell office:value-type="float" office:value="1.69095311494904" calcext:value-type="float">
            <text:p>1.6909531149</text:p>
          </table:table-cell>
        </table:table-row>
        <table:table-row table:style-name="ro1">
          <table:table-cell office:value-type="float" office:value="5250000" calcext:value-type="float">
            <text:p>5250000</text:p>
          </table:table-cell>
          <table:table-cell office:value-type="float" office:value="1.65883680096337" calcext:value-type="float">
            <text:p>1.658836801</text:p>
          </table:table-cell>
        </table:table-row>
        <table:table-row table:style-name="ro1">
          <table:table-cell office:value-type="float" office:value="5500000" calcext:value-type="float">
            <text:p>5500000</text:p>
          </table:table-cell>
          <table:table-cell office:value-type="float" office:value="1.72825260436776" calcext:value-type="float">
            <text:p>1.7282526044</text:p>
          </table:table-cell>
        </table:table-row>
        <table:table-row table:style-name="ro1">
          <table:table-cell office:value-type="float" office:value="5750000" calcext:value-type="float">
            <text:p>5750000</text:p>
          </table:table-cell>
          <table:table-cell office:value-type="float" office:value="1.28677031544434" calcext:value-type="float">
            <text:p>1.2867703154</text:p>
          </table:table-cell>
        </table:table-row>
        <table:table-row table:style-name="ro1">
          <table:table-cell office:value-type="float" office:value="6000000" calcext:value-type="float">
            <text:p>6000000</text:p>
          </table:table-cell>
          <table:table-cell office:value-type="float" office:value="1.56884261461391" calcext:value-type="float">
            <text:p>1.5688426146</text:p>
          </table:table-cell>
        </table:table-row>
        <table:table-row table:style-name="ro1">
          <table:table-cell office:value-type="float" office:value="6250000" calcext:value-type="float">
            <text:p>6250000</text:p>
          </table:table-cell>
          <table:table-cell office:value-type="float" office:value="1.3958672531611" calcext:value-type="float">
            <text:p>1.3958672532</text:p>
          </table:table-cell>
        </table:table-row>
        <table:table-row table:style-name="ro1">
          <table:table-cell office:value-type="float" office:value="6500000" calcext:value-type="float">
            <text:p>6500000</text:p>
          </table:table-cell>
          <table:table-cell office:value-type="float" office:value="1.50141162049035" calcext:value-type="float">
            <text:p>1.5014116205</text:p>
          </table:table-cell>
        </table:table-row>
        <table:table-row table:style-name="ro1">
          <table:table-cell office:value-type="float" office:value="6750000" calcext:value-type="float">
            <text:p>6750000</text:p>
          </table:table-cell>
          <table:table-cell office:value-type="float" office:value="1.29560983302481" calcext:value-type="float">
            <text:p>1.295609833</text:p>
          </table:table-cell>
        </table:table-row>
        <table:table-row table:style-name="ro1">
          <table:table-cell office:value-type="float" office:value="7000000" calcext:value-type="float">
            <text:p>7000000</text:p>
          </table:table-cell>
          <table:table-cell office:value-type="float" office:value="1.29873155049743" calcext:value-type="float">
            <text:p>1.2987315505</text:p>
          </table:table-cell>
        </table:table-row>
        <table:table-row table:style-name="ro1">
          <table:table-cell office:value-type="float" office:value="7250000" calcext:value-type="float">
            <text:p>7250000</text:p>
          </table:table-cell>
          <table:table-cell office:value-type="float" office:value="1.20795967925571" calcext:value-type="float">
            <text:p>1.2079596793</text:p>
          </table:table-cell>
        </table:table-row>
        <table:table-row table:style-name="ro1">
          <table:table-cell office:value-type="float" office:value="7500000" calcext:value-type="float">
            <text:p>7500000</text:p>
          </table:table-cell>
          <table:table-cell office:value-type="float" office:value="1.15637339460885" calcext:value-type="float">
            <text:p>1.1563733946</text:p>
          </table:table-cell>
        </table:table-row>
        <table:table-row table:style-name="ro1">
          <table:table-cell office:value-type="float" office:value="7750000" calcext:value-type="float">
            <text:p>7750000</text:p>
          </table:table-cell>
          <table:table-cell office:value-type="float" office:value="1.29705991530913" calcext:value-type="float">
            <text:p>1.2970599153</text:p>
          </table:table-cell>
        </table:table-row>
        <table:table-row table:style-name="ro1">
          <table:table-cell office:value-type="float" office:value="8000000" calcext:value-type="float">
            <text:p>8000000</text:p>
          </table:table-cell>
          <table:table-cell office:value-type="float" office:value="1.13685827629163" calcext:value-type="float">
            <text:p>1.1368582763</text:p>
          </table:table-cell>
        </table:table-row>
        <table:table-row table:style-name="ro1">
          <table:table-cell office:value-type="float" office:value="8250000" calcext:value-type="float">
            <text:p>8250000</text:p>
          </table:table-cell>
          <table:table-cell office:value-type="float" office:value="1.1646246995912" calcext:value-type="float">
            <text:p>1.1646246996</text:p>
          </table:table-cell>
        </table:table-row>
        <table:table-row table:style-name="ro1">
          <table:table-cell office:value-type="float" office:value="8500000" calcext:value-type="float">
            <text:p>8500000</text:p>
          </table:table-cell>
          <table:table-cell office:value-type="float" office:value="1.16867883422281" calcext:value-type="float">
            <text:p>1.1686788342</text:p>
          </table:table-cell>
        </table:table-row>
        <table:table-row table:style-name="ro1">
          <table:table-cell office:value-type="float" office:value="8750000" calcext:value-type="float">
            <text:p>8750000</text:p>
          </table:table-cell>
          <table:table-cell office:value-type="float" office:value="1.01763316064336" calcext:value-type="float">
            <text:p>1.0176331606</text:p>
          </table:table-cell>
        </table:table-row>
        <table:table-row table:style-name="ro1">
          <table:table-cell office:value-type="float" office:value="9000000" calcext:value-type="float">
            <text:p>9000000</text:p>
          </table:table-cell>
          <table:table-cell office:value-type="float" office:value="1.18860062908242" calcext:value-type="float">
            <text:p>1.1886006291</text:p>
          </table:table-cell>
        </table:table-row>
        <table:table-row table:style-name="ro1">
          <table:table-cell office:value-type="float" office:value="9250000" calcext:value-type="float">
            <text:p>9250000</text:p>
          </table:table-cell>
          <table:table-cell office:value-type="float" office:value="1.26174005099899" calcext:value-type="float">
            <text:p>1.261740051</text:p>
          </table:table-cell>
        </table:table-row>
        <table:table-row table:style-name="ro1">
          <table:table-cell office:value-type="float" office:value="9500000" calcext:value-type="float">
            <text:p>9500000</text:p>
          </table:table-cell>
          <table:table-cell office:value-type="float" office:value="1.06377017401828" calcext:value-type="float">
            <text:p>1.063770174</text:p>
          </table:table-cell>
        </table:table-row>
        <table:table-row table:style-name="ro1">
          <table:table-cell office:value-type="float" office:value="9750000" calcext:value-type="float">
            <text:p>9750000</text:p>
          </table:table-cell>
          <table:table-cell office:value-type="float" office:value="1.10842165863842" calcext:value-type="float">
            <text:p>1.1084216586</text:p>
          </table:table-cell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1.16315753841745" calcext:value-type="float">
            <text:p>1.1631575384</text:p>
          </table:table-cell>
        </table:table-row>
        <table:table-row table:style-name="ro1">
          <table:table-cell office:value-type="float" office:value="10250000" calcext:value-type="float">
            <text:p>10250000</text:p>
          </table:table-cell>
          <table:table-cell office:value-type="float" office:value="1.14368398239095" calcext:value-type="float">
            <text:p>1.1436839824</text:p>
          </table:table-cell>
        </table:table-row>
        <table:table-row table:style-name="ro1">
          <table:table-cell office:value-type="float" office:value="10500000" calcext:value-type="float">
            <text:p>10500000</text:p>
          </table:table-cell>
          <table:table-cell office:value-type="float" office:value="1.16495202586712" calcext:value-type="float">
            <text:p>1.1649520259</text:p>
          </table:table-cell>
        </table:table-row>
        <table:table-row table:style-name="ro1">
          <table:table-cell office:value-type="float" office:value="10750000" calcext:value-type="float">
            <text:p>10750000</text:p>
          </table:table-cell>
          <table:table-cell office:value-type="float" office:value="1.09893423933976" calcext:value-type="float">
            <text:p>1.0989342393</text:p>
          </table:table-cell>
        </table:table-row>
        <table:table-row table:style-name="ro1">
          <table:table-cell office:value-type="float" office:value="11000000" calcext:value-type="float">
            <text:p>11000000</text:p>
          </table:table-cell>
          <table:table-cell office:value-type="float" office:value="1.07776620208818" calcext:value-type="float">
            <text:p>1.0777662021</text:p>
          </table:table-cell>
        </table:table-row>
        <table:table-row table:style-name="ro1">
          <table:table-cell office:value-type="float" office:value="11250000" calcext:value-type="float">
            <text:p>11250000</text:p>
          </table:table-cell>
          <table:table-cell office:value-type="float" office:value="1.23717217088418" calcext:value-type="float">
            <text:p>1.2371721709</text:p>
          </table:table-cell>
        </table:table-row>
        <table:table-row table:style-name="ro1">
          <table:table-cell office:value-type="float" office:value="11500000" calcext:value-type="float">
            <text:p>11500000</text:p>
          </table:table-cell>
          <table:table-cell office:value-type="float" office:value="1.13463580643421" calcext:value-type="float">
            <text:p>1.1346358064</text:p>
          </table:table-cell>
        </table:table-row>
        <table:table-row table:style-name="ro1">
          <table:table-cell office:value-type="float" office:value="11750000" calcext:value-type="float">
            <text:p>11750000</text:p>
          </table:table-cell>
          <table:table-cell office:value-type="float" office:value="1.16348558539971" calcext:value-type="float">
            <text:p>1.1634855854</text:p>
          </table:table-cell>
        </table:table-row>
        <table:table-row table:style-name="ro1">
          <table:table-cell office:value-type="float" office:value="12000000" calcext:value-type="float">
            <text:p>12000000</text:p>
          </table:table-cell>
          <table:table-cell office:value-type="float" office:value="1.04617508993626" calcext:value-type="float">
            <text:p>1.0461750899</text:p>
          </table:table-cell>
        </table:table-row>
        <table:table-row table:style-name="ro1">
          <table:table-cell office:value-type="float" office:value="12250000" calcext:value-type="float">
            <text:p>12250000</text:p>
          </table:table-cell>
          <table:table-cell office:value-type="float" office:value="1.08800377140302" calcext:value-type="float">
            <text:p>1.0880037714</text:p>
          </table:table-cell>
        </table:table-row>
        <table:table-row table:style-name="ro1">
          <table:table-cell office:value-type="float" office:value="12500000" calcext:value-type="float">
            <text:p>12500000</text:p>
          </table:table-cell>
          <table:table-cell office:value-type="float" office:value="1.24487393488155" calcext:value-type="float">
            <text:p>1.2448739349</text:p>
          </table:table-cell>
        </table:table-row>
        <table:table-row table:style-name="ro1">
          <table:table-cell office:value-type="float" office:value="12750000" calcext:value-type="float">
            <text:p>12750000</text:p>
          </table:table-cell>
          <table:table-cell office:value-type="float" office:value="1.35584160759084" calcext:value-type="float">
            <text:p>1.3558416076</text:p>
          </table:table-cell>
        </table:table-row>
        <table:table-row table:style-name="ro1">
          <table:table-cell office:value-type="float" office:value="13000000" calcext:value-type="float">
            <text:p>13000000</text:p>
          </table:table-cell>
          <table:table-cell office:value-type="float" office:value="1.11593850111525" calcext:value-type="float">
            <text:p>1.1159385011</text:p>
          </table:table-cell>
        </table:table-row>
        <table:table-row table:style-name="ro1">
          <table:table-cell office:value-type="float" office:value="13250000" calcext:value-type="float">
            <text:p>13250000</text:p>
          </table:table-cell>
          <table:table-cell office:value-type="float" office:value="1.35767515316016" calcext:value-type="float">
            <text:p>1.3576751532</text:p>
          </table:table-cell>
        </table:table-row>
        <table:table-row table:style-name="ro1">
          <table:table-cell office:value-type="float" office:value="13500000" calcext:value-type="float">
            <text:p>13500000</text:p>
          </table:table-cell>
          <table:table-cell office:value-type="float" office:value="1.24892825874149" calcext:value-type="float">
            <text:p>1.2489282587</text:p>
          </table:table-cell>
        </table:table-row>
        <table:table-row table:style-name="ro1">
          <table:table-cell office:value-type="float" office:value="13750000" calcext:value-type="float">
            <text:p>13750000</text:p>
          </table:table-cell>
          <table:table-cell office:value-type="float" office:value="1.27637396444622" calcext:value-type="float">
            <text:p>1.2763739644</text:p>
          </table:table-cell>
        </table:table-row>
        <table:table-row table:style-name="ro1">
          <table:table-cell office:value-type="float" office:value="14000000" calcext:value-type="float">
            <text:p>14000000</text:p>
          </table:table-cell>
          <table:table-cell office:value-type="float" office:value="1.1215773327701" calcext:value-type="float">
            <text:p>1.1215773328</text:p>
          </table:table-cell>
        </table:table-row>
        <table:table-row table:style-name="ro1">
          <table:table-cell office:value-type="float" office:value="14250000" calcext:value-type="float">
            <text:p>14250000</text:p>
          </table:table-cell>
          <table:table-cell office:value-type="float" office:value="1.19539670046068" calcext:value-type="float">
            <text:p>1.1953967005</text:p>
          </table:table-cell>
        </table:table-row>
        <table:table-row table:style-name="ro1">
          <table:table-cell office:value-type="float" office:value="14500000" calcext:value-type="float">
            <text:p>14500000</text:p>
          </table:table-cell>
          <table:table-cell office:value-type="float" office:value="1.12726674791228" calcext:value-type="float">
            <text:p>1.1272667479</text:p>
          </table:table-cell>
        </table:table-row>
        <table:table-row table:style-name="ro1">
          <table:table-cell office:value-type="float" office:value="14750000" calcext:value-type="float">
            <text:p>14750000</text:p>
          </table:table-cell>
          <table:table-cell office:value-type="float" office:value="1.30356376041515" calcext:value-type="float">
            <text:p>1.3035637604</text:p>
          </table:table-cell>
        </table:table-row>
        <table:table-row table:style-name="ro1">
          <table:table-cell office:value-type="float" office:value="15000000" calcext:value-type="float">
            <text:p>15000000</text:p>
          </table:table-cell>
          <table:table-cell office:value-type="float" office:value="1.37822021248042" calcext:value-type="float">
            <text:p>1.3782202125</text:p>
          </table:table-cell>
        </table:table-row>
        <table:table-row table:style-name="ro1">
          <table:table-cell office:value-type="float" office:value="15250000" calcext:value-type="float">
            <text:p>15250000</text:p>
          </table:table-cell>
          <table:table-cell office:value-type="float" office:value="1.25446579891686" calcext:value-type="float">
            <text:p>1.2544657989</text:p>
          </table:table-cell>
        </table:table-row>
        <table:table-row table:style-name="ro1">
          <table:table-cell office:value-type="float" office:value="15500000" calcext:value-type="float">
            <text:p>15500000</text:p>
          </table:table-cell>
          <table:table-cell office:value-type="float" office:value="1.2211219627313" calcext:value-type="float">
            <text:p>1.2211219627</text:p>
          </table:table-cell>
        </table:table-row>
        <table:table-row table:style-name="ro1">
          <table:table-cell office:value-type="float" office:value="15750000" calcext:value-type="float">
            <text:p>15750000</text:p>
          </table:table-cell>
          <table:table-cell office:value-type="float" office:value="1.39900132512001" calcext:value-type="float">
            <text:p>1.3990013251</text:p>
          </table:table-cell>
        </table:table-row>
        <table:table-row table:style-name="ro1">
          <table:table-cell office:value-type="float" office:value="16000000" calcext:value-type="float">
            <text:p>16000000</text:p>
          </table:table-cell>
          <table:table-cell office:value-type="float" office:value="1.36262459638569" calcext:value-type="float">
            <text:p>1.3626245964</text:p>
          </table:table-cell>
        </table:table-row>
        <table:table-row table:style-name="ro1">
          <table:table-cell office:value-type="float" office:value="16250000" calcext:value-type="float">
            <text:p>16250000</text:p>
          </table:table-cell>
          <table:table-cell office:value-type="float" office:value="1.45284480153655" calcext:value-type="float">
            <text:p>1.4528448015</text:p>
          </table:table-cell>
        </table:table-row>
        <table:table-row table:style-name="ro1">
          <table:table-cell office:value-type="float" office:value="16500000" calcext:value-type="float">
            <text:p>16500000</text:p>
          </table:table-cell>
          <table:table-cell office:value-type="float" office:value="1.26037383470202" calcext:value-type="float">
            <text:p>1.2603738347</text:p>
          </table:table-cell>
        </table:table-row>
        <table:table-row table:style-name="ro1">
          <table:table-cell office:value-type="float" office:value="16750000" calcext:value-type="float">
            <text:p>16750000</text:p>
          </table:table-cell>
          <table:table-cell office:value-type="float" office:value="1.46124131082651" calcext:value-type="float">
            <text:p>1.4612413108</text:p>
          </table:table-cell>
        </table:table-row>
        <table:table-row table:style-name="ro1">
          <table:table-cell office:value-type="float" office:value="17000000" calcext:value-type="float">
            <text:p>17000000</text:p>
          </table:table-cell>
          <table:table-cell office:value-type="float" office:value="1.30871000128269" calcext:value-type="float">
            <text:p>1.3087100013</text:p>
          </table:table-cell>
        </table:table-row>
        <table:table-row table:style-name="ro1">
          <table:table-cell office:value-type="float" office:value="17250000" calcext:value-type="float">
            <text:p>17250000</text:p>
          </table:table-cell>
          <table:table-cell office:value-type="float" office:value="1.32734545846846" calcext:value-type="float">
            <text:p>1.3273454585</text:p>
          </table:table-cell>
        </table:table-row>
        <table:table-row table:style-name="ro1">
          <table:table-cell office:value-type="float" office:value="17500000" calcext:value-type="float">
            <text:p>17500000</text:p>
          </table:table-cell>
          <table:table-cell office:value-type="float" office:value="1.4098122047459" calcext:value-type="float">
            <text:p>1.4098122047</text:p>
          </table:table-cell>
        </table:table-row>
        <table:table-row table:style-name="ro1">
          <table:table-cell office:value-type="float" office:value="17750000" calcext:value-type="float">
            <text:p>17750000</text:p>
          </table:table-cell>
          <table:table-cell office:value-type="float" office:value="1.36926194013299" calcext:value-type="float">
            <text:p>1.3692619401</text:p>
          </table:table-cell>
        </table:table-row>
        <table:table-row table:style-name="ro1">
          <table:table-cell office:value-type="float" office:value="18000000" calcext:value-type="float">
            <text:p>18000000</text:p>
          </table:table-cell>
          <table:table-cell office:value-type="float" office:value="1.2780836580225" calcext:value-type="float">
            <text:p>1.278083658</text:p>
          </table:table-cell>
        </table:table-row>
        <table:table-row table:style-name="ro1">
          <table:table-cell office:value-type="float" office:value="18250000" calcext:value-type="float">
            <text:p>18250000</text:p>
          </table:table-cell>
          <table:table-cell office:value-type="float" office:value="1.35253519380166" calcext:value-type="float">
            <text:p>1.3525351938</text:p>
          </table:table-cell>
        </table:table-row>
        <table:table-row table:style-name="ro1">
          <table:table-cell office:value-type="float" office:value="18500000" calcext:value-type="float">
            <text:p>18500000</text:p>
          </table:table-cell>
          <table:table-cell office:value-type="float" office:value="1.34648851206945" calcext:value-type="float">
            <text:p>1.3464885121</text:p>
          </table:table-cell>
        </table:table-row>
        <table:table-row table:style-name="ro1">
          <table:table-cell office:value-type="float" office:value="18750000" calcext:value-type="float">
            <text:p>18750000</text:p>
          </table:table-cell>
          <table:table-cell office:value-type="float" office:value="1.21153864584232" calcext:value-type="float">
            <text:p>1.2115386458</text:p>
          </table:table-cell>
        </table:table-row>
        <table:table-row table:style-name="ro1">
          <table:table-cell office:value-type="float" office:value="19000000" calcext:value-type="float">
            <text:p>19000000</text:p>
          </table:table-cell>
          <table:table-cell office:value-type="float" office:value="1.41243522732258" calcext:value-type="float">
            <text:p>1.4124352273</text:p>
          </table:table-cell>
        </table:table-row>
        <table:table-row table:style-name="ro1">
          <table:table-cell office:value-type="float" office:value="19250000" calcext:value-type="float">
            <text:p>19250000</text:p>
          </table:table-cell>
          <table:table-cell office:value-type="float" office:value="1.29182896833473" calcext:value-type="float">
            <text:p>1.2918289683</text:p>
          </table:table-cell>
        </table:table-row>
        <table:table-row table:style-name="ro1">
          <table:table-cell office:value-type="float" office:value="19500000" calcext:value-type="float">
            <text:p>19500000</text:p>
          </table:table-cell>
          <table:table-cell office:value-type="float" office:value="1.395346326413" calcext:value-type="float">
            <text:p>1.3953463264</text:p>
          </table:table-cell>
        </table:table-row>
        <table:table-row table:style-name="ro1">
          <table:table-cell office:value-type="float" office:value="19750000" calcext:value-type="float">
            <text:p>19750000</text:p>
          </table:table-cell>
          <table:table-cell office:value-type="float" office:value="1.30498341287413" calcext:value-type="float">
            <text:p>1.3049834129</text:p>
          </table:table-cell>
        </table:table-row>
        <table:table-row table:style-name="ro1">
          <table:table-cell office:value-type="float" office:value="20000000" calcext:value-type="float">
            <text:p>20000000</text:p>
          </table:table-cell>
          <table:table-cell office:value-type="float" office:value="1.27566988503365" calcext:value-type="float">
            <text:p>1.275669885</text:p>
          </table:table-cell>
        </table:table-row>
        <table:table-row table:style-name="ro1">
          <table:table-cell office:value-type="float" office:value="20250000" calcext:value-type="float">
            <text:p>20250000</text:p>
          </table:table-cell>
          <table:table-cell office:value-type="float" office:value="1.44226463614546" calcext:value-type="float">
            <text:p>1.4422646361</text:p>
          </table:table-cell>
        </table:table-row>
        <table:table-row table:style-name="ro1">
          <table:table-cell office:value-type="float" office:value="20500000" calcext:value-type="float">
            <text:p>20500000</text:p>
          </table:table-cell>
          <table:table-cell office:value-type="float" office:value="1.2411574215975" calcext:value-type="float">
            <text:p>1.2411574216</text:p>
          </table:table-cell>
        </table:table-row>
        <table:table-row table:style-name="ro1">
          <table:table-cell office:value-type="float" office:value="20750000" calcext:value-type="float">
            <text:p>20750000</text:p>
          </table:table-cell>
          <table:table-cell office:value-type="float" office:value="1.2318341284727" calcext:value-type="float">
            <text:p>1.2318341285</text:p>
          </table:table-cell>
        </table:table-row>
        <table:table-row table:style-name="ro1">
          <table:table-cell office:value-type="float" office:value="21000000" calcext:value-type="float">
            <text:p>21000000</text:p>
          </table:table-cell>
          <table:table-cell office:value-type="float" office:value="1.18780539553405" calcext:value-type="float">
            <text:p>1.1878053955</text:p>
          </table:table-cell>
        </table:table-row>
        <table:table-row table:style-name="ro1">
          <table:table-cell office:value-type="float" office:value="21250000" calcext:value-type="float">
            <text:p>21250000</text:p>
          </table:table-cell>
          <table:table-cell office:value-type="float" office:value="1.45564123798363" calcext:value-type="float">
            <text:p>1.455641238</text:p>
          </table:table-cell>
        </table:table-row>
        <table:table-row table:style-name="ro1">
          <table:table-cell office:value-type="float" office:value="21500000" calcext:value-type="float">
            <text:p>21500000</text:p>
          </table:table-cell>
          <table:table-cell office:value-type="float" office:value="1.34536803634747" calcext:value-type="float">
            <text:p>1.3453680363</text:p>
          </table:table-cell>
        </table:table-row>
        <table:table-row table:style-name="ro1">
          <table:table-cell office:value-type="float" office:value="21750000" calcext:value-type="float">
            <text:p>21750000</text:p>
          </table:table-cell>
          <table:table-cell office:value-type="float" office:value="1.26300465431397" calcext:value-type="float">
            <text:p>1.2630046543</text:p>
          </table:table-cell>
        </table:table-row>
        <table:table-row table:style-name="ro1">
          <table:table-cell office:value-type="float" office:value="22000000" calcext:value-type="float">
            <text:p>22000000</text:p>
          </table:table-cell>
          <table:table-cell office:value-type="float" office:value="1.35276237129361" calcext:value-type="float">
            <text:p>1.3527623713</text:p>
          </table:table-cell>
        </table:table-row>
        <table:table-row table:style-name="ro1">
          <table:table-cell office:value-type="float" office:value="22250000" calcext:value-type="float">
            <text:p>22250000</text:p>
          </table:table-cell>
          <table:table-cell office:value-type="float" office:value="1.40999811744993" calcext:value-type="float">
            <text:p>1.4099981174</text:p>
          </table:table-cell>
        </table:table-row>
        <table:table-row table:style-name="ro1">
          <table:table-cell office:value-type="float" office:value="22500000" calcext:value-type="float">
            <text:p>22500000</text:p>
          </table:table-cell>
          <table:table-cell office:value-type="float" office:value="1.40604143519687" calcext:value-type="float">
            <text:p>1.4060414352</text:p>
          </table:table-cell>
        </table:table-row>
        <table:table-row table:style-name="ro1">
          <table:table-cell office:value-type="float" office:value="22750000" calcext:value-type="float">
            <text:p>22750000</text:p>
          </table:table-cell>
          <table:table-cell office:value-type="float" office:value="1.39566351261214" calcext:value-type="float">
            <text:p>1.3956635126</text:p>
          </table:table-cell>
        </table:table-row>
        <table:table-row table:style-name="ro1">
          <table:table-cell office:value-type="float" office:value="23000000" calcext:value-type="float">
            <text:p>23000000</text:p>
          </table:table-cell>
          <table:table-cell office:value-type="float" office:value="1.224525336942" calcext:value-type="float">
            <text:p>1.2245253369</text:p>
          </table:table-cell>
        </table:table-row>
        <table:table-row table:style-name="ro1">
          <table:table-cell office:value-type="float" office:value="23250000" calcext:value-type="float">
            <text:p>23250000</text:p>
          </table:table-cell>
          <table:table-cell office:value-type="float" office:value="1.4199821850724" calcext:value-type="float">
            <text:p>1.4199821851</text:p>
          </table:table-cell>
        </table:table-row>
        <table:table-row table:style-name="ro1">
          <table:table-cell office:value-type="float" office:value="23500000" calcext:value-type="float">
            <text:p>23500000</text:p>
          </table:table-cell>
          <table:table-cell office:value-type="float" office:value="1.39113172984573" calcext:value-type="float">
            <text:p>1.3911317298</text:p>
          </table:table-cell>
        </table:table-row>
        <table:table-row table:style-name="ro1">
          <table:table-cell office:value-type="float" office:value="23750000" calcext:value-type="float">
            <text:p>23750000</text:p>
          </table:table-cell>
          <table:table-cell office:value-type="float" office:value="1.22500865577473" calcext:value-type="float">
            <text:p>1.2250086558</text:p>
          </table:table-cell>
        </table:table-row>
        <table:table-row table:style-name="ro1">
          <table:table-cell office:value-type="float" office:value="24000000" calcext:value-type="float">
            <text:p>24000000</text:p>
          </table:table-cell>
          <table:table-cell office:value-type="float" office:value="1.40073064050323" calcext:value-type="float">
            <text:p>1.4007306405</text:p>
          </table:table-cell>
        </table:table-row>
        <table:table-row table:style-name="ro1">
          <table:table-cell office:value-type="float" office:value="24250000" calcext:value-type="float">
            <text:p>24250000</text:p>
          </table:table-cell>
          <table:table-cell office:value-type="float" office:value="1.43663441105791" calcext:value-type="float">
            <text:p>1.4366344111</text:p>
          </table:table-cell>
        </table:table-row>
        <table:table-row table:style-name="ro1">
          <table:table-cell office:value-type="float" office:value="24500000" calcext:value-type="float">
            <text:p>24500000</text:p>
          </table:table-cell>
          <table:table-cell office:value-type="float" office:value="1.26935352118201" calcext:value-type="float">
            <text:p>1.2693535212</text:p>
          </table:table-cell>
        </table:table-row>
        <table:table-row table:style-name="ro1">
          <table:table-cell office:value-type="float" office:value="24750000" calcext:value-type="float">
            <text:p>24750000</text:p>
          </table:table-cell>
          <table:table-cell office:value-type="float" office:value="1.23676414942252" calcext:value-type="float">
            <text:p>1.2367641494</text:p>
          </table:table-cell>
        </table:table-row>
        <table:table-row table:style-name="ro1">
          <table:table-cell office:value-type="float" office:value="25000000" calcext:value-type="float">
            <text:p>25000000</text:p>
          </table:table-cell>
          <table:table-cell office:value-type="float" office:value="1.1634051169039" calcext:value-type="float">
            <text:p>1.1634051169</text:p>
          </table:table-cell>
        </table:table-row>
        <table:table-row table:style-name="ro1">
          <table:table-cell office:value-type="float" office:value="25250000" calcext:value-type="float">
            <text:p>25250000</text:p>
          </table:table-cell>
          <table:table-cell office:value-type="float" office:value="1.34500534336408" calcext:value-type="float">
            <text:p>1.3450053434</text:p>
          </table:table-cell>
        </table:table-row>
        <table:table-row table:style-name="ro1">
          <table:table-cell office:value-type="float" office:value="25500000" calcext:value-type="float">
            <text:p>25500000</text:p>
          </table:table-cell>
          <table:table-cell office:value-type="float" office:value="1.32507580387077" calcext:value-type="float">
            <text:p>1.3250758039</text:p>
          </table:table-cell>
        </table:table-row>
        <table:table-row table:style-name="ro1">
          <table:table-cell office:value-type="float" office:value="25750000" calcext:value-type="float">
            <text:p>25750000</text:p>
          </table:table-cell>
          <table:table-cell office:value-type="float" office:value="1.31816353513553" calcext:value-type="float">
            <text:p>1.3181635351</text:p>
          </table:table-cell>
        </table:table-row>
        <table:table-row table:style-name="ro1">
          <table:table-cell office:value-type="float" office:value="26000000" calcext:value-type="float">
            <text:p>26000000</text:p>
          </table:table-cell>
          <table:table-cell office:value-type="float" office:value="1.29439008119894" calcext:value-type="float">
            <text:p>1.2943900812</text:p>
          </table:table-cell>
        </table:table-row>
        <table:table-row table:style-name="ro1">
          <table:table-cell office:value-type="float" office:value="26250000" calcext:value-type="float">
            <text:p>26250000</text:p>
          </table:table-cell>
          <table:table-cell office:value-type="float" office:value="1.33895053242807" calcext:value-type="float">
            <text:p>1.3389505324</text:p>
          </table:table-cell>
        </table:table-row>
        <table:table-row table:style-name="ro1">
          <table:table-cell office:value-type="float" office:value="26500000" calcext:value-type="float">
            <text:p>26500000</text:p>
          </table:table-cell>
          <table:table-cell office:value-type="float" office:value="1.41584823193302" calcext:value-type="float">
            <text:p>1.4158482319</text:p>
          </table:table-cell>
        </table:table-row>
        <table:table-row table:style-name="ro1">
          <table:table-cell office:value-type="float" office:value="26750000" calcext:value-type="float">
            <text:p>26750000</text:p>
          </table:table-cell>
          <table:table-cell office:value-type="float" office:value="1.37966457428946" calcext:value-type="float">
            <text:p>1.3796645743</text:p>
          </table:table-cell>
        </table:table-row>
        <table:table-row table:style-name="ro1">
          <table:table-cell office:value-type="float" office:value="27000000" calcext:value-type="float">
            <text:p>27000000</text:p>
          </table:table-cell>
          <table:table-cell office:value-type="float" office:value="1.39557750957255" calcext:value-type="float">
            <text:p>1.3955775096</text:p>
          </table:table-cell>
        </table:table-row>
        <table:table-row table:style-name="ro1">
          <table:table-cell office:value-type="float" office:value="27250000" calcext:value-type="float">
            <text:p>27250000</text:p>
          </table:table-cell>
          <table:table-cell office:value-type="float" office:value="1.47971378921151" calcext:value-type="float">
            <text:p>1.4797137892</text:p>
          </table:table-cell>
        </table:table-row>
        <table:table-row table:style-name="ro1">
          <table:table-cell office:value-type="float" office:value="27500000" calcext:value-type="float">
            <text:p>27500000</text:p>
          </table:table-cell>
          <table:table-cell office:value-type="float" office:value="1.42841144778488" calcext:value-type="float">
            <text:p>1.4284114478</text:p>
          </table:table-cell>
        </table:table-row>
        <table:table-row table:style-name="ro1">
          <table:table-cell office:value-type="float" office:value="27750000" calcext:value-type="float">
            <text:p>27750000</text:p>
          </table:table-cell>
          <table:table-cell office:value-type="float" office:value="1.3523466956835" calcext:value-type="float">
            <text:p>1.3523466957</text:p>
          </table:table-cell>
        </table:table-row>
        <table:table-row table:style-name="ro1">
          <table:table-cell office:value-type="float" office:value="28000000" calcext:value-type="float">
            <text:p>28000000</text:p>
          </table:table-cell>
          <table:table-cell office:value-type="float" office:value="1.29002292024421" calcext:value-type="float">
            <text:p>1.2900229202</text:p>
          </table:table-cell>
        </table:table-row>
        <table:table-row table:style-name="ro1">
          <table:table-cell office:value-type="float" office:value="28250000" calcext:value-type="float">
            <text:p>28250000</text:p>
          </table:table-cell>
          <table:table-cell office:value-type="float" office:value="1.23386501015461" calcext:value-type="float">
            <text:p>1.2338650102</text:p>
          </table:table-cell>
        </table:table-row>
        <table:table-row table:style-name="ro1">
          <table:table-cell office:value-type="float" office:value="28500000" calcext:value-type="float">
            <text:p>28500000</text:p>
          </table:table-cell>
          <table:table-cell office:value-type="float" office:value="1.35618205207173" calcext:value-type="float">
            <text:p>1.3561820521</text:p>
          </table:table-cell>
        </table:table-row>
        <table:table-row table:style-name="ro1">
          <table:table-cell office:value-type="float" office:value="28750000" calcext:value-type="float">
            <text:p>28750000</text:p>
          </table:table-cell>
          <table:table-cell office:value-type="float" office:value="1.26044112605367" calcext:value-type="float">
            <text:p>1.2604411261</text:p>
          </table:table-cell>
        </table:table-row>
        <table:table-row table:style-name="ro1">
          <table:table-cell office:value-type="float" office:value="29000000" calcext:value-type="float">
            <text:p>29000000</text:p>
          </table:table-cell>
          <table:table-cell office:value-type="float" office:value="1.41968915525541" calcext:value-type="float">
            <text:p>1.4196891553</text:p>
          </table:table-cell>
        </table:table-row>
        <table:table-row table:style-name="ro1">
          <table:table-cell office:value-type="float" office:value="29250000" calcext:value-type="float">
            <text:p>29250000</text:p>
          </table:table-cell>
          <table:table-cell office:value-type="float" office:value="1.15460977447454" calcext:value-type="float">
            <text:p>1.1546097745</text:p>
          </table:table-cell>
        </table:table-row>
        <table:table-row table:style-name="ro1">
          <table:table-cell office:value-type="float" office:value="29500000" calcext:value-type="float">
            <text:p>29500000</text:p>
          </table:table-cell>
          <table:table-cell office:value-type="float" office:value="1.47015811887391" calcext:value-type="float">
            <text:p>1.4701581189</text:p>
          </table:table-cell>
        </table:table-row>
        <table:table-row table:style-name="ro1">
          <table:table-cell office:value-type="float" office:value="29750000" calcext:value-type="float">
            <text:p>29750000</text:p>
          </table:table-cell>
          <table:table-cell office:value-type="float" office:value="1.45159583787714" calcext:value-type="float">
            <text:p>1.4515958379</text:p>
          </table:table-cell>
        </table:table-row>
        <table:table-row table:style-name="ro1">
          <table:table-cell office:value-type="float" office:value="30000000" calcext:value-type="float">
            <text:p>30000000</text:p>
          </table:table-cell>
          <table:table-cell office:value-type="float" office:value="1.27228048646047" calcext:value-type="float">
            <text:p>1.2722804865</text:p>
          </table:table-cell>
        </table:table-row>
        <table:table-row table:style-name="ro1">
          <table:table-cell office:value-type="float" office:value="30250000" calcext:value-type="float">
            <text:p>30250000</text:p>
          </table:table-cell>
          <table:table-cell office:value-type="float" office:value="1.33076074796017" calcext:value-type="float">
            <text:p>1.330760748</text:p>
          </table:table-cell>
        </table:table-row>
        <table:table-row table:style-name="ro1">
          <table:table-cell office:value-type="float" office:value="30500000" calcext:value-type="float">
            <text:p>30500000</text:p>
          </table:table-cell>
          <table:table-cell office:value-type="float" office:value="1.55303640844365" calcext:value-type="float">
            <text:p>1.5530364084</text:p>
          </table:table-cell>
        </table:table-row>
        <table:table-row table:style-name="ro1">
          <table:table-cell office:value-type="float" office:value="30750000" calcext:value-type="float">
            <text:p>30750000</text:p>
          </table:table-cell>
          <table:table-cell office:value-type="float" office:value="1.3270184155013" calcext:value-type="float">
            <text:p>1.3270184155</text:p>
          </table:table-cell>
        </table:table-row>
        <table:table-row table:style-name="ro1">
          <table:table-cell office:value-type="float" office:value="31000000" calcext:value-type="float">
            <text:p>31000000</text:p>
          </table:table-cell>
          <table:table-cell office:value-type="float" office:value="1.29260560071955" calcext:value-type="float">
            <text:p>1.2926056007</text:p>
          </table:table-cell>
        </table:table-row>
        <table:table-row table:style-name="ro1">
          <table:table-cell office:value-type="float" office:value="31250000" calcext:value-type="float">
            <text:p>31250000</text:p>
          </table:table-cell>
          <table:table-cell office:value-type="float" office:value="1.39752103332896" calcext:value-type="float">
            <text:p>1.3975210333</text:p>
          </table:table-cell>
        </table:table-row>
        <table:table-row table:style-name="ro1">
          <table:table-cell office:value-type="float" office:value="31500000" calcext:value-type="float">
            <text:p>31500000</text:p>
          </table:table-cell>
          <table:table-cell office:value-type="float" office:value="1.30693728824145" calcext:value-type="float">
            <text:p>1.3069372882</text:p>
          </table:table-cell>
        </table:table-row>
        <table:table-row table:style-name="ro1">
          <table:table-cell office:value-type="float" office:value="31750000" calcext:value-type="float">
            <text:p>31750000</text:p>
          </table:table-cell>
          <table:table-cell office:value-type="float" office:value="1.3842780947353" calcext:value-type="float">
            <text:p>1.3842780947</text:p>
          </table:table-cell>
        </table:table-row>
        <table:table-row table:style-name="ro1">
          <table:table-cell office:value-type="float" office:value="32000000" calcext:value-type="float">
            <text:p>32000000</text:p>
          </table:table-cell>
          <table:table-cell office:value-type="float" office:value="1.29740201318906" calcext:value-type="float">
            <text:p>1.2974020132</text:p>
          </table:table-cell>
        </table:table-row>
        <table:table-row table:style-name="ro1">
          <table:table-cell office:value-type="float" office:value="32250000" calcext:value-type="float">
            <text:p>32250000</text:p>
          </table:table-cell>
          <table:table-cell office:value-type="float" office:value="1.33718241493854" calcext:value-type="float">
            <text:p>1.3371824149</text:p>
          </table:table-cell>
        </table:table-row>
        <table:table-row table:style-name="ro1">
          <table:table-cell office:value-type="float" office:value="32500000" calcext:value-type="float">
            <text:p>32500000</text:p>
          </table:table-cell>
          <table:table-cell office:value-type="float" office:value="1.39924930396666" calcext:value-type="float">
            <text:p>1.399249304</text:p>
          </table:table-cell>
        </table:table-row>
        <table:table-row table:style-name="ro1">
          <table:table-cell office:value-type="float" office:value="32750000" calcext:value-type="float">
            <text:p>32750000</text:p>
          </table:table-cell>
          <table:table-cell office:value-type="float" office:value="1.36475241429569" calcext:value-type="float">
            <text:p>1.3647524143</text:p>
          </table:table-cell>
        </table:table-row>
        <table:table-row table:style-name="ro1">
          <table:table-cell office:value-type="float" office:value="33000000" calcext:value-type="float">
            <text:p>33000000</text:p>
          </table:table-cell>
          <table:table-cell office:value-type="float" office:value="1.44185399899581" calcext:value-type="float">
            <text:p>1.441853999</text:p>
          </table:table-cell>
        </table:table-row>
        <table:table-row table:style-name="ro1">
          <table:table-cell office:value-type="float" office:value="33250000" calcext:value-type="float">
            <text:p>33250000</text:p>
          </table:table-cell>
          <table:table-cell office:value-type="float" office:value="1.44622341977212" calcext:value-type="float">
            <text:p>1.4462234198</text:p>
          </table:table-cell>
        </table:table-row>
        <table:table-row table:style-name="ro1">
          <table:table-cell office:value-type="float" office:value="33500000" calcext:value-type="float">
            <text:p>33500000</text:p>
          </table:table-cell>
          <table:table-cell office:value-type="float" office:value="1.34575797764377" calcext:value-type="float">
            <text:p>1.3457579776</text:p>
          </table:table-cell>
        </table:table-row>
        <table:table-row table:style-name="ro1">
          <table:table-cell office:value-type="float" office:value="33750000" calcext:value-type="float">
            <text:p>33750000</text:p>
          </table:table-cell>
          <table:table-cell office:value-type="float" office:value="1.5002000444981" calcext:value-type="float">
            <text:p>1.5002000445</text:p>
          </table:table-cell>
        </table:table-row>
        <table:table-row table:style-name="ro1">
          <table:table-cell office:value-type="float" office:value="34000000" calcext:value-type="float">
            <text:p>34000000</text:p>
          </table:table-cell>
          <table:table-cell office:value-type="float" office:value="1.53277929371651" calcext:value-type="float">
            <text:p>1.5327792937</text:p>
          </table:table-cell>
        </table:table-row>
        <table:table-row table:style-name="ro1">
          <table:table-cell office:value-type="float" office:value="34250000" calcext:value-type="float">
            <text:p>34250000</text:p>
          </table:table-cell>
          <table:table-cell office:value-type="float" office:value="1.33608931247218" calcext:value-type="float">
            <text:p>1.3360893125</text:p>
          </table:table-cell>
        </table:table-row>
        <table:table-row table:style-name="ro1">
          <table:table-cell office:value-type="float" office:value="34500000" calcext:value-type="float">
            <text:p>34500000</text:p>
          </table:table-cell>
          <table:table-cell office:value-type="float" office:value="1.29953682443531" calcext:value-type="float">
            <text:p>1.2995368244</text:p>
          </table:table-cell>
        </table:table-row>
        <table:table-row table:style-name="ro1">
          <table:table-cell office:value-type="float" office:value="34750000" calcext:value-type="float">
            <text:p>34750000</text:p>
          </table:table-cell>
          <table:table-cell office:value-type="float" office:value="1.33831563940699" calcext:value-type="float">
            <text:p>1.3383156394</text:p>
          </table:table-cell>
        </table:table-row>
        <table:table-row table:style-name="ro1">
          <table:table-cell office:value-type="float" office:value="35000000" calcext:value-type="float">
            <text:p>35000000</text:p>
          </table:table-cell>
          <table:table-cell office:value-type="float" office:value="1.39117113347304" calcext:value-type="float">
            <text:p>1.3911711335</text:p>
          </table:table-cell>
        </table:table-row>
        <table:table-row table:style-name="ro1">
          <table:table-cell office:value-type="float" office:value="35250000" calcext:value-type="float">
            <text:p>35250000</text:p>
          </table:table-cell>
          <table:table-cell office:value-type="float" office:value="1.41486967679562" calcext:value-type="float">
            <text:p>1.4148696768</text:p>
          </table:table-cell>
        </table:table-row>
        <table:table-row table:style-name="ro1">
          <table:table-cell office:value-type="float" office:value="35500000" calcext:value-type="float">
            <text:p>35500000</text:p>
          </table:table-cell>
          <table:table-cell office:value-type="float" office:value="1.43585435124252" calcext:value-type="float">
            <text:p>1.4358543512</text:p>
          </table:table-cell>
        </table:table-row>
        <table:table-row table:style-name="ro1">
          <table:table-cell office:value-type="float" office:value="35750000" calcext:value-type="float">
            <text:p>35750000</text:p>
          </table:table-cell>
          <table:table-cell office:value-type="float" office:value="1.66357509491506" calcext:value-type="float">
            <text:p>1.6635750949</text:p>
          </table:table-cell>
        </table:table-row>
        <table:table-row table:style-name="ro1">
          <table:table-cell office:value-type="float" office:value="36000000" calcext:value-type="float">
            <text:p>36000000</text:p>
          </table:table-cell>
          <table:table-cell office:value-type="float" office:value="1.22525160982054" calcext:value-type="float">
            <text:p>1.2252516098</text:p>
          </table:table-cell>
        </table:table-row>
        <table:table-row table:style-name="ro1">
          <table:table-cell office:value-type="float" office:value="36250000" calcext:value-type="float">
            <text:p>36250000</text:p>
          </table:table-cell>
          <table:table-cell office:value-type="float" office:value="1.57862154460151" calcext:value-type="float">
            <text:p>1.5786215446</text:p>
          </table:table-cell>
        </table:table-row>
        <table:table-row table:style-name="ro1">
          <table:table-cell office:value-type="float" office:value="36500000" calcext:value-type="float">
            <text:p>36500000</text:p>
          </table:table-cell>
          <table:table-cell office:value-type="float" office:value="1.33538215267018" calcext:value-type="float">
            <text:p>1.3353821527</text:p>
          </table:table-cell>
        </table:table-row>
        <table:table-row table:style-name="ro1">
          <table:table-cell office:value-type="float" office:value="36750000" calcext:value-type="float">
            <text:p>36750000</text:p>
          </table:table-cell>
          <table:table-cell office:value-type="float" office:value="1.34327125066886" calcext:value-type="float">
            <text:p>1.3432712507</text:p>
          </table:table-cell>
        </table:table-row>
        <table:table-row table:style-name="ro1">
          <table:table-cell office:value-type="float" office:value="37000000" calcext:value-type="float">
            <text:p>37000000</text:p>
          </table:table-cell>
          <table:table-cell office:value-type="float" office:value="1.36253866819003" calcext:value-type="float">
            <text:p>1.3625386682</text:p>
          </table:table-cell>
        </table:table-row>
        <table:table-row table:style-name="ro1">
          <table:table-cell office:value-type="float" office:value="37250000" calcext:value-type="float">
            <text:p>37250000</text:p>
          </table:table-cell>
          <table:table-cell office:value-type="float" office:value="1.29614351666257" calcext:value-type="float">
            <text:p>1.2961435167</text:p>
          </table:table-cell>
        </table:table-row>
        <table:table-row table:style-name="ro1">
          <table:table-cell office:value-type="float" office:value="37500000" calcext:value-type="float">
            <text:p>37500000</text:p>
          </table:table-cell>
          <table:table-cell office:value-type="float" office:value="1.40188929683392" calcext:value-type="float">
            <text:p>1.4018892968</text:p>
          </table:table-cell>
        </table:table-row>
        <table:table-row table:style-name="ro1">
          <table:table-cell office:value-type="float" office:value="37750000" calcext:value-type="float">
            <text:p>37750000</text:p>
          </table:table-cell>
          <table:table-cell office:value-type="float" office:value="1.38626357737326" calcext:value-type="float">
            <text:p>1.3862635774</text:p>
          </table:table-cell>
        </table:table-row>
        <table:table-row table:style-name="ro1">
          <table:table-cell office:value-type="float" office:value="38000000" calcext:value-type="float">
            <text:p>38000000</text:p>
          </table:table-cell>
          <table:table-cell office:value-type="float" office:value="1.34558002785927" calcext:value-type="float">
            <text:p>1.3455800279</text:p>
          </table:table-cell>
        </table:table-row>
        <table:table-row table:style-name="ro1">
          <table:table-cell office:value-type="float" office:value="38250000" calcext:value-type="float">
            <text:p>38250000</text:p>
          </table:table-cell>
          <table:table-cell office:value-type="float" office:value="1.35606024364593" calcext:value-type="float">
            <text:p>1.3560602436</text:p>
          </table:table-cell>
        </table:table-row>
        <table:table-row table:style-name="ro1">
          <table:table-cell office:value-type="float" office:value="38500000" calcext:value-type="float">
            <text:p>38500000</text:p>
          </table:table-cell>
          <table:table-cell office:value-type="float" office:value="1.47484956694546" calcext:value-type="float">
            <text:p>1.4748495669</text:p>
          </table:table-cell>
        </table:table-row>
        <table:table-row table:style-name="ro1">
          <table:table-cell office:value-type="float" office:value="38750000" calcext:value-type="float">
            <text:p>38750000</text:p>
          </table:table-cell>
          <table:table-cell office:value-type="float" office:value="1.28601388018329" calcext:value-type="float">
            <text:p>1.2860138802</text:p>
          </table:table-cell>
        </table:table-row>
        <table:table-row table:style-name="ro1">
          <table:table-cell office:value-type="float" office:value="39000000" calcext:value-type="float">
            <text:p>39000000</text:p>
          </table:table-cell>
          <table:table-cell office:value-type="float" office:value="1.54539960757868" calcext:value-type="float">
            <text:p>1.5453996076</text:p>
          </table:table-cell>
        </table:table-row>
        <table:table-row table:style-name="ro1">
          <table:table-cell office:value-type="float" office:value="39250000" calcext:value-type="float">
            <text:p>39250000</text:p>
          </table:table-cell>
          <table:table-cell office:value-type="float" office:value="1.39267012713236" calcext:value-type="float">
            <text:p>1.3926701271</text:p>
          </table:table-cell>
        </table:table-row>
        <table:table-row table:style-name="ro1">
          <table:table-cell office:value-type="float" office:value="39500000" calcext:value-type="float">
            <text:p>39500000</text:p>
          </table:table-cell>
          <table:table-cell office:value-type="float" office:value="1.37817406098913" calcext:value-type="float">
            <text:p>1.378174061</text:p>
          </table:table-cell>
        </table:table-row>
        <table:table-row table:style-name="ro1">
          <table:table-cell office:value-type="float" office:value="39750000" calcext:value-type="float">
            <text:p>39750000</text:p>
          </table:table-cell>
          <table:table-cell office:value-type="float" office:value="1.42274571947879" calcext:value-type="float">
            <text:p>1.4227457195</text:p>
          </table:table-cell>
        </table:table-row>
        <table:table-row table:style-name="ro1">
          <table:table-cell office:value-type="float" office:value="40000000" calcext:value-type="float">
            <text:p>40000000</text:p>
          </table:table-cell>
          <table:table-cell office:value-type="float" office:value="1.4689109913383" calcext:value-type="float">
            <text:p>1.4689109913</text:p>
          </table:table-cell>
        </table:table-row>
        <table:table-row table:style-name="ro1">
          <table:table-cell office:value-type="float" office:value="40250000" calcext:value-type="float">
            <text:p>40250000</text:p>
          </table:table-cell>
          <table:table-cell office:value-type="float" office:value="1.37384751712997" calcext:value-type="float">
            <text:p>1.3738475171</text:p>
          </table:table-cell>
        </table:table-row>
        <table:table-row table:style-name="ro1">
          <table:table-cell office:value-type="float" office:value="40500000" calcext:value-type="float">
            <text:p>40500000</text:p>
          </table:table-cell>
          <table:table-cell office:value-type="float" office:value="1.29980121344427" calcext:value-type="float">
            <text:p>1.2998012134</text:p>
          </table:table-cell>
        </table:table-row>
        <table:table-row table:style-name="ro1">
          <table:table-cell office:value-type="float" office:value="40750000" calcext:value-type="float">
            <text:p>40750000</text:p>
          </table:table-cell>
          <table:table-cell office:value-type="float" office:value="1.27723988995482" calcext:value-type="float">
            <text:p>1.27723989</text:p>
          </table:table-cell>
        </table:table-row>
        <table:table-row table:style-name="ro1">
          <table:table-cell office:value-type="float" office:value="41000000" calcext:value-type="float">
            <text:p>41000000</text:p>
          </table:table-cell>
          <table:table-cell office:value-type="float" office:value="1.30350453249555" calcext:value-type="float">
            <text:p>1.3035045325</text:p>
          </table:table-cell>
        </table:table-row>
        <table:table-row table:style-name="ro1">
          <table:table-cell office:value-type="float" office:value="41250000" calcext:value-type="float">
            <text:p>41250000</text:p>
          </table:table-cell>
          <table:table-cell office:value-type="float" office:value="1.34022012562785" calcext:value-type="float">
            <text:p>1.3402201256</text:p>
          </table:table-cell>
        </table:table-row>
        <table:table-row table:style-name="ro1">
          <table:table-cell office:value-type="float" office:value="41500000" calcext:value-type="float">
            <text:p>41500000</text:p>
          </table:table-cell>
          <table:table-cell office:value-type="float" office:value="1.25679963463608" calcext:value-type="float">
            <text:p>1.2567996346</text:p>
          </table:table-cell>
        </table:table-row>
        <table:table-row table:style-name="ro1">
          <table:table-cell office:value-type="float" office:value="41750000" calcext:value-type="float">
            <text:p>41750000</text:p>
          </table:table-cell>
          <table:table-cell office:value-type="float" office:value="1.34875476697607" calcext:value-type="float">
            <text:p>1.348754767</text:p>
          </table:table-cell>
        </table:table-row>
        <table:table-row table:style-name="ro1">
          <table:table-cell office:value-type="float" office:value="42000000" calcext:value-type="float">
            <text:p>42000000</text:p>
          </table:table-cell>
          <table:table-cell office:value-type="float" office:value="1.56838367385242" calcext:value-type="float">
            <text:p>1.5683836739</text:p>
          </table:table-cell>
        </table:table-row>
        <table:table-row table:style-name="ro1">
          <table:table-cell office:value-type="float" office:value="42250000" calcext:value-type="float">
            <text:p>42250000</text:p>
          </table:table-cell>
          <table:table-cell office:value-type="float" office:value="1.48693928411493" calcext:value-type="float">
            <text:p>1.4869392841</text:p>
          </table:table-cell>
        </table:table-row>
        <table:table-row table:style-name="ro1">
          <table:table-cell office:value-type="float" office:value="42500000" calcext:value-type="float">
            <text:p>42500000</text:p>
          </table:table-cell>
          <table:table-cell office:value-type="float" office:value="1.34001928013644" calcext:value-type="float">
            <text:p>1.3400192801</text:p>
          </table:table-cell>
        </table:table-row>
        <table:table-row table:style-name="ro1">
          <table:table-cell office:value-type="float" office:value="42750000" calcext:value-type="float">
            <text:p>42750000</text:p>
          </table:table-cell>
          <table:table-cell office:value-type="float" office:value="1.32728289387103" calcext:value-type="float">
            <text:p>1.3272828939</text:p>
          </table:table-cell>
        </table:table-row>
        <table:table-row table:style-name="ro1">
          <table:table-cell office:value-type="float" office:value="43000000" calcext:value-type="float">
            <text:p>43000000</text:p>
          </table:table-cell>
          <table:table-cell office:value-type="float" office:value="1.55741973155308" calcext:value-type="float">
            <text:p>1.5574197316</text:p>
          </table:table-cell>
        </table:table-row>
        <table:table-row table:style-name="ro1">
          <table:table-cell office:value-type="float" office:value="43250000" calcext:value-type="float">
            <text:p>43250000</text:p>
          </table:table-cell>
          <table:table-cell office:value-type="float" office:value="1.54918777040203" calcext:value-type="float">
            <text:p>1.5491877704</text:p>
          </table:table-cell>
        </table:table-row>
        <table:table-row table:style-name="ro1">
          <table:table-cell office:value-type="float" office:value="43500000" calcext:value-type="float">
            <text:p>43500000</text:p>
          </table:table-cell>
          <table:table-cell office:value-type="float" office:value="1.43211273676901" calcext:value-type="float">
            <text:p>1.4321127368</text:p>
          </table:table-cell>
        </table:table-row>
        <table:table-row table:style-name="ro1">
          <table:table-cell office:value-type="float" office:value="43750000" calcext:value-type="float">
            <text:p>43750000</text:p>
          </table:table-cell>
          <table:table-cell office:value-type="float" office:value="1.33858882356785" calcext:value-type="float">
            <text:p>1.3385888236</text:p>
          </table:table-cell>
        </table:table-row>
        <table:table-row table:style-name="ro1">
          <table:table-cell office:value-type="float" office:value="44000000" calcext:value-type="float">
            <text:p>44000000</text:p>
          </table:table-cell>
          <table:table-cell office:value-type="float" office:value="1.47949178853838" calcext:value-type="float">
            <text:p>1.4794917885</text:p>
          </table:table-cell>
        </table:table-row>
        <table:table-row table:style-name="ro1">
          <table:table-cell office:value-type="float" office:value="44250000" calcext:value-type="float">
            <text:p>44250000</text:p>
          </table:table-cell>
          <table:table-cell office:value-type="float" office:value="1.3637960148218" calcext:value-type="float">
            <text:p>1.3637960148</text:p>
          </table:table-cell>
        </table:table-row>
        <table:table-row table:style-name="ro1">
          <table:table-cell office:value-type="float" office:value="44500000" calcext:value-type="float">
            <text:p>44500000</text:p>
          </table:table-cell>
          <table:table-cell office:value-type="float" office:value="1.33737007594331" calcext:value-type="float">
            <text:p>1.3373700759</text:p>
          </table:table-cell>
        </table:table-row>
        <table:table-row table:style-name="ro1">
          <table:table-cell office:value-type="float" office:value="44750000" calcext:value-type="float">
            <text:p>44750000</text:p>
          </table:table-cell>
          <table:table-cell office:value-type="float" office:value="1.44589969132543" calcext:value-type="float">
            <text:p>1.4458996913</text:p>
          </table:table-cell>
        </table:table-row>
        <table:table-row table:style-name="ro1">
          <table:table-cell office:value-type="float" office:value="45000000" calcext:value-type="float">
            <text:p>45000000</text:p>
          </table:table-cell>
          <table:table-cell office:value-type="float" office:value="1.42531452935771" calcext:value-type="float">
            <text:p>1.4253145294</text:p>
          </table:table-cell>
        </table:table-row>
        <table:table-row table:style-name="ro1">
          <table:table-cell office:value-type="float" office:value="45250000" calcext:value-type="float">
            <text:p>45250000</text:p>
          </table:table-cell>
          <table:table-cell office:value-type="float" office:value="1.31978573815728" calcext:value-type="float">
            <text:p>1.3197857382</text:p>
          </table:table-cell>
        </table:table-row>
        <table:table-row table:style-name="ro1">
          <table:table-cell office:value-type="float" office:value="45500000" calcext:value-type="float">
            <text:p>45500000</text:p>
          </table:table-cell>
          <table:table-cell office:value-type="float" office:value="1.38381980992377" calcext:value-type="float">
            <text:p>1.3838198099</text:p>
          </table:table-cell>
        </table:table-row>
        <table:table-row table:style-name="ro1">
          <table:table-cell office:value-type="float" office:value="45750000" calcext:value-type="float">
            <text:p>45750000</text:p>
          </table:table-cell>
          <table:table-cell office:value-type="float" office:value="1.48204142376035" calcext:value-type="float">
            <text:p>1.4820414238</text:p>
          </table:table-cell>
        </table:table-row>
        <table:table-row table:style-name="ro1">
          <table:table-cell office:value-type="float" office:value="46000000" calcext:value-type="float">
            <text:p>46000000</text:p>
          </table:table-cell>
          <table:table-cell office:value-type="float" office:value="1.36537603305106" calcext:value-type="float">
            <text:p>1.3653760331</text:p>
          </table:table-cell>
        </table:table-row>
        <table:table-row table:style-name="ro1">
          <table:table-cell office:value-type="float" office:value="46250000" calcext:value-type="float">
            <text:p>46250000</text:p>
          </table:table-cell>
          <table:table-cell office:value-type="float" office:value="1.48945324236683" calcext:value-type="float">
            <text:p>1.4894532424</text:p>
          </table:table-cell>
        </table:table-row>
        <table:table-row table:style-name="ro1">
          <table:table-cell office:value-type="float" office:value="46500000" calcext:value-type="float">
            <text:p>46500000</text:p>
          </table:table-cell>
          <table:table-cell office:value-type="float" office:value="1.55647031949243" calcext:value-type="float">
            <text:p>1.5564703195</text:p>
          </table:table-cell>
        </table:table-row>
        <table:table-row table:style-name="ro1">
          <table:table-cell office:value-type="float" office:value="46750000" calcext:value-type="float">
            <text:p>46750000</text:p>
          </table:table-cell>
          <table:table-cell office:value-type="float" office:value="1.39715726505295" calcext:value-type="float">
            <text:p>1.3971572651</text:p>
          </table:table-cell>
        </table:table-row>
        <table:table-row table:style-name="ro1">
          <table:table-cell office:value-type="float" office:value="47000000" calcext:value-type="float">
            <text:p>47000000</text:p>
          </table:table-cell>
          <table:table-cell office:value-type="float" office:value="1.54624486988911" calcext:value-type="float">
            <text:p>1.5462448699</text:p>
          </table:table-cell>
        </table:table-row>
        <table:table-row table:style-name="ro1">
          <table:table-cell office:value-type="float" office:value="47250000" calcext:value-type="float">
            <text:p>47250000</text:p>
          </table:table-cell>
          <table:table-cell office:value-type="float" office:value="1.4290538162102" calcext:value-type="float">
            <text:p>1.4290538162</text:p>
          </table:table-cell>
        </table:table-row>
        <table:table-row table:style-name="ro1">
          <table:table-cell office:value-type="float" office:value="47500000" calcext:value-type="float">
            <text:p>47500000</text:p>
          </table:table-cell>
          <table:table-cell office:value-type="float" office:value="1.50972003402425" calcext:value-type="float">
            <text:p>1.509720034</text:p>
          </table:table-cell>
        </table:table-row>
        <table:table-row table:style-name="ro1">
          <table:table-cell office:value-type="float" office:value="47750000" calcext:value-type="float">
            <text:p>47750000</text:p>
          </table:table-cell>
          <table:table-cell office:value-type="float" office:value="1.50957649525786" calcext:value-type="float">
            <text:p>1.5095764953</text:p>
          </table:table-cell>
        </table:table-row>
        <table:table-row table:style-name="ro1">
          <table:table-cell office:value-type="float" office:value="48000000" calcext:value-type="float">
            <text:p>48000000</text:p>
          </table:table-cell>
          <table:table-cell office:value-type="float" office:value="1.48619573149017" calcext:value-type="float">
            <text:p>1.4861957315</text:p>
          </table:table-cell>
        </table:table-row>
        <table:table-row table:style-name="ro1">
          <table:table-cell office:value-type="float" office:value="48250000" calcext:value-type="float">
            <text:p>48250000</text:p>
          </table:table-cell>
          <table:table-cell office:value-type="float" office:value="1.53662907077811" calcext:value-type="float">
            <text:p>1.5366290708</text:p>
          </table:table-cell>
        </table:table-row>
        <table:table-row table:style-name="ro1">
          <table:table-cell office:value-type="float" office:value="48500000" calcext:value-type="float">
            <text:p>48500000</text:p>
          </table:table-cell>
          <table:table-cell office:value-type="float" office:value="1.68490476577914" calcext:value-type="float">
            <text:p>1.6849047658</text:p>
          </table:table-cell>
        </table:table-row>
        <table:table-row table:style-name="ro1">
          <table:table-cell office:value-type="float" office:value="48750000" calcext:value-type="float">
            <text:p>48750000</text:p>
          </table:table-cell>
          <table:table-cell office:value-type="float" office:value="1.56948466970285" calcext:value-type="float">
            <text:p>1.5694846697</text:p>
          </table:table-cell>
        </table:table-row>
        <table:table-row table:style-name="ro1">
          <table:table-cell office:value-type="float" office:value="49000000" calcext:value-type="float">
            <text:p>49000000</text:p>
          </table:table-cell>
          <table:table-cell office:value-type="float" office:value="1.54049304058695" calcext:value-type="float">
            <text:p>1.5404930406</text:p>
          </table:table-cell>
        </table:table-row>
        <table:table-row table:style-name="ro1">
          <table:table-cell office:value-type="float" office:value="49250000" calcext:value-type="float">
            <text:p>49250000</text:p>
          </table:table-cell>
          <table:table-cell office:value-type="float" office:value="1.50729838251763" calcext:value-type="float">
            <text:p>1.5072983825</text:p>
          </table:table-cell>
        </table:table-row>
        <table:table-row table:style-name="ro1">
          <table:table-cell office:value-type="float" office:value="49500000" calcext:value-type="float">
            <text:p>49500000</text:p>
          </table:table-cell>
          <table:table-cell office:value-type="float" office:value="1.44384412501527" calcext:value-type="float">
            <text:p>1.443844125</text:p>
          </table:table-cell>
        </table:table-row>
        <table:table-row table:style-name="ro1">
          <table:table-cell office:value-type="float" office:value="49750000" calcext:value-type="float">
            <text:p>49750000</text:p>
          </table:table-cell>
          <table:table-cell office:value-type="float" office:value="1.68790744648323" calcext:value-type="float">
            <text:p>1.6879074465</text:p>
          </table:table-cell>
        </table:table-row>
        <table:table-row table:style-name="ro1">
          <table:table-cell office:value-type="float" office:value="50000000" calcext:value-type="float">
            <text:p>50000000</text:p>
          </table:table-cell>
          <table:table-cell office:value-type="float" office:value="1.52402919952054" calcext:value-type="float">
            <text:p>1.5240291995</text:p>
          </table:table-cell>
        </table:table-row>
        <table:table-row table:style-name="ro1">
          <table:table-cell office:value-type="float" office:value="50250000" calcext:value-type="float">
            <text:p>50250000</text:p>
          </table:table-cell>
          <table:table-cell office:value-type="float" office:value="1.59406530055377" calcext:value-type="float">
            <text:p>1.5940653006</text:p>
          </table:table-cell>
        </table:table-row>
        <table:table-row table:style-name="ro1">
          <table:table-cell office:value-type="float" office:value="50500000" calcext:value-type="float">
            <text:p>50500000</text:p>
          </table:table-cell>
          <table:table-cell office:value-type="float" office:value="1.56172933920332" calcext:value-type="float">
            <text:p>1.5617293392</text:p>
          </table:table-cell>
        </table:table-row>
        <table:table-row table:style-name="ro1">
          <table:table-cell office:value-type="float" office:value="50750000" calcext:value-type="float">
            <text:p>50750000</text:p>
          </table:table-cell>
          <table:table-cell office:value-type="float" office:value="1.5558492404451" calcext:value-type="float">
            <text:p>1.5558492404</text:p>
          </table:table-cell>
        </table:table-row>
        <table:table-row table:style-name="ro1">
          <table:table-cell office:value-type="float" office:value="51000000" calcext:value-type="float">
            <text:p>51000000</text:p>
          </table:table-cell>
          <table:table-cell office:value-type="float" office:value="1.56966350743576" calcext:value-type="float">
            <text:p>1.5696635074</text:p>
          </table:table-cell>
        </table:table-row>
        <table:table-row table:style-name="ro1">
          <table:table-cell office:value-type="float" office:value="51250000" calcext:value-type="float">
            <text:p>51250000</text:p>
          </table:table-cell>
          <table:table-cell office:value-type="float" office:value="1.57293034707552" calcext:value-type="float">
            <text:p>1.5729303471</text:p>
          </table:table-cell>
        </table:table-row>
        <table:table-row table:style-name="ro1">
          <table:table-cell office:value-type="float" office:value="51500000" calcext:value-type="float">
            <text:p>51500000</text:p>
          </table:table-cell>
          <table:table-cell office:value-type="float" office:value="1.84296182767934" calcext:value-type="float">
            <text:p>1.8429618277</text:p>
          </table:table-cell>
        </table:table-row>
        <table:table-row table:style-name="ro1">
          <table:table-cell office:value-type="float" office:value="51750000" calcext:value-type="float">
            <text:p>51750000</text:p>
          </table:table-cell>
          <table:table-cell office:value-type="float" office:value="1.63805264367251" calcext:value-type="float">
            <text:p>1.6380526437</text:p>
          </table:table-cell>
        </table:table-row>
        <table:table-row table:style-name="ro1">
          <table:table-cell office:value-type="float" office:value="52000000" calcext:value-type="float">
            <text:p>52000000</text:p>
          </table:table-cell>
          <table:table-cell office:value-type="float" office:value="1.69503581836518" calcext:value-type="float">
            <text:p>1.6950358184</text:p>
          </table:table-cell>
        </table:table-row>
        <table:table-row table:style-name="ro1">
          <table:table-cell office:value-type="float" office:value="52250000" calcext:value-type="float">
            <text:p>52250000</text:p>
          </table:table-cell>
          <table:table-cell office:value-type="float" office:value="1.69081279106695" calcext:value-type="float">
            <text:p>1.6908127911</text:p>
          </table:table-cell>
        </table:table-row>
        <table:table-row table:style-name="ro1">
          <table:table-cell office:value-type="float" office:value="52500000" calcext:value-type="float">
            <text:p>52500000</text:p>
          </table:table-cell>
          <table:table-cell office:value-type="float" office:value="1.68229887840269" calcext:value-type="float">
            <text:p>1.6822988784</text:p>
          </table:table-cell>
        </table:table-row>
        <table:table-row table:style-name="ro1">
          <table:table-cell office:value-type="float" office:value="52750000" calcext:value-type="float">
            <text:p>52750000</text:p>
          </table:table-cell>
          <table:table-cell office:value-type="float" office:value="1.88503052848751" calcext:value-type="float">
            <text:p>1.8850305285</text:p>
          </table:table-cell>
        </table:table-row>
        <table:table-row table:style-name="ro1">
          <table:table-cell office:value-type="float" office:value="53000000" calcext:value-type="float">
            <text:p>53000000</text:p>
          </table:table-cell>
          <table:table-cell office:value-type="float" office:value="1.63787356194337" calcext:value-type="float">
            <text:p>1.6378735619</text:p>
          </table:table-cell>
        </table:table-row>
        <table:table-row table:style-name="ro1">
          <table:table-cell office:value-type="float" office:value="53250000" calcext:value-type="float">
            <text:p>53250000</text:p>
          </table:table-cell>
          <table:table-cell office:value-type="float" office:value="1.8761503927165" calcext:value-type="float">
            <text:p>1.8761503927</text:p>
          </table:table-cell>
        </table:table-row>
        <table:table-row table:style-name="ro1">
          <table:table-cell office:value-type="float" office:value="53500000" calcext:value-type="float">
            <text:p>53500000</text:p>
          </table:table-cell>
          <table:table-cell office:value-type="float" office:value="1.82379254603331" calcext:value-type="float">
            <text:p>1.823792546</text:p>
          </table:table-cell>
        </table:table-row>
        <table:table-row table:style-name="ro1">
          <table:table-cell office:value-type="float" office:value="53750000" calcext:value-type="float">
            <text:p>53750000</text:p>
          </table:table-cell>
          <table:table-cell office:value-type="float" office:value="1.67933503074463" calcext:value-type="float">
            <text:p>1.6793350307</text:p>
          </table:table-cell>
        </table:table-row>
        <table:table-row table:style-name="ro1">
          <table:table-cell office:value-type="float" office:value="54000000" calcext:value-type="float">
            <text:p>54000000</text:p>
          </table:table-cell>
          <table:table-cell office:value-type="float" office:value="1.88998859398486" calcext:value-type="float">
            <text:p>1.889988594</text:p>
          </table:table-cell>
        </table:table-row>
        <table:table-row table:style-name="ro1">
          <table:table-cell office:value-type="float" office:value="54250000" calcext:value-type="float">
            <text:p>54250000</text:p>
          </table:table-cell>
          <table:table-cell office:value-type="float" office:value="1.84640326903596" calcext:value-type="float">
            <text:p>1.846403269</text:p>
          </table:table-cell>
        </table:table-row>
        <table:table-row table:style-name="ro1">
          <table:table-cell office:value-type="float" office:value="54500000" calcext:value-type="float">
            <text:p>54500000</text:p>
          </table:table-cell>
          <table:table-cell office:value-type="float" office:value="1.66033814304559" calcext:value-type="float">
            <text:p>1.660338143</text:p>
          </table:table-cell>
        </table:table-row>
        <table:table-row table:style-name="ro1">
          <table:table-cell office:value-type="float" office:value="54750000" calcext:value-type="float">
            <text:p>54750000</text:p>
          </table:table-cell>
          <table:table-cell office:value-type="float" office:value="1.69911280106775" calcext:value-type="float">
            <text:p>1.6991128011</text:p>
          </table:table-cell>
        </table:table-row>
        <table:table-row table:style-name="ro1">
          <table:table-cell office:value-type="float" office:value="55000000" calcext:value-type="float">
            <text:p>55000000</text:p>
          </table:table-cell>
          <table:table-cell office:value-type="float" office:value="1.7793834941316" calcext:value-type="float">
            <text:p>1.7793834941</text:p>
          </table:table-cell>
        </table:table-row>
        <table:table-row table:style-name="ro1">
          <table:table-cell office:value-type="float" office:value="55250000" calcext:value-type="float">
            <text:p>55250000</text:p>
          </table:table-cell>
          <table:table-cell office:value-type="float" office:value="1.70450953986273" calcext:value-type="float">
            <text:p>1.7045095399</text:p>
          </table:table-cell>
        </table:table-row>
        <table:table-row table:style-name="ro1">
          <table:table-cell office:value-type="float" office:value="55500000" calcext:value-type="float">
            <text:p>55500000</text:p>
          </table:table-cell>
          <table:table-cell office:value-type="float" office:value="1.82392455418199" calcext:value-type="float">
            <text:p>1.8239245542</text:p>
          </table:table-cell>
        </table:table-row>
        <table:table-row table:style-name="ro1">
          <table:table-cell office:value-type="float" office:value="55750000" calcext:value-type="float">
            <text:p>55750000</text:p>
          </table:table-cell>
          <table:table-cell office:value-type="float" office:value="2.03707865933836" calcext:value-type="float">
            <text:p>2.0370786593</text:p>
          </table:table-cell>
        </table:table-row>
        <table:table-row table:style-name="ro1">
          <table:table-cell office:value-type="float" office:value="56000000" calcext:value-type="float">
            <text:p>56000000</text:p>
          </table:table-cell>
          <table:table-cell office:value-type="float" office:value="1.84407681360468" calcext:value-type="float">
            <text:p>1.8440768136</text:p>
          </table:table-cell>
        </table:table-row>
        <table:table-row table:style-name="ro1">
          <table:table-cell office:value-type="float" office:value="56250000" calcext:value-type="float">
            <text:p>56250000</text:p>
          </table:table-cell>
          <table:table-cell office:value-type="float" office:value="2.04035221709145" calcext:value-type="float">
            <text:p>2.0403522171</text:p>
          </table:table-cell>
        </table:table-row>
        <table:table-row table:style-name="ro1">
          <table:table-cell office:value-type="float" office:value="56500000" calcext:value-type="float">
            <text:p>56500000</text:p>
          </table:table-cell>
          <table:table-cell office:value-type="float" office:value="1.8412875679686" calcext:value-type="float">
            <text:p>1.841287568</text:p>
          </table:table-cell>
        </table:table-row>
        <table:table-row table:style-name="ro1">
          <table:table-cell office:value-type="float" office:value="56750000" calcext:value-type="float">
            <text:p>56750000</text:p>
          </table:table-cell>
          <table:table-cell office:value-type="float" office:value="2.22447146366697" calcext:value-type="float">
            <text:p>2.2244714637</text:p>
          </table:table-cell>
        </table:table-row>
        <table:table-row table:style-name="ro1">
          <table:table-cell office:value-type="float" office:value="57000000" calcext:value-type="float">
            <text:p>57000000</text:p>
          </table:table-cell>
          <table:table-cell office:value-type="float" office:value="1.83981809551433" calcext:value-type="float">
            <text:p>1.8398180955</text:p>
          </table:table-cell>
        </table:table-row>
        <table:table-row table:style-name="ro1">
          <table:table-cell office:value-type="float" office:value="57250000" calcext:value-type="float">
            <text:p>57250000</text:p>
          </table:table-cell>
          <table:table-cell office:value-type="float" office:value="2.02825456601414" calcext:value-type="float">
            <text:p>2.028254566</text:p>
          </table:table-cell>
        </table:table-row>
        <table:table-row table:style-name="ro1">
          <table:table-cell office:value-type="float" office:value="57500000" calcext:value-type="float">
            <text:p>57500000</text:p>
          </table:table-cell>
          <table:table-cell office:value-type="float" office:value="1.98832575485828" calcext:value-type="float">
            <text:p>1.9883257549</text:p>
          </table:table-cell>
        </table:table-row>
        <table:table-row table:style-name="ro1">
          <table:table-cell office:value-type="float" office:value="57750000" calcext:value-type="float">
            <text:p>57750000</text:p>
          </table:table-cell>
          <table:table-cell office:value-type="float" office:value="2.16246969151816" calcext:value-type="float">
            <text:p>2.1624696915</text:p>
          </table:table-cell>
        </table:table-row>
        <table:table-row table:style-name="ro1">
          <table:table-cell office:value-type="float" office:value="58000000" calcext:value-type="float">
            <text:p>58000000</text:p>
          </table:table-cell>
          <table:table-cell office:value-type="float" office:value="2.1043162088159" calcext:value-type="float">
            <text:p>2.1043162088</text:p>
          </table:table-cell>
        </table:table-row>
        <table:table-row table:style-name="ro1">
          <table:table-cell office:value-type="float" office:value="58250000" calcext:value-type="float">
            <text:p>58250000</text:p>
          </table:table-cell>
          <table:table-cell office:value-type="float" office:value="2.11252485082287" calcext:value-type="float">
            <text:p>2.1125248508</text:p>
          </table:table-cell>
        </table:table-row>
        <table:table-row table:style-name="ro1">
          <table:table-cell office:value-type="float" office:value="58500000" calcext:value-type="float">
            <text:p>58500000</text:p>
          </table:table-cell>
          <table:table-cell office:value-type="float" office:value="2.15856111851163" calcext:value-type="float">
            <text:p>2.1585611185</text:p>
          </table:table-cell>
        </table:table-row>
        <table:table-row table:style-name="ro1">
          <table:table-cell office:value-type="float" office:value="58750000" calcext:value-type="float">
            <text:p>58750000</text:p>
          </table:table-cell>
          <table:table-cell office:value-type="float" office:value="2.12005983652643" calcext:value-type="float">
            <text:p>2.1200598365</text:p>
          </table:table-cell>
        </table:table-row>
        <table:table-row table:style-name="ro1">
          <table:table-cell office:value-type="float" office:value="59000000" calcext:value-type="float">
            <text:p>59000000</text:p>
          </table:table-cell>
          <table:table-cell office:value-type="float" office:value="2.03210433713959" calcext:value-type="float">
            <text:p>2.0321043371</text:p>
          </table:table-cell>
        </table:table-row>
        <table:table-row table:style-name="ro1">
          <table:table-cell office:value-type="float" office:value="59250000" calcext:value-type="float">
            <text:p>59250000</text:p>
          </table:table-cell>
          <table:table-cell office:value-type="float" office:value="2.20455365632541" calcext:value-type="float">
            <text:p>2.2045536563</text:p>
          </table:table-cell>
        </table:table-row>
        <table:table-row table:style-name="ro1">
          <table:table-cell office:value-type="float" office:value="59500000" calcext:value-type="float">
            <text:p>59500000</text:p>
          </table:table-cell>
          <table:table-cell office:value-type="float" office:value="1.98930527655889" calcext:value-type="float">
            <text:p>1.9893052766</text:p>
          </table:table-cell>
        </table:table-row>
        <table:table-row table:style-name="ro1">
          <table:table-cell office:value-type="float" office:value="59750000" calcext:value-type="float">
            <text:p>59750000</text:p>
          </table:table-cell>
          <table:table-cell office:value-type="float" office:value="2.06171825587311" calcext:value-type="float">
            <text:p>2.0617182559</text:p>
          </table:table-cell>
        </table:table-row>
        <table:table-row table:style-name="ro1">
          <table:table-cell office:value-type="float" office:value="60000000" calcext:value-type="float">
            <text:p>60000000</text:p>
          </table:table-cell>
          <table:table-cell office:value-type="float" office:value="2.11068921675152" calcext:value-type="float">
            <text:p>2.1106892168</text:p>
          </table:table-cell>
        </table:table-row>
        <table:table-row table:style-name="ro1">
          <table:table-cell office:value-type="float" office:value="60250000" calcext:value-type="float">
            <text:p>60250000</text:p>
          </table:table-cell>
          <table:table-cell office:value-type="float" office:value="2.04555460687312" calcext:value-type="float">
            <text:p>2.0455546069</text:p>
          </table:table-cell>
        </table:table-row>
        <table:table-row table:style-name="ro1">
          <table:table-cell office:value-type="float" office:value="60500000" calcext:value-type="float">
            <text:p>60500000</text:p>
          </table:table-cell>
          <table:table-cell office:value-type="float" office:value="2.35239866577038" calcext:value-type="float">
            <text:p>2.3523986658</text:p>
          </table:table-cell>
        </table:table-row>
        <table:table-row table:style-name="ro1">
          <table:table-cell office:value-type="float" office:value="60750000" calcext:value-type="float">
            <text:p>60750000</text:p>
          </table:table-cell>
          <table:table-cell office:value-type="float" office:value="2.35074283509013" calcext:value-type="float">
            <text:p>2.3507428351</text:p>
          </table:table-cell>
        </table:table-row>
        <table:table-row table:style-name="ro1">
          <table:table-cell office:value-type="float" office:value="61000000" calcext:value-type="float">
            <text:p>61000000</text:p>
          </table:table-cell>
          <table:table-cell office:value-type="float" office:value="2.28061361481298" calcext:value-type="float">
            <text:p>2.2806136148</text:p>
          </table:table-cell>
        </table:table-row>
        <table:table-row table:style-name="ro1">
          <table:table-cell office:value-type="float" office:value="61250000" calcext:value-type="float">
            <text:p>61250000</text:p>
          </table:table-cell>
          <table:table-cell office:value-type="float" office:value="2.06791944697737" calcext:value-type="float">
            <text:p>2.067919447</text:p>
          </table:table-cell>
        </table:table-row>
        <table:table-row table:style-name="ro1">
          <table:table-cell office:value-type="float" office:value="61500000" calcext:value-type="float">
            <text:p>61500000</text:p>
          </table:table-cell>
          <table:table-cell office:value-type="float" office:value="2.17849191881041" calcext:value-type="float">
            <text:p>2.1784919188</text:p>
          </table:table-cell>
        </table:table-row>
        <table:table-row table:style-name="ro1">
          <table:table-cell office:value-type="float" office:value="61750000" calcext:value-type="float">
            <text:p>61750000</text:p>
          </table:table-cell>
          <table:table-cell office:value-type="float" office:value="2.31708547719584" calcext:value-type="float">
            <text:p>2.3170854772</text:p>
          </table:table-cell>
        </table:table-row>
        <table:table-row table:style-name="ro1">
          <table:table-cell office:value-type="float" office:value="62000000" calcext:value-type="float">
            <text:p>62000000</text:p>
          </table:table-cell>
          <table:table-cell office:value-type="float" office:value="2.42031615911685" calcext:value-type="float">
            <text:p>2.4203161591</text:p>
          </table:table-cell>
        </table:table-row>
        <table:table-row table:style-name="ro1">
          <table:table-cell office:value-type="float" office:value="62250000" calcext:value-type="float">
            <text:p>62250000</text:p>
          </table:table-cell>
          <table:table-cell office:value-type="float" office:value="2.44778401532956" calcext:value-type="float">
            <text:p>2.4477840153</text:p>
          </table:table-cell>
        </table:table-row>
        <table:table-row table:style-name="ro1">
          <table:table-cell office:value-type="float" office:value="62500000" calcext:value-type="float">
            <text:p>62500000</text:p>
          </table:table-cell>
          <table:table-cell office:value-type="float" office:value="2.59788946559414" calcext:value-type="float">
            <text:p>2.5978894656</text:p>
          </table:table-cell>
        </table:table-row>
        <table:table-row table:style-name="ro1">
          <table:table-cell office:value-type="float" office:value="62750000" calcext:value-type="float">
            <text:p>62750000</text:p>
          </table:table-cell>
          <table:table-cell office:value-type="float" office:value="2.36059531336226" calcext:value-type="float">
            <text:p>2.3605953134</text:p>
          </table:table-cell>
        </table:table-row>
        <table:table-row table:style-name="ro1">
          <table:table-cell office:value-type="float" office:value="63000000" calcext:value-type="float">
            <text:p>63000000</text:p>
          </table:table-cell>
          <table:table-cell office:value-type="float" office:value="2.25429460723603" calcext:value-type="float">
            <text:p>2.2542946072</text:p>
          </table:table-cell>
        </table:table-row>
        <table:table-row table:style-name="ro1">
          <table:table-cell office:value-type="float" office:value="63250000" calcext:value-type="float">
            <text:p>63250000</text:p>
          </table:table-cell>
          <table:table-cell office:value-type="float" office:value="2.38375766964542" calcext:value-type="float">
            <text:p>2.3837576696</text:p>
          </table:table-cell>
        </table:table-row>
        <table:table-row table:style-name="ro1">
          <table:table-cell office:value-type="float" office:value="63500000" calcext:value-type="float">
            <text:p>63500000</text:p>
          </table:table-cell>
          <table:table-cell office:value-type="float" office:value="2.3373477761971" calcext:value-type="float">
            <text:p>2.3373477762</text:p>
          </table:table-cell>
        </table:table-row>
        <table:table-row table:style-name="ro1">
          <table:table-cell office:value-type="float" office:value="63750000" calcext:value-type="float">
            <text:p>63750000</text:p>
          </table:table-cell>
          <table:table-cell office:value-type="float" office:value="2.38667987440095" calcext:value-type="float">
            <text:p>2.3866798744</text:p>
          </table:table-cell>
        </table:table-row>
        <table:table-row table:style-name="ro1">
          <table:table-cell office:value-type="float" office:value="64000000" calcext:value-type="float">
            <text:p>64000000</text:p>
          </table:table-cell>
          <table:table-cell office:value-type="float" office:value="2.39115755824364" calcext:value-type="float">
            <text:p>2.3911575582</text:p>
          </table:table-cell>
        </table:table-row>
        <table:table-row table:style-name="ro1">
          <table:table-cell office:value-type="float" office:value="64250000" calcext:value-type="float">
            <text:p>64250000</text:p>
          </table:table-cell>
          <table:table-cell office:value-type="float" office:value="2.44982712919702" calcext:value-type="float">
            <text:p>2.4498271292</text:p>
          </table:table-cell>
        </table:table-row>
        <table:table-row table:style-name="ro1">
          <table:table-cell office:value-type="float" office:value="64500000" calcext:value-type="float">
            <text:p>64500000</text:p>
          </table:table-cell>
          <table:table-cell office:value-type="float" office:value="2.44287763089005" calcext:value-type="float">
            <text:p>2.4428776309</text:p>
          </table:table-cell>
        </table:table-row>
        <table:table-row table:style-name="ro1">
          <table:table-cell office:value-type="float" office:value="64750000" calcext:value-type="float">
            <text:p>64750000</text:p>
          </table:table-cell>
          <table:table-cell office:value-type="float" office:value="2.78808382080832" calcext:value-type="float">
            <text:p>2.7880838208</text:p>
          </table:table-cell>
        </table:table-row>
        <table:table-row table:style-name="ro1">
          <table:table-cell office:value-type="float" office:value="65000000" calcext:value-type="float">
            <text:p>65000000</text:p>
          </table:table-cell>
          <table:table-cell office:value-type="float" office:value="2.47785679764324" calcext:value-type="float">
            <text:p>2.4778567976</text:p>
          </table:table-cell>
        </table:table-row>
        <table:table-row table:style-name="ro1">
          <table:table-cell office:value-type="float" office:value="65250000" calcext:value-type="float">
            <text:p>65250000</text:p>
          </table:table-cell>
          <table:table-cell office:value-type="float" office:value="2.58209530214063" calcext:value-type="float">
            <text:p>2.5820953021</text:p>
          </table:table-cell>
        </table:table-row>
        <table:table-row table:style-name="ro1">
          <table:table-cell office:value-type="float" office:value="65500000" calcext:value-type="float">
            <text:p>65500000</text:p>
          </table:table-cell>
          <table:table-cell office:value-type="float" office:value="2.47137236666449" calcext:value-type="float">
            <text:p>2.4713723667</text:p>
          </table:table-cell>
        </table:table-row>
        <table:table-row table:style-name="ro1">
          <table:table-cell office:value-type="float" office:value="65750000" calcext:value-type="float">
            <text:p>65750000</text:p>
          </table:table-cell>
          <table:table-cell office:value-type="float" office:value="2.87925059108017" calcext:value-type="float">
            <text:p>2.8792505911</text:p>
          </table:table-cell>
        </table:table-row>
        <table:table-row table:style-name="ro1">
          <table:table-cell office:value-type="float" office:value="66000000" calcext:value-type="float">
            <text:p>66000000</text:p>
          </table:table-cell>
          <table:table-cell office:value-type="float" office:value="2.50416328794347" calcext:value-type="float">
            <text:p>2.5041632879</text:p>
          </table:table-cell>
        </table:table-row>
        <table:table-row table:style-name="ro1">
          <table:table-cell office:value-type="float" office:value="66250000" calcext:value-type="float">
            <text:p>66250000</text:p>
          </table:table-cell>
          <table:table-cell office:value-type="float" office:value="2.66931331807454" calcext:value-type="float">
            <text:p>2.6693133181</text:p>
          </table:table-cell>
        </table:table-row>
        <table:table-row table:style-name="ro1">
          <table:table-cell office:value-type="float" office:value="66500000" calcext:value-type="float">
            <text:p>66500000</text:p>
          </table:table-cell>
          <table:table-cell office:value-type="float" office:value="2.8216612391972" calcext:value-type="float">
            <text:p>2.8216612392</text:p>
          </table:table-cell>
        </table:table-row>
        <table:table-row table:style-name="ro1">
          <table:table-cell office:value-type="float" office:value="66750000" calcext:value-type="float">
            <text:p>66750000</text:p>
          </table:table-cell>
          <table:table-cell office:value-type="float" office:value="2.55972291525212" calcext:value-type="float">
            <text:p>2.5597229153</text:p>
          </table:table-cell>
        </table:table-row>
        <table:table-row table:style-name="ro1">
          <table:table-cell office:value-type="float" office:value="67000000" calcext:value-type="float">
            <text:p>67000000</text:p>
          </table:table-cell>
          <table:table-cell office:value-type="float" office:value="2.83292107276858" calcext:value-type="float">
            <text:p>2.8329210728</text:p>
          </table:table-cell>
        </table:table-row>
        <table:table-row table:style-name="ro1">
          <table:table-cell office:value-type="float" office:value="67250000" calcext:value-type="float">
            <text:p>67250000</text:p>
          </table:table-cell>
          <table:table-cell office:value-type="float" office:value="2.49425319570057" calcext:value-type="float">
            <text:p>2.4942531957</text:p>
          </table:table-cell>
        </table:table-row>
        <table:table-row table:style-name="ro1">
          <table:table-cell office:value-type="float" office:value="67500000" calcext:value-type="float">
            <text:p>67500000</text:p>
          </table:table-cell>
          <table:table-cell office:value-type="float" office:value="2.56097475550419" calcext:value-type="float">
            <text:p>2.5609747555</text:p>
          </table:table-cell>
        </table:table-row>
        <table:table-row table:style-name="ro1">
          <table:table-cell office:value-type="float" office:value="67750000" calcext:value-type="float">
            <text:p>67750000</text:p>
          </table:table-cell>
          <table:table-cell office:value-type="float" office:value="2.63693985718121" calcext:value-type="float">
            <text:p>2.6369398572</text:p>
          </table:table-cell>
        </table:table-row>
        <table:table-row table:style-name="ro1">
          <table:table-cell office:value-type="float" office:value="68000000" calcext:value-type="float">
            <text:p>68000000</text:p>
          </table:table-cell>
          <table:table-cell office:value-type="float" office:value="2.60804381758388" calcext:value-type="float">
            <text:p>2.6080438176</text:p>
          </table:table-cell>
        </table:table-row>
        <table:table-row table:style-name="ro1">
          <table:table-cell office:value-type="float" office:value="68250000" calcext:value-type="float">
            <text:p>68250000</text:p>
          </table:table-cell>
          <table:table-cell office:value-type="float" office:value="2.55571505668354" calcext:value-type="float">
            <text:p>2.5557150567</text:p>
          </table:table-cell>
        </table:table-row>
        <table:table-row table:style-name="ro1">
          <table:table-cell office:value-type="float" office:value="68500000" calcext:value-type="float">
            <text:p>68500000</text:p>
          </table:table-cell>
          <table:table-cell office:value-type="float" office:value="2.85564462012611" calcext:value-type="float">
            <text:p>2.8556446201</text:p>
          </table:table-cell>
        </table:table-row>
        <table:table-row table:style-name="ro1">
          <table:table-cell office:value-type="float" office:value="68750000" calcext:value-type="float">
            <text:p>68750000</text:p>
          </table:table-cell>
          <table:table-cell office:value-type="float" office:value="2.56639408067631" calcext:value-type="float">
            <text:p>2.5663940807</text:p>
          </table:table-cell>
        </table:table-row>
        <table:table-row table:style-name="ro1">
          <table:table-cell office:value-type="float" office:value="69000000" calcext:value-type="float">
            <text:p>69000000</text:p>
          </table:table-cell>
          <table:table-cell office:value-type="float" office:value="2.88478782927359" calcext:value-type="float">
            <text:p>2.8847878293</text:p>
          </table:table-cell>
        </table:table-row>
        <table:table-row table:style-name="ro1">
          <table:table-cell office:value-type="float" office:value="69250000" calcext:value-type="float">
            <text:p>69250000</text:p>
          </table:table-cell>
          <table:table-cell office:value-type="float" office:value="2.55388737277013" calcext:value-type="float">
            <text:p>2.5538873728</text:p>
          </table:table-cell>
        </table:table-row>
        <table:table-row table:style-name="ro1">
          <table:table-cell office:value-type="float" office:value="69500000" calcext:value-type="float">
            <text:p>69500000</text:p>
          </table:table-cell>
          <table:table-cell office:value-type="float" office:value="2.8392413675298" calcext:value-type="float">
            <text:p>2.8392413675</text:p>
          </table:table-cell>
        </table:table-row>
        <table:table-row table:style-name="ro1">
          <table:table-cell office:value-type="float" office:value="69750000" calcext:value-type="float">
            <text:p>69750000</text:p>
          </table:table-cell>
          <table:table-cell office:value-type="float" office:value="2.99378106017964" calcext:value-type="float">
            <text:p>2.9937810602</text:p>
          </table:table-cell>
        </table:table-row>
        <table:table-row table:style-name="ro1">
          <table:table-cell office:value-type="float" office:value="70000000" calcext:value-type="float">
            <text:p>70000000</text:p>
          </table:table-cell>
          <table:table-cell office:value-type="float" office:value="2.85036858914316" calcext:value-type="float">
            <text:p>2.8503685891</text:p>
          </table:table-cell>
        </table:table-row>
        <table:table-row table:style-name="ro1">
          <table:table-cell office:value-type="float" office:value="70250000" calcext:value-type="float">
            <text:p>70250000</text:p>
          </table:table-cell>
          <table:table-cell office:value-type="float" office:value="2.54303260811319" calcext:value-type="float">
            <text:p>2.5430326081</text:p>
          </table:table-cell>
        </table:table-row>
        <table:table-row table:style-name="ro1">
          <table:table-cell office:value-type="float" office:value="70500000" calcext:value-type="float">
            <text:p>70500000</text:p>
          </table:table-cell>
          <table:table-cell office:value-type="float" office:value="2.89166711091025" calcext:value-type="float">
            <text:p>2.8916671109</text:p>
          </table:table-cell>
        </table:table-row>
        <table:table-row table:style-name="ro1">
          <table:table-cell office:value-type="float" office:value="70750000" calcext:value-type="float">
            <text:p>70750000</text:p>
          </table:table-cell>
          <table:table-cell office:value-type="float" office:value="2.97533489322862" calcext:value-type="float">
            <text:p>2.9753348932</text:p>
          </table:table-cell>
        </table:table-row>
        <table:table-row table:style-name="ro1">
          <table:table-cell office:value-type="float" office:value="71000000" calcext:value-type="float">
            <text:p>71000000</text:p>
          </table:table-cell>
          <table:table-cell office:value-type="float" office:value="2.75461820507083" calcext:value-type="float">
            <text:p>2.7546182051</text:p>
          </table:table-cell>
        </table:table-row>
        <table:table-row table:style-name="ro1">
          <table:table-cell office:value-type="float" office:value="71250000" calcext:value-type="float">
            <text:p>71250000</text:p>
          </table:table-cell>
          <table:table-cell office:value-type="float" office:value="2.83207051768873" calcext:value-type="float">
            <text:p>2.8320705177</text:p>
          </table:table-cell>
        </table:table-row>
        <table:table-row table:style-name="ro1">
          <table:table-cell office:value-type="float" office:value="71500000" calcext:value-type="float">
            <text:p>71500000</text:p>
          </table:table-cell>
          <table:table-cell office:value-type="float" office:value="2.88987972998088" calcext:value-type="float">
            <text:p>2.88987973</text:p>
          </table:table-cell>
        </table:table-row>
        <table:table-row table:style-name="ro1">
          <table:table-cell office:value-type="float" office:value="71750000" calcext:value-type="float">
            <text:p>71750000</text:p>
          </table:table-cell>
          <table:table-cell office:value-type="float" office:value="2.87115863819403" calcext:value-type="float">
            <text:p>2.8711586382</text:p>
          </table:table-cell>
        </table:table-row>
        <table:table-row table:style-name="ro1">
          <table:table-cell office:value-type="float" office:value="72000000" calcext:value-type="float">
            <text:p>72000000</text:p>
          </table:table-cell>
          <table:table-cell office:value-type="float" office:value="2.80822575705994" calcext:value-type="float">
            <text:p>2.8082257571</text:p>
          </table:table-cell>
        </table:table-row>
        <table:table-row table:style-name="ro1">
          <table:table-cell office:value-type="float" office:value="72250000" calcext:value-type="float">
            <text:p>72250000</text:p>
          </table:table-cell>
          <table:table-cell office:value-type="float" office:value="2.7430545297196" calcext:value-type="float">
            <text:p>2.7430545297</text:p>
          </table:table-cell>
        </table:table-row>
        <table:table-row table:style-name="ro1">
          <table:table-cell office:value-type="float" office:value="72500000" calcext:value-type="float">
            <text:p>72500000</text:p>
          </table:table-cell>
          <table:table-cell office:value-type="float" office:value="2.87498295872524" calcext:value-type="float">
            <text:p>2.8749829587</text:p>
          </table:table-cell>
        </table:table-row>
        <table:table-row table:style-name="ro1">
          <table:table-cell office:value-type="float" office:value="72750000" calcext:value-type="float">
            <text:p>72750000</text:p>
          </table:table-cell>
          <table:table-cell office:value-type="float" office:value="2.9638713565252" calcext:value-type="float">
            <text:p>2.9638713565</text:p>
          </table:table-cell>
        </table:table-row>
        <table:table-row table:style-name="ro1">
          <table:table-cell office:value-type="float" office:value="73000000" calcext:value-type="float">
            <text:p>73000000</text:p>
          </table:table-cell>
          <table:table-cell office:value-type="float" office:value="2.78423450354089" calcext:value-type="float">
            <text:p>2.7842345035</text:p>
          </table:table-cell>
        </table:table-row>
        <table:table-row table:style-name="ro1">
          <table:table-cell office:value-type="float" office:value="73250000" calcext:value-type="float">
            <text:p>73250000</text:p>
          </table:table-cell>
          <table:table-cell office:value-type="float" office:value="3.05636414176637" calcext:value-type="float">
            <text:p>3.0563641418</text:p>
          </table:table-cell>
        </table:table-row>
        <table:table-row table:style-name="ro1">
          <table:table-cell office:value-type="float" office:value="73500000" calcext:value-type="float">
            <text:p>73500000</text:p>
          </table:table-cell>
          <table:table-cell office:value-type="float" office:value="2.63010490413852" calcext:value-type="float">
            <text:p>2.6301049041</text:p>
          </table:table-cell>
        </table:table-row>
        <table:table-row table:style-name="ro1">
          <table:table-cell office:value-type="float" office:value="73750000" calcext:value-type="float">
            <text:p>73750000</text:p>
          </table:table-cell>
          <table:table-cell office:value-type="float" office:value="3.42276510749068" calcext:value-type="float">
            <text:p>3.4227651075</text:p>
          </table:table-cell>
        </table:table-row>
        <table:table-row table:style-name="ro1">
          <table:table-cell office:value-type="float" office:value="74000000" calcext:value-type="float">
            <text:p>74000000</text:p>
          </table:table-cell>
          <table:table-cell office:value-type="float" office:value="3.01228355256174" calcext:value-type="float">
            <text:p>3.0122835526</text:p>
          </table:table-cell>
        </table:table-row>
        <table:table-row table:style-name="ro1">
          <table:table-cell office:value-type="float" office:value="74250000" calcext:value-type="float">
            <text:p>74250000</text:p>
          </table:table-cell>
          <table:table-cell office:value-type="float" office:value="2.78290236015332" calcext:value-type="float">
            <text:p>2.7829023602</text:p>
          </table:table-cell>
        </table:table-row>
        <table:table-row table:style-name="ro1">
          <table:table-cell office:value-type="float" office:value="74500000" calcext:value-type="float">
            <text:p>74500000</text:p>
          </table:table-cell>
          <table:table-cell office:value-type="float" office:value="2.67335298245602" calcext:value-type="float">
            <text:p>2.6733529825</text:p>
          </table:table-cell>
        </table:table-row>
        <table:table-row table:style-name="ro1">
          <table:table-cell office:value-type="float" office:value="74750000" calcext:value-type="float">
            <text:p>74750000</text:p>
          </table:table-cell>
          <table:table-cell office:value-type="float" office:value="3.00200537368253" calcext:value-type="float">
            <text:p>3.0020053737</text:p>
          </table:table-cell>
        </table:table-row>
        <table:table-row table:style-name="ro1">
          <table:table-cell office:value-type="float" office:value="75000000" calcext:value-type="float">
            <text:p>75000000</text:p>
          </table:table-cell>
          <table:table-cell office:value-type="float" office:value="2.85998976877838" calcext:value-type="float">
            <text:p>2.8599897688</text:p>
          </table:table-cell>
        </table:table-row>
        <table:table-row table:style-name="ro1">
          <table:table-cell office:value-type="float" office:value="75250000" calcext:value-type="float">
            <text:p>75250000</text:p>
          </table:table-cell>
          <table:table-cell office:value-type="float" office:value="2.88351478528979" calcext:value-type="float">
            <text:p>2.8835147853</text:p>
          </table:table-cell>
        </table:table-row>
        <table:table-row table:style-name="ro1">
          <table:table-cell office:value-type="float" office:value="75500000" calcext:value-type="float">
            <text:p>75500000</text:p>
          </table:table-cell>
          <table:table-cell office:value-type="float" office:value="2.70983231087592" calcext:value-type="float">
            <text:p>2.7098323109</text:p>
          </table:table-cell>
        </table:table-row>
        <table:table-row table:style-name="ro1">
          <table:table-cell office:value-type="float" office:value="75750000" calcext:value-type="float">
            <text:p>75750000</text:p>
          </table:table-cell>
          <table:table-cell office:value-type="float" office:value="3.1748029894926" calcext:value-type="float">
            <text:p>3.1748029895</text:p>
          </table:table-cell>
        </table:table-row>
        <table:table-row table:style-name="ro1">
          <table:table-cell office:value-type="float" office:value="76000000" calcext:value-type="float">
            <text:p>76000000</text:p>
          </table:table-cell>
          <table:table-cell office:value-type="float" office:value="2.85224314019184" calcext:value-type="float">
            <text:p>2.8522431402</text:p>
          </table:table-cell>
        </table:table-row>
        <table:table-row table:style-name="ro1">
          <table:table-cell office:value-type="float" office:value="76250000" calcext:value-type="float">
            <text:p>76250000</text:p>
          </table:table-cell>
          <table:table-cell office:value-type="float" office:value="2.91014817285576" calcext:value-type="float">
            <text:p>2.9101481729</text:p>
          </table:table-cell>
        </table:table-row>
        <table:table-row table:style-name="ro1">
          <table:table-cell office:value-type="float" office:value="76500000" calcext:value-type="float">
            <text:p>76500000</text:p>
          </table:table-cell>
          <table:table-cell office:value-type="float" office:value="3.31629553563954" calcext:value-type="float">
            <text:p>3.3162955356</text:p>
          </table:table-cell>
        </table:table-row>
        <table:table-row table:style-name="ro1">
          <table:table-cell office:value-type="float" office:value="76750000" calcext:value-type="float">
            <text:p>76750000</text:p>
          </table:table-cell>
          <table:table-cell office:value-type="float" office:value="3.53691044929431" calcext:value-type="float">
            <text:p>3.5369104493</text:p>
          </table:table-cell>
        </table:table-row>
        <table:table-row table:style-name="ro1">
          <table:table-cell office:value-type="float" office:value="77000000" calcext:value-type="float">
            <text:p>77000000</text:p>
          </table:table-cell>
          <table:table-cell office:value-type="float" office:value="2.80145533252609" calcext:value-type="float">
            <text:p>2.8014553325</text:p>
          </table:table-cell>
        </table:table-row>
        <table:table-row table:style-name="ro1">
          <table:table-cell office:value-type="float" office:value="77250000" calcext:value-type="float">
            <text:p>77250000</text:p>
          </table:table-cell>
          <table:table-cell office:value-type="float" office:value="3.12693804130636" calcext:value-type="float">
            <text:p>3.1269380413</text:p>
          </table:table-cell>
        </table:table-row>
        <table:table-row table:style-name="ro1">
          <table:table-cell office:value-type="float" office:value="77500000" calcext:value-type="float">
            <text:p>77500000</text:p>
          </table:table-cell>
          <table:table-cell office:value-type="float" office:value="3.0044075140154" calcext:value-type="float">
            <text:p>3.004407514</text:p>
          </table:table-cell>
        </table:table-row>
        <table:table-row table:style-name="ro1">
          <table:table-cell office:value-type="float" office:value="77750000" calcext:value-type="float">
            <text:p>77750000</text:p>
          </table:table-cell>
          <table:table-cell office:value-type="float" office:value="2.81445831217839" calcext:value-type="float">
            <text:p>2.8144583122</text:p>
          </table:table-cell>
        </table:table-row>
        <table:table-row table:style-name="ro1">
          <table:table-cell office:value-type="float" office:value="78000000" calcext:value-type="float">
            <text:p>78000000</text:p>
          </table:table-cell>
          <table:table-cell office:value-type="float" office:value="3.00969677189099" calcext:value-type="float">
            <text:p>3.0096967719</text:p>
          </table:table-cell>
        </table:table-row>
        <table:table-row table:style-name="ro1">
          <table:table-cell office:value-type="float" office:value="78250000" calcext:value-type="float">
            <text:p>78250000</text:p>
          </table:table-cell>
          <table:table-cell office:value-type="float" office:value="3.18514917337954" calcext:value-type="float">
            <text:p>3.1851491734</text:p>
          </table:table-cell>
        </table:table-row>
        <table:table-row table:style-name="ro1">
          <table:table-cell office:value-type="float" office:value="78500000" calcext:value-type="float">
            <text:p>78500000</text:p>
          </table:table-cell>
          <table:table-cell office:value-type="float" office:value="2.92875162939092" calcext:value-type="float">
            <text:p>2.9287516294</text:p>
          </table:table-cell>
        </table:table-row>
        <table:table-row table:style-name="ro1">
          <table:table-cell office:value-type="float" office:value="78750000" calcext:value-type="float">
            <text:p>78750000</text:p>
          </table:table-cell>
          <table:table-cell office:value-type="float" office:value="2.92433920807471" calcext:value-type="float">
            <text:p>2.9243392081</text:p>
          </table:table-cell>
        </table:table-row>
        <table:table-row table:style-name="ro1">
          <table:table-cell office:value-type="float" office:value="79000000" calcext:value-type="float">
            <text:p>79000000</text:p>
          </table:table-cell>
          <table:table-cell office:value-type="float" office:value="2.94142659838493" calcext:value-type="float">
            <text:p>2.9414265984</text:p>
          </table:table-cell>
        </table:table-row>
        <table:table-row table:style-name="ro1">
          <table:table-cell office:value-type="float" office:value="79250000" calcext:value-type="float">
            <text:p>79250000</text:p>
          </table:table-cell>
          <table:table-cell office:value-type="float" office:value="3.13935988888774" calcext:value-type="float">
            <text:p>3.1393598889</text:p>
          </table:table-cell>
        </table:table-row>
        <table:table-row table:style-name="ro1">
          <table:table-cell office:value-type="float" office:value="79500000" calcext:value-type="float">
            <text:p>79500000</text:p>
          </table:table-cell>
          <table:table-cell office:value-type="float" office:value="2.92949847411614" calcext:value-type="float">
            <text:p>2.9294984741</text:p>
          </table:table-cell>
        </table:table-row>
        <table:table-row table:style-name="ro1">
          <table:table-cell office:value-type="float" office:value="79750000" calcext:value-type="float">
            <text:p>79750000</text:p>
          </table:table-cell>
          <table:table-cell office:value-type="float" office:value="3.20903480139055" calcext:value-type="float">
            <text:p>3.2090348014</text:p>
          </table:table-cell>
        </table:table-row>
        <table:table-row table:style-name="ro1">
          <table:table-cell office:value-type="float" office:value="80000000" calcext:value-type="float">
            <text:p>80000000</text:p>
          </table:table-cell>
          <table:table-cell office:value-type="float" office:value="2.9695614783214" calcext:value-type="float">
            <text:p>2.9695614783</text:p>
          </table:table-cell>
        </table:table-row>
        <table:table-row table:style-name="ro1">
          <table:table-cell office:value-type="float" office:value="80250000" calcext:value-type="float">
            <text:p>80250000</text:p>
          </table:table-cell>
          <table:table-cell office:value-type="float" office:value="3.31768058609794" calcext:value-type="float">
            <text:p>3.3176805861</text:p>
          </table:table-cell>
        </table:table-row>
        <table:table-row table:style-name="ro1">
          <table:table-cell office:value-type="float" office:value="80500000" calcext:value-type="float">
            <text:p>80500000</text:p>
          </table:table-cell>
          <table:table-cell office:value-type="float" office:value="3.25109352939459" calcext:value-type="float">
            <text:p>3.2510935294</text:p>
          </table:table-cell>
        </table:table-row>
        <table:table-row table:style-name="ro1">
          <table:table-cell office:value-type="float" office:value="80750000" calcext:value-type="float">
            <text:p>80750000</text:p>
          </table:table-cell>
          <table:table-cell office:value-type="float" office:value="3.49515712768339" calcext:value-type="float">
            <text:p>3.4951571277</text:p>
          </table:table-cell>
        </table:table-row>
        <table:table-row table:style-name="ro1">
          <table:table-cell office:value-type="float" office:value="81000000" calcext:value-type="float">
            <text:p>81000000</text:p>
          </table:table-cell>
          <table:table-cell office:value-type="float" office:value="3.52319087801568" calcext:value-type="float">
            <text:p>3.523190878</text:p>
          </table:table-cell>
        </table:table-row>
        <table:table-row table:style-name="ro1">
          <table:table-cell office:value-type="float" office:value="81250000" calcext:value-type="float">
            <text:p>81250000</text:p>
          </table:table-cell>
          <table:table-cell office:value-type="float" office:value="2.92370657122902" calcext:value-type="float">
            <text:p>2.9237065712</text:p>
          </table:table-cell>
        </table:table-row>
        <table:table-row table:style-name="ro1">
          <table:table-cell office:value-type="float" office:value="81500000" calcext:value-type="float">
            <text:p>81500000</text:p>
          </table:table-cell>
          <table:table-cell office:value-type="float" office:value="2.82953071205736" calcext:value-type="float">
            <text:p>2.8295307121</text:p>
          </table:table-cell>
        </table:table-row>
        <table:table-row table:style-name="ro1">
          <table:table-cell office:value-type="float" office:value="81750000" calcext:value-type="float">
            <text:p>81750000</text:p>
          </table:table-cell>
          <table:table-cell office:value-type="float" office:value="3.35406433222798" calcext:value-type="float">
            <text:p>3.3540643322</text:p>
          </table:table-cell>
        </table:table-row>
        <table:table-row table:style-name="ro1">
          <table:table-cell office:value-type="float" office:value="82000000" calcext:value-type="float">
            <text:p>82000000</text:p>
          </table:table-cell>
          <table:table-cell office:value-type="float" office:value="3.23450257151224" calcext:value-type="float">
            <text:p>3.2345025715</text:p>
          </table:table-cell>
        </table:table-row>
        <table:table-row table:style-name="ro1">
          <table:table-cell office:value-type="float" office:value="82250000" calcext:value-type="float">
            <text:p>82250000</text:p>
          </table:table-cell>
          <table:table-cell office:value-type="float" office:value="3.23799441830763" calcext:value-type="float">
            <text:p>3.2379944183</text:p>
          </table:table-cell>
        </table:table-row>
        <table:table-row table:style-name="ro1">
          <table:table-cell office:value-type="float" office:value="82500000" calcext:value-type="float">
            <text:p>82500000</text:p>
          </table:table-cell>
          <table:table-cell office:value-type="float" office:value="3.17701560849631" calcext:value-type="float">
            <text:p>3.1770156085</text:p>
          </table:table-cell>
        </table:table-row>
        <table:table-row table:style-name="ro1">
          <table:table-cell office:value-type="float" office:value="82750000" calcext:value-type="float">
            <text:p>82750000</text:p>
          </table:table-cell>
          <table:table-cell office:value-type="float" office:value="3.38939048729741" calcext:value-type="float">
            <text:p>3.3893904873</text:p>
          </table:table-cell>
        </table:table-row>
        <table:table-row table:style-name="ro1">
          <table:table-cell office:value-type="float" office:value="83000000" calcext:value-type="float">
            <text:p>83000000</text:p>
          </table:table-cell>
          <table:table-cell office:value-type="float" office:value="3.48423585433768" calcext:value-type="float">
            <text:p>3.4842358543</text:p>
          </table:table-cell>
        </table:table-row>
        <table:table-row table:style-name="ro1">
          <table:table-cell office:value-type="float" office:value="83250000" calcext:value-type="float">
            <text:p>83250000</text:p>
          </table:table-cell>
          <table:table-cell office:value-type="float" office:value="3.154705711257" calcext:value-type="float">
            <text:p>3.1547057113</text:p>
          </table:table-cell>
        </table:table-row>
        <table:table-row table:style-name="ro1">
          <table:table-cell office:value-type="float" office:value="83500000" calcext:value-type="float">
            <text:p>83500000</text:p>
          </table:table-cell>
          <table:table-cell office:value-type="float" office:value="3.29626486545141" calcext:value-type="float">
            <text:p>3.2962648655</text:p>
          </table:table-cell>
        </table:table-row>
        <table:table-row table:style-name="ro1">
          <table:table-cell office:value-type="float" office:value="83750000" calcext:value-type="float">
            <text:p>83750000</text:p>
          </table:table-cell>
          <table:table-cell office:value-type="float" office:value="3.59542714370891" calcext:value-type="float">
            <text:p>3.5954271437</text:p>
          </table:table-cell>
        </table:table-row>
        <table:table-row table:style-name="ro1">
          <table:table-cell office:value-type="float" office:value="84000000" calcext:value-type="float">
            <text:p>84000000</text:p>
          </table:table-cell>
          <table:table-cell office:value-type="float" office:value="2.70312983918161" calcext:value-type="float">
            <text:p>2.7031298392</text:p>
          </table:table-cell>
        </table:table-row>
        <table:table-row table:style-name="ro1">
          <table:table-cell office:value-type="float" office:value="84250000" calcext:value-type="float">
            <text:p>84250000</text:p>
          </table:table-cell>
          <table:table-cell office:value-type="float" office:value="3.15538337569582" calcext:value-type="float">
            <text:p>3.1553833757</text:p>
          </table:table-cell>
        </table:table-row>
        <table:table-row table:style-name="ro1">
          <table:table-cell office:value-type="float" office:value="84500000" calcext:value-type="float">
            <text:p>84500000</text:p>
          </table:table-cell>
          <table:table-cell office:value-type="float" office:value="3.23594871919207" calcext:value-type="float">
            <text:p>3.2359487192</text:p>
          </table:table-cell>
        </table:table-row>
        <table:table-row table:style-name="ro1">
          <table:table-cell office:value-type="float" office:value="84750000" calcext:value-type="float">
            <text:p>84750000</text:p>
          </table:table-cell>
          <table:table-cell office:value-type="float" office:value="3.05593576608495" calcext:value-type="float">
            <text:p>3.0559357661</text:p>
          </table:table-cell>
        </table:table-row>
        <table:table-row table:style-name="ro1">
          <table:table-cell office:value-type="float" office:value="85000000" calcext:value-type="float">
            <text:p>85000000</text:p>
          </table:table-cell>
          <table:table-cell office:value-type="float" office:value="2.9642805763878" calcext:value-type="float">
            <text:p>2.9642805764</text:p>
          </table:table-cell>
        </table:table-row>
        <table:table-row table:style-name="ro1">
          <table:table-cell office:value-type="float" office:value="85250000" calcext:value-type="float">
            <text:p>85250000</text:p>
          </table:table-cell>
          <table:table-cell office:value-type="float" office:value="3.01853444778458" calcext:value-type="float">
            <text:p>3.0185344478</text:p>
          </table:table-cell>
        </table:table-row>
        <table:table-row table:style-name="ro1">
          <table:table-cell office:value-type="float" office:value="85500000" calcext:value-type="float">
            <text:p>85500000</text:p>
          </table:table-cell>
          <table:table-cell office:value-type="float" office:value="2.70996044727342" calcext:value-type="float">
            <text:p>2.7099604473</text:p>
          </table:table-cell>
        </table:table-row>
        <table:table-row table:style-name="ro1">
          <table:table-cell office:value-type="float" office:value="85750000" calcext:value-type="float">
            <text:p>85750000</text:p>
          </table:table-cell>
          <table:table-cell office:value-type="float" office:value="3.75847955910956" calcext:value-type="float">
            <text:p>3.7584795591</text:p>
          </table:table-cell>
        </table:table-row>
        <table:table-row table:style-name="ro1">
          <table:table-cell office:value-type="float" office:value="86000000" calcext:value-type="float">
            <text:p>86000000</text:p>
          </table:table-cell>
          <table:table-cell office:value-type="float" office:value="2.76486147668517" calcext:value-type="float">
            <text:p>2.7648614767</text:p>
          </table:table-cell>
        </table:table-row>
        <table:table-row table:style-name="ro1">
          <table:table-cell office:value-type="float" office:value="86250000" calcext:value-type="float">
            <text:p>86250000</text:p>
          </table:table-cell>
          <table:table-cell office:value-type="float" office:value="3.2001097809745" calcext:value-type="float">
            <text:p>3.200109781</text:p>
          </table:table-cell>
        </table:table-row>
        <table:table-row table:style-name="ro1">
          <table:table-cell office:value-type="float" office:value="86500000" calcext:value-type="float">
            <text:p>86500000</text:p>
          </table:table-cell>
          <table:table-cell office:value-type="float" office:value="2.77165189076216" calcext:value-type="float">
            <text:p>2.7716518908</text:p>
          </table:table-cell>
        </table:table-row>
        <table:table-row table:style-name="ro1">
          <table:table-cell office:value-type="float" office:value="86750000" calcext:value-type="float">
            <text:p>86750000</text:p>
          </table:table-cell>
          <table:table-cell office:value-type="float" office:value="2.99891905842014" calcext:value-type="float">
            <text:p>2.9989190584</text:p>
          </table:table-cell>
        </table:table-row>
        <table:table-row table:style-name="ro1">
          <table:table-cell office:value-type="float" office:value="87000000" calcext:value-type="float">
            <text:p>87000000</text:p>
          </table:table-cell>
          <table:table-cell office:value-type="float" office:value="3.61568325011078" calcext:value-type="float">
            <text:p>3.6156832501</text:p>
          </table:table-cell>
        </table:table-row>
        <table:table-row table:style-name="ro1">
          <table:table-cell office:value-type="float" office:value="87250000" calcext:value-type="float">
            <text:p>87250000</text:p>
          </table:table-cell>
          <table:table-cell office:value-type="float" office:value="3.09331326432036" calcext:value-type="float">
            <text:p>3.0933132643</text:p>
          </table:table-cell>
        </table:table-row>
        <table:table-row table:style-name="ro1">
          <table:table-cell office:value-type="float" office:value="87500000" calcext:value-type="float">
            <text:p>87500000</text:p>
          </table:table-cell>
          <table:table-cell office:value-type="float" office:value="3.12625026112677" calcext:value-type="float">
            <text:p>3.1262502611</text:p>
          </table:table-cell>
        </table:table-row>
        <table:table-row table:style-name="ro1">
          <table:table-cell office:value-type="float" office:value="87750000" calcext:value-type="float">
            <text:p>87750000</text:p>
          </table:table-cell>
          <table:table-cell office:value-type="float" office:value="2.85388224479497" calcext:value-type="float">
            <text:p>2.8538822448</text:p>
          </table:table-cell>
        </table:table-row>
        <table:table-row table:style-name="ro1">
          <table:table-cell office:value-type="float" office:value="88000000" calcext:value-type="float">
            <text:p>88000000</text:p>
          </table:table-cell>
          <table:table-cell office:value-type="float" office:value="3.49140714416247" calcext:value-type="float">
            <text:p>3.4914071442</text:p>
          </table:table-cell>
        </table:table-row>
        <table:table-row table:style-name="ro1">
          <table:table-cell office:value-type="float" office:value="88250000" calcext:value-type="float">
            <text:p>88250000</text:p>
          </table:table-cell>
          <table:table-cell office:value-type="float" office:value="2.87622275546545" calcext:value-type="float">
            <text:p>2.8762227555</text:p>
          </table:table-cell>
        </table:table-row>
        <table:table-row table:style-name="ro1">
          <table:table-cell office:value-type="float" office:value="88500000" calcext:value-type="float">
            <text:p>88500000</text:p>
          </table:table-cell>
          <table:table-cell office:value-type="float" office:value="3.23041598528144" calcext:value-type="float">
            <text:p>3.2304159853</text:p>
          </table:table-cell>
        </table:table-row>
        <table:table-row table:style-name="ro1">
          <table:table-cell office:value-type="float" office:value="88750000" calcext:value-type="float">
            <text:p>88750000</text:p>
          </table:table-cell>
          <table:table-cell office:value-type="float" office:value="3.18057720370548" calcext:value-type="float">
            <text:p>3.1805772037</text:p>
          </table:table-cell>
        </table:table-row>
        <table:table-row table:style-name="ro1">
          <table:table-cell office:value-type="float" office:value="89000000" calcext:value-type="float">
            <text:p>89000000</text:p>
          </table:table-cell>
          <table:table-cell office:value-type="float" office:value="3.02118662031122" calcext:value-type="float">
            <text:p>3.0211866203</text:p>
          </table:table-cell>
        </table:table-row>
        <table:table-row table:style-name="ro1">
          <table:table-cell office:value-type="float" office:value="89250000" calcext:value-type="float">
            <text:p>89250000</text:p>
          </table:table-cell>
          <table:table-cell office:value-type="float" office:value="3.20900739936522" calcext:value-type="float">
            <text:p>3.2090073994</text:p>
          </table:table-cell>
        </table:table-row>
        <table:table-row table:style-name="ro1">
          <table:table-cell office:value-type="float" office:value="89500000" calcext:value-type="float">
            <text:p>89500000</text:p>
          </table:table-cell>
          <table:table-cell office:value-type="float" office:value="3.30897986537738" calcext:value-type="float">
            <text:p>3.3089798654</text:p>
          </table:table-cell>
        </table:table-row>
        <table:table-row table:style-name="ro1">
          <table:table-cell office:value-type="float" office:value="89750000" calcext:value-type="float">
            <text:p>89750000</text:p>
          </table:table-cell>
          <table:table-cell office:value-type="float" office:value="3.07157466832835" calcext:value-type="float">
            <text:p>3.0715746683</text:p>
          </table:table-cell>
        </table:table-row>
        <table:table-row table:style-name="ro1">
          <table:table-cell office:value-type="float" office:value="90000000" calcext:value-type="float">
            <text:p>90000000</text:p>
          </table:table-cell>
          <table:table-cell office:value-type="float" office:value="3.38559504460086" calcext:value-type="float">
            <text:p>3.3855950446</text:p>
          </table:table-cell>
        </table:table-row>
        <table:table-row table:style-name="ro1">
          <table:table-cell office:value-type="float" office:value="90250000" calcext:value-type="float">
            <text:p>90250000</text:p>
          </table:table-cell>
          <table:table-cell office:value-type="float" office:value="2.94213226121666" calcext:value-type="float">
            <text:p>2.9421322612</text:p>
          </table:table-cell>
        </table:table-row>
        <table:table-row table:style-name="ro1">
          <table:table-cell office:value-type="float" office:value="90500000" calcext:value-type="float">
            <text:p>90500000</text:p>
          </table:table-cell>
          <table:table-cell office:value-type="float" office:value="2.92993691231838" calcext:value-type="float">
            <text:p>2.9299369123</text:p>
          </table:table-cell>
        </table:table-row>
        <table:table-row table:style-name="ro1">
          <table:table-cell office:value-type="float" office:value="90750000" calcext:value-type="float">
            <text:p>90750000</text:p>
          </table:table-cell>
          <table:table-cell office:value-type="float" office:value="3.1114116161675" calcext:value-type="float">
            <text:p>3.1114116162</text:p>
          </table:table-cell>
        </table:table-row>
        <table:table-row table:style-name="ro1">
          <table:table-cell office:value-type="float" office:value="91000000" calcext:value-type="float">
            <text:p>91000000</text:p>
          </table:table-cell>
          <table:table-cell office:value-type="float" office:value="3.11382111744073" calcext:value-type="float">
            <text:p>3.1138211174</text:p>
          </table:table-cell>
        </table:table-row>
        <table:table-row table:style-name="ro1">
          <table:table-cell office:value-type="float" office:value="91250000" calcext:value-type="float">
            <text:p>91250000</text:p>
          </table:table-cell>
          <table:table-cell office:value-type="float" office:value="2.73915727499808" calcext:value-type="float">
            <text:p>2.739157275</text:p>
          </table:table-cell>
        </table:table-row>
        <table:table-row table:style-name="ro1">
          <table:table-cell office:value-type="float" office:value="91500000" calcext:value-type="float">
            <text:p>91500000</text:p>
          </table:table-cell>
          <table:table-cell office:value-type="float" office:value="3.41151870827469" calcext:value-type="float">
            <text:p>3.4115187083</text:p>
          </table:table-cell>
        </table:table-row>
        <table:table-row table:style-name="ro1">
          <table:table-cell office:value-type="float" office:value="91750000" calcext:value-type="float">
            <text:p>91750000</text:p>
          </table:table-cell>
          <table:table-cell office:value-type="float" office:value="3.37190486484707" calcext:value-type="float">
            <text:p>3.3719048648</text:p>
          </table:table-cell>
        </table:table-row>
        <table:table-row table:style-name="ro1">
          <table:table-cell office:value-type="float" office:value="92000000" calcext:value-type="float">
            <text:p>92000000</text:p>
          </table:table-cell>
          <table:table-cell office:value-type="float" office:value="3.31713973875563" calcext:value-type="float">
            <text:p>3.3171397388</text:p>
          </table:table-cell>
        </table:table-row>
        <table:table-row table:style-name="ro1">
          <table:table-cell office:value-type="float" office:value="92250000" calcext:value-type="float">
            <text:p>92250000</text:p>
          </table:table-cell>
          <table:table-cell office:value-type="float" office:value="2.85306816854886" calcext:value-type="float">
            <text:p>2.8530681685</text:p>
          </table:table-cell>
        </table:table-row>
        <table:table-row table:style-name="ro1">
          <table:table-cell office:value-type="float" office:value="92500000" calcext:value-type="float">
            <text:p>92500000</text:p>
          </table:table-cell>
          <table:table-cell office:value-type="float" office:value="2.8152100051431" calcext:value-type="float">
            <text:p>2.8152100051</text:p>
          </table:table-cell>
        </table:table-row>
        <table:table-row table:style-name="ro1">
          <table:table-cell office:value-type="float" office:value="92750000" calcext:value-type="float">
            <text:p>92750000</text:p>
          </table:table-cell>
          <table:table-cell office:value-type="float" office:value="3.37173960961356" calcext:value-type="float">
            <text:p>3.3717396096</text:p>
          </table:table-cell>
        </table:table-row>
        <table:table-row table:style-name="ro1">
          <table:table-cell office:value-type="float" office:value="93000000" calcext:value-type="float">
            <text:p>93000000</text:p>
          </table:table-cell>
          <table:table-cell office:value-type="float" office:value="2.9395453639027" calcext:value-type="float">
            <text:p>2.9395453639</text:p>
          </table:table-cell>
        </table:table-row>
        <table:table-row table:style-name="ro1">
          <table:table-cell office:value-type="float" office:value="93250000" calcext:value-type="float">
            <text:p>93250000</text:p>
          </table:table-cell>
          <table:table-cell office:value-type="float" office:value="2.96638727873086" calcext:value-type="float">
            <text:p>2.9663872787</text:p>
          </table:table-cell>
        </table:table-row>
        <table:table-row table:style-name="ro1">
          <table:table-cell office:value-type="float" office:value="93500000" calcext:value-type="float">
            <text:p>93500000</text:p>
          </table:table-cell>
          <table:table-cell office:value-type="float" office:value="2.88307963618134" calcext:value-type="float">
            <text:p>2.8830796362</text:p>
          </table:table-cell>
        </table:table-row>
        <table:table-row table:style-name="ro1">
          <table:table-cell office:value-type="float" office:value="93750000" calcext:value-type="float">
            <text:p>93750000</text:p>
          </table:table-cell>
          <table:table-cell office:value-type="float" office:value="2.99597711630094" calcext:value-type="float">
            <text:p>2.9959771163</text:p>
          </table:table-cell>
        </table:table-row>
        <table:table-row table:style-name="ro1">
          <table:table-cell office:value-type="float" office:value="94000000" calcext:value-type="float">
            <text:p>94000000</text:p>
          </table:table-cell>
          <table:table-cell office:value-type="float" office:value="2.58692382031863" calcext:value-type="float">
            <text:p>2.5869238203</text:p>
          </table:table-cell>
        </table:table-row>
        <table:table-row table:style-name="ro1">
          <table:table-cell office:value-type="float" office:value="94250000" calcext:value-type="float">
            <text:p>94250000</text:p>
          </table:table-cell>
          <table:table-cell office:value-type="float" office:value="2.64991430056616" calcext:value-type="float">
            <text:p>2.6499143006</text:p>
          </table:table-cell>
        </table:table-row>
        <table:table-row table:style-name="ro1">
          <table:table-cell office:value-type="float" office:value="94500000" calcext:value-type="float">
            <text:p>94500000</text:p>
          </table:table-cell>
          <table:table-cell office:value-type="float" office:value="2.91827492565103" calcext:value-type="float">
            <text:p>2.9182749257</text:p>
          </table:table-cell>
        </table:table-row>
        <table:table-row table:style-name="ro1">
          <table:table-cell office:value-type="float" office:value="94750000" calcext:value-type="float">
            <text:p>94750000</text:p>
          </table:table-cell>
          <table:table-cell office:value-type="float" office:value="3.00691987721839" calcext:value-type="float">
            <text:p>3.0069198772</text:p>
          </table:table-cell>
        </table:table-row>
        <table:table-row table:style-name="ro1">
          <table:table-cell office:value-type="float" office:value="95000000" calcext:value-type="float">
            <text:p>95000000</text:p>
          </table:table-cell>
          <table:table-cell office:value-type="float" office:value="2.64175481960931" calcext:value-type="float">
            <text:p>2.6417548196</text:p>
          </table:table-cell>
        </table:table-row>
        <table:table-row table:style-name="ro1">
          <table:table-cell office:value-type="float" office:value="95250000" calcext:value-type="float">
            <text:p>95250000</text:p>
          </table:table-cell>
          <table:table-cell office:value-type="float" office:value="2.75489671114024" calcext:value-type="float">
            <text:p>2.7548967111</text:p>
          </table:table-cell>
        </table:table-row>
        <table:table-row table:style-name="ro1">
          <table:table-cell office:value-type="float" office:value="95500000" calcext:value-type="float">
            <text:p>95500000</text:p>
          </table:table-cell>
          <table:table-cell office:value-type="float" office:value="2.93755617109063" calcext:value-type="float">
            <text:p>2.9375561711</text:p>
          </table:table-cell>
        </table:table-row>
        <table:table-row table:style-name="ro1">
          <table:table-cell office:value-type="float" office:value="95750000" calcext:value-type="float">
            <text:p>95750000</text:p>
          </table:table-cell>
          <table:table-cell office:value-type="float" office:value="3.08355326383808" calcext:value-type="float">
            <text:p>3.0835532638</text:p>
          </table:table-cell>
        </table:table-row>
        <table:table-row table:style-name="ro1">
          <table:table-cell office:value-type="float" office:value="96000000" calcext:value-type="float">
            <text:p>96000000</text:p>
          </table:table-cell>
          <table:table-cell office:value-type="float" office:value="2.73942383824956" calcext:value-type="float">
            <text:p>2.7394238382</text:p>
          </table:table-cell>
        </table:table-row>
        <table:table-row table:style-name="ro1">
          <table:table-cell office:value-type="float" office:value="96250000" calcext:value-type="float">
            <text:p>96250000</text:p>
          </table:table-cell>
          <table:table-cell office:value-type="float" office:value="3.02979163187747" calcext:value-type="float">
            <text:p>3.0297916319</text:p>
          </table:table-cell>
        </table:table-row>
        <table:table-row table:style-name="ro1">
          <table:table-cell office:value-type="float" office:value="96500000" calcext:value-type="float">
            <text:p>96500000</text:p>
          </table:table-cell>
          <table:table-cell office:value-type="float" office:value="2.94850270573333" calcext:value-type="float">
            <text:p>2.9485027057</text:p>
          </table:table-cell>
        </table:table-row>
        <table:table-row table:style-name="ro1">
          <table:table-cell office:value-type="float" office:value="96750000" calcext:value-type="float">
            <text:p>96750000</text:p>
          </table:table-cell>
          <table:table-cell office:value-type="float" office:value="3.04131412128941" calcext:value-type="float">
            <text:p>3.0413141213</text:p>
          </table:table-cell>
        </table:table-row>
        <table:table-row table:style-name="ro1">
          <table:table-cell office:value-type="float" office:value="97000000" calcext:value-type="float">
            <text:p>97000000</text:p>
          </table:table-cell>
          <table:table-cell office:value-type="float" office:value="2.94775745257915" calcext:value-type="float">
            <text:p>2.9477574526</text:p>
          </table:table-cell>
        </table:table-row>
        <table:table-row table:style-name="ro1">
          <table:table-cell office:value-type="float" office:value="97250000" calcext:value-type="float">
            <text:p>97250000</text:p>
          </table:table-cell>
          <table:table-cell office:value-type="float" office:value="3.26814684912313" calcext:value-type="float">
            <text:p>3.2681468491</text:p>
          </table:table-cell>
        </table:table-row>
        <table:table-row table:style-name="ro1">
          <table:table-cell office:value-type="float" office:value="97500000" calcext:value-type="float">
            <text:p>97500000</text:p>
          </table:table-cell>
          <table:table-cell office:value-type="float" office:value="2.83781026490885" calcext:value-type="float">
            <text:p>2.8378102649</text:p>
          </table:table-cell>
        </table:table-row>
        <table:table-row table:style-name="ro1">
          <table:table-cell office:value-type="float" office:value="97750000" calcext:value-type="float">
            <text:p>97750000</text:p>
          </table:table-cell>
          <table:table-cell office:value-type="float" office:value="2.97651130985551" calcext:value-type="float">
            <text:p>2.9765113099</text:p>
          </table:table-cell>
        </table:table-row>
        <table:table-row table:style-name="ro1">
          <table:table-cell office:value-type="float" office:value="98000000" calcext:value-type="float">
            <text:p>98000000</text:p>
          </table:table-cell>
          <table:table-cell office:value-type="float" office:value="3.16271797922286" calcext:value-type="float">
            <text:p>3.1627179792</text:p>
          </table:table-cell>
        </table:table-row>
        <table:table-row table:style-name="ro1">
          <table:table-cell office:value-type="float" office:value="98250000" calcext:value-type="float">
            <text:p>98250000</text:p>
          </table:table-cell>
          <table:table-cell office:value-type="float" office:value="3.16540582776117" calcext:value-type="float">
            <text:p>3.1654058278</text:p>
          </table:table-cell>
        </table:table-row>
        <table:table-row table:style-name="ro1">
          <table:table-cell office:value-type="float" office:value="98500000" calcext:value-type="float">
            <text:p>98500000</text:p>
          </table:table-cell>
          <table:table-cell office:value-type="float" office:value="2.89020337106461" calcext:value-type="float">
            <text:p>2.8902033711</text:p>
          </table:table-cell>
        </table:table-row>
        <table:table-row table:style-name="ro1">
          <table:table-cell office:value-type="float" office:value="98750000" calcext:value-type="float">
            <text:p>98750000</text:p>
          </table:table-cell>
          <table:table-cell office:value-type="float" office:value="2.85650329853357" calcext:value-type="float">
            <text:p>2.8565032985</text:p>
          </table:table-cell>
        </table:table-row>
        <table:table-row table:style-name="ro1">
          <table:table-cell office:value-type="float" office:value="99000000" calcext:value-type="float">
            <text:p>99000000</text:p>
          </table:table-cell>
          <table:table-cell office:value-type="float" office:value="2.80117615088761" calcext:value-type="float">
            <text:p>2.8011761509</text:p>
          </table:table-cell>
        </table:table-row>
        <table:table-row table:style-name="ro1">
          <table:table-cell office:value-type="float" office:value="99250000" calcext:value-type="float">
            <text:p>99250000</text:p>
          </table:table-cell>
          <table:table-cell office:value-type="float" office:value="2.7825781564405" calcext:value-type="float">
            <text:p>2.7825781564</text:p>
          </table:table-cell>
        </table:table-row>
        <table:table-row table:style-name="ro1">
          <table:table-cell office:value-type="float" office:value="99500000" calcext:value-type="float">
            <text:p>99500000</text:p>
          </table:table-cell>
          <table:table-cell office:value-type="float" office:value="2.84574452983465" calcext:value-type="float">
            <text:p>2.8457445298</text:p>
          </table:table-cell>
        </table:table-row>
        <table:table-row table:style-name="ro1">
          <table:table-cell office:value-type="float" office:value="99750000" calcext:value-type="float">
            <text:p>99750000</text:p>
          </table:table-cell>
          <table:table-cell office:value-type="float" office:value="3.06863719112033" calcext:value-type="float">
            <text:p>3.0686371911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2.69415946910272" calcext:value-type="float">
            <text:p>2.6941594691</text:p>
          </table:table-cell>
        </table:table-row>
        <table:table-row table:style-name="ro1">
          <table:table-cell office:value-type="float" office:value="100250000" calcext:value-type="float">
            <text:p>100250000</text:p>
          </table:table-cell>
          <table:table-cell office:value-type="float" office:value="2.9878698486216" calcext:value-type="float">
            <text:p>2.9878698486</text:p>
          </table:table-cell>
        </table:table-row>
        <table:table-row table:style-name="ro1">
          <table:table-cell office:value-type="float" office:value="100500000" calcext:value-type="float">
            <text:p>100500000</text:p>
          </table:table-cell>
          <table:table-cell office:value-type="float" office:value="2.69968216445177" calcext:value-type="float">
            <text:p>2.6996821645</text:p>
          </table:table-cell>
        </table:table-row>
        <table:table-row table:style-name="ro1">
          <table:table-cell office:value-type="float" office:value="100750000" calcext:value-type="float">
            <text:p>100750000</text:p>
          </table:table-cell>
          <table:table-cell office:value-type="float" office:value="3.04319029614945" calcext:value-type="float">
            <text:p>3.0431902961</text:p>
          </table:table-cell>
        </table:table-row>
        <table:table-row table:style-name="ro1">
          <table:table-cell office:value-type="float" office:value="101000000" calcext:value-type="float">
            <text:p>101000000</text:p>
          </table:table-cell>
          <table:table-cell office:value-type="float" office:value="3.09097855197038" calcext:value-type="float">
            <text:p>3.090978552</text:p>
          </table:table-cell>
        </table:table-row>
        <table:table-row table:style-name="ro1">
          <table:table-cell office:value-type="float" office:value="101250000" calcext:value-type="float">
            <text:p>101250000</text:p>
          </table:table-cell>
          <table:table-cell office:value-type="float" office:value="2.82403595594024" calcext:value-type="float">
            <text:p>2.8240359559</text:p>
          </table:table-cell>
        </table:table-row>
        <table:table-row table:style-name="ro1">
          <table:table-cell office:value-type="float" office:value="101500000" calcext:value-type="float">
            <text:p>101500000</text:p>
          </table:table-cell>
          <table:table-cell office:value-type="float" office:value="3.12005722875185" calcext:value-type="float">
            <text:p>3.1200572288</text:p>
          </table:table-cell>
        </table:table-row>
        <table:table-row table:style-name="ro1">
          <table:table-cell office:value-type="float" office:value="101750000" calcext:value-type="float">
            <text:p>101750000</text:p>
          </table:table-cell>
          <table:table-cell office:value-type="float" office:value="2.62414805481333" calcext:value-type="float">
            <text:p>2.6241480548</text:p>
          </table:table-cell>
        </table:table-row>
        <table:table-row table:style-name="ro1">
          <table:table-cell office:value-type="float" office:value="102000000" calcext:value-type="float">
            <text:p>102000000</text:p>
          </table:table-cell>
          <table:table-cell office:value-type="float" office:value="2.67686111129785" calcext:value-type="float">
            <text:p>2.6768611113</text:p>
          </table:table-cell>
        </table:table-row>
        <table:table-row table:style-name="ro1">
          <table:table-cell office:value-type="float" office:value="102250000" calcext:value-type="float">
            <text:p>102250000</text:p>
          </table:table-cell>
          <table:table-cell office:value-type="float" office:value="2.76642292642151" calcext:value-type="float">
            <text:p>2.7664229264</text:p>
          </table:table-cell>
        </table:table-row>
        <table:table-row table:style-name="ro1">
          <table:table-cell office:value-type="float" office:value="102500000" calcext:value-type="float">
            <text:p>102500000</text:p>
          </table:table-cell>
          <table:table-cell office:value-type="float" office:value="2.66117418299461" calcext:value-type="float">
            <text:p>2.661174183</text:p>
          </table:table-cell>
        </table:table-row>
        <table:table-row table:style-name="ro1">
          <table:table-cell office:value-type="float" office:value="102750000" calcext:value-type="float">
            <text:p>102750000</text:p>
          </table:table-cell>
          <table:table-cell office:value-type="float" office:value="2.67314646121942" calcext:value-type="float">
            <text:p>2.6731464612</text:p>
          </table:table-cell>
        </table:table-row>
        <table:table-row table:style-name="ro1">
          <table:table-cell office:value-type="float" office:value="103000000" calcext:value-type="float">
            <text:p>103000000</text:p>
          </table:table-cell>
          <table:table-cell office:value-type="float" office:value="3.06307324715295" calcext:value-type="float">
            <text:p>3.0630732472</text:p>
          </table:table-cell>
        </table:table-row>
        <table:table-row table:style-name="ro1">
          <table:table-cell office:value-type="float" office:value="103250000" calcext:value-type="float">
            <text:p>103250000</text:p>
          </table:table-cell>
          <table:table-cell office:value-type="float" office:value="2.68636156299983" calcext:value-type="float">
            <text:p>2.686361563</text:p>
          </table:table-cell>
        </table:table-row>
        <table:table-row table:style-name="ro1">
          <table:table-cell office:value-type="float" office:value="103500000" calcext:value-type="float">
            <text:p>103500000</text:p>
          </table:table-cell>
          <table:table-cell office:value-type="float" office:value="3.03468468270179" calcext:value-type="float">
            <text:p>3.0346846827</text:p>
          </table:table-cell>
        </table:table-row>
        <table:table-row table:style-name="ro1">
          <table:table-cell office:value-type="float" office:value="103750000" calcext:value-type="float">
            <text:p>103750000</text:p>
          </table:table-cell>
          <table:table-cell office:value-type="float" office:value="3.32133769190958" calcext:value-type="float">
            <text:p>3.3213376919</text:p>
          </table:table-cell>
        </table:table-row>
        <table:table-row table:style-name="ro1">
          <table:table-cell office:value-type="float" office:value="104000000" calcext:value-type="float">
            <text:p>104000000</text:p>
          </table:table-cell>
          <table:table-cell office:value-type="float" office:value="2.68483528940687" calcext:value-type="float">
            <text:p>2.6848352894</text:p>
          </table:table-cell>
        </table:table-row>
        <table:table-row table:style-name="ro1">
          <table:table-cell office:value-type="float" office:value="104250000" calcext:value-type="float">
            <text:p>104250000</text:p>
          </table:table-cell>
          <table:table-cell office:value-type="float" office:value="2.8049507515602" calcext:value-type="float">
            <text:p>2.8049507516</text:p>
          </table:table-cell>
        </table:table-row>
        <table:table-row table:style-name="ro1">
          <table:table-cell office:value-type="float" office:value="104500000" calcext:value-type="float">
            <text:p>104500000</text:p>
          </table:table-cell>
          <table:table-cell office:value-type="float" office:value="2.94383083711691" calcext:value-type="float">
            <text:p>2.9438308371</text:p>
          </table:table-cell>
        </table:table-row>
        <table:table-row table:style-name="ro1">
          <table:table-cell office:value-type="float" office:value="104750000" calcext:value-type="float">
            <text:p>104750000</text:p>
          </table:table-cell>
          <table:table-cell office:value-type="float" office:value="2.83523267898129" calcext:value-type="float">
            <text:p>2.835232679</text:p>
          </table:table-cell>
        </table:table-row>
        <table:table-row table:style-name="ro1">
          <table:table-cell office:value-type="float" office:value="105000000" calcext:value-type="float">
            <text:p>105000000</text:p>
          </table:table-cell>
          <table:table-cell office:value-type="float" office:value="2.68262481755325" calcext:value-type="float">
            <text:p>2.6826248176</text:p>
          </table:table-cell>
        </table:table-row>
        <table:table-row table:style-name="ro1">
          <table:table-cell office:value-type="float" office:value="105250000" calcext:value-type="float">
            <text:p>105250000</text:p>
          </table:table-cell>
          <table:table-cell office:value-type="float" office:value="2.80988225001998" calcext:value-type="float">
            <text:p>2.80988225</text:p>
          </table:table-cell>
        </table:table-row>
        <table:table-row table:style-name="ro1">
          <table:table-cell office:value-type="float" office:value="105500000" calcext:value-type="float">
            <text:p>105500000</text:p>
          </table:table-cell>
          <table:table-cell office:value-type="float" office:value="3.14924507440171" calcext:value-type="float">
            <text:p>3.1492450744</text:p>
          </table:table-cell>
        </table:table-row>
        <table:table-row table:style-name="ro1">
          <table:table-cell office:value-type="float" office:value="105750000" calcext:value-type="float">
            <text:p>105750000</text:p>
          </table:table-cell>
          <table:table-cell office:value-type="float" office:value="3.36956731886316" calcext:value-type="float">
            <text:p>3.3695673189</text:p>
          </table:table-cell>
        </table:table-row>
        <table:table-row table:style-name="ro1">
          <table:table-cell office:value-type="float" office:value="106000000" calcext:value-type="float">
            <text:p>106000000</text:p>
          </table:table-cell>
          <table:table-cell office:value-type="float" office:value="2.66160824384517" calcext:value-type="float">
            <text:p>2.6616082438</text:p>
          </table:table-cell>
        </table:table-row>
        <table:table-row table:style-name="ro1">
          <table:table-cell office:value-type="float" office:value="106250000" calcext:value-type="float">
            <text:p>106250000</text:p>
          </table:table-cell>
          <table:table-cell office:value-type="float" office:value="3.00138386535348" calcext:value-type="float">
            <text:p>3.0013838654</text:p>
          </table:table-cell>
        </table:table-row>
        <table:table-row table:style-name="ro1">
          <table:table-cell office:value-type="float" office:value="106500000" calcext:value-type="float">
            <text:p>106500000</text:p>
          </table:table-cell>
          <table:table-cell office:value-type="float" office:value="2.82459803442674" calcext:value-type="float">
            <text:p>2.8245980344</text:p>
          </table:table-cell>
        </table:table-row>
        <table:table-row table:style-name="ro1">
          <table:table-cell office:value-type="float" office:value="106750000" calcext:value-type="float">
            <text:p>106750000</text:p>
          </table:table-cell>
          <table:table-cell office:value-type="float" office:value="2.77026165464737" calcext:value-type="float">
            <text:p>2.7702616546</text:p>
          </table:table-cell>
        </table:table-row>
        <table:table-row table:style-name="ro1">
          <table:table-cell office:value-type="float" office:value="107000000" calcext:value-type="float">
            <text:p>107000000</text:p>
          </table:table-cell>
          <table:table-cell office:value-type="float" office:value="2.58899841936532" calcext:value-type="float">
            <text:p>2.5889984194</text:p>
          </table:table-cell>
        </table:table-row>
        <table:table-row table:style-name="ro1">
          <table:table-cell office:value-type="float" office:value="107250000" calcext:value-type="float">
            <text:p>107250000</text:p>
          </table:table-cell>
          <table:table-cell office:value-type="float" office:value="2.83304494114081" calcext:value-type="float">
            <text:p>2.8330449411</text:p>
          </table:table-cell>
        </table:table-row>
        <table:table-row table:style-name="ro1">
          <table:table-cell office:value-type="float" office:value="107500000" calcext:value-type="float">
            <text:p>107500000</text:p>
          </table:table-cell>
          <table:table-cell office:value-type="float" office:value="2.64397562010156" calcext:value-type="float">
            <text:p>2.6439756201</text:p>
          </table:table-cell>
        </table:table-row>
        <table:table-row table:style-name="ro1">
          <table:table-cell office:value-type="float" office:value="107750000" calcext:value-type="float">
            <text:p>107750000</text:p>
          </table:table-cell>
          <table:table-cell office:value-type="float" office:value="2.68463306667026" calcext:value-type="float">
            <text:p>2.6846330667</text:p>
          </table:table-cell>
        </table:table-row>
        <table:table-row table:style-name="ro1">
          <table:table-cell office:value-type="float" office:value="108000000" calcext:value-type="float">
            <text:p>108000000</text:p>
          </table:table-cell>
          <table:table-cell office:value-type="float" office:value="2.81289155227206" calcext:value-type="float">
            <text:p>2.8128915523</text:p>
          </table:table-cell>
        </table:table-row>
        <table:table-row table:style-name="ro1">
          <table:table-cell office:value-type="float" office:value="108250000" calcext:value-type="float">
            <text:p>108250000</text:p>
          </table:table-cell>
          <table:table-cell office:value-type="float" office:value="2.88858050216609" calcext:value-type="float">
            <text:p>2.8885805022</text:p>
          </table:table-cell>
        </table:table-row>
        <table:table-row table:style-name="ro1">
          <table:table-cell office:value-type="float" office:value="108500000" calcext:value-type="float">
            <text:p>108500000</text:p>
          </table:table-cell>
          <table:table-cell office:value-type="float" office:value="2.88011688799" calcext:value-type="float">
            <text:p>2.880116888</text:p>
          </table:table-cell>
        </table:table-row>
        <table:table-row table:style-name="ro1">
          <table:table-cell office:value-type="float" office:value="108750000" calcext:value-type="float">
            <text:p>108750000</text:p>
          </table:table-cell>
          <table:table-cell office:value-type="float" office:value="2.88909114525713" calcext:value-type="float">
            <text:p>2.8890911453</text:p>
          </table:table-cell>
        </table:table-row>
        <table:table-row table:style-name="ro1">
          <table:table-cell office:value-type="float" office:value="109000000" calcext:value-type="float">
            <text:p>109000000</text:p>
          </table:table-cell>
          <table:table-cell office:value-type="float" office:value="2.96100522100048" calcext:value-type="float">
            <text:p>2.961005221</text:p>
          </table:table-cell>
        </table:table-row>
        <table:table-row table:style-name="ro1">
          <table:table-cell office:value-type="float" office:value="109250000" calcext:value-type="float">
            <text:p>109250000</text:p>
          </table:table-cell>
          <table:table-cell office:value-type="float" office:value="3.01987060334029" calcext:value-type="float">
            <text:p>3.0198706033</text:p>
          </table:table-cell>
        </table:table-row>
        <table:table-row table:style-name="ro1">
          <table:table-cell office:value-type="float" office:value="109500000" calcext:value-type="float">
            <text:p>109500000</text:p>
          </table:table-cell>
          <table:table-cell office:value-type="float" office:value="3.07498734542716" calcext:value-type="float">
            <text:p>3.0749873454</text:p>
          </table:table-cell>
        </table:table-row>
        <table:table-row table:style-name="ro1">
          <table:table-cell office:value-type="float" office:value="109750000" calcext:value-type="float">
            <text:p>109750000</text:p>
          </table:table-cell>
          <table:table-cell office:value-type="float" office:value="3.18191097038608" calcext:value-type="float">
            <text:p>3.1819109704</text:p>
          </table:table-cell>
        </table:table-row>
        <table:table-row table:style-name="ro1">
          <table:table-cell office:value-type="float" office:value="110000000" calcext:value-type="float">
            <text:p>110000000</text:p>
          </table:table-cell>
          <table:table-cell office:value-type="float" office:value="3.0188700333349" calcext:value-type="float">
            <text:p>3.0188700333</text:p>
          </table:table-cell>
        </table:table-row>
        <table:table-row table:style-name="ro1">
          <table:table-cell office:value-type="float" office:value="110250000" calcext:value-type="float">
            <text:p>110250000</text:p>
          </table:table-cell>
          <table:table-cell office:value-type="float" office:value="3.32561459241337" calcext:value-type="float">
            <text:p>3.3256145924</text:p>
          </table:table-cell>
        </table:table-row>
        <table:table-row table:style-name="ro1">
          <table:table-cell office:value-type="float" office:value="110500000" calcext:value-type="float">
            <text:p>110500000</text:p>
          </table:table-cell>
          <table:table-cell office:value-type="float" office:value="2.74068234977166" calcext:value-type="float">
            <text:p>2.7406823498</text:p>
          </table:table-cell>
        </table:table-row>
        <table:table-row table:style-name="ro1">
          <table:table-cell office:value-type="float" office:value="110750000" calcext:value-type="float">
            <text:p>110750000</text:p>
          </table:table-cell>
          <table:table-cell office:value-type="float" office:value="2.91525568206319" calcext:value-type="float">
            <text:p>2.9152556821</text:p>
          </table:table-cell>
        </table:table-row>
        <table:table-row table:style-name="ro1">
          <table:table-cell office:value-type="float" office:value="111000000" calcext:value-type="float">
            <text:p>111000000</text:p>
          </table:table-cell>
          <table:table-cell office:value-type="float" office:value="2.87997045820133" calcext:value-type="float">
            <text:p>2.8799704582</text:p>
          </table:table-cell>
        </table:table-row>
        <table:table-row table:style-name="ro1">
          <table:table-cell office:value-type="float" office:value="111250000" calcext:value-type="float">
            <text:p>111250000</text:p>
          </table:table-cell>
          <table:table-cell office:value-type="float" office:value="3.09266447594106" calcext:value-type="float">
            <text:p>3.0926644759</text:p>
          </table:table-cell>
        </table:table-row>
        <table:table-row table:style-name="ro1">
          <table:table-cell office:value-type="float" office:value="111500000" calcext:value-type="float">
            <text:p>111500000</text:p>
          </table:table-cell>
          <table:table-cell office:value-type="float" office:value="2.7818799214257" calcext:value-type="float">
            <text:p>2.7818799214</text:p>
          </table:table-cell>
        </table:table-row>
        <table:table-row table:style-name="ro1">
          <table:table-cell office:value-type="float" office:value="111750000" calcext:value-type="float">
            <text:p>111750000</text:p>
          </table:table-cell>
          <table:table-cell office:value-type="float" office:value="3.15499638469612" calcext:value-type="float">
            <text:p>3.1549963847</text:p>
          </table:table-cell>
        </table:table-row>
        <table:table-row table:style-name="ro1">
          <table:table-cell office:value-type="float" office:value="112000000" calcext:value-type="float">
            <text:p>112000000</text:p>
          </table:table-cell>
          <table:table-cell office:value-type="float" office:value="2.8482121160302" calcext:value-type="float">
            <text:p>2.848212116</text:p>
          </table:table-cell>
        </table:table-row>
        <table:table-row table:style-name="ro1">
          <table:table-cell office:value-type="float" office:value="112250000" calcext:value-type="float">
            <text:p>112250000</text:p>
          </table:table-cell>
          <table:table-cell office:value-type="float" office:value="2.78223554340452" calcext:value-type="float">
            <text:p>2.7822355434</text:p>
          </table:table-cell>
        </table:table-row>
        <table:table-row table:style-name="ro1">
          <table:table-cell office:value-type="float" office:value="112500000" calcext:value-type="float">
            <text:p>112500000</text:p>
          </table:table-cell>
          <table:table-cell office:value-type="float" office:value="2.90543528891794" calcext:value-type="float">
            <text:p>2.9054352889</text:p>
          </table:table-cell>
        </table:table-row>
        <table:table-row table:style-name="ro1">
          <table:table-cell office:value-type="float" office:value="112750000" calcext:value-type="float">
            <text:p>112750000</text:p>
          </table:table-cell>
          <table:table-cell office:value-type="float" office:value="3.28063061254348" calcext:value-type="float">
            <text:p>3.2806306125</text:p>
          </table:table-cell>
        </table:table-row>
        <table:table-row table:style-name="ro1">
          <table:table-cell office:value-type="float" office:value="113000000" calcext:value-type="float">
            <text:p>113000000</text:p>
          </table:table-cell>
          <table:table-cell office:value-type="float" office:value="3.48518103395949" calcext:value-type="float">
            <text:p>3.485181034</text:p>
          </table:table-cell>
        </table:table-row>
        <table:table-row table:style-name="ro1">
          <table:table-cell office:value-type="float" office:value="113250000" calcext:value-type="float">
            <text:p>113250000</text:p>
          </table:table-cell>
          <table:table-cell office:value-type="float" office:value="2.90362900793063" calcext:value-type="float">
            <text:p>2.9036290079</text:p>
          </table:table-cell>
        </table:table-row>
        <table:table-row table:style-name="ro1">
          <table:table-cell office:value-type="float" office:value="113500000" calcext:value-type="float">
            <text:p>113500000</text:p>
          </table:table-cell>
          <table:table-cell office:value-type="float" office:value="3.05972395798491" calcext:value-type="float">
            <text:p>3.059723958</text:p>
          </table:table-cell>
        </table:table-row>
        <table:table-row table:style-name="ro1">
          <table:table-cell office:value-type="float" office:value="113750000" calcext:value-type="float">
            <text:p>113750000</text:p>
          </table:table-cell>
          <table:table-cell office:value-type="float" office:value="2.75105921558545" calcext:value-type="float">
            <text:p>2.7510592156</text:p>
          </table:table-cell>
        </table:table-row>
        <table:table-row table:style-name="ro1">
          <table:table-cell office:value-type="float" office:value="114000000" calcext:value-type="float">
            <text:p>114000000</text:p>
          </table:table-cell>
          <table:table-cell office:value-type="float" office:value="2.59733584590285" calcext:value-type="float">
            <text:p>2.5973358459</text:p>
          </table:table-cell>
        </table:table-row>
        <table:table-row table:style-name="ro1">
          <table:table-cell office:value-type="float" office:value="114250000" calcext:value-type="float">
            <text:p>114250000</text:p>
          </table:table-cell>
          <table:table-cell office:value-type="float" office:value="2.91993960450959" calcext:value-type="float">
            <text:p>2.9199396045</text:p>
          </table:table-cell>
        </table:table-row>
        <table:table-row table:style-name="ro1">
          <table:table-cell office:value-type="float" office:value="114500000" calcext:value-type="float">
            <text:p>114500000</text:p>
          </table:table-cell>
          <table:table-cell office:value-type="float" office:value="3.01655268213274" calcext:value-type="float">
            <text:p>3.0165526821</text:p>
          </table:table-cell>
        </table:table-row>
        <table:table-row table:style-name="ro1">
          <table:table-cell office:value-type="float" office:value="114750000" calcext:value-type="float">
            <text:p>114750000</text:p>
          </table:table-cell>
          <table:table-cell office:value-type="float" office:value="2.95418230091391" calcext:value-type="float">
            <text:p>2.9541823009</text:p>
          </table:table-cell>
        </table:table-row>
        <table:table-row table:style-name="ro1">
          <table:table-cell office:value-type="float" office:value="115000000" calcext:value-type="float">
            <text:p>115000000</text:p>
          </table:table-cell>
          <table:table-cell office:value-type="float" office:value="3.10638019275776" calcext:value-type="float">
            <text:p>3.1063801928</text:p>
          </table:table-cell>
        </table:table-row>
        <table:table-row table:style-name="ro1">
          <table:table-cell office:value-type="float" office:value="115250000" calcext:value-type="float">
            <text:p>115250000</text:p>
          </table:table-cell>
          <table:table-cell office:value-type="float" office:value="3.08147919249184" calcext:value-type="float">
            <text:p>3.0814791925</text:p>
          </table:table-cell>
        </table:table-row>
        <table:table-row table:style-name="ro1">
          <table:table-cell office:value-type="float" office:value="115500000" calcext:value-type="float">
            <text:p>115500000</text:p>
          </table:table-cell>
          <table:table-cell office:value-type="float" office:value="3.34894375345736" calcext:value-type="float">
            <text:p>3.3489437535</text:p>
          </table:table-cell>
        </table:table-row>
        <table:table-row table:style-name="ro1">
          <table:table-cell office:value-type="float" office:value="115750000" calcext:value-type="float">
            <text:p>115750000</text:p>
          </table:table-cell>
          <table:table-cell office:value-type="float" office:value="2.9278095499377" calcext:value-type="float">
            <text:p>2.9278095499</text:p>
          </table:table-cell>
        </table:table-row>
        <table:table-row table:style-name="ro1">
          <table:table-cell office:value-type="float" office:value="116000000" calcext:value-type="float">
            <text:p>116000000</text:p>
          </table:table-cell>
          <table:table-cell office:value-type="float" office:value="2.90390422402753" calcext:value-type="float">
            <text:p>2.903904224</text:p>
          </table:table-cell>
        </table:table-row>
        <table:table-row table:style-name="ro1">
          <table:table-cell office:value-type="float" office:value="116250000" calcext:value-type="float">
            <text:p>116250000</text:p>
          </table:table-cell>
          <table:table-cell office:value-type="float" office:value="2.74238188846267" calcext:value-type="float">
            <text:p>2.7423818885</text:p>
          </table:table-cell>
        </table:table-row>
        <table:table-row table:style-name="ro1">
          <table:table-cell office:value-type="float" office:value="116500000" calcext:value-type="float">
            <text:p>116500000</text:p>
          </table:table-cell>
          <table:table-cell office:value-type="float" office:value="2.99294978948453" calcext:value-type="float">
            <text:p>2.9929497895</text:p>
          </table:table-cell>
        </table:table-row>
        <table:table-row table:style-name="ro1">
          <table:table-cell office:value-type="float" office:value="116750000" calcext:value-type="float">
            <text:p>116750000</text:p>
          </table:table-cell>
          <table:table-cell office:value-type="float" office:value="2.75091456898255" calcext:value-type="float">
            <text:p>2.750914569</text:p>
          </table:table-cell>
        </table:table-row>
        <table:table-row table:style-name="ro1">
          <table:table-cell office:value-type="float" office:value="117000000" calcext:value-type="float">
            <text:p>117000000</text:p>
          </table:table-cell>
          <table:table-cell office:value-type="float" office:value="2.75423413251721" calcext:value-type="float">
            <text:p>2.7542341325</text:p>
          </table:table-cell>
        </table:table-row>
        <table:table-row table:style-name="ro1">
          <table:table-cell office:value-type="float" office:value="117250000" calcext:value-type="float">
            <text:p>117250000</text:p>
          </table:table-cell>
          <table:table-cell office:value-type="float" office:value="2.99928834761146" calcext:value-type="float">
            <text:p>2.9992883476</text:p>
          </table:table-cell>
        </table:table-row>
        <table:table-row table:style-name="ro1">
          <table:table-cell office:value-type="float" office:value="117500000" calcext:value-type="float">
            <text:p>117500000</text:p>
          </table:table-cell>
          <table:table-cell office:value-type="float" office:value="3.13249202766433" calcext:value-type="float">
            <text:p>3.1324920277</text:p>
          </table:table-cell>
        </table:table-row>
        <table:table-row table:style-name="ro1">
          <table:table-cell office:value-type="float" office:value="117750000" calcext:value-type="float">
            <text:p>117750000</text:p>
          </table:table-cell>
          <table:table-cell office:value-type="float" office:value="3.06649967290017" calcext:value-type="float">
            <text:p>3.0664996729</text:p>
          </table:table-cell>
        </table:table-row>
        <table:table-row table:style-name="ro1">
          <table:table-cell office:value-type="float" office:value="118000000" calcext:value-type="float">
            <text:p>118000000</text:p>
          </table:table-cell>
          <table:table-cell office:value-type="float" office:value="2.71424266012484" calcext:value-type="float">
            <text:p>2.7142426601</text:p>
          </table:table-cell>
        </table:table-row>
        <table:table-row table:style-name="ro1">
          <table:table-cell office:value-type="float" office:value="118250000" calcext:value-type="float">
            <text:p>118250000</text:p>
          </table:table-cell>
          <table:table-cell office:value-type="float" office:value="2.85111036950123" calcext:value-type="float">
            <text:p>2.8511103695</text:p>
          </table:table-cell>
        </table:table-row>
        <table:table-row table:style-name="ro1">
          <table:table-cell office:value-type="float" office:value="118500000" calcext:value-type="float">
            <text:p>118500000</text:p>
          </table:table-cell>
          <table:table-cell office:value-type="float" office:value="3.57967016551689" calcext:value-type="float">
            <text:p>3.5796701655</text:p>
          </table:table-cell>
        </table:table-row>
        <table:table-row table:style-name="ro1">
          <table:table-cell office:value-type="float" office:value="118750000" calcext:value-type="float">
            <text:p>118750000</text:p>
          </table:table-cell>
          <table:table-cell office:value-type="float" office:value="3.18585044798096" calcext:value-type="float">
            <text:p>3.185850448</text:p>
          </table:table-cell>
        </table:table-row>
        <table:table-row table:style-name="ro1">
          <table:table-cell office:value-type="float" office:value="119000000" calcext:value-type="float">
            <text:p>119000000</text:p>
          </table:table-cell>
          <table:table-cell office:value-type="float" office:value="2.85319488214147" calcext:value-type="float">
            <text:p>2.8531948821</text:p>
          </table:table-cell>
        </table:table-row>
        <table:table-row table:style-name="ro1">
          <table:table-cell office:value-type="float" office:value="119250000" calcext:value-type="float">
            <text:p>119250000</text:p>
          </table:table-cell>
          <table:table-cell office:value-type="float" office:value="2.8508878868587" calcext:value-type="float">
            <text:p>2.8508878869</text:p>
          </table:table-cell>
        </table:table-row>
        <table:table-row table:style-name="ro1">
          <table:table-cell office:value-type="float" office:value="119500000" calcext:value-type="float">
            <text:p>119500000</text:p>
          </table:table-cell>
          <table:table-cell office:value-type="float" office:value="2.91574287501366" calcext:value-type="float">
            <text:p>2.915742875</text:p>
          </table:table-cell>
        </table:table-row>
        <table:table-row table:style-name="ro1">
          <table:table-cell office:value-type="float" office:value="119750000" calcext:value-type="float">
            <text:p>119750000</text:p>
          </table:table-cell>
          <table:table-cell office:value-type="float" office:value="3.21138762582515" calcext:value-type="float">
            <text:p>3.2113876258</text:p>
          </table:table-cell>
        </table:table-row>
        <table:table-row table:style-name="ro1">
          <table:table-cell office:value-type="float" office:value="120000000" calcext:value-type="float">
            <text:p>120000000</text:p>
          </table:table-cell>
          <table:table-cell office:value-type="float" office:value="3.40823152198139" calcext:value-type="float">
            <text:p>3.408231522</text:p>
          </table:table-cell>
        </table:table-row>
        <table:table-row table:style-name="ro1">
          <table:table-cell office:value-type="float" office:value="120250000" calcext:value-type="float">
            <text:p>120250000</text:p>
          </table:table-cell>
          <table:table-cell office:value-type="float" office:value="3.33566711147532" calcext:value-type="float">
            <text:p>3.3356671115</text:p>
          </table:table-cell>
        </table:table-row>
        <table:table-row table:style-name="ro1">
          <table:table-cell office:value-type="float" office:value="120500000" calcext:value-type="float">
            <text:p>120500000</text:p>
          </table:table-cell>
          <table:table-cell office:value-type="float" office:value="3.16531889373994" calcext:value-type="float">
            <text:p>3.1653188937</text:p>
          </table:table-cell>
        </table:table-row>
        <table:table-row table:style-name="ro1">
          <table:table-cell office:value-type="float" office:value="120750000" calcext:value-type="float">
            <text:p>120750000</text:p>
          </table:table-cell>
          <table:table-cell office:value-type="float" office:value="3.42792566914276" calcext:value-type="float">
            <text:p>3.4279256691</text:p>
          </table:table-cell>
        </table:table-row>
        <table:table-row table:style-name="ro1">
          <table:table-cell office:value-type="float" office:value="121000000" calcext:value-type="float">
            <text:p>121000000</text:p>
          </table:table-cell>
          <table:table-cell office:value-type="float" office:value="3.0927012119745" calcext:value-type="float">
            <text:p>3.092701212</text:p>
          </table:table-cell>
        </table:table-row>
        <table:table-row table:style-name="ro1">
          <table:table-cell office:value-type="float" office:value="121250000" calcext:value-type="float">
            <text:p>121250000</text:p>
          </table:table-cell>
          <table:table-cell office:value-type="float" office:value="3.22017961342877" calcext:value-type="float">
            <text:p>3.2201796134</text:p>
          </table:table-cell>
        </table:table-row>
        <table:table-row table:style-name="ro1">
          <table:table-cell office:value-type="float" office:value="121500000" calcext:value-type="float">
            <text:p>121500000</text:p>
          </table:table-cell>
          <table:table-cell office:value-type="float" office:value="3.24886608982424" calcext:value-type="float">
            <text:p>3.2488660898</text:p>
          </table:table-cell>
        </table:table-row>
        <table:table-row table:style-name="ro1">
          <table:table-cell office:value-type="float" office:value="121750000" calcext:value-type="float">
            <text:p>121750000</text:p>
          </table:table-cell>
          <table:table-cell office:value-type="float" office:value="3.1434593804243" calcext:value-type="float">
            <text:p>3.1434593804</text:p>
          </table:table-cell>
        </table:table-row>
        <table:table-row table:style-name="ro1">
          <table:table-cell office:value-type="float" office:value="122000000" calcext:value-type="float">
            <text:p>122000000</text:p>
          </table:table-cell>
          <table:table-cell office:value-type="float" office:value="3.35533227052956" calcext:value-type="float">
            <text:p>3.3553322705</text:p>
          </table:table-cell>
        </table:table-row>
        <table:table-row table:style-name="ro1">
          <table:table-cell office:value-type="float" office:value="122250000" calcext:value-type="float">
            <text:p>122250000</text:p>
          </table:table-cell>
          <table:table-cell office:value-type="float" office:value="2.89470272098341" calcext:value-type="float">
            <text:p>2.894702721</text:p>
          </table:table-cell>
        </table:table-row>
        <table:table-row table:style-name="ro1">
          <table:table-cell office:value-type="float" office:value="122500000" calcext:value-type="float">
            <text:p>122500000</text:p>
          </table:table-cell>
          <table:table-cell office:value-type="float" office:value="2.93204794152682" calcext:value-type="float">
            <text:p>2.9320479415</text:p>
          </table:table-cell>
        </table:table-row>
        <table:table-row table:style-name="ro1">
          <table:table-cell office:value-type="float" office:value="122750000" calcext:value-type="float">
            <text:p>122750000</text:p>
          </table:table-cell>
          <table:table-cell office:value-type="float" office:value="3.27471003292734" calcext:value-type="float">
            <text:p>3.2747100329</text:p>
          </table:table-cell>
        </table:table-row>
        <table:table-row table:style-name="ro1">
          <table:table-cell office:value-type="float" office:value="123000000" calcext:value-type="float">
            <text:p>123000000</text:p>
          </table:table-cell>
          <table:table-cell office:value-type="float" office:value="3.05698199246252" calcext:value-type="float">
            <text:p>3.0569819925</text:p>
          </table:table-cell>
        </table:table-row>
        <table:table-row table:style-name="ro1">
          <table:table-cell office:value-type="float" office:value="123250000" calcext:value-type="float">
            <text:p>123250000</text:p>
          </table:table-cell>
          <table:table-cell office:value-type="float" office:value="3.07414394242942" calcext:value-type="float">
            <text:p>3.0741439424</text:p>
          </table:table-cell>
        </table:table-row>
        <table:table-row table:style-name="ro1">
          <table:table-cell office:value-type="float" office:value="123500000" calcext:value-type="float">
            <text:p>123500000</text:p>
          </table:table-cell>
          <table:table-cell office:value-type="float" office:value="3.48627912956172" calcext:value-type="float">
            <text:p>3.4862791296</text:p>
          </table:table-cell>
        </table:table-row>
        <table:table-row table:style-name="ro1">
          <table:table-cell office:value-type="float" office:value="123750000" calcext:value-type="float">
            <text:p>123750000</text:p>
          </table:table-cell>
          <table:table-cell office:value-type="float" office:value="3.46456955450555" calcext:value-type="float">
            <text:p>3.4645695545</text:p>
          </table:table-cell>
        </table:table-row>
        <table:table-row table:style-name="ro1">
          <table:table-cell office:value-type="float" office:value="124000000" calcext:value-type="float">
            <text:p>124000000</text:p>
          </table:table-cell>
          <table:table-cell office:value-type="float" office:value="3.04704221613119" calcext:value-type="float">
            <text:p>3.0470422161</text:p>
          </table:table-cell>
        </table:table-row>
        <table:table-row table:style-name="ro1">
          <table:table-cell office:value-type="float" office:value="124250000" calcext:value-type="float">
            <text:p>124250000</text:p>
          </table:table-cell>
          <table:table-cell office:value-type="float" office:value="3.26415732185942" calcext:value-type="float">
            <text:p>3.2641573219</text:p>
          </table:table-cell>
        </table:table-row>
        <table:table-row table:style-name="ro1">
          <table:table-cell office:value-type="float" office:value="124500000" calcext:value-type="float">
            <text:p>124500000</text:p>
          </table:table-cell>
          <table:table-cell office:value-type="float" office:value="3.15644563041672" calcext:value-type="float">
            <text:p>3.1564456304</text:p>
          </table:table-cell>
        </table:table-row>
        <table:table-row table:style-name="ro1">
          <table:table-cell office:value-type="float" office:value="124750000" calcext:value-type="float">
            <text:p>124750000</text:p>
          </table:table-cell>
          <table:table-cell office:value-type="float" office:value="3.30563351968648" calcext:value-type="float">
            <text:p>3.3056335197</text:p>
          </table:table-cell>
        </table:table-row>
        <table:table-row table:style-name="ro1">
          <table:table-cell office:value-type="float" office:value="125000000" calcext:value-type="float">
            <text:p>125000000</text:p>
          </table:table-cell>
          <table:table-cell office:value-type="float" office:value="3.44636219635026" calcext:value-type="float">
            <text:p>3.4463621964</text:p>
          </table:table-cell>
        </table:table-row>
        <table:table-row table:style-name="ro1">
          <table:table-cell office:value-type="float" office:value="125250000" calcext:value-type="float">
            <text:p>125250000</text:p>
          </table:table-cell>
          <table:table-cell office:value-type="float" office:value="3.37098597832846" calcext:value-type="float">
            <text:p>3.3709859783</text:p>
          </table:table-cell>
        </table:table-row>
        <table:table-row table:style-name="ro1">
          <table:table-cell office:value-type="float" office:value="125500000" calcext:value-type="float">
            <text:p>125500000</text:p>
          </table:table-cell>
          <table:table-cell office:value-type="float" office:value="3.04491440012471" calcext:value-type="float">
            <text:p>3.0449144001</text:p>
          </table:table-cell>
        </table:table-row>
        <table:table-row table:style-name="ro1">
          <table:table-cell office:value-type="float" office:value="125750000" calcext:value-type="float">
            <text:p>125750000</text:p>
          </table:table-cell>
          <table:table-cell office:value-type="float" office:value="3.48907368525738" calcext:value-type="float">
            <text:p>3.4890736853</text:p>
          </table:table-cell>
        </table:table-row>
        <table:table-row table:style-name="ro1">
          <table:table-cell office:value-type="float" office:value="126000000" calcext:value-type="float">
            <text:p>126000000</text:p>
          </table:table-cell>
          <table:table-cell office:value-type="float" office:value="3.49904302678922" calcext:value-type="float">
            <text:p>3.4990430268</text:p>
          </table:table-cell>
        </table:table-row>
        <table:table-row table:style-name="ro1">
          <table:table-cell office:value-type="float" office:value="126250000" calcext:value-type="float">
            <text:p>126250000</text:p>
          </table:table-cell>
          <table:table-cell office:value-type="float" office:value="3.26672400647452" calcext:value-type="float">
            <text:p>3.2667240065</text:p>
          </table:table-cell>
        </table:table-row>
        <table:table-row table:style-name="ro1">
          <table:table-cell office:value-type="float" office:value="126500000" calcext:value-type="float">
            <text:p>126500000</text:p>
          </table:table-cell>
          <table:table-cell office:value-type="float" office:value="3.26876308613892" calcext:value-type="float">
            <text:p>3.2687630861</text:p>
          </table:table-cell>
        </table:table-row>
        <table:table-row table:style-name="ro1">
          <table:table-cell office:value-type="float" office:value="126750000" calcext:value-type="float">
            <text:p>126750000</text:p>
          </table:table-cell>
          <table:table-cell office:value-type="float" office:value="3.40818290360566" calcext:value-type="float">
            <text:p>3.4081829036</text:p>
          </table:table-cell>
        </table:table-row>
        <table:table-row table:style-name="ro1">
          <table:table-cell office:value-type="float" office:value="127000000" calcext:value-type="float">
            <text:p>127000000</text:p>
          </table:table-cell>
          <table:table-cell office:value-type="float" office:value="2.83931716458765" calcext:value-type="float">
            <text:p>2.8393171646</text:p>
          </table:table-cell>
        </table:table-row>
        <table:table-row table:style-name="ro1">
          <table:table-cell office:value-type="float" office:value="127250000" calcext:value-type="float">
            <text:p>127250000</text:p>
          </table:table-cell>
          <table:table-cell office:value-type="float" office:value="2.91404541905147" calcext:value-type="float">
            <text:p>2.9140454191</text:p>
          </table:table-cell>
        </table:table-row>
        <table:table-row table:style-name="ro1">
          <table:table-cell office:value-type="float" office:value="127500000" calcext:value-type="float">
            <text:p>127500000</text:p>
          </table:table-cell>
          <table:table-cell office:value-type="float" office:value="3.28044918845573" calcext:value-type="float">
            <text:p>3.2804491885</text:p>
          </table:table-cell>
        </table:table-row>
        <table:table-row table:style-name="ro1">
          <table:table-cell office:value-type="float" office:value="127750000" calcext:value-type="float">
            <text:p>127750000</text:p>
          </table:table-cell>
          <table:table-cell office:value-type="float" office:value="3.39291932165303" calcext:value-type="float">
            <text:p>3.3929193217</text:p>
          </table:table-cell>
        </table:table-row>
        <table:table-row table:style-name="ro1">
          <table:table-cell office:value-type="float" office:value="128000000" calcext:value-type="float">
            <text:p>128000000</text:p>
          </table:table-cell>
          <table:table-cell office:value-type="float" office:value="3.30562629549938" calcext:value-type="float">
            <text:p>3.3056262955</text:p>
          </table:table-cell>
        </table:table-row>
        <table:table-row table:style-name="ro1">
          <table:table-cell office:value-type="float" office:value="128250000" calcext:value-type="float">
            <text:p>128250000</text:p>
          </table:table-cell>
          <table:table-cell office:value-type="float" office:value="3.28101203820098" calcext:value-type="float">
            <text:p>3.2810120382</text:p>
          </table:table-cell>
        </table:table-row>
        <table:table-row table:style-name="ro1">
          <table:table-cell office:value-type="float" office:value="128500000" calcext:value-type="float">
            <text:p>128500000</text:p>
          </table:table-cell>
          <table:table-cell office:value-type="float" office:value="3.21772391325013" calcext:value-type="float">
            <text:p>3.2177239133</text:p>
          </table:table-cell>
        </table:table-row>
        <table:table-row table:style-name="ro1">
          <table:table-cell office:value-type="float" office:value="128750000" calcext:value-type="float">
            <text:p>128750000</text:p>
          </table:table-cell>
          <table:table-cell office:value-type="float" office:value="3.33433890640125" calcext:value-type="float">
            <text:p>3.3343389064</text:p>
          </table:table-cell>
        </table:table-row>
        <table:table-row table:style-name="ro1">
          <table:table-cell office:value-type="float" office:value="129000000" calcext:value-type="float">
            <text:p>129000000</text:p>
          </table:table-cell>
          <table:table-cell office:value-type="float" office:value="2.88836058988103" calcext:value-type="float">
            <text:p>2.8883605899</text:p>
          </table:table-cell>
        </table:table-row>
        <table:table-row table:style-name="ro1">
          <table:table-cell office:value-type="float" office:value="129250000" calcext:value-type="float">
            <text:p>129250000</text:p>
          </table:table-cell>
          <table:table-cell office:value-type="float" office:value="3.34147248905457" calcext:value-type="float">
            <text:p>3.3414724891</text:p>
          </table:table-cell>
        </table:table-row>
        <table:table-row table:style-name="ro1">
          <table:table-cell office:value-type="float" office:value="129500000" calcext:value-type="float">
            <text:p>129500000</text:p>
          </table:table-cell>
          <table:table-cell office:value-type="float" office:value="3.31025858518379" calcext:value-type="float">
            <text:p>3.3102585852</text:p>
          </table:table-cell>
        </table:table-row>
        <table:table-row table:style-name="ro1">
          <table:table-cell office:value-type="float" office:value="129750000" calcext:value-type="float">
            <text:p>129750000</text:p>
          </table:table-cell>
          <table:table-cell office:value-type="float" office:value="3.3632270627367" calcext:value-type="float">
            <text:p>3.3632270627</text:p>
          </table:table-cell>
        </table:table-row>
        <table:table-row table:style-name="ro1">
          <table:table-cell office:value-type="float" office:value="130000000" calcext:value-type="float">
            <text:p>130000000</text:p>
          </table:table-cell>
          <table:table-cell office:value-type="float" office:value="3.79898400441908" calcext:value-type="float">
            <text:p>3.7989840044</text:p>
          </table:table-cell>
        </table:table-row>
        <table:table-row table:style-name="ro1">
          <table:table-cell office:value-type="float" office:value="130250000" calcext:value-type="float">
            <text:p>130250000</text:p>
          </table:table-cell>
          <table:table-cell office:value-type="float" office:value="3.57715972435951" calcext:value-type="float">
            <text:p>3.5771597244</text:p>
          </table:table-cell>
        </table:table-row>
        <table:table-row table:style-name="ro1">
          <table:table-cell office:value-type="float" office:value="130500000" calcext:value-type="float">
            <text:p>130500000</text:p>
          </table:table-cell>
          <table:table-cell office:value-type="float" office:value="3.48091857470705" calcext:value-type="float">
            <text:p>3.4809185747</text:p>
          </table:table-cell>
        </table:table-row>
        <table:table-row table:style-name="ro1">
          <table:table-cell office:value-type="float" office:value="130750000" calcext:value-type="float">
            <text:p>130750000</text:p>
          </table:table-cell>
          <table:table-cell office:value-type="float" office:value="3.39260531785092" calcext:value-type="float">
            <text:p>3.3926053179</text:p>
          </table:table-cell>
        </table:table-row>
        <table:table-row table:style-name="ro1">
          <table:table-cell office:value-type="float" office:value="131000000" calcext:value-type="float">
            <text:p>131000000</text:p>
          </table:table-cell>
          <table:table-cell office:value-type="float" office:value="3.99673510883114" calcext:value-type="float">
            <text:p>3.9967351088</text:p>
          </table:table-cell>
        </table:table-row>
        <table:table-row table:style-name="ro1">
          <table:table-cell office:value-type="float" office:value="131250000" calcext:value-type="float">
            <text:p>131250000</text:p>
          </table:table-cell>
          <table:table-cell office:value-type="float" office:value="3.92476783654848" calcext:value-type="float">
            <text:p>3.9247678365</text:p>
          </table:table-cell>
        </table:table-row>
        <table:table-row table:style-name="ro1">
          <table:table-cell office:value-type="float" office:value="131500000" calcext:value-type="float">
            <text:p>131500000</text:p>
          </table:table-cell>
          <table:table-cell office:value-type="float" office:value="3.67344847656245" calcext:value-type="float">
            <text:p>3.6734484766</text:p>
          </table:table-cell>
        </table:table-row>
        <table:table-row table:style-name="ro1">
          <table:table-cell office:value-type="float" office:value="131750000" calcext:value-type="float">
            <text:p>131750000</text:p>
          </table:table-cell>
          <table:table-cell office:value-type="float" office:value="3.03669000445781" calcext:value-type="float">
            <text:p>3.0366900045</text:p>
          </table:table-cell>
        </table:table-row>
        <table:table-row table:style-name="ro1">
          <table:table-cell office:value-type="float" office:value="132000000" calcext:value-type="float">
            <text:p>132000000</text:p>
          </table:table-cell>
          <table:table-cell office:value-type="float" office:value="4.03784330731815" calcext:value-type="float">
            <text:p>4.0378433073</text:p>
          </table:table-cell>
        </table:table-row>
        <table:table-row table:style-name="ro1">
          <table:table-cell office:value-type="float" office:value="132250000" calcext:value-type="float">
            <text:p>132250000</text:p>
          </table:table-cell>
          <table:table-cell office:value-type="float" office:value="3.44470267917091" calcext:value-type="float">
            <text:p>3.4447026792</text:p>
          </table:table-cell>
        </table:table-row>
        <table:table-row table:style-name="ro1">
          <table:table-cell office:value-type="float" office:value="132500000" calcext:value-type="float">
            <text:p>132500000</text:p>
          </table:table-cell>
          <table:table-cell office:value-type="float" office:value="3.62795909796077" calcext:value-type="float">
            <text:p>3.627959098</text:p>
          </table:table-cell>
        </table:table-row>
        <table:table-row table:style-name="ro1">
          <table:table-cell office:value-type="float" office:value="132750000" calcext:value-type="float">
            <text:p>132750000</text:p>
          </table:table-cell>
          <table:table-cell office:value-type="float" office:value="3.25305179735095" calcext:value-type="float">
            <text:p>3.2530517974</text:p>
          </table:table-cell>
        </table:table-row>
        <table:table-row table:style-name="ro1">
          <table:table-cell office:value-type="float" office:value="133000000" calcext:value-type="float">
            <text:p>133000000</text:p>
          </table:table-cell>
          <table:table-cell office:value-type="float" office:value="3.22364262600712" calcext:value-type="float">
            <text:p>3.223642626</text:p>
          </table:table-cell>
        </table:table-row>
        <table:table-row table:style-name="ro1">
          <table:table-cell office:value-type="float" office:value="133250000" calcext:value-type="float">
            <text:p>133250000</text:p>
          </table:table-cell>
          <table:table-cell office:value-type="float" office:value="3.12027792074561" calcext:value-type="float">
            <text:p>3.1202779207</text:p>
          </table:table-cell>
        </table:table-row>
        <table:table-row table:style-name="ro1">
          <table:table-cell office:value-type="float" office:value="133500000" calcext:value-type="float">
            <text:p>133500000</text:p>
          </table:table-cell>
          <table:table-cell office:value-type="float" office:value="3.48679250201065" calcext:value-type="float">
            <text:p>3.486792502</text:p>
          </table:table-cell>
        </table:table-row>
        <table:table-row table:style-name="ro1">
          <table:table-cell office:value-type="float" office:value="133750000" calcext:value-type="float">
            <text:p>133750000</text:p>
          </table:table-cell>
          <table:table-cell office:value-type="float" office:value="3.56401452242978" calcext:value-type="float">
            <text:p>3.5640145224</text:p>
          </table:table-cell>
        </table:table-row>
        <table:table-row table:style-name="ro1">
          <table:table-cell office:value-type="float" office:value="134000000" calcext:value-type="float">
            <text:p>134000000</text:p>
          </table:table-cell>
          <table:table-cell office:value-type="float" office:value="3.20475936132116" calcext:value-type="float">
            <text:p>3.2047593613</text:p>
          </table:table-cell>
        </table:table-row>
        <table:table-row table:style-name="ro1">
          <table:table-cell office:value-type="float" office:value="134250000" calcext:value-type="float">
            <text:p>134250000</text:p>
          </table:table-cell>
          <table:table-cell office:value-type="float" office:value="3.92277376741509" calcext:value-type="float">
            <text:p>3.9227737674</text:p>
          </table:table-cell>
        </table:table-row>
        <table:table-row table:style-name="ro1">
          <table:table-cell office:value-type="float" office:value="134500000" calcext:value-type="float">
            <text:p>134500000</text:p>
          </table:table-cell>
          <table:table-cell office:value-type="float" office:value="3.91275299937616" calcext:value-type="float">
            <text:p>3.9127529994</text:p>
          </table:table-cell>
        </table:table-row>
        <table:table-row table:style-name="ro1">
          <table:table-cell office:value-type="float" office:value="134750000" calcext:value-type="float">
            <text:p>134750000</text:p>
          </table:table-cell>
          <table:table-cell office:value-type="float" office:value="3.63452839271805" calcext:value-type="float">
            <text:p>3.6345283927</text:p>
          </table:table-cell>
        </table:table-row>
        <table:table-row table:style-name="ro1">
          <table:table-cell office:value-type="float" office:value="135000000" calcext:value-type="float">
            <text:p>135000000</text:p>
          </table:table-cell>
          <table:table-cell office:value-type="float" office:value="3.55457691215363" calcext:value-type="float">
            <text:p>3.5545769122</text:p>
          </table:table-cell>
        </table:table-row>
        <table:table-row table:style-name="ro1">
          <table:table-cell office:value-type="float" office:value="135250000" calcext:value-type="float">
            <text:p>135250000</text:p>
          </table:table-cell>
          <table:table-cell office:value-type="float" office:value="3.60701834747677" calcext:value-type="float">
            <text:p>3.6070183475</text:p>
          </table:table-cell>
        </table:table-row>
        <table:table-row table:style-name="ro1">
          <table:table-cell office:value-type="float" office:value="135500000" calcext:value-type="float">
            <text:p>135500000</text:p>
          </table:table-cell>
          <table:table-cell office:value-type="float" office:value="3.61746461708217" calcext:value-type="float">
            <text:p>3.6174646171</text:p>
          </table:table-cell>
        </table:table-row>
        <table:table-row table:style-name="ro1">
          <table:table-cell office:value-type="float" office:value="135750000" calcext:value-type="float">
            <text:p>135750000</text:p>
          </table:table-cell>
          <table:table-cell office:value-type="float" office:value="3.19765353098337" calcext:value-type="float">
            <text:p>3.197653531</text:p>
          </table:table-cell>
        </table:table-row>
        <table:table-row table:style-name="ro1">
          <table:table-cell office:value-type="float" office:value="136000000" calcext:value-type="float">
            <text:p>136000000</text:p>
          </table:table-cell>
          <table:table-cell office:value-type="float" office:value="3.32297853953724" calcext:value-type="float">
            <text:p>3.3229785395</text:p>
          </table:table-cell>
        </table:table-row>
        <table:table-row table:style-name="ro1">
          <table:table-cell office:value-type="float" office:value="136250000" calcext:value-type="float">
            <text:p>136250000</text:p>
          </table:table-cell>
          <table:table-cell office:value-type="float" office:value="3.63762707937651" calcext:value-type="float">
            <text:p>3.6376270794</text:p>
          </table:table-cell>
        </table:table-row>
        <table:table-row table:style-name="ro1">
          <table:table-cell office:value-type="float" office:value="136500000" calcext:value-type="float">
            <text:p>136500000</text:p>
          </table:table-cell>
          <table:table-cell office:value-type="float" office:value="3.72922960446788" calcext:value-type="float">
            <text:p>3.7292296045</text:p>
          </table:table-cell>
        </table:table-row>
        <table:table-row table:style-name="ro1">
          <table:table-cell office:value-type="float" office:value="136750000" calcext:value-type="float">
            <text:p>136750000</text:p>
          </table:table-cell>
          <table:table-cell office:value-type="float" office:value="3.41296838722949" calcext:value-type="float">
            <text:p>3.4129683872</text:p>
          </table:table-cell>
        </table:table-row>
        <table:table-row table:style-name="ro1">
          <table:table-cell office:value-type="float" office:value="137000000" calcext:value-type="float">
            <text:p>137000000</text:p>
          </table:table-cell>
          <table:table-cell office:value-type="float" office:value="3.48481677999673" calcext:value-type="float">
            <text:p>3.48481678</text:p>
          </table:table-cell>
        </table:table-row>
        <table:table-row table:style-name="ro1">
          <table:table-cell office:value-type="float" office:value="137250000" calcext:value-type="float">
            <text:p>137250000</text:p>
          </table:table-cell>
          <table:table-cell office:value-type="float" office:value="3.56929661942205" calcext:value-type="float">
            <text:p>3.5692966194</text:p>
          </table:table-cell>
        </table:table-row>
        <table:table-row table:style-name="ro1">
          <table:table-cell office:value-type="float" office:value="137500000" calcext:value-type="float">
            <text:p>137500000</text:p>
          </table:table-cell>
          <table:table-cell office:value-type="float" office:value="3.66811886318718" calcext:value-type="float">
            <text:p>3.6681188632</text:p>
          </table:table-cell>
        </table:table-row>
        <table:table-row table:style-name="ro1">
          <table:table-cell office:value-type="float" office:value="137750000" calcext:value-type="float">
            <text:p>137750000</text:p>
          </table:table-cell>
          <table:table-cell office:value-type="float" office:value="3.77621737394193" calcext:value-type="float">
            <text:p>3.7762173739</text:p>
          </table:table-cell>
        </table:table-row>
        <table:table-row table:style-name="ro1">
          <table:table-cell office:value-type="float" office:value="138000000" calcext:value-type="float">
            <text:p>138000000</text:p>
          </table:table-cell>
          <table:table-cell office:value-type="float" office:value="3.54824779553541" calcext:value-type="float">
            <text:p>3.5482477955</text:p>
          </table:table-cell>
        </table:table-row>
        <table:table-row table:style-name="ro1">
          <table:table-cell office:value-type="float" office:value="138250000" calcext:value-type="float">
            <text:p>138250000</text:p>
          </table:table-cell>
          <table:table-cell office:value-type="float" office:value="3.2296883542707" calcext:value-type="float">
            <text:p>3.2296883543</text:p>
          </table:table-cell>
        </table:table-row>
        <table:table-row table:style-name="ro1">
          <table:table-cell office:value-type="float" office:value="138500000" calcext:value-type="float">
            <text:p>138500000</text:p>
          </table:table-cell>
          <table:table-cell office:value-type="float" office:value="3.7647596889104" calcext:value-type="float">
            <text:p>3.7647596889</text:p>
          </table:table-cell>
        </table:table-row>
        <table:table-row table:style-name="ro1">
          <table:table-cell office:value-type="float" office:value="138750000" calcext:value-type="float">
            <text:p>138750000</text:p>
          </table:table-cell>
          <table:table-cell office:value-type="float" office:value="3.56537629790869" calcext:value-type="float">
            <text:p>3.5653762979</text:p>
          </table:table-cell>
        </table:table-row>
        <table:table-row table:style-name="ro1">
          <table:table-cell office:value-type="float" office:value="139000000" calcext:value-type="float">
            <text:p>139000000</text:p>
          </table:table-cell>
          <table:table-cell office:value-type="float" office:value="3.65392066270036" calcext:value-type="float">
            <text:p>3.6539206627</text:p>
          </table:table-cell>
        </table:table-row>
        <table:table-row table:style-name="ro1">
          <table:table-cell office:value-type="float" office:value="139250000" calcext:value-type="float">
            <text:p>139250000</text:p>
          </table:table-cell>
          <table:table-cell office:value-type="float" office:value="3.19244882597502" calcext:value-type="float">
            <text:p>3.192448826</text:p>
          </table:table-cell>
        </table:table-row>
        <table:table-row table:style-name="ro1">
          <table:table-cell office:value-type="float" office:value="139500000" calcext:value-type="float">
            <text:p>139500000</text:p>
          </table:table-cell>
          <table:table-cell office:value-type="float" office:value="3.60174687777515" calcext:value-type="float">
            <text:p>3.6017468778</text:p>
          </table:table-cell>
        </table:table-row>
        <table:table-row table:style-name="ro1">
          <table:table-cell office:value-type="float" office:value="139750000" calcext:value-type="float">
            <text:p>139750000</text:p>
          </table:table-cell>
          <table:table-cell office:value-type="float" office:value="3.81782051638587" calcext:value-type="float">
            <text:p>3.8178205164</text:p>
          </table:table-cell>
        </table:table-row>
        <table:table-row table:style-name="ro1">
          <table:table-cell office:value-type="float" office:value="140000000" calcext:value-type="float">
            <text:p>140000000</text:p>
          </table:table-cell>
          <table:table-cell office:value-type="float" office:value="3.63125977720073" calcext:value-type="float">
            <text:p>3.6312597772</text:p>
          </table:table-cell>
        </table:table-row>
        <table:table-row table:style-name="ro1">
          <table:table-cell office:value-type="float" office:value="140250000" calcext:value-type="float">
            <text:p>140250000</text:p>
          </table:table-cell>
          <table:table-cell office:value-type="float" office:value="3.59737562896261" calcext:value-type="float">
            <text:p>3.597375629</text:p>
          </table:table-cell>
        </table:table-row>
        <table:table-row table:style-name="ro1">
          <table:table-cell office:value-type="float" office:value="140500000" calcext:value-type="float">
            <text:p>140500000</text:p>
          </table:table-cell>
          <table:table-cell office:value-type="float" office:value="3.44845072625779" calcext:value-type="float">
            <text:p>3.4484507263</text:p>
          </table:table-cell>
        </table:table-row>
        <table:table-row table:style-name="ro1">
          <table:table-cell office:value-type="float" office:value="140750000" calcext:value-type="float">
            <text:p>140750000</text:p>
          </table:table-cell>
          <table:table-cell office:value-type="float" office:value="3.54168442987046" calcext:value-type="float">
            <text:p>3.5416844299</text:p>
          </table:table-cell>
        </table:table-row>
        <table:table-row table:style-name="ro1">
          <table:table-cell office:value-type="float" office:value="141000000" calcext:value-type="float">
            <text:p>141000000</text:p>
          </table:table-cell>
          <table:table-cell office:value-type="float" office:value="3.48628240549489" calcext:value-type="float">
            <text:p>3.4862824055</text:p>
          </table:table-cell>
        </table:table-row>
        <table:table-row table:style-name="ro1">
          <table:table-cell office:value-type="float" office:value="141250000" calcext:value-type="float">
            <text:p>141250000</text:p>
          </table:table-cell>
          <table:table-cell office:value-type="float" office:value="3.82291187327038" calcext:value-type="float">
            <text:p>3.8229118733</text:p>
          </table:table-cell>
        </table:table-row>
        <table:table-row table:style-name="ro1">
          <table:table-cell office:value-type="float" office:value="141500000" calcext:value-type="float">
            <text:p>141500000</text:p>
          </table:table-cell>
          <table:table-cell office:value-type="float" office:value="3.71165934329984" calcext:value-type="float">
            <text:p>3.7116593433</text:p>
          </table:table-cell>
        </table:table-row>
        <table:table-row table:style-name="ro1">
          <table:table-cell office:value-type="float" office:value="141750000" calcext:value-type="float">
            <text:p>141750000</text:p>
          </table:table-cell>
          <table:table-cell office:value-type="float" office:value="3.88534180494681" calcext:value-type="float">
            <text:p>3.8853418049</text:p>
          </table:table-cell>
        </table:table-row>
        <table:table-row table:style-name="ro1">
          <table:table-cell office:value-type="float" office:value="142000000" calcext:value-type="float">
            <text:p>142000000</text:p>
          </table:table-cell>
          <table:table-cell office:value-type="float" office:value="3.35682762540398" calcext:value-type="float">
            <text:p>3.3568276254</text:p>
          </table:table-cell>
        </table:table-row>
        <table:table-row table:style-name="ro1">
          <table:table-cell office:value-type="float" office:value="142250000" calcext:value-type="float">
            <text:p>142250000</text:p>
          </table:table-cell>
          <table:table-cell office:value-type="float" office:value="3.59875701861224" calcext:value-type="float">
            <text:p>3.5987570186</text:p>
          </table:table-cell>
        </table:table-row>
        <table:table-row table:style-name="ro1">
          <table:table-cell office:value-type="float" office:value="142500000" calcext:value-type="float">
            <text:p>142500000</text:p>
          </table:table-cell>
          <table:table-cell office:value-type="float" office:value="4.24812486808071" calcext:value-type="float">
            <text:p>4.2481248681</text:p>
          </table:table-cell>
        </table:table-row>
        <table:table-row table:style-name="ro1">
          <table:table-cell office:value-type="float" office:value="142750000" calcext:value-type="float">
            <text:p>142750000</text:p>
          </table:table-cell>
          <table:table-cell office:value-type="float" office:value="4.35264423854376" calcext:value-type="float">
            <text:p>4.3526442385</text:p>
          </table:table-cell>
        </table:table-row>
        <table:table-row table:style-name="ro1">
          <table:table-cell office:value-type="float" office:value="143000000" calcext:value-type="float">
            <text:p>143000000</text:p>
          </table:table-cell>
          <table:table-cell office:value-type="float" office:value="3.30488766325199" calcext:value-type="float">
            <text:p>3.3048876633</text:p>
          </table:table-cell>
        </table:table-row>
        <table:table-row table:style-name="ro1">
          <table:table-cell office:value-type="float" office:value="143250000" calcext:value-type="float">
            <text:p>143250000</text:p>
          </table:table-cell>
          <table:table-cell office:value-type="float" office:value="4.05054460888687" calcext:value-type="float">
            <text:p>4.0505446089</text:p>
          </table:table-cell>
        </table:table-row>
        <table:table-row table:style-name="ro1">
          <table:table-cell office:value-type="float" office:value="143500000" calcext:value-type="float">
            <text:p>143500000</text:p>
          </table:table-cell>
          <table:table-cell office:value-type="float" office:value="3.64544234009782" calcext:value-type="float">
            <text:p>3.6454423401</text:p>
          </table:table-cell>
        </table:table-row>
        <table:table-row table:style-name="ro1">
          <table:table-cell office:value-type="float" office:value="143750000" calcext:value-type="float">
            <text:p>143750000</text:p>
          </table:table-cell>
          <table:table-cell office:value-type="float" office:value="3.53171156520088" calcext:value-type="float">
            <text:p>3.5317115652</text:p>
          </table:table-cell>
        </table:table-row>
        <table:table-row table:style-name="ro1">
          <table:table-cell office:value-type="float" office:value="144000000" calcext:value-type="float">
            <text:p>144000000</text:p>
          </table:table-cell>
          <table:table-cell office:value-type="float" office:value="3.51783922001822" calcext:value-type="float">
            <text:p>3.51783922</text:p>
          </table:table-cell>
        </table:table-row>
        <table:table-row table:style-name="ro1">
          <table:table-cell office:value-type="float" office:value="144250000" calcext:value-type="float">
            <text:p>144250000</text:p>
          </table:table-cell>
          <table:table-cell office:value-type="float" office:value="3.27551899755896" calcext:value-type="float">
            <text:p>3.2755189976</text:p>
          </table:table-cell>
        </table:table-row>
        <table:table-row table:style-name="ro1">
          <table:table-cell office:value-type="float" office:value="144500000" calcext:value-type="float">
            <text:p>144500000</text:p>
          </table:table-cell>
          <table:table-cell office:value-type="float" office:value="3.62316496847645" calcext:value-type="float">
            <text:p>3.6231649685</text:p>
          </table:table-cell>
        </table:table-row>
        <table:table-row table:style-name="ro1">
          <table:table-cell office:value-type="float" office:value="144750000" calcext:value-type="float">
            <text:p>144750000</text:p>
          </table:table-cell>
          <table:table-cell office:value-type="float" office:value="3.80436162320757" calcext:value-type="float">
            <text:p>3.8043616232</text:p>
          </table:table-cell>
        </table:table-row>
        <table:table-row table:style-name="ro1">
          <table:table-cell office:value-type="float" office:value="145000000" calcext:value-type="float">
            <text:p>145000000</text:p>
          </table:table-cell>
          <table:table-cell office:value-type="float" office:value="4.0083843453668" calcext:value-type="float">
            <text:p>4.0083843454</text:p>
          </table:table-cell>
        </table:table-row>
        <table:table-row table:style-name="ro1">
          <table:table-cell office:value-type="float" office:value="145250000" calcext:value-type="float">
            <text:p>145250000</text:p>
          </table:table-cell>
          <table:table-cell office:value-type="float" office:value="3.45234399322897" calcext:value-type="float">
            <text:p>3.4523439932</text:p>
          </table:table-cell>
        </table:table-row>
        <table:table-row table:style-name="ro1">
          <table:table-cell office:value-type="float" office:value="145500000" calcext:value-type="float">
            <text:p>145500000</text:p>
          </table:table-cell>
          <table:table-cell office:value-type="float" office:value="3.55742795966949" calcext:value-type="float">
            <text:p>3.5574279597</text:p>
          </table:table-cell>
        </table:table-row>
        <table:table-row table:style-name="ro1">
          <table:table-cell office:value-type="float" office:value="145750000" calcext:value-type="float">
            <text:p>145750000</text:p>
          </table:table-cell>
          <table:table-cell office:value-type="float" office:value="3.5570234218241" calcext:value-type="float">
            <text:p>3.5570234218</text:p>
          </table:table-cell>
        </table:table-row>
        <table:table-row table:style-name="ro1">
          <table:table-cell office:value-type="float" office:value="146000000" calcext:value-type="float">
            <text:p>146000000</text:p>
          </table:table-cell>
          <table:table-cell office:value-type="float" office:value="3.86572698257644" calcext:value-type="float">
            <text:p>3.8657269826</text:p>
          </table:table-cell>
        </table:table-row>
        <table:table-row table:style-name="ro1">
          <table:table-cell office:value-type="float" office:value="146250000" calcext:value-type="float">
            <text:p>146250000</text:p>
          </table:table-cell>
          <table:table-cell office:value-type="float" office:value="4.07326409409602" calcext:value-type="float">
            <text:p>4.0732640941</text:p>
          </table:table-cell>
        </table:table-row>
        <table:table-row table:style-name="ro1">
          <table:table-cell office:value-type="float" office:value="146500000" calcext:value-type="float">
            <text:p>146500000</text:p>
          </table:table-cell>
          <table:table-cell office:value-type="float" office:value="3.67770330912297" calcext:value-type="float">
            <text:p>3.6777033091</text:p>
          </table:table-cell>
        </table:table-row>
        <table:table-row table:style-name="ro1">
          <table:table-cell office:value-type="float" office:value="146750000" calcext:value-type="float">
            <text:p>146750000</text:p>
          </table:table-cell>
          <table:table-cell office:value-type="float" office:value="4.02174573422161" calcext:value-type="float">
            <text:p>4.0217457342</text:p>
          </table:table-cell>
        </table:table-row>
        <table:table-row table:style-name="ro1">
          <table:table-cell office:value-type="float" office:value="147000000" calcext:value-type="float">
            <text:p>147000000</text:p>
          </table:table-cell>
          <table:table-cell office:value-type="float" office:value="3.6915896600955" calcext:value-type="float">
            <text:p>3.6915896601</text:p>
          </table:table-cell>
        </table:table-row>
        <table:table-row table:style-name="ro1">
          <table:table-cell office:value-type="float" office:value="147250000" calcext:value-type="float">
            <text:p>147250000</text:p>
          </table:table-cell>
          <table:table-cell office:value-type="float" office:value="3.5649320673088" calcext:value-type="float">
            <text:p>3.5649320673</text:p>
          </table:table-cell>
        </table:table-row>
        <table:table-row table:style-name="ro1">
          <table:table-cell office:value-type="float" office:value="147500000" calcext:value-type="float">
            <text:p>147500000</text:p>
          </table:table-cell>
          <table:table-cell office:value-type="float" office:value="3.67771209791467" calcext:value-type="float">
            <text:p>3.6777120979</text:p>
          </table:table-cell>
        </table:table-row>
        <table:table-row table:style-name="ro1">
          <table:table-cell office:value-type="float" office:value="147750000" calcext:value-type="float">
            <text:p>147750000</text:p>
          </table:table-cell>
          <table:table-cell office:value-type="float" office:value="3.56221362502855" calcext:value-type="float">
            <text:p>3.562213625</text:p>
          </table:table-cell>
        </table:table-row>
        <table:table-row table:style-name="ro1">
          <table:table-cell office:value-type="float" office:value="148000000" calcext:value-type="float">
            <text:p>148000000</text:p>
          </table:table-cell>
          <table:table-cell office:value-type="float" office:value="4.19001272627398" calcext:value-type="float">
            <text:p>4.1900127263</text:p>
          </table:table-cell>
        </table:table-row>
        <table:table-row table:style-name="ro1">
          <table:table-cell office:value-type="float" office:value="148250000" calcext:value-type="float">
            <text:p>148250000</text:p>
          </table:table-cell>
          <table:table-cell office:value-type="float" office:value="3.71500012171269" calcext:value-type="float">
            <text:p>3.7150001217</text:p>
          </table:table-cell>
        </table:table-row>
        <table:table-row table:style-name="ro1">
          <table:table-cell office:value-type="float" office:value="148500000" calcext:value-type="float">
            <text:p>148500000</text:p>
          </table:table-cell>
          <table:table-cell office:value-type="float" office:value="3.63482534950179" calcext:value-type="float">
            <text:p>3.6348253495</text:p>
          </table:table-cell>
        </table:table-row>
        <table:table-row table:style-name="ro1">
          <table:table-cell office:value-type="float" office:value="148750000" calcext:value-type="float">
            <text:p>148750000</text:p>
          </table:table-cell>
          <table:table-cell office:value-type="float" office:value="3.82503244249513" calcext:value-type="float">
            <text:p>3.8250324425</text:p>
          </table:table-cell>
        </table:table-row>
        <table:table-row table:style-name="ro1">
          <table:table-cell office:value-type="float" office:value="149000000" calcext:value-type="float">
            <text:p>149000000</text:p>
          </table:table-cell>
          <table:table-cell office:value-type="float" office:value="3.89947930844957" calcext:value-type="float">
            <text:p>3.8994793084</text:p>
          </table:table-cell>
        </table:table-row>
        <table:table-row table:style-name="ro1">
          <table:table-cell office:value-type="float" office:value="149250000" calcext:value-type="float">
            <text:p>149250000</text:p>
          </table:table-cell>
          <table:table-cell office:value-type="float" office:value="3.93288665856619" calcext:value-type="float">
            <text:p>3.9328866586</text:p>
          </table:table-cell>
        </table:table-row>
        <table:table-row table:style-name="ro1">
          <table:table-cell office:value-type="float" office:value="149500000" calcext:value-type="float">
            <text:p>149500000</text:p>
          </table:table-cell>
          <table:table-cell office:value-type="float" office:value="3.94283285978933" calcext:value-type="float">
            <text:p>3.9428328598</text:p>
          </table:table-cell>
        </table:table-row>
        <table:table-row table:style-name="ro1">
          <table:table-cell office:value-type="float" office:value="149750000" calcext:value-type="float">
            <text:p>149750000</text:p>
          </table:table-cell>
          <table:table-cell office:value-type="float" office:value="3.72158307599174" calcext:value-type="float">
            <text:p>3.721583076</text:p>
          </table:table-cell>
        </table:table-row>
        <table:table-row table:style-name="ro1">
          <table:table-cell office:value-type="float" office:value="150000000" calcext:value-type="float">
            <text:p>150000000</text:p>
          </table:table-cell>
          <table:table-cell office:value-type="float" office:value="3.91120239675104" calcext:value-type="float">
            <text:p>3.9112023968</text:p>
          </table:table-cell>
        </table:table-row>
        <table:table-row table:style-name="ro1">
          <table:table-cell office:value-type="float" office:value="150250000" calcext:value-type="float">
            <text:p>150250000</text:p>
          </table:table-cell>
          <table:table-cell office:value-type="float" office:value="3.89374045191382" calcext:value-type="float">
            <text:p>3.8937404519</text:p>
          </table:table-cell>
        </table:table-row>
        <table:table-row table:style-name="ro1">
          <table:table-cell office:value-type="float" office:value="150500000" calcext:value-type="float">
            <text:p>150500000</text:p>
          </table:table-cell>
          <table:table-cell office:value-type="float" office:value="3.4362468060616" calcext:value-type="float">
            <text:p>3.4362468061</text:p>
          </table:table-cell>
        </table:table-row>
        <table:table-row table:style-name="ro1">
          <table:table-cell office:value-type="string" calcext:value-type="string">
            <text:p>END</text:p>
          </table:table-cell>
          <table:table-cell/>
        </table:table-row>
      </table:table>
      <table:table table:name="Noise_OFF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Machine Module</text:p>
          </table:table-cell>
          <table:table-cell office:value-type="string" calcext:value-type="string">
            <text:p>N9343C</text:p>
          </table:table-cell>
          <table:table-cell office:value-type="string" calcext:value-type="string">
            <text:p>CN0605A2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U Version</text:p>
          </table:table-cell>
          <table:table-cell office:value-type="string" calcext:value-type="string">
            <text:p>A.06.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SP Version</text:p>
          </table:table-cell>
          <table:table-cell office:value-type="string" calcext:value-type="string">
            <text:p>A.05.02.02 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PGA Version</text:p>
          </table:table-cell>
          <table:table-cell office:value-type="string" calcext:value-type="string">
            <text:p>A.02.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:58:49 07.10.20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Y Axis Scale</text:p>
          </table:table-cell>
          <table:table-cell office:value-type="string" calcext:value-type="string">
            <text:p>LO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 Axis Unit</text:p>
          </table:table-cell>
          <table:table-cell office:value-type="string" calcext:value-type="string">
            <text:p>dB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mpedance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umber of Points</text:p>
          </table:table-cell>
          <table:table-cell office:value-type="float" office:value="461" calcext:value-type="float">
            <text:p>4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weep Time(s)</text:p>
          </table:table-cell>
          <table:table-cell office:value-type="float" office:value="1.0051" calcext:value-type="float">
            <text:p>1.0051</text:p>
          </table:table-cell>
          <table:table-cell office:value-type="string" calcext:value-type="string">
            <text:p>M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rt Frequency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op Frequency</text:p>
          </table:table-cell>
          <table:table-cell office:value-type="float" office:value="100000000" calcext:value-type="float">
            <text:p>100000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equency Offset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verage Type</text:p>
          </table:table-cell>
          <table:table-cell office:value-type="string" calcext:value-type="string">
            <text:p>Log Pw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BW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M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BW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AU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eep Type</text:p>
          </table:table-cell>
          <table:table-cell office:value-type="string" calcext:value-type="string">
            <text:p>Continuo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weep Mode</text:p>
          </table:table-cell>
          <table:table-cell office:value-type="string" calcext:value-type="string">
            <text:p>Swee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eed</text:p>
          </table:table-cell>
          <table:table-cell office:value-type="string" calcext:value-type="string">
            <text:p>Fa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eAmp State</text:p>
          </table:table-cell>
          <table:table-cell office:value-type="string" calcext:value-type="string">
            <text:p>OF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f Level</text:p>
          </table:table-cell>
          <table:table-cell office:value-type="float" office:value="-50" calcext:value-type="float">
            <text:p>-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ttenuati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 Level Offset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 Axis Units</text:p>
          </table:table-cell>
          <table:table-cell office:value-type="string" calcext:value-type="string">
            <text:p>Hz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Sensitive</text:p>
          </table:table-cell>
          <table:table-cell office:value-type="string" calcext:value-type="string">
            <text:p>OF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igger Source</text:p>
          </table:table-cell>
          <table:table-cell office:value-type="string" calcext:value-type="string">
            <text:p>FreeRu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igger Level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igger Slope</text:p>
          </table:table-cell>
          <table:table-cell office:value-type="string" calcext:value-type="string">
            <text:p>RI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igger Dela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F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te Sweep</text:p>
          </table:table-cell>
          <table:table-cell office:value-type="string" calcext:value-type="string">
            <text:p>OF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te View</text:p>
          </table:table-cell>
          <table:table-cell office:value-type="string" calcext:value-type="string">
            <text:p>OF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te Delay</text:p>
          </table:table-cell>
          <table:table-cell office:value-type="float" office:value="0.00228" calcext:value-type="float">
            <text:p>0.002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te Length</text:p>
          </table:table-cell>
          <table:table-cell office:value-type="float" office:value="0.00084" calcext:value-type="float">
            <text:p>0.000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te Source</text:p>
          </table:table-cell>
          <table:table-cell office:value-type="string" calcext:value-type="string">
            <text:p>Extern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rst Level</text:p>
          </table:table-cell>
          <table:table-cell office:value-type="float" office:value="-20" calcext:value-type="float">
            <text:p>-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rst Trigger Slope</text:p>
          </table:table-cell>
          <table:table-cell office:value-type="string" calcext:value-type="string">
            <text:p>Ri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r Period</text:p>
          </table:table-cell>
          <table:table-cell office:value-type="float" office:value="0.00312" calcext:value-type="float">
            <text:p>0.003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r Offset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nc Source</text:p>
          </table:table-cell>
          <table:table-cell office:value-type="string" calcext:value-type="string">
            <text:p>Of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ply Corrections</text:p>
          </table:table-cell>
          <table:table-cell office:value-type="string" calcext:value-type="string">
            <text:p>OF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tenna Unit</text:p>
          </table:table-cell>
          <table:table-cell office:value-type="string" calcext:value-type="string">
            <text:p>OF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rrection1</text:p>
          </table:table-cell>
          <table:table-cell office:value-type="string" calcext:value-type="string">
            <text:p>Of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rrection2</text:p>
          </table:table-cell>
          <table:table-cell office:value-type="string" calcext:value-type="string">
            <text:p>Of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rrection3</text:p>
          </table:table-cell>
          <table:table-cell office:value-type="string" calcext:value-type="string">
            <text:p>Of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rrection4</text:p>
          </table:table-cell>
          <table:table-cell office:value-type="string" calcext:value-type="string">
            <text:p>Of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rker Informa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rker</text:p>
          </table:table-cell>
          <table:table-cell office:value-type="string" calcext:value-type="string">
            <text:p>Trac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X Axis</text:p>
          </table:table-cell>
          <table:table-cell office:value-type="string" calcext:value-type="string">
            <text:p>Amplitude</text:p>
          </table:table-cell>
        </table:table-row>
        <table:table-row table:style-name="ro1">
          <table:table-cell office:value-type="string" calcext:value-type="string">
            <text:p>M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5.00 MHz</text:p>
          </table:table-cell>
          <table:table-cell office:value-type="string" calcext:value-type="string">
            <text:p>-75.74 dBm</text:p>
          </table:table-cell>
        </table:table-row>
        <table:table-row table:style-name="ro1">
          <table:table-cell office:value-type="string" calcext:value-type="string">
            <text:p>M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10.00 MHz</text:p>
          </table:table-cell>
          <table:table-cell office:value-type="string" calcext:value-type="string">
            <text:p>-74.34 dBm</text:p>
          </table:table-cell>
        </table:table-row>
        <table:table-row table:style-name="ro1">
          <table:table-cell office:value-type="string" calcext:value-type="string">
            <text:p>M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20.00 MHz</text:p>
          </table:table-cell>
          <table:table-cell office:value-type="string" calcext:value-type="string">
            <text:p>-74.74 dBm</text:p>
          </table:table-cell>
        </table:table-row>
        <table:table-row table:style-name="ro1">
          <table:table-cell office:value-type="string" calcext:value-type="string">
            <text:p>M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30.00 MHz</text:p>
          </table:table-cell>
          <table:table-cell office:value-type="string" calcext:value-type="string">
            <text:p>-75.29 dBm</text:p>
          </table:table-cell>
        </table:table-row>
        <table:table-row table:style-name="ro1">
          <table:table-cell office:value-type="string" calcext:value-type="string">
            <text:p>M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40.00 MHz</text:p>
          </table:table-cell>
          <table:table-cell office:value-type="string" calcext:value-type="string">
            <text:p>-75.67 dBm</text:p>
          </table:table-cell>
        </table:table-row>
        <table:table-row table:style-name="ro1">
          <table:table-cell office:value-type="string" calcext:value-type="string">
            <text:p>M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50.00 MHz</text:p>
          </table:table-cell>
          <table:table-cell office:value-type="string" calcext:value-type="string">
            <text:p>-77.85 dBm</text:p>
          </table:table-cell>
        </table:table-row>
        <table:table-row table:style-name="ro1">
          <table:table-cell office:value-type="string" calcext:value-type="string">
            <text:p>CISPR Filter</text:p>
          </table:table-cell>
          <table:table-cell office:value-type="string" calcext:value-type="string">
            <text:p>Normal RBW</text:p>
          </table:table-cell>
          <table:table-cell office:value-type="string" calcext:value-type="string">
            <text:p>Dwell Time(s)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AUTO</text:p>
          </table:table-cell>
        </table:table-row>
        <table:table-row table:style-name="ro1">
          <table:table-cell office:value-type="string" calcext:value-type="string">
            <text:p>Trace Math</text:p>
          </table:table-cell>
          <table:table-cell office:value-type="string" calcext:value-type="string">
            <text:p>Of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ce Math By</text:p>
          </table:table-cell>
          <table:table-cell office:value-type="string" calcext:value-type="string">
            <text:p>Log Pow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ce Variable A</text:p>
          </table:table-cell>
          <table:table-cell office:value-type="string" calcext:value-type="string">
            <text:p>Trace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ce Variable B</text:p>
          </table:table-cell>
          <table:table-cell office:value-type="string" calcext:value-type="string">
            <text:p>Trace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ce Variable C</text:p>
          </table:table-cell>
          <table:table-cell office:value-type="string" calcext:value-type="string">
            <text:p>Trace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ce Name</text:p>
          </table:table-cell>
          <table:table-cell office:value-type="string" calcext:value-type="string">
            <text:p>Trace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ce Count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ce Type</text:p>
          </table:table-cell>
          <table:table-cell office:value-type="string" calcext:value-type="string">
            <text:p>Clear Wri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ce Detector</text:p>
          </table:table-cell>
          <table:table-cell office:value-type="string" calcext:value-type="string">
            <text:p>Averag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ce Data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1.84882927" calcext:value-type="float">
            <text:p>-11.84882927</text:p>
          </table:table-cell>
          <table:table-cell table:number-columns-repeated="3"/>
        </table:table-row>
        <table:table-row table:style-name="ro1">
          <table:table-cell office:value-type="float" office:value="217391.3043" calcext:value-type="float">
            <text:p>217391.3043</text:p>
          </table:table-cell>
          <table:table-cell office:value-type="float" office:value="-27.16763306" calcext:value-type="float">
            <text:p>-27.16763306</text:p>
          </table:table-cell>
          <table:table-cell table:number-columns-repeated="3"/>
        </table:table-row>
        <table:table-row table:style-name="ro1">
          <table:table-cell office:value-type="float" office:value="434782.6087" calcext:value-type="float">
            <text:p>434782.6087</text:p>
          </table:table-cell>
          <table:table-cell office:value-type="float" office:value="-29.81611061" calcext:value-type="float">
            <text:p>-29.81611061</text:p>
          </table:table-cell>
          <table:table-cell table:number-columns-repeated="3"/>
        </table:table-row>
        <table:table-row table:style-name="ro1">
          <table:table-cell office:value-type="float" office:value="652173.913" calcext:value-type="float">
            <text:p>652173.913</text:p>
          </table:table-cell>
          <table:table-cell office:value-type="float" office:value="-32.84500122" calcext:value-type="float">
            <text:p>-32.84500122</text:p>
          </table:table-cell>
          <table:table-cell table:number-columns-repeated="3"/>
        </table:table-row>
        <table:table-row table:style-name="ro1">
          <table:table-cell office:value-type="float" office:value="869565.2174" calcext:value-type="float">
            <text:p>869565.2174</text:p>
          </table:table-cell>
          <table:table-cell office:value-type="float" office:value="-36.93271637" calcext:value-type="float">
            <text:p>-36.93271637</text:p>
          </table:table-cell>
          <table:table-cell table:number-columns-repeated="3"/>
        </table:table-row>
        <table:table-row table:style-name="ro1">
          <table:table-cell office:value-type="float" office:value="1086956.522" calcext:value-type="float">
            <text:p>1086956.522</text:p>
          </table:table-cell>
          <table:table-cell office:value-type="float" office:value="-42.07582855" calcext:value-type="float">
            <text:p>-42.07582855</text:p>
          </table:table-cell>
          <table:table-cell table:number-columns-repeated="3"/>
        </table:table-row>
        <table:table-row table:style-name="ro1">
          <table:table-cell office:value-type="float" office:value="1304347.826" calcext:value-type="float">
            <text:p>1304347.826</text:p>
          </table:table-cell>
          <table:table-cell office:value-type="float" office:value="-48.33803177" calcext:value-type="float">
            <text:p>-48.33803177</text:p>
          </table:table-cell>
          <table:table-cell table:number-columns-repeated="3"/>
        </table:table-row>
        <table:table-row table:style-name="ro1">
          <table:table-cell office:value-type="float" office:value="1521739.13" calcext:value-type="float">
            <text:p>1521739.13</text:p>
          </table:table-cell>
          <table:table-cell office:value-type="float" office:value="-55.73563385" calcext:value-type="float">
            <text:p>-55.73563385</text:p>
          </table:table-cell>
          <table:table-cell table:number-columns-repeated="3"/>
        </table:table-row>
        <table:table-row table:style-name="ro1">
          <table:table-cell office:value-type="float" office:value="1739130.435" calcext:value-type="float">
            <text:p>1739130.435</text:p>
          </table:table-cell>
          <table:table-cell office:value-type="float" office:value="-64.39173889" calcext:value-type="float">
            <text:p>-64.39173889</text:p>
          </table:table-cell>
          <table:table-cell table:number-columns-repeated="3"/>
        </table:table-row>
        <table:table-row table:style-name="ro1">
          <table:table-cell office:value-type="float" office:value="1956521.739" calcext:value-type="float">
            <text:p>1956521.739</text:p>
          </table:table-cell>
          <table:table-cell office:value-type="float" office:value="-72.88717651" calcext:value-type="float">
            <text:p>-72.88717651</text:p>
          </table:table-cell>
          <table:table-cell table:number-columns-repeated="3"/>
        </table:table-row>
        <table:table-row table:style-name="ro1">
          <table:table-cell office:value-type="float" office:value="2173913.043" calcext:value-type="float">
            <text:p>2173913.043</text:p>
          </table:table-cell>
          <table:table-cell office:value-type="float" office:value="-76.02497864" calcext:value-type="float">
            <text:p>-76.02497864</text:p>
          </table:table-cell>
          <table:table-cell table:number-columns-repeated="3"/>
        </table:table-row>
        <table:table-row table:style-name="ro1">
          <table:table-cell office:value-type="float" office:value="2391304.348" calcext:value-type="float">
            <text:p>2391304.348</text:p>
          </table:table-cell>
          <table:table-cell office:value-type="float" office:value="-76.43404388" calcext:value-type="float">
            <text:p>-76.43404388</text:p>
          </table:table-cell>
          <table:table-cell table:number-columns-repeated="3"/>
        </table:table-row>
        <table:table-row table:style-name="ro1">
          <table:table-cell office:value-type="float" office:value="2608695.652" calcext:value-type="float">
            <text:p>2608695.652</text:p>
          </table:table-cell>
          <table:table-cell office:value-type="float" office:value="-76.43274689" calcext:value-type="float">
            <text:p>-76.43274689</text:p>
          </table:table-cell>
          <table:table-cell table:number-columns-repeated="3"/>
        </table:table-row>
        <table:table-row table:style-name="ro1">
          <table:table-cell office:value-type="float" office:value="2826086.957" calcext:value-type="float">
            <text:p>2826086.957</text:p>
          </table:table-cell>
          <table:table-cell office:value-type="float" office:value="-76.19841003" calcext:value-type="float">
            <text:p>-76.19841003</text:p>
          </table:table-cell>
          <table:table-cell table:number-columns-repeated="3"/>
        </table:table-row>
        <table:table-row table:style-name="ro1">
          <table:table-cell office:value-type="float" office:value="3043478.261" calcext:value-type="float">
            <text:p>3043478.261</text:p>
          </table:table-cell>
          <table:table-cell office:value-type="float" office:value="-76.27433014" calcext:value-type="float">
            <text:p>-76.27433014</text:p>
          </table:table-cell>
          <table:table-cell table:number-columns-repeated="3"/>
        </table:table-row>
        <table:table-row table:style-name="ro1">
          <table:table-cell office:value-type="float" office:value="3260869.565" calcext:value-type="float">
            <text:p>3260869.565</text:p>
          </table:table-cell>
          <table:table-cell office:value-type="float" office:value="-75.80480957" calcext:value-type="float">
            <text:p>-75.80480957</text:p>
          </table:table-cell>
          <table:table-cell table:number-columns-repeated="3"/>
        </table:table-row>
        <table:table-row table:style-name="ro1">
          <table:table-cell office:value-type="float" office:value="3478260.87" calcext:value-type="float">
            <text:p>3478260.87</text:p>
          </table:table-cell>
          <table:table-cell office:value-type="float" office:value="-75.63529205" calcext:value-type="float">
            <text:p>-75.63529205</text:p>
          </table:table-cell>
          <table:table-cell table:number-columns-repeated="3"/>
        </table:table-row>
        <table:table-row table:style-name="ro1">
          <table:table-cell office:value-type="float" office:value="3695652.174" calcext:value-type="float">
            <text:p>3695652.174</text:p>
          </table:table-cell>
          <table:table-cell office:value-type="float" office:value="-75.72384644" calcext:value-type="float">
            <text:p>-75.72384644</text:p>
          </table:table-cell>
          <table:table-cell table:number-columns-repeated="3"/>
        </table:table-row>
        <table:table-row table:style-name="ro1">
          <table:table-cell office:value-type="float" office:value="3913043.478" calcext:value-type="float">
            <text:p>3913043.478</text:p>
          </table:table-cell>
          <table:table-cell office:value-type="float" office:value="-75.64252472" calcext:value-type="float">
            <text:p>-75.64252472</text:p>
          </table:table-cell>
          <table:table-cell table:number-columns-repeated="3"/>
        </table:table-row>
        <table:table-row table:style-name="ro1">
          <table:table-cell office:value-type="float" office:value="4130434.783" calcext:value-type="float">
            <text:p>4130434.783</text:p>
          </table:table-cell>
          <table:table-cell office:value-type="float" office:value="-75.58925629" calcext:value-type="float">
            <text:p>-75.58925629</text:p>
          </table:table-cell>
          <table:table-cell table:number-columns-repeated="3"/>
        </table:table-row>
        <table:table-row table:style-name="ro1">
          <table:table-cell office:value-type="float" office:value="4347826.087" calcext:value-type="float">
            <text:p>4347826.087</text:p>
          </table:table-cell>
          <table:table-cell office:value-type="float" office:value="-75.63453674" calcext:value-type="float">
            <text:p>-75.63453674</text:p>
          </table:table-cell>
          <table:table-cell table:number-columns-repeated="3"/>
        </table:table-row>
        <table:table-row table:style-name="ro1">
          <table:table-cell office:value-type="float" office:value="4565217.391" calcext:value-type="float">
            <text:p>4565217.391</text:p>
          </table:table-cell>
          <table:table-cell office:value-type="float" office:value="-75.73388672" calcext:value-type="float">
            <text:p>-75.73388672</text:p>
          </table:table-cell>
          <table:table-cell table:number-columns-repeated="3"/>
        </table:table-row>
        <table:table-row table:style-name="ro1">
          <table:table-cell office:value-type="float" office:value="4782608.696" calcext:value-type="float">
            <text:p>4782608.696</text:p>
          </table:table-cell>
          <table:table-cell office:value-type="float" office:value="-75.7707901" calcext:value-type="float">
            <text:p>-75.7707901</text:p>
          </table:table-cell>
          <table:table-cell table:number-columns-repeated="3"/>
        </table:table-row>
        <table:table-row table:style-name="ro1">
          <table:table-cell office:value-type="float" office:value="5000000" calcext:value-type="float">
            <text:p>5000000</text:p>
          </table:table-cell>
          <table:table-cell office:value-type="float" office:value="-75.73647308" calcext:value-type="float">
            <text:p>-75.73647308</text:p>
          </table:table-cell>
          <table:table-cell table:number-columns-repeated="3"/>
        </table:table-row>
        <table:table-row table:style-name="ro1">
          <table:table-cell office:value-type="float" office:value="5217391.304" calcext:value-type="float">
            <text:p>5217391.304</text:p>
          </table:table-cell>
          <table:table-cell office:value-type="float" office:value="-75.72312927" calcext:value-type="float">
            <text:p>-75.72312927</text:p>
          </table:table-cell>
          <table:table-cell table:number-columns-repeated="3"/>
        </table:table-row>
        <table:table-row table:style-name="ro1">
          <table:table-cell office:value-type="float" office:value="5434782.609" calcext:value-type="float">
            <text:p>5434782.609</text:p>
          </table:table-cell>
          <table:table-cell office:value-type="float" office:value="-75.61955261" calcext:value-type="float">
            <text:p>-75.61955261</text:p>
          </table:table-cell>
          <table:table-cell table:number-columns-repeated="3"/>
        </table:table-row>
        <table:table-row table:style-name="ro1">
          <table:table-cell office:value-type="float" office:value="5652173.913" calcext:value-type="float">
            <text:p>5652173.913</text:p>
          </table:table-cell>
          <table:table-cell office:value-type="float" office:value="-75.60126495" calcext:value-type="float">
            <text:p>-75.60126495</text:p>
          </table:table-cell>
          <table:table-cell table:number-columns-repeated="3"/>
        </table:table-row>
        <table:table-row table:style-name="ro1">
          <table:table-cell office:value-type="float" office:value="5869565.217" calcext:value-type="float">
            <text:p>5869565.217</text:p>
          </table:table-cell>
          <table:table-cell office:value-type="float" office:value="-75.3772583" calcext:value-type="float">
            <text:p>-75.3772583</text:p>
          </table:table-cell>
          <table:table-cell table:number-columns-repeated="3"/>
        </table:table-row>
        <table:table-row table:style-name="ro1">
          <table:table-cell office:value-type="float" office:value="6086956.522" calcext:value-type="float">
            <text:p>6086956.522</text:p>
          </table:table-cell>
          <table:table-cell office:value-type="float" office:value="-75.44146729" calcext:value-type="float">
            <text:p>-75.44146729</text:p>
          </table:table-cell>
          <table:table-cell table:number-columns-repeated="3"/>
        </table:table-row>
        <table:table-row table:style-name="ro1">
          <table:table-cell office:value-type="float" office:value="6304347.826" calcext:value-type="float">
            <text:p>6304347.826</text:p>
          </table:table-cell>
          <table:table-cell office:value-type="float" office:value="-75.48716736" calcext:value-type="float">
            <text:p>-75.48716736</text:p>
          </table:table-cell>
          <table:table-cell table:number-columns-repeated="3"/>
        </table:table-row>
        <table:table-row table:style-name="ro1">
          <table:table-cell office:value-type="float" office:value="6521739.13" calcext:value-type="float">
            <text:p>6521739.13</text:p>
          </table:table-cell>
          <table:table-cell office:value-type="float" office:value="-75.37767029" calcext:value-type="float">
            <text:p>-75.37767029</text:p>
          </table:table-cell>
          <table:table-cell table:number-columns-repeated="3"/>
        </table:table-row>
        <table:table-row table:style-name="ro1">
          <table:table-cell office:value-type="float" office:value="6739130.435" calcext:value-type="float">
            <text:p>6739130.435</text:p>
          </table:table-cell>
          <table:table-cell office:value-type="float" office:value="-75.35199738" calcext:value-type="float">
            <text:p>-75.35199738</text:p>
          </table:table-cell>
          <table:table-cell table:number-columns-repeated="3"/>
        </table:table-row>
        <table:table-row table:style-name="ro1">
          <table:table-cell office:value-type="float" office:value="6956521.739" calcext:value-type="float">
            <text:p>6956521.739</text:p>
          </table:table-cell>
          <table:table-cell office:value-type="float" office:value="-75.25892639" calcext:value-type="float">
            <text:p>-75.25892639</text:p>
          </table:table-cell>
          <table:table-cell table:number-columns-repeated="3"/>
        </table:table-row>
        <table:table-row table:style-name="ro1">
          <table:table-cell office:value-type="float" office:value="7173913.043" calcext:value-type="float">
            <text:p>7173913.043</text:p>
          </table:table-cell>
          <table:table-cell office:value-type="float" office:value="-75.17556763" calcext:value-type="float">
            <text:p>-75.17556763</text:p>
          </table:table-cell>
          <table:table-cell table:number-columns-repeated="3"/>
        </table:table-row>
        <table:table-row table:style-name="ro1">
          <table:table-cell office:value-type="float" office:value="7391304.348" calcext:value-type="float">
            <text:p>7391304.348</text:p>
          </table:table-cell>
          <table:table-cell office:value-type="float" office:value="-74.7924881" calcext:value-type="float">
            <text:p>-74.7924881</text:p>
          </table:table-cell>
          <table:table-cell table:number-columns-repeated="3"/>
        </table:table-row>
        <table:table-row table:style-name="ro1">
          <table:table-cell office:value-type="float" office:value="7608695.652" calcext:value-type="float">
            <text:p>7608695.652</text:p>
          </table:table-cell>
          <table:table-cell office:value-type="float" office:value="-74.92446136" calcext:value-type="float">
            <text:p>-74.92446136</text:p>
          </table:table-cell>
          <table:table-cell table:number-columns-repeated="3"/>
        </table:table-row>
        <table:table-row table:style-name="ro1">
          <table:table-cell office:value-type="float" office:value="7826086.957" calcext:value-type="float">
            <text:p>7826086.957</text:p>
          </table:table-cell>
          <table:table-cell office:value-type="float" office:value="-75.10889435" calcext:value-type="float">
            <text:p>-75.10889435</text:p>
          </table:table-cell>
          <table:table-cell table:number-columns-repeated="3"/>
        </table:table-row>
        <table:table-row table:style-name="ro1">
          <table:table-cell office:value-type="float" office:value="8043478.261" calcext:value-type="float">
            <text:p>8043478.261</text:p>
          </table:table-cell>
          <table:table-cell office:value-type="float" office:value="-75.0499649" calcext:value-type="float">
            <text:p>-75.0499649</text:p>
          </table:table-cell>
          <table:table-cell table:number-columns-repeated="3"/>
        </table:table-row>
        <table:table-row table:style-name="ro1">
          <table:table-cell office:value-type="float" office:value="8260869.565" calcext:value-type="float">
            <text:p>8260869.565</text:p>
          </table:table-cell>
          <table:table-cell office:value-type="float" office:value="-74.94621277" calcext:value-type="float">
            <text:p>-74.94621277</text:p>
          </table:table-cell>
          <table:table-cell table:number-columns-repeated="3"/>
        </table:table-row>
        <table:table-row table:style-name="ro1">
          <table:table-cell office:value-type="float" office:value="8478260.87" calcext:value-type="float">
            <text:p>8478260.87</text:p>
          </table:table-cell>
          <table:table-cell office:value-type="float" office:value="-75.07712555" calcext:value-type="float">
            <text:p>-75.07712555</text:p>
          </table:table-cell>
          <table:table-cell table:number-columns-repeated="3"/>
        </table:table-row>
        <table:table-row table:style-name="ro1">
          <table:table-cell office:value-type="float" office:value="8695652.174" calcext:value-type="float">
            <text:p>8695652.174</text:p>
          </table:table-cell>
          <table:table-cell office:value-type="float" office:value="-74.61048889" calcext:value-type="float">
            <text:p>-74.61048889</text:p>
          </table:table-cell>
          <table:table-cell table:number-columns-repeated="3"/>
        </table:table-row>
        <table:table-row table:style-name="ro1">
          <table:table-cell office:value-type="float" office:value="8913043.478" calcext:value-type="float">
            <text:p>8913043.478</text:p>
          </table:table-cell>
          <table:table-cell office:value-type="float" office:value="-74.39723206" calcext:value-type="float">
            <text:p>-74.39723206</text:p>
          </table:table-cell>
          <table:table-cell table:number-columns-repeated="3"/>
        </table:table-row>
        <table:table-row table:style-name="ro1">
          <table:table-cell office:value-type="float" office:value="9130434.783" calcext:value-type="float">
            <text:p>9130434.783</text:p>
          </table:table-cell>
          <table:table-cell office:value-type="float" office:value="-73.98609924" calcext:value-type="float">
            <text:p>-73.98609924</text:p>
          </table:table-cell>
          <table:table-cell table:number-columns-repeated="3"/>
        </table:table-row>
        <table:table-row table:style-name="ro1">
          <table:table-cell office:value-type="float" office:value="9347826.087" calcext:value-type="float">
            <text:p>9347826.087</text:p>
          </table:table-cell>
          <table:table-cell office:value-type="float" office:value="-73.78483582" calcext:value-type="float">
            <text:p>-73.78483582</text:p>
          </table:table-cell>
          <table:table-cell table:number-columns-repeated="3"/>
        </table:table-row>
        <table:table-row table:style-name="ro1">
          <table:table-cell office:value-type="float" office:value="9565217.391" calcext:value-type="float">
            <text:p>9565217.391</text:p>
          </table:table-cell>
          <table:table-cell office:value-type="float" office:value="-73.85309601" calcext:value-type="float">
            <text:p>-73.85309601</text:p>
          </table:table-cell>
          <table:table-cell table:number-columns-repeated="3"/>
        </table:table-row>
        <table:table-row table:style-name="ro1">
          <table:table-cell office:value-type="float" office:value="9782608.696" calcext:value-type="float">
            <text:p>9782608.696</text:p>
          </table:table-cell>
          <table:table-cell office:value-type="float" office:value="-73.93445587" calcext:value-type="float">
            <text:p>-73.93445587</text:p>
          </table:table-cell>
          <table:table-cell table:number-columns-repeated="3"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-74.34208679" calcext:value-type="float">
            <text:p>-74.34208679</text:p>
          </table:table-cell>
          <table:table-cell table:number-columns-repeated="3"/>
        </table:table-row>
        <table:table-row table:style-name="ro1">
          <table:table-cell office:value-type="float" office:value="10217391.3" calcext:value-type="float">
            <text:p>10217391.3</text:p>
          </table:table-cell>
          <table:table-cell office:value-type="float" office:value="-74.93487549" calcext:value-type="float">
            <text:p>-74.93487549</text:p>
          </table:table-cell>
          <table:table-cell table:number-columns-repeated="3"/>
        </table:table-row>
        <table:table-row table:style-name="ro1">
          <table:table-cell office:value-type="float" office:value="10434782.61" calcext:value-type="float">
            <text:p>10434782.61</text:p>
          </table:table-cell>
          <table:table-cell office:value-type="float" office:value="-74.96157837" calcext:value-type="float">
            <text:p>-74.96157837</text:p>
          </table:table-cell>
          <table:table-cell table:number-columns-repeated="3"/>
        </table:table-row>
        <table:table-row table:style-name="ro1">
          <table:table-cell office:value-type="float" office:value="10652173.91" calcext:value-type="float">
            <text:p>10652173.91</text:p>
          </table:table-cell>
          <table:table-cell office:value-type="float" office:value="-75.20166016" calcext:value-type="float">
            <text:p>-75.20166016</text:p>
          </table:table-cell>
          <table:table-cell table:number-columns-repeated="3"/>
        </table:table-row>
        <table:table-row table:style-name="ro1">
          <table:table-cell office:value-type="float" office:value="10869565.22" calcext:value-type="float">
            <text:p>10869565.22</text:p>
          </table:table-cell>
          <table:table-cell office:value-type="float" office:value="-75.24364471" calcext:value-type="float">
            <text:p>-75.24364471</text:p>
          </table:table-cell>
          <table:table-cell table:number-columns-repeated="3"/>
        </table:table-row>
        <table:table-row table:style-name="ro1">
          <table:table-cell office:value-type="float" office:value="11086956.52" calcext:value-type="float">
            <text:p>11086956.52</text:p>
          </table:table-cell>
          <table:table-cell office:value-type="float" office:value="-75.2550354" calcext:value-type="float">
            <text:p>-75.2550354</text:p>
          </table:table-cell>
          <table:table-cell table:number-columns-repeated="3"/>
        </table:table-row>
        <table:table-row table:style-name="ro1">
          <table:table-cell office:value-type="float" office:value="11304347.83" calcext:value-type="float">
            <text:p>11304347.83</text:p>
          </table:table-cell>
          <table:table-cell office:value-type="float" office:value="-75.22108459" calcext:value-type="float">
            <text:p>-75.22108459</text:p>
          </table:table-cell>
          <table:table-cell table:number-columns-repeated="3"/>
        </table:table-row>
        <table:table-row table:style-name="ro1">
          <table:table-cell office:value-type="float" office:value="11521739.13" calcext:value-type="float">
            <text:p>11521739.13</text:p>
          </table:table-cell>
          <table:table-cell office:value-type="float" office:value="-75.15620422" calcext:value-type="float">
            <text:p>-75.15620422</text:p>
          </table:table-cell>
          <table:table-cell table:number-columns-repeated="3"/>
        </table:table-row>
        <table:table-row table:style-name="ro1">
          <table:table-cell office:value-type="float" office:value="11739130.43" calcext:value-type="float">
            <text:p>11739130.43</text:p>
          </table:table-cell>
          <table:table-cell office:value-type="float" office:value="-75.11766052" calcext:value-type="float">
            <text:p>-75.11766052</text:p>
          </table:table-cell>
          <table:table-cell table:number-columns-repeated="3"/>
        </table:table-row>
        <table:table-row table:style-name="ro1">
          <table:table-cell office:value-type="float" office:value="11956521.74" calcext:value-type="float">
            <text:p>11956521.74</text:p>
          </table:table-cell>
          <table:table-cell office:value-type="float" office:value="-75.25513458" calcext:value-type="float">
            <text:p>-75.25513458</text:p>
          </table:table-cell>
          <table:table-cell table:number-columns-repeated="3"/>
        </table:table-row>
        <table:table-row table:style-name="ro1">
          <table:table-cell office:value-type="float" office:value="12173913.04" calcext:value-type="float">
            <text:p>12173913.04</text:p>
          </table:table-cell>
          <table:table-cell office:value-type="float" office:value="-74.97193909" calcext:value-type="float">
            <text:p>-74.97193909</text:p>
          </table:table-cell>
          <table:table-cell table:number-columns-repeated="3"/>
        </table:table-row>
        <table:table-row table:style-name="ro1">
          <table:table-cell office:value-type="float" office:value="12391304.35" calcext:value-type="float">
            <text:p>12391304.35</text:p>
          </table:table-cell>
          <table:table-cell office:value-type="float" office:value="-75.20323181" calcext:value-type="float">
            <text:p>-75.20323181</text:p>
          </table:table-cell>
          <table:table-cell table:number-columns-repeated="3"/>
        </table:table-row>
        <table:table-row table:style-name="ro1">
          <table:table-cell office:value-type="float" office:value="12608695.65" calcext:value-type="float">
            <text:p>12608695.65</text:p>
          </table:table-cell>
          <table:table-cell office:value-type="float" office:value="-75.19943237" calcext:value-type="float">
            <text:p>-75.19943237</text:p>
          </table:table-cell>
          <table:table-cell table:number-columns-repeated="3"/>
        </table:table-row>
        <table:table-row table:style-name="ro1">
          <table:table-cell office:value-type="float" office:value="12826086.96" calcext:value-type="float">
            <text:p>12826086.96</text:p>
          </table:table-cell>
          <table:table-cell office:value-type="float" office:value="-75.23738098" calcext:value-type="float">
            <text:p>-75.23738098</text:p>
          </table:table-cell>
          <table:table-cell table:number-columns-repeated="3"/>
        </table:table-row>
        <table:table-row table:style-name="ro1">
          <table:table-cell office:value-type="float" office:value="13043478.26" calcext:value-type="float">
            <text:p>13043478.26</text:p>
          </table:table-cell>
          <table:table-cell office:value-type="float" office:value="-75.25366211" calcext:value-type="float">
            <text:p>-75.25366211</text:p>
          </table:table-cell>
          <table:table-cell table:number-columns-repeated="3"/>
        </table:table-row>
        <table:table-row table:style-name="ro1">
          <table:table-cell office:value-type="float" office:value="13260869.57" calcext:value-type="float">
            <text:p>13260869.57</text:p>
          </table:table-cell>
          <table:table-cell office:value-type="float" office:value="-75.02013397" calcext:value-type="float">
            <text:p>-75.02013397</text:p>
          </table:table-cell>
          <table:table-cell table:number-columns-repeated="3"/>
        </table:table-row>
        <table:table-row table:style-name="ro1">
          <table:table-cell office:value-type="float" office:value="13478260.87" calcext:value-type="float">
            <text:p>13478260.87</text:p>
          </table:table-cell>
          <table:table-cell office:value-type="float" office:value="-75.00987244" calcext:value-type="float">
            <text:p>-75.00987244</text:p>
          </table:table-cell>
          <table:table-cell table:number-columns-repeated="3"/>
        </table:table-row>
        <table:table-row table:style-name="ro1">
          <table:table-cell office:value-type="float" office:value="13695652.17" calcext:value-type="float">
            <text:p>13695652.17</text:p>
          </table:table-cell>
          <table:table-cell office:value-type="float" office:value="-75.21360779" calcext:value-type="float">
            <text:p>-75.21360779</text:p>
          </table:table-cell>
          <table:table-cell table:number-columns-repeated="3"/>
        </table:table-row>
        <table:table-row table:style-name="ro1">
          <table:table-cell office:value-type="float" office:value="13913043.48" calcext:value-type="float">
            <text:p>13913043.48</text:p>
          </table:table-cell>
          <table:table-cell office:value-type="float" office:value="-74.9535141" calcext:value-type="float">
            <text:p>-74.9535141</text:p>
          </table:table-cell>
          <table:table-cell table:number-columns-repeated="3"/>
        </table:table-row>
        <table:table-row table:style-name="ro1">
          <table:table-cell office:value-type="float" office:value="14130434.78" calcext:value-type="float">
            <text:p>14130434.78</text:p>
          </table:table-cell>
          <table:table-cell office:value-type="float" office:value="-75.16176605" calcext:value-type="float">
            <text:p>-75.16176605</text:p>
          </table:table-cell>
          <table:table-cell table:number-columns-repeated="3"/>
        </table:table-row>
        <table:table-row table:style-name="ro1">
          <table:table-cell office:value-type="float" office:value="14347826.09" calcext:value-type="float">
            <text:p>14347826.09</text:p>
          </table:table-cell>
          <table:table-cell office:value-type="float" office:value="-75.04847717" calcext:value-type="float">
            <text:p>-75.04847717</text:p>
          </table:table-cell>
          <table:table-cell table:number-columns-repeated="3"/>
        </table:table-row>
        <table:table-row table:style-name="ro1">
          <table:table-cell office:value-type="float" office:value="14565217.39" calcext:value-type="float">
            <text:p>14565217.39</text:p>
          </table:table-cell>
          <table:table-cell office:value-type="float" office:value="-75.11557007" calcext:value-type="float">
            <text:p>-75.11557007</text:p>
          </table:table-cell>
          <table:table-cell table:number-columns-repeated="3"/>
        </table:table-row>
        <table:table-row table:style-name="ro1">
          <table:table-cell office:value-type="float" office:value="14782608.7" calcext:value-type="float">
            <text:p>14782608.7</text:p>
          </table:table-cell>
          <table:table-cell office:value-type="float" office:value="-75.17082977" calcext:value-type="float">
            <text:p>-75.17082977</text:p>
          </table:table-cell>
          <table:table-cell table:number-columns-repeated="3"/>
        </table:table-row>
        <table:table-row table:style-name="ro1">
          <table:table-cell office:value-type="float" office:value="15000000" calcext:value-type="float">
            <text:p>15000000</text:p>
          </table:table-cell>
          <table:table-cell office:value-type="float" office:value="-74.74926758" calcext:value-type="float">
            <text:p>-74.74926758</text:p>
          </table:table-cell>
          <table:table-cell table:number-columns-repeated="3"/>
        </table:table-row>
        <table:table-row table:style-name="ro1">
          <table:table-cell office:value-type="float" office:value="15217391.3" calcext:value-type="float">
            <text:p>15217391.3</text:p>
          </table:table-cell>
          <table:table-cell office:value-type="float" office:value="-75.35134888" calcext:value-type="float">
            <text:p>-75.35134888</text:p>
          </table:table-cell>
          <table:table-cell table:number-columns-repeated="3"/>
        </table:table-row>
        <table:table-row table:style-name="ro1">
          <table:table-cell office:value-type="float" office:value="15434782.61" calcext:value-type="float">
            <text:p>15434782.61</text:p>
          </table:table-cell>
          <table:table-cell office:value-type="float" office:value="-75.25296783" calcext:value-type="float">
            <text:p>-75.25296783</text:p>
          </table:table-cell>
          <table:table-cell table:number-columns-repeated="3"/>
        </table:table-row>
        <table:table-row table:style-name="ro1">
          <table:table-cell office:value-type="float" office:value="15652173.91" calcext:value-type="float">
            <text:p>15652173.91</text:p>
          </table:table-cell>
          <table:table-cell office:value-type="float" office:value="-75.51768494" calcext:value-type="float">
            <text:p>-75.51768494</text:p>
          </table:table-cell>
          <table:table-cell table:number-columns-repeated="3"/>
        </table:table-row>
        <table:table-row table:style-name="ro1">
          <table:table-cell office:value-type="float" office:value="15869565.22" calcext:value-type="float">
            <text:p>15869565.22</text:p>
          </table:table-cell>
          <table:table-cell office:value-type="float" office:value="-75.25977325" calcext:value-type="float">
            <text:p>-75.25977325</text:p>
          </table:table-cell>
          <table:table-cell table:number-columns-repeated="3"/>
        </table:table-row>
        <table:table-row table:style-name="ro1">
          <table:table-cell office:value-type="float" office:value="16086956.52" calcext:value-type="float">
            <text:p>16086956.52</text:p>
          </table:table-cell>
          <table:table-cell office:value-type="float" office:value="-75.16355133" calcext:value-type="float">
            <text:p>-75.16355133</text:p>
          </table:table-cell>
          <table:table-cell table:number-columns-repeated="3"/>
        </table:table-row>
        <table:table-row table:style-name="ro1">
          <table:table-cell office:value-type="float" office:value="16304347.83" calcext:value-type="float">
            <text:p>16304347.83</text:p>
          </table:table-cell>
          <table:table-cell office:value-type="float" office:value="-75.1079483" calcext:value-type="float">
            <text:p>-75.1079483</text:p>
          </table:table-cell>
          <table:table-cell table:number-columns-repeated="3"/>
        </table:table-row>
        <table:table-row table:style-name="ro1">
          <table:table-cell office:value-type="float" office:value="16521739.13" calcext:value-type="float">
            <text:p>16521739.13</text:p>
          </table:table-cell>
          <table:table-cell office:value-type="float" office:value="-74.88357544" calcext:value-type="float">
            <text:p>-74.88357544</text:p>
          </table:table-cell>
          <table:table-cell table:number-columns-repeated="3"/>
        </table:table-row>
        <table:table-row table:style-name="ro1">
          <table:table-cell office:value-type="float" office:value="16739130.43" calcext:value-type="float">
            <text:p>16739130.43</text:p>
          </table:table-cell>
          <table:table-cell office:value-type="float" office:value="-74.80458832" calcext:value-type="float">
            <text:p>-74.80458832</text:p>
          </table:table-cell>
          <table:table-cell table:number-columns-repeated="3"/>
        </table:table-row>
        <table:table-row table:style-name="ro1">
          <table:table-cell office:value-type="float" office:value="16956521.74" calcext:value-type="float">
            <text:p>16956521.74</text:p>
          </table:table-cell>
          <table:table-cell office:value-type="float" office:value="-74.70775604" calcext:value-type="float">
            <text:p>-74.70775604</text:p>
          </table:table-cell>
          <table:table-cell table:number-columns-repeated="3"/>
        </table:table-row>
        <table:table-row table:style-name="ro1">
          <table:table-cell office:value-type="float" office:value="17173913.04" calcext:value-type="float">
            <text:p>17173913.04</text:p>
          </table:table-cell>
          <table:table-cell office:value-type="float" office:value="-74.76533508" calcext:value-type="float">
            <text:p>-74.76533508</text:p>
          </table:table-cell>
          <table:table-cell table:number-columns-repeated="3"/>
        </table:table-row>
        <table:table-row table:style-name="ro1">
          <table:table-cell office:value-type="float" office:value="17391304.35" calcext:value-type="float">
            <text:p>17391304.35</text:p>
          </table:table-cell>
          <table:table-cell office:value-type="float" office:value="-74.52245331" calcext:value-type="float">
            <text:p>-74.52245331</text:p>
          </table:table-cell>
          <table:table-cell table:number-columns-repeated="3"/>
        </table:table-row>
        <table:table-row table:style-name="ro1">
          <table:table-cell office:value-type="float" office:value="17608695.65" calcext:value-type="float">
            <text:p>17608695.65</text:p>
          </table:table-cell>
          <table:table-cell office:value-type="float" office:value="-74.51364136" calcext:value-type="float">
            <text:p>-74.51364136</text:p>
          </table:table-cell>
          <table:table-cell table:number-columns-repeated="3"/>
        </table:table-row>
        <table:table-row table:style-name="ro1">
          <table:table-cell office:value-type="float" office:value="17826086.96" calcext:value-type="float">
            <text:p>17826086.96</text:p>
          </table:table-cell>
          <table:table-cell office:value-type="float" office:value="-74.61588287" calcext:value-type="float">
            <text:p>-74.61588287</text:p>
          </table:table-cell>
          <table:table-cell table:number-columns-repeated="3"/>
        </table:table-row>
        <table:table-row table:style-name="ro1">
          <table:table-cell office:value-type="float" office:value="18043478.26" calcext:value-type="float">
            <text:p>18043478.26</text:p>
          </table:table-cell>
          <table:table-cell office:value-type="float" office:value="-74.65283203" calcext:value-type="float">
            <text:p>-74.65283203</text:p>
          </table:table-cell>
          <table:table-cell table:number-columns-repeated="3"/>
        </table:table-row>
        <table:table-row table:style-name="ro1">
          <table:table-cell office:value-type="float" office:value="18260869.57" calcext:value-type="float">
            <text:p>18260869.57</text:p>
          </table:table-cell>
          <table:table-cell office:value-type="float" office:value="-74.67179871" calcext:value-type="float">
            <text:p>-74.67179871</text:p>
          </table:table-cell>
          <table:table-cell table:number-columns-repeated="3"/>
        </table:table-row>
        <table:table-row table:style-name="ro1">
          <table:table-cell office:value-type="float" office:value="18478260.87" calcext:value-type="float">
            <text:p>18478260.87</text:p>
          </table:table-cell>
          <table:table-cell office:value-type="float" office:value="-74.66846466" calcext:value-type="float">
            <text:p>-74.66846466</text:p>
          </table:table-cell>
          <table:table-cell table:number-columns-repeated="3"/>
        </table:table-row>
        <table:table-row table:style-name="ro1">
          <table:table-cell office:value-type="float" office:value="18695652.17" calcext:value-type="float">
            <text:p>18695652.17</text:p>
          </table:table-cell>
          <table:table-cell office:value-type="float" office:value="-74.71987915" calcext:value-type="float">
            <text:p>-74.71987915</text:p>
          </table:table-cell>
          <table:table-cell table:number-columns-repeated="3"/>
        </table:table-row>
        <table:table-row table:style-name="ro1">
          <table:table-cell office:value-type="float" office:value="18913043.48" calcext:value-type="float">
            <text:p>18913043.48</text:p>
          </table:table-cell>
          <table:table-cell office:value-type="float" office:value="-74.70556641" calcext:value-type="float">
            <text:p>-74.70556641</text:p>
          </table:table-cell>
          <table:table-cell table:number-columns-repeated="3"/>
        </table:table-row>
        <table:table-row table:style-name="ro1">
          <table:table-cell office:value-type="float" office:value="19130434.78" calcext:value-type="float">
            <text:p>19130434.78</text:p>
          </table:table-cell>
          <table:table-cell office:value-type="float" office:value="-74.83413696" calcext:value-type="float">
            <text:p>-74.83413696</text:p>
          </table:table-cell>
          <table:table-cell table:number-columns-repeated="3"/>
        </table:table-row>
        <table:table-row table:style-name="ro1">
          <table:table-cell office:value-type="float" office:value="19347826.09" calcext:value-type="float">
            <text:p>19347826.09</text:p>
          </table:table-cell>
          <table:table-cell office:value-type="float" office:value="-74.80708313" calcext:value-type="float">
            <text:p>-74.80708313</text:p>
          </table:table-cell>
          <table:table-cell table:number-columns-repeated="3"/>
        </table:table-row>
        <table:table-row table:style-name="ro1">
          <table:table-cell office:value-type="float" office:value="19565217.39" calcext:value-type="float">
            <text:p>19565217.39</text:p>
          </table:table-cell>
          <table:table-cell office:value-type="float" office:value="-75.01626587" calcext:value-type="float">
            <text:p>-75.01626587</text:p>
          </table:table-cell>
          <table:table-cell table:number-columns-repeated="3"/>
        </table:table-row>
        <table:table-row table:style-name="ro1">
          <table:table-cell office:value-type="float" office:value="19782608.7" calcext:value-type="float">
            <text:p>19782608.7</text:p>
          </table:table-cell>
          <table:table-cell office:value-type="float" office:value="-74.86868286" calcext:value-type="float">
            <text:p>-74.86868286</text:p>
          </table:table-cell>
          <table:table-cell table:number-columns-repeated="3"/>
        </table:table-row>
        <table:table-row table:style-name="ro1">
          <table:table-cell office:value-type="float" office:value="20000000" calcext:value-type="float">
            <text:p>20000000</text:p>
          </table:table-cell>
          <table:table-cell office:value-type="float" office:value="-74.73960114" calcext:value-type="float">
            <text:p>-74.73960114</text:p>
          </table:table-cell>
          <table:table-cell table:number-columns-repeated="3"/>
        </table:table-row>
        <table:table-row table:style-name="ro1">
          <table:table-cell office:value-type="float" office:value="20217391.3" calcext:value-type="float">
            <text:p>20217391.3</text:p>
          </table:table-cell>
          <table:table-cell office:value-type="float" office:value="-74.92053223" calcext:value-type="float">
            <text:p>-74.92053223</text:p>
          </table:table-cell>
          <table:table-cell table:number-columns-repeated="3"/>
        </table:table-row>
        <table:table-row table:style-name="ro1">
          <table:table-cell office:value-type="float" office:value="20434782.61" calcext:value-type="float">
            <text:p>20434782.61</text:p>
          </table:table-cell>
          <table:table-cell office:value-type="float" office:value="-74.50350952" calcext:value-type="float">
            <text:p>-74.50350952</text:p>
          </table:table-cell>
          <table:table-cell table:number-columns-repeated="3"/>
        </table:table-row>
        <table:table-row table:style-name="ro1">
          <table:table-cell office:value-type="float" office:value="20652173.91" calcext:value-type="float">
            <text:p>20652173.91</text:p>
          </table:table-cell>
          <table:table-cell office:value-type="float" office:value="-74.56919861" calcext:value-type="float">
            <text:p>-74.56919861</text:p>
          </table:table-cell>
          <table:table-cell table:number-columns-repeated="3"/>
        </table:table-row>
        <table:table-row table:style-name="ro1">
          <table:table-cell office:value-type="float" office:value="20869565.22" calcext:value-type="float">
            <text:p>20869565.22</text:p>
          </table:table-cell>
          <table:table-cell office:value-type="float" office:value="-74.09099579" calcext:value-type="float">
            <text:p>-74.09099579</text:p>
          </table:table-cell>
          <table:table-cell table:number-columns-repeated="3"/>
        </table:table-row>
        <table:table-row table:style-name="ro1">
          <table:table-cell office:value-type="float" office:value="21086956.52" calcext:value-type="float">
            <text:p>21086956.52</text:p>
          </table:table-cell>
          <table:table-cell office:value-type="float" office:value="-74.15577698" calcext:value-type="float">
            <text:p>-74.15577698</text:p>
          </table:table-cell>
          <table:table-cell table:number-columns-repeated="3"/>
        </table:table-row>
        <table:table-row table:style-name="ro1">
          <table:table-cell office:value-type="float" office:value="21304347.83" calcext:value-type="float">
            <text:p>21304347.83</text:p>
          </table:table-cell>
          <table:table-cell office:value-type="float" office:value="-74.06822205" calcext:value-type="float">
            <text:p>-74.06822205</text:p>
          </table:table-cell>
          <table:table-cell table:number-columns-repeated="3"/>
        </table:table-row>
        <table:table-row table:style-name="ro1">
          <table:table-cell office:value-type="float" office:value="21521739.13" calcext:value-type="float">
            <text:p>21521739.13</text:p>
          </table:table-cell>
          <table:table-cell office:value-type="float" office:value="-74.14115906" calcext:value-type="float">
            <text:p>-74.14115906</text:p>
          </table:table-cell>
          <table:table-cell table:number-columns-repeated="3"/>
        </table:table-row>
        <table:table-row table:style-name="ro1">
          <table:table-cell office:value-type="float" office:value="21739130.43" calcext:value-type="float">
            <text:p>21739130.43</text:p>
          </table:table-cell>
          <table:table-cell office:value-type="float" office:value="-73.93875885" calcext:value-type="float">
            <text:p>-73.93875885</text:p>
          </table:table-cell>
          <table:table-cell table:number-columns-repeated="3"/>
        </table:table-row>
        <table:table-row table:style-name="ro1">
          <table:table-cell office:value-type="float" office:value="21956521.74" calcext:value-type="float">
            <text:p>21956521.74</text:p>
          </table:table-cell>
          <table:table-cell office:value-type="float" office:value="-74.11543274" calcext:value-type="float">
            <text:p>-74.11543274</text:p>
          </table:table-cell>
          <table:table-cell table:number-columns-repeated="3"/>
        </table:table-row>
        <table:table-row table:style-name="ro1">
          <table:table-cell office:value-type="float" office:value="22173913.04" calcext:value-type="float">
            <text:p>22173913.04</text:p>
          </table:table-cell>
          <table:table-cell office:value-type="float" office:value="-74.17171478" calcext:value-type="float">
            <text:p>-74.17171478</text:p>
          </table:table-cell>
          <table:table-cell table:number-columns-repeated="3"/>
        </table:table-row>
        <table:table-row table:style-name="ro1">
          <table:table-cell office:value-type="float" office:value="22391304.35" calcext:value-type="float">
            <text:p>22391304.35</text:p>
          </table:table-cell>
          <table:table-cell office:value-type="float" office:value="-74.67961121" calcext:value-type="float">
            <text:p>-74.67961121</text:p>
          </table:table-cell>
          <table:table-cell table:number-columns-repeated="3"/>
        </table:table-row>
        <table:table-row table:style-name="ro1">
          <table:table-cell office:value-type="float" office:value="22608695.65" calcext:value-type="float">
            <text:p>22608695.65</text:p>
          </table:table-cell>
          <table:table-cell office:value-type="float" office:value="-74.50859833" calcext:value-type="float">
            <text:p>-74.50859833</text:p>
          </table:table-cell>
          <table:table-cell table:number-columns-repeated="3"/>
        </table:table-row>
        <table:table-row table:style-name="ro1">
          <table:table-cell office:value-type="float" office:value="22826086.96" calcext:value-type="float">
            <text:p>22826086.96</text:p>
          </table:table-cell>
          <table:table-cell office:value-type="float" office:value="-74.78303528" calcext:value-type="float">
            <text:p>-74.78303528</text:p>
          </table:table-cell>
          <table:table-cell table:number-columns-repeated="3"/>
        </table:table-row>
        <table:table-row table:style-name="ro1">
          <table:table-cell office:value-type="float" office:value="23043478.26" calcext:value-type="float">
            <text:p>23043478.26</text:p>
          </table:table-cell>
          <table:table-cell office:value-type="float" office:value="-74.81018066" calcext:value-type="float">
            <text:p>-74.81018066</text:p>
          </table:table-cell>
          <table:table-cell table:number-columns-repeated="3"/>
        </table:table-row>
        <table:table-row table:style-name="ro1">
          <table:table-cell office:value-type="float" office:value="23260869.57" calcext:value-type="float">
            <text:p>23260869.57</text:p>
          </table:table-cell>
          <table:table-cell office:value-type="float" office:value="-74.97811127" calcext:value-type="float">
            <text:p>-74.97811127</text:p>
          </table:table-cell>
          <table:table-cell table:number-columns-repeated="3"/>
        </table:table-row>
        <table:table-row table:style-name="ro1">
          <table:table-cell office:value-type="float" office:value="23478260.87" calcext:value-type="float">
            <text:p>23478260.87</text:p>
          </table:table-cell>
          <table:table-cell office:value-type="float" office:value="-74.89678955" calcext:value-type="float">
            <text:p>-74.89678955</text:p>
          </table:table-cell>
          <table:table-cell table:number-columns-repeated="3"/>
        </table:table-row>
        <table:table-row table:style-name="ro1">
          <table:table-cell office:value-type="float" office:value="23695652.17" calcext:value-type="float">
            <text:p>23695652.17</text:p>
          </table:table-cell>
          <table:table-cell office:value-type="float" office:value="-74.85320282" calcext:value-type="float">
            <text:p>-74.85320282</text:p>
          </table:table-cell>
          <table:table-cell table:number-columns-repeated="3"/>
        </table:table-row>
        <table:table-row table:style-name="ro1">
          <table:table-cell office:value-type="float" office:value="23913043.48" calcext:value-type="float">
            <text:p>23913043.48</text:p>
          </table:table-cell>
          <table:table-cell office:value-type="float" office:value="-75.20948029" calcext:value-type="float">
            <text:p>-75.20948029</text:p>
          </table:table-cell>
          <table:table-cell table:number-columns-repeated="3"/>
        </table:table-row>
        <table:table-row table:style-name="ro1">
          <table:table-cell office:value-type="float" office:value="24130434.78" calcext:value-type="float">
            <text:p>24130434.78</text:p>
          </table:table-cell>
          <table:table-cell office:value-type="float" office:value="-74.98040771" calcext:value-type="float">
            <text:p>-74.98040771</text:p>
          </table:table-cell>
          <table:table-cell table:number-columns-repeated="3"/>
        </table:table-row>
        <table:table-row table:style-name="ro1">
          <table:table-cell office:value-type="float" office:value="24347826.09" calcext:value-type="float">
            <text:p>24347826.09</text:p>
          </table:table-cell>
          <table:table-cell office:value-type="float" office:value="-75.02329254" calcext:value-type="float">
            <text:p>-75.02329254</text:p>
          </table:table-cell>
          <table:table-cell table:number-columns-repeated="3"/>
        </table:table-row>
        <table:table-row table:style-name="ro1">
          <table:table-cell office:value-type="float" office:value="24565217.39" calcext:value-type="float">
            <text:p>24565217.39</text:p>
          </table:table-cell>
          <table:table-cell office:value-type="float" office:value="-74.9563446" calcext:value-type="float">
            <text:p>-74.9563446</text:p>
          </table:table-cell>
          <table:table-cell table:number-columns-repeated="3"/>
        </table:table-row>
        <table:table-row table:style-name="ro1">
          <table:table-cell office:value-type="float" office:value="24782608.7" calcext:value-type="float">
            <text:p>24782608.7</text:p>
          </table:table-cell>
          <table:table-cell office:value-type="float" office:value="-75.18509674" calcext:value-type="float">
            <text:p>-75.18509674</text:p>
          </table:table-cell>
          <table:table-cell table:number-columns-repeated="3"/>
        </table:table-row>
        <table:table-row table:style-name="ro1">
          <table:table-cell office:value-type="float" office:value="25000000" calcext:value-type="float">
            <text:p>25000000</text:p>
          </table:table-cell>
          <table:table-cell office:value-type="float" office:value="-75.03072357" calcext:value-type="float">
            <text:p>-75.03072357</text:p>
          </table:table-cell>
          <table:table-cell table:number-columns-repeated="3"/>
        </table:table-row>
        <table:table-row table:style-name="ro1">
          <table:table-cell office:value-type="float" office:value="25217391.3" calcext:value-type="float">
            <text:p>25217391.3</text:p>
          </table:table-cell>
          <table:table-cell office:value-type="float" office:value="-75.16007233" calcext:value-type="float">
            <text:p>-75.16007233</text:p>
          </table:table-cell>
          <table:table-cell table:number-columns-repeated="3"/>
        </table:table-row>
        <table:table-row table:style-name="ro1">
          <table:table-cell office:value-type="float" office:value="25434782.61" calcext:value-type="float">
            <text:p>25434782.61</text:p>
          </table:table-cell>
          <table:table-cell office:value-type="float" office:value="-75.20079041" calcext:value-type="float">
            <text:p>-75.20079041</text:p>
          </table:table-cell>
          <table:table-cell table:number-columns-repeated="3"/>
        </table:table-row>
        <table:table-row table:style-name="ro1">
          <table:table-cell office:value-type="float" office:value="25652173.91" calcext:value-type="float">
            <text:p>25652173.91</text:p>
          </table:table-cell>
          <table:table-cell office:value-type="float" office:value="-75.24390411" calcext:value-type="float">
            <text:p>-75.24390411</text:p>
          </table:table-cell>
          <table:table-cell table:number-columns-repeated="3"/>
        </table:table-row>
        <table:table-row table:style-name="ro1">
          <table:table-cell office:value-type="float" office:value="25869565.22" calcext:value-type="float">
            <text:p>25869565.22</text:p>
          </table:table-cell>
          <table:table-cell office:value-type="float" office:value="-75.21984863" calcext:value-type="float">
            <text:p>-75.21984863</text:p>
          </table:table-cell>
          <table:table-cell table:number-columns-repeated="3"/>
        </table:table-row>
        <table:table-row table:style-name="ro1">
          <table:table-cell office:value-type="float" office:value="26086956.52" calcext:value-type="float">
            <text:p>26086956.52</text:p>
          </table:table-cell>
          <table:table-cell office:value-type="float" office:value="-75.32772827" calcext:value-type="float">
            <text:p>-75.32772827</text:p>
          </table:table-cell>
          <table:table-cell table:number-columns-repeated="3"/>
        </table:table-row>
        <table:table-row table:style-name="ro1">
          <table:table-cell office:value-type="float" office:value="26304347.83" calcext:value-type="float">
            <text:p>26304347.83</text:p>
          </table:table-cell>
          <table:table-cell office:value-type="float" office:value="-75.2705307" calcext:value-type="float">
            <text:p>-75.2705307</text:p>
          </table:table-cell>
          <table:table-cell table:number-columns-repeated="3"/>
        </table:table-row>
        <table:table-row table:style-name="ro1">
          <table:table-cell office:value-type="float" office:value="26521739.13" calcext:value-type="float">
            <text:p>26521739.13</text:p>
          </table:table-cell>
          <table:table-cell office:value-type="float" office:value="-75.19189453" calcext:value-type="float">
            <text:p>-75.19189453</text:p>
          </table:table-cell>
          <table:table-cell table:number-columns-repeated="3"/>
        </table:table-row>
        <table:table-row table:style-name="ro1">
          <table:table-cell office:value-type="float" office:value="26739130.43" calcext:value-type="float">
            <text:p>26739130.43</text:p>
          </table:table-cell>
          <table:table-cell office:value-type="float" office:value="-75.1018219" calcext:value-type="float">
            <text:p>-75.1018219</text:p>
          </table:table-cell>
          <table:table-cell table:number-columns-repeated="3"/>
        </table:table-row>
        <table:table-row table:style-name="ro1">
          <table:table-cell office:value-type="float" office:value="26956521.74" calcext:value-type="float">
            <text:p>26956521.74</text:p>
          </table:table-cell>
          <table:table-cell office:value-type="float" office:value="-75.17933655" calcext:value-type="float">
            <text:p>-75.17933655</text:p>
          </table:table-cell>
          <table:table-cell table:number-columns-repeated="3"/>
        </table:table-row>
        <table:table-row table:style-name="ro1">
          <table:table-cell office:value-type="float" office:value="27173913.04" calcext:value-type="float">
            <text:p>27173913.04</text:p>
          </table:table-cell>
          <table:table-cell office:value-type="float" office:value="-75.12989807" calcext:value-type="float">
            <text:p>-75.12989807</text:p>
          </table:table-cell>
          <table:table-cell table:number-columns-repeated="3"/>
        </table:table-row>
        <table:table-row table:style-name="ro1">
          <table:table-cell office:value-type="float" office:value="27391304.35" calcext:value-type="float">
            <text:p>27391304.35</text:p>
          </table:table-cell>
          <table:table-cell office:value-type="float" office:value="-75.01308441" calcext:value-type="float">
            <text:p>-75.01308441</text:p>
          </table:table-cell>
          <table:table-cell table:number-columns-repeated="3"/>
        </table:table-row>
        <table:table-row table:style-name="ro1">
          <table:table-cell office:value-type="float" office:value="27608695.65" calcext:value-type="float">
            <text:p>27608695.65</text:p>
          </table:table-cell>
          <table:table-cell office:value-type="float" office:value="-74.98407745" calcext:value-type="float">
            <text:p>-74.98407745</text:p>
          </table:table-cell>
          <table:table-cell table:number-columns-repeated="3"/>
        </table:table-row>
        <table:table-row table:style-name="ro1">
          <table:table-cell office:value-type="float" office:value="27826086.96" calcext:value-type="float">
            <text:p>27826086.96</text:p>
          </table:table-cell>
          <table:table-cell office:value-type="float" office:value="-74.83209229" calcext:value-type="float">
            <text:p>-74.83209229</text:p>
          </table:table-cell>
          <table:table-cell table:number-columns-repeated="3"/>
        </table:table-row>
        <table:table-row table:style-name="ro1">
          <table:table-cell office:value-type="float" office:value="28043478.26" calcext:value-type="float">
            <text:p>28043478.26</text:p>
          </table:table-cell>
          <table:table-cell office:value-type="float" office:value="-74.92417908" calcext:value-type="float">
            <text:p>-74.92417908</text:p>
          </table:table-cell>
          <table:table-cell table:number-columns-repeated="3"/>
        </table:table-row>
        <table:table-row table:style-name="ro1">
          <table:table-cell office:value-type="float" office:value="28260869.57" calcext:value-type="float">
            <text:p>28260869.57</text:p>
          </table:table-cell>
          <table:table-cell office:value-type="float" office:value="-74.42441559" calcext:value-type="float">
            <text:p>-74.42441559</text:p>
          </table:table-cell>
          <table:table-cell table:number-columns-repeated="3"/>
        </table:table-row>
        <table:table-row table:style-name="ro1">
          <table:table-cell office:value-type="float" office:value="28478260.87" calcext:value-type="float">
            <text:p>28478260.87</text:p>
          </table:table-cell>
          <table:table-cell office:value-type="float" office:value="-74.86985779" calcext:value-type="float">
            <text:p>-74.86985779</text:p>
          </table:table-cell>
          <table:table-cell table:number-columns-repeated="3"/>
        </table:table-row>
        <table:table-row table:style-name="ro1">
          <table:table-cell office:value-type="float" office:value="28695652.17" calcext:value-type="float">
            <text:p>28695652.17</text:p>
          </table:table-cell>
          <table:table-cell office:value-type="float" office:value="-74.77632141" calcext:value-type="float">
            <text:p>-74.77632141</text:p>
          </table:table-cell>
          <table:table-cell table:number-columns-repeated="3"/>
        </table:table-row>
        <table:table-row table:style-name="ro1">
          <table:table-cell office:value-type="float" office:value="28913043.48" calcext:value-type="float">
            <text:p>28913043.48</text:p>
          </table:table-cell>
          <table:table-cell office:value-type="float" office:value="-75.0982132" calcext:value-type="float">
            <text:p>-75.0982132</text:p>
          </table:table-cell>
          <table:table-cell table:number-columns-repeated="3"/>
        </table:table-row>
        <table:table-row table:style-name="ro1">
          <table:table-cell office:value-type="float" office:value="29130434.78" calcext:value-type="float">
            <text:p>29130434.78</text:p>
          </table:table-cell>
          <table:table-cell office:value-type="float" office:value="-75.11460876" calcext:value-type="float">
            <text:p>-75.11460876</text:p>
          </table:table-cell>
          <table:table-cell table:number-columns-repeated="3"/>
        </table:table-row>
        <table:table-row table:style-name="ro1">
          <table:table-cell office:value-type="float" office:value="29347826.09" calcext:value-type="float">
            <text:p>29347826.09</text:p>
          </table:table-cell>
          <table:table-cell office:value-type="float" office:value="-75.2775116" calcext:value-type="float">
            <text:p>-75.2775116</text:p>
          </table:table-cell>
          <table:table-cell table:number-columns-repeated="3"/>
        </table:table-row>
        <table:table-row table:style-name="ro1">
          <table:table-cell office:value-type="float" office:value="29565217.39" calcext:value-type="float">
            <text:p>29565217.39</text:p>
          </table:table-cell>
          <table:table-cell office:value-type="float" office:value="-75.38092804" calcext:value-type="float">
            <text:p>-75.38092804</text:p>
          </table:table-cell>
          <table:table-cell table:number-columns-repeated="3"/>
        </table:table-row>
        <table:table-row table:style-name="ro1">
          <table:table-cell office:value-type="float" office:value="29782608.7" calcext:value-type="float">
            <text:p>29782608.7</text:p>
          </table:table-cell>
          <table:table-cell office:value-type="float" office:value="-75.14962006" calcext:value-type="float">
            <text:p>-75.14962006</text:p>
          </table:table-cell>
          <table:table-cell table:number-columns-repeated="3"/>
        </table:table-row>
        <table:table-row table:style-name="ro1">
          <table:table-cell office:value-type="float" office:value="30000000" calcext:value-type="float">
            <text:p>30000000</text:p>
          </table:table-cell>
          <table:table-cell office:value-type="float" office:value="-75.29376984" calcext:value-type="float">
            <text:p>-75.29376984</text:p>
          </table:table-cell>
          <table:table-cell table:number-columns-repeated="3"/>
        </table:table-row>
        <table:table-row table:style-name="ro1">
          <table:table-cell office:value-type="float" office:value="30217391.3" calcext:value-type="float">
            <text:p>30217391.3</text:p>
          </table:table-cell>
          <table:table-cell office:value-type="float" office:value="-75.4768219" calcext:value-type="float">
            <text:p>-75.4768219</text:p>
          </table:table-cell>
          <table:table-cell table:number-columns-repeated="3"/>
        </table:table-row>
        <table:table-row table:style-name="ro1">
          <table:table-cell office:value-type="float" office:value="30434782.61" calcext:value-type="float">
            <text:p>30434782.61</text:p>
          </table:table-cell>
          <table:table-cell office:value-type="float" office:value="-75.34470367" calcext:value-type="float">
            <text:p>-75.34470367</text:p>
          </table:table-cell>
          <table:table-cell table:number-columns-repeated="3"/>
        </table:table-row>
        <table:table-row table:style-name="ro1">
          <table:table-cell office:value-type="float" office:value="30652173.91" calcext:value-type="float">
            <text:p>30652173.91</text:p>
          </table:table-cell>
          <table:table-cell office:value-type="float" office:value="-75.55001068" calcext:value-type="float">
            <text:p>-75.55001068</text:p>
          </table:table-cell>
          <table:table-cell table:number-columns-repeated="3"/>
        </table:table-row>
        <table:table-row table:style-name="ro1">
          <table:table-cell office:value-type="float" office:value="30869565.22" calcext:value-type="float">
            <text:p>30869565.22</text:p>
          </table:table-cell>
          <table:table-cell office:value-type="float" office:value="-75.55253601" calcext:value-type="float">
            <text:p>-75.55253601</text:p>
          </table:table-cell>
          <table:table-cell table:number-columns-repeated="3"/>
        </table:table-row>
        <table:table-row table:style-name="ro1">
          <table:table-cell office:value-type="float" office:value="31086956.52" calcext:value-type="float">
            <text:p>31086956.52</text:p>
          </table:table-cell>
          <table:table-cell office:value-type="float" office:value="-75.22702026" calcext:value-type="float">
            <text:p>-75.22702026</text:p>
          </table:table-cell>
          <table:table-cell table:number-columns-repeated="3"/>
        </table:table-row>
        <table:table-row table:style-name="ro1">
          <table:table-cell office:value-type="float" office:value="31304347.83" calcext:value-type="float">
            <text:p>31304347.83</text:p>
          </table:table-cell>
          <table:table-cell office:value-type="float" office:value="-75.28870392" calcext:value-type="float">
            <text:p>-75.28870392</text:p>
          </table:table-cell>
          <table:table-cell table:number-columns-repeated="3"/>
        </table:table-row>
        <table:table-row table:style-name="ro1">
          <table:table-cell office:value-type="float" office:value="31521739.13" calcext:value-type="float">
            <text:p>31521739.13</text:p>
          </table:table-cell>
          <table:table-cell office:value-type="float" office:value="-75.28153992" calcext:value-type="float">
            <text:p>-75.28153992</text:p>
          </table:table-cell>
          <table:table-cell table:number-columns-repeated="3"/>
        </table:table-row>
        <table:table-row table:style-name="ro1">
          <table:table-cell office:value-type="float" office:value="31739130.43" calcext:value-type="float">
            <text:p>31739130.43</text:p>
          </table:table-cell>
          <table:table-cell office:value-type="float" office:value="-75.29032898" calcext:value-type="float">
            <text:p>-75.29032898</text:p>
          </table:table-cell>
          <table:table-cell table:number-columns-repeated="3"/>
        </table:table-row>
        <table:table-row table:style-name="ro1">
          <table:table-cell office:value-type="float" office:value="31956521.74" calcext:value-type="float">
            <text:p>31956521.74</text:p>
          </table:table-cell>
          <table:table-cell office:value-type="float" office:value="-75.18589783" calcext:value-type="float">
            <text:p>-75.18589783</text:p>
          </table:table-cell>
          <table:table-cell table:number-columns-repeated="3"/>
        </table:table-row>
        <table:table-row table:style-name="ro1">
          <table:table-cell office:value-type="float" office:value="32173913.04" calcext:value-type="float">
            <text:p>32173913.04</text:p>
          </table:table-cell>
          <table:table-cell office:value-type="float" office:value="-75.19290161" calcext:value-type="float">
            <text:p>-75.19290161</text:p>
          </table:table-cell>
          <table:table-cell table:number-columns-repeated="3"/>
        </table:table-row>
        <table:table-row table:style-name="ro1">
          <table:table-cell office:value-type="float" office:value="32391304.35" calcext:value-type="float">
            <text:p>32391304.35</text:p>
          </table:table-cell>
          <table:table-cell office:value-type="float" office:value="-75.38137054" calcext:value-type="float">
            <text:p>-75.38137054</text:p>
          </table:table-cell>
          <table:table-cell table:number-columns-repeated="3"/>
        </table:table-row>
        <table:table-row table:style-name="ro1">
          <table:table-cell office:value-type="float" office:value="32608695.65" calcext:value-type="float">
            <text:p>32608695.65</text:p>
          </table:table-cell>
          <table:table-cell office:value-type="float" office:value="-75.24396515" calcext:value-type="float">
            <text:p>-75.24396515</text:p>
          </table:table-cell>
          <table:table-cell table:number-columns-repeated="3"/>
        </table:table-row>
        <table:table-row table:style-name="ro1">
          <table:table-cell office:value-type="float" office:value="32826086.96" calcext:value-type="float">
            <text:p>32826086.96</text:p>
          </table:table-cell>
          <table:table-cell office:value-type="float" office:value="-75.30457306" calcext:value-type="float">
            <text:p>-75.30457306</text:p>
          </table:table-cell>
          <table:table-cell table:number-columns-repeated="3"/>
        </table:table-row>
        <table:table-row table:style-name="ro1">
          <table:table-cell office:value-type="float" office:value="33043478.26" calcext:value-type="float">
            <text:p>33043478.26</text:p>
          </table:table-cell>
          <table:table-cell office:value-type="float" office:value="-75.27786255" calcext:value-type="float">
            <text:p>-75.27786255</text:p>
          </table:table-cell>
          <table:table-cell table:number-columns-repeated="3"/>
        </table:table-row>
        <table:table-row table:style-name="ro1">
          <table:table-cell office:value-type="float" office:value="33260869.57" calcext:value-type="float">
            <text:p>33260869.57</text:p>
          </table:table-cell>
          <table:table-cell office:value-type="float" office:value="-75.43153381" calcext:value-type="float">
            <text:p>-75.43153381</text:p>
          </table:table-cell>
          <table:table-cell table:number-columns-repeated="3"/>
        </table:table-row>
        <table:table-row table:style-name="ro1">
          <table:table-cell office:value-type="float" office:value="33478260.87" calcext:value-type="float">
            <text:p>33478260.87</text:p>
          </table:table-cell>
          <table:table-cell office:value-type="float" office:value="-75.79907227" calcext:value-type="float">
            <text:p>-75.79907227</text:p>
          </table:table-cell>
          <table:table-cell table:number-columns-repeated="3"/>
        </table:table-row>
        <table:table-row table:style-name="ro1">
          <table:table-cell office:value-type="float" office:value="33695652.17" calcext:value-type="float">
            <text:p>33695652.17</text:p>
          </table:table-cell>
          <table:table-cell office:value-type="float" office:value="-75.62434387" calcext:value-type="float">
            <text:p>-75.62434387</text:p>
          </table:table-cell>
          <table:table-cell table:number-columns-repeated="3"/>
        </table:table-row>
        <table:table-row table:style-name="ro1">
          <table:table-cell office:value-type="float" office:value="33913043.48" calcext:value-type="float">
            <text:p>33913043.48</text:p>
          </table:table-cell>
          <table:table-cell office:value-type="float" office:value="-75.29951477" calcext:value-type="float">
            <text:p>-75.29951477</text:p>
          </table:table-cell>
          <table:table-cell table:number-columns-repeated="3"/>
        </table:table-row>
        <table:table-row table:style-name="ro1">
          <table:table-cell office:value-type="float" office:value="34130434.78" calcext:value-type="float">
            <text:p>34130434.78</text:p>
          </table:table-cell>
          <table:table-cell office:value-type="float" office:value="-75.28173828" calcext:value-type="float">
            <text:p>-75.28173828</text:p>
          </table:table-cell>
          <table:table-cell table:number-columns-repeated="3"/>
        </table:table-row>
        <table:table-row table:style-name="ro1">
          <table:table-cell office:value-type="float" office:value="34347826.09" calcext:value-type="float">
            <text:p>34347826.09</text:p>
          </table:table-cell>
          <table:table-cell office:value-type="float" office:value="-75.47701263" calcext:value-type="float">
            <text:p>-75.47701263</text:p>
          </table:table-cell>
          <table:table-cell table:number-columns-repeated="3"/>
        </table:table-row>
        <table:table-row table:style-name="ro1">
          <table:table-cell office:value-type="float" office:value="34565217.39" calcext:value-type="float">
            <text:p>34565217.39</text:p>
          </table:table-cell>
          <table:table-cell office:value-type="float" office:value="-75.33992767" calcext:value-type="float">
            <text:p>-75.33992767</text:p>
          </table:table-cell>
          <table:table-cell table:number-columns-repeated="3"/>
        </table:table-row>
        <table:table-row table:style-name="ro1">
          <table:table-cell office:value-type="float" office:value="34782608.7" calcext:value-type="float">
            <text:p>34782608.7</text:p>
          </table:table-cell>
          <table:table-cell office:value-type="float" office:value="-75.25595856" calcext:value-type="float">
            <text:p>-75.25595856</text:p>
          </table:table-cell>
          <table:table-cell table:number-columns-repeated="3"/>
        </table:table-row>
        <table:table-row table:style-name="ro1">
          <table:table-cell office:value-type="float" office:value="35000000" calcext:value-type="float">
            <text:p>35000000</text:p>
          </table:table-cell>
          <table:table-cell office:value-type="float" office:value="-75.34822083" calcext:value-type="float">
            <text:p>-75.34822083</text:p>
          </table:table-cell>
          <table:table-cell table:number-columns-repeated="3"/>
        </table:table-row>
        <table:table-row table:style-name="ro1">
          <table:table-cell office:value-type="float" office:value="35217391.3" calcext:value-type="float">
            <text:p>35217391.3</text:p>
          </table:table-cell>
          <table:table-cell office:value-type="float" office:value="-75.42404175" calcext:value-type="float">
            <text:p>-75.42404175</text:p>
          </table:table-cell>
          <table:table-cell table:number-columns-repeated="3"/>
        </table:table-row>
        <table:table-row table:style-name="ro1">
          <table:table-cell office:value-type="float" office:value="35434782.61" calcext:value-type="float">
            <text:p>35434782.61</text:p>
          </table:table-cell>
          <table:table-cell office:value-type="float" office:value="-75.14269257" calcext:value-type="float">
            <text:p>-75.14269257</text:p>
          </table:table-cell>
          <table:table-cell table:number-columns-repeated="3"/>
        </table:table-row>
        <table:table-row table:style-name="ro1">
          <table:table-cell office:value-type="float" office:value="35652173.91" calcext:value-type="float">
            <text:p>35652173.91</text:p>
          </table:table-cell>
          <table:table-cell office:value-type="float" office:value="-75.42372894" calcext:value-type="float">
            <text:p>-75.42372894</text:p>
          </table:table-cell>
          <table:table-cell table:number-columns-repeated="3"/>
        </table:table-row>
        <table:table-row table:style-name="ro1">
          <table:table-cell office:value-type="float" office:value="35869565.22" calcext:value-type="float">
            <text:p>35869565.22</text:p>
          </table:table-cell>
          <table:table-cell office:value-type="float" office:value="-75.36297607" calcext:value-type="float">
            <text:p>-75.36297607</text:p>
          </table:table-cell>
          <table:table-cell table:number-columns-repeated="3"/>
        </table:table-row>
        <table:table-row table:style-name="ro1">
          <table:table-cell office:value-type="float" office:value="36086956.52" calcext:value-type="float">
            <text:p>36086956.52</text:p>
          </table:table-cell>
          <table:table-cell office:value-type="float" office:value="-75.24450684" calcext:value-type="float">
            <text:p>-75.24450684</text:p>
          </table:table-cell>
          <table:table-cell table:number-columns-repeated="3"/>
        </table:table-row>
        <table:table-row table:style-name="ro1">
          <table:table-cell office:value-type="float" office:value="36304347.83" calcext:value-type="float">
            <text:p>36304347.83</text:p>
          </table:table-cell>
          <table:table-cell office:value-type="float" office:value="-75.44288635" calcext:value-type="float">
            <text:p>-75.44288635</text:p>
          </table:table-cell>
          <table:table-cell table:number-columns-repeated="3"/>
        </table:table-row>
        <table:table-row table:style-name="ro1">
          <table:table-cell office:value-type="float" office:value="36521739.13" calcext:value-type="float">
            <text:p>36521739.13</text:p>
          </table:table-cell>
          <table:table-cell office:value-type="float" office:value="-75.49881744" calcext:value-type="float">
            <text:p>-75.49881744</text:p>
          </table:table-cell>
          <table:table-cell table:number-columns-repeated="3"/>
        </table:table-row>
        <table:table-row table:style-name="ro1">
          <table:table-cell office:value-type="float" office:value="36739130.43" calcext:value-type="float">
            <text:p>36739130.43</text:p>
          </table:table-cell>
          <table:table-cell office:value-type="float" office:value="-75.51024628" calcext:value-type="float">
            <text:p>-75.51024628</text:p>
          </table:table-cell>
          <table:table-cell table:number-columns-repeated="3"/>
        </table:table-row>
        <table:table-row table:style-name="ro1">
          <table:table-cell office:value-type="float" office:value="36956521.74" calcext:value-type="float">
            <text:p>36956521.74</text:p>
          </table:table-cell>
          <table:table-cell office:value-type="float" office:value="-75.45861816" calcext:value-type="float">
            <text:p>-75.45861816</text:p>
          </table:table-cell>
          <table:table-cell table:number-columns-repeated="3"/>
        </table:table-row>
        <table:table-row table:style-name="ro1">
          <table:table-cell office:value-type="float" office:value="37173913.04" calcext:value-type="float">
            <text:p>37173913.04</text:p>
          </table:table-cell>
          <table:table-cell office:value-type="float" office:value="-75.67771912" calcext:value-type="float">
            <text:p>-75.67771912</text:p>
          </table:table-cell>
          <table:table-cell table:number-columns-repeated="3"/>
        </table:table-row>
        <table:table-row table:style-name="ro1">
          <table:table-cell office:value-type="float" office:value="37391304.35" calcext:value-type="float">
            <text:p>37391304.35</text:p>
          </table:table-cell>
          <table:table-cell office:value-type="float" office:value="-75.5827179" calcext:value-type="float">
            <text:p>-75.5827179</text:p>
          </table:table-cell>
          <table:table-cell table:number-columns-repeated="3"/>
        </table:table-row>
        <table:table-row table:style-name="ro1">
          <table:table-cell office:value-type="float" office:value="37608695.65" calcext:value-type="float">
            <text:p>37608695.65</text:p>
          </table:table-cell>
          <table:table-cell office:value-type="float" office:value="-75.6685791" calcext:value-type="float">
            <text:p>-75.6685791</text:p>
          </table:table-cell>
          <table:table-cell table:number-columns-repeated="3"/>
        </table:table-row>
        <table:table-row table:style-name="ro1">
          <table:table-cell office:value-type="float" office:value="37826086.96" calcext:value-type="float">
            <text:p>37826086.96</text:p>
          </table:table-cell>
          <table:table-cell office:value-type="float" office:value="-75.57535553" calcext:value-type="float">
            <text:p>-75.57535553</text:p>
          </table:table-cell>
          <table:table-cell table:number-columns-repeated="3"/>
        </table:table-row>
        <table:table-row table:style-name="ro1">
          <table:table-cell office:value-type="float" office:value="38043478.26" calcext:value-type="float">
            <text:p>38043478.26</text:p>
          </table:table-cell>
          <table:table-cell office:value-type="float" office:value="-75.67564392" calcext:value-type="float">
            <text:p>-75.67564392</text:p>
          </table:table-cell>
          <table:table-cell table:number-columns-repeated="3"/>
        </table:table-row>
        <table:table-row table:style-name="ro1">
          <table:table-cell office:value-type="float" office:value="38260869.57" calcext:value-type="float">
            <text:p>38260869.57</text:p>
          </table:table-cell>
          <table:table-cell office:value-type="float" office:value="-75.64781952" calcext:value-type="float">
            <text:p>-75.64781952</text:p>
          </table:table-cell>
          <table:table-cell table:number-columns-repeated="3"/>
        </table:table-row>
        <table:table-row table:style-name="ro1">
          <table:table-cell office:value-type="float" office:value="38478260.87" calcext:value-type="float">
            <text:p>38478260.87</text:p>
          </table:table-cell>
          <table:table-cell office:value-type="float" office:value="-75.71648407" calcext:value-type="float">
            <text:p>-75.71648407</text:p>
          </table:table-cell>
          <table:table-cell table:number-columns-repeated="3"/>
        </table:table-row>
        <table:table-row table:style-name="ro1">
          <table:table-cell office:value-type="float" office:value="38695652.17" calcext:value-type="float">
            <text:p>38695652.17</text:p>
          </table:table-cell>
          <table:table-cell office:value-type="float" office:value="-75.79234314" calcext:value-type="float">
            <text:p>-75.79234314</text:p>
          </table:table-cell>
          <table:table-cell table:number-columns-repeated="3"/>
        </table:table-row>
        <table:table-row table:style-name="ro1">
          <table:table-cell office:value-type="float" office:value="38913043.48" calcext:value-type="float">
            <text:p>38913043.48</text:p>
          </table:table-cell>
          <table:table-cell office:value-type="float" office:value="-75.73300171" calcext:value-type="float">
            <text:p>-75.73300171</text:p>
          </table:table-cell>
          <table:table-cell table:number-columns-repeated="3"/>
        </table:table-row>
        <table:table-row table:style-name="ro1">
          <table:table-cell office:value-type="float" office:value="39130434.78" calcext:value-type="float">
            <text:p>39130434.78</text:p>
          </table:table-cell>
          <table:table-cell office:value-type="float" office:value="-75.57887268" calcext:value-type="float">
            <text:p>-75.57887268</text:p>
          </table:table-cell>
          <table:table-cell table:number-columns-repeated="3"/>
        </table:table-row>
        <table:table-row table:style-name="ro1">
          <table:table-cell office:value-type="float" office:value="39347826.09" calcext:value-type="float">
            <text:p>39347826.09</text:p>
          </table:table-cell>
          <table:table-cell office:value-type="float" office:value="-75.62149811" calcext:value-type="float">
            <text:p>-75.62149811</text:p>
          </table:table-cell>
          <table:table-cell table:number-columns-repeated="3"/>
        </table:table-row>
        <table:table-row table:style-name="ro1">
          <table:table-cell office:value-type="float" office:value="39565217.39" calcext:value-type="float">
            <text:p>39565217.39</text:p>
          </table:table-cell>
          <table:table-cell office:value-type="float" office:value="-75.83265686" calcext:value-type="float">
            <text:p>-75.83265686</text:p>
          </table:table-cell>
          <table:table-cell table:number-columns-repeated="3"/>
        </table:table-row>
        <table:table-row table:style-name="ro1">
          <table:table-cell office:value-type="float" office:value="39782608.7" calcext:value-type="float">
            <text:p>39782608.7</text:p>
          </table:table-cell>
          <table:table-cell office:value-type="float" office:value="-75.59164429" calcext:value-type="float">
            <text:p>-75.59164429</text:p>
          </table:table-cell>
          <table:table-cell table:number-columns-repeated="3"/>
        </table:table-row>
        <table:table-row table:style-name="ro1">
          <table:table-cell office:value-type="float" office:value="40000000" calcext:value-type="float">
            <text:p>40000000</text:p>
          </table:table-cell>
          <table:table-cell office:value-type="float" office:value="-75.66737366" calcext:value-type="float">
            <text:p>-75.66737366</text:p>
          </table:table-cell>
          <table:table-cell table:number-columns-repeated="3"/>
        </table:table-row>
        <table:table-row table:style-name="ro1">
          <table:table-cell office:value-type="float" office:value="40217391.3" calcext:value-type="float">
            <text:p>40217391.3</text:p>
          </table:table-cell>
          <table:table-cell office:value-type="float" office:value="-75.8036499" calcext:value-type="float">
            <text:p>-75.8036499</text:p>
          </table:table-cell>
          <table:table-cell table:number-columns-repeated="3"/>
        </table:table-row>
        <table:table-row table:style-name="ro1">
          <table:table-cell office:value-type="float" office:value="40434782.61" calcext:value-type="float">
            <text:p>40434782.61</text:p>
          </table:table-cell>
          <table:table-cell office:value-type="float" office:value="-75.84654236" calcext:value-type="float">
            <text:p>-75.84654236</text:p>
          </table:table-cell>
          <table:table-cell table:number-columns-repeated="3"/>
        </table:table-row>
        <table:table-row table:style-name="ro1">
          <table:table-cell office:value-type="float" office:value="40652173.91" calcext:value-type="float">
            <text:p>40652173.91</text:p>
          </table:table-cell>
          <table:table-cell office:value-type="float" office:value="-75.99884033" calcext:value-type="float">
            <text:p>-75.99884033</text:p>
          </table:table-cell>
          <table:table-cell table:number-columns-repeated="3"/>
        </table:table-row>
        <table:table-row table:style-name="ro1">
          <table:table-cell office:value-type="float" office:value="40869565.22" calcext:value-type="float">
            <text:p>40869565.22</text:p>
          </table:table-cell>
          <table:table-cell office:value-type="float" office:value="-76.07661438" calcext:value-type="float">
            <text:p>-76.07661438</text:p>
          </table:table-cell>
          <table:table-cell table:number-columns-repeated="3"/>
        </table:table-row>
        <table:table-row table:style-name="ro1">
          <table:table-cell office:value-type="float" office:value="41086956.52" calcext:value-type="float">
            <text:p>41086956.52</text:p>
          </table:table-cell>
          <table:table-cell office:value-type="float" office:value="-75.85270691" calcext:value-type="float">
            <text:p>-75.85270691</text:p>
          </table:table-cell>
          <table:table-cell table:number-columns-repeated="3"/>
        </table:table-row>
        <table:table-row table:style-name="ro1">
          <table:table-cell office:value-type="float" office:value="41304347.83" calcext:value-type="float">
            <text:p>41304347.83</text:p>
          </table:table-cell>
          <table:table-cell office:value-type="float" office:value="-75.88558197" calcext:value-type="float">
            <text:p>-75.88558197</text:p>
          </table:table-cell>
          <table:table-cell table:number-columns-repeated="3"/>
        </table:table-row>
        <table:table-row table:style-name="ro1">
          <table:table-cell office:value-type="float" office:value="41521739.13" calcext:value-type="float">
            <text:p>41521739.13</text:p>
          </table:table-cell>
          <table:table-cell office:value-type="float" office:value="-75.98947906" calcext:value-type="float">
            <text:p>-75.98947906</text:p>
          </table:table-cell>
          <table:table-cell table:number-columns-repeated="3"/>
        </table:table-row>
        <table:table-row table:style-name="ro1">
          <table:table-cell office:value-type="float" office:value="41739130.43" calcext:value-type="float">
            <text:p>41739130.43</text:p>
          </table:table-cell>
          <table:table-cell office:value-type="float" office:value="-75.93548584" calcext:value-type="float">
            <text:p>-75.93548584</text:p>
          </table:table-cell>
          <table:table-cell table:number-columns-repeated="3"/>
        </table:table-row>
        <table:table-row table:style-name="ro1">
          <table:table-cell office:value-type="float" office:value="41956521.74" calcext:value-type="float">
            <text:p>41956521.74</text:p>
          </table:table-cell>
          <table:table-cell office:value-type="float" office:value="-75.96482849" calcext:value-type="float">
            <text:p>-75.96482849</text:p>
          </table:table-cell>
          <table:table-cell table:number-columns-repeated="3"/>
        </table:table-row>
        <table:table-row table:style-name="ro1">
          <table:table-cell office:value-type="float" office:value="42173913.04" calcext:value-type="float">
            <text:p>42173913.04</text:p>
          </table:table-cell>
          <table:table-cell office:value-type="float" office:value="-76.05686188" calcext:value-type="float">
            <text:p>-76.05686188</text:p>
          </table:table-cell>
          <table:table-cell table:number-columns-repeated="3"/>
        </table:table-row>
        <table:table-row table:style-name="ro1">
          <table:table-cell office:value-type="float" office:value="42391304.35" calcext:value-type="float">
            <text:p>42391304.35</text:p>
          </table:table-cell>
          <table:table-cell office:value-type="float" office:value="-76.03089905" calcext:value-type="float">
            <text:p>-76.03089905</text:p>
          </table:table-cell>
          <table:table-cell table:number-columns-repeated="3"/>
        </table:table-row>
        <table:table-row table:style-name="ro1">
          <table:table-cell office:value-type="float" office:value="42608695.65" calcext:value-type="float">
            <text:p>42608695.65</text:p>
          </table:table-cell>
          <table:table-cell office:value-type="float" office:value="-76.04064178" calcext:value-type="float">
            <text:p>-76.04064178</text:p>
          </table:table-cell>
          <table:table-cell table:number-columns-repeated="3"/>
        </table:table-row>
        <table:table-row table:style-name="ro1">
          <table:table-cell office:value-type="float" office:value="42826086.96" calcext:value-type="float">
            <text:p>42826086.96</text:p>
          </table:table-cell>
          <table:table-cell office:value-type="float" office:value="-76.10554504" calcext:value-type="float">
            <text:p>-76.10554504</text:p>
          </table:table-cell>
          <table:table-cell table:number-columns-repeated="3"/>
        </table:table-row>
        <table:table-row table:style-name="ro1">
          <table:table-cell office:value-type="float" office:value="43043478.26" calcext:value-type="float">
            <text:p>43043478.26</text:p>
          </table:table-cell>
          <table:table-cell office:value-type="float" office:value="-76.1422348" calcext:value-type="float">
            <text:p>-76.1422348</text:p>
          </table:table-cell>
          <table:table-cell table:number-columns-repeated="3"/>
        </table:table-row>
        <table:table-row table:style-name="ro1">
          <table:table-cell office:value-type="float" office:value="43260869.57" calcext:value-type="float">
            <text:p>43260869.57</text:p>
          </table:table-cell>
          <table:table-cell office:value-type="float" office:value="-76.09374237" calcext:value-type="float">
            <text:p>-76.09374237</text:p>
          </table:table-cell>
          <table:table-cell table:number-columns-repeated="3"/>
        </table:table-row>
        <table:table-row table:style-name="ro1">
          <table:table-cell office:value-type="float" office:value="43478260.87" calcext:value-type="float">
            <text:p>43478260.87</text:p>
          </table:table-cell>
          <table:table-cell office:value-type="float" office:value="-76.02693176" calcext:value-type="float">
            <text:p>-76.02693176</text:p>
          </table:table-cell>
          <table:table-cell table:number-columns-repeated="3"/>
        </table:table-row>
        <table:table-row table:style-name="ro1">
          <table:table-cell office:value-type="float" office:value="43695652.17" calcext:value-type="float">
            <text:p>43695652.17</text:p>
          </table:table-cell>
          <table:table-cell office:value-type="float" office:value="-76.32301331" calcext:value-type="float">
            <text:p>-76.32301331</text:p>
          </table:table-cell>
          <table:table-cell table:number-columns-repeated="3"/>
        </table:table-row>
        <table:table-row table:style-name="ro1">
          <table:table-cell office:value-type="float" office:value="43913043.48" calcext:value-type="float">
            <text:p>43913043.48</text:p>
          </table:table-cell>
          <table:table-cell office:value-type="float" office:value="-76.48930359" calcext:value-type="float">
            <text:p>-76.48930359</text:p>
          </table:table-cell>
          <table:table-cell table:number-columns-repeated="3"/>
        </table:table-row>
        <table:table-row table:style-name="ro1">
          <table:table-cell office:value-type="float" office:value="44130434.78" calcext:value-type="float">
            <text:p>44130434.78</text:p>
          </table:table-cell>
          <table:table-cell office:value-type="float" office:value="-76.38404846" calcext:value-type="float">
            <text:p>-76.38404846</text:p>
          </table:table-cell>
          <table:table-cell table:number-columns-repeated="3"/>
        </table:table-row>
        <table:table-row table:style-name="ro1">
          <table:table-cell office:value-type="float" office:value="44347826.09" calcext:value-type="float">
            <text:p>44347826.09</text:p>
          </table:table-cell>
          <table:table-cell office:value-type="float" office:value="-76.52762604" calcext:value-type="float">
            <text:p>-76.52762604</text:p>
          </table:table-cell>
          <table:table-cell table:number-columns-repeated="3"/>
        </table:table-row>
        <table:table-row table:style-name="ro1">
          <table:table-cell office:value-type="float" office:value="44565217.39" calcext:value-type="float">
            <text:p>44565217.39</text:p>
          </table:table-cell>
          <table:table-cell office:value-type="float" office:value="-76.40153503" calcext:value-type="float">
            <text:p>-76.40153503</text:p>
          </table:table-cell>
          <table:table-cell table:number-columns-repeated="3"/>
        </table:table-row>
        <table:table-row table:style-name="ro1">
          <table:table-cell office:value-type="float" office:value="44782608.7" calcext:value-type="float">
            <text:p>44782608.7</text:p>
          </table:table-cell>
          <table:table-cell office:value-type="float" office:value="-76.56923676" calcext:value-type="float">
            <text:p>-76.56923676</text:p>
          </table:table-cell>
          <table:table-cell table:number-columns-repeated="3"/>
        </table:table-row>
        <table:table-row table:style-name="ro1">
          <table:table-cell office:value-type="float" office:value="45000000" calcext:value-type="float">
            <text:p>45000000</text:p>
          </table:table-cell>
          <table:table-cell office:value-type="float" office:value="-76.62120056" calcext:value-type="float">
            <text:p>-76.62120056</text:p>
          </table:table-cell>
          <table:table-cell table:number-columns-repeated="3"/>
        </table:table-row>
        <table:table-row table:style-name="ro1">
          <table:table-cell office:value-type="float" office:value="45217391.3" calcext:value-type="float">
            <text:p>45217391.3</text:p>
          </table:table-cell>
          <table:table-cell office:value-type="float" office:value="-76.56704712" calcext:value-type="float">
            <text:p>-76.56704712</text:p>
          </table:table-cell>
          <table:table-cell table:number-columns-repeated="3"/>
        </table:table-row>
        <table:table-row table:style-name="ro1">
          <table:table-cell office:value-type="float" office:value="45434782.61" calcext:value-type="float">
            <text:p>45434782.61</text:p>
          </table:table-cell>
          <table:table-cell office:value-type="float" office:value="-76.78203583" calcext:value-type="float">
            <text:p>-76.78203583</text:p>
          </table:table-cell>
          <table:table-cell table:number-columns-repeated="3"/>
        </table:table-row>
        <table:table-row table:style-name="ro1">
          <table:table-cell office:value-type="float" office:value="45652173.91" calcext:value-type="float">
            <text:p>45652173.91</text:p>
          </table:table-cell>
          <table:table-cell office:value-type="float" office:value="-76.76999664" calcext:value-type="float">
            <text:p>-76.76999664</text:p>
          </table:table-cell>
          <table:table-cell table:number-columns-repeated="3"/>
        </table:table-row>
        <table:table-row table:style-name="ro1">
          <table:table-cell office:value-type="float" office:value="45869565.22" calcext:value-type="float">
            <text:p>45869565.22</text:p>
          </table:table-cell>
          <table:table-cell office:value-type="float" office:value="-76.70796967" calcext:value-type="float">
            <text:p>-76.70796967</text:p>
          </table:table-cell>
          <table:table-cell table:number-columns-repeated="3"/>
        </table:table-row>
        <table:table-row table:style-name="ro1">
          <table:table-cell office:value-type="float" office:value="46086956.52" calcext:value-type="float">
            <text:p>46086956.52</text:p>
          </table:table-cell>
          <table:table-cell office:value-type="float" office:value="-76.84823608" calcext:value-type="float">
            <text:p>-76.84823608</text:p>
          </table:table-cell>
          <table:table-cell table:number-columns-repeated="3"/>
        </table:table-row>
        <table:table-row table:style-name="ro1">
          <table:table-cell office:value-type="float" office:value="46304347.83" calcext:value-type="float">
            <text:p>46304347.83</text:p>
          </table:table-cell>
          <table:table-cell office:value-type="float" office:value="-76.86938477" calcext:value-type="float">
            <text:p>-76.86938477</text:p>
          </table:table-cell>
          <table:table-cell table:number-columns-repeated="3"/>
        </table:table-row>
        <table:table-row table:style-name="ro1">
          <table:table-cell office:value-type="float" office:value="46521739.13" calcext:value-type="float">
            <text:p>46521739.13</text:p>
          </table:table-cell>
          <table:table-cell office:value-type="float" office:value="-76.7841568" calcext:value-type="float">
            <text:p>-76.7841568</text:p>
          </table:table-cell>
          <table:table-cell table:number-columns-repeated="3"/>
        </table:table-row>
        <table:table-row table:style-name="ro1">
          <table:table-cell office:value-type="float" office:value="46739130.43" calcext:value-type="float">
            <text:p>46739130.43</text:p>
          </table:table-cell>
          <table:table-cell office:value-type="float" office:value="-77.14933777" calcext:value-type="float">
            <text:p>-77.14933777</text:p>
          </table:table-cell>
          <table:table-cell table:number-columns-repeated="3"/>
        </table:table-row>
        <table:table-row table:style-name="ro1">
          <table:table-cell office:value-type="float" office:value="46956521.74" calcext:value-type="float">
            <text:p>46956521.74</text:p>
          </table:table-cell>
          <table:table-cell office:value-type="float" office:value="-76.98455811" calcext:value-type="float">
            <text:p>-76.98455811</text:p>
          </table:table-cell>
          <table:table-cell table:number-columns-repeated="3"/>
        </table:table-row>
        <table:table-row table:style-name="ro1">
          <table:table-cell office:value-type="float" office:value="47173913.04" calcext:value-type="float">
            <text:p>47173913.04</text:p>
          </table:table-cell>
          <table:table-cell office:value-type="float" office:value="-77.02600098" calcext:value-type="float">
            <text:p>-77.02600098</text:p>
          </table:table-cell>
          <table:table-cell table:number-columns-repeated="3"/>
        </table:table-row>
        <table:table-row table:style-name="ro1">
          <table:table-cell office:value-type="float" office:value="47391304.35" calcext:value-type="float">
            <text:p>47391304.35</text:p>
          </table:table-cell>
          <table:table-cell office:value-type="float" office:value="-77.34243011" calcext:value-type="float">
            <text:p>-77.34243011</text:p>
          </table:table-cell>
          <table:table-cell table:number-columns-repeated="3"/>
        </table:table-row>
        <table:table-row table:style-name="ro1">
          <table:table-cell office:value-type="float" office:value="47608695.65" calcext:value-type="float">
            <text:p>47608695.65</text:p>
          </table:table-cell>
          <table:table-cell office:value-type="float" office:value="-77.32304382" calcext:value-type="float">
            <text:p>-77.32304382</text:p>
          </table:table-cell>
          <table:table-cell table:number-columns-repeated="3"/>
        </table:table-row>
        <table:table-row table:style-name="ro1">
          <table:table-cell office:value-type="float" office:value="47826086.96" calcext:value-type="float">
            <text:p>47826086.96</text:p>
          </table:table-cell>
          <table:table-cell office:value-type="float" office:value="-77.25299072" calcext:value-type="float">
            <text:p>-77.25299072</text:p>
          </table:table-cell>
          <table:table-cell table:number-columns-repeated="3"/>
        </table:table-row>
        <table:table-row table:style-name="ro1">
          <table:table-cell office:value-type="float" office:value="48043478.26" calcext:value-type="float">
            <text:p>48043478.26</text:p>
          </table:table-cell>
          <table:table-cell office:value-type="float" office:value="-77.20028687" calcext:value-type="float">
            <text:p>-77.20028687</text:p>
          </table:table-cell>
          <table:table-cell table:number-columns-repeated="3"/>
        </table:table-row>
        <table:table-row table:style-name="ro1">
          <table:table-cell office:value-type="float" office:value="48260869.57" calcext:value-type="float">
            <text:p>48260869.57</text:p>
          </table:table-cell>
          <table:table-cell office:value-type="float" office:value="-77.40844727" calcext:value-type="float">
            <text:p>-77.40844727</text:p>
          </table:table-cell>
          <table:table-cell table:number-columns-repeated="3"/>
        </table:table-row>
        <table:table-row table:style-name="ro1">
          <table:table-cell office:value-type="float" office:value="48478260.87" calcext:value-type="float">
            <text:p>48478260.87</text:p>
          </table:table-cell>
          <table:table-cell office:value-type="float" office:value="-77.43873596" calcext:value-type="float">
            <text:p>-77.43873596</text:p>
          </table:table-cell>
          <table:table-cell table:number-columns-repeated="3"/>
        </table:table-row>
        <table:table-row table:style-name="ro1">
          <table:table-cell office:value-type="float" office:value="48695652.17" calcext:value-type="float">
            <text:p>48695652.17</text:p>
          </table:table-cell>
          <table:table-cell office:value-type="float" office:value="-77.47075653" calcext:value-type="float">
            <text:p>-77.47075653</text:p>
          </table:table-cell>
          <table:table-cell table:number-columns-repeated="3"/>
        </table:table-row>
        <table:table-row table:style-name="ro1">
          <table:table-cell office:value-type="float" office:value="48913043.48" calcext:value-type="float">
            <text:p>48913043.48</text:p>
          </table:table-cell>
          <table:table-cell office:value-type="float" office:value="-77.41386414" calcext:value-type="float">
            <text:p>-77.41386414</text:p>
          </table:table-cell>
          <table:table-cell table:number-columns-repeated="3"/>
        </table:table-row>
        <table:table-row table:style-name="ro1">
          <table:table-cell office:value-type="float" office:value="49130434.78" calcext:value-type="float">
            <text:p>49130434.78</text:p>
          </table:table-cell>
          <table:table-cell office:value-type="float" office:value="-77.70405579" calcext:value-type="float">
            <text:p>-77.70405579</text:p>
          </table:table-cell>
          <table:table-cell table:number-columns-repeated="3"/>
        </table:table-row>
        <table:table-row table:style-name="ro1">
          <table:table-cell office:value-type="float" office:value="49347826.09" calcext:value-type="float">
            <text:p>49347826.09</text:p>
          </table:table-cell>
          <table:table-cell office:value-type="float" office:value="-77.42048645" calcext:value-type="float">
            <text:p>-77.42048645</text:p>
          </table:table-cell>
          <table:table-cell table:number-columns-repeated="3"/>
        </table:table-row>
        <table:table-row table:style-name="ro1">
          <table:table-cell office:value-type="float" office:value="49565217.39" calcext:value-type="float">
            <text:p>49565217.39</text:p>
          </table:table-cell>
          <table:table-cell office:value-type="float" office:value="-77.71780396" calcext:value-type="float">
            <text:p>-77.71780396</text:p>
          </table:table-cell>
          <table:table-cell table:number-columns-repeated="3"/>
        </table:table-row>
        <table:table-row table:style-name="ro1">
          <table:table-cell office:value-type="float" office:value="49782608.7" calcext:value-type="float">
            <text:p>49782608.7</text:p>
          </table:table-cell>
          <table:table-cell office:value-type="float" office:value="-77.70635986" calcext:value-type="float">
            <text:p>-77.70635986</text:p>
          </table:table-cell>
          <table:table-cell table:number-columns-repeated="3"/>
        </table:table-row>
        <table:table-row table:style-name="ro1">
          <table:table-cell office:value-type="float" office:value="50000000" calcext:value-type="float">
            <text:p>50000000</text:p>
          </table:table-cell>
          <table:table-cell office:value-type="float" office:value="-77.85366821" calcext:value-type="float">
            <text:p>-77.85366821</text:p>
          </table:table-cell>
          <table:table-cell table:number-columns-repeated="3"/>
        </table:table-row>
        <table:table-row table:style-name="ro1">
          <table:table-cell office:value-type="float" office:value="50217391.3" calcext:value-type="float">
            <text:p>50217391.3</text:p>
          </table:table-cell>
          <table:table-cell office:value-type="float" office:value="-77.75556946" calcext:value-type="float">
            <text:p>-77.75556946</text:p>
          </table:table-cell>
          <table:table-cell table:number-columns-repeated="3"/>
        </table:table-row>
        <table:table-row table:style-name="ro1">
          <table:table-cell office:value-type="float" office:value="50434782.61" calcext:value-type="float">
            <text:p>50434782.61</text:p>
          </table:table-cell>
          <table:table-cell office:value-type="float" office:value="-77.92243958" calcext:value-type="float">
            <text:p>-77.92243958</text:p>
          </table:table-cell>
          <table:table-cell table:number-columns-repeated="3"/>
        </table:table-row>
        <table:table-row table:style-name="ro1">
          <table:table-cell office:value-type="float" office:value="50652173.91" calcext:value-type="float">
            <text:p>50652173.91</text:p>
          </table:table-cell>
          <table:table-cell office:value-type="float" office:value="-78.14931488" calcext:value-type="float">
            <text:p>-78.14931488</text:p>
          </table:table-cell>
          <table:table-cell table:number-columns-repeated="3"/>
        </table:table-row>
        <table:table-row table:style-name="ro1">
          <table:table-cell office:value-type="float" office:value="50869565.22" calcext:value-type="float">
            <text:p>50869565.22</text:p>
          </table:table-cell>
          <table:table-cell office:value-type="float" office:value="-78.02211761" calcext:value-type="float">
            <text:p>-78.02211761</text:p>
          </table:table-cell>
          <table:table-cell table:number-columns-repeated="3"/>
        </table:table-row>
        <table:table-row table:style-name="ro1">
          <table:table-cell office:value-type="float" office:value="51086956.52" calcext:value-type="float">
            <text:p>51086956.52</text:p>
          </table:table-cell>
          <table:table-cell office:value-type="float" office:value="-78.18730164" calcext:value-type="float">
            <text:p>-78.18730164</text:p>
          </table:table-cell>
          <table:table-cell table:number-columns-repeated="3"/>
        </table:table-row>
        <table:table-row table:style-name="ro1">
          <table:table-cell office:value-type="float" office:value="51304347.83" calcext:value-type="float">
            <text:p>51304347.83</text:p>
          </table:table-cell>
          <table:table-cell office:value-type="float" office:value="-78.40480804" calcext:value-type="float">
            <text:p>-78.40480804</text:p>
          </table:table-cell>
          <table:table-cell table:number-columns-repeated="3"/>
        </table:table-row>
        <table:table-row table:style-name="ro1">
          <table:table-cell office:value-type="float" office:value="51521739.13" calcext:value-type="float">
            <text:p>51521739.13</text:p>
          </table:table-cell>
          <table:table-cell office:value-type="float" office:value="-78.62781525" calcext:value-type="float">
            <text:p>-78.62781525</text:p>
          </table:table-cell>
          <table:table-cell table:number-columns-repeated="3"/>
        </table:table-row>
        <table:table-row table:style-name="ro1">
          <table:table-cell office:value-type="float" office:value="51739130.43" calcext:value-type="float">
            <text:p>51739130.43</text:p>
          </table:table-cell>
          <table:table-cell office:value-type="float" office:value="-78.62106323" calcext:value-type="float">
            <text:p>-78.62106323</text:p>
          </table:table-cell>
          <table:table-cell table:number-columns-repeated="3"/>
        </table:table-row>
        <table:table-row table:style-name="ro1">
          <table:table-cell office:value-type="float" office:value="51956521.74" calcext:value-type="float">
            <text:p>51956521.74</text:p>
          </table:table-cell>
          <table:table-cell office:value-type="float" office:value="-78.75494385" calcext:value-type="float">
            <text:p>-78.75494385</text:p>
          </table:table-cell>
          <table:table-cell table:number-columns-repeated="3"/>
        </table:table-row>
        <table:table-row table:style-name="ro1">
          <table:table-cell office:value-type="float" office:value="52173913.04" calcext:value-type="float">
            <text:p>52173913.04</text:p>
          </table:table-cell>
          <table:table-cell office:value-type="float" office:value="-78.73976898" calcext:value-type="float">
            <text:p>-78.73976898</text:p>
          </table:table-cell>
          <table:table-cell table:number-columns-repeated="3"/>
        </table:table-row>
        <table:table-row table:style-name="ro1">
          <table:table-cell office:value-type="float" office:value="52391304.35" calcext:value-type="float">
            <text:p>52391304.35</text:p>
          </table:table-cell>
          <table:table-cell office:value-type="float" office:value="-79.03559113" calcext:value-type="float">
            <text:p>-79.03559113</text:p>
          </table:table-cell>
          <table:table-cell table:number-columns-repeated="3"/>
        </table:table-row>
        <table:table-row table:style-name="ro1">
          <table:table-cell office:value-type="float" office:value="52608695.65" calcext:value-type="float">
            <text:p>52608695.65</text:p>
          </table:table-cell>
          <table:table-cell office:value-type="float" office:value="-79.29680634" calcext:value-type="float">
            <text:p>-79.29680634</text:p>
          </table:table-cell>
          <table:table-cell table:number-columns-repeated="3"/>
        </table:table-row>
        <table:table-row table:style-name="ro1">
          <table:table-cell office:value-type="float" office:value="52826086.96" calcext:value-type="float">
            <text:p>52826086.96</text:p>
          </table:table-cell>
          <table:table-cell office:value-type="float" office:value="-79.26357269" calcext:value-type="float">
            <text:p>-79.26357269</text:p>
          </table:table-cell>
          <table:table-cell table:number-columns-repeated="3"/>
        </table:table-row>
        <table:table-row table:style-name="ro1">
          <table:table-cell office:value-type="float" office:value="53043478.26" calcext:value-type="float">
            <text:p>53043478.26</text:p>
          </table:table-cell>
          <table:table-cell office:value-type="float" office:value="-79.44708252" calcext:value-type="float">
            <text:p>-79.44708252</text:p>
          </table:table-cell>
          <table:table-cell table:number-columns-repeated="3"/>
        </table:table-row>
        <table:table-row table:style-name="ro1">
          <table:table-cell office:value-type="float" office:value="53260869.57" calcext:value-type="float">
            <text:p>53260869.57</text:p>
          </table:table-cell>
          <table:table-cell office:value-type="float" office:value="-79.67774963" calcext:value-type="float">
            <text:p>-79.67774963</text:p>
          </table:table-cell>
          <table:table-cell table:number-columns-repeated="3"/>
        </table:table-row>
        <table:table-row table:style-name="ro1">
          <table:table-cell office:value-type="float" office:value="53478260.87" calcext:value-type="float">
            <text:p>53478260.87</text:p>
          </table:table-cell>
          <table:table-cell office:value-type="float" office:value="-79.69139099" calcext:value-type="float">
            <text:p>-79.69139099</text:p>
          </table:table-cell>
          <table:table-cell table:number-columns-repeated="3"/>
        </table:table-row>
        <table:table-row table:style-name="ro1">
          <table:table-cell office:value-type="float" office:value="53695652.17" calcext:value-type="float">
            <text:p>53695652.17</text:p>
          </table:table-cell>
          <table:table-cell office:value-type="float" office:value="-79.85295868" calcext:value-type="float">
            <text:p>-79.85295868</text:p>
          </table:table-cell>
          <table:table-cell table:number-columns-repeated="3"/>
        </table:table-row>
        <table:table-row table:style-name="ro1">
          <table:table-cell office:value-type="float" office:value="53913043.48" calcext:value-type="float">
            <text:p>53913043.48</text:p>
          </table:table-cell>
          <table:table-cell office:value-type="float" office:value="-79.90291595" calcext:value-type="float">
            <text:p>-79.90291595</text:p>
          </table:table-cell>
          <table:table-cell table:number-columns-repeated="3"/>
        </table:table-row>
        <table:table-row table:style-name="ro1">
          <table:table-cell office:value-type="float" office:value="54130434.78" calcext:value-type="float">
            <text:p>54130434.78</text:p>
          </table:table-cell>
          <table:table-cell office:value-type="float" office:value="-80.0381546" calcext:value-type="float">
            <text:p>-80.0381546</text:p>
          </table:table-cell>
          <table:table-cell table:number-columns-repeated="3"/>
        </table:table-row>
        <table:table-row table:style-name="ro1">
          <table:table-cell office:value-type="float" office:value="54347826.09" calcext:value-type="float">
            <text:p>54347826.09</text:p>
          </table:table-cell>
          <table:table-cell office:value-type="float" office:value="-80.41566467" calcext:value-type="float">
            <text:p>-80.41566467</text:p>
          </table:table-cell>
          <table:table-cell table:number-columns-repeated="3"/>
        </table:table-row>
        <table:table-row table:style-name="ro1">
          <table:table-cell office:value-type="float" office:value="54565217.39" calcext:value-type="float">
            <text:p>54565217.39</text:p>
          </table:table-cell>
          <table:table-cell office:value-type="float" office:value="-80.41156006" calcext:value-type="float">
            <text:p>-80.41156006</text:p>
          </table:table-cell>
          <table:table-cell table:number-columns-repeated="3"/>
        </table:table-row>
        <table:table-row table:style-name="ro1">
          <table:table-cell office:value-type="float" office:value="54782608.7" calcext:value-type="float">
            <text:p>54782608.7</text:p>
          </table:table-cell>
          <table:table-cell office:value-type="float" office:value="-80.44740295" calcext:value-type="float">
            <text:p>-80.44740295</text:p>
          </table:table-cell>
          <table:table-cell table:number-columns-repeated="3"/>
        </table:table-row>
        <table:table-row table:style-name="ro1">
          <table:table-cell office:value-type="float" office:value="55000000" calcext:value-type="float">
            <text:p>55000000</text:p>
          </table:table-cell>
          <table:table-cell office:value-type="float" office:value="-80.59394073" calcext:value-type="float">
            <text:p>-80.59394073</text:p>
          </table:table-cell>
          <table:table-cell table:number-columns-repeated="3"/>
        </table:table-row>
        <table:table-row table:style-name="ro1">
          <table:table-cell office:value-type="float" office:value="55217391.3" calcext:value-type="float">
            <text:p>55217391.3</text:p>
          </table:table-cell>
          <table:table-cell office:value-type="float" office:value="-80.6292572" calcext:value-type="float">
            <text:p>-80.6292572</text:p>
          </table:table-cell>
          <table:table-cell table:number-columns-repeated="3"/>
        </table:table-row>
        <table:table-row table:style-name="ro1">
          <table:table-cell office:value-type="float" office:value="55434782.61" calcext:value-type="float">
            <text:p>55434782.61</text:p>
          </table:table-cell>
          <table:table-cell office:value-type="float" office:value="-80.65414429" calcext:value-type="float">
            <text:p>-80.65414429</text:p>
          </table:table-cell>
          <table:table-cell table:number-columns-repeated="3"/>
        </table:table-row>
        <table:table-row table:style-name="ro1">
          <table:table-cell office:value-type="float" office:value="55652173.91" calcext:value-type="float">
            <text:p>55652173.91</text:p>
          </table:table-cell>
          <table:table-cell office:value-type="float" office:value="-80.60453796" calcext:value-type="float">
            <text:p>-80.60453796</text:p>
          </table:table-cell>
          <table:table-cell table:number-columns-repeated="3"/>
        </table:table-row>
        <table:table-row table:style-name="ro1">
          <table:table-cell office:value-type="float" office:value="55869565.22" calcext:value-type="float">
            <text:p>55869565.22</text:p>
          </table:table-cell>
          <table:table-cell office:value-type="float" office:value="-80.90460968" calcext:value-type="float">
            <text:p>-80.90460968</text:p>
          </table:table-cell>
          <table:table-cell table:number-columns-repeated="3"/>
        </table:table-row>
        <table:table-row table:style-name="ro1">
          <table:table-cell office:value-type="float" office:value="56086956.52" calcext:value-type="float">
            <text:p>56086956.52</text:p>
          </table:table-cell>
          <table:table-cell office:value-type="float" office:value="-80.96546936" calcext:value-type="float">
            <text:p>-80.96546936</text:p>
          </table:table-cell>
          <table:table-cell table:number-columns-repeated="3"/>
        </table:table-row>
        <table:table-row table:style-name="ro1">
          <table:table-cell office:value-type="float" office:value="56304347.83" calcext:value-type="float">
            <text:p>56304347.83</text:p>
          </table:table-cell>
          <table:table-cell office:value-type="float" office:value="-81.05316162" calcext:value-type="float">
            <text:p>-81.05316162</text:p>
          </table:table-cell>
          <table:table-cell table:number-columns-repeated="3"/>
        </table:table-row>
        <table:table-row table:style-name="ro1">
          <table:table-cell office:value-type="float" office:value="56521739.13" calcext:value-type="float">
            <text:p>56521739.13</text:p>
          </table:table-cell>
          <table:table-cell office:value-type="float" office:value="-81.25177765" calcext:value-type="float">
            <text:p>-81.25177765</text:p>
          </table:table-cell>
          <table:table-cell table:number-columns-repeated="3"/>
        </table:table-row>
        <table:table-row table:style-name="ro1">
          <table:table-cell office:value-type="float" office:value="56739130.43" calcext:value-type="float">
            <text:p>56739130.43</text:p>
          </table:table-cell>
          <table:table-cell office:value-type="float" office:value="-81.42145538" calcext:value-type="float">
            <text:p>-81.42145538</text:p>
          </table:table-cell>
          <table:table-cell table:number-columns-repeated="3"/>
        </table:table-row>
        <table:table-row table:style-name="ro1">
          <table:table-cell office:value-type="float" office:value="56956521.74" calcext:value-type="float">
            <text:p>56956521.74</text:p>
          </table:table-cell>
          <table:table-cell office:value-type="float" office:value="-81.40634155" calcext:value-type="float">
            <text:p>-81.40634155</text:p>
          </table:table-cell>
          <table:table-cell table:number-columns-repeated="3"/>
        </table:table-row>
        <table:table-row table:style-name="ro1">
          <table:table-cell office:value-type="float" office:value="57173913.04" calcext:value-type="float">
            <text:p>57173913.04</text:p>
          </table:table-cell>
          <table:table-cell office:value-type="float" office:value="-81.57518768" calcext:value-type="float">
            <text:p>-81.57518768</text:p>
          </table:table-cell>
          <table:table-cell table:number-columns-repeated="3"/>
        </table:table-row>
        <table:table-row table:style-name="ro1">
          <table:table-cell office:value-type="float" office:value="57391304.35" calcext:value-type="float">
            <text:p>57391304.35</text:p>
          </table:table-cell>
          <table:table-cell office:value-type="float" office:value="-81.52321625" calcext:value-type="float">
            <text:p>-81.52321625</text:p>
          </table:table-cell>
          <table:table-cell table:number-columns-repeated="3"/>
        </table:table-row>
        <table:table-row table:style-name="ro1">
          <table:table-cell office:value-type="float" office:value="57608695.65" calcext:value-type="float">
            <text:p>57608695.65</text:p>
          </table:table-cell>
          <table:table-cell office:value-type="float" office:value="-81.71121979" calcext:value-type="float">
            <text:p>-81.71121979</text:p>
          </table:table-cell>
          <table:table-cell table:number-columns-repeated="3"/>
        </table:table-row>
        <table:table-row table:style-name="ro1">
          <table:table-cell office:value-type="float" office:value="57826086.96" calcext:value-type="float">
            <text:p>57826086.96</text:p>
          </table:table-cell>
          <table:table-cell office:value-type="float" office:value="-81.58728027" calcext:value-type="float">
            <text:p>-81.58728027</text:p>
          </table:table-cell>
          <table:table-cell table:number-columns-repeated="3"/>
        </table:table-row>
        <table:table-row table:style-name="ro1">
          <table:table-cell office:value-type="float" office:value="58043478.26" calcext:value-type="float">
            <text:p>58043478.26</text:p>
          </table:table-cell>
          <table:table-cell office:value-type="float" office:value="-81.70359802" calcext:value-type="float">
            <text:p>-81.70359802</text:p>
          </table:table-cell>
          <table:table-cell table:number-columns-repeated="3"/>
        </table:table-row>
        <table:table-row table:style-name="ro1">
          <table:table-cell office:value-type="float" office:value="58260869.57" calcext:value-type="float">
            <text:p>58260869.57</text:p>
          </table:table-cell>
          <table:table-cell office:value-type="float" office:value="-81.7137146" calcext:value-type="float">
            <text:p>-81.7137146</text:p>
          </table:table-cell>
          <table:table-cell table:number-columns-repeated="3"/>
        </table:table-row>
        <table:table-row table:style-name="ro1">
          <table:table-cell office:value-type="float" office:value="58478260.87" calcext:value-type="float">
            <text:p>58478260.87</text:p>
          </table:table-cell>
          <table:table-cell office:value-type="float" office:value="-81.93280029" calcext:value-type="float">
            <text:p>-81.93280029</text:p>
          </table:table-cell>
          <table:table-cell table:number-columns-repeated="3"/>
        </table:table-row>
        <table:table-row table:style-name="ro1">
          <table:table-cell office:value-type="float" office:value="58695652.17" calcext:value-type="float">
            <text:p>58695652.17</text:p>
          </table:table-cell>
          <table:table-cell office:value-type="float" office:value="-81.95417786" calcext:value-type="float">
            <text:p>-81.95417786</text:p>
          </table:table-cell>
          <table:table-cell table:number-columns-repeated="3"/>
        </table:table-row>
        <table:table-row table:style-name="ro1">
          <table:table-cell office:value-type="float" office:value="58913043.48" calcext:value-type="float">
            <text:p>58913043.48</text:p>
          </table:table-cell>
          <table:table-cell office:value-type="float" office:value="-82.0140152" calcext:value-type="float">
            <text:p>-82.0140152</text:p>
          </table:table-cell>
          <table:table-cell table:number-columns-repeated="3"/>
        </table:table-row>
        <table:table-row table:style-name="ro1">
          <table:table-cell office:value-type="float" office:value="59130434.78" calcext:value-type="float">
            <text:p>59130434.78</text:p>
          </table:table-cell>
          <table:table-cell office:value-type="float" office:value="-82.09805298" calcext:value-type="float">
            <text:p>-82.09805298</text:p>
          </table:table-cell>
          <table:table-cell table:number-columns-repeated="3"/>
        </table:table-row>
        <table:table-row table:style-name="ro1">
          <table:table-cell office:value-type="float" office:value="59347826.09" calcext:value-type="float">
            <text:p>59347826.09</text:p>
          </table:table-cell>
          <table:table-cell office:value-type="float" office:value="-81.85636902" calcext:value-type="float">
            <text:p>-81.85636902</text:p>
          </table:table-cell>
          <table:table-cell table:number-columns-repeated="3"/>
        </table:table-row>
        <table:table-row table:style-name="ro1">
          <table:table-cell office:value-type="float" office:value="59565217.39" calcext:value-type="float">
            <text:p>59565217.39</text:p>
          </table:table-cell>
          <table:table-cell office:value-type="float" office:value="-81.63286591" calcext:value-type="float">
            <text:p>-81.63286591</text:p>
          </table:table-cell>
          <table:table-cell table:number-columns-repeated="3"/>
        </table:table-row>
        <table:table-row table:style-name="ro1">
          <table:table-cell office:value-type="float" office:value="59782608.7" calcext:value-type="float">
            <text:p>59782608.7</text:p>
          </table:table-cell>
          <table:table-cell office:value-type="float" office:value="-81.17067719" calcext:value-type="float">
            <text:p>-81.17067719</text:p>
          </table:table-cell>
          <table:table-cell table:number-columns-repeated="3"/>
        </table:table-row>
        <table:table-row table:style-name="ro1">
          <table:table-cell office:value-type="float" office:value="60000000" calcext:value-type="float">
            <text:p>60000000</text:p>
          </table:table-cell>
          <table:table-cell office:value-type="float" office:value="-80.53105164" calcext:value-type="float">
            <text:p>-80.53105164</text:p>
          </table:table-cell>
          <table:table-cell table:number-columns-repeated="3"/>
        </table:table-row>
        <table:table-row table:style-name="ro1">
          <table:table-cell office:value-type="float" office:value="60217391.3" calcext:value-type="float">
            <text:p>60217391.3</text:p>
          </table:table-cell>
          <table:table-cell office:value-type="float" office:value="-79.8061142" calcext:value-type="float">
            <text:p>-79.8061142</text:p>
          </table:table-cell>
          <table:table-cell table:number-columns-repeated="3"/>
        </table:table-row>
        <table:table-row table:style-name="ro1">
          <table:table-cell office:value-type="float" office:value="60434782.61" calcext:value-type="float">
            <text:p>60434782.61</text:p>
          </table:table-cell>
          <table:table-cell office:value-type="float" office:value="-79.55152893" calcext:value-type="float">
            <text:p>-79.55152893</text:p>
          </table:table-cell>
          <table:table-cell table:number-columns-repeated="3"/>
        </table:table-row>
        <table:table-row table:style-name="ro1">
          <table:table-cell office:value-type="float" office:value="60652173.91" calcext:value-type="float">
            <text:p>60652173.91</text:p>
          </table:table-cell>
          <table:table-cell office:value-type="float" office:value="-79.21496582" calcext:value-type="float">
            <text:p>-79.21496582</text:p>
          </table:table-cell>
          <table:table-cell table:number-columns-repeated="3"/>
        </table:table-row>
        <table:table-row table:style-name="ro1">
          <table:table-cell office:value-type="float" office:value="60869565.22" calcext:value-type="float">
            <text:p>60869565.22</text:p>
          </table:table-cell>
          <table:table-cell office:value-type="float" office:value="-79.43138885" calcext:value-type="float">
            <text:p>-79.43138885</text:p>
          </table:table-cell>
          <table:table-cell table:number-columns-repeated="3"/>
        </table:table-row>
        <table:table-row table:style-name="ro1">
          <table:table-cell office:value-type="float" office:value="61086956.52" calcext:value-type="float">
            <text:p>61086956.52</text:p>
          </table:table-cell>
          <table:table-cell office:value-type="float" office:value="-79.68196869" calcext:value-type="float">
            <text:p>-79.68196869</text:p>
          </table:table-cell>
          <table:table-cell table:number-columns-repeated="3"/>
        </table:table-row>
        <table:table-row table:style-name="ro1">
          <table:table-cell office:value-type="float" office:value="61304347.83" calcext:value-type="float">
            <text:p>61304347.83</text:p>
          </table:table-cell>
          <table:table-cell office:value-type="float" office:value="-79.92436218" calcext:value-type="float">
            <text:p>-79.92436218</text:p>
          </table:table-cell>
          <table:table-cell table:number-columns-repeated="3"/>
        </table:table-row>
        <table:table-row table:style-name="ro1">
          <table:table-cell office:value-type="float" office:value="61521739.13" calcext:value-type="float">
            <text:p>61521739.13</text:p>
          </table:table-cell>
          <table:table-cell office:value-type="float" office:value="-80.03952789" calcext:value-type="float">
            <text:p>-80.03952789</text:p>
          </table:table-cell>
          <table:table-cell table:number-columns-repeated="3"/>
        </table:table-row>
        <table:table-row table:style-name="ro1">
          <table:table-cell office:value-type="float" office:value="61739130.43" calcext:value-type="float">
            <text:p>61739130.43</text:p>
          </table:table-cell>
          <table:table-cell office:value-type="float" office:value="-80.54642487" calcext:value-type="float">
            <text:p>-80.54642487</text:p>
          </table:table-cell>
          <table:table-cell table:number-columns-repeated="3"/>
        </table:table-row>
        <table:table-row table:style-name="ro1">
          <table:table-cell office:value-type="float" office:value="61956521.74" calcext:value-type="float">
            <text:p>61956521.74</text:p>
          </table:table-cell>
          <table:table-cell office:value-type="float" office:value="-81.145401" calcext:value-type="float">
            <text:p>-81.145401</text:p>
          </table:table-cell>
          <table:table-cell table:number-columns-repeated="3"/>
        </table:table-row>
        <table:table-row table:style-name="ro1">
          <table:table-cell office:value-type="float" office:value="62173913.04" calcext:value-type="float">
            <text:p>62173913.04</text:p>
          </table:table-cell>
          <table:table-cell office:value-type="float" office:value="-81.40951538" calcext:value-type="float">
            <text:p>-81.40951538</text:p>
          </table:table-cell>
          <table:table-cell table:number-columns-repeated="3"/>
        </table:table-row>
        <table:table-row table:style-name="ro1">
          <table:table-cell office:value-type="float" office:value="62391304.35" calcext:value-type="float">
            <text:p>62391304.35</text:p>
          </table:table-cell>
          <table:table-cell office:value-type="float" office:value="-81.70249176" calcext:value-type="float">
            <text:p>-81.70249176</text:p>
          </table:table-cell>
          <table:table-cell table:number-columns-repeated="3"/>
        </table:table-row>
        <table:table-row table:style-name="ro1">
          <table:table-cell office:value-type="float" office:value="62608695.65" calcext:value-type="float">
            <text:p>62608695.65</text:p>
          </table:table-cell>
          <table:table-cell office:value-type="float" office:value="-81.90236664" calcext:value-type="float">
            <text:p>-81.90236664</text:p>
          </table:table-cell>
          <table:table-cell table:number-columns-repeated="3"/>
        </table:table-row>
        <table:table-row table:style-name="ro1">
          <table:table-cell office:value-type="float" office:value="62826086.96" calcext:value-type="float">
            <text:p>62826086.96</text:p>
          </table:table-cell>
          <table:table-cell office:value-type="float" office:value="-81.78176117" calcext:value-type="float">
            <text:p>-81.78176117</text:p>
          </table:table-cell>
          <table:table-cell table:number-columns-repeated="3"/>
        </table:table-row>
        <table:table-row table:style-name="ro1">
          <table:table-cell office:value-type="float" office:value="63043478.26" calcext:value-type="float">
            <text:p>63043478.26</text:p>
          </table:table-cell>
          <table:table-cell office:value-type="float" office:value="-82.29295349" calcext:value-type="float">
            <text:p>-82.29295349</text:p>
          </table:table-cell>
          <table:table-cell table:number-columns-repeated="3"/>
        </table:table-row>
        <table:table-row table:style-name="ro1">
          <table:table-cell office:value-type="float" office:value="63260869.57" calcext:value-type="float">
            <text:p>63260869.57</text:p>
          </table:table-cell>
          <table:table-cell office:value-type="float" office:value="-82.2353363" calcext:value-type="float">
            <text:p>-82.2353363</text:p>
          </table:table-cell>
          <table:table-cell table:number-columns-repeated="3"/>
        </table:table-row>
        <table:table-row table:style-name="ro1">
          <table:table-cell office:value-type="float" office:value="63478260.87" calcext:value-type="float">
            <text:p>63478260.87</text:p>
          </table:table-cell>
          <table:table-cell office:value-type="float" office:value="-82.41677094" calcext:value-type="float">
            <text:p>-82.41677094</text:p>
          </table:table-cell>
          <table:table-cell table:number-columns-repeated="3"/>
        </table:table-row>
        <table:table-row table:style-name="ro1">
          <table:table-cell office:value-type="float" office:value="63695652.17" calcext:value-type="float">
            <text:p>63695652.17</text:p>
          </table:table-cell>
          <table:table-cell office:value-type="float" office:value="-82.47670746" calcext:value-type="float">
            <text:p>-82.47670746</text:p>
          </table:table-cell>
          <table:table-cell table:number-columns-repeated="3"/>
        </table:table-row>
        <table:table-row table:style-name="ro1">
          <table:table-cell office:value-type="float" office:value="63913043.48" calcext:value-type="float">
            <text:p>63913043.48</text:p>
          </table:table-cell>
          <table:table-cell office:value-type="float" office:value="-82.74272156" calcext:value-type="float">
            <text:p>-82.74272156</text:p>
          </table:table-cell>
          <table:table-cell table:number-columns-repeated="3"/>
        </table:table-row>
        <table:table-row table:style-name="ro1">
          <table:table-cell office:value-type="float" office:value="64130434.78" calcext:value-type="float">
            <text:p>64130434.78</text:p>
          </table:table-cell>
          <table:table-cell office:value-type="float" office:value="-82.9768219" calcext:value-type="float">
            <text:p>-82.9768219</text:p>
          </table:table-cell>
          <table:table-cell table:number-columns-repeated="3"/>
        </table:table-row>
        <table:table-row table:style-name="ro1">
          <table:table-cell office:value-type="float" office:value="64347826.09" calcext:value-type="float">
            <text:p>64347826.09</text:p>
          </table:table-cell>
          <table:table-cell office:value-type="float" office:value="-82.83022308" calcext:value-type="float">
            <text:p>-82.83022308</text:p>
          </table:table-cell>
          <table:table-cell table:number-columns-repeated="3"/>
        </table:table-row>
        <table:table-row table:style-name="ro1">
          <table:table-cell office:value-type="float" office:value="64565217.39" calcext:value-type="float">
            <text:p>64565217.39</text:p>
          </table:table-cell>
          <table:table-cell office:value-type="float" office:value="-82.91860199" calcext:value-type="float">
            <text:p>-82.91860199</text:p>
          </table:table-cell>
          <table:table-cell table:number-columns-repeated="3"/>
        </table:table-row>
        <table:table-row table:style-name="ro1">
          <table:table-cell office:value-type="float" office:value="64782608.7" calcext:value-type="float">
            <text:p>64782608.7</text:p>
          </table:table-cell>
          <table:table-cell office:value-type="float" office:value="-82.95533752" calcext:value-type="float">
            <text:p>-82.95533752</text:p>
          </table:table-cell>
          <table:table-cell table:number-columns-repeated="3"/>
        </table:table-row>
        <table:table-row table:style-name="ro1">
          <table:table-cell office:value-type="float" office:value="65000000" calcext:value-type="float">
            <text:p>65000000</text:p>
          </table:table-cell>
          <table:table-cell office:value-type="float" office:value="-82.74484253" calcext:value-type="float">
            <text:p>-82.74484253</text:p>
          </table:table-cell>
          <table:table-cell table:number-columns-repeated="3"/>
        </table:table-row>
        <table:table-row table:style-name="ro1">
          <table:table-cell office:value-type="float" office:value="65217391.3" calcext:value-type="float">
            <text:p>65217391.3</text:p>
          </table:table-cell>
          <table:table-cell office:value-type="float" office:value="-82.94759369" calcext:value-type="float">
            <text:p>-82.94759369</text:p>
          </table:table-cell>
          <table:table-cell table:number-columns-repeated="3"/>
        </table:table-row>
        <table:table-row table:style-name="ro1">
          <table:table-cell office:value-type="float" office:value="65434782.61" calcext:value-type="float">
            <text:p>65434782.61</text:p>
          </table:table-cell>
          <table:table-cell office:value-type="float" office:value="-83.39940643" calcext:value-type="float">
            <text:p>-83.39940643</text:p>
          </table:table-cell>
          <table:table-cell table:number-columns-repeated="3"/>
        </table:table-row>
        <table:table-row table:style-name="ro1">
          <table:table-cell office:value-type="float" office:value="65652173.91" calcext:value-type="float">
            <text:p>65652173.91</text:p>
          </table:table-cell>
          <table:table-cell office:value-type="float" office:value="-83.58703613" calcext:value-type="float">
            <text:p>-83.58703613</text:p>
          </table:table-cell>
          <table:table-cell table:number-columns-repeated="3"/>
        </table:table-row>
        <table:table-row table:style-name="ro1">
          <table:table-cell office:value-type="float" office:value="65869565.22" calcext:value-type="float">
            <text:p>65869565.22</text:p>
          </table:table-cell>
          <table:table-cell office:value-type="float" office:value="-84.13091278" calcext:value-type="float">
            <text:p>-84.13091278</text:p>
          </table:table-cell>
          <table:table-cell table:number-columns-repeated="3"/>
        </table:table-row>
        <table:table-row table:style-name="ro1">
          <table:table-cell office:value-type="float" office:value="66086956.52" calcext:value-type="float">
            <text:p>66086956.52</text:p>
          </table:table-cell>
          <table:table-cell office:value-type="float" office:value="-84.54114532" calcext:value-type="float">
            <text:p>-84.54114532</text:p>
          </table:table-cell>
          <table:table-cell table:number-columns-repeated="3"/>
        </table:table-row>
        <table:table-row table:style-name="ro1">
          <table:table-cell office:value-type="float" office:value="66304347.83" calcext:value-type="float">
            <text:p>66304347.83</text:p>
          </table:table-cell>
          <table:table-cell office:value-type="float" office:value="-84.73187256" calcext:value-type="float">
            <text:p>-84.73187256</text:p>
          </table:table-cell>
          <table:table-cell table:number-columns-repeated="3"/>
        </table:table-row>
        <table:table-row table:style-name="ro1">
          <table:table-cell office:value-type="float" office:value="66521739.13" calcext:value-type="float">
            <text:p>66521739.13</text:p>
          </table:table-cell>
          <table:table-cell office:value-type="float" office:value="-84.87202454" calcext:value-type="float">
            <text:p>-84.87202454</text:p>
          </table:table-cell>
          <table:table-cell table:number-columns-repeated="3"/>
        </table:table-row>
        <table:table-row table:style-name="ro1">
          <table:table-cell office:value-type="float" office:value="66739130.43" calcext:value-type="float">
            <text:p>66739130.43</text:p>
          </table:table-cell>
          <table:table-cell office:value-type="float" office:value="-84.93519592" calcext:value-type="float">
            <text:p>-84.93519592</text:p>
          </table:table-cell>
          <table:table-cell table:number-columns-repeated="3"/>
        </table:table-row>
        <table:table-row table:style-name="ro1">
          <table:table-cell office:value-type="float" office:value="66956521.74" calcext:value-type="float">
            <text:p>66956521.74</text:p>
          </table:table-cell>
          <table:table-cell office:value-type="float" office:value="-84.96833801" calcext:value-type="float">
            <text:p>-84.96833801</text:p>
          </table:table-cell>
          <table:table-cell table:number-columns-repeated="3"/>
        </table:table-row>
        <table:table-row table:style-name="ro1">
          <table:table-cell office:value-type="float" office:value="67173913.04" calcext:value-type="float">
            <text:p>67173913.04</text:p>
          </table:table-cell>
          <table:table-cell office:value-type="float" office:value="-85.08439636" calcext:value-type="float">
            <text:p>-85.08439636</text:p>
          </table:table-cell>
          <table:table-cell table:number-columns-repeated="3"/>
        </table:table-row>
        <table:table-row table:style-name="ro1">
          <table:table-cell office:value-type="float" office:value="67391304.35" calcext:value-type="float">
            <text:p>67391304.35</text:p>
          </table:table-cell>
          <table:table-cell office:value-type="float" office:value="-84.81619263" calcext:value-type="float">
            <text:p>-84.81619263</text:p>
          </table:table-cell>
          <table:table-cell table:number-columns-repeated="3"/>
        </table:table-row>
        <table:table-row table:style-name="ro1">
          <table:table-cell office:value-type="float" office:value="67608695.65" calcext:value-type="float">
            <text:p>67608695.65</text:p>
          </table:table-cell>
          <table:table-cell office:value-type="float" office:value="-85.16941071" calcext:value-type="float">
            <text:p>-85.16941071</text:p>
          </table:table-cell>
          <table:table-cell table:number-columns-repeated="3"/>
        </table:table-row>
        <table:table-row table:style-name="ro1">
          <table:table-cell office:value-type="float" office:value="67826086.96" calcext:value-type="float">
            <text:p>67826086.96</text:p>
          </table:table-cell>
          <table:table-cell office:value-type="float" office:value="-85.18559265" calcext:value-type="float">
            <text:p>-85.18559265</text:p>
          </table:table-cell>
          <table:table-cell table:number-columns-repeated="3"/>
        </table:table-row>
        <table:table-row table:style-name="ro1">
          <table:table-cell office:value-type="float" office:value="68043478.26" calcext:value-type="float">
            <text:p>68043478.26</text:p>
          </table:table-cell>
          <table:table-cell office:value-type="float" office:value="-85.11391449" calcext:value-type="float">
            <text:p>-85.11391449</text:p>
          </table:table-cell>
          <table:table-cell table:number-columns-repeated="3"/>
        </table:table-row>
        <table:table-row table:style-name="ro1">
          <table:table-cell office:value-type="float" office:value="68260869.57" calcext:value-type="float">
            <text:p>68260869.57</text:p>
          </table:table-cell>
          <table:table-cell office:value-type="float" office:value="-85.44488525" calcext:value-type="float">
            <text:p>-85.44488525</text:p>
          </table:table-cell>
          <table:table-cell table:number-columns-repeated="3"/>
        </table:table-row>
        <table:table-row table:style-name="ro1">
          <table:table-cell office:value-type="float" office:value="68478260.87" calcext:value-type="float">
            <text:p>68478260.87</text:p>
          </table:table-cell>
          <table:table-cell office:value-type="float" office:value="-85.29427338" calcext:value-type="float">
            <text:p>-85.29427338</text:p>
          </table:table-cell>
          <table:table-cell table:number-columns-repeated="3"/>
        </table:table-row>
        <table:table-row table:style-name="ro1">
          <table:table-cell office:value-type="float" office:value="68695652.17" calcext:value-type="float">
            <text:p>68695652.17</text:p>
          </table:table-cell>
          <table:table-cell office:value-type="float" office:value="-85.31963348" calcext:value-type="float">
            <text:p>-85.31963348</text:p>
          </table:table-cell>
          <table:table-cell table:number-columns-repeated="3"/>
        </table:table-row>
        <table:table-row table:style-name="ro1">
          <table:table-cell office:value-type="float" office:value="68913043.48" calcext:value-type="float">
            <text:p>68913043.48</text:p>
          </table:table-cell>
          <table:table-cell office:value-type="float" office:value="-85.67565155" calcext:value-type="float">
            <text:p>-85.67565155</text:p>
          </table:table-cell>
          <table:table-cell table:number-columns-repeated="3"/>
        </table:table-row>
        <table:table-row table:style-name="ro1">
          <table:table-cell office:value-type="float" office:value="69130434.78" calcext:value-type="float">
            <text:p>69130434.78</text:p>
          </table:table-cell>
          <table:table-cell office:value-type="float" office:value="-85.26139069" calcext:value-type="float">
            <text:p>-85.26139069</text:p>
          </table:table-cell>
          <table:table-cell table:number-columns-repeated="3"/>
        </table:table-row>
        <table:table-row table:style-name="ro1">
          <table:table-cell office:value-type="float" office:value="69347826.09" calcext:value-type="float">
            <text:p>69347826.09</text:p>
          </table:table-cell>
          <table:table-cell office:value-type="float" office:value="-85.12758636" calcext:value-type="float">
            <text:p>-85.12758636</text:p>
          </table:table-cell>
          <table:table-cell table:number-columns-repeated="3"/>
        </table:table-row>
        <table:table-row table:style-name="ro1">
          <table:table-cell office:value-type="float" office:value="69565217.39" calcext:value-type="float">
            <text:p>69565217.39</text:p>
          </table:table-cell>
          <table:table-cell office:value-type="float" office:value="-84.33200073" calcext:value-type="float">
            <text:p>-84.33200073</text:p>
          </table:table-cell>
          <table:table-cell table:number-columns-repeated="3"/>
        </table:table-row>
        <table:table-row table:style-name="ro1">
          <table:table-cell office:value-type="float" office:value="69782608.7" calcext:value-type="float">
            <text:p>69782608.7</text:p>
          </table:table-cell>
          <table:table-cell office:value-type="float" office:value="-83.80483246" calcext:value-type="float">
            <text:p>-83.80483246</text:p>
          </table:table-cell>
          <table:table-cell table:number-columns-repeated="3"/>
        </table:table-row>
        <table:table-row table:style-name="ro1">
          <table:table-cell office:value-type="float" office:value="70000000" calcext:value-type="float">
            <text:p>70000000</text:p>
          </table:table-cell>
          <table:table-cell office:value-type="float" office:value="-83.03514099" calcext:value-type="float">
            <text:p>-83.03514099</text:p>
          </table:table-cell>
          <table:table-cell table:number-columns-repeated="3"/>
        </table:table-row>
        <table:table-row table:style-name="ro1">
          <table:table-cell office:value-type="float" office:value="70217391.3" calcext:value-type="float">
            <text:p>70217391.3</text:p>
          </table:table-cell>
          <table:table-cell office:value-type="float" office:value="-83.16727448" calcext:value-type="float">
            <text:p>-83.16727448</text:p>
          </table:table-cell>
          <table:table-cell table:number-columns-repeated="3"/>
        </table:table-row>
        <table:table-row table:style-name="ro1">
          <table:table-cell office:value-type="float" office:value="70434782.61" calcext:value-type="float">
            <text:p>70434782.61</text:p>
          </table:table-cell>
          <table:table-cell office:value-type="float" office:value="-83.68050385" calcext:value-type="float">
            <text:p>-83.68050385</text:p>
          </table:table-cell>
          <table:table-cell table:number-columns-repeated="3"/>
        </table:table-row>
        <table:table-row table:style-name="ro1">
          <table:table-cell office:value-type="float" office:value="70652173.91" calcext:value-type="float">
            <text:p>70652173.91</text:p>
          </table:table-cell>
          <table:table-cell office:value-type="float" office:value="-84.55249023" calcext:value-type="float">
            <text:p>-84.55249023</text:p>
          </table:table-cell>
          <table:table-cell table:number-columns-repeated="3"/>
        </table:table-row>
        <table:table-row table:style-name="ro1">
          <table:table-cell office:value-type="float" office:value="70869565.22" calcext:value-type="float">
            <text:p>70869565.22</text:p>
          </table:table-cell>
          <table:table-cell office:value-type="float" office:value="-85.51094818" calcext:value-type="float">
            <text:p>-85.51094818</text:p>
          </table:table-cell>
          <table:table-cell table:number-columns-repeated="3"/>
        </table:table-row>
        <table:table-row table:style-name="ro1">
          <table:table-cell office:value-type="float" office:value="71086956.52" calcext:value-type="float">
            <text:p>71086956.52</text:p>
          </table:table-cell>
          <table:table-cell office:value-type="float" office:value="-86.08184814" calcext:value-type="float">
            <text:p>-86.08184814</text:p>
          </table:table-cell>
          <table:table-cell table:number-columns-repeated="3"/>
        </table:table-row>
        <table:table-row table:style-name="ro1">
          <table:table-cell office:value-type="float" office:value="71304347.83" calcext:value-type="float">
            <text:p>71304347.83</text:p>
          </table:table-cell>
          <table:table-cell office:value-type="float" office:value="-86.19920349" calcext:value-type="float">
            <text:p>-86.19920349</text:p>
          </table:table-cell>
          <table:table-cell table:number-columns-repeated="3"/>
        </table:table-row>
        <table:table-row table:style-name="ro1">
          <table:table-cell office:value-type="float" office:value="71521739.13" calcext:value-type="float">
            <text:p>71521739.13</text:p>
          </table:table-cell>
          <table:table-cell office:value-type="float" office:value="-86.18901825" calcext:value-type="float">
            <text:p>-86.18901825</text:p>
          </table:table-cell>
          <table:table-cell table:number-columns-repeated="3"/>
        </table:table-row>
        <table:table-row table:style-name="ro1">
          <table:table-cell office:value-type="float" office:value="71739130.43" calcext:value-type="float">
            <text:p>71739130.43</text:p>
          </table:table-cell>
          <table:table-cell office:value-type="float" office:value="-86.31349182" calcext:value-type="float">
            <text:p>-86.31349182</text:p>
          </table:table-cell>
          <table:table-cell table:number-columns-repeated="3"/>
        </table:table-row>
        <table:table-row table:style-name="ro1">
          <table:table-cell office:value-type="float" office:value="71956521.74" calcext:value-type="float">
            <text:p>71956521.74</text:p>
          </table:table-cell>
          <table:table-cell office:value-type="float" office:value="-86.55828857" calcext:value-type="float">
            <text:p>-86.55828857</text:p>
          </table:table-cell>
          <table:table-cell table:number-columns-repeated="3"/>
        </table:table-row>
        <table:table-row table:style-name="ro1">
          <table:table-cell office:value-type="float" office:value="72173913.04" calcext:value-type="float">
            <text:p>72173913.04</text:p>
          </table:table-cell>
          <table:table-cell office:value-type="float" office:value="-86.62417603" calcext:value-type="float">
            <text:p>-86.62417603</text:p>
          </table:table-cell>
          <table:table-cell table:number-columns-repeated="3"/>
        </table:table-row>
        <table:table-row table:style-name="ro1">
          <table:table-cell office:value-type="float" office:value="72391304.35" calcext:value-type="float">
            <text:p>72391304.35</text:p>
          </table:table-cell>
          <table:table-cell office:value-type="float" office:value="-86.66780853" calcext:value-type="float">
            <text:p>-86.66780853</text:p>
          </table:table-cell>
          <table:table-cell table:number-columns-repeated="3"/>
        </table:table-row>
        <table:table-row table:style-name="ro1">
          <table:table-cell office:value-type="float" office:value="72608695.65" calcext:value-type="float">
            <text:p>72608695.65</text:p>
          </table:table-cell>
          <table:table-cell office:value-type="float" office:value="-86.84686279" calcext:value-type="float">
            <text:p>-86.84686279</text:p>
          </table:table-cell>
          <table:table-cell table:number-columns-repeated="3"/>
        </table:table-row>
        <table:table-row table:style-name="ro1">
          <table:table-cell office:value-type="float" office:value="72826086.96" calcext:value-type="float">
            <text:p>72826086.96</text:p>
          </table:table-cell>
          <table:table-cell office:value-type="float" office:value="-86.69033813" calcext:value-type="float">
            <text:p>-86.69033813</text:p>
          </table:table-cell>
          <table:table-cell table:number-columns-repeated="3"/>
        </table:table-row>
        <table:table-row table:style-name="ro1">
          <table:table-cell office:value-type="float" office:value="73043478.26" calcext:value-type="float">
            <text:p>73043478.26</text:p>
          </table:table-cell>
          <table:table-cell office:value-type="float" office:value="-86.98109436" calcext:value-type="float">
            <text:p>-86.98109436</text:p>
          </table:table-cell>
          <table:table-cell table:number-columns-repeated="3"/>
        </table:table-row>
        <table:table-row table:style-name="ro1">
          <table:table-cell office:value-type="float" office:value="73260869.57" calcext:value-type="float">
            <text:p>73260869.57</text:p>
          </table:table-cell>
          <table:table-cell office:value-type="float" office:value="-86.94538879" calcext:value-type="float">
            <text:p>-86.94538879</text:p>
          </table:table-cell>
          <table:table-cell table:number-columns-repeated="3"/>
        </table:table-row>
        <table:table-row table:style-name="ro1">
          <table:table-cell office:value-type="float" office:value="73478260.87" calcext:value-type="float">
            <text:p>73478260.87</text:p>
          </table:table-cell>
          <table:table-cell office:value-type="float" office:value="-87.02523041" calcext:value-type="float">
            <text:p>-87.02523041</text:p>
          </table:table-cell>
          <table:table-cell table:number-columns-repeated="3"/>
        </table:table-row>
        <table:table-row table:style-name="ro1">
          <table:table-cell office:value-type="float" office:value="73695652.17" calcext:value-type="float">
            <text:p>73695652.17</text:p>
          </table:table-cell>
          <table:table-cell office:value-type="float" office:value="-87.12892151" calcext:value-type="float">
            <text:p>-87.12892151</text:p>
          </table:table-cell>
          <table:table-cell table:number-columns-repeated="3"/>
        </table:table-row>
        <table:table-row table:style-name="ro1">
          <table:table-cell office:value-type="float" office:value="73913043.48" calcext:value-type="float">
            <text:p>73913043.48</text:p>
          </table:table-cell>
          <table:table-cell office:value-type="float" office:value="-87.26222229" calcext:value-type="float">
            <text:p>-87.26222229</text:p>
          </table:table-cell>
          <table:table-cell table:number-columns-repeated="3"/>
        </table:table-row>
        <table:table-row table:style-name="ro1">
          <table:table-cell office:value-type="float" office:value="74130434.78" calcext:value-type="float">
            <text:p>74130434.78</text:p>
          </table:table-cell>
          <table:table-cell office:value-type="float" office:value="-87.11987305" calcext:value-type="float">
            <text:p>-87.11987305</text:p>
          </table:table-cell>
          <table:table-cell table:number-columns-repeated="3"/>
        </table:table-row>
        <table:table-row table:style-name="ro1">
          <table:table-cell office:value-type="float" office:value="74347826.09" calcext:value-type="float">
            <text:p>74347826.09</text:p>
          </table:table-cell>
          <table:table-cell office:value-type="float" office:value="-87.52054596" calcext:value-type="float">
            <text:p>-87.52054596</text:p>
          </table:table-cell>
          <table:table-cell table:number-columns-repeated="3"/>
        </table:table-row>
        <table:table-row table:style-name="ro1">
          <table:table-cell office:value-type="float" office:value="74565217.39" calcext:value-type="float">
            <text:p>74565217.39</text:p>
          </table:table-cell>
          <table:table-cell office:value-type="float" office:value="-87.40625" calcext:value-type="float">
            <text:p>-87.40625</text:p>
          </table:table-cell>
          <table:table-cell table:number-columns-repeated="3"/>
        </table:table-row>
        <table:table-row table:style-name="ro1">
          <table:table-cell office:value-type="float" office:value="74782608.7" calcext:value-type="float">
            <text:p>74782608.7</text:p>
          </table:table-cell>
          <table:table-cell office:value-type="float" office:value="-87.52838898" calcext:value-type="float">
            <text:p>-87.52838898</text:p>
          </table:table-cell>
          <table:table-cell table:number-columns-repeated="3"/>
        </table:table-row>
        <table:table-row table:style-name="ro1">
          <table:table-cell office:value-type="float" office:value="75000000" calcext:value-type="float">
            <text:p>75000000</text:p>
          </table:table-cell>
          <table:table-cell office:value-type="float" office:value="-87.48457336" calcext:value-type="float">
            <text:p>-87.48457336</text:p>
          </table:table-cell>
          <table:table-cell table:number-columns-repeated="3"/>
        </table:table-row>
        <table:table-row table:style-name="ro1">
          <table:table-cell office:value-type="float" office:value="75217391.3" calcext:value-type="float">
            <text:p>75217391.3</text:p>
          </table:table-cell>
          <table:table-cell office:value-type="float" office:value="-87.38577271" calcext:value-type="float">
            <text:p>-87.38577271</text:p>
          </table:table-cell>
          <table:table-cell table:number-columns-repeated="3"/>
        </table:table-row>
        <table:table-row table:style-name="ro1">
          <table:table-cell office:value-type="float" office:value="75434782.61" calcext:value-type="float">
            <text:p>75434782.61</text:p>
          </table:table-cell>
          <table:table-cell office:value-type="float" office:value="-87.28249359" calcext:value-type="float">
            <text:p>-87.28249359</text:p>
          </table:table-cell>
          <table:table-cell table:number-columns-repeated="3"/>
        </table:table-row>
        <table:table-row table:style-name="ro1">
          <table:table-cell office:value-type="float" office:value="75652173.91" calcext:value-type="float">
            <text:p>75652173.91</text:p>
          </table:table-cell>
          <table:table-cell office:value-type="float" office:value="-87.57061005" calcext:value-type="float">
            <text:p>-87.57061005</text:p>
          </table:table-cell>
          <table:table-cell table:number-columns-repeated="3"/>
        </table:table-row>
        <table:table-row table:style-name="ro1">
          <table:table-cell office:value-type="float" office:value="75869565.22" calcext:value-type="float">
            <text:p>75869565.22</text:p>
          </table:table-cell>
          <table:table-cell office:value-type="float" office:value="-87.39419556" calcext:value-type="float">
            <text:p>-87.39419556</text:p>
          </table:table-cell>
          <table:table-cell table:number-columns-repeated="3"/>
        </table:table-row>
        <table:table-row table:style-name="ro1">
          <table:table-cell office:value-type="float" office:value="76086956.52" calcext:value-type="float">
            <text:p>76086956.52</text:p>
          </table:table-cell>
          <table:table-cell office:value-type="float" office:value="-87.41337585" calcext:value-type="float">
            <text:p>-87.41337585</text:p>
          </table:table-cell>
          <table:table-cell table:number-columns-repeated="3"/>
        </table:table-row>
        <table:table-row table:style-name="ro1">
          <table:table-cell office:value-type="float" office:value="76304347.83" calcext:value-type="float">
            <text:p>76304347.83</text:p>
          </table:table-cell>
          <table:table-cell office:value-type="float" office:value="-87.50061798" calcext:value-type="float">
            <text:p>-87.50061798</text:p>
          </table:table-cell>
          <table:table-cell table:number-columns-repeated="3"/>
        </table:table-row>
        <table:table-row table:style-name="ro1">
          <table:table-cell office:value-type="float" office:value="76521739.13" calcext:value-type="float">
            <text:p>76521739.13</text:p>
          </table:table-cell>
          <table:table-cell office:value-type="float" office:value="-87.3805542" calcext:value-type="float">
            <text:p>-87.3805542</text:p>
          </table:table-cell>
          <table:table-cell table:number-columns-repeated="3"/>
        </table:table-row>
        <table:table-row table:style-name="ro1">
          <table:table-cell office:value-type="float" office:value="76739130.43" calcext:value-type="float">
            <text:p>76739130.43</text:p>
          </table:table-cell>
          <table:table-cell office:value-type="float" office:value="-87.50291443" calcext:value-type="float">
            <text:p>-87.50291443</text:p>
          </table:table-cell>
          <table:table-cell table:number-columns-repeated="3"/>
        </table:table-row>
        <table:table-row table:style-name="ro1">
          <table:table-cell office:value-type="float" office:value="76956521.74" calcext:value-type="float">
            <text:p>76956521.74</text:p>
          </table:table-cell>
          <table:table-cell office:value-type="float" office:value="-87.33232117" calcext:value-type="float">
            <text:p>-87.33232117</text:p>
          </table:table-cell>
          <table:table-cell table:number-columns-repeated="3"/>
        </table:table-row>
        <table:table-row table:style-name="ro1">
          <table:table-cell office:value-type="float" office:value="77173913.04" calcext:value-type="float">
            <text:p>77173913.04</text:p>
          </table:table-cell>
          <table:table-cell office:value-type="float" office:value="-87.07942963" calcext:value-type="float">
            <text:p>-87.07942963</text:p>
          </table:table-cell>
          <table:table-cell table:number-columns-repeated="3"/>
        </table:table-row>
        <table:table-row table:style-name="ro1">
          <table:table-cell office:value-type="float" office:value="77391304.35" calcext:value-type="float">
            <text:p>77391304.35</text:p>
          </table:table-cell>
          <table:table-cell office:value-type="float" office:value="-87.0005722" calcext:value-type="float">
            <text:p>-87.0005722</text:p>
          </table:table-cell>
          <table:table-cell table:number-columns-repeated="3"/>
        </table:table-row>
        <table:table-row table:style-name="ro1">
          <table:table-cell office:value-type="float" office:value="77608695.65" calcext:value-type="float">
            <text:p>77608695.65</text:p>
          </table:table-cell>
          <table:table-cell office:value-type="float" office:value="-87.24652863" calcext:value-type="float">
            <text:p>-87.24652863</text:p>
          </table:table-cell>
          <table:table-cell table:number-columns-repeated="3"/>
        </table:table-row>
        <table:table-row table:style-name="ro1">
          <table:table-cell office:value-type="float" office:value="77826086.96" calcext:value-type="float">
            <text:p>77826086.96</text:p>
          </table:table-cell>
          <table:table-cell office:value-type="float" office:value="-87.22393036" calcext:value-type="float">
            <text:p>-87.22393036</text:p>
          </table:table-cell>
          <table:table-cell table:number-columns-repeated="3"/>
        </table:table-row>
        <table:table-row table:style-name="ro1">
          <table:table-cell office:value-type="float" office:value="78043478.26" calcext:value-type="float">
            <text:p>78043478.26</text:p>
          </table:table-cell>
          <table:table-cell office:value-type="float" office:value="-87.12239075" calcext:value-type="float">
            <text:p>-87.12239075</text:p>
          </table:table-cell>
          <table:table-cell table:number-columns-repeated="3"/>
        </table:table-row>
        <table:table-row table:style-name="ro1">
          <table:table-cell office:value-type="float" office:value="78260869.57" calcext:value-type="float">
            <text:p>78260869.57</text:p>
          </table:table-cell>
          <table:table-cell office:value-type="float" office:value="-87.0855484" calcext:value-type="float">
            <text:p>-87.0855484</text:p>
          </table:table-cell>
          <table:table-cell table:number-columns-repeated="3"/>
        </table:table-row>
        <table:table-row table:style-name="ro1">
          <table:table-cell office:value-type="float" office:value="78478260.87" calcext:value-type="float">
            <text:p>78478260.87</text:p>
          </table:table-cell>
          <table:table-cell office:value-type="float" office:value="-87.27766418" calcext:value-type="float">
            <text:p>-87.27766418</text:p>
          </table:table-cell>
          <table:table-cell table:number-columns-repeated="3"/>
        </table:table-row>
        <table:table-row table:style-name="ro1">
          <table:table-cell office:value-type="float" office:value="78695652.17" calcext:value-type="float">
            <text:p>78695652.17</text:p>
          </table:table-cell>
          <table:table-cell office:value-type="float" office:value="-87.24031067" calcext:value-type="float">
            <text:p>-87.24031067</text:p>
          </table:table-cell>
          <table:table-cell table:number-columns-repeated="3"/>
        </table:table-row>
        <table:table-row table:style-name="ro1">
          <table:table-cell office:value-type="float" office:value="78913043.48" calcext:value-type="float">
            <text:p>78913043.48</text:p>
          </table:table-cell>
          <table:table-cell office:value-type="float" office:value="-87.03263092" calcext:value-type="float">
            <text:p>-87.03263092</text:p>
          </table:table-cell>
          <table:table-cell table:number-columns-repeated="3"/>
        </table:table-row>
        <table:table-row table:style-name="ro1">
          <table:table-cell office:value-type="float" office:value="79130434.78" calcext:value-type="float">
            <text:p>79130434.78</text:p>
          </table:table-cell>
          <table:table-cell office:value-type="float" office:value="-87.14685059" calcext:value-type="float">
            <text:p>-87.14685059</text:p>
          </table:table-cell>
          <table:table-cell table:number-columns-repeated="3"/>
        </table:table-row>
        <table:table-row table:style-name="ro1">
          <table:table-cell office:value-type="float" office:value="79347826.09" calcext:value-type="float">
            <text:p>79347826.09</text:p>
          </table:table-cell>
          <table:table-cell office:value-type="float" office:value="-86.95730591" calcext:value-type="float">
            <text:p>-86.95730591</text:p>
          </table:table-cell>
          <table:table-cell table:number-columns-repeated="3"/>
        </table:table-row>
        <table:table-row table:style-name="ro1">
          <table:table-cell office:value-type="float" office:value="79565217.39" calcext:value-type="float">
            <text:p>79565217.39</text:p>
          </table:table-cell>
          <table:table-cell office:value-type="float" office:value="-87.12148285" calcext:value-type="float">
            <text:p>-87.12148285</text:p>
          </table:table-cell>
          <table:table-cell table:number-columns-repeated="3"/>
        </table:table-row>
        <table:table-row table:style-name="ro1">
          <table:table-cell office:value-type="float" office:value="79782608.7" calcext:value-type="float">
            <text:p>79782608.7</text:p>
          </table:table-cell>
          <table:table-cell office:value-type="float" office:value="-86.83293152" calcext:value-type="float">
            <text:p>-86.83293152</text:p>
          </table:table-cell>
          <table:table-cell table:number-columns-repeated="3"/>
        </table:table-row>
        <table:table-row table:style-name="ro1">
          <table:table-cell office:value-type="float" office:value="80000000" calcext:value-type="float">
            <text:p>80000000</text:p>
          </table:table-cell>
          <table:table-cell office:value-type="float" office:value="-86.8478775" calcext:value-type="float">
            <text:p>-86.8478775</text:p>
          </table:table-cell>
          <table:table-cell table:number-columns-repeated="3"/>
        </table:table-row>
        <table:table-row table:style-name="ro1">
          <table:table-cell office:value-type="float" office:value="80217391.3" calcext:value-type="float">
            <text:p>80217391.3</text:p>
          </table:table-cell>
          <table:table-cell office:value-type="float" office:value="-87.12297058" calcext:value-type="float">
            <text:p>-87.12297058</text:p>
          </table:table-cell>
          <table:table-cell table:number-columns-repeated="3"/>
        </table:table-row>
        <table:table-row table:style-name="ro1">
          <table:table-cell office:value-type="float" office:value="80434782.61" calcext:value-type="float">
            <text:p>80434782.61</text:p>
          </table:table-cell>
          <table:table-cell office:value-type="float" office:value="-86.85410309" calcext:value-type="float">
            <text:p>-86.85410309</text:p>
          </table:table-cell>
          <table:table-cell table:number-columns-repeated="3"/>
        </table:table-row>
        <table:table-row table:style-name="ro1">
          <table:table-cell office:value-type="float" office:value="80652173.91" calcext:value-type="float">
            <text:p>80652173.91</text:p>
          </table:table-cell>
          <table:table-cell office:value-type="float" office:value="-86.97608948" calcext:value-type="float">
            <text:p>-86.97608948</text:p>
          </table:table-cell>
          <table:table-cell table:number-columns-repeated="3"/>
        </table:table-row>
        <table:table-row table:style-name="ro1">
          <table:table-cell office:value-type="float" office:value="80869565.22" calcext:value-type="float">
            <text:p>80869565.22</text:p>
          </table:table-cell>
          <table:table-cell office:value-type="float" office:value="-86.91645813" calcext:value-type="float">
            <text:p>-86.91645813</text:p>
          </table:table-cell>
          <table:table-cell table:number-columns-repeated="3"/>
        </table:table-row>
        <table:table-row table:style-name="ro1">
          <table:table-cell office:value-type="float" office:value="81086956.52" calcext:value-type="float">
            <text:p>81086956.52</text:p>
          </table:table-cell>
          <table:table-cell office:value-type="float" office:value="-87.30725861" calcext:value-type="float">
            <text:p>-87.30725861</text:p>
          </table:table-cell>
          <table:table-cell table:number-columns-repeated="3"/>
        </table:table-row>
        <table:table-row table:style-name="ro1">
          <table:table-cell office:value-type="float" office:value="81304347.83" calcext:value-type="float">
            <text:p>81304347.83</text:p>
          </table:table-cell>
          <table:table-cell office:value-type="float" office:value="-86.87626648" calcext:value-type="float">
            <text:p>-86.87626648</text:p>
          </table:table-cell>
          <table:table-cell table:number-columns-repeated="3"/>
        </table:table-row>
        <table:table-row table:style-name="ro1">
          <table:table-cell office:value-type="float" office:value="81521739.13" calcext:value-type="float">
            <text:p>81521739.13</text:p>
          </table:table-cell>
          <table:table-cell office:value-type="float" office:value="-86.97447968" calcext:value-type="float">
            <text:p>-86.97447968</text:p>
          </table:table-cell>
          <table:table-cell table:number-columns-repeated="3"/>
        </table:table-row>
        <table:table-row table:style-name="ro1">
          <table:table-cell office:value-type="float" office:value="81739130.43" calcext:value-type="float">
            <text:p>81739130.43</text:p>
          </table:table-cell>
          <table:table-cell office:value-type="float" office:value="-87.32258606" calcext:value-type="float">
            <text:p>-87.32258606</text:p>
          </table:table-cell>
          <table:table-cell table:number-columns-repeated="3"/>
        </table:table-row>
        <table:table-row table:style-name="ro1">
          <table:table-cell office:value-type="float" office:value="81956521.74" calcext:value-type="float">
            <text:p>81956521.74</text:p>
          </table:table-cell>
          <table:table-cell office:value-type="float" office:value="-87.32536316" calcext:value-type="float">
            <text:p>-87.32536316</text:p>
          </table:table-cell>
          <table:table-cell table:number-columns-repeated="3"/>
        </table:table-row>
        <table:table-row table:style-name="ro1">
          <table:table-cell office:value-type="float" office:value="82173913.04" calcext:value-type="float">
            <text:p>82173913.04</text:p>
          </table:table-cell>
          <table:table-cell office:value-type="float" office:value="-87.15950012" calcext:value-type="float">
            <text:p>-87.15950012</text:p>
          </table:table-cell>
          <table:table-cell table:number-columns-repeated="3"/>
        </table:table-row>
        <table:table-row table:style-name="ro1">
          <table:table-cell office:value-type="float" office:value="82391304.35" calcext:value-type="float">
            <text:p>82391304.35</text:p>
          </table:table-cell>
          <table:table-cell office:value-type="float" office:value="-87.27776337" calcext:value-type="float">
            <text:p>-87.27776337</text:p>
          </table:table-cell>
          <table:table-cell table:number-columns-repeated="3"/>
        </table:table-row>
        <table:table-row table:style-name="ro1">
          <table:table-cell office:value-type="float" office:value="82608695.65" calcext:value-type="float">
            <text:p>82608695.65</text:p>
          </table:table-cell>
          <table:table-cell office:value-type="float" office:value="-87.20611572" calcext:value-type="float">
            <text:p>-87.20611572</text:p>
          </table:table-cell>
          <table:table-cell table:number-columns-repeated="3"/>
        </table:table-row>
        <table:table-row table:style-name="ro1">
          <table:table-cell office:value-type="float" office:value="82826086.96" calcext:value-type="float">
            <text:p>82826086.96</text:p>
          </table:table-cell>
          <table:table-cell office:value-type="float" office:value="-87.34584808" calcext:value-type="float">
            <text:p>-87.34584808</text:p>
          </table:table-cell>
          <table:table-cell table:number-columns-repeated="3"/>
        </table:table-row>
        <table:table-row table:style-name="ro1">
          <table:table-cell office:value-type="float" office:value="83043478.26" calcext:value-type="float">
            <text:p>83043478.26</text:p>
          </table:table-cell>
          <table:table-cell office:value-type="float" office:value="-87.29380035" calcext:value-type="float">
            <text:p>-87.29380035</text:p>
          </table:table-cell>
          <table:table-cell table:number-columns-repeated="3"/>
        </table:table-row>
        <table:table-row table:style-name="ro1">
          <table:table-cell office:value-type="float" office:value="83260869.57" calcext:value-type="float">
            <text:p>83260869.57</text:p>
          </table:table-cell>
          <table:table-cell office:value-type="float" office:value="-87.30122375" calcext:value-type="float">
            <text:p>-87.30122375</text:p>
          </table:table-cell>
          <table:table-cell table:number-columns-repeated="3"/>
        </table:table-row>
        <table:table-row table:style-name="ro1">
          <table:table-cell office:value-type="float" office:value="83478260.87" calcext:value-type="float">
            <text:p>83478260.87</text:p>
          </table:table-cell>
          <table:table-cell office:value-type="float" office:value="-87.15863037" calcext:value-type="float">
            <text:p>-87.15863037</text:p>
          </table:table-cell>
          <table:table-cell table:number-columns-repeated="3"/>
        </table:table-row>
        <table:table-row table:style-name="ro1">
          <table:table-cell office:value-type="float" office:value="83695652.17" calcext:value-type="float">
            <text:p>83695652.17</text:p>
          </table:table-cell>
          <table:table-cell office:value-type="float" office:value="-87.42704773" calcext:value-type="float">
            <text:p>-87.42704773</text:p>
          </table:table-cell>
          <table:table-cell table:number-columns-repeated="3"/>
        </table:table-row>
        <table:table-row table:style-name="ro1">
          <table:table-cell office:value-type="float" office:value="83913043.48" calcext:value-type="float">
            <text:p>83913043.48</text:p>
          </table:table-cell>
          <table:table-cell office:value-type="float" office:value="-87.39257813" calcext:value-type="float">
            <text:p>-87.39257813</text:p>
          </table:table-cell>
          <table:table-cell table:number-columns-repeated="3"/>
        </table:table-row>
        <table:table-row table:style-name="ro1">
          <table:table-cell office:value-type="float" office:value="84130434.78" calcext:value-type="float">
            <text:p>84130434.78</text:p>
          </table:table-cell>
          <table:table-cell office:value-type="float" office:value="-87.55407715" calcext:value-type="float">
            <text:p>-87.55407715</text:p>
          </table:table-cell>
          <table:table-cell table:number-columns-repeated="3"/>
        </table:table-row>
        <table:table-row table:style-name="ro1">
          <table:table-cell office:value-type="float" office:value="84347826.09" calcext:value-type="float">
            <text:p>84347826.09</text:p>
          </table:table-cell>
          <table:table-cell office:value-type="float" office:value="-87.35177612" calcext:value-type="float">
            <text:p>-87.35177612</text:p>
          </table:table-cell>
          <table:table-cell table:number-columns-repeated="3"/>
        </table:table-row>
        <table:table-row table:style-name="ro1">
          <table:table-cell office:value-type="float" office:value="84565217.39" calcext:value-type="float">
            <text:p>84565217.39</text:p>
          </table:table-cell>
          <table:table-cell office:value-type="float" office:value="-87.4391861" calcext:value-type="float">
            <text:p>-87.4391861</text:p>
          </table:table-cell>
          <table:table-cell table:number-columns-repeated="3"/>
        </table:table-row>
        <table:table-row table:style-name="ro1">
          <table:table-cell office:value-type="float" office:value="84782608.7" calcext:value-type="float">
            <text:p>84782608.7</text:p>
          </table:table-cell>
          <table:table-cell office:value-type="float" office:value="-87.40636444" calcext:value-type="float">
            <text:p>-87.40636444</text:p>
          </table:table-cell>
          <table:table-cell table:number-columns-repeated="3"/>
        </table:table-row>
        <table:table-row table:style-name="ro1">
          <table:table-cell office:value-type="float" office:value="85000000" calcext:value-type="float">
            <text:p>85000000</text:p>
          </table:table-cell>
          <table:table-cell office:value-type="float" office:value="-87.20320892" calcext:value-type="float">
            <text:p>-87.20320892</text:p>
          </table:table-cell>
          <table:table-cell table:number-columns-repeated="3"/>
        </table:table-row>
        <table:table-row table:style-name="ro1">
          <table:table-cell office:value-type="float" office:value="85217391.3" calcext:value-type="float">
            <text:p>85217391.3</text:p>
          </table:table-cell>
          <table:table-cell office:value-type="float" office:value="-87.61120605" calcext:value-type="float">
            <text:p>-87.61120605</text:p>
          </table:table-cell>
          <table:table-cell table:number-columns-repeated="3"/>
        </table:table-row>
        <table:table-row table:style-name="ro1">
          <table:table-cell office:value-type="float" office:value="85434782.61" calcext:value-type="float">
            <text:p>85434782.61</text:p>
          </table:table-cell>
          <table:table-cell office:value-type="float" office:value="-87.59724426" calcext:value-type="float">
            <text:p>-87.59724426</text:p>
          </table:table-cell>
          <table:table-cell table:number-columns-repeated="3"/>
        </table:table-row>
        <table:table-row table:style-name="ro1">
          <table:table-cell office:value-type="float" office:value="85652173.91" calcext:value-type="float">
            <text:p>85652173.91</text:p>
          </table:table-cell>
          <table:table-cell office:value-type="float" office:value="-87.5977478" calcext:value-type="float">
            <text:p>-87.5977478</text:p>
          </table:table-cell>
          <table:table-cell table:number-columns-repeated="3"/>
        </table:table-row>
        <table:table-row table:style-name="ro1">
          <table:table-cell office:value-type="float" office:value="85869565.22" calcext:value-type="float">
            <text:p>85869565.22</text:p>
          </table:table-cell>
          <table:table-cell office:value-type="float" office:value="-87.55561066" calcext:value-type="float">
            <text:p>-87.55561066</text:p>
          </table:table-cell>
          <table:table-cell table:number-columns-repeated="3"/>
        </table:table-row>
        <table:table-row table:style-name="ro1">
          <table:table-cell office:value-type="float" office:value="86086956.52" calcext:value-type="float">
            <text:p>86086956.52</text:p>
          </table:table-cell>
          <table:table-cell office:value-type="float" office:value="-87.54029083" calcext:value-type="float">
            <text:p>-87.54029083</text:p>
          </table:table-cell>
          <table:table-cell table:number-columns-repeated="3"/>
        </table:table-row>
        <table:table-row table:style-name="ro1">
          <table:table-cell office:value-type="float" office:value="86304347.83" calcext:value-type="float">
            <text:p>86304347.83</text:p>
          </table:table-cell>
          <table:table-cell office:value-type="float" office:value="-87.67050934" calcext:value-type="float">
            <text:p>-87.67050934</text:p>
          </table:table-cell>
          <table:table-cell table:number-columns-repeated="3"/>
        </table:table-row>
        <table:table-row table:style-name="ro1">
          <table:table-cell office:value-type="float" office:value="86521739.13" calcext:value-type="float">
            <text:p>86521739.13</text:p>
          </table:table-cell>
          <table:table-cell office:value-type="float" office:value="-87.50508118" calcext:value-type="float">
            <text:p>-87.50508118</text:p>
          </table:table-cell>
          <table:table-cell table:number-columns-repeated="3"/>
        </table:table-row>
        <table:table-row table:style-name="ro1">
          <table:table-cell office:value-type="float" office:value="86739130.43" calcext:value-type="float">
            <text:p>86739130.43</text:p>
          </table:table-cell>
          <table:table-cell office:value-type="float" office:value="-87.8915863" calcext:value-type="float">
            <text:p>-87.8915863</text:p>
          </table:table-cell>
          <table:table-cell table:number-columns-repeated="3"/>
        </table:table-row>
        <table:table-row table:style-name="ro1">
          <table:table-cell office:value-type="float" office:value="86956521.74" calcext:value-type="float">
            <text:p>86956521.74</text:p>
          </table:table-cell>
          <table:table-cell office:value-type="float" office:value="-87.52818298" calcext:value-type="float">
            <text:p>-87.52818298</text:p>
          </table:table-cell>
          <table:table-cell table:number-columns-repeated="3"/>
        </table:table-row>
        <table:table-row table:style-name="ro1">
          <table:table-cell office:value-type="float" office:value="87173913.04" calcext:value-type="float">
            <text:p>87173913.04</text:p>
          </table:table-cell>
          <table:table-cell office:value-type="float" office:value="-87.57299042" calcext:value-type="float">
            <text:p>-87.57299042</text:p>
          </table:table-cell>
          <table:table-cell table:number-columns-repeated="3"/>
        </table:table-row>
        <table:table-row table:style-name="ro1">
          <table:table-cell office:value-type="float" office:value="87391304.35" calcext:value-type="float">
            <text:p>87391304.35</text:p>
          </table:table-cell>
          <table:table-cell office:value-type="float" office:value="-87.62492371" calcext:value-type="float">
            <text:p>-87.62492371</text:p>
          </table:table-cell>
          <table:table-cell table:number-columns-repeated="3"/>
        </table:table-row>
        <table:table-row table:style-name="ro1">
          <table:table-cell office:value-type="float" office:value="87608695.65" calcext:value-type="float">
            <text:p>87608695.65</text:p>
          </table:table-cell>
          <table:table-cell office:value-type="float" office:value="-87.60877991" calcext:value-type="float">
            <text:p>-87.60877991</text:p>
          </table:table-cell>
          <table:table-cell table:number-columns-repeated="3"/>
        </table:table-row>
        <table:table-row table:style-name="ro1">
          <table:table-cell office:value-type="float" office:value="87826086.96" calcext:value-type="float">
            <text:p>87826086.96</text:p>
          </table:table-cell>
          <table:table-cell office:value-type="float" office:value="-87.70372009" calcext:value-type="float">
            <text:p>-87.70372009</text:p>
          </table:table-cell>
          <table:table-cell table:number-columns-repeated="3"/>
        </table:table-row>
        <table:table-row table:style-name="ro1">
          <table:table-cell office:value-type="float" office:value="88043478.26" calcext:value-type="float">
            <text:p>88043478.26</text:p>
          </table:table-cell>
          <table:table-cell office:value-type="float" office:value="-87.34964752" calcext:value-type="float">
            <text:p>-87.34964752</text:p>
          </table:table-cell>
          <table:table-cell table:number-columns-repeated="3"/>
        </table:table-row>
        <table:table-row table:style-name="ro1">
          <table:table-cell office:value-type="float" office:value="88260869.57" calcext:value-type="float">
            <text:p>88260869.57</text:p>
          </table:table-cell>
          <table:table-cell office:value-type="float" office:value="-86.29409027" calcext:value-type="float">
            <text:p>-86.29409027</text:p>
          </table:table-cell>
          <table:table-cell table:number-columns-repeated="3"/>
        </table:table-row>
        <table:table-row table:style-name="ro1">
          <table:table-cell office:value-type="float" office:value="88478260.87" calcext:value-type="float">
            <text:p>88478260.87</text:p>
          </table:table-cell>
          <table:table-cell office:value-type="float" office:value="-84.89649963" calcext:value-type="float">
            <text:p>-84.89649963</text:p>
          </table:table-cell>
          <table:table-cell table:number-columns-repeated="3"/>
        </table:table-row>
        <table:table-row table:style-name="ro1">
          <table:table-cell office:value-type="float" office:value="88695652.17" calcext:value-type="float">
            <text:p>88695652.17</text:p>
          </table:table-cell>
          <table:table-cell office:value-type="float" office:value="-83.20002747" calcext:value-type="float">
            <text:p>-83.20002747</text:p>
          </table:table-cell>
          <table:table-cell table:number-columns-repeated="3"/>
        </table:table-row>
        <table:table-row table:style-name="ro1">
          <table:table-cell office:value-type="float" office:value="88913043.48" calcext:value-type="float">
            <text:p>88913043.48</text:p>
          </table:table-cell>
          <table:table-cell office:value-type="float" office:value="-82.03529358" calcext:value-type="float">
            <text:p>-82.03529358</text:p>
          </table:table-cell>
          <table:table-cell table:number-columns-repeated="3"/>
        </table:table-row>
        <table:table-row table:style-name="ro1">
          <table:table-cell office:value-type="float" office:value="89130434.78" calcext:value-type="float">
            <text:p>89130434.78</text:p>
          </table:table-cell>
          <table:table-cell office:value-type="float" office:value="-81.70214844" calcext:value-type="float">
            <text:p>-81.70214844</text:p>
          </table:table-cell>
          <table:table-cell table:number-columns-repeated="3"/>
        </table:table-row>
        <table:table-row table:style-name="ro1">
          <table:table-cell office:value-type="float" office:value="89347826.09" calcext:value-type="float">
            <text:p>89347826.09</text:p>
          </table:table-cell>
          <table:table-cell office:value-type="float" office:value="-81.8236618" calcext:value-type="float">
            <text:p>-81.8236618</text:p>
          </table:table-cell>
          <table:table-cell table:number-columns-repeated="3"/>
        </table:table-row>
        <table:table-row table:style-name="ro1">
          <table:table-cell office:value-type="float" office:value="89565217.39" calcext:value-type="float">
            <text:p>89565217.39</text:p>
          </table:table-cell>
          <table:table-cell office:value-type="float" office:value="-81.74738312" calcext:value-type="float">
            <text:p>-81.74738312</text:p>
          </table:table-cell>
          <table:table-cell table:number-columns-repeated="3"/>
        </table:table-row>
        <table:table-row table:style-name="ro1">
          <table:table-cell office:value-type="float" office:value="89782608.7" calcext:value-type="float">
            <text:p>89782608.7</text:p>
          </table:table-cell>
          <table:table-cell office:value-type="float" office:value="-81.60485077" calcext:value-type="float">
            <text:p>-81.60485077</text:p>
          </table:table-cell>
          <table:table-cell table:number-columns-repeated="3"/>
        </table:table-row>
        <table:table-row table:style-name="ro1">
          <table:table-cell office:value-type="float" office:value="90000000" calcext:value-type="float">
            <text:p>90000000</text:p>
          </table:table-cell>
          <table:table-cell office:value-type="float" office:value="-81.53593445" calcext:value-type="float">
            <text:p>-81.53593445</text:p>
          </table:table-cell>
          <table:table-cell table:number-columns-repeated="3"/>
        </table:table-row>
        <table:table-row table:style-name="ro1">
          <table:table-cell office:value-type="float" office:value="90217391.3" calcext:value-type="float">
            <text:p>90217391.3</text:p>
          </table:table-cell>
          <table:table-cell office:value-type="float" office:value="-82.56634521" calcext:value-type="float">
            <text:p>-82.56634521</text:p>
          </table:table-cell>
          <table:table-cell table:number-columns-repeated="3"/>
        </table:table-row>
        <table:table-row table:style-name="ro1">
          <table:table-cell office:value-type="float" office:value="90434782.61" calcext:value-type="float">
            <text:p>90434782.61</text:p>
          </table:table-cell>
          <table:table-cell office:value-type="float" office:value="-83.65799713" calcext:value-type="float">
            <text:p>-83.65799713</text:p>
          </table:table-cell>
          <table:table-cell table:number-columns-repeated="3"/>
        </table:table-row>
        <table:table-row table:style-name="ro1">
          <table:table-cell office:value-type="float" office:value="90652173.91" calcext:value-type="float">
            <text:p>90652173.91</text:p>
          </table:table-cell>
          <table:table-cell office:value-type="float" office:value="-84.7223053" calcext:value-type="float">
            <text:p>-84.7223053</text:p>
          </table:table-cell>
          <table:table-cell table:number-columns-repeated="3"/>
        </table:table-row>
        <table:table-row table:style-name="ro1">
          <table:table-cell office:value-type="float" office:value="90869565.22" calcext:value-type="float">
            <text:p>90869565.22</text:p>
          </table:table-cell>
          <table:table-cell office:value-type="float" office:value="-85.28997803" calcext:value-type="float">
            <text:p>-85.28997803</text:p>
          </table:table-cell>
          <table:table-cell table:number-columns-repeated="3"/>
        </table:table-row>
        <table:table-row table:style-name="ro1">
          <table:table-cell office:value-type="float" office:value="91086956.52" calcext:value-type="float">
            <text:p>91086956.52</text:p>
          </table:table-cell>
          <table:table-cell office:value-type="float" office:value="-86.42166138" calcext:value-type="float">
            <text:p>-86.42166138</text:p>
          </table:table-cell>
          <table:table-cell table:number-columns-repeated="3"/>
        </table:table-row>
        <table:table-row table:style-name="ro1">
          <table:table-cell office:value-type="float" office:value="91304347.83" calcext:value-type="float">
            <text:p>91304347.83</text:p>
          </table:table-cell>
          <table:table-cell office:value-type="float" office:value="-87.21138" calcext:value-type="float">
            <text:p>-87.21138</text:p>
          </table:table-cell>
          <table:table-cell table:number-columns-repeated="3"/>
        </table:table-row>
        <table:table-row table:style-name="ro1">
          <table:table-cell office:value-type="float" office:value="91521739.13" calcext:value-type="float">
            <text:p>91521739.13</text:p>
          </table:table-cell>
          <table:table-cell office:value-type="float" office:value="-87.69261932" calcext:value-type="float">
            <text:p>-87.69261932</text:p>
          </table:table-cell>
          <table:table-cell table:number-columns-repeated="3"/>
        </table:table-row>
        <table:table-row table:style-name="ro1">
          <table:table-cell office:value-type="float" office:value="91739130.43" calcext:value-type="float">
            <text:p>91739130.43</text:p>
          </table:table-cell>
          <table:table-cell office:value-type="float" office:value="-87.73853302" calcext:value-type="float">
            <text:p>-87.73853302</text:p>
          </table:table-cell>
          <table:table-cell table:number-columns-repeated="3"/>
        </table:table-row>
        <table:table-row table:style-name="ro1">
          <table:table-cell office:value-type="float" office:value="91956521.74" calcext:value-type="float">
            <text:p>91956521.74</text:p>
          </table:table-cell>
          <table:table-cell office:value-type="float" office:value="-87.71852112" calcext:value-type="float">
            <text:p>-87.71852112</text:p>
          </table:table-cell>
          <table:table-cell table:number-columns-repeated="3"/>
        </table:table-row>
        <table:table-row table:style-name="ro1">
          <table:table-cell office:value-type="float" office:value="92173913.04" calcext:value-type="float">
            <text:p>92173913.04</text:p>
          </table:table-cell>
          <table:table-cell office:value-type="float" office:value="-87.14007568" calcext:value-type="float">
            <text:p>-87.14007568</text:p>
          </table:table-cell>
          <table:table-cell table:number-columns-repeated="3"/>
        </table:table-row>
        <table:table-row table:style-name="ro1">
          <table:table-cell office:value-type="float" office:value="92391304.35" calcext:value-type="float">
            <text:p>92391304.35</text:p>
          </table:table-cell>
          <table:table-cell office:value-type="float" office:value="-87.31608582" calcext:value-type="float">
            <text:p>-87.31608582</text:p>
          </table:table-cell>
          <table:table-cell table:number-columns-repeated="3"/>
        </table:table-row>
        <table:table-row table:style-name="ro1">
          <table:table-cell office:value-type="float" office:value="92608695.65" calcext:value-type="float">
            <text:p>92608695.65</text:p>
          </table:table-cell>
          <table:table-cell office:value-type="float" office:value="-87.71414948" calcext:value-type="float">
            <text:p>-87.71414948</text:p>
          </table:table-cell>
          <table:table-cell table:number-columns-repeated="3"/>
        </table:table-row>
        <table:table-row table:style-name="ro1">
          <table:table-cell office:value-type="float" office:value="92826086.96" calcext:value-type="float">
            <text:p>92826086.96</text:p>
          </table:table-cell>
          <table:table-cell office:value-type="float" office:value="-87.86327362" calcext:value-type="float">
            <text:p>-87.86327362</text:p>
          </table:table-cell>
          <table:table-cell table:number-columns-repeated="3"/>
        </table:table-row>
        <table:table-row table:style-name="ro1">
          <table:table-cell office:value-type="float" office:value="93043478.26" calcext:value-type="float">
            <text:p>93043478.26</text:p>
          </table:table-cell>
          <table:table-cell office:value-type="float" office:value="-88.27690887" calcext:value-type="float">
            <text:p>-88.27690887</text:p>
          </table:table-cell>
          <table:table-cell table:number-columns-repeated="3"/>
        </table:table-row>
        <table:table-row table:style-name="ro1">
          <table:table-cell office:value-type="float" office:value="93260869.57" calcext:value-type="float">
            <text:p>93260869.57</text:p>
          </table:table-cell>
          <table:table-cell office:value-type="float" office:value="-88.41313171" calcext:value-type="float">
            <text:p>-88.41313171</text:p>
          </table:table-cell>
          <table:table-cell table:number-columns-repeated="3"/>
        </table:table-row>
        <table:table-row table:style-name="ro1">
          <table:table-cell office:value-type="float" office:value="93478260.87" calcext:value-type="float">
            <text:p>93478260.87</text:p>
          </table:table-cell>
          <table:table-cell office:value-type="float" office:value="-88.35328674" calcext:value-type="float">
            <text:p>-88.35328674</text:p>
          </table:table-cell>
          <table:table-cell table:number-columns-repeated="3"/>
        </table:table-row>
        <table:table-row table:style-name="ro1">
          <table:table-cell office:value-type="float" office:value="93695652.17" calcext:value-type="float">
            <text:p>93695652.17</text:p>
          </table:table-cell>
          <table:table-cell office:value-type="float" office:value="-88.24999237" calcext:value-type="float">
            <text:p>-88.24999237</text:p>
          </table:table-cell>
          <table:table-cell table:number-columns-repeated="3"/>
        </table:table-row>
        <table:table-row table:style-name="ro1">
          <table:table-cell office:value-type="float" office:value="93913043.48" calcext:value-type="float">
            <text:p>93913043.48</text:p>
          </table:table-cell>
          <table:table-cell office:value-type="float" office:value="-88.20748138" calcext:value-type="float">
            <text:p>-88.20748138</text:p>
          </table:table-cell>
          <table:table-cell table:number-columns-repeated="3"/>
        </table:table-row>
        <table:table-row table:style-name="ro1">
          <table:table-cell office:value-type="float" office:value="94130434.78" calcext:value-type="float">
            <text:p>94130434.78</text:p>
          </table:table-cell>
          <table:table-cell office:value-type="float" office:value="-87.64361572" calcext:value-type="float">
            <text:p>-87.64361572</text:p>
          </table:table-cell>
          <table:table-cell table:number-columns-repeated="3"/>
        </table:table-row>
        <table:table-row table:style-name="ro1">
          <table:table-cell office:value-type="float" office:value="94347826.09" calcext:value-type="float">
            <text:p>94347826.09</text:p>
          </table:table-cell>
          <table:table-cell office:value-type="float" office:value="-87.02337646" calcext:value-type="float">
            <text:p>-87.02337646</text:p>
          </table:table-cell>
          <table:table-cell table:number-columns-repeated="3"/>
        </table:table-row>
        <table:table-row table:style-name="ro1">
          <table:table-cell office:value-type="float" office:value="94565217.39" calcext:value-type="float">
            <text:p>94565217.39</text:p>
          </table:table-cell>
          <table:table-cell office:value-type="float" office:value="-86.48670959" calcext:value-type="float">
            <text:p>-86.48670959</text:p>
          </table:table-cell>
          <table:table-cell table:number-columns-repeated="3"/>
        </table:table-row>
        <table:table-row table:style-name="ro1">
          <table:table-cell office:value-type="float" office:value="94782608.7" calcext:value-type="float">
            <text:p>94782608.7</text:p>
          </table:table-cell>
          <table:table-cell office:value-type="float" office:value="-85.83235931" calcext:value-type="float">
            <text:p>-85.83235931</text:p>
          </table:table-cell>
          <table:table-cell table:number-columns-repeated="3"/>
        </table:table-row>
        <table:table-row table:style-name="ro1">
          <table:table-cell office:value-type="float" office:value="95000000" calcext:value-type="float">
            <text:p>95000000</text:p>
          </table:table-cell>
          <table:table-cell office:value-type="float" office:value="-86.032547" calcext:value-type="float">
            <text:p>-86.032547</text:p>
          </table:table-cell>
          <table:table-cell table:number-columns-repeated="3"/>
        </table:table-row>
        <table:table-row table:style-name="ro1">
          <table:table-cell office:value-type="float" office:value="95217391.3" calcext:value-type="float">
            <text:p>95217391.3</text:p>
          </table:table-cell>
          <table:table-cell office:value-type="float" office:value="-86.5035553" calcext:value-type="float">
            <text:p>-86.5035553</text:p>
          </table:table-cell>
          <table:table-cell table:number-columns-repeated="3"/>
        </table:table-row>
        <table:table-row table:style-name="ro1">
          <table:table-cell office:value-type="float" office:value="95434782.61" calcext:value-type="float">
            <text:p>95434782.61</text:p>
          </table:table-cell>
          <table:table-cell office:value-type="float" office:value="-87.43904877" calcext:value-type="float">
            <text:p>-87.43904877</text:p>
          </table:table-cell>
          <table:table-cell table:number-columns-repeated="3"/>
        </table:table-row>
        <table:table-row table:style-name="ro1">
          <table:table-cell office:value-type="float" office:value="95652173.91" calcext:value-type="float">
            <text:p>95652173.91</text:p>
          </table:table-cell>
          <table:table-cell office:value-type="float" office:value="-87.91775513" calcext:value-type="float">
            <text:p>-87.91775513</text:p>
          </table:table-cell>
          <table:table-cell table:number-columns-repeated="3"/>
        </table:table-row>
        <table:table-row table:style-name="ro1">
          <table:table-cell office:value-type="float" office:value="95869565.22" calcext:value-type="float">
            <text:p>95869565.22</text:p>
          </table:table-cell>
          <table:table-cell office:value-type="float" office:value="-88.12272644" calcext:value-type="float">
            <text:p>-88.12272644</text:p>
          </table:table-cell>
          <table:table-cell table:number-columns-repeated="3"/>
        </table:table-row>
        <table:table-row table:style-name="ro1">
          <table:table-cell office:value-type="float" office:value="96086956.52" calcext:value-type="float">
            <text:p>96086956.52</text:p>
          </table:table-cell>
          <table:table-cell office:value-type="float" office:value="-88.61759186" calcext:value-type="float">
            <text:p>-88.61759186</text:p>
          </table:table-cell>
          <table:table-cell table:number-columns-repeated="3"/>
        </table:table-row>
        <table:table-row table:style-name="ro1">
          <table:table-cell office:value-type="float" office:value="96304347.83" calcext:value-type="float">
            <text:p>96304347.83</text:p>
          </table:table-cell>
          <table:table-cell office:value-type="float" office:value="-88.11903381" calcext:value-type="float">
            <text:p>-88.11903381</text:p>
          </table:table-cell>
          <table:table-cell table:number-columns-repeated="3"/>
        </table:table-row>
        <table:table-row table:style-name="ro1">
          <table:table-cell office:value-type="float" office:value="96521739.13" calcext:value-type="float">
            <text:p>96521739.13</text:p>
          </table:table-cell>
          <table:table-cell office:value-type="float" office:value="-88.53471375" calcext:value-type="float">
            <text:p>-88.53471375</text:p>
          </table:table-cell>
          <table:table-cell table:number-columns-repeated="3"/>
        </table:table-row>
        <table:table-row table:style-name="ro1">
          <table:table-cell office:value-type="float" office:value="96739130.43" calcext:value-type="float">
            <text:p>96739130.43</text:p>
          </table:table-cell>
          <table:table-cell office:value-type="float" office:value="-88.32975769" calcext:value-type="float">
            <text:p>-88.32975769</text:p>
          </table:table-cell>
          <table:table-cell table:number-columns-repeated="3"/>
        </table:table-row>
        <table:table-row table:style-name="ro1">
          <table:table-cell office:value-type="float" office:value="96956521.74" calcext:value-type="float">
            <text:p>96956521.74</text:p>
          </table:table-cell>
          <table:table-cell office:value-type="float" office:value="-88.76837158" calcext:value-type="float">
            <text:p>-88.76837158</text:p>
          </table:table-cell>
          <table:table-cell table:number-columns-repeated="3"/>
        </table:table-row>
        <table:table-row table:style-name="ro1">
          <table:table-cell office:value-type="float" office:value="97173913.04" calcext:value-type="float">
            <text:p>97173913.04</text:p>
          </table:table-cell>
          <table:table-cell office:value-type="float" office:value="-88.35883331" calcext:value-type="float">
            <text:p>-88.35883331</text:p>
          </table:table-cell>
          <table:table-cell table:number-columns-repeated="3"/>
        </table:table-row>
        <table:table-row table:style-name="ro1">
          <table:table-cell office:value-type="float" office:value="97391304.35" calcext:value-type="float">
            <text:p>97391304.35</text:p>
          </table:table-cell>
          <table:table-cell office:value-type="float" office:value="-88.58675385" calcext:value-type="float">
            <text:p>-88.58675385</text:p>
          </table:table-cell>
          <table:table-cell table:number-columns-repeated="3"/>
        </table:table-row>
        <table:table-row table:style-name="ro1">
          <table:table-cell office:value-type="float" office:value="97608695.65" calcext:value-type="float">
            <text:p>97608695.65</text:p>
          </table:table-cell>
          <table:table-cell office:value-type="float" office:value="-88.72168732" calcext:value-type="float">
            <text:p>-88.72168732</text:p>
          </table:table-cell>
          <table:table-cell table:number-columns-repeated="3"/>
        </table:table-row>
        <table:table-row table:style-name="ro1">
          <table:table-cell office:value-type="float" office:value="97826086.96" calcext:value-type="float">
            <text:p>97826086.96</text:p>
          </table:table-cell>
          <table:table-cell office:value-type="float" office:value="-88.70457458" calcext:value-type="float">
            <text:p>-88.70457458</text:p>
          </table:table-cell>
          <table:table-cell table:number-columns-repeated="3"/>
        </table:table-row>
        <table:table-row table:style-name="ro1">
          <table:table-cell office:value-type="float" office:value="98043478.26" calcext:value-type="float">
            <text:p>98043478.26</text:p>
          </table:table-cell>
          <table:table-cell office:value-type="float" office:value="-88.54612732" calcext:value-type="float">
            <text:p>-88.54612732</text:p>
          </table:table-cell>
          <table:table-cell table:number-columns-repeated="3"/>
        </table:table-row>
        <table:table-row table:style-name="ro1">
          <table:table-cell office:value-type="float" office:value="98260869.57" calcext:value-type="float">
            <text:p>98260869.57</text:p>
          </table:table-cell>
          <table:table-cell office:value-type="float" office:value="-88.49192047" calcext:value-type="float">
            <text:p>-88.49192047</text:p>
          </table:table-cell>
          <table:table-cell table:number-columns-repeated="3"/>
        </table:table-row>
        <table:table-row table:style-name="ro1">
          <table:table-cell office:value-type="float" office:value="98478260.87" calcext:value-type="float">
            <text:p>98478260.87</text:p>
          </table:table-cell>
          <table:table-cell office:value-type="float" office:value="-88.1542511" calcext:value-type="float">
            <text:p>-88.1542511</text:p>
          </table:table-cell>
          <table:table-cell table:number-columns-repeated="3"/>
        </table:table-row>
        <table:table-row table:style-name="ro1">
          <table:table-cell office:value-type="float" office:value="98695652.17" calcext:value-type="float">
            <text:p>98695652.17</text:p>
          </table:table-cell>
          <table:table-cell office:value-type="float" office:value="-87.83831787" calcext:value-type="float">
            <text:p>-87.83831787</text:p>
          </table:table-cell>
          <table:table-cell table:number-columns-repeated="3"/>
        </table:table-row>
        <table:table-row table:style-name="ro1">
          <table:table-cell office:value-type="float" office:value="98913043.48" calcext:value-type="float">
            <text:p>98913043.48</text:p>
          </table:table-cell>
          <table:table-cell office:value-type="float" office:value="-87.61070251" calcext:value-type="float">
            <text:p>-87.61070251</text:p>
          </table:table-cell>
          <table:table-cell table:number-columns-repeated="3"/>
        </table:table-row>
        <table:table-row table:style-name="ro1">
          <table:table-cell office:value-type="float" office:value="99130434.78" calcext:value-type="float">
            <text:p>99130434.78</text:p>
          </table:table-cell>
          <table:table-cell office:value-type="float" office:value="-87.56129456" calcext:value-type="float">
            <text:p>-87.56129456</text:p>
          </table:table-cell>
          <table:table-cell table:number-columns-repeated="3"/>
        </table:table-row>
        <table:table-row table:style-name="ro1">
          <table:table-cell office:value-type="float" office:value="99347826.09" calcext:value-type="float">
            <text:p>99347826.09</text:p>
          </table:table-cell>
          <table:table-cell office:value-type="float" office:value="-87.6288147" calcext:value-type="float">
            <text:p>-87.6288147</text:p>
          </table:table-cell>
          <table:table-cell table:number-columns-repeated="3"/>
        </table:table-row>
        <table:table-row table:style-name="ro1">
          <table:table-cell office:value-type="float" office:value="99565217.39" calcext:value-type="float">
            <text:p>99565217.39</text:p>
          </table:table-cell>
          <table:table-cell office:value-type="float" office:value="-88.02882385" calcext:value-type="float">
            <text:p>-88.02882385</text:p>
          </table:table-cell>
          <table:table-cell table:number-columns-repeated="3"/>
        </table:table-row>
        <table:table-row table:style-name="ro1">
          <table:table-cell office:value-type="float" office:value="99782608.7" calcext:value-type="float">
            <text:p>99782608.7</text:p>
          </table:table-cell>
          <table:table-cell office:value-type="float" office:value="-88.24633789" calcext:value-type="float">
            <text:p>-88.24633789</text:p>
          </table:table-cell>
          <table:table-cell table:number-columns-repeated="3"/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-88.57062531" calcext:value-type="float">
            <text:p>-88.57062531</text:p>
          </table:table-cell>
          <table:table-cell table:number-columns-repeated="3"/>
        </table:table-row>
      </table:table>
      <table:table table:name="Noise_ON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Machine Module</text:p>
          </table:table-cell>
          <table:table-cell office:value-type="string" calcext:value-type="string">
            <text:p>N9343C</text:p>
          </table:table-cell>
          <table:table-cell office:value-type="string" calcext:value-type="string">
            <text:p>CN0605A2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U Version</text:p>
          </table:table-cell>
          <table:table-cell office:value-type="string" calcext:value-type="string">
            <text:p>A.06.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SP Version</text:p>
          </table:table-cell>
          <table:table-cell office:value-type="string" calcext:value-type="string">
            <text:p>A.05.02.02 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PGA Version</text:p>
          </table:table-cell>
          <table:table-cell office:value-type="string" calcext:value-type="string">
            <text:p>A.02.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:59:42 07.10.20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Y Axis Scale</text:p>
          </table:table-cell>
          <table:table-cell office:value-type="string" calcext:value-type="string">
            <text:p>LO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 Axis Unit</text:p>
          </table:table-cell>
          <table:table-cell office:value-type="string" calcext:value-type="string">
            <text:p>dB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mpedance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umber of Points</text:p>
          </table:table-cell>
          <table:table-cell office:value-type="float" office:value="461" calcext:value-type="float">
            <text:p>4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weep Time(s)</text:p>
          </table:table-cell>
          <table:table-cell office:value-type="float" office:value="1.0051" calcext:value-type="float">
            <text:p>1.0051</text:p>
          </table:table-cell>
          <table:table-cell office:value-type="string" calcext:value-type="string">
            <text:p>M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rt Frequency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op Frequency</text:p>
          </table:table-cell>
          <table:table-cell office:value-type="float" office:value="100000000" calcext:value-type="float">
            <text:p>100000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equency Offset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verage Type</text:p>
          </table:table-cell>
          <table:table-cell office:value-type="string" calcext:value-type="string">
            <text:p>Log Pw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BW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M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BW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AU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eep Type</text:p>
          </table:table-cell>
          <table:table-cell office:value-type="string" calcext:value-type="string">
            <text:p>Continuo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weep Mode</text:p>
          </table:table-cell>
          <table:table-cell office:value-type="string" calcext:value-type="string">
            <text:p>Swee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eed</text:p>
          </table:table-cell>
          <table:table-cell office:value-type="string" calcext:value-type="string">
            <text:p>Fa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eAmp State</text:p>
          </table:table-cell>
          <table:table-cell office:value-type="string" calcext:value-type="string">
            <text:p>OF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f Level</text:p>
          </table:table-cell>
          <table:table-cell office:value-type="float" office:value="-50" calcext:value-type="float">
            <text:p>-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ttenuati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 Level Offset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 Axis Units</text:p>
          </table:table-cell>
          <table:table-cell office:value-type="string" calcext:value-type="string">
            <text:p>Hz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Sensitive</text:p>
          </table:table-cell>
          <table:table-cell office:value-type="string" calcext:value-type="string">
            <text:p>OF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igger Source</text:p>
          </table:table-cell>
          <table:table-cell office:value-type="string" calcext:value-type="string">
            <text:p>FreeRu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igger Level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igger Slope</text:p>
          </table:table-cell>
          <table:table-cell office:value-type="string" calcext:value-type="string">
            <text:p>RI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igger Dela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F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te Sweep</text:p>
          </table:table-cell>
          <table:table-cell office:value-type="string" calcext:value-type="string">
            <text:p>OF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te View</text:p>
          </table:table-cell>
          <table:table-cell office:value-type="string" calcext:value-type="string">
            <text:p>OF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te Delay</text:p>
          </table:table-cell>
          <table:table-cell office:value-type="float" office:value="0.00228" calcext:value-type="float">
            <text:p>0.002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te Length</text:p>
          </table:table-cell>
          <table:table-cell office:value-type="float" office:value="0.00084" calcext:value-type="float">
            <text:p>0.000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te Source</text:p>
          </table:table-cell>
          <table:table-cell office:value-type="string" calcext:value-type="string">
            <text:p>Extern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rst Level</text:p>
          </table:table-cell>
          <table:table-cell office:value-type="float" office:value="-20" calcext:value-type="float">
            <text:p>-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rst Trigger Slope</text:p>
          </table:table-cell>
          <table:table-cell office:value-type="string" calcext:value-type="string">
            <text:p>Ri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r Period</text:p>
          </table:table-cell>
          <table:table-cell office:value-type="float" office:value="0.00312" calcext:value-type="float">
            <text:p>0.003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r Offset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nc Source</text:p>
          </table:table-cell>
          <table:table-cell office:value-type="string" calcext:value-type="string">
            <text:p>Of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ply Corrections</text:p>
          </table:table-cell>
          <table:table-cell office:value-type="string" calcext:value-type="string">
            <text:p>OF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tenna Unit</text:p>
          </table:table-cell>
          <table:table-cell office:value-type="string" calcext:value-type="string">
            <text:p>OF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rrection1</text:p>
          </table:table-cell>
          <table:table-cell office:value-type="string" calcext:value-type="string">
            <text:p>Of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rrection2</text:p>
          </table:table-cell>
          <table:table-cell office:value-type="string" calcext:value-type="string">
            <text:p>Of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rrection3</text:p>
          </table:table-cell>
          <table:table-cell office:value-type="string" calcext:value-type="string">
            <text:p>Of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rrection4</text:p>
          </table:table-cell>
          <table:table-cell office:value-type="string" calcext:value-type="string">
            <text:p>Of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rker Informa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rker</text:p>
          </table:table-cell>
          <table:table-cell office:value-type="string" calcext:value-type="string">
            <text:p>Trac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X Axis</text:p>
          </table:table-cell>
          <table:table-cell office:value-type="string" calcext:value-type="string">
            <text:p>Amplitude</text:p>
          </table:table-cell>
        </table:table-row>
        <table:table-row table:style-name="ro1">
          <table:table-cell office:value-type="string" calcext:value-type="string">
            <text:p>M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5.00 MHz</text:p>
          </table:table-cell>
          <table:table-cell office:value-type="string" calcext:value-type="string">
            <text:p>-65.59 dBm</text:p>
          </table:table-cell>
        </table:table-row>
        <table:table-row table:style-name="ro1">
          <table:table-cell office:value-type="string" calcext:value-type="string">
            <text:p>M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10.00 MHz</text:p>
          </table:table-cell>
          <table:table-cell office:value-type="string" calcext:value-type="string">
            <text:p>-64.40 dBm</text:p>
          </table:table-cell>
        </table:table-row>
        <table:table-row table:style-name="ro1">
          <table:table-cell office:value-type="string" calcext:value-type="string">
            <text:p>M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20.00 MHz</text:p>
          </table:table-cell>
          <table:table-cell office:value-type="string" calcext:value-type="string">
            <text:p>-64.25 dBm</text:p>
          </table:table-cell>
        </table:table-row>
        <table:table-row table:style-name="ro1">
          <table:table-cell office:value-type="string" calcext:value-type="string">
            <text:p>M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30.00 MHz</text:p>
          </table:table-cell>
          <table:table-cell office:value-type="string" calcext:value-type="string">
            <text:p>-64.63 dBm</text:p>
          </table:table-cell>
        </table:table-row>
        <table:table-row table:style-name="ro1">
          <table:table-cell office:value-type="string" calcext:value-type="string">
            <text:p>M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40.00 MHz</text:p>
          </table:table-cell>
          <table:table-cell office:value-type="string" calcext:value-type="string">
            <text:p>-64.85 dBm</text:p>
          </table:table-cell>
        </table:table-row>
        <table:table-row table:style-name="ro1">
          <table:table-cell office:value-type="string" calcext:value-type="string">
            <text:p>M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50.00 MHz</text:p>
          </table:table-cell>
          <table:table-cell office:value-type="string" calcext:value-type="string">
            <text:p>-66.96 dBm</text:p>
          </table:table-cell>
        </table:table-row>
        <table:table-row table:style-name="ro1">
          <table:table-cell office:value-type="string" calcext:value-type="string">
            <text:p>CISPR Filter</text:p>
          </table:table-cell>
          <table:table-cell office:value-type="string" calcext:value-type="string">
            <text:p>Normal RBW</text:p>
          </table:table-cell>
          <table:table-cell office:value-type="string" calcext:value-type="string">
            <text:p>Dwell Time(s)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AUTO</text:p>
          </table:table-cell>
        </table:table-row>
        <table:table-row table:style-name="ro1">
          <table:table-cell office:value-type="string" calcext:value-type="string">
            <text:p>Trace Math</text:p>
          </table:table-cell>
          <table:table-cell office:value-type="string" calcext:value-type="string">
            <text:p>Of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ce Math By</text:p>
          </table:table-cell>
          <table:table-cell office:value-type="string" calcext:value-type="string">
            <text:p>Log Pow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ce Variable A</text:p>
          </table:table-cell>
          <table:table-cell office:value-type="string" calcext:value-type="string">
            <text:p>Trace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ce Variable B</text:p>
          </table:table-cell>
          <table:table-cell office:value-type="string" calcext:value-type="string">
            <text:p>Trace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ce Variable C</text:p>
          </table:table-cell>
          <table:table-cell office:value-type="string" calcext:value-type="string">
            <text:p>Trace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ce Name</text:p>
          </table:table-cell>
          <table:table-cell office:value-type="string" calcext:value-type="string">
            <text:p>Trace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ce Count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ce Type</text:p>
          </table:table-cell>
          <table:table-cell office:value-type="string" calcext:value-type="string">
            <text:p>Clear Wri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ce Detector</text:p>
          </table:table-cell>
          <table:table-cell office:value-type="string" calcext:value-type="string">
            <text:p>Averag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ce Data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1.85314369" calcext:value-type="float">
            <text:p>-11.85314369</text:p>
          </table:table-cell>
          <table:table-cell table:number-columns-repeated="3"/>
        </table:table-row>
        <table:table-row table:style-name="ro1">
          <table:table-cell office:value-type="float" office:value="217391.3043" calcext:value-type="float">
            <text:p>217391.3043</text:p>
          </table:table-cell>
          <table:table-cell office:value-type="float" office:value="-27.17163658" calcext:value-type="float">
            <text:p>-27.17163658</text:p>
          </table:table-cell>
          <table:table-cell table:number-columns-repeated="3"/>
        </table:table-row>
        <table:table-row table:style-name="ro1">
          <table:table-cell office:value-type="float" office:value="434782.6087" calcext:value-type="float">
            <text:p>434782.6087</text:p>
          </table:table-cell>
          <table:table-cell office:value-type="float" office:value="-29.82007217" calcext:value-type="float">
            <text:p>-29.82007217</text:p>
          </table:table-cell>
          <table:table-cell table:number-columns-repeated="3"/>
        </table:table-row>
        <table:table-row table:style-name="ro1">
          <table:table-cell office:value-type="float" office:value="652173.913" calcext:value-type="float">
            <text:p>652173.913</text:p>
          </table:table-cell>
          <table:table-cell office:value-type="float" office:value="-32.84837341" calcext:value-type="float">
            <text:p>-32.84837341</text:p>
          </table:table-cell>
          <table:table-cell table:number-columns-repeated="3"/>
        </table:table-row>
        <table:table-row table:style-name="ro1">
          <table:table-cell office:value-type="float" office:value="869565.2174" calcext:value-type="float">
            <text:p>869565.2174</text:p>
          </table:table-cell>
          <table:table-cell office:value-type="float" office:value="-36.94036484" calcext:value-type="float">
            <text:p>-36.94036484</text:p>
          </table:table-cell>
          <table:table-cell table:number-columns-repeated="3"/>
        </table:table-row>
        <table:table-row table:style-name="ro1">
          <table:table-cell office:value-type="float" office:value="1086956.522" calcext:value-type="float">
            <text:p>1086956.522</text:p>
          </table:table-cell>
          <table:table-cell office:value-type="float" office:value="-42.08550262" calcext:value-type="float">
            <text:p>-42.08550262</text:p>
          </table:table-cell>
          <table:table-cell table:number-columns-repeated="3"/>
        </table:table-row>
        <table:table-row table:style-name="ro1">
          <table:table-cell office:value-type="float" office:value="1304347.826" calcext:value-type="float">
            <text:p>1304347.826</text:p>
          </table:table-cell>
          <table:table-cell office:value-type="float" office:value="-48.36529541" calcext:value-type="float">
            <text:p>-48.36529541</text:p>
          </table:table-cell>
          <table:table-cell table:number-columns-repeated="3"/>
        </table:table-row>
        <table:table-row table:style-name="ro1">
          <table:table-cell office:value-type="float" office:value="1521739.13" calcext:value-type="float">
            <text:p>1521739.13</text:p>
          </table:table-cell>
          <table:table-cell office:value-type="float" office:value="-55.74567795" calcext:value-type="float">
            <text:p>-55.74567795</text:p>
          </table:table-cell>
          <table:table-cell table:number-columns-repeated="3"/>
        </table:table-row>
        <table:table-row table:style-name="ro1">
          <table:table-cell office:value-type="float" office:value="1739130.435" calcext:value-type="float">
            <text:p>1739130.435</text:p>
          </table:table-cell>
          <table:table-cell office:value-type="float" office:value="-64.16401672" calcext:value-type="float">
            <text:p>-64.16401672</text:p>
          </table:table-cell>
          <table:table-cell table:number-columns-repeated="3"/>
        </table:table-row>
        <table:table-row table:style-name="ro1">
          <table:table-cell office:value-type="float" office:value="1956521.739" calcext:value-type="float">
            <text:p>1956521.739</text:p>
          </table:table-cell>
          <table:table-cell office:value-type="float" office:value="-69.81247711" calcext:value-type="float">
            <text:p>-69.81247711</text:p>
          </table:table-cell>
          <table:table-cell table:number-columns-repeated="3"/>
        </table:table-row>
        <table:table-row table:style-name="ro1">
          <table:table-cell office:value-type="float" office:value="2173913.043" calcext:value-type="float">
            <text:p>2173913.043</text:p>
          </table:table-cell>
          <table:table-cell office:value-type="float" office:value="-70.4749527" calcext:value-type="float">
            <text:p>-70.4749527</text:p>
          </table:table-cell>
          <table:table-cell table:number-columns-repeated="3"/>
        </table:table-row>
        <table:table-row table:style-name="ro1">
          <table:table-cell office:value-type="float" office:value="2391304.348" calcext:value-type="float">
            <text:p>2391304.348</text:p>
          </table:table-cell>
          <table:table-cell office:value-type="float" office:value="-70.32668304" calcext:value-type="float">
            <text:p>-70.32668304</text:p>
          </table:table-cell>
          <table:table-cell table:number-columns-repeated="3"/>
        </table:table-row>
        <table:table-row table:style-name="ro1">
          <table:table-cell office:value-type="float" office:value="2608695.652" calcext:value-type="float">
            <text:p>2608695.652</text:p>
          </table:table-cell>
          <table:table-cell office:value-type="float" office:value="-69.82421112" calcext:value-type="float">
            <text:p>-69.82421112</text:p>
          </table:table-cell>
          <table:table-cell table:number-columns-repeated="3"/>
        </table:table-row>
        <table:table-row table:style-name="ro1">
          <table:table-cell office:value-type="float" office:value="2826086.957" calcext:value-type="float">
            <text:p>2826086.957</text:p>
          </table:table-cell>
          <table:table-cell office:value-type="float" office:value="-69.4264679" calcext:value-type="float">
            <text:p>-69.4264679</text:p>
          </table:table-cell>
          <table:table-cell table:number-columns-repeated="3"/>
        </table:table-row>
        <table:table-row table:style-name="ro1">
          <table:table-cell office:value-type="float" office:value="3043478.261" calcext:value-type="float">
            <text:p>3043478.261</text:p>
          </table:table-cell>
          <table:table-cell office:value-type="float" office:value="-68.89950562" calcext:value-type="float">
            <text:p>-68.89950562</text:p>
          </table:table-cell>
          <table:table-cell table:number-columns-repeated="3"/>
        </table:table-row>
        <table:table-row table:style-name="ro1">
          <table:table-cell office:value-type="float" office:value="3260869.565" calcext:value-type="float">
            <text:p>3260869.565</text:p>
          </table:table-cell>
          <table:table-cell office:value-type="float" office:value="-68.25961304" calcext:value-type="float">
            <text:p>-68.25961304</text:p>
          </table:table-cell>
          <table:table-cell table:number-columns-repeated="3"/>
        </table:table-row>
        <table:table-row table:style-name="ro1">
          <table:table-cell office:value-type="float" office:value="3478260.87" calcext:value-type="float">
            <text:p>3478260.87</text:p>
          </table:table-cell>
          <table:table-cell office:value-type="float" office:value="-67.6568985" calcext:value-type="float">
            <text:p>-67.6568985</text:p>
          </table:table-cell>
          <table:table-cell table:number-columns-repeated="3"/>
        </table:table-row>
        <table:table-row table:style-name="ro1">
          <table:table-cell office:value-type="float" office:value="3695652.174" calcext:value-type="float">
            <text:p>3695652.174</text:p>
          </table:table-cell>
          <table:table-cell office:value-type="float" office:value="-67.4309082" calcext:value-type="float">
            <text:p>-67.4309082</text:p>
          </table:table-cell>
          <table:table-cell table:number-columns-repeated="3"/>
        </table:table-row>
        <table:table-row table:style-name="ro1">
          <table:table-cell office:value-type="float" office:value="3913043.478" calcext:value-type="float">
            <text:p>3913043.478</text:p>
          </table:table-cell>
          <table:table-cell office:value-type="float" office:value="-66.76368713" calcext:value-type="float">
            <text:p>-66.76368713</text:p>
          </table:table-cell>
          <table:table-cell table:number-columns-repeated="3"/>
        </table:table-row>
        <table:table-row table:style-name="ro1">
          <table:table-cell office:value-type="float" office:value="4130434.783" calcext:value-type="float">
            <text:p>4130434.783</text:p>
          </table:table-cell>
          <table:table-cell office:value-type="float" office:value="-66.56181335" calcext:value-type="float">
            <text:p>-66.56181335</text:p>
          </table:table-cell>
          <table:table-cell table:number-columns-repeated="3"/>
        </table:table-row>
        <table:table-row table:style-name="ro1">
          <table:table-cell office:value-type="float" office:value="4347826.087" calcext:value-type="float">
            <text:p>4347826.087</text:p>
          </table:table-cell>
          <table:table-cell office:value-type="float" office:value="-66.25595856" calcext:value-type="float">
            <text:p>-66.25595856</text:p>
          </table:table-cell>
          <table:table-cell table:number-columns-repeated="3"/>
        </table:table-row>
        <table:table-row table:style-name="ro1">
          <table:table-cell office:value-type="float" office:value="4565217.391" calcext:value-type="float">
            <text:p>4565217.391</text:p>
          </table:table-cell>
          <table:table-cell office:value-type="float" office:value="-65.873703" calcext:value-type="float">
            <text:p>-65.873703</text:p>
          </table:table-cell>
          <table:table-cell table:number-columns-repeated="3"/>
        </table:table-row>
        <table:table-row table:style-name="ro1">
          <table:table-cell office:value-type="float" office:value="4782608.696" calcext:value-type="float">
            <text:p>4782608.696</text:p>
          </table:table-cell>
          <table:table-cell office:value-type="float" office:value="-66.00521088" calcext:value-type="float">
            <text:p>-66.00521088</text:p>
          </table:table-cell>
          <table:table-cell table:number-columns-repeated="3"/>
        </table:table-row>
        <table:table-row table:style-name="ro1">
          <table:table-cell office:value-type="float" office:value="5000000" calcext:value-type="float">
            <text:p>5000000</text:p>
          </table:table-cell>
          <table:table-cell office:value-type="float" office:value="-65.58695221" calcext:value-type="float">
            <text:p>-65.58695221</text:p>
          </table:table-cell>
          <table:table-cell table:number-columns-repeated="3"/>
        </table:table-row>
        <table:table-row table:style-name="ro1">
          <table:table-cell office:value-type="float" office:value="5217391.304" calcext:value-type="float">
            <text:p>5217391.304</text:p>
          </table:table-cell>
          <table:table-cell office:value-type="float" office:value="-65.56252289" calcext:value-type="float">
            <text:p>-65.56252289</text:p>
          </table:table-cell>
          <table:table-cell table:number-columns-repeated="3"/>
        </table:table-row>
        <table:table-row table:style-name="ro1">
          <table:table-cell office:value-type="float" office:value="5434782.609" calcext:value-type="float">
            <text:p>5434782.609</text:p>
          </table:table-cell>
          <table:table-cell office:value-type="float" office:value="-65.53237152" calcext:value-type="float">
            <text:p>-65.53237152</text:p>
          </table:table-cell>
          <table:table-cell table:number-columns-repeated="3"/>
        </table:table-row>
        <table:table-row table:style-name="ro1">
          <table:table-cell office:value-type="float" office:value="5652173.913" calcext:value-type="float">
            <text:p>5652173.913</text:p>
          </table:table-cell>
          <table:table-cell office:value-type="float" office:value="-65.47315979" calcext:value-type="float">
            <text:p>-65.47315979</text:p>
          </table:table-cell>
          <table:table-cell table:number-columns-repeated="3"/>
        </table:table-row>
        <table:table-row table:style-name="ro1">
          <table:table-cell office:value-type="float" office:value="5869565.217" calcext:value-type="float">
            <text:p>5869565.217</text:p>
          </table:table-cell>
          <table:table-cell office:value-type="float" office:value="-65.2254715" calcext:value-type="float">
            <text:p>-65.2254715</text:p>
          </table:table-cell>
          <table:table-cell table:number-columns-repeated="3"/>
        </table:table-row>
        <table:table-row table:style-name="ro1">
          <table:table-cell office:value-type="float" office:value="6086956.522" calcext:value-type="float">
            <text:p>6086956.522</text:p>
          </table:table-cell>
          <table:table-cell office:value-type="float" office:value="-65.262146" calcext:value-type="float">
            <text:p>-65.262146</text:p>
          </table:table-cell>
          <table:table-cell table:number-columns-repeated="3"/>
        </table:table-row>
        <table:table-row table:style-name="ro1">
          <table:table-cell office:value-type="float" office:value="6304347.826" calcext:value-type="float">
            <text:p>6304347.826</text:p>
          </table:table-cell>
          <table:table-cell office:value-type="float" office:value="-65.05477142" calcext:value-type="float">
            <text:p>-65.05477142</text:p>
          </table:table-cell>
          <table:table-cell table:number-columns-repeated="3"/>
        </table:table-row>
        <table:table-row table:style-name="ro1">
          <table:table-cell office:value-type="float" office:value="6521739.13" calcext:value-type="float">
            <text:p>6521739.13</text:p>
          </table:table-cell>
          <table:table-cell office:value-type="float" office:value="-65.00547791" calcext:value-type="float">
            <text:p>-65.00547791</text:p>
          </table:table-cell>
          <table:table-cell table:number-columns-repeated="3"/>
        </table:table-row>
        <table:table-row table:style-name="ro1">
          <table:table-cell office:value-type="float" office:value="6739130.435" calcext:value-type="float">
            <text:p>6739130.435</text:p>
          </table:table-cell>
          <table:table-cell office:value-type="float" office:value="-64.86705017" calcext:value-type="float">
            <text:p>-64.86705017</text:p>
          </table:table-cell>
          <table:table-cell table:number-columns-repeated="3"/>
        </table:table-row>
        <table:table-row table:style-name="ro1">
          <table:table-cell office:value-type="float" office:value="6956521.739" calcext:value-type="float">
            <text:p>6956521.739</text:p>
          </table:table-cell>
          <table:table-cell office:value-type="float" office:value="-64.7233963" calcext:value-type="float">
            <text:p>-64.7233963</text:p>
          </table:table-cell>
          <table:table-cell table:number-columns-repeated="3"/>
        </table:table-row>
        <table:table-row table:style-name="ro1">
          <table:table-cell office:value-type="float" office:value="7173913.043" calcext:value-type="float">
            <text:p>7173913.043</text:p>
          </table:table-cell>
          <table:table-cell office:value-type="float" office:value="-64.99848938" calcext:value-type="float">
            <text:p>-64.99848938</text:p>
          </table:table-cell>
          <table:table-cell table:number-columns-repeated="3"/>
        </table:table-row>
        <table:table-row table:style-name="ro1">
          <table:table-cell office:value-type="float" office:value="7391304.348" calcext:value-type="float">
            <text:p>7391304.348</text:p>
          </table:table-cell>
          <table:table-cell office:value-type="float" office:value="-64.78245544" calcext:value-type="float">
            <text:p>-64.78245544</text:p>
          </table:table-cell>
          <table:table-cell table:number-columns-repeated="3"/>
        </table:table-row>
        <table:table-row table:style-name="ro1">
          <table:table-cell office:value-type="float" office:value="7608695.652" calcext:value-type="float">
            <text:p>7608695.652</text:p>
          </table:table-cell>
          <table:table-cell office:value-type="float" office:value="-64.60542297" calcext:value-type="float">
            <text:p>-64.60542297</text:p>
          </table:table-cell>
          <table:table-cell table:number-columns-repeated="3"/>
        </table:table-row>
        <table:table-row table:style-name="ro1">
          <table:table-cell office:value-type="float" office:value="7826086.957" calcext:value-type="float">
            <text:p>7826086.957</text:p>
          </table:table-cell>
          <table:table-cell office:value-type="float" office:value="-64.80883026" calcext:value-type="float">
            <text:p>-64.80883026</text:p>
          </table:table-cell>
          <table:table-cell table:number-columns-repeated="3"/>
        </table:table-row>
        <table:table-row table:style-name="ro1">
          <table:table-cell office:value-type="float" office:value="8043478.261" calcext:value-type="float">
            <text:p>8043478.261</text:p>
          </table:table-cell>
          <table:table-cell office:value-type="float" office:value="-64.58114624" calcext:value-type="float">
            <text:p>-64.58114624</text:p>
          </table:table-cell>
          <table:table-cell table:number-columns-repeated="3"/>
        </table:table-row>
        <table:table-row table:style-name="ro1">
          <table:table-cell office:value-type="float" office:value="8260869.565" calcext:value-type="float">
            <text:p>8260869.565</text:p>
          </table:table-cell>
          <table:table-cell office:value-type="float" office:value="-64.67558289" calcext:value-type="float">
            <text:p>-64.67558289</text:p>
          </table:table-cell>
          <table:table-cell table:number-columns-repeated="3"/>
        </table:table-row>
        <table:table-row table:style-name="ro1">
          <table:table-cell office:value-type="float" office:value="8478260.87" calcext:value-type="float">
            <text:p>8478260.87</text:p>
          </table:table-cell>
          <table:table-cell office:value-type="float" office:value="-64.61787415" calcext:value-type="float">
            <text:p>-64.61787415</text:p>
          </table:table-cell>
          <table:table-cell table:number-columns-repeated="3"/>
        </table:table-row>
        <table:table-row table:style-name="ro1">
          <table:table-cell office:value-type="float" office:value="8695652.174" calcext:value-type="float">
            <text:p>8695652.174</text:p>
          </table:table-cell>
          <table:table-cell office:value-type="float" office:value="-64.51853943" calcext:value-type="float">
            <text:p>-64.51853943</text:p>
          </table:table-cell>
          <table:table-cell table:number-columns-repeated="3"/>
        </table:table-row>
        <table:table-row table:style-name="ro1">
          <table:table-cell office:value-type="float" office:value="8913043.478" calcext:value-type="float">
            <text:p>8913043.478</text:p>
          </table:table-cell>
          <table:table-cell office:value-type="float" office:value="-64.29524231" calcext:value-type="float">
            <text:p>-64.29524231</text:p>
          </table:table-cell>
          <table:table-cell table:number-columns-repeated="3"/>
        </table:table-row>
        <table:table-row table:style-name="ro1">
          <table:table-cell office:value-type="float" office:value="9130434.783" calcext:value-type="float">
            <text:p>9130434.783</text:p>
          </table:table-cell>
          <table:table-cell office:value-type="float" office:value="-64.41685486" calcext:value-type="float">
            <text:p>-64.41685486</text:p>
          </table:table-cell>
          <table:table-cell table:number-columns-repeated="3"/>
        </table:table-row>
        <table:table-row table:style-name="ro1">
          <table:table-cell office:value-type="float" office:value="9347826.087" calcext:value-type="float">
            <text:p>9347826.087</text:p>
          </table:table-cell>
          <table:table-cell office:value-type="float" office:value="-64.44025421" calcext:value-type="float">
            <text:p>-64.44025421</text:p>
          </table:table-cell>
          <table:table-cell table:number-columns-repeated="3"/>
        </table:table-row>
        <table:table-row table:style-name="ro1">
          <table:table-cell office:value-type="float" office:value="9565217.391" calcext:value-type="float">
            <text:p>9565217.391</text:p>
          </table:table-cell>
          <table:table-cell office:value-type="float" office:value="-64.5556488" calcext:value-type="float">
            <text:p>-64.5556488</text:p>
          </table:table-cell>
          <table:table-cell table:number-columns-repeated="3"/>
        </table:table-row>
        <table:table-row table:style-name="ro1">
          <table:table-cell office:value-type="float" office:value="9782608.696" calcext:value-type="float">
            <text:p>9782608.696</text:p>
          </table:table-cell>
          <table:table-cell office:value-type="float" office:value="-64.46873474" calcext:value-type="float">
            <text:p>-64.46873474</text:p>
          </table:table-cell>
          <table:table-cell table:number-columns-repeated="3"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-64.40477753" calcext:value-type="float">
            <text:p>-64.40477753</text:p>
          </table:table-cell>
          <table:table-cell table:number-columns-repeated="3"/>
        </table:table-row>
        <table:table-row table:style-name="ro1">
          <table:table-cell office:value-type="float" office:value="10217391.3" calcext:value-type="float">
            <text:p>10217391.3</text:p>
          </table:table-cell>
          <table:table-cell office:value-type="float" office:value="-64.56677246" calcext:value-type="float">
            <text:p>-64.56677246</text:p>
          </table:table-cell>
          <table:table-cell table:number-columns-repeated="3"/>
        </table:table-row>
        <table:table-row table:style-name="ro1">
          <table:table-cell office:value-type="float" office:value="10434782.61" calcext:value-type="float">
            <text:p>10434782.61</text:p>
          </table:table-cell>
          <table:table-cell office:value-type="float" office:value="-64.6603775" calcext:value-type="float">
            <text:p>-64.6603775</text:p>
          </table:table-cell>
          <table:table-cell table:number-columns-repeated="3"/>
        </table:table-row>
        <table:table-row table:style-name="ro1">
          <table:table-cell office:value-type="float" office:value="10652173.91" calcext:value-type="float">
            <text:p>10652173.91</text:p>
          </table:table-cell>
          <table:table-cell office:value-type="float" office:value="-64.60295105" calcext:value-type="float">
            <text:p>-64.60295105</text:p>
          </table:table-cell>
          <table:table-cell table:number-columns-repeated="3"/>
        </table:table-row>
        <table:table-row table:style-name="ro1">
          <table:table-cell office:value-type="float" office:value="10869565.22" calcext:value-type="float">
            <text:p>10869565.22</text:p>
          </table:table-cell>
          <table:table-cell office:value-type="float" office:value="-64.53218079" calcext:value-type="float">
            <text:p>-64.53218079</text:p>
          </table:table-cell>
          <table:table-cell table:number-columns-repeated="3"/>
        </table:table-row>
        <table:table-row table:style-name="ro1">
          <table:table-cell office:value-type="float" office:value="11086956.52" calcext:value-type="float">
            <text:p>11086956.52</text:p>
          </table:table-cell>
          <table:table-cell office:value-type="float" office:value="-64.57327271" calcext:value-type="float">
            <text:p>-64.57327271</text:p>
          </table:table-cell>
          <table:table-cell table:number-columns-repeated="3"/>
        </table:table-row>
        <table:table-row table:style-name="ro1">
          <table:table-cell office:value-type="float" office:value="11304347.83" calcext:value-type="float">
            <text:p>11304347.83</text:p>
          </table:table-cell>
          <table:table-cell office:value-type="float" office:value="-64.49230957" calcext:value-type="float">
            <text:p>-64.49230957</text:p>
          </table:table-cell>
          <table:table-cell table:number-columns-repeated="3"/>
        </table:table-row>
        <table:table-row table:style-name="ro1">
          <table:table-cell office:value-type="float" office:value="11521739.13" calcext:value-type="float">
            <text:p>11521739.13</text:p>
          </table:table-cell>
          <table:table-cell office:value-type="float" office:value="-64.34732056" calcext:value-type="float">
            <text:p>-64.34732056</text:p>
          </table:table-cell>
          <table:table-cell table:number-columns-repeated="3"/>
        </table:table-row>
        <table:table-row table:style-name="ro1">
          <table:table-cell office:value-type="float" office:value="11739130.43" calcext:value-type="float">
            <text:p>11739130.43</text:p>
          </table:table-cell>
          <table:table-cell office:value-type="float" office:value="-64.58280945" calcext:value-type="float">
            <text:p>-64.58280945</text:p>
          </table:table-cell>
          <table:table-cell table:number-columns-repeated="3"/>
        </table:table-row>
        <table:table-row table:style-name="ro1">
          <table:table-cell office:value-type="float" office:value="11956521.74" calcext:value-type="float">
            <text:p>11956521.74</text:p>
          </table:table-cell>
          <table:table-cell office:value-type="float" office:value="-64.65913391" calcext:value-type="float">
            <text:p>-64.65913391</text:p>
          </table:table-cell>
          <table:table-cell table:number-columns-repeated="3"/>
        </table:table-row>
        <table:table-row table:style-name="ro1">
          <table:table-cell office:value-type="float" office:value="12173913.04" calcext:value-type="float">
            <text:p>12173913.04</text:p>
          </table:table-cell>
          <table:table-cell office:value-type="float" office:value="-64.53536224" calcext:value-type="float">
            <text:p>-64.53536224</text:p>
          </table:table-cell>
          <table:table-cell table:number-columns-repeated="3"/>
        </table:table-row>
        <table:table-row table:style-name="ro1">
          <table:table-cell office:value-type="float" office:value="12391304.35" calcext:value-type="float">
            <text:p>12391304.35</text:p>
          </table:table-cell>
          <table:table-cell office:value-type="float" office:value="-64.41611481" calcext:value-type="float">
            <text:p>-64.41611481</text:p>
          </table:table-cell>
          <table:table-cell table:number-columns-repeated="3"/>
        </table:table-row>
        <table:table-row table:style-name="ro1">
          <table:table-cell office:value-type="float" office:value="12608695.65" calcext:value-type="float">
            <text:p>12608695.65</text:p>
          </table:table-cell>
          <table:table-cell office:value-type="float" office:value="-64.54588318" calcext:value-type="float">
            <text:p>-64.54588318</text:p>
          </table:table-cell>
          <table:table-cell table:number-columns-repeated="3"/>
        </table:table-row>
        <table:table-row table:style-name="ro1">
          <table:table-cell office:value-type="float" office:value="12826086.96" calcext:value-type="float">
            <text:p>12826086.96</text:p>
          </table:table-cell>
          <table:table-cell office:value-type="float" office:value="-64.52001953" calcext:value-type="float">
            <text:p>-64.52001953</text:p>
          </table:table-cell>
          <table:table-cell table:number-columns-repeated="3"/>
        </table:table-row>
        <table:table-row table:style-name="ro1">
          <table:table-cell office:value-type="float" office:value="13043478.26" calcext:value-type="float">
            <text:p>13043478.26</text:p>
          </table:table-cell>
          <table:table-cell office:value-type="float" office:value="-64.38532257" calcext:value-type="float">
            <text:p>-64.38532257</text:p>
          </table:table-cell>
          <table:table-cell table:number-columns-repeated="3"/>
        </table:table-row>
        <table:table-row table:style-name="ro1">
          <table:table-cell office:value-type="float" office:value="13260869.57" calcext:value-type="float">
            <text:p>13260869.57</text:p>
          </table:table-cell>
          <table:table-cell office:value-type="float" office:value="-64.62904358" calcext:value-type="float">
            <text:p>-64.62904358</text:p>
          </table:table-cell>
          <table:table-cell table:number-columns-repeated="3"/>
        </table:table-row>
        <table:table-row table:style-name="ro1">
          <table:table-cell office:value-type="float" office:value="13478260.87" calcext:value-type="float">
            <text:p>13478260.87</text:p>
          </table:table-cell>
          <table:table-cell office:value-type="float" office:value="-64.44998169" calcext:value-type="float">
            <text:p>-64.44998169</text:p>
          </table:table-cell>
          <table:table-cell table:number-columns-repeated="3"/>
        </table:table-row>
        <table:table-row table:style-name="ro1">
          <table:table-cell office:value-type="float" office:value="13695652.17" calcext:value-type="float">
            <text:p>13695652.17</text:p>
          </table:table-cell>
          <table:table-cell office:value-type="float" office:value="-64.44071198" calcext:value-type="float">
            <text:p>-64.44071198</text:p>
          </table:table-cell>
          <table:table-cell table:number-columns-repeated="3"/>
        </table:table-row>
        <table:table-row table:style-name="ro1">
          <table:table-cell office:value-type="float" office:value="13913043.48" calcext:value-type="float">
            <text:p>13913043.48</text:p>
          </table:table-cell>
          <table:table-cell office:value-type="float" office:value="-64.38806915" calcext:value-type="float">
            <text:p>-64.38806915</text:p>
          </table:table-cell>
          <table:table-cell table:number-columns-repeated="3"/>
        </table:table-row>
        <table:table-row table:style-name="ro1">
          <table:table-cell office:value-type="float" office:value="14130434.78" calcext:value-type="float">
            <text:p>14130434.78</text:p>
          </table:table-cell>
          <table:table-cell office:value-type="float" office:value="-64.43659973" calcext:value-type="float">
            <text:p>-64.43659973</text:p>
          </table:table-cell>
          <table:table-cell table:number-columns-repeated="3"/>
        </table:table-row>
        <table:table-row table:style-name="ro1">
          <table:table-cell office:value-type="float" office:value="14347826.09" calcext:value-type="float">
            <text:p>14347826.09</text:p>
          </table:table-cell>
          <table:table-cell office:value-type="float" office:value="-64.36697388" calcext:value-type="float">
            <text:p>-64.36697388</text:p>
          </table:table-cell>
          <table:table-cell table:number-columns-repeated="3"/>
        </table:table-row>
        <table:table-row table:style-name="ro1">
          <table:table-cell office:value-type="float" office:value="14565217.39" calcext:value-type="float">
            <text:p>14565217.39</text:p>
          </table:table-cell>
          <table:table-cell office:value-type="float" office:value="-64.40999603" calcext:value-type="float">
            <text:p>-64.40999603</text:p>
          </table:table-cell>
          <table:table-cell table:number-columns-repeated="3"/>
        </table:table-row>
        <table:table-row table:style-name="ro1">
          <table:table-cell office:value-type="float" office:value="14782608.7" calcext:value-type="float">
            <text:p>14782608.7</text:p>
          </table:table-cell>
          <table:table-cell office:value-type="float" office:value="-64.31581116" calcext:value-type="float">
            <text:p>-64.31581116</text:p>
          </table:table-cell>
          <table:table-cell table:number-columns-repeated="3"/>
        </table:table-row>
        <table:table-row table:style-name="ro1">
          <table:table-cell office:value-type="float" office:value="15000000" calcext:value-type="float">
            <text:p>15000000</text:p>
          </table:table-cell>
          <table:table-cell office:value-type="float" office:value="-64.59864807" calcext:value-type="float">
            <text:p>-64.59864807</text:p>
          </table:table-cell>
          <table:table-cell table:number-columns-repeated="3"/>
        </table:table-row>
        <table:table-row table:style-name="ro1">
          <table:table-cell office:value-type="float" office:value="15217391.3" calcext:value-type="float">
            <text:p>15217391.3</text:p>
          </table:table-cell>
          <table:table-cell office:value-type="float" office:value="-64.43637848" calcext:value-type="float">
            <text:p>-64.43637848</text:p>
          </table:table-cell>
          <table:table-cell table:number-columns-repeated="3"/>
        </table:table-row>
        <table:table-row table:style-name="ro1">
          <table:table-cell office:value-type="float" office:value="15434782.61" calcext:value-type="float">
            <text:p>15434782.61</text:p>
          </table:table-cell>
          <table:table-cell office:value-type="float" office:value="-64.42615509" calcext:value-type="float">
            <text:p>-64.42615509</text:p>
          </table:table-cell>
          <table:table-cell table:number-columns-repeated="3"/>
        </table:table-row>
        <table:table-row table:style-name="ro1">
          <table:table-cell office:value-type="float" office:value="15652173.91" calcext:value-type="float">
            <text:p>15652173.91</text:p>
          </table:table-cell>
          <table:table-cell office:value-type="float" office:value="-64.42563629" calcext:value-type="float">
            <text:p>-64.42563629</text:p>
          </table:table-cell>
          <table:table-cell table:number-columns-repeated="3"/>
        </table:table-row>
        <table:table-row table:style-name="ro1">
          <table:table-cell office:value-type="float" office:value="15869565.22" calcext:value-type="float">
            <text:p>15869565.22</text:p>
          </table:table-cell>
          <table:table-cell office:value-type="float" office:value="-64.41624451" calcext:value-type="float">
            <text:p>-64.41624451</text:p>
          </table:table-cell>
          <table:table-cell table:number-columns-repeated="3"/>
        </table:table-row>
        <table:table-row table:style-name="ro1">
          <table:table-cell office:value-type="float" office:value="16086956.52" calcext:value-type="float">
            <text:p>16086956.52</text:p>
          </table:table-cell>
          <table:table-cell office:value-type="float" office:value="-64.43675232" calcext:value-type="float">
            <text:p>-64.43675232</text:p>
          </table:table-cell>
          <table:table-cell table:number-columns-repeated="3"/>
        </table:table-row>
        <table:table-row table:style-name="ro1">
          <table:table-cell office:value-type="float" office:value="16304347.83" calcext:value-type="float">
            <text:p>16304347.83</text:p>
          </table:table-cell>
          <table:table-cell office:value-type="float" office:value="-64.45102692" calcext:value-type="float">
            <text:p>-64.45102692</text:p>
          </table:table-cell>
          <table:table-cell table:number-columns-repeated="3"/>
        </table:table-row>
        <table:table-row table:style-name="ro1">
          <table:table-cell office:value-type="float" office:value="16521739.13" calcext:value-type="float">
            <text:p>16521739.13</text:p>
          </table:table-cell>
          <table:table-cell office:value-type="float" office:value="-64.33834076" calcext:value-type="float">
            <text:p>-64.33834076</text:p>
          </table:table-cell>
          <table:table-cell table:number-columns-repeated="3"/>
        </table:table-row>
        <table:table-row table:style-name="ro1">
          <table:table-cell office:value-type="float" office:value="16739130.43" calcext:value-type="float">
            <text:p>16739130.43</text:p>
          </table:table-cell>
          <table:table-cell office:value-type="float" office:value="-64.50431824" calcext:value-type="float">
            <text:p>-64.50431824</text:p>
          </table:table-cell>
          <table:table-cell table:number-columns-repeated="3"/>
        </table:table-row>
        <table:table-row table:style-name="ro1">
          <table:table-cell office:value-type="float" office:value="16956521.74" calcext:value-type="float">
            <text:p>16956521.74</text:p>
          </table:table-cell>
          <table:table-cell office:value-type="float" office:value="-64.0428009" calcext:value-type="float">
            <text:p>-64.0428009</text:p>
          </table:table-cell>
          <table:table-cell table:number-columns-repeated="3"/>
        </table:table-row>
        <table:table-row table:style-name="ro1">
          <table:table-cell office:value-type="float" office:value="17173913.04" calcext:value-type="float">
            <text:p>17173913.04</text:p>
          </table:table-cell>
          <table:table-cell office:value-type="float" office:value="-64.22976685" calcext:value-type="float">
            <text:p>-64.22976685</text:p>
          </table:table-cell>
          <table:table-cell table:number-columns-repeated="3"/>
        </table:table-row>
        <table:table-row table:style-name="ro1">
          <table:table-cell office:value-type="float" office:value="17391304.35" calcext:value-type="float">
            <text:p>17391304.35</text:p>
          </table:table-cell>
          <table:table-cell office:value-type="float" office:value="-64.1945343" calcext:value-type="float">
            <text:p>-64.1945343</text:p>
          </table:table-cell>
          <table:table-cell table:number-columns-repeated="3"/>
        </table:table-row>
        <table:table-row table:style-name="ro1">
          <table:table-cell office:value-type="float" office:value="17608695.65" calcext:value-type="float">
            <text:p>17608695.65</text:p>
          </table:table-cell>
          <table:table-cell office:value-type="float" office:value="-64.07298279" calcext:value-type="float">
            <text:p>-64.07298279</text:p>
          </table:table-cell>
          <table:table-cell table:number-columns-repeated="3"/>
        </table:table-row>
        <table:table-row table:style-name="ro1">
          <table:table-cell office:value-type="float" office:value="17826086.96" calcext:value-type="float">
            <text:p>17826086.96</text:p>
          </table:table-cell>
          <table:table-cell office:value-type="float" office:value="-64.21765137" calcext:value-type="float">
            <text:p>-64.21765137</text:p>
          </table:table-cell>
          <table:table-cell table:number-columns-repeated="3"/>
        </table:table-row>
        <table:table-row table:style-name="ro1">
          <table:table-cell office:value-type="float" office:value="18043478.26" calcext:value-type="float">
            <text:p>18043478.26</text:p>
          </table:table-cell>
          <table:table-cell office:value-type="float" office:value="-64.10990906" calcext:value-type="float">
            <text:p>-64.10990906</text:p>
          </table:table-cell>
          <table:table-cell table:number-columns-repeated="3"/>
        </table:table-row>
        <table:table-row table:style-name="ro1">
          <table:table-cell office:value-type="float" office:value="18260869.57" calcext:value-type="float">
            <text:p>18260869.57</text:p>
          </table:table-cell>
          <table:table-cell office:value-type="float" office:value="-64.08750916" calcext:value-type="float">
            <text:p>-64.08750916</text:p>
          </table:table-cell>
          <table:table-cell table:number-columns-repeated="3"/>
        </table:table-row>
        <table:table-row table:style-name="ro1">
          <table:table-cell office:value-type="float" office:value="18478260.87" calcext:value-type="float">
            <text:p>18478260.87</text:p>
          </table:table-cell>
          <table:table-cell office:value-type="float" office:value="-64.22415161" calcext:value-type="float">
            <text:p>-64.22415161</text:p>
          </table:table-cell>
          <table:table-cell table:number-columns-repeated="3"/>
        </table:table-row>
        <table:table-row table:style-name="ro1">
          <table:table-cell office:value-type="float" office:value="18695652.17" calcext:value-type="float">
            <text:p>18695652.17</text:p>
          </table:table-cell>
          <table:table-cell office:value-type="float" office:value="-64.18766785" calcext:value-type="float">
            <text:p>-64.18766785</text:p>
          </table:table-cell>
          <table:table-cell table:number-columns-repeated="3"/>
        </table:table-row>
        <table:table-row table:style-name="ro1">
          <table:table-cell office:value-type="float" office:value="18913043.48" calcext:value-type="float">
            <text:p>18913043.48</text:p>
          </table:table-cell>
          <table:table-cell office:value-type="float" office:value="-64.09815979" calcext:value-type="float">
            <text:p>-64.09815979</text:p>
          </table:table-cell>
          <table:table-cell table:number-columns-repeated="3"/>
        </table:table-row>
        <table:table-row table:style-name="ro1">
          <table:table-cell office:value-type="float" office:value="19130434.78" calcext:value-type="float">
            <text:p>19130434.78</text:p>
          </table:table-cell>
          <table:table-cell office:value-type="float" office:value="-63.98513794" calcext:value-type="float">
            <text:p>-63.98513794</text:p>
          </table:table-cell>
          <table:table-cell table:number-columns-repeated="3"/>
        </table:table-row>
        <table:table-row table:style-name="ro1">
          <table:table-cell office:value-type="float" office:value="19347826.09" calcext:value-type="float">
            <text:p>19347826.09</text:p>
          </table:table-cell>
          <table:table-cell office:value-type="float" office:value="-64.30122375" calcext:value-type="float">
            <text:p>-64.30122375</text:p>
          </table:table-cell>
          <table:table-cell table:number-columns-repeated="3"/>
        </table:table-row>
        <table:table-row table:style-name="ro1">
          <table:table-cell office:value-type="float" office:value="19565217.39" calcext:value-type="float">
            <text:p>19565217.39</text:p>
          </table:table-cell>
          <table:table-cell office:value-type="float" office:value="-64.21537781" calcext:value-type="float">
            <text:p>-64.21537781</text:p>
          </table:table-cell>
          <table:table-cell table:number-columns-repeated="3"/>
        </table:table-row>
        <table:table-row table:style-name="ro1">
          <table:table-cell office:value-type="float" office:value="19782608.7" calcext:value-type="float">
            <text:p>19782608.7</text:p>
          </table:table-cell>
          <table:table-cell office:value-type="float" office:value="-64.11910248" calcext:value-type="float">
            <text:p>-64.11910248</text:p>
          </table:table-cell>
          <table:table-cell table:number-columns-repeated="3"/>
        </table:table-row>
        <table:table-row table:style-name="ro1">
          <table:table-cell office:value-type="float" office:value="20000000" calcext:value-type="float">
            <text:p>20000000</text:p>
          </table:table-cell>
          <table:table-cell office:value-type="float" office:value="-64.2504425" calcext:value-type="float">
            <text:p>-64.2504425</text:p>
          </table:table-cell>
          <table:table-cell table:number-columns-repeated="3"/>
        </table:table-row>
        <table:table-row table:style-name="ro1">
          <table:table-cell office:value-type="float" office:value="20217391.3" calcext:value-type="float">
            <text:p>20217391.3</text:p>
          </table:table-cell>
          <table:table-cell office:value-type="float" office:value="-64.31483459" calcext:value-type="float">
            <text:p>-64.31483459</text:p>
          </table:table-cell>
          <table:table-cell table:number-columns-repeated="3"/>
        </table:table-row>
        <table:table-row table:style-name="ro1">
          <table:table-cell office:value-type="float" office:value="20434782.61" calcext:value-type="float">
            <text:p>20434782.61</text:p>
          </table:table-cell>
          <table:table-cell office:value-type="float" office:value="-64.34690094" calcext:value-type="float">
            <text:p>-64.34690094</text:p>
          </table:table-cell>
          <table:table-cell table:number-columns-repeated="3"/>
        </table:table-row>
        <table:table-row table:style-name="ro1">
          <table:table-cell office:value-type="float" office:value="20652173.91" calcext:value-type="float">
            <text:p>20652173.91</text:p>
          </table:table-cell>
          <table:table-cell office:value-type="float" office:value="-64.09675598" calcext:value-type="float">
            <text:p>-64.09675598</text:p>
          </table:table-cell>
          <table:table-cell table:number-columns-repeated="3"/>
        </table:table-row>
        <table:table-row table:style-name="ro1">
          <table:table-cell office:value-type="float" office:value="20869565.22" calcext:value-type="float">
            <text:p>20869565.22</text:p>
          </table:table-cell>
          <table:table-cell office:value-type="float" office:value="-64.29512787" calcext:value-type="float">
            <text:p>-64.29512787</text:p>
          </table:table-cell>
          <table:table-cell table:number-columns-repeated="3"/>
        </table:table-row>
        <table:table-row table:style-name="ro1">
          <table:table-cell office:value-type="float" office:value="21086956.52" calcext:value-type="float">
            <text:p>21086956.52</text:p>
          </table:table-cell>
          <table:table-cell office:value-type="float" office:value="-64.43479919" calcext:value-type="float">
            <text:p>-64.43479919</text:p>
          </table:table-cell>
          <table:table-cell table:number-columns-repeated="3"/>
        </table:table-row>
        <table:table-row table:style-name="ro1">
          <table:table-cell office:value-type="float" office:value="21304347.83" calcext:value-type="float">
            <text:p>21304347.83</text:p>
          </table:table-cell>
          <table:table-cell office:value-type="float" office:value="-64.50247192" calcext:value-type="float">
            <text:p>-64.50247192</text:p>
          </table:table-cell>
          <table:table-cell table:number-columns-repeated="3"/>
        </table:table-row>
        <table:table-row table:style-name="ro1">
          <table:table-cell office:value-type="float" office:value="21521739.13" calcext:value-type="float">
            <text:p>21521739.13</text:p>
          </table:table-cell>
          <table:table-cell office:value-type="float" office:value="-64.44819641" calcext:value-type="float">
            <text:p>-64.44819641</text:p>
          </table:table-cell>
          <table:table-cell table:number-columns-repeated="3"/>
        </table:table-row>
        <table:table-row table:style-name="ro1">
          <table:table-cell office:value-type="float" office:value="21739130.43" calcext:value-type="float">
            <text:p>21739130.43</text:p>
          </table:table-cell>
          <table:table-cell office:value-type="float" office:value="-64.43044281" calcext:value-type="float">
            <text:p>-64.43044281</text:p>
          </table:table-cell>
          <table:table-cell table:number-columns-repeated="3"/>
        </table:table-row>
        <table:table-row table:style-name="ro1">
          <table:table-cell office:value-type="float" office:value="21956521.74" calcext:value-type="float">
            <text:p>21956521.74</text:p>
          </table:table-cell>
          <table:table-cell office:value-type="float" office:value="-64.37330627" calcext:value-type="float">
            <text:p>-64.37330627</text:p>
          </table:table-cell>
          <table:table-cell table:number-columns-repeated="3"/>
        </table:table-row>
        <table:table-row table:style-name="ro1">
          <table:table-cell office:value-type="float" office:value="22173913.04" calcext:value-type="float">
            <text:p>22173913.04</text:p>
          </table:table-cell>
          <table:table-cell office:value-type="float" office:value="-64.23026276" calcext:value-type="float">
            <text:p>-64.23026276</text:p>
          </table:table-cell>
          <table:table-cell table:number-columns-repeated="3"/>
        </table:table-row>
        <table:table-row table:style-name="ro1">
          <table:table-cell office:value-type="float" office:value="22391304.35" calcext:value-type="float">
            <text:p>22391304.35</text:p>
          </table:table-cell>
          <table:table-cell office:value-type="float" office:value="-64.3743515" calcext:value-type="float">
            <text:p>-64.3743515</text:p>
          </table:table-cell>
          <table:table-cell table:number-columns-repeated="3"/>
        </table:table-row>
        <table:table-row table:style-name="ro1">
          <table:table-cell office:value-type="float" office:value="22608695.65" calcext:value-type="float">
            <text:p>22608695.65</text:p>
          </table:table-cell>
          <table:table-cell office:value-type="float" office:value="-64.30897522" calcext:value-type="float">
            <text:p>-64.30897522</text:p>
          </table:table-cell>
          <table:table-cell table:number-columns-repeated="3"/>
        </table:table-row>
        <table:table-row table:style-name="ro1">
          <table:table-cell office:value-type="float" office:value="22826086.96" calcext:value-type="float">
            <text:p>22826086.96</text:p>
          </table:table-cell>
          <table:table-cell office:value-type="float" office:value="-64.30921936" calcext:value-type="float">
            <text:p>-64.30921936</text:p>
          </table:table-cell>
          <table:table-cell table:number-columns-repeated="3"/>
        </table:table-row>
        <table:table-row table:style-name="ro1">
          <table:table-cell office:value-type="float" office:value="23043478.26" calcext:value-type="float">
            <text:p>23043478.26</text:p>
          </table:table-cell>
          <table:table-cell office:value-type="float" office:value="-64.29718781" calcext:value-type="float">
            <text:p>-64.29718781</text:p>
          </table:table-cell>
          <table:table-cell table:number-columns-repeated="3"/>
        </table:table-row>
        <table:table-row table:style-name="ro1">
          <table:table-cell office:value-type="float" office:value="23260869.57" calcext:value-type="float">
            <text:p>23260869.57</text:p>
          </table:table-cell>
          <table:table-cell office:value-type="float" office:value="-64.29003906" calcext:value-type="float">
            <text:p>-64.29003906</text:p>
          </table:table-cell>
          <table:table-cell table:number-columns-repeated="3"/>
        </table:table-row>
        <table:table-row table:style-name="ro1">
          <table:table-cell office:value-type="float" office:value="23478260.87" calcext:value-type="float">
            <text:p>23478260.87</text:p>
          </table:table-cell>
          <table:table-cell office:value-type="float" office:value="-64.33992004" calcext:value-type="float">
            <text:p>-64.33992004</text:p>
          </table:table-cell>
          <table:table-cell table:number-columns-repeated="3"/>
        </table:table-row>
        <table:table-row table:style-name="ro1">
          <table:table-cell office:value-type="float" office:value="23695652.17" calcext:value-type="float">
            <text:p>23695652.17</text:p>
          </table:table-cell>
          <table:table-cell office:value-type="float" office:value="-64.2444458" calcext:value-type="float">
            <text:p>-64.2444458</text:p>
          </table:table-cell>
          <table:table-cell table:number-columns-repeated="3"/>
        </table:table-row>
        <table:table-row table:style-name="ro1">
          <table:table-cell office:value-type="float" office:value="23913043.48" calcext:value-type="float">
            <text:p>23913043.48</text:p>
          </table:table-cell>
          <table:table-cell office:value-type="float" office:value="-64.242836" calcext:value-type="float">
            <text:p>-64.242836</text:p>
          </table:table-cell>
          <table:table-cell table:number-columns-repeated="3"/>
        </table:table-row>
        <table:table-row table:style-name="ro1">
          <table:table-cell office:value-type="float" office:value="24130434.78" calcext:value-type="float">
            <text:p>24130434.78</text:p>
          </table:table-cell>
          <table:table-cell office:value-type="float" office:value="-64.42670441" calcext:value-type="float">
            <text:p>-64.42670441</text:p>
          </table:table-cell>
          <table:table-cell table:number-columns-repeated="3"/>
        </table:table-row>
        <table:table-row table:style-name="ro1">
          <table:table-cell office:value-type="float" office:value="24347826.09" calcext:value-type="float">
            <text:p>24347826.09</text:p>
          </table:table-cell>
          <table:table-cell office:value-type="float" office:value="-64.33798981" calcext:value-type="float">
            <text:p>-64.33798981</text:p>
          </table:table-cell>
          <table:table-cell table:number-columns-repeated="3"/>
        </table:table-row>
        <table:table-row table:style-name="ro1">
          <table:table-cell office:value-type="float" office:value="24565217.39" calcext:value-type="float">
            <text:p>24565217.39</text:p>
          </table:table-cell>
          <table:table-cell office:value-type="float" office:value="-64.42126465" calcext:value-type="float">
            <text:p>-64.42126465</text:p>
          </table:table-cell>
          <table:table-cell table:number-columns-repeated="3"/>
        </table:table-row>
        <table:table-row table:style-name="ro1">
          <table:table-cell office:value-type="float" office:value="24782608.7" calcext:value-type="float">
            <text:p>24782608.7</text:p>
          </table:table-cell>
          <table:table-cell office:value-type="float" office:value="-64.4342041" calcext:value-type="float">
            <text:p>-64.4342041</text:p>
          </table:table-cell>
          <table:table-cell table:number-columns-repeated="3"/>
        </table:table-row>
        <table:table-row table:style-name="ro1">
          <table:table-cell office:value-type="float" office:value="25000000" calcext:value-type="float">
            <text:p>25000000</text:p>
          </table:table-cell>
          <table:table-cell office:value-type="float" office:value="-64.34424591" calcext:value-type="float">
            <text:p>-64.34424591</text:p>
          </table:table-cell>
          <table:table-cell table:number-columns-repeated="3"/>
        </table:table-row>
        <table:table-row table:style-name="ro1">
          <table:table-cell office:value-type="float" office:value="25217391.3" calcext:value-type="float">
            <text:p>25217391.3</text:p>
          </table:table-cell>
          <table:table-cell office:value-type="float" office:value="-64.44883728" calcext:value-type="float">
            <text:p>-64.44883728</text:p>
          </table:table-cell>
          <table:table-cell table:number-columns-repeated="3"/>
        </table:table-row>
        <table:table-row table:style-name="ro1">
          <table:table-cell office:value-type="float" office:value="25434782.61" calcext:value-type="float">
            <text:p>25434782.61</text:p>
          </table:table-cell>
          <table:table-cell office:value-type="float" office:value="-64.270401" calcext:value-type="float">
            <text:p>-64.270401</text:p>
          </table:table-cell>
          <table:table-cell table:number-columns-repeated="3"/>
        </table:table-row>
        <table:table-row table:style-name="ro1">
          <table:table-cell office:value-type="float" office:value="25652173.91" calcext:value-type="float">
            <text:p>25652173.91</text:p>
          </table:table-cell>
          <table:table-cell office:value-type="float" office:value="-64.29946899" calcext:value-type="float">
            <text:p>-64.29946899</text:p>
          </table:table-cell>
          <table:table-cell table:number-columns-repeated="3"/>
        </table:table-row>
        <table:table-row table:style-name="ro1">
          <table:table-cell office:value-type="float" office:value="25869565.22" calcext:value-type="float">
            <text:p>25869565.22</text:p>
          </table:table-cell>
          <table:table-cell office:value-type="float" office:value="-64.34544373" calcext:value-type="float">
            <text:p>-64.34544373</text:p>
          </table:table-cell>
          <table:table-cell table:number-columns-repeated="3"/>
        </table:table-row>
        <table:table-row table:style-name="ro1">
          <table:table-cell office:value-type="float" office:value="26086956.52" calcext:value-type="float">
            <text:p>26086956.52</text:p>
          </table:table-cell>
          <table:table-cell office:value-type="float" office:value="-64.43706512" calcext:value-type="float">
            <text:p>-64.43706512</text:p>
          </table:table-cell>
          <table:table-cell table:number-columns-repeated="3"/>
        </table:table-row>
        <table:table-row table:style-name="ro1">
          <table:table-cell office:value-type="float" office:value="26304347.83" calcext:value-type="float">
            <text:p>26304347.83</text:p>
          </table:table-cell>
          <table:table-cell office:value-type="float" office:value="-64.39311218" calcext:value-type="float">
            <text:p>-64.39311218</text:p>
          </table:table-cell>
          <table:table-cell table:number-columns-repeated="3"/>
        </table:table-row>
        <table:table-row table:style-name="ro1">
          <table:table-cell office:value-type="float" office:value="26521739.13" calcext:value-type="float">
            <text:p>26521739.13</text:p>
          </table:table-cell>
          <table:table-cell office:value-type="float" office:value="-64.42256165" calcext:value-type="float">
            <text:p>-64.42256165</text:p>
          </table:table-cell>
          <table:table-cell table:number-columns-repeated="3"/>
        </table:table-row>
        <table:table-row table:style-name="ro1">
          <table:table-cell office:value-type="float" office:value="26739130.43" calcext:value-type="float">
            <text:p>26739130.43</text:p>
          </table:table-cell>
          <table:table-cell office:value-type="float" office:value="-64.30638123" calcext:value-type="float">
            <text:p>-64.30638123</text:p>
          </table:table-cell>
          <table:table-cell table:number-columns-repeated="3"/>
        </table:table-row>
        <table:table-row table:style-name="ro1">
          <table:table-cell office:value-type="float" office:value="26956521.74" calcext:value-type="float">
            <text:p>26956521.74</text:p>
          </table:table-cell>
          <table:table-cell office:value-type="float" office:value="-64.30818176" calcext:value-type="float">
            <text:p>-64.30818176</text:p>
          </table:table-cell>
          <table:table-cell table:number-columns-repeated="3"/>
        </table:table-row>
        <table:table-row table:style-name="ro1">
          <table:table-cell office:value-type="float" office:value="27173913.04" calcext:value-type="float">
            <text:p>27173913.04</text:p>
          </table:table-cell>
          <table:table-cell office:value-type="float" office:value="-64.30034637" calcext:value-type="float">
            <text:p>-64.30034637</text:p>
          </table:table-cell>
          <table:table-cell table:number-columns-repeated="3"/>
        </table:table-row>
        <table:table-row table:style-name="ro1">
          <table:table-cell office:value-type="float" office:value="27391304.35" calcext:value-type="float">
            <text:p>27391304.35</text:p>
          </table:table-cell>
          <table:table-cell office:value-type="float" office:value="-64.27759552" calcext:value-type="float">
            <text:p>-64.27759552</text:p>
          </table:table-cell>
          <table:table-cell table:number-columns-repeated="3"/>
        </table:table-row>
        <table:table-row table:style-name="ro1">
          <table:table-cell office:value-type="float" office:value="27608695.65" calcext:value-type="float">
            <text:p>27608695.65</text:p>
          </table:table-cell>
          <table:table-cell office:value-type="float" office:value="-64.28179932" calcext:value-type="float">
            <text:p>-64.28179932</text:p>
          </table:table-cell>
          <table:table-cell table:number-columns-repeated="3"/>
        </table:table-row>
        <table:table-row table:style-name="ro1">
          <table:table-cell office:value-type="float" office:value="27826086.96" calcext:value-type="float">
            <text:p>27826086.96</text:p>
          </table:table-cell>
          <table:table-cell office:value-type="float" office:value="-64.31183624" calcext:value-type="float">
            <text:p>-64.31183624</text:p>
          </table:table-cell>
          <table:table-cell table:number-columns-repeated="3"/>
        </table:table-row>
        <table:table-row table:style-name="ro1">
          <table:table-cell office:value-type="float" office:value="28043478.26" calcext:value-type="float">
            <text:p>28043478.26</text:p>
          </table:table-cell>
          <table:table-cell office:value-type="float" office:value="-64.36473846" calcext:value-type="float">
            <text:p>-64.36473846</text:p>
          </table:table-cell>
          <table:table-cell table:number-columns-repeated="3"/>
        </table:table-row>
        <table:table-row table:style-name="ro1">
          <table:table-cell office:value-type="float" office:value="28260869.57" calcext:value-type="float">
            <text:p>28260869.57</text:p>
          </table:table-cell>
          <table:table-cell office:value-type="float" office:value="-64.09391022" calcext:value-type="float">
            <text:p>-64.09391022</text:p>
          </table:table-cell>
          <table:table-cell table:number-columns-repeated="3"/>
        </table:table-row>
        <table:table-row table:style-name="ro1">
          <table:table-cell office:value-type="float" office:value="28478260.87" calcext:value-type="float">
            <text:p>28478260.87</text:p>
          </table:table-cell>
          <table:table-cell office:value-type="float" office:value="-64.27790833" calcext:value-type="float">
            <text:p>-64.27790833</text:p>
          </table:table-cell>
          <table:table-cell table:number-columns-repeated="3"/>
        </table:table-row>
        <table:table-row table:style-name="ro1">
          <table:table-cell office:value-type="float" office:value="28695652.17" calcext:value-type="float">
            <text:p>28695652.17</text:p>
          </table:table-cell>
          <table:table-cell office:value-type="float" office:value="-64.46050262" calcext:value-type="float">
            <text:p>-64.46050262</text:p>
          </table:table-cell>
          <table:table-cell table:number-columns-repeated="3"/>
        </table:table-row>
        <table:table-row table:style-name="ro1">
          <table:table-cell office:value-type="float" office:value="28913043.48" calcext:value-type="float">
            <text:p>28913043.48</text:p>
          </table:table-cell>
          <table:table-cell office:value-type="float" office:value="-64.20980835" calcext:value-type="float">
            <text:p>-64.20980835</text:p>
          </table:table-cell>
          <table:table-cell table:number-columns-repeated="3"/>
        </table:table-row>
        <table:table-row table:style-name="ro1">
          <table:table-cell office:value-type="float" office:value="29130434.78" calcext:value-type="float">
            <text:p>29130434.78</text:p>
          </table:table-cell>
          <table:table-cell office:value-type="float" office:value="-64.1667099" calcext:value-type="float">
            <text:p>-64.1667099</text:p>
          </table:table-cell>
          <table:table-cell table:number-columns-repeated="3"/>
        </table:table-row>
        <table:table-row table:style-name="ro1">
          <table:table-cell office:value-type="float" office:value="29347826.09" calcext:value-type="float">
            <text:p>29347826.09</text:p>
          </table:table-cell>
          <table:table-cell office:value-type="float" office:value="-64.34274292" calcext:value-type="float">
            <text:p>-64.34274292</text:p>
          </table:table-cell>
          <table:table-cell table:number-columns-repeated="3"/>
        </table:table-row>
        <table:table-row table:style-name="ro1">
          <table:table-cell office:value-type="float" office:value="29565217.39" calcext:value-type="float">
            <text:p>29565217.39</text:p>
          </table:table-cell>
          <table:table-cell office:value-type="float" office:value="-64.2539444" calcext:value-type="float">
            <text:p>-64.2539444</text:p>
          </table:table-cell>
          <table:table-cell table:number-columns-repeated="3"/>
        </table:table-row>
        <table:table-row table:style-name="ro1">
          <table:table-cell office:value-type="float" office:value="29782608.7" calcext:value-type="float">
            <text:p>29782608.7</text:p>
          </table:table-cell>
          <table:table-cell office:value-type="float" office:value="-64.55476379" calcext:value-type="float">
            <text:p>-64.55476379</text:p>
          </table:table-cell>
          <table:table-cell table:number-columns-repeated="3"/>
        </table:table-row>
        <table:table-row table:style-name="ro1">
          <table:table-cell office:value-type="float" office:value="30000000" calcext:value-type="float">
            <text:p>30000000</text:p>
          </table:table-cell>
          <table:table-cell office:value-type="float" office:value="-64.63200378" calcext:value-type="float">
            <text:p>-64.63200378</text:p>
          </table:table-cell>
          <table:table-cell table:number-columns-repeated="3"/>
        </table:table-row>
        <table:table-row table:style-name="ro1">
          <table:table-cell office:value-type="float" office:value="30217391.3" calcext:value-type="float">
            <text:p>30217391.3</text:p>
          </table:table-cell>
          <table:table-cell office:value-type="float" office:value="-64.4387207" calcext:value-type="float">
            <text:p>-64.4387207</text:p>
          </table:table-cell>
          <table:table-cell table:number-columns-repeated="3"/>
        </table:table-row>
        <table:table-row table:style-name="ro1">
          <table:table-cell office:value-type="float" office:value="30434782.61" calcext:value-type="float">
            <text:p>30434782.61</text:p>
          </table:table-cell>
          <table:table-cell office:value-type="float" office:value="-64.35784912" calcext:value-type="float">
            <text:p>-64.35784912</text:p>
          </table:table-cell>
          <table:table-cell table:number-columns-repeated="3"/>
        </table:table-row>
        <table:table-row table:style-name="ro1">
          <table:table-cell office:value-type="float" office:value="30652173.91" calcext:value-type="float">
            <text:p>30652173.91</text:p>
          </table:table-cell>
          <table:table-cell office:value-type="float" office:value="-64.31692505" calcext:value-type="float">
            <text:p>-64.31692505</text:p>
          </table:table-cell>
          <table:table-cell table:number-columns-repeated="3"/>
        </table:table-row>
        <table:table-row table:style-name="ro1">
          <table:table-cell office:value-type="float" office:value="30869565.22" calcext:value-type="float">
            <text:p>30869565.22</text:p>
          </table:table-cell>
          <table:table-cell office:value-type="float" office:value="-64.40351105" calcext:value-type="float">
            <text:p>-64.40351105</text:p>
          </table:table-cell>
          <table:table-cell table:number-columns-repeated="3"/>
        </table:table-row>
        <table:table-row table:style-name="ro1">
          <table:table-cell office:value-type="float" office:value="31086956.52" calcext:value-type="float">
            <text:p>31086956.52</text:p>
          </table:table-cell>
          <table:table-cell office:value-type="float" office:value="-64.31697845" calcext:value-type="float">
            <text:p>-64.31697845</text:p>
          </table:table-cell>
          <table:table-cell table:number-columns-repeated="3"/>
        </table:table-row>
        <table:table-row table:style-name="ro1">
          <table:table-cell office:value-type="float" office:value="31304347.83" calcext:value-type="float">
            <text:p>31304347.83</text:p>
          </table:table-cell>
          <table:table-cell office:value-type="float" office:value="-64.4050293" calcext:value-type="float">
            <text:p>-64.4050293</text:p>
          </table:table-cell>
          <table:table-cell table:number-columns-repeated="3"/>
        </table:table-row>
        <table:table-row table:style-name="ro1">
          <table:table-cell office:value-type="float" office:value="31521739.13" calcext:value-type="float">
            <text:p>31521739.13</text:p>
          </table:table-cell>
          <table:table-cell office:value-type="float" office:value="-64.4223175" calcext:value-type="float">
            <text:p>-64.4223175</text:p>
          </table:table-cell>
          <table:table-cell table:number-columns-repeated="3"/>
        </table:table-row>
        <table:table-row table:style-name="ro1">
          <table:table-cell office:value-type="float" office:value="31739130.43" calcext:value-type="float">
            <text:p>31739130.43</text:p>
          </table:table-cell>
          <table:table-cell office:value-type="float" office:value="-64.41804504" calcext:value-type="float">
            <text:p>-64.41804504</text:p>
          </table:table-cell>
          <table:table-cell table:number-columns-repeated="3"/>
        </table:table-row>
        <table:table-row table:style-name="ro1">
          <table:table-cell office:value-type="float" office:value="31956521.74" calcext:value-type="float">
            <text:p>31956521.74</text:p>
          </table:table-cell>
          <table:table-cell office:value-type="float" office:value="-64.42051697" calcext:value-type="float">
            <text:p>-64.42051697</text:p>
          </table:table-cell>
          <table:table-cell table:number-columns-repeated="3"/>
        </table:table-row>
        <table:table-row table:style-name="ro1">
          <table:table-cell office:value-type="float" office:value="32173913.04" calcext:value-type="float">
            <text:p>32173913.04</text:p>
          </table:table-cell>
          <table:table-cell office:value-type="float" office:value="-64.44526672" calcext:value-type="float">
            <text:p>-64.44526672</text:p>
          </table:table-cell>
          <table:table-cell table:number-columns-repeated="3"/>
        </table:table-row>
        <table:table-row table:style-name="ro1">
          <table:table-cell office:value-type="float" office:value="32391304.35" calcext:value-type="float">
            <text:p>32391304.35</text:p>
          </table:table-cell>
          <table:table-cell office:value-type="float" office:value="-64.25741577" calcext:value-type="float">
            <text:p>-64.25741577</text:p>
          </table:table-cell>
          <table:table-cell table:number-columns-repeated="3"/>
        </table:table-row>
        <table:table-row table:style-name="ro1">
          <table:table-cell office:value-type="float" office:value="32608695.65" calcext:value-type="float">
            <text:p>32608695.65</text:p>
          </table:table-cell>
          <table:table-cell office:value-type="float" office:value="-64.42192078" calcext:value-type="float">
            <text:p>-64.42192078</text:p>
          </table:table-cell>
          <table:table-cell table:number-columns-repeated="3"/>
        </table:table-row>
        <table:table-row table:style-name="ro1">
          <table:table-cell office:value-type="float" office:value="32826086.96" calcext:value-type="float">
            <text:p>32826086.96</text:p>
          </table:table-cell>
          <table:table-cell office:value-type="float" office:value="-64.59365845" calcext:value-type="float">
            <text:p>-64.59365845</text:p>
          </table:table-cell>
          <table:table-cell table:number-columns-repeated="3"/>
        </table:table-row>
        <table:table-row table:style-name="ro1">
          <table:table-cell office:value-type="float" office:value="33043478.26" calcext:value-type="float">
            <text:p>33043478.26</text:p>
          </table:table-cell>
          <table:table-cell office:value-type="float" office:value="-64.39863586" calcext:value-type="float">
            <text:p>-64.39863586</text:p>
          </table:table-cell>
          <table:table-cell table:number-columns-repeated="3"/>
        </table:table-row>
        <table:table-row table:style-name="ro1">
          <table:table-cell office:value-type="float" office:value="33260869.57" calcext:value-type="float">
            <text:p>33260869.57</text:p>
          </table:table-cell>
          <table:table-cell office:value-type="float" office:value="-64.2399292" calcext:value-type="float">
            <text:p>-64.2399292</text:p>
          </table:table-cell>
          <table:table-cell table:number-columns-repeated="3"/>
        </table:table-row>
        <table:table-row table:style-name="ro1">
          <table:table-cell office:value-type="float" office:value="33478260.87" calcext:value-type="float">
            <text:p>33478260.87</text:p>
          </table:table-cell>
          <table:table-cell office:value-type="float" office:value="-64.58188629" calcext:value-type="float">
            <text:p>-64.58188629</text:p>
          </table:table-cell>
          <table:table-cell table:number-columns-repeated="3"/>
        </table:table-row>
        <table:table-row table:style-name="ro1">
          <table:table-cell office:value-type="float" office:value="33695652.17" calcext:value-type="float">
            <text:p>33695652.17</text:p>
          </table:table-cell>
          <table:table-cell office:value-type="float" office:value="-64.31483459" calcext:value-type="float">
            <text:p>-64.31483459</text:p>
          </table:table-cell>
          <table:table-cell table:number-columns-repeated="3"/>
        </table:table-row>
        <table:table-row table:style-name="ro1">
          <table:table-cell office:value-type="float" office:value="33913043.48" calcext:value-type="float">
            <text:p>33913043.48</text:p>
          </table:table-cell>
          <table:table-cell office:value-type="float" office:value="-64.32315826" calcext:value-type="float">
            <text:p>-64.32315826</text:p>
          </table:table-cell>
          <table:table-cell table:number-columns-repeated="3"/>
        </table:table-row>
        <table:table-row table:style-name="ro1">
          <table:table-cell office:value-type="float" office:value="34130434.78" calcext:value-type="float">
            <text:p>34130434.78</text:p>
          </table:table-cell>
          <table:table-cell office:value-type="float" office:value="-64.44155884" calcext:value-type="float">
            <text:p>-64.44155884</text:p>
          </table:table-cell>
          <table:table-cell table:number-columns-repeated="3"/>
        </table:table-row>
        <table:table-row table:style-name="ro1">
          <table:table-cell office:value-type="float" office:value="34347826.09" calcext:value-type="float">
            <text:p>34347826.09</text:p>
          </table:table-cell>
          <table:table-cell office:value-type="float" office:value="-64.39367676" calcext:value-type="float">
            <text:p>-64.39367676</text:p>
          </table:table-cell>
          <table:table-cell table:number-columns-repeated="3"/>
        </table:table-row>
        <table:table-row table:style-name="ro1">
          <table:table-cell office:value-type="float" office:value="34565217.39" calcext:value-type="float">
            <text:p>34565217.39</text:p>
          </table:table-cell>
          <table:table-cell office:value-type="float" office:value="-64.50812531" calcext:value-type="float">
            <text:p>-64.50812531</text:p>
          </table:table-cell>
          <table:table-cell table:number-columns-repeated="3"/>
        </table:table-row>
        <table:table-row table:style-name="ro1">
          <table:table-cell office:value-type="float" office:value="34782608.7" calcext:value-type="float">
            <text:p>34782608.7</text:p>
          </table:table-cell>
          <table:table-cell office:value-type="float" office:value="-64.3673172" calcext:value-type="float">
            <text:p>-64.3673172</text:p>
          </table:table-cell>
          <table:table-cell table:number-columns-repeated="3"/>
        </table:table-row>
        <table:table-row table:style-name="ro1">
          <table:table-cell office:value-type="float" office:value="35000000" calcext:value-type="float">
            <text:p>35000000</text:p>
          </table:table-cell>
          <table:table-cell office:value-type="float" office:value="-64.44702148" calcext:value-type="float">
            <text:p>-64.44702148</text:p>
          </table:table-cell>
          <table:table-cell table:number-columns-repeated="3"/>
        </table:table-row>
        <table:table-row table:style-name="ro1">
          <table:table-cell office:value-type="float" office:value="35217391.3" calcext:value-type="float">
            <text:p>35217391.3</text:p>
          </table:table-cell>
          <table:table-cell office:value-type="float" office:value="-64.46383667" calcext:value-type="float">
            <text:p>-64.46383667</text:p>
          </table:table-cell>
          <table:table-cell table:number-columns-repeated="3"/>
        </table:table-row>
        <table:table-row table:style-name="ro1">
          <table:table-cell office:value-type="float" office:value="35434782.61" calcext:value-type="float">
            <text:p>35434782.61</text:p>
          </table:table-cell>
          <table:table-cell office:value-type="float" office:value="-64.39679718" calcext:value-type="float">
            <text:p>-64.39679718</text:p>
          </table:table-cell>
          <table:table-cell table:number-columns-repeated="3"/>
        </table:table-row>
        <table:table-row table:style-name="ro1">
          <table:table-cell office:value-type="float" office:value="35652173.91" calcext:value-type="float">
            <text:p>35652173.91</text:p>
          </table:table-cell>
          <table:table-cell office:value-type="float" office:value="-64.60068512" calcext:value-type="float">
            <text:p>-64.60068512</text:p>
          </table:table-cell>
          <table:table-cell table:number-columns-repeated="3"/>
        </table:table-row>
        <table:table-row table:style-name="ro1">
          <table:table-cell office:value-type="float" office:value="35869565.22" calcext:value-type="float">
            <text:p>35869565.22</text:p>
          </table:table-cell>
          <table:table-cell office:value-type="float" office:value="-64.76966095" calcext:value-type="float">
            <text:p>-64.76966095</text:p>
          </table:table-cell>
          <table:table-cell table:number-columns-repeated="3"/>
        </table:table-row>
        <table:table-row table:style-name="ro1">
          <table:table-cell office:value-type="float" office:value="36086956.52" calcext:value-type="float">
            <text:p>36086956.52</text:p>
          </table:table-cell>
          <table:table-cell office:value-type="float" office:value="-64.49620056" calcext:value-type="float">
            <text:p>-64.49620056</text:p>
          </table:table-cell>
          <table:table-cell table:number-columns-repeated="3"/>
        </table:table-row>
        <table:table-row table:style-name="ro1">
          <table:table-cell office:value-type="float" office:value="36304347.83" calcext:value-type="float">
            <text:p>36304347.83</text:p>
          </table:table-cell>
          <table:table-cell office:value-type="float" office:value="-64.44426727" calcext:value-type="float">
            <text:p>-64.44426727</text:p>
          </table:table-cell>
          <table:table-cell table:number-columns-repeated="3"/>
        </table:table-row>
        <table:table-row table:style-name="ro1">
          <table:table-cell office:value-type="float" office:value="36521739.13" calcext:value-type="float">
            <text:p>36521739.13</text:p>
          </table:table-cell>
          <table:table-cell office:value-type="float" office:value="-64.6878891" calcext:value-type="float">
            <text:p>-64.6878891</text:p>
          </table:table-cell>
          <table:table-cell table:number-columns-repeated="3"/>
        </table:table-row>
        <table:table-row table:style-name="ro1">
          <table:table-cell office:value-type="float" office:value="36739130.43" calcext:value-type="float">
            <text:p>36739130.43</text:p>
          </table:table-cell>
          <table:table-cell office:value-type="float" office:value="-64.80775452" calcext:value-type="float">
            <text:p>-64.80775452</text:p>
          </table:table-cell>
          <table:table-cell table:number-columns-repeated="3"/>
        </table:table-row>
        <table:table-row table:style-name="ro1">
          <table:table-cell office:value-type="float" office:value="36956521.74" calcext:value-type="float">
            <text:p>36956521.74</text:p>
          </table:table-cell>
          <table:table-cell office:value-type="float" office:value="-64.59716034" calcext:value-type="float">
            <text:p>-64.59716034</text:p>
          </table:table-cell>
          <table:table-cell table:number-columns-repeated="3"/>
        </table:table-row>
        <table:table-row table:style-name="ro1">
          <table:table-cell office:value-type="float" office:value="37173913.04" calcext:value-type="float">
            <text:p>37173913.04</text:p>
          </table:table-cell>
          <table:table-cell office:value-type="float" office:value="-64.66255188" calcext:value-type="float">
            <text:p>-64.66255188</text:p>
          </table:table-cell>
          <table:table-cell table:number-columns-repeated="3"/>
        </table:table-row>
        <table:table-row table:style-name="ro1">
          <table:table-cell office:value-type="float" office:value="37391304.35" calcext:value-type="float">
            <text:p>37391304.35</text:p>
          </table:table-cell>
          <table:table-cell office:value-type="float" office:value="-64.44760895" calcext:value-type="float">
            <text:p>-64.44760895</text:p>
          </table:table-cell>
          <table:table-cell table:number-columns-repeated="3"/>
        </table:table-row>
        <table:table-row table:style-name="ro1">
          <table:table-cell office:value-type="float" office:value="37608695.65" calcext:value-type="float">
            <text:p>37608695.65</text:p>
          </table:table-cell>
          <table:table-cell office:value-type="float" office:value="-64.6776886" calcext:value-type="float">
            <text:p>-64.6776886</text:p>
          </table:table-cell>
          <table:table-cell table:number-columns-repeated="3"/>
        </table:table-row>
        <table:table-row table:style-name="ro1">
          <table:table-cell office:value-type="float" office:value="37826086.96" calcext:value-type="float">
            <text:p>37826086.96</text:p>
          </table:table-cell>
          <table:table-cell office:value-type="float" office:value="-64.60739899" calcext:value-type="float">
            <text:p>-64.60739899</text:p>
          </table:table-cell>
          <table:table-cell table:number-columns-repeated="3"/>
        </table:table-row>
        <table:table-row table:style-name="ro1">
          <table:table-cell office:value-type="float" office:value="38043478.26" calcext:value-type="float">
            <text:p>38043478.26</text:p>
          </table:table-cell>
          <table:table-cell office:value-type="float" office:value="-64.57138824" calcext:value-type="float">
            <text:p>-64.57138824</text:p>
          </table:table-cell>
          <table:table-cell table:number-columns-repeated="3"/>
        </table:table-row>
        <table:table-row table:style-name="ro1">
          <table:table-cell office:value-type="float" office:value="38260869.57" calcext:value-type="float">
            <text:p>38260869.57</text:p>
          </table:table-cell>
          <table:table-cell office:value-type="float" office:value="-64.67399597" calcext:value-type="float">
            <text:p>-64.67399597</text:p>
          </table:table-cell>
          <table:table-cell table:number-columns-repeated="3"/>
        </table:table-row>
        <table:table-row table:style-name="ro1">
          <table:table-cell office:value-type="float" office:value="38478260.87" calcext:value-type="float">
            <text:p>38478260.87</text:p>
          </table:table-cell>
          <table:table-cell office:value-type="float" office:value="-64.9400177" calcext:value-type="float">
            <text:p>-64.9400177</text:p>
          </table:table-cell>
          <table:table-cell table:number-columns-repeated="3"/>
        </table:table-row>
        <table:table-row table:style-name="ro1">
          <table:table-cell office:value-type="float" office:value="38695652.17" calcext:value-type="float">
            <text:p>38695652.17</text:p>
          </table:table-cell>
          <table:table-cell office:value-type="float" office:value="-64.50571442" calcext:value-type="float">
            <text:p>-64.50571442</text:p>
          </table:table-cell>
          <table:table-cell table:number-columns-repeated="3"/>
        </table:table-row>
        <table:table-row table:style-name="ro1">
          <table:table-cell office:value-type="float" office:value="38913043.48" calcext:value-type="float">
            <text:p>38913043.48</text:p>
          </table:table-cell>
          <table:table-cell office:value-type="float" office:value="-64.57502747" calcext:value-type="float">
            <text:p>-64.57502747</text:p>
          </table:table-cell>
          <table:table-cell table:number-columns-repeated="3"/>
        </table:table-row>
        <table:table-row table:style-name="ro1">
          <table:table-cell office:value-type="float" office:value="39130434.78" calcext:value-type="float">
            <text:p>39130434.78</text:p>
          </table:table-cell>
          <table:table-cell office:value-type="float" office:value="-64.62501526" calcext:value-type="float">
            <text:p>-64.62501526</text:p>
          </table:table-cell>
          <table:table-cell table:number-columns-repeated="3"/>
        </table:table-row>
        <table:table-row table:style-name="ro1">
          <table:table-cell office:value-type="float" office:value="39347826.09" calcext:value-type="float">
            <text:p>39347826.09</text:p>
          </table:table-cell>
          <table:table-cell office:value-type="float" office:value="-64.76222229" calcext:value-type="float">
            <text:p>-64.76222229</text:p>
          </table:table-cell>
          <table:table-cell table:number-columns-repeated="3"/>
        </table:table-row>
        <table:table-row table:style-name="ro1">
          <table:table-cell office:value-type="float" office:value="39565217.39" calcext:value-type="float">
            <text:p>39565217.39</text:p>
          </table:table-cell>
          <table:table-cell office:value-type="float" office:value="-64.78304291" calcext:value-type="float">
            <text:p>-64.78304291</text:p>
          </table:table-cell>
          <table:table-cell table:number-columns-repeated="3"/>
        </table:table-row>
        <table:table-row table:style-name="ro1">
          <table:table-cell office:value-type="float" office:value="39782608.7" calcext:value-type="float">
            <text:p>39782608.7</text:p>
          </table:table-cell>
          <table:table-cell office:value-type="float" office:value="-64.92397308" calcext:value-type="float">
            <text:p>-64.92397308</text:p>
          </table:table-cell>
          <table:table-cell table:number-columns-repeated="3"/>
        </table:table-row>
        <table:table-row table:style-name="ro1">
          <table:table-cell office:value-type="float" office:value="40000000" calcext:value-type="float">
            <text:p>40000000</text:p>
          </table:table-cell>
          <table:table-cell office:value-type="float" office:value="-64.84567261" calcext:value-type="float">
            <text:p>-64.84567261</text:p>
          </table:table-cell>
          <table:table-cell table:number-columns-repeated="3"/>
        </table:table-row>
        <table:table-row table:style-name="ro1">
          <table:table-cell office:value-type="float" office:value="40217391.3" calcext:value-type="float">
            <text:p>40217391.3</text:p>
          </table:table-cell>
          <table:table-cell office:value-type="float" office:value="-64.73771667" calcext:value-type="float">
            <text:p>-64.73771667</text:p>
          </table:table-cell>
          <table:table-cell table:number-columns-repeated="3"/>
        </table:table-row>
        <table:table-row table:style-name="ro1">
          <table:table-cell office:value-type="float" office:value="40434782.61" calcext:value-type="float">
            <text:p>40434782.61</text:p>
          </table:table-cell>
          <table:table-cell office:value-type="float" office:value="-64.86564636" calcext:value-type="float">
            <text:p>-64.86564636</text:p>
          </table:table-cell>
          <table:table-cell table:number-columns-repeated="3"/>
        </table:table-row>
        <table:table-row table:style-name="ro1">
          <table:table-cell office:value-type="float" office:value="40652173.91" calcext:value-type="float">
            <text:p>40652173.91</text:p>
          </table:table-cell>
          <table:table-cell office:value-type="float" office:value="-64.70433044" calcext:value-type="float">
            <text:p>-64.70433044</text:p>
          </table:table-cell>
          <table:table-cell table:number-columns-repeated="3"/>
        </table:table-row>
        <table:table-row table:style-name="ro1">
          <table:table-cell office:value-type="float" office:value="40869565.22" calcext:value-type="float">
            <text:p>40869565.22</text:p>
          </table:table-cell>
          <table:table-cell office:value-type="float" office:value="-64.78393555" calcext:value-type="float">
            <text:p>-64.78393555</text:p>
          </table:table-cell>
          <table:table-cell table:number-columns-repeated="3"/>
        </table:table-row>
        <table:table-row table:style-name="ro1">
          <table:table-cell office:value-type="float" office:value="41086956.52" calcext:value-type="float">
            <text:p>41086956.52</text:p>
          </table:table-cell>
          <table:table-cell office:value-type="float" office:value="-64.83555603" calcext:value-type="float">
            <text:p>-64.83555603</text:p>
          </table:table-cell>
          <table:table-cell table:number-columns-repeated="3"/>
        </table:table-row>
        <table:table-row table:style-name="ro1">
          <table:table-cell office:value-type="float" office:value="41304347.83" calcext:value-type="float">
            <text:p>41304347.83</text:p>
          </table:table-cell>
          <table:table-cell office:value-type="float" office:value="-64.98002625" calcext:value-type="float">
            <text:p>-64.98002625</text:p>
          </table:table-cell>
          <table:table-cell table:number-columns-repeated="3"/>
        </table:table-row>
        <table:table-row table:style-name="ro1">
          <table:table-cell office:value-type="float" office:value="41521739.13" calcext:value-type="float">
            <text:p>41521739.13</text:p>
          </table:table-cell>
          <table:table-cell office:value-type="float" office:value="-64.9285965" calcext:value-type="float">
            <text:p>-64.9285965</text:p>
          </table:table-cell>
          <table:table-cell table:number-columns-repeated="3"/>
        </table:table-row>
        <table:table-row table:style-name="ro1">
          <table:table-cell office:value-type="float" office:value="41739130.43" calcext:value-type="float">
            <text:p>41739130.43</text:p>
          </table:table-cell>
          <table:table-cell office:value-type="float" office:value="-65.11061096" calcext:value-type="float">
            <text:p>-65.11061096</text:p>
          </table:table-cell>
          <table:table-cell table:number-columns-repeated="3"/>
        </table:table-row>
        <table:table-row table:style-name="ro1">
          <table:table-cell office:value-type="float" office:value="41956521.74" calcext:value-type="float">
            <text:p>41956521.74</text:p>
          </table:table-cell>
          <table:table-cell office:value-type="float" office:value="-64.97834015" calcext:value-type="float">
            <text:p>-64.97834015</text:p>
          </table:table-cell>
          <table:table-cell table:number-columns-repeated="3"/>
        </table:table-row>
        <table:table-row table:style-name="ro1">
          <table:table-cell office:value-type="float" office:value="42173913.04" calcext:value-type="float">
            <text:p>42173913.04</text:p>
          </table:table-cell>
          <table:table-cell office:value-type="float" office:value="-65.0480423" calcext:value-type="float">
            <text:p>-65.0480423</text:p>
          </table:table-cell>
          <table:table-cell table:number-columns-repeated="3"/>
        </table:table-row>
        <table:table-row table:style-name="ro1">
          <table:table-cell office:value-type="float" office:value="42391304.35" calcext:value-type="float">
            <text:p>42391304.35</text:p>
          </table:table-cell>
          <table:table-cell office:value-type="float" office:value="-65.15851593" calcext:value-type="float">
            <text:p>-65.15851593</text:p>
          </table:table-cell>
          <table:table-cell table:number-columns-repeated="3"/>
        </table:table-row>
        <table:table-row table:style-name="ro1">
          <table:table-cell office:value-type="float" office:value="42608695.65" calcext:value-type="float">
            <text:p>42608695.65</text:p>
          </table:table-cell>
          <table:table-cell office:value-type="float" office:value="-65.1472168" calcext:value-type="float">
            <text:p>-65.1472168</text:p>
          </table:table-cell>
          <table:table-cell table:number-columns-repeated="3"/>
        </table:table-row>
        <table:table-row table:style-name="ro1">
          <table:table-cell office:value-type="float" office:value="42826086.96" calcext:value-type="float">
            <text:p>42826086.96</text:p>
          </table:table-cell>
          <table:table-cell office:value-type="float" office:value="-65.20701599" calcext:value-type="float">
            <text:p>-65.20701599</text:p>
          </table:table-cell>
          <table:table-cell table:number-columns-repeated="3"/>
        </table:table-row>
        <table:table-row table:style-name="ro1">
          <table:table-cell office:value-type="float" office:value="43043478.26" calcext:value-type="float">
            <text:p>43043478.26</text:p>
          </table:table-cell>
          <table:table-cell office:value-type="float" office:value="-65.07813263" calcext:value-type="float">
            <text:p>-65.07813263</text:p>
          </table:table-cell>
          <table:table-cell table:number-columns-repeated="3"/>
        </table:table-row>
        <table:table-row table:style-name="ro1">
          <table:table-cell office:value-type="float" office:value="43260869.57" calcext:value-type="float">
            <text:p>43260869.57</text:p>
          </table:table-cell>
          <table:table-cell office:value-type="float" office:value="-65.06484985" calcext:value-type="float">
            <text:p>-65.06484985</text:p>
          </table:table-cell>
          <table:table-cell table:number-columns-repeated="3"/>
        </table:table-row>
        <table:table-row table:style-name="ro1">
          <table:table-cell office:value-type="float" office:value="43478260.87" calcext:value-type="float">
            <text:p>43478260.87</text:p>
          </table:table-cell>
          <table:table-cell office:value-type="float" office:value="-65.21741486" calcext:value-type="float">
            <text:p>-65.21741486</text:p>
          </table:table-cell>
          <table:table-cell table:number-columns-repeated="3"/>
        </table:table-row>
        <table:table-row table:style-name="ro1">
          <table:table-cell office:value-type="float" office:value="43695652.17" calcext:value-type="float">
            <text:p>43695652.17</text:p>
          </table:table-cell>
          <table:table-cell office:value-type="float" office:value="-65.29859924" calcext:value-type="float">
            <text:p>-65.29859924</text:p>
          </table:table-cell>
          <table:table-cell table:number-columns-repeated="3"/>
        </table:table-row>
        <table:table-row table:style-name="ro1">
          <table:table-cell office:value-type="float" office:value="43913043.48" calcext:value-type="float">
            <text:p>43913043.48</text:p>
          </table:table-cell>
          <table:table-cell office:value-type="float" office:value="-65.48858643" calcext:value-type="float">
            <text:p>-65.48858643</text:p>
          </table:table-cell>
          <table:table-cell table:number-columns-repeated="3"/>
        </table:table-row>
        <table:table-row table:style-name="ro1">
          <table:table-cell office:value-type="float" office:value="44130434.78" calcext:value-type="float">
            <text:p>44130434.78</text:p>
          </table:table-cell>
          <table:table-cell office:value-type="float" office:value="-65.31554413" calcext:value-type="float">
            <text:p>-65.31554413</text:p>
          </table:table-cell>
          <table:table-cell table:number-columns-repeated="3"/>
        </table:table-row>
        <table:table-row table:style-name="ro1">
          <table:table-cell office:value-type="float" office:value="44347826.09" calcext:value-type="float">
            <text:p>44347826.09</text:p>
          </table:table-cell>
          <table:table-cell office:value-type="float" office:value="-65.30378723" calcext:value-type="float">
            <text:p>-65.30378723</text:p>
          </table:table-cell>
          <table:table-cell table:number-columns-repeated="3"/>
        </table:table-row>
        <table:table-row table:style-name="ro1">
          <table:table-cell office:value-type="float" office:value="44565217.39" calcext:value-type="float">
            <text:p>44565217.39</text:p>
          </table:table-cell>
          <table:table-cell office:value-type="float" office:value="-65.409729" calcext:value-type="float">
            <text:p>-65.409729</text:p>
          </table:table-cell>
          <table:table-cell table:number-columns-repeated="3"/>
        </table:table-row>
        <table:table-row table:style-name="ro1">
          <table:table-cell office:value-type="float" office:value="44782608.7" calcext:value-type="float">
            <text:p>44782608.7</text:p>
          </table:table-cell>
          <table:table-cell office:value-type="float" office:value="-65.56578064" calcext:value-type="float">
            <text:p>-65.56578064</text:p>
          </table:table-cell>
          <table:table-cell table:number-columns-repeated="3"/>
        </table:table-row>
        <table:table-row table:style-name="ro1">
          <table:table-cell office:value-type="float" office:value="45000000" calcext:value-type="float">
            <text:p>45000000</text:p>
          </table:table-cell>
          <table:table-cell office:value-type="float" office:value="-65.56375122" calcext:value-type="float">
            <text:p>-65.56375122</text:p>
          </table:table-cell>
          <table:table-cell table:number-columns-repeated="3"/>
        </table:table-row>
        <table:table-row table:style-name="ro1">
          <table:table-cell office:value-type="float" office:value="45217391.3" calcext:value-type="float">
            <text:p>45217391.3</text:p>
          </table:table-cell>
          <table:table-cell office:value-type="float" office:value="-65.33934784" calcext:value-type="float">
            <text:p>-65.33934784</text:p>
          </table:table-cell>
          <table:table-cell table:number-columns-repeated="3"/>
        </table:table-row>
        <table:table-row table:style-name="ro1">
          <table:table-cell office:value-type="float" office:value="45434782.61" calcext:value-type="float">
            <text:p>45434782.61</text:p>
          </table:table-cell>
          <table:table-cell office:value-type="float" office:value="-65.59306335" calcext:value-type="float">
            <text:p>-65.59306335</text:p>
          </table:table-cell>
          <table:table-cell table:number-columns-repeated="3"/>
        </table:table-row>
        <table:table-row table:style-name="ro1">
          <table:table-cell office:value-type="float" office:value="45652173.91" calcext:value-type="float">
            <text:p>45652173.91</text:p>
          </table:table-cell>
          <table:table-cell office:value-type="float" office:value="-65.76058197" calcext:value-type="float">
            <text:p>-65.76058197</text:p>
          </table:table-cell>
          <table:table-cell table:number-columns-repeated="3"/>
        </table:table-row>
        <table:table-row table:style-name="ro1">
          <table:table-cell office:value-type="float" office:value="45869565.22" calcext:value-type="float">
            <text:p>45869565.22</text:p>
          </table:table-cell>
          <table:table-cell office:value-type="float" office:value="-65.78574371" calcext:value-type="float">
            <text:p>-65.78574371</text:p>
          </table:table-cell>
          <table:table-cell table:number-columns-repeated="3"/>
        </table:table-row>
        <table:table-row table:style-name="ro1">
          <table:table-cell office:value-type="float" office:value="46086956.52" calcext:value-type="float">
            <text:p>46086956.52</text:p>
          </table:table-cell>
          <table:table-cell office:value-type="float" office:value="-66.08261871" calcext:value-type="float">
            <text:p>-66.08261871</text:p>
          </table:table-cell>
          <table:table-cell table:number-columns-repeated="3"/>
        </table:table-row>
        <table:table-row table:style-name="ro1">
          <table:table-cell office:value-type="float" office:value="46304347.83" calcext:value-type="float">
            <text:p>46304347.83</text:p>
          </table:table-cell>
          <table:table-cell office:value-type="float" office:value="-65.9264679" calcext:value-type="float">
            <text:p>-65.9264679</text:p>
          </table:table-cell>
          <table:table-cell table:number-columns-repeated="3"/>
        </table:table-row>
        <table:table-row table:style-name="ro1">
          <table:table-cell office:value-type="float" office:value="46521739.13" calcext:value-type="float">
            <text:p>46521739.13</text:p>
          </table:table-cell>
          <table:table-cell office:value-type="float" office:value="-65.99853516" calcext:value-type="float">
            <text:p>-65.99853516</text:p>
          </table:table-cell>
          <table:table-cell table:number-columns-repeated="3"/>
        </table:table-row>
        <table:table-row table:style-name="ro1">
          <table:table-cell office:value-type="float" office:value="46739130.43" calcext:value-type="float">
            <text:p>46739130.43</text:p>
          </table:table-cell>
          <table:table-cell office:value-type="float" office:value="-66.08601379" calcext:value-type="float">
            <text:p>-66.08601379</text:p>
          </table:table-cell>
          <table:table-cell table:number-columns-repeated="3"/>
        </table:table-row>
        <table:table-row table:style-name="ro1">
          <table:table-cell office:value-type="float" office:value="46956521.74" calcext:value-type="float">
            <text:p>46956521.74</text:p>
          </table:table-cell>
          <table:table-cell office:value-type="float" office:value="-66.40891266" calcext:value-type="float">
            <text:p>-66.40891266</text:p>
          </table:table-cell>
          <table:table-cell table:number-columns-repeated="3"/>
        </table:table-row>
        <table:table-row table:style-name="ro1">
          <table:table-cell office:value-type="float" office:value="47173913.04" calcext:value-type="float">
            <text:p>47173913.04</text:p>
          </table:table-cell>
          <table:table-cell office:value-type="float" office:value="-66.05198669" calcext:value-type="float">
            <text:p>-66.05198669</text:p>
          </table:table-cell>
          <table:table-cell table:number-columns-repeated="3"/>
        </table:table-row>
        <table:table-row table:style-name="ro1">
          <table:table-cell office:value-type="float" office:value="47391304.35" calcext:value-type="float">
            <text:p>47391304.35</text:p>
          </table:table-cell>
          <table:table-cell office:value-type="float" office:value="-65.93392944" calcext:value-type="float">
            <text:p>-65.93392944</text:p>
          </table:table-cell>
          <table:table-cell table:number-columns-repeated="3"/>
        </table:table-row>
        <table:table-row table:style-name="ro1">
          <table:table-cell office:value-type="float" office:value="47608695.65" calcext:value-type="float">
            <text:p>47608695.65</text:p>
          </table:table-cell>
          <table:table-cell office:value-type="float" office:value="-66.36000061" calcext:value-type="float">
            <text:p>-66.36000061</text:p>
          </table:table-cell>
          <table:table-cell table:number-columns-repeated="3"/>
        </table:table-row>
        <table:table-row table:style-name="ro1">
          <table:table-cell office:value-type="float" office:value="47826086.96" calcext:value-type="float">
            <text:p>47826086.96</text:p>
          </table:table-cell>
          <table:table-cell office:value-type="float" office:value="-66.39414978" calcext:value-type="float">
            <text:p>-66.39414978</text:p>
          </table:table-cell>
          <table:table-cell table:number-columns-repeated="3"/>
        </table:table-row>
        <table:table-row table:style-name="ro1">
          <table:table-cell office:value-type="float" office:value="48043478.26" calcext:value-type="float">
            <text:p>48043478.26</text:p>
          </table:table-cell>
          <table:table-cell office:value-type="float" office:value="-66.6073761" calcext:value-type="float">
            <text:p>-66.6073761</text:p>
          </table:table-cell>
          <table:table-cell table:number-columns-repeated="3"/>
        </table:table-row>
        <table:table-row table:style-name="ro1">
          <table:table-cell office:value-type="float" office:value="48260869.57" calcext:value-type="float">
            <text:p>48260869.57</text:p>
          </table:table-cell>
          <table:table-cell office:value-type="float" office:value="-66.46932983" calcext:value-type="float">
            <text:p>-66.46932983</text:p>
          </table:table-cell>
          <table:table-cell table:number-columns-repeated="3"/>
        </table:table-row>
        <table:table-row table:style-name="ro1">
          <table:table-cell office:value-type="float" office:value="48478260.87" calcext:value-type="float">
            <text:p>48478260.87</text:p>
          </table:table-cell>
          <table:table-cell office:value-type="float" office:value="-66.6361618" calcext:value-type="float">
            <text:p>-66.6361618</text:p>
          </table:table-cell>
          <table:table-cell table:number-columns-repeated="3"/>
        </table:table-row>
        <table:table-row table:style-name="ro1">
          <table:table-cell office:value-type="float" office:value="48695652.17" calcext:value-type="float">
            <text:p>48695652.17</text:p>
          </table:table-cell>
          <table:table-cell office:value-type="float" office:value="-66.72257233" calcext:value-type="float">
            <text:p>-66.72257233</text:p>
          </table:table-cell>
          <table:table-cell table:number-columns-repeated="3"/>
        </table:table-row>
        <table:table-row table:style-name="ro1">
          <table:table-cell office:value-type="float" office:value="48913043.48" calcext:value-type="float">
            <text:p>48913043.48</text:p>
          </table:table-cell>
          <table:table-cell office:value-type="float" office:value="-66.93125916" calcext:value-type="float">
            <text:p>-66.93125916</text:p>
          </table:table-cell>
          <table:table-cell table:number-columns-repeated="3"/>
        </table:table-row>
        <table:table-row table:style-name="ro1">
          <table:table-cell office:value-type="float" office:value="49130434.78" calcext:value-type="float">
            <text:p>49130434.78</text:p>
          </table:table-cell>
          <table:table-cell office:value-type="float" office:value="-66.55156708" calcext:value-type="float">
            <text:p>-66.55156708</text:p>
          </table:table-cell>
          <table:table-cell table:number-columns-repeated="3"/>
        </table:table-row>
        <table:table-row table:style-name="ro1">
          <table:table-cell office:value-type="float" office:value="49347826.09" calcext:value-type="float">
            <text:p>49347826.09</text:p>
          </table:table-cell>
          <table:table-cell office:value-type="float" office:value="-66.84728241" calcext:value-type="float">
            <text:p>-66.84728241</text:p>
          </table:table-cell>
          <table:table-cell table:number-columns-repeated="3"/>
        </table:table-row>
        <table:table-row table:style-name="ro1">
          <table:table-cell office:value-type="float" office:value="49565217.39" calcext:value-type="float">
            <text:p>49565217.39</text:p>
          </table:table-cell>
          <table:table-cell office:value-type="float" office:value="-66.77764893" calcext:value-type="float">
            <text:p>-66.77764893</text:p>
          </table:table-cell>
          <table:table-cell table:number-columns-repeated="3"/>
        </table:table-row>
        <table:table-row table:style-name="ro1">
          <table:table-cell office:value-type="float" office:value="49782608.7" calcext:value-type="float">
            <text:p>49782608.7</text:p>
          </table:table-cell>
          <table:table-cell office:value-type="float" office:value="-67.08300781" calcext:value-type="float">
            <text:p>-67.08300781</text:p>
          </table:table-cell>
          <table:table-cell table:number-columns-repeated="3"/>
        </table:table-row>
        <table:table-row table:style-name="ro1">
          <table:table-cell office:value-type="float" office:value="50000000" calcext:value-type="float">
            <text:p>50000000</text:p>
          </table:table-cell>
          <table:table-cell office:value-type="float" office:value="-66.95771027" calcext:value-type="float">
            <text:p>-66.95771027</text:p>
          </table:table-cell>
          <table:table-cell table:number-columns-repeated="3"/>
        </table:table-row>
        <table:table-row table:style-name="ro1">
          <table:table-cell office:value-type="float" office:value="50217391.3" calcext:value-type="float">
            <text:p>50217391.3</text:p>
          </table:table-cell>
          <table:table-cell office:value-type="float" office:value="-67.23042297" calcext:value-type="float">
            <text:p>-67.23042297</text:p>
          </table:table-cell>
          <table:table-cell table:number-columns-repeated="3"/>
        </table:table-row>
        <table:table-row table:style-name="ro1">
          <table:table-cell office:value-type="float" office:value="50434782.61" calcext:value-type="float">
            <text:p>50434782.61</text:p>
          </table:table-cell>
          <table:table-cell office:value-type="float" office:value="-67.45566559" calcext:value-type="float">
            <text:p>-67.45566559</text:p>
          </table:table-cell>
          <table:table-cell table:number-columns-repeated="3"/>
        </table:table-row>
        <table:table-row table:style-name="ro1">
          <table:table-cell office:value-type="float" office:value="50652173.91" calcext:value-type="float">
            <text:p>50652173.91</text:p>
          </table:table-cell>
          <table:table-cell office:value-type="float" office:value="-67.32009888" calcext:value-type="float">
            <text:p>-67.32009888</text:p>
          </table:table-cell>
          <table:table-cell table:number-columns-repeated="3"/>
        </table:table-row>
        <table:table-row table:style-name="ro1">
          <table:table-cell office:value-type="float" office:value="50869565.22" calcext:value-type="float">
            <text:p>50869565.22</text:p>
          </table:table-cell>
          <table:table-cell office:value-type="float" office:value="-67.23157501" calcext:value-type="float">
            <text:p>-67.23157501</text:p>
          </table:table-cell>
          <table:table-cell table:number-columns-repeated="3"/>
        </table:table-row>
        <table:table-row table:style-name="ro1">
          <table:table-cell office:value-type="float" office:value="51086956.52" calcext:value-type="float">
            <text:p>51086956.52</text:p>
          </table:table-cell>
          <table:table-cell office:value-type="float" office:value="-67.55496979" calcext:value-type="float">
            <text:p>-67.55496979</text:p>
          </table:table-cell>
          <table:table-cell table:number-columns-repeated="3"/>
        </table:table-row>
        <table:table-row table:style-name="ro1">
          <table:table-cell office:value-type="float" office:value="51304347.83" calcext:value-type="float">
            <text:p>51304347.83</text:p>
          </table:table-cell>
          <table:table-cell office:value-type="float" office:value="-67.72572327" calcext:value-type="float">
            <text:p>-67.72572327</text:p>
          </table:table-cell>
          <table:table-cell table:number-columns-repeated="3"/>
        </table:table-row>
        <table:table-row table:style-name="ro1">
          <table:table-cell office:value-type="float" office:value="51521739.13" calcext:value-type="float">
            <text:p>51521739.13</text:p>
          </table:table-cell>
          <table:table-cell office:value-type="float" office:value="-67.75401306" calcext:value-type="float">
            <text:p>-67.75401306</text:p>
          </table:table-cell>
          <table:table-cell table:number-columns-repeated="3"/>
        </table:table-row>
        <table:table-row table:style-name="ro1">
          <table:table-cell office:value-type="float" office:value="51739130.43" calcext:value-type="float">
            <text:p>51739130.43</text:p>
          </table:table-cell>
          <table:table-cell office:value-type="float" office:value="-67.89936829" calcext:value-type="float">
            <text:p>-67.89936829</text:p>
          </table:table-cell>
          <table:table-cell table:number-columns-repeated="3"/>
        </table:table-row>
        <table:table-row table:style-name="ro1">
          <table:table-cell office:value-type="float" office:value="51956521.74" calcext:value-type="float">
            <text:p>51956521.74</text:p>
          </table:table-cell>
          <table:table-cell office:value-type="float" office:value="-68.06773376" calcext:value-type="float">
            <text:p>-68.06773376</text:p>
          </table:table-cell>
          <table:table-cell table:number-columns-repeated="3"/>
        </table:table-row>
        <table:table-row table:style-name="ro1">
          <table:table-cell office:value-type="float" office:value="52173913.04" calcext:value-type="float">
            <text:p>52173913.04</text:p>
          </table:table-cell>
          <table:table-cell office:value-type="float" office:value="-68.17591858" calcext:value-type="float">
            <text:p>-68.17591858</text:p>
          </table:table-cell>
          <table:table-cell table:number-columns-repeated="3"/>
        </table:table-row>
        <table:table-row table:style-name="ro1">
          <table:table-cell office:value-type="float" office:value="52391304.35" calcext:value-type="float">
            <text:p>52391304.35</text:p>
          </table:table-cell>
          <table:table-cell office:value-type="float" office:value="-68.14352417" calcext:value-type="float">
            <text:p>-68.14352417</text:p>
          </table:table-cell>
          <table:table-cell table:number-columns-repeated="3"/>
        </table:table-row>
        <table:table-row table:style-name="ro1">
          <table:table-cell office:value-type="float" office:value="52608695.65" calcext:value-type="float">
            <text:p>52608695.65</text:p>
          </table:table-cell>
          <table:table-cell office:value-type="float" office:value="-68.401474" calcext:value-type="float">
            <text:p>-68.401474</text:p>
          </table:table-cell>
          <table:table-cell table:number-columns-repeated="3"/>
        </table:table-row>
        <table:table-row table:style-name="ro1">
          <table:table-cell office:value-type="float" office:value="52826086.96" calcext:value-type="float">
            <text:p>52826086.96</text:p>
          </table:table-cell>
          <table:table-cell office:value-type="float" office:value="-68.68244171" calcext:value-type="float">
            <text:p>-68.68244171</text:p>
          </table:table-cell>
          <table:table-cell table:number-columns-repeated="3"/>
        </table:table-row>
        <table:table-row table:style-name="ro1">
          <table:table-cell office:value-type="float" office:value="53043478.26" calcext:value-type="float">
            <text:p>53043478.26</text:p>
          </table:table-cell>
          <table:table-cell office:value-type="float" office:value="-68.85669708" calcext:value-type="float">
            <text:p>-68.85669708</text:p>
          </table:table-cell>
          <table:table-cell table:number-columns-repeated="3"/>
        </table:table-row>
        <table:table-row table:style-name="ro1">
          <table:table-cell office:value-type="float" office:value="53260869.57" calcext:value-type="float">
            <text:p>53260869.57</text:p>
          </table:table-cell>
          <table:table-cell office:value-type="float" office:value="-68.81049347" calcext:value-type="float">
            <text:p>-68.81049347</text:p>
          </table:table-cell>
          <table:table-cell table:number-columns-repeated="3"/>
        </table:table-row>
        <table:table-row table:style-name="ro1">
          <table:table-cell office:value-type="float" office:value="53478260.87" calcext:value-type="float">
            <text:p>53478260.87</text:p>
          </table:table-cell>
          <table:table-cell office:value-type="float" office:value="-68.95411682" calcext:value-type="float">
            <text:p>-68.95411682</text:p>
          </table:table-cell>
          <table:table-cell table:number-columns-repeated="3"/>
        </table:table-row>
        <table:table-row table:style-name="ro1">
          <table:table-cell office:value-type="float" office:value="53695652.17" calcext:value-type="float">
            <text:p>53695652.17</text:p>
          </table:table-cell>
          <table:table-cell office:value-type="float" office:value="-69.21954346" calcext:value-type="float">
            <text:p>-69.21954346</text:p>
          </table:table-cell>
          <table:table-cell table:number-columns-repeated="3"/>
        </table:table-row>
        <table:table-row table:style-name="ro1">
          <table:table-cell office:value-type="float" office:value="53913043.48" calcext:value-type="float">
            <text:p>53913043.48</text:p>
          </table:table-cell>
          <table:table-cell office:value-type="float" office:value="-69.21543121" calcext:value-type="float">
            <text:p>-69.21543121</text:p>
          </table:table-cell>
          <table:table-cell table:number-columns-repeated="3"/>
        </table:table-row>
        <table:table-row table:style-name="ro1">
          <table:table-cell office:value-type="float" office:value="54130434.78" calcext:value-type="float">
            <text:p>54130434.78</text:p>
          </table:table-cell>
          <table:table-cell office:value-type="float" office:value="-69.43772888" calcext:value-type="float">
            <text:p>-69.43772888</text:p>
          </table:table-cell>
          <table:table-cell table:number-columns-repeated="3"/>
        </table:table-row>
        <table:table-row table:style-name="ro1">
          <table:table-cell office:value-type="float" office:value="54347826.09" calcext:value-type="float">
            <text:p>54347826.09</text:p>
          </table:table-cell>
          <table:table-cell office:value-type="float" office:value="-69.56010437" calcext:value-type="float">
            <text:p>-69.56010437</text:p>
          </table:table-cell>
          <table:table-cell table:number-columns-repeated="3"/>
        </table:table-row>
        <table:table-row table:style-name="ro1">
          <table:table-cell office:value-type="float" office:value="54565217.39" calcext:value-type="float">
            <text:p>54565217.39</text:p>
          </table:table-cell>
          <table:table-cell office:value-type="float" office:value="-69.61212921" calcext:value-type="float">
            <text:p>-69.61212921</text:p>
          </table:table-cell>
          <table:table-cell table:number-columns-repeated="3"/>
        </table:table-row>
        <table:table-row table:style-name="ro1">
          <table:table-cell office:value-type="float" office:value="54782608.7" calcext:value-type="float">
            <text:p>54782608.7</text:p>
          </table:table-cell>
          <table:table-cell office:value-type="float" office:value="-69.94084167" calcext:value-type="float">
            <text:p>-69.94084167</text:p>
          </table:table-cell>
          <table:table-cell table:number-columns-repeated="3"/>
        </table:table-row>
        <table:table-row table:style-name="ro1">
          <table:table-cell office:value-type="float" office:value="55000000" calcext:value-type="float">
            <text:p>55000000</text:p>
          </table:table-cell>
          <table:table-cell office:value-type="float" office:value="-70.0730896" calcext:value-type="float">
            <text:p>-70.0730896</text:p>
          </table:table-cell>
          <table:table-cell table:number-columns-repeated="3"/>
        </table:table-row>
        <table:table-row table:style-name="ro1">
          <table:table-cell office:value-type="float" office:value="55217391.3" calcext:value-type="float">
            <text:p>55217391.3</text:p>
          </table:table-cell>
          <table:table-cell office:value-type="float" office:value="-70.12193298" calcext:value-type="float">
            <text:p>-70.12193298</text:p>
          </table:table-cell>
          <table:table-cell table:number-columns-repeated="3"/>
        </table:table-row>
        <table:table-row table:style-name="ro1">
          <table:table-cell office:value-type="float" office:value="55434782.61" calcext:value-type="float">
            <text:p>55434782.61</text:p>
          </table:table-cell>
          <table:table-cell office:value-type="float" office:value="-70.28168488" calcext:value-type="float">
            <text:p>-70.28168488</text:p>
          </table:table-cell>
          <table:table-cell table:number-columns-repeated="3"/>
        </table:table-row>
        <table:table-row table:style-name="ro1">
          <table:table-cell office:value-type="float" office:value="55652173.91" calcext:value-type="float">
            <text:p>55652173.91</text:p>
          </table:table-cell>
          <table:table-cell office:value-type="float" office:value="-70.44424438" calcext:value-type="float">
            <text:p>-70.44424438</text:p>
          </table:table-cell>
          <table:table-cell table:number-columns-repeated="3"/>
        </table:table-row>
        <table:table-row table:style-name="ro1">
          <table:table-cell office:value-type="float" office:value="55869565.22" calcext:value-type="float">
            <text:p>55869565.22</text:p>
          </table:table-cell>
          <table:table-cell office:value-type="float" office:value="-70.00797272" calcext:value-type="float">
            <text:p>-70.00797272</text:p>
          </table:table-cell>
          <table:table-cell table:number-columns-repeated="3"/>
        </table:table-row>
        <table:table-row table:style-name="ro1">
          <table:table-cell office:value-type="float" office:value="56086956.52" calcext:value-type="float">
            <text:p>56086956.52</text:p>
          </table:table-cell>
          <table:table-cell office:value-type="float" office:value="-70.62347412" calcext:value-type="float">
            <text:p>-70.62347412</text:p>
          </table:table-cell>
          <table:table-cell table:number-columns-repeated="3"/>
        </table:table-row>
        <table:table-row table:style-name="ro1">
          <table:table-cell office:value-type="float" office:value="56304347.83" calcext:value-type="float">
            <text:p>56304347.83</text:p>
          </table:table-cell>
          <table:table-cell office:value-type="float" office:value="-70.70000458" calcext:value-type="float">
            <text:p>-70.70000458</text:p>
          </table:table-cell>
          <table:table-cell table:number-columns-repeated="3"/>
        </table:table-row>
        <table:table-row table:style-name="ro1">
          <table:table-cell office:value-type="float" office:value="56521739.13" calcext:value-type="float">
            <text:p>56521739.13</text:p>
          </table:table-cell>
          <table:table-cell office:value-type="float" office:value="-70.65244293" calcext:value-type="float">
            <text:p>-70.65244293</text:p>
          </table:table-cell>
          <table:table-cell table:number-columns-repeated="3"/>
        </table:table-row>
        <table:table-row table:style-name="ro1">
          <table:table-cell office:value-type="float" office:value="56739130.43" calcext:value-type="float">
            <text:p>56739130.43</text:p>
          </table:table-cell>
          <table:table-cell office:value-type="float" office:value="-70.68535614" calcext:value-type="float">
            <text:p>-70.68535614</text:p>
          </table:table-cell>
          <table:table-cell table:number-columns-repeated="3"/>
        </table:table-row>
        <table:table-row table:style-name="ro1">
          <table:table-cell office:value-type="float" office:value="56956521.74" calcext:value-type="float">
            <text:p>56956521.74</text:p>
          </table:table-cell>
          <table:table-cell office:value-type="float" office:value="-70.95613098" calcext:value-type="float">
            <text:p>-70.95613098</text:p>
          </table:table-cell>
          <table:table-cell table:number-columns-repeated="3"/>
        </table:table-row>
        <table:table-row table:style-name="ro1">
          <table:table-cell office:value-type="float" office:value="57173913.04" calcext:value-type="float">
            <text:p>57173913.04</text:p>
          </table:table-cell>
          <table:table-cell office:value-type="float" office:value="-71.11906433" calcext:value-type="float">
            <text:p>-71.11906433</text:p>
          </table:table-cell>
          <table:table-cell table:number-columns-repeated="3"/>
        </table:table-row>
        <table:table-row table:style-name="ro1">
          <table:table-cell office:value-type="float" office:value="57391304.35" calcext:value-type="float">
            <text:p>57391304.35</text:p>
          </table:table-cell>
          <table:table-cell office:value-type="float" office:value="-71.11097717" calcext:value-type="float">
            <text:p>-71.11097717</text:p>
          </table:table-cell>
          <table:table-cell table:number-columns-repeated="3"/>
        </table:table-row>
        <table:table-row table:style-name="ro1">
          <table:table-cell office:value-type="float" office:value="57608695.65" calcext:value-type="float">
            <text:p>57608695.65</text:p>
          </table:table-cell>
          <table:table-cell office:value-type="float" office:value="-71.24338531" calcext:value-type="float">
            <text:p>-71.24338531</text:p>
          </table:table-cell>
          <table:table-cell table:number-columns-repeated="3"/>
        </table:table-row>
        <table:table-row table:style-name="ro1">
          <table:table-cell office:value-type="float" office:value="57826086.96" calcext:value-type="float">
            <text:p>57826086.96</text:p>
          </table:table-cell>
          <table:table-cell office:value-type="float" office:value="-71.16394043" calcext:value-type="float">
            <text:p>-71.16394043</text:p>
          </table:table-cell>
          <table:table-cell table:number-columns-repeated="3"/>
        </table:table-row>
        <table:table-row table:style-name="ro1">
          <table:table-cell office:value-type="float" office:value="58043478.26" calcext:value-type="float">
            <text:p>58043478.26</text:p>
          </table:table-cell>
          <table:table-cell office:value-type="float" office:value="-71.56690216" calcext:value-type="float">
            <text:p>-71.56690216</text:p>
          </table:table-cell>
          <table:table-cell table:number-columns-repeated="3"/>
        </table:table-row>
        <table:table-row table:style-name="ro1">
          <table:table-cell office:value-type="float" office:value="58260869.57" calcext:value-type="float">
            <text:p>58260869.57</text:p>
          </table:table-cell>
          <table:table-cell office:value-type="float" office:value="-71.37348175" calcext:value-type="float">
            <text:p>-71.37348175</text:p>
          </table:table-cell>
          <table:table-cell table:number-columns-repeated="3"/>
        </table:table-row>
        <table:table-row table:style-name="ro1">
          <table:table-cell office:value-type="float" office:value="58478260.87" calcext:value-type="float">
            <text:p>58478260.87</text:p>
          </table:table-cell>
          <table:table-cell office:value-type="float" office:value="-71.53630066" calcext:value-type="float">
            <text:p>-71.53630066</text:p>
          </table:table-cell>
          <table:table-cell table:number-columns-repeated="3"/>
        </table:table-row>
        <table:table-row table:style-name="ro1">
          <table:table-cell office:value-type="float" office:value="58695652.17" calcext:value-type="float">
            <text:p>58695652.17</text:p>
          </table:table-cell>
          <table:table-cell office:value-type="float" office:value="-71.63065338" calcext:value-type="float">
            <text:p>-71.63065338</text:p>
          </table:table-cell>
          <table:table-cell table:number-columns-repeated="3"/>
        </table:table-row>
        <table:table-row table:style-name="ro1">
          <table:table-cell office:value-type="float" office:value="58913043.48" calcext:value-type="float">
            <text:p>58913043.48</text:p>
          </table:table-cell>
          <table:table-cell office:value-type="float" office:value="-71.55801392" calcext:value-type="float">
            <text:p>-71.55801392</text:p>
          </table:table-cell>
          <table:table-cell table:number-columns-repeated="3"/>
        </table:table-row>
        <table:table-row table:style-name="ro1">
          <table:table-cell office:value-type="float" office:value="59130434.78" calcext:value-type="float">
            <text:p>59130434.78</text:p>
          </table:table-cell>
          <table:table-cell office:value-type="float" office:value="-71.79570007" calcext:value-type="float">
            <text:p>-71.79570007</text:p>
          </table:table-cell>
          <table:table-cell table:number-columns-repeated="3"/>
        </table:table-row>
        <table:table-row table:style-name="ro1">
          <table:table-cell office:value-type="float" office:value="59347826.09" calcext:value-type="float">
            <text:p>59347826.09</text:p>
          </table:table-cell>
          <table:table-cell office:value-type="float" office:value="-71.86717987" calcext:value-type="float">
            <text:p>-71.86717987</text:p>
          </table:table-cell>
          <table:table-cell table:number-columns-repeated="3"/>
        </table:table-row>
        <table:table-row table:style-name="ro1">
          <table:table-cell office:value-type="float" office:value="59565217.39" calcext:value-type="float">
            <text:p>59565217.39</text:p>
          </table:table-cell>
          <table:table-cell office:value-type="float" office:value="-71.989151" calcext:value-type="float">
            <text:p>-71.989151</text:p>
          </table:table-cell>
          <table:table-cell table:number-columns-repeated="3"/>
        </table:table-row>
        <table:table-row table:style-name="ro1">
          <table:table-cell office:value-type="float" office:value="59782608.7" calcext:value-type="float">
            <text:p>59782608.7</text:p>
          </table:table-cell>
          <table:table-cell office:value-type="float" office:value="-71.87934875" calcext:value-type="float">
            <text:p>-71.87934875</text:p>
          </table:table-cell>
          <table:table-cell table:number-columns-repeated="3"/>
        </table:table-row>
        <table:table-row table:style-name="ro1">
          <table:table-cell office:value-type="float" office:value="60000000" calcext:value-type="float">
            <text:p>60000000</text:p>
          </table:table-cell>
          <table:table-cell office:value-type="float" office:value="-72.13227081" calcext:value-type="float">
            <text:p>-72.13227081</text:p>
          </table:table-cell>
          <table:table-cell table:number-columns-repeated="3"/>
        </table:table-row>
        <table:table-row table:style-name="ro1">
          <table:table-cell office:value-type="float" office:value="60217391.3" calcext:value-type="float">
            <text:p>60217391.3</text:p>
          </table:table-cell>
          <table:table-cell office:value-type="float" office:value="-72.04682922" calcext:value-type="float">
            <text:p>-72.04682922</text:p>
          </table:table-cell>
          <table:table-cell table:number-columns-repeated="3"/>
        </table:table-row>
        <table:table-row table:style-name="ro1">
          <table:table-cell office:value-type="float" office:value="60434782.61" calcext:value-type="float">
            <text:p>60434782.61</text:p>
          </table:table-cell>
          <table:table-cell office:value-type="float" office:value="-72.1247406" calcext:value-type="float">
            <text:p>-72.1247406</text:p>
          </table:table-cell>
          <table:table-cell table:number-columns-repeated="3"/>
        </table:table-row>
        <table:table-row table:style-name="ro1">
          <table:table-cell office:value-type="float" office:value="60652173.91" calcext:value-type="float">
            <text:p>60652173.91</text:p>
          </table:table-cell>
          <table:table-cell office:value-type="float" office:value="-72.43437195" calcext:value-type="float">
            <text:p>-72.43437195</text:p>
          </table:table-cell>
          <table:table-cell table:number-columns-repeated="3"/>
        </table:table-row>
        <table:table-row table:style-name="ro1">
          <table:table-cell office:value-type="float" office:value="60869565.22" calcext:value-type="float">
            <text:p>60869565.22</text:p>
          </table:table-cell>
          <table:table-cell office:value-type="float" office:value="-72.42905426" calcext:value-type="float">
            <text:p>-72.42905426</text:p>
          </table:table-cell>
          <table:table-cell table:number-columns-repeated="3"/>
        </table:table-row>
        <table:table-row table:style-name="ro1">
          <table:table-cell office:value-type="float" office:value="61086956.52" calcext:value-type="float">
            <text:p>61086956.52</text:p>
          </table:table-cell>
          <table:table-cell office:value-type="float" office:value="-72.62792206" calcext:value-type="float">
            <text:p>-72.62792206</text:p>
          </table:table-cell>
          <table:table-cell table:number-columns-repeated="3"/>
        </table:table-row>
        <table:table-row table:style-name="ro1">
          <table:table-cell office:value-type="float" office:value="61304347.83" calcext:value-type="float">
            <text:p>61304347.83</text:p>
          </table:table-cell>
          <table:table-cell office:value-type="float" office:value="-73.12483978" calcext:value-type="float">
            <text:p>-73.12483978</text:p>
          </table:table-cell>
          <table:table-cell table:number-columns-repeated="3"/>
        </table:table-row>
        <table:table-row table:style-name="ro1">
          <table:table-cell office:value-type="float" office:value="61521739.13" calcext:value-type="float">
            <text:p>61521739.13</text:p>
          </table:table-cell>
          <table:table-cell office:value-type="float" office:value="-73.05634308" calcext:value-type="float">
            <text:p>-73.05634308</text:p>
          </table:table-cell>
          <table:table-cell table:number-columns-repeated="3"/>
        </table:table-row>
        <table:table-row table:style-name="ro1">
          <table:table-cell office:value-type="float" office:value="61739130.43" calcext:value-type="float">
            <text:p>61739130.43</text:p>
          </table:table-cell>
          <table:table-cell office:value-type="float" office:value="-73.17974091" calcext:value-type="float">
            <text:p>-73.17974091</text:p>
          </table:table-cell>
          <table:table-cell table:number-columns-repeated="3"/>
        </table:table-row>
        <table:table-row table:style-name="ro1">
          <table:table-cell office:value-type="float" office:value="61956521.74" calcext:value-type="float">
            <text:p>61956521.74</text:p>
          </table:table-cell>
          <table:table-cell office:value-type="float" office:value="-73.27939606" calcext:value-type="float">
            <text:p>-73.27939606</text:p>
          </table:table-cell>
          <table:table-cell table:number-columns-repeated="3"/>
        </table:table-row>
        <table:table-row table:style-name="ro1">
          <table:table-cell office:value-type="float" office:value="62173913.04" calcext:value-type="float">
            <text:p>62173913.04</text:p>
          </table:table-cell>
          <table:table-cell office:value-type="float" office:value="-73.26065826" calcext:value-type="float">
            <text:p>-73.26065826</text:p>
          </table:table-cell>
          <table:table-cell table:number-columns-repeated="3"/>
        </table:table-row>
        <table:table-row table:style-name="ro1">
          <table:table-cell office:value-type="float" office:value="62391304.35" calcext:value-type="float">
            <text:p>62391304.35</text:p>
          </table:table-cell>
          <table:table-cell office:value-type="float" office:value="-73.31283569" calcext:value-type="float">
            <text:p>-73.31283569</text:p>
          </table:table-cell>
          <table:table-cell table:number-columns-repeated="3"/>
        </table:table-row>
        <table:table-row table:style-name="ro1">
          <table:table-cell office:value-type="float" office:value="62608695.65" calcext:value-type="float">
            <text:p>62608695.65</text:p>
          </table:table-cell>
          <table:table-cell office:value-type="float" office:value="-73.80349731" calcext:value-type="float">
            <text:p>-73.80349731</text:p>
          </table:table-cell>
          <table:table-cell table:number-columns-repeated="3"/>
        </table:table-row>
        <table:table-row table:style-name="ro1">
          <table:table-cell office:value-type="float" office:value="62826086.96" calcext:value-type="float">
            <text:p>62826086.96</text:p>
          </table:table-cell>
          <table:table-cell office:value-type="float" office:value="-73.86950684" calcext:value-type="float">
            <text:p>-73.86950684</text:p>
          </table:table-cell>
          <table:table-cell table:number-columns-repeated="3"/>
        </table:table-row>
        <table:table-row table:style-name="ro1">
          <table:table-cell office:value-type="float" office:value="63043478.26" calcext:value-type="float">
            <text:p>63043478.26</text:p>
          </table:table-cell>
          <table:table-cell office:value-type="float" office:value="-74.3691864" calcext:value-type="float">
            <text:p>-74.3691864</text:p>
          </table:table-cell>
          <table:table-cell table:number-columns-repeated="3"/>
        </table:table-row>
        <table:table-row table:style-name="ro1">
          <table:table-cell office:value-type="float" office:value="63260869.57" calcext:value-type="float">
            <text:p>63260869.57</text:p>
          </table:table-cell>
          <table:table-cell office:value-type="float" office:value="-74.36836243" calcext:value-type="float">
            <text:p>-74.36836243</text:p>
          </table:table-cell>
          <table:table-cell table:number-columns-repeated="3"/>
        </table:table-row>
        <table:table-row table:style-name="ro1">
          <table:table-cell office:value-type="float" office:value="63478260.87" calcext:value-type="float">
            <text:p>63478260.87</text:p>
          </table:table-cell>
          <table:table-cell office:value-type="float" office:value="-74.59881592" calcext:value-type="float">
            <text:p>-74.59881592</text:p>
          </table:table-cell>
          <table:table-cell table:number-columns-repeated="3"/>
        </table:table-row>
        <table:table-row table:style-name="ro1">
          <table:table-cell office:value-type="float" office:value="63695652.17" calcext:value-type="float">
            <text:p>63695652.17</text:p>
          </table:table-cell>
          <table:table-cell office:value-type="float" office:value="-74.93609619" calcext:value-type="float">
            <text:p>-74.93609619</text:p>
          </table:table-cell>
          <table:table-cell table:number-columns-repeated="3"/>
        </table:table-row>
        <table:table-row table:style-name="ro1">
          <table:table-cell office:value-type="float" office:value="63913043.48" calcext:value-type="float">
            <text:p>63913043.48</text:p>
          </table:table-cell>
          <table:table-cell office:value-type="float" office:value="-74.86575317" calcext:value-type="float">
            <text:p>-74.86575317</text:p>
          </table:table-cell>
          <table:table-cell table:number-columns-repeated="3"/>
        </table:table-row>
        <table:table-row table:style-name="ro1">
          <table:table-cell office:value-type="float" office:value="64130434.78" calcext:value-type="float">
            <text:p>64130434.78</text:p>
          </table:table-cell>
          <table:table-cell office:value-type="float" office:value="-74.99217987" calcext:value-type="float">
            <text:p>-74.99217987</text:p>
          </table:table-cell>
          <table:table-cell table:number-columns-repeated="3"/>
        </table:table-row>
        <table:table-row table:style-name="ro1">
          <table:table-cell office:value-type="float" office:value="64347826.09" calcext:value-type="float">
            <text:p>64347826.09</text:p>
          </table:table-cell>
          <table:table-cell office:value-type="float" office:value="-74.88899994" calcext:value-type="float">
            <text:p>-74.88899994</text:p>
          </table:table-cell>
          <table:table-cell table:number-columns-repeated="3"/>
        </table:table-row>
        <table:table-row table:style-name="ro1">
          <table:table-cell office:value-type="float" office:value="64565217.39" calcext:value-type="float">
            <text:p>64565217.39</text:p>
          </table:table-cell>
          <table:table-cell office:value-type="float" office:value="-75.30713654" calcext:value-type="float">
            <text:p>-75.30713654</text:p>
          </table:table-cell>
          <table:table-cell table:number-columns-repeated="3"/>
        </table:table-row>
        <table:table-row table:style-name="ro1">
          <table:table-cell office:value-type="float" office:value="64782608.7" calcext:value-type="float">
            <text:p>64782608.7</text:p>
          </table:table-cell>
          <table:table-cell office:value-type="float" office:value="-75.55014038" calcext:value-type="float">
            <text:p>-75.55014038</text:p>
          </table:table-cell>
          <table:table-cell table:number-columns-repeated="3"/>
        </table:table-row>
        <table:table-row table:style-name="ro1">
          <table:table-cell office:value-type="float" office:value="65000000" calcext:value-type="float">
            <text:p>65000000</text:p>
          </table:table-cell>
          <table:table-cell office:value-type="float" office:value="-75.48456573" calcext:value-type="float">
            <text:p>-75.48456573</text:p>
          </table:table-cell>
          <table:table-cell table:number-columns-repeated="3"/>
        </table:table-row>
        <table:table-row table:style-name="ro1">
          <table:table-cell office:value-type="float" office:value="65217391.3" calcext:value-type="float">
            <text:p>65217391.3</text:p>
          </table:table-cell>
          <table:table-cell office:value-type="float" office:value="-75.52150726" calcext:value-type="float">
            <text:p>-75.52150726</text:p>
          </table:table-cell>
          <table:table-cell table:number-columns-repeated="3"/>
        </table:table-row>
        <table:table-row table:style-name="ro1">
          <table:table-cell office:value-type="float" office:value="65434782.61" calcext:value-type="float">
            <text:p>65434782.61</text:p>
          </table:table-cell>
          <table:table-cell office:value-type="float" office:value="-75.61643982" calcext:value-type="float">
            <text:p>-75.61643982</text:p>
          </table:table-cell>
          <table:table-cell table:number-columns-repeated="3"/>
        </table:table-row>
        <table:table-row table:style-name="ro1">
          <table:table-cell office:value-type="float" office:value="65652173.91" calcext:value-type="float">
            <text:p>65652173.91</text:p>
          </table:table-cell>
          <table:table-cell office:value-type="float" office:value="-75.84780884" calcext:value-type="float">
            <text:p>-75.84780884</text:p>
          </table:table-cell>
          <table:table-cell table:number-columns-repeated="3"/>
        </table:table-row>
        <table:table-row table:style-name="ro1">
          <table:table-cell office:value-type="float" office:value="65869565.22" calcext:value-type="float">
            <text:p>65869565.22</text:p>
          </table:table-cell>
          <table:table-cell office:value-type="float" office:value="-76.04592896" calcext:value-type="float">
            <text:p>-76.04592896</text:p>
          </table:table-cell>
          <table:table-cell table:number-columns-repeated="3"/>
        </table:table-row>
        <table:table-row table:style-name="ro1">
          <table:table-cell office:value-type="float" office:value="66086956.52" calcext:value-type="float">
            <text:p>66086956.52</text:p>
          </table:table-cell>
          <table:table-cell office:value-type="float" office:value="-76.39251709" calcext:value-type="float">
            <text:p>-76.39251709</text:p>
          </table:table-cell>
          <table:table-cell table:number-columns-repeated="3"/>
        </table:table-row>
        <table:table-row table:style-name="ro1">
          <table:table-cell office:value-type="float" office:value="66304347.83" calcext:value-type="float">
            <text:p>66304347.83</text:p>
          </table:table-cell>
          <table:table-cell office:value-type="float" office:value="-76.62715149" calcext:value-type="float">
            <text:p>-76.62715149</text:p>
          </table:table-cell>
          <table:table-cell table:number-columns-repeated="3"/>
        </table:table-row>
        <table:table-row table:style-name="ro1">
          <table:table-cell office:value-type="float" office:value="66521739.13" calcext:value-type="float">
            <text:p>66521739.13</text:p>
          </table:table-cell>
          <table:table-cell office:value-type="float" office:value="-76.79724884" calcext:value-type="float">
            <text:p>-76.79724884</text:p>
          </table:table-cell>
          <table:table-cell table:number-columns-repeated="3"/>
        </table:table-row>
        <table:table-row table:style-name="ro1">
          <table:table-cell office:value-type="float" office:value="66739130.43" calcext:value-type="float">
            <text:p>66739130.43</text:p>
          </table:table-cell>
          <table:table-cell office:value-type="float" office:value="-76.82542419" calcext:value-type="float">
            <text:p>-76.82542419</text:p>
          </table:table-cell>
          <table:table-cell table:number-columns-repeated="3"/>
        </table:table-row>
        <table:table-row table:style-name="ro1">
          <table:table-cell office:value-type="float" office:value="66956521.74" calcext:value-type="float">
            <text:p>66956521.74</text:p>
          </table:table-cell>
          <table:table-cell office:value-type="float" office:value="-77.28298187" calcext:value-type="float">
            <text:p>-77.28298187</text:p>
          </table:table-cell>
          <table:table-cell table:number-columns-repeated="3"/>
        </table:table-row>
        <table:table-row table:style-name="ro1">
          <table:table-cell office:value-type="float" office:value="67173913.04" calcext:value-type="float">
            <text:p>67173913.04</text:p>
          </table:table-cell>
          <table:table-cell office:value-type="float" office:value="-77.31027985" calcext:value-type="float">
            <text:p>-77.31027985</text:p>
          </table:table-cell>
          <table:table-cell table:number-columns-repeated="3"/>
        </table:table-row>
        <table:table-row table:style-name="ro1">
          <table:table-cell office:value-type="float" office:value="67391304.35" calcext:value-type="float">
            <text:p>67391304.35</text:p>
          </table:table-cell>
          <table:table-cell office:value-type="float" office:value="-77.25372314" calcext:value-type="float">
            <text:p>-77.25372314</text:p>
          </table:table-cell>
          <table:table-cell table:number-columns-repeated="3"/>
        </table:table-row>
        <table:table-row table:style-name="ro1">
          <table:table-cell office:value-type="float" office:value="67608695.65" calcext:value-type="float">
            <text:p>67608695.65</text:p>
          </table:table-cell>
          <table:table-cell office:value-type="float" office:value="-77.53219604" calcext:value-type="float">
            <text:p>-77.53219604</text:p>
          </table:table-cell>
          <table:table-cell table:number-columns-repeated="3"/>
        </table:table-row>
        <table:table-row table:style-name="ro1">
          <table:table-cell office:value-type="float" office:value="67826086.96" calcext:value-type="float">
            <text:p>67826086.96</text:p>
          </table:table-cell>
          <table:table-cell office:value-type="float" office:value="-77.62666321" calcext:value-type="float">
            <text:p>-77.62666321</text:p>
          </table:table-cell>
          <table:table-cell table:number-columns-repeated="3"/>
        </table:table-row>
        <table:table-row table:style-name="ro1">
          <table:table-cell office:value-type="float" office:value="68043478.26" calcext:value-type="float">
            <text:p>68043478.26</text:p>
          </table:table-cell>
          <table:table-cell office:value-type="float" office:value="-77.55192566" calcext:value-type="float">
            <text:p>-77.55192566</text:p>
          </table:table-cell>
          <table:table-cell table:number-columns-repeated="3"/>
        </table:table-row>
        <table:table-row table:style-name="ro1">
          <table:table-cell office:value-type="float" office:value="68260869.57" calcext:value-type="float">
            <text:p>68260869.57</text:p>
          </table:table-cell>
          <table:table-cell office:value-type="float" office:value="-77.847229" calcext:value-type="float">
            <text:p>-77.847229</text:p>
          </table:table-cell>
          <table:table-cell table:number-columns-repeated="3"/>
        </table:table-row>
        <table:table-row table:style-name="ro1">
          <table:table-cell office:value-type="float" office:value="68478260.87" calcext:value-type="float">
            <text:p>68478260.87</text:p>
          </table:table-cell>
          <table:table-cell office:value-type="float" office:value="-78.12461853" calcext:value-type="float">
            <text:p>-78.12461853</text:p>
          </table:table-cell>
          <table:table-cell table:number-columns-repeated="3"/>
        </table:table-row>
        <table:table-row table:style-name="ro1">
          <table:table-cell office:value-type="float" office:value="68695652.17" calcext:value-type="float">
            <text:p>68695652.17</text:p>
          </table:table-cell>
          <table:table-cell office:value-type="float" office:value="-78.13851166" calcext:value-type="float">
            <text:p>-78.13851166</text:p>
          </table:table-cell>
          <table:table-cell table:number-columns-repeated="3"/>
        </table:table-row>
        <table:table-row table:style-name="ro1">
          <table:table-cell office:value-type="float" office:value="68913043.48" calcext:value-type="float">
            <text:p>68913043.48</text:p>
          </table:table-cell>
          <table:table-cell office:value-type="float" office:value="-78.24382782" calcext:value-type="float">
            <text:p>-78.24382782</text:p>
          </table:table-cell>
          <table:table-cell table:number-columns-repeated="3"/>
        </table:table-row>
        <table:table-row table:style-name="ro1">
          <table:table-cell office:value-type="float" office:value="69130434.78" calcext:value-type="float">
            <text:p>69130434.78</text:p>
          </table:table-cell>
          <table:table-cell office:value-type="float" office:value="-78.42579651" calcext:value-type="float">
            <text:p>-78.42579651</text:p>
          </table:table-cell>
          <table:table-cell table:number-columns-repeated="3"/>
        </table:table-row>
        <table:table-row table:style-name="ro1">
          <table:table-cell office:value-type="float" office:value="69347826.09" calcext:value-type="float">
            <text:p>69347826.09</text:p>
          </table:table-cell>
          <table:table-cell office:value-type="float" office:value="-78.41921234" calcext:value-type="float">
            <text:p>-78.41921234</text:p>
          </table:table-cell>
          <table:table-cell table:number-columns-repeated="3"/>
        </table:table-row>
        <table:table-row table:style-name="ro1">
          <table:table-cell office:value-type="float" office:value="69565217.39" calcext:value-type="float">
            <text:p>69565217.39</text:p>
          </table:table-cell>
          <table:table-cell office:value-type="float" office:value="-78.64904022" calcext:value-type="float">
            <text:p>-78.64904022</text:p>
          </table:table-cell>
          <table:table-cell table:number-columns-repeated="3"/>
        </table:table-row>
        <table:table-row table:style-name="ro1">
          <table:table-cell office:value-type="float" office:value="69782608.7" calcext:value-type="float">
            <text:p>69782608.7</text:p>
          </table:table-cell>
          <table:table-cell office:value-type="float" office:value="-78.58896637" calcext:value-type="float">
            <text:p>-78.58896637</text:p>
          </table:table-cell>
          <table:table-cell table:number-columns-repeated="3"/>
        </table:table-row>
        <table:table-row table:style-name="ro1">
          <table:table-cell office:value-type="float" office:value="70000000" calcext:value-type="float">
            <text:p>70000000</text:p>
          </table:table-cell>
          <table:table-cell office:value-type="float" office:value="-78.66209412" calcext:value-type="float">
            <text:p>-78.66209412</text:p>
          </table:table-cell>
          <table:table-cell table:number-columns-repeated="3"/>
        </table:table-row>
        <table:table-row table:style-name="ro1">
          <table:table-cell office:value-type="float" office:value="70217391.3" calcext:value-type="float">
            <text:p>70217391.3</text:p>
          </table:table-cell>
          <table:table-cell office:value-type="float" office:value="-78.69406891" calcext:value-type="float">
            <text:p>-78.69406891</text:p>
          </table:table-cell>
          <table:table-cell table:number-columns-repeated="3"/>
        </table:table-row>
        <table:table-row table:style-name="ro1">
          <table:table-cell office:value-type="float" office:value="70434782.61" calcext:value-type="float">
            <text:p>70434782.61</text:p>
          </table:table-cell>
          <table:table-cell office:value-type="float" office:value="-78.86550903" calcext:value-type="float">
            <text:p>-78.86550903</text:p>
          </table:table-cell>
          <table:table-cell table:number-columns-repeated="3"/>
        </table:table-row>
        <table:table-row table:style-name="ro1">
          <table:table-cell office:value-type="float" office:value="70652173.91" calcext:value-type="float">
            <text:p>70652173.91</text:p>
          </table:table-cell>
          <table:table-cell office:value-type="float" office:value="-79.27926636" calcext:value-type="float">
            <text:p>-79.27926636</text:p>
          </table:table-cell>
          <table:table-cell table:number-columns-repeated="3"/>
        </table:table-row>
        <table:table-row table:style-name="ro1">
          <table:table-cell office:value-type="float" office:value="70869565.22" calcext:value-type="float">
            <text:p>70869565.22</text:p>
          </table:table-cell>
          <table:table-cell office:value-type="float" office:value="-79.41971588" calcext:value-type="float">
            <text:p>-79.41971588</text:p>
          </table:table-cell>
          <table:table-cell table:number-columns-repeated="3"/>
        </table:table-row>
        <table:table-row table:style-name="ro1">
          <table:table-cell office:value-type="float" office:value="71086956.52" calcext:value-type="float">
            <text:p>71086956.52</text:p>
          </table:table-cell>
          <table:table-cell office:value-type="float" office:value="-79.62961578" calcext:value-type="float">
            <text:p>-79.62961578</text:p>
          </table:table-cell>
          <table:table-cell table:number-columns-repeated="3"/>
        </table:table-row>
        <table:table-row table:style-name="ro1">
          <table:table-cell office:value-type="float" office:value="71304347.83" calcext:value-type="float">
            <text:p>71304347.83</text:p>
          </table:table-cell>
          <table:table-cell office:value-type="float" office:value="-79.77426147" calcext:value-type="float">
            <text:p>-79.77426147</text:p>
          </table:table-cell>
          <table:table-cell table:number-columns-repeated="3"/>
        </table:table-row>
        <table:table-row table:style-name="ro1">
          <table:table-cell office:value-type="float" office:value="71521739.13" calcext:value-type="float">
            <text:p>71521739.13</text:p>
          </table:table-cell>
          <table:table-cell office:value-type="float" office:value="-79.89533234" calcext:value-type="float">
            <text:p>-79.89533234</text:p>
          </table:table-cell>
          <table:table-cell table:number-columns-repeated="3"/>
        </table:table-row>
        <table:table-row table:style-name="ro1">
          <table:table-cell office:value-type="float" office:value="71739130.43" calcext:value-type="float">
            <text:p>71739130.43</text:p>
          </table:table-cell>
          <table:table-cell office:value-type="float" office:value="-80.01726532" calcext:value-type="float">
            <text:p>-80.01726532</text:p>
          </table:table-cell>
          <table:table-cell table:number-columns-repeated="3"/>
        </table:table-row>
        <table:table-row table:style-name="ro1">
          <table:table-cell office:value-type="float" office:value="71956521.74" calcext:value-type="float">
            <text:p>71956521.74</text:p>
          </table:table-cell>
          <table:table-cell office:value-type="float" office:value="-80.07032776" calcext:value-type="float">
            <text:p>-80.07032776</text:p>
          </table:table-cell>
          <table:table-cell table:number-columns-repeated="3"/>
        </table:table-row>
        <table:table-row table:style-name="ro1">
          <table:table-cell office:value-type="float" office:value="72173913.04" calcext:value-type="float">
            <text:p>72173913.04</text:p>
          </table:table-cell>
          <table:table-cell office:value-type="float" office:value="-80.4197998" calcext:value-type="float">
            <text:p>-80.4197998</text:p>
          </table:table-cell>
          <table:table-cell table:number-columns-repeated="3"/>
        </table:table-row>
        <table:table-row table:style-name="ro1">
          <table:table-cell office:value-type="float" office:value="72391304.35" calcext:value-type="float">
            <text:p>72391304.35</text:p>
          </table:table-cell>
          <table:table-cell office:value-type="float" office:value="-80.43025208" calcext:value-type="float">
            <text:p>-80.43025208</text:p>
          </table:table-cell>
          <table:table-cell table:number-columns-repeated="3"/>
        </table:table-row>
        <table:table-row table:style-name="ro1">
          <table:table-cell office:value-type="float" office:value="72608695.65" calcext:value-type="float">
            <text:p>72608695.65</text:p>
          </table:table-cell>
          <table:table-cell office:value-type="float" office:value="-80.44966125" calcext:value-type="float">
            <text:p>-80.44966125</text:p>
          </table:table-cell>
          <table:table-cell table:number-columns-repeated="3"/>
        </table:table-row>
        <table:table-row table:style-name="ro1">
          <table:table-cell office:value-type="float" office:value="72826086.96" calcext:value-type="float">
            <text:p>72826086.96</text:p>
          </table:table-cell>
          <table:table-cell office:value-type="float" office:value="-80.47460938" calcext:value-type="float">
            <text:p>-80.47460938</text:p>
          </table:table-cell>
          <table:table-cell table:number-columns-repeated="3"/>
        </table:table-row>
        <table:table-row table:style-name="ro1">
          <table:table-cell office:value-type="float" office:value="73043478.26" calcext:value-type="float">
            <text:p>73043478.26</text:p>
          </table:table-cell>
          <table:table-cell office:value-type="float" office:value="-80.93393707" calcext:value-type="float">
            <text:p>-80.93393707</text:p>
          </table:table-cell>
          <table:table-cell table:number-columns-repeated="3"/>
        </table:table-row>
        <table:table-row table:style-name="ro1">
          <table:table-cell office:value-type="float" office:value="73260869.57" calcext:value-type="float">
            <text:p>73260869.57</text:p>
          </table:table-cell>
          <table:table-cell office:value-type="float" office:value="-80.85797882" calcext:value-type="float">
            <text:p>-80.85797882</text:p>
          </table:table-cell>
          <table:table-cell table:number-columns-repeated="3"/>
        </table:table-row>
        <table:table-row table:style-name="ro1">
          <table:table-cell office:value-type="float" office:value="73478260.87" calcext:value-type="float">
            <text:p>73478260.87</text:p>
          </table:table-cell>
          <table:table-cell office:value-type="float" office:value="-80.73933411" calcext:value-type="float">
            <text:p>-80.73933411</text:p>
          </table:table-cell>
          <table:table-cell table:number-columns-repeated="3"/>
        </table:table-row>
        <table:table-row table:style-name="ro1">
          <table:table-cell office:value-type="float" office:value="73695652.17" calcext:value-type="float">
            <text:p>73695652.17</text:p>
          </table:table-cell>
          <table:table-cell office:value-type="float" office:value="-80.95720673" calcext:value-type="float">
            <text:p>-80.95720673</text:p>
          </table:table-cell>
          <table:table-cell table:number-columns-repeated="3"/>
        </table:table-row>
        <table:table-row table:style-name="ro1">
          <table:table-cell office:value-type="float" office:value="73913043.48" calcext:value-type="float">
            <text:p>73913043.48</text:p>
          </table:table-cell>
          <table:table-cell office:value-type="float" office:value="-81.11252594" calcext:value-type="float">
            <text:p>-81.11252594</text:p>
          </table:table-cell>
          <table:table-cell table:number-columns-repeated="3"/>
        </table:table-row>
        <table:table-row table:style-name="ro1">
          <table:table-cell office:value-type="float" office:value="74130434.78" calcext:value-type="float">
            <text:p>74130434.78</text:p>
          </table:table-cell>
          <table:table-cell office:value-type="float" office:value="-81.2401886" calcext:value-type="float">
            <text:p>-81.2401886</text:p>
          </table:table-cell>
          <table:table-cell table:number-columns-repeated="3"/>
        </table:table-row>
        <table:table-row table:style-name="ro1">
          <table:table-cell office:value-type="float" office:value="74347826.09" calcext:value-type="float">
            <text:p>74347826.09</text:p>
          </table:table-cell>
          <table:table-cell office:value-type="float" office:value="-81.35695648" calcext:value-type="float">
            <text:p>-81.35695648</text:p>
          </table:table-cell>
          <table:table-cell table:number-columns-repeated="3"/>
        </table:table-row>
        <table:table-row table:style-name="ro1">
          <table:table-cell office:value-type="float" office:value="74565217.39" calcext:value-type="float">
            <text:p>74565217.39</text:p>
          </table:table-cell>
          <table:table-cell office:value-type="float" office:value="-81.27483368" calcext:value-type="float">
            <text:p>-81.27483368</text:p>
          </table:table-cell>
          <table:table-cell table:number-columns-repeated="3"/>
        </table:table-row>
        <table:table-row table:style-name="ro1">
          <table:table-cell office:value-type="float" office:value="74782608.7" calcext:value-type="float">
            <text:p>74782608.7</text:p>
          </table:table-cell>
          <table:table-cell office:value-type="float" office:value="-81.49793243" calcext:value-type="float">
            <text:p>-81.49793243</text:p>
          </table:table-cell>
          <table:table-cell table:number-columns-repeated="3"/>
        </table:table-row>
        <table:table-row table:style-name="ro1">
          <table:table-cell office:value-type="float" office:value="75000000" calcext:value-type="float">
            <text:p>75000000</text:p>
          </table:table-cell>
          <table:table-cell office:value-type="float" office:value="-81.54563904" calcext:value-type="float">
            <text:p>-81.54563904</text:p>
          </table:table-cell>
          <table:table-cell table:number-columns-repeated="3"/>
        </table:table-row>
        <table:table-row table:style-name="ro1">
          <table:table-cell office:value-type="float" office:value="75217391.3" calcext:value-type="float">
            <text:p>75217391.3</text:p>
          </table:table-cell>
          <table:table-cell office:value-type="float" office:value="-81.87129211" calcext:value-type="float">
            <text:p>-81.87129211</text:p>
          </table:table-cell>
          <table:table-cell table:number-columns-repeated="3"/>
        </table:table-row>
        <table:table-row table:style-name="ro1">
          <table:table-cell office:value-type="float" office:value="75434782.61" calcext:value-type="float">
            <text:p>75434782.61</text:p>
          </table:table-cell>
          <table:table-cell office:value-type="float" office:value="-81.94018555" calcext:value-type="float">
            <text:p>-81.94018555</text:p>
          </table:table-cell>
          <table:table-cell table:number-columns-repeated="3"/>
        </table:table-row>
        <table:table-row table:style-name="ro1">
          <table:table-cell office:value-type="float" office:value="75652173.91" calcext:value-type="float">
            <text:p>75652173.91</text:p>
          </table:table-cell>
          <table:table-cell office:value-type="float" office:value="-81.81229401" calcext:value-type="float">
            <text:p>-81.81229401</text:p>
          </table:table-cell>
          <table:table-cell table:number-columns-repeated="3"/>
        </table:table-row>
        <table:table-row table:style-name="ro1">
          <table:table-cell office:value-type="float" office:value="75869565.22" calcext:value-type="float">
            <text:p>75869565.22</text:p>
          </table:table-cell>
          <table:table-cell office:value-type="float" office:value="-82.15846252" calcext:value-type="float">
            <text:p>-82.15846252</text:p>
          </table:table-cell>
          <table:table-cell table:number-columns-repeated="3"/>
        </table:table-row>
        <table:table-row table:style-name="ro1">
          <table:table-cell office:value-type="float" office:value="76086956.52" calcext:value-type="float">
            <text:p>76086956.52</text:p>
          </table:table-cell>
          <table:table-cell office:value-type="float" office:value="-81.91148376" calcext:value-type="float">
            <text:p>-81.91148376</text:p>
          </table:table-cell>
          <table:table-cell table:number-columns-repeated="3"/>
        </table:table-row>
        <table:table-row table:style-name="ro1">
          <table:table-cell office:value-type="float" office:value="76304347.83" calcext:value-type="float">
            <text:p>76304347.83</text:p>
          </table:table-cell>
          <table:table-cell office:value-type="float" office:value="-82.17173004" calcext:value-type="float">
            <text:p>-82.17173004</text:p>
          </table:table-cell>
          <table:table-cell table:number-columns-repeated="3"/>
        </table:table-row>
        <table:table-row table:style-name="ro1">
          <table:table-cell office:value-type="float" office:value="76521739.13" calcext:value-type="float">
            <text:p>76521739.13</text:p>
          </table:table-cell>
          <table:table-cell office:value-type="float" office:value="-82.23512268" calcext:value-type="float">
            <text:p>-82.23512268</text:p>
          </table:table-cell>
          <table:table-cell table:number-columns-repeated="3"/>
        </table:table-row>
        <table:table-row table:style-name="ro1">
          <table:table-cell office:value-type="float" office:value="76739130.43" calcext:value-type="float">
            <text:p>76739130.43</text:p>
          </table:table-cell>
          <table:table-cell office:value-type="float" office:value="-82.41943359" calcext:value-type="float">
            <text:p>-82.41943359</text:p>
          </table:table-cell>
          <table:table-cell table:number-columns-repeated="3"/>
        </table:table-row>
        <table:table-row table:style-name="ro1">
          <table:table-cell office:value-type="float" office:value="76956521.74" calcext:value-type="float">
            <text:p>76956521.74</text:p>
          </table:table-cell>
          <table:table-cell office:value-type="float" office:value="-82.38378906" calcext:value-type="float">
            <text:p>-82.38378906</text:p>
          </table:table-cell>
          <table:table-cell table:number-columns-repeated="3"/>
        </table:table-row>
        <table:table-row table:style-name="ro1">
          <table:table-cell office:value-type="float" office:value="77173913.04" calcext:value-type="float">
            <text:p>77173913.04</text:p>
          </table:table-cell>
          <table:table-cell office:value-type="float" office:value="-82.31541443" calcext:value-type="float">
            <text:p>-82.31541443</text:p>
          </table:table-cell>
          <table:table-cell table:number-columns-repeated="3"/>
        </table:table-row>
        <table:table-row table:style-name="ro1">
          <table:table-cell office:value-type="float" office:value="77391304.35" calcext:value-type="float">
            <text:p>77391304.35</text:p>
          </table:table-cell>
          <table:table-cell office:value-type="float" office:value="-82.38841248" calcext:value-type="float">
            <text:p>-82.38841248</text:p>
          </table:table-cell>
          <table:table-cell table:number-columns-repeated="3"/>
        </table:table-row>
        <table:table-row table:style-name="ro1">
          <table:table-cell office:value-type="float" office:value="77608695.65" calcext:value-type="float">
            <text:p>77608695.65</text:p>
          </table:table-cell>
          <table:table-cell office:value-type="float" office:value="-82.56440735" calcext:value-type="float">
            <text:p>-82.56440735</text:p>
          </table:table-cell>
          <table:table-cell table:number-columns-repeated="3"/>
        </table:table-row>
        <table:table-row table:style-name="ro1">
          <table:table-cell office:value-type="float" office:value="77826086.96" calcext:value-type="float">
            <text:p>77826086.96</text:p>
          </table:table-cell>
          <table:table-cell office:value-type="float" office:value="-82.31428528" calcext:value-type="float">
            <text:p>-82.31428528</text:p>
          </table:table-cell>
          <table:table-cell table:number-columns-repeated="3"/>
        </table:table-row>
        <table:table-row table:style-name="ro1">
          <table:table-cell office:value-type="float" office:value="78043478.26" calcext:value-type="float">
            <text:p>78043478.26</text:p>
          </table:table-cell>
          <table:table-cell office:value-type="float" office:value="-82.47980499" calcext:value-type="float">
            <text:p>-82.47980499</text:p>
          </table:table-cell>
          <table:table-cell table:number-columns-repeated="3"/>
        </table:table-row>
        <table:table-row table:style-name="ro1">
          <table:table-cell office:value-type="float" office:value="78260869.57" calcext:value-type="float">
            <text:p>78260869.57</text:p>
          </table:table-cell>
          <table:table-cell office:value-type="float" office:value="-82.60408783" calcext:value-type="float">
            <text:p>-82.60408783</text:p>
          </table:table-cell>
          <table:table-cell table:number-columns-repeated="3"/>
        </table:table-row>
        <table:table-row table:style-name="ro1">
          <table:table-cell office:value-type="float" office:value="78478260.87" calcext:value-type="float">
            <text:p>78478260.87</text:p>
          </table:table-cell>
          <table:table-cell office:value-type="float" office:value="-82.69873047" calcext:value-type="float">
            <text:p>-82.69873047</text:p>
          </table:table-cell>
          <table:table-cell table:number-columns-repeated="3"/>
        </table:table-row>
        <table:table-row table:style-name="ro1">
          <table:table-cell office:value-type="float" office:value="78695652.17" calcext:value-type="float">
            <text:p>78695652.17</text:p>
          </table:table-cell>
          <table:table-cell office:value-type="float" office:value="-82.74273682" calcext:value-type="float">
            <text:p>-82.74273682</text:p>
          </table:table-cell>
          <table:table-cell table:number-columns-repeated="3"/>
        </table:table-row>
        <table:table-row table:style-name="ro1">
          <table:table-cell office:value-type="float" office:value="78913043.48" calcext:value-type="float">
            <text:p>78913043.48</text:p>
          </table:table-cell>
          <table:table-cell office:value-type="float" office:value="-82.71862793" calcext:value-type="float">
            <text:p>-82.71862793</text:p>
          </table:table-cell>
          <table:table-cell table:number-columns-repeated="3"/>
        </table:table-row>
        <table:table-row table:style-name="ro1">
          <table:table-cell office:value-type="float" office:value="79130434.78" calcext:value-type="float">
            <text:p>79130434.78</text:p>
          </table:table-cell>
          <table:table-cell office:value-type="float" office:value="-82.71148682" calcext:value-type="float">
            <text:p>-82.71148682</text:p>
          </table:table-cell>
          <table:table-cell table:number-columns-repeated="3"/>
        </table:table-row>
        <table:table-row table:style-name="ro1">
          <table:table-cell office:value-type="float" office:value="79347826.09" calcext:value-type="float">
            <text:p>79347826.09</text:p>
          </table:table-cell>
          <table:table-cell office:value-type="float" office:value="-82.7216568" calcext:value-type="float">
            <text:p>-82.7216568</text:p>
          </table:table-cell>
          <table:table-cell table:number-columns-repeated="3"/>
        </table:table-row>
        <table:table-row table:style-name="ro1">
          <table:table-cell office:value-type="float" office:value="79565217.39" calcext:value-type="float">
            <text:p>79565217.39</text:p>
          </table:table-cell>
          <table:table-cell office:value-type="float" office:value="-82.66202545" calcext:value-type="float">
            <text:p>-82.66202545</text:p>
          </table:table-cell>
          <table:table-cell table:number-columns-repeated="3"/>
        </table:table-row>
        <table:table-row table:style-name="ro1">
          <table:table-cell office:value-type="float" office:value="79782608.7" calcext:value-type="float">
            <text:p>79782608.7</text:p>
          </table:table-cell>
          <table:table-cell office:value-type="float" office:value="-82.99465942" calcext:value-type="float">
            <text:p>-82.99465942</text:p>
          </table:table-cell>
          <table:table-cell table:number-columns-repeated="3"/>
        </table:table-row>
        <table:table-row table:style-name="ro1">
          <table:table-cell office:value-type="float" office:value="80000000" calcext:value-type="float">
            <text:p>80000000</text:p>
          </table:table-cell>
          <table:table-cell office:value-type="float" office:value="-82.74012756" calcext:value-type="float">
            <text:p>-82.74012756</text:p>
          </table:table-cell>
          <table:table-cell table:number-columns-repeated="3"/>
        </table:table-row>
        <table:table-row table:style-name="ro1">
          <table:table-cell office:value-type="float" office:value="80217391.3" calcext:value-type="float">
            <text:p>80217391.3</text:p>
          </table:table-cell>
          <table:table-cell office:value-type="float" office:value="-82.96266174" calcext:value-type="float">
            <text:p>-82.96266174</text:p>
          </table:table-cell>
          <table:table-cell table:number-columns-repeated="3"/>
        </table:table-row>
        <table:table-row table:style-name="ro1">
          <table:table-cell office:value-type="float" office:value="80434782.61" calcext:value-type="float">
            <text:p>80434782.61</text:p>
          </table:table-cell>
          <table:table-cell office:value-type="float" office:value="-82.81269836" calcext:value-type="float">
            <text:p>-82.81269836</text:p>
          </table:table-cell>
          <table:table-cell table:number-columns-repeated="3"/>
        </table:table-row>
        <table:table-row table:style-name="ro1">
          <table:table-cell office:value-type="float" office:value="80652173.91" calcext:value-type="float">
            <text:p>80652173.91</text:p>
          </table:table-cell>
          <table:table-cell office:value-type="float" office:value="-82.82928467" calcext:value-type="float">
            <text:p>-82.82928467</text:p>
          </table:table-cell>
          <table:table-cell table:number-columns-repeated="3"/>
        </table:table-row>
        <table:table-row table:style-name="ro1">
          <table:table-cell office:value-type="float" office:value="80869565.22" calcext:value-type="float">
            <text:p>80869565.22</text:p>
          </table:table-cell>
          <table:table-cell office:value-type="float" office:value="-83.07545471" calcext:value-type="float">
            <text:p>-83.07545471</text:p>
          </table:table-cell>
          <table:table-cell table:number-columns-repeated="3"/>
        </table:table-row>
        <table:table-row table:style-name="ro1">
          <table:table-cell office:value-type="float" office:value="81086956.52" calcext:value-type="float">
            <text:p>81086956.52</text:p>
          </table:table-cell>
          <table:table-cell office:value-type="float" office:value="-83.00447845" calcext:value-type="float">
            <text:p>-83.00447845</text:p>
          </table:table-cell>
          <table:table-cell table:number-columns-repeated="3"/>
        </table:table-row>
        <table:table-row table:style-name="ro1">
          <table:table-cell office:value-type="float" office:value="81304347.83" calcext:value-type="float">
            <text:p>81304347.83</text:p>
          </table:table-cell>
          <table:table-cell office:value-type="float" office:value="-82.9594574" calcext:value-type="float">
            <text:p>-82.9594574</text:p>
          </table:table-cell>
          <table:table-cell table:number-columns-repeated="3"/>
        </table:table-row>
        <table:table-row table:style-name="ro1">
          <table:table-cell office:value-type="float" office:value="81521739.13" calcext:value-type="float">
            <text:p>81521739.13</text:p>
          </table:table-cell>
          <table:table-cell office:value-type="float" office:value="-83.32810974" calcext:value-type="float">
            <text:p>-83.32810974</text:p>
          </table:table-cell>
          <table:table-cell table:number-columns-repeated="3"/>
        </table:table-row>
        <table:table-row table:style-name="ro1">
          <table:table-cell office:value-type="float" office:value="81739130.43" calcext:value-type="float">
            <text:p>81739130.43</text:p>
          </table:table-cell>
          <table:table-cell office:value-type="float" office:value="-83.29808807" calcext:value-type="float">
            <text:p>-83.29808807</text:p>
          </table:table-cell>
          <table:table-cell table:number-columns-repeated="3"/>
        </table:table-row>
        <table:table-row table:style-name="ro1">
          <table:table-cell office:value-type="float" office:value="81956521.74" calcext:value-type="float">
            <text:p>81956521.74</text:p>
          </table:table-cell>
          <table:table-cell office:value-type="float" office:value="-83.41446686" calcext:value-type="float">
            <text:p>-83.41446686</text:p>
          </table:table-cell>
          <table:table-cell table:number-columns-repeated="3"/>
        </table:table-row>
        <table:table-row table:style-name="ro1">
          <table:table-cell office:value-type="float" office:value="82173913.04" calcext:value-type="float">
            <text:p>82173913.04</text:p>
          </table:table-cell>
          <table:table-cell office:value-type="float" office:value="-83.21820831" calcext:value-type="float">
            <text:p>-83.21820831</text:p>
          </table:table-cell>
          <table:table-cell table:number-columns-repeated="3"/>
        </table:table-row>
        <table:table-row table:style-name="ro1">
          <table:table-cell office:value-type="float" office:value="82391304.35" calcext:value-type="float">
            <text:p>82391304.35</text:p>
          </table:table-cell>
          <table:table-cell office:value-type="float" office:value="-83.35712433" calcext:value-type="float">
            <text:p>-83.35712433</text:p>
          </table:table-cell>
          <table:table-cell table:number-columns-repeated="3"/>
        </table:table-row>
        <table:table-row table:style-name="ro1">
          <table:table-cell office:value-type="float" office:value="82608695.65" calcext:value-type="float">
            <text:p>82608695.65</text:p>
          </table:table-cell>
          <table:table-cell office:value-type="float" office:value="-83.33840942" calcext:value-type="float">
            <text:p>-83.33840942</text:p>
          </table:table-cell>
          <table:table-cell table:number-columns-repeated="3"/>
        </table:table-row>
        <table:table-row table:style-name="ro1">
          <table:table-cell office:value-type="float" office:value="82826086.96" calcext:value-type="float">
            <text:p>82826086.96</text:p>
          </table:table-cell>
          <table:table-cell office:value-type="float" office:value="-83.51002502" calcext:value-type="float">
            <text:p>-83.51002502</text:p>
          </table:table-cell>
          <table:table-cell table:number-columns-repeated="3"/>
        </table:table-row>
        <table:table-row table:style-name="ro1">
          <table:table-cell office:value-type="float" office:value="83043478.26" calcext:value-type="float">
            <text:p>83043478.26</text:p>
          </table:table-cell>
          <table:table-cell office:value-type="float" office:value="-83.6280365" calcext:value-type="float">
            <text:p>-83.6280365</text:p>
          </table:table-cell>
          <table:table-cell table:number-columns-repeated="3"/>
        </table:table-row>
        <table:table-row table:style-name="ro1">
          <table:table-cell office:value-type="float" office:value="83260869.57" calcext:value-type="float">
            <text:p>83260869.57</text:p>
          </table:table-cell>
          <table:table-cell office:value-type="float" office:value="-83.62384796" calcext:value-type="float">
            <text:p>-83.62384796</text:p>
          </table:table-cell>
          <table:table-cell table:number-columns-repeated="3"/>
        </table:table-row>
        <table:table-row table:style-name="ro1">
          <table:table-cell office:value-type="float" office:value="83478260.87" calcext:value-type="float">
            <text:p>83478260.87</text:p>
          </table:table-cell>
          <table:table-cell office:value-type="float" office:value="-83.4748764" calcext:value-type="float">
            <text:p>-83.4748764</text:p>
          </table:table-cell>
          <table:table-cell table:number-columns-repeated="3"/>
        </table:table-row>
        <table:table-row table:style-name="ro1">
          <table:table-cell office:value-type="float" office:value="83695652.17" calcext:value-type="float">
            <text:p>83695652.17</text:p>
          </table:table-cell>
          <table:table-cell office:value-type="float" office:value="-83.61743927" calcext:value-type="float">
            <text:p>-83.61743927</text:p>
          </table:table-cell>
          <table:table-cell table:number-columns-repeated="3"/>
        </table:table-row>
        <table:table-row table:style-name="ro1">
          <table:table-cell office:value-type="float" office:value="83913043.48" calcext:value-type="float">
            <text:p>83913043.48</text:p>
          </table:table-cell>
          <table:table-cell office:value-type="float" office:value="-83.71363831" calcext:value-type="float">
            <text:p>-83.71363831</text:p>
          </table:table-cell>
          <table:table-cell table:number-columns-repeated="3"/>
        </table:table-row>
        <table:table-row table:style-name="ro1">
          <table:table-cell office:value-type="float" office:value="84130434.78" calcext:value-type="float">
            <text:p>84130434.78</text:p>
          </table:table-cell>
          <table:table-cell office:value-type="float" office:value="-83.76631165" calcext:value-type="float">
            <text:p>-83.76631165</text:p>
          </table:table-cell>
          <table:table-cell table:number-columns-repeated="3"/>
        </table:table-row>
        <table:table-row table:style-name="ro1">
          <table:table-cell office:value-type="float" office:value="84347826.09" calcext:value-type="float">
            <text:p>84347826.09</text:p>
          </table:table-cell>
          <table:table-cell office:value-type="float" office:value="-84.02326965" calcext:value-type="float">
            <text:p>-84.02326965</text:p>
          </table:table-cell>
          <table:table-cell table:number-columns-repeated="3"/>
        </table:table-row>
        <table:table-row table:style-name="ro1">
          <table:table-cell office:value-type="float" office:value="84565217.39" calcext:value-type="float">
            <text:p>84565217.39</text:p>
          </table:table-cell>
          <table:table-cell office:value-type="float" office:value="-83.90338135" calcext:value-type="float">
            <text:p>-83.90338135</text:p>
          </table:table-cell>
          <table:table-cell table:number-columns-repeated="3"/>
        </table:table-row>
        <table:table-row table:style-name="ro1">
          <table:table-cell office:value-type="float" office:value="84782608.7" calcext:value-type="float">
            <text:p>84782608.7</text:p>
          </table:table-cell>
          <table:table-cell office:value-type="float" office:value="-84.24401093" calcext:value-type="float">
            <text:p>-84.24401093</text:p>
          </table:table-cell>
          <table:table-cell table:number-columns-repeated="3"/>
        </table:table-row>
        <table:table-row table:style-name="ro1">
          <table:table-cell office:value-type="float" office:value="85000000" calcext:value-type="float">
            <text:p>85000000</text:p>
          </table:table-cell>
          <table:table-cell office:value-type="float" office:value="-84.02572632" calcext:value-type="float">
            <text:p>-84.02572632</text:p>
          </table:table-cell>
          <table:table-cell table:number-columns-repeated="3"/>
        </table:table-row>
        <table:table-row table:style-name="ro1">
          <table:table-cell office:value-type="float" office:value="85217391.3" calcext:value-type="float">
            <text:p>85217391.3</text:p>
          </table:table-cell>
          <table:table-cell office:value-type="float" office:value="-84.18795776" calcext:value-type="float">
            <text:p>-84.18795776</text:p>
          </table:table-cell>
          <table:table-cell table:number-columns-repeated="3"/>
        </table:table-row>
        <table:table-row table:style-name="ro1">
          <table:table-cell office:value-type="float" office:value="85434782.61" calcext:value-type="float">
            <text:p>85434782.61</text:p>
          </table:table-cell>
          <table:table-cell office:value-type="float" office:value="-84.26353455" calcext:value-type="float">
            <text:p>-84.26353455</text:p>
          </table:table-cell>
          <table:table-cell table:number-columns-repeated="3"/>
        </table:table-row>
        <table:table-row table:style-name="ro1">
          <table:table-cell office:value-type="float" office:value="85652173.91" calcext:value-type="float">
            <text:p>85652173.91</text:p>
          </table:table-cell>
          <table:table-cell office:value-type="float" office:value="-84.40442657" calcext:value-type="float">
            <text:p>-84.40442657</text:p>
          </table:table-cell>
          <table:table-cell table:number-columns-repeated="3"/>
        </table:table-row>
        <table:table-row table:style-name="ro1">
          <table:table-cell office:value-type="float" office:value="85869565.22" calcext:value-type="float">
            <text:p>85869565.22</text:p>
          </table:table-cell>
          <table:table-cell office:value-type="float" office:value="-84.35923004" calcext:value-type="float">
            <text:p>-84.35923004</text:p>
          </table:table-cell>
          <table:table-cell table:number-columns-repeated="3"/>
        </table:table-row>
        <table:table-row table:style-name="ro1">
          <table:table-cell office:value-type="float" office:value="86086956.52" calcext:value-type="float">
            <text:p>86086956.52</text:p>
          </table:table-cell>
          <table:table-cell office:value-type="float" office:value="-84.23251343" calcext:value-type="float">
            <text:p>-84.23251343</text:p>
          </table:table-cell>
          <table:table-cell table:number-columns-repeated="3"/>
        </table:table-row>
        <table:table-row table:style-name="ro1">
          <table:table-cell office:value-type="float" office:value="86304347.83" calcext:value-type="float">
            <text:p>86304347.83</text:p>
          </table:table-cell>
          <table:table-cell office:value-type="float" office:value="-84.41881561" calcext:value-type="float">
            <text:p>-84.41881561</text:p>
          </table:table-cell>
          <table:table-cell table:number-columns-repeated="3"/>
        </table:table-row>
        <table:table-row table:style-name="ro1">
          <table:table-cell office:value-type="float" office:value="86521739.13" calcext:value-type="float">
            <text:p>86521739.13</text:p>
          </table:table-cell>
          <table:table-cell office:value-type="float" office:value="-84.66697693" calcext:value-type="float">
            <text:p>-84.66697693</text:p>
          </table:table-cell>
          <table:table-cell table:number-columns-repeated="3"/>
        </table:table-row>
        <table:table-row table:style-name="ro1">
          <table:table-cell office:value-type="float" office:value="86739130.43" calcext:value-type="float">
            <text:p>86739130.43</text:p>
          </table:table-cell>
          <table:table-cell office:value-type="float" office:value="-84.57603455" calcext:value-type="float">
            <text:p>-84.57603455</text:p>
          </table:table-cell>
          <table:table-cell table:number-columns-repeated="3"/>
        </table:table-row>
        <table:table-row table:style-name="ro1">
          <table:table-cell office:value-type="float" office:value="86956521.74" calcext:value-type="float">
            <text:p>86956521.74</text:p>
          </table:table-cell>
          <table:table-cell office:value-type="float" office:value="-84.61873627" calcext:value-type="float">
            <text:p>-84.61873627</text:p>
          </table:table-cell>
          <table:table-cell table:number-columns-repeated="3"/>
        </table:table-row>
        <table:table-row table:style-name="ro1">
          <table:table-cell office:value-type="float" office:value="87173913.04" calcext:value-type="float">
            <text:p>87173913.04</text:p>
          </table:table-cell>
          <table:table-cell office:value-type="float" office:value="-84.7313385" calcext:value-type="float">
            <text:p>-84.7313385</text:p>
          </table:table-cell>
          <table:table-cell table:number-columns-repeated="3"/>
        </table:table-row>
        <table:table-row table:style-name="ro1">
          <table:table-cell office:value-type="float" office:value="87391304.35" calcext:value-type="float">
            <text:p>87391304.35</text:p>
          </table:table-cell>
          <table:table-cell office:value-type="float" office:value="-84.91851807" calcext:value-type="float">
            <text:p>-84.91851807</text:p>
          </table:table-cell>
          <table:table-cell table:number-columns-repeated="3"/>
        </table:table-row>
        <table:table-row table:style-name="ro1">
          <table:table-cell office:value-type="float" office:value="87608695.65" calcext:value-type="float">
            <text:p>87608695.65</text:p>
          </table:table-cell>
          <table:table-cell office:value-type="float" office:value="-84.75318909" calcext:value-type="float">
            <text:p>-84.75318909</text:p>
          </table:table-cell>
          <table:table-cell table:number-columns-repeated="3"/>
        </table:table-row>
        <table:table-row table:style-name="ro1">
          <table:table-cell office:value-type="float" office:value="87826086.96" calcext:value-type="float">
            <text:p>87826086.96</text:p>
          </table:table-cell>
          <table:table-cell office:value-type="float" office:value="-84.8324585" calcext:value-type="float">
            <text:p>-84.8324585</text:p>
          </table:table-cell>
          <table:table-cell table:number-columns-repeated="3"/>
        </table:table-row>
        <table:table-row table:style-name="ro1">
          <table:table-cell office:value-type="float" office:value="88043478.26" calcext:value-type="float">
            <text:p>88043478.26</text:p>
          </table:table-cell>
          <table:table-cell office:value-type="float" office:value="-84.52893829" calcext:value-type="float">
            <text:p>-84.52893829</text:p>
          </table:table-cell>
          <table:table-cell table:number-columns-repeated="3"/>
        </table:table-row>
        <table:table-row table:style-name="ro1">
          <table:table-cell office:value-type="float" office:value="88260869.57" calcext:value-type="float">
            <text:p>88260869.57</text:p>
          </table:table-cell>
          <table:table-cell office:value-type="float" office:value="-83.69038391" calcext:value-type="float">
            <text:p>-83.69038391</text:p>
          </table:table-cell>
          <table:table-cell table:number-columns-repeated="3"/>
        </table:table-row>
        <table:table-row table:style-name="ro1">
          <table:table-cell office:value-type="float" office:value="88478260.87" calcext:value-type="float">
            <text:p>88478260.87</text:p>
          </table:table-cell>
          <table:table-cell office:value-type="float" office:value="-82.19078827" calcext:value-type="float">
            <text:p>-82.19078827</text:p>
          </table:table-cell>
          <table:table-cell table:number-columns-repeated="3"/>
        </table:table-row>
        <table:table-row table:style-name="ro1">
          <table:table-cell office:value-type="float" office:value="88695652.17" calcext:value-type="float">
            <text:p>88695652.17</text:p>
          </table:table-cell>
          <table:table-cell office:value-type="float" office:value="-80.44528961" calcext:value-type="float">
            <text:p>-80.44528961</text:p>
          </table:table-cell>
          <table:table-cell table:number-columns-repeated="3"/>
        </table:table-row>
        <table:table-row table:style-name="ro1">
          <table:table-cell office:value-type="float" office:value="88913043.48" calcext:value-type="float">
            <text:p>88913043.48</text:p>
          </table:table-cell>
          <table:table-cell office:value-type="float" office:value="-79.32691956" calcext:value-type="float">
            <text:p>-79.32691956</text:p>
          </table:table-cell>
          <table:table-cell table:number-columns-repeated="3"/>
        </table:table-row>
        <table:table-row table:style-name="ro1">
          <table:table-cell office:value-type="float" office:value="89130434.78" calcext:value-type="float">
            <text:p>89130434.78</text:p>
          </table:table-cell>
          <table:table-cell office:value-type="float" office:value="-79.00956726" calcext:value-type="float">
            <text:p>-79.00956726</text:p>
          </table:table-cell>
          <table:table-cell table:number-columns-repeated="3"/>
        </table:table-row>
        <table:table-row table:style-name="ro1">
          <table:table-cell office:value-type="float" office:value="89347826.09" calcext:value-type="float">
            <text:p>89347826.09</text:p>
          </table:table-cell>
          <table:table-cell office:value-type="float" office:value="-79.74515533" calcext:value-type="float">
            <text:p>-79.74515533</text:p>
          </table:table-cell>
          <table:table-cell table:number-columns-repeated="3"/>
        </table:table-row>
        <table:table-row table:style-name="ro1">
          <table:table-cell office:value-type="float" office:value="89565217.39" calcext:value-type="float">
            <text:p>89565217.39</text:p>
          </table:table-cell>
          <table:table-cell office:value-type="float" office:value="-80.20158386" calcext:value-type="float">
            <text:p>-80.20158386</text:p>
          </table:table-cell>
          <table:table-cell table:number-columns-repeated="3"/>
        </table:table-row>
        <table:table-row table:style-name="ro1">
          <table:table-cell office:value-type="float" office:value="89782608.7" calcext:value-type="float">
            <text:p>89782608.7</text:p>
          </table:table-cell>
          <table:table-cell office:value-type="float" office:value="-80.65409851" calcext:value-type="float">
            <text:p>-80.65409851</text:p>
          </table:table-cell>
          <table:table-cell table:number-columns-repeated="3"/>
        </table:table-row>
        <table:table-row table:style-name="ro1">
          <table:table-cell office:value-type="float" office:value="90000000" calcext:value-type="float">
            <text:p>90000000</text:p>
          </table:table-cell>
          <table:table-cell office:value-type="float" office:value="-81.13168335" calcext:value-type="float">
            <text:p>-81.13168335</text:p>
          </table:table-cell>
          <table:table-cell table:number-columns-repeated="3"/>
        </table:table-row>
        <table:table-row table:style-name="ro1">
          <table:table-cell office:value-type="float" office:value="90217391.3" calcext:value-type="float">
            <text:p>90217391.3</text:p>
          </table:table-cell>
          <table:table-cell office:value-type="float" office:value="-81.91495514" calcext:value-type="float">
            <text:p>-81.91495514</text:p>
          </table:table-cell>
          <table:table-cell table:number-columns-repeated="3"/>
        </table:table-row>
        <table:table-row table:style-name="ro1">
          <table:table-cell office:value-type="float" office:value="90434782.61" calcext:value-type="float">
            <text:p>90434782.61</text:p>
          </table:table-cell>
          <table:table-cell office:value-type="float" office:value="-82.62589264" calcext:value-type="float">
            <text:p>-82.62589264</text:p>
          </table:table-cell>
          <table:table-cell table:number-columns-repeated="3"/>
        </table:table-row>
        <table:table-row table:style-name="ro1">
          <table:table-cell office:value-type="float" office:value="90652173.91" calcext:value-type="float">
            <text:p>90652173.91</text:p>
          </table:table-cell>
          <table:table-cell office:value-type="float" office:value="-83.56111908" calcext:value-type="float">
            <text:p>-83.56111908</text:p>
          </table:table-cell>
          <table:table-cell table:number-columns-repeated="3"/>
        </table:table-row>
        <table:table-row table:style-name="ro1">
          <table:table-cell office:value-type="float" office:value="90869565.22" calcext:value-type="float">
            <text:p>90869565.22</text:p>
          </table:table-cell>
          <table:table-cell office:value-type="float" office:value="-83.95993805" calcext:value-type="float">
            <text:p>-83.95993805</text:p>
          </table:table-cell>
          <table:table-cell table:number-columns-repeated="3"/>
        </table:table-row>
        <table:table-row table:style-name="ro1">
          <table:table-cell office:value-type="float" office:value="91086956.52" calcext:value-type="float">
            <text:p>91086956.52</text:p>
          </table:table-cell>
          <table:table-cell office:value-type="float" office:value="-84.8789444" calcext:value-type="float">
            <text:p>-84.8789444</text:p>
          </table:table-cell>
          <table:table-cell table:number-columns-repeated="3"/>
        </table:table-row>
        <table:table-row table:style-name="ro1">
          <table:table-cell office:value-type="float" office:value="91304347.83" calcext:value-type="float">
            <text:p>91304347.83</text:p>
          </table:table-cell>
          <table:table-cell office:value-type="float" office:value="-85.46779633" calcext:value-type="float">
            <text:p>-85.46779633</text:p>
          </table:table-cell>
          <table:table-cell table:number-columns-repeated="3"/>
        </table:table-row>
        <table:table-row table:style-name="ro1">
          <table:table-cell office:value-type="float" office:value="91521739.13" calcext:value-type="float">
            <text:p>91521739.13</text:p>
          </table:table-cell>
          <table:table-cell office:value-type="float" office:value="-86.15777588" calcext:value-type="float">
            <text:p>-86.15777588</text:p>
          </table:table-cell>
          <table:table-cell table:number-columns-repeated="3"/>
        </table:table-row>
        <table:table-row table:style-name="ro1">
          <table:table-cell office:value-type="float" office:value="91739130.43" calcext:value-type="float">
            <text:p>91739130.43</text:p>
          </table:table-cell>
          <table:table-cell office:value-type="float" office:value="-86.23053741" calcext:value-type="float">
            <text:p>-86.23053741</text:p>
          </table:table-cell>
          <table:table-cell table:number-columns-repeated="3"/>
        </table:table-row>
        <table:table-row table:style-name="ro1">
          <table:table-cell office:value-type="float" office:value="91956521.74" calcext:value-type="float">
            <text:p>91956521.74</text:p>
          </table:table-cell>
          <table:table-cell office:value-type="float" office:value="-86.21219635" calcext:value-type="float">
            <text:p>-86.21219635</text:p>
          </table:table-cell>
          <table:table-cell table:number-columns-repeated="3"/>
        </table:table-row>
        <table:table-row table:style-name="ro1">
          <table:table-cell office:value-type="float" office:value="92173913.04" calcext:value-type="float">
            <text:p>92173913.04</text:p>
          </table:table-cell>
          <table:table-cell office:value-type="float" office:value="-86.06800842" calcext:value-type="float">
            <text:p>-86.06800842</text:p>
          </table:table-cell>
          <table:table-cell table:number-columns-repeated="3"/>
        </table:table-row>
        <table:table-row table:style-name="ro1">
          <table:table-cell office:value-type="float" office:value="92391304.35" calcext:value-type="float">
            <text:p>92391304.35</text:p>
          </table:table-cell>
          <table:table-cell office:value-type="float" office:value="-86.25486755" calcext:value-type="float">
            <text:p>-86.25486755</text:p>
          </table:table-cell>
          <table:table-cell table:number-columns-repeated="3"/>
        </table:table-row>
        <table:table-row table:style-name="ro1">
          <table:table-cell office:value-type="float" office:value="92608695.65" calcext:value-type="float">
            <text:p>92608695.65</text:p>
          </table:table-cell>
          <table:table-cell office:value-type="float" office:value="-86.31242371" calcext:value-type="float">
            <text:p>-86.31242371</text:p>
          </table:table-cell>
          <table:table-cell table:number-columns-repeated="3"/>
        </table:table-row>
        <table:table-row table:style-name="ro1">
          <table:table-cell office:value-type="float" office:value="92826086.96" calcext:value-type="float">
            <text:p>92826086.96</text:p>
          </table:table-cell>
          <table:table-cell office:value-type="float" office:value="-86.59942627" calcext:value-type="float">
            <text:p>-86.59942627</text:p>
          </table:table-cell>
          <table:table-cell table:number-columns-repeated="3"/>
        </table:table-row>
        <table:table-row table:style-name="ro1">
          <table:table-cell office:value-type="float" office:value="93043478.26" calcext:value-type="float">
            <text:p>93043478.26</text:p>
          </table:table-cell>
          <table:table-cell office:value-type="float" office:value="-86.55505371" calcext:value-type="float">
            <text:p>-86.55505371</text:p>
          </table:table-cell>
          <table:table-cell table:number-columns-repeated="3"/>
        </table:table-row>
        <table:table-row table:style-name="ro1">
          <table:table-cell office:value-type="float" office:value="93260869.57" calcext:value-type="float">
            <text:p>93260869.57</text:p>
          </table:table-cell>
          <table:table-cell office:value-type="float" office:value="-86.52445221" calcext:value-type="float">
            <text:p>-86.52445221</text:p>
          </table:table-cell>
          <table:table-cell table:number-columns-repeated="3"/>
        </table:table-row>
        <table:table-row table:style-name="ro1">
          <table:table-cell office:value-type="float" office:value="93478260.87" calcext:value-type="float">
            <text:p>93478260.87</text:p>
          </table:table-cell>
          <table:table-cell office:value-type="float" office:value="-86.75679016" calcext:value-type="float">
            <text:p>-86.75679016</text:p>
          </table:table-cell>
          <table:table-cell table:number-columns-repeated="3"/>
        </table:table-row>
        <table:table-row table:style-name="ro1">
          <table:table-cell office:value-type="float" office:value="93695652.17" calcext:value-type="float">
            <text:p>93695652.17</text:p>
          </table:table-cell>
          <table:table-cell office:value-type="float" office:value="-86.56166077" calcext:value-type="float">
            <text:p>-86.56166077</text:p>
          </table:table-cell>
          <table:table-cell table:number-columns-repeated="3"/>
        </table:table-row>
        <table:table-row table:style-name="ro1">
          <table:table-cell office:value-type="float" office:value="93913043.48" calcext:value-type="float">
            <text:p>93913043.48</text:p>
          </table:table-cell>
          <table:table-cell office:value-type="float" office:value="-86.76742554" calcext:value-type="float">
            <text:p>-86.76742554</text:p>
          </table:table-cell>
          <table:table-cell table:number-columns-repeated="3"/>
        </table:table-row>
        <table:table-row table:style-name="ro1">
          <table:table-cell office:value-type="float" office:value="94130434.78" calcext:value-type="float">
            <text:p>94130434.78</text:p>
          </table:table-cell>
          <table:table-cell office:value-type="float" office:value="-86.220047" calcext:value-type="float">
            <text:p>-86.220047</text:p>
          </table:table-cell>
          <table:table-cell table:number-columns-repeated="3"/>
        </table:table-row>
        <table:table-row table:style-name="ro1">
          <table:table-cell office:value-type="float" office:value="94347826.09" calcext:value-type="float">
            <text:p>94347826.09</text:p>
          </table:table-cell>
          <table:table-cell office:value-type="float" office:value="-86.26669312" calcext:value-type="float">
            <text:p>-86.26669312</text:p>
          </table:table-cell>
          <table:table-cell table:number-columns-repeated="3"/>
        </table:table-row>
        <table:table-row table:style-name="ro1">
          <table:table-cell office:value-type="float" office:value="94565217.39" calcext:value-type="float">
            <text:p>94565217.39</text:p>
          </table:table-cell>
          <table:table-cell office:value-type="float" office:value="-85.52287292" calcext:value-type="float">
            <text:p>-85.52287292</text:p>
          </table:table-cell>
          <table:table-cell table:number-columns-repeated="3"/>
        </table:table-row>
        <table:table-row table:style-name="ro1">
          <table:table-cell office:value-type="float" office:value="94782608.7" calcext:value-type="float">
            <text:p>94782608.7</text:p>
          </table:table-cell>
          <table:table-cell office:value-type="float" office:value="-85.27210236" calcext:value-type="float">
            <text:p>-85.27210236</text:p>
          </table:table-cell>
          <table:table-cell table:number-columns-repeated="3"/>
        </table:table-row>
        <table:table-row table:style-name="ro1">
          <table:table-cell office:value-type="float" office:value="95000000" calcext:value-type="float">
            <text:p>95000000</text:p>
          </table:table-cell>
          <table:table-cell office:value-type="float" office:value="-85.30293274" calcext:value-type="float">
            <text:p>-85.30293274</text:p>
          </table:table-cell>
          <table:table-cell table:number-columns-repeated="3"/>
        </table:table-row>
        <table:table-row table:style-name="ro1">
          <table:table-cell office:value-type="float" office:value="95217391.3" calcext:value-type="float">
            <text:p>95217391.3</text:p>
          </table:table-cell>
          <table:table-cell office:value-type="float" office:value="-85.68470001" calcext:value-type="float">
            <text:p>-85.68470001</text:p>
          </table:table-cell>
          <table:table-cell table:number-columns-repeated="3"/>
        </table:table-row>
        <table:table-row table:style-name="ro1">
          <table:table-cell office:value-type="float" office:value="95434782.61" calcext:value-type="float">
            <text:p>95434782.61</text:p>
          </table:table-cell>
          <table:table-cell office:value-type="float" office:value="-86.32700348" calcext:value-type="float">
            <text:p>-86.32700348</text:p>
          </table:table-cell>
          <table:table-cell table:number-columns-repeated="3"/>
        </table:table-row>
        <table:table-row table:style-name="ro1">
          <table:table-cell office:value-type="float" office:value="95652173.91" calcext:value-type="float">
            <text:p>95652173.91</text:p>
          </table:table-cell>
          <table:table-cell office:value-type="float" office:value="-86.79762268" calcext:value-type="float">
            <text:p>-86.79762268</text:p>
          </table:table-cell>
          <table:table-cell table:number-columns-repeated="3"/>
        </table:table-row>
        <table:table-row table:style-name="ro1">
          <table:table-cell office:value-type="float" office:value="95869565.22" calcext:value-type="float">
            <text:p>95869565.22</text:p>
          </table:table-cell>
          <table:table-cell office:value-type="float" office:value="-86.84452057" calcext:value-type="float">
            <text:p>-86.84452057</text:p>
          </table:table-cell>
          <table:table-cell table:number-columns-repeated="3"/>
        </table:table-row>
        <table:table-row table:style-name="ro1">
          <table:table-cell office:value-type="float" office:value="96086956.52" calcext:value-type="float">
            <text:p>96086956.52</text:p>
          </table:table-cell>
          <table:table-cell office:value-type="float" office:value="-86.95280457" calcext:value-type="float">
            <text:p>-86.95280457</text:p>
          </table:table-cell>
          <table:table-cell table:number-columns-repeated="3"/>
        </table:table-row>
        <table:table-row table:style-name="ro1">
          <table:table-cell office:value-type="float" office:value="96304347.83" calcext:value-type="float">
            <text:p>96304347.83</text:p>
          </table:table-cell>
          <table:table-cell office:value-type="float" office:value="-86.96682739" calcext:value-type="float">
            <text:p>-86.96682739</text:p>
          </table:table-cell>
          <table:table-cell table:number-columns-repeated="3"/>
        </table:table-row>
        <table:table-row table:style-name="ro1">
          <table:table-cell office:value-type="float" office:value="96521739.13" calcext:value-type="float">
            <text:p>96521739.13</text:p>
          </table:table-cell>
          <table:table-cell office:value-type="float" office:value="-87.135849" calcext:value-type="float">
            <text:p>-87.135849</text:p>
          </table:table-cell>
          <table:table-cell table:number-columns-repeated="3"/>
        </table:table-row>
        <table:table-row table:style-name="ro1">
          <table:table-cell office:value-type="float" office:value="96739130.43" calcext:value-type="float">
            <text:p>96739130.43</text:p>
          </table:table-cell>
          <table:table-cell office:value-type="float" office:value="-86.90379333" calcext:value-type="float">
            <text:p>-86.90379333</text:p>
          </table:table-cell>
          <table:table-cell table:number-columns-repeated="3"/>
        </table:table-row>
        <table:table-row table:style-name="ro1">
          <table:table-cell office:value-type="float" office:value="96956521.74" calcext:value-type="float">
            <text:p>96956521.74</text:p>
          </table:table-cell>
          <table:table-cell office:value-type="float" office:value="-87.23838806" calcext:value-type="float">
            <text:p>-87.23838806</text:p>
          </table:table-cell>
          <table:table-cell table:number-columns-repeated="3"/>
        </table:table-row>
        <table:table-row table:style-name="ro1">
          <table:table-cell office:value-type="float" office:value="97173913.04" calcext:value-type="float">
            <text:p>97173913.04</text:p>
          </table:table-cell>
          <table:table-cell office:value-type="float" office:value="-87.38799286" calcext:value-type="float">
            <text:p>-87.38799286</text:p>
          </table:table-cell>
          <table:table-cell table:number-columns-repeated="3"/>
        </table:table-row>
        <table:table-row table:style-name="ro1">
          <table:table-cell office:value-type="float" office:value="97391304.35" calcext:value-type="float">
            <text:p>97391304.35</text:p>
          </table:table-cell>
          <table:table-cell office:value-type="float" office:value="-87.29544067" calcext:value-type="float">
            <text:p>-87.29544067</text:p>
          </table:table-cell>
          <table:table-cell table:number-columns-repeated="3"/>
        </table:table-row>
        <table:table-row table:style-name="ro1">
          <table:table-cell office:value-type="float" office:value="97608695.65" calcext:value-type="float">
            <text:p>97608695.65</text:p>
          </table:table-cell>
          <table:table-cell office:value-type="float" office:value="-87.28575134" calcext:value-type="float">
            <text:p>-87.28575134</text:p>
          </table:table-cell>
          <table:table-cell table:number-columns-repeated="3"/>
        </table:table-row>
        <table:table-row table:style-name="ro1">
          <table:table-cell office:value-type="float" office:value="97826086.96" calcext:value-type="float">
            <text:p>97826086.96</text:p>
          </table:table-cell>
          <table:table-cell office:value-type="float" office:value="-87.00810242" calcext:value-type="float">
            <text:p>-87.00810242</text:p>
          </table:table-cell>
          <table:table-cell table:number-columns-repeated="3"/>
        </table:table-row>
        <table:table-row table:style-name="ro1">
          <table:table-cell office:value-type="float" office:value="98043478.26" calcext:value-type="float">
            <text:p>98043478.26</text:p>
          </table:table-cell>
          <table:table-cell office:value-type="float" office:value="-87.33766937" calcext:value-type="float">
            <text:p>-87.33766937</text:p>
          </table:table-cell>
          <table:table-cell table:number-columns-repeated="3"/>
        </table:table-row>
        <table:table-row table:style-name="ro1">
          <table:table-cell office:value-type="float" office:value="98260869.57" calcext:value-type="float">
            <text:p>98260869.57</text:p>
          </table:table-cell>
          <table:table-cell office:value-type="float" office:value="-87.42996216" calcext:value-type="float">
            <text:p>-87.42996216</text:p>
          </table:table-cell>
          <table:table-cell table:number-columns-repeated="3"/>
        </table:table-row>
        <table:table-row table:style-name="ro1">
          <table:table-cell office:value-type="float" office:value="98478260.87" calcext:value-type="float">
            <text:p>98478260.87</text:p>
          </table:table-cell>
          <table:table-cell office:value-type="float" office:value="-87.03348541" calcext:value-type="float">
            <text:p>-87.03348541</text:p>
          </table:table-cell>
          <table:table-cell table:number-columns-repeated="3"/>
        </table:table-row>
        <table:table-row table:style-name="ro1">
          <table:table-cell office:value-type="float" office:value="98695652.17" calcext:value-type="float">
            <text:p>98695652.17</text:p>
          </table:table-cell>
          <table:table-cell office:value-type="float" office:value="-86.65322876" calcext:value-type="float">
            <text:p>-86.65322876</text:p>
          </table:table-cell>
          <table:table-cell table:number-columns-repeated="3"/>
        </table:table-row>
        <table:table-row table:style-name="ro1">
          <table:table-cell office:value-type="float" office:value="98913043.48" calcext:value-type="float">
            <text:p>98913043.48</text:p>
          </table:table-cell>
          <table:table-cell office:value-type="float" office:value="-86.41320801" calcext:value-type="float">
            <text:p>-86.41320801</text:p>
          </table:table-cell>
          <table:table-cell table:number-columns-repeated="3"/>
        </table:table-row>
        <table:table-row table:style-name="ro1">
          <table:table-cell office:value-type="float" office:value="99130434.78" calcext:value-type="float">
            <text:p>99130434.78</text:p>
          </table:table-cell>
          <table:table-cell office:value-type="float" office:value="-86.44502258" calcext:value-type="float">
            <text:p>-86.44502258</text:p>
          </table:table-cell>
          <table:table-cell table:number-columns-repeated="3"/>
        </table:table-row>
        <table:table-row table:style-name="ro1">
          <table:table-cell office:value-type="float" office:value="99347826.09" calcext:value-type="float">
            <text:p>99347826.09</text:p>
          </table:table-cell>
          <table:table-cell office:value-type="float" office:value="-86.67810059" calcext:value-type="float">
            <text:p>-86.67810059</text:p>
          </table:table-cell>
          <table:table-cell table:number-columns-repeated="3"/>
        </table:table-row>
        <table:table-row table:style-name="ro1">
          <table:table-cell office:value-type="float" office:value="99565217.39" calcext:value-type="float">
            <text:p>99565217.39</text:p>
          </table:table-cell>
          <table:table-cell office:value-type="float" office:value="-86.92972565" calcext:value-type="float">
            <text:p>-86.92972565</text:p>
          </table:table-cell>
          <table:table-cell table:number-columns-repeated="3"/>
        </table:table-row>
        <table:table-row table:style-name="ro1">
          <table:table-cell office:value-type="float" office:value="99782608.7" calcext:value-type="float">
            <text:p>99782608.7</text:p>
          </table:table-cell>
          <table:table-cell office:value-type="float" office:value="-87.40388489" calcext:value-type="float">
            <text:p>-87.40388489</text:p>
          </table:table-cell>
          <table:table-cell table:number-columns-repeated="3"/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-87.67485809" calcext:value-type="float">
            <text:p>-87.67485809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7-10">00/00/0000</text:date>, <text:time style:data-style-name="N2" text:time-value="15:25:13.36104773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20-07-10T15:25:53.141657794</dc:date>
    <meta:editing-duration>PT1M54S</meta:editing-duration>
    <meta:editing-cycles>2</meta:editing-cycles>
    <meta:document-statistic meta:table-count="8" meta:cell-count="9558" meta:object-count="0"/>
  </office:meta>
</office:document-meta>
</file>